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標楷體" svg:font-family="標楷體" style:font-family-generic="script" style:font-pitch="fixed" svg:panose-1="2 11 6 4 2 2 2 2 2 4"/>
    <style:font-face style:name="MingLiU" svg:font-family="MingLiU" style:font-family-generic="modern" style:font-pitch="fixed" svg:panose-1="2 2 5 9 0 0 0 0 0 0"/>
    <style:font-face style:name="華康中楷體" svg:font-family="華康中楷體" style:font-family-generic="modern" style:font-pitch="fixed" svg:panose-1="2 11 6 4 2 2 2 2 2 4"/>
    <style:font-face style:name="全真楷書" svg:font-family="全真楷書" style:font-family-generic="modern" style:font-pitch="fixed"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標楷體, 'DF Kai Shu'" svg:font-family="標楷體, 'DF Kai Shu'" style:font-family-generic="script" svg:panose-1="2 11 6 4 2 2 2 2 2 4"/>
    <style:font-face style:name="Wingdings" svg:font-family="Wingdings" style:font-family-generic="decorative" style:font-pitch="variable" svg:panose-1="5 0 0 0 0 0 0 0 0 0"/>
    <style:font-face style:name="StarSymbol" svg:font-family="StarSymbol" style:font-family-generic="system" svg:panose-1="2 11 6 4 2 2 2 2 2 4"/>
    <style:font-face style:name="Symbol" style:font-charset="x-symbol" svg:font-family="Symbol" style:font-family-generic="decorative" style:font-pitch="variable" svg:panose-1="5 5 1 2 1 7 6 2 5 7"/>
    <style:font-face style:name="PingFang TC" svg:font-family="PingFang TC" style:font-family-generic="swiss" style:font-pitch="variable" svg:panose-1="2 11 4 0 0 0 0 0 0 0"/>
    <style:font-face style:name="Segoe UI" svg:font-family="Segoe UI" style:font-family-generic="swiss" style:font-pitch="variable" svg:panose-1="2 11 5 2 4 2 4 2 2 3"/>
    <style:font-face style:name="Microsoft JhengHei" svg:font-family="Microsoft JhengHei" style:font-family-generic="swiss" style:font-pitch="variable" svg:panose-1="2 11 6 4 3 5 4 4 2 4"/>
    <style:font-face style:name="Cambria Math" svg:font-family="Cambria Math" style:font-family-generic="roman" style:font-pitch="variable" svg:panose-1="2 4 5 3 5 4 6 3 2 4"/>
  </office:font-face-decls>
  <office:automatic-styles>
    <text:list-style style:name="LFO4">
      <text:list-level-style-number text:level="1" style:num-suffix="、" style:num-format="一, 十, 一百(繁), ...">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_1">
      <text:list-level-style-number text:level="1" text:style-name="WW_CharLFO5LVL1" style:num-suffix="、" style:num-format="一, 十, 一百(繁),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text:style-name="WW_CharLFO5LVL2" style:num-prefix="(" style:num-suffix=")" style:num-format="一, 十, 一百(繁), ...">
        <style:list-level-properties text:space-before="0.2951in" text:min-label-width="0.3937in" text:list-level-position-and-space-mode="label-alignment">
          <style:list-level-label-alignment text:label-followed-by="nothing" fo:margin-left="0.6888in" fo:text-indent="-0.3937in"/>
        </style:list-level-properties>
      </text:list-level-style-number>
      <text:list-level-style-number text:level="3" style:num-prefix="(" style:num-suffix=")" style:num-format="1">
        <style:list-level-properties text:space-before="0.5909in" text:min-label-width="0.3937in" text:list-level-position-and-space-mode="label-alignment">
          <style:list-level-label-alignment text:label-followed-by="nothing" fo:margin-left="0.9847in" fo:text-indent="-0.3937in"/>
        </style:list-level-properties>
      </text:list-level-style-number>
      <text:list-level-style-number text:level="4" style:num-suffix="、" style:num-format="一, 十, 一百(繁), ...">
        <style:list-level-properties text:space-before="0.8861in" text:min-label-width="0.4916in" text:list-level-position-and-space-mode="label-alignment">
          <style:list-level-label-alignment text:label-followed-by="nothing" fo:margin-left="1.3777in" fo:text-indent="-0.4916in"/>
        </style:list-level-properties>
      </text:list-level-style-number>
      <text:list-level-style-number text:level="5" text:style-name="WW_CharLFO5LVL5" style:num-prefix="（" style:num-suffix="）" style:num-format="一, 十, 一百(繁), ..." text:start-value="4">
        <style:list-level-properties text:space-before="1.1812in" text:min-label-width="0.3333in" text:list-level-position-and-space-mode="label-alignment">
          <style:list-level-label-alignment text:label-followed-by="listtab" fo:margin-left="1.5145in" fo:text-indent="-0.3333in"/>
        </style:list-level-properties>
      </text:list-level-style-number>
      <text:list-level-style-number text:level="6" style:num-suffix=")" style:num-format="1">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format="1">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format="a" style:num-letter-sync="true">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format="a" style:num-letter-sync="true">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6">
      <text:list-level-style-number text:level="1" text:style-name="WW_CharLFO6LVL1" style:num-prefix="(" style:num-suffix=")" style:num-format="一, 十, 一百(繁), ...">
        <style:list-level-properties text:space-before="0.1965in" text:min-label-width="0.3333in" text:list-level-position-and-space-mode="label-alignment">
          <style:list-level-label-alignment text:label-followed-by="listtab" fo:margin-left="0.529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1">
        <style:list-level-properties text:space-before="-0.0006in" text:min-label-width="0.3333in" text:list-level-position-and-space-mode="label-alignment">
          <style:list-level-label-alignment text:label-followed-by="listtab" fo:margin-left="0.3326in" fo:text-indent="-0.3333in"/>
        </style:list-level-properties>
      </text:list-level-style-number>
      <text:list-level-style-number text:level="2" style:num-suffix="、" style:num-format="甲, 乙, 丙, ...">
        <style:list-level-properties text:space-before="0.3326in" text:min-label-width="0.3333in" text:list-level-position-and-space-mode="label-alignment">
          <style:list-level-label-alignment text:label-followed-by="listtab" fo:margin-left="0.6659in" fo:text-indent="-0.3333in"/>
        </style:list-level-properties>
      </text:list-level-style-number>
      <text:list-level-style-number text:level="3" style:num-suffix="." style:num-format="i">
        <style:list-level-properties fo:text-align="end" text:space-before="0.6659in" text:min-label-width="0.3333in" text:list-level-position-and-space-mode="label-alignment">
          <style:list-level-label-alignment text:label-followed-by="listtab" fo:margin-left="0.9993in" fo:text-indent="-0.3333in"/>
        </style:list-level-properties>
      </text:list-level-style-number>
      <text:list-level-style-number text:level="4" style:num-suffix="." style:num-format="1">
        <style:list-level-properties text:space-before="0.9993in" text:min-label-width="0.3333in" text:list-level-position-and-space-mode="label-alignment">
          <style:list-level-label-alignment text:label-followed-by="listtab" fo:margin-left="1.3326in" fo:text-indent="-0.3333in"/>
        </style:list-level-properties>
      </text:list-level-style-number>
      <text:list-level-style-number text:level="5" style:num-suffix="、" style:num-format="甲, 乙, 丙, ...">
        <style:list-level-properties text:space-before="1.3326in" text:min-label-width="0.3333in" text:list-level-position-and-space-mode="label-alignment">
          <style:list-level-label-alignment text:label-followed-by="listtab" fo:margin-left="1.6659in" fo:text-indent="-0.3333in"/>
        </style:list-level-properties>
      </text:list-level-style-number>
      <text:list-level-style-number text:level="6" style:num-suffix="." style:num-format="i">
        <style:list-level-properties fo:text-align="end" text:space-before="1.6659in" text:min-label-width="0.3333in" text:list-level-position-and-space-mode="label-alignment">
          <style:list-level-label-alignment text:label-followed-by="listtab" fo:margin-left="1.9993in" fo:text-indent="-0.3333in"/>
        </style:list-level-properties>
      </text:list-level-style-number>
      <text:list-level-style-number text:level="7" style:num-suffix="." style:num-format="1">
        <style:list-level-properties text:space-before="1.9993in" text:min-label-width="0.3333in" text:list-level-position-and-space-mode="label-alignment">
          <style:list-level-label-alignment text:label-followed-by="listtab" fo:margin-left="2.3326in" fo:text-indent="-0.3333in"/>
        </style:list-level-properties>
      </text:list-level-style-number>
      <text:list-level-style-number text:level="8" style:num-suffix="、" style:num-format="甲, 乙, 丙, ...">
        <style:list-level-properties text:space-before="2.3326in" text:min-label-width="0.3333in" text:list-level-position-and-space-mode="label-alignment">
          <style:list-level-label-alignment text:label-followed-by="listtab" fo:margin-left="2.6659in" fo:text-indent="-0.3333in"/>
        </style:list-level-properties>
      </text:list-level-style-number>
      <text:list-level-style-number text:level="9" style:num-suffix="." style:num-format="i">
        <style:list-level-properties fo:text-align="end" text:space-before="2.6659in" text:min-label-width="0.3333in" text:list-level-position-and-space-mode="label-alignment">
          <style:list-level-label-alignment text:label-followed-by="listtab" fo:margin-left="2.9993in" fo:text-indent="-0.3333in"/>
        </style:list-level-properties>
      </text:list-level-style-number>
    </text:list-style>
    <text:list-style style:name="LFO8">
      <text:list-level-style-number text:level="1" text:style-name="WW_CharLFO8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9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prefix="附件" style:num-suffix="、" style:num-format="一, 十, 一百(繁), ...">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7">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8">
      <text:list-level-style-number text:level="1" text:style-name="WW_CharLFO18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9">
      <text:list-level-style-number text:level="1" text:style-name="WW_CharLFO19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0">
      <text:list-level-style-number text:level="1" text:style-name="WW_CharLFO20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1">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2">
      <text:list-level-style-number text:level="1" text:style-name="WW_CharLFO22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3">
      <text:list-level-style-number text:level="1" text:style-name="WW_CharLFO23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4">
      <text:list-level-style-number text:level="1" text:style-name="WW_CharLFO24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5">
      <text:list-level-style-number text:level="1" text:style-name="WW_CharLFO25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6">
      <text:list-level-style-number text:level="1" text:style-name="WW_CharLFO26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7">
      <text:list-level-style-number text:level="1" text:style-name="WW_CharLFO27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prefix="(" style:num-suffix=")" style:num-format="一, 十, 一百(繁), ...">
        <style:list-level-properties text:space-before="1.0104in" text:min-label-width="0.2708in" text:list-level-position-and-space-mode="label-alignment">
          <style:list-level-label-alignment text:label-followed-by="listtab" fo:margin-left="1.2812in" fo:text-indent="-0.2708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8">
      <text:list-level-style-number text:level="1" text:style-name="WW_CharLFO28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9">
      <text:list-level-style-number text:level="1" text:style-name="WW_CharLFO29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30">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bullet text:level="1" text:style-name="WW_CharLFO3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bullet text:level="1" text:style-name="WW_CharLFO3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6">
      <text:list-level-style-bullet text:level="1" text:style-name="WW_CharLFO3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內文" style:master-page-name="MP0" style:family="paragraph">
      <style:paragraph-properties fo:widows="0" fo:orphans="0" fo:break-before="page" fo:text-align="justify" style:vertical-align="baseline" fo:margin-bottom="0.0833in" fo:line-height="0.2777in" fo:margin-left="0.3402in" fo:text-indent="-0.3402in" style:page-number="1">
        <style:tab-stops/>
      </style:paragraph-properties>
    </style:style>
    <style:style style:name="T3" style:parent-style-name="預設段落字型" style:family="text">
      <style:text-properties style:font-name="Times New Roman" style:font-name-asian="標楷體" style:letter-kerning="false" style:font-size-complex="10pt"/>
    </style:style>
    <style:style style:name="P4"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P5"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6"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7"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8"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9"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1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11"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12" style:parent-style-name="內文" style:family="paragraph">
      <style:paragraph-properties fo:break-before="page"/>
      <style:text-properties style:font-name="Times New Roman" style:font-name-asian="標楷體" style:letter-kerning="false" fo:font-size="14pt" style:font-size-asian="14pt" style:font-size-complex="10pt"/>
    </style:style>
    <style:style style:name="P13" style:parent-style-name="內文" style:family="paragraph">
      <style:paragraph-properties fo:widows="0" fo:orphans="0" style:text-autospace="none" fo:text-align="justify" style:vertical-align="baseline" style:line-height-at-least="0.25in">
        <style:tab-stops>
          <style:tab-stop style:type="right" style:position="5.5in"/>
        </style:tab-stops>
      </style:paragraph-properties>
    </style:style>
    <style:style style:name="T14" style:parent-style-name="預設段落字型" style:family="text">
      <style:text-properties style:font-name="Times New Roman" style:font-name-asian="MingLiU" style:letter-kerning="false" style:font-size-complex="10pt"/>
    </style:style>
    <style:style style:name="P15" style:parent-style-name="內文" style:family="paragraph">
      <style:paragraph-properties fo:text-align="center"/>
      <style:text-properties style:font-name="標楷體" style:font-name-asian="標楷體" fo:font-weight="bold" style:font-weight-asian="bold" fo:font-size="20pt" style:font-size-asian="20pt" style:font-size-complex="20pt"/>
    </style:style>
    <style:style style:name="P16" style:parent-style-name="內文" style:family="paragraph">
      <style:paragraph-properties fo:widows="0" fo:orphans="0" style:text-autospace="none" fo:text-align="justify" style:vertical-align="baseline" style:line-height-at-least="0.25in">
        <style:tab-stops>
          <style:tab-stop style:type="right" style:position="5.5in"/>
        </style:tab-stops>
      </style:paragraph-properties>
      <style:text-properties style:font-name="Times New Roman" style:font-name-asian="標楷體" fo:font-weight="bold" style:font-weight-asian="bold" style:letter-kerning="false" fo:font-size="13pt" style:font-size-asian="13pt" style:font-size-complex="10pt"/>
    </style:style>
    <style:style style:name="P17" style:parent-style-name="內文" style:family="paragraph">
      <style:paragraph-properties fo:widows="0" fo:orphans="0" style:text-autospace="none" fo:text-align="justify" style:vertical-align="baseline" style:line-height-at-least="0.25in">
        <style:tab-stops>
          <style:tab-stop style:type="right" style:position="5.2083in"/>
        </style:tab-stops>
      </style:paragraph-properties>
      <style:text-properties style:font-name="Times New Roman" style:font-name-asian="標楷體" fo:font-weight="bold" style:font-weight-asian="bold" style:letter-kerning="false" fo:font-size="13pt" style:font-size-asian="13pt" style:font-size-complex="10pt"/>
    </style:style>
    <style:style style:name="P18" style:parent-style-name="內文" style:family="paragraph">
      <style:paragraph-properties fo:widows="0" fo:orphans="0" style:text-autospace="none" fo:text-align="end"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19" style:parent-style-name="內文" style:family="paragraph">
      <style:paragraph-properties fo:widows="0" fo:orphans="0" style:text-autospace="none" fo:text-align="end"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20"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24pt" style:font-size-asian="24pt" style:font-size-complex="10pt"/>
    </style:style>
    <style:style style:name="P21" style:parent-style-name="內文" style:family="paragraph">
      <style:paragraph-properties fo:widows="0" fo:orphans="0" fo:text-align="justify" style:vertical-align="baseline" style:line-height-at-least="0in"/>
      <style:text-properties style:font-name="Times New Roman" style:font-name-asian="標楷體" style:letter-kerning="false" fo:font-size="10pt" style:font-size-asian="10pt" style:font-size-complex="10pt"/>
    </style:style>
    <style:style style:name="P22"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23"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24" style:parent-style-name="預設段落字型" style:family="text">
      <style:text-properties style:font-name="Times New Roman" style:font-name-asian="標楷體" fo:font-weight="bold" style:font-weight-asian="bold" style:letter-kerning="false" style:text-position="super 65%" fo:font-size="20pt" style:font-size-asian="20pt" style:font-size-complex="10pt"/>
    </style:style>
    <style:style style:name="T25"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26"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20pt" style:font-size-asian="20pt" style:font-size-complex="10pt"/>
    </style:style>
    <style:style style:name="P27"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28"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29" style:parent-style-name="內文" style:family="paragraph">
      <style:paragraph-properties fo:widows="0" fo:orphans="0" fo:text-align="center" style:vertical-align="baseline" style:line-height-at-least="0.25in"/>
      <style:text-properties style:font-name="Times New Roman" style:font-name-asian="標楷體" fo:font-weight="bold" style:font-weight-asian="bold" style:letter-kerning="false" fo:font-size="28pt" style:font-size-asian="28pt" style:font-size-complex="10pt"/>
    </style:style>
    <style:style style:name="P30"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31"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32"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33"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34"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35"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36"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37"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38"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39"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40"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1"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2"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3"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4"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45"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46"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47"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48"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8pt" style:font-size-asian="18pt" style:font-size-complex="10pt"/>
    </style:style>
    <style:style style:name="P49"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50" style:parent-style-name="內文" style:family="paragraph">
      <style:paragraph-properties fo:widows="0" fo:orphans="0" fo:text-align="justify" style:vertical-align="baseline" style:line-height-at-least="0.25in" fo:text-indent="0.5208in"/>
      <style:text-properties style:font-name="Times New Roman" style:font-name-asian="標楷體" style:letter-kerning="false" fo:font-size="20pt" style:font-size-asian="20pt" style:font-size-complex="10pt"/>
    </style:style>
    <style:style style:name="P51" style:parent-style-name="內文" style:family="paragraph">
      <style:paragraph-properties fo:widows="0" fo:orphans="0" fo:text-align="justify" style:vertical-align="baseline" style:line-height-at-least="0.25in" fo:margin-left="1.9166in">
        <style:tab-stops/>
      </style:paragraph-properties>
      <style:text-properties style:font-name="Times New Roman" style:font-name-asian="標楷體" style:letter-kerning="false" fo:font-size="20pt" style:font-size-asian="20pt" style:font-size-complex="10pt"/>
    </style:style>
    <style:style style:name="P52" style:parent-style-name="內文" style:family="paragraph">
      <style:paragraph-properties fo:widows="0" fo:orphans="0" fo:text-align="justify" style:vertical-align="baseline" style:line-height-at-least="0.25in" fo:text-indent="0.5208in"/>
      <style:text-properties style:font-name="Times New Roman" style:font-name-asian="標楷體" style:letter-kerning="false" fo:font-size="20pt" style:font-size-asian="20pt" style:font-size-complex="10pt"/>
    </style:style>
    <style:style style:name="P53" style:parent-style-name="內文" style:family="paragraph">
      <style:paragraph-properties fo:widows="0" fo:orphans="0" fo:text-align="justify" style:vertical-align="baseline" style:line-height-at-least="0.25in" fo:text-indent="0.5208in"/>
      <style:text-properties style:font-name="Times New Roman" style:font-name-asian="標楷體" style:letter-kerning="false" fo:font-size="20pt" style:font-size-asian="20pt" style:font-size-complex="10pt"/>
    </style:style>
    <style:style style:name="P5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4pt" style:font-size-asian="14pt" style:font-size-complex="10pt"/>
    </style:style>
    <style:style style:name="P5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4pt" style:font-size-asian="14pt" style:font-size-complex="10pt"/>
    </style:style>
    <style:style style:name="P56" style:parent-style-name="內文" style:family="paragraph">
      <style:paragraph-properties fo:widows="0" fo:orphans="0" fo:text-align="center" style:vertical-align="baseline" style:line-height-at-least="0.25in"/>
      <style:text-properties style:font-name="Times New Roman" style:font-name-asian="標楷體" fo:font-weight="bold" style:font-weight-asian="bold" style:letter-kerning="false" fo:font-size="20pt" style:font-size-asian="20pt" style:font-size-complex="10pt"/>
    </style:style>
    <style:style style:name="P5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4pt" style:font-size-asian="14pt" style:font-size-complex="10pt"/>
    </style:style>
    <style:style style:name="P58" style:parent-style-name="內文" style:family="paragraph">
      <style:paragraph-properties fo:widows="0" fo:orphans="0" fo:break-before="page" fo:text-align="justify" style:vertical-align="baseline" style:line-height-at-least="0.25in" fo:text-indent="0.0986in"/>
    </style:style>
    <style:style style:name="T59"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0"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1"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2"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3"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P64" style:parent-style-name="內文" style:family="paragraph">
      <style:paragraph-properties fo:widows="0" fo:orphans="0" fo:text-align="center" style:vertical-align="baseline" style:line-height-at-least="0.25in"/>
    </style:style>
    <style:style style:name="T65" style:parent-style-name="預設段落字型" style:family="text">
      <style:text-properties style:font-name="Times New Roman" style:font-name-asian="MingLiU" style:letter-kerning="false" style:font-size-complex="10pt"/>
    </style:style>
    <style:style style:name="T66" style:parent-style-name="預設段落字型" style:family="text">
      <style:text-properties fo:font-weight="bold" style:font-weight-asian="bold" fo:font-size="14pt" style:font-size-asian="14pt"/>
    </style:style>
    <style:style style:name="T67" style:parent-style-name="預設段落字型" style:family="text">
      <style:text-properties style:font-name="標楷體" style:font-name-asian="標楷體" fo:font-weight="bold" style:font-weight-asian="bold" fo:font-size="14pt" style:font-size-asian="14pt"/>
    </style:style>
    <style:style style:name="P6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6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3"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6"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3"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6"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3"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6"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3" style:parent-style-name="內文" style:master-page-name="MP1" style:family="paragraph">
      <style:paragraph-properties fo:break-before="page" fo:text-align="center" style:page-number="1"/>
    </style:style>
    <style:style style:name="T106" style:parent-style-name="預設段落字型" style:family="text">
      <style:text-properties style:font-name="Times New Roman" style:font-name-asian="標楷體" fo:font-weight="bold" style:font-weight-asian="bold" style:letter-kerning="false" fo:font-size="16pt" style:font-size-asian="16pt" style:font-size-complex="10pt"/>
    </style:style>
    <style:style style:name="P107" style:parent-style-name="內文" style:family="paragraph">
      <style:paragraph-properties style:text-autospace="none" fo:text-align="center" style:vertical-align="bottom" style:line-height-at-least="0in"/>
    </style:style>
    <style:style style:name="T108" style:parent-style-name="預設段落字型" style:family="text">
      <style:text-properties style:font-name="PMingLiU" style:font-name-complex="PMingLiU" style:letter-kerning="false" fo:font-size="14pt" style:font-size-asian="14pt" style:font-size-complex="10pt"/>
    </style:style>
    <style:style style:name="T109" style:parent-style-name="預設段落字型" style:family="text">
      <style:text-properties style:font-name="Times New Roman" style:font-name-asian="標楷體" style:letter-kerning="false" fo:font-size="14pt" style:font-size-asian="14pt" style:font-size-complex="10pt"/>
    </style:style>
    <style:style style:name="T110" style:parent-style-name="預設段落字型" style:family="text">
      <style:text-properties style:font-name="PMingLiU" style:font-name-complex="PMingLiU" style:letter-kerning="false" fo:font-size="14pt" style:font-size-asian="14pt" style:font-size-complex="10pt"/>
    </style:style>
    <style:style style:name="P111" style:parent-style-name="內文" style:family="paragraph">
      <style:paragraph-properties style:text-autospace="none" fo:text-align="justify" style:vertical-align="bottom" fo:margin-bottom="0.0833in" fo:line-height="0.2777in"/>
    </style:style>
    <style:style style:name="T112" style:parent-style-name="預設段落字型" style:family="text">
      <style:text-properties style:font-name="Times New Roman" style:font-name-asian="標楷體" style:letter-kerning="false" style:font-size-complex="10pt"/>
    </style:style>
    <style:style style:name="T113" style:parent-style-name="預設段落字型" style:family="text">
      <style:text-properties style:font-name="Times New Roman" style:font-name-asian="標楷體" style:letter-kerning="false" fo:font-size="14pt" style:font-size-asian="14pt" style:font-size-complex="10pt" style:text-underline-type="single" style:text-underline-style="solid" style:text-underline-width="auto" style:text-underline-mode="continuous"/>
    </style:style>
    <style:style style:name="T114" style:parent-style-name="預設段落字型" style:family="text">
      <style:text-properties style:font-name="Times New Roman" style:font-name-asian="標楷體" style:letter-kerning="false" style:font-size-complex="10pt" style:text-underline-type="single" style:text-underline-style="solid" style:text-underline-width="auto" style:text-underline-mode="continuous"/>
    </style:style>
    <style:style style:name="T115" style:parent-style-name="預設段落字型" style:family="text">
      <style:text-properties style:font-name="Times New Roman" style:font-name-asian="標楷體" style:letter-kerning="false" style:font-size-complex="10pt"/>
    </style:style>
    <style:style style:name="P116" style:parent-style-name="內文" style:family="paragraph">
      <style:paragraph-properties style:text-autospace="none" fo:text-align="justify" style:vertical-align="bottom" fo:margin-bottom="0.0833in" fo:line-height="0.2777in"/>
    </style:style>
    <style:style style:name="T117" style:parent-style-name="預設段落字型" style:family="text">
      <style:text-properties style:font-name="Times New Roman" style:font-name-asian="標楷體" style:letter-kerning="false" style:font-size-complex="10pt"/>
    </style:style>
    <style:style style:name="T118" style:parent-style-name="預設段落字型" style:family="text">
      <style:text-properties style:font-name="Times New Roman" style:font-name-asian="標楷體" style:letter-kerning="false" fo:font-size="14pt" style:font-size-asian="14pt" style:font-size-complex="10pt" style:text-underline-type="single" style:text-underline-style="solid" style:text-underline-width="auto" style:text-underline-mode="continuous"/>
    </style:style>
    <style:style style:name="P119"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Column121" style:family="table-column">
      <style:table-column-properties style:column-width="0.3763in" style:use-optimal-column-width="false"/>
    </style:style>
    <style:style style:name="TableColumn122" style:family="table-column">
      <style:table-column-properties style:column-width="2.8125in" style:use-optimal-column-width="false"/>
    </style:style>
    <style:style style:name="TableColumn123" style:family="table-column">
      <style:table-column-properties style:column-width="2.8125in" style:use-optimal-column-width="false"/>
    </style:style>
    <style:style style:name="TableColumn124" style:family="table-column">
      <style:table-column-properties style:column-width="0.5in" style:use-optimal-column-width="false"/>
    </style:style>
    <style:style style:name="Table120" style:family="table">
      <style:table-properties style:width="6.5013in" fo:margin-left="0in" table:align="left"/>
    </style:style>
    <style:style style:name="TableRow125" style:family="table-row">
      <style:table-row-properties style:use-optimal-row-height="false"/>
    </style:style>
    <style:style style:name="TableCell126" style:family="table-cell">
      <style:table-cell-properties fo:border="0.0069in solid #000000" style:writing-mode="lr-tb" style:vertical-align="middle" fo:padding-top="0in" fo:padding-left="0.0194in" fo:padding-bottom="0in" fo:padding-right="0.0194in"/>
    </style:style>
    <style:style style:name="P127"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128" style:family="table-cell">
      <style:table-cell-properties fo:border="0.0069in solid #000000" style:writing-mode="lr-tb" style:vertical-align="middle" fo:padding-top="0in" fo:padding-left="0.0194in" fo:padding-bottom="0in" fo:padding-right="0.0194in"/>
    </style:style>
    <style:style style:name="P129"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130" style:family="table-cell">
      <style:table-cell-properties fo:border="0.0069in solid #000000" style:writing-mode="lr-tb" style:vertical-align="middle" fo:padding-top="0in" fo:padding-left="0.0194in" fo:padding-bottom="0in" fo:padding-right="0.0194in"/>
    </style:style>
    <style:style style:name="P131"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132" style:family="table-cell">
      <style:table-cell-properties fo:border="0.0069in solid #000000" style:writing-mode="lr-tb" style:vertical-align="middle" fo:padding-top="0in" fo:padding-left="0.0194in" fo:padding-bottom="0in" fo:padding-right="0.0194in"/>
    </style:style>
    <style:style style:name="P133"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P134"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Row135" style:family="table-row">
      <style:table-row-properties style:min-row-height="1.4583in" style:use-optimal-row-height="false"/>
    </style:style>
    <style:style style:name="TableCell136" style:family="table-cell">
      <style:table-cell-properties fo:border="0.0069in solid #000000" style:writing-mode="lr-tb" fo:padding-top="0in" fo:padding-left="0.0194in" fo:padding-bottom="0in" fo:padding-right="0.0194in"/>
    </style:style>
    <style:style style:name="P137"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38" style:family="table-cell">
      <style:table-cell-properties fo:border="0.0069in solid #000000" style:writing-mode="lr-tb" fo:padding-top="0in" fo:padding-left="0.0194in" fo:padding-bottom="0in" fo:padding-right="0.0194in"/>
    </style:style>
    <style:style style:name="P139"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40" style:family="table-cell">
      <style:table-cell-properties fo:border="0.0069in solid #000000" style:writing-mode="lr-tb" fo:padding-top="0in" fo:padding-left="0.0194in" fo:padding-bottom="0in" fo:padding-right="0.0194in"/>
    </style:style>
    <style:style style:name="P141"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TableCell142" style:family="table-cell">
      <style:table-cell-properties fo:border="0.0069in solid #000000" style:writing-mode="lr-tb" fo:padding-top="0in" fo:padding-left="0.0194in" fo:padding-bottom="0in" fo:padding-right="0.0194in"/>
    </style:style>
    <style:style style:name="P143"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Row144" style:family="table-row">
      <style:table-row-properties style:min-row-height="1.4583in" style:use-optimal-row-height="false"/>
    </style:style>
    <style:style style:name="TableCell145" style:family="table-cell">
      <style:table-cell-properties fo:border="0.0069in solid #000000" style:writing-mode="lr-tb" fo:padding-top="0in" fo:padding-left="0.0194in" fo:padding-bottom="0in" fo:padding-right="0.0194in"/>
    </style:style>
    <style:style style:name="P146"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47" style:family="table-cell">
      <style:table-cell-properties fo:border="0.0069in solid #000000" style:writing-mode="lr-tb" fo:padding-top="0in" fo:padding-left="0.0194in" fo:padding-bottom="0in" fo:padding-right="0.0194in"/>
    </style:style>
    <style:style style:name="P148"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49" style:family="table-cell">
      <style:table-cell-properties fo:border="0.0069in solid #000000" style:writing-mode="lr-tb" fo:padding-top="0in" fo:padding-left="0.0194in" fo:padding-bottom="0in" fo:padding-right="0.0194in"/>
    </style:style>
    <style:style style:name="P150"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TableCell151" style:family="table-cell">
      <style:table-cell-properties fo:border="0.0069in solid #000000" style:writing-mode="lr-tb" fo:padding-top="0in" fo:padding-left="0.0194in" fo:padding-bottom="0in" fo:padding-right="0.0194in"/>
    </style:style>
    <style:style style:name="P152"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Row153" style:family="table-row">
      <style:table-row-properties style:min-row-height="1.4583in" style:use-optimal-row-height="false"/>
    </style:style>
    <style:style style:name="TableCell154" style:family="table-cell">
      <style:table-cell-properties fo:border="0.0069in solid #000000" style:writing-mode="lr-tb" fo:padding-top="0in" fo:padding-left="0.0194in" fo:padding-bottom="0in" fo:padding-right="0.0194in"/>
    </style:style>
    <style:style style:name="P155"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56" style:family="table-cell">
      <style:table-cell-properties fo:border="0.0069in solid #000000" style:writing-mode="lr-tb" fo:padding-top="0in" fo:padding-left="0.0194in" fo:padding-bottom="0in" fo:padding-right="0.0194in"/>
    </style:style>
    <style:style style:name="P157"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58" style:family="table-cell">
      <style:table-cell-properties fo:border="0.0069in solid #000000" style:writing-mode="lr-tb" fo:padding-top="0in" fo:padding-left="0.0194in" fo:padding-bottom="0in" fo:padding-right="0.0194in"/>
    </style:style>
    <style:style style:name="P159"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0" style:family="table-cell">
      <style:table-cell-properties fo:border="0.0069in solid #000000" style:writing-mode="lr-tb" fo:padding-top="0in" fo:padding-left="0.0194in" fo:padding-bottom="0in" fo:padding-right="0.0194in"/>
    </style:style>
    <style:style style:name="P161"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Row162" style:family="table-row">
      <style:table-row-properties style:min-row-height="1.4583in" style:use-optimal-row-height="false"/>
    </style:style>
    <style:style style:name="TableCell163" style:family="table-cell">
      <style:table-cell-properties fo:border="0.0069in solid #000000" style:writing-mode="lr-tb" fo:padding-top="0in" fo:padding-left="0.0194in" fo:padding-bottom="0in" fo:padding-right="0.0194in"/>
    </style:style>
    <style:style style:name="P164"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5" style:family="table-cell">
      <style:table-cell-properties fo:border="0.0069in solid #000000" style:writing-mode="lr-tb" fo:padding-top="0in" fo:padding-left="0.0194in" fo:padding-bottom="0in" fo:padding-right="0.0194in"/>
    </style:style>
    <style:style style:name="P166"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7" style:family="table-cell">
      <style:table-cell-properties fo:border="0.0069in solid #000000" style:writing-mode="lr-tb" fo:padding-top="0in" fo:padding-left="0.0194in" fo:padding-bottom="0in" fo:padding-right="0.0194in"/>
    </style:style>
    <style:style style:name="P168"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9" style:family="table-cell">
      <style:table-cell-properties fo:border="0.0069in solid #000000" style:writing-mode="lr-tb" fo:padding-top="0in" fo:padding-left="0.0194in" fo:padding-bottom="0in" fo:padding-right="0.0194in"/>
    </style:style>
    <style:style style:name="P170"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P171" style:parent-style-name="內文" style:family="paragraph">
      <style:paragraph-properties style:punctuation-wrap="simple" style:text-autospace="none" style:vertical-align="bottom" style:line-height-at-least="0in" fo:margin-right="-0.2756in"/>
      <style:text-properties style:font-name="Times New Roman" style:font-name-asian="標楷體" style:letter-kerning="false" fo:font-size="10pt" style:font-size-asian="10pt" style:font-size-complex="10pt"/>
    </style:style>
    <style:style style:name="P172" style:parent-style-name="內文" style:family="paragraph">
      <style:paragraph-properties style:punctuation-wrap="simple" style:text-autospace="none" style:vertical-align="bottom" style:line-height-at-least="0in" fo:margin-right="-0.2756in"/>
    </style:style>
    <style:style style:name="T173" style:parent-style-name="預設段落字型" style:family="text">
      <style:text-properties style:font-name="Times New Roman" style:font-name-asian="標楷體" style:letter-kerning="false" fo:font-size="10pt" style:font-size-asian="10pt" style:font-size-complex="10pt"/>
    </style:style>
    <style:style style:name="T174" style:parent-style-name="預設段落字型" style:family="text">
      <style:text-properties style:font-name="Times New Roman" style:font-name-asian="標楷體" style:letter-kerning="false" fo:font-size="10pt" style:font-size-asian="10pt" style:font-size-complex="10pt"/>
    </style:style>
    <style:style style:name="T175" style:parent-style-name="預設段落字型" style:family="text">
      <style:text-properties style:font-name="Times New Roman" style:font-name-asian="標楷體" style:letter-kerning="false" fo:font-size="10pt" style:font-size-asian="10pt" style:font-size-complex="10pt"/>
    </style:style>
    <style:style style:name="T176" style:parent-style-name="預設段落字型" style:family="text">
      <style:text-properties style:font-name="Times New Roman" style:font-name-asian="標楷體" style:letter-kerning="false" style:text-position="super 65%" fo:font-size="10pt" style:font-size-asian="10pt" style:font-size-complex="10pt"/>
    </style:style>
    <style:style style:name="T177" style:parent-style-name="預設段落字型" style:family="text">
      <style:text-properties style:font-name="Times New Roman" style:font-name-asian="標楷體" style:letter-kerning="false" fo:font-size="10pt" style:font-size-asian="10pt" style:font-size-complex="10pt"/>
    </style:style>
    <style:style style:name="P178" style:parent-style-name="內文" style:family="paragraph">
      <style:paragraph-properties fo:widows="0" fo:orphans="0" fo:break-before="page" fo:text-align="center" style:vertical-align="baseline" style:line-height-at-least="0.25in"/>
    </style:style>
    <style:style style:name="T179" style:parent-style-name="預設段落字型" style:family="text">
      <style:text-properties style:font-name="Times New Roman" style:font-name-asian="標楷體" style:letter-kerning="false" fo:font-size="17pt" style:font-size-asian="17pt" style:font-size-complex="10pt"/>
    </style:style>
    <style:style style:name="P180" style:parent-style-name="內文" style:family="paragraph">
      <style:paragraph-properties fo:widows="0" fo:orphans="0" style:vertical-align="baseline" style:line-height-at-least="0.25in">
        <style:tab-stops>
          <style:tab-stop style:type="left" style:position="5.125in"/>
        </style:tab-stops>
      </style:paragraph-properties>
    </style:style>
    <style:style style:name="T181" style:parent-style-name="預設段落字型" style:family="text">
      <style:text-properties style:font-name="Times New Roman" style:font-name-asian="標楷體" style:letter-kerning="false" style:font-size-complex="10pt"/>
    </style:style>
    <style:style style:name="T182" style:parent-style-name="預設段落字型" style:family="text">
      <style:text-properties style:font-name="Times New Roman" style:font-name-asian="標楷體" style:letter-kerning="false" fo:font-size="10pt" style:font-size-asian="10pt" style:font-size-complex="10pt"/>
    </style:style>
    <style:style style:name="T183" style:parent-style-name="預設段落字型" style:family="text">
      <style:text-properties style:font-name="Times New Roman" style:font-name-asian="標楷體" style:letter-kerning="false" fo:font-size="10pt" style:font-size-asian="10pt" style:font-size-complex="10pt"/>
    </style:style>
    <style:style style:name="TableColumn185" style:family="table-column">
      <style:table-column-properties style:column-width="1.0958in" style:use-optimal-column-width="false"/>
    </style:style>
    <style:style style:name="TableColumn186" style:family="table-column">
      <style:table-column-properties style:column-width="1.5652in" style:use-optimal-column-width="false"/>
    </style:style>
    <style:style style:name="TableColumn187" style:family="table-column">
      <style:table-column-properties style:column-width="0.1895in" style:use-optimal-column-width="false"/>
    </style:style>
    <style:style style:name="TableColumn188" style:family="table-column">
      <style:table-column-properties style:column-width="0.6361in" style:use-optimal-column-width="false"/>
    </style:style>
    <style:style style:name="TableColumn189" style:family="table-column">
      <style:table-column-properties style:column-width="0.2416in" style:use-optimal-column-width="false"/>
    </style:style>
    <style:style style:name="TableColumn190" style:family="table-column">
      <style:table-column-properties style:column-width="0.2055in" style:use-optimal-column-width="false"/>
    </style:style>
    <style:style style:name="TableColumn191" style:family="table-column">
      <style:table-column-properties style:column-width="0.3131in" style:use-optimal-column-width="false"/>
    </style:style>
    <style:style style:name="TableColumn192" style:family="table-column">
      <style:table-column-properties style:column-width="0.9597in" style:use-optimal-column-width="false"/>
    </style:style>
    <style:style style:name="TableColumn193" style:family="table-column">
      <style:table-column-properties style:column-width="1.2736in" style:use-optimal-column-width="false"/>
    </style:style>
    <style:style style:name="Table184" style:family="table">
      <style:table-properties style:width="6.4805in" style:rel-width="100.08%" fo:margin-left="0in" table:align="center"/>
    </style:style>
    <style:style style:name="TableRow194" style:family="table-row">
      <style:table-row-properties style:min-row-height="0.1388in" style:use-optimal-row-height="false"/>
    </style:style>
    <style:style style:name="TableCell195" style:family="table-cell">
      <style:table-cell-properties fo:border-top="0.0208in solid #000000" fo:border-left="0.0208in solid #000000" fo:border-bottom="0.0104in solid #000000" fo:border-right="0.0104in solid #000000" style:writing-mode="lr-tb" style:vertical-align="middle" fo:padding-top="0in" fo:padding-left="0.0194in" fo:padding-bottom="0in" fo:padding-right="0.0194in"/>
    </style:style>
    <style:style style:name="P196" style:parent-style-name="內文" style:family="paragraph">
      <style:paragraph-properties fo:widows="0" fo:orphans="0" fo:text-align="center"/>
    </style:style>
    <style:style style:name="T197" style:parent-style-name="預設段落字型" style:family="text">
      <style:text-properties style:font-name="Times New Roman" style:font-name-asian="標楷體" style:letter-kerning="false" style:text-position="-260% 100%" style:font-size-complex="10pt"/>
    </style:style>
    <style:style style:name="TableCell198" style:family="table-cell">
      <style:table-cell-properties fo:border-top="0.0208in solid #000000" fo:border-left="0.0104in solid #000000" fo:border-bottom="0.0104in solid #000000" fo:border-right="0.0208in solid #000000" style:writing-mode="lr-tb" style:vertical-align="middle" fo:padding-top="0in" fo:padding-left="0.0194in" fo:padding-bottom="0in" fo:padding-right="0.0194in"/>
    </style:style>
    <style:style style:name="P199"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00" style:family="table-row">
      <style:table-row-properties style:min-row-height="0.1388in" style:use-optimal-row-height="false"/>
    </style:style>
    <style:style style:name="TableCell201"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202" style:parent-style-name="內文" style:family="paragraph">
      <style:paragraph-properties fo:widows="0" fo:orphans="0" fo:text-align="center" style:vertical-align="baseline"/>
    </style:style>
    <style:style style:name="T203" style:parent-style-name="預設段落字型" style:family="text">
      <style:text-properties style:font-name="Times New Roman" style:font-name-asian="標楷體" style:letter-kerning="false" style:text-position="-260% 100%" style:font-size-complex="10pt"/>
    </style:style>
    <style:style style:name="TableCell204" style:family="table-cell">
      <style:table-cell-properties fo:border="0.0104in solid #000000" style:writing-mode="lr-tb" style:vertical-align="middle" fo:padding-top="0in" fo:padding-left="0.0194in" fo:padding-bottom="0in" fo:padding-right="0.0194in"/>
    </style:style>
    <style:style style:name="P205" style:parent-style-name="內文" style:family="paragraph">
      <style:paragraph-properties fo:widows="0" fo:orphans="0" fo:text-align="center"/>
      <style:text-properties style:font-name="Times New Roman" style:font-name-asian="標楷體" style:letter-kerning="false" fo:font-size="10pt" style:font-size-asian="10pt" style:font-size-complex="10pt"/>
    </style:style>
    <style:style style:name="TableCell206" style:family="table-cell">
      <style:table-cell-properties fo:border="0.0104in solid #000000" style:writing-mode="lr-tb" style:vertical-align="middle" fo:padding-top="0in" fo:padding-left="0.0194in" fo:padding-bottom="0in" fo:padding-right="0.0194in"/>
    </style:style>
    <style:style style:name="P207" style:parent-style-name="內文" style:family="paragraph">
      <style:paragraph-properties fo:widows="0" fo:orphans="0" fo:text-align="center"/>
    </style:style>
    <style:style style:name="T208" style:parent-style-name="預設段落字型" style:family="text">
      <style:text-properties style:font-name="Times New Roman" style:font-name-asian="標楷體" style:letter-kerning="false" style:text-position="-260% 100%" style:font-size-complex="10pt"/>
    </style:style>
    <style:style style:name="TableCell209"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10" style:parent-style-name="內文" style:family="paragraph">
      <style:paragraph-properties fo:widows="0" fo:orphans="0" fo:text-align="center"/>
      <style:text-properties style:font-name="Times New Roman" style:font-name-asian="標楷體" style:letter-kerning="false" fo:font-size="10pt" style:font-size-asian="10pt" style:font-size-complex="10pt"/>
    </style:style>
    <style:style style:name="TableRow211" style:family="table-row">
      <style:table-row-properties style:min-row-height="0.1388in" style:use-optimal-row-height="false"/>
    </style:style>
    <style:style style:name="TableCell212"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213" style:parent-style-name="內文" style:family="paragraph">
      <style:paragraph-properties fo:widows="0" fo:orphans="0" fo:text-align="center" style:vertical-align="baseline" style:line-height-at-least="0.25in"/>
    </style:style>
    <style:style style:name="T214" style:parent-style-name="預設段落字型" style:family="text">
      <style:text-properties style:font-name="Times New Roman" style:font-name-asian="標楷體" style:letter-kerning="false" style:text-position="-260% 100%" style:font-size-complex="10pt"/>
    </style:style>
    <style:style style:name="TableCell215"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216" style:parent-style-name="內文" style:family="paragraph">
      <style:paragraph-properties fo:widows="0" fo:orphans="0"/>
    </style:style>
    <style:style style:name="T217" style:parent-style-name="預設段落字型" style:family="text">
      <style:text-properties style:font-name="Times New Roman" style:font-name-asian="標楷體" style:letter-kerning="false" fo:font-size="11pt" style:font-size-asian="11pt" style:font-size-complex="11pt"/>
    </style:style>
    <style:style style:name="T218" style:parent-style-name="預設段落字型" style:family="text">
      <style:text-properties style:font-name="Times New Roman" style:font-name-asian="標楷體" style:letter-kerning="false" style:text-position="super 63.6%" fo:font-size="11pt" style:font-size-asian="11pt" style:font-size-complex="11pt"/>
    </style:style>
    <style:style style:name="T219" style:parent-style-name="預設段落字型" style:family="text">
      <style:text-properties style:font-name="Times New Roman" style:font-name-asian="標楷體" style:letter-kerning="false" fo:font-size="11pt" style:font-size-asian="11pt" style:font-size-complex="11pt"/>
    </style:style>
    <style:style style:name="T220" style:parent-style-name="預設段落字型" style:family="text">
      <style:text-properties style:font-name="Times New Roman" style:font-name-asian="標楷體" style:letter-kerning="false" fo:font-size="11pt" style:font-size-asian="11pt" style:font-size-complex="11pt"/>
    </style:style>
    <style:style style:name="T221" style:parent-style-name="預設段落字型" style:family="text">
      <style:text-properties style:font-name="Times New Roman" style:font-name-asian="標楷體" style:letter-kerning="false" fo:font-size="11pt" style:font-size-asian="11pt" style:font-size-complex="11pt"/>
    </style:style>
    <style:style style:name="TableRow222" style:family="table-row">
      <style:table-row-properties style:min-row-height="0.5402in" style:use-optimal-row-height="false"/>
    </style:style>
    <style:style style:name="TableCell223" style:family="table-cell">
      <style:table-cell-properties fo:border-top="0.0208in solid #000000" fo:border-left="0.0208in solid #000000" fo:border-bottom="0.0208in solid #000000" fo:border-right="0.0104in solid #000000" style:writing-mode="lr-tb" style:vertical-align="middle" fo:padding-top="0in" fo:padding-left="0.0194in" fo:padding-bottom="0in" fo:padding-right="0.0194in"/>
    </style:style>
    <style:style style:name="P224" style:parent-style-name="內文" style:family="paragraph">
      <style:paragraph-properties fo:widows="0" fo:orphans="0" fo:text-align="center" style:vertical-align="baseline"/>
    </style:style>
    <style:style style:name="T225" style:parent-style-name="預設段落字型" style:family="text">
      <style:text-properties style:font-name="標楷體" style:font-name-asian="標楷體" style:letter-kerning="false"/>
    </style:style>
    <style:style style:name="TableCell226" style:family="table-cell">
      <style:table-cell-properties fo:border-top="0.0208in solid #000000" fo:border-left="0.0104in solid #000000" fo:border-bottom="0.0208in solid #000000" fo:border-right="0.0208in solid #000000" style:writing-mode="lr-tb" style:vertical-align="middle" fo:padding-top="0in" fo:padding-left="0.0194in" fo:padding-bottom="0in" fo:padding-right="0.0194in"/>
    </style:style>
    <style:style style:name="P227" style:parent-style-name="內文" style:family="paragraph">
      <style:paragraph-properties fo:widows="0" fo:orphans="0" fo:margin-top="0.0416in"/>
    </style:style>
    <style:style style:name="T228" style:parent-style-name="預設段落字型" style:family="text">
      <style:text-properties style:font-name="標楷體" style:font-name-asian="標楷體" style:letter-kerning="false" fo:font-size="11pt" style:font-size-asian="11pt" style:font-size-complex="11pt"/>
    </style:style>
    <style:style style:name="T229" style:parent-style-name="預設段落字型" style:family="text">
      <style:text-properties style:font-name="Times New Roman" style:font-name-asian="標楷體" style:letter-kerning="false" fo:font-size="11pt" style:font-size-asian="11pt" style:font-size-complex="11pt"/>
    </style:style>
    <style:style style:name="T230" style:parent-style-name="預設段落字型" style:family="text">
      <style:text-properties style:font-name="標楷體" style:font-name-asian="標楷體" style:letter-kerning="false" fo:font-size="11pt" style:font-size-asian="11pt" style:font-size-complex="11pt"/>
    </style:style>
    <style:style style:name="T231" style:parent-style-name="預設段落字型" style:family="text">
      <style:text-properties style:font-name="Times New Roman" style:font-name-asian="標楷體" style:letter-kerning="false" fo:font-size="11pt" style:font-size-asian="11pt" style:font-size-complex="11pt"/>
    </style:style>
    <style:style style:name="T232" style:parent-style-name="預設段落字型" style:family="text">
      <style:text-properties style:font-name="標楷體" style:font-name-asian="標楷體" style:letter-kerning="false" fo:font-size="11pt" style:font-size-asian="11pt" style:font-size-complex="11pt"/>
    </style:style>
    <style:style style:name="T233" style:parent-style-name="預設段落字型" style:family="text">
      <style:text-properties style:font-name="Times New Roman" style:font-name-asian="標楷體" style:letter-kerning="false" fo:font-size="11pt" style:font-size-asian="11pt" style:font-size-complex="11pt"/>
    </style:style>
    <style:style style:name="T234" style:parent-style-name="預設段落字型" style:family="text">
      <style:text-properties style:font-name="標楷體" style:font-name-asian="標楷體" style:letter-kerning="false" fo:font-size="11pt" style:font-size-asian="11pt" style:font-size-complex="11pt"/>
    </style:style>
    <style:style style:name="T235" style:parent-style-name="預設段落字型" style:family="text">
      <style:text-properties style:font-name="Times New Roman" style:font-name-asian="標楷體" style:letter-kerning="false" fo:font-size="11pt" style:font-size-asian="11pt" style:font-size-complex="11pt"/>
    </style:style>
    <style:style style:name="T236" style:parent-style-name="預設段落字型" style:family="text">
      <style:text-properties style:font-name="標楷體" style:font-name-asian="標楷體" style:letter-kerning="false" fo:font-size="11pt" style:font-size-asian="11pt" style:font-size-complex="11pt"/>
    </style:style>
    <style:style style:name="T237" style:parent-style-name="預設段落字型" style:family="text">
      <style:text-properties style:font-name="Times New Roman" style:font-name-asian="標楷體" style:letter-kerning="false" fo:font-size="11pt" style:font-size-asian="11pt" style:font-size-complex="11pt"/>
    </style:style>
    <style:style style:name="P238" style:parent-style-name="內文" style:family="paragraph">
      <style:paragraph-properties fo:widows="0" fo:orphans="0" style:vertical-align="baseline" fo:margin-top="0.0416in"/>
    </style:style>
    <style:style style:name="T239" style:parent-style-name="預設段落字型" style:family="text">
      <style:text-properties style:font-name="標楷體" style:font-name-asian="標楷體" style:letter-kerning="false" fo:font-size="11pt" style:font-size-asian="11pt" style:font-size-complex="11pt"/>
    </style:style>
    <style:style style:name="T240" style:parent-style-name="預設段落字型" style:family="text">
      <style:text-properties style:font-name="Times New Roman" style:font-name-asian="標楷體" style:letter-kerning="false" fo:font-size="11pt" style:font-size-asian="11pt" style:font-size-complex="11pt"/>
    </style:style>
    <style:style style:name="T241" style:parent-style-name="預設段落字型" style:family="text">
      <style:text-properties style:font-name="標楷體" style:font-name-asian="標楷體" style:letter-kerning="false" fo:font-size="11pt" style:font-size-asian="11pt" style:font-size-complex="11pt"/>
    </style:style>
    <style:style style:name="T242" style:parent-style-name="預設段落字型" style:family="text">
      <style:text-properties style:font-name="Times New Roman" style:font-name-asian="標楷體" style:letter-kerning="false" fo:font-size="11pt" style:font-size-asian="11pt" style:font-size-complex="11pt"/>
    </style:style>
    <style:style style:name="T243" style:parent-style-name="預設段落字型" style:family="text">
      <style:text-properties style:font-name="標楷體" style:font-name-asian="標楷體" style:letter-kerning="false" fo:font-size="11pt" style:font-size-asian="11pt" style:font-size-complex="11pt"/>
    </style:style>
    <style:style style:name="T244" style:parent-style-name="預設段落字型" style:family="text">
      <style:text-properties style:font-name="Times New Roman" style:font-name-asian="標楷體" style:letter-kerning="false" fo:font-size="11pt" style:font-size-asian="11pt" style:font-size-complex="11pt"/>
    </style:style>
    <style:style style:name="T245" style:parent-style-name="預設段落字型" style:family="text">
      <style:text-properties style:font-name="標楷體" style:font-name-asian="標楷體" style:letter-kerning="false" fo:font-size="11pt" style:font-size-asian="11pt" style:font-size-complex="11pt"/>
    </style:style>
    <style:style style:name="T246" style:parent-style-name="預設段落字型" style:family="text">
      <style:text-properties style:font-name="標楷體" style:font-name-asian="標楷體" style:letter-kerning="false" fo:font-size="11pt" style:font-size-asian="11pt" style:font-size-complex="11pt" style:text-underline-type="single" style:text-underline-style="solid" style:text-underline-width="auto" style:text-underline-mode="continuous"/>
    </style:style>
    <style:style style:name="TableRow247" style:family="table-row">
      <style:table-row-properties style:min-row-height="0.2833in" style:use-optimal-row-height="false"/>
    </style:style>
    <style:style style:name="TableCell248"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249" style:parent-style-name="內文" style:family="paragraph">
      <style:paragraph-properties fo:widows="0" fo:orphans="0" fo:text-align="justify" style:vertical-align="baseline"/>
    </style:style>
    <style:style style:name="T250"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251"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252"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253"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ableRow254" style:family="table-row">
      <style:table-row-properties style:min-row-height="0.5402in" style:use-optimal-row-height="false"/>
    </style:style>
    <style:style style:name="TableCell255"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256" style:parent-style-name="內文" style:family="paragraph">
      <style:paragraph-properties fo:widows="0" fo:orphans="0" fo:text-align="center" style:vertical-align="baseline"/>
    </style:style>
    <style:style style:name="T257" style:parent-style-name="預設段落字型" style:family="text">
      <style:text-properties style:font-name="Times New Roman" style:font-name-asian="標楷體" fo:color="#FF0000" style:letter-kerning="false" fo:font-size="11pt" style:font-size-asian="11pt" style:font-size-complex="11pt"/>
    </style:style>
    <style:style style:name="TableCell258"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59" style:parent-style-name="內文" style:family="paragraph">
      <style:paragraph-properties fo:widows="0" fo:orphans="0" fo:margin-top="0.0416in"/>
    </style:style>
    <style:style style:name="T260" style:parent-style-name="預設段落字型" style:family="text">
      <style:text-properties style:font-name="Times New Roman" style:font-name-asian="MingLiU" fo:color="#FF0000" style:letter-kerning="false" fo:font-size="11pt" style:font-size-asian="11pt" style:font-size-complex="11pt"/>
    </style:style>
    <style:style style:name="T261" style:parent-style-name="預設段落字型" style:family="text">
      <style:text-properties style:font-name="Times New Roman" style:font-name-asian="標楷體" fo:color="#FF0000" style:letter-kerning="false" fo:font-size="11pt" style:font-size-asian="11pt" style:font-size-complex="11pt"/>
    </style:style>
    <style:style style:name="T262" style:parent-style-name="預設段落字型" style:family="text">
      <style:text-properties style:font-name="Times New Roman" style:font-name-asian="標楷體" fo:color="#FF0000" style:letter-kerning="false" fo:font-size="11pt" style:font-size-asian="11pt" style:font-size-complex="11pt"/>
    </style:style>
    <style:style style:name="T263" style:parent-style-name="預設段落字型" style:family="text">
      <style:text-properties style:font-name="Times New Roman" style:font-name-asian="標楷體" fo:color="#FF0000" style:letter-kerning="false" fo:font-size="11pt" style:font-size-asian="11pt" style:font-size-complex="11pt"/>
    </style:style>
    <style:style style:name="T264" style:parent-style-name="預設段落字型" style:family="text">
      <style:text-properties style:font-name="Times New Roman" style:font-name-asian="標楷體" fo:color="#FF0000" style:letter-kerning="false" fo:font-size="11pt" style:font-size-asian="11pt" style:font-size-complex="11pt"/>
    </style:style>
    <style:style style:name="TableRow265" style:family="table-row">
      <style:table-row-properties style:min-row-height="0.1104in" style:use-optimal-row-height="false"/>
    </style:style>
    <style:style style:name="TableCell266" style:family="table-cell">
      <style:table-cell-properties fo:border-top="0.0104in solid #000000" fo:border-left="0.0208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67"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268" style:family="table-cell">
      <style:table-cell-properties fo:border="0.0104in solid #000000" style:writing-mode="lr-tb" style:vertical-align="middle" fo:padding-top="0in" fo:padding-left="0.0194in" fo:padding-bottom="0in" fo:padding-right="0.0194in"/>
    </style:style>
    <style:style style:name="P26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70" style:family="table-cell">
      <style:table-cell-properties fo:border="0.0104in solid #000000" style:writing-mode="lr-tb" style:vertical-align="middle" fo:padding-top="0in" fo:padding-left="0.0194in" fo:padding-bottom="0in" fo:padding-right="0.0194in"/>
    </style:style>
    <style:style style:name="P27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72" style:family="table-cell">
      <style:table-cell-properties fo:border="0.0104in solid #000000" style:writing-mode="lr-tb" style:vertical-align="middle" fo:padding-top="0in" fo:padding-left="0.0194in" fo:padding-bottom="0in" fo:padding-right="0.0194in"/>
    </style:style>
    <style:style style:name="P27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74"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75"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276" style:family="table-row">
      <style:table-row-properties style:min-row-height="0.1104in" style:use-optimal-row-height="false"/>
    </style:style>
    <style:style style:name="P277"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278"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79"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80"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81"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82"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83"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84" style:family="table-cell">
      <style:table-cell-properties fo:border-top="0.0104in solid #000000" fo:border-left="0.0104in solid #000000" fo:border-bottom="0.0312in double #000000" style:border-line-width-bottom="0.0104in 0.0104in 0.0104in" fo:border-right="0.0208in solid #000000" style:writing-mode="lr-tb" style:vertical-align="middle" fo:padding-top="0in" fo:padding-left="0.0194in" fo:padding-bottom="0in" fo:padding-right="0.0194in"/>
    </style:style>
    <style:style style:name="P285"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286" style:family="table-row">
      <style:table-row-properties style:min-row-height="0.1104in" style:use-optimal-row-height="false"/>
    </style:style>
    <style:style style:name="TableCell287" style:family="table-cell">
      <style:table-cell-properties fo:border-top="0.0312in double #000000" style:border-line-width-top="0.0104in 0.0104in 0.0104in" fo:border-left="0.0208in solid #000000" fo:border-bottom="0.0034in solid #000000" fo:border-right="0.0208in solid #000000" style:writing-mode="lr-tb" style:vertical-align="middle" fo:padding-top="0in" fo:padding-left="0.0194in" fo:padding-bottom="0in" fo:padding-right="0.0194in"/>
    </style:style>
    <style:style style:name="P288" style:parent-style-name="內文" style:family="paragraph">
      <style:paragraph-properties fo:widows="0" fo:orphans="0" style:vertical-align="baseline" fo:margin-top="0.0416in" fo:margin-bottom="0.0416in"/>
    </style:style>
    <style:style style:name="T289"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290"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291"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ableRow292" style:family="table-row">
      <style:table-row-properties style:min-row-height="0.1104in" style:use-optimal-row-height="false"/>
    </style:style>
    <style:style style:name="TableCell293" style:family="table-cell">
      <style:table-cell-properties fo:border-top="0.0034in solid #000000" fo:border-left="0.0208in solid #000000" fo:border-bottom="0.0069in dashed #000000" fo:border-right="0.0069in dashed #000000" style:writing-mode="lr-tb" style:vertical-align="middle" fo:padding-top="0in" fo:padding-left="0.0194in" fo:padding-bottom="0in" fo:padding-right="0.0194in"/>
    </style:style>
    <style:style style:name="P294"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295" style:family="table-cell">
      <style:table-cell-properties fo:border-top="0.0034in solid #000000" fo:border-left="0.0069in dashed #000000" fo:border-bottom="0.0069in dashed #000000" fo:border-right="0.0208in solid #000000" style:writing-mode="lr-tb" style:vertical-align="middle" fo:padding-top="0in" fo:padding-left="0.0194in" fo:padding-bottom="0in" fo:padding-right="0.0194in"/>
    </style:style>
    <style:style style:name="P296"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297" style:family="table-row">
      <style:table-row-properties style:min-row-height="0.1104in" style:use-optimal-row-height="false"/>
    </style:style>
    <style:style style:name="TableCell298"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299"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00"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0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02" style:family="table-row">
      <style:table-row-properties style:min-row-height="0.1104in" style:use-optimal-row-height="false"/>
    </style:style>
    <style:style style:name="TableCell303" style:family="table-cell">
      <style:table-cell-properties fo:border-top="0.0069in dashed #000000" fo:border-left="0.0208in solid #000000" fo:border-bottom="0.0034in solid #000000" fo:border-right="0.0069in dashed #000000" style:writing-mode="lr-tb" style:vertical-align="middle" fo:padding-top="0in" fo:padding-left="0.0194in" fo:padding-bottom="0in" fo:padding-right="0.0194in"/>
    </style:style>
    <style:style style:name="P304"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05" style:family="table-cell">
      <style:table-cell-properties fo:border-top="0.0069in dashed #000000" fo:border-left="0.0069in dashed #000000" fo:border-bottom="0.0034in solid #000000" fo:border-right="0.0208in solid #000000" style:writing-mode="lr-tb" style:vertical-align="middle" fo:padding-top="0in" fo:padding-left="0.0194in" fo:padding-bottom="0in" fo:padding-right="0.0194in"/>
    </style:style>
    <style:style style:name="P306"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07" style:family="table-row">
      <style:table-row-properties style:min-row-height="0.1104in" style:use-optimal-row-height="false"/>
    </style:style>
    <style:style style:name="TableCell308" style:family="table-cell">
      <style:table-cell-properties fo:border-top="0.0034in solid #000000" fo:border-left="0.0208in solid #000000" fo:border-bottom="0.0069in dashed #000000" fo:border-right="0.0069in dashed #000000" style:writing-mode="lr-tb" style:vertical-align="middle" fo:padding-top="0in" fo:padding-left="0.0194in" fo:padding-bottom="0in" fo:padding-right="0.0194in"/>
    </style:style>
    <style:style style:name="P309"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10"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1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12"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1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14"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15"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16" style:family="table-cell">
      <style:table-cell-properties fo:border-top="0.0034in solid #000000" fo:border-left="0.0069in dashed #000000" fo:border-bottom="0.0069in dashed #000000" fo:border-right="0.0208in solid #000000" style:writing-mode="lr-tb" style:vertical-align="middle" fo:padding-top="0in" fo:padding-left="0.0194in" fo:padding-bottom="0in" fo:padding-right="0.0194in"/>
    </style:style>
    <style:style style:name="P317"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18" style:family="table-row">
      <style:table-row-properties style:min-row-height="0.1104in" style:use-optimal-row-height="false"/>
    </style:style>
    <style:style style:name="TableCell319"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320"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21" style:family="table-cell">
      <style:table-cell-properties fo:border="0.0069in dashed #000000" style:writing-mode="lr-tb" style:vertical-align="middle" fo:padding-top="0in" fo:padding-left="0.0194in" fo:padding-bottom="0in" fo:padding-right="0.0194in"/>
    </style:style>
    <style:style style:name="P322"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23" style:family="table-cell">
      <style:table-cell-properties fo:border="0.0069in dashed #000000" style:writing-mode="lr-tb" style:vertical-align="middle" fo:padding-top="0in" fo:padding-left="0.0194in" fo:padding-bottom="0in" fo:padding-right="0.0194in"/>
    </style:style>
    <style:style style:name="P324"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25" style:family="table-cell">
      <style:table-cell-properties fo:border="0.0069in dashed #000000" style:writing-mode="lr-tb" style:vertical-align="middle" fo:padding-top="0in" fo:padding-left="0.0194in" fo:padding-bottom="0in" fo:padding-right="0.0194in"/>
    </style:style>
    <style:style style:name="P326"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27"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28"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29" style:family="table-row">
      <style:table-row-properties style:min-row-height="0.1104in" style:use-optimal-row-height="false"/>
    </style:style>
    <style:style style:name="TableCell330"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331"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32" style:family="table-cell">
      <style:table-cell-properties fo:border="0.0069in dashed #000000" style:writing-mode="lr-tb" style:vertical-align="middle" fo:padding-top="0in" fo:padding-left="0.0194in" fo:padding-bottom="0in" fo:padding-right="0.0194in"/>
    </style:style>
    <style:style style:name="P333"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34" style:family="table-cell">
      <style:table-cell-properties fo:border="0.0069in dashed #000000" style:writing-mode="lr-tb" style:vertical-align="middle" fo:padding-top="0in" fo:padding-left="0.0194in" fo:padding-bottom="0in" fo:padding-right="0.0194in"/>
    </style:style>
    <style:style style:name="P335"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36" style:family="table-cell">
      <style:table-cell-properties fo:border="0.0069in dashed #000000" style:writing-mode="lr-tb" style:vertical-align="middle" fo:padding-top="0in" fo:padding-left="0.0194in" fo:padding-bottom="0in" fo:padding-right="0.0194in"/>
    </style:style>
    <style:style style:name="P337"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38"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3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40" style:family="table-row">
      <style:table-row-properties style:min-row-height="0.1104in" style:use-optimal-row-height="false"/>
    </style:style>
    <style:style style:name="TableCell341" style:family="table-cell">
      <style:table-cell-properties fo:border-top="0.0069in dashed #000000" fo:border-left="0.0208in soli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2"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43"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4"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45"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6"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47"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8"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49" style:family="table-cell">
      <style:table-cell-properties fo:border-top="0.0069in dashed #000000" fo:border-left="0.0069in dashed #000000" fo:border-bottom="0.0312in double #000000" style:border-line-width-bottom="0.0104in 0.0104in 0.0104in" fo:border-right="0.0208in solid #000000" style:writing-mode="lr-tb" style:vertical-align="middle" fo:padding-top="0in" fo:padding-left="0.0194in" fo:padding-bottom="0in" fo:padding-right="0.0194in"/>
    </style:style>
    <style:style style:name="P350"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51" style:family="table-row">
      <style:table-row-properties style:min-row-height="0.1104in" style:use-optimal-row-height="false"/>
    </style:style>
    <style:style style:name="TableCell352" style:family="table-cell">
      <style:table-cell-properties fo:border-top="0.0312in double #000000" style:border-line-width-top="0.0104in 0.0104in 0.0104in" fo:border-left="0.0208in solid #000000" fo:border-bottom="0.0104in solid #000000" fo:border-right="0.0208in solid #000000" style:writing-mode="lr-tb" style:vertical-align="middle" fo:padding-top="0in" fo:padding-left="0.0194in" fo:padding-bottom="0in" fo:padding-right="0.0194in"/>
    </style:style>
    <style:style style:name="P353" style:parent-style-name="內文" style:family="paragraph">
      <style:paragraph-properties fo:widows="0" fo:orphans="0" style:vertical-align="baseline" fo:margin-top="0.0416in" fo:margin-bottom="0.0416in"/>
    </style:style>
    <style:style style:name="T354"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355"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356"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357"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ableRow358" style:family="table-row">
      <style:table-row-properties style:min-row-height="0.1104in" style:use-optimal-row-height="false"/>
    </style:style>
    <style:style style:name="TableCell359"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360"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61"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362"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63" style:family="table-row">
      <style:table-row-properties style:min-row-height="0.1104in" style:use-optimal-row-height="false"/>
    </style:style>
    <style:style style:name="TableCell364"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365"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66" style:family="table-cell">
      <style:table-cell-properties fo:border="0.0104in solid #000000" style:writing-mode="lr-tb" style:vertical-align="middle" fo:padding-top="0in" fo:padding-left="0.0194in" fo:padding-bottom="0in" fo:padding-right="0.0194in"/>
    </style:style>
    <style:style style:name="P367"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68" style:family="table-cell">
      <style:table-cell-properties fo:border="0.0104in solid #000000" style:writing-mode="lr-tb" style:vertical-align="middle" fo:padding-top="0in" fo:padding-left="0.0194in" fo:padding-bottom="0in" fo:padding-right="0.0194in"/>
    </style:style>
    <style:style style:name="P36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70" style:family="table-cell">
      <style:table-cell-properties fo:border="0.0104in solid #000000" style:writing-mode="lr-tb" style:vertical-align="middle" fo:padding-top="0in" fo:padding-left="0.0194in" fo:padding-bottom="0in" fo:padding-right="0.0194in"/>
    </style:style>
    <style:style style:name="P37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72"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37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74" style:family="table-row">
      <style:table-row-properties style:min-row-height="0.1104in" style:use-optimal-row-height="false"/>
    </style:style>
    <style:style style:name="P375"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76"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77"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78"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7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80"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8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82"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38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84" style:family="table-row">
      <style:table-row-properties style:min-row-height="0.1298in" style:use-optimal-row-height="false" fo:keep-together="always"/>
    </style:style>
    <style:style style:name="TableCell385" style:family="table-cell">
      <style:table-cell-properties fo:border-top="0.0208in solid #000000" fo:border-left="0.0208in solid #000000" fo:border-bottom="0.0069in solid #000000" fo:border-right="0.0069in solid #000000" style:writing-mode="lr-tb" style:vertical-align="middle" fo:padding-top="0in" fo:padding-left="0.0194in" fo:padding-bottom="0in" fo:padding-right="0.0194in"/>
    </style:style>
    <style:style style:name="P386" style:parent-style-name="內文" style:family="paragraph">
      <style:paragraph-properties fo:widows="0" fo:orphans="0" fo:text-align="center"/>
    </style:style>
    <style:style style:name="T387" style:parent-style-name="預設段落字型" style:family="text">
      <style:text-properties style:font-name="Times New Roman" style:font-name-asian="標楷體" style:letter-kerning="false" style:text-position="-260% 100%" style:font-size-complex="10pt"/>
    </style:style>
    <style:style style:name="TableCell388"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389" style:parent-style-name="內文" style:family="paragraph">
      <style:paragraph-properties fo:widows="0" fo:orphans="0" fo:text-align="center" style:vertical-align="baseline"/>
    </style:style>
    <style:style style:name="T390" style:parent-style-name="預設段落字型" style:family="text">
      <style:text-properties style:font-name="Times New Roman" style:font-name-asian="標楷體" style:letter-kerning="false" style:text-position="-260% 100%" style:font-size-complex="10pt"/>
    </style:style>
    <style:style style:name="TableCell391"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392" style:parent-style-name="內文" style:family="paragraph">
      <style:paragraph-properties fo:widows="0" fo:orphans="0" fo:text-align="center" style:vertical-align="baseline"/>
    </style:style>
    <style:style style:name="T393" style:parent-style-name="預設段落字型" style:family="text">
      <style:text-properties style:font-name="Times New Roman" style:font-name-asian="標楷體" style:letter-kerning="false" style:text-position="-260% 100%" style:font-size-complex="10pt"/>
    </style:style>
    <style:style style:name="TableCell394" style:family="table-cell">
      <style:table-cell-properties fo:border-top="0.0208in solid #000000" fo:border-left="0.0069in solid #000000" fo:border-bottom="0.0069in solid #000000" fo:border-right="0.0208in solid #000000" style:writing-mode="lr-tb" fo:padding-top="0in" fo:padding-left="0.0194in" fo:padding-bottom="0in" fo:padding-right="0.0194in"/>
    </style:style>
    <style:style style:name="P395" style:parent-style-name="內文" style:family="paragraph">
      <style:paragraph-properties fo:widows="0" fo:orphans="0" fo:text-align="center" style:vertical-align="baseline"/>
    </style:style>
    <style:style style:name="T396" style:parent-style-name="預設段落字型" style:family="text">
      <style:text-properties style:font-name="Times New Roman" style:font-name-asian="標楷體" style:letter-kerning="false" style:text-position="-260% 100%" style:font-size-complex="10pt"/>
    </style:style>
    <style:style style:name="TableRow397" style:family="table-row">
      <style:table-row-properties style:min-row-height="0.1291in" style:use-optimal-row-height="false" fo:keep-together="always"/>
    </style:style>
    <style:style style:name="P398" style:parent-style-name="內文" style:family="paragraph">
      <style:paragraph-properties fo:widows="0" fo:orphans="0" fo:text-align="center"/>
      <style:text-properties style:font-name="Times New Roman" style:font-name-asian="標楷體" style:letter-kerning="false" style:font-size-complex="10pt"/>
    </style:style>
    <style:style style:name="P399"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400" style:family="table-cell">
      <style:table-cell-properties fo:border="0.0069in solid #000000" style:writing-mode="lr-tb" style:vertical-align="middle" fo:padding-top="0in" fo:padding-left="0.0194in" fo:padding-bottom="0in" fo:padding-right="0.0194in"/>
    </style:style>
    <style:style style:name="P401" style:parent-style-name="內文" style:family="paragraph">
      <style:paragraph-properties fo:widows="0" fo:orphans="0" fo:text-align="center" style:vertical-align="baseline"/>
    </style:style>
    <style:style style:name="T402" style:parent-style-name="預設段落字型" style:family="text">
      <style:text-properties style:font-name="Times New Roman" style:font-name-asian="標楷體" style:letter-kerning="false" style:text-position="-260% 100%" style:font-size-complex="10pt"/>
    </style:style>
    <style:style style:name="TableCell403"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04"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405" style:family="table-row">
      <style:table-row-properties style:min-row-height="0.1291in" style:use-optimal-row-height="false" fo:keep-together="always"/>
    </style:style>
    <style:style style:name="P406" style:parent-style-name="內文" style:family="paragraph">
      <style:paragraph-properties fo:widows="0" fo:orphans="0" fo:text-align="center"/>
      <style:text-properties style:font-name="Times New Roman" style:font-name-asian="標楷體" style:letter-kerning="false" style:font-size-complex="10pt"/>
    </style:style>
    <style:style style:name="P407"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408" style:family="table-cell">
      <style:table-cell-properties fo:border="0.0069in solid #000000" style:writing-mode="lr-tb" style:vertical-align="middle" fo:padding-top="0in" fo:padding-left="0.0194in" fo:padding-bottom="0in" fo:padding-right="0.0194in"/>
    </style:style>
    <style:style style:name="P409" style:parent-style-name="內文" style:family="paragraph">
      <style:paragraph-properties fo:widows="0" fo:orphans="0" fo:text-align="center" style:vertical-align="baseline"/>
    </style:style>
    <style:style style:name="T410" style:parent-style-name="預設段落字型" style:family="text">
      <style:text-properties style:font-name="Times New Roman" style:font-name-asian="標楷體" style:letter-kerning="false" style:text-position="-260% 100%" style:font-size-complex="10pt"/>
    </style:style>
    <style:style style:name="TableCell411"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12" style:parent-style-name="內文" style:family="paragraph">
      <style:paragraph-properties fo:widows="0" fo:orphans="0" fo:text-align="center" style:vertical-align="baseline"/>
    </style:style>
    <style:style style:name="T413" style:parent-style-name="預設段落字型" style:family="text">
      <style:text-properties style:font-name="Times New Roman" style:font-name-asian="標楷體" style:letter-kerning="false" style:text-position="-260% 100%" style:font-size-complex="10pt"/>
    </style:style>
    <style:style style:name="TableRow414" style:family="table-row">
      <style:table-row-properties style:min-row-height="0.1729in" style:use-optimal-row-height="false" fo:keep-together="always"/>
    </style:style>
    <style:style style:name="TableCell415" style:family="table-cell">
      <style:table-cell-properties fo:border-top="0.0069in solid #000000" fo:border-left="0.0208in solid #000000" fo:border-bottom="0.0208in solid #000000" fo:border-right="0.0069in solid #000000" style:writing-mode="lr-tb" style:vertical-align="middle" fo:padding-top="0in" fo:padding-left="0.0194in" fo:padding-bottom="0in" fo:padding-right="0.0194in"/>
    </style:style>
    <style:style style:name="P416" style:parent-style-name="內文" style:family="paragraph">
      <style:paragraph-properties fo:widows="0" fo:orphans="0" fo:text-align="center"/>
    </style:style>
    <style:style style:name="T417" style:parent-style-name="預設段落字型" style:family="text">
      <style:text-properties style:font-name="Times New Roman" style:font-name-asian="標楷體" style:letter-kerning="false" style:text-position="-260% 100%" style:font-size-complex="10pt"/>
    </style:style>
    <style:style style:name="TableCell418"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419" style:parent-style-name="內文" style:family="paragraph">
      <style:paragraph-properties fo:widows="0" fo:orphans="0" fo:text-align="center" style:vertical-align="baseline" style:line-height-at-least="0.25in"/>
    </style:style>
    <style:style style:name="T420" style:parent-style-name="預設段落字型" style:family="text">
      <style:text-properties style:font-name="Times New Roman" style:font-name-asian="標楷體" style:letter-kerning="false" style:text-position="-260% 100%" style:font-size-complex="10pt"/>
    </style:style>
    <style:style style:name="TableCell421" style:family="table-cell">
      <style:table-cell-properties fo:border="0.0069in solid #000000" style:writing-mode="lr-tb" style:vertical-align="middle" fo:padding-top="0in" fo:padding-left="0.0194in" fo:padding-bottom="0in" fo:padding-right="0.0194in"/>
    </style:style>
    <style:style style:name="P422" style:parent-style-name="內文" style:family="paragraph">
      <style:paragraph-properties fo:widows="0" fo:orphans="0" fo:text-align="center" style:vertical-align="baseline" style:line-height-at-least="0.25in"/>
    </style:style>
    <style:style style:name="T423" style:parent-style-name="預設段落字型" style:family="text">
      <style:text-properties style:font-name="Times New Roman" style:font-name-asian="標楷體" style:letter-kerning="false" style:text-position="-260% 100%" style:font-size-complex="10pt"/>
    </style:style>
    <style:style style:name="TableCell424"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425" style:parent-style-name="內文" style:family="paragraph">
      <style:paragraph-properties fo:widows="0" fo:orphans="0" fo:text-align="center" style:vertical-align="baseline" style:line-height-at-least="0.25in"/>
    </style:style>
    <style:style style:name="T426" style:parent-style-name="預設段落字型" style:family="text">
      <style:text-properties style:font-name="Times New Roman" style:font-name-asian="標楷體" style:letter-kerning="false" style:text-position="-260% 100%" style:font-size-complex="10pt"/>
    </style:style>
    <style:style style:name="TableRow427" style:family="table-row">
      <style:table-row-properties style:min-row-height="0.1715in" style:use-optimal-row-height="false" fo:keep-together="always"/>
    </style:style>
    <style:style style:name="P428" style:parent-style-name="內文" style:family="paragraph">
      <style:paragraph-properties fo:widows="0" fo:orphans="0" fo:text-align="center"/>
      <style:text-properties style:font-name="Times New Roman" style:font-name-asian="標楷體" style:letter-kerning="false" style:font-size-complex="10pt"/>
    </style:style>
    <style:style style:name="P42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TableCell430" style:family="table-cell">
      <style:table-cell-properties fo:border="0.0069in solid #000000" style:writing-mode="lr-tb" style:vertical-align="middle" fo:padding-top="0in" fo:padding-left="0.0194in" fo:padding-bottom="0in" fo:padding-right="0.0194in"/>
    </style:style>
    <style:style style:name="P431" style:parent-style-name="內文" style:family="paragraph">
      <style:paragraph-properties fo:widows="0" fo:orphans="0" fo:text-align="center" style:vertical-align="baseline" style:line-height-at-least="0.25in"/>
    </style:style>
    <style:style style:name="T432" style:parent-style-name="預設段落字型" style:family="text">
      <style:text-properties style:font-name="Times New Roman" style:font-name-asian="標楷體" style:letter-kerning="false" style:text-position="-260% 100%" style:font-size-complex="10pt"/>
    </style:style>
    <style:style style:name="TableCell433"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3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TableRow435" style:family="table-row">
      <style:table-row-properties style:min-row-height="0.1715in" style:use-optimal-row-height="false" fo:keep-together="always"/>
    </style:style>
    <style:style style:name="P436" style:parent-style-name="內文" style:family="paragraph">
      <style:paragraph-properties fo:widows="0" fo:orphans="0" fo:text-align="center"/>
      <style:text-properties style:font-name="Times New Roman" style:font-name-asian="標楷體" style:letter-kerning="false" style:font-size-complex="10pt"/>
    </style:style>
    <style:style style:name="P43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TableCell438"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439" style:parent-style-name="內文" style:family="paragraph">
      <style:paragraph-properties fo:widows="0" fo:orphans="0" fo:text-align="center" style:vertical-align="baseline" style:line-height-at-least="0.25in"/>
    </style:style>
    <style:style style:name="T440" style:parent-style-name="預設段落字型" style:family="text">
      <style:text-properties style:font-name="Times New Roman" style:font-name-asian="標楷體" style:letter-kerning="false" style:text-position="-260% 100%" style:font-size-complex="10pt"/>
    </style:style>
    <style:style style:name="TableCell441" style:family="table-cell">
      <style:table-cell-properties fo:border-top="0.0069in solid #000000" fo:border-left="0.0069in solid #000000" fo:border-bottom="0.0208in solid #000000" fo:border-right="0.0208in solid #000000" style:writing-mode="lr-tb" style:vertical-align="middle" fo:padding-top="0in" fo:padding-left="0.0194in" fo:padding-bottom="0in" fo:padding-right="0.0194in"/>
    </style:style>
    <style:style style:name="P442" style:parent-style-name="內文" style:family="paragraph">
      <style:paragraph-properties fo:widows="0" fo:orphans="0" fo:text-align="center" style:vertical-align="baseline" style:line-height-at-least="0.25in"/>
    </style:style>
    <style:style style:name="T443" style:parent-style-name="預設段落字型" style:family="text">
      <style:text-properties style:font-name="Times New Roman" style:font-name-asian="標楷體" style:letter-kerning="false" style:text-position="-260% 100%" style:font-size-complex="10pt"/>
    </style:style>
    <style:style style:name="P444" style:parent-style-name="內文" style:family="paragraph">
      <style:paragraph-properties fo:widows="0" fo:orphans="0" style:vertical-align="baseline" fo:line-height="0.2222in"/>
      <style:text-properties style:font-name="Times New Roman" style:font-name-asian="標楷體" style:letter-kerning="false" style:font-size-complex="10pt"/>
    </style:style>
    <style:style style:name="P445"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P446"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P447" style:parent-style-name="內文" style:family="paragraph">
      <style:paragraph-properties fo:widows="0" fo:orphans="0" fo:break-before="page" fo:text-align="center" style:vertical-align="baseline" style:line-height-at-least="0.25in"/>
    </style:style>
    <style:style style:name="T448" style:parent-style-name="預設段落字型" style:family="text">
      <style:text-properties style:font-name="Times New Roman" style:font-name-asian="標楷體" style:letter-kerning="false" fo:font-size="17pt" style:font-size-asian="17pt" style:font-size-complex="10pt"/>
    </style:style>
    <style:style style:name="T449" style:parent-style-name="預設段落字型" style:family="text">
      <style:text-properties style:font-name="Times New Roman" style:font-name-asian="標楷體" style:letter-kerning="false" fo:font-size="17pt" style:font-size-asian="17pt" style:font-size-complex="10pt"/>
    </style:style>
    <style:style style:name="T450" style:parent-style-name="預設段落字型" style:family="text">
      <style:text-properties style:font-name="Times New Roman" style:font-name-asian="標楷體" style:letter-kerning="false" fo:font-size="17pt" style:font-size-asian="17pt" style:font-size-complex="10pt"/>
    </style:style>
    <style:style style:name="T451" style:parent-style-name="預設段落字型" style:family="text">
      <style:text-properties style:font-name="Times New Roman" style:font-name-asian="標楷體" style:letter-kerning="false" fo:font-size="17pt" style:font-size-asian="17pt" style:font-size-complex="10pt"/>
    </style:style>
    <style:style style:name="T452" style:parent-style-name="預設段落字型" style:family="text">
      <style:text-properties style:font-name="Times New Roman" style:font-name-asian="標楷體" style:letter-kerning="false" style:font-size-complex="10pt"/>
    </style:style>
    <style:style style:name="TableColumn454" style:family="table-column">
      <style:table-column-properties style:column-width="6.4854in" style:use-optimal-column-width="false"/>
    </style:style>
    <style:style style:name="Table453" style:family="table">
      <style:table-properties style:width="6.4854in" style:rel-width="100%" fo:margin-left="0in" table:align="center"/>
    </style:style>
    <style:style style:name="TableRow455" style:family="table-row">
      <style:table-row-properties style:min-row-height="8.143in" style:use-optimal-row-height="false"/>
    </style:style>
    <style:style style:name="TableCell456" style:family="table-cell">
      <style:table-cell-properties fo:border-top="0.0104in solid #000000" fo:border-left="0.0104in solid #000000" fo:border-bottom="0.0069in solid #000000" fo:border-right="0.0104in solid #000000" style:writing-mode="lr-tb" fo:padding-top="0in" fo:padding-left="0.0194in" fo:padding-bottom="0in" fo:padding-right="0.0194in"/>
    </style:style>
    <style:style style:name="P457" style:parent-style-name="內文" style:family="paragraph">
      <style:paragraph-properties fo:widows="0" fo:orphans="0" style:snap-to-layout-grid="false" fo:text-align="center" style:vertical-align="baseline" fo:line-height="150%"/>
      <style:text-properties style:font-name="Times New Roman" style:font-name-asian="標楷體" style:letter-kerning="false"/>
    </style:style>
    <style:style style:name="P458"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TableColumn460" style:family="table-column">
      <style:table-column-properties style:column-width="0.9916in" style:use-optimal-column-width="false"/>
    </style:style>
    <style:style style:name="TableColumn461" style:family="table-column">
      <style:table-column-properties style:column-width="0.984in" style:use-optimal-column-width="false"/>
    </style:style>
    <style:style style:name="TableColumn462" style:family="table-column">
      <style:table-column-properties style:column-width="0.7875in" style:use-optimal-column-width="false"/>
    </style:style>
    <style:style style:name="TableColumn463" style:family="table-column">
      <style:table-column-properties style:column-width="3.7229in" style:use-optimal-column-width="false"/>
    </style:style>
    <style:style style:name="Table459" style:family="table">
      <style:table-properties style:width="6.4861in" fo:margin-left="0in" table:align="left"/>
    </style:style>
    <style:style style:name="TableRow464" style:family="table-row">
      <style:table-row-properties style:use-optimal-row-height="false"/>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內文" style:family="paragraph">
      <style:paragraph-properties fo:widows="0" fo:orphans="0" style:snap-to-layout-grid="false" fo:text-align="center"/>
      <style:text-properties style:font-name="Times New Roman" style:font-name-asian="標楷體" style:letter-kerning="false"/>
    </style:style>
    <style:style style:name="TableCell467" style:family="table-cell">
      <style:table-cell-properties fo:border="0.0069in solid #000000" style:writing-mode="lr-tb" style:vertical-align="middle" fo:padding-top="0in" fo:padding-left="0.075in" fo:padding-bottom="0in" fo:padding-right="0.075in"/>
    </style:style>
    <style:style style:name="P468" style:parent-style-name="內文" style:family="paragraph">
      <style:paragraph-properties fo:widows="0" fo:orphans="0" style:snap-to-layout-grid="false" fo:text-align="center"/>
      <style:text-properties style:font-name="Times New Roman" style:font-name-asian="標楷體" style:letter-kerning="false"/>
    </style:style>
    <style:style style:name="TableCell469" style:family="table-cell">
      <style:table-cell-properties fo:border="0.0069in solid #000000" style:writing-mode="lr-tb" style:vertical-align="middle" fo:padding-top="0in" fo:padding-left="0.075in" fo:padding-bottom="0in" fo:padding-right="0.075in"/>
    </style:style>
    <style:style style:name="P470" style:parent-style-name="內文" style:family="paragraph">
      <style:paragraph-properties fo:widows="0" fo:orphans="0" style:snap-to-layout-grid="false" fo:text-align="center"/>
      <style:text-properties style:font-name="Times New Roman" style:font-name-asian="標楷體" style:letter-kerning="false"/>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內文" style:family="paragraph">
      <style:paragraph-properties fo:widows="0" fo:orphans="0" style:snap-to-layout-grid="false" fo:text-align="center"/>
      <style:text-properties style:font-name="Times New Roman" style:font-name-asian="標楷體" style:letter-kerning="false"/>
    </style:style>
    <style:style style:name="TableRow473" style:family="table-row">
      <style:table-row-properties style:use-optimal-row-height="false"/>
    </style:style>
    <style:style style:name="TableCell474" style:family="table-cell">
      <style:table-cell-properties fo:border="0.0069in solid #000000" style:writing-mode="lr-tb" fo:padding-top="0in" fo:padding-left="0.075in" fo:padding-bottom="0in" fo:padding-right="0.075in"/>
    </style:style>
    <style:style style:name="P475"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76" style:family="table-cell">
      <style:table-cell-properties fo:border="0.0069in solid #000000" style:writing-mode="lr-tb" fo:padding-top="0in" fo:padding-left="0.075in" fo:padding-bottom="0in" fo:padding-right="0.075in"/>
    </style:style>
    <style:style style:name="P477"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78" style:family="table-cell">
      <style:table-cell-properties fo:border="0.0069in solid #000000" style:writing-mode="lr-tb" fo:padding-top="0in" fo:padding-left="0.075in" fo:padding-bottom="0in" fo:padding-right="0.075in"/>
    </style:style>
    <style:style style:name="P479"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80" style:family="table-cell">
      <style:table-cell-properties fo:border="0.0069in solid #000000" style:writing-mode="lr-tb" fo:padding-top="0in" fo:padding-left="0.075in" fo:padding-bottom="0in" fo:padding-right="0.075in"/>
    </style:style>
    <style:style style:name="P481"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Row482" style:family="table-row">
      <style:table-row-properties style:use-optimal-row-height="false"/>
    </style:style>
    <style:style style:name="TableCell483" style:family="table-cell">
      <style:table-cell-properties fo:border="0.0069in solid #000000" style:writing-mode="lr-tb" fo:padding-top="0in" fo:padding-left="0.075in" fo:padding-bottom="0in" fo:padding-right="0.075in"/>
    </style:style>
    <style:style style:name="P484" style:parent-style-name="內文" style:family="paragraph">
      <style:paragraph-properties fo:widows="0" fo:orphans="0" style:snap-to-layout-grid="false" fo:text-align="justify" fo:line-height="150%">
        <style:tab-stops>
          <style:tab-stop style:type="center" style:position="0.7354in"/>
        </style:tab-stops>
      </style:paragraph-properties>
      <style:text-properties style:font-name="Times New Roman" style:font-name-asian="標楷體" style:letter-kerning="false"/>
    </style:style>
    <style:style style:name="TableCell485" style:family="table-cell">
      <style:table-cell-properties fo:border="0.0069in solid #000000" style:writing-mode="lr-tb" fo:padding-top="0in" fo:padding-left="0.075in" fo:padding-bottom="0in" fo:padding-right="0.075in"/>
    </style:style>
    <style:style style:name="P486"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87" style:family="table-cell">
      <style:table-cell-properties fo:border="0.0069in solid #000000" style:writing-mode="lr-tb" fo:padding-top="0in" fo:padding-left="0.075in" fo:padding-bottom="0in" fo:padding-right="0.075in"/>
    </style:style>
    <style:style style:name="P488"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89" style:family="table-cell">
      <style:table-cell-properties fo:border="0.0069in solid #000000" style:writing-mode="lr-tb" fo:padding-top="0in" fo:padding-left="0.075in" fo:padding-bottom="0in" fo:padding-right="0.075in"/>
    </style:style>
    <style:style style:name="P490"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P491"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T492" style:parent-style-name="DefaultParagraphFont" style:family="text">
      <style:text-properties fo:font-weight="bold" style:font-weight-asian="bold" style:font-weight-complex="bold"/>
    </style:style>
    <style:style style:name="T493" style:parent-style-name="DefaultParagraphFont" style:family="text">
      <style:text-properties fo:font-weight="bold" style:font-weight-asian="bold" style:font-weight-complex="bold"/>
    </style:style>
    <style:style style:name="T494" style:parent-style-name="DefaultParagraphFont" style:family="text">
      <style:text-properties fo:font-weight="bold" style:font-weight-asian="bold" style:font-weight-complex="bold"/>
    </style:style>
    <style:style style:name="T495" style:parent-style-name="DefaultParagraphFont" style:family="text">
      <style:text-properties fo:font-weight="bold" style:font-weight-asian="bold" style:font-weight-complex="bold"/>
    </style:style>
    <style:style style:name="T496" style:parent-style-name="DefaultParagraphFont" style:family="text">
      <style:text-properties fo:font-weight="bold" style:font-weight-asian="bold" style:font-weight-complex="bold"/>
    </style:style>
    <style:style style:name="T497" style:parent-style-name="DefaultParagraphFont" style:family="text">
      <style:text-properties fo:font-weight="bold" style:font-weight-asian="bold" style:font-weight-complex="bold"/>
    </style:style>
    <style:style style:name="T498" style:parent-style-name="DefaultParagraphFont" style:family="text">
      <style:text-properties fo:font-weight="bold" style:font-weight-asian="bold" style:font-weight-complex="bold"/>
    </style:style>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weight="bold" style:font-weight-asian="bold" style:font-weight-complex="bold"/>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T503" style:parent-style-name="DefaultParagraphFont" style:family="text">
      <style:text-properties fo:font-weight="bold" style:font-weight-asian="bold" style:font-weight-complex="bold"/>
    </style:style>
    <style:style style:name="T504" style:parent-style-name="DefaultParagraphFont" style:family="text">
      <style:text-properties fo:font-weight="bold" style:font-weight-asian="bold" style:font-weight-complex="bold"/>
    </style:style>
    <style:style style:name="T505" style:parent-style-name="DefaultParagraphFont" style:family="text">
      <style:text-properties fo:font-weight="bold" style:font-weight-asian="bold" style:font-weight-complex="bold"/>
    </style:style>
    <style:style style:name="T506" style:parent-style-name="DefaultParagraphFont" style:family="text">
      <style:text-properties fo:font-weight="bold" style:font-weight-asian="bold" style:font-weight-complex="bold"/>
    </style:style>
    <style:style style:name="T507" style:parent-style-name="DefaultParagraphFont" style:family="text">
      <style:text-properties fo:font-weight="bold" style:font-weight-asian="bold" style:font-weight-complex="bold"/>
    </style:style>
    <style:style style:name="T508" style:parent-style-name="DefaultParagraphFont" style:family="text">
      <style:text-properties fo:font-weight="bold" style:font-weight-asian="bold" style:font-weight-complex="bold"/>
    </style:style>
    <style:style style:name="T509" style:parent-style-name="DefaultParagraphFont" style:family="text">
      <style:text-properties fo:font-weight="bold" style:font-weight-asian="bold" style:font-weight-complex="bold"/>
    </style:style>
    <style:style style:name="T510" style:parent-style-name="DefaultParagraphFont" style:family="text">
      <style:text-properties fo:font-weight="bold" style:font-weight-asian="bold" style:font-weight-complex="bold"/>
    </style:style>
    <style:style style:name="T511" style:parent-style-name="DefaultParagraphFont" style:family="text">
      <style:text-properties fo:font-weight="bold" style:font-weight-asian="bold" style:font-weight-complex="bold"/>
    </style:style>
    <style:style style:name="T512" style:parent-style-name="DefaultParagraphFont" style:family="text">
      <style:text-properties fo:font-weight="bold" style:font-weight-asian="bold" style:font-weight-complex="bold"/>
    </style:style>
    <style:style style:name="P513" style:parent-style-name="內文" style:family="paragraph">
      <style:paragraph-properties fo:widows="0" fo:orphans="0" style:snap-to-layout-grid="false" fo:text-align="justify" fo:line-height="150%" fo:margin-left="0.2951in">
        <style:tab-stops/>
      </style:paragraph-properties>
      <style:text-properties style:font-name="Times New Roman" style:font-name-asian="標楷體" style:letter-kerning="false"/>
    </style:style>
    <style:style style:name="P514"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T515" style:parent-style-name="DefaultParagraphFont" style:family="text">
      <style:text-properties fo:font-weight="bold" style:font-weight-asian="bold" style:font-weight-complex="bold"/>
    </style:style>
    <style:style style:name="P516" style:parent-style-name="Textbody" style:family="paragraph">
      <style:paragraph-properties fo:margin-top="0in" fo:margin-bottom="0in"/>
    </style:style>
    <style:style style:name="P517" style:parent-style-name="Textbody" style:family="paragraph">
      <style:paragraph-properties fo:margin-top="0in" fo:margin-bottom="0in"/>
    </style:style>
    <style:style style:name="P518" style:parent-style-name="Textbody" style:family="paragraph">
      <style:paragraph-properties fo:margin-top="0in" fo:margin-bottom="0in"/>
    </style:style>
    <style:style style:name="P519" style:parent-style-name="Textbody" style:family="paragraph">
      <style:paragraph-properties fo:margin-top="0in" fo:margin-bottom="0in"/>
    </style:style>
    <style:style style:name="P520" style:parent-style-name="Textbody" style:family="paragraph">
      <style:paragraph-properties fo:margin-top="0in" fo:margin-bottom="0in"/>
    </style:style>
    <style:style style:name="P521" style:parent-style-name="Textbody" style:family="paragraph">
      <style:paragraph-properties fo:margin-top="0in" fo:margin-bottom="0in"/>
    </style:style>
    <style:style style:name="TableColumn523" style:family="table-column">
      <style:table-column-properties style:column-width="1.1083in" style:use-optimal-column-width="false"/>
    </style:style>
    <style:style style:name="TableColumn524" style:family="table-column">
      <style:table-column-properties style:column-width="0.877in" style:use-optimal-column-width="false"/>
    </style:style>
    <style:style style:name="TableColumn525" style:family="table-column">
      <style:table-column-properties style:column-width="2.2236in" style:use-optimal-column-width="false"/>
    </style:style>
    <style:style style:name="TableColumn526" style:family="table-column">
      <style:table-column-properties style:column-width="1.2659in" style:use-optimal-column-width="false"/>
    </style:style>
    <style:style style:name="TableColumn527" style:family="table-column">
      <style:table-column-properties style:column-width="0.9645in" style:use-optimal-column-width="false"/>
    </style:style>
    <style:style style:name="Table522" style:family="table">
      <style:table-properties style:width="6.4395in" style:rel-width="100%" fo:margin-left="0in" table:align="center"/>
    </style:style>
    <style:style style:name="TableRow528" style:family="table-row">
      <style:table-row-properties style:use-optimal-row-height="false"/>
    </style:style>
    <style:style style:name="TableCell529" style:family="table-cell">
      <style:table-cell-properties fo:border="0.0069in solid #000000" style:writing-mode="lr-tb" fo:padding-top="0in" fo:padding-left="0.0069in" fo:padding-bottom="0in" fo:padding-right="0.0069in"/>
    </style:style>
    <style:style style:name="TableCell530" style:family="table-cell">
      <style:table-cell-properties fo:border="0.0069in solid #000000" style:writing-mode="lr-tb" fo:padding-top="0in" fo:padding-left="0.0069in" fo:padding-bottom="0in" fo:padding-right="0.0069in"/>
    </style:style>
    <style:style style:name="TableCell531" style:family="table-cell">
      <style:table-cell-properties fo:border="0.0069in solid #000000" style:writing-mode="lr-tb" fo:padding-top="0in" fo:padding-left="0.0069in" fo:padding-bottom="0in" fo:padding-right="0.0069in"/>
    </style:style>
    <style:style style:name="TableCell532" style:family="table-cell">
      <style:table-cell-properties fo:border="0.0069in solid #000000" style:writing-mode="lr-tb" fo:padding-top="0in" fo:padding-left="0.0069in" fo:padding-bottom="0in" fo:padding-right="0.0069in"/>
    </style:style>
    <style:style style:name="TableCell533" style:family="table-cell">
      <style:table-cell-properties fo:border="0.0069in solid #000000" style:writing-mode="lr-tb" fo:padding-top="0in" fo:padding-left="0.0069in" fo:padding-bottom="0in" fo:padding-right="0.0069in"/>
    </style:style>
    <style:style style:name="TableRow534" style:family="table-row">
      <style:table-row-properties style:use-optimal-row-height="false"/>
    </style:style>
    <style:style style:name="TableCell535" style:family="table-cell">
      <style:table-cell-properties fo:border="0.0069in solid #000000" style:writing-mode="lr-tb" fo:padding-top="0in" fo:padding-left="0.0069in" fo:padding-bottom="0in" fo:padding-right="0.0069in"/>
    </style:style>
    <style:style style:name="TableCell536" style:family="table-cell">
      <style:table-cell-properties fo:border="0.0069in solid #000000" style:writing-mode="lr-tb" fo:padding-top="0in" fo:padding-left="0.0069in" fo:padding-bottom="0in" fo:padding-right="0.0069in"/>
    </style:style>
    <style:style style:name="TableCell537" style:family="table-cell">
      <style:table-cell-properties fo:border="0.0069in solid #000000" style:writing-mode="lr-tb" fo:padding-top="0in" fo:padding-left="0.0069in" fo:padding-bottom="0in" fo:padding-right="0.0069in"/>
    </style:style>
    <style:style style:name="TableCell538" style:family="table-cell">
      <style:table-cell-properties fo:border="0.0069in solid #000000" style:writing-mode="lr-tb" fo:padding-top="0in" fo:padding-left="0.0069in" fo:padding-bottom="0in" fo:padding-right="0.0069in"/>
    </style:style>
    <style:style style:name="TableCell539" style:family="table-cell">
      <style:table-cell-properties fo:border="0.0069in solid #000000" style:writing-mode="lr-tb" fo:padding-top="0in" fo:padding-left="0.0069in" fo:padding-bottom="0in" fo:padding-right="0.0069in"/>
    </style:style>
    <style:style style:name="TableRow540" style:family="table-row">
      <style:table-row-properties style:use-optimal-row-height="false"/>
    </style:style>
    <style:style style:name="TableCell541" style:family="table-cell">
      <style:table-cell-properties fo:border="0.0069in solid #000000" style:writing-mode="lr-tb" fo:padding-top="0in" fo:padding-left="0.0069in" fo:padding-bottom="0in" fo:padding-right="0.0069in"/>
    </style:style>
    <style:style style:name="TableCell542" style:family="table-cell">
      <style:table-cell-properties fo:border="0.0069in solid #000000" style:writing-mode="lr-tb" fo:padding-top="0in" fo:padding-left="0.0069in" fo:padding-bottom="0in" fo:padding-right="0.0069in"/>
    </style:style>
    <style:style style:name="TableCell543" style:family="table-cell">
      <style:table-cell-properties fo:border="0.0069in solid #000000" style:writing-mode="lr-tb" fo:padding-top="0in" fo:padding-left="0.0069in" fo:padding-bottom="0in" fo:padding-right="0.0069in"/>
    </style:style>
    <style:style style:name="TableCell544" style:family="table-cell">
      <style:table-cell-properties fo:border="0.0069in solid #000000" style:writing-mode="lr-tb" fo:padding-top="0in" fo:padding-left="0.0069in" fo:padding-bottom="0in" fo:padding-right="0.0069in"/>
    </style:style>
    <style:style style:name="TableCell545" style:family="table-cell">
      <style:table-cell-properties fo:border="0.0069in solid #000000" style:writing-mode="lr-tb" fo:padding-top="0in" fo:padding-left="0.0069in" fo:padding-bottom="0in" fo:padding-right="0.0069in"/>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069in" fo:padding-bottom="0in" fo:padding-right="0.0069in"/>
    </style:style>
    <style:style style:name="TableCell548" style:family="table-cell">
      <style:table-cell-properties fo:border="0.0069in solid #000000" style:writing-mode="lr-tb" fo:padding-top="0in" fo:padding-left="0.0069in" fo:padding-bottom="0in" fo:padding-right="0.0069in"/>
    </style:style>
    <style:style style:name="TableCell549" style:family="table-cell">
      <style:table-cell-properties fo:border="0.0069in solid #000000" style:writing-mode="lr-tb" fo:padding-top="0in" fo:padding-left="0.0069in" fo:padding-bottom="0in" fo:padding-right="0.0069in"/>
    </style:style>
    <style:style style:name="TableCell550" style:family="table-cell">
      <style:table-cell-properties fo:border="0.0069in solid #000000" style:writing-mode="lr-tb" fo:padding-top="0in" fo:padding-left="0.0069in" fo:padding-bottom="0in" fo:padding-right="0.0069in"/>
    </style:style>
    <style:style style:name="TableCell551" style:family="table-cell">
      <style:table-cell-properties fo:border="0.0069in solid #000000" style:writing-mode="lr-tb" fo:padding-top="0in" fo:padding-left="0.0069in" fo:padding-bottom="0in" fo:padding-right="0.0069in"/>
    </style:style>
    <style:style style:name="TableRow552" style:family="table-row">
      <style:table-row-properties style:use-optimal-row-height="false"/>
    </style:style>
    <style:style style:name="TableCell553" style:family="table-cell">
      <style:table-cell-properties fo:border="0.0069in solid #000000" style:writing-mode="lr-tb" fo:padding-top="0in" fo:padding-left="0.0069in" fo:padding-bottom="0in" fo:padding-right="0.0069in"/>
    </style:style>
    <style:style style:name="TableCell554" style:family="table-cell">
      <style:table-cell-properties fo:border="0.0069in solid #000000" style:writing-mode="lr-tb" fo:padding-top="0in" fo:padding-left="0.0069in" fo:padding-bottom="0in" fo:padding-right="0.0069in"/>
    </style:style>
    <style:style style:name="TableCell555" style:family="table-cell">
      <style:table-cell-properties fo:border="0.0069in solid #000000" style:writing-mode="lr-tb" fo:padding-top="0in" fo:padding-left="0.0069in" fo:padding-bottom="0in" fo:padding-right="0.0069in"/>
    </style:style>
    <style:style style:name="TableCell556" style:family="table-cell">
      <style:table-cell-properties fo:border="0.0069in solid #000000" style:writing-mode="lr-tb" fo:padding-top="0in" fo:padding-left="0.0069in" fo:padding-bottom="0in" fo:padding-right="0.0069in"/>
    </style:style>
    <style:style style:name="TableCell557" style:family="table-cell">
      <style:table-cell-properties fo:border="0.0069in solid #000000" style:writing-mode="lr-tb" fo:padding-top="0in" fo:padding-left="0.0069in" fo:padding-bottom="0in" fo:padding-right="0.0069in"/>
    </style:style>
    <style:style style:name="TableRow558" style:family="table-row">
      <style:table-row-properties style:use-optimal-row-height="false"/>
    </style:style>
    <style:style style:name="TableCell559" style:family="table-cell">
      <style:table-cell-properties fo:border="0.0069in solid #000000" style:writing-mode="lr-tb" fo:padding-top="0in" fo:padding-left="0.0069in" fo:padding-bottom="0in" fo:padding-right="0.0069in"/>
    </style:style>
    <style:style style:name="TableCell560" style:family="table-cell">
      <style:table-cell-properties fo:border="0.0069in solid #000000" style:writing-mode="lr-tb" fo:padding-top="0in" fo:padding-left="0.0069in" fo:padding-bottom="0in" fo:padding-right="0.0069in"/>
    </style:style>
    <style:style style:name="TableCell561" style:family="table-cell">
      <style:table-cell-properties fo:border="0.0069in solid #000000" style:writing-mode="lr-tb" fo:padding-top="0in" fo:padding-left="0.0069in" fo:padding-bottom="0in" fo:padding-right="0.0069in"/>
    </style:style>
    <style:style style:name="TableCell562" style:family="table-cell">
      <style:table-cell-properties fo:border="0.0069in solid #000000" style:writing-mode="lr-tb" fo:padding-top="0in" fo:padding-left="0.0069in" fo:padding-bottom="0in" fo:padding-right="0.0069in"/>
    </style:style>
    <style:style style:name="TableCell563" style:family="table-cell">
      <style:table-cell-properties fo:border="0.0069in solid #000000" style:writing-mode="lr-tb" fo:padding-top="0in" fo:padding-left="0.0069in" fo:padding-bottom="0in" fo:padding-right="0.0069in"/>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069in" fo:padding-bottom="0in" fo:padding-right="0.0069in"/>
    </style:style>
    <style:style style:name="TableCell566" style:family="table-cell">
      <style:table-cell-properties fo:border="0.0069in solid #000000" style:writing-mode="lr-tb" fo:padding-top="0in" fo:padding-left="0.0069in" fo:padding-bottom="0in" fo:padding-right="0.0069in"/>
    </style:style>
    <style:style style:name="TableCell567" style:family="table-cell">
      <style:table-cell-properties fo:border="0.0069in solid #000000" style:writing-mode="lr-tb" fo:padding-top="0in" fo:padding-left="0.0069in" fo:padding-bottom="0in" fo:padding-right="0.0069in"/>
    </style:style>
    <style:style style:name="TableCell568" style:family="table-cell">
      <style:table-cell-properties fo:border="0.0069in solid #000000" style:writing-mode="lr-tb" fo:padding-top="0in" fo:padding-left="0.0069in" fo:padding-bottom="0in" fo:padding-right="0.0069in"/>
    </style:style>
    <style:style style:name="TableCell569" style:family="table-cell">
      <style:table-cell-properties fo:border="0.0069in solid #000000" style:writing-mode="lr-tb" fo:padding-top="0in" fo:padding-left="0.0069in" fo:padding-bottom="0in" fo:padding-right="0.0069in"/>
    </style:style>
    <style:style style:name="TableRow570" style:family="table-row">
      <style:table-row-properties style:use-optimal-row-height="false"/>
    </style:style>
    <style:style style:name="TableCell571" style:family="table-cell">
      <style:table-cell-properties fo:border="0.0069in solid #000000" style:writing-mode="lr-tb" fo:padding-top="0in" fo:padding-left="0.0069in" fo:padding-bottom="0in" fo:padding-right="0.0069in"/>
    </style:style>
    <style:style style:name="TableCell572" style:family="table-cell">
      <style:table-cell-properties fo:border="0.0069in solid #000000" style:writing-mode="lr-tb" fo:padding-top="0in" fo:padding-left="0.0069in" fo:padding-bottom="0in" fo:padding-right="0.0069in"/>
    </style:style>
    <style:style style:name="TableCell573" style:family="table-cell">
      <style:table-cell-properties fo:border="0.0069in solid #000000" style:writing-mode="lr-tb" fo:padding-top="0in" fo:padding-left="0.0069in" fo:padding-bottom="0in" fo:padding-right="0.0069in"/>
    </style:style>
    <style:style style:name="TableCell574" style:family="table-cell">
      <style:table-cell-properties fo:border="0.0069in solid #000000" style:writing-mode="lr-tb" fo:padding-top="0in" fo:padding-left="0.0069in" fo:padding-bottom="0in" fo:padding-right="0.0069in"/>
    </style:style>
    <style:style style:name="TableCell575" style:family="table-cell">
      <style:table-cell-properties fo:border="0.0069in solid #000000" style:writing-mode="lr-tb" fo:padding-top="0in" fo:padding-left="0.0069in" fo:padding-bottom="0in" fo:padding-right="0.0069in"/>
    </style:style>
    <style:style style:name="TableRow576" style:family="table-row">
      <style:table-row-properties style:use-optimal-row-height="false"/>
    </style:style>
    <style:style style:name="TableCell577" style:family="table-cell">
      <style:table-cell-properties fo:border="0.0069in solid #000000" style:writing-mode="lr-tb" fo:padding-top="0in" fo:padding-left="0.0069in" fo:padding-bottom="0in" fo:padding-right="0.0069in"/>
    </style:style>
    <style:style style:name="TableCell578" style:family="table-cell">
      <style:table-cell-properties fo:border="0.0069in solid #000000" style:writing-mode="lr-tb" fo:padding-top="0in" fo:padding-left="0.0069in" fo:padding-bottom="0in" fo:padding-right="0.0069in"/>
    </style:style>
    <style:style style:name="TableCell579" style:family="table-cell">
      <style:table-cell-properties fo:border="0.0069in solid #000000" style:writing-mode="lr-tb" fo:padding-top="0in" fo:padding-left="0.0069in" fo:padding-bottom="0in" fo:padding-right="0.0069in"/>
    </style:style>
    <style:style style:name="TableCell580" style:family="table-cell">
      <style:table-cell-properties fo:border="0.0069in solid #000000" style:writing-mode="lr-tb" fo:padding-top="0in" fo:padding-left="0.0069in" fo:padding-bottom="0in" fo:padding-right="0.0069in"/>
    </style:style>
    <style:style style:name="TableCell581" style:family="table-cell">
      <style:table-cell-properties fo:border="0.0069in solid #000000" style:writing-mode="lr-tb" fo:padding-top="0in" fo:padding-left="0.0069in" fo:padding-bottom="0in" fo:padding-right="0.0069in"/>
    </style:style>
    <style:style style:name="TableRow582" style:family="table-row">
      <style:table-row-properties style:use-optimal-row-height="false"/>
    </style:style>
    <style:style style:name="TableCell583" style:family="table-cell">
      <style:table-cell-properties fo:border="0.0069in solid #000000" style:writing-mode="lr-tb" fo:padding-top="0in" fo:padding-left="0.0069in" fo:padding-bottom="0in" fo:padding-right="0.0069in"/>
    </style:style>
    <style:style style:name="TableCell584" style:family="table-cell">
      <style:table-cell-properties fo:border="0.0069in solid #000000" style:writing-mode="lr-tb" fo:padding-top="0in" fo:padding-left="0.0069in" fo:padding-bottom="0in" fo:padding-right="0.0069in"/>
    </style:style>
    <style:style style:name="TableCell585" style:family="table-cell">
      <style:table-cell-properties fo:border="0.0069in solid #000000" style:writing-mode="lr-tb" fo:padding-top="0in" fo:padding-left="0.0069in" fo:padding-bottom="0in" fo:padding-right="0.0069in"/>
    </style:style>
    <style:style style:name="TableCell586" style:family="table-cell">
      <style:table-cell-properties fo:border="0.0069in solid #000000" style:writing-mode="lr-tb" fo:padding-top="0in" fo:padding-left="0.0069in" fo:padding-bottom="0in" fo:padding-right="0.0069in"/>
    </style:style>
    <style:style style:name="TableCell587" style:family="table-cell">
      <style:table-cell-properties fo:border="0.0069in solid #000000" style:writing-mode="lr-tb" fo:padding-top="0in" fo:padding-left="0.0069in" fo:padding-bottom="0in" fo:padding-right="0.0069in"/>
    </style:style>
    <style:style style:name="TableRow588" style:family="table-row">
      <style:table-row-properties style:use-optimal-row-height="false"/>
    </style:style>
    <style:style style:name="TableCell589" style:family="table-cell">
      <style:table-cell-properties fo:border="0.0069in solid #000000" style:writing-mode="lr-tb" fo:padding-top="0in" fo:padding-left="0.0069in" fo:padding-bottom="0in" fo:padding-right="0.0069in"/>
    </style:style>
    <style:style style:name="TableCell590" style:family="table-cell">
      <style:table-cell-properties fo:border="0.0069in solid #000000" style:writing-mode="lr-tb" fo:padding-top="0in" fo:padding-left="0.0069in" fo:padding-bottom="0in" fo:padding-right="0.0069in"/>
    </style:style>
    <style:style style:name="TableCell591" style:family="table-cell">
      <style:table-cell-properties fo:border="0.0069in solid #000000" style:writing-mode="lr-tb" fo:padding-top="0in" fo:padding-left="0.0069in" fo:padding-bottom="0in" fo:padding-right="0.0069in"/>
    </style:style>
    <style:style style:name="TableCell592" style:family="table-cell">
      <style:table-cell-properties fo:border="0.0069in solid #000000" style:writing-mode="lr-tb" fo:padding-top="0in" fo:padding-left="0.0069in" fo:padding-bottom="0in" fo:padding-right="0.0069in"/>
    </style:style>
    <style:style style:name="TableCell593" style:family="table-cell">
      <style:table-cell-properties fo:border="0.0069in solid #000000" style:writing-mode="lr-tb" fo:padding-top="0in" fo:padding-left="0.0069in" fo:padding-bottom="0in" fo:padding-right="0.0069in"/>
    </style:style>
    <style:style style:name="TableRow594" style:family="table-row">
      <style:table-row-properties style:use-optimal-row-height="false"/>
    </style:style>
    <style:style style:name="TableCell595" style:family="table-cell">
      <style:table-cell-properties fo:border="0.0069in solid #000000" style:writing-mode="lr-tb" fo:padding-top="0in" fo:padding-left="0.0069in" fo:padding-bottom="0in" fo:padding-right="0.0069in"/>
    </style:style>
    <style:style style:name="TableCell596" style:family="table-cell">
      <style:table-cell-properties fo:border="0.0069in solid #000000" style:writing-mode="lr-tb" fo:padding-top="0in" fo:padding-left="0.0069in" fo:padding-bottom="0in" fo:padding-right="0.0069in"/>
    </style:style>
    <style:style style:name="TableCell597" style:family="table-cell">
      <style:table-cell-properties fo:border="0.0069in solid #000000" style:writing-mode="lr-tb" fo:padding-top="0in" fo:padding-left="0.0069in" fo:padding-bottom="0in" fo:padding-right="0.0069in"/>
    </style:style>
    <style:style style:name="TableCell598" style:family="table-cell">
      <style:table-cell-properties fo:border="0.0069in solid #000000" style:writing-mode="lr-tb" fo:padding-top="0in" fo:padding-left="0.0069in" fo:padding-bottom="0in" fo:padding-right="0.0069in"/>
    </style:style>
    <style:style style:name="TableCell599" style:family="table-cell">
      <style:table-cell-properties fo:border="0.0069in solid #000000" style:writing-mode="lr-tb" fo:padding-top="0in" fo:padding-left="0.0069in" fo:padding-bottom="0in" fo:padding-right="0.0069in"/>
    </style:style>
    <style:style style:name="TableRow600" style:family="table-row">
      <style:table-row-properties style:use-optimal-row-height="false"/>
    </style:style>
    <style:style style:name="TableCell601" style:family="table-cell">
      <style:table-cell-properties fo:border="0.0069in solid #000000" style:writing-mode="lr-tb" fo:padding-top="0in" fo:padding-left="0.0069in" fo:padding-bottom="0in" fo:padding-right="0.0069in"/>
    </style:style>
    <style:style style:name="TableCell602" style:family="table-cell">
      <style:table-cell-properties fo:border="0.0069in solid #000000" style:writing-mode="lr-tb" fo:padding-top="0in" fo:padding-left="0.0069in" fo:padding-bottom="0in" fo:padding-right="0.0069in"/>
    </style:style>
    <style:style style:name="TableCell603" style:family="table-cell">
      <style:table-cell-properties fo:border="0.0069in solid #000000" style:writing-mode="lr-tb" fo:padding-top="0in" fo:padding-left="0.0069in" fo:padding-bottom="0in" fo:padding-right="0.0069in"/>
    </style:style>
    <style:style style:name="TableCell604" style:family="table-cell">
      <style:table-cell-properties fo:border="0.0069in solid #000000" style:writing-mode="lr-tb" fo:padding-top="0in" fo:padding-left="0.0069in" fo:padding-bottom="0in" fo:padding-right="0.0069in"/>
    </style:style>
    <style:style style:name="TableCell605" style:family="table-cell">
      <style:table-cell-properties fo:border="0.0069in solid #000000" style:writing-mode="lr-tb" fo:padding-top="0in" fo:padding-left="0.0069in" fo:padding-bottom="0in" fo:padding-right="0.0069in"/>
    </style:style>
    <style:style style:name="TableRow606" style:family="table-row">
      <style:table-row-properties style:use-optimal-row-height="false"/>
    </style:style>
    <style:style style:name="TableCell607" style:family="table-cell">
      <style:table-cell-properties fo:border="0.0069in solid #000000" style:writing-mode="lr-tb" fo:padding-top="0in" fo:padding-left="0.0069in" fo:padding-bottom="0in" fo:padding-right="0.0069in"/>
    </style:style>
    <style:style style:name="TableCell608" style:family="table-cell">
      <style:table-cell-properties fo:border="0.0069in solid #000000" style:writing-mode="lr-tb" fo:padding-top="0in" fo:padding-left="0.0069in" fo:padding-bottom="0in" fo:padding-right="0.0069in"/>
    </style:style>
    <style:style style:name="TableCell609" style:family="table-cell">
      <style:table-cell-properties fo:border="0.0069in solid #000000" style:writing-mode="lr-tb" fo:padding-top="0in" fo:padding-left="0.0069in" fo:padding-bottom="0in" fo:padding-right="0.0069in"/>
    </style:style>
    <style:style style:name="TableCell610" style:family="table-cell">
      <style:table-cell-properties fo:border="0.0069in solid #000000" style:writing-mode="lr-tb" fo:padding-top="0in" fo:padding-left="0.0069in" fo:padding-bottom="0in" fo:padding-right="0.0069in"/>
    </style:style>
    <style:style style:name="TableCell611" style:family="table-cell">
      <style:table-cell-properties fo:border="0.0069in solid #000000" style:writing-mode="lr-tb" fo:padding-top="0in" fo:padding-left="0.0069in" fo:padding-bottom="0in" fo:padding-right="0.0069in"/>
    </style:style>
    <style:style style:name="TableRow612" style:family="table-row">
      <style:table-row-properties style:use-optimal-row-height="false"/>
    </style:style>
    <style:style style:name="TableCell613" style:family="table-cell">
      <style:table-cell-properties fo:border="0.0069in solid #000000" style:writing-mode="lr-tb" fo:padding-top="0in" fo:padding-left="0.0069in" fo:padding-bottom="0in" fo:padding-right="0.0069in"/>
    </style:style>
    <style:style style:name="TableCell614" style:family="table-cell">
      <style:table-cell-properties fo:border="0.0069in solid #000000" style:writing-mode="lr-tb" fo:padding-top="0in" fo:padding-left="0.0069in" fo:padding-bottom="0in" fo:padding-right="0.0069in"/>
    </style:style>
    <style:style style:name="TableCell615" style:family="table-cell">
      <style:table-cell-properties fo:border="0.0069in solid #000000" style:writing-mode="lr-tb" fo:padding-top="0in" fo:padding-left="0.0069in" fo:padding-bottom="0in" fo:padding-right="0.0069in"/>
    </style:style>
    <style:style style:name="TableCell616" style:family="table-cell">
      <style:table-cell-properties fo:border="0.0069in solid #000000" style:writing-mode="lr-tb" fo:padding-top="0in" fo:padding-left="0.0069in" fo:padding-bottom="0in" fo:padding-right="0.0069in"/>
    </style:style>
    <style:style style:name="TableCell617" style:family="table-cell">
      <style:table-cell-properties fo:border="0.0069in solid #000000" style:writing-mode="lr-tb" fo:padding-top="0in" fo:padding-left="0.0069in" fo:padding-bottom="0in" fo:padding-right="0.0069in"/>
    </style:style>
    <style:style style:name="TableRow618" style:family="table-row">
      <style:table-row-properties style:use-optimal-row-height="false"/>
    </style:style>
    <style:style style:name="TableCell619" style:family="table-cell">
      <style:table-cell-properties fo:border="0.0069in solid #000000" style:writing-mode="lr-tb" fo:padding-top="0in" fo:padding-left="0.0069in" fo:padding-bottom="0in" fo:padding-right="0.0069in"/>
    </style:style>
    <style:style style:name="TableCell620" style:family="table-cell">
      <style:table-cell-properties fo:border="0.0069in solid #000000" style:writing-mode="lr-tb" fo:padding-top="0in" fo:padding-left="0.0069in" fo:padding-bottom="0in" fo:padding-right="0.0069in"/>
    </style:style>
    <style:style style:name="TableCell621" style:family="table-cell">
      <style:table-cell-properties fo:border="0.0069in solid #000000" style:writing-mode="lr-tb" fo:padding-top="0in" fo:padding-left="0.0069in" fo:padding-bottom="0in" fo:padding-right="0.0069in"/>
    </style:style>
    <style:style style:name="TableCell622" style:family="table-cell">
      <style:table-cell-properties fo:border="0.0069in solid #000000" style:writing-mode="lr-tb" fo:padding-top="0in" fo:padding-left="0.0069in" fo:padding-bottom="0in" fo:padding-right="0.0069in"/>
    </style:style>
    <style:style style:name="TableCell623" style:family="table-cell">
      <style:table-cell-properties fo:border="0.0069in solid #000000" style:writing-mode="lr-tb" fo:padding-top="0in" fo:padding-left="0.0069in" fo:padding-bottom="0in" fo:padding-right="0.0069in"/>
    </style:style>
    <style:style style:name="TableRow624" style:family="table-row">
      <style:table-row-properties style:use-optimal-row-height="false"/>
    </style:style>
    <style:style style:name="TableCell625" style:family="table-cell">
      <style:table-cell-properties fo:border="0.0069in solid #000000" style:writing-mode="lr-tb" fo:padding-top="0in" fo:padding-left="0.0069in" fo:padding-bottom="0in" fo:padding-right="0.0069in"/>
    </style:style>
    <style:style style:name="TableCell626" style:family="table-cell">
      <style:table-cell-properties fo:border="0.0069in solid #000000" style:writing-mode="lr-tb" fo:padding-top="0in" fo:padding-left="0.0069in" fo:padding-bottom="0in" fo:padding-right="0.0069in"/>
    </style:style>
    <style:style style:name="TableCell627" style:family="table-cell">
      <style:table-cell-properties fo:border="0.0069in solid #000000" style:writing-mode="lr-tb" fo:padding-top="0in" fo:padding-left="0.0069in" fo:padding-bottom="0in" fo:padding-right="0.0069in"/>
    </style:style>
    <style:style style:name="TableCell628" style:family="table-cell">
      <style:table-cell-properties fo:border="0.0069in solid #000000" style:writing-mode="lr-tb" fo:padding-top="0in" fo:padding-left="0.0069in" fo:padding-bottom="0in" fo:padding-right="0.0069in"/>
    </style:style>
    <style:style style:name="TableCell629" style:family="table-cell">
      <style:table-cell-properties fo:border="0.0069in solid #000000" style:writing-mode="lr-tb" fo:padding-top="0in" fo:padding-left="0.0069in" fo:padding-bottom="0in" fo:padding-right="0.0069in"/>
    </style:style>
    <style:style style:name="TableRow630" style:family="table-row">
      <style:table-row-properties style:use-optimal-row-height="false"/>
    </style:style>
    <style:style style:name="TableCell631" style:family="table-cell">
      <style:table-cell-properties fo:border="0.0069in solid #000000" style:writing-mode="lr-tb" fo:padding-top="0in" fo:padding-left="0.0069in" fo:padding-bottom="0in" fo:padding-right="0.0069in"/>
    </style:style>
    <style:style style:name="TableCell632" style:family="table-cell">
      <style:table-cell-properties fo:border="0.0069in solid #000000" style:writing-mode="lr-tb" fo:padding-top="0in" fo:padding-left="0.0069in" fo:padding-bottom="0in" fo:padding-right="0.0069in"/>
    </style:style>
    <style:style style:name="TableCell633" style:family="table-cell">
      <style:table-cell-properties fo:border="0.0069in solid #000000" style:writing-mode="lr-tb" fo:padding-top="0in" fo:padding-left="0.0069in" fo:padding-bottom="0in" fo:padding-right="0.0069in"/>
    </style:style>
    <style:style style:name="TableCell634" style:family="table-cell">
      <style:table-cell-properties fo:border="0.0069in solid #000000" style:writing-mode="lr-tb" fo:padding-top="0in" fo:padding-left="0.0069in" fo:padding-bottom="0in" fo:padding-right="0.0069in"/>
    </style:style>
    <style:style style:name="TableCell635" style:family="table-cell">
      <style:table-cell-properties fo:border="0.0069in solid #000000" style:writing-mode="lr-tb" fo:padding-top="0in" fo:padding-left="0.0069in" fo:padding-bottom="0in" fo:padding-right="0.0069in"/>
    </style:style>
    <style:style style:name="TableRow636" style:family="table-row">
      <style:table-row-properties style:use-optimal-row-height="false"/>
    </style:style>
    <style:style style:name="TableCell637" style:family="table-cell">
      <style:table-cell-properties fo:border="0.0069in solid #000000" style:writing-mode="lr-tb" fo:padding-top="0in" fo:padding-left="0.0069in" fo:padding-bottom="0in" fo:padding-right="0.0069in"/>
    </style:style>
    <style:style style:name="TableCell638" style:family="table-cell">
      <style:table-cell-properties fo:border="0.0069in solid #000000" style:writing-mode="lr-tb" fo:padding-top="0in" fo:padding-left="0.0069in" fo:padding-bottom="0in" fo:padding-right="0.0069in"/>
    </style:style>
    <style:style style:name="TableCell639" style:family="table-cell">
      <style:table-cell-properties fo:border="0.0069in solid #000000" style:writing-mode="lr-tb" fo:padding-top="0in" fo:padding-left="0.0069in" fo:padding-bottom="0in" fo:padding-right="0.0069in"/>
    </style:style>
    <style:style style:name="TableCell640" style:family="table-cell">
      <style:table-cell-properties fo:border="0.0069in solid #000000" style:writing-mode="lr-tb" fo:padding-top="0in" fo:padding-left="0.0069in" fo:padding-bottom="0in" fo:padding-right="0.0069in"/>
    </style:style>
    <style:style style:name="TableCell641" style:family="table-cell">
      <style:table-cell-properties fo:border="0.0069in solid #000000" style:writing-mode="lr-tb" fo:padding-top="0in" fo:padding-left="0.0069in" fo:padding-bottom="0in" fo:padding-right="0.0069in"/>
    </style:style>
    <style:style style:name="P642" style:parent-style-name="Textbody" style:family="paragraph">
      <style:paragraph-properties fo:margin-top="0in" fo:margin-bottom="0in"/>
    </style:style>
    <style:style style:name="P643" style:parent-style-name="Textbody" style:family="paragraph">
      <style:paragraph-properties fo:margin-top="0in" fo:margin-bottom="0in"/>
    </style:style>
    <style:style style:name="P644" style:parent-style-name="Textbody" style:family="paragraph">
      <style:paragraph-properties fo:margin-top="0in" fo:margin-bottom="0in"/>
    </style:style>
    <style:style style:name="P645" style:parent-style-name="Textbody" style:family="paragraph">
      <style:paragraph-properties fo:margin-top="0in" fo:margin-bottom="0in"/>
    </style:style>
    <style:style style:name="P646" style:parent-style-name="Textbody" style:family="paragraph">
      <style:paragraph-properties fo:margin-top="0in" fo:margin-bottom="0in"/>
    </style:style>
    <style:style style:name="P647" style:parent-style-name="Textbody" style:family="paragraph">
      <style:paragraph-properties fo:margin-top="0in" fo:margin-bottom="0in"/>
    </style:style>
    <style:style style:name="P648" style:parent-style-name="Textbody" style:family="paragraph">
      <style:paragraph-properties fo:margin-top="0in" fo:margin-bottom="0in"/>
    </style:style>
    <style:style style:name="P649" style:parent-style-name="Textbody" style:family="paragraph">
      <style:paragraph-properties fo:margin-top="0in" fo:margin-bottom="0in"/>
    </style:style>
    <style:style style:name="P650" style:parent-style-name="Textbody" style:family="paragraph">
      <style:paragraph-properties fo:margin-top="0in" fo:margin-bottom="0in"/>
    </style:style>
    <style:style style:name="P651" style:parent-style-name="Textbody" style:family="paragraph">
      <style:paragraph-properties fo:margin-top="0in" fo:margin-bottom="0in"/>
    </style:style>
    <style:style style:name="P652" style:parent-style-name="Textbody" style:family="paragraph">
      <style:paragraph-properties fo:margin-top="0in" fo:margin-bottom="0in"/>
    </style:style>
    <style:style style:name="P653" style:parent-style-name="Textbody" style:family="paragraph">
      <style:paragraph-properties fo:margin-top="0in" fo:margin-bottom="0in"/>
    </style:style>
    <style:style style:name="T654" style:parent-style-name="DefaultParagraphFont" style:family="text">
      <style:text-properties fo:font-weight="bold" style:font-weight-asian="bold" style:font-weight-complex="bold"/>
    </style:style>
    <style:style style:name="P655" style:parent-style-name="Textbody" style:family="paragraph">
      <style:paragraph-properties fo:margin-top="0in" fo:margin-bottom="0in"/>
    </style:style>
    <style:style style:name="T656" style:parent-style-name="DefaultParagraphFont" style:family="text">
      <style:text-properties fo:font-weight="bold" style:font-weight-asian="bold" style:font-weight-complex="bold"/>
    </style:style>
    <style:style style:name="T657" style:parent-style-name="DefaultParagraphFont" style:family="text">
      <style:text-properties fo:font-weight="bold" style:font-weight-asian="bold" style:font-weight-complex="bold"/>
    </style:style>
    <style:style style:name="P658" style:parent-style-name="Textbody" style:family="paragraph">
      <style:paragraph-properties fo:margin-top="0in" fo:margin-bottom="0in"/>
    </style:style>
    <style:style style:name="T659" style:parent-style-name="DefaultParagraphFont" style:family="text">
      <style:text-properties fo:font-weight="bold" style:font-weight-asian="bold" style:font-weight-complex="bold"/>
    </style:style>
    <style:style style:name="P660" style:parent-style-name="Textbody" style:family="paragraph">
      <style:paragraph-properties fo:margin-top="0in" fo:margin-bottom="0in"/>
    </style:style>
    <style:style style:name="P661" style:parent-style-name="Textbody" style:family="paragraph">
      <style:paragraph-properties fo:margin-top="0in" fo:margin-bottom="0in"/>
    </style:style>
    <style:style style:name="T662" style:parent-style-name="DefaultParagraphFont" style:family="text">
      <style:text-properties fo:font-weight="bold" style:font-weight-asian="bold" style:font-weight-complex="bold"/>
    </style:style>
    <style:style style:name="P663" style:parent-style-name="Textbody" style:family="paragraph">
      <style:paragraph-properties fo:margin-top="0in" fo:margin-bottom="0in"/>
    </style:style>
    <style:style style:name="T664" style:parent-style-name="DefaultParagraphFont" style:family="text">
      <style:text-properties fo:font-weight="bold" style:font-weight-asian="bold" style:font-weight-complex="bold"/>
    </style:style>
    <style:style style:name="T665" style:parent-style-name="DefaultParagraphFont" style:family="text">
      <style:text-properties fo:font-weight="bold" style:font-weight-asian="bold" style:font-weight-complex="bold"/>
    </style:style>
    <style:style style:name="P666" style:parent-style-name="Textbody" style:family="paragraph">
      <style:paragraph-properties fo:margin-top="0in" fo:margin-bottom="0in"/>
    </style:style>
    <style:style style:name="T667" style:parent-style-name="DefaultParagraphFont" style:family="text">
      <style:text-properties fo:font-weight="bold" style:font-weight-asian="bold" style:font-weight-complex="bold"/>
    </style:style>
    <style:style style:name="T668" style:parent-style-name="DefaultParagraphFont" style:family="text">
      <style:text-properties fo:font-weight="bold" style:font-weight-asian="bold" style:font-weight-complex="bold"/>
    </style:style>
    <style:style style:name="T669" style:parent-style-name="DefaultParagraphFont" style:family="text">
      <style:text-properties fo:font-weight="bold" style:font-weight-asian="bold" style:font-weight-complex="bold"/>
    </style:style>
    <style:style style:name="T670" style:parent-style-name="DefaultParagraphFont" style:family="text">
      <style:text-properties fo:font-weight="bold" style:font-weight-asian="bold" style:font-weight-complex="bold"/>
    </style:style>
    <style:style style:name="T671" style:parent-style-name="DefaultParagraphFont" style:family="text">
      <style:text-properties fo:font-weight="bold" style:font-weight-asian="bold" style:font-weight-complex="bold"/>
    </style:style>
    <style:style style:name="P672" style:parent-style-name="Textbody" style:family="paragraph">
      <style:paragraph-properties fo:margin-top="0in" fo:margin-bottom="0in"/>
    </style:style>
    <style:style style:name="P673" style:parent-style-name="內文" style:family="paragraph">
      <style:paragraph-properties fo:widows="0" fo:orphans="0"/>
      <style:text-properties style:font-name="標楷體" style:font-name-asian="標楷體" style:letter-kerning="false" fo:font-size="15pt" style:font-size-asian="15pt"/>
    </style:style>
    <style:style style:name="P674" style:parent-style-name="內文" style:family="paragraph">
      <style:paragraph-properties fo:widows="0" fo:orphans="0" fo:margin-left="0.3333in">
        <style:tab-stops/>
      </style:paragraph-properties>
      <style:text-properties style:font-name="標楷體" style:font-name-asian="標楷體" style:letter-kerning="false" fo:font-size="15pt" style:font-size-asian="15pt"/>
    </style:style>
    <style:style style:name="P675"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P676"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P677" style:parent-style-name="內文" style:family="paragraph">
      <style:paragraph-properties fo:widows="0" fo:orphans="0" style:vertical-align="baseline"/>
      <style:text-properties style:font-name="Times New Roman" style:font-name-asian="標楷體" style:letter-kerning="false"/>
    </style:style>
    <style:style style:name="P678"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標楷體" style:letter-kerning="false"/>
    </style:style>
    <style:style style:name="P679"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標楷體" style:letter-kerning="false"/>
    </style:style>
    <style:style style:name="P680"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標楷體" style:letter-kerning="false"/>
    </style:style>
    <style:style style:name="P681" style:parent-style-name="內文" style:family="paragraph">
      <style:paragraph-properties fo:widows="0" fo:orphans="0" fo:break-before="page" fo:text-align="center" style:vertical-align="baseline">
        <style:tab-stops>
          <style:tab-stop style:type="left" style:position="1.2687in"/>
          <style:tab-stop style:type="left" style:position="6.1854in"/>
        </style:tab-stops>
      </style:paragraph-properties>
      <style:text-properties style:font-name="Times New Roman" style:font-name-asian="標楷體" style:letter-kerning="false" fo:font-size="20pt" style:font-size-asian="20pt" style:font-size-complex="10pt"/>
    </style:style>
    <style:style style:name="P682"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683"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8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85"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68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87"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688" style:parent-style-name="預設段落字型" style:family="text">
      <style:text-properties style:font-name="Times New Roman" style:font-name-asian="標楷體" fo:text-transform="uppercase" style:letter-kerning="false"/>
    </style:style>
    <style:style style:name="T689" style:parent-style-name="預設段落字型" style:family="text">
      <style:text-properties style:font-name="Times New Roman" style:font-name-asian="標楷體" fo:text-transform="uppercase" style:letter-kerning="false"/>
    </style:style>
    <style:style style:name="T690" style:parent-style-name="預設段落字型" style:family="text">
      <style:text-properties style:font-name="Times New Roman" style:font-name-asian="標楷體" fo:text-transform="uppercase" style:letter-kerning="false" style:font-size-complex="10pt"/>
    </style:style>
    <style:style style:name="T691" style:parent-style-name="預設段落字型" style:family="text">
      <style:text-properties style:font-name="Times New Roman" style:font-name-asian="標楷體" fo:text-transform="uppercase" style:letter-kerning="false"/>
    </style:style>
    <style:style style:name="P692"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693" style:parent-style-name="預設段落字型" style:family="text">
      <style:text-properties style:font-name="Times New Roman" style:font-name-asian="標楷體" fo:text-transform="uppercase" style:letter-kerning="false"/>
    </style:style>
    <style:style style:name="T694" style:parent-style-name="預設段落字型" style:family="text">
      <style:text-properties style:font-name="Times New Roman" style:font-name-asian="標楷體" fo:text-transform="uppercase" style:letter-kerning="false" style:font-size-complex="10pt"/>
    </style:style>
    <style:style style:name="T695" style:parent-style-name="預設段落字型" style:family="text">
      <style:text-properties style:font-name="Times New Roman" style:font-name-asian="標楷體" fo:text-transform="uppercase" style:letter-kerning="false"/>
    </style:style>
    <style:style style:name="P69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97"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98"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99"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00" style:parent-style-name="預設段落字型" style:family="text">
      <style:text-properties style:font-name="Times New Roman" style:font-name-asian="標楷體" fo:text-transform="uppercase" style:letter-kerning="false"/>
    </style:style>
    <style:style style:name="T701" style:parent-style-name="預設段落字型" style:family="text">
      <style:text-properties style:font-name="Times New Roman" style:font-name-asian="標楷體" fo:text-transform="uppercase" style:letter-kerning="false" style:font-size-complex="10pt"/>
    </style:style>
    <style:style style:name="T702" style:parent-style-name="預設段落字型" style:family="text">
      <style:text-properties style:font-name="Times New Roman" style:font-name-asian="標楷體" fo:text-transform="uppercase" style:letter-kerning="false"/>
    </style:style>
    <style:style style:name="T703" style:parent-style-name="預設段落字型" style:family="text">
      <style:text-properties style:font-name="Times New Roman" style:font-name-asian="標楷體" fo:text-transform="uppercase" style:letter-kerning="false"/>
    </style:style>
    <style:style style:name="P704"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705"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06" style:parent-style-name="預設段落字型" style:family="text">
      <style:text-properties style:font-name="Times New Roman" style:font-name-asian="標楷體" fo:text-transform="uppercase" style:letter-kerning="false"/>
    </style:style>
    <style:style style:name="T707" style:parent-style-name="預設段落字型" style:family="text">
      <style:text-properties style:font-name="Times New Roman" style:font-name-asian="標楷體" fo:text-transform="uppercase" style:letter-kerning="false" style:font-size-complex="10pt"/>
    </style:style>
    <style:style style:name="T708" style:parent-style-name="預設段落字型" style:family="text">
      <style:text-properties style:font-name="Times New Roman" style:font-name-asian="標楷體" fo:text-transform="uppercase" style:letter-kerning="false"/>
    </style:style>
    <style:style style:name="T709" style:parent-style-name="預設段落字型" style:family="text">
      <style:text-properties style:font-name="Times New Roman" style:font-name-asian="標楷體" fo:text-transform="uppercase" style:letter-kerning="false"/>
    </style:style>
    <style:style style:name="P710"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711"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12" style:parent-style-name="預設段落字型" style:family="text">
      <style:text-properties style:font-name="Times New Roman" style:font-name-asian="標楷體" fo:text-transform="uppercase" style:letter-kerning="false"/>
    </style:style>
    <style:style style:name="T713" style:parent-style-name="預設段落字型" style:family="text">
      <style:text-properties style:font-name="Times New Roman" style:font-name-asian="標楷體" fo:text-transform="uppercase" style:letter-kerning="false" style:font-size-complex="10pt"/>
    </style:style>
    <style:style style:name="T714" style:parent-style-name="預設段落字型" style:family="text">
      <style:text-properties style:font-name="Times New Roman" style:font-name-asian="標楷體" fo:text-transform="uppercase" style:letter-kerning="false"/>
    </style:style>
    <style:style style:name="T715" style:parent-style-name="預設段落字型" style:family="text">
      <style:text-properties style:font-name="Times New Roman" style:font-name-asian="標楷體" fo:text-transform="uppercase" style:letter-kerning="false"/>
    </style:style>
    <style:style style:name="P716"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717"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718"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19" style:parent-style-name="預設段落字型" style:family="text">
      <style:text-properties style:font-name="Times New Roman" style:font-name-asian="標楷體" fo:text-transform="uppercase" style:letter-kerning="false"/>
    </style:style>
    <style:style style:name="T720" style:parent-style-name="預設段落字型" style:family="text">
      <style:text-properties style:font-name="Times New Roman" style:font-name-asian="標楷體" fo:text-transform="uppercase" style:letter-kerning="false" style:font-size-complex="10pt"/>
    </style:style>
    <style:style style:name="T721" style:parent-style-name="預設段落字型" style:family="text">
      <style:text-properties style:font-name="Times New Roman" style:font-name-asian="標楷體" fo:text-transform="uppercase" style:letter-kerning="false"/>
    </style:style>
    <style:style style:name="T722" style:parent-style-name="預設段落字型" style:family="text">
      <style:text-properties style:font-name="Times New Roman" style:font-name-asian="標楷體" fo:text-transform="uppercase" style:letter-kerning="false"/>
    </style:style>
    <style:style style:name="P723"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72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25" style:parent-style-name="預設段落字型" style:family="text">
      <style:text-properties style:font-name="Times New Roman" style:font-name-asian="標楷體" fo:text-transform="uppercase" style:letter-kerning="false"/>
    </style:style>
    <style:style style:name="T726" style:parent-style-name="預設段落字型" style:family="text">
      <style:text-properties style:font-name="Times New Roman" style:font-name-asian="標楷體" fo:text-transform="uppercase" style:letter-kerning="false" style:font-size-complex="10pt"/>
    </style:style>
    <style:style style:name="T727" style:parent-style-name="預設段落字型" style:family="text">
      <style:text-properties style:font-name="Times New Roman" style:font-name-asian="標楷體" fo:text-transform="uppercase" style:letter-kerning="false"/>
    </style:style>
    <style:style style:name="T728" style:parent-style-name="預設段落字型" style:family="text">
      <style:text-properties style:font-name="Times New Roman" style:font-name-asian="標楷體" fo:text-transform="uppercase" style:letter-kerning="false"/>
    </style:style>
    <style:style style:name="P729"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30" style:parent-style-name="預設段落字型" style:family="text">
      <style:text-properties style:font-name="Times New Roman" style:font-name-asian="標楷體" fo:text-transform="uppercase" style:letter-kerning="false"/>
    </style:style>
    <style:style style:name="T731" style:parent-style-name="預設段落字型" style:family="text">
      <style:text-properties style:font-name="Times New Roman" style:font-name-asian="標楷體" fo:text-transform="uppercase" style:letter-kerning="false" style:font-size-complex="10pt"/>
    </style:style>
    <style:style style:name="T732" style:parent-style-name="預設段落字型" style:family="text">
      <style:text-properties style:font-name="Times New Roman" style:font-name-asian="標楷體" fo:text-transform="uppercase" style:letter-kerning="false"/>
    </style:style>
    <style:style style:name="T733" style:parent-style-name="預設段落字型" style:family="text">
      <style:text-properties style:font-name="Times New Roman" style:font-name-asian="標楷體" fo:text-transform="uppercase" style:letter-kerning="false"/>
    </style:style>
    <style:style style:name="P73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35" style:parent-style-name="預設段落字型" style:family="text">
      <style:text-properties style:font-name="Times New Roman" style:font-name-asian="標楷體" fo:text-transform="uppercase" style:letter-kerning="false" style:font-size-complex="10pt"/>
    </style:style>
    <style:style style:name="T736" style:parent-style-name="預設段落字型" style:family="text">
      <style:text-properties style:font-name="Times New Roman" style:font-name-asian="標楷體" fo:text-transform="uppercase" style:letter-kerning="false" style:font-size-complex="10pt"/>
    </style:style>
    <style:style style:name="T737" style:parent-style-name="預設段落字型" style:family="text">
      <style:text-properties style:font-name="Times New Roman" style:font-name-asian="標楷體" fo:text-transform="uppercase" style:letter-kerning="false" style:font-size-complex="10pt"/>
    </style:style>
    <style:style style:name="T738" style:parent-style-name="預設段落字型" style:family="text">
      <style:text-properties style:font-name="Times New Roman" style:font-name-asian="標楷體" fo:text-transform="uppercase" style:letter-kerning="false" style:font-size-complex="10pt"/>
    </style:style>
    <style:style style:name="T739" style:parent-style-name="預設段落字型" style:family="text">
      <style:text-properties style:font-name="Times New Roman" style:font-name-asian="標楷體" fo:text-transform="uppercase" style:letter-kerning="false" style:font-size-complex="10pt"/>
    </style:style>
    <style:style style:name="T740" style:parent-style-name="預設段落字型" style:family="text">
      <style:text-properties style:font-name="Times New Roman" style:font-name-asian="標楷體" fo:text-transform="uppercase" style:letter-kerning="false" style:font-size-complex="10pt"/>
    </style:style>
    <style:style style:name="T741" style:parent-style-name="預設段落字型" style:family="text">
      <style:text-properties style:font-name="標楷體" style:font-name-asian="標楷體" fo:text-transform="uppercase" style:letter-kerning="false" style:font-size-complex="10pt"/>
    </style:style>
    <style:style style:name="P742"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43" style:parent-style-name="預設段落字型" style:family="text">
      <style:text-properties style:font-name="Times New Roman" style:font-name-asian="標楷體" fo:text-transform="uppercase" style:letter-kerning="false" style:font-size-complex="10pt"/>
    </style:style>
    <style:style style:name="T744" style:parent-style-name="預設段落字型" style:family="text">
      <style:text-properties style:font-name="Times New Roman" style:font-name-asian="標楷體" fo:text-transform="uppercase" style:letter-kerning="false" style:font-size-complex="10pt"/>
    </style:style>
    <style:style style:name="T745" style:parent-style-name="預設段落字型" style:family="text">
      <style:text-properties style:font-name="標楷體" style:font-name-asian="標楷體" fo:text-transform="uppercase" style:letter-kerning="false" style:font-size-complex="10pt"/>
    </style:style>
    <style:style style:name="P74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47" style:parent-style-name="預設段落字型" style:family="text">
      <style:text-properties style:font-name="Times New Roman" style:font-name-asian="標楷體" fo:text-transform="uppercase" style:letter-kerning="false" style:font-size-complex="10pt"/>
    </style:style>
    <style:style style:name="T748" style:parent-style-name="預設段落字型" style:family="text">
      <style:text-properties style:font-name="Times New Roman" style:font-name-asian="標楷體" fo:text-transform="uppercase" style:letter-kerning="false" style:font-size-complex="10pt"/>
    </style:style>
    <style:style style:name="T749" style:parent-style-name="預設段落字型" style:family="text">
      <style:text-properties style:font-name="標楷體" style:font-name-asian="標楷體" fo:text-transform="uppercase" style:letter-kerning="false" style:font-size-complex="10pt"/>
    </style:style>
    <style:style style:name="P750" style:parent-style-name="內文" style:master-page-name="MP2" style:family="paragraph">
      <style:paragraph-properties fo:widows="0" fo:orphans="0" fo:break-before="page" style:vertical-align="baseline" style:line-height-at-least="0.25in" style:page-number="1"/>
      <style:text-properties style:font-name="標楷體" style:font-name-asian="標楷體" fo:font-weight="bold" style:font-weight-asian="bold" style:letter-kerning="false" fo:font-size="14pt" style:font-size-asian="14pt" style:font-size-complex="14pt"/>
    </style:style>
    <style:style style:name="P753"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754" style:parent-style-name="內文" style:family="paragraph">
      <style:paragraph-properties fo:keep-with-next="always" fo:widows="0" fo:orphans="0" fo:text-align="justify" style:vertical-align="baseline" fo:margin-bottom="0.0833in" fo:line-height="0.2777in" fo:margin-left="0.2951in">
        <style:tab-stops/>
      </style:paragraph-properties>
      <style:text-properties style:font-name="Times New Roman" style:font-name-asian="標楷體" style:letter-kerning="false" style:font-size-complex="10pt"/>
    </style:style>
    <style:style style:name="TableColumn756" style:family="table-column">
      <style:table-column-properties style:column-width="0.3333in" style:use-optimal-column-width="false"/>
    </style:style>
    <style:style style:name="TableColumn757" style:family="table-column">
      <style:table-column-properties style:column-width="2.2562in" style:use-optimal-column-width="false"/>
    </style:style>
    <style:style style:name="TableColumn758" style:family="table-column">
      <style:table-column-properties style:column-width="3.627in" style:use-optimal-column-width="false"/>
    </style:style>
    <style:style style:name="Table755" style:family="table">
      <style:table-properties style:width="6.2166in" style:rel-width="96%" fo:margin-left="0in" table:align="right"/>
    </style:style>
    <style:style style:name="TableRow759" style:family="table-row">
      <style:table-row-properties style:use-optimal-row-height="false"/>
    </style:style>
    <style:style style:name="TableCell760" style:family="table-cell">
      <style:table-cell-properties fo:border-top="0.0208in solid #000000" fo:border-left="0.0208in solid #000000" fo:border-bottom="0.0208in solid #000000" fo:border-right="0.0069in solid #000000" style:writing-mode="lr-tb" style:vertical-align="middle" fo:padding-top="0in" fo:padding-left="0.0097in" fo:padding-bottom="0in" fo:padding-right="0.0097in"/>
    </style:style>
    <style:style style:name="P761"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62" style:family="table-cell">
      <style:table-cell-properties fo:border-top="0.0208in solid #000000" fo:border-left="0.0069in solid #000000" fo:border-bottom="0.0069in solid #000000" fo:border-right="0.0069in solid #000000" style:writing-mode="lr-tb" style:vertical-align="middle" fo:padding-top="0in" fo:padding-left="0.0097in" fo:padding-bottom="0in" fo:padding-right="0.0097in"/>
    </style:style>
    <style:style style:name="P76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64" style:family="table-cell">
      <style:table-cell-properties fo:border-top="0.0208in solid #000000" fo:border-left="0.0069in solid #000000" fo:border-bottom="0.0069in solid #000000" fo:border-right="0.0208in solid #000000" style:writing-mode="lr-tb" style:vertical-align="middle" fo:padding-top="0in" fo:padding-left="0.0097in" fo:padding-bottom="0in" fo:padding-right="0.0097in"/>
    </style:style>
    <style:style style:name="P765"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66" style:family="table-row">
      <style:table-row-properties style:use-optimal-row-height="false"/>
    </style:style>
    <style:style style:name="P767"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68" style:family="table-cell">
      <style:table-cell-properties fo:border="0.0069in solid #000000" style:writing-mode="lr-tb" style:vertical-align="middle" fo:padding-top="0in" fo:padding-left="0.0097in" fo:padding-bottom="0in" fo:padding-right="0.0097in"/>
    </style:style>
    <style:style style:name="P769"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70"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7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72" style:family="table-row">
      <style:table-row-properties style:use-optimal-row-height="false"/>
    </style:style>
    <style:style style:name="P773"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74" style:family="table-cell">
      <style:table-cell-properties fo:border="0.0069in solid #000000" style:writing-mode="lr-tb" style:vertical-align="middle" fo:padding-top="0in" fo:padding-left="0.0097in" fo:padding-bottom="0in" fo:padding-right="0.0097in"/>
    </style:style>
    <style:style style:name="P775" style:parent-style-name="內文" style:family="paragraph">
      <style:paragraph-properties fo:keep-with-next="always" fo:widows="0" fo:orphans="0" fo:text-align="justify" style:vertical-align="baseline"/>
    </style:style>
    <style:style style:name="T776" style:parent-style-name="預設段落字型" style:family="text">
      <style:text-properties style:font-name="Times New Roman" style:font-name-asian="標楷體" style:letter-kerning="false" style:font-size-complex="10pt"/>
    </style:style>
    <style:style style:name="T777" style:parent-style-name="預設段落字型" style:family="text">
      <style:text-properties style:font-name="Times New Roman" style:font-name-asian="標楷體" style:letter-kerning="false" style:text-position="super 50%" style:font-size-complex="10pt"/>
    </style:style>
    <style:style style:name="T778" style:parent-style-name="預設段落字型" style:family="text">
      <style:text-properties style:font-name="Times New Roman" style:font-name-asian="標楷體" style:letter-kerning="false" style:text-position="super 66.6%" style:font-size-complex="10pt"/>
    </style:style>
    <style:style style:name="TableCell779"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80"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81" style:family="table-row">
      <style:table-row-properties style:use-optimal-row-height="false"/>
    </style:style>
    <style:style style:name="P782"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83" style:family="table-cell">
      <style:table-cell-properties fo:border="0.0069in solid #000000" style:writing-mode="lr-tb" style:vertical-align="middle" fo:padding-top="0in" fo:padding-left="0.0097in" fo:padding-bottom="0in" fo:padding-right="0.0097in"/>
    </style:style>
    <style:style style:name="P784"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85"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86" style:parent-style-name="內文" style:family="paragraph">
      <style:paragraph-properties fo:keep-with-next="always" fo:widows="0" fo:orphans="0" fo:text-align="justify" style:vertical-align="baseline" style:line-height-at-least="0.25in"/>
      <style:text-properties style:font-name="Times New Roman" style:font-name-asian="標楷體" style:letter-kerning="false" style:font-size-complex="10pt"/>
    </style:style>
    <style:style style:name="P787" style:parent-style-name="內文" style:family="paragraph">
      <style:paragraph-properties fo:keep-with-next="always" fo:widows="0" fo:orphans="0" fo:text-align="justify" style:vertical-align="baseline" style:line-height-at-least="0.25in"/>
      <style:text-properties style:font-name="Times New Roman" style:font-name-asian="標楷體" style:letter-kerning="false" style:font-size-complex="10pt"/>
    </style:style>
    <style:style style:name="P788" style:parent-style-name="內文" style:family="paragraph">
      <style:paragraph-properties fo:keep-with-next="always" fo:widows="0" fo:orphans="0" fo:text-align="justify" style:vertical-align="baseline" style:line-height-at-least="0.25in"/>
      <style:text-properties style:font-name="Times New Roman" style:font-name-asian="標楷體" style:letter-kerning="false" style:font-size-complex="10pt"/>
    </style:style>
    <style:style style:name="TableRow789" style:family="table-row">
      <style:table-row-properties style:use-optimal-row-height="false"/>
    </style:style>
    <style:style style:name="P790"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91" style:family="table-cell">
      <style:table-cell-properties fo:border="0.0069in solid #000000" style:writing-mode="lr-tb" style:vertical-align="middle" fo:padding-top="0in" fo:padding-left="0.0097in" fo:padding-bottom="0in" fo:padding-right="0.0097in"/>
    </style:style>
    <style:style style:name="P792"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93"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94"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95" style:family="table-row">
      <style:table-row-properties style:use-optimal-row-height="false"/>
    </style:style>
    <style:style style:name="P796"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97" style:family="table-cell">
      <style:table-cell-properties fo:border="0.0069in solid #000000" style:writing-mode="lr-tb" style:vertical-align="middle" fo:padding-top="0in" fo:padding-left="0.0097in" fo:padding-bottom="0in" fo:padding-right="0.0097in"/>
    </style:style>
    <style:style style:name="P798"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99"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00"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01" style:family="table-row">
      <style:table-row-properties style:use-optimal-row-height="false"/>
    </style:style>
    <style:style style:name="P802"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803" style:family="table-cell">
      <style:table-cell-properties fo:border-top="0.0069in solid #000000" fo:border-left="0.0069in solid #000000" fo:border-bottom="0.0208in solid #000000" fo:border-right="0.0069in solid #000000" style:writing-mode="lr-tb" style:vertical-align="middle" fo:padding-top="0in" fo:padding-left="0.0097in" fo:padding-bottom="0in" fo:padding-right="0.0097in"/>
    </style:style>
    <style:style style:name="P804"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05" style:family="table-cell">
      <style:table-cell-properties fo:border-top="0.0069in solid #000000" fo:border-left="0.0069in solid #000000" fo:border-bottom="0.0208in solid #000000" fo:border-right="0.0208in solid #000000" style:writing-mode="lr-tb" style:vertical-align="middle" fo:padding-top="0in" fo:padding-left="0.0097in" fo:padding-bottom="0in" fo:padding-right="0.0097in"/>
    </style:style>
    <style:style style:name="P806"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07" style:family="table-row">
      <style:table-row-properties style:use-optimal-row-height="false"/>
    </style:style>
    <style:style style:name="TableCell808" style:family="table-cell">
      <style:table-cell-properties fo:border-top="0.0208in solid #000000" fo:border-left="0.0208in solid #000000" fo:border-bottom="0.0208in solid #000000" fo:border-right="0.0069in solid #000000" style:writing-mode="lr-tb" style:vertical-align="middle" fo:padding-top="0in" fo:padding-left="0.0097in" fo:padding-bottom="0in" fo:padding-right="0.0097in"/>
    </style:style>
    <style:style style:name="P809"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810" style:family="table-cell">
      <style:table-cell-properties fo:border-top="0.0208in solid #000000" fo:border-left="0.0069in solid #000000" fo:border-bottom="0.0069in solid #000000" fo:border-right="0.0069in solid #000000" style:writing-mode="lr-tb" style:vertical-align="middle" fo:padding-top="0in" fo:padding-left="0.0097in" fo:padding-bottom="0in" fo:padding-right="0.0097in"/>
    </style:style>
    <style:style style:name="P81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12" style:family="table-cell">
      <style:table-cell-properties fo:border-top="0.0208in solid #000000" fo:border-left="0.0069in solid #000000" fo:border-bottom="0.0069in solid #000000" fo:border-right="0.0208in solid #000000" style:writing-mode="lr-tb" style:vertical-align="middle" fo:padding-top="0in" fo:padding-left="0.0097in" fo:padding-bottom="0in" fo:padding-right="0.0097in"/>
    </style:style>
    <style:style style:name="P81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14" style:family="table-row">
      <style:table-row-properties style:use-optimal-row-height="false"/>
    </style:style>
    <style:style style:name="P815"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16" style:family="table-cell">
      <style:table-cell-properties fo:border="0.0069in solid #000000" style:writing-mode="lr-tb" style:vertical-align="middle" fo:padding-top="0in" fo:padding-left="0.0097in" fo:padding-bottom="0in" fo:padding-right="0.0097in"/>
    </style:style>
    <style:style style:name="P817"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18"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19"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20" style:family="table-row">
      <style:table-row-properties style:use-optimal-row-height="false"/>
    </style:style>
    <style:style style:name="P821"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22" style:family="table-cell">
      <style:table-cell-properties fo:border="0.0069in solid #000000" style:writing-mode="lr-tb" style:vertical-align="middle" fo:padding-top="0in" fo:padding-left="0.0097in" fo:padding-bottom="0in" fo:padding-right="0.0097in"/>
    </style:style>
    <style:style style:name="P82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24"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25"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26" style:family="table-row">
      <style:table-row-properties style:use-optimal-row-height="false"/>
    </style:style>
    <style:style style:name="P827"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28" style:family="table-cell">
      <style:table-cell-properties fo:border="0.0069in solid #000000" style:writing-mode="lr-tb" style:vertical-align="middle" fo:padding-top="0in" fo:padding-left="0.0097in" fo:padding-bottom="0in" fo:padding-right="0.0097in"/>
    </style:style>
    <style:style style:name="P829"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30"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3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32" style:family="table-row">
      <style:table-row-properties style:use-optimal-row-height="false"/>
    </style:style>
    <style:style style:name="P833"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34" style:family="table-cell">
      <style:table-cell-properties fo:border="0.0069in solid #000000" style:writing-mode="lr-tb" style:vertical-align="middle" fo:padding-top="0in" fo:padding-left="0.0097in" fo:padding-bottom="0in" fo:padding-right="0.0097in"/>
    </style:style>
    <style:style style:name="P835"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36"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37"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38" style:family="table-row">
      <style:table-row-properties style:min-row-height="0.2486in" style:use-optimal-row-height="false"/>
    </style:style>
    <style:style style:name="P839"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40" style:family="table-cell">
      <style:table-cell-properties fo:border-top="0.0069in solid #000000" fo:border-left="0.0069in solid #000000" fo:border-bottom="0.0208in solid #000000" fo:border-right="0.0069in solid #000000" style:writing-mode="lr-tb" style:vertical-align="middle" fo:padding-top="0in" fo:padding-left="0.0097in" fo:padding-bottom="0in" fo:padding-right="0.0097in"/>
    </style:style>
    <style:style style:name="P84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42" style:family="table-cell">
      <style:table-cell-properties fo:border-top="0.0069in solid #000000" fo:border-left="0.0069in solid #000000" fo:border-bottom="0.0208in solid #000000" fo:border-right="0.0208in solid #000000" style:writing-mode="lr-tb" style:vertical-align="middle" fo:padding-top="0in" fo:padding-left="0.0097in" fo:padding-bottom="0in" fo:padding-right="0.0097in"/>
    </style:style>
    <style:style style:name="P84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44" style:family="table-row">
      <style:table-row-properties style:min-row-height="0.134in" style:use-optimal-row-height="false"/>
    </style:style>
    <style:style style:name="TableCell845" style:family="table-cell">
      <style:table-cell-properties fo:border-top="0.0208in solid #000000" fo:border-left="0.0208in solid #000000" fo:border-bottom="0.0069in solid #000000" fo:border-right="0.0208in solid #000000" style:writing-mode="lr-tb" style:vertical-align="middle" fo:padding-top="0in" fo:padding-left="0.0097in" fo:padding-bottom="0in" fo:padding-right="0.0097in"/>
    </style:style>
    <style:style style:name="P846" style:parent-style-name="內文" style:family="paragraph">
      <style:paragraph-properties fo:keep-with-next="always" fo:widows="0" fo:orphans="0" fo:text-align="center" style:vertical-align="baseline"/>
    </style:style>
    <style:style style:name="T847" style:parent-style-name="預設段落字型" style:family="text">
      <style:text-properties style:font-name="Times New Roman" style:font-name-asian="標楷體" fo:font-weight="bold" style:font-weight-asian="bold" style:font-weight-complex="bold" style:letter-kerning="false" style:font-size-complex="10pt"/>
    </style:style>
    <style:style style:name="TableRow848" style:family="table-row">
      <style:table-row-properties style:min-row-height="0.6263in" style:use-optimal-row-height="false"/>
    </style:style>
    <style:style style:name="TableCell849" style:family="table-cell">
      <style:table-cell-properties fo:border-top="0.0069in solid #000000" fo:border-left="0.0208in solid #000000" fo:border-bottom="0.0208in solid #000000" fo:border-right="0.0208in solid #000000" style:writing-mode="lr-tb" style:vertical-align="middle" fo:padding-top="0in" fo:padding-left="0.0097in" fo:padding-bottom="0in" fo:padding-right="0.0097in"/>
    </style:style>
    <style:style style:name="P850"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51" style:family="table-row">
      <style:table-row-properties style:use-optimal-row-height="false"/>
    </style:style>
    <style:style style:name="TableCell852" style:family="table-cell">
      <style:table-cell-properties fo:border-top="0.0208in solid #000000" fo:border-left="0.0208in solid #000000" fo:border-bottom="0.0069in solid #000000" fo:border-right="0.0208in solid #000000" style:writing-mode="lr-tb" style:vertical-align="middle" fo:padding-top="0in" fo:padding-left="0.0097in" fo:padding-bottom="0in" fo:padding-right="0.0097in"/>
    </style:style>
    <style:style style:name="P853"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Row854" style:family="table-row">
      <style:table-row-properties style:use-optimal-row-height="false"/>
    </style:style>
    <style:style style:name="TableCell855" style:family="table-cell">
      <style:table-cell-properties fo:border-top="0.0069in solid #000000" fo:border-left="0.0208in solid #000000" fo:border-bottom="0.0208in solid #000000" fo:border-right="0.0208in solid #000000" style:writing-mode="lr-tb" style:vertical-align="middle" fo:padding-top="0in" fo:padding-left="0.0097in" fo:padding-bottom="0in" fo:padding-right="0.0097in"/>
    </style:style>
    <style:style style:name="P856" style:parent-style-name="內文" style:family="paragraph">
      <style:paragraph-properties fo:keep-with-next="always" fo:widows="0" fo:orphans="0" fo:text-align="justify" style:vertical-align="baseline"/>
    </style:style>
    <style:style style:name="T857" style:parent-style-name="預設段落字型" style:family="text">
      <style:text-properties style:font-name="Times New Roman" style:font-name-asian="標楷體" style:letter-kerning="false"/>
    </style:style>
    <style:style style:name="T858" style:parent-style-name="預設段落字型" style:family="text">
      <style:text-properties style:font-name="Times New Roman" style:font-name-asian="標楷體" style:letter-kerning="false"/>
    </style:style>
    <style:style style:name="T859" style:parent-style-name="預設段落字型" style:family="text">
      <style:text-properties style:font-name="Times New Roman" style:font-name-asian="標楷體" style:letter-kerning="false"/>
    </style:style>
    <style:style style:name="T860" style:parent-style-name="預設段落字型" style:family="text">
      <style:text-properties style:font-name="Times New Roman" style:font-name-asian="標楷體" style:letter-kerning="false"/>
    </style:style>
    <style:style style:name="T861" style:parent-style-name="預設段落字型" style:family="text">
      <style:text-properties style:font-name="Times New Roman" style:font-name-asian="標楷體" style:letter-kerning="false"/>
    </style:style>
    <style:style style:name="T862" style:parent-style-name="預設段落字型" style:family="text">
      <style:text-properties style:font-name="Times New Roman" style:font-name-asian="標楷體" style:letter-kerning="false"/>
    </style:style>
    <style:style style:name="T863" style:parent-style-name="預設段落字型" style:family="text">
      <style:text-properties style:font-name="Times New Roman" style:font-name-asian="標楷體" style:letter-kerning="false"/>
    </style:style>
    <style:style style:name="P864" style:parent-style-name="內文" style:family="paragraph">
      <style:paragraph-properties fo:widows="0" fo:orphans="0" fo:text-align="justify" style:vertical-align="baseline" fo:margin-bottom="0.0833in" fo:line-height="0.2777in" fo:margin-left="0.3333in">
        <style:tab-stops/>
      </style:paragraph-properties>
      <style:text-properties style:font-name="Times New Roman" style:font-name-asian="標楷體" style:letter-kerning="false" style:font-size-complex="10pt"/>
    </style:style>
    <style:style style:name="P865" style:parent-style-name="內文" style:family="paragraph">
      <style:paragraph-properties fo:widows="0" fo:orphans="0" fo:text-align="justify" style:vertical-align="baseline" fo:margin-bottom="0.0833in" fo:line-height="0.2777in" fo:margin-left="0.3333in">
        <style:tab-stops/>
      </style:paragraph-properties>
      <style:text-properties style:font-name="Times New Roman" style:font-name-asian="標楷體" style:letter-kerning="false" style:font-size-complex="10pt"/>
    </style:style>
    <style:style style:name="P866" style:parent-style-name="內文" style:family="paragraph">
      <style:paragraph-properties fo:keep-with-next="always" fo:widows="0" fo:orphans="0" fo:text-align="justify" style:vertical-align="baseline" fo:margin-bottom="0.0833in" fo:line-height="0.2777in"/>
    </style:style>
    <style:style style:name="T867" style:parent-style-name="預設段落字型" style:family="text">
      <style:text-properties style:font-name="Times New Roman" style:font-name-asian="標楷體" style:letter-kerning="false" style:font-size-complex="10pt"/>
    </style:style>
    <style:style style:name="T868" style:parent-style-name="預設段落字型" style:family="text">
      <style:text-properties style:font-name="Times New Roman" style:font-name-asian="標楷體" fo:font-weight="bold" style:font-weight-asian="bold" style:font-weight-complex="bold" style:letter-kerning="false" style:font-size-complex="10pt"/>
    </style:style>
    <style:style style:name="T869" style:parent-style-name="預設段落字型" style:family="text">
      <style:text-properties style:font-name="Times New Roman" style:font-name-asian="標楷體" style:letter-kerning="false" style:font-size-complex="10pt"/>
    </style:style>
    <style:style style:name="TableColumn871" style:family="table-column">
      <style:table-column-properties style:column-width="1.6423in"/>
    </style:style>
    <style:style style:name="TableColumn872" style:family="table-column">
      <style:table-column-properties style:column-width="4.5875in"/>
    </style:style>
    <style:style style:name="Table870" style:family="table">
      <style:table-properties style:width="6.2298in" style:rel-width="96%" fo:margin-left="0in" table:align="right"/>
    </style:style>
    <style:style style:name="TableRow873" style:family="table-row">
      <style:table-row-properties/>
    </style:style>
    <style:style style:name="TableCell874" style:family="table-cell">
      <style:table-cell-properties fo:border="0.0069in solid #000000" style:writing-mode="lr-tb" style:vertical-align="middle" fo:padding-top="0in" fo:padding-left="0.0395in" fo:padding-bottom="0in" fo:padding-right="0.0395in"/>
    </style:style>
    <style:style style:name="P875"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876" style:family="table-cell">
      <style:table-cell-properties fo:border="0.0069in solid #000000" style:writing-mode="lr-tb" fo:padding-top="0in" fo:padding-left="0.0395in" fo:padding-bottom="0in" fo:padding-right="0.0395in"/>
    </style:style>
    <style:style style:name="P877"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Row878" style:family="table-row">
      <style:table-row-properties/>
    </style:style>
    <style:style style:name="TableCell879" style:family="table-cell">
      <style:table-cell-properties fo:border="0.0069in solid #000000" style:writing-mode="lr-tb" style:vertical-align="middle" fo:padding-top="0in" fo:padding-left="0.0395in" fo:padding-bottom="0in" fo:padding-right="0.0395in"/>
    </style:style>
    <style:style style:name="P880"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881" style:family="table-cell">
      <style:table-cell-properties fo:border="0.0069in solid #000000" style:writing-mode="lr-tb" fo:padding-top="0in" fo:padding-left="0.0395in" fo:padding-bottom="0in" fo:padding-right="0.0395in"/>
    </style:style>
    <style:style style:name="P882"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83"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Row884" style:family="table-row">
      <style:table-row-properties/>
    </style:style>
    <style:style style:name="TableCell885" style:family="table-cell">
      <style:table-cell-properties fo:border="0.0069in solid #000000" style:writing-mode="lr-tb" style:vertical-align="middle" fo:padding-top="0in" fo:padding-left="0.0395in" fo:padding-bottom="0in" fo:padding-right="0.0395in"/>
    </style:style>
    <style:style style:name="P886"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887" style:family="table-cell">
      <style:table-cell-properties fo:border="0.0069in solid #000000" style:writing-mode="lr-tb" fo:padding-top="0in" fo:padding-left="0.0395in" fo:padding-bottom="0in" fo:padding-right="0.0395in"/>
    </style:style>
    <style:style style:name="T888" style:parent-style-name="DefaultParagraphFont" style:family="text">
      <style:text-properties fo:font-weight="bold" style:font-weight-asian="bold" style:font-weight-complex="bold"/>
    </style:style>
    <style:style style:name="T889" style:parent-style-name="DefaultParagraphFont" style:family="text">
      <style:text-properties fo:font-weight="bold" style:font-weight-asian="bold" style:font-weight-complex="bold"/>
    </style:style>
    <style:style style:name="T890" style:parent-style-name="DefaultParagraphFont" style:family="text">
      <style:text-properties fo:font-weight="bold" style:font-weight-asian="bold" style:font-weight-complex="bold"/>
    </style:style>
    <style:style style:name="P891"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92"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93"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Row894" style:family="table-row">
      <style:table-row-properties/>
    </style:style>
    <style:style style:name="TableCell895" style:family="table-cell">
      <style:table-cell-properties fo:border="0.0069in solid #000000" style:writing-mode="lr-tb" style:vertical-align="middle" fo:padding-top="0in" fo:padding-left="0.0395in" fo:padding-bottom="0in" fo:padding-right="0.0395in"/>
    </style:style>
    <style:style style:name="P896" style:parent-style-name="內文" style:family="paragraph">
      <style:paragraph-properties fo:widows="0" fo:orphans="0" style:text-autospace="none" fo:text-align="center"/>
      <style:text-properties style:font-name="Times New Roman" style:font-name-asian="標楷體" style:letter-kerning="false" style:font-size-complex="10pt"/>
    </style:style>
    <style:style style:name="TableCell897" style:family="table-cell">
      <style:table-cell-properties fo:border="0.0069in solid #000000" style:writing-mode="lr-tb" fo:padding-top="0in" fo:padding-left="0.0395in" fo:padding-bottom="0in" fo:padding-right="0.0395in"/>
    </style:style>
    <style:style style:name="P898" style:parent-style-name="內文" style:family="paragraph">
      <style:paragraph-properties fo:widows="0" fo:orphans="0" style:vertical-align="baseline" style:line-height-at-least="0.25in"/>
    </style:style>
    <style:style style:name="T899" style:parent-style-name="DefaultParagraphFont" style:family="text">
      <style:text-properties style:font-name="PingFang TC" style:font-name-asian="PingFang TC" style:font-name-complex="PingFang TC"/>
    </style:style>
    <style:style style:name="TableRow900" style:family="table-row">
      <style:table-row-properties/>
    </style:style>
    <style:style style:name="TableCell901" style:family="table-cell">
      <style:table-cell-properties fo:border="0.0069in solid #000000" style:writing-mode="lr-tb" style:vertical-align="middle" fo:padding-top="0in" fo:padding-left="0.0395in" fo:padding-bottom="0in" fo:padding-right="0.0395in"/>
    </style:style>
    <style:style style:name="P902" style:parent-style-name="內文" style:family="paragraph">
      <style:paragraph-properties fo:widows="0" fo:orphans="0" style:text-autospace="none" fo:text-align="center" style:vertical-align="baseline" style:line-height-at-least="0.25in"/>
      <style:text-properties style:font-name="Times New Roman" style:font-name-asian="標楷體" style:letter-kerning="false" style:font-size-complex="10pt"/>
    </style:style>
    <style:style style:name="TableCell903" style:family="table-cell">
      <style:table-cell-properties fo:border="0.0069in solid #000000" style:writing-mode="lr-tb" fo:padding-top="0in" fo:padding-left="0.0395in" fo:padding-bottom="0in" fo:padding-right="0.0395in"/>
    </style:style>
    <style:style style:name="T904" style:parent-style-name="DefaultParagraphFont" style:family="text">
      <style:text-properties style:font-name="PingFang TC" style:font-name-asian="PingFang TC" style:font-name-complex="PingFang TC"/>
    </style:style>
    <style:style style:name="T905" style:parent-style-name="DefaultParagraphFont" style:family="text">
      <style:text-properties style:font-name="PingFang TC" style:font-name-asian="PingFang TC" style:font-name-complex="PingFang TC"/>
    </style:style>
    <style:style style:name="T906" style:parent-style-name="DefaultParagraphFont" style:family="text">
      <style:text-properties style:font-name="PingFang TC" style:font-name-asian="PingFang TC" style:font-name-complex="PingFang TC"/>
    </style:style>
    <style:style style:name="T907" style:parent-style-name="DefaultParagraphFont" style:family="text">
      <style:text-properties style:font-name="PingFang TC" style:font-name-asian="PingFang TC" style:font-name-complex="PingFang TC"/>
    </style:style>
    <style:style style:name="T908" style:parent-style-name="DefaultParagraphFont" style:family="text">
      <style:text-properties style:font-name="PingFang TC" style:font-name-asian="PingFang TC" style:font-name-complex="PingFang TC"/>
    </style:style>
    <style:style style:name="P909" style:parent-style-name="NormalWeb" style:family="paragraph"/>
    <style:style style:name="T910" style:parent-style-name="DefaultParagraphFont" style:family="text">
      <style:text-properties style:font-name="PingFang TC" style:font-name-asian="PingFang TC" style:font-name-complex="PingFang TC"/>
    </style:style>
    <style:style style:name="P911" style:parent-style-name="NormalWeb" style:family="paragraph"/>
    <style:style style:name="T912" style:parent-style-name="DefaultParagraphFont" style:family="text">
      <style:text-properties style:font-name="PingFang TC" style:font-name-asian="PingFang TC" style:font-name-complex="PingFang TC"/>
    </style:style>
    <style:style style:name="T913" style:parent-style-name="DefaultParagraphFont" style:family="text">
      <style:text-properties style:font-name="PingFang TC" style:font-name-asian="PingFang TC" style:font-name-complex="PingFang TC"/>
    </style:style>
    <style:style style:name="T914" style:parent-style-name="DefaultParagraphFont" style:family="text">
      <style:text-properties style:font-name="PingFang TC" style:font-name-asian="PingFang TC" style:font-name-complex="PingFang TC"/>
    </style:style>
    <style:style style:name="T915" style:parent-style-name="DefaultParagraphFont" style:family="text">
      <style:text-properties style:font-name="PingFang TC" style:font-name-asian="PingFang TC" style:font-name-complex="PingFang TC"/>
    </style:style>
    <style:style style:name="T916" style:parent-style-name="DefaultParagraphFont" style:family="text">
      <style:text-properties style:font-name="PingFang TC" style:font-name-asian="PingFang TC" style:font-name-complex="PingFang TC"/>
    </style:style>
    <style:style style:name="P917" style:parent-style-name="內文" style:family="paragraph">
      <style:paragraph-properties fo:widows="0" fo:orphans="0" style:vertical-align="baseline" style:line-height-at-least="0.25in"/>
      <style:text-properties style:font-name="Times New Roman" style:font-name-asian="標楷體" style:letter-kerning="false" style:font-size-complex="10pt" fo:language="en" fo:country="TW"/>
    </style:style>
    <style:style style:name="P918"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919"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name="P920" style:parent-style-name="內文" style:family="paragraph">
      <style:paragraph-properties fo:widows="0" fo:orphans="0" style:vertical-align="baseline" style:line-height-at-least="0.25in"/>
      <style:text-properties style:font-name="標楷體" style:font-name-asian="標楷體" fo:font-weight="bold" style:font-weight-asian="bold" style:letter-kerning="false" fo:font-size="14pt" style:font-size-asian="14pt" style:font-size-complex="14pt"/>
    </style:style>
    <style:style style:name="P921"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TableColumn923" style:family="table-column">
      <style:table-column-properties style:column-width="0.877in"/>
    </style:style>
    <style:style style:name="TableColumn924" style:family="table-column">
      <style:table-column-properties style:column-width="5.3527in"/>
    </style:style>
    <style:style style:name="Table922" style:family="table">
      <style:table-properties style:width="6.2298in" style:rel-width="96%" fo:margin-left="0in" table:align="right"/>
    </style:style>
    <style:style style:name="TableRow925" style:family="table-row">
      <style:table-row-properties style:min-row-height="1.2597in"/>
    </style:style>
    <style:style style:name="TableCell926" style:family="table-cell">
      <style:table-cell-properties fo:border="0.0069in solid #000000" style:writing-mode="lr-tb" style:vertical-align="middle" fo:padding-top="0in" fo:padding-left="0.075in" fo:padding-bottom="0in" fo:padding-right="0.075in"/>
    </style:style>
    <style:style style:name="P927" style:parent-style-name="內文" style:family="paragraph">
      <style:paragraph-properties fo:widows="0" fo:orphans="0" fo:text-align="center" style:vertical-align="baseline" fo:margin-bottom="0.0833in" fo:line-height="0.2222in"/>
      <style:text-properties style:font-name="Times New Roman" style:font-name-asian="標楷體" style:letter-kerning="false" style:font-size-complex="10pt"/>
    </style:style>
    <style:style style:name="TableCell928" style:family="table-cell">
      <style:table-cell-properties fo:border="0.0069in solid #000000" style:writing-mode="lr-tb" fo:padding-top="0in" fo:padding-left="0.075in" fo:padding-bottom="0in" fo:padding-right="0.075in"/>
    </style:style>
    <style:style style:name="P929" style:parent-style-name="內文" style:family="paragraph">
      <style:paragraph-properties fo:widows="0" fo:orphans="0" fo:text-align="justify" style:vertical-align="baseline" fo:margin-bottom="0.0833in" fo:line-height="0.2777in"/>
    </style:style>
    <style:style style:name="T930" style:parent-style-name="DefaultParagraphFont" style:family="text">
      <style:text-properties style:font-name="Segoe UI" style:font-name-complex="Segoe UI" fo:color="#1F2328" fo:background-color="#FFFFFF"/>
    </style:style>
    <style:style style:name="T931" style:parent-style-name="DefaultParagraphFont" style:family="text">
      <style:text-properties style:font-name="Segoe UI" style:font-name-complex="Segoe UI" fo:color="#1F2328" fo:background-color="#FFFFFF"/>
    </style:style>
    <style:style style:name="T932" style:parent-style-name="DefaultParagraphFont" style:family="text">
      <style:text-properties style:font-name="Segoe UI" style:font-name-complex="Segoe UI" fo:color="#1F2328" fo:background-color="#FFFFFF"/>
    </style:style>
    <style:style style:name="T933" style:parent-style-name="DefaultParagraphFont" style:family="text">
      <style:text-properties style:font-name="Microsoft JhengHei" style:font-name-asian="Microsoft JhengHei" style:font-name-complex="Microsoft JhengHei" fo:color="#1F2328" fo:background-color="#FFFFFF"/>
    </style:style>
    <style:style style:name="TableRow934" style:family="table-row">
      <style:table-row-properties style:min-row-height="1.2597in"/>
    </style:style>
    <style:style style:name="TableCell935" style:family="table-cell">
      <style:table-cell-properties fo:border="0.0069in solid #000000" style:writing-mode="lr-tb" style:vertical-align="middle" fo:padding-top="0in" fo:padding-left="0.075in" fo:padding-bottom="0in" fo:padding-right="0.075in"/>
    </style:style>
    <style:style style:name="P936" style:parent-style-name="內文" style:family="paragraph">
      <style:paragraph-properties fo:widows="0" fo:orphans="0" fo:text-align="center" style:vertical-align="baseline" fo:margin-bottom="0.0833in" fo:line-height="0.2222in"/>
      <style:text-properties style:font-name="Times New Roman" style:font-name-asian="標楷體" style:letter-kerning="false" style:font-size-complex="10pt"/>
    </style:style>
    <style:style style:name="TableCell937" style:family="table-cell">
      <style:table-cell-properties fo:border="0.0069in solid #000000" style:writing-mode="lr-tb" fo:padding-top="0in" fo:padding-left="0.075in" fo:padding-bottom="0in" fo:padding-right="0.075in"/>
    </style:style>
    <style:style style:name="P938" style:parent-style-name="Heading4" style:family="paragraph">
      <style:paragraph-properties fo:margin-top="0.25in" fo:margin-bottom="0.1666in" fo:background-color="#FFFFFF"/>
    </style:style>
    <style:style style:name="T939" style:parent-style-name="DefaultParagraphFont" style:family="text">
      <style:text-properties style:font-name="Microsoft JhengHei" style:font-name-asian="Microsoft JhengHei" style:font-name-complex="Microsoft JhengHei" fo:color="#1F2328"/>
    </style:style>
    <style:style style:name="P940" style:parent-style-name="NormalWeb" style:family="paragraph">
      <style:paragraph-properties fo:margin-top="0in" fo:margin-bottom="0.1666in" fo:background-color="#FFFFFF"/>
    </style:style>
    <style:style style:name="T941" style:parent-style-name="DefaultParagraphFont" style:family="text">
      <style:text-properties style:font-name="Microsoft JhengHei" style:font-name-asian="Microsoft JhengHei" style:font-name-complex="Microsoft JhengHei" fo:color="#1F2328"/>
    </style:style>
    <style:style style:name="T942" style:parent-style-name="DefaultParagraphFont" style:family="text">
      <style:text-properties style:font-name="Segoe UI" style:font-name-complex="Segoe UI" fo:color="#1F2328"/>
    </style:style>
    <style:style style:name="T943" style:parent-style-name="DefaultParagraphFont" style:family="text">
      <style:text-properties style:font-name="Microsoft JhengHei" style:font-name-asian="Microsoft JhengHei" style:font-name-complex="Microsoft JhengHei" fo:color="#1F2328"/>
    </style:style>
    <style:style style:name="P944" style:parent-style-name="NormalWeb" style:family="paragraph">
      <style:paragraph-properties fo:margin-top="0in" fo:margin-bottom="0.1666in" fo:background-color="#FFFFFF"/>
    </style:style>
    <style:style style:name="T945" style:parent-style-name="DefaultParagraphFont" style:family="text">
      <style:text-properties style:font-name="Microsoft JhengHei" style:font-name-asian="Microsoft JhengHei" style:font-name-complex="Microsoft JhengHei" fo:color="#1F2328"/>
    </style:style>
    <style:style style:name="T946" style:parent-style-name="DefaultParagraphFont" style:family="text">
      <style:text-properties style:font-name="Segoe UI" style:font-name-complex="Segoe UI" fo:color="#1F2328"/>
    </style:style>
    <style:style style:name="T947" style:parent-style-name="DefaultParagraphFont" style:family="text">
      <style:text-properties style:font-name="Microsoft JhengHei" style:font-name-asian="Microsoft JhengHei" style:font-name-complex="Microsoft JhengHei" fo:color="#1F2328"/>
    </style:style>
    <style:style style:name="T948" style:parent-style-name="DefaultParagraphFont" style:family="text">
      <style:text-properties style:font-name="Segoe UI" style:font-name-complex="Segoe UI" fo:color="#1F2328"/>
    </style:style>
    <style:style style:name="T949" style:parent-style-name="DefaultParagraphFont" style:family="text">
      <style:text-properties style:font-name="Microsoft JhengHei" style:font-name-asian="Microsoft JhengHei" style:font-name-complex="Microsoft JhengHei" fo:color="#1F2328"/>
    </style:style>
    <style:style style:name="P950" style:parent-style-name="NormalWeb" style:family="paragraph">
      <style:paragraph-properties fo:margin-top="0in" fo:margin-bottom="0.1666in" fo:background-color="#FFFFFF"/>
    </style:style>
    <style:style style:name="T951" style:parent-style-name="DefaultParagraphFont" style:family="text">
      <style:text-properties style:font-name="Segoe UI" style:font-name-complex="Segoe UI" fo:color="#1F2328"/>
    </style:style>
    <style:style style:name="T952" style:parent-style-name="Strong" style:family="text">
      <style:text-properties style:font-name="Microsoft JhengHei" style:font-name-asian="Microsoft JhengHei" style:font-name-complex="Microsoft JhengHei" fo:color="#1F2328"/>
    </style:style>
    <style:style style:name="T953" style:parent-style-name="DefaultParagraphFont" style:family="text">
      <style:text-properties style:font-name="Segoe UI" style:font-name-complex="Segoe UI" fo:color="#1F2328"/>
    </style:style>
    <style:style style:name="T954" style:parent-style-name="DefaultParagraphFont" style:family="text">
      <style:text-properties style:font-name="Microsoft JhengHei" style:font-name-asian="Microsoft JhengHei" style:font-name-complex="Microsoft JhengHei" fo:color="#1F2328"/>
    </style:style>
    <style:style style:name="T955" style:parent-style-name="DefaultParagraphFont" style:family="text">
      <style:text-properties style:font-name="Segoe UI" style:font-name-complex="Segoe UI" fo:color="#1F2328"/>
    </style:style>
    <style:style style:name="T956" style:parent-style-name="DefaultParagraphFont" style:family="text">
      <style:text-properties style:font-name="Microsoft JhengHei" style:font-name-asian="Microsoft JhengHei" style:font-name-complex="Microsoft JhengHei" fo:color="#1F2328"/>
    </style:style>
    <style:style style:name="T957" style:parent-style-name="DefaultParagraphFont" style:family="text">
      <style:text-properties style:font-name="Segoe UI" style:font-name-complex="Segoe UI" fo:color="#1F2328"/>
    </style:style>
    <style:style style:name="T958" style:parent-style-name="DefaultParagraphFont" style:family="text">
      <style:text-properties style:font-name="Microsoft JhengHei" style:font-name-asian="Microsoft JhengHei" style:font-name-complex="Microsoft JhengHei" fo:color="#1F2328"/>
    </style:style>
    <style:style style:name="T959" style:parent-style-name="DefaultParagraphFont" style:family="text">
      <style:text-properties style:font-name="Segoe UI" style:font-name-complex="Segoe UI" fo:color="#1F2328"/>
    </style:style>
    <style:style style:name="T960" style:parent-style-name="DefaultParagraphFont" style:family="text">
      <style:text-properties style:font-name="Microsoft JhengHei" style:font-name-asian="Microsoft JhengHei" style:font-name-complex="Microsoft JhengHei" fo:color="#1F2328"/>
    </style:style>
    <style:style style:name="T961" style:parent-style-name="DefaultParagraphFont" style:family="text">
      <style:text-properties style:font-name="Segoe UI" style:font-name-complex="Segoe UI" fo:color="#1F2328"/>
    </style:style>
    <style:style style:name="T962" style:parent-style-name="DefaultParagraphFont" style:family="text">
      <style:text-properties style:font-name="Microsoft JhengHei" style:font-name-asian="Microsoft JhengHei" style:font-name-complex="Microsoft JhengHei" fo:color="#1F2328"/>
    </style:style>
    <style:style style:name="P963" style:parent-style-name="Heading4" style:family="paragraph">
      <style:paragraph-properties fo:margin-top="0.25in" fo:margin-bottom="0.1666in" fo:background-color="#FFFFFF"/>
    </style:style>
    <style:style style:name="T964" style:parent-style-name="DefaultParagraphFont" style:family="text">
      <style:text-properties style:font-name="Microsoft JhengHei" style:font-name-asian="Microsoft JhengHei" style:font-name-complex="Microsoft JhengHei" fo:color="#1F2328"/>
    </style:style>
    <style:style style:name="P965" style:parent-style-name="NormalWeb" style:family="paragraph">
      <style:paragraph-properties fo:margin-top="0in" fo:margin-bottom="0.1666in" fo:background-color="#FFFFFF"/>
    </style:style>
    <style:style style:name="T966" style:parent-style-name="DefaultParagraphFont" style:family="text">
      <style:text-properties style:font-name="Microsoft JhengHei" style:font-name-asian="Microsoft JhengHei" style:font-name-complex="Microsoft JhengHei" fo:color="#1F2328"/>
    </style:style>
    <style:style style:name="T967" style:parent-style-name="DefaultParagraphFont" style:family="text">
      <style:text-properties style:font-name="Segoe UI" style:font-name-complex="Segoe UI" fo:color="#1F2328"/>
    </style:style>
    <style:style style:name="T968" style:parent-style-name="DefaultParagraphFont" style:family="text">
      <style:text-properties style:font-name="Microsoft JhengHei" style:font-name-asian="Microsoft JhengHei" style:font-name-complex="Microsoft JhengHei" fo:color="#1F2328"/>
    </style:style>
    <style:style style:name="T969" style:parent-style-name="DefaultParagraphFont" style:family="text">
      <style:text-properties style:font-name="Segoe UI" style:font-name-complex="Segoe UI" fo:color="#1F2328"/>
    </style:style>
    <style:style style:name="T970" style:parent-style-name="DefaultParagraphFont" style:family="text">
      <style:text-properties style:font-name="Microsoft JhengHei" style:font-name-asian="Microsoft JhengHei" style:font-name-complex="Microsoft JhengHei" fo:color="#1F2328"/>
    </style:style>
    <style:style style:name="P971" style:parent-style-name="NormalWeb" style:family="paragraph">
      <style:paragraph-properties fo:margin-top="0in" fo:margin-bottom="0.1666in" fo:background-color="#FFFFFF"/>
    </style:style>
    <style:style style:name="T972" style:parent-style-name="DefaultParagraphFont" style:family="text">
      <style:text-properties style:font-name="Microsoft JhengHei" style:font-name-asian="Microsoft JhengHei" style:font-name-complex="Microsoft JhengHei" fo:color="#1F2328"/>
    </style:style>
    <style:style style:name="T973" style:parent-style-name="DefaultParagraphFont" style:family="text">
      <style:text-properties style:font-name="Segoe UI" style:font-name-complex="Segoe UI" fo:color="#1F2328"/>
    </style:style>
    <style:style style:name="T974" style:parent-style-name="DefaultParagraphFont" style:family="text">
      <style:text-properties style:font-name="Microsoft JhengHei" style:font-name-asian="Microsoft JhengHei" style:font-name-complex="Microsoft JhengHei" fo:color="#1F2328"/>
    </style:style>
    <style:style style:name="T975" style:parent-style-name="DefaultParagraphFont" style:family="text">
      <style:text-properties style:font-name="Segoe UI" style:font-name-complex="Segoe UI" fo:color="#1F2328"/>
    </style:style>
    <style:style style:name="T976" style:parent-style-name="DefaultParagraphFont" style:family="text">
      <style:text-properties style:font-name="Microsoft JhengHei" style:font-name-asian="Microsoft JhengHei" style:font-name-complex="Microsoft JhengHei" fo:color="#1F2328"/>
    </style:style>
    <style:style style:name="T977" style:parent-style-name="DefaultParagraphFont" style:family="text">
      <style:text-properties style:font-name="Segoe UI" style:font-name-complex="Segoe UI" fo:color="#1F2328"/>
    </style:style>
    <style:style style:name="T978" style:parent-style-name="DefaultParagraphFont" style:family="text">
      <style:text-properties style:font-name="Microsoft JhengHei" style:font-name-asian="Microsoft JhengHei" style:font-name-complex="Microsoft JhengHei" fo:color="#1F2328"/>
    </style:style>
    <style:style style:name="P979" style:parent-style-name="NormalWeb" style:family="paragraph">
      <style:paragraph-properties fo:margin-top="0in" fo:margin-bottom="0.1666in" fo:background-color="#FFFFFF"/>
    </style:style>
    <style:style style:name="T980" style:parent-style-name="DefaultParagraphFont" style:family="text">
      <style:text-properties style:font-name="Segoe UI" style:font-name-complex="Segoe UI" fo:color="#1F2328"/>
    </style:style>
    <style:style style:name="T981" style:parent-style-name="Strong" style:family="text">
      <style:text-properties style:font-name="Microsoft JhengHei" style:font-name-asian="Microsoft JhengHei" style:font-name-complex="Microsoft JhengHei" fo:color="#1F2328"/>
    </style:style>
    <style:style style:name="T982" style:parent-style-name="DefaultParagraphFont" style:family="text">
      <style:text-properties style:font-name="Segoe UI" style:font-name-complex="Segoe UI" fo:color="#1F2328"/>
    </style:style>
    <style:style style:name="T983" style:parent-style-name="DefaultParagraphFont" style:family="text">
      <style:text-properties style:font-name="Microsoft JhengHei" style:font-name-asian="Microsoft JhengHei" style:font-name-complex="Microsoft JhengHei" fo:color="#1F2328"/>
    </style:style>
    <style:style style:name="T984" style:parent-style-name="DefaultParagraphFont" style:family="text">
      <style:text-properties style:font-name="Segoe UI" style:font-name-complex="Segoe UI" fo:color="#1F2328"/>
    </style:style>
    <style:style style:name="T985" style:parent-style-name="DefaultParagraphFont" style:family="text">
      <style:text-properties style:font-name="Microsoft JhengHei" style:font-name-asian="Microsoft JhengHei" style:font-name-complex="Microsoft JhengHei" fo:color="#1F2328"/>
    </style:style>
    <style:style style:name="T986" style:parent-style-name="DefaultParagraphFont" style:family="text">
      <style:text-properties style:font-name="Segoe UI" style:font-name-complex="Segoe UI" fo:color="#1F2328"/>
    </style:style>
    <style:style style:name="T987" style:parent-style-name="DefaultParagraphFont" style:family="text">
      <style:text-properties style:font-name="Microsoft JhengHei" style:font-name-asian="Microsoft JhengHei" style:font-name-complex="Microsoft JhengHei" fo:color="#1F2328"/>
    </style:style>
    <style:style style:name="T988" style:parent-style-name="DefaultParagraphFont" style:family="text">
      <style:text-properties style:font-name="Segoe UI" style:font-name-complex="Segoe UI" fo:color="#1F2328"/>
    </style:style>
    <style:style style:name="T989" style:parent-style-name="DefaultParagraphFont" style:family="text">
      <style:text-properties style:font-name="Microsoft JhengHei" style:font-name-asian="Microsoft JhengHei" style:font-name-complex="Microsoft JhengHei" fo:color="#1F2328"/>
    </style:style>
    <style:style style:name="T990" style:parent-style-name="DefaultParagraphFont" style:family="text">
      <style:text-properties style:font-name="Segoe UI" style:font-name-complex="Segoe UI" fo:color="#1F2328"/>
    </style:style>
    <style:style style:name="T991" style:parent-style-name="DefaultParagraphFont" style:family="text">
      <style:text-properties style:font-name="Microsoft JhengHei" style:font-name-asian="Microsoft JhengHei" style:font-name-complex="Microsoft JhengHei" fo:color="#1F2328"/>
    </style:style>
    <style:style style:name="P992" style:parent-style-name="Heading4" style:family="paragraph">
      <style:paragraph-properties fo:margin-top="0.25in" fo:margin-bottom="0.1666in" fo:background-color="#FFFFFF"/>
    </style:style>
    <style:style style:name="T993" style:parent-style-name="DefaultParagraphFont" style:family="text">
      <style:text-properties style:font-name="Microsoft JhengHei" style:font-name-asian="Microsoft JhengHei" style:font-name-complex="Microsoft JhengHei" fo:color="#1F2328"/>
    </style:style>
    <style:style style:name="P994" style:parent-style-name="NormalWeb" style:family="paragraph">
      <style:paragraph-properties fo:margin-top="0in" fo:margin-bottom="0.1666in" fo:background-color="#FFFFFF"/>
    </style:style>
    <style:style style:name="T995" style:parent-style-name="DefaultParagraphFont" style:family="text">
      <style:text-properties style:font-name="Microsoft JhengHei" style:font-name-asian="Microsoft JhengHei" style:font-name-complex="Microsoft JhengHei" fo:color="#1F2328"/>
    </style:style>
    <style:style style:name="T996" style:parent-style-name="DefaultParagraphFont" style:family="text">
      <style:text-properties style:font-name="Microsoft JhengHei" style:font-name-asian="Microsoft JhengHei" style:font-name-complex="Microsoft JhengHei" fo:color="#1F2328"/>
    </style:style>
    <style:style style:name="P997" style:parent-style-name="NormalWeb" style:family="paragraph">
      <style:paragraph-properties fo:margin-top="0in" fo:margin-bottom="0.1666in" fo:background-color="#FFFFFF"/>
    </style:style>
    <style:style style:name="T998" style:parent-style-name="DefaultParagraphFont" style:family="text">
      <style:text-properties style:font-name="Microsoft JhengHei" style:font-name-asian="Microsoft JhengHei" style:font-name-complex="Microsoft JhengHei" fo:color="#1F2328"/>
    </style:style>
    <style:style style:name="T999" style:parent-style-name="DefaultParagraphFont" style:family="text">
      <style:text-properties style:font-name="Segoe UI" style:font-name-complex="Segoe UI" fo:color="#1F2328"/>
    </style:style>
    <style:style style:name="T1000" style:parent-style-name="DefaultParagraphFont" style:family="text">
      <style:text-properties style:font-name="Microsoft JhengHei" style:font-name-asian="Microsoft JhengHei" style:font-name-complex="Microsoft JhengHei" fo:color="#1F2328"/>
    </style:style>
    <style:style style:name="T1001" style:parent-style-name="DefaultParagraphFont" style:family="text">
      <style:text-properties style:font-name="Segoe UI" style:font-name-complex="Segoe UI" fo:color="#1F2328"/>
    </style:style>
    <style:style style:name="T1002" style:parent-style-name="DefaultParagraphFont" style:family="text">
      <style:text-properties style:font-name="Microsoft JhengHei" style:font-name-asian="Microsoft JhengHei" style:font-name-complex="Microsoft JhengHei" fo:color="#1F2328"/>
    </style:style>
    <style:style style:name="P1003" style:parent-style-name="NormalWeb" style:family="paragraph">
      <style:paragraph-properties fo:margin-top="0in" fo:margin-bottom="0.1666in" fo:background-color="#FFFFFF"/>
    </style:style>
    <style:style style:name="T1004" style:parent-style-name="DefaultParagraphFont" style:family="text">
      <style:text-properties style:font-name="Segoe UI" style:font-name-complex="Segoe UI" fo:color="#1F2328"/>
    </style:style>
    <style:style style:name="T1005" style:parent-style-name="Strong" style:family="text">
      <style:text-properties style:font-name="Microsoft JhengHei" style:font-name-asian="Microsoft JhengHei" style:font-name-complex="Microsoft JhengHei" fo:color="#1F2328"/>
    </style:style>
    <style:style style:name="T1006" style:parent-style-name="DefaultParagraphFont" style:family="text">
      <style:text-properties style:font-name="Segoe UI" style:font-name-complex="Segoe UI" fo:color="#1F2328"/>
    </style:style>
    <style:style style:name="T1007" style:parent-style-name="DefaultParagraphFont" style:family="text">
      <style:text-properties style:font-name="Microsoft JhengHei" style:font-name-asian="Microsoft JhengHei" style:font-name-complex="Microsoft JhengHei" fo:color="#1F2328"/>
    </style:style>
    <style:style style:name="T1008" style:parent-style-name="DefaultParagraphFont" style:family="text">
      <style:text-properties style:font-name="Segoe UI" style:font-name-complex="Segoe UI" fo:color="#1F2328"/>
    </style:style>
    <style:style style:name="T1009" style:parent-style-name="DefaultParagraphFont" style:family="text">
      <style:text-properties style:font-name="Microsoft JhengHei" style:font-name-asian="Microsoft JhengHei" style:font-name-complex="Microsoft JhengHei" fo:color="#1F2328"/>
    </style:style>
    <style:style style:name="T1010" style:parent-style-name="DefaultParagraphFont" style:family="text">
      <style:text-properties style:font-name="Segoe UI" style:font-name-complex="Segoe UI" fo:color="#1F2328"/>
    </style:style>
    <style:style style:name="T1011" style:parent-style-name="DefaultParagraphFont" style:family="text">
      <style:text-properties style:font-name="Microsoft JhengHei" style:font-name-asian="Microsoft JhengHei" style:font-name-complex="Microsoft JhengHei" fo:color="#1F2328"/>
    </style:style>
    <style:style style:name="T1012" style:parent-style-name="DefaultParagraphFont" style:family="text">
      <style:text-properties style:font-name="Segoe UI" style:font-name-complex="Segoe UI" fo:color="#1F2328"/>
    </style:style>
    <style:style style:name="T1013" style:parent-style-name="DefaultParagraphFont" style:family="text">
      <style:text-properties style:font-name="Microsoft JhengHei" style:font-name-asian="Microsoft JhengHei" style:font-name-complex="Microsoft JhengHei" fo:color="#1F2328"/>
    </style:style>
    <style:style style:name="T1014" style:parent-style-name="DefaultParagraphFont" style:family="text">
      <style:text-properties style:font-name="Segoe UI" style:font-name-complex="Segoe UI" fo:color="#1F2328"/>
    </style:style>
    <style:style style:name="T1015" style:parent-style-name="DefaultParagraphFont" style:family="text">
      <style:text-properties style:font-name="Microsoft JhengHei" style:font-name-asian="Microsoft JhengHei" style:font-name-complex="Microsoft JhengHei" fo:color="#1F2328"/>
    </style:style>
    <style:style style:name="T1016" style:parent-style-name="DefaultParagraphFont" style:family="text">
      <style:text-properties style:font-name="Segoe UI" style:font-name-complex="Segoe UI" fo:color="#1F2328"/>
    </style:style>
    <style:style style:name="T1017" style:parent-style-name="DefaultParagraphFont" style:family="text">
      <style:text-properties style:font-name="Microsoft JhengHei" style:font-name-asian="Microsoft JhengHei" style:font-name-complex="Microsoft JhengHei" fo:color="#1F2328"/>
    </style:style>
    <style:style style:name="P1018" style:parent-style-name="Heading4" style:family="paragraph">
      <style:paragraph-properties fo:margin-top="0.25in" fo:margin-bottom="0.1666in" fo:background-color="#FFFFFF"/>
    </style:style>
    <style:style style:name="T1019" style:parent-style-name="DefaultParagraphFont" style:family="text">
      <style:text-properties style:font-name="Microsoft JhengHei" style:font-name-asian="Microsoft JhengHei" style:font-name-complex="Microsoft JhengHei" fo:color="#1F2328"/>
    </style:style>
    <style:style style:name="T1020" style:parent-style-name="DefaultParagraphFont" style:family="text">
      <style:text-properties style:font-name="Segoe UI" style:font-name-complex="Segoe UI" fo:color="#1F2328"/>
    </style:style>
    <style:style style:name="T1021" style:parent-style-name="DefaultParagraphFont" style:family="text">
      <style:text-properties style:font-name="Microsoft JhengHei" style:font-name-asian="Microsoft JhengHei" style:font-name-complex="Microsoft JhengHei" fo:color="#1F2328"/>
    </style:style>
    <style:style style:name="P1022" style:parent-style-name="NormalWeb" style:family="paragraph">
      <style:paragraph-properties fo:margin-top="0in" fo:margin-bottom="0.1666in" fo:background-color="#FFFFFF"/>
    </style:style>
    <style:style style:name="T1023" style:parent-style-name="DefaultParagraphFont" style:family="text">
      <style:text-properties style:font-name="Microsoft JhengHei" style:font-name-asian="Microsoft JhengHei" style:font-name-complex="Microsoft JhengHei" fo:color="#1F2328"/>
    </style:style>
    <style:style style:name="T1024" style:parent-style-name="DefaultParagraphFont" style:family="text">
      <style:text-properties style:font-name="Segoe UI" style:font-name-complex="Segoe UI" fo:color="#1F2328"/>
    </style:style>
    <style:style style:name="T1025" style:parent-style-name="DefaultParagraphFont" style:family="text">
      <style:text-properties style:font-name="Microsoft JhengHei" style:font-name-asian="Microsoft JhengHei" style:font-name-complex="Microsoft JhengHei" fo:color="#1F2328"/>
    </style:style>
    <style:style style:name="T1026" style:parent-style-name="DefaultParagraphFont" style:family="text">
      <style:text-properties style:font-name="Segoe UI" style:font-name-complex="Segoe UI" fo:color="#1F2328"/>
    </style:style>
    <style:style style:name="T1027" style:parent-style-name="DefaultParagraphFont" style:family="text">
      <style:text-properties style:font-name="Microsoft JhengHei" style:font-name-asian="Microsoft JhengHei" style:font-name-complex="Microsoft JhengHei" fo:color="#1F2328"/>
    </style:style>
    <style:style style:name="T1028" style:parent-style-name="DefaultParagraphFont" style:family="text">
      <style:text-properties style:font-name="Segoe UI" style:font-name-complex="Segoe UI" fo:color="#1F2328"/>
    </style:style>
    <style:style style:name="T1029" style:parent-style-name="DefaultParagraphFont" style:family="text">
      <style:text-properties style:font-name="Microsoft JhengHei" style:font-name-asian="Microsoft JhengHei" style:font-name-complex="Microsoft JhengHei" fo:color="#1F2328"/>
    </style:style>
    <style:style style:name="T1030" style:parent-style-name="DefaultParagraphFont" style:family="text">
      <style:text-properties style:font-name="Segoe UI" style:font-name-complex="Segoe UI" fo:color="#1F2328"/>
    </style:style>
    <style:style style:name="T1031" style:parent-style-name="DefaultParagraphFont" style:family="text">
      <style:text-properties style:font-name="Microsoft JhengHei" style:font-name-asian="Microsoft JhengHei" style:font-name-complex="Microsoft JhengHei" fo:color="#1F2328"/>
    </style:style>
    <style:style style:name="T1032" style:parent-style-name="DefaultParagraphFont" style:family="text">
      <style:text-properties style:font-name="Segoe UI" style:font-name-complex="Segoe UI" fo:color="#1F2328"/>
    </style:style>
    <style:style style:name="T1033" style:parent-style-name="DefaultParagraphFont" style:family="text">
      <style:text-properties style:font-name="Microsoft JhengHei" style:font-name-asian="Microsoft JhengHei" style:font-name-complex="Microsoft JhengHei" fo:color="#1F2328"/>
    </style:style>
    <style:style style:name="T1034" style:parent-style-name="DefaultParagraphFont" style:family="text">
      <style:text-properties style:font-name="Segoe UI" style:font-name-complex="Segoe UI" fo:color="#1F2328"/>
    </style:style>
    <style:style style:name="T1035" style:parent-style-name="DefaultParagraphFont" style:family="text">
      <style:text-properties style:font-name="Microsoft JhengHei" style:font-name-asian="Microsoft JhengHei" style:font-name-complex="Microsoft JhengHei" fo:color="#1F2328"/>
    </style:style>
    <style:style style:name="T1036" style:parent-style-name="DefaultParagraphFont" style:family="text">
      <style:text-properties style:font-name="Segoe UI" style:font-name-complex="Segoe UI" fo:color="#1F2328"/>
    </style:style>
    <style:style style:name="T1037" style:parent-style-name="DefaultParagraphFont" style:family="text">
      <style:text-properties style:font-name="Microsoft JhengHei" style:font-name-asian="Microsoft JhengHei" style:font-name-complex="Microsoft JhengHei" fo:color="#1F2328"/>
    </style:style>
    <style:style style:name="T1038" style:parent-style-name="DefaultParagraphFont" style:family="text">
      <style:text-properties style:font-name="Segoe UI" style:font-name-complex="Segoe UI" fo:color="#1F2328"/>
    </style:style>
    <style:style style:name="T1039" style:parent-style-name="DefaultParagraphFont" style:family="text">
      <style:text-properties style:font-name="Microsoft JhengHei" style:font-name-asian="Microsoft JhengHei" style:font-name-complex="Microsoft JhengHei" fo:color="#1F2328"/>
    </style:style>
    <style:style style:name="T1040" style:parent-style-name="DefaultParagraphFont" style:family="text">
      <style:text-properties style:font-name="Segoe UI" style:font-name-complex="Segoe UI" fo:color="#1F2328"/>
    </style:style>
    <style:style style:name="T1041" style:parent-style-name="DefaultParagraphFont" style:family="text">
      <style:text-properties style:font-name="Microsoft JhengHei" style:font-name-asian="Microsoft JhengHei" style:font-name-complex="Microsoft JhengHei" fo:color="#1F2328"/>
    </style:style>
    <style:style style:name="T1042" style:parent-style-name="DefaultParagraphFont" style:family="text">
      <style:text-properties style:font-name="Segoe UI" style:font-name-complex="Segoe UI" fo:color="#1F2328"/>
    </style:style>
    <style:style style:name="T1043" style:parent-style-name="DefaultParagraphFont" style:family="text">
      <style:text-properties style:font-name="Microsoft JhengHei" style:font-name-asian="Microsoft JhengHei" style:font-name-complex="Microsoft JhengHei" fo:color="#1F2328"/>
    </style:style>
    <style:style style:name="T1044" style:parent-style-name="DefaultParagraphFont" style:family="text">
      <style:text-properties style:font-name="Segoe UI" style:font-name-complex="Segoe UI" fo:color="#1F2328"/>
    </style:style>
    <style:style style:name="T1045" style:parent-style-name="DefaultParagraphFont" style:family="text">
      <style:text-properties style:font-name="Microsoft JhengHei" style:font-name-asian="Microsoft JhengHei" style:font-name-complex="Microsoft JhengHei" fo:color="#1F2328"/>
    </style:style>
    <style:style style:name="T1046" style:parent-style-name="DefaultParagraphFont" style:family="text">
      <style:text-properties style:font-name="Segoe UI" style:font-name-complex="Segoe UI" fo:color="#1F2328"/>
    </style:style>
    <style:style style:name="T1047" style:parent-style-name="DefaultParagraphFont" style:family="text">
      <style:text-properties style:font-name="Microsoft JhengHei" style:font-name-asian="Microsoft JhengHei" style:font-name-complex="Microsoft JhengHei" fo:color="#1F2328"/>
    </style:style>
    <style:style style:name="T1048" style:parent-style-name="DefaultParagraphFont" style:family="text">
      <style:text-properties style:font-name="Segoe UI" style:font-name-complex="Segoe UI" fo:color="#1F2328"/>
    </style:style>
    <style:style style:name="T1049" style:parent-style-name="DefaultParagraphFont" style:family="text">
      <style:text-properties style:font-name="Microsoft JhengHei" style:font-name-asian="Microsoft JhengHei" style:font-name-complex="Microsoft JhengHei" fo:color="#1F2328"/>
    </style:style>
    <style:style style:name="T1050" style:parent-style-name="DefaultParagraphFont" style:family="text">
      <style:text-properties style:font-name="Segoe UI" style:font-name-complex="Segoe UI" fo:color="#1F2328"/>
    </style:style>
    <style:style style:name="T1051" style:parent-style-name="DefaultParagraphFont" style:family="text">
      <style:text-properties style:font-name="Microsoft JhengHei" style:font-name-asian="Microsoft JhengHei" style:font-name-complex="Microsoft JhengHei" fo:color="#1F2328"/>
    </style:style>
    <style:style style:name="T1052" style:parent-style-name="DefaultParagraphFont" style:family="text">
      <style:text-properties style:font-name="Segoe UI" style:font-name-complex="Segoe UI" fo:color="#1F2328"/>
    </style:style>
    <style:style style:name="T1053" style:parent-style-name="DefaultParagraphFont" style:family="text">
      <style:text-properties style:font-name="Microsoft JhengHei" style:font-name-asian="Microsoft JhengHei" style:font-name-complex="Microsoft JhengHei" fo:color="#1F2328"/>
    </style:style>
    <style:style style:name="T1054" style:parent-style-name="DefaultParagraphFont" style:family="text">
      <style:text-properties style:font-name="Segoe UI" style:font-name-complex="Segoe UI" fo:color="#1F2328"/>
    </style:style>
    <style:style style:name="T1055" style:parent-style-name="DefaultParagraphFont" style:family="text">
      <style:text-properties style:font-name="Microsoft JhengHei" style:font-name-asian="Microsoft JhengHei" style:font-name-complex="Microsoft JhengHei" fo:color="#1F2328"/>
    </style:style>
    <style:style style:name="T1056" style:parent-style-name="DefaultParagraphFont" style:family="text">
      <style:text-properties style:font-name="Segoe UI" style:font-name-complex="Segoe UI" fo:color="#1F2328"/>
    </style:style>
    <style:style style:name="T1057" style:parent-style-name="DefaultParagraphFont" style:family="text">
      <style:text-properties style:font-name="Microsoft JhengHei" style:font-name-asian="Microsoft JhengHei" style:font-name-complex="Microsoft JhengHei" fo:color="#1F2328"/>
    </style:style>
    <style:style style:name="T1058" style:parent-style-name="DefaultParagraphFont" style:family="text">
      <style:text-properties style:font-name="Microsoft JhengHei" style:font-name-asian="Microsoft JhengHei" style:font-name-complex="Microsoft JhengHei" fo:color="#1F2328"/>
    </style:style>
    <style:style style:name="T1059" style:parent-style-name="DefaultParagraphFont" style:family="text">
      <style:text-properties style:font-name="Segoe UI" style:font-name-complex="Segoe UI" fo:color="#1F2328"/>
    </style:style>
    <style:style style:name="T1060" style:parent-style-name="Strong" style:family="text">
      <style:text-properties style:font-name="Microsoft JhengHei" style:font-name-asian="Microsoft JhengHei" style:font-name-complex="Microsoft JhengHei" fo:color="#1F2328"/>
    </style:style>
    <style:style style:name="T1061" style:parent-style-name="DefaultParagraphFont" style:family="text">
      <style:text-properties style:font-name="Microsoft JhengHei" style:font-name-asian="Microsoft JhengHei" style:font-name-complex="Microsoft JhengHei" fo:color="#1F2328"/>
    </style:style>
    <style:style style:name="T1062" style:parent-style-name="DefaultParagraphFont" style:family="text">
      <style:text-properties style:font-name="Segoe UI" style:font-name-complex="Segoe UI" fo:color="#1F2328"/>
    </style:style>
    <style:style style:name="T1063" style:parent-style-name="DefaultParagraphFont" style:family="text">
      <style:text-properties style:font-name="Microsoft JhengHei" style:font-name-asian="Microsoft JhengHei" style:font-name-complex="Microsoft JhengHei" fo:color="#1F2328"/>
    </style:style>
    <style:style style:name="T1064" style:parent-style-name="DefaultParagraphFont" style:family="text">
      <style:text-properties style:font-name="Segoe UI" style:font-name-complex="Segoe UI" fo:color="#1F2328"/>
    </style:style>
    <style:style style:name="T1065" style:parent-style-name="DefaultParagraphFont" style:family="text">
      <style:text-properties style:font-name="Microsoft JhengHei" style:font-name-asian="Microsoft JhengHei" style:font-name-complex="Microsoft JhengHei" fo:color="#1F2328"/>
    </style:style>
    <style:style style:name="T1066" style:parent-style-name="DefaultParagraphFont" style:family="text">
      <style:text-properties style:font-name="Segoe UI" style:font-name-complex="Segoe UI" fo:color="#1F2328"/>
    </style:style>
    <style:style style:name="T1067" style:parent-style-name="DefaultParagraphFont" style:family="text">
      <style:text-properties style:font-name="Microsoft JhengHei" style:font-name-asian="Microsoft JhengHei" style:font-name-complex="Microsoft JhengHei" fo:color="#1F2328"/>
    </style:style>
    <style:style style:name="T1068" style:parent-style-name="DefaultParagraphFont" style:family="text">
      <style:text-properties style:font-name="Segoe UI" style:font-name-complex="Segoe UI" fo:color="#1F2328"/>
    </style:style>
    <style:style style:name="T1069" style:parent-style-name="DefaultParagraphFont" style:family="text">
      <style:text-properties style:font-name="Microsoft JhengHei" style:font-name-asian="Microsoft JhengHei" style:font-name-complex="Microsoft JhengHei" fo:color="#1F2328"/>
    </style:style>
    <style:style style:name="T1070" style:parent-style-name="DefaultParagraphFont" style:family="text">
      <style:text-properties style:font-name="Segoe UI" style:font-name-complex="Segoe UI" fo:color="#1F2328"/>
    </style:style>
    <style:style style:name="T1071" style:parent-style-name="DefaultParagraphFont" style:family="text">
      <style:text-properties style:font-name="Microsoft JhengHei" style:font-name-asian="Microsoft JhengHei" style:font-name-complex="Microsoft JhengHei" fo:color="#1F2328"/>
    </style:style>
    <style:style style:name="P1072" style:parent-style-name="NormalWeb" style:family="paragraph">
      <style:paragraph-properties fo:margin-top="0in" fo:margin-bottom="0.1666in" fo:background-color="#FFFFFF"/>
    </style:style>
    <style:style style:name="T1073" style:parent-style-name="DefaultParagraphFont" style:family="text">
      <style:text-properties style:font-name="Microsoft JhengHei" style:font-name-asian="Microsoft JhengHei" style:font-name-complex="Microsoft JhengHei" fo:color="#1F2328"/>
    </style:style>
    <style:style style:name="T1074" style:parent-style-name="DefaultParagraphFont" style:family="text">
      <style:text-properties style:font-name="Segoe UI" style:font-name-complex="Segoe UI" fo:color="#1F2328"/>
    </style:style>
    <style:style style:name="T1075" style:parent-style-name="DefaultParagraphFont" style:family="text">
      <style:text-properties style:font-name="Microsoft JhengHei" style:font-name-asian="Microsoft JhengHei" style:font-name-complex="Microsoft JhengHei" fo:color="#1F2328"/>
    </style:style>
    <style:style style:name="T1076" style:parent-style-name="DefaultParagraphFont" style:family="text">
      <style:text-properties style:font-name="Segoe UI" style:font-name-complex="Segoe UI" fo:color="#1F2328"/>
    </style:style>
    <style:style style:name="T1077" style:parent-style-name="DefaultParagraphFont" style:family="text">
      <style:text-properties style:font-name="Microsoft JhengHei" style:font-name-asian="Microsoft JhengHei" style:font-name-complex="Microsoft JhengHei" fo:color="#1F2328"/>
    </style:style>
    <style:style style:name="T1078" style:parent-style-name="DefaultParagraphFont" style:family="text">
      <style:text-properties style:font-name="Segoe UI" style:font-name-complex="Segoe UI" fo:color="#1F2328"/>
    </style:style>
    <style:style style:name="T1079" style:parent-style-name="DefaultParagraphFont" style:family="text">
      <style:text-properties style:font-name="Microsoft JhengHei" style:font-name-asian="Microsoft JhengHei" style:font-name-complex="Microsoft JhengHei" fo:color="#1F2328"/>
    </style:style>
    <style:style style:name="P108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font-size-complex="10pt" fo:language="en" fo:country="TW"/>
    </style:style>
    <style:style style:name="P1081"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1082" style:parent-style-name="NormalWeb" style:family="paragraph">
      <style:paragraph-properties fo:margin-top="0in" fo:margin-bottom="0.1666in" fo:background-color="#FFFFFF"/>
    </style:style>
    <style:style style:name="T1083" style:parent-style-name="DefaultParagraphFont" style:family="text">
      <style:text-properties style:font-name="Microsoft JhengHei" style:font-name-asian="Microsoft JhengHei" style:font-name-complex="Microsoft JhengHei" fo:color="#1F2328"/>
    </style:style>
    <style:style style:name="T1084" style:parent-style-name="DefaultParagraphFont" style:family="text">
      <style:text-properties style:font-name="Segoe UI" style:font-name-complex="Segoe UI" fo:color="#1F2328"/>
    </style:style>
    <style:style style:name="T1085" style:parent-style-name="DefaultParagraphFont" style:family="text">
      <style:text-properties style:font-name="Microsoft JhengHei" style:font-name-asian="Microsoft JhengHei" style:font-name-complex="Microsoft JhengHei" fo:color="#1F2328"/>
    </style:style>
    <style:style style:name="T1086" style:parent-style-name="DefaultParagraphFont" style:family="text">
      <style:text-properties style:font-name="Segoe UI" style:font-name-complex="Segoe UI" fo:color="#1F2328"/>
    </style:style>
    <style:style style:name="T1087" style:parent-style-name="DefaultParagraphFont" style:family="text">
      <style:text-properties style:font-name="Microsoft JhengHei" style:font-name-asian="Microsoft JhengHei" style:font-name-complex="Microsoft JhengHei" fo:color="#1F2328"/>
    </style:style>
    <style:style style:name="T1088" style:parent-style-name="DefaultParagraphFont" style:family="text">
      <style:text-properties style:font-name="Segoe UI" style:font-name-complex="Segoe UI" fo:color="#1F2328"/>
    </style:style>
    <style:style style:name="T1089" style:parent-style-name="DefaultParagraphFont" style:family="text">
      <style:text-properties style:font-name="Microsoft JhengHei" style:font-name-asian="Microsoft JhengHei" style:font-name-complex="Microsoft JhengHei" fo:color="#1F2328"/>
    </style:style>
    <style:style style:name="T1090" style:parent-style-name="DefaultParagraphFont" style:family="text">
      <style:text-properties style:font-name="Segoe UI" style:font-name-complex="Segoe UI" fo:color="#1F2328"/>
    </style:style>
    <style:style style:name="T1091" style:parent-style-name="DefaultParagraphFont" style:family="text">
      <style:text-properties style:font-name="Microsoft JhengHei" style:font-name-asian="Microsoft JhengHei" style:font-name-complex="Microsoft JhengHei" fo:color="#1F2328"/>
    </style:style>
    <style:style style:name="T1092" style:parent-style-name="DefaultParagraphFont" style:family="text">
      <style:text-properties style:font-name="Segoe UI" style:font-name-complex="Segoe UI" fo:color="#1F2328"/>
    </style:style>
    <style:style style:name="T1093" style:parent-style-name="DefaultParagraphFont" style:family="text">
      <style:text-properties style:font-name="Microsoft JhengHei" style:font-name-asian="Microsoft JhengHei" style:font-name-complex="Microsoft JhengHei" fo:color="#1F2328"/>
    </style:style>
    <style:style style:name="T1094" style:parent-style-name="DefaultParagraphFont" style:family="text">
      <style:text-properties style:font-name="Segoe UI" style:font-name-complex="Segoe UI" fo:color="#1F2328"/>
    </style:style>
    <style:style style:name="T1095" style:parent-style-name="DefaultParagraphFont" style:family="text">
      <style:text-properties style:font-name="Microsoft JhengHei" style:font-name-asian="Microsoft JhengHei" style:font-name-complex="Microsoft JhengHei" fo:color="#1F2328"/>
    </style:style>
    <style:style style:name="T1096" style:parent-style-name="DefaultParagraphFont" style:family="text">
      <style:text-properties style:font-name="Segoe UI" style:font-name-complex="Segoe UI" fo:color="#1F2328"/>
    </style:style>
    <style:style style:name="T1097" style:parent-style-name="DefaultParagraphFont" style:family="text">
      <style:text-properties style:font-name="Microsoft JhengHei" style:font-name-asian="Microsoft JhengHei" style:font-name-complex="Microsoft JhengHei" fo:color="#1F2328"/>
    </style:style>
    <style:style style:name="T1098" style:parent-style-name="DefaultParagraphFont" style:family="text">
      <style:text-properties style:font-name="Segoe UI" style:font-name-complex="Segoe UI" fo:color="#1F2328"/>
    </style:style>
    <style:style style:name="T1099" style:parent-style-name="DefaultParagraphFont" style:family="text">
      <style:text-properties style:font-name="Microsoft JhengHei" style:font-name-asian="Microsoft JhengHei" style:font-name-complex="Microsoft JhengHei" fo:color="#1F2328"/>
    </style:style>
    <style:style style:name="T1100" style:parent-style-name="DefaultParagraphFont" style:family="text">
      <style:text-properties style:font-name="Segoe UI" style:font-name-complex="Segoe UI" fo:color="#1F2328"/>
    </style:style>
    <style:style style:name="T1101" style:parent-style-name="DefaultParagraphFont" style:family="text">
      <style:text-properties style:font-name="Microsoft JhengHei" style:font-name-asian="Microsoft JhengHei" style:font-name-complex="Microsoft JhengHei" fo:color="#1F2328"/>
    </style:style>
    <style:style style:name="T1102" style:parent-style-name="DefaultParagraphFont" style:family="text">
      <style:text-properties style:font-name="Segoe UI" style:font-name-complex="Segoe UI" fo:color="#1F2328"/>
    </style:style>
    <style:style style:name="T1103" style:parent-style-name="DefaultParagraphFont" style:family="text">
      <style:text-properties style:font-name="Microsoft JhengHei" style:font-name-asian="Microsoft JhengHei" style:font-name-complex="Microsoft JhengHei" fo:color="#1F2328"/>
    </style:style>
    <style:style style:name="T1104" style:parent-style-name="DefaultParagraphFont" style:family="text">
      <style:text-properties style:font-name="Segoe UI" style:font-name-complex="Segoe UI" fo:color="#1F2328"/>
    </style:style>
    <style:style style:name="T1105" style:parent-style-name="DefaultParagraphFont" style:family="text">
      <style:text-properties style:font-name="Microsoft JhengHei" style:font-name-asian="Microsoft JhengHei" style:font-name-complex="Microsoft JhengHei" fo:color="#1F2328"/>
    </style:style>
    <style:style style:name="P1106" style:parent-style-name="NormalWeb" style:family="paragraph">
      <style:paragraph-properties fo:margin-top="0in" fo:margin-bottom="0.1666in" fo:background-color="#FFFFFF"/>
    </style:style>
    <style:style style:name="T1107" style:parent-style-name="DefaultParagraphFont" style:family="text">
      <style:text-properties style:font-name="Microsoft JhengHei" style:font-name-asian="Microsoft JhengHei" style:font-name-complex="Microsoft JhengHei" fo:color="#1F2328"/>
    </style:style>
    <style:style style:name="T1108" style:parent-style-name="DefaultParagraphFont" style:family="text">
      <style:text-properties style:font-name="Segoe UI" style:font-name-complex="Segoe UI" fo:color="#1F2328"/>
    </style:style>
    <style:style style:name="T1109" style:parent-style-name="DefaultParagraphFont" style:family="text">
      <style:text-properties style:font-name="Microsoft JhengHei" style:font-name-asian="Microsoft JhengHei" style:font-name-complex="Microsoft JhengHei" fo:color="#1F2328"/>
    </style:style>
    <style:style style:name="T1110" style:parent-style-name="DefaultParagraphFont" style:family="text">
      <style:text-properties style:font-name="Segoe UI" style:font-name-complex="Segoe UI" fo:color="#1F2328"/>
    </style:style>
    <style:style style:name="T1111" style:parent-style-name="DefaultParagraphFont" style:family="text">
      <style:text-properties style:font-name="Microsoft JhengHei" style:font-name-asian="Microsoft JhengHei" style:font-name-complex="Microsoft JhengHei" fo:color="#1F2328"/>
    </style:style>
    <style:style style:name="T1112" style:parent-style-name="DefaultParagraphFont" style:family="text">
      <style:text-properties style:font-name="Segoe UI" style:font-name-complex="Segoe UI" fo:color="#1F2328"/>
    </style:style>
    <style:style style:name="T1113" style:parent-style-name="DefaultParagraphFont" style:family="text">
      <style:text-properties style:font-name="Microsoft JhengHei" style:font-name-asian="Microsoft JhengHei" style:font-name-complex="Microsoft JhengHei" fo:color="#1F2328"/>
    </style:style>
    <style:style style:name="T1114" style:parent-style-name="DefaultParagraphFont" style:family="text">
      <style:text-properties style:font-name="Segoe UI" style:font-name-complex="Segoe UI" fo:color="#1F2328"/>
    </style:style>
    <style:style style:name="T1115" style:parent-style-name="DefaultParagraphFont" style:family="text">
      <style:text-properties style:font-name="Microsoft JhengHei" style:font-name-asian="Microsoft JhengHei" style:font-name-complex="Microsoft JhengHei" fo:color="#1F2328"/>
    </style:style>
    <style:style style:name="T1116" style:parent-style-name="DefaultParagraphFont" style:family="text">
      <style:text-properties style:font-name="Segoe UI" style:font-name-complex="Segoe UI" fo:color="#1F2328"/>
    </style:style>
    <style:style style:name="T1117" style:parent-style-name="DefaultParagraphFont" style:family="text">
      <style:text-properties style:font-name="Microsoft JhengHei" style:font-name-asian="Microsoft JhengHei" style:font-name-complex="Microsoft JhengHei" fo:color="#1F2328"/>
    </style:style>
    <style:style style:name="T1118" style:parent-style-name="DefaultParagraphFont" style:family="text">
      <style:text-properties style:font-name="Segoe UI" style:font-name-complex="Segoe UI" fo:color="#1F2328"/>
    </style:style>
    <style:style style:name="T1119" style:parent-style-name="DefaultParagraphFont" style:family="text">
      <style:text-properties style:font-name="Microsoft JhengHei" style:font-name-asian="Microsoft JhengHei" style:font-name-complex="Microsoft JhengHei" fo:color="#1F2328"/>
    </style:style>
    <style:style style:name="T1120" style:parent-style-name="DefaultParagraphFont" style:family="text">
      <style:text-properties style:font-name="Segoe UI" style:font-name-complex="Segoe UI" fo:color="#1F2328"/>
    </style:style>
    <style:style style:name="T1121" style:parent-style-name="DefaultParagraphFont" style:family="text">
      <style:text-properties style:font-name="Microsoft JhengHei" style:font-name-asian="Microsoft JhengHei" style:font-name-complex="Microsoft JhengHei" fo:color="#1F2328"/>
    </style:style>
    <style:style style:name="T1122" style:parent-style-name="DefaultParagraphFont" style:family="text">
      <style:text-properties style:font-name="Segoe UI" style:font-name-complex="Segoe UI" fo:color="#1F2328"/>
    </style:style>
    <style:style style:name="T1123" style:parent-style-name="DefaultParagraphFont" style:family="text">
      <style:text-properties style:font-name="Microsoft JhengHei" style:font-name-asian="Microsoft JhengHei" style:font-name-complex="Microsoft JhengHei" fo:color="#1F2328"/>
    </style:style>
    <style:style style:name="T1124" style:parent-style-name="DefaultParagraphFont" style:family="text">
      <style:text-properties style:font-name="Segoe UI" style:font-name-complex="Segoe UI" fo:color="#1F2328"/>
    </style:style>
    <style:style style:name="T1125" style:parent-style-name="DefaultParagraphFont" style:family="text">
      <style:text-properties style:font-name="Microsoft JhengHei" style:font-name-asian="Microsoft JhengHei" style:font-name-complex="Microsoft JhengHei" fo:color="#1F2328"/>
    </style:style>
    <style:style style:name="T1126" style:parent-style-name="DefaultParagraphFont" style:family="text">
      <style:text-properties style:font-name="Segoe UI" style:font-name-complex="Segoe UI" fo:color="#1F2328"/>
    </style:style>
    <style:style style:name="T1127" style:parent-style-name="DefaultParagraphFont" style:family="text">
      <style:text-properties style:font-name="Microsoft JhengHei" style:font-name-asian="Microsoft JhengHei" style:font-name-complex="Microsoft JhengHei" fo:color="#1F2328"/>
    </style:style>
    <style:style style:name="T1128" style:parent-style-name="DefaultParagraphFont" style:family="text">
      <style:text-properties style:font-name="Segoe UI" style:font-name-complex="Segoe UI" fo:color="#1F2328"/>
    </style:style>
    <style:style style:name="T1129" style:parent-style-name="DefaultParagraphFont" style:family="text">
      <style:text-properties style:font-name="Microsoft JhengHei" style:font-name-asian="Microsoft JhengHei" style:font-name-complex="Microsoft JhengHei" fo:color="#1F2328"/>
    </style:style>
    <style:style style:name="T1130" style:parent-style-name="DefaultParagraphFont" style:family="text">
      <style:text-properties style:font-name="Segoe UI" style:font-name-complex="Segoe UI" fo:color="#1F2328"/>
    </style:style>
    <style:style style:name="T1131" style:parent-style-name="DefaultParagraphFont" style:family="text">
      <style:text-properties style:font-name="Microsoft JhengHei" style:font-name-asian="Microsoft JhengHei" style:font-name-complex="Microsoft JhengHei" fo:color="#1F2328"/>
    </style:style>
    <style:style style:name="T1132" style:parent-style-name="DefaultParagraphFont" style:family="text">
      <style:text-properties style:font-name="Segoe UI" style:font-name-complex="Segoe UI" fo:color="#1F2328"/>
    </style:style>
    <style:style style:name="T1133" style:parent-style-name="DefaultParagraphFont" style:family="text">
      <style:text-properties style:font-name="Microsoft JhengHei" style:font-name-asian="Microsoft JhengHei" style:font-name-complex="Microsoft JhengHei" fo:color="#1F2328"/>
    </style:style>
    <style:style style:name="T1134" style:parent-style-name="DefaultParagraphFont" style:family="text">
      <style:text-properties style:font-name="Segoe UI" style:font-name-complex="Segoe UI" fo:color="#1F2328"/>
    </style:style>
    <style:style style:name="T1135" style:parent-style-name="DefaultParagraphFont" style:family="text">
      <style:text-properties style:font-name="Microsoft JhengHei" style:font-name-asian="Microsoft JhengHei" style:font-name-complex="Microsoft JhengHei" fo:color="#1F2328"/>
    </style:style>
    <style:style style:name="T1136" style:parent-style-name="DefaultParagraphFont" style:family="text">
      <style:text-properties style:font-name="Segoe UI" style:font-name-complex="Segoe UI" fo:color="#1F2328"/>
    </style:style>
    <style:style style:name="T1137" style:parent-style-name="DefaultParagraphFont" style:family="text">
      <style:text-properties style:font-name="Microsoft JhengHei" style:font-name-asian="Microsoft JhengHei" style:font-name-complex="Microsoft JhengHei" fo:color="#1F2328"/>
    </style:style>
    <style:style style:name="T1138" style:parent-style-name="DefaultParagraphFont" style:family="text">
      <style:text-properties style:font-name="Segoe UI" style:font-name-complex="Segoe UI" fo:color="#1F2328"/>
    </style:style>
    <style:style style:name="T1139" style:parent-style-name="DefaultParagraphFont" style:family="text">
      <style:text-properties style:font-name="Microsoft JhengHei" style:font-name-asian="Microsoft JhengHei" style:font-name-complex="Microsoft JhengHei" fo:color="#1F2328"/>
    </style:style>
    <style:style style:name="T1140" style:parent-style-name="DefaultParagraphFont" style:family="text">
      <style:text-properties style:font-name="Segoe UI" style:font-name-complex="Segoe UI" fo:color="#1F2328"/>
    </style:style>
    <style:style style:name="T1141" style:parent-style-name="DefaultParagraphFont" style:family="text">
      <style:text-properties style:font-name="Microsoft JhengHei" style:font-name-asian="Microsoft JhengHei" style:font-name-complex="Microsoft JhengHei" fo:color="#1F2328"/>
    </style:style>
    <style:style style:name="T1142" style:parent-style-name="DefaultParagraphFont" style:family="text">
      <style:text-properties style:font-name="Segoe UI" style:font-name-complex="Segoe UI" fo:color="#1F2328"/>
    </style:style>
    <style:style style:name="T1143" style:parent-style-name="DefaultParagraphFont" style:family="text">
      <style:text-properties style:font-name="Microsoft JhengHei" style:font-name-asian="Microsoft JhengHei" style:font-name-complex="Microsoft JhengHei" fo:color="#1F2328"/>
    </style:style>
    <style:style style:name="P1144" style:parent-style-name="Heading4" style:family="paragraph">
      <style:paragraph-properties fo:margin-top="0.25in" fo:margin-bottom="0.1666in" fo:background-color="#FFFFFF"/>
    </style:style>
    <style:style style:name="T1145" style:parent-style-name="DefaultParagraphFont" style:family="text">
      <style:text-properties style:font-name="Segoe UI" style:font-name-complex="Segoe UI" fo:color="#1F2328"/>
    </style:style>
    <style:style style:name="T1146" style:parent-style-name="DefaultParagraphFont" style:family="text">
      <style:text-properties style:font-name="Microsoft JhengHei" style:font-name-asian="Microsoft JhengHei" style:font-name-complex="Microsoft JhengHei" fo:color="#1F2328"/>
    </style:style>
    <style:style style:name="T1147" style:parent-style-name="DefaultParagraphFont" style:family="text">
      <style:text-properties style:font-name="Segoe UI" style:font-name-complex="Segoe UI" fo:color="#1F2328"/>
    </style:style>
    <style:style style:name="T1148" style:parent-style-name="DefaultParagraphFont" style:family="text">
      <style:text-properties style:font-name="Microsoft JhengHei" style:font-name-asian="Microsoft JhengHei" style:font-name-complex="Microsoft JhengHei" fo:color="#1F2328"/>
    </style:style>
    <style:style style:name="T1149" style:parent-style-name="DefaultParagraphFont" style:family="text">
      <style:text-properties style:font-name="Segoe UI" style:font-name-complex="Segoe UI" fo:color="#1F2328"/>
    </style:style>
    <style:style style:name="T1150" style:parent-style-name="DefaultParagraphFont" style:family="text">
      <style:text-properties style:font-name="Microsoft JhengHei" style:font-name-asian="Microsoft JhengHei" style:font-name-complex="Microsoft JhengHei" fo:color="#1F2328"/>
    </style:style>
    <style:style style:name="TableColumn1152" style:family="table-column">
      <style:table-column-properties style:column-width="1.1715in"/>
    </style:style>
    <style:style style:name="TableColumn1153" style:family="table-column">
      <style:table-column-properties style:column-width="1.0951in"/>
    </style:style>
    <style:style style:name="TableColumn1154" style:family="table-column">
      <style:table-column-properties style:column-width="1.3173in"/>
    </style:style>
    <style:style style:name="TableColumn1155" style:family="table-column">
      <style:table-column-properties style:column-width="2.9013in"/>
    </style:style>
    <style:style style:name="Table1151" style:family="table">
      <style:table-properties style:width="6.4854in" fo:margin-left="0in" table:align="left"/>
    </style:style>
    <style:style style:name="TableRow1156" style:family="table-row">
      <style:table-row-properties/>
    </style:style>
    <style:style style:name="TableCell1157" style:family="table-cell">
      <style:table-cell-properties fo:border="0.0104in solid #D1D9E0" fo:background-color="#FFFFFF" style:writing-mode="lr-tb" style:vertical-align="middle" fo:padding-top="0.0625in" fo:padding-left="0.1354in" fo:padding-bottom="0.0625in" fo:padding-right="0.1354in"/>
    </style:style>
    <style:style style:name="P1158" style:parent-style-name="Normal" style:family="paragraph">
      <style:paragraph-properties fo:text-align="center" fo:margin-bottom="0.1666in"/>
    </style:style>
    <style:style style:name="T1159" style:parent-style-name="DefaultParagraphFont" style:family="text">
      <style:text-properties style:font-name="PingFang TC" style:font-name-asian="PingFang TC" style:font-name-complex="PingFang TC" fo:font-weight="bold" style:font-weight-asian="bold" style:font-weight-complex="bold"/>
    </style:style>
    <style:style style:name="T1160" style:parent-style-name="DefaultParagraphFont" style:family="text">
      <style:text-properties fo:font-weight="bold" style:font-weight-asian="bold" style:font-weight-complex="bold"/>
    </style:style>
    <style:style style:name="T1161" style:parent-style-name="DefaultParagraphFont" style:family="text">
      <style:text-properties style:font-name="PingFang TC" style:font-name-asian="PingFang TC" style:font-name-complex="PingFang TC" fo:font-weight="bold" style:font-weight-asian="bold" style:font-weight-complex="bold"/>
    </style:style>
    <style:style style:name="TableCell1162" style:family="table-cell">
      <style:table-cell-properties fo:border="0.0104in solid #D1D9E0" fo:background-color="#FFFFFF" style:writing-mode="lr-tb" style:vertical-align="middle" fo:padding-top="0.0625in" fo:padding-left="0.1354in" fo:padding-bottom="0.0625in" fo:padding-right="0.1354in"/>
    </style:style>
    <style:style style:name="P1163" style:parent-style-name="Normal" style:family="paragraph">
      <style:paragraph-properties fo:text-align="center" fo:margin-bottom="0.1666in"/>
    </style:style>
    <style:style style:name="T1164" style:parent-style-name="DefaultParagraphFont" style:family="text">
      <style:text-properties style:font-name="PingFang TC" style:font-name-asian="PingFang TC" style:font-name-complex="PingFang TC" fo:font-weight="bold" style:font-weight-asian="bold" style:font-weight-complex="bold"/>
    </style:style>
    <style:style style:name="TableCell1165" style:family="table-cell">
      <style:table-cell-properties fo:border="0.0104in solid #D1D9E0" fo:background-color="#FFFFFF" style:writing-mode="lr-tb" style:vertical-align="middle" fo:padding-top="0.0625in" fo:padding-left="0.1354in" fo:padding-bottom="0.0625in" fo:padding-right="0.1354in"/>
    </style:style>
    <style:style style:name="P1166" style:parent-style-name="Normal" style:family="paragraph">
      <style:paragraph-properties fo:text-align="center" fo:margin-bottom="0.1666in"/>
    </style:style>
    <style:style style:name="T1167" style:parent-style-name="DefaultParagraphFont" style:family="text">
      <style:text-properties style:font-name="PingFang TC" style:font-name-asian="PingFang TC" style:font-name-complex="PingFang TC" fo:font-weight="bold" style:font-weight-asian="bold" style:font-weight-complex="bold"/>
    </style:style>
    <style:style style:name="T1168" style:parent-style-name="DefaultParagraphFont" style:family="text">
      <style:text-properties fo:font-weight="bold" style:font-weight-asian="bold" style:font-weight-complex="bold"/>
    </style:style>
    <style:style style:name="T1169" style:parent-style-name="DefaultParagraphFont" style:family="text">
      <style:text-properties style:font-name="PingFang TC" style:font-name-asian="PingFang TC" style:font-name-complex="PingFang TC" fo:font-weight="bold" style:font-weight-asian="bold" style:font-weight-complex="bold"/>
    </style:style>
    <style:style style:name="TableCell1170" style:family="table-cell">
      <style:table-cell-properties fo:border="0.0104in solid #D1D9E0" fo:background-color="#FFFFFF" style:writing-mode="lr-tb" style:vertical-align="middle" fo:padding-top="0.0625in" fo:padding-left="0.1354in" fo:padding-bottom="0.0625in" fo:padding-right="0.1354in"/>
    </style:style>
    <style:style style:name="P1171" style:parent-style-name="Normal" style:family="paragraph">
      <style:paragraph-properties fo:text-align="center" fo:margin-bottom="0.1666in"/>
    </style:style>
    <style:style style:name="T1172" style:parent-style-name="DefaultParagraphFont" style:family="text">
      <style:text-properties style:font-name="PingFang TC" style:font-name-asian="PingFang TC" style:font-name-complex="PingFang TC" fo:font-weight="bold" style:font-weight-asian="bold" style:font-weight-complex="bold"/>
    </style:style>
    <style:style style:name="TableRow1173" style:family="table-row">
      <style:table-row-properties/>
    </style:style>
    <style:style style:name="TableCell1174" style:family="table-cell">
      <style:table-cell-properties fo:border="0.0104in solid #D1D9E0" fo:background-color="#FFFFFF" style:writing-mode="lr-tb" style:vertical-align="middle" fo:padding-top="0.0625in" fo:padding-left="0.1354in" fo:padding-bottom="0.0625in" fo:padding-right="0.1354in"/>
    </style:style>
    <style:style style:name="T1175" style:parent-style-name="Strong" style:family="text">
      <style:text-properties style:font-name="PingFang TC" style:font-name-asian="PingFang TC" style:font-name-complex="PingFang TC"/>
    </style:style>
    <style:style style:name="TableCell1176" style:family="table-cell">
      <style:table-cell-properties fo:border="0.0104in solid #D1D9E0" fo:background-color="#FFFFFF" style:writing-mode="lr-tb" style:vertical-align="middle" fo:padding-top="0.0625in" fo:padding-left="0.1354in" fo:padding-bottom="0.0625in" fo:padding-right="0.1354in"/>
    </style:style>
    <style:style style:name="T1177" style:parent-style-name="Strong" style:family="text">
      <style:text-properties style:font-name="PingFang TC" style:font-name-asian="PingFang TC" style:font-name-complex="PingFang TC"/>
    </style:style>
    <style:style style:name="TableCell1178" style:family="table-cell">
      <style:table-cell-properties fo:border="0.0104in solid #D1D9E0" fo:background-color="#FFFFFF" style:writing-mode="lr-tb" style:vertical-align="middle" fo:padding-top="0.0625in" fo:padding-left="0.1354in" fo:padding-bottom="0.0625in" fo:padding-right="0.1354in"/>
    </style:style>
    <style:style style:name="T1179" style:parent-style-name="DefaultParagraphFont" style:family="text">
      <style:text-properties style:font-name="PingFang TC" style:font-name-asian="PingFang TC" style:font-name-complex="PingFang TC"/>
    </style:style>
    <style:style style:name="T1180" style:parent-style-name="DefaultParagraphFont" style:family="text">
      <style:text-properties style:font-name="PingFang TC" style:font-name-asian="PingFang TC" style:font-name-complex="PingFang TC"/>
    </style:style>
    <style:style style:name="TableCell1181" style:family="table-cell">
      <style:table-cell-properties fo:border="0.0104in solid #D1D9E0" fo:background-color="#FFFFFF" style:writing-mode="lr-tb" style:vertical-align="middle" fo:padding-top="0.0625in" fo:padding-left="0.1354in" fo:padding-bottom="0.0625in" fo:padding-right="0.1354in"/>
    </style:style>
    <style:style style:name="T1182" style:parent-style-name="DefaultParagraphFont" style:family="text">
      <style:text-properties style:font-name="PingFang TC" style:font-name-asian="PingFang TC" style:font-name-complex="PingFang TC"/>
    </style:style>
    <style:style style:name="T1183" style:parent-style-name="DefaultParagraphFont" style:family="text">
      <style:text-properties style:font-name="PingFang TC" style:font-name-asian="PingFang TC" style:font-name-complex="PingFang TC"/>
    </style:style>
    <style:style style:name="T1184" style:parent-style-name="DefaultParagraphFont" style:family="text">
      <style:text-properties style:font-name="PingFang TC" style:font-name-asian="PingFang TC" style:font-name-complex="PingFang TC"/>
    </style:style>
    <style:style style:name="T1185" style:parent-style-name="DefaultParagraphFont" style:family="text">
      <style:text-properties style:font-name="PingFang TC" style:font-name-asian="PingFang TC" style:font-name-complex="PingFang TC"/>
    </style:style>
    <style:style style:name="TableRow1186" style:family="table-row">
      <style:table-row-properties/>
    </style:style>
    <style:style style:name="TableCell1187" style:family="table-cell">
      <style:table-cell-properties fo:border="0.0104in solid #D1D9E0" fo:background-color="#F6F8FA" style:writing-mode="lr-tb" style:vertical-align="middle" fo:padding-top="0.0625in" fo:padding-left="0.1354in" fo:padding-bottom="0.0625in" fo:padding-right="0.1354in"/>
    </style:style>
    <style:style style:name="T1188" style:parent-style-name="Strong" style:family="text">
      <style:text-properties style:font-name="PingFang TC" style:font-name-asian="PingFang TC" style:font-name-complex="PingFang TC"/>
    </style:style>
    <style:style style:name="TableCell1189" style:family="table-cell">
      <style:table-cell-properties fo:border="0.0104in solid #D1D9E0" fo:background-color="#F6F8FA" style:writing-mode="lr-tb" style:vertical-align="middle" fo:padding-top="0.0625in" fo:padding-left="0.1354in" fo:padding-bottom="0.0625in" fo:padding-right="0.1354in"/>
    </style:style>
    <style:style style:name="T1190" style:parent-style-name="Strong" style:family="text">
      <style:text-properties style:font-name="PingFang TC" style:font-name-asian="PingFang TC" style:font-name-complex="PingFang TC"/>
    </style:style>
    <style:style style:name="T1191" style:parent-style-name="Strong" style:family="text">
      <style:text-properties style:font-name="PingFang TC" style:font-name-asian="PingFang TC" style:font-name-complex="PingFang TC"/>
    </style:style>
    <style:style style:name="TableCell1192" style:family="table-cell">
      <style:table-cell-properties fo:border="0.0104in solid #D1D9E0" fo:background-color="#F6F8FA" style:writing-mode="lr-tb" style:vertical-align="middle" fo:padding-top="0.0625in" fo:padding-left="0.1354in" fo:padding-bottom="0.0625in" fo:padding-right="0.1354in"/>
    </style:style>
    <style:style style:name="T1193" style:parent-style-name="DefaultParagraphFont" style:family="text">
      <style:text-properties style:font-name="PingFang TC" style:font-name-asian="PingFang TC" style:font-name-complex="PingFang TC"/>
    </style:style>
    <style:style style:name="T1194" style:parent-style-name="DefaultParagraphFont" style:family="text">
      <style:text-properties style:font-name="PingFang TC" style:font-name-asian="PingFang TC" style:font-name-complex="PingFang TC"/>
    </style:style>
    <style:style style:name="T1195" style:parent-style-name="DefaultParagraphFont" style:family="text">
      <style:text-properties style:font-name="PingFang TC" style:font-name-asian="PingFang TC" style:font-name-complex="PingFang TC"/>
    </style:style>
    <style:style style:name="T1196" style:parent-style-name="DefaultParagraphFont" style:family="text">
      <style:text-properties style:font-name="PingFang TC" style:font-name-asian="PingFang TC" style:font-name-complex="PingFang TC"/>
    </style:style>
    <style:style style:name="TableCell1197" style:family="table-cell">
      <style:table-cell-properties fo:border="0.0104in solid #D1D9E0" fo:background-color="#F6F8FA" style:writing-mode="lr-tb" style:vertical-align="middle" fo:padding-top="0.0625in" fo:padding-left="0.1354in" fo:padding-bottom="0.0625in" fo:padding-right="0.1354in"/>
    </style:style>
    <style:style style:name="T1198" style:parent-style-name="DefaultParagraphFont" style:family="text">
      <style:text-properties style:font-name="PingFang TC" style:font-name-asian="PingFang TC" style:font-name-complex="PingFang TC"/>
    </style:style>
    <style:style style:name="T1199" style:parent-style-name="Strong" style:family="text">
      <style:text-properties style:font-name="PingFang TC" style:font-name-asian="PingFang TC" style:font-name-complex="PingFang TC"/>
    </style:style>
    <style:style style:name="T1200" style:parent-style-name="Strong" style:family="text">
      <style:text-properties style:font-name="PingFang TC" style:font-name-asian="PingFang TC" style:font-name-complex="PingFang TC"/>
    </style:style>
    <style:style style:name="T1201" style:parent-style-name="DefaultParagraphFont" style:family="text">
      <style:text-properties style:font-name="PingFang TC" style:font-name-asian="PingFang TC" style:font-name-complex="PingFang TC"/>
    </style:style>
    <style:style style:name="T1202" style:parent-style-name="DefaultParagraphFont" style:family="text">
      <style:text-properties style:font-name="PingFang TC" style:font-name-asian="PingFang TC" style:font-name-complex="PingFang TC"/>
    </style:style>
    <style:style style:name="T1203" style:parent-style-name="DefaultParagraphFont" style:family="text">
      <style:text-properties style:font-name="PingFang TC" style:font-name-asian="PingFang TC" style:font-name-complex="PingFang TC"/>
    </style:style>
    <style:style style:name="T1204" style:parent-style-name="DefaultParagraphFont" style:family="text">
      <style:text-properties style:font-name="PingFang TC" style:font-name-asian="PingFang TC" style:font-name-complex="PingFang TC"/>
    </style:style>
    <style:style style:name="TableRow1205" style:family="table-row">
      <style:table-row-properties/>
    </style:style>
    <style:style style:name="TableCell1206" style:family="table-cell">
      <style:table-cell-properties fo:border="0.0104in solid #D1D9E0" fo:background-color="#FFFFFF" style:writing-mode="lr-tb" style:vertical-align="middle" fo:padding-top="0.0625in" fo:padding-left="0.1354in" fo:padding-bottom="0.0625in" fo:padding-right="0.1354in"/>
    </style:style>
    <style:style style:name="T1207" style:parent-style-name="Strong" style:family="text">
      <style:text-properties style:font-name="PingFang TC" style:font-name-asian="PingFang TC" style:font-name-complex="PingFang TC"/>
    </style:style>
    <style:style style:name="TableCell1208" style:family="table-cell">
      <style:table-cell-properties fo:border="0.0104in solid #D1D9E0" fo:background-color="#FFFFFF" style:writing-mode="lr-tb" style:vertical-align="middle" fo:padding-top="0.0625in" fo:padding-left="0.1354in" fo:padding-bottom="0.0625in" fo:padding-right="0.1354in"/>
    </style:style>
    <style:style style:name="T1209" style:parent-style-name="Strong" style:family="text">
      <style:text-properties style:font-name="PingFang TC" style:font-name-asian="PingFang TC" style:font-name-complex="PingFang TC"/>
    </style:style>
    <style:style style:name="T1210" style:parent-style-name="Strong" style:family="text">
      <style:text-properties style:font-name="PingFang TC" style:font-name-asian="PingFang TC" style:font-name-complex="PingFang TC"/>
    </style:style>
    <style:style style:name="TableCell1211" style:family="table-cell">
      <style:table-cell-properties fo:border="0.0104in solid #D1D9E0" fo:background-color="#FFFFFF" style:writing-mode="lr-tb" style:vertical-align="middle" fo:padding-top="0.0625in" fo:padding-left="0.1354in" fo:padding-bottom="0.0625in" fo:padding-right="0.1354in"/>
    </style:style>
    <style:style style:name="T1212" style:parent-style-name="DefaultParagraphFont" style:family="text">
      <style:text-properties style:font-name="PingFang TC" style:font-name-asian="PingFang TC" style:font-name-complex="PingFang TC"/>
    </style:style>
    <style:style style:name="T1213" style:parent-style-name="DefaultParagraphFont" style:family="text">
      <style:text-properties style:font-name="PingFang TC" style:font-name-asian="PingFang TC" style:font-name-complex="PingFang TC"/>
    </style:style>
    <style:style style:name="T1214" style:parent-style-name="DefaultParagraphFont" style:family="text">
      <style:text-properties style:font-name="PingFang TC" style:font-name-asian="PingFang TC" style:font-name-complex="PingFang TC"/>
    </style:style>
    <style:style style:name="TableCell1215" style:family="table-cell">
      <style:table-cell-properties fo:border="0.0104in solid #D1D9E0" fo:background-color="#FFFFFF" style:writing-mode="lr-tb" style:vertical-align="middle" fo:padding-top="0.0625in" fo:padding-left="0.1354in" fo:padding-bottom="0.0625in" fo:padding-right="0.1354in"/>
    </style:style>
    <style:style style:name="T1216" style:parent-style-name="DefaultParagraphFont" style:family="text">
      <style:text-properties style:font-name="PingFang TC" style:font-name-asian="PingFang TC" style:font-name-complex="PingFang TC"/>
    </style:style>
    <style:style style:name="T1217" style:parent-style-name="DefaultParagraphFont" style:family="text">
      <style:text-properties style:font-name="PingFang TC" style:font-name-asian="PingFang TC" style:font-name-complex="PingFang TC"/>
    </style:style>
    <style:style style:name="T1218" style:parent-style-name="DefaultParagraphFont" style:family="text">
      <style:text-properties style:font-name="PingFang TC" style:font-name-asian="PingFang TC" style:font-name-complex="PingFang TC"/>
    </style:style>
    <style:style style:name="T1219" style:parent-style-name="DefaultParagraphFont" style:family="text">
      <style:text-properties style:font-name="PingFang TC" style:font-name-asian="PingFang TC" style:font-name-complex="PingFang TC"/>
    </style:style>
    <style:style style:name="T1220" style:parent-style-name="DefaultParagraphFont" style:family="text">
      <style:text-properties style:font-name="PingFang TC" style:font-name-asian="PingFang TC" style:font-name-complex="PingFang TC"/>
    </style:style>
    <style:style style:name="T1221" style:parent-style-name="DefaultParagraphFont" style:family="text">
      <style:text-properties style:font-name="PingFang TC" style:font-name-asian="PingFang TC" style:font-name-complex="PingFang TC"/>
    </style:style>
    <style:style style:name="T1222" style:parent-style-name="DefaultParagraphFont" style:family="text">
      <style:text-properties style:font-name="PingFang TC" style:font-name-asian="PingFang TC" style:font-name-complex="PingFang TC"/>
    </style:style>
    <style:style style:name="T1223" style:parent-style-name="DefaultParagraphFont" style:family="text">
      <style:text-properties style:font-name="PingFang TC" style:font-name-asian="PingFang TC" style:font-name-complex="PingFang TC"/>
    </style:style>
    <style:style style:name="T1224" style:parent-style-name="DefaultParagraphFont" style:family="text">
      <style:text-properties style:font-name="PingFang TC" style:font-name-asian="PingFang TC" style:font-name-complex="PingFang TC"/>
    </style:style>
    <style:style style:name="T1225" style:parent-style-name="DefaultParagraphFont" style:family="text">
      <style:text-properties style:font-name="PingFang TC" style:font-name-asian="PingFang TC" style:font-name-complex="PingFang TC"/>
    </style:style>
    <style:style style:name="TableRow1226" style:family="table-row">
      <style:table-row-properties/>
    </style:style>
    <style:style style:name="TableCell1227" style:family="table-cell">
      <style:table-cell-properties fo:border="0.0104in solid #D1D9E0" fo:background-color="#F6F8FA" style:writing-mode="lr-tb" style:vertical-align="middle" fo:padding-top="0.0625in" fo:padding-left="0.1354in" fo:padding-bottom="0.0625in" fo:padding-right="0.1354in"/>
    </style:style>
    <style:style style:name="T1228" style:parent-style-name="Strong" style:family="text">
      <style:text-properties style:font-name="PingFang TC" style:font-name-asian="PingFang TC" style:font-name-complex="PingFang TC"/>
    </style:style>
    <style:style style:name="T1229" style:parent-style-name="Strong" style:family="text">
      <style:text-properties style:font-name="PingFang TC" style:font-name-asian="PingFang TC" style:font-name-complex="PingFang TC"/>
    </style:style>
    <style:style style:name="T1230" style:parent-style-name="Strong" style:family="text">
      <style:text-properties style:font-name="PingFang TC" style:font-name-asian="PingFang TC" style:font-name-complex="PingFang TC"/>
    </style:style>
    <style:style style:name="TableCell1231" style:family="table-cell">
      <style:table-cell-properties fo:border="0.0104in solid #D1D9E0" fo:background-color="#F6F8FA" style:writing-mode="lr-tb" style:vertical-align="middle" fo:padding-top="0.0625in" fo:padding-left="0.1354in" fo:padding-bottom="0.0625in" fo:padding-right="0.1354in"/>
    </style:style>
    <style:style style:name="T1232" style:parent-style-name="Strong" style:family="text">
      <style:text-properties style:font-name="PingFang TC" style:font-name-asian="PingFang TC" style:font-name-complex="PingFang TC"/>
    </style:style>
    <style:style style:name="T1233" style:parent-style-name="Strong" style:family="text">
      <style:text-properties style:font-name="PingFang TC" style:font-name-asian="PingFang TC" style:font-name-complex="PingFang TC"/>
    </style:style>
    <style:style style:name="TableCell1234" style:family="table-cell">
      <style:table-cell-properties fo:border="0.0104in solid #D1D9E0" fo:background-color="#F6F8FA" style:writing-mode="lr-tb" style:vertical-align="middle" fo:padding-top="0.0625in" fo:padding-left="0.1354in" fo:padding-bottom="0.0625in" fo:padding-right="0.1354in"/>
    </style:style>
    <style:style style:name="T1235" style:parent-style-name="DefaultParagraphFont" style:family="text">
      <style:text-properties style:font-name="PingFang TC" style:font-name-asian="PingFang TC" style:font-name-complex="PingFang TC"/>
    </style:style>
    <style:style style:name="T1236" style:parent-style-name="DefaultParagraphFont" style:family="text">
      <style:text-properties style:font-name="PingFang TC" style:font-name-asian="PingFang TC" style:font-name-complex="PingFang TC"/>
    </style:style>
    <style:style style:name="T1237" style:parent-style-name="DefaultParagraphFont" style:family="text">
      <style:text-properties style:font-name="PingFang TC" style:font-name-asian="PingFang TC" style:font-name-complex="PingFang TC"/>
    </style:style>
    <style:style style:name="TableCell1238" style:family="table-cell">
      <style:table-cell-properties fo:border="0.0104in solid #D1D9E0" fo:background-color="#F6F8FA" style:writing-mode="lr-tb" style:vertical-align="middle" fo:padding-top="0.0625in" fo:padding-left="0.1354in" fo:padding-bottom="0.0625in" fo:padding-right="0.1354in"/>
    </style:style>
    <style:style style:name="T1239" style:parent-style-name="DefaultParagraphFont" style:family="text">
      <style:text-properties style:font-name="PingFang TC" style:font-name-asian="PingFang TC" style:font-name-complex="PingFang TC"/>
    </style:style>
    <style:style style:name="T1240" style:parent-style-name="DefaultParagraphFont" style:family="text">
      <style:text-properties style:font-name="PingFang TC" style:font-name-asian="PingFang TC" style:font-name-complex="PingFang TC"/>
    </style:style>
    <style:style style:name="T1241" style:parent-style-name="Strong" style:family="text">
      <style:text-properties style:font-name="PingFang TC" style:font-name-asian="PingFang TC" style:font-name-complex="PingFang TC"/>
    </style:style>
    <style:style style:name="T1242" style:parent-style-name="Strong" style:family="text">
      <style:text-properties style:font-name="PingFang TC" style:font-name-asian="PingFang TC" style:font-name-complex="PingFang TC"/>
    </style:style>
    <style:style style:name="T1243" style:parent-style-name="DefaultParagraphFont" style:family="text">
      <style:text-properties style:font-name="PingFang TC" style:font-name-asian="PingFang TC" style:font-name-complex="PingFang TC"/>
    </style:style>
    <style:style style:name="T1244" style:parent-style-name="DefaultParagraphFont" style:family="text">
      <style:text-properties style:font-name="PingFang TC" style:font-name-asian="PingFang TC" style:font-name-complex="PingFang TC"/>
    </style:style>
    <style:style style:name="T1245" style:parent-style-name="Strong" style:family="text">
      <style:text-properties style:font-name="PingFang TC" style:font-name-asian="PingFang TC" style:font-name-complex="PingFang TC"/>
    </style:style>
    <style:style style:name="T1246" style:parent-style-name="Strong" style:family="text">
      <style:text-properties style:font-name="PingFang TC" style:font-name-asian="PingFang TC" style:font-name-complex="PingFang TC"/>
    </style:style>
    <style:style style:name="T1247" style:parent-style-name="Strong" style:family="text">
      <style:text-properties style:font-name="PingFang TC" style:font-name-asian="PingFang TC" style:font-name-complex="PingFang TC"/>
    </style:style>
    <style:style style:name="T1248" style:parent-style-name="DefaultParagraphFont" style:family="text">
      <style:text-properties style:font-name="PingFang TC" style:font-name-asian="PingFang TC" style:font-name-complex="PingFang TC"/>
    </style:style>
    <style:style style:name="T1249" style:parent-style-name="DefaultParagraphFont" style:family="text">
      <style:text-properties style:font-name="PingFang TC" style:font-name-asian="PingFang TC" style:font-name-complex="PingFang TC"/>
    </style:style>
    <style:style style:name="T1250" style:parent-style-name="DefaultParagraphFont" style:family="text">
      <style:text-properties style:font-name="PingFang TC" style:font-name-asian="PingFang TC" style:font-name-complex="PingFang TC"/>
    </style:style>
    <style:style style:name="T1251" style:parent-style-name="DefaultParagraphFont" style:family="text">
      <style:text-properties style:font-name="PingFang TC" style:font-name-asian="PingFang TC" style:font-name-complex="PingFang TC"/>
    </style:style>
    <style:style style:name="T1252" style:parent-style-name="DefaultParagraphFont" style:family="text">
      <style:text-properties style:font-name="PingFang TC" style:font-name-asian="PingFang TC" style:font-name-complex="PingFang TC"/>
    </style:style>
    <style:style style:name="T1253" style:parent-style-name="DefaultParagraphFont" style:family="text">
      <style:text-properties style:font-name="PingFang TC" style:font-name-asian="PingFang TC" style:font-name-complex="PingFang TC"/>
    </style:style>
    <style:style style:name="P1254" style:parent-style-name="NormalWeb" style:family="paragraph">
      <style:paragraph-properties fo:margin-top="0in" fo:margin-bottom="0in" fo:background-color="#FFFFFF"/>
    </style:style>
    <style:style style:name="T1255" style:parent-style-name="DefaultParagraphFont" style:family="text">
      <style:text-properties style:font-name="Segoe UI" style:font-name-complex="Segoe UI" fo:color="#59636E"/>
    </style:style>
    <style:style style:name="T1256" style:parent-style-name="DefaultParagraphFont" style:family="text">
      <style:text-properties style:font-name="Microsoft JhengHei" style:font-name-asian="Microsoft JhengHei" style:font-name-complex="Microsoft JhengHei" fo:color="#59636E"/>
    </style:style>
    <style:style style:name="T1257" style:parent-style-name="DefaultParagraphFont" style:family="text">
      <style:text-properties style:font-name="Segoe UI" style:font-name-complex="Segoe UI" fo:color="#59636E"/>
    </style:style>
    <style:style style:name="T1258" style:parent-style-name="DefaultParagraphFont" style:family="text">
      <style:text-properties style:font-name="Microsoft JhengHei" style:font-name-asian="Microsoft JhengHei" style:font-name-complex="Microsoft JhengHei" fo:color="#59636E"/>
    </style:style>
    <style:style style:name="T1259" style:parent-style-name="DefaultParagraphFont" style:family="text">
      <style:text-properties style:font-name="Segoe UI" style:font-name-complex="Segoe UI" fo:color="#59636E"/>
    </style:style>
    <style:style style:name="T1260" style:parent-style-name="DefaultParagraphFont" style:family="text">
      <style:text-properties style:font-name="Microsoft JhengHei" style:font-name-asian="Microsoft JhengHei" style:font-name-complex="Microsoft JhengHei" fo:color="#59636E"/>
    </style:style>
    <style:style style:name="T1261" style:parent-style-name="DefaultParagraphFont" style:family="text">
      <style:text-properties style:font-name="Segoe UI" style:font-name-complex="Segoe UI" fo:color="#59636E"/>
    </style:style>
    <style:style style:name="T1262" style:parent-style-name="DefaultParagraphFont" style:family="text">
      <style:text-properties style:font-name="Microsoft JhengHei" style:font-name-asian="Microsoft JhengHei" style:font-name-complex="Microsoft JhengHei" fo:color="#59636E"/>
    </style:style>
    <style:style style:name="T1263" style:parent-style-name="DefaultParagraphFont" style:family="text">
      <style:text-properties style:font-name="Segoe UI" style:font-name-complex="Segoe UI" fo:color="#59636E"/>
    </style:style>
    <style:style style:name="T1264" style:parent-style-name="DefaultParagraphFont" style:family="text">
      <style:text-properties style:font-name="Microsoft JhengHei" style:font-name-asian="Microsoft JhengHei" style:font-name-complex="Microsoft JhengHei" fo:color="#59636E"/>
    </style:style>
    <style:style style:name="T1265" style:parent-style-name="DefaultParagraphFont" style:family="text">
      <style:text-properties style:font-name="Segoe UI" style:font-name-complex="Segoe UI" fo:color="#59636E"/>
    </style:style>
    <style:style style:name="T1266" style:parent-style-name="DefaultParagraphFont" style:family="text">
      <style:text-properties style:font-name="Microsoft JhengHei" style:font-name-asian="Microsoft JhengHei" style:font-name-complex="Microsoft JhengHei" fo:color="#59636E"/>
    </style:style>
    <style:style style:name="P1267" style:parent-style-name="Normal" style:family="paragraph">
      <style:paragraph-properties fo:margin-top="0.25in" fo:margin-bottom="0.25in"/>
    </style:style>
    <style:style style:name="P1268" style:parent-style-name="Heading4" style:family="paragraph">
      <style:paragraph-properties fo:margin-top="0.25in" fo:margin-bottom="0.1666in" fo:background-color="#FFFFFF"/>
    </style:style>
    <style:style style:name="T1269" style:parent-style-name="DefaultParagraphFont" style:family="text">
      <style:text-properties style:font-name="Microsoft JhengHei" style:font-name-asian="Microsoft JhengHei" style:font-name-complex="Microsoft JhengHei" fo:color="#1F2328"/>
    </style:style>
    <style:style style:name="T1270" style:parent-style-name="DefaultParagraphFont" style:family="text">
      <style:text-properties style:font-name="Segoe UI" style:font-name-complex="Segoe UI" fo:color="#1F2328"/>
    </style:style>
    <style:style style:name="T1271" style:parent-style-name="DefaultParagraphFont" style:family="text">
      <style:text-properties style:font-name="Microsoft JhengHei" style:font-name-asian="Microsoft JhengHei" style:font-name-complex="Microsoft JhengHei" fo:color="#1F2328"/>
    </style:style>
    <style:style style:name="T1272" style:parent-style-name="DefaultParagraphFont" style:family="text">
      <style:text-properties style:font-name="Segoe UI" style:font-name-complex="Segoe UI" fo:color="#1F2328"/>
    </style:style>
    <style:style style:name="T1273" style:parent-style-name="DefaultParagraphFont" style:family="text">
      <style:text-properties style:font-name="Microsoft JhengHei" style:font-name-asian="Microsoft JhengHei" style:font-name-complex="Microsoft JhengHei" fo:color="#1F2328"/>
    </style:style>
    <style:style style:name="T1274" style:parent-style-name="DefaultParagraphFont" style:family="text">
      <style:text-properties style:font-name="Segoe UI" style:font-name-complex="Segoe UI" fo:color="#1F2328"/>
    </style:style>
    <style:style style:name="T1275" style:parent-style-name="DefaultParagraphFont" style:family="text">
      <style:text-properties style:font-name="Microsoft JhengHei" style:font-name-asian="Microsoft JhengHei" style:font-name-complex="Microsoft JhengHei" fo:color="#1F2328"/>
    </style:style>
    <style:style style:name="P1276" style:parent-style-name="NormalWeb" style:family="paragraph">
      <style:paragraph-properties fo:margin-top="0in" fo:margin-bottom="0.1666in" fo:background-color="#FFFFFF"/>
    </style:style>
    <style:style style:name="T1277" style:parent-style-name="DefaultParagraphFont" style:family="text">
      <style:text-properties style:font-name="Microsoft JhengHei" style:font-name-asian="Microsoft JhengHei" style:font-name-complex="Microsoft JhengHei" fo:color="#1F2328"/>
    </style:style>
    <style:style style:name="T1278" style:parent-style-name="DefaultParagraphFont" style:family="text">
      <style:text-properties style:font-name="Segoe UI" style:font-name-complex="Segoe UI" fo:color="#1F2328"/>
    </style:style>
    <style:style style:name="T1279" style:parent-style-name="DefaultParagraphFont" style:family="text">
      <style:text-properties style:font-name="Microsoft JhengHei" style:font-name-asian="Microsoft JhengHei" style:font-name-complex="Microsoft JhengHei" fo:color="#1F2328"/>
    </style:style>
    <style:style style:name="T1280" style:parent-style-name="DefaultParagraphFont" style:family="text">
      <style:text-properties style:font-name="Segoe UI" style:font-name-complex="Segoe UI" fo:color="#1F2328"/>
    </style:style>
    <style:style style:name="T1281" style:parent-style-name="DefaultParagraphFont" style:family="text">
      <style:text-properties style:font-name="Microsoft JhengHei" style:font-name-asian="Microsoft JhengHei" style:font-name-complex="Microsoft JhengHei" fo:color="#1F2328"/>
    </style:style>
    <style:style style:name="T1282" style:parent-style-name="DefaultParagraphFont" style:family="text">
      <style:text-properties style:font-name="Segoe UI" style:font-name-complex="Segoe UI" fo:color="#1F2328"/>
    </style:style>
    <style:style style:name="T1283" style:parent-style-name="DefaultParagraphFont" style:family="text">
      <style:text-properties style:font-name="Microsoft JhengHei" style:font-name-asian="Microsoft JhengHei" style:font-name-complex="Microsoft JhengHei" fo:color="#1F2328"/>
    </style:style>
    <style:style style:name="T1284" style:parent-style-name="DefaultParagraphFont" style:family="text">
      <style:text-properties style:font-name="Segoe UI" style:font-name-complex="Segoe UI" fo:color="#1F2328"/>
    </style:style>
    <style:style style:name="T1285" style:parent-style-name="DefaultParagraphFont" style:family="text">
      <style:text-properties style:font-name="Microsoft JhengHei" style:font-name-asian="Microsoft JhengHei" style:font-name-complex="Microsoft JhengHei" fo:color="#1F2328"/>
    </style:style>
    <style:style style:name="T1286" style:parent-style-name="DefaultParagraphFont" style:family="text">
      <style:text-properties style:font-name="Segoe UI" style:font-name-complex="Segoe UI" fo:color="#1F2328"/>
    </style:style>
    <style:style style:name="T1287" style:parent-style-name="DefaultParagraphFont" style:family="text">
      <style:text-properties style:font-name="Microsoft JhengHei" style:font-name-asian="Microsoft JhengHei" style:font-name-complex="Microsoft JhengHei" fo:color="#1F2328"/>
    </style:style>
    <style:style style:name="T1288" style:parent-style-name="DefaultParagraphFont" style:family="text">
      <style:text-properties style:font-name="Segoe UI" style:font-name-complex="Segoe UI" fo:color="#1F2328"/>
    </style:style>
    <style:style style:name="T1289" style:parent-style-name="DefaultParagraphFont" style:family="text">
      <style:text-properties style:font-name="Microsoft JhengHei" style:font-name-asian="Microsoft JhengHei" style:font-name-complex="Microsoft JhengHei" fo:color="#1F2328"/>
    </style:style>
    <style:style style:name="T1290" style:parent-style-name="DefaultParagraphFont" style:family="text">
      <style:text-properties style:font-name="Segoe UI" style:font-name-complex="Segoe UI" fo:color="#1F2328"/>
    </style:style>
    <style:style style:name="T1291" style:parent-style-name="DefaultParagraphFont" style:family="text">
      <style:text-properties style:font-name="Microsoft JhengHei" style:font-name-asian="Microsoft JhengHei" style:font-name-complex="Microsoft JhengHei" fo:color="#1F2328"/>
    </style:style>
    <style:style style:name="T1292" style:parent-style-name="DefaultParagraphFont" style:family="text">
      <style:text-properties style:font-name="Segoe UI" style:font-name-complex="Segoe UI" fo:color="#1F2328"/>
    </style:style>
    <style:style style:name="T1293" style:parent-style-name="DefaultParagraphFont" style:family="text">
      <style:text-properties style:font-name="Microsoft JhengHei" style:font-name-asian="Microsoft JhengHei" style:font-name-complex="Microsoft JhengHei" fo:color="#1F2328"/>
    </style:style>
    <style:style style:name="T1294" style:parent-style-name="DefaultParagraphFont" style:family="text">
      <style:text-properties style:font-name="Segoe UI" style:font-name-complex="Segoe UI" fo:color="#1F2328"/>
    </style:style>
    <style:style style:name="T1295" style:parent-style-name="DefaultParagraphFont" style:family="text">
      <style:text-properties style:font-name="Microsoft JhengHei" style:font-name-asian="Microsoft JhengHei" style:font-name-complex="Microsoft JhengHei" fo:color="#1F2328"/>
    </style:style>
    <style:style style:name="T1296" style:parent-style-name="DefaultParagraphFont" style:family="text">
      <style:text-properties style:font-name="Segoe UI" style:font-name-complex="Segoe UI" fo:color="#1F2328"/>
    </style:style>
    <style:style style:name="T1297" style:parent-style-name="DefaultParagraphFont" style:family="text">
      <style:text-properties style:font-name="Microsoft JhengHei" style:font-name-asian="Microsoft JhengHei" style:font-name-complex="Microsoft JhengHei" fo:color="#1F2328"/>
    </style:style>
    <style:style style:name="T1298" style:parent-style-name="DefaultParagraphFont" style:family="text">
      <style:text-properties style:font-name="Segoe UI" style:font-name-complex="Segoe UI" fo:color="#1F2328"/>
    </style:style>
    <style:style style:name="T1299" style:parent-style-name="DefaultParagraphFont" style:family="text">
      <style:text-properties style:font-name="Microsoft JhengHei" style:font-name-asian="Microsoft JhengHei" style:font-name-complex="Microsoft JhengHei" fo:color="#1F2328"/>
    </style:style>
    <style:style style:name="P1300" style:parent-style-name="NormalWeb" style:family="paragraph">
      <style:paragraph-properties fo:margin-top="0in" fo:margin-bottom="0.1666in" fo:background-color="#FFFFFF"/>
    </style:style>
    <style:style style:name="T1301" style:parent-style-name="DefaultParagraphFont" style:family="text">
      <style:text-properties style:font-name="Microsoft JhengHei" style:font-name-asian="Microsoft JhengHei" style:font-name-complex="Microsoft JhengHei" fo:color="#1F2328"/>
    </style:style>
    <style:style style:name="T1302" style:parent-style-name="DefaultParagraphFont" style:family="text">
      <style:text-properties style:font-name="Segoe UI" style:font-name-complex="Segoe UI" fo:color="#1F2328"/>
    </style:style>
    <style:style style:name="T1303" style:parent-style-name="DefaultParagraphFont" style:family="text">
      <style:text-properties style:font-name="Microsoft JhengHei" style:font-name-asian="Microsoft JhengHei" style:font-name-complex="Microsoft JhengHei" fo:color="#1F2328"/>
    </style:style>
    <style:style style:name="T1304" style:parent-style-name="DefaultParagraphFont" style:family="text">
      <style:text-properties style:font-name="Segoe UI" style:font-name-complex="Segoe UI" fo:color="#1F2328"/>
    </style:style>
    <style:style style:name="T1305" style:parent-style-name="DefaultParagraphFont" style:family="text">
      <style:text-properties style:font-name="Microsoft JhengHei" style:font-name-asian="Microsoft JhengHei" style:font-name-complex="Microsoft JhengHei" fo:color="#1F2328"/>
    </style:style>
    <style:style style:name="T1306" style:parent-style-name="DefaultParagraphFont" style:family="text">
      <style:text-properties style:font-name="Segoe UI" style:font-name-complex="Segoe UI" fo:color="#1F2328"/>
    </style:style>
    <style:style style:name="T1307" style:parent-style-name="DefaultParagraphFont" style:family="text">
      <style:text-properties style:font-name="Microsoft JhengHei" style:font-name-asian="Microsoft JhengHei" style:font-name-complex="Microsoft JhengHei" fo:color="#1F2328"/>
    </style:style>
    <style:style style:name="T1308" style:parent-style-name="DefaultParagraphFont" style:family="text">
      <style:text-properties style:font-name="Segoe UI" style:font-name-complex="Segoe UI" fo:color="#1F2328"/>
    </style:style>
    <style:style style:name="T1309" style:parent-style-name="DefaultParagraphFont" style:family="text">
      <style:text-properties style:font-name="Microsoft JhengHei" style:font-name-asian="Microsoft JhengHei" style:font-name-complex="Microsoft JhengHei" fo:color="#1F2328"/>
    </style:style>
    <style:style style:name="T1310" style:parent-style-name="DefaultParagraphFont" style:family="text">
      <style:text-properties style:font-name="Segoe UI" style:font-name-complex="Segoe UI" fo:color="#1F2328"/>
    </style:style>
    <style:style style:name="T1311" style:parent-style-name="DefaultParagraphFont" style:family="text">
      <style:text-properties style:font-name="Microsoft JhengHei" style:font-name-asian="Microsoft JhengHei" style:font-name-complex="Microsoft JhengHei" fo:color="#1F2328"/>
    </style:style>
    <style:style style:name="T1312" style:parent-style-name="DefaultParagraphFont" style:family="text">
      <style:text-properties style:font-name="Segoe UI" style:font-name-complex="Segoe UI" fo:color="#1F2328"/>
    </style:style>
    <style:style style:name="T1313" style:parent-style-name="DefaultParagraphFont" style:family="text">
      <style:text-properties style:font-name="Microsoft JhengHei" style:font-name-asian="Microsoft JhengHei" style:font-name-complex="Microsoft JhengHei" fo:color="#1F2328"/>
    </style:style>
    <style:style style:name="T1314" style:parent-style-name="DefaultParagraphFont" style:family="text">
      <style:text-properties style:font-name="Segoe UI" style:font-name-complex="Segoe UI" fo:color="#1F2328"/>
    </style:style>
    <style:style style:name="T1315" style:parent-style-name="DefaultParagraphFont" style:family="text">
      <style:text-properties style:font-name="Microsoft JhengHei" style:font-name-asian="Microsoft JhengHei" style:font-name-complex="Microsoft JhengHei" fo:color="#1F2328"/>
    </style:style>
    <style:style style:name="T1316" style:parent-style-name="DefaultParagraphFont" style:family="text">
      <style:text-properties style:font-name="Segoe UI" style:font-name-complex="Segoe UI" fo:color="#1F2328"/>
    </style:style>
    <style:style style:name="T1317" style:parent-style-name="DefaultParagraphFont" style:family="text">
      <style:text-properties style:font-name="Microsoft JhengHei" style:font-name-asian="Microsoft JhengHei" style:font-name-complex="Microsoft JhengHei" fo:color="#1F2328"/>
    </style:style>
    <style:style style:name="T1318" style:parent-style-name="DefaultParagraphFont" style:family="text">
      <style:text-properties style:font-name="Segoe UI" style:font-name-complex="Segoe UI" fo:color="#1F2328"/>
    </style:style>
    <style:style style:name="T1319" style:parent-style-name="DefaultParagraphFont" style:family="text">
      <style:text-properties style:font-name="Microsoft JhengHei" style:font-name-asian="Microsoft JhengHei" style:font-name-complex="Microsoft JhengHei" fo:color="#1F2328"/>
    </style:style>
    <style:style style:name="P1320" style:parent-style-name="Heading4" style:family="paragraph">
      <style:paragraph-properties fo:margin-top="0.25in" fo:margin-bottom="0.1666in" fo:background-color="#FFFFFF"/>
    </style:style>
    <style:style style:name="T1321" style:parent-style-name="DefaultParagraphFont" style:family="text">
      <style:text-properties style:font-name="Cambria Math" style:font-name-complex="Cambria Math" fo:color="#1F2328"/>
    </style:style>
    <style:style style:name="T1322" style:parent-style-name="DefaultParagraphFont" style:family="text">
      <style:text-properties style:font-name="Segoe UI" style:font-name-complex="Segoe UI" fo:color="#1F2328"/>
    </style:style>
    <style:style style:name="T1323" style:parent-style-name="DefaultParagraphFont" style:family="text">
      <style:text-properties style:font-name="Microsoft JhengHei" style:font-name-asian="Microsoft JhengHei" style:font-name-complex="Microsoft JhengHei" fo:color="#1F2328"/>
    </style:style>
    <style:style style:name="T1324" style:parent-style-name="DefaultParagraphFont" style:family="text">
      <style:text-properties style:font-name="Segoe UI" style:font-name-complex="Segoe UI" fo:color="#1F2328"/>
    </style:style>
    <style:style style:name="T1325" style:parent-style-name="DefaultParagraphFont" style:family="text">
      <style:text-properties style:font-name="Microsoft JhengHei" style:font-name-asian="Microsoft JhengHei" style:font-name-complex="Microsoft JhengHei" fo:color="#1F2328"/>
    </style:style>
    <style:style style:name="TableColumn1327" style:family="table-column">
      <style:table-column-properties style:column-width="1.5569in"/>
    </style:style>
    <style:style style:name="TableColumn1328" style:family="table-column">
      <style:table-column-properties style:column-width="1.5076in"/>
    </style:style>
    <style:style style:name="TableColumn1329" style:family="table-column">
      <style:table-column-properties style:column-width="0.9597in"/>
    </style:style>
    <style:style style:name="TableColumn1330" style:family="table-column">
      <style:table-column-properties style:column-width="2.4611in"/>
    </style:style>
    <style:style style:name="Table1326" style:family="table">
      <style:table-properties style:width="6.4854in" fo:margin-left="0in" table:align="left"/>
    </style:style>
    <style:style style:name="TableRow1331" style:family="table-row">
      <style:table-row-properties/>
    </style:style>
    <style:style style:name="TableCell1332" style:family="table-cell">
      <style:table-cell-properties fo:border="0.0104in solid #D1D9E0" fo:background-color="#FFFFFF" style:writing-mode="lr-tb" style:vertical-align="middle" fo:padding-top="0.0625in" fo:padding-left="0.1354in" fo:padding-bottom="0.0625in" fo:padding-right="0.1354in"/>
    </style:style>
    <style:style style:name="P1333" style:parent-style-name="Normal" style:family="paragraph">
      <style:paragraph-properties fo:text-align="center" fo:margin-bottom="0.1666in"/>
    </style:style>
    <style:style style:name="T1334" style:parent-style-name="DefaultParagraphFont" style:family="text">
      <style:text-properties style:font-name="PingFang TC" style:font-name-asian="PingFang TC" style:font-name-complex="PingFang TC" fo:font-weight="bold" style:font-weight-asian="bold" style:font-weight-complex="bold"/>
    </style:style>
    <style:style style:name="TableCell1335" style:family="table-cell">
      <style:table-cell-properties fo:border="0.0104in solid #D1D9E0" fo:background-color="#FFFFFF" style:writing-mode="lr-tb" style:vertical-align="middle" fo:padding-top="0.0625in" fo:padding-left="0.1354in" fo:padding-bottom="0.0625in" fo:padding-right="0.1354in"/>
    </style:style>
    <style:style style:name="P1336" style:parent-style-name="Normal" style:family="paragraph">
      <style:paragraph-properties fo:text-align="center" fo:margin-bottom="0.1666in"/>
    </style:style>
    <style:style style:name="T1337" style:parent-style-name="DefaultParagraphFont" style:family="text">
      <style:text-properties style:font-name="PingFang TC" style:font-name-asian="PingFang TC" style:font-name-complex="PingFang TC" fo:font-weight="bold" style:font-weight-asian="bold" style:font-weight-complex="bold"/>
    </style:style>
    <style:style style:name="TableCell1338" style:family="table-cell">
      <style:table-cell-properties fo:border="0.0104in solid #D1D9E0" fo:background-color="#FFFFFF" style:writing-mode="lr-tb" style:vertical-align="middle" fo:padding-top="0.0625in" fo:padding-left="0.1354in" fo:padding-bottom="0.0625in" fo:padding-right="0.1354in"/>
    </style:style>
    <style:style style:name="P1339" style:parent-style-name="Normal" style:family="paragraph">
      <style:paragraph-properties fo:text-align="center" fo:margin-bottom="0.1666in"/>
    </style:style>
    <style:style style:name="T1340" style:parent-style-name="DefaultParagraphFont" style:family="text">
      <style:text-properties style:font-name="PingFang TC" style:font-name-asian="PingFang TC" style:font-name-complex="PingFang TC" fo:font-weight="bold" style:font-weight-asian="bold" style:font-weight-complex="bold"/>
    </style:style>
    <style:style style:name="T1341" style:parent-style-name="DefaultParagraphFont" style:family="text">
      <style:text-properties fo:font-weight="bold" style:font-weight-asian="bold" style:font-weight-complex="bold"/>
    </style:style>
    <style:style style:name="T1342" style:parent-style-name="DefaultParagraphFont" style:family="text">
      <style:text-properties style:font-name="PingFang TC" style:font-name-asian="PingFang TC" style:font-name-complex="PingFang TC" fo:font-weight="bold" style:font-weight-asian="bold" style:font-weight-complex="bold"/>
    </style:style>
    <style:style style:name="TableCell1343" style:family="table-cell">
      <style:table-cell-properties fo:border="0.0104in solid #D1D9E0" fo:background-color="#FFFFFF" style:writing-mode="lr-tb" style:vertical-align="middle" fo:padding-top="0.0625in" fo:padding-left="0.1354in" fo:padding-bottom="0.0625in" fo:padding-right="0.1354in"/>
    </style:style>
    <style:style style:name="P1344" style:parent-style-name="Normal" style:family="paragraph">
      <style:paragraph-properties fo:text-align="center" fo:margin-bottom="0.1666in"/>
    </style:style>
    <style:style style:name="T1345" style:parent-style-name="DefaultParagraphFont" style:family="text">
      <style:text-properties style:font-name="PingFang TC" style:font-name-asian="PingFang TC" style:font-name-complex="PingFang TC" fo:font-weight="bold" style:font-weight-asian="bold" style:font-weight-complex="bold"/>
    </style:style>
    <style:style style:name="TableRow1346" style:family="table-row">
      <style:table-row-properties/>
    </style:style>
    <style:style style:name="TableCell1347" style:family="table-cell">
      <style:table-cell-properties fo:border="0.0104in solid #D1D9E0" fo:background-color="#FFFFFF" style:writing-mode="lr-tb" style:vertical-align="middle" fo:padding-top="0.0625in" fo:padding-left="0.1354in" fo:padding-bottom="0.0625in" fo:padding-right="0.1354in"/>
    </style:style>
    <style:style style:name="P1348" style:parent-style-name="Normal" style:family="paragraph">
      <style:paragraph-properties fo:margin-bottom="0.1666in"/>
    </style:style>
    <style:style style:name="T1349" style:parent-style-name="DefaultParagraphFont" style:family="text">
      <style:text-properties style:font-name="PingFang TC" style:font-name-asian="PingFang TC" style:font-name-complex="PingFang TC"/>
    </style:style>
    <style:style style:name="T1350" style:parent-style-name="DefaultParagraphFont" style:family="text">
      <style:text-properties style:font-name="PingFang TC" style:font-name-asian="PingFang TC" style:font-name-complex="PingFang TC"/>
    </style:style>
    <style:style style:name="TableCell1351" style:family="table-cell">
      <style:table-cell-properties fo:border="0.0104in solid #D1D9E0" fo:background-color="#FFFFFF" style:writing-mode="lr-tb" style:vertical-align="middle" fo:padding-top="0.0625in" fo:padding-left="0.1354in" fo:padding-bottom="0.0625in" fo:padding-right="0.1354in"/>
    </style:style>
    <style:style style:name="P1352" style:parent-style-name="Normal" style:family="paragraph">
      <style:paragraph-properties fo:margin-bottom="0.1666in"/>
    </style:style>
    <style:style style:name="T1353" style:parent-style-name="DefaultParagraphFont" style:family="text">
      <style:text-properties style:font-name="PingFang TC" style:font-name-asian="PingFang TC" style:font-name-complex="PingFang TC"/>
    </style:style>
    <style:style style:name="T1354" style:parent-style-name="DefaultParagraphFont" style:family="text">
      <style:text-properties style:font-name="PingFang TC" style:font-name-asian="PingFang TC" style:font-name-complex="PingFang TC"/>
    </style:style>
    <style:style style:name="TableCell1355" style:family="table-cell">
      <style:table-cell-properties fo:border="0.0104in solid #D1D9E0" fo:background-color="#FFFFFF" style:writing-mode="lr-tb" style:vertical-align="middle" fo:padding-top="0.0625in" fo:padding-left="0.1354in" fo:padding-bottom="0.0625in" fo:padding-right="0.1354in"/>
    </style:style>
    <style:style style:name="TableCell1356" style:family="table-cell">
      <style:table-cell-properties fo:border="0.0104in solid #D1D9E0" fo:background-color="#FFFFFF" style:writing-mode="lr-tb" style:vertical-align="middle" fo:padding-top="0.0625in" fo:padding-left="0.1354in" fo:padding-bottom="0.0625in" fo:padding-right="0.1354in"/>
    </style:style>
    <style:style style:name="T1357" style:parent-style-name="DefaultParagraphFont" style:family="text">
      <style:text-properties style:font-name="PingFang TC" style:font-name-asian="PingFang TC" style:font-name-complex="PingFang TC"/>
    </style:style>
    <style:style style:name="T1358" style:parent-style-name="DefaultParagraphFont" style:family="text">
      <style:text-properties style:font-name="PingFang TC" style:font-name-asian="PingFang TC" style:font-name-complex="PingFang TC"/>
    </style:style>
    <style:style style:name="TableRow1359" style:family="table-row">
      <style:table-row-properties/>
    </style:style>
    <style:style style:name="TableCell1360" style:family="table-cell">
      <style:table-cell-properties fo:border="0.0104in solid #D1D9E0" fo:background-color="#F6F8FA" style:writing-mode="lr-tb" style:vertical-align="middle" fo:padding-top="0.0625in" fo:padding-left="0.1354in" fo:padding-bottom="0.0625in" fo:padding-right="0.1354in"/>
    </style:style>
    <style:style style:name="T1361" style:parent-style-name="DefaultParagraphFont" style:family="text">
      <style:text-properties style:font-name="PingFang TC" style:font-name-asian="PingFang TC" style:font-name-complex="PingFang TC"/>
    </style:style>
    <style:style style:name="TableCell1362" style:family="table-cell">
      <style:table-cell-properties fo:border="0.0104in solid #D1D9E0" fo:background-color="#F6F8FA" style:writing-mode="lr-tb" style:vertical-align="middle" fo:padding-top="0.0625in" fo:padding-left="0.1354in" fo:padding-bottom="0.0625in" fo:padding-right="0.1354in"/>
    </style:style>
    <style:style style:name="T1363" style:parent-style-name="DefaultParagraphFont" style:family="text">
      <style:text-properties style:font-name="PingFang TC" style:font-name-asian="PingFang TC" style:font-name-complex="PingFang TC"/>
    </style:style>
    <style:style style:name="T1364" style:parent-style-name="DefaultParagraphFont" style:family="text">
      <style:text-properties style:font-name="PingFang TC" style:font-name-asian="PingFang TC" style:font-name-complex="PingFang TC"/>
    </style:style>
    <style:style style:name="TableCell1365" style:family="table-cell">
      <style:table-cell-properties fo:border="0.0104in solid #D1D9E0" fo:background-color="#F6F8FA" style:writing-mode="lr-tb" style:vertical-align="middle" fo:padding-top="0.0625in" fo:padding-left="0.1354in" fo:padding-bottom="0.0625in" fo:padding-right="0.1354in"/>
    </style:style>
    <style:style style:name="TableCell1366" style:family="table-cell">
      <style:table-cell-properties fo:border="0.0104in solid #D1D9E0" fo:background-color="#F6F8FA" style:writing-mode="lr-tb" style:vertical-align="middle" fo:padding-top="0.0625in" fo:padding-left="0.1354in" fo:padding-bottom="0.0625in" fo:padding-right="0.1354in"/>
    </style:style>
    <style:style style:name="T1367" style:parent-style-name="DefaultParagraphFont" style:family="text">
      <style:text-properties style:font-name="PingFang TC" style:font-name-asian="PingFang TC" style:font-name-complex="PingFang TC"/>
    </style:style>
    <style:style style:name="T1368" style:parent-style-name="DefaultParagraphFont" style:family="text">
      <style:text-properties style:font-name="PingFang TC" style:font-name-asian="PingFang TC" style:font-name-complex="PingFang TC"/>
    </style:style>
    <style:style style:name="T1369" style:parent-style-name="DefaultParagraphFont" style:family="text">
      <style:text-properties style:font-name="PingFang TC" style:font-name-asian="PingFang TC" style:font-name-complex="PingFang TC"/>
    </style:style>
    <style:style style:name="T1370" style:parent-style-name="DefaultParagraphFont" style:family="text">
      <style:text-properties style:font-name="PingFang TC" style:font-name-asian="PingFang TC" style:font-name-complex="PingFang TC"/>
    </style:style>
    <style:style style:name="TableRow1371" style:family="table-row">
      <style:table-row-properties/>
    </style:style>
    <style:style style:name="TableCell1372" style:family="table-cell">
      <style:table-cell-properties fo:border="0.0104in solid #D1D9E0" fo:background-color="#FFFFFF" style:writing-mode="lr-tb" style:vertical-align="middle" fo:padding-top="0.0625in" fo:padding-left="0.1354in" fo:padding-bottom="0.0625in" fo:padding-right="0.1354in"/>
    </style:style>
    <style:style style:name="T1373" style:parent-style-name="DefaultParagraphFont" style:family="text">
      <style:text-properties style:font-name="PingFang TC" style:font-name-asian="PingFang TC" style:font-name-complex="PingFang TC"/>
    </style:style>
    <style:style style:name="T1374" style:parent-style-name="DefaultParagraphFont" style:family="text">
      <style:text-properties style:font-name="PingFang TC" style:font-name-asian="PingFang TC" style:font-name-complex="PingFang TC"/>
    </style:style>
    <style:style style:name="TableCell1375" style:family="table-cell">
      <style:table-cell-properties fo:border="0.0104in solid #D1D9E0" fo:background-color="#FFFFFF" style:writing-mode="lr-tb" style:vertical-align="middle" fo:padding-top="0.0625in" fo:padding-left="0.1354in" fo:padding-bottom="0.0625in" fo:padding-right="0.1354in"/>
    </style:style>
    <style:style style:name="T1376" style:parent-style-name="DefaultParagraphFont" style:family="text">
      <style:text-properties style:font-name="PingFang TC" style:font-name-asian="PingFang TC" style:font-name-complex="PingFang TC"/>
    </style:style>
    <style:style style:name="T1377" style:parent-style-name="DefaultParagraphFont" style:family="text">
      <style:text-properties style:font-name="PingFang TC" style:font-name-asian="PingFang TC" style:font-name-complex="PingFang TC"/>
    </style:style>
    <style:style style:name="TableCell1378" style:family="table-cell">
      <style:table-cell-properties fo:border="0.0104in solid #D1D9E0" fo:background-color="#FFFFFF" style:writing-mode="lr-tb" style:vertical-align="middle" fo:padding-top="0.0625in" fo:padding-left="0.1354in" fo:padding-bottom="0.0625in" fo:padding-right="0.1354in"/>
    </style:style>
    <style:style style:name="T1379" style:parent-style-name="Strong" style:family="text">
      <style:text-properties style:font-name="PingFang TC" style:font-name-asian="PingFang TC" style:font-name-complex="PingFang TC"/>
    </style:style>
    <style:style style:name="TableCell1380" style:family="table-cell">
      <style:table-cell-properties fo:border="0.0104in solid #D1D9E0" fo:background-color="#FFFFFF" style:writing-mode="lr-tb" style:vertical-align="middle" fo:padding-top="0.0625in" fo:padding-left="0.1354in" fo:padding-bottom="0.0625in" fo:padding-right="0.1354in"/>
    </style:style>
    <style:style style:name="T1381" style:parent-style-name="DefaultParagraphFont" style:family="text">
      <style:text-properties style:font-name="PingFang TC" style:font-name-asian="PingFang TC" style:font-name-complex="PingFang TC"/>
    </style:style>
    <style:style style:name="T1382" style:parent-style-name="DefaultParagraphFont" style:family="text">
      <style:text-properties style:font-name="PingFang TC" style:font-name-asian="PingFang TC" style:font-name-complex="PingFang TC"/>
    </style:style>
    <style:style style:name="T1383" style:parent-style-name="DefaultParagraphFont" style:family="text">
      <style:text-properties style:font-name="PingFang TC" style:font-name-asian="PingFang TC" style:font-name-complex="PingFang TC"/>
    </style:style>
    <style:style style:name="P1384" style:parent-style-name="NormalWeb" style:family="paragraph">
      <style:paragraph-properties fo:margin-top="0in" fo:margin-bottom="0.1666in" fo:background-color="#FFFFFF"/>
    </style:style>
    <style:style style:name="T1385" style:parent-style-name="DefaultParagraphFont" style:family="text">
      <style:text-properties style:font-name="Microsoft JhengHei" style:font-name-asian="Microsoft JhengHei" style:font-name-complex="Microsoft JhengHei" fo:color="#59636E"/>
    </style:style>
    <style:style style:name="P1386" style:parent-style-name="Normal" style:family="paragraph">
      <style:paragraph-properties fo:margin-top="0.0694in" fo:margin-bottom="0.0694in" fo:background-color="#FFFFFF"/>
    </style:style>
    <style:style style:name="T1387" style:parent-style-name="DefaultParagraphFont" style:family="text">
      <style:text-properties style:font-name="Segoe UI" style:font-name-complex="Segoe UI" fo:color="#59636E" fo:language="en" fo:country="TW"/>
    </style:style>
    <style:style style:name="T1388" style:parent-style-name="Emphasis" style:family="text">
      <style:text-properties style:font-name="Segoe UI" style:font-name-complex="Segoe UI" fo:color="#59636E" fo:language="en" fo:country="TW"/>
    </style:style>
    <style:style style:name="T1389" style:parent-style-name="DefaultParagraphFont" style:family="text">
      <style:text-properties style:font-name="Segoe UI" style:font-name-complex="Segoe UI" fo:color="#59636E" fo:language="en" fo:country="TW"/>
    </style:style>
    <style:style style:name="T1390" style:parent-style-name="DefaultParagraphFont" style:family="text">
      <style:text-properties style:font-name="Segoe UI" style:font-name-complex="Segoe UI" fo:color="#59636E" fo:language="en" fo:country="TW"/>
    </style:style>
    <style:style style:name="T1391" style:parent-style-name="DefaultParagraphFont" style:family="text">
      <style:text-properties style:font-name="Segoe UI" style:font-name-complex="Segoe UI" fo:color="#59636E" fo:language="en" fo:country="TW"/>
    </style:style>
    <style:style style:name="T1392" style:parent-style-name="DefaultParagraphFont" style:family="text">
      <style:text-properties style:font-name="Segoe UI" style:font-name-complex="Segoe UI" fo:color="#59636E" fo:language="en" fo:country="TW"/>
    </style:style>
    <style:style style:name="T1393" style:parent-style-name="DefaultParagraphFont" style:family="text">
      <style:text-properties style:font-name="Segoe UI" style:font-name-complex="Segoe UI" fo:color="#59636E" fo:language="en" fo:country="TW"/>
    </style:style>
    <style:style style:name="T1394" style:parent-style-name="DefaultParagraphFont" style:family="text">
      <style:text-properties style:font-name="Segoe UI" style:font-name-complex="Segoe UI" fo:color="#59636E" fo:language="en" fo:country="TW"/>
    </style:style>
    <style:style style:name="T1395" style:parent-style-name="DefaultParagraphFont" style:family="text">
      <style:text-properties style:font-name="Microsoft JhengHei" style:font-name-asian="Microsoft JhengHei" style:font-name-complex="Microsoft JhengHei" fo:color="#59636E" fo:language="en" fo:country="TW"/>
    </style:style>
    <style:style style:name="P1396" style:parent-style-name="Normal" style:family="paragraph">
      <style:paragraph-properties fo:margin-top="0.0416in" fo:margin-bottom="0.0694in" fo:background-color="#FFFFFF"/>
    </style:style>
    <style:style style:name="T1397" style:parent-style-name="DefaultParagraphFont" style:family="text">
      <style:text-properties style:font-name="Segoe UI" style:font-name-complex="Segoe UI" fo:color="#59636E" fo:language="en" fo:country="TW"/>
    </style:style>
    <style:style style:name="T1398" style:parent-style-name="Emphasis" style:family="text">
      <style:text-properties style:font-name="Segoe UI" style:font-name-complex="Segoe UI" fo:color="#59636E" fo:language="en" fo:country="TW"/>
    </style:style>
    <style:style style:name="T1399" style:parent-style-name="DefaultParagraphFont" style:family="text">
      <style:text-properties style:font-name="Segoe UI" style:font-name-complex="Segoe UI" fo:color="#59636E" fo:language="en" fo:country="TW"/>
    </style:style>
    <style:style style:name="T1400" style:parent-style-name="DefaultParagraphFont" style:family="text">
      <style:text-properties style:font-name="Segoe UI" style:font-name-complex="Segoe UI" fo:color="#59636E" fo:language="en" fo:country="TW"/>
    </style:style>
    <style:style style:name="T1401" style:parent-style-name="DefaultParagraphFont" style:family="text">
      <style:text-properties style:font-name="Segoe UI" style:font-name-complex="Segoe UI" fo:color="#59636E" fo:language="en" fo:country="TW"/>
    </style:style>
    <style:style style:name="T1402" style:parent-style-name="DefaultParagraphFont" style:family="text">
      <style:text-properties style:font-name="Segoe UI" style:font-name-complex="Segoe UI" fo:color="#59636E" fo:language="en" fo:country="TW"/>
    </style:style>
    <style:style style:name="T1403" style:parent-style-name="DefaultParagraphFont" style:family="text">
      <style:text-properties style:font-name="Segoe UI" style:font-name-complex="Segoe UI" fo:color="#59636E" fo:language="en" fo:country="TW"/>
    </style:style>
    <style:style style:name="T1404" style:parent-style-name="DefaultParagraphFont" style:family="text">
      <style:text-properties style:font-name="Segoe UI" style:font-name-complex="Segoe UI" fo:color="#59636E" fo:language="en" fo:country="TW"/>
    </style:style>
    <style:style style:name="T1405" style:parent-style-name="DefaultParagraphFont" style:family="text">
      <style:text-properties style:font-name="Microsoft JhengHei" style:font-name-asian="Microsoft JhengHei" style:font-name-complex="Microsoft JhengHei" fo:color="#59636E" fo:language="en" fo:country="TW"/>
    </style:style>
    <style:style style:name="P1406" style:parent-style-name="Normal" style:family="paragraph">
      <style:paragraph-properties fo:margin-top="0.0416in" fo:margin-bottom="0.0694in" fo:background-color="#FFFFFF"/>
    </style:style>
    <style:style style:name="T1407" style:parent-style-name="DefaultParagraphFont" style:family="text">
      <style:text-properties style:font-name="Segoe UI" style:font-name-complex="Segoe UI" fo:color="#59636E" fo:language="en" fo:country="TW"/>
    </style:style>
    <style:style style:name="T1408" style:parent-style-name="Emphasis" style:family="text">
      <style:text-properties style:font-name="Segoe UI" style:font-name-complex="Segoe UI" fo:color="#59636E" fo:language="en" fo:country="TW"/>
    </style:style>
    <style:style style:name="T1409" style:parent-style-name="DefaultParagraphFont" style:family="text">
      <style:text-properties style:font-name="Segoe UI" style:font-name-complex="Segoe UI" fo:color="#59636E" fo:language="en" fo:country="TW"/>
    </style:style>
    <style:style style:name="T1410" style:parent-style-name="DefaultParagraphFont" style:family="text">
      <style:text-properties style:font-name="Segoe UI" style:font-name-complex="Segoe UI" fo:color="#59636E" fo:language="en" fo:country="TW"/>
    </style:style>
    <style:style style:name="T1411" style:parent-style-name="DefaultParagraphFont" style:family="text">
      <style:text-properties style:font-name="Segoe UI" style:font-name-complex="Segoe UI" fo:color="#59636E" fo:language="en" fo:country="TW"/>
    </style:style>
    <style:style style:name="T1412" style:parent-style-name="DefaultParagraphFont" style:family="text">
      <style:text-properties style:font-name="Segoe UI" style:font-name-complex="Segoe UI" fo:color="#59636E" fo:language="en" fo:country="TW"/>
    </style:style>
    <style:style style:name="T1413" style:parent-style-name="DefaultParagraphFont" style:family="text">
      <style:text-properties style:font-name="Segoe UI" style:font-name-complex="Segoe UI" fo:color="#59636E" fo:language="en" fo:country="TW"/>
    </style:style>
    <style:style style:name="T1414" style:parent-style-name="DefaultParagraphFont" style:family="text">
      <style:text-properties style:font-name="Segoe UI" style:font-name-complex="Segoe UI" fo:color="#59636E" fo:language="en" fo:country="TW"/>
    </style:style>
    <style:style style:name="T1415" style:parent-style-name="DefaultParagraphFont" style:family="text">
      <style:text-properties style:font-name="Microsoft JhengHei" style:font-name-asian="Microsoft JhengHei" style:font-name-complex="Microsoft JhengHei" fo:color="#59636E" fo:language="en" fo:country="TW"/>
    </style:style>
    <style:style style:name="P1416" style:parent-style-name="Heading4" style:family="paragraph">
      <style:paragraph-properties fo:margin-top="0.25in" fo:margin-bottom="0.1666in" fo:background-color="#FFFFFF"/>
    </style:style>
    <style:style style:name="T1417" style:parent-style-name="DefaultParagraphFont" style:family="text">
      <style:text-properties style:font-name="Cambria Math" style:font-name-complex="Cambria Math" fo:color="#1F2328"/>
    </style:style>
    <style:style style:name="T1418" style:parent-style-name="DefaultParagraphFont" style:family="text">
      <style:text-properties style:font-name="Segoe UI" style:font-name-complex="Segoe UI" fo:color="#1F2328"/>
    </style:style>
    <style:style style:name="T1419" style:parent-style-name="DefaultParagraphFont" style:family="text">
      <style:text-properties style:font-name="Microsoft JhengHei" style:font-name-asian="Microsoft JhengHei" style:font-name-complex="Microsoft JhengHei" fo:color="#1F2328"/>
    </style:style>
    <style:style style:name="TableColumn1421" style:family="table-column">
      <style:table-column-properties style:column-width="1.0145in"/>
    </style:style>
    <style:style style:name="TableColumn1422" style:family="table-column">
      <style:table-column-properties style:column-width="1.7375in"/>
    </style:style>
    <style:style style:name="TableColumn1423" style:family="table-column">
      <style:table-column-properties style:column-width="0.859in"/>
    </style:style>
    <style:style style:name="TableColumn1424" style:family="table-column">
      <style:table-column-properties style:column-width="2.8743in"/>
    </style:style>
    <style:style style:name="Table1420" style:family="table">
      <style:table-properties style:width="6.4854in" fo:margin-left="0in" table:align="left"/>
    </style:style>
    <style:style style:name="TableRow1425" style:family="table-row">
      <style:table-row-properties/>
    </style:style>
    <style:style style:name="TableCell1426" style:family="table-cell">
      <style:table-cell-properties fo:border="0.0104in solid #D1D9E0" fo:background-color="#FFFFFF" style:writing-mode="lr-tb" style:vertical-align="middle" fo:padding-top="0.0625in" fo:padding-left="0.1354in" fo:padding-bottom="0.0625in" fo:padding-right="0.1354in"/>
    </style:style>
    <style:style style:name="P1427" style:parent-style-name="Normal" style:family="paragraph">
      <style:paragraph-properties fo:text-align="center" fo:margin-bottom="0.1666in"/>
    </style:style>
    <style:style style:name="T1428" style:parent-style-name="DefaultParagraphFont" style:family="text">
      <style:text-properties style:font-name="PingFang TC" style:font-name-asian="PingFang TC" style:font-name-complex="PingFang TC" fo:font-weight="bold" style:font-weight-asian="bold" style:font-weight-complex="bold"/>
    </style:style>
    <style:style style:name="TableCell1429" style:family="table-cell">
      <style:table-cell-properties fo:border="0.0104in solid #D1D9E0" fo:background-color="#FFFFFF" style:writing-mode="lr-tb" style:vertical-align="middle" fo:padding-top="0.0625in" fo:padding-left="0.1354in" fo:padding-bottom="0.0625in" fo:padding-right="0.1354in"/>
    </style:style>
    <style:style style:name="P1430" style:parent-style-name="Normal" style:family="paragraph">
      <style:paragraph-properties fo:text-align="center" fo:margin-bottom="0.1666in"/>
    </style:style>
    <style:style style:name="T1431" style:parent-style-name="DefaultParagraphFont" style:family="text">
      <style:text-properties style:font-name="PingFang TC" style:font-name-asian="PingFang TC" style:font-name-complex="PingFang TC" fo:font-weight="bold" style:font-weight-asian="bold" style:font-weight-complex="bold"/>
    </style:style>
    <style:style style:name="TableCell1432" style:family="table-cell">
      <style:table-cell-properties fo:border="0.0104in solid #D1D9E0" fo:background-color="#FFFFFF" style:writing-mode="lr-tb" style:vertical-align="middle" fo:padding-top="0.0625in" fo:padding-left="0.1354in" fo:padding-bottom="0.0625in" fo:padding-right="0.1354in"/>
    </style:style>
    <style:style style:name="P1433" style:parent-style-name="Normal" style:family="paragraph">
      <style:paragraph-properties fo:text-align="center" fo:margin-bottom="0.1666in"/>
    </style:style>
    <style:style style:name="T1434" style:parent-style-name="DefaultParagraphFont" style:family="text">
      <style:text-properties style:font-name="PingFang TC" style:font-name-asian="PingFang TC" style:font-name-complex="PingFang TC" fo:font-weight="bold" style:font-weight-asian="bold" style:font-weight-complex="bold"/>
    </style:style>
    <style:style style:name="T1435" style:parent-style-name="DefaultParagraphFont" style:family="text">
      <style:text-properties fo:font-weight="bold" style:font-weight-asian="bold" style:font-weight-complex="bold"/>
    </style:style>
    <style:style style:name="T1436" style:parent-style-name="DefaultParagraphFont" style:family="text">
      <style:text-properties style:font-name="PingFang TC" style:font-name-asian="PingFang TC" style:font-name-complex="PingFang TC" fo:font-weight="bold" style:font-weight-asian="bold" style:font-weight-complex="bold"/>
    </style:style>
    <style:style style:name="TableCell1437" style:family="table-cell">
      <style:table-cell-properties fo:border="0.0104in solid #D1D9E0" fo:background-color="#FFFFFF" style:writing-mode="lr-tb" style:vertical-align="middle" fo:padding-top="0.0625in" fo:padding-left="0.1354in" fo:padding-bottom="0.0625in" fo:padding-right="0.1354in"/>
    </style:style>
    <style:style style:name="P1438" style:parent-style-name="Normal" style:family="paragraph">
      <style:paragraph-properties fo:text-align="center" fo:margin-bottom="0.1666in"/>
    </style:style>
    <style:style style:name="T1439" style:parent-style-name="DefaultParagraphFont" style:family="text">
      <style:text-properties style:font-name="PingFang TC" style:font-name-asian="PingFang TC" style:font-name-complex="PingFang TC" fo:font-weight="bold" style:font-weight-asian="bold" style:font-weight-complex="bold"/>
    </style:style>
    <style:style style:name="TableRow1440" style:family="table-row">
      <style:table-row-properties/>
    </style:style>
    <style:style style:name="TableCell1441" style:family="table-cell">
      <style:table-cell-properties fo:border="0.0104in solid #D1D9E0" fo:background-color="#FFFFFF" style:writing-mode="lr-tb" style:vertical-align="middle" fo:padding-top="0.0625in" fo:padding-left="0.1354in" fo:padding-bottom="0.0625in" fo:padding-right="0.1354in"/>
    </style:style>
    <style:style style:name="P1442" style:parent-style-name="Normal" style:family="paragraph">
      <style:paragraph-properties fo:margin-bottom="0.1666in"/>
    </style:style>
    <style:style style:name="T1443" style:parent-style-name="DefaultParagraphFont" style:family="text">
      <style:text-properties style:font-name="PingFang TC" style:font-name-asian="PingFang TC" style:font-name-complex="PingFang TC"/>
    </style:style>
    <style:style style:name="TableCell1444" style:family="table-cell">
      <style:table-cell-properties fo:border="0.0104in solid #D1D9E0" fo:background-color="#FFFFFF" style:writing-mode="lr-tb" style:vertical-align="middle" fo:padding-top="0.0625in" fo:padding-left="0.1354in" fo:padding-bottom="0.0625in" fo:padding-right="0.1354in"/>
    </style:style>
    <style:style style:name="P1445" style:parent-style-name="Normal" style:family="paragraph">
      <style:paragraph-properties fo:margin-bottom="0.1666in"/>
    </style:style>
    <style:style style:name="T1446" style:parent-style-name="DefaultParagraphFont" style:family="text">
      <style:text-properties style:font-name="PingFang TC" style:font-name-asian="PingFang TC" style:font-name-complex="PingFang TC"/>
    </style:style>
    <style:style style:name="T1447" style:parent-style-name="DefaultParagraphFont" style:family="text">
      <style:text-properties style:font-name="PingFang TC" style:font-name-asian="PingFang TC" style:font-name-complex="PingFang TC"/>
    </style:style>
    <style:style style:name="T1448" style:parent-style-name="DefaultParagraphFont" style:family="text">
      <style:text-properties style:font-name="PingFang TC" style:font-name-asian="PingFang TC" style:font-name-complex="PingFang TC"/>
    </style:style>
    <style:style style:name="TableCell1449" style:family="table-cell">
      <style:table-cell-properties fo:border="0.0104in solid #D1D9E0" fo:background-color="#FFFFFF" style:writing-mode="lr-tb" style:vertical-align="middle" fo:padding-top="0.0625in" fo:padding-left="0.1354in" fo:padding-bottom="0.0625in" fo:padding-right="0.1354in"/>
    </style:style>
    <style:style style:name="TableCell1450" style:family="table-cell">
      <style:table-cell-properties fo:border="0.0104in solid #D1D9E0" fo:background-color="#FFFFFF" style:writing-mode="lr-tb" style:vertical-align="middle" fo:padding-top="0.0625in" fo:padding-left="0.1354in" fo:padding-bottom="0.0625in" fo:padding-right="0.1354in"/>
    </style:style>
    <style:style style:name="T1451" style:parent-style-name="DefaultParagraphFont" style:family="text">
      <style:text-properties style:font-name="PingFang TC" style:font-name-asian="PingFang TC" style:font-name-complex="PingFang TC"/>
    </style:style>
    <style:style style:name="T1452" style:parent-style-name="DefaultParagraphFont" style:family="text">
      <style:text-properties style:font-name="PingFang TC" style:font-name-asian="PingFang TC" style:font-name-complex="PingFang TC"/>
    </style:style>
    <style:style style:name="TableRow1453" style:family="table-row">
      <style:table-row-properties/>
    </style:style>
    <style:style style:name="TableCell1454" style:family="table-cell">
      <style:table-cell-properties fo:border="0.0104in solid #D1D9E0" fo:background-color="#F6F8FA" style:writing-mode="lr-tb" style:vertical-align="middle" fo:padding-top="0.0625in" fo:padding-left="0.1354in" fo:padding-bottom="0.0625in" fo:padding-right="0.1354in"/>
    </style:style>
    <style:style style:name="T1455" style:parent-style-name="DefaultParagraphFont" style:family="text">
      <style:text-properties style:font-name="PingFang TC" style:font-name-asian="PingFang TC" style:font-name-complex="PingFang TC"/>
    </style:style>
    <style:style style:name="TableCell1456" style:family="table-cell">
      <style:table-cell-properties fo:border="0.0104in solid #D1D9E0" fo:background-color="#F6F8FA" style:writing-mode="lr-tb" style:vertical-align="middle" fo:padding-top="0.0625in" fo:padding-left="0.1354in" fo:padding-bottom="0.0625in" fo:padding-right="0.1354in"/>
    </style:style>
    <style:style style:name="T1457" style:parent-style-name="DefaultParagraphFont" style:family="text">
      <style:text-properties style:font-name="PingFang TC" style:font-name-asian="PingFang TC" style:font-name-complex="PingFang TC"/>
    </style:style>
    <style:style style:name="T1458" style:parent-style-name="DefaultParagraphFont" style:family="text">
      <style:text-properties style:font-name="PingFang TC" style:font-name-asian="PingFang TC" style:font-name-complex="PingFang TC"/>
    </style:style>
    <style:style style:name="TableCell1459" style:family="table-cell">
      <style:table-cell-properties fo:border="0.0104in solid #D1D9E0" fo:background-color="#F6F8FA" style:writing-mode="lr-tb" style:vertical-align="middle" fo:padding-top="0.0625in" fo:padding-left="0.1354in" fo:padding-bottom="0.0625in" fo:padding-right="0.1354in"/>
    </style:style>
    <style:style style:name="TableCell1460" style:family="table-cell">
      <style:table-cell-properties fo:border="0.0104in solid #D1D9E0" fo:background-color="#F6F8FA" style:writing-mode="lr-tb" style:vertical-align="middle" fo:padding-top="0.0625in" fo:padding-left="0.1354in" fo:padding-bottom="0.0625in" fo:padding-right="0.1354in"/>
    </style:style>
    <style:style style:name="T1461" style:parent-style-name="DefaultParagraphFont" style:family="text">
      <style:text-properties style:font-name="PingFang TC" style:font-name-asian="PingFang TC" style:font-name-complex="PingFang TC"/>
    </style:style>
    <style:style style:name="T1462" style:parent-style-name="DefaultParagraphFont" style:family="text">
      <style:text-properties style:font-name="PingFang TC" style:font-name-asian="PingFang TC" style:font-name-complex="PingFang TC"/>
    </style:style>
    <style:style style:name="T1463" style:parent-style-name="DefaultParagraphFont" style:family="text">
      <style:text-properties style:font-name="PingFang TC" style:font-name-asian="PingFang TC" style:font-name-complex="PingFang TC"/>
    </style:style>
    <style:style style:name="T1464" style:parent-style-name="DefaultParagraphFont" style:family="text">
      <style:text-properties style:font-name="PingFang TC" style:font-name-asian="PingFang TC" style:font-name-complex="PingFang TC"/>
    </style:style>
    <style:style style:name="TableRow1465" style:family="table-row">
      <style:table-row-properties/>
    </style:style>
    <style:style style:name="TableCell1466" style:family="table-cell">
      <style:table-cell-properties fo:border="0.0104in solid #D1D9E0" fo:background-color="#FFFFFF" style:writing-mode="lr-tb" style:vertical-align="middle" fo:padding-top="0.0625in" fo:padding-left="0.1354in" fo:padding-bottom="0.0625in" fo:padding-right="0.1354in"/>
    </style:style>
    <style:style style:name="T1467" style:parent-style-name="DefaultParagraphFont" style:family="text">
      <style:text-properties style:font-name="PingFang TC" style:font-name-asian="PingFang TC" style:font-name-complex="PingFang TC"/>
    </style:style>
    <style:style style:name="T1468" style:parent-style-name="DefaultParagraphFont" style:family="text">
      <style:text-properties style:font-name="PingFang TC" style:font-name-asian="PingFang TC" style:font-name-complex="PingFang TC"/>
    </style:style>
    <style:style style:name="T1469" style:parent-style-name="DefaultParagraphFont" style:family="text">
      <style:text-properties style:font-name="PingFang TC" style:font-name-asian="PingFang TC" style:font-name-complex="PingFang TC"/>
    </style:style>
    <style:style style:name="TableCell1470" style:family="table-cell">
      <style:table-cell-properties fo:border="0.0104in solid #D1D9E0" fo:background-color="#FFFFFF" style:writing-mode="lr-tb" style:vertical-align="middle" fo:padding-top="0.0625in" fo:padding-left="0.1354in" fo:padding-bottom="0.0625in" fo:padding-right="0.1354in"/>
    </style:style>
    <style:style style:name="T1471" style:parent-style-name="DefaultParagraphFont" style:family="text">
      <style:text-properties style:font-name="PingFang TC" style:font-name-asian="PingFang TC" style:font-name-complex="PingFang TC"/>
    </style:style>
    <style:style style:name="T1472" style:parent-style-name="DefaultParagraphFont" style:family="text">
      <style:text-properties style:font-name="PingFang TC" style:font-name-asian="PingFang TC" style:font-name-complex="PingFang TC"/>
    </style:style>
    <style:style style:name="TableCell1473" style:family="table-cell">
      <style:table-cell-properties fo:border="0.0104in solid #D1D9E0" fo:background-color="#FFFFFF" style:writing-mode="lr-tb" style:vertical-align="middle" fo:padding-top="0.0625in" fo:padding-left="0.1354in" fo:padding-bottom="0.0625in" fo:padding-right="0.1354in"/>
    </style:style>
    <style:style style:name="T1474" style:parent-style-name="Strong" style:family="text">
      <style:text-properties style:font-name="PingFang TC" style:font-name-asian="PingFang TC" style:font-name-complex="PingFang TC"/>
    </style:style>
    <style:style style:name="TableCell1475" style:family="table-cell">
      <style:table-cell-properties fo:border="0.0104in solid #D1D9E0" fo:background-color="#FFFFFF" style:writing-mode="lr-tb" style:vertical-align="middle" fo:padding-top="0.0625in" fo:padding-left="0.1354in" fo:padding-bottom="0.0625in" fo:padding-right="0.1354in"/>
    </style:style>
    <style:style style:name="T1476" style:parent-style-name="DefaultParagraphFont" style:family="text">
      <style:text-properties style:font-name="PingFang TC" style:font-name-asian="PingFang TC" style:font-name-complex="PingFang TC"/>
    </style:style>
    <style:style style:name="T1477" style:parent-style-name="DefaultParagraphFont" style:family="text">
      <style:text-properties style:font-name="PingFang TC" style:font-name-asian="PingFang TC" style:font-name-complex="PingFang TC"/>
    </style:style>
    <style:style style:name="P1478" style:parent-style-name="NormalWeb" style:family="paragraph">
      <style:paragraph-properties fo:margin-top="0in" fo:margin-bottom="0.1666in" fo:background-color="#FFFFFF"/>
    </style:style>
    <style:style style:name="T1479" style:parent-style-name="DefaultParagraphFont" style:family="text">
      <style:text-properties style:font-name="Microsoft JhengHei" style:font-name-asian="Microsoft JhengHei" style:font-name-complex="Microsoft JhengHei" fo:color="#59636E"/>
    </style:style>
    <style:style style:name="P1480" style:parent-style-name="Normal" style:family="paragraph">
      <style:paragraph-properties fo:margin-top="0.0694in" fo:margin-bottom="0.0694in" fo:background-color="#FFFFFF"/>
    </style:style>
    <style:style style:name="T1481" style:parent-style-name="DefaultParagraphFont" style:family="text">
      <style:text-properties style:font-name="Segoe UI" style:font-name-complex="Segoe UI" fo:color="#59636E" fo:language="en" fo:country="TW"/>
    </style:style>
    <style:style style:name="T1482" style:parent-style-name="Emphasis" style:family="text">
      <style:text-properties style:font-name="Segoe UI" style:font-name-complex="Segoe UI" fo:color="#59636E" fo:language="en" fo:country="TW"/>
    </style:style>
    <style:style style:name="T1483" style:parent-style-name="DefaultParagraphFont" style:family="text">
      <style:text-properties style:font-name="Segoe UI" style:font-name-complex="Segoe UI" fo:color="#59636E" fo:language="en" fo:country="TW"/>
    </style:style>
    <style:style style:name="T1484" style:parent-style-name="DefaultParagraphFont" style:family="text">
      <style:text-properties style:font-name="Segoe UI" style:font-name-complex="Segoe UI" fo:color="#59636E" fo:language="en" fo:country="TW"/>
    </style:style>
    <style:style style:name="T1485" style:parent-style-name="DefaultParagraphFont" style:family="text">
      <style:text-properties style:font-name="Segoe UI" style:font-name-complex="Segoe UI" fo:color="#59636E" fo:language="en" fo:country="TW"/>
    </style:style>
    <style:style style:name="T1486" style:parent-style-name="DefaultParagraphFont" style:family="text">
      <style:text-properties style:font-name="Segoe UI" style:font-name-complex="Segoe UI" fo:color="#59636E" fo:language="en" fo:country="TW"/>
    </style:style>
    <style:style style:name="T1487" style:parent-style-name="DefaultParagraphFont" style:family="text">
      <style:text-properties style:font-name="Microsoft JhengHei" style:font-name-asian="Microsoft JhengHei" style:font-name-complex="Microsoft JhengHei" fo:color="#59636E" fo:language="en" fo:country="TW"/>
    </style:style>
    <style:style style:name="P1488" style:parent-style-name="Normal" style:family="paragraph">
      <style:paragraph-properties fo:margin-top="0.0416in" fo:margin-bottom="0.0694in" fo:background-color="#FFFFFF"/>
    </style:style>
    <style:style style:name="T1489" style:parent-style-name="DefaultParagraphFont" style:family="text">
      <style:text-properties style:font-name="Segoe UI" style:font-name-complex="Segoe UI" fo:color="#59636E" fo:language="en" fo:country="TW"/>
    </style:style>
    <style:style style:name="T1490" style:parent-style-name="Emphasis" style:family="text">
      <style:text-properties style:font-name="Segoe UI" style:font-name-complex="Segoe UI" fo:color="#59636E" fo:language="en" fo:country="TW"/>
    </style:style>
    <style:style style:name="T1491" style:parent-style-name="DefaultParagraphFont" style:family="text">
      <style:text-properties style:font-name="Segoe UI" style:font-name-complex="Segoe UI" fo:color="#59636E" fo:language="en" fo:country="TW"/>
    </style:style>
    <style:style style:name="T1492" style:parent-style-name="DefaultParagraphFont" style:family="text">
      <style:text-properties style:font-name="Segoe UI" style:font-name-complex="Segoe UI" fo:color="#59636E" fo:language="en" fo:country="TW"/>
    </style:style>
    <style:style style:name="T1493" style:parent-style-name="DefaultParagraphFont" style:family="text">
      <style:text-properties style:font-name="Segoe UI" style:font-name-complex="Segoe UI" fo:color="#59636E" fo:language="en" fo:country="TW"/>
    </style:style>
    <style:style style:name="T1494" style:parent-style-name="DefaultParagraphFont" style:family="text">
      <style:text-properties style:font-name="Segoe UI" style:font-name-complex="Segoe UI" fo:color="#59636E" fo:language="en" fo:country="TW"/>
    </style:style>
    <style:style style:name="T1495" style:parent-style-name="DefaultParagraphFont" style:family="text">
      <style:text-properties style:font-name="Segoe UI" style:font-name-complex="Segoe UI" fo:color="#59636E" fo:language="en" fo:country="TW"/>
    </style:style>
    <style:style style:name="T1496" style:parent-style-name="DefaultParagraphFont" style:family="text">
      <style:text-properties style:font-name="Segoe UI" style:font-name-complex="Segoe UI" fo:color="#59636E" fo:language="en" fo:country="TW"/>
    </style:style>
    <style:style style:name="T1497" style:parent-style-name="DefaultParagraphFont" style:family="text">
      <style:text-properties style:font-name="Segoe UI" style:font-name-complex="Segoe UI" fo:color="#59636E" fo:language="en" fo:country="TW"/>
    </style:style>
    <style:style style:name="T1498" style:parent-style-name="DefaultParagraphFont" style:family="text">
      <style:text-properties style:font-name="Segoe UI" style:font-name-complex="Segoe UI" fo:color="#59636E" fo:language="en" fo:country="TW"/>
    </style:style>
    <style:style style:name="T1499" style:parent-style-name="DefaultParagraphFont" style:family="text">
      <style:text-properties style:font-name="Microsoft JhengHei" style:font-name-asian="Microsoft JhengHei" style:font-name-complex="Microsoft JhengHei" fo:color="#59636E" fo:language="en" fo:country="TW"/>
    </style:style>
    <style:style style:name="P1500" style:parent-style-name="Normal" style:family="paragraph">
      <style:paragraph-properties fo:margin-top="0.0416in" fo:margin-bottom="0.0694in" fo:background-color="#FFFFFF"/>
    </style:style>
    <style:style style:name="T1501" style:parent-style-name="DefaultParagraphFont" style:family="text">
      <style:text-properties style:font-name="Segoe UI" style:font-name-complex="Segoe UI" fo:color="#59636E"/>
    </style:style>
    <style:style style:name="T1502" style:parent-style-name="Emphasis" style:family="text">
      <style:text-properties style:font-name="Segoe UI" style:font-name-complex="Segoe UI" fo:color="#59636E"/>
    </style:style>
    <style:style style:name="T1503" style:parent-style-name="DefaultParagraphFont" style:family="text">
      <style:text-properties style:font-name="Segoe UI" style:font-name-complex="Segoe UI" fo:color="#59636E"/>
    </style:style>
    <style:style style:name="T1504" style:parent-style-name="DefaultParagraphFont" style:family="text">
      <style:text-properties style:font-name="Segoe UI" style:font-name-complex="Segoe UI" fo:color="#59636E"/>
    </style:style>
    <style:style style:name="T1505" style:parent-style-name="DefaultParagraphFont" style:family="text">
      <style:text-properties style:font-name="Microsoft JhengHei" style:font-name-asian="Microsoft JhengHei" style:font-name-complex="Microsoft JhengHei" fo:color="#59636E"/>
    </style:style>
    <style:style style:name="P1506" style:parent-style-name="Heading4" style:family="paragraph">
      <style:paragraph-properties fo:margin-top="0.25in" fo:margin-bottom="0.1666in" fo:background-color="#FFFFFF"/>
    </style:style>
    <style:style style:name="T1507" style:parent-style-name="DefaultParagraphFont" style:family="text">
      <style:text-properties style:font-name="Cambria Math" style:font-name-complex="Cambria Math" fo:color="#1F2328"/>
    </style:style>
    <style:style style:name="T1508" style:parent-style-name="DefaultParagraphFont" style:family="text">
      <style:text-properties style:font-name="Segoe UI" style:font-name-complex="Segoe UI" fo:color="#1F2328"/>
    </style:style>
    <style:style style:name="T1509" style:parent-style-name="DefaultParagraphFont" style:family="text">
      <style:text-properties style:font-name="Microsoft JhengHei" style:font-name-asian="Microsoft JhengHei" style:font-name-complex="Microsoft JhengHei" fo:color="#1F2328"/>
    </style:style>
    <style:style style:name="T1510" style:parent-style-name="DefaultParagraphFont" style:family="text">
      <style:text-properties style:font-name="Segoe UI" style:font-name-complex="Segoe UI" fo:color="#1F2328"/>
    </style:style>
    <style:style style:name="T1511" style:parent-style-name="DefaultParagraphFont" style:family="text">
      <style:text-properties style:font-name="Microsoft JhengHei" style:font-name-asian="Microsoft JhengHei" style:font-name-complex="Microsoft JhengHei" fo:color="#1F2328"/>
    </style:style>
    <style:style style:name="TableColumn1513" style:family="table-column">
      <style:table-column-properties style:column-width="1.2083in"/>
    </style:style>
    <style:style style:name="TableColumn1514" style:family="table-column">
      <style:table-column-properties style:column-width="1.8284in"/>
    </style:style>
    <style:style style:name="TableColumn1515" style:family="table-column">
      <style:table-column-properties style:column-width="0.9625in"/>
    </style:style>
    <style:style style:name="TableColumn1516" style:family="table-column">
      <style:table-column-properties style:column-width="2.4861in"/>
    </style:style>
    <style:style style:name="Table1512" style:family="table">
      <style:table-properties style:width="6.4854in" fo:margin-left="0in" table:align="left"/>
    </style:style>
    <style:style style:name="TableRow1517" style:family="table-row">
      <style:table-row-properties/>
    </style:style>
    <style:style style:name="TableCell1518" style:family="table-cell">
      <style:table-cell-properties fo:border="0.0104in solid #D1D9E0" fo:background-color="#FFFFFF" style:writing-mode="lr-tb" style:vertical-align="middle" fo:padding-top="0.0625in" fo:padding-left="0.1354in" fo:padding-bottom="0.0625in" fo:padding-right="0.1354in"/>
    </style:style>
    <style:style style:name="P1519" style:parent-style-name="Normal" style:family="paragraph">
      <style:paragraph-properties fo:text-align="center" fo:margin-bottom="0.1666in"/>
    </style:style>
    <style:style style:name="T1520" style:parent-style-name="DefaultParagraphFont" style:family="text">
      <style:text-properties style:font-name="PingFang TC" style:font-name-asian="PingFang TC" style:font-name-complex="PingFang TC" fo:font-weight="bold" style:font-weight-asian="bold" style:font-weight-complex="bold"/>
    </style:style>
    <style:style style:name="TableCell1521" style:family="table-cell">
      <style:table-cell-properties fo:border="0.0104in solid #D1D9E0" fo:background-color="#FFFFFF" style:writing-mode="lr-tb" style:vertical-align="middle" fo:padding-top="0.0625in" fo:padding-left="0.1354in" fo:padding-bottom="0.0625in" fo:padding-right="0.1354in"/>
    </style:style>
    <style:style style:name="P1522" style:parent-style-name="Normal" style:family="paragraph">
      <style:paragraph-properties fo:text-align="center" fo:margin-bottom="0.1666in"/>
    </style:style>
    <style:style style:name="T1523" style:parent-style-name="DefaultParagraphFont" style:family="text">
      <style:text-properties style:font-name="PingFang TC" style:font-name-asian="PingFang TC" style:font-name-complex="PingFang TC" fo:font-weight="bold" style:font-weight-asian="bold" style:font-weight-complex="bold"/>
    </style:style>
    <style:style style:name="TableCell1524" style:family="table-cell">
      <style:table-cell-properties fo:border="0.0104in solid #D1D9E0" fo:background-color="#FFFFFF" style:writing-mode="lr-tb" style:vertical-align="middle" fo:padding-top="0.0625in" fo:padding-left="0.1354in" fo:padding-bottom="0.0625in" fo:padding-right="0.1354in"/>
    </style:style>
    <style:style style:name="P1525" style:parent-style-name="Normal" style:family="paragraph">
      <style:paragraph-properties fo:text-align="center" fo:margin-bottom="0.1666in"/>
    </style:style>
    <style:style style:name="T1526" style:parent-style-name="DefaultParagraphFont" style:family="text">
      <style:text-properties style:font-name="PingFang TC" style:font-name-asian="PingFang TC" style:font-name-complex="PingFang TC" fo:font-weight="bold" style:font-weight-asian="bold" style:font-weight-complex="bold"/>
    </style:style>
    <style:style style:name="T1527" style:parent-style-name="DefaultParagraphFont" style:family="text">
      <style:text-properties fo:font-weight="bold" style:font-weight-asian="bold" style:font-weight-complex="bold"/>
    </style:style>
    <style:style style:name="T1528" style:parent-style-name="DefaultParagraphFont" style:family="text">
      <style:text-properties style:font-name="PingFang TC" style:font-name-asian="PingFang TC" style:font-name-complex="PingFang TC" fo:font-weight="bold" style:font-weight-asian="bold" style:font-weight-complex="bold"/>
    </style:style>
    <style:style style:name="TableCell1529" style:family="table-cell">
      <style:table-cell-properties fo:border="0.0104in solid #D1D9E0" fo:background-color="#FFFFFF" style:writing-mode="lr-tb" style:vertical-align="middle" fo:padding-top="0.0625in" fo:padding-left="0.1354in" fo:padding-bottom="0.0625in" fo:padding-right="0.1354in"/>
    </style:style>
    <style:style style:name="P1530" style:parent-style-name="Normal" style:family="paragraph">
      <style:paragraph-properties fo:text-align="center" fo:margin-bottom="0.1666in"/>
    </style:style>
    <style:style style:name="T1531" style:parent-style-name="DefaultParagraphFont" style:family="text">
      <style:text-properties style:font-name="PingFang TC" style:font-name-asian="PingFang TC" style:font-name-complex="PingFang TC" fo:font-weight="bold" style:font-weight-asian="bold" style:font-weight-complex="bold"/>
    </style:style>
    <style:style style:name="TableRow1532" style:family="table-row">
      <style:table-row-properties/>
    </style:style>
    <style:style style:name="TableCell1533" style:family="table-cell">
      <style:table-cell-properties fo:border="0.0104in solid #D1D9E0" fo:background-color="#FFFFFF" style:writing-mode="lr-tb" style:vertical-align="middle" fo:padding-top="0.0625in" fo:padding-left="0.1354in" fo:padding-bottom="0.0625in" fo:padding-right="0.1354in"/>
    </style:style>
    <style:style style:name="P1534" style:parent-style-name="Normal" style:family="paragraph">
      <style:paragraph-properties fo:margin-bottom="0.1666in"/>
    </style:style>
    <style:style style:name="T1535" style:parent-style-name="DefaultParagraphFont" style:family="text">
      <style:text-properties style:font-name="PingFang TC" style:font-name-asian="PingFang TC" style:font-name-complex="PingFang TC"/>
    </style:style>
    <style:style style:name="TableCell1536" style:family="table-cell">
      <style:table-cell-properties fo:border="0.0104in solid #D1D9E0" fo:background-color="#FFFFFF" style:writing-mode="lr-tb" style:vertical-align="middle" fo:padding-top="0.0625in" fo:padding-left="0.1354in" fo:padding-bottom="0.0625in" fo:padding-right="0.1354in"/>
    </style:style>
    <style:style style:name="P1537" style:parent-style-name="Normal" style:family="paragraph">
      <style:paragraph-properties fo:margin-bottom="0.1666in"/>
    </style:style>
    <style:style style:name="T1538" style:parent-style-name="DefaultParagraphFont" style:family="text">
      <style:text-properties style:font-name="PingFang TC" style:font-name-asian="PingFang TC" style:font-name-complex="PingFang TC"/>
    </style:style>
    <style:style style:name="T1539" style:parent-style-name="DefaultParagraphFont" style:family="text">
      <style:text-properties style:font-name="PingFang TC" style:font-name-asian="PingFang TC" style:font-name-complex="PingFang TC"/>
    </style:style>
    <style:style style:name="T1540" style:parent-style-name="DefaultParagraphFont" style:family="text">
      <style:text-properties style:font-name="PingFang TC" style:font-name-asian="PingFang TC" style:font-name-complex="PingFang TC"/>
    </style:style>
    <style:style style:name="TableCell1541" style:family="table-cell">
      <style:table-cell-properties fo:border="0.0104in solid #D1D9E0" fo:background-color="#FFFFFF" style:writing-mode="lr-tb" style:vertical-align="middle" fo:padding-top="0.0625in" fo:padding-left="0.1354in" fo:padding-bottom="0.0625in" fo:padding-right="0.1354in"/>
    </style:style>
    <style:style style:name="TableCell1542" style:family="table-cell">
      <style:table-cell-properties fo:border="0.0104in solid #D1D9E0" fo:background-color="#FFFFFF" style:writing-mode="lr-tb" style:vertical-align="middle" fo:padding-top="0.0625in" fo:padding-left="0.1354in" fo:padding-bottom="0.0625in" fo:padding-right="0.1354in"/>
    </style:style>
    <style:style style:name="T1543" style:parent-style-name="DefaultParagraphFont" style:family="text">
      <style:text-properties style:font-name="PingFang TC" style:font-name-asian="PingFang TC" style:font-name-complex="PingFang TC"/>
    </style:style>
    <style:style style:name="T1544" style:parent-style-name="DefaultParagraphFont" style:family="text">
      <style:text-properties style:font-name="PingFang TC" style:font-name-asian="PingFang TC" style:font-name-complex="PingFang TC"/>
    </style:style>
    <style:style style:name="T1545" style:parent-style-name="DefaultParagraphFont" style:family="text">
      <style:text-properties style:font-name="PingFang TC" style:font-name-asian="PingFang TC" style:font-name-complex="PingFang TC"/>
    </style:style>
    <style:style style:name="T1546" style:parent-style-name="DefaultParagraphFont" style:family="text">
      <style:text-properties style:font-name="PingFang TC" style:font-name-asian="PingFang TC" style:font-name-complex="PingFang TC"/>
    </style:style>
    <style:style style:name="TableRow1547" style:family="table-row">
      <style:table-row-properties/>
    </style:style>
    <style:style style:name="TableCell1548" style:family="table-cell">
      <style:table-cell-properties fo:border="0.0104in solid #D1D9E0" fo:background-color="#F6F8FA" style:writing-mode="lr-tb" style:vertical-align="middle" fo:padding-top="0.0625in" fo:padding-left="0.1354in" fo:padding-bottom="0.0625in" fo:padding-right="0.1354in"/>
    </style:style>
    <style:style style:name="T1549" style:parent-style-name="DefaultParagraphFont" style:family="text">
      <style:text-properties style:font-name="PingFang TC" style:font-name-asian="PingFang TC" style:font-name-complex="PingFang TC"/>
    </style:style>
    <style:style style:name="TableCell1550" style:family="table-cell">
      <style:table-cell-properties fo:border="0.0104in solid #D1D9E0" fo:background-color="#F6F8FA" style:writing-mode="lr-tb" style:vertical-align="middle" fo:padding-top="0.0625in" fo:padding-left="0.1354in" fo:padding-bottom="0.0625in" fo:padding-right="0.1354in"/>
    </style:style>
    <style:style style:name="T1551" style:parent-style-name="DefaultParagraphFont" style:family="text">
      <style:text-properties style:font-name="PingFang TC" style:font-name-asian="PingFang TC" style:font-name-complex="PingFang TC"/>
    </style:style>
    <style:style style:name="T1552" style:parent-style-name="DefaultParagraphFont" style:family="text">
      <style:text-properties style:font-name="PingFang TC" style:font-name-asian="PingFang TC" style:font-name-complex="PingFang TC"/>
    </style:style>
    <style:style style:name="TableCell1553" style:family="table-cell">
      <style:table-cell-properties fo:border="0.0104in solid #D1D9E0" fo:background-color="#F6F8FA" style:writing-mode="lr-tb" style:vertical-align="middle" fo:padding-top="0.0625in" fo:padding-left="0.1354in" fo:padding-bottom="0.0625in" fo:padding-right="0.1354in"/>
    </style:style>
    <style:style style:name="TableCell1554" style:family="table-cell">
      <style:table-cell-properties fo:border="0.0104in solid #D1D9E0" fo:background-color="#F6F8FA" style:writing-mode="lr-tb" style:vertical-align="middle" fo:padding-top="0.0625in" fo:padding-left="0.1354in" fo:padding-bottom="0.0625in" fo:padding-right="0.1354in"/>
    </style:style>
    <style:style style:name="T1555" style:parent-style-name="DefaultParagraphFont" style:family="text">
      <style:text-properties style:font-name="PingFang TC" style:font-name-asian="PingFang TC" style:font-name-complex="PingFang TC"/>
    </style:style>
    <style:style style:name="T1556" style:parent-style-name="DefaultParagraphFont" style:family="text">
      <style:text-properties style:font-name="PingFang TC" style:font-name-asian="PingFang TC" style:font-name-complex="PingFang TC"/>
    </style:style>
    <style:style style:name="T1557" style:parent-style-name="DefaultParagraphFont" style:family="text">
      <style:text-properties style:font-name="PingFang TC" style:font-name-asian="PingFang TC" style:font-name-complex="PingFang TC"/>
    </style:style>
    <style:style style:name="T1558" style:parent-style-name="DefaultParagraphFont" style:family="text">
      <style:text-properties style:font-name="PingFang TC" style:font-name-asian="PingFang TC" style:font-name-complex="PingFang TC"/>
    </style:style>
    <style:style style:name="TableRow1559" style:family="table-row">
      <style:table-row-properties/>
    </style:style>
    <style:style style:name="TableCell1560" style:family="table-cell">
      <style:table-cell-properties fo:border="0.0104in solid #D1D9E0" fo:background-color="#FFFFFF" style:writing-mode="lr-tb" style:vertical-align="middle" fo:padding-top="0.0625in" fo:padding-left="0.1354in" fo:padding-bottom="0.0625in" fo:padding-right="0.1354in"/>
    </style:style>
    <style:style style:name="T1561" style:parent-style-name="DefaultParagraphFont" style:family="text">
      <style:text-properties style:font-name="PingFang TC" style:font-name-asian="PingFang TC" style:font-name-complex="PingFang TC"/>
    </style:style>
    <style:style style:name="T1562" style:parent-style-name="DefaultParagraphFont" style:family="text">
      <style:text-properties style:font-name="PingFang TC" style:font-name-asian="PingFang TC" style:font-name-complex="PingFang TC"/>
    </style:style>
    <style:style style:name="TableCell1563" style:family="table-cell">
      <style:table-cell-properties fo:border="0.0104in solid #D1D9E0" fo:background-color="#FFFFFF" style:writing-mode="lr-tb" style:vertical-align="middle" fo:padding-top="0.0625in" fo:padding-left="0.1354in" fo:padding-bottom="0.0625in" fo:padding-right="0.1354in"/>
    </style:style>
    <style:style style:name="T1564" style:parent-style-name="DefaultParagraphFont" style:family="text">
      <style:text-properties style:font-name="PingFang TC" style:font-name-asian="PingFang TC" style:font-name-complex="PingFang TC"/>
    </style:style>
    <style:style style:name="T1565" style:parent-style-name="DefaultParagraphFont" style:family="text">
      <style:text-properties style:font-name="PingFang TC" style:font-name-asian="PingFang TC" style:font-name-complex="PingFang TC"/>
    </style:style>
    <style:style style:name="T1566" style:parent-style-name="DefaultParagraphFont" style:family="text">
      <style:text-properties style:font-name="PingFang TC" style:font-name-asian="PingFang TC" style:font-name-complex="PingFang TC"/>
    </style:style>
    <style:style style:name="TableCell1567" style:family="table-cell">
      <style:table-cell-properties fo:border="0.0104in solid #D1D9E0" fo:background-color="#FFFFFF" style:writing-mode="lr-tb" style:vertical-align="middle" fo:padding-top="0.0625in" fo:padding-left="0.1354in" fo:padding-bottom="0.0625in" fo:padding-right="0.1354in"/>
    </style:style>
    <style:style style:name="T1568" style:parent-style-name="Strong" style:family="text">
      <style:text-properties style:font-name="PingFang TC" style:font-name-asian="PingFang TC" style:font-name-complex="PingFang TC"/>
    </style:style>
    <style:style style:name="TableCell1569" style:family="table-cell">
      <style:table-cell-properties fo:border="0.0104in solid #D1D9E0" fo:background-color="#FFFFFF" style:writing-mode="lr-tb" style:vertical-align="middle" fo:padding-top="0.0625in" fo:padding-left="0.1354in" fo:padding-bottom="0.0625in" fo:padding-right="0.1354in"/>
    </style:style>
    <style:style style:name="T1570" style:parent-style-name="DefaultParagraphFont" style:family="text">
      <style:text-properties style:font-name="PingFang TC" style:font-name-asian="PingFang TC" style:font-name-complex="PingFang TC"/>
    </style:style>
    <style:style style:name="T1571" style:parent-style-name="DefaultParagraphFont" style:family="text">
      <style:text-properties style:font-name="PingFang TC" style:font-name-asian="PingFang TC" style:font-name-complex="PingFang TC"/>
    </style:style>
    <style:style style:name="T1572" style:parent-style-name="DefaultParagraphFont" style:family="text">
      <style:text-properties style:font-name="PingFang TC" style:font-name-asian="PingFang TC" style:font-name-complex="PingFang TC"/>
    </style:style>
    <style:style style:name="P1573" style:parent-style-name="NormalWeb" style:family="paragraph">
      <style:paragraph-properties fo:margin-top="0in" fo:margin-bottom="0.1666in" fo:background-color="#FFFFFF"/>
    </style:style>
    <style:style style:name="T1574" style:parent-style-name="DefaultParagraphFont" style:family="text">
      <style:text-properties style:font-name="Microsoft JhengHei" style:font-name-asian="Microsoft JhengHei" style:font-name-complex="Microsoft JhengHei" fo:color="#59636E"/>
    </style:style>
    <style:style style:name="P1575" style:parent-style-name="Normal" style:family="paragraph">
      <style:paragraph-properties fo:margin-top="0.0694in" fo:margin-bottom="0.0694in" fo:background-color="#FFFFFF"/>
    </style:style>
    <style:style style:name="T1576" style:parent-style-name="DefaultParagraphFont" style:family="text">
      <style:text-properties style:font-name="Segoe UI" style:font-name-complex="Segoe UI" fo:color="#59636E" fo:language="en" fo:country="TW"/>
    </style:style>
    <style:style style:name="T1577" style:parent-style-name="Emphasis" style:family="text">
      <style:text-properties style:font-name="Segoe UI" style:font-name-complex="Segoe UI" fo:color="#59636E" fo:language="en" fo:country="TW"/>
    </style:style>
    <style:style style:name="T1578" style:parent-style-name="DefaultParagraphFont" style:family="text">
      <style:text-properties style:font-name="Segoe UI" style:font-name-complex="Segoe UI" fo:color="#59636E" fo:language="en" fo:country="TW"/>
    </style:style>
    <style:style style:name="T1579" style:parent-style-name="DefaultParagraphFont" style:family="text">
      <style:text-properties style:font-name="Segoe UI" style:font-name-complex="Segoe UI" fo:color="#59636E" fo:language="en" fo:country="TW"/>
    </style:style>
    <style:style style:name="T1580" style:parent-style-name="DefaultParagraphFont" style:family="text">
      <style:text-properties style:font-name="Segoe UI" style:font-name-complex="Segoe UI" fo:color="#59636E" fo:language="en" fo:country="TW"/>
    </style:style>
    <style:style style:name="T1581" style:parent-style-name="DefaultParagraphFont" style:family="text">
      <style:text-properties style:font-name="Segoe UI" style:font-name-complex="Segoe UI" fo:color="#59636E" fo:language="en" fo:country="TW"/>
    </style:style>
    <style:style style:name="T1582" style:parent-style-name="DefaultParagraphFont" style:family="text">
      <style:text-properties style:font-name="Segoe UI" style:font-name-complex="Segoe UI" fo:color="#59636E" fo:language="en" fo:country="TW"/>
    </style:style>
    <style:style style:name="T1583" style:parent-style-name="DefaultParagraphFont" style:family="text">
      <style:text-properties style:font-name="Segoe UI" style:font-name-complex="Segoe UI" fo:color="#59636E" fo:language="en" fo:country="TW"/>
    </style:style>
    <style:style style:name="T1584" style:parent-style-name="DefaultParagraphFont" style:family="text">
      <style:text-properties style:font-name="Segoe UI" style:font-name-complex="Segoe UI" fo:color="#59636E" fo:language="en" fo:country="TW"/>
    </style:style>
    <style:style style:name="T1585" style:parent-style-name="DefaultParagraphFont" style:family="text">
      <style:text-properties style:font-name="Segoe UI" style:font-name-complex="Segoe UI" fo:color="#59636E" fo:language="en" fo:country="TW"/>
    </style:style>
    <style:style style:name="T1586" style:parent-style-name="DefaultParagraphFont" style:family="text">
      <style:text-properties style:font-name="Segoe UI" style:font-name-complex="Segoe UI" fo:color="#59636E" fo:language="en" fo:country="TW"/>
    </style:style>
    <style:style style:name="T1587" style:parent-style-name="DefaultParagraphFont" style:family="text">
      <style:text-properties style:font-name="Segoe UI" style:font-name-complex="Segoe UI" fo:color="#59636E" fo:language="en" fo:country="TW"/>
    </style:style>
    <style:style style:name="T1588" style:parent-style-name="DefaultParagraphFont" style:family="text">
      <style:text-properties style:font-name="Microsoft JhengHei" style:font-name-asian="Microsoft JhengHei" style:font-name-complex="Microsoft JhengHei" fo:color="#59636E" fo:language="en" fo:country="TW"/>
    </style:style>
    <style:style style:name="P1589" style:parent-style-name="Normal" style:family="paragraph">
      <style:paragraph-properties fo:margin-top="0.0416in" fo:margin-bottom="0.0694in" fo:background-color="#FFFFFF"/>
    </style:style>
    <style:style style:name="T1590" style:parent-style-name="DefaultParagraphFont" style:family="text">
      <style:text-properties style:font-name="Segoe UI" style:font-name-complex="Segoe UI" fo:color="#59636E"/>
    </style:style>
    <style:style style:name="T1591" style:parent-style-name="Emphasis" style:family="text">
      <style:text-properties style:font-name="Segoe UI" style:font-name-complex="Segoe UI" fo:color="#59636E"/>
    </style:style>
    <style:style style:name="T1592" style:parent-style-name="DefaultParagraphFont" style:family="text">
      <style:text-properties style:font-name="Segoe UI" style:font-name-complex="Segoe UI" fo:color="#59636E"/>
    </style:style>
    <style:style style:name="T1593" style:parent-style-name="DefaultParagraphFont" style:family="text">
      <style:text-properties style:font-name="Segoe UI" style:font-name-complex="Segoe UI" fo:color="#59636E"/>
    </style:style>
    <style:style style:name="T1594" style:parent-style-name="DefaultParagraphFont" style:family="text">
      <style:text-properties style:font-name="Segoe UI" style:font-name-complex="Segoe UI" fo:color="#59636E"/>
    </style:style>
    <style:style style:name="T1595" style:parent-style-name="DefaultParagraphFont" style:family="text">
      <style:text-properties style:font-name="Segoe UI" style:font-name-complex="Segoe UI" fo:color="#59636E"/>
    </style:style>
    <style:style style:name="T1596" style:parent-style-name="DefaultParagraphFont" style:family="text">
      <style:text-properties style:font-name="Segoe UI" style:font-name-complex="Segoe UI" fo:color="#59636E"/>
    </style:style>
    <style:style style:name="T1597" style:parent-style-name="DefaultParagraphFont" style:family="text">
      <style:text-properties style:font-name="Segoe UI" style:font-name-complex="Segoe UI" fo:color="#59636E"/>
    </style:style>
    <style:style style:name="T1598" style:parent-style-name="DefaultParagraphFont" style:family="text">
      <style:text-properties style:font-name="Segoe UI" style:font-name-complex="Segoe UI" fo:color="#59636E"/>
    </style:style>
    <style:style style:name="T1599" style:parent-style-name="DefaultParagraphFont" style:family="text">
      <style:text-properties style:font-name="Segoe UI" style:font-name-complex="Segoe UI" fo:color="#59636E"/>
    </style:style>
    <style:style style:name="T1600" style:parent-style-name="DefaultParagraphFont" style:family="text">
      <style:text-properties style:font-name="Segoe UI" style:font-name-complex="Segoe UI" fo:color="#59636E"/>
    </style:style>
    <style:style style:name="T1601" style:parent-style-name="DefaultParagraphFont" style:family="text">
      <style:text-properties style:font-name="Microsoft JhengHei" style:font-name-asian="Microsoft JhengHei" style:font-name-complex="Microsoft JhengHei" fo:color="#59636E"/>
    </style:style>
    <style:style style:name="P1602" style:parent-style-name="Normal" style:family="paragraph">
      <style:paragraph-properties fo:margin-top="0.0416in" fo:margin-bottom="0.0694in" fo:background-color="#FFFFFF"/>
    </style:style>
    <style:style style:name="T1603" style:parent-style-name="DefaultParagraphFont" style:family="text">
      <style:text-properties style:font-name="Segoe UI" style:font-name-complex="Segoe UI" fo:color="#59636E"/>
    </style:style>
    <style:style style:name="T1604" style:parent-style-name="Emphasis" style:family="text">
      <style:text-properties style:font-name="Segoe UI" style:font-name-complex="Segoe UI" fo:color="#59636E"/>
    </style:style>
    <style:style style:name="T1605" style:parent-style-name="DefaultParagraphFont" style:family="text">
      <style:text-properties style:font-name="Segoe UI" style:font-name-complex="Segoe UI" fo:color="#59636E"/>
    </style:style>
    <style:style style:name="T1606" style:parent-style-name="DefaultParagraphFont" style:family="text">
      <style:text-properties style:font-name="Segoe UI" style:font-name-complex="Segoe UI" fo:color="#59636E"/>
    </style:style>
    <style:style style:name="T1607" style:parent-style-name="DefaultParagraphFont" style:family="text">
      <style:text-properties style:font-name="Segoe UI" style:font-name-complex="Segoe UI" fo:color="#59636E"/>
    </style:style>
    <style:style style:name="T1608" style:parent-style-name="Emphasis" style:family="text">
      <style:text-properties style:font-name="Segoe UI" style:font-name-complex="Segoe UI" fo:color="#59636E"/>
    </style:style>
    <style:style style:name="T1609" style:parent-style-name="DefaultParagraphFont" style:family="text">
      <style:text-properties style:font-name="Segoe UI" style:font-name-complex="Segoe UI" fo:color="#59636E"/>
    </style:style>
    <style:style style:name="T1610" style:parent-style-name="DefaultParagraphFont" style:family="text">
      <style:text-properties style:font-name="Segoe UI" style:font-name-complex="Segoe UI" fo:color="#59636E"/>
    </style:style>
    <style:style style:name="T1611" style:parent-style-name="DefaultParagraphFont" style:family="text">
      <style:text-properties style:font-name="Segoe UI" style:font-name-complex="Segoe UI" fo:color="#59636E"/>
    </style:style>
    <style:style style:name="T1612" style:parent-style-name="DefaultParagraphFont" style:family="text">
      <style:text-properties style:font-name="Segoe UI" style:font-name-complex="Segoe UI" fo:color="#59636E"/>
    </style:style>
    <style:style style:name="T1613" style:parent-style-name="DefaultParagraphFont" style:family="text">
      <style:text-properties style:font-name="Segoe UI" style:font-name-complex="Segoe UI" fo:color="#59636E"/>
    </style:style>
    <style:style style:name="T1614" style:parent-style-name="DefaultParagraphFont" style:family="text">
      <style:text-properties style:font-name="Segoe UI" style:font-name-complex="Segoe UI" fo:color="#59636E"/>
    </style:style>
    <style:style style:name="T1615" style:parent-style-name="DefaultParagraphFont" style:family="text">
      <style:text-properties style:font-name="Microsoft JhengHei" style:font-name-asian="Microsoft JhengHei" style:font-name-complex="Microsoft JhengHei" fo:color="#59636E"/>
    </style:style>
    <style:style style:name="P1616" style:parent-style-name="NormalWeb" style:family="paragraph">
      <style:paragraph-properties fo:margin-top="0in" fo:margin-bottom="0.1666in" fo:background-color="#FFFFFF"/>
    </style:style>
    <style:style style:name="T1617" style:parent-style-name="DefaultParagraphFont" style:family="text">
      <style:text-properties style:font-name="Microsoft JhengHei" style:font-name-asian="Microsoft JhengHei" style:font-name-complex="Microsoft JhengHei" fo:color="#1F2328"/>
    </style:style>
    <style:style style:name="T1618" style:parent-style-name="DefaultParagraphFont" style:family="text">
      <style:text-properties style:font-name="Segoe UI" style:font-name-complex="Segoe UI" fo:color="#1F2328"/>
    </style:style>
    <style:style style:name="T1619" style:parent-style-name="DefaultParagraphFont" style:family="text">
      <style:text-properties style:font-name="Microsoft JhengHei" style:font-name-asian="Microsoft JhengHei" style:font-name-complex="Microsoft JhengHei" fo:color="#1F2328"/>
    </style:style>
    <style:style style:name="T1620" style:parent-style-name="DefaultParagraphFont" style:family="text">
      <style:text-properties style:font-name="Segoe UI" style:font-name-complex="Segoe UI" fo:color="#1F2328"/>
    </style:style>
    <style:style style:name="T1621" style:parent-style-name="DefaultParagraphFont" style:family="text">
      <style:text-properties style:font-name="Microsoft JhengHei" style:font-name-asian="Microsoft JhengHei" style:font-name-complex="Microsoft JhengHei" fo:color="#1F2328"/>
    </style:style>
    <style:style style:name="P1622" style:parent-style-name="NormalWeb" style:family="paragraph">
      <style:paragraph-properties fo:margin-top="0in" fo:margin-bottom="0.1666in" fo:background-color="#FFFFFF"/>
    </style:style>
    <style:style style:name="T1623" style:parent-style-name="DefaultParagraphFont" style:family="text">
      <style:text-properties style:font-name="Microsoft JhengHei" style:font-name-asian="Microsoft JhengHei" style:font-name-complex="Microsoft JhengHei" fo:color="#1F2328"/>
    </style:style>
    <style:style style:name="T1624" style:parent-style-name="DefaultParagraphFont" style:family="text">
      <style:text-properties style:font-name="Segoe UI" style:font-name-complex="Segoe UI" fo:color="#1F2328"/>
    </style:style>
    <style:style style:name="T1625" style:parent-style-name="DefaultParagraphFont" style:family="text">
      <style:text-properties style:font-name="Microsoft JhengHei" style:font-name-asian="Microsoft JhengHei" style:font-name-complex="Microsoft JhengHei" fo:color="#1F2328"/>
    </style:style>
    <style:style style:name="T1626" style:parent-style-name="DefaultParagraphFont" style:family="text">
      <style:text-properties style:font-name="Segoe UI" style:font-name-complex="Segoe UI" fo:color="#1F2328"/>
    </style:style>
    <style:style style:name="T1627" style:parent-style-name="DefaultParagraphFont" style:family="text">
      <style:text-properties style:font-name="Microsoft JhengHei" style:font-name-asian="Microsoft JhengHei" style:font-name-complex="Microsoft JhengHei" fo:color="#1F2328"/>
    </style:style>
    <style:style style:name="T1628" style:parent-style-name="DefaultParagraphFont" style:family="text">
      <style:text-properties style:font-name="Segoe UI" style:font-name-complex="Segoe UI" fo:color="#1F2328"/>
    </style:style>
    <style:style style:name="T1629" style:parent-style-name="DefaultParagraphFont" style:family="text">
      <style:text-properties style:font-name="Microsoft JhengHei" style:font-name-asian="Microsoft JhengHei" style:font-name-complex="Microsoft JhengHei" fo:color="#1F2328"/>
    </style:style>
    <style:style style:name="T1630" style:parent-style-name="DefaultParagraphFont" style:family="text">
      <style:text-properties style:font-name="Segoe UI" style:font-name-complex="Segoe UI" fo:color="#1F2328"/>
    </style:style>
    <style:style style:name="T1631" style:parent-style-name="DefaultParagraphFont" style:family="text">
      <style:text-properties style:font-name="Microsoft JhengHei" style:font-name-asian="Microsoft JhengHei" style:font-name-complex="Microsoft JhengHei" fo:color="#1F2328"/>
    </style:style>
    <style:style style:name="P1632" style:parent-style-name="Normal" style:family="paragraph">
      <style:paragraph-properties fo:margin-top="0.25in" fo:margin-bottom="0.25in"/>
    </style:style>
    <style:style style:name="P1633" style:parent-style-name="Heading4" style:family="paragraph">
      <style:paragraph-properties fo:margin-top="0.25in" fo:margin-bottom="0.1666in" fo:background-color="#FFFFFF"/>
    </style:style>
    <style:style style:name="T1634" style:parent-style-name="DefaultParagraphFont" style:family="text">
      <style:text-properties style:font-name="Segoe UI" style:font-name-complex="Segoe UI" fo:color="#1F2328"/>
    </style:style>
    <style:style style:name="T1635" style:parent-style-name="DefaultParagraphFont" style:family="text">
      <style:text-properties style:font-name="Microsoft JhengHei" style:font-name-asian="Microsoft JhengHei" style:font-name-complex="Microsoft JhengHei" fo:color="#1F2328"/>
    </style:style>
    <style:style style:name="T1636" style:parent-style-name="DefaultParagraphFont" style:family="text">
      <style:text-properties style:font-name="Segoe UI" style:font-name-complex="Segoe UI" fo:color="#1F2328"/>
    </style:style>
    <style:style style:name="T1637" style:parent-style-name="DefaultParagraphFont" style:family="text">
      <style:text-properties style:font-name="Microsoft JhengHei" style:font-name-asian="Microsoft JhengHei" style:font-name-complex="Microsoft JhengHei" fo:color="#1F2328"/>
    </style:style>
    <style:style style:name="TableColumn1639" style:family="table-column">
      <style:table-column-properties style:column-width="0.8784in"/>
    </style:style>
    <style:style style:name="TableColumn1640" style:family="table-column">
      <style:table-column-properties style:column-width="1.8777in"/>
    </style:style>
    <style:style style:name="TableColumn1641" style:family="table-column">
      <style:table-column-properties style:column-width="3.7291in"/>
    </style:style>
    <style:style style:name="Table1638" style:family="table">
      <style:table-properties style:width="6.4854in" fo:margin-left="0in" table:align="left"/>
    </style:style>
    <style:style style:name="TableRow1642" style:family="table-row">
      <style:table-row-properties/>
    </style:style>
    <style:style style:name="TableCell1643" style:family="table-cell">
      <style:table-cell-properties fo:border="0.0104in solid #D1D9E0" fo:background-color="#FFFFFF" style:writing-mode="lr-tb" style:vertical-align="middle" fo:padding-top="0.0625in" fo:padding-left="0.1354in" fo:padding-bottom="0.0625in" fo:padding-right="0.1354in"/>
    </style:style>
    <style:style style:name="P1644" style:parent-style-name="Normal" style:family="paragraph">
      <style:paragraph-properties fo:text-align="center" fo:margin-bottom="0.1666in"/>
    </style:style>
    <style:style style:name="T1645" style:parent-style-name="DefaultParagraphFont" style:family="text">
      <style:text-properties style:font-name="PingFang TC" style:font-name-asian="PingFang TC" style:font-name-complex="PingFang TC" fo:font-weight="bold" style:font-weight-asian="bold" style:font-weight-complex="bold"/>
    </style:style>
    <style:style style:name="TableCell1646" style:family="table-cell">
      <style:table-cell-properties fo:border="0.0104in solid #D1D9E0" fo:background-color="#FFFFFF" style:writing-mode="lr-tb" style:vertical-align="middle" fo:padding-top="0.0625in" fo:padding-left="0.1354in" fo:padding-bottom="0.0625in" fo:padding-right="0.1354in"/>
    </style:style>
    <style:style style:name="P1647" style:parent-style-name="Normal" style:family="paragraph">
      <style:paragraph-properties fo:text-align="center" fo:margin-bottom="0.1666in"/>
    </style:style>
    <style:style style:name="T1648" style:parent-style-name="DefaultParagraphFont" style:family="text">
      <style:text-properties style:font-name="PingFang TC" style:font-name-asian="PingFang TC" style:font-name-complex="PingFang TC" fo:font-weight="bold" style:font-weight-asian="bold" style:font-weight-complex="bold"/>
    </style:style>
    <style:style style:name="TableCell1649" style:family="table-cell">
      <style:table-cell-properties fo:border="0.0104in solid #D1D9E0" fo:background-color="#FFFFFF" style:writing-mode="lr-tb" style:vertical-align="middle" fo:padding-top="0.0625in" fo:padding-left="0.1354in" fo:padding-bottom="0.0625in" fo:padding-right="0.1354in"/>
    </style:style>
    <style:style style:name="P1650" style:parent-style-name="Normal" style:family="paragraph">
      <style:paragraph-properties fo:text-align="center" fo:margin-bottom="0.1666in"/>
    </style:style>
    <style:style style:name="T1651" style:parent-style-name="DefaultParagraphFont" style:family="text">
      <style:text-properties style:font-name="PingFang TC" style:font-name-asian="PingFang TC" style:font-name-complex="PingFang TC" fo:font-weight="bold" style:font-weight-asian="bold" style:font-weight-complex="bold"/>
    </style:style>
    <style:style style:name="TableRow1652" style:family="table-row">
      <style:table-row-properties/>
    </style:style>
    <style:style style:name="TableCell1653" style:family="table-cell">
      <style:table-cell-properties fo:border="0.0104in solid #D1D9E0" fo:background-color="#FFFFFF" style:writing-mode="lr-tb" style:vertical-align="middle" fo:padding-top="0.0625in" fo:padding-left="0.1354in" fo:padding-bottom="0.0625in" fo:padding-right="0.1354in"/>
    </style:style>
    <style:style style:name="T1654" style:parent-style-name="Strong" style:family="text">
      <style:text-properties style:font-name="PingFang TC" style:font-name-asian="PingFang TC" style:font-name-complex="PingFang TC"/>
    </style:style>
    <style:style style:name="T1655" style:parent-style-name="DefaultParagraphFont" style:family="text">
      <style:text-properties fo:font-weight="bold" style:font-weight-asian="bold" style:font-weight-complex="bold"/>
    </style:style>
    <style:style style:name="T1656" style:parent-style-name="Strong" style:family="text">
      <style:text-properties style:font-name="PingFang TC" style:font-name-asian="PingFang TC" style:font-name-complex="PingFang TC"/>
    </style:style>
    <style:style style:name="T1657" style:parent-style-name="Strong" style:family="text">
      <style:text-properties style:font-name="PingFang TC" style:font-name-asian="PingFang TC" style:font-name-complex="PingFang TC"/>
    </style:style>
    <style:style style:name="T1658" style:parent-style-name="Strong" style:family="text">
      <style:text-properties style:font-name="PingFang TC" style:font-name-asian="PingFang TC" style:font-name-complex="PingFang TC"/>
    </style:style>
    <style:style style:name="TableCell1659" style:family="table-cell">
      <style:table-cell-properties fo:border="0.0104in solid #D1D9E0" fo:background-color="#FFFFFF" style:writing-mode="lr-tb" style:vertical-align="middle" fo:padding-top="0.0625in" fo:padding-left="0.1354in" fo:padding-bottom="0.0625in" fo:padding-right="0.1354in"/>
    </style:style>
    <style:style style:name="T1660" style:parent-style-name="DefaultParagraphFont" style:family="text">
      <style:text-properties style:font-name="PingFang TC" style:font-name-asian="PingFang TC" style:font-name-complex="PingFang TC"/>
    </style:style>
    <style:style style:name="TableCell1661" style:family="table-cell">
      <style:table-cell-properties fo:border="0.0104in solid #D1D9E0" fo:background-color="#FFFFFF" style:writing-mode="lr-tb" style:vertical-align="middle" fo:padding-top="0.0625in" fo:padding-left="0.1354in" fo:padding-bottom="0.0625in" fo:padding-right="0.1354in"/>
    </style:style>
    <style:style style:name="T1662" style:parent-style-name="DefaultParagraphFont" style:family="text">
      <style:text-properties style:font-name="PingFang TC" style:font-name-asian="PingFang TC" style:font-name-complex="PingFang TC"/>
    </style:style>
    <style:style style:name="T1663" style:parent-style-name="DefaultParagraphFont" style:family="text">
      <style:text-properties style:font-name="PingFang TC" style:font-name-asian="PingFang TC" style:font-name-complex="PingFang TC"/>
    </style:style>
    <style:style style:name="T1664" style:parent-style-name="DefaultParagraphFont" style:family="text">
      <style:text-properties style:font-name="PingFang TC" style:font-name-asian="PingFang TC" style:font-name-complex="PingFang TC"/>
    </style:style>
    <style:style style:name="T1665" style:parent-style-name="Strong" style:family="text">
      <style:text-properties style:font-name="PingFang TC" style:font-name-asian="PingFang TC" style:font-name-complex="PingFang TC"/>
    </style:style>
    <style:style style:name="T1666" style:parent-style-name="Strong" style:family="text">
      <style:text-properties style:font-name="PingFang TC" style:font-name-asian="PingFang TC" style:font-name-complex="PingFang TC"/>
    </style:style>
    <style:style style:name="T1667" style:parent-style-name="Strong" style:family="text">
      <style:text-properties style:font-name="PingFang TC" style:font-name-asian="PingFang TC" style:font-name-complex="PingFang TC"/>
    </style:style>
    <style:style style:name="T1668" style:parent-style-name="Strong" style:family="text">
      <style:text-properties style:font-name="PingFang TC" style:font-name-asian="PingFang TC" style:font-name-complex="PingFang TC"/>
    </style:style>
    <style:style style:name="T1669" style:parent-style-name="Strong" style:family="text">
      <style:text-properties style:font-name="PingFang TC" style:font-name-asian="PingFang TC" style:font-name-complex="PingFang TC"/>
    </style:style>
    <style:style style:name="T1670" style:parent-style-name="DefaultParagraphFont" style:family="text">
      <style:text-properties style:font-name="PingFang TC" style:font-name-asian="PingFang TC" style:font-name-complex="PingFang TC"/>
    </style:style>
    <style:style style:name="TableRow1671" style:family="table-row">
      <style:table-row-properties/>
    </style:style>
    <style:style style:name="TableCell1672" style:family="table-cell">
      <style:table-cell-properties fo:border="0.0104in solid #D1D9E0" fo:background-color="#F6F8FA" style:writing-mode="lr-tb" style:vertical-align="middle" fo:padding-top="0.0625in" fo:padding-left="0.1354in" fo:padding-bottom="0.0625in" fo:padding-right="0.1354in"/>
    </style:style>
    <style:style style:name="T1673" style:parent-style-name="Strong" style:family="text">
      <style:text-properties style:font-name="PingFang TC" style:font-name-asian="PingFang TC" style:font-name-complex="PingFang TC"/>
    </style:style>
    <style:style style:name="T1674" style:parent-style-name="DefaultParagraphFont" style:family="text">
      <style:text-properties fo:font-weight="bold" style:font-weight-asian="bold" style:font-weight-complex="bold"/>
    </style:style>
    <style:style style:name="T1675" style:parent-style-name="Strong" style:family="text">
      <style:text-properties style:font-name="PingFang TC" style:font-name-asian="PingFang TC" style:font-name-complex="PingFang TC"/>
    </style:style>
    <style:style style:name="T1676" style:parent-style-name="Strong" style:family="text">
      <style:text-properties style:font-name="PingFang TC" style:font-name-asian="PingFang TC" style:font-name-complex="PingFang TC"/>
    </style:style>
    <style:style style:name="T1677" style:parent-style-name="Strong" style:family="text">
      <style:text-properties style:font-name="PingFang TC" style:font-name-asian="PingFang TC" style:font-name-complex="PingFang TC"/>
    </style:style>
    <style:style style:name="TableCell1678" style:family="table-cell">
      <style:table-cell-properties fo:border="0.0104in solid #D1D9E0" fo:background-color="#F6F8FA" style:writing-mode="lr-tb" style:vertical-align="middle" fo:padding-top="0.0625in" fo:padding-left="0.1354in" fo:padding-bottom="0.0625in" fo:padding-right="0.1354in"/>
    </style:style>
    <style:style style:name="T1679" style:parent-style-name="DefaultParagraphFont" style:family="text">
      <style:text-properties style:font-name="PingFang TC" style:font-name-asian="PingFang TC" style:font-name-complex="PingFang TC"/>
    </style:style>
    <style:style style:name="T1680" style:parent-style-name="DefaultParagraphFont" style:family="text">
      <style:text-properties style:font-name="PingFang TC" style:font-name-asian="PingFang TC" style:font-name-complex="PingFang TC"/>
    </style:style>
    <style:style style:name="T1681" style:parent-style-name="DefaultParagraphFont" style:family="text">
      <style:text-properties style:font-name="PingFang TC" style:font-name-asian="PingFang TC" style:font-name-complex="PingFang TC"/>
    </style:style>
    <style:style style:name="TableCell1682" style:family="table-cell">
      <style:table-cell-properties fo:border="0.0104in solid #D1D9E0" fo:background-color="#F6F8FA" style:writing-mode="lr-tb" style:vertical-align="middle" fo:padding-top="0.0625in" fo:padding-left="0.1354in" fo:padding-bottom="0.0625in" fo:padding-right="0.1354in"/>
    </style:style>
    <style:style style:name="T1683" style:parent-style-name="DefaultParagraphFont" style:family="text">
      <style:text-properties style:font-name="PingFang TC" style:font-name-asian="PingFang TC" style:font-name-complex="PingFang TC"/>
    </style:style>
    <style:style style:name="T1684" style:parent-style-name="DefaultParagraphFont" style:family="text">
      <style:text-properties style:font-name="PingFang TC" style:font-name-asian="PingFang TC" style:font-name-complex="PingFang TC"/>
    </style:style>
    <style:style style:name="T1685" style:parent-style-name="Strong" style:family="text">
      <style:text-properties style:font-name="PingFang TC" style:font-name-asian="PingFang TC" style:font-name-complex="PingFang TC"/>
    </style:style>
    <style:style style:name="T1686" style:parent-style-name="Strong" style:family="text">
      <style:text-properties style:font-name="PingFang TC" style:font-name-asian="PingFang TC" style:font-name-complex="PingFang TC"/>
    </style:style>
    <style:style style:name="T1687" style:parent-style-name="DefaultParagraphFont" style:family="text">
      <style:text-properties style:font-name="PingFang TC" style:font-name-asian="PingFang TC" style:font-name-complex="PingFang TC"/>
    </style:style>
    <style:style style:name="T1688" style:parent-style-name="DefaultParagraphFont" style:family="text">
      <style:text-properties style:font-name="PingFang TC" style:font-name-asian="PingFang TC" style:font-name-complex="PingFang TC"/>
    </style:style>
    <style:style style:name="T1689" style:parent-style-name="DefaultParagraphFont" style:family="text">
      <style:text-properties style:font-name="PingFang TC" style:font-name-asian="PingFang TC" style:font-name-complex="PingFang TC"/>
    </style:style>
    <style:style style:name="TableRow1690" style:family="table-row">
      <style:table-row-properties/>
    </style:style>
    <style:style style:name="TableCell1691" style:family="table-cell">
      <style:table-cell-properties fo:border="0.0104in solid #D1D9E0" fo:background-color="#FFFFFF" style:writing-mode="lr-tb" style:vertical-align="middle" fo:padding-top="0.0625in" fo:padding-left="0.1354in" fo:padding-bottom="0.0625in" fo:padding-right="0.1354in"/>
    </style:style>
    <style:style style:name="T1692" style:parent-style-name="Strong" style:family="text">
      <style:text-properties style:font-name="PingFang TC" style:font-name-asian="PingFang TC" style:font-name-complex="PingFang TC"/>
    </style:style>
    <style:style style:name="T1693" style:parent-style-name="DefaultParagraphFont" style:family="text">
      <style:text-properties fo:font-weight="bold" style:font-weight-asian="bold" style:font-weight-complex="bold"/>
    </style:style>
    <style:style style:name="T1694" style:parent-style-name="Strong" style:family="text">
      <style:text-properties style:font-name="PingFang TC" style:font-name-asian="PingFang TC" style:font-name-complex="PingFang TC"/>
    </style:style>
    <style:style style:name="T1695" style:parent-style-name="Strong" style:family="text">
      <style:text-properties style:font-name="PingFang TC" style:font-name-asian="PingFang TC" style:font-name-complex="PingFang TC"/>
    </style:style>
    <style:style style:name="T1696" style:parent-style-name="Strong" style:family="text">
      <style:text-properties style:font-name="PingFang TC" style:font-name-asian="PingFang TC" style:font-name-complex="PingFang TC"/>
    </style:style>
    <style:style style:name="T1697" style:parent-style-name="Strong" style:family="text">
      <style:text-properties style:font-name="PingFang TC" style:font-name-asian="PingFang TC" style:font-name-complex="PingFang TC"/>
    </style:style>
    <style:style style:name="TableCell1698" style:family="table-cell">
      <style:table-cell-properties fo:border="0.0104in solid #D1D9E0" fo:background-color="#FFFFFF" style:writing-mode="lr-tb" style:vertical-align="middle" fo:padding-top="0.0625in" fo:padding-left="0.1354in" fo:padding-bottom="0.0625in" fo:padding-right="0.1354in"/>
    </style:style>
    <style:style style:name="T1699" style:parent-style-name="DefaultParagraphFont" style:family="text">
      <style:text-properties style:font-name="PingFang TC" style:font-name-asian="PingFang TC" style:font-name-complex="PingFang TC"/>
    </style:style>
    <style:style style:name="TableCell1700" style:family="table-cell">
      <style:table-cell-properties fo:border="0.0104in solid #D1D9E0" fo:background-color="#FFFFFF" style:writing-mode="lr-tb" style:vertical-align="middle" fo:padding-top="0.0625in" fo:padding-left="0.1354in" fo:padding-bottom="0.0625in" fo:padding-right="0.1354in"/>
    </style:style>
    <style:style style:name="T1701" style:parent-style-name="DefaultParagraphFont" style:family="text">
      <style:text-properties style:font-name="PingFang TC" style:font-name-asian="PingFang TC" style:font-name-complex="PingFang TC"/>
    </style:style>
    <style:style style:name="T1702" style:parent-style-name="DefaultParagraphFont" style:family="text">
      <style:text-properties style:font-name="PingFang TC" style:font-name-asian="PingFang TC" style:font-name-complex="PingFang TC"/>
    </style:style>
    <style:style style:name="T1703" style:parent-style-name="DefaultParagraphFont" style:family="text">
      <style:text-properties style:font-name="PingFang TC" style:font-name-asian="PingFang TC" style:font-name-complex="PingFang TC"/>
    </style:style>
    <style:style style:name="T1704" style:parent-style-name="DefaultParagraphFont" style:family="text">
      <style:text-properties style:font-name="PingFang TC" style:font-name-asian="PingFang TC" style:font-name-complex="PingFang TC"/>
    </style:style>
    <style:style style:name="T1705" style:parent-style-name="DefaultParagraphFont" style:family="text">
      <style:text-properties style:font-name="PingFang TC" style:font-name-asian="PingFang TC" style:font-name-complex="PingFang TC"/>
    </style:style>
    <style:style style:name="T1706" style:parent-style-name="DefaultParagraphFont" style:family="text">
      <style:text-properties style:font-name="PingFang TC" style:font-name-asian="PingFang TC" style:font-name-complex="PingFang TC"/>
    </style:style>
    <style:style style:name="T1707" style:parent-style-name="Strong" style:family="text">
      <style:text-properties style:font-name="PingFang TC" style:font-name-asian="PingFang TC" style:font-name-complex="PingFang TC"/>
    </style:style>
    <style:style style:name="T1708" style:parent-style-name="Strong" style:family="text">
      <style:text-properties style:font-name="PingFang TC" style:font-name-asian="PingFang TC" style:font-name-complex="PingFang TC"/>
    </style:style>
    <style:style style:name="T1709" style:parent-style-name="Strong" style:family="text">
      <style:text-properties style:font-name="PingFang TC" style:font-name-asian="PingFang TC" style:font-name-complex="PingFang TC"/>
    </style:style>
    <style:style style:name="T1710" style:parent-style-name="Strong" style:family="text">
      <style:text-properties style:font-name="PingFang TC" style:font-name-asian="PingFang TC" style:font-name-complex="PingFang TC"/>
    </style:style>
    <style:style style:name="T1711" style:parent-style-name="Strong" style:family="text">
      <style:text-properties style:font-name="PingFang TC" style:font-name-asian="PingFang TC" style:font-name-complex="PingFang TC"/>
    </style:style>
    <style:style style:name="T1712" style:parent-style-name="Strong" style:family="text">
      <style:text-properties style:font-name="PingFang TC" style:font-name-asian="PingFang TC" style:font-name-complex="PingFang TC"/>
    </style:style>
    <style:style style:name="T1713" style:parent-style-name="DefaultParagraphFont" style:family="text">
      <style:text-properties style:font-name="PingFang TC" style:font-name-asian="PingFang TC" style:font-name-complex="PingFang TC"/>
    </style:style>
    <style:style style:name="TableRow1714" style:family="table-row">
      <style:table-row-properties/>
    </style:style>
    <style:style style:name="TableCell1715" style:family="table-cell">
      <style:table-cell-properties fo:border="0.0104in solid #D1D9E0" fo:background-color="#F6F8FA" style:writing-mode="lr-tb" style:vertical-align="middle" fo:padding-top="0.0625in" fo:padding-left="0.1354in" fo:padding-bottom="0.0625in" fo:padding-right="0.1354in"/>
    </style:style>
    <style:style style:name="T1716" style:parent-style-name="Strong" style:family="text">
      <style:text-properties style:font-name="PingFang TC" style:font-name-asian="PingFang TC" style:font-name-complex="PingFang TC"/>
    </style:style>
    <style:style style:name="T1717" style:parent-style-name="DefaultParagraphFont" style:family="text">
      <style:text-properties fo:font-weight="bold" style:font-weight-asian="bold" style:font-weight-complex="bold"/>
    </style:style>
    <style:style style:name="T1718" style:parent-style-name="Strong" style:family="text">
      <style:text-properties style:font-name="PingFang TC" style:font-name-asian="PingFang TC" style:font-name-complex="PingFang TC"/>
    </style:style>
    <style:style style:name="T1719" style:parent-style-name="Strong" style:family="text">
      <style:text-properties style:font-name="PingFang TC" style:font-name-asian="PingFang TC" style:font-name-complex="PingFang TC"/>
    </style:style>
    <style:style style:name="T1720" style:parent-style-name="Strong" style:family="text">
      <style:text-properties style:font-name="PingFang TC" style:font-name-asian="PingFang TC" style:font-name-complex="PingFang TC"/>
    </style:style>
    <style:style style:name="TableCell1721" style:family="table-cell">
      <style:table-cell-properties fo:border="0.0104in solid #D1D9E0" fo:background-color="#F6F8FA" style:writing-mode="lr-tb" style:vertical-align="middle" fo:padding-top="0.0625in" fo:padding-left="0.1354in" fo:padding-bottom="0.0625in" fo:padding-right="0.1354in"/>
    </style:style>
    <style:style style:name="T1722" style:parent-style-name="DefaultParagraphFont" style:family="text">
      <style:text-properties style:font-name="PingFang TC" style:font-name-asian="PingFang TC" style:font-name-complex="PingFang TC"/>
    </style:style>
    <style:style style:name="T1723" style:parent-style-name="DefaultParagraphFont" style:family="text">
      <style:text-properties style:font-name="PingFang TC" style:font-name-asian="PingFang TC" style:font-name-complex="PingFang TC"/>
    </style:style>
    <style:style style:name="TableCell1724" style:family="table-cell">
      <style:table-cell-properties fo:border="0.0104in solid #D1D9E0" fo:background-color="#F6F8FA" style:writing-mode="lr-tb" style:vertical-align="middle" fo:padding-top="0.0625in" fo:padding-left="0.1354in" fo:padding-bottom="0.0625in" fo:padding-right="0.1354in"/>
    </style:style>
    <style:style style:name="T1725" style:parent-style-name="DefaultParagraphFont" style:family="text">
      <style:text-properties style:font-name="PingFang TC" style:font-name-asian="PingFang TC" style:font-name-complex="PingFang TC"/>
    </style:style>
    <style:style style:name="T1726" style:parent-style-name="DefaultParagraphFont" style:family="text">
      <style:text-properties style:font-name="PingFang TC" style:font-name-asian="PingFang TC" style:font-name-complex="PingFang TC"/>
    </style:style>
    <style:style style:name="T1727" style:parent-style-name="Strong" style:family="text">
      <style:text-properties style:font-name="PingFang TC" style:font-name-asian="PingFang TC" style:font-name-complex="PingFang TC"/>
    </style:style>
    <style:style style:name="T1728" style:parent-style-name="DefaultParagraphFont" style:family="text">
      <style:text-properties style:font-name="PingFang TC" style:font-name-asian="PingFang TC" style:font-name-complex="PingFang TC"/>
    </style:style>
    <style:style style:name="T1729" style:parent-style-name="DefaultParagraphFont" style:family="text">
      <style:text-properties style:font-name="PingFang TC" style:font-name-asian="PingFang TC" style:font-name-complex="PingFang TC"/>
    </style:style>
    <style:style style:name="T1730" style:parent-style-name="DefaultParagraphFont" style:family="text">
      <style:text-properties style:font-name="PingFang TC" style:font-name-asian="PingFang TC" style:font-name-complex="PingFang TC"/>
    </style:style>
    <style:style style:name="T1731" style:parent-style-name="Strong" style:family="text">
      <style:text-properties style:font-name="PingFang TC" style:font-name-asian="PingFang TC" style:font-name-complex="PingFang TC"/>
    </style:style>
    <style:style style:name="T1732" style:parent-style-name="Strong" style:family="text">
      <style:text-properties style:font-name="PingFang TC" style:font-name-asian="PingFang TC" style:font-name-complex="PingFang TC"/>
    </style:style>
    <style:style style:name="T1733" style:parent-style-name="Strong" style:family="text">
      <style:text-properties style:font-name="PingFang TC" style:font-name-asian="PingFang TC" style:font-name-complex="PingFang TC"/>
    </style:style>
    <style:style style:name="T1734" style:parent-style-name="DefaultParagraphFont" style:family="text">
      <style:text-properties style:font-name="PingFang TC" style:font-name-asian="PingFang TC" style:font-name-complex="PingFang TC"/>
    </style:style>
    <style:style style:name="P1735" style:parent-style-name="Heading4" style:family="paragraph">
      <style:paragraph-properties fo:margin-top="0.25in" fo:margin-bottom="0.1666in" fo:background-color="#FFFFFF"/>
    </style:style>
    <style:style style:name="T1736" style:parent-style-name="DefaultParagraphFont" style:family="text">
      <style:text-properties style:font-name="Segoe UI" style:font-name-complex="Segoe UI" fo:color="#1F2328"/>
    </style:style>
    <style:style style:name="T1737" style:parent-style-name="DefaultParagraphFont" style:family="text">
      <style:text-properties style:font-name="Microsoft JhengHei" style:font-name-asian="Microsoft JhengHei" style:font-name-complex="Microsoft JhengHei" fo:color="#1F2328"/>
    </style:style>
    <style:style style:name="P1738" style:parent-style-name="Normal" style:family="paragraph">
      <style:paragraph-properties fo:margin-top="0.0694in" fo:margin-bottom="0.0694in" fo:background-color="#FFFFFF"/>
    </style:style>
    <style:style style:name="T1739" style:parent-style-name="DefaultParagraphFont" style:family="text">
      <style:text-properties style:font-name="Segoe UI" style:font-name-complex="Segoe UI" fo:color="#1F2328"/>
    </style:style>
    <style:style style:name="T1740" style:parent-style-name="DefaultParagraphFont" style:family="text">
      <style:text-properties style:font-name="Segoe UI" style:font-name-complex="Segoe UI" fo:color="#1F2328"/>
    </style:style>
    <style:style style:name="T1741" style:parent-style-name="DefaultParagraphFont" style:family="text">
      <style:text-properties style:font-name="Segoe UI" style:font-name-complex="Segoe UI" fo:color="#1F2328"/>
    </style:style>
    <style:style style:name="T1742" style:parent-style-name="DefaultParagraphFont" style:family="text">
      <style:text-properties style:font-name="Segoe UI" style:font-name-complex="Segoe UI" fo:color="#1F2328"/>
    </style:style>
    <style:style style:name="T1743" style:parent-style-name="DefaultParagraphFont" style:family="text">
      <style:text-properties style:font-name="Segoe UI" style:font-name-complex="Segoe UI" fo:color="#1F2328"/>
    </style:style>
    <style:style style:name="T1744" style:parent-style-name="DefaultParagraphFont" style:family="text">
      <style:text-properties style:font-name="Microsoft JhengHei" style:font-name-asian="Microsoft JhengHei" style:font-name-complex="Microsoft JhengHei" fo:color="#1F2328"/>
    </style:style>
    <style:style style:name="P1745" style:parent-style-name="Normal" style:family="paragraph">
      <style:paragraph-properties fo:margin-top="0.0416in" fo:margin-bottom="0.0694in" fo:background-color="#FFFFFF"/>
    </style:style>
    <style:style style:name="T1746" style:parent-style-name="DefaultParagraphFont" style:family="text">
      <style:text-properties style:font-name="Segoe UI" style:font-name-complex="Segoe UI" fo:color="#1F2328"/>
    </style:style>
    <style:style style:name="T1747" style:parent-style-name="DefaultParagraphFont" style:family="text">
      <style:text-properties style:font-name="Segoe UI" style:font-name-complex="Segoe UI" fo:color="#1F2328"/>
    </style:style>
    <style:style style:name="T1748" style:parent-style-name="DefaultParagraphFont" style:family="text">
      <style:text-properties style:font-name="Segoe UI" style:font-name-complex="Segoe UI" fo:color="#1F2328"/>
    </style:style>
    <style:style style:name="T1749" style:parent-style-name="DefaultParagraphFont" style:family="text">
      <style:text-properties style:font-name="Segoe UI" style:font-name-complex="Segoe UI" fo:color="#1F2328"/>
    </style:style>
    <style:style style:name="T1750" style:parent-style-name="DefaultParagraphFont" style:family="text">
      <style:text-properties style:font-name="Segoe UI" style:font-name-complex="Segoe UI" fo:color="#1F2328"/>
    </style:style>
    <style:style style:name="T1751" style:parent-style-name="DefaultParagraphFont" style:family="text">
      <style:text-properties style:font-name="Microsoft JhengHei" style:font-name-asian="Microsoft JhengHei" style:font-name-complex="Microsoft JhengHei" fo:color="#1F2328"/>
    </style:style>
    <style:style style:name="P1752" style:parent-style-name="Normal" style:family="paragraph">
      <style:paragraph-properties fo:margin-top="0.0416in" fo:margin-bottom="0.0694in" fo:background-color="#FFFFFF"/>
    </style:style>
    <style:style style:name="T1753" style:parent-style-name="DefaultParagraphFont" style:family="text">
      <style:text-properties style:font-name="Segoe UI" style:font-name-complex="Segoe UI" fo:color="#1F2328"/>
    </style:style>
    <style:style style:name="T1754" style:parent-style-name="DefaultParagraphFont" style:family="text">
      <style:text-properties style:font-name="Segoe UI" style:font-name-complex="Segoe UI" fo:color="#1F2328"/>
    </style:style>
    <style:style style:name="T1755" style:parent-style-name="DefaultParagraphFont" style:family="text">
      <style:text-properties style:font-name="Segoe UI" style:font-name-complex="Segoe UI" fo:color="#1F2328"/>
    </style:style>
    <style:style style:name="T1756" style:parent-style-name="DefaultParagraphFont" style:family="text">
      <style:text-properties style:font-name="Segoe UI" style:font-name-complex="Segoe UI" fo:color="#1F2328"/>
    </style:style>
    <style:style style:name="T1757" style:parent-style-name="DefaultParagraphFont" style:family="text">
      <style:text-properties style:font-name="Segoe UI" style:font-name-complex="Segoe UI" fo:color="#1F2328"/>
    </style:style>
    <style:style style:name="T1758" style:parent-style-name="DefaultParagraphFont" style:family="text">
      <style:text-properties style:font-name="Segoe UI" style:font-name-complex="Segoe UI" fo:color="#1F2328"/>
    </style:style>
    <style:style style:name="T1759" style:parent-style-name="DefaultParagraphFont" style:family="text">
      <style:text-properties style:font-name="Segoe UI" style:font-name-complex="Segoe UI" fo:color="#1F2328"/>
    </style:style>
    <style:style style:name="T1760" style:parent-style-name="DefaultParagraphFont" style:family="text">
      <style:text-properties style:font-name="Segoe UI" style:font-name-complex="Segoe UI" fo:color="#1F2328"/>
    </style:style>
    <style:style style:name="T1761" style:parent-style-name="DefaultParagraphFont" style:family="text">
      <style:text-properties style:font-name="Segoe UI" style:font-name-complex="Segoe UI" fo:color="#1F2328"/>
    </style:style>
    <style:style style:name="T1762" style:parent-style-name="DefaultParagraphFont" style:family="text">
      <style:text-properties style:font-name="Microsoft JhengHei" style:font-name-asian="Microsoft JhengHei" style:font-name-complex="Microsoft JhengHei" fo:color="#1F2328"/>
    </style:style>
    <style:style style:name="P1763" style:parent-style-name="Normal" style:family="paragraph">
      <style:paragraph-properties fo:margin-top="0.0416in" fo:margin-bottom="0.0694in" fo:background-color="#FFFFFF"/>
    </style:style>
    <style:style style:name="T1764" style:parent-style-name="DefaultParagraphFont" style:family="text">
      <style:text-properties style:font-name="Segoe UI" style:font-name-complex="Segoe UI" fo:color="#1F2328"/>
    </style:style>
    <style:style style:name="T1765" style:parent-style-name="DefaultParagraphFont" style:family="text">
      <style:text-properties style:font-name="Segoe UI" style:font-name-complex="Segoe UI" fo:color="#1F2328"/>
    </style:style>
    <style:style style:name="T1766" style:parent-style-name="DefaultParagraphFont" style:family="text">
      <style:text-properties style:font-name="Segoe UI" style:font-name-complex="Segoe UI" fo:color="#1F2328"/>
    </style:style>
    <style:style style:name="T1767" style:parent-style-name="DefaultParagraphFont" style:family="text">
      <style:text-properties style:font-name="Segoe UI" style:font-name-complex="Segoe UI" fo:color="#1F2328"/>
    </style:style>
    <style:style style:name="T1768" style:parent-style-name="DefaultParagraphFont" style:family="text">
      <style:text-properties style:font-name="Segoe UI" style:font-name-complex="Segoe UI" fo:color="#1F2328"/>
    </style:style>
    <style:style style:name="T1769" style:parent-style-name="DefaultParagraphFont" style:family="text">
      <style:text-properties style:font-name="Microsoft JhengHei" style:font-name-asian="Microsoft JhengHei" style:font-name-complex="Microsoft JhengHei" fo:color="#1F2328"/>
    </style:style>
    <style:style style:name="P1770" style:parent-style-name="Normal" style:family="paragraph">
      <style:paragraph-properties fo:margin-top="0.0416in" fo:margin-bottom="0.0694in" fo:background-color="#FFFFFF"/>
    </style:style>
    <style:style style:name="T1771" style:parent-style-name="DefaultParagraphFont" style:family="text">
      <style:text-properties style:font-name="Segoe UI" style:font-name-complex="Segoe UI" fo:color="#1F2328"/>
    </style:style>
    <style:style style:name="T1772" style:parent-style-name="DefaultParagraphFont" style:family="text">
      <style:text-properties style:font-name="Segoe UI" style:font-name-complex="Segoe UI" fo:color="#1F2328"/>
    </style:style>
    <style:style style:name="T1773" style:parent-style-name="DefaultParagraphFont" style:family="text">
      <style:text-properties style:font-name="Segoe UI" style:font-name-complex="Segoe UI" fo:color="#1F2328"/>
    </style:style>
    <style:style style:name="T1774" style:parent-style-name="DefaultParagraphFont" style:family="text">
      <style:text-properties style:font-name="Microsoft JhengHei" style:font-name-asian="Microsoft JhengHei" style:font-name-complex="Microsoft JhengHei" fo:color="#1F2328"/>
    </style:style>
    <style:style style:name="P1775"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1776" style:parent-style-name="內文" style:family="paragraph">
      <style:paragraph-properties fo:widows="0" fo:orphans="0" style:text-autospace="none" fo:text-align="justify" style:vertical-align="baseline" fo:margin-bottom="0.0833in" fo:line-height="0.2777in"/>
    </style:style>
    <style:style style:name="T1777" style:parent-style-name="預設段落字型" style:family="text">
      <style:text-properties style:font-name="標楷體" style:font-name-asian="標楷體" style:font-name-complex="標楷體" style:letter-kerning="false" fo:font-size="11.5pt" style:font-size-asian="11.5pt" style:font-size-complex="11.5pt"/>
    </style:style>
    <style:style style:name="TableColumn1779" style:family="table-column">
      <style:table-column-properties style:column-width="1.1381in"/>
    </style:style>
    <style:style style:name="TableColumn1780" style:family="table-column">
      <style:table-column-properties style:column-width="5.0784in"/>
    </style:style>
    <style:style style:name="Table1778" style:family="table">
      <style:table-properties style:width="6.2166in" style:rel-width="96%" fo:margin-left="0in" table:align="right"/>
    </style:style>
    <style:style style:name="TableRow1781" style:family="table-row">
      <style:table-row-properties/>
    </style:style>
    <style:style style:name="TableCell1782"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1783"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1784" style:family="table-row">
      <style:table-row-properties/>
    </style:style>
    <style:style style:name="TableCell1785" style:family="table-cell">
      <style:table-cell-properties fo:border-top="0.0069in dotted #000000" fo:border-left="0.0208in solid #000000" fo:border-bottom="0.0069in dotted #000000" fo:border-right="0.0069in dotted #000000" style:writing-mode="lr-tb" fo:padding-top="0in" fo:padding-left="0.075in" fo:padding-bottom="0in" fo:padding-right="0.075in"/>
    </style:style>
    <style:style style:name="P1786" style:parent-style-name="內文" style:family="paragraph">
      <style:paragraph-properties fo:widows="0" fo:orphans="0" fo:text-align="center" style:vertical-align="baseline" fo:margin-bottom="0.0833in" fo:line-height="0.2777in"/>
    </style:style>
    <style:style style:name="T1787" style:parent-style-name="預設段落字型" style:family="text">
      <style:text-properties style:font-name="Times New Roman" style:font-name-asian="標楷體" style:letter-kerning="false"/>
    </style:style>
    <style:style style:name="TableCell1788" style:family="table-cell">
      <style:table-cell-properties fo:border-top="0.0069in dotted #000000" fo:border-left="0.0069in dotted #000000" fo:border-bottom="0.0069in dotted #000000" fo:border-right="0.0208in solid #000000" style:writing-mode="lr-tb" fo:padding-top="0in" fo:padding-left="0.075in" fo:padding-bottom="0in" fo:padding-right="0.075in"/>
    </style:style>
    <style:style style:name="T1789" style:parent-style-name="Strong" style:family="text">
      <style:text-properties style:font-name="PingFang TC" style:font-name-asian="PingFang TC" style:font-name-complex="PingFang TC"/>
    </style:style>
    <style:style style:name="T1790" style:parent-style-name="DefaultParagraphFont" style:family="text">
      <style:text-properties style:font-name="PingFang TC" style:font-name-asian="PingFang TC" style:font-name-complex="PingFang TC"/>
    </style:style>
    <style:style style:name="T1791" style:parent-style-name="DefaultParagraphFont" style:family="text">
      <style:text-properties style:font-name="PingFang TC" style:font-name-asian="PingFang TC" style:font-name-complex="PingFang TC"/>
    </style:style>
    <style:style style:name="T1792" style:parent-style-name="DefaultParagraphFont" style:family="text">
      <style:text-properties style:font-name="PingFang TC" style:font-name-asian="PingFang TC" style:font-name-complex="PingFang TC"/>
    </style:style>
    <style:style style:name="T1793" style:parent-style-name="DefaultParagraphFont" style:family="text">
      <style:text-properties style:font-name="PingFang TC" style:font-name-asian="PingFang TC" style:font-name-complex="PingFang TC"/>
    </style:style>
    <style:style style:name="T1794" style:parent-style-name="DefaultParagraphFont" style:family="text">
      <style:text-properties style:font-name="PingFang TC" style:font-name-asian="PingFang TC" style:font-name-complex="PingFang TC"/>
    </style:style>
    <style:style style:name="T1795" style:parent-style-name="DefaultParagraphFont" style:family="text">
      <style:text-properties style:font-name="PingFang TC" style:font-name-asian="PingFang TC" style:font-name-complex="PingFang TC"/>
    </style:style>
    <style:style style:name="T1796" style:parent-style-name="Strong" style:family="text">
      <style:text-properties style:font-name="PingFang TC" style:font-name-asian="PingFang TC" style:font-name-complex="PingFang TC"/>
    </style:style>
    <style:style style:name="T1797" style:parent-style-name="DefaultParagraphFont" style:family="text">
      <style:text-properties style:font-name="PingFang TC" style:font-name-asian="PingFang TC" style:font-name-complex="PingFang TC"/>
    </style:style>
    <style:style style:name="T1798" style:parent-style-name="DefaultParagraphFont" style:family="text">
      <style:text-properties style:font-name="PingFang TC" style:font-name-asian="PingFang TC" style:font-name-complex="PingFang TC"/>
    </style:style>
    <style:style style:name="T1799" style:parent-style-name="DefaultParagraphFont" style:family="text">
      <style:text-properties style:font-name="PingFang TC" style:font-name-asian="PingFang TC" style:font-name-complex="PingFang TC"/>
    </style:style>
    <style:style style:name="TableRow1800" style:family="table-row">
      <style:table-row-properties/>
    </style:style>
    <style:style style:name="TableCell1801" style:family="table-cell">
      <style:table-cell-properties fo:border-top="0.0069in dotted #000000" fo:border-left="0.0208in solid #000000" fo:border-bottom="0.0069in dotted #000000" fo:border-right="0.0069in dotted #000000" style:writing-mode="lr-tb" fo:padding-top="0in" fo:padding-left="0.075in" fo:padding-bottom="0in" fo:padding-right="0.075in"/>
    </style:style>
    <style:style style:name="P1802" style:parent-style-name="內文" style:family="paragraph">
      <style:paragraph-properties fo:widows="0" fo:orphans="0" fo:text-align="center" style:vertical-align="baseline" fo:margin-bottom="0.0833in" fo:line-height="0.2777in"/>
    </style:style>
    <style:style style:name="T1803" style:parent-style-name="預設段落字型" style:family="text">
      <style:text-properties style:font-name="Times New Roman" style:font-name-asian="標楷體" style:letter-kerning="false"/>
    </style:style>
    <style:style style:name="TableCell1804" style:family="table-cell">
      <style:table-cell-properties fo:border-top="0.0069in dotted #000000" fo:border-left="0.0069in dotted #000000" fo:border-bottom="0.0069in dotted #000000" fo:border-right="0.0208in solid #000000" style:writing-mode="lr-tb" fo:padding-top="0in" fo:padding-left="0.075in" fo:padding-bottom="0in" fo:padding-right="0.075in"/>
    </style:style>
    <style:style style:name="T1805" style:parent-style-name="Strong" style:family="text">
      <style:text-properties style:font-name="PingFang TC" style:font-name-asian="PingFang TC" style:font-name-complex="PingFang TC"/>
    </style:style>
    <style:style style:name="T1806" style:parent-style-name="Strong" style:family="text">
      <style:text-properties style:font-name="PingFang TC" style:font-name-asian="PingFang TC" style:font-name-complex="PingFang TC"/>
    </style:style>
    <style:style style:name="P1807" style:parent-style-name="NormalWeb" style:family="paragraph"/>
    <style:style style:name="T1808" style:parent-style-name="DefaultParagraphFont" style:family="text">
      <style:text-properties style:font-name="PingFang TC" style:font-name-asian="PingFang TC" style:font-name-complex="PingFang TC"/>
    </style:style>
    <style:style style:name="T1809" style:parent-style-name="DefaultParagraphFont" style:family="text">
      <style:text-properties style:font-name="PingFang TC" style:font-name-asian="PingFang TC" style:font-name-complex="PingFang TC"/>
    </style:style>
    <style:style style:name="P1810" style:parent-style-name="NormalWeb" style:family="paragraph"/>
    <style:style style:name="T1811" style:parent-style-name="DefaultParagraphFont" style:family="text">
      <style:text-properties style:font-name="PingFang TC" style:font-name-asian="PingFang TC" style:font-name-complex="PingFang TC"/>
    </style:style>
    <style:style style:name="T1812" style:parent-style-name="DefaultParagraphFont" style:family="text">
      <style:text-properties style:font-name="PingFang TC" style:font-name-asian="PingFang TC" style:font-name-complex="PingFang TC"/>
    </style:style>
    <style:style style:name="P1813" style:parent-style-name="NormalWeb" style:family="paragraph"/>
    <style:style style:name="T1814" style:parent-style-name="DefaultParagraphFont" style:family="text">
      <style:text-properties style:font-name="PingFang TC" style:font-name-asian="PingFang TC" style:font-name-complex="PingFang TC"/>
    </style:style>
    <style:style style:name="T1815" style:parent-style-name="DefaultParagraphFont" style:family="text">
      <style:text-properties style:font-name="PingFang TC" style:font-name-asian="PingFang TC" style:font-name-complex="PingFang TC"/>
    </style:style>
    <style:style style:name="T1816" style:parent-style-name="DefaultParagraphFont" style:family="text">
      <style:text-properties style:font-name="PingFang TC" style:font-name-asian="PingFang TC" style:font-name-complex="PingFang TC"/>
    </style:style>
    <style:style style:name="P1817" style:parent-style-name="NormalWeb" style:family="paragraph"/>
    <style:style style:name="T1818" style:parent-style-name="DefaultParagraphFont" style:family="text">
      <style:text-properties style:font-name="PingFang TC" style:font-name-asian="PingFang TC" style:font-name-complex="PingFang TC"/>
    </style:style>
    <style:style style:name="P1819" style:parent-style-name="NormalWeb" style:family="paragraph"/>
    <style:style style:name="T1820" style:parent-style-name="DefaultParagraphFont" style:family="text">
      <style:text-properties style:font-name="PingFang TC" style:font-name-asian="PingFang TC" style:font-name-complex="PingFang TC"/>
    </style:style>
    <style:style style:name="T1821" style:parent-style-name="DefaultParagraphFont" style:family="text">
      <style:text-properties style:font-name="PingFang TC" style:font-name-asian="PingFang TC" style:font-name-complex="PingFang TC"/>
    </style:style>
    <style:style style:name="T1822" style:parent-style-name="DefaultParagraphFont" style:family="text">
      <style:text-properties style:font-name="PingFang TC" style:font-name-asian="PingFang TC" style:font-name-complex="PingFang TC"/>
    </style:style>
    <style:style style:name="T1823" style:parent-style-name="Strong" style:family="text">
      <style:text-properties style:font-name="PingFang TC" style:font-name-asian="PingFang TC" style:font-name-complex="PingFang TC"/>
    </style:style>
    <style:style style:name="T1824" style:parent-style-name="Strong" style:family="text">
      <style:text-properties style:font-name="PingFang TC" style:font-name-asian="PingFang TC" style:font-name-complex="PingFang TC"/>
    </style:style>
    <style:style style:name="P1825" style:parent-style-name="NormalWeb" style:family="paragraph"/>
    <style:style style:name="T1826" style:parent-style-name="DefaultParagraphFont" style:family="text">
      <style:text-properties style:font-name="PingFang TC" style:font-name-asian="PingFang TC" style:font-name-complex="PingFang TC"/>
    </style:style>
    <style:style style:name="P1827" style:parent-style-name="NormalWeb" style:family="paragraph"/>
    <style:style style:name="T1828" style:parent-style-name="DefaultParagraphFont" style:family="text">
      <style:text-properties style:font-name="PingFang TC" style:font-name-asian="PingFang TC" style:font-name-complex="PingFang TC"/>
    </style:style>
    <style:style style:name="P1829" style:parent-style-name="NormalWeb" style:family="paragraph"/>
    <style:style style:name="T1830" style:parent-style-name="DefaultParagraphFont" style:family="text">
      <style:text-properties style:font-name="PingFang TC" style:font-name-asian="PingFang TC" style:font-name-complex="PingFang TC"/>
    </style:style>
    <style:style style:name="P1831" style:parent-style-name="NormalWeb" style:family="paragraph"/>
    <style:style style:name="T1832" style:parent-style-name="DefaultParagraphFont" style:family="text">
      <style:text-properties style:font-name="PingFang TC" style:font-name-asian="PingFang TC" style:font-name-complex="PingFang TC"/>
    </style:style>
    <style:style style:name="T1833" style:parent-style-name="DefaultParagraphFont" style:family="text">
      <style:text-properties style:font-name="PingFang TC" style:font-name-asian="PingFang TC" style:font-name-complex="PingFang TC"/>
    </style:style>
    <style:style style:name="TableRow1834" style:family="table-row">
      <style:table-row-properties/>
    </style:style>
    <style:style style:name="TableCell1835" style:family="table-cell">
      <style:table-cell-properties fo:border-top="0.0069in dotted #000000" fo:border-left="0.0208in solid #000000" fo:border-bottom="0.0208in solid #000000" fo:border-right="0.0069in dotted #000000" style:writing-mode="lr-tb" fo:padding-top="0in" fo:padding-left="0.075in" fo:padding-bottom="0in" fo:padding-right="0.075in"/>
    </style:style>
    <style:style style:name="P1836" style:parent-style-name="內文" style:family="paragraph">
      <style:paragraph-properties fo:widows="0" fo:orphans="0" fo:text-align="center" style:vertical-align="baseline" fo:margin-bottom="0.0833in" fo:line-height="0.2777in"/>
    </style:style>
    <style:style style:name="T1837" style:parent-style-name="預設段落字型" style:family="text">
      <style:text-properties style:font-name="Times New Roman" style:font-name-asian="標楷體" style:letter-kerning="false"/>
    </style:style>
    <style:style style:name="TableCell1838" style:family="table-cell">
      <style:table-cell-properties fo:border-top="0.0069in dotted #000000" fo:border-left="0.0069in dotted #000000" fo:border-bottom="0.0208in solid #000000" fo:border-right="0.0208in solid #000000" style:writing-mode="lr-tb" fo:padding-top="0in" fo:padding-left="0.075in" fo:padding-bottom="0in" fo:padding-right="0.075in"/>
    </style:style>
    <style:style style:name="T1839" style:parent-style-name="DefaultParagraphFont" style:family="text">
      <style:text-properties style:font-name="PingFang TC" style:font-name-asian="PingFang TC" style:font-name-complex="PingFang TC"/>
    </style:style>
    <style:style style:name="P1840" style:parent-style-name="NormalWeb" style:family="paragraph"/>
    <style:style style:name="T1841" style:parent-style-name="Strong" style:family="text">
      <style:text-properties style:font-name="PingFang TC" style:font-name-asian="PingFang TC" style:font-name-complex="PingFang TC"/>
    </style:style>
    <style:style style:name="T1842" style:parent-style-name="Strong" style:family="text">
      <style:text-properties style:font-name="PingFang TC" style:font-name-asian="PingFang TC" style:font-name-complex="PingFang TC"/>
    </style:style>
    <style:style style:name="T1843" style:parent-style-name="Strong" style:family="text">
      <style:text-properties style:font-name="PingFang TC" style:font-name-asian="PingFang TC" style:font-name-complex="PingFang TC"/>
    </style:style>
    <style:style style:name="P1844" style:parent-style-name="NormalWeb" style:family="paragraph"/>
    <style:style style:name="T1845" style:parent-style-name="DefaultParagraphFont" style:family="text">
      <style:text-properties style:font-name="PingFang TC" style:font-name-asian="PingFang TC" style:font-name-complex="PingFang TC"/>
    </style:style>
    <style:style style:name="T1846" style:parent-style-name="DefaultParagraphFont" style:family="text">
      <style:text-properties style:font-name="PingFang TC" style:font-name-asian="PingFang TC" style:font-name-complex="PingFang TC"/>
    </style:style>
    <style:style style:name="T1847" style:parent-style-name="DefaultParagraphFont" style:family="text">
      <style:text-properties style:font-name="PingFang TC" style:font-name-asian="PingFang TC" style:font-name-complex="PingFang TC"/>
    </style:style>
    <style:style style:name="P1848" style:parent-style-name="NormalWeb" style:family="paragraph"/>
    <style:style style:name="T1849" style:parent-style-name="DefaultParagraphFont" style:family="text">
      <style:text-properties style:font-name="PingFang TC" style:font-name-asian="PingFang TC" style:font-name-complex="PingFang TC"/>
    </style:style>
    <style:style style:name="P1850" style:parent-style-name="NormalWeb" style:family="paragraph"/>
    <style:style style:name="T1851" style:parent-style-name="DefaultParagraphFont" style:family="text">
      <style:text-properties style:font-name="PingFang TC" style:font-name-asian="PingFang TC" style:font-name-complex="PingFang TC"/>
    </style:style>
    <style:style style:name="T1852" style:parent-style-name="DefaultParagraphFont" style:family="text">
      <style:text-properties style:font-name="PingFang TC" style:font-name-asian="PingFang TC" style:font-name-complex="PingFang TC"/>
    </style:style>
    <style:style style:name="P1853" style:parent-style-name="NormalWeb" style:family="paragraph"/>
    <style:style style:name="T1854" style:parent-style-name="Strong" style:family="text">
      <style:text-properties style:font-name="PingFang TC" style:font-name-asian="PingFang TC" style:font-name-complex="PingFang TC"/>
    </style:style>
    <style:style style:name="T1855" style:parent-style-name="Strong" style:family="text">
      <style:text-properties style:font-name="PingFang TC" style:font-name-asian="PingFang TC" style:font-name-complex="PingFang TC"/>
    </style:style>
    <style:style style:name="T1856" style:parent-style-name="Strong" style:family="text">
      <style:text-properties style:font-name="PingFang TC" style:font-name-asian="PingFang TC" style:font-name-complex="PingFang TC"/>
    </style:style>
    <style:style style:name="P1857" style:parent-style-name="NormalWeb" style:family="paragraph"/>
    <style:style style:name="T1858" style:parent-style-name="DefaultParagraphFont" style:family="text">
      <style:text-properties style:font-name="PingFang TC" style:font-name-asian="PingFang TC" style:font-name-complex="PingFang TC"/>
    </style:style>
    <style:style style:name="T1859" style:parent-style-name="DefaultParagraphFont" style:family="text">
      <style:text-properties style:font-name="PingFang TC" style:font-name-asian="PingFang TC" style:font-name-complex="PingFang TC"/>
    </style:style>
    <style:style style:name="T1860" style:parent-style-name="DefaultParagraphFont" style:family="text">
      <style:text-properties style:font-name="PingFang TC" style:font-name-asian="PingFang TC" style:font-name-complex="PingFang TC"/>
    </style:style>
    <style:style style:name="T1861" style:parent-style-name="DefaultParagraphFont" style:family="text">
      <style:text-properties style:font-name="PingFang TC" style:font-name-asian="PingFang TC" style:font-name-complex="PingFang TC"/>
    </style:style>
    <style:style style:name="P1862" style:parent-style-name="NormalWeb" style:family="paragraph"/>
    <style:style style:name="T1863" style:parent-style-name="DefaultParagraphFont" style:family="text">
      <style:text-properties style:font-name="PingFang TC" style:font-name-asian="PingFang TC" style:font-name-complex="PingFang TC"/>
    </style:style>
    <style:style style:name="T1864" style:parent-style-name="DefaultParagraphFont" style:family="text">
      <style:text-properties style:font-name="PingFang TC" style:font-name-asian="PingFang TC" style:font-name-complex="PingFang TC"/>
    </style:style>
    <style:style style:name="T1865" style:parent-style-name="DefaultParagraphFont" style:family="text">
      <style:text-properties style:font-name="PingFang TC" style:font-name-asian="PingFang TC" style:font-name-complex="PingFang TC"/>
    </style:style>
    <style:style style:name="P1866" style:parent-style-name="NormalWeb" style:family="paragraph"/>
    <style:style style:name="T1867" style:parent-style-name="DefaultParagraphFont" style:family="text">
      <style:text-properties style:font-name="PingFang TC" style:font-name-asian="PingFang TC" style:font-name-complex="PingFang TC"/>
    </style:style>
    <style:style style:name="P1868" style:parent-style-name="NormalWeb" style:family="paragraph"/>
    <style:style style:name="T1869" style:parent-style-name="Strong" style:family="text">
      <style:text-properties style:font-name="PingFang TC" style:font-name-asian="PingFang TC" style:font-name-complex="PingFang TC"/>
    </style:style>
    <style:style style:name="T1870" style:parent-style-name="Strong" style:family="text">
      <style:text-properties style:font-name="PingFang TC" style:font-name-asian="PingFang TC" style:font-name-complex="PingFang TC"/>
    </style:style>
    <style:style style:name="T1871" style:parent-style-name="Strong" style:family="text">
      <style:text-properties style:font-name="PingFang TC" style:font-name-asian="PingFang TC" style:font-name-complex="PingFang TC"/>
    </style:style>
    <style:style style:name="P1872" style:parent-style-name="NormalWeb" style:family="paragraph"/>
    <style:style style:name="T1873" style:parent-style-name="DefaultParagraphFont" style:family="text">
      <style:text-properties style:font-name="PingFang TC" style:font-name-asian="PingFang TC" style:font-name-complex="PingFang TC"/>
    </style:style>
    <style:style style:name="T1874" style:parent-style-name="DefaultParagraphFont" style:family="text">
      <style:text-properties style:font-name="PingFang TC" style:font-name-asian="PingFang TC" style:font-name-complex="PingFang TC"/>
    </style:style>
    <style:style style:name="T1875" style:parent-style-name="DefaultParagraphFont" style:family="text">
      <style:text-properties style:font-name="PingFang TC" style:font-name-asian="PingFang TC" style:font-name-complex="PingFang TC"/>
    </style:style>
    <style:style style:name="P1876" style:parent-style-name="NormalWeb" style:family="paragraph"/>
    <style:style style:name="T1877" style:parent-style-name="DefaultParagraphFont" style:family="text">
      <style:text-properties style:font-name="PingFang TC" style:font-name-asian="PingFang TC" style:font-name-complex="PingFang TC"/>
    </style:style>
    <style:style style:name="T1878" style:parent-style-name="DefaultParagraphFont" style:family="text">
      <style:text-properties style:font-name="PingFang TC" style:font-name-asian="PingFang TC" style:font-name-complex="PingFang TC"/>
    </style:style>
    <style:style style:name="T1879" style:parent-style-name="DefaultParagraphFont" style:family="text">
      <style:text-properties style:font-name="PingFang TC" style:font-name-asian="PingFang TC" style:font-name-complex="PingFang TC"/>
    </style:style>
    <style:style style:name="T1880" style:parent-style-name="DefaultParagraphFont" style:family="text">
      <style:text-properties style:font-name="PingFang TC" style:font-name-asian="PingFang TC" style:font-name-complex="PingFang TC"/>
    </style:style>
    <style:style style:name="T1881" style:parent-style-name="DefaultParagraphFont" style:family="text">
      <style:text-properties style:font-name="PingFang TC" style:font-name-asian="PingFang TC" style:font-name-complex="PingFang TC"/>
    </style:style>
    <style:style style:name="P1882" style:parent-style-name="NormalWeb" style:family="paragraph"/>
    <style:style style:name="T1883" style:parent-style-name="DefaultParagraphFont" style:family="text">
      <style:text-properties style:font-name="PingFang TC" style:font-name-asian="PingFang TC" style:font-name-complex="PingFang TC"/>
    </style:style>
    <style:style style:name="P1884"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fo:language="en" fo:country="TW"/>
    </style:style>
    <style:style style:name="TableRow1885" style:family="table-row">
      <style:table-row-properties/>
    </style:style>
    <style:style style:name="TableCell1886"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1887"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1888" style:family="table-row">
      <style:table-row-properties style:min-row-height="0.9854in"/>
    </style:style>
    <style:style style:name="TableCell1889" style:family="table-cell">
      <style:table-cell-properties fo:border-top="0.0069in dotted #000000" fo:border-left="0.0208in solid #000000" fo:border-bottom="0.0208in solid #000000" fo:border-right="0.0208in solid #000000" style:writing-mode="lr-tb" fo:padding-top="0in" fo:padding-left="0.075in" fo:padding-bottom="0in" fo:padding-right="0.075in"/>
    </style:style>
    <style:style style:name="T1890" style:parent-style-name="DefaultParagraphFont" style:family="text">
      <style:text-properties style:font-name="PingFang TC" style:font-name-asian="PingFang TC" style:font-name-complex="PingFang TC"/>
    </style:style>
    <style:style style:name="P1891" style:parent-style-name="NormalWeb" style:family="paragraph"/>
    <style:style style:name="T1892" style:parent-style-name="Strong" style:family="text">
      <style:text-properties style:font-name="PingFang TC" style:font-name-asian="PingFang TC" style:font-name-complex="PingFang TC"/>
    </style:style>
    <style:style style:name="T1893" style:parent-style-name="DefaultParagraphFont" style:family="text">
      <style:text-properties style:font-name="PingFang TC" style:font-name-asian="PingFang TC" style:font-name-complex="PingFang TC"/>
    </style:style>
    <style:style style:name="P1894" style:parent-style-name="NormalWeb" style:family="paragraph"/>
    <style:style style:name="T1895" style:parent-style-name="DefaultParagraphFont" style:family="text">
      <style:text-properties style:font-name="PingFang TC" style:font-name-asian="PingFang TC" style:font-name-complex="PingFang TC"/>
    </style:style>
    <style:style style:name="T1896" style:parent-style-name="DefaultParagraphFont" style:family="text">
      <style:text-properties style:font-name="PingFang TC" style:font-name-asian="PingFang TC" style:font-name-complex="PingFang TC"/>
    </style:style>
    <style:style style:name="T1897" style:parent-style-name="DefaultParagraphFont" style:family="text">
      <style:text-properties style:font-name="PingFang TC" style:font-name-asian="PingFang TC" style:font-name-complex="PingFang TC"/>
    </style:style>
    <style:style style:name="P1898" style:parent-style-name="NormalWeb" style:family="paragraph"/>
    <style:style style:name="T1899" style:parent-style-name="DefaultParagraphFont" style:family="text">
      <style:text-properties style:font-name="PingFang TC" style:font-name-asian="PingFang TC" style:font-name-complex="PingFang TC"/>
    </style:style>
    <style:style style:name="P1900" style:parent-style-name="NormalWeb" style:family="paragraph"/>
    <style:style style:name="T1901" style:parent-style-name="Strong" style:family="text">
      <style:text-properties style:font-name="PingFang TC" style:font-name-asian="PingFang TC" style:font-name-complex="PingFang TC"/>
    </style:style>
    <style:style style:name="T1902" style:parent-style-name="DefaultParagraphFont" style:family="text">
      <style:text-properties style:font-name="PingFang TC" style:font-name-asian="PingFang TC" style:font-name-complex="PingFang TC"/>
    </style:style>
    <style:style style:name="P1903" style:parent-style-name="NormalWeb" style:family="paragraph"/>
    <style:style style:name="T1904" style:parent-style-name="DefaultParagraphFont" style:family="text">
      <style:text-properties style:font-name="PingFang TC" style:font-name-asian="PingFang TC" style:font-name-complex="PingFang TC"/>
    </style:style>
    <style:style style:name="P1905" style:parent-style-name="NormalWeb" style:family="paragraph"/>
    <style:style style:name="T1906" style:parent-style-name="DefaultParagraphFont" style:family="text">
      <style:text-properties style:font-name="PingFang TC" style:font-name-asian="PingFang TC" style:font-name-complex="PingFang TC"/>
    </style:style>
    <style:style style:name="T1907" style:parent-style-name="DefaultParagraphFont" style:family="text">
      <style:text-properties style:font-name="PingFang TC" style:font-name-asian="PingFang TC" style:font-name-complex="PingFang TC"/>
    </style:style>
    <style:style style:name="P1908" style:parent-style-name="NormalWeb" style:family="paragraph"/>
    <style:style style:name="T1909" style:parent-style-name="DefaultParagraphFont" style:family="text">
      <style:text-properties style:font-name="PingFang TC" style:font-name-asian="PingFang TC" style:font-name-complex="PingFang TC"/>
    </style:style>
    <style:style style:name="T1910" style:parent-style-name="DefaultParagraphFont" style:family="text">
      <style:text-properties style:font-name="PingFang TC" style:font-name-asian="PingFang TC" style:font-name-complex="PingFang TC"/>
    </style:style>
    <style:style style:name="T1911" style:parent-style-name="DefaultParagraphFont" style:family="text">
      <style:text-properties style:font-name="PingFang TC" style:font-name-asian="PingFang TC" style:font-name-complex="PingFang TC"/>
    </style:style>
    <style:style style:name="T1912" style:parent-style-name="DefaultParagraphFont" style:family="text">
      <style:text-properties style:font-name="PingFang TC" style:font-name-asian="PingFang TC" style:font-name-complex="PingFang TC"/>
    </style:style>
    <style:style style:name="T1913" style:parent-style-name="DefaultParagraphFont" style:family="text">
      <style:text-properties style:font-name="PingFang TC" style:font-name-asian="PingFang TC" style:font-name-complex="PingFang TC"/>
    </style:style>
    <style:style style:name="P1914" style:parent-style-name="NormalWeb" style:family="paragraph"/>
    <style:style style:name="T1915" style:parent-style-name="DefaultParagraphFont" style:family="text">
      <style:text-properties style:font-name="PingFang TC" style:font-name-asian="PingFang TC" style:font-name-complex="PingFang TC"/>
    </style:style>
    <style:style style:name="T1916" style:parent-style-name="DefaultParagraphFont" style:family="text">
      <style:text-properties style:font-name="PingFang TC" style:font-name-asian="PingFang TC" style:font-name-complex="PingFang TC"/>
    </style:style>
    <style:style style:name="P1917" style:parent-style-name="NormalWeb" style:family="paragraph"/>
    <style:style style:name="T1918" style:parent-style-name="DefaultParagraphFont" style:family="text">
      <style:text-properties style:font-name="PingFang TC" style:font-name-asian="PingFang TC" style:font-name-complex="PingFang TC"/>
    </style:style>
    <style:style style:name="T1919" style:parent-style-name="DefaultParagraphFont" style:family="text">
      <style:text-properties style:font-name="PingFang TC" style:font-name-asian="PingFang TC" style:font-name-complex="PingFang TC"/>
    </style:style>
    <style:style style:name="P1920" style:parent-style-name="NormalWeb" style:family="paragraph"/>
    <style:style style:name="T1921" style:parent-style-name="DefaultParagraphFont" style:family="text">
      <style:text-properties style:font-name="PingFang TC" style:font-name-asian="PingFang TC" style:font-name-complex="PingFang TC"/>
    </style:style>
    <style:style style:name="T1922" style:parent-style-name="DefaultParagraphFont" style:family="text">
      <style:text-properties style:font-name="PingFang TC" style:font-name-asian="PingFang TC" style:font-name-complex="PingFang TC"/>
    </style:style>
    <style:style style:name="T1923" style:parent-style-name="DefaultParagraphFont" style:family="text">
      <style:text-properties style:font-name="PingFang TC" style:font-name-asian="PingFang TC" style:font-name-complex="PingFang TC"/>
    </style:style>
    <style:style style:name="P1924" style:parent-style-name="NormalWeb" style:family="paragraph"/>
    <style:style style:name="T1925" style:parent-style-name="DefaultParagraphFont" style:family="text">
      <style:text-properties style:font-name="PingFang TC" style:font-name-asian="PingFang TC" style:font-name-complex="PingFang TC"/>
    </style:style>
    <style:style style:name="T1926" style:parent-style-name="DefaultParagraphFont" style:family="text">
      <style:text-properties style:font-name="PingFang TC" style:font-name-asian="PingFang TC" style:font-name-complex="PingFang TC"/>
    </style:style>
    <style:style style:name="T1927" style:parent-style-name="DefaultParagraphFont" style:family="text">
      <style:text-properties style:font-name="PingFang TC" style:font-name-asian="PingFang TC" style:font-name-complex="PingFang TC"/>
    </style:style>
    <style:style style:name="T1928" style:parent-style-name="DefaultParagraphFont" style:family="text">
      <style:text-properties style:font-name="PingFang TC" style:font-name-asian="PingFang TC" style:font-name-complex="PingFang TC"/>
    </style:style>
    <style:style style:name="P1929" style:parent-style-name="NormalWeb" style:family="paragraph"/>
    <style:style style:name="T1930" style:parent-style-name="DefaultParagraphFont" style:family="text">
      <style:text-properties style:font-name="PingFang TC" style:font-name-asian="PingFang TC" style:font-name-complex="PingFang TC"/>
    </style:style>
    <style:style style:name="T1931" style:parent-style-name="DefaultParagraphFont" style:family="text">
      <style:text-properties style:font-name="PingFang TC" style:font-name-asian="PingFang TC" style:font-name-complex="PingFang TC"/>
    </style:style>
    <style:style style:name="T1932" style:parent-style-name="DefaultParagraphFont" style:family="text">
      <style:text-properties style:font-name="PingFang TC" style:font-name-asian="PingFang TC" style:font-name-complex="PingFang TC"/>
    </style:style>
    <style:style style:name="T1933" style:parent-style-name="DefaultParagraphFont" style:family="text">
      <style:text-properties style:font-name="PingFang TC" style:font-name-asian="PingFang TC" style:font-name-complex="PingFang TC"/>
    </style:style>
    <style:style style:name="P1934" style:parent-style-name="NormalWeb" style:family="paragraph"/>
    <style:style style:name="T1935" style:parent-style-name="DefaultParagraphFont" style:family="text">
      <style:text-properties style:font-name="PingFang TC" style:font-name-asian="PingFang TC" style:font-name-complex="PingFang TC"/>
    </style:style>
    <style:style style:name="T1936" style:parent-style-name="DefaultParagraphFont" style:family="text">
      <style:text-properties style:font-name="PingFang TC" style:font-name-asian="PingFang TC" style:font-name-complex="PingFang TC"/>
    </style:style>
    <style:style style:name="T1937" style:parent-style-name="DefaultParagraphFont" style:family="text">
      <style:text-properties style:font-name="PingFang TC" style:font-name-asian="PingFang TC" style:font-name-complex="PingFang TC"/>
    </style:style>
    <style:style style:name="P1938" style:parent-style-name="NormalWeb" style:family="paragraph"/>
    <style:style style:name="T1939" style:parent-style-name="DefaultParagraphFont" style:family="text">
      <style:text-properties style:font-name="PingFang TC" style:font-name-asian="PingFang TC" style:font-name-complex="PingFang TC"/>
    </style:style>
    <style:style style:name="P1940"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fo:language="en" fo:country="TW"/>
    </style:style>
    <style:style style:name="TableRow1941" style:family="table-row">
      <style:table-row-properties/>
    </style:style>
    <style:style style:name="TableCell1942"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1943"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1944" style:family="table-row">
      <style:table-row-properties style:min-row-height="1.1743in"/>
    </style:style>
    <style:style style:name="TableCell1945" style:family="table-cell">
      <style:table-cell-properties fo:border-top="0.0069in dotted #000000" fo:border-left="0.0208in solid #000000" fo:border-bottom="0.0208in solid #000000" fo:border-right="0.0208in solid #000000" style:writing-mode="lr-tb" fo:padding-top="0in" fo:padding-left="0.075in" fo:padding-bottom="0in" fo:padding-right="0.075in"/>
    </style:style>
    <style:style style:name="T1946" style:parent-style-name="DefaultParagraphFont" style:family="text">
      <style:text-properties style:font-name="PingFang TC" style:font-name-asian="PingFang TC" style:font-name-complex="PingFang TC"/>
    </style:style>
    <style:style style:name="P1947" style:parent-style-name="NormalWeb" style:family="paragraph"/>
    <style:style style:name="T1948" style:parent-style-name="DefaultParagraphFont" style:family="text">
      <style:text-properties style:font-name="PingFang TC" style:font-name-asian="PingFang TC" style:font-name-complex="PingFang TC"/>
    </style:style>
    <style:style style:name="T1949" style:parent-style-name="DefaultParagraphFont" style:family="text">
      <style:text-properties style:font-name="PingFang TC" style:font-name-asian="PingFang TC" style:font-name-complex="PingFang TC"/>
    </style:style>
    <style:style style:name="T1950" style:parent-style-name="Strong" style:family="text">
      <style:text-properties style:font-name="PingFang TC" style:font-name-asian="PingFang TC" style:font-name-complex="PingFang TC"/>
    </style:style>
    <style:style style:name="T1951" style:parent-style-name="Strong" style:family="text">
      <style:text-properties style:font-name="PingFang TC" style:font-name-asian="PingFang TC" style:font-name-complex="PingFang TC"/>
    </style:style>
    <style:style style:name="T1952" style:parent-style-name="DefaultParagraphFont" style:family="text">
      <style:text-properties style:font-name="PingFang TC" style:font-name-asian="PingFang TC" style:font-name-complex="PingFang TC"/>
    </style:style>
    <style:style style:name="P1953" style:parent-style-name="NormalWeb" style:family="paragraph"/>
    <style:style style:name="T1954" style:parent-style-name="DefaultParagraphFont" style:family="text">
      <style:text-properties style:font-name="PingFang TC" style:font-name-asian="PingFang TC" style:font-name-complex="PingFang TC"/>
    </style:style>
    <style:style style:name="T1955" style:parent-style-name="DefaultParagraphFont" style:family="text">
      <style:text-properties style:font-name="PingFang TC" style:font-name-asian="PingFang TC" style:font-name-complex="PingFang TC"/>
    </style:style>
    <style:style style:name="T1956" style:parent-style-name="DefaultParagraphFont" style:family="text">
      <style:text-properties style:font-name="PingFang TC" style:font-name-asian="PingFang TC" style:font-name-complex="PingFang TC"/>
    </style:style>
    <style:style style:name="T1957" style:parent-style-name="DefaultParagraphFont" style:family="text">
      <style:text-properties style:font-name="PingFang TC" style:font-name-asian="PingFang TC" style:font-name-complex="PingFang TC"/>
    </style:style>
    <style:style style:name="P1958" style:parent-style-name="NormalWeb" style:family="paragraph"/>
    <style:style style:name="T1959" style:parent-style-name="DefaultParagraphFont" style:family="text">
      <style:text-properties style:font-name="PingFang TC" style:font-name-asian="PingFang TC" style:font-name-complex="PingFang TC"/>
    </style:style>
    <style:style style:name="P1960" style:parent-style-name="NormalWeb" style:family="paragraph"/>
    <style:style style:name="T1961" style:parent-style-name="DefaultParagraphFont" style:family="text">
      <style:text-properties style:font-name="PingFang TC" style:font-name-asian="PingFang TC" style:font-name-complex="PingFang TC"/>
    </style:style>
    <style:style style:name="P1962" style:parent-style-name="NormalWeb" style:family="paragraph"/>
    <style:style style:name="T1963" style:parent-style-name="DefaultParagraphFont" style:family="text">
      <style:text-properties style:font-name="PingFang TC" style:font-name-asian="PingFang TC" style:font-name-complex="PingFang TC"/>
    </style:style>
    <style:style style:name="T1964" style:parent-style-name="DefaultParagraphFont" style:family="text">
      <style:text-properties style:font-name="PingFang TC" style:font-name-asian="PingFang TC" style:font-name-complex="PingFang TC"/>
    </style:style>
    <style:style style:name="T1965" style:parent-style-name="DefaultParagraphFont" style:family="text">
      <style:text-properties style:font-name="PingFang TC" style:font-name-asian="PingFang TC" style:font-name-complex="PingFang TC"/>
    </style:style>
    <style:style style:name="T1966" style:parent-style-name="DefaultParagraphFont" style:family="text">
      <style:text-properties style:font-name="PingFang TC" style:font-name-asian="PingFang TC" style:font-name-complex="PingFang TC"/>
    </style:style>
    <style:style style:name="P1967" style:parent-style-name="NormalWeb" style:family="paragraph"/>
    <style:style style:name="T1968" style:parent-style-name="DefaultParagraphFont" style:family="text">
      <style:text-properties style:font-name="PingFang TC" style:font-name-asian="PingFang TC" style:font-name-complex="PingFang TC"/>
    </style:style>
    <style:style style:name="T1969" style:parent-style-name="DefaultParagraphFont" style:family="text">
      <style:text-properties style:font-name="PingFang TC" style:font-name-asian="PingFang TC" style:font-name-complex="PingFang TC"/>
    </style:style>
    <style:style style:name="P1970" style:parent-style-name="NormalWeb" style:family="paragraph"/>
    <style:style style:name="T1971" style:parent-style-name="DefaultParagraphFont" style:family="text">
      <style:text-properties style:font-name="PingFang TC" style:font-name-asian="PingFang TC" style:font-name-complex="PingFang TC"/>
    </style:style>
    <style:style style:name="T1972" style:parent-style-name="DefaultParagraphFont" style:family="text">
      <style:text-properties style:font-name="PingFang TC" style:font-name-asian="PingFang TC" style:font-name-complex="PingFang TC"/>
    </style:style>
    <style:style style:name="P1973" style:parent-style-name="NormalWeb" style:family="paragraph"/>
    <style:style style:name="T1974" style:parent-style-name="DefaultParagraphFont" style:family="text">
      <style:text-properties style:font-name="PingFang TC" style:font-name-asian="PingFang TC" style:font-name-complex="PingFang TC"/>
    </style:style>
    <style:style style:name="P1975" style:parent-style-name="NormalWeb" style:family="paragraph"/>
    <style:style style:name="T1976" style:parent-style-name="DefaultParagraphFont" style:family="text">
      <style:text-properties style:font-name="PingFang TC" style:font-name-asian="PingFang TC" style:font-name-complex="PingFang TC"/>
    </style:style>
    <style:style style:name="P1977" style:parent-style-name="NormalWeb" style:family="paragraph"/>
    <style:style style:name="T1978" style:parent-style-name="DefaultParagraphFont" style:family="text">
      <style:text-properties style:font-name="PingFang TC" style:font-name-asian="PingFang TC" style:font-name-complex="PingFang TC"/>
    </style:style>
    <style:style style:name="T1979" style:parent-style-name="DefaultParagraphFont" style:family="text">
      <style:text-properties style:font-name="PingFang TC" style:font-name-asian="PingFang TC" style:font-name-complex="PingFang TC"/>
    </style:style>
    <style:style style:name="T1980" style:parent-style-name="DefaultParagraphFont" style:family="text">
      <style:text-properties style:font-name="PingFang TC" style:font-name-asian="PingFang TC" style:font-name-complex="PingFang TC"/>
    </style:style>
    <style:style style:name="T1981" style:parent-style-name="DefaultParagraphFont" style:family="text">
      <style:text-properties style:font-name="PingFang TC" style:font-name-asian="PingFang TC" style:font-name-complex="PingFang TC"/>
    </style:style>
    <style:style style:name="P1982" style:parent-style-name="NormalWeb" style:family="paragraph"/>
    <style:style style:name="T1983" style:parent-style-name="DefaultParagraphFont" style:family="text">
      <style:text-properties style:font-name="PingFang TC" style:font-name-asian="PingFang TC" style:font-name-complex="PingFang TC"/>
    </style:style>
    <style:style style:name="T1984" style:parent-style-name="DefaultParagraphFont" style:family="text">
      <style:text-properties style:font-name="PingFang TC" style:font-name-asian="PingFang TC" style:font-name-complex="PingFang TC"/>
    </style:style>
    <style:style style:name="P1985" style:parent-style-name="NormalWeb" style:family="paragraph"/>
    <style:style style:name="T1986" style:parent-style-name="DefaultParagraphFont" style:family="text">
      <style:text-properties style:font-name="PingFang TC" style:font-name-asian="PingFang TC" style:font-name-complex="PingFang TC"/>
    </style:style>
    <style:style style:name="T1987" style:parent-style-name="DefaultParagraphFont" style:family="text">
      <style:text-properties style:font-name="PingFang TC" style:font-name-asian="PingFang TC" style:font-name-complex="PingFang TC"/>
    </style:style>
    <style:style style:name="P1988" style:parent-style-name="NormalWeb" style:family="paragraph"/>
    <style:style style:name="T1989" style:parent-style-name="Strong" style:family="text">
      <style:text-properties style:font-name="PingFang TC" style:font-name-asian="PingFang TC" style:font-name-complex="PingFang TC"/>
    </style:style>
    <style:style style:name="T1990" style:parent-style-name="DefaultParagraphFont" style:family="text">
      <style:text-properties style:font-name="PingFang TC" style:font-name-asian="PingFang TC" style:font-name-complex="PingFang TC"/>
    </style:style>
    <style:style style:name="P1991" style:parent-style-name="NormalWeb" style:family="paragraph"/>
    <style:style style:name="T1992" style:parent-style-name="Strong" style:family="text">
      <style:text-properties style:font-name="PingFang TC" style:font-name-asian="PingFang TC" style:font-name-complex="PingFang TC"/>
    </style:style>
    <style:style style:name="T1993" style:parent-style-name="DefaultParagraphFont" style:family="text">
      <style:text-properties style:font-name="PingFang TC" style:font-name-asian="PingFang TC" style:font-name-complex="PingFang TC"/>
    </style:style>
    <style:style style:name="P1994" style:parent-style-name="NormalWeb" style:family="paragraph"/>
    <style:style style:name="T1995" style:parent-style-name="Strong" style:family="text">
      <style:text-properties style:font-name="PingFang TC" style:font-name-asian="PingFang TC" style:font-name-complex="PingFang TC"/>
    </style:style>
    <style:style style:name="T1996" style:parent-style-name="DefaultParagraphFont" style:family="text">
      <style:text-properties style:font-name="PingFang TC" style:font-name-asian="PingFang TC" style:font-name-complex="PingFang TC"/>
    </style:style>
    <style:style style:name="P1997" style:parent-style-name="NormalWeb" style:family="paragraph"/>
    <style:style style:name="T1998" style:parent-style-name="Strong" style:family="text">
      <style:text-properties style:font-name="PingFang TC" style:font-name-asian="PingFang TC" style:font-name-complex="PingFang TC"/>
    </style:style>
    <style:style style:name="T1999" style:parent-style-name="DefaultParagraphFont" style:family="text">
      <style:text-properties style:font-name="PingFang TC" style:font-name-asian="PingFang TC" style:font-name-complex="PingFang TC"/>
    </style:style>
    <style:style style:name="T2000" style:parent-style-name="DefaultParagraphFont" style:family="text">
      <style:text-properties style:font-name="PingFang TC" style:font-name-asian="PingFang TC" style:font-name-complex="PingFang TC"/>
    </style:style>
    <style:style style:name="P2001"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fo:language="en" fo:country="TW"/>
    </style:style>
    <style:style style:name="P2002"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標楷體" style:letter-kerning="false"/>
    </style:style>
    <style:style style:name="TableColumn2004" style:family="table-column">
      <style:table-column-properties style:column-width="6.2368in"/>
    </style:style>
    <style:style style:name="Table2003" style:family="table">
      <style:table-properties style:width="6.2368in" style:rel-width="96%" fo:margin-left="0in" table:align="right"/>
    </style:style>
    <style:style style:name="TableRow2005" style:family="table-row">
      <style:table-row-properties style:min-row-height="4.8263in"/>
    </style:style>
    <style:style style:name="TableCell2006" style:family="table-cell">
      <style:table-cell-properties fo:border="none" style:writing-mode="lr-tb" fo:padding-top="0in" fo:padding-left="0.075in" fo:padding-bottom="0in" fo:padding-right="0.075in"/>
    </style:style>
    <style:style style:name="P2007" style:parent-style-name="內文" style:family="paragraph">
      <style:paragraph-properties fo:widows="0" fo:orphans="0" fo:text-align="justify" style:vertical-align="baseline" fo:line-height="0.2777in" fo:margin-left="0.1666in" fo:text-indent="-0.1666in">
        <style:tab-stops/>
      </style:paragraph-properties>
    </style:style>
    <style:style style:name="T2008" style:parent-style-name="預設段落字型" style:family="text">
      <style:text-properties style:font-name="Times New Roman" style:font-name-asian="MingLiU" style:letter-kerning="false" style:font-size-complex="10pt"/>
    </style:style>
    <style:style style:name="P2009" style:parent-style-name="內文" style:family="paragraph">
      <style:paragraph-properties fo:text-align="end"/>
      <style:text-properties style:font-name-asian="標楷體" fo:color="#000000"/>
    </style:style>
    <style:style style:name="T2010" style:parent-style-name="預設段落字型" style:family="text">
      <style:text-properties style:font-name-asian="標楷體" fo:color="#000000"/>
    </style:style>
    <style:style style:name="T2011" style:parent-style-name="預設段落字型" style:family="text">
      <style:text-properties style:font-name="標楷體" style:font-name-asian="標楷體" fo:color="#000000"/>
    </style:style>
    <style:style style:name="T2012" style:parent-style-name="預設段落字型" style:family="text">
      <style:text-properties style:font-name-asian="標楷體" fo:color="#000000"/>
    </style:style>
    <style:style style:name="T2013" style:parent-style-name="預設段落字型" style:family="text">
      <style:text-properties style:font-name="標楷體" style:font-name-asian="標楷體" fo:color="#000000"/>
    </style:style>
    <style:style style:name="T2014" style:parent-style-name="預設段落字型" style:family="text">
      <style:text-properties style:font-name-asian="標楷體" fo:color="#000000"/>
    </style:style>
    <style:style style:name="T2015" style:parent-style-name="預設段落字型" style:family="text">
      <style:text-properties style:font-name="標楷體" style:font-name-asian="標楷體" fo:color="#000000"/>
    </style:style>
    <style:style style:name="P2016" style:parent-style-name="內文" style:family="paragraph">
      <style:text-properties style:font-name-asian="標楷體" fo:color="#000000"/>
    </style:style>
    <style:style style:name="P2017" style:parent-style-name="內文" style:family="paragraph">
      <style:text-properties style:font-name-asian="標楷體" fo:color="#000000"/>
    </style:style>
    <style:style style:name="P2018" style:parent-style-name="內文" style:family="paragraph">
      <style:text-properties style:font-name-asian="標楷體" fo:color="#000000"/>
    </style:style>
    <style:style style:name="P2019" style:parent-style-name="內文" style:family="paragraph">
      <style:text-properties style:font-name-asian="標楷體" fo:color="#000000"/>
    </style:style>
    <style:style style:name="T2020" style:parent-style-name="預設段落字型" style:family="text">
      <style:text-properties style:font-name="Times New Roman" style:font-name-asian="標楷體" style:letter-kerning="false" style:font-size-complex="10pt"/>
    </style:style>
    <style:style style:name="T2021" style:parent-style-name="預設段落字型" style:family="text">
      <style:text-properties style:font-name="Times New Roman" style:font-name-asian="標楷體" style:letter-kerning="false"/>
    </style:style>
    <style:style style:name="P2022" style:parent-style-name="內文" style:family="paragraph">
      <style:paragraph-properties fo:widows="0" fo:orphans="0" fo:text-align="justify" style:vertical-align="baseline" fo:margin-bottom="0.0833in" style:line-height-at-least="0.2777in" fo:text-indent="0.3333in">
        <style:tab-stops>
          <style:tab-stop style:type="left" style:position="0.7291in"/>
          <style:tab-stop style:type="right" style:position="6.5625in"/>
        </style:tab-stops>
      </style:paragraph-properties>
      <style:text-properties style:font-name="Times New Roman" style:font-name-asian="標楷體" style:letter-kerning="false" style:font-size-complex="10pt"/>
    </style:style>
    <style:style style:name="P2023" style:parent-style-name="內文" style:family="paragraph">
      <style:paragraph-properties fo:widows="0" fo:orphans="0" fo:text-align="justify" style:vertical-align="baseline" style:line-height-at-least="0.1527in" fo:margin-left="0.3333in" fo:text-indent="-0.25in">
        <style:tab-stops>
          <style:tab-stop style:type="left" style:position="0.6041in"/>
        </style:tab-stops>
      </style:paragraph-properties>
      <style:text-properties style:font-name="Times New Roman" style:font-name-asian="標楷體" style:letter-kerning="false" style:font-size-complex="10pt"/>
    </style:style>
    <style:style style:name="P2024" style:parent-style-name="內文" style:family="paragraph">
      <style:paragraph-properties fo:widows="0" fo:orphans="0" fo:text-align="justify" style:vertical-align="baseline" style:line-height-at-least="0.1527in" fo:margin-left="0.3333in" fo:text-indent="-0.25in">
        <style:tab-stops>
          <style:tab-stop style:type="left" style:position="0.6041in"/>
        </style:tab-stops>
      </style:paragraph-properties>
      <style:text-properties style:font-name="Times New Roman" style:font-name-asian="標楷體" style:letter-kerning="false" style:font-size-complex="10pt"/>
    </style:style>
    <style:style style:name="P2025" style:parent-style-name="內文" style:family="paragraph">
      <style:paragraph-properties fo:widows="0" fo:orphans="0" fo:text-align="justify" style:vertical-align="baseline" style:line-height-at-least="0.1527in" fo:margin-left="0.3333in" fo:text-indent="-0.25in">
        <style:tab-stops>
          <style:tab-stop style:type="left" style:position="0.6041in"/>
        </style:tab-stops>
      </style:paragraph-properties>
    </style:style>
    <style:style style:name="T2026" style:parent-style-name="預設段落字型" style:family="text">
      <style:text-properties style:font-name="Times New Roman" style:font-name-asian="標楷體" style:letter-kerning="false" style:font-size-complex="10pt"/>
    </style:style>
    <style:style style:name="T2027" style:parent-style-name="預設段落字型" style:family="text">
      <style:text-properties style:font-name="Times New Roman" style:font-name-asian="標楷體" style:letter-kerning="false" style:font-size-complex="10pt"/>
    </style:style>
    <style:style style:name="T2028" style:parent-style-name="預設段落字型" style:family="text">
      <style:text-properties style:font-name="Times New Roman" style:font-name-asian="標楷體" style:letter-kerning="false" style:font-size-complex="10pt"/>
    </style:style>
    <style:style style:name="P2029" style:parent-style-name="內文" style:family="paragraph">
      <style:paragraph-properties fo:widows="0" fo:orphans="0" fo:text-align="justify" style:vertical-align="baseline" fo:line-height="0.2777in" fo:margin-left="0.1666in" fo:text-indent="-0.1666in">
        <style:tab-stops/>
      </style:paragraph-properties>
    </style:style>
    <style:style style:name="T2030" style:parent-style-name="預設段落字型" style:family="text">
      <style:text-properties style:font-name="Times New Roman" style:font-name-asian="標楷體" style:letter-kerning="false" style:font-size-complex="10pt"/>
    </style:style>
    <style:style style:name="T2031" style:parent-style-name="預設段落字型" style:family="text">
      <style:text-properties style:font-name="Times New Roman" style:font-name-asian="標楷體" style:letter-kerning="false"/>
    </style:style>
    <style:style style:name="T2032" style:parent-style-name="預設段落字型" style:family="text">
      <style:text-properties style:font-name="Times New Roman" style:font-name-asian="標楷體" style:letter-kerning="false"/>
    </style:style>
    <style:style style:name="T2033" style:parent-style-name="預設段落字型" style:family="text">
      <style:text-properties style:font-name="Times New Roman" style:font-name-asian="標楷體" style:letter-kerning="false"/>
    </style:style>
    <style:style style:name="T2034" style:parent-style-name="預設段落字型" style:family="text">
      <style:text-properties style:font-name="Times New Roman" style:font-name-asian="標楷體" style:letter-kerning="false"/>
    </style:style>
    <style:style style:name="P2035" style:parent-style-name="內文" style:family="paragraph">
      <style:paragraph-properties fo:widows="0" fo:orphans="0" fo:text-align="justify" style:vertical-align="baseline" fo:line-height="0.2777in"/>
    </style:style>
    <style:style style:name="P2036" style:parent-style-name="內文" style:family="paragraph">
      <style:paragraph-properties fo:widows="0" fo:orphans="0" fo:text-align="justify" style:vertical-align="baseline" fo:line-height="0.2777in"/>
    </style:style>
    <style:style style:name="P2037" style:parent-style-name="內文" style:family="paragraph">
      <style:paragraph-properties fo:widows="0" fo:orphans="0" fo:text-align="justify" style:vertical-align="baseline" fo:line-height="0.2777in" fo:margin-left="0.1666in">
        <style:tab-stops/>
      </style:paragraph-properties>
      <style:text-properties style:font-name="Times New Roman" style:font-name-asian="標楷體" style:letter-kerning="false"/>
    </style:style>
    <style:style style:name="P2038" style:parent-style-name="內文" style:family="paragraph">
      <style:paragraph-properties fo:widows="0" fo:orphans="0" fo:text-align="justify" style:vertical-align="baseline" fo:line-height="0.2777in" fo:margin-left="0.1666in">
        <style:tab-stops/>
      </style:paragraph-properties>
      <style:text-properties style:font-name="Times New Roman" style:font-name-asian="標楷體" style:letter-kerning="false"/>
    </style:style>
    <style:style style:name="P2039" style:parent-style-name="內文" style:family="paragraph">
      <style:paragraph-properties fo:widows="0" fo:orphans="0" fo:text-align="justify" style:vertical-align="baseline" fo:margin-bottom="0.0833in" fo:line-height="0.2777in" fo:margin-left="0.5in" fo:text-indent="-0.3034in">
        <style:tab-stops/>
      </style:paragraph-properties>
    </style:style>
    <style:style style:name="T2040" style:parent-style-name="預設段落字型" style:family="text">
      <style:text-properties style:font-name="Times New Roman" style:font-name-asian="標楷體" fo:color="#FF0000" style:letter-kerning="false"/>
    </style:style>
    <style:style style:name="T2041" style:parent-style-name="預設段落字型" style:family="text">
      <style:text-properties style:font-name="Times New Roman" style:font-name-asian="標楷體" fo:color="#FF0000" style:letter-kerning="false"/>
    </style:style>
    <style:style style:name="T2042" style:parent-style-name="預設段落字型" style:family="text">
      <style:text-properties style:font-name="Times New Roman" style:font-name-asian="標楷體" fo:font-weight="bold" style:font-weight-asian="bold" style:font-weight-complex="bold" fo:color="#FF0000" style:letter-kerning="false"/>
    </style:style>
    <style:style style:name="P2043" style:parent-style-name="內文" style:family="paragraph">
      <style:paragraph-properties fo:widows="0" fo:orphans="0" fo:text-align="justify" style:vertical-align="baseline" fo:line-height="0.2777in" fo:margin-left="0.3631in">
        <style:tab-stops/>
      </style:paragraph-properties>
      <style:text-properties style:font-name="Times New Roman" style:font-name-asian="標楷體" fo:color="#FF0000" style:letter-kerning="false"/>
    </style:style>
    <style:style style:name="P2044" style:parent-style-name="內文" style:family="paragraph">
      <style:paragraph-properties fo:widows="0" fo:orphans="0" fo:text-align="justify" style:vertical-align="baseline" fo:line-height="0.2777in" fo:margin-left="0.3631in">
        <style:tab-stops/>
      </style:paragraph-properties>
      <style:text-properties style:font-name="Times New Roman" style:font-name-asian="標楷體" fo:color="#FF0000" style:letter-kerning="false"/>
    </style:style>
    <style:style style:name="P2045" style:parent-style-name="內文" style:family="paragraph">
      <style:paragraph-properties fo:widows="0" fo:orphans="0" fo:text-align="justify" style:vertical-align="baseline" fo:line-height="0.2777in" fo:margin-left="0.5in">
        <style:tab-stops/>
      </style:paragraph-properties>
      <style:text-properties style:font-name="Times New Roman" style:font-name-asian="標楷體" fo:color="#FF0000" style:letter-kerning="false"/>
    </style:style>
    <style:style style:name="P2046" style:parent-style-name="內文" style:family="paragraph">
      <style:paragraph-properties fo:widows="0" fo:orphans="0" fo:text-align="justify" style:vertical-align="baseline" fo:line-height="0.2777in" fo:margin-left="0.5in">
        <style:tab-stops/>
      </style:paragraph-properties>
      <style:text-properties style:font-name="Times New Roman" style:font-name-asian="標楷體" fo:color="#FF0000" style:letter-kerning="false"/>
    </style:style>
    <style:style style:name="P2047" style:parent-style-name="內文" style:family="paragraph">
      <style:paragraph-properties fo:widows="0" fo:orphans="0" fo:text-align="justify" style:vertical-align="baseline" fo:line-height="0.2777in" fo:margin-left="0.3631in">
        <style:tab-stops/>
      </style:paragraph-properties>
      <style:text-properties style:font-name="Times New Roman" style:font-name-asian="標楷體" fo:color="#FF0000" style:letter-kerning="false"/>
    </style:style>
    <style:style style:name="P2048" style:parent-style-name="內文" style:family="paragraph">
      <style:paragraph-properties fo:widows="0" fo:orphans="0" fo:text-align="justify" style:vertical-align="baseline" fo:line-height="0.2777in" fo:margin-left="0.5in">
        <style:tab-stops/>
      </style:paragraph-properties>
      <style:text-properties style:font-name="Times New Roman" style:font-name-asian="標楷體" fo:color="#FF0000" style:letter-kerning="false"/>
    </style:style>
    <style:style style:name="P2049" style:parent-style-name="內文" style:family="paragraph">
      <style:paragraph-properties fo:widows="0" fo:orphans="0" fo:text-align="justify" style:vertical-align="baseline" fo:line-height="0.2777in" fo:margin-left="0.6666in">
        <style:tab-stops/>
      </style:paragraph-properties>
      <style:text-properties style:font-name="Times New Roman" style:font-name-asian="標楷體" fo:color="#FF0000" style:letter-kerning="false"/>
    </style:style>
    <style:style style:name="P2050" style:parent-style-name="內文" style:family="paragraph">
      <style:paragraph-properties fo:widows="0" fo:orphans="0" fo:text-align="justify" style:vertical-align="baseline" fo:line-height="0.2777in" fo:margin-left="0.6666in">
        <style:tab-stops/>
      </style:paragraph-properties>
      <style:text-properties style:font-name="Times New Roman" style:font-name-asian="標楷體" fo:color="#FF0000" style:letter-kerning="false"/>
    </style:style>
    <style:style style:name="TableColumn2052" style:family="table-column">
      <style:table-column-properties style:column-width="0.5187in"/>
    </style:style>
    <style:style style:name="TableColumn2053" style:family="table-column">
      <style:table-column-properties style:column-width="1.9in"/>
    </style:style>
    <style:style style:name="TableColumn2054" style:family="table-column">
      <style:table-column-properties style:column-width="0.8645in"/>
    </style:style>
    <style:style style:name="TableColumn2055" style:family="table-column">
      <style:table-column-properties style:column-width="1.6673in"/>
    </style:style>
    <style:style style:name="TableColumn2056" style:family="table-column">
      <style:table-column-properties style:column-width="1.2659in"/>
    </style:style>
    <style:style style:name="Table2051" style:family="table">
      <style:table-properties style:width="6.2166in" style:rel-width="96%" fo:margin-left="0in" table:align="right"/>
    </style:style>
    <style:style style:name="TableRow2057" style:family="table-row">
      <style:table-row-properties/>
    </style:style>
    <style:style style:name="TableCell2058" style:family="table-cell">
      <style:table-cell-properties fo:border-top="0.0208in solid #000000" fo:border-left="0.0208in solid #000000" fo:border-bottom="0.0069in solid #000000" fo:border-right="0.0069in solid #000000" style:writing-mode="lr-tb" fo:padding-top="0in" fo:padding-left="0.0194in" fo:padding-bottom="0in" fo:padding-right="0.0194in"/>
    </style:style>
    <style:style style:name="P2059"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60" style:family="table-cell">
      <style:table-cell-properties fo:border-top="0.0208in solid #000000" fo:border-left="0.0069in solid #000000" fo:border-bottom="0.0069in solid #000000" fo:border-right="0.0069in solid #000000" style:writing-mode="lr-tb" fo:padding-top="0in" fo:padding-left="0.0194in" fo:padding-bottom="0in" fo:padding-right="0.0194in"/>
    </style:style>
    <style:style style:name="P2061"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62" style:family="table-cell">
      <style:table-cell-properties fo:border-top="0.0208in solid #000000" fo:border-left="0.0069in solid #000000" fo:border-bottom="0.0069in solid #000000" fo:border-right="0.0069in solid #000000" style:writing-mode="lr-tb" fo:padding-top="0in" fo:padding-left="0.0194in" fo:padding-bottom="0in" fo:padding-right="0.0194in"/>
    </style:style>
    <style:style style:name="P2063"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64" style:family="table-cell">
      <style:table-cell-properties fo:border-top="0.0208in solid #000000" fo:border-left="0.0069in solid #000000" fo:border-bottom="0.0069in solid #000000" fo:border-right="0.0069in solid #000000" style:writing-mode="lr-tb" fo:padding-top="0in" fo:padding-left="0.0194in" fo:padding-bottom="0in" fo:padding-right="0.0194in"/>
    </style:style>
    <style:style style:name="P2065"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66" style:family="table-cell">
      <style:table-cell-properties fo:border-top="0.0208in solid #000000" fo:border-left="0.0069in solid #000000" fo:border-bottom="0.0069in solid #000000" fo:border-right="0.0208in solid #000000" style:writing-mode="lr-tb" fo:padding-top="0in" fo:padding-left="0.0194in" fo:padding-bottom="0in" fo:padding-right="0.0194in"/>
    </style:style>
    <style:style style:name="P2067"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Row2068" style:family="table-row">
      <style:table-row-properties/>
    </style:style>
    <style:style style:name="TableCell2069"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070"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71" style:family="table-cell">
      <style:table-cell-properties fo:border="0.0069in solid #000000" style:writing-mode="lr-tb" fo:padding-top="0in" fo:padding-left="0.0194in" fo:padding-bottom="0in" fo:padding-right="0.0194in"/>
    </style:style>
    <style:style style:name="P2072"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73" style:family="table-cell">
      <style:table-cell-properties fo:border="0.0069in solid #000000" style:writing-mode="lr-tb" fo:padding-top="0in" fo:padding-left="0.0194in" fo:padding-bottom="0in" fo:padding-right="0.0194in"/>
    </style:style>
    <style:style style:name="P2074"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75" style:family="table-cell">
      <style:table-cell-properties fo:border="0.0069in solid #000000" style:writing-mode="lr-tb" fo:padding-top="0in" fo:padding-left="0.0194in" fo:padding-bottom="0in" fo:padding-right="0.0194in"/>
    </style:style>
    <style:style style:name="P2076"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77"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07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079" style:family="table-row">
      <style:table-row-properties/>
    </style:style>
    <style:style style:name="TableCell2080"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081"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82" style:family="table-cell">
      <style:table-cell-properties fo:border="0.0069in solid #000000" style:writing-mode="lr-tb" fo:padding-top="0in" fo:padding-left="0.0194in" fo:padding-bottom="0in" fo:padding-right="0.0194in"/>
    </style:style>
    <style:style style:name="P2083"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84" style:family="table-cell">
      <style:table-cell-properties fo:border="0.0069in solid #000000" style:writing-mode="lr-tb" fo:padding-top="0in" fo:padding-left="0.0194in" fo:padding-bottom="0in" fo:padding-right="0.0194in"/>
    </style:style>
    <style:style style:name="P2085"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86" style:family="table-cell">
      <style:table-cell-properties fo:border="0.0069in solid #000000" style:writing-mode="lr-tb" fo:padding-top="0in" fo:padding-left="0.0194in" fo:padding-bottom="0in" fo:padding-right="0.0194in"/>
    </style:style>
    <style:style style:name="P208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88"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089"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090" style:family="table-row">
      <style:table-row-properties/>
    </style:style>
    <style:style style:name="TableCell2091"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092"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093" style:family="table-cell">
      <style:table-cell-properties fo:border="0.0069in solid #000000" style:writing-mode="lr-tb" fo:padding-top="0in" fo:padding-left="0.0194in" fo:padding-bottom="0in" fo:padding-right="0.0194in"/>
    </style:style>
    <style:style style:name="P2094"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95" style:family="table-cell">
      <style:table-cell-properties fo:border="0.0069in solid #000000" style:writing-mode="lr-tb" fo:padding-top="0in" fo:padding-left="0.0194in" fo:padding-bottom="0in" fo:padding-right="0.0194in"/>
    </style:style>
    <style:style style:name="P2096"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97" style:family="table-cell">
      <style:table-cell-properties fo:border="0.0069in solid #000000" style:writing-mode="lr-tb" fo:padding-top="0in" fo:padding-left="0.0194in" fo:padding-bottom="0in" fo:padding-right="0.0194in"/>
    </style:style>
    <style:style style:name="P209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099"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100"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101" style:family="table-row">
      <style:table-row-properties/>
    </style:style>
    <style:style style:name="TableCell2102"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103"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04" style:family="table-cell">
      <style:table-cell-properties fo:border="0.0069in solid #000000" style:writing-mode="lr-tb" fo:padding-top="0in" fo:padding-left="0.0194in" fo:padding-bottom="0in" fo:padding-right="0.0194in"/>
    </style:style>
    <style:style style:name="P2105"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06" style:family="table-cell">
      <style:table-cell-properties fo:border="0.0069in solid #000000" style:writing-mode="lr-tb" fo:padding-top="0in" fo:padding-left="0.0194in" fo:padding-bottom="0in" fo:padding-right="0.0194in"/>
    </style:style>
    <style:style style:name="P210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08" style:family="table-cell">
      <style:table-cell-properties fo:border="0.0069in solid #000000" style:writing-mode="lr-tb" fo:padding-top="0in" fo:padding-left="0.0194in" fo:padding-bottom="0in" fo:padding-right="0.0194in"/>
    </style:style>
    <style:style style:name="P2109"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10"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111"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112" style:family="table-row">
      <style:table-row-properties/>
    </style:style>
    <style:style style:name="TableCell2113"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114"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15" style:family="table-cell">
      <style:table-cell-properties fo:border="0.0069in solid #000000" style:writing-mode="lr-tb" fo:padding-top="0in" fo:padding-left="0.0194in" fo:padding-bottom="0in" fo:padding-right="0.0194in"/>
    </style:style>
    <style:style style:name="P2116"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17" style:family="table-cell">
      <style:table-cell-properties fo:border="0.0069in solid #000000" style:writing-mode="lr-tb" fo:padding-top="0in" fo:padding-left="0.0194in" fo:padding-bottom="0in" fo:padding-right="0.0194in"/>
    </style:style>
    <style:style style:name="P211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19" style:family="table-cell">
      <style:table-cell-properties fo:border="0.0069in solid #000000" style:writing-mode="lr-tb" fo:padding-top="0in" fo:padding-left="0.0194in" fo:padding-bottom="0in" fo:padding-right="0.0194in"/>
    </style:style>
    <style:style style:name="P2120"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21"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122"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123" style:family="table-row">
      <style:table-row-properties/>
    </style:style>
    <style:style style:name="TableCell2124"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125"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26" style:family="table-cell">
      <style:table-cell-properties fo:border="0.0069in solid #000000" style:writing-mode="lr-tb" fo:padding-top="0in" fo:padding-left="0.0194in" fo:padding-bottom="0in" fo:padding-right="0.0194in"/>
    </style:style>
    <style:style style:name="P212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28" style:family="table-cell">
      <style:table-cell-properties fo:border="0.0069in solid #000000" style:writing-mode="lr-tb" fo:padding-top="0in" fo:padding-left="0.0194in" fo:padding-bottom="0in" fo:padding-right="0.0194in"/>
    </style:style>
    <style:style style:name="P2129"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30" style:family="table-cell">
      <style:table-cell-properties fo:border="0.0069in solid #000000" style:writing-mode="lr-tb" fo:padding-top="0in" fo:padding-left="0.0194in" fo:padding-bottom="0in" fo:padding-right="0.0194in"/>
    </style:style>
    <style:style style:name="P2131"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32"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133"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134" style:family="table-row">
      <style:table-row-properties/>
    </style:style>
    <style:style style:name="TableCell2135"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136"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37" style:family="table-cell">
      <style:table-cell-properties fo:border="0.0069in solid #000000" style:writing-mode="lr-tb" fo:padding-top="0in" fo:padding-left="0.0194in" fo:padding-bottom="0in" fo:padding-right="0.0194in"/>
    </style:style>
    <style:style style:name="P213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39" style:family="table-cell">
      <style:table-cell-properties fo:border="0.0069in solid #000000" style:writing-mode="lr-tb" fo:padding-top="0in" fo:padding-left="0.0194in" fo:padding-bottom="0in" fo:padding-right="0.0194in"/>
    </style:style>
    <style:style style:name="P2140"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41" style:family="table-cell">
      <style:table-cell-properties fo:border="0.0069in solid #000000" style:writing-mode="lr-tb" fo:padding-top="0in" fo:padding-left="0.0194in" fo:padding-bottom="0in" fo:padding-right="0.0194in"/>
    </style:style>
    <style:style style:name="P2142"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43"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144"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145" style:family="table-row">
      <style:table-row-properties/>
    </style:style>
    <style:style style:name="TableCell2146" style:family="table-cell">
      <style:table-cell-properties fo:border-top="0.0069in solid #000000" fo:border-left="0.0208in solid #000000" fo:border-bottom="0.0208in solid #000000" fo:border-right="0.0069in solid #000000" style:writing-mode="lr-tb" fo:padding-top="0in" fo:padding-left="0.0194in" fo:padding-bottom="0in" fo:padding-right="0.0194in"/>
    </style:style>
    <style:style style:name="P2147"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48" style:family="table-cell">
      <style:table-cell-properties fo:border-top="0.0069in solid #000000" fo:border-left="0.0069in solid #000000" fo:border-bottom="0.0208in solid #000000" fo:border-right="0.0069in solid #000000" style:writing-mode="lr-tb" fo:padding-top="0in" fo:padding-left="0.0194in" fo:padding-bottom="0in" fo:padding-right="0.0194in"/>
    </style:style>
    <style:style style:name="P2149"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50" style:family="table-cell">
      <style:table-cell-properties fo:border-top="0.0069in solid #000000" fo:border-left="0.0069in solid #000000" fo:border-bottom="0.0208in solid #000000" fo:border-right="0.0069in solid #000000" style:writing-mode="lr-tb" fo:padding-top="0in" fo:padding-left="0.0194in" fo:padding-bottom="0in" fo:padding-right="0.0194in"/>
    </style:style>
    <style:style style:name="P2151"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52" style:family="table-cell">
      <style:table-cell-properties fo:border-top="0.0069in solid #000000" fo:border-left="0.0069in solid #000000" fo:border-bottom="0.0208in solid #000000" fo:border-right="0.0069in solid #000000" style:writing-mode="lr-tb" fo:padding-top="0in" fo:padding-left="0.0194in" fo:padding-bottom="0in" fo:padding-right="0.0194in"/>
    </style:style>
    <style:style style:name="P2153"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54" style:family="table-cell">
      <style:table-cell-properties fo:border-top="0.0069in solid #000000" fo:border-left="0.0069in solid #000000" fo:border-bottom="0.0208in solid #000000" fo:border-right="0.0208in solid #000000" style:writing-mode="lr-tb" fo:padding-top="0in" fo:padding-left="0.0194in" fo:padding-bottom="0in" fo:padding-right="0.0194in"/>
    </style:style>
    <style:style style:name="P2155"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P2156"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標楷體" style:letter-kerning="false"/>
    </style:style>
    <style:style style:name="TableColumn2158" style:family="table-column">
      <style:table-column-properties style:column-width="6.2166in"/>
    </style:style>
    <style:style style:name="Table2157" style:family="table">
      <style:table-properties style:width="6.2166in" style:rel-width="96%" fo:margin-left="0in" table:align="right"/>
    </style:style>
    <style:style style:name="TableRow2159" style:family="table-row">
      <style:table-row-properties style:min-row-height="0.7909in"/>
    </style:style>
    <style:style style:name="TableCell2160" style:family="table-cell">
      <style:table-cell-properties fo:border="0.0208in solid #000000" style:writing-mode="lr-tb" fo:padding-top="0in" fo:padding-left="0.075in" fo:padding-bottom="0in" fo:padding-right="0.075in"/>
    </style:style>
    <style:style style:name="P2161"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2162"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標楷體" style:letter-kerning="false"/>
    </style:style>
    <style:style style:name="TableColumn2164" style:family="table-column">
      <style:table-column-properties style:column-width="6.2166in"/>
    </style:style>
    <style:style style:name="Table2163" style:family="table">
      <style:table-properties style:width="6.2166in" style:rel-width="96%" fo:margin-left="0in" table:align="right"/>
    </style:style>
    <style:style style:name="TableRow2165" style:family="table-row">
      <style:table-row-properties style:min-row-height="1.1458in"/>
    </style:style>
    <style:style style:name="TableCell2166" style:family="table-cell">
      <style:table-cell-properties fo:border="0.0208in solid #000000" style:writing-mode="lr-tb" fo:padding-top="0in" fo:padding-left="0.075in" fo:padding-bottom="0in" fo:padding-right="0.075in"/>
    </style:style>
    <style:style style:name="P2167"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2168"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2169" style:parent-style-name="內文" style:family="paragraph">
      <style:paragraph-properties fo:widows="0" fo:orphans="0" fo:text-align="justify" style:vertical-align="baseline" fo:margin-bottom="0.0833in" fo:line-height="0.2777in"/>
    </style:style>
    <style:style style:name="T2170" style:parent-style-name="預設段落字型" style:family="text">
      <style:text-properties style:font-name="Times New Roman" style:font-name-asian="MingLiU" style:letter-kerning="false" style:font-size-complex="10pt"/>
    </style:style>
    <style:style style:name="T2171" style:parent-style-name="預設段落字型" style:family="text">
      <style:text-properties style:font-name="Times New Roman" style:font-name-asian="MingLiU" style:letter-kerning="false" style:font-size-complex="10pt"/>
    </style:style>
    <style:style style:name="T2172" style:parent-style-name="預設段落字型" style:family="text">
      <style:text-properties style:font-name="Times New Roman" style:font-name-asian="標楷體" style:letter-kerning="false" fo:font-size="13pt" style:font-size-asian="13pt" style:font-size-complex="10pt"/>
    </style:style>
    <style:style style:name="T2173" style:parent-style-name="預設段落字型" style:family="text">
      <style:text-properties style:font-name="Times New Roman" style:font-name-asian="標楷體" style:letter-kerning="false"/>
    </style:style>
    <style:style style:name="TableColumn2175" style:family="table-column">
      <style:table-column-properties style:column-width="1.2222in" style:use-optimal-column-width="false"/>
    </style:style>
    <style:style style:name="TableColumn2176" style:family="table-column">
      <style:table-column-properties style:column-width="0.2in" style:use-optimal-column-width="false"/>
    </style:style>
    <style:style style:name="TableColumn2177" style:family="table-column">
      <style:table-column-properties style:column-width="0.2013in" style:use-optimal-column-width="false"/>
    </style:style>
    <style:style style:name="TableColumn2178" style:family="table-column">
      <style:table-column-properties style:column-width="0.2013in" style:use-optimal-column-width="false"/>
    </style:style>
    <style:style style:name="TableColumn2179" style:family="table-column">
      <style:table-column-properties style:column-width="0.2013in" style:use-optimal-column-width="false"/>
    </style:style>
    <style:style style:name="TableColumn2180" style:family="table-column">
      <style:table-column-properties style:column-width="0.202in" style:use-optimal-column-width="false"/>
    </style:style>
    <style:style style:name="TableColumn2181" style:family="table-column">
      <style:table-column-properties style:column-width="0.2097in" style:use-optimal-column-width="false"/>
    </style:style>
    <style:style style:name="TableColumn2182" style:family="table-column">
      <style:table-column-properties style:column-width="0.2062in" style:use-optimal-column-width="false"/>
    </style:style>
    <style:style style:name="TableColumn2183" style:family="table-column">
      <style:table-column-properties style:column-width="0.2069in" style:use-optimal-column-width="false"/>
    </style:style>
    <style:style style:name="TableColumn2184" style:family="table-column">
      <style:table-column-properties style:column-width="0.209in" style:use-optimal-column-width="false"/>
    </style:style>
    <style:style style:name="TableColumn2185" style:family="table-column">
      <style:table-column-properties style:column-width="0.2069in" style:use-optimal-column-width="false"/>
    </style:style>
    <style:style style:name="TableColumn2186" style:family="table-column">
      <style:table-column-properties style:column-width="0.2069in" style:use-optimal-column-width="false"/>
    </style:style>
    <style:style style:name="TableColumn2187" style:family="table-column">
      <style:table-column-properties style:column-width="0.2118in" style:use-optimal-column-width="false"/>
    </style:style>
    <style:style style:name="TableColumn2188" style:family="table-column">
      <style:table-column-properties style:column-width="0.2069in" style:use-optimal-column-width="false"/>
    </style:style>
    <style:style style:name="TableColumn2189" style:family="table-column">
      <style:table-column-properties style:column-width="0.2069in" style:use-optimal-column-width="false"/>
    </style:style>
    <style:style style:name="TableColumn2190" style:family="table-column">
      <style:table-column-properties style:column-width="0.2097in" style:use-optimal-column-width="false"/>
    </style:style>
    <style:style style:name="TableColumn2191" style:family="table-column">
      <style:table-column-properties style:column-width="0.2069in" style:use-optimal-column-width="false"/>
    </style:style>
    <style:style style:name="TableColumn2192" style:family="table-column">
      <style:table-column-properties style:column-width="0.2069in" style:use-optimal-column-width="false"/>
    </style:style>
    <style:style style:name="TableColumn2193" style:family="table-column">
      <style:table-column-properties style:column-width="0.2118in" style:use-optimal-column-width="false"/>
    </style:style>
    <style:style style:name="TableColumn2194" style:family="table-column">
      <style:table-column-properties style:column-width="0.2069in" style:use-optimal-column-width="false"/>
    </style:style>
    <style:style style:name="TableColumn2195" style:family="table-column">
      <style:table-column-properties style:column-width="0.2069in" style:use-optimal-column-width="false"/>
    </style:style>
    <style:style style:name="TableColumn2196" style:family="table-column">
      <style:table-column-properties style:column-width="0.2097in" style:use-optimal-column-width="false"/>
    </style:style>
    <style:style style:name="TableColumn2197" style:family="table-column">
      <style:table-column-properties style:column-width="0.2069in" style:use-optimal-column-width="false"/>
    </style:style>
    <style:style style:name="TableColumn2198" style:family="table-column">
      <style:table-column-properties style:column-width="0.2069in" style:use-optimal-column-width="false"/>
    </style:style>
    <style:style style:name="TableColumn2199" style:family="table-column">
      <style:table-column-properties style:column-width="0.2527in" style:use-optimal-column-width="false"/>
    </style:style>
    <style:style style:name="Table2174" style:family="table">
      <style:table-properties style:width="6.2256in" style:rel-width="96%" fo:margin-left="0in" table:align="right"/>
    </style:style>
    <style:style style:name="TableRow2200" style:family="table-row">
      <style:table-row-properties style:min-row-height="0.2312in" style:use-optimal-row-height="false" fo:keep-together="always"/>
    </style:style>
    <style:style style:name="TableCell2201" style:family="table-cell">
      <style:table-cell-properties fo:border="0.0104in solid #000000" style:writing-mode="lr-tb" style:vertical-align="middle" fo:padding-top="0in" fo:padding-left="0in" fo:padding-bottom="0in" fo:padding-right="0in"/>
    </style:style>
    <style:style style:name="P2202" style:parent-style-name="內文" style:family="paragraph">
      <style:paragraph-properties fo:widows="0" fo:orphans="0" fo:text-align="end" style:vertical-align="baseline" fo:line-height="0.1944in" fo:text-indent="0.0159in"/>
      <style:text-properties style:font-name="Times New Roman" style:font-name-asian="標楷體" style:letter-kerning="false" fo:font-size="8pt" style:font-size-asian="8pt" style:font-size-complex="10pt"/>
    </style:style>
    <style:style style:name="P2203" style:parent-style-name="內文" style:family="paragraph">
      <style:paragraph-properties fo:widows="0" fo:orphans="0" fo:text-align="center" style:vertical-align="baseline" fo:line-height="0.1944in" fo:text-indent="0.0159in"/>
      <style:text-properties style:font-name="Times New Roman" style:font-name-asian="標楷體" style:letter-kerning="false" fo:font-size="8pt" style:font-size-asian="8pt" style:font-size-complex="10pt"/>
    </style:style>
    <style:style style:name="P2204" style:parent-style-name="內文" style:family="paragraph">
      <style:paragraph-properties fo:widows="0" fo:orphans="0" style:vertical-align="baseline" fo:line-height="0.1944in" fo:text-indent="0.0159in"/>
      <style:text-properties style:font-name="Times New Roman" style:font-name-asian="標楷體" style:letter-kerning="false" fo:font-size="8pt" style:font-size-asian="8pt" style:font-size-complex="10pt"/>
    </style:style>
    <style:style style:name="TableCell2205" style:family="table-cell">
      <style:table-cell-properties fo:border="0.0104in solid #000000" style:writing-mode="lr-tb" style:vertical-align="middle" fo:padding-top="0in" fo:padding-left="0in" fo:padding-bottom="0in" fo:padding-right="0in"/>
    </style:style>
    <style:style style:name="P220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10pt"/>
    </style:style>
    <style:style style:name="TableCell2207" style:family="table-cell">
      <style:table-cell-properties fo:border="0.0104in solid #000000" style:writing-mode="lr-tb" style:vertical-align="middle" fo:padding-top="0in" fo:padding-left="0in" fo:padding-bottom="0in" fo:padding-right="0in"/>
    </style:style>
    <style:style style:name="P220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10pt"/>
    </style:style>
    <style:style style:name="TableRow2209" style:family="table-row">
      <style:table-row-properties style:min-row-height="0.1826in" style:use-optimal-row-height="false" fo:keep-together="always"/>
    </style:style>
    <style:style style:name="P2210" style:parent-style-name="內文" style:family="paragraph">
      <style:paragraph-properties fo:widows="0" fo:orphans="0" fo:text-align="center" style:vertical-align="baseline" fo:line-height="0.1944in" fo:text-indent="0.0159in"/>
      <style:text-properties style:font-name="Times New Roman" style:font-name-asian="標楷體" style:letter-kerning="false" fo:font-size="8pt" style:font-size-asian="8pt" style:font-size-complex="10pt"/>
    </style:style>
    <style:style style:name="TableCell2211" style:family="table-cell">
      <style:table-cell-properties fo:border="0.0104in solid #000000" style:writing-mode="lr-tb" style:vertical-align="bottom" fo:padding-top="0in" fo:padding-left="0in" fo:padding-bottom="0in" fo:padding-right="0in"/>
    </style:style>
    <style:style style:name="P2212"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213" style:family="table-cell">
      <style:table-cell-properties fo:border="0.0104in solid #000000" style:writing-mode="lr-tb" style:vertical-align="bottom" fo:padding-top="0in" fo:padding-left="0in" fo:padding-bottom="0in" fo:padding-right="0in"/>
    </style:style>
    <style:style style:name="P2214"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215" style:family="table-cell">
      <style:table-cell-properties fo:border="0.0104in solid #000000" style:writing-mode="lr-tb" style:vertical-align="bottom" fo:padding-top="0in" fo:padding-left="0in" fo:padding-bottom="0in" fo:padding-right="0in"/>
    </style:style>
    <style:style style:name="P2216"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217" style:family="table-cell">
      <style:table-cell-properties fo:border="0.0104in solid #000000" style:writing-mode="lr-tb" style:vertical-align="bottom" fo:padding-top="0in" fo:padding-left="0in" fo:padding-bottom="0in" fo:padding-right="0in"/>
    </style:style>
    <style:style style:name="P2218"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219" style:family="table-cell">
      <style:table-cell-properties fo:border="0.0104in solid #000000" style:writing-mode="lr-tb" style:vertical-align="bottom" fo:padding-top="0in" fo:padding-left="0in" fo:padding-bottom="0in" fo:padding-right="0in"/>
    </style:style>
    <style:style style:name="P2220"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221" style:family="table-cell">
      <style:table-cell-properties fo:border="0.0104in solid #000000" style:writing-mode="lr-tb" style:vertical-align="bottom" fo:padding-top="0in" fo:padding-left="0in" fo:padding-bottom="0in" fo:padding-right="0in"/>
    </style:style>
    <style:style style:name="P2222"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223" style:family="table-cell">
      <style:table-cell-properties fo:border="0.0104in solid #000000" style:writing-mode="lr-tb" style:vertical-align="bottom" fo:padding-top="0in" fo:padding-left="0in" fo:padding-bottom="0in" fo:padding-right="0in"/>
    </style:style>
    <style:style style:name="P2224"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2225" style:family="table-cell">
      <style:table-cell-properties fo:border="0.0104in solid #000000" style:writing-mode="lr-tb" style:vertical-align="bottom" fo:padding-top="0in" fo:padding-left="0in" fo:padding-bottom="0in" fo:padding-right="0in"/>
    </style:style>
    <style:style style:name="P2226"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Row2227" style:family="table-row">
      <style:table-row-properties style:min-row-height="0.2875in" style:use-optimal-row-height="false" fo:keep-together="always"/>
    </style:style>
    <style:style style:name="P2228" style:parent-style-name="內文" style:family="paragraph">
      <style:paragraph-properties fo:widows="0" fo:orphans="0" fo:text-align="center" style:vertical-align="baseline" fo:line-height="0.1944in" fo:text-indent="0.0159in"/>
      <style:text-properties style:font-name="Times New Roman" style:font-name-asian="標楷體" style:letter-kerning="false" fo:font-size="8pt" style:font-size-asian="8pt" style:font-size-complex="10pt"/>
    </style:style>
    <style:style style:name="TableCell2229" style:family="table-cell">
      <style:table-cell-properties fo:border="0.0104in solid #000000" style:writing-mode="lr-tb" style:vertical-align="bottom" fo:padding-top="0in" fo:padding-left="0in" fo:padding-bottom="0in" fo:padding-right="0in"/>
    </style:style>
    <style:style style:name="P223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31" style:family="table-cell">
      <style:table-cell-properties fo:border="0.0104in solid #000000" style:writing-mode="lr-tb" style:vertical-align="bottom" fo:padding-top="0in" fo:padding-left="0in" fo:padding-bottom="0in" fo:padding-right="0in"/>
    </style:style>
    <style:style style:name="P223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33" style:family="table-cell">
      <style:table-cell-properties fo:border="0.0104in solid #000000" style:writing-mode="lr-tb" style:vertical-align="bottom" fo:padding-top="0in" fo:padding-left="0in" fo:padding-bottom="0in" fo:padding-right="0in"/>
    </style:style>
    <style:style style:name="P223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35" style:family="table-cell">
      <style:table-cell-properties fo:border="0.0104in solid #000000" style:writing-mode="lr-tb" style:vertical-align="bottom" fo:padding-top="0in" fo:padding-left="0in" fo:padding-bottom="0in" fo:padding-right="0in"/>
    </style:style>
    <style:style style:name="P223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37" style:family="table-cell">
      <style:table-cell-properties fo:border="0.0104in solid #000000" style:writing-mode="lr-tb" style:vertical-align="bottom" fo:padding-top="0in" fo:padding-left="0in" fo:padding-bottom="0in" fo:padding-right="0in"/>
    </style:style>
    <style:style style:name="P223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39" style:family="table-cell">
      <style:table-cell-properties fo:border="0.0104in solid #000000" style:writing-mode="lr-tb" style:vertical-align="bottom" fo:padding-top="0in" fo:padding-left="0in" fo:padding-bottom="0in" fo:padding-right="0in"/>
    </style:style>
    <style:style style:name="P224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41" style:family="table-cell">
      <style:table-cell-properties fo:border="0.0104in solid #000000" style:writing-mode="lr-tb" style:vertical-align="bottom" fo:padding-top="0in" fo:padding-left="0in" fo:padding-bottom="0in" fo:padding-right="0in"/>
    </style:style>
    <style:style style:name="P224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43" style:family="table-cell">
      <style:table-cell-properties fo:border="0.0104in solid #000000" style:writing-mode="lr-tb" style:vertical-align="bottom" fo:padding-top="0in" fo:padding-left="0in" fo:padding-bottom="0in" fo:padding-right="0in"/>
    </style:style>
    <style:style style:name="P224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45" style:family="table-cell">
      <style:table-cell-properties fo:border="0.0104in solid #000000" style:writing-mode="lr-tb" style:vertical-align="bottom" fo:padding-top="0in" fo:padding-left="0in" fo:padding-bottom="0in" fo:padding-right="0in"/>
    </style:style>
    <style:style style:name="P224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47" style:family="table-cell">
      <style:table-cell-properties fo:border="0.0104in solid #000000" style:writing-mode="lr-tb" style:vertical-align="bottom" fo:padding-top="0in" fo:padding-left="0in" fo:padding-bottom="0in" fo:padding-right="0in"/>
    </style:style>
    <style:style style:name="P224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49" style:family="table-cell">
      <style:table-cell-properties fo:border="0.0104in solid #000000" style:writing-mode="lr-tb" style:vertical-align="bottom" fo:padding-top="0in" fo:padding-left="0in" fo:padding-bottom="0in" fo:padding-right="0in"/>
    </style:style>
    <style:style style:name="P225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51" style:family="table-cell">
      <style:table-cell-properties fo:border="0.0104in solid #000000" style:writing-mode="lr-tb" style:vertical-align="bottom" fo:padding-top="0in" fo:padding-left="0in" fo:padding-bottom="0in" fo:padding-right="0in"/>
    </style:style>
    <style:style style:name="P225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53" style:family="table-cell">
      <style:table-cell-properties fo:border="0.0104in solid #000000" style:writing-mode="lr-tb" style:vertical-align="bottom" fo:padding-top="0in" fo:padding-left="0in" fo:padding-bottom="0in" fo:padding-right="0in"/>
    </style:style>
    <style:style style:name="P225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55" style:family="table-cell">
      <style:table-cell-properties fo:border="0.0104in solid #000000" style:writing-mode="lr-tb" style:vertical-align="bottom" fo:padding-top="0in" fo:padding-left="0in" fo:padding-bottom="0in" fo:padding-right="0in"/>
    </style:style>
    <style:style style:name="P225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57" style:family="table-cell">
      <style:table-cell-properties fo:border="0.0104in solid #000000" style:writing-mode="lr-tb" style:vertical-align="bottom" fo:padding-top="0in" fo:padding-left="0in" fo:padding-bottom="0in" fo:padding-right="0in"/>
    </style:style>
    <style:style style:name="P225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59" style:family="table-cell">
      <style:table-cell-properties fo:border="0.0104in solid #000000" style:writing-mode="lr-tb" style:vertical-align="bottom" fo:padding-top="0in" fo:padding-left="0in" fo:padding-bottom="0in" fo:padding-right="0in"/>
    </style:style>
    <style:style style:name="P226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61" style:family="table-cell">
      <style:table-cell-properties fo:border="0.0104in solid #000000" style:writing-mode="lr-tb" style:vertical-align="bottom" fo:padding-top="0in" fo:padding-left="0in" fo:padding-bottom="0in" fo:padding-right="0in"/>
    </style:style>
    <style:style style:name="P226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63" style:family="table-cell">
      <style:table-cell-properties fo:border="0.0104in solid #000000" style:writing-mode="lr-tb" style:vertical-align="bottom" fo:padding-top="0in" fo:padding-left="0in" fo:padding-bottom="0in" fo:padding-right="0in"/>
    </style:style>
    <style:style style:name="P226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65" style:family="table-cell">
      <style:table-cell-properties fo:border="0.0104in solid #000000" style:writing-mode="lr-tb" style:vertical-align="bottom" fo:padding-top="0in" fo:padding-left="0in" fo:padding-bottom="0in" fo:padding-right="0in"/>
    </style:style>
    <style:style style:name="P226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67" style:family="table-cell">
      <style:table-cell-properties fo:border="0.0104in solid #000000" style:writing-mode="lr-tb" style:vertical-align="bottom" fo:padding-top="0in" fo:padding-left="0in" fo:padding-bottom="0in" fo:padding-right="0in"/>
    </style:style>
    <style:style style:name="P226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69" style:family="table-cell">
      <style:table-cell-properties fo:border="0.0104in solid #000000" style:writing-mode="lr-tb" style:vertical-align="bottom" fo:padding-top="0in" fo:padding-left="0in" fo:padding-bottom="0in" fo:padding-right="0in"/>
    </style:style>
    <style:style style:name="P227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71" style:family="table-cell">
      <style:table-cell-properties fo:border="0.0104in solid #000000" style:writing-mode="lr-tb" style:vertical-align="bottom" fo:padding-top="0in" fo:padding-left="0in" fo:padding-bottom="0in" fo:padding-right="0in"/>
    </style:style>
    <style:style style:name="P227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73" style:family="table-cell">
      <style:table-cell-properties fo:border="0.0104in solid #000000" style:writing-mode="lr-tb" style:vertical-align="bottom" fo:padding-top="0in" fo:padding-left="0in" fo:padding-bottom="0in" fo:padding-right="0in"/>
    </style:style>
    <style:style style:name="P227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2275" style:family="table-cell">
      <style:table-cell-properties fo:border="0.0104in solid #000000" style:writing-mode="lr-tb" style:vertical-align="bottom" fo:padding-top="0in" fo:padding-left="0in" fo:padding-bottom="0in" fo:padding-right="0in"/>
    </style:style>
    <style:style style:name="P227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Row2277" style:family="table-row">
      <style:table-row-properties style:min-row-height="0.2388in" style:use-optimal-row-height="false" fo:keep-together="always"/>
    </style:style>
    <style:style style:name="TableCell2278" style:family="table-cell">
      <style:table-cell-properties fo:border="0.0104in solid #000000" style:writing-mode="lr-tb" style:vertical-align="middle" fo:padding-top="0in" fo:padding-left="0in" fo:padding-bottom="0in" fo:padding-right="0in"/>
    </style:style>
    <style:style style:name="P2279" style:parent-style-name="內文" style:family="paragraph">
      <style:paragraph-properties fo:widows="0" fo:orphans="0" style:vertical-align="baseline"/>
    </style:style>
    <style:style style:name="T2280" style:parent-style-name="預設段落字型" style:family="text">
      <style:text-properties style:font-name="Times New Roman" style:font-name-asian="標楷體" style:letter-kerning="false" fo:font-size="8pt" style:font-size-asian="8pt" style:font-size-complex="10pt"/>
    </style:style>
    <style:style style:name="T2281" style:parent-style-name="預設段落字型" style:family="text">
      <style:text-properties style:font-name="標楷體" style:font-name-asian="標楷體" style:letter-kerning="false" fo:font-size="8pt" style:font-size-asian="8pt" style:font-size-complex="10pt"/>
    </style:style>
    <style:style style:name="TableRow2282" style:family="table-row">
      <style:table-row-properties style:min-row-height="0.3in" style:use-optimal-row-height="false" fo:keep-together="always"/>
    </style:style>
    <style:style style:name="TableCell2283" style:family="table-cell">
      <style:table-cell-properties fo:border="0.0104in solid #000000" style:writing-mode="lr-tb" style:vertical-align="middle" fo:padding-top="0in" fo:padding-left="0in" fo:padding-bottom="0in" fo:padding-right="0in"/>
    </style:style>
    <style:style style:name="P2284"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285" style:family="table-cell">
      <style:table-cell-properties fo:border="0.0104in solid #000000" style:writing-mode="lr-tb" style:vertical-align="middle" fo:padding-top="0in" fo:padding-left="0in" fo:padding-bottom="0in" fo:padding-right="0in"/>
    </style:style>
    <style:style style:name="P228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287" style:family="table-cell">
      <style:table-cell-properties fo:border="0.0104in solid #000000" style:writing-mode="lr-tb" style:vertical-align="middle" fo:padding-top="0in" fo:padding-left="0in" fo:padding-bottom="0in" fo:padding-right="0in"/>
    </style:style>
    <style:style style:name="P228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289" style:family="table-cell">
      <style:table-cell-properties fo:border="0.0104in solid #000000" style:writing-mode="lr-tb" style:vertical-align="middle" fo:padding-top="0in" fo:padding-left="0in" fo:padding-bottom="0in" fo:padding-right="0in"/>
    </style:style>
    <style:style style:name="P229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291" style:family="table-cell">
      <style:table-cell-properties fo:border="0.0104in solid #000000" style:writing-mode="lr-tb" style:vertical-align="middle" fo:padding-top="0in" fo:padding-left="0in" fo:padding-bottom="0in" fo:padding-right="0in"/>
    </style:style>
    <style:style style:name="P229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293" style:family="table-cell">
      <style:table-cell-properties fo:border="0.0104in solid #000000" style:writing-mode="lr-tb" style:vertical-align="middle" fo:padding-top="0in" fo:padding-left="0in" fo:padding-bottom="0in" fo:padding-right="0in"/>
    </style:style>
    <style:style style:name="P229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295" style:family="table-cell">
      <style:table-cell-properties fo:border="0.0104in solid #000000" style:writing-mode="lr-tb" style:vertical-align="middle" fo:padding-top="0in" fo:padding-left="0in" fo:padding-bottom="0in" fo:padding-right="0in"/>
    </style:style>
    <style:style style:name="P229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297" style:family="table-cell">
      <style:table-cell-properties fo:border="0.0104in solid #000000" style:writing-mode="lr-tb" style:vertical-align="middle" fo:padding-top="0in" fo:padding-left="0in" fo:padding-bottom="0in" fo:padding-right="0in"/>
    </style:style>
    <style:style style:name="P229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299" style:family="table-cell">
      <style:table-cell-properties fo:border="0.0104in solid #000000" style:writing-mode="lr-tb" style:vertical-align="middle" fo:padding-top="0in" fo:padding-left="0in" fo:padding-bottom="0in" fo:padding-right="0in"/>
    </style:style>
    <style:style style:name="P230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01" style:family="table-cell">
      <style:table-cell-properties fo:border="0.0104in solid #000000" style:writing-mode="lr-tb" style:vertical-align="middle" fo:padding-top="0in" fo:padding-left="0in" fo:padding-bottom="0in" fo:padding-right="0in"/>
    </style:style>
    <style:style style:name="P230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03" style:family="table-cell">
      <style:table-cell-properties fo:border="0.0104in solid #000000" style:writing-mode="lr-tb" style:vertical-align="middle" fo:padding-top="0in" fo:padding-left="0in" fo:padding-bottom="0in" fo:padding-right="0in"/>
    </style:style>
    <style:style style:name="P230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05" style:family="table-cell">
      <style:table-cell-properties fo:border="0.0104in solid #000000" style:writing-mode="lr-tb" style:vertical-align="middle" fo:padding-top="0in" fo:padding-left="0in" fo:padding-bottom="0in" fo:padding-right="0in"/>
    </style:style>
    <style:style style:name="P230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07" style:family="table-cell">
      <style:table-cell-properties fo:border="0.0104in solid #000000" style:writing-mode="lr-tb" style:vertical-align="middle" fo:padding-top="0in" fo:padding-left="0in" fo:padding-bottom="0in" fo:padding-right="0in"/>
    </style:style>
    <style:style style:name="P230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09" style:family="table-cell">
      <style:table-cell-properties fo:border="0.0104in solid #000000" style:writing-mode="lr-tb" style:vertical-align="middle" fo:padding-top="0in" fo:padding-left="0in" fo:padding-bottom="0in" fo:padding-right="0in"/>
    </style:style>
    <style:style style:name="P231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11" style:family="table-cell">
      <style:table-cell-properties fo:border="0.0104in solid #000000" style:writing-mode="lr-tb" style:vertical-align="middle" fo:padding-top="0in" fo:padding-left="0in" fo:padding-bottom="0in" fo:padding-right="0in"/>
    </style:style>
    <style:style style:name="P231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13" style:family="table-cell">
      <style:table-cell-properties fo:border="0.0104in solid #000000" style:writing-mode="lr-tb" style:vertical-align="middle" fo:padding-top="0in" fo:padding-left="0in" fo:padding-bottom="0in" fo:padding-right="0in"/>
    </style:style>
    <style:style style:name="P231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15" style:family="table-cell">
      <style:table-cell-properties fo:border="0.0104in solid #000000" style:writing-mode="lr-tb" style:vertical-align="middle" fo:padding-top="0in" fo:padding-left="0in" fo:padding-bottom="0in" fo:padding-right="0in"/>
    </style:style>
    <style:style style:name="P231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17" style:family="table-cell">
      <style:table-cell-properties fo:border="0.0104in solid #000000" style:writing-mode="lr-tb" style:vertical-align="middle" fo:padding-top="0in" fo:padding-left="0in" fo:padding-bottom="0in" fo:padding-right="0in"/>
    </style:style>
    <style:style style:name="P231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19" style:family="table-cell">
      <style:table-cell-properties fo:border="0.0104in solid #000000" style:writing-mode="lr-tb" style:vertical-align="middle" fo:padding-top="0in" fo:padding-left="0in" fo:padding-bottom="0in" fo:padding-right="0in"/>
    </style:style>
    <style:style style:name="P232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21" style:family="table-cell">
      <style:table-cell-properties fo:border="0.0104in solid #000000" style:writing-mode="lr-tb" style:vertical-align="middle" fo:padding-top="0in" fo:padding-left="0in" fo:padding-bottom="0in" fo:padding-right="0in"/>
    </style:style>
    <style:style style:name="P232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23" style:family="table-cell">
      <style:table-cell-properties fo:border="0.0104in solid #000000" style:writing-mode="lr-tb" style:vertical-align="middle" fo:padding-top="0in" fo:padding-left="0in" fo:padding-bottom="0in" fo:padding-right="0in"/>
    </style:style>
    <style:style style:name="P232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25" style:family="table-cell">
      <style:table-cell-properties fo:border="0.0104in solid #000000" style:writing-mode="lr-tb" style:vertical-align="middle" fo:padding-top="0in" fo:padding-left="0in" fo:padding-bottom="0in" fo:padding-right="0in"/>
    </style:style>
    <style:style style:name="P232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27" style:family="table-cell">
      <style:table-cell-properties fo:border="0.0104in solid #000000" style:writing-mode="lr-tb" style:vertical-align="middle" fo:padding-top="0in" fo:padding-left="0in" fo:padding-bottom="0in" fo:padding-right="0in"/>
    </style:style>
    <style:style style:name="P232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29" style:family="table-cell">
      <style:table-cell-properties fo:border="0.0104in solid #000000" style:writing-mode="lr-tb" style:vertical-align="middle" fo:padding-top="0in" fo:padding-left="0in" fo:padding-bottom="0in" fo:padding-right="0in"/>
    </style:style>
    <style:style style:name="P233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31" style:family="table-cell">
      <style:table-cell-properties fo:border="0.0104in solid #000000" style:writing-mode="lr-tb" style:vertical-align="middle" fo:padding-top="0in" fo:padding-left="0in" fo:padding-bottom="0in" fo:padding-right="0in"/>
    </style:style>
    <style:style style:name="P233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333" style:family="table-row">
      <style:table-row-properties style:min-row-height="0.3in" style:use-optimal-row-height="false" fo:keep-together="always"/>
    </style:style>
    <style:style style:name="TableCell2334" style:family="table-cell">
      <style:table-cell-properties fo:border="0.0104in solid #000000" style:writing-mode="lr-tb" style:vertical-align="middle" fo:padding-top="0in" fo:padding-left="0in" fo:padding-bottom="0in" fo:padding-right="0in"/>
    </style:style>
    <style:style style:name="P2335"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336" style:family="table-cell">
      <style:table-cell-properties fo:border="0.0104in solid #000000" style:writing-mode="lr-tb" style:vertical-align="middle" fo:padding-top="0in" fo:padding-left="0in" fo:padding-bottom="0in" fo:padding-right="0in"/>
    </style:style>
    <style:style style:name="P233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38" style:family="table-cell">
      <style:table-cell-properties fo:border="0.0104in solid #000000" style:writing-mode="lr-tb" style:vertical-align="middle" fo:padding-top="0in" fo:padding-left="0in" fo:padding-bottom="0in" fo:padding-right="0in"/>
    </style:style>
    <style:style style:name="P233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40" style:family="table-cell">
      <style:table-cell-properties fo:border="0.0104in solid #000000" style:writing-mode="lr-tb" style:vertical-align="middle" fo:padding-top="0in" fo:padding-left="0in" fo:padding-bottom="0in" fo:padding-right="0in"/>
    </style:style>
    <style:style style:name="P234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42" style:family="table-cell">
      <style:table-cell-properties fo:border="0.0104in solid #000000" style:writing-mode="lr-tb" style:vertical-align="middle" fo:padding-top="0in" fo:padding-left="0in" fo:padding-bottom="0in" fo:padding-right="0in"/>
    </style:style>
    <style:style style:name="P234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44" style:family="table-cell">
      <style:table-cell-properties fo:border="0.0104in solid #000000" style:writing-mode="lr-tb" style:vertical-align="middle" fo:padding-top="0in" fo:padding-left="0in" fo:padding-bottom="0in" fo:padding-right="0in"/>
    </style:style>
    <style:style style:name="P234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46" style:family="table-cell">
      <style:table-cell-properties fo:border="0.0104in solid #000000" style:writing-mode="lr-tb" style:vertical-align="middle" fo:padding-top="0in" fo:padding-left="0in" fo:padding-bottom="0in" fo:padding-right="0in"/>
    </style:style>
    <style:style style:name="P234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48" style:family="table-cell">
      <style:table-cell-properties fo:border="0.0104in solid #000000" style:writing-mode="lr-tb" style:vertical-align="middle" fo:padding-top="0in" fo:padding-left="0in" fo:padding-bottom="0in" fo:padding-right="0in"/>
    </style:style>
    <style:style style:name="P234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50" style:family="table-cell">
      <style:table-cell-properties fo:border="0.0104in solid #000000" style:writing-mode="lr-tb" style:vertical-align="middle" fo:padding-top="0in" fo:padding-left="0in" fo:padding-bottom="0in" fo:padding-right="0in"/>
    </style:style>
    <style:style style:name="P235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52" style:family="table-cell">
      <style:table-cell-properties fo:border="0.0104in solid #000000" style:writing-mode="lr-tb" style:vertical-align="middle" fo:padding-top="0in" fo:padding-left="0in" fo:padding-bottom="0in" fo:padding-right="0in"/>
    </style:style>
    <style:style style:name="P235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54" style:family="table-cell">
      <style:table-cell-properties fo:border="0.0104in solid #000000" style:writing-mode="lr-tb" style:vertical-align="middle" fo:padding-top="0in" fo:padding-left="0in" fo:padding-bottom="0in" fo:padding-right="0in"/>
    </style:style>
    <style:style style:name="P235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56" style:family="table-cell">
      <style:table-cell-properties fo:border="0.0104in solid #000000" style:writing-mode="lr-tb" style:vertical-align="middle" fo:padding-top="0in" fo:padding-left="0in" fo:padding-bottom="0in" fo:padding-right="0in"/>
    </style:style>
    <style:style style:name="P235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58" style:family="table-cell">
      <style:table-cell-properties fo:border="0.0104in solid #000000" fo:background-color="#BFBFBF" style:writing-mode="lr-tb" style:vertical-align="middle" fo:padding-top="0in" fo:padding-left="0in" fo:padding-bottom="0in" fo:padding-right="0in"/>
    </style:style>
    <style:style style:name="P235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60" style:family="table-cell">
      <style:table-cell-properties fo:border="0.0104in solid #000000" fo:background-color="#BFBFBF" style:writing-mode="lr-tb" style:vertical-align="middle" fo:padding-top="0in" fo:padding-left="0in" fo:padding-bottom="0in" fo:padding-right="0in"/>
    </style:style>
    <style:style style:name="P236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62" style:family="table-cell">
      <style:table-cell-properties fo:border="0.0104in solid #000000" fo:background-color="#BFBFBF" style:writing-mode="lr-tb" style:vertical-align="middle" fo:padding-top="0in" fo:padding-left="0in" fo:padding-bottom="0in" fo:padding-right="0in"/>
    </style:style>
    <style:style style:name="P236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64" style:family="table-cell">
      <style:table-cell-properties fo:border="0.0104in solid #000000" fo:background-color="#BFBFBF" style:writing-mode="lr-tb" style:vertical-align="middle" fo:padding-top="0in" fo:padding-left="0in" fo:padding-bottom="0in" fo:padding-right="0in"/>
    </style:style>
    <style:style style:name="P236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66" style:family="table-cell">
      <style:table-cell-properties fo:border="0.0104in solid #000000" fo:background-color="#BFBFBF" style:writing-mode="lr-tb" style:vertical-align="middle" fo:padding-top="0in" fo:padding-left="0in" fo:padding-bottom="0in" fo:padding-right="0in"/>
    </style:style>
    <style:style style:name="P236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68" style:family="table-cell">
      <style:table-cell-properties fo:border="0.0104in solid #000000" fo:background-color="#BFBFBF" style:writing-mode="lr-tb" style:vertical-align="middle" fo:padding-top="0in" fo:padding-left="0in" fo:padding-bottom="0in" fo:padding-right="0in"/>
    </style:style>
    <style:style style:name="P236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70" style:family="table-cell">
      <style:table-cell-properties fo:border="0.0104in solid #000000" fo:background-color="#BFBFBF" style:writing-mode="lr-tb" style:vertical-align="middle" fo:padding-top="0in" fo:padding-left="0in" fo:padding-bottom="0in" fo:padding-right="0in"/>
    </style:style>
    <style:style style:name="P237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72" style:family="table-cell">
      <style:table-cell-properties fo:border="0.0104in solid #000000" style:writing-mode="lr-tb" style:vertical-align="middle" fo:padding-top="0in" fo:padding-left="0in" fo:padding-bottom="0in" fo:padding-right="0in"/>
    </style:style>
    <style:style style:name="P237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74" style:family="table-cell">
      <style:table-cell-properties fo:border="0.0104in solid #000000" style:writing-mode="lr-tb" style:vertical-align="middle" fo:padding-top="0in" fo:padding-left="0in" fo:padding-bottom="0in" fo:padding-right="0in"/>
    </style:style>
    <style:style style:name="P237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76" style:family="table-cell">
      <style:table-cell-properties fo:border="0.0104in solid #000000" style:writing-mode="lr-tb" style:vertical-align="middle" fo:padding-top="0in" fo:padding-left="0in" fo:padding-bottom="0in" fo:padding-right="0in"/>
    </style:style>
    <style:style style:name="P237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78" style:family="table-cell">
      <style:table-cell-properties fo:border="0.0104in solid #000000" style:writing-mode="lr-tb" style:vertical-align="middle" fo:padding-top="0in" fo:padding-left="0in" fo:padding-bottom="0in" fo:padding-right="0in"/>
    </style:style>
    <style:style style:name="P237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80" style:family="table-cell">
      <style:table-cell-properties fo:border="0.0104in solid #000000" style:writing-mode="lr-tb" style:vertical-align="middle" fo:padding-top="0in" fo:padding-left="0in" fo:padding-bottom="0in" fo:padding-right="0in"/>
    </style:style>
    <style:style style:name="P238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82" style:family="table-cell">
      <style:table-cell-properties fo:border="0.0104in solid #000000" style:writing-mode="lr-tb" style:vertical-align="middle" fo:padding-top="0in" fo:padding-left="0in" fo:padding-bottom="0in" fo:padding-right="0in"/>
    </style:style>
    <style:style style:name="P238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384" style:family="table-row">
      <style:table-row-properties style:min-row-height="0.3in" style:use-optimal-row-height="false" fo:keep-together="always"/>
    </style:style>
    <style:style style:name="TableCell2385" style:family="table-cell">
      <style:table-cell-properties fo:border="0.0104in solid #000000" style:writing-mode="lr-tb" style:vertical-align="middle" fo:padding-top="0in" fo:padding-left="0in" fo:padding-bottom="0in" fo:padding-right="0in"/>
    </style:style>
    <style:style style:name="P2386"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387" style:family="table-cell">
      <style:table-cell-properties fo:border="0.0104in solid #000000" style:writing-mode="lr-tb" style:vertical-align="middle" fo:padding-top="0in" fo:padding-left="0in" fo:padding-bottom="0in" fo:padding-right="0in"/>
    </style:style>
    <style:style style:name="P238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89" style:family="table-cell">
      <style:table-cell-properties fo:border="0.0104in solid #000000" style:writing-mode="lr-tb" style:vertical-align="middle" fo:padding-top="0in" fo:padding-left="0in" fo:padding-bottom="0in" fo:padding-right="0in"/>
    </style:style>
    <style:style style:name="P239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91" style:family="table-cell">
      <style:table-cell-properties fo:border="0.0104in solid #000000" style:writing-mode="lr-tb" style:vertical-align="middle" fo:padding-top="0in" fo:padding-left="0in" fo:padding-bottom="0in" fo:padding-right="0in"/>
    </style:style>
    <style:style style:name="P239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93" style:family="table-cell">
      <style:table-cell-properties fo:border="0.0104in solid #000000" style:writing-mode="lr-tb" style:vertical-align="middle" fo:padding-top="0in" fo:padding-left="0in" fo:padding-bottom="0in" fo:padding-right="0in"/>
    </style:style>
    <style:style style:name="P239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95" style:family="table-cell">
      <style:table-cell-properties fo:border="0.0104in solid #000000" style:writing-mode="lr-tb" style:vertical-align="middle" fo:padding-top="0in" fo:padding-left="0in" fo:padding-bottom="0in" fo:padding-right="0in"/>
    </style:style>
    <style:style style:name="P239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97" style:family="table-cell">
      <style:table-cell-properties fo:border="0.0104in solid #000000" style:writing-mode="lr-tb" style:vertical-align="middle" fo:padding-top="0in" fo:padding-left="0in" fo:padding-bottom="0in" fo:padding-right="0in"/>
    </style:style>
    <style:style style:name="P239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399" style:family="table-cell">
      <style:table-cell-properties fo:border="0.0104in solid #000000" style:writing-mode="lr-tb" style:vertical-align="middle" fo:padding-top="0in" fo:padding-left="0in" fo:padding-bottom="0in" fo:padding-right="0in"/>
    </style:style>
    <style:style style:name="P240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01" style:family="table-cell">
      <style:table-cell-properties fo:border="0.0104in solid #000000" style:writing-mode="lr-tb" style:vertical-align="middle" fo:padding-top="0in" fo:padding-left="0in" fo:padding-bottom="0in" fo:padding-right="0in"/>
    </style:style>
    <style:style style:name="P240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03" style:family="table-cell">
      <style:table-cell-properties fo:border="0.0104in solid #000000" style:writing-mode="lr-tb" style:vertical-align="middle" fo:padding-top="0in" fo:padding-left="0in" fo:padding-bottom="0in" fo:padding-right="0in"/>
    </style:style>
    <style:style style:name="P240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05" style:family="table-cell">
      <style:table-cell-properties fo:border="0.0104in solid #000000" style:writing-mode="lr-tb" style:vertical-align="middle" fo:padding-top="0in" fo:padding-left="0in" fo:padding-bottom="0in" fo:padding-right="0in"/>
    </style:style>
    <style:style style:name="P240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07" style:family="table-cell">
      <style:table-cell-properties fo:border="0.0104in solid #000000" style:writing-mode="lr-tb" style:vertical-align="middle" fo:padding-top="0in" fo:padding-left="0in" fo:padding-bottom="0in" fo:padding-right="0in"/>
    </style:style>
    <style:style style:name="P240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09" style:family="table-cell">
      <style:table-cell-properties fo:border="0.0104in solid #000000" fo:background-color="#FFFFFF" style:writing-mode="lr-tb" style:vertical-align="middle" fo:padding-top="0in" fo:padding-left="0in" fo:padding-bottom="0in" fo:padding-right="0in"/>
    </style:style>
    <style:style style:name="P241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11" style:family="table-cell">
      <style:table-cell-properties fo:border="0.0104in solid #000000" fo:background-color="#FFFFFF" style:writing-mode="lr-tb" style:vertical-align="middle" fo:padding-top="0in" fo:padding-left="0in" fo:padding-bottom="0in" fo:padding-right="0in"/>
    </style:style>
    <style:style style:name="P241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13" style:family="table-cell">
      <style:table-cell-properties fo:border="0.0104in solid #000000" fo:background-color="#FFFFFF" style:writing-mode="lr-tb" style:vertical-align="middle" fo:padding-top="0in" fo:padding-left="0in" fo:padding-bottom="0in" fo:padding-right="0in"/>
    </style:style>
    <style:style style:name="P241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15" style:family="table-cell">
      <style:table-cell-properties fo:border="0.0104in solid #000000" fo:background-color="#FFFFFF" style:writing-mode="lr-tb" style:vertical-align="middle" fo:padding-top="0in" fo:padding-left="0in" fo:padding-bottom="0in" fo:padding-right="0in"/>
    </style:style>
    <style:style style:name="P241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17" style:family="table-cell">
      <style:table-cell-properties fo:border="0.0104in solid #000000" fo:background-color="#BFBFBF" style:writing-mode="lr-tb" style:vertical-align="middle" fo:padding-top="0in" fo:padding-left="0in" fo:padding-bottom="0in" fo:padding-right="0in"/>
    </style:style>
    <style:style style:name="P241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19" style:family="table-cell">
      <style:table-cell-properties fo:border="0.0104in solid #000000" fo:background-color="#BFBFBF" style:writing-mode="lr-tb" style:vertical-align="middle" fo:padding-top="0in" fo:padding-left="0in" fo:padding-bottom="0in" fo:padding-right="0in"/>
    </style:style>
    <style:style style:name="P242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21" style:family="table-cell">
      <style:table-cell-properties fo:border="0.0104in solid #000000" fo:background-color="#BFBFBF" style:writing-mode="lr-tb" style:vertical-align="middle" fo:padding-top="0in" fo:padding-left="0in" fo:padding-bottom="0in" fo:padding-right="0in"/>
    </style:style>
    <style:style style:name="P242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23" style:family="table-cell">
      <style:table-cell-properties fo:border="0.0104in solid #000000" fo:background-color="#BFBFBF" style:writing-mode="lr-tb" style:vertical-align="middle" fo:padding-top="0in" fo:padding-left="0in" fo:padding-bottom="0in" fo:padding-right="0in"/>
    </style:style>
    <style:style style:name="P242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25" style:family="table-cell">
      <style:table-cell-properties fo:border="0.0104in solid #000000" style:writing-mode="lr-tb" style:vertical-align="middle" fo:padding-top="0in" fo:padding-left="0in" fo:padding-bottom="0in" fo:padding-right="0in"/>
    </style:style>
    <style:style style:name="P242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27" style:family="table-cell">
      <style:table-cell-properties fo:border="0.0104in solid #000000" style:writing-mode="lr-tb" style:vertical-align="middle" fo:padding-top="0in" fo:padding-left="0in" fo:padding-bottom="0in" fo:padding-right="0in"/>
    </style:style>
    <style:style style:name="P242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29" style:family="table-cell">
      <style:table-cell-properties fo:border="0.0104in solid #000000" style:writing-mode="lr-tb" style:vertical-align="middle" fo:padding-top="0in" fo:padding-left="0in" fo:padding-bottom="0in" fo:padding-right="0in"/>
    </style:style>
    <style:style style:name="P243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31" style:family="table-cell">
      <style:table-cell-properties fo:border="0.0104in solid #000000" style:writing-mode="lr-tb" style:vertical-align="middle" fo:padding-top="0in" fo:padding-left="0in" fo:padding-bottom="0in" fo:padding-right="0in"/>
    </style:style>
    <style:style style:name="P243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33" style:family="table-cell">
      <style:table-cell-properties fo:border="0.0104in solid #000000" style:writing-mode="lr-tb" style:vertical-align="middle" fo:padding-top="0in" fo:padding-left="0in" fo:padding-bottom="0in" fo:padding-right="0in"/>
    </style:style>
    <style:style style:name="P243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435" style:family="table-row">
      <style:table-row-properties style:min-row-height="0.3in" style:use-optimal-row-height="false" fo:keep-together="always"/>
    </style:style>
    <style:style style:name="TableCell2436" style:family="table-cell">
      <style:table-cell-properties fo:border="0.0104in solid #000000" style:writing-mode="lr-tb" style:vertical-align="middle" fo:padding-top="0in" fo:padding-left="0in" fo:padding-bottom="0in" fo:padding-right="0in"/>
    </style:style>
    <style:style style:name="P2437" style:parent-style-name="內文" style:family="paragraph">
      <style:paragraph-properties fo:widows="0" fo:orphans="0" fo:text-align="justify" style:vertical-align="baseline" fo:line-height="0.1666in"/>
    </style:style>
    <style:style style:name="T2438" style:parent-style-name="預設段落字型" style:family="text">
      <style:text-properties style:font-name="Times New Roman" style:font-name-asian="標楷體" style:letter-kerning="false" fo:font-size="8pt" style:font-size-asian="8pt" style:font-size-complex="10pt"/>
    </style:style>
    <style:style style:name="T2439" style:parent-style-name="預設段落字型" style:family="text">
      <style:text-properties style:font-name="標楷體" style:font-name-asian="標楷體" style:letter-kerning="false" fo:font-size="8pt" style:font-size-asian="8pt" style:font-size-complex="10pt"/>
    </style:style>
    <style:style style:name="TableRow2440" style:family="table-row">
      <style:table-row-properties style:min-row-height="0.3in" style:use-optimal-row-height="false" fo:keep-together="always"/>
    </style:style>
    <style:style style:name="TableCell2441" style:family="table-cell">
      <style:table-cell-properties fo:border="0.0104in solid #000000" style:writing-mode="lr-tb" style:vertical-align="middle" fo:padding-top="0in" fo:padding-left="0in" fo:padding-bottom="0in" fo:padding-right="0in"/>
    </style:style>
    <style:style style:name="P2442"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443" style:family="table-cell">
      <style:table-cell-properties fo:border="0.0104in solid #000000" style:writing-mode="lr-tb" style:vertical-align="middle" fo:padding-top="0in" fo:padding-left="0in" fo:padding-bottom="0in" fo:padding-right="0in"/>
    </style:style>
    <style:style style:name="P244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45" style:family="table-cell">
      <style:table-cell-properties fo:border="0.0104in solid #000000" style:writing-mode="lr-tb" style:vertical-align="middle" fo:padding-top="0in" fo:padding-left="0in" fo:padding-bottom="0in" fo:padding-right="0in"/>
    </style:style>
    <style:style style:name="P244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47" style:family="table-cell">
      <style:table-cell-properties fo:border="0.0104in solid #000000" style:writing-mode="lr-tb" style:vertical-align="middle" fo:padding-top="0in" fo:padding-left="0in" fo:padding-bottom="0in" fo:padding-right="0in"/>
    </style:style>
    <style:style style:name="P244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49" style:family="table-cell">
      <style:table-cell-properties fo:border="0.0104in solid #000000" style:writing-mode="lr-tb" style:vertical-align="middle" fo:padding-top="0in" fo:padding-left="0in" fo:padding-bottom="0in" fo:padding-right="0in"/>
    </style:style>
    <style:style style:name="P245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51" style:family="table-cell">
      <style:table-cell-properties fo:border="0.0104in solid #000000" style:writing-mode="lr-tb" style:vertical-align="middle" fo:padding-top="0in" fo:padding-left="0in" fo:padding-bottom="0in" fo:padding-right="0in"/>
    </style:style>
    <style:style style:name="P245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53" style:family="table-cell">
      <style:table-cell-properties fo:border="0.0104in solid #000000" style:writing-mode="lr-tb" style:vertical-align="middle" fo:padding-top="0in" fo:padding-left="0in" fo:padding-bottom="0in" fo:padding-right="0in"/>
    </style:style>
    <style:style style:name="P245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55" style:family="table-cell">
      <style:table-cell-properties fo:border="0.0104in solid #000000" style:writing-mode="lr-tb" style:vertical-align="middle" fo:padding-top="0in" fo:padding-left="0in" fo:padding-bottom="0in" fo:padding-right="0in"/>
    </style:style>
    <style:style style:name="P245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57" style:family="table-cell">
      <style:table-cell-properties fo:border="0.0104in solid #000000" style:writing-mode="lr-tb" style:vertical-align="middle" fo:padding-top="0in" fo:padding-left="0in" fo:padding-bottom="0in" fo:padding-right="0in"/>
    </style:style>
    <style:style style:name="P245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59" style:family="table-cell">
      <style:table-cell-properties fo:border="0.0104in solid #000000" fo:background-color="#FFFFFF" style:writing-mode="lr-tb" style:vertical-align="middle" fo:padding-top="0in" fo:padding-left="0in" fo:padding-bottom="0in" fo:padding-right="0in"/>
    </style:style>
    <style:style style:name="P246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61" style:family="table-cell">
      <style:table-cell-properties fo:border="0.0104in solid #000000" fo:background-color="#FFFFFF" style:writing-mode="lr-tb" style:vertical-align="middle" fo:padding-top="0in" fo:padding-left="0in" fo:padding-bottom="0in" fo:padding-right="0in"/>
    </style:style>
    <style:style style:name="P246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63" style:family="table-cell">
      <style:table-cell-properties fo:border="0.0104in solid #000000" fo:background-color="#FFFFFF" style:writing-mode="lr-tb" style:vertical-align="middle" fo:padding-top="0in" fo:padding-left="0in" fo:padding-bottom="0in" fo:padding-right="0in"/>
    </style:style>
    <style:style style:name="P246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65" style:family="table-cell">
      <style:table-cell-properties fo:border="0.0104in solid #000000" fo:background-color="#FFFFFF" style:writing-mode="lr-tb" style:vertical-align="middle" fo:padding-top="0in" fo:padding-left="0in" fo:padding-bottom="0in" fo:padding-right="0in"/>
    </style:style>
    <style:style style:name="P246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67" style:family="table-cell">
      <style:table-cell-properties fo:border="0.0104in solid #000000" fo:background-color="#FFFFFF" style:writing-mode="lr-tb" style:vertical-align="middle" fo:padding-top="0in" fo:padding-left="0in" fo:padding-bottom="0in" fo:padding-right="0in"/>
    </style:style>
    <style:style style:name="P246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69" style:family="table-cell">
      <style:table-cell-properties fo:border="0.0104in solid #000000" fo:background-color="#FFFFFF" style:writing-mode="lr-tb" style:vertical-align="middle" fo:padding-top="0in" fo:padding-left="0in" fo:padding-bottom="0in" fo:padding-right="0in"/>
    </style:style>
    <style:style style:name="P247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71" style:family="table-cell">
      <style:table-cell-properties fo:border="0.0104in solid #000000" fo:background-color="#FFFFFF" style:writing-mode="lr-tb" style:vertical-align="middle" fo:padding-top="0in" fo:padding-left="0in" fo:padding-bottom="0in" fo:padding-right="0in"/>
    </style:style>
    <style:style style:name="P247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73" style:family="table-cell">
      <style:table-cell-properties fo:border="0.0104in solid #000000" fo:background-color="#FFFFFF" style:writing-mode="lr-tb" style:vertical-align="middle" fo:padding-top="0in" fo:padding-left="0in" fo:padding-bottom="0in" fo:padding-right="0in"/>
    </style:style>
    <style:style style:name="P247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75" style:family="table-cell">
      <style:table-cell-properties fo:border="0.0104in solid #000000" fo:background-color="#FFFFFF" style:writing-mode="lr-tb" style:vertical-align="middle" fo:padding-top="0in" fo:padding-left="0in" fo:padding-bottom="0in" fo:padding-right="0in"/>
    </style:style>
    <style:style style:name="P247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77" style:family="table-cell">
      <style:table-cell-properties fo:border="0.0104in solid #000000" fo:background-color="#FFFFFF" style:writing-mode="lr-tb" style:vertical-align="middle" fo:padding-top="0in" fo:padding-left="0in" fo:padding-bottom="0in" fo:padding-right="0in"/>
    </style:style>
    <style:style style:name="P247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79" style:family="table-cell">
      <style:table-cell-properties fo:border="0.0104in solid #000000" style:writing-mode="lr-tb" style:vertical-align="middle" fo:padding-top="0in" fo:padding-left="0in" fo:padding-bottom="0in" fo:padding-right="0in"/>
    </style:style>
    <style:style style:name="P248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81" style:family="table-cell">
      <style:table-cell-properties fo:border="0.0104in solid #000000" style:writing-mode="lr-tb" style:vertical-align="middle" fo:padding-top="0in" fo:padding-left="0in" fo:padding-bottom="0in" fo:padding-right="0in"/>
    </style:style>
    <style:style style:name="P248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83" style:family="table-cell">
      <style:table-cell-properties fo:border="0.0104in solid #000000" style:writing-mode="lr-tb" style:vertical-align="middle" fo:padding-top="0in" fo:padding-left="0in" fo:padding-bottom="0in" fo:padding-right="0in"/>
    </style:style>
    <style:style style:name="P248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85" style:family="table-cell">
      <style:table-cell-properties fo:border="0.0104in solid #000000" style:writing-mode="lr-tb" style:vertical-align="middle" fo:padding-top="0in" fo:padding-left="0in" fo:padding-bottom="0in" fo:padding-right="0in"/>
    </style:style>
    <style:style style:name="P248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87" style:family="table-cell">
      <style:table-cell-properties fo:border="0.0104in solid #000000" style:writing-mode="lr-tb" style:vertical-align="middle" fo:padding-top="0in" fo:padding-left="0in" fo:padding-bottom="0in" fo:padding-right="0in"/>
    </style:style>
    <style:style style:name="P248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89" style:family="table-cell">
      <style:table-cell-properties fo:border="0.0104in solid #000000" style:writing-mode="lr-tb" style:vertical-align="middle" fo:padding-top="0in" fo:padding-left="0in" fo:padding-bottom="0in" fo:padding-right="0in"/>
    </style:style>
    <style:style style:name="P249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491" style:family="table-row">
      <style:table-row-properties style:min-row-height="0.3in" style:use-optimal-row-height="false" fo:keep-together="always"/>
    </style:style>
    <style:style style:name="TableCell2492" style:family="table-cell">
      <style:table-cell-properties fo:border="0.0104in solid #000000" style:writing-mode="lr-tb" style:vertical-align="middle" fo:padding-top="0in" fo:padding-left="0in" fo:padding-bottom="0in" fo:padding-right="0in"/>
    </style:style>
    <style:style style:name="P2493"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494" style:family="table-cell">
      <style:table-cell-properties fo:border="0.0104in solid #000000" style:writing-mode="lr-tb" style:vertical-align="middle" fo:padding-top="0in" fo:padding-left="0in" fo:padding-bottom="0in" fo:padding-right="0in"/>
    </style:style>
    <style:style style:name="P249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96" style:family="table-cell">
      <style:table-cell-properties fo:border="0.0104in solid #000000" style:writing-mode="lr-tb" style:vertical-align="middle" fo:padding-top="0in" fo:padding-left="0in" fo:padding-bottom="0in" fo:padding-right="0in"/>
    </style:style>
    <style:style style:name="P249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498" style:family="table-cell">
      <style:table-cell-properties fo:border="0.0104in solid #000000" style:writing-mode="lr-tb" style:vertical-align="middle" fo:padding-top="0in" fo:padding-left="0in" fo:padding-bottom="0in" fo:padding-right="0in"/>
    </style:style>
    <style:style style:name="P249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00" style:family="table-cell">
      <style:table-cell-properties fo:border="0.0104in solid #000000" style:writing-mode="lr-tb" style:vertical-align="middle" fo:padding-top="0in" fo:padding-left="0in" fo:padding-bottom="0in" fo:padding-right="0in"/>
    </style:style>
    <style:style style:name="P250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02" style:family="table-cell">
      <style:table-cell-properties fo:border="0.0104in solid #000000" style:writing-mode="lr-tb" style:vertical-align="middle" fo:padding-top="0in" fo:padding-left="0in" fo:padding-bottom="0in" fo:padding-right="0in"/>
    </style:style>
    <style:style style:name="P250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04" style:family="table-cell">
      <style:table-cell-properties fo:border="0.0104in solid #000000" style:writing-mode="lr-tb" style:vertical-align="middle" fo:padding-top="0in" fo:padding-left="0in" fo:padding-bottom="0in" fo:padding-right="0in"/>
    </style:style>
    <style:style style:name="P250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06" style:family="table-cell">
      <style:table-cell-properties fo:border="0.0104in solid #000000" style:writing-mode="lr-tb" style:vertical-align="middle" fo:padding-top="0in" fo:padding-left="0in" fo:padding-bottom="0in" fo:padding-right="0in"/>
    </style:style>
    <style:style style:name="P250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08" style:family="table-cell">
      <style:table-cell-properties fo:border="0.0104in solid #000000" style:writing-mode="lr-tb" style:vertical-align="middle" fo:padding-top="0in" fo:padding-left="0in" fo:padding-bottom="0in" fo:padding-right="0in"/>
    </style:style>
    <style:style style:name="P250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10" style:family="table-cell">
      <style:table-cell-properties fo:border="0.0104in solid #000000" style:writing-mode="lr-tb" style:vertical-align="middle" fo:padding-top="0in" fo:padding-left="0in" fo:padding-bottom="0in" fo:padding-right="0in"/>
    </style:style>
    <style:style style:name="P251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12" style:family="table-cell">
      <style:table-cell-properties fo:border="0.0104in solid #000000" style:writing-mode="lr-tb" style:vertical-align="middle" fo:padding-top="0in" fo:padding-left="0in" fo:padding-bottom="0in" fo:padding-right="0in"/>
    </style:style>
    <style:style style:name="P251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14" style:family="table-cell">
      <style:table-cell-properties fo:border="0.0104in solid #000000" style:writing-mode="lr-tb" style:vertical-align="middle" fo:padding-top="0in" fo:padding-left="0in" fo:padding-bottom="0in" fo:padding-right="0in"/>
    </style:style>
    <style:style style:name="P251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16" style:family="table-cell">
      <style:table-cell-properties fo:border="0.0104in solid #000000" style:writing-mode="lr-tb" style:vertical-align="middle" fo:padding-top="0in" fo:padding-left="0in" fo:padding-bottom="0in" fo:padding-right="0in"/>
    </style:style>
    <style:style style:name="P251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18" style:family="table-cell">
      <style:table-cell-properties fo:border="0.0104in solid #000000" style:writing-mode="lr-tb" style:vertical-align="middle" fo:padding-top="0in" fo:padding-left="0in" fo:padding-bottom="0in" fo:padding-right="0in"/>
    </style:style>
    <style:style style:name="P251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20" style:family="table-cell">
      <style:table-cell-properties fo:border="0.0104in solid #000000" style:writing-mode="lr-tb" style:vertical-align="middle" fo:padding-top="0in" fo:padding-left="0in" fo:padding-bottom="0in" fo:padding-right="0in"/>
    </style:style>
    <style:style style:name="P252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22" style:family="table-cell">
      <style:table-cell-properties fo:border="0.0104in solid #000000" style:writing-mode="lr-tb" style:vertical-align="middle" fo:padding-top="0in" fo:padding-left="0in" fo:padding-bottom="0in" fo:padding-right="0in"/>
    </style:style>
    <style:style style:name="P252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24" style:family="table-cell">
      <style:table-cell-properties fo:border="0.0104in solid #000000" style:writing-mode="lr-tb" style:vertical-align="middle" fo:padding-top="0in" fo:padding-left="0in" fo:padding-bottom="0in" fo:padding-right="0in"/>
    </style:style>
    <style:style style:name="P252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26" style:family="table-cell">
      <style:table-cell-properties fo:border="0.0104in solid #000000" style:writing-mode="lr-tb" style:vertical-align="middle" fo:padding-top="0in" fo:padding-left="0in" fo:padding-bottom="0in" fo:padding-right="0in"/>
    </style:style>
    <style:style style:name="P252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28" style:family="table-cell">
      <style:table-cell-properties fo:border="0.0104in solid #000000" style:writing-mode="lr-tb" style:vertical-align="middle" fo:padding-top="0in" fo:padding-left="0in" fo:padding-bottom="0in" fo:padding-right="0in"/>
    </style:style>
    <style:style style:name="P252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30" style:family="table-cell">
      <style:table-cell-properties fo:border="0.0104in solid #000000" fo:background-color="#BFBFBF" style:writing-mode="lr-tb" style:vertical-align="middle" fo:padding-top="0in" fo:padding-left="0in" fo:padding-bottom="0in" fo:padding-right="0in"/>
    </style:style>
    <style:style style:name="P253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32" style:family="table-cell">
      <style:table-cell-properties fo:border="0.0104in solid #000000" fo:background-color="#BFBFBF" style:writing-mode="lr-tb" style:vertical-align="middle" fo:padding-top="0in" fo:padding-left="0in" fo:padding-bottom="0in" fo:padding-right="0in"/>
    </style:style>
    <style:style style:name="P253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34" style:family="table-cell">
      <style:table-cell-properties fo:border="0.0104in solid #000000" fo:background-color="#BFBFBF" style:writing-mode="lr-tb" style:vertical-align="middle" fo:padding-top="0in" fo:padding-left="0in" fo:padding-bottom="0in" fo:padding-right="0in"/>
    </style:style>
    <style:style style:name="P253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36" style:family="table-cell">
      <style:table-cell-properties fo:border="0.0104in solid #000000" fo:background-color="#BFBFBF" style:writing-mode="lr-tb" style:vertical-align="middle" fo:padding-top="0in" fo:padding-left="0in" fo:padding-bottom="0in" fo:padding-right="0in"/>
    </style:style>
    <style:style style:name="P253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38" style:family="table-cell">
      <style:table-cell-properties fo:border="0.0104in solid #000000" fo:background-color="#BFBFBF" style:writing-mode="lr-tb" style:vertical-align="middle" fo:padding-top="0in" fo:padding-left="0in" fo:padding-bottom="0in" fo:padding-right="0in"/>
    </style:style>
    <style:style style:name="P253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40" style:family="table-cell">
      <style:table-cell-properties fo:border="0.0104in solid #000000" fo:background-color="#BFBFBF" style:writing-mode="lr-tb" style:vertical-align="middle" fo:padding-top="0in" fo:padding-left="0in" fo:padding-bottom="0in" fo:padding-right="0in"/>
    </style:style>
    <style:style style:name="P254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542" style:family="table-row">
      <style:table-row-properties style:min-row-height="0.3in" style:use-optimal-row-height="false" fo:keep-together="always"/>
    </style:style>
    <style:style style:name="TableCell2543" style:family="table-cell">
      <style:table-cell-properties fo:border="0.0104in solid #000000" style:writing-mode="lr-tb" style:vertical-align="middle" fo:padding-top="0in" fo:padding-left="0in" fo:padding-bottom="0in" fo:padding-right="0in"/>
    </style:style>
    <style:style style:name="P2544" style:parent-style-name="內文" style:family="paragraph">
      <style:paragraph-properties fo:widows="0" fo:orphans="0" fo:text-align="justify" style:vertical-align="baseline" fo:line-height="0.1666in"/>
    </style:style>
    <style:style style:name="T2545" style:parent-style-name="預設段落字型" style:family="text">
      <style:text-properties style:font-name="Times New Roman" style:font-name-asian="標楷體" style:letter-kerning="false" fo:font-size="8pt" style:font-size-asian="8pt" style:font-size-complex="10pt"/>
    </style:style>
    <style:style style:name="T2546" style:parent-style-name="預設段落字型" style:family="text">
      <style:text-properties style:font-name="標楷體" style:font-name-asian="標楷體" style:letter-kerning="false" fo:font-size="8pt" style:font-size-asian="8pt" style:font-size-complex="10pt"/>
    </style:style>
    <style:style style:name="TableRow2547" style:family="table-row">
      <style:table-row-properties style:min-row-height="0.3in" style:use-optimal-row-height="false" fo:keep-together="always"/>
    </style:style>
    <style:style style:name="TableCell2548" style:family="table-cell">
      <style:table-cell-properties fo:border="0.0104in solid #000000" style:writing-mode="lr-tb" style:vertical-align="middle" fo:padding-top="0in" fo:padding-left="0in" fo:padding-bottom="0in" fo:padding-right="0in"/>
    </style:style>
    <style:style style:name="P2549"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550" style:family="table-cell">
      <style:table-cell-properties fo:border="0.0104in solid #000000" style:writing-mode="lr-tb" style:vertical-align="middle" fo:padding-top="0in" fo:padding-left="0in" fo:padding-bottom="0in" fo:padding-right="0in"/>
    </style:style>
    <style:style style:name="P255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52" style:family="table-cell">
      <style:table-cell-properties fo:border="0.0104in solid #000000" style:writing-mode="lr-tb" style:vertical-align="middle" fo:padding-top="0in" fo:padding-left="0in" fo:padding-bottom="0in" fo:padding-right="0in"/>
    </style:style>
    <style:style style:name="P255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54" style:family="table-cell">
      <style:table-cell-properties fo:border="0.0104in solid #000000" style:writing-mode="lr-tb" style:vertical-align="middle" fo:padding-top="0in" fo:padding-left="0in" fo:padding-bottom="0in" fo:padding-right="0in"/>
    </style:style>
    <style:style style:name="P255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56" style:family="table-cell">
      <style:table-cell-properties fo:border="0.0104in solid #000000" style:writing-mode="lr-tb" style:vertical-align="middle" fo:padding-top="0in" fo:padding-left="0in" fo:padding-bottom="0in" fo:padding-right="0in"/>
    </style:style>
    <style:style style:name="P255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58" style:family="table-cell">
      <style:table-cell-properties fo:border="0.0104in solid #000000" style:writing-mode="lr-tb" style:vertical-align="middle" fo:padding-top="0in" fo:padding-left="0in" fo:padding-bottom="0in" fo:padding-right="0in"/>
    </style:style>
    <style:style style:name="P255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60" style:family="table-cell">
      <style:table-cell-properties fo:border="0.0104in solid #000000" style:writing-mode="lr-tb" style:vertical-align="middle" fo:padding-top="0in" fo:padding-left="0in" fo:padding-bottom="0in" fo:padding-right="0in"/>
    </style:style>
    <style:style style:name="P256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62" style:family="table-cell">
      <style:table-cell-properties fo:border="0.0104in solid #000000" style:writing-mode="lr-tb" style:vertical-align="middle" fo:padding-top="0in" fo:padding-left="0in" fo:padding-bottom="0in" fo:padding-right="0in"/>
    </style:style>
    <style:style style:name="P256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64" style:family="table-cell">
      <style:table-cell-properties fo:border="0.0104in solid #000000" style:writing-mode="lr-tb" style:vertical-align="middle" fo:padding-top="0in" fo:padding-left="0in" fo:padding-bottom="0in" fo:padding-right="0in"/>
    </style:style>
    <style:style style:name="P256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66" style:family="table-cell">
      <style:table-cell-properties fo:border="0.0104in solid #000000" style:writing-mode="lr-tb" style:vertical-align="middle" fo:padding-top="0in" fo:padding-left="0in" fo:padding-bottom="0in" fo:padding-right="0in"/>
    </style:style>
    <style:style style:name="P256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68" style:family="table-cell">
      <style:table-cell-properties fo:border="0.0104in solid #000000" style:writing-mode="lr-tb" style:vertical-align="middle" fo:padding-top="0in" fo:padding-left="0in" fo:padding-bottom="0in" fo:padding-right="0in"/>
    </style:style>
    <style:style style:name="P256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70" style:family="table-cell">
      <style:table-cell-properties fo:border="0.0104in solid #000000" style:writing-mode="lr-tb" style:vertical-align="middle" fo:padding-top="0in" fo:padding-left="0in" fo:padding-bottom="0in" fo:padding-right="0in"/>
    </style:style>
    <style:style style:name="P257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72" style:family="table-cell">
      <style:table-cell-properties fo:border="0.0104in solid #000000" style:writing-mode="lr-tb" style:vertical-align="middle" fo:padding-top="0in" fo:padding-left="0in" fo:padding-bottom="0in" fo:padding-right="0in"/>
    </style:style>
    <style:style style:name="P257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74" style:family="table-cell">
      <style:table-cell-properties fo:border="0.0104in solid #000000" style:writing-mode="lr-tb" style:vertical-align="middle" fo:padding-top="0in" fo:padding-left="0in" fo:padding-bottom="0in" fo:padding-right="0in"/>
    </style:style>
    <style:style style:name="P257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76" style:family="table-cell">
      <style:table-cell-properties fo:border="0.0104in solid #000000" style:writing-mode="lr-tb" style:vertical-align="middle" fo:padding-top="0in" fo:padding-left="0in" fo:padding-bottom="0in" fo:padding-right="0in"/>
    </style:style>
    <style:style style:name="P257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78" style:family="table-cell">
      <style:table-cell-properties fo:border="0.0104in solid #000000" style:writing-mode="lr-tb" style:vertical-align="middle" fo:padding-top="0in" fo:padding-left="0in" fo:padding-bottom="0in" fo:padding-right="0in"/>
    </style:style>
    <style:style style:name="P257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80" style:family="table-cell">
      <style:table-cell-properties fo:border="0.0104in solid #000000" style:writing-mode="lr-tb" style:vertical-align="middle" fo:padding-top="0in" fo:padding-left="0in" fo:padding-bottom="0in" fo:padding-right="0in"/>
    </style:style>
    <style:style style:name="P258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82" style:family="table-cell">
      <style:table-cell-properties fo:border="0.0104in solid #000000" style:writing-mode="lr-tb" style:vertical-align="middle" fo:padding-top="0in" fo:padding-left="0in" fo:padding-bottom="0in" fo:padding-right="0in"/>
    </style:style>
    <style:style style:name="P258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84" style:family="table-cell">
      <style:table-cell-properties fo:border="0.0104in solid #000000" style:writing-mode="lr-tb" style:vertical-align="middle" fo:padding-top="0in" fo:padding-left="0in" fo:padding-bottom="0in" fo:padding-right="0in"/>
    </style:style>
    <style:style style:name="P258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86" style:family="table-cell">
      <style:table-cell-properties fo:border="0.0104in solid #000000" style:writing-mode="lr-tb" style:vertical-align="middle" fo:padding-top="0in" fo:padding-left="0in" fo:padding-bottom="0in" fo:padding-right="0in"/>
    </style:style>
    <style:style style:name="P258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88" style:family="table-cell">
      <style:table-cell-properties fo:border="0.0104in solid #000000" fo:background-color="#BFBFBF" style:writing-mode="lr-tb" style:vertical-align="middle" fo:padding-top="0in" fo:padding-left="0in" fo:padding-bottom="0in" fo:padding-right="0in"/>
    </style:style>
    <style:style style:name="P258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90" style:family="table-cell">
      <style:table-cell-properties fo:border="0.0104in solid #000000" fo:background-color="#BFBFBF" style:writing-mode="lr-tb" style:vertical-align="middle" fo:padding-top="0in" fo:padding-left="0in" fo:padding-bottom="0in" fo:padding-right="0in"/>
    </style:style>
    <style:style style:name="P259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92" style:family="table-cell">
      <style:table-cell-properties fo:border="0.0104in solid #000000" fo:background-color="#BFBFBF" style:writing-mode="lr-tb" style:vertical-align="middle" fo:padding-top="0in" fo:padding-left="0in" fo:padding-bottom="0in" fo:padding-right="0in"/>
    </style:style>
    <style:style style:name="P259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94" style:family="table-cell">
      <style:table-cell-properties fo:border="0.0104in solid #000000" fo:background-color="#BFBFBF" style:writing-mode="lr-tb" style:vertical-align="middle" fo:padding-top="0in" fo:padding-left="0in" fo:padding-bottom="0in" fo:padding-right="0in"/>
    </style:style>
    <style:style style:name="P259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596" style:family="table-cell">
      <style:table-cell-properties fo:border="0.0104in solid #000000" fo:background-color="#BFBFBF" style:writing-mode="lr-tb" style:vertical-align="middle" fo:padding-top="0in" fo:padding-left="0in" fo:padding-bottom="0in" fo:padding-right="0in"/>
    </style:style>
    <style:style style:name="P259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598" style:family="table-row">
      <style:table-row-properties style:min-row-height="0.3in" style:use-optimal-row-height="false" fo:keep-together="always"/>
    </style:style>
    <style:style style:name="TableCell2599" style:family="table-cell">
      <style:table-cell-properties fo:border="0.0104in solid #000000" style:writing-mode="lr-tb" style:vertical-align="middle" fo:padding-top="0in" fo:padding-left="0in" fo:padding-bottom="0in" fo:padding-right="0in"/>
    </style:style>
    <style:style style:name="P2600"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601" style:family="table-cell">
      <style:table-cell-properties fo:border="0.0104in solid #000000" style:writing-mode="lr-tb" style:vertical-align="middle" fo:padding-top="0in" fo:padding-left="0in" fo:padding-bottom="0in" fo:padding-right="0in"/>
    </style:style>
    <style:style style:name="P260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03" style:family="table-cell">
      <style:table-cell-properties fo:border="0.0104in solid #000000" style:writing-mode="lr-tb" style:vertical-align="middle" fo:padding-top="0in" fo:padding-left="0in" fo:padding-bottom="0in" fo:padding-right="0in"/>
    </style:style>
    <style:style style:name="P260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05" style:family="table-cell">
      <style:table-cell-properties fo:border="0.0104in solid #000000" style:writing-mode="lr-tb" style:vertical-align="middle" fo:padding-top="0in" fo:padding-left="0in" fo:padding-bottom="0in" fo:padding-right="0in"/>
    </style:style>
    <style:style style:name="P260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07" style:family="table-cell">
      <style:table-cell-properties fo:border="0.0104in solid #000000" style:writing-mode="lr-tb" style:vertical-align="middle" fo:padding-top="0in" fo:padding-left="0in" fo:padding-bottom="0in" fo:padding-right="0in"/>
    </style:style>
    <style:style style:name="P260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09" style:family="table-cell">
      <style:table-cell-properties fo:border="0.0104in solid #000000" style:writing-mode="lr-tb" style:vertical-align="middle" fo:padding-top="0in" fo:padding-left="0in" fo:padding-bottom="0in" fo:padding-right="0in"/>
    </style:style>
    <style:style style:name="P261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11" style:family="table-cell">
      <style:table-cell-properties fo:border="0.0104in solid #000000" style:writing-mode="lr-tb" style:vertical-align="middle" fo:padding-top="0in" fo:padding-left="0in" fo:padding-bottom="0in" fo:padding-right="0in"/>
    </style:style>
    <style:style style:name="P261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13" style:family="table-cell">
      <style:table-cell-properties fo:border="0.0104in solid #000000" style:writing-mode="lr-tb" style:vertical-align="middle" fo:padding-top="0in" fo:padding-left="0in" fo:padding-bottom="0in" fo:padding-right="0in"/>
    </style:style>
    <style:style style:name="P261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15" style:family="table-cell">
      <style:table-cell-properties fo:border="0.0104in solid #000000" style:writing-mode="lr-tb" style:vertical-align="middle" fo:padding-top="0in" fo:padding-left="0in" fo:padding-bottom="0in" fo:padding-right="0in"/>
    </style:style>
    <style:style style:name="P261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17" style:family="table-cell">
      <style:table-cell-properties fo:border="0.0104in solid #000000" style:writing-mode="lr-tb" style:vertical-align="middle" fo:padding-top="0in" fo:padding-left="0in" fo:padding-bottom="0in" fo:padding-right="0in"/>
    </style:style>
    <style:style style:name="P261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19" style:family="table-cell">
      <style:table-cell-properties fo:border="0.0104in solid #000000" style:writing-mode="lr-tb" style:vertical-align="middle" fo:padding-top="0in" fo:padding-left="0in" fo:padding-bottom="0in" fo:padding-right="0in"/>
    </style:style>
    <style:style style:name="P262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21" style:family="table-cell">
      <style:table-cell-properties fo:border="0.0104in solid #000000" style:writing-mode="lr-tb" style:vertical-align="middle" fo:padding-top="0in" fo:padding-left="0in" fo:padding-bottom="0in" fo:padding-right="0in"/>
    </style:style>
    <style:style style:name="P262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23" style:family="table-cell">
      <style:table-cell-properties fo:border="0.0104in solid #000000" style:writing-mode="lr-tb" style:vertical-align="middle" fo:padding-top="0in" fo:padding-left="0in" fo:padding-bottom="0in" fo:padding-right="0in"/>
    </style:style>
    <style:style style:name="P262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25" style:family="table-cell">
      <style:table-cell-properties fo:border="0.0104in solid #000000" style:writing-mode="lr-tb" style:vertical-align="middle" fo:padding-top="0in" fo:padding-left="0in" fo:padding-bottom="0in" fo:padding-right="0in"/>
    </style:style>
    <style:style style:name="P262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27" style:family="table-cell">
      <style:table-cell-properties fo:border="0.0104in solid #000000" style:writing-mode="lr-tb" style:vertical-align="middle" fo:padding-top="0in" fo:padding-left="0in" fo:padding-bottom="0in" fo:padding-right="0in"/>
    </style:style>
    <style:style style:name="P262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29" style:family="table-cell">
      <style:table-cell-properties fo:border="0.0104in solid #000000" style:writing-mode="lr-tb" style:vertical-align="middle" fo:padding-top="0in" fo:padding-left="0in" fo:padding-bottom="0in" fo:padding-right="0in"/>
    </style:style>
    <style:style style:name="P263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31" style:family="table-cell">
      <style:table-cell-properties fo:border="0.0104in solid #000000" style:writing-mode="lr-tb" style:vertical-align="middle" fo:padding-top="0in" fo:padding-left="0in" fo:padding-bottom="0in" fo:padding-right="0in"/>
    </style:style>
    <style:style style:name="P263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33" style:family="table-cell">
      <style:table-cell-properties fo:border="0.0104in solid #000000" style:writing-mode="lr-tb" style:vertical-align="middle" fo:padding-top="0in" fo:padding-left="0in" fo:padding-bottom="0in" fo:padding-right="0in"/>
    </style:style>
    <style:style style:name="P263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35" style:family="table-cell">
      <style:table-cell-properties fo:border="0.0104in solid #000000" style:writing-mode="lr-tb" style:vertical-align="middle" fo:padding-top="0in" fo:padding-left="0in" fo:padding-bottom="0in" fo:padding-right="0in"/>
    </style:style>
    <style:style style:name="P263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37" style:family="table-cell">
      <style:table-cell-properties fo:border="0.0104in solid #000000" style:writing-mode="lr-tb" style:vertical-align="middle" fo:padding-top="0in" fo:padding-left="0in" fo:padding-bottom="0in" fo:padding-right="0in"/>
    </style:style>
    <style:style style:name="P263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39" style:family="table-cell">
      <style:table-cell-properties fo:border="0.0104in solid #000000" style:writing-mode="lr-tb" style:vertical-align="middle" fo:padding-top="0in" fo:padding-left="0in" fo:padding-bottom="0in" fo:padding-right="0in"/>
    </style:style>
    <style:style style:name="P264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41" style:family="table-cell">
      <style:table-cell-properties fo:border="0.0104in solid #000000" style:writing-mode="lr-tb" style:vertical-align="middle" fo:padding-top="0in" fo:padding-left="0in" fo:padding-bottom="0in" fo:padding-right="0in"/>
    </style:style>
    <style:style style:name="P264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43" style:family="table-cell">
      <style:table-cell-properties fo:border="0.0104in solid #000000" style:writing-mode="lr-tb" style:vertical-align="middle" fo:padding-top="0in" fo:padding-left="0in" fo:padding-bottom="0in" fo:padding-right="0in"/>
    </style:style>
    <style:style style:name="P264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45" style:family="table-cell">
      <style:table-cell-properties fo:border="0.0104in solid #000000" style:writing-mode="lr-tb" style:vertical-align="middle" fo:padding-top="0in" fo:padding-left="0in" fo:padding-bottom="0in" fo:padding-right="0in"/>
    </style:style>
    <style:style style:name="P264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47" style:family="table-cell">
      <style:table-cell-properties fo:border="0.0104in solid #000000" style:writing-mode="lr-tb" style:vertical-align="middle" fo:padding-top="0in" fo:padding-left="0in" fo:padding-bottom="0in" fo:padding-right="0in"/>
    </style:style>
    <style:style style:name="P264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649" style:family="table-row">
      <style:table-row-properties style:min-row-height="0.3in" style:use-optimal-row-height="false" fo:keep-together="always"/>
    </style:style>
    <style:style style:name="TableCell2650" style:family="table-cell">
      <style:table-cell-properties fo:border="0.0104in solid #000000" style:writing-mode="lr-tb" style:vertical-align="middle" fo:padding-top="0in" fo:padding-left="0in" fo:padding-bottom="0in" fo:padding-right="0in"/>
    </style:style>
    <style:style style:name="P2651"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2652" style:family="table-cell">
      <style:table-cell-properties fo:border="0.0104in solid #000000" style:writing-mode="lr-tb" style:vertical-align="middle" fo:padding-top="0in" fo:padding-left="0in" fo:padding-bottom="0in" fo:padding-right="0in"/>
    </style:style>
    <style:style style:name="P265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54" style:family="table-cell">
      <style:table-cell-properties fo:border="0.0104in solid #000000" style:writing-mode="lr-tb" style:vertical-align="middle" fo:padding-top="0in" fo:padding-left="0in" fo:padding-bottom="0in" fo:padding-right="0in"/>
    </style:style>
    <style:style style:name="P265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56" style:family="table-cell">
      <style:table-cell-properties fo:border="0.0104in solid #000000" style:writing-mode="lr-tb" style:vertical-align="middle" fo:padding-top="0in" fo:padding-left="0in" fo:padding-bottom="0in" fo:padding-right="0in"/>
    </style:style>
    <style:style style:name="P265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58" style:family="table-cell">
      <style:table-cell-properties fo:border="0.0104in solid #000000" style:writing-mode="lr-tb" style:vertical-align="middle" fo:padding-top="0in" fo:padding-left="0in" fo:padding-bottom="0in" fo:padding-right="0in"/>
    </style:style>
    <style:style style:name="P265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60" style:family="table-cell">
      <style:table-cell-properties fo:border="0.0104in solid #000000" style:writing-mode="lr-tb" style:vertical-align="middle" fo:padding-top="0in" fo:padding-left="0in" fo:padding-bottom="0in" fo:padding-right="0in"/>
    </style:style>
    <style:style style:name="P266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62" style:family="table-cell">
      <style:table-cell-properties fo:border="0.0104in solid #000000" style:writing-mode="lr-tb" style:vertical-align="middle" fo:padding-top="0in" fo:padding-left="0in" fo:padding-bottom="0in" fo:padding-right="0in"/>
    </style:style>
    <style:style style:name="P266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64" style:family="table-cell">
      <style:table-cell-properties fo:border="0.0104in solid #000000" fo:background-color="#FFFFFF" style:writing-mode="lr-tb" style:vertical-align="middle" fo:padding-top="0in" fo:padding-left="0in" fo:padding-bottom="0in" fo:padding-right="0in"/>
    </style:style>
    <style:style style:name="P266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66" style:family="table-cell">
      <style:table-cell-properties fo:border="0.0104in solid #000000" fo:background-color="#FFFFFF" style:writing-mode="lr-tb" style:vertical-align="middle" fo:padding-top="0in" fo:padding-left="0in" fo:padding-bottom="0in" fo:padding-right="0in"/>
    </style:style>
    <style:style style:name="P266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68" style:family="table-cell">
      <style:table-cell-properties fo:border="0.0104in solid #000000" fo:background-color="#FFFFFF" style:writing-mode="lr-tb" style:vertical-align="middle" fo:padding-top="0in" fo:padding-left="0in" fo:padding-bottom="0in" fo:padding-right="0in"/>
    </style:style>
    <style:style style:name="P266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70" style:family="table-cell">
      <style:table-cell-properties fo:border="0.0104in solid #000000" fo:background-color="#FFFFFF" style:writing-mode="lr-tb" style:vertical-align="middle" fo:padding-top="0in" fo:padding-left="0in" fo:padding-bottom="0in" fo:padding-right="0in"/>
    </style:style>
    <style:style style:name="P267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72" style:family="table-cell">
      <style:table-cell-properties fo:border="0.0104in solid #000000" fo:background-color="#FFFFFF" style:writing-mode="lr-tb" style:vertical-align="middle" fo:padding-top="0in" fo:padding-left="0in" fo:padding-bottom="0in" fo:padding-right="0in"/>
    </style:style>
    <style:style style:name="P267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74" style:family="table-cell">
      <style:table-cell-properties fo:border="0.0104in solid #000000" fo:background-color="#FFFFFF" style:writing-mode="lr-tb" style:vertical-align="middle" fo:padding-top="0in" fo:padding-left="0in" fo:padding-bottom="0in" fo:padding-right="0in"/>
    </style:style>
    <style:style style:name="P267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76" style:family="table-cell">
      <style:table-cell-properties fo:border="0.0104in solid #000000" fo:background-color="#FFFFFF" style:writing-mode="lr-tb" style:vertical-align="middle" fo:padding-top="0in" fo:padding-left="0in" fo:padding-bottom="0in" fo:padding-right="0in"/>
    </style:style>
    <style:style style:name="P267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78" style:family="table-cell">
      <style:table-cell-properties fo:border="0.0104in solid #000000" style:writing-mode="lr-tb" style:vertical-align="middle" fo:padding-top="0in" fo:padding-left="0in" fo:padding-bottom="0in" fo:padding-right="0in"/>
    </style:style>
    <style:style style:name="P267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80" style:family="table-cell">
      <style:table-cell-properties fo:border="0.0104in solid #000000" style:writing-mode="lr-tb" style:vertical-align="middle" fo:padding-top="0in" fo:padding-left="0in" fo:padding-bottom="0in" fo:padding-right="0in"/>
    </style:style>
    <style:style style:name="P268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82" style:family="table-cell">
      <style:table-cell-properties fo:border="0.0104in solid #000000" style:writing-mode="lr-tb" style:vertical-align="middle" fo:padding-top="0in" fo:padding-left="0in" fo:padding-bottom="0in" fo:padding-right="0in"/>
    </style:style>
    <style:style style:name="P268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84" style:family="table-cell">
      <style:table-cell-properties fo:border="0.0104in solid #000000" style:writing-mode="lr-tb" style:vertical-align="middle" fo:padding-top="0in" fo:padding-left="0in" fo:padding-bottom="0in" fo:padding-right="0in"/>
    </style:style>
    <style:style style:name="P268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86" style:family="table-cell">
      <style:table-cell-properties fo:border="0.0104in solid #000000" style:writing-mode="lr-tb" style:vertical-align="middle" fo:padding-top="0in" fo:padding-left="0in" fo:padding-bottom="0in" fo:padding-right="0in"/>
    </style:style>
    <style:style style:name="P268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88" style:family="table-cell">
      <style:table-cell-properties fo:border="0.0104in solid #000000" style:writing-mode="lr-tb" style:vertical-align="middle" fo:padding-top="0in" fo:padding-left="0in" fo:padding-bottom="0in" fo:padding-right="0in"/>
    </style:style>
    <style:style style:name="P268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90" style:family="table-cell">
      <style:table-cell-properties fo:border="0.0104in solid #000000" style:writing-mode="lr-tb" style:vertical-align="middle" fo:padding-top="0in" fo:padding-left="0in" fo:padding-bottom="0in" fo:padding-right="0in"/>
    </style:style>
    <style:style style:name="P269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92" style:family="table-cell">
      <style:table-cell-properties fo:border="0.0104in solid #000000" style:writing-mode="lr-tb" style:vertical-align="middle" fo:padding-top="0in" fo:padding-left="0in" fo:padding-bottom="0in" fo:padding-right="0in"/>
    </style:style>
    <style:style style:name="P269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94" style:family="table-cell">
      <style:table-cell-properties fo:border="0.0104in solid #000000" style:writing-mode="lr-tb" style:vertical-align="middle" fo:padding-top="0in" fo:padding-left="0in" fo:padding-bottom="0in" fo:padding-right="0in"/>
    </style:style>
    <style:style style:name="P269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96" style:family="table-cell">
      <style:table-cell-properties fo:border="0.0104in solid #000000" style:writing-mode="lr-tb" style:vertical-align="middle" fo:padding-top="0in" fo:padding-left="0in" fo:padding-bottom="0in" fo:padding-right="0in"/>
    </style:style>
    <style:style style:name="P269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2698" style:family="table-cell">
      <style:table-cell-properties fo:border="0.0104in solid #000000" style:writing-mode="lr-tb" style:vertical-align="middle" fo:padding-top="0in" fo:padding-left="0in" fo:padding-bottom="0in" fo:padding-right="0in"/>
    </style:style>
    <style:style style:name="P269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2700" style:family="table-row">
      <style:table-row-properties style:min-row-height="0.1402in" style:use-optimal-row-height="false" fo:keep-together="always"/>
    </style:style>
    <style:style style:name="TableCell2701" style:family="table-cell">
      <style:table-cell-properties fo:border="0.0104in solid #000000" style:writing-mode="lr-tb" style:vertical-align="middle" fo:padding-top="0in" fo:padding-left="0in" fo:padding-bottom="0in" fo:padding-right="0in"/>
    </style:style>
    <style:style style:name="P2702"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TableCell2703" style:family="table-cell">
      <style:table-cell-properties fo:border="0.0104in solid #000000" style:writing-mode="lr-tb" style:vertical-align="middle" fo:padding-top="0in" fo:padding-left="0in" fo:padding-bottom="0in" fo:padding-right="0in"/>
    </style:style>
    <style:style style:name="P2704"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TableCell2705" style:family="table-cell">
      <style:table-cell-properties fo:border="0.0104in solid #000000" fo:background-color="#FFFFFF" style:writing-mode="lr-tb" style:vertical-align="middle" fo:padding-top="0in" fo:padding-left="0in" fo:padding-bottom="0in" fo:padding-right="0in"/>
    </style:style>
    <style:style style:name="P2706"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TableCell2707" style:family="table-cell">
      <style:table-cell-properties fo:border="0.0104in solid #000000" fo:background-color="#FFFFFF" style:writing-mode="lr-tb" style:vertical-align="middle" fo:padding-top="0in" fo:padding-left="0in" fo:padding-bottom="0in" fo:padding-right="0in"/>
    </style:style>
    <style:style style:name="P2708"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TableCell2709" style:family="table-cell">
      <style:table-cell-properties fo:border="0.0104in solid #000000" style:writing-mode="lr-tb" style:vertical-align="middle" fo:padding-top="0in" fo:padding-left="0in" fo:padding-bottom="0in" fo:padding-right="0in"/>
    </style:style>
    <style:style style:name="P2710"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P2711" style:parent-style-name="內文" style:family="paragraph">
      <style:paragraph-properties fo:widows="0" fo:orphans="0" style:snap-to-layout-grid="false" style:vertical-align="baseline" style:line-height-at-least="0.25in" fo:margin-left="0.75in" fo:text-indent="-0.4166in">
        <style:tab-stops/>
      </style:paragraph-properties>
    </style:style>
    <style:style style:name="T2712" style:parent-style-name="預設段落字型" style:family="text">
      <style:text-properties style:font-name="Times New Roman" style:font-name-asian="標楷體" style:letter-kerning="false" fo:font-size="10pt" style:font-size-asian="10pt" style:font-size-complex="10pt"/>
    </style:style>
    <style:style style:name="T2713" style:parent-style-name="預設段落字型" style:family="text">
      <style:text-properties style:font-name="Times New Roman" style:font-name-asian="標楷體" style:letter-kerning="false" fo:font-size="10pt" style:font-size-asian="10pt" style:font-size-complex="10pt"/>
    </style:style>
    <style:style style:name="T2714" style:parent-style-name="預設段落字型" style:family="text">
      <style:text-properties style:font-name="Times New Roman" style:font-name-asian="MingLiU" style:letter-kerning="false" style:font-size-complex="10pt"/>
    </style:style>
    <style:style style:name="T2715" style:parent-style-name="預設段落字型" style:family="text">
      <style:text-properties style:font-name="Times New Roman" style:font-name-asian="標楷體" style:letter-kerning="false" fo:font-size="10pt" style:font-size-asian="10pt" style:font-size-complex="10pt"/>
    </style:style>
    <style:style style:name="T2716" style:parent-style-name="預設段落字型" style:family="text">
      <style:text-properties style:font-name="Times New Roman" style:font-name-asian="標楷體" style:letter-kerning="false" fo:font-size="10pt" style:font-size-asian="10pt" style:font-size-complex="10pt"/>
    </style:style>
    <style:style style:name="T2717" style:parent-style-name="預設段落字型" style:family="text">
      <style:text-properties style:font-name="Times New Roman" style:font-name-asian="標楷體" style:letter-kerning="false" fo:font-size="10pt" style:font-size-asian="10pt" style:font-size-complex="10pt"/>
    </style:style>
    <style:style style:name="T2718" style:parent-style-name="預設段落字型" style:family="text">
      <style:text-properties style:font-name="Times New Roman" style:font-name-asian="標楷體" style:letter-kerning="false" fo:font-size="10pt" style:font-size-asian="10pt" style:font-size-complex="10pt"/>
    </style:style>
    <style:style style:name="T2719" style:parent-style-name="預設段落字型" style:family="text">
      <style:text-properties style:font-name="Times New Roman" style:font-name-asian="標楷體" style:letter-kerning="false" fo:font-size="10pt" style:font-size-asian="10pt" style:font-size-complex="10pt"/>
    </style:style>
    <style:style style:name="T2720" style:parent-style-name="預設段落字型" style:family="text">
      <style:text-properties style:font-name="Times New Roman" style:font-name-asian="標楷體" style:letter-kerning="false" fo:font-size="10pt" style:font-size-asian="10pt" style:font-size-complex="10pt"/>
    </style:style>
    <style:style style:name="T2721" style:parent-style-name="預設段落字型" style:family="text">
      <style:text-properties style:font-name="Times New Roman" style:font-name-asian="標楷體" style:letter-kerning="false" fo:font-size="10pt" style:font-size-asian="10pt" style:font-size-complex="10pt"/>
    </style:style>
    <style:style style:name="P2722" style:parent-style-name="內文" style:family="paragraph">
      <style:paragraph-properties fo:widows="0" fo:orphans="0" style:snap-to-layout-grid="false" style:vertical-align="baseline" style:line-height-at-least="0.25in" fo:margin-left="0.8069in" fo:text-indent="-0.2159in">
        <style:tab-stops/>
      </style:paragraph-properties>
      <style:text-properties style:font-name="Times New Roman" style:font-name-asian="標楷體" fo:color="#FF0000" style:letter-kerning="false" fo:font-size="10pt" style:font-size-asian="10pt" style:font-size-complex="10pt"/>
    </style:style>
    <style:style style:name="P2723" style:parent-style-name="內文" style:family="paragraph">
      <style:paragraph-properties fo:widows="0" fo:orphans="0" style:snap-to-layout-grid="false" style:vertical-align="baseline" style:line-height-at-least="0.25in" fo:margin-left="0.8069in" fo:text-indent="-0.2159in">
        <style:tab-stops/>
      </style:paragraph-properties>
      <style:text-properties style:font-name="Times New Roman" style:font-name-asian="標楷體" style:letter-kerning="false" fo:font-size="10pt" style:font-size-asian="10pt" style:font-size-complex="10pt"/>
    </style:style>
    <style:style style:name="P2724" style:parent-style-name="內文" style:family="paragraph">
      <style:paragraph-properties fo:widows="0" fo:orphans="0" style:snap-to-layout-grid="false" style:vertical-align="baseline" style:line-height-at-least="0.25in" fo:margin-left="0.8069in" fo:text-indent="-0.5118in">
        <style:tab-stops/>
      </style:paragraph-properties>
      <style:text-properties style:font-name="Times New Roman" style:font-name-asian="標楷體" style:letter-kerning="false" fo:font-size="10pt" style:font-size-asian="10pt" style:font-size-complex="10pt"/>
    </style:style>
    <style:style style:name="P2725"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TableColumn2727" style:family="table-column">
      <style:table-column-properties style:column-width="1.7187in" style:use-optimal-column-width="false"/>
    </style:style>
    <style:style style:name="TableColumn2728" style:family="table-column">
      <style:table-column-properties style:column-width="1.7187in" style:use-optimal-column-width="false"/>
    </style:style>
    <style:style style:name="TableColumn2729" style:family="table-column">
      <style:table-column-properties style:column-width="3.0597in" style:use-optimal-column-width="false"/>
    </style:style>
    <style:style style:name="Table2726" style:family="table">
      <style:table-properties style:width="6.4972in" fo:margin-left="0.0388in" table:align="left"/>
    </style:style>
    <style:style style:name="TableRow2730" style:family="table-row">
      <style:table-row-properties style:use-optimal-row-height="false" fo:keep-together="always"/>
    </style:style>
    <style:style style:name="TableCell2731" style:family="table-cell">
      <style:table-cell-properties fo:border-top="0.0104in solid #000000" fo:border-left="0.0104in solid #000000" fo:border-bottom="none" fo:border-right="0.0104in solid #000000" style:writing-mode="lr-tb" style:vertical-align="middle" fo:padding-top="0in" fo:padding-left="0.0388in" fo:padding-bottom="0in" fo:padding-right="0.0388in"/>
    </style:style>
    <style:style style:name="P2732"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33" style:family="table-cell">
      <style:table-cell-properties fo:border-top="0.0104in solid #000000" fo:border-left="0.0104in solid #000000" fo:border-bottom="none" fo:border-right="0.0104in solid #000000" style:writing-mode="lr-tb" style:vertical-align="middle" fo:padding-top="0in" fo:padding-left="0.0388in" fo:padding-bottom="0in" fo:padding-right="0.0388in"/>
    </style:style>
    <style:style style:name="P2734"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35" style:family="table-cell">
      <style:table-cell-properties fo:border-top="0.0104in solid #000000" fo:border-left="0.0104in solid #000000" fo:border-bottom="none" fo:border-right="0.0104in solid #000000" style:writing-mode="lr-tb" style:vertical-align="middle" fo:padding-top="0in" fo:padding-left="0.0388in" fo:padding-bottom="0in" fo:padding-right="0.0388in"/>
    </style:style>
    <style:style style:name="P2736"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P2737"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738" style:family="table-row">
      <style:table-row-properties style:use-optimal-row-height="false" fo:keep-together="always"/>
    </style:style>
    <style:style style:name="TableCell2739" style:family="table-cell">
      <style:table-cell-properties fo:border-top="0.0104in solid #000000" fo:border-left="0.0104in solid #000000" fo:border-bottom="none" fo:border-right="0.0104in solid #000000" style:writing-mode="lr-tb" fo:padding-top="0in" fo:padding-left="0.0388in" fo:padding-bottom="0in" fo:padding-right="0.0388in"/>
    </style:style>
    <style:style style:name="P2740"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41" style:family="table-cell">
      <style:table-cell-properties fo:border-top="0.0104in solid #000000" fo:border-left="0.0104in solid #000000" fo:border-bottom="none" fo:border-right="0.0104in solid #000000" style:writing-mode="lr-tb" fo:padding-top="0in" fo:padding-left="0.0388in" fo:padding-bottom="0in" fo:padding-right="0.0388in"/>
    </style:style>
    <style:style style:name="P2742"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43" style:family="table-cell">
      <style:table-cell-properties fo:border-top="0.0104in solid #000000" fo:border-left="0.0104in solid #000000" fo:border-bottom="none" fo:border-right="0.0104in solid #000000" style:writing-mode="lr-tb" fo:padding-top="0in" fo:padding-left="0.0388in" fo:padding-bottom="0in" fo:padding-right="0.0388in"/>
    </style:style>
    <style:style style:name="P2744"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745" style:family="table-row">
      <style:table-row-properties style:use-optimal-row-height="false" fo:keep-together="always"/>
    </style:style>
    <style:style style:name="TableCell2746"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47"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48"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49"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50"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51"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752" style:family="table-row">
      <style:table-row-properties style:use-optimal-row-height="false" fo:keep-together="always"/>
    </style:style>
    <style:style style:name="TableCell2753"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54"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55"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56"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57"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58"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759" style:family="table-row">
      <style:table-row-properties style:use-optimal-row-height="false" fo:keep-together="always"/>
    </style:style>
    <style:style style:name="TableCell2760"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61"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62"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63"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64"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65"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766" style:family="table-row">
      <style:table-row-properties style:use-optimal-row-height="false" fo:keep-together="always"/>
    </style:style>
    <style:style style:name="TableCell2767"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68"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69"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70"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71"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72"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773" style:family="table-row">
      <style:table-row-properties style:use-optimal-row-height="false" fo:keep-together="always"/>
    </style:style>
    <style:style style:name="TableCell2774"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75"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76"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77"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78"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2779"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780" style:family="table-row">
      <style:table-row-properties style:use-optimal-row-height="false" fo:keep-together="always"/>
    </style:style>
    <style:style style:name="TableCell2781" style:family="table-cell">
      <style:table-cell-properties fo:border-top="none" fo:border-left="0.0104in solid #000000" fo:border-bottom="0.0104in solid #000000" fo:border-right="0.0104in solid #000000" style:writing-mode="lr-tb" fo:padding-top="0in" fo:padding-left="0.0388in" fo:padding-bottom="0in" fo:padding-right="0.0388in"/>
    </style:style>
    <style:style style:name="P2782"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83" style:family="table-cell">
      <style:table-cell-properties fo:border-top="none" fo:border-left="0.0104in solid #000000" fo:border-bottom="0.0104in solid #000000" fo:border-right="0.0104in solid #000000" style:writing-mode="lr-tb" fo:padding-top="0in" fo:padding-left="0.0388in" fo:padding-bottom="0in" fo:padding-right="0.0388in"/>
    </style:style>
    <style:style style:name="P2784"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2785" style:family="table-cell">
      <style:table-cell-properties fo:border-top="none" fo:border-left="0.0104in solid #000000" fo:border-bottom="0.0104in solid #000000" fo:border-right="0.0104in solid #000000" style:writing-mode="lr-tb" fo:padding-top="0in" fo:padding-left="0.0388in" fo:padding-bottom="0in" fo:padding-right="0.0388in"/>
    </style:style>
    <style:style style:name="P2786"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P2787" style:parent-style-name="內文" style:family="paragraph">
      <style:paragraph-properties fo:widows="0" fo:orphans="0" style:snap-to-layout-grid="false" style:vertical-align="baseline" style:line-height-at-least="0.25in" fo:margin-left="0.7097in" fo:text-indent="-0.4145in">
        <style:tab-stops/>
      </style:paragraph-properties>
      <style:text-properties style:font-name="Times New Roman" style:font-name-asian="標楷體" style:letter-kerning="false" fo:font-size="10pt" style:font-size-asian="10pt" style:font-size-complex="10pt"/>
    </style:style>
    <style:style style:name="P2788" style:parent-style-name="內文" style:family="paragraph">
      <style:paragraph-properties fo:widows="0" fo:orphans="0" style:snap-to-layout-grid="false" style:vertical-align="baseline" style:line-height-at-least="0.25in" fo:margin-left="0.6895in" fo:text-indent="-0.0986in">
        <style:tab-stops/>
      </style:paragraph-properties>
      <style:text-properties style:font-name="Times New Roman" style:font-name-asian="標楷體" fo:color="#FF0000" style:letter-kerning="false" fo:font-size="10pt" style:font-size-asian="10pt" style:font-size-complex="10pt"/>
    </style:style>
    <style:style style:name="P2789" style:parent-style-name="內文" style:family="paragraph">
      <style:paragraph-properties fo:widows="0" fo:orphans="0" style:snap-to-layout-grid="false" style:vertical-align="baseline" style:line-height-at-least="0.25in" fo:margin-left="0.6895in" fo:text-indent="-0.0986in">
        <style:tab-stops/>
      </style:paragraph-properties>
      <style:text-properties style:font-name="Times New Roman" style:font-name-asian="標楷體" fo:color="#FF0000" style:letter-kerning="false" fo:font-size="10pt" style:font-size-asian="10pt" style:font-size-complex="10pt"/>
    </style:style>
    <style:style style:name="P2790" style:parent-style-name="內文" style:family="paragraph">
      <style:paragraph-properties fo:widows="0" fo:orphans="0" style:snap-to-layout-grid="false" style:vertical-align="baseline" style:line-height-at-least="0.25in" fo:margin-left="0.8069in" fo:text-indent="-0.2159in">
        <style:tab-stops/>
      </style:paragraph-properties>
      <style:text-properties style:font-name="Times New Roman" style:font-name-asian="標楷體" style:letter-kerning="false" fo:font-size="10pt" style:font-size-asian="10pt" style:font-size-complex="10pt"/>
    </style:style>
    <style:style style:name="P2791" style:parent-style-name="內文" style:family="paragraph">
      <style:paragraph-properties fo:widows="0" fo:orphans="0" style:snap-to-layout-grid="false" style:vertical-align="baseline" style:line-height-at-least="0.25in" fo:margin-left="0.8069in" fo:text-indent="-0.2159in">
        <style:tab-stops/>
      </style:paragraph-properties>
      <style:text-properties style:font-name="Times New Roman" style:font-name-asian="標楷體" style:letter-kerning="false" fo:font-size="10pt" style:font-size-asian="10pt" style:font-size-complex="10pt"/>
    </style:style>
    <style:style style:name="P2792"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2793" style:parent-style-name="內文" style:family="paragraph">
      <style:paragraph-properties fo:widows="0" fo:orphans="0" fo:text-align="justify" style:vertical-align="baseline" fo:margin-bottom="0.0833in" fo:line-height="0.2777in"/>
    </style:style>
    <style:style style:name="T2794" style:parent-style-name="預設段落字型" style:family="text">
      <style:text-properties style:font-name="Times New Roman" style:font-name-asian="標楷體" style:letter-kerning="false" fo:font-size="13pt" style:font-size-asian="13pt" style:font-size-complex="13pt"/>
    </style:style>
    <style:style style:name="P2795" style:parent-style-name="內文" style:family="paragraph">
      <style:paragraph-properties fo:widows="0" fo:orphans="0" style:vertical-align="baseline" fo:margin-bottom="0.0833in" fo:line-height="0.2777in" fo:margin-left="0.5in">
        <style:tab-stops/>
      </style:paragraph-properties>
      <style:text-properties style:font-name="Times New Roman" style:font-name-asian="標楷體" style:letter-kerning="false" style:font-size-complex="10pt"/>
    </style:style>
    <style:style style:name="P2796" style:parent-style-name="內文" style:family="paragraph">
      <style:paragraph-properties fo:widows="0" fo:orphans="0" fo:text-align="justify" style:vertical-align="baseline" fo:line-height="0.2777in"/>
      <style:text-properties style:font-name="Times New Roman" style:font-name-asian="標楷體" style:letter-kerning="false" style:font-size-complex="10pt"/>
    </style:style>
    <style:style style:name="TableColumn2798" style:family="table-column">
      <style:table-column-properties style:column-width="2.627in"/>
    </style:style>
    <style:style style:name="TableColumn2799" style:family="table-column">
      <style:table-column-properties style:column-width="0.8972in"/>
    </style:style>
    <style:style style:name="TableColumn2800" style:family="table-column">
      <style:table-column-properties style:column-width="0.8972in"/>
    </style:style>
    <style:style style:name="TableColumn2801" style:family="table-column">
      <style:table-column-properties style:column-width="0.8972in"/>
    </style:style>
    <style:style style:name="TableColumn2802" style:family="table-column">
      <style:table-column-properties style:column-width="0.8979in"/>
    </style:style>
    <style:style style:name="Table2797" style:family="table">
      <style:table-properties style:width="6.2166in" style:rel-width="96%" fo:margin-left="0in" table:align="right"/>
    </style:style>
    <style:style style:name="TableRow2803" style:family="table-row">
      <style:table-row-properties fo:keep-together="always"/>
    </style:style>
    <style:style style:name="TableCell2804" style:family="table-cell">
      <style:table-cell-properties fo:border-top="0.0208in solid #000000" fo:border-left="0.0208in solid #000000" fo:border-bottom="0.0069in solid #000000" fo:border-right="0.0069in solid #000000" style:writing-mode="lr-tb" style:vertical-align="middle" fo:padding-top="0in" fo:padding-left="0.0194in" fo:padding-bottom="0in" fo:padding-right="0.0194in"/>
    </style:style>
    <style:style style:name="P280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06"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280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08"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280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10"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281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12" style:family="table-cell">
      <style:table-cell-properties fo:border-top="0.0208in solid #000000" fo:border-left="0.0069in solid #000000" fo:border-bottom="0.0069in solid #000000" fo:border-right="0.0208in solid #000000" style:writing-mode="lr-tb" fo:padding-top="0in" fo:padding-left="0.0194in" fo:padding-bottom="0in" fo:padding-right="0.0194in"/>
    </style:style>
    <style:style style:name="P281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2814" style:family="table-row">
      <style:table-row-properties style:min-row-height="0.4527in" fo:keep-together="always"/>
    </style:style>
    <style:style style:name="TableCell2815"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2816"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17" style:family="table-cell">
      <style:table-cell-properties fo:border="0.0069in solid #000000" style:writing-mode="lr-tb" style:vertical-align="middle" fo:padding-top="0in" fo:padding-left="0.0194in" fo:padding-bottom="0in" fo:padding-right="0.0194in"/>
    </style:style>
    <style:style style:name="P281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19" style:family="table-cell">
      <style:table-cell-properties fo:border="0.0069in solid #000000" style:writing-mode="lr-tb" style:vertical-align="middle" fo:padding-top="0in" fo:padding-left="0.0194in" fo:padding-bottom="0in" fo:padding-right="0.0194in"/>
    </style:style>
    <style:style style:name="P282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21" style:family="table-cell">
      <style:table-cell-properties fo:border="0.0069in solid #000000" style:writing-mode="lr-tb" style:vertical-align="middle" fo:padding-top="0in" fo:padding-left="0.0194in" fo:padding-bottom="0in" fo:padding-right="0.0194in"/>
    </style:style>
    <style:style style:name="P282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23"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82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2825" style:family="table-row">
      <style:table-row-properties style:min-row-height="0.4666in" fo:keep-together="always"/>
    </style:style>
    <style:style style:name="TableCell2826"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2827"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28" style:family="table-cell">
      <style:table-cell-properties fo:border="0.0069in solid #000000" style:writing-mode="lr-tb" style:vertical-align="middle" fo:padding-top="0in" fo:padding-left="0.0194in" fo:padding-bottom="0in" fo:padding-right="0.0194in"/>
    </style:style>
    <style:style style:name="P282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30" style:family="table-cell">
      <style:table-cell-properties fo:border="0.0069in solid #000000" style:writing-mode="lr-tb" style:vertical-align="middle" fo:padding-top="0in" fo:padding-left="0.0194in" fo:padding-bottom="0in" fo:padding-right="0.0194in"/>
    </style:style>
    <style:style style:name="P283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32" style:family="table-cell">
      <style:table-cell-properties fo:border="0.0069in solid #000000" style:writing-mode="lr-tb" style:vertical-align="middle" fo:padding-top="0in" fo:padding-left="0.0194in" fo:padding-bottom="0in" fo:padding-right="0.0194in"/>
    </style:style>
    <style:style style:name="P283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34"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83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2836" style:family="table-row">
      <style:table-row-properties style:min-row-height="0.4069in" fo:keep-together="always"/>
    </style:style>
    <style:style style:name="TableCell2837"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2838"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39" style:family="table-cell">
      <style:table-cell-properties fo:border="0.0069in solid #000000" style:writing-mode="lr-tb" style:vertical-align="middle" fo:padding-top="0in" fo:padding-left="0.0194in" fo:padding-bottom="0in" fo:padding-right="0.0194in"/>
    </style:style>
    <style:style style:name="P284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41" style:family="table-cell">
      <style:table-cell-properties fo:border="0.0069in solid #000000" style:writing-mode="lr-tb" style:vertical-align="middle" fo:padding-top="0in" fo:padding-left="0.0194in" fo:padding-bottom="0in" fo:padding-right="0.0194in"/>
    </style:style>
    <style:style style:name="P284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43" style:family="table-cell">
      <style:table-cell-properties fo:border="0.0069in solid #000000" style:writing-mode="lr-tb" style:vertical-align="middle" fo:padding-top="0in" fo:padding-left="0.0194in" fo:padding-bottom="0in" fo:padding-right="0.0194in"/>
    </style:style>
    <style:style style:name="P284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45"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84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2847" style:family="table-row">
      <style:table-row-properties style:min-row-height="0.5798in" fo:keep-together="always"/>
    </style:style>
    <style:style style:name="TableCell2848"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2849"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P2850" style:parent-style-name="內文" style:family="paragraph">
      <style:paragraph-properties fo:widows="0" fo:orphans="0" style:snap-to-layout-grid="false" fo:text-align="justify" style:vertical-align="baseline" style:line-height-at-least="0.1944in">
        <style:tab-stops>
          <style:tab-stop style:type="left" style:position="3.6666in"/>
        </style:tab-stops>
      </style:paragraph-properties>
    </style:style>
    <style:style style:name="T2851" style:parent-style-name="預設段落字型" style:family="text">
      <style:text-properties style:font-name="Times New Roman" style:font-name-asian="標楷體" style:letter-kerning="false" fo:font-size="10pt" style:font-size-asian="10pt" style:font-size-complex="10pt"/>
    </style:style>
    <style:style style:name="T2852" style:parent-style-name="預設段落字型" style:family="text">
      <style:text-properties style:font-name="Times New Roman" style:font-name-asian="標楷體" style:letter-kerning="false" fo:font-size="10pt" style:font-size-asian="10pt" style:font-size-complex="10pt"/>
    </style:style>
    <style:style style:name="T2853" style:parent-style-name="預設段落字型" style:family="text">
      <style:text-properties style:font-name="Times New Roman" style:font-name-asian="標楷體" style:letter-kerning="false" fo:font-size="10pt" style:font-size-asian="10pt" style:font-size-complex="10pt"/>
    </style:style>
    <style:style style:name="TableCell2854" style:family="table-cell">
      <style:table-cell-properties fo:border="0.0069in solid #000000" style:writing-mode="lr-tb" style:vertical-align="middle" fo:padding-top="0in" fo:padding-left="0.0194in" fo:padding-bottom="0in" fo:padding-right="0.0194in"/>
    </style:style>
    <style:style style:name="P285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56" style:family="table-cell">
      <style:table-cell-properties fo:border="0.0069in solid #000000" style:writing-mode="lr-tb" style:vertical-align="middle" fo:padding-top="0in" fo:padding-left="0.0194in" fo:padding-bottom="0in" fo:padding-right="0.0194in"/>
    </style:style>
    <style:style style:name="P285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58" style:family="table-cell">
      <style:table-cell-properties fo:border="0.0069in solid #000000" style:writing-mode="lr-tb" style:vertical-align="middle" fo:padding-top="0in" fo:padding-left="0.0194in" fo:padding-bottom="0in" fo:padding-right="0.0194in"/>
    </style:style>
    <style:style style:name="P285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60"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86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2862" style:family="table-row">
      <style:table-row-properties style:min-row-height="0.8368in" fo:keep-together="always"/>
    </style:style>
    <style:style style:name="TableCell2863"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2864"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65" style:family="table-cell">
      <style:table-cell-properties fo:border="0.0069in solid #000000" style:writing-mode="lr-tb" style:vertical-align="middle" fo:padding-top="0in" fo:padding-left="0.0194in" fo:padding-bottom="0in" fo:padding-right="0.0194in"/>
    </style:style>
    <style:style style:name="P286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67" style:family="table-cell">
      <style:table-cell-properties fo:border="0.0069in solid #000000" style:writing-mode="lr-tb" style:vertical-align="middle" fo:padding-top="0in" fo:padding-left="0.0194in" fo:padding-bottom="0in" fo:padding-right="0.0194in"/>
    </style:style>
    <style:style style:name="P286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69" style:family="table-cell">
      <style:table-cell-properties fo:border="0.0069in solid #000000" style:writing-mode="lr-tb" style:vertical-align="middle" fo:padding-top="0in" fo:padding-left="0.0194in" fo:padding-bottom="0in" fo:padding-right="0.0194in"/>
    </style:style>
    <style:style style:name="P287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71"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87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2873" style:family="table-row">
      <style:table-row-properties fo:keep-together="always"/>
    </style:style>
    <style:style style:name="TableCell2874" style:family="table-cell">
      <style:table-cell-properties fo:border-top="0.0069in solid #000000" fo:border-left="0.0208in solid #000000" fo:border-bottom="0.0069in solid #000000" fo:border-right="0.0208in solid #000000" style:writing-mode="lr-tb" style:vertical-align="middle" fo:padding-top="0in" fo:padding-left="0.0194in" fo:padding-bottom="0in" fo:padding-right="0.0194in"/>
    </style:style>
    <style:style style:name="P287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2876" style:family="table-row">
      <style:table-row-properties fo:keep-together="always"/>
    </style:style>
    <style:style style:name="TableCell2877"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2878"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79" style:family="table-cell">
      <style:table-cell-properties fo:border="0.0069in solid #000000" style:writing-mode="lr-tb" style:vertical-align="middle" fo:padding-top="0in" fo:padding-left="0.0194in" fo:padding-bottom="0in" fo:padding-right="0.0194in"/>
    </style:style>
    <style:style style:name="P288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81" style:family="table-cell">
      <style:table-cell-properties fo:border="0.0069in solid #000000" style:writing-mode="lr-tb" style:vertical-align="middle" fo:padding-top="0in" fo:padding-left="0.0194in" fo:padding-bottom="0in" fo:padding-right="0.0194in"/>
    </style:style>
    <style:style style:name="P288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83" style:family="table-cell">
      <style:table-cell-properties fo:border="0.0069in solid #000000" style:writing-mode="lr-tb" style:vertical-align="middle" fo:padding-top="0in" fo:padding-left="0.0194in" fo:padding-bottom="0in" fo:padding-right="0.0194in"/>
    </style:style>
    <style:style style:name="P288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85"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88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2887" style:family="table-row">
      <style:table-row-properties fo:keep-together="always"/>
    </style:style>
    <style:style style:name="TableCell2888"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2889"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90" style:family="table-cell">
      <style:table-cell-properties fo:border="0.0069in solid #000000" style:writing-mode="lr-tb" style:vertical-align="middle" fo:padding-top="0in" fo:padding-left="0.0194in" fo:padding-bottom="0in" fo:padding-right="0.0194in"/>
    </style:style>
    <style:style style:name="P289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92" style:family="table-cell">
      <style:table-cell-properties fo:border="0.0069in solid #000000" style:writing-mode="lr-tb" style:vertical-align="middle" fo:padding-top="0in" fo:padding-left="0.0194in" fo:padding-bottom="0in" fo:padding-right="0.0194in"/>
    </style:style>
    <style:style style:name="P289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94" style:family="table-cell">
      <style:table-cell-properties fo:border="0.0069in solid #000000" style:writing-mode="lr-tb" style:vertical-align="middle" fo:padding-top="0in" fo:padding-left="0.0194in" fo:padding-bottom="0in" fo:padding-right="0.0194in"/>
    </style:style>
    <style:style style:name="P289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896"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89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2898" style:family="table-row">
      <style:table-row-properties fo:keep-together="always"/>
    </style:style>
    <style:style style:name="TableCell2899"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2900"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01" style:family="table-cell">
      <style:table-cell-properties fo:border="0.0069in solid #000000" style:writing-mode="lr-tb" style:vertical-align="middle" fo:padding-top="0in" fo:padding-left="0.0194in" fo:padding-bottom="0in" fo:padding-right="0.0194in"/>
    </style:style>
    <style:style style:name="P290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03" style:family="table-cell">
      <style:table-cell-properties fo:border="0.0069in solid #000000" style:writing-mode="lr-tb" style:vertical-align="middle" fo:padding-top="0in" fo:padding-left="0.0194in" fo:padding-bottom="0in" fo:padding-right="0.0194in"/>
    </style:style>
    <style:style style:name="P290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05" style:family="table-cell">
      <style:table-cell-properties fo:border="0.0069in solid #000000" style:writing-mode="lr-tb" style:vertical-align="middle" fo:padding-top="0in" fo:padding-left="0.0194in" fo:padding-bottom="0in" fo:padding-right="0.0194in"/>
    </style:style>
    <style:style style:name="P290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07"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90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2909" style:family="table-row">
      <style:table-row-properties fo:keep-together="always"/>
    </style:style>
    <style:style style:name="TableCell2910"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2911"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12" style:family="table-cell">
      <style:table-cell-properties fo:border="0.0069in solid #000000" style:writing-mode="lr-tb" style:vertical-align="middle" fo:padding-top="0in" fo:padding-left="0.0194in" fo:padding-bottom="0in" fo:padding-right="0.0194in"/>
    </style:style>
    <style:style style:name="P291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14" style:family="table-cell">
      <style:table-cell-properties fo:border="0.0069in solid #000000" style:writing-mode="lr-tb" style:vertical-align="middle" fo:padding-top="0in" fo:padding-left="0.0194in" fo:padding-bottom="0in" fo:padding-right="0.0194in"/>
    </style:style>
    <style:style style:name="P291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16" style:family="table-cell">
      <style:table-cell-properties fo:border="0.0069in solid #000000" style:writing-mode="lr-tb" style:vertical-align="middle" fo:padding-top="0in" fo:padding-left="0.0194in" fo:padding-bottom="0in" fo:padding-right="0.0194in"/>
    </style:style>
    <style:style style:name="P291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18"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91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2920" style:family="table-row">
      <style:table-row-properties fo:keep-together="always"/>
    </style:style>
    <style:style style:name="TableCell2921"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2922"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23" style:family="table-cell">
      <style:table-cell-properties fo:border="0.0069in solid #000000" style:writing-mode="lr-tb" style:vertical-align="middle" fo:padding-top="0in" fo:padding-left="0.0194in" fo:padding-bottom="0in" fo:padding-right="0.0194in"/>
    </style:style>
    <style:style style:name="P292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25" style:family="table-cell">
      <style:table-cell-properties fo:border="0.0069in solid #000000" style:writing-mode="lr-tb" style:vertical-align="middle" fo:padding-top="0in" fo:padding-left="0.0194in" fo:padding-bottom="0in" fo:padding-right="0.0194in"/>
    </style:style>
    <style:style style:name="P292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27" style:family="table-cell">
      <style:table-cell-properties fo:border="0.0069in solid #000000" style:writing-mode="lr-tb" style:vertical-align="middle" fo:padding-top="0in" fo:padding-left="0.0194in" fo:padding-bottom="0in" fo:padding-right="0.0194in"/>
    </style:style>
    <style:style style:name="P292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29"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93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2931" style:family="table-row">
      <style:table-row-properties style:min-row-height="1.5277in" fo:keep-together="always"/>
    </style:style>
    <style:style style:name="TableCell2932" style:family="table-cell">
      <style:table-cell-properties fo:border-top="0.0069in solid #000000" fo:border-left="0.0208in solid #000000" fo:border-bottom="0.0208in solid #000000" fo:border-right="0.0069in solid #000000" style:writing-mode="lr-tb" style:vertical-align="middle" fo:padding-top="0in" fo:padding-left="0.0194in" fo:padding-bottom="0in" fo:padding-right="0.0194in"/>
    </style:style>
    <style:style style:name="P2933"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34"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293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36"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293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38"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293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2940" style:family="table-cell">
      <style:table-cell-properties fo:border-top="0.0069in solid #000000" fo:border-left="0.0069in solid #000000" fo:border-bottom="0.0208in solid #000000" fo:border-right="0.0208in solid #000000" style:writing-mode="lr-tb" fo:padding-top="0in" fo:padding-left="0.0194in" fo:padding-bottom="0in" fo:padding-right="0.0194in"/>
    </style:style>
    <style:style style:name="P294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P2942" style:parent-style-name="內文" style:family="paragraph">
      <style:paragraph-properties fo:widows="0" fo:orphans="0" fo:text-align="justify" style:vertical-align="baseline" fo:margin-bottom="0.0833in" fo:line-height="0.2777in"/>
    </style:style>
    <style:style style:name="T2943" style:parent-style-name="預設段落字型" style:family="text">
      <style:text-properties style:font-name="Times New Roman" style:font-name-asian="標楷體" style:letter-kerning="false" fo:font-size="13pt" style:font-size-asian="13pt" style:font-size-complex="10pt"/>
    </style:style>
    <style:style style:name="T2944" style:parent-style-name="預設段落字型" style:family="text">
      <style:text-properties style:font-name="Times New Roman" style:font-name-asian="標楷體" style:letter-kerning="false" fo:font-size="13pt" style:font-size-asian="13pt" style:font-size-complex="13pt"/>
    </style:style>
    <style:style style:name="TableColumn2946" style:family="table-column">
      <style:table-column-properties style:column-width="1.7659in"/>
    </style:style>
    <style:style style:name="TableColumn2947" style:family="table-column">
      <style:table-column-properties style:column-width="4.4506in"/>
    </style:style>
    <style:style style:name="Table2945" style:family="table">
      <style:table-properties style:width="6.2166in" style:rel-width="96%" fo:margin-left="0in" table:align="right"/>
    </style:style>
    <style:style style:name="TableRow2948" style:family="table-row">
      <style:table-row-properties style:min-row-height="0.602in"/>
    </style:style>
    <style:style style:name="TableCell2949" style:family="table-cell">
      <style:table-cell-properties fo:border-top="0.0208in solid #000000" fo:border-left="0.0208in solid #000000" fo:border-bottom="0.0069in solid #000000" fo:border-right="0.0069in solid #000000" style:writing-mode="lr-tb" style:vertical-align="middle" fo:padding-top="0in" fo:padding-left="0.075in" fo:padding-bottom="0in" fo:padding-right="0.075in"/>
    </style:style>
    <style:style style:name="P2950"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2951"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2952"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2953" style:family="table-row">
      <style:table-row-properties style:min-row-height="0.825in"/>
    </style:style>
    <style:style style:name="TableCell2954"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2955"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2956"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2957"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2958" style:family="table-row">
      <style:table-row-properties style:min-row-height="0.6506in"/>
    </style:style>
    <style:style style:name="TableCell2959"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2960"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2961"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2962"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2963" style:family="table-row">
      <style:table-row-properties style:min-row-height="0.6902in"/>
    </style:style>
    <style:style style:name="TableCell2964"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2965"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2966"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2967"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2968" style:family="table-row">
      <style:table-row-properties style:min-row-height="0.9319in"/>
    </style:style>
    <style:style style:name="TableCell2969"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2970"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2971"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2972"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2973" style:family="table-row">
      <style:table-row-properties style:min-row-height="0.5145in"/>
    </style:style>
    <style:style style:name="TableCell2974" style:family="table-cell">
      <style:table-cell-properties fo:border-top="0.0069in solid #000000" fo:border-left="0.0208in solid #000000" fo:border-bottom="0.0208in solid #000000" fo:border-right="0.0069in solid #000000" style:writing-mode="lr-tb" style:vertical-align="middle" fo:padding-top="0in" fo:padding-left="0.075in" fo:padding-bottom="0in" fo:padding-right="0.075in"/>
    </style:style>
    <style:style style:name="P2975"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2976"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2977"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P2978"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2979" style:parent-style-name="內文" style:family="paragraph">
      <style:paragraph-properties fo:widows="0" fo:orphans="0" fo:text-align="justify" style:vertical-align="baseline" fo:margin-left="0.3333in">
        <style:tab-stops/>
      </style:paragraph-properties>
      <style:text-properties style:font-name="Times New Roman" style:font-name-asian="標楷體" style:letter-kerning="false"/>
    </style:style>
    <style:style style:name="P2980"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P2981"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P2982"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name="TableColumn2984" style:family="table-column">
      <style:table-column-properties style:column-width="6.2298in"/>
    </style:style>
    <style:style style:name="Table2983" style:family="table">
      <style:table-properties style:width="6.2298in" style:rel-width="96%" fo:margin-left="0in" table:align="right"/>
    </style:style>
    <style:style style:name="TableRow2985" style:family="table-row">
      <style:table-row-properties/>
    </style:style>
    <style:style style:name="TableCell2986" style:family="table-cell">
      <style:table-cell-properties fo:border="0.0069in solid #000000" style:writing-mode="lr-tb" fo:padding-top="0in" fo:padding-left="0.075in" fo:padding-bottom="0in" fo:padding-right="0.075in"/>
    </style:style>
    <style:style style:name="P2987"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2988"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2989"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2990"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2991" style:parent-style-name="內文" style:family="paragraph">
      <style:paragraph-properties fo:widows="0" fo:orphans="0" fo:text-align="justify" style:vertical-align="baseline" fo:margin-left="0.3333in">
        <style:tab-stops/>
      </style:paragraph-properties>
      <style:text-properties style:font-name="Times New Roman" style:font-name-asian="標楷體" style:letter-kerning="false"/>
    </style:style>
    <style:style style:name="P2992"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P2993"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TableColumn2995" style:family="table-column">
      <style:table-column-properties style:column-width="6.2298in"/>
    </style:style>
    <style:style style:name="Table2994" style:family="table">
      <style:table-properties style:width="6.2298in" style:rel-width="96%" fo:margin-left="0in" table:align="right"/>
    </style:style>
    <style:style style:name="TableRow2996" style:family="table-row">
      <style:table-row-properties/>
    </style:style>
    <style:style style:name="TableCell2997" style:family="table-cell">
      <style:table-cell-properties fo:border="0.0069in solid #000000" style:writing-mode="lr-tb" fo:padding-top="0in" fo:padding-left="0.075in" fo:padding-bottom="0in" fo:padding-right="0.075in"/>
    </style:style>
    <style:style style:name="P2998"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2999"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300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3001" style:parent-style-name="內文" style:family="paragraph">
      <style:paragraph-properties fo:widows="0" fo:orphans="0" style:vertical-align="baseline" style:line-height-at-least="0.25in"/>
    </style:style>
    <style:style style:name="P3002" style:parent-style-name="內文" style:family="paragraph">
      <style:paragraph-properties fo:widows="0" fo:orphans="0" fo:break-before="page" style:vertical-align="baseline" style:line-height-at-least="0.25in"/>
    </style:style>
    <style:style style:name="T3003" style:parent-style-name="預設段落字型" style:family="text">
      <style:text-properties style:font-name="標楷體" style:font-name-asian="標楷體" fo:font-weight="bold" style:font-weight-asian="bold" style:letter-kerning="false" fo:font-size="14pt" style:font-size-asian="14pt" style:font-size-complex="14pt"/>
    </style:style>
    <style:style style:name="P3004" style:parent-style-name="內文" style:family="paragraph">
      <style:paragraph-properties fo:keep-with-next="always" fo:widows="0" fo:orphans="0" fo:text-align="justify" style:vertical-align="baseline" fo:margin-top="0.0833in" fo:margin-bottom="0.0833in" fo:line-height="0.2777in" fo:margin-left="0.3298in" fo:text-indent="-0.3298in">
        <style:tab-stops>
          <style:tab-stop style:type="left" style:position="0.0451in"/>
        </style:tab-stops>
      </style:paragraph-properties>
      <style:text-properties style:font-name="Times New Roman" style:font-name-asian="標楷體" style:letter-kerning="false" style:font-size-complex="10pt"/>
    </style:style>
    <style:style style:name="TableColumn3006" style:family="table-column">
      <style:table-column-properties style:column-width="0.5805in"/>
    </style:style>
    <style:style style:name="TableColumn3007" style:family="table-column">
      <style:table-column-properties style:column-width="1.2437in"/>
    </style:style>
    <style:style style:name="TableColumn3008" style:family="table-column">
      <style:table-column-properties style:column-width="0.443in"/>
    </style:style>
    <style:style style:name="TableColumn3009" style:family="table-column">
      <style:table-column-properties style:column-width="1.1229in"/>
    </style:style>
    <style:style style:name="TableColumn3010" style:family="table-column">
      <style:table-column-properties style:column-width="0.6895in"/>
    </style:style>
    <style:style style:name="TableColumn3011" style:family="table-column">
      <style:table-column-properties style:column-width="0.5506in"/>
    </style:style>
    <style:style style:name="TableColumn3012" style:family="table-column">
      <style:table-column-properties style:column-width="1.5951in"/>
    </style:style>
    <style:style style:name="Table3005" style:family="table">
      <style:table-properties style:width="6.2256in" style:rel-width="96%" fo:margin-left="0in" table:align="right"/>
    </style:style>
    <style:style style:name="TableRow3013" style:family="table-row">
      <style:table-row-properties/>
    </style:style>
    <style:style style:name="TableCell3014" style:family="table-cell">
      <style:table-cell-properties fo:border="0.0104in solid #000000" style:writing-mode="lr-tb" style:vertical-align="middle" fo:padding-top="0in" fo:padding-left="0.0194in" fo:padding-bottom="0in" fo:padding-right="0.0194in"/>
    </style:style>
    <style:style style:name="P3015"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16" style:family="table-cell">
      <style:table-cell-properties fo:border="0.0104in solid #000000" style:writing-mode="lr-tb" style:vertical-align="middle" fo:padding-top="0in" fo:padding-left="0.0194in" fo:padding-bottom="0in" fo:padding-right="0.0194in"/>
    </style:style>
    <style:style style:name="P3017"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18" style:family="table-cell">
      <style:table-cell-properties fo:border="0.0104in solid #000000" style:writing-mode="lr-tb" style:vertical-align="middle" fo:padding-top="0in" fo:padding-left="0.0194in" fo:padding-bottom="0in" fo:padding-right="0.0194in"/>
    </style:style>
    <style:style style:name="P3019"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20" style:family="table-cell">
      <style:table-cell-properties fo:border="0.0104in solid #000000" style:writing-mode="lr-tb" style:vertical-align="middle" fo:padding-top="0in" fo:padding-left="0.0194in" fo:padding-bottom="0in" fo:padding-right="0.0194in"/>
    </style:style>
    <style:style style:name="P3021" style:parent-style-name="內文" style:family="paragraph">
      <style:paragraph-properties fo:widows="0" fo:orphans="0" style:vertical-align="baseline" style:line-height-at-least="0in"/>
      <style:text-properties style:font-name="Times New Roman" style:font-name-asian="標楷體" style:letter-kerning="false"/>
    </style:style>
    <style:style style:name="TableCell3022" style:family="table-cell">
      <style:table-cell-properties fo:border="0.0104in solid #000000" style:writing-mode="lr-tb" style:vertical-align="middle" fo:padding-top="0in" fo:padding-left="0.0194in" fo:padding-bottom="0in" fo:padding-right="0.0194in"/>
    </style:style>
    <style:style style:name="P3023" style:parent-style-name="內文" style:family="paragraph">
      <style:paragraph-properties fo:widows="0" fo:orphans="0" fo:text-align="center" style:vertical-align="baseline" style:line-height-at-least="0in"/>
    </style:style>
    <style:style style:name="T3024" style:parent-style-name="預設段落字型" style:family="text">
      <style:text-properties style:font-name="Times New Roman" style:font-name-asian="標楷體" style:letter-kerning="false"/>
    </style:style>
    <style:style style:name="TableCell3025" style:family="table-cell">
      <style:table-cell-properties fo:border="0.0104in solid #000000" style:writing-mode="lr-tb" style:vertical-align="middle" fo:padding-top="0in" fo:padding-left="0.0194in" fo:padding-bottom="0in" fo:padding-right="0.0194in"/>
    </style:style>
    <style:style style:name="P3026" style:parent-style-name="內文" style:family="paragraph">
      <style:paragraph-properties fo:widows="0" fo:orphans="0" style:vertical-align="baseline" style:line-height-at-least="0in"/>
    </style:style>
    <style:style style:name="T3027" style:parent-style-name="預設段落字型" style:family="text">
      <style:text-properties style:font-name="標楷體" style:font-name-asian="標楷體" style:letter-kerning="false"/>
    </style:style>
    <style:style style:name="TableRow3028" style:family="table-row">
      <style:table-row-properties fo:keep-together="always"/>
    </style:style>
    <style:style style:name="TableCell3029" style:family="table-cell">
      <style:table-cell-properties fo:border="0.0104in solid #000000" style:writing-mode="lr-tb" style:vertical-align="middle" fo:padding-top="0in" fo:padding-left="0.0194in" fo:padding-bottom="0in" fo:padding-right="0.0194in"/>
    </style:style>
    <style:style style:name="P3030"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31" style:family="table-cell">
      <style:table-cell-properties fo:border="0.0104in solid #000000" style:writing-mode="lr-tb" style:vertical-align="middle" fo:padding-top="0in" fo:padding-left="0.0194in" fo:padding-bottom="0in" fo:padding-right="0.0194in"/>
    </style:style>
    <style:style style:name="P3032" style:parent-style-name="內文" style:family="paragraph">
      <style:paragraph-properties fo:widows="0" fo:orphans="0" style:vertical-align="baseline" style:line-height-at-least="0in"/>
      <style:text-properties style:font-name="Times New Roman" style:font-name-asian="標楷體" style:letter-kerning="false"/>
    </style:style>
    <style:style style:name="TableRow3033" style:family="table-row">
      <style:table-row-properties style:min-row-height="0.2513in" fo:keep-together="always"/>
    </style:style>
    <style:style style:name="TableCell3034" style:family="table-cell">
      <style:table-cell-properties fo:border="0.0104in solid #000000" style:writing-mode="lr-tb" style:vertical-align="middle" fo:padding-top="0in" fo:padding-left="0.0194in" fo:padding-bottom="0in" fo:padding-right="0.0194in"/>
    </style:style>
    <style:style style:name="P3035"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36" style:family="table-cell">
      <style:table-cell-properties fo:border="0.0104in solid #000000" style:writing-mode="lr-tb" style:vertical-align="middle" fo:padding-top="0in" fo:padding-left="0.0194in" fo:padding-bottom="0in" fo:padding-right="0.0194in"/>
    </style:style>
    <style:style style:name="P3037" style:parent-style-name="內文" style:family="paragraph">
      <style:paragraph-properties fo:widows="0" fo:orphans="0" style:vertical-align="baseline" style:line-height-at-least="0in"/>
      <style:text-properties style:font-name="Times New Roman" style:font-name-asian="標楷體" style:letter-kerning="false"/>
    </style:style>
    <style:style style:name="P3038" style:parent-style-name="內文" style:family="paragraph">
      <style:paragraph-properties fo:widows="0" fo:orphans="0" style:vertical-align="baseline" style:line-height-at-least="0in"/>
      <style:text-properties style:font-name="Times New Roman" style:font-name-asian="標楷體" style:letter-kerning="false"/>
    </style:style>
    <style:style style:name="TableRow3039" style:family="table-row">
      <style:table-row-properties fo:keep-together="always"/>
    </style:style>
    <style:style style:name="TableCell3040" style:family="table-cell">
      <style:table-cell-properties fo:border="0.0104in solid #000000" style:writing-mode="lr-tb" style:vertical-align="middle" fo:padding-top="0in" fo:padding-left="0.0194in" fo:padding-bottom="0in" fo:padding-right="0.0194in"/>
    </style:style>
    <style:style style:name="P3041"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42" style:family="table-cell">
      <style:table-cell-properties fo:border="0.0104in solid #000000" style:writing-mode="lr-tb" style:vertical-align="middle" fo:padding-top="0in" fo:padding-left="0.0194in" fo:padding-bottom="0in" fo:padding-right="0.0194in"/>
    </style:style>
    <style:style style:name="P3043"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44" style:family="table-cell">
      <style:table-cell-properties fo:border="0.0104in solid #000000" style:writing-mode="lr-tb" style:vertical-align="middle" fo:padding-top="0in" fo:padding-left="0.0194in" fo:padding-bottom="0in" fo:padding-right="0.0194in"/>
    </style:style>
    <style:style style:name="P3045" style:parent-style-name="內文" style:family="paragraph">
      <style:paragraph-properties fo:widows="0" fo:orphans="0" fo:text-align="center" style:line-height-at-least="0in"/>
      <style:text-properties style:font-name="Times New Roman" style:font-name-asian="標楷體" style:letter-kerning="false"/>
    </style:style>
    <style:style style:name="TableCell3046" style:family="table-cell">
      <style:table-cell-properties fo:border="0.0104in solid #000000" style:writing-mode="lr-tb" style:vertical-align="middle" fo:padding-top="0in" fo:padding-left="0.0194in" fo:padding-bottom="0in" fo:padding-right="0.0194in"/>
    </style:style>
    <style:style style:name="P3047"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48" style:family="table-cell">
      <style:table-cell-properties fo:border="0.0104in solid #000000" style:writing-mode="lr-tb" style:vertical-align="middle" fo:padding-top="0in" fo:padding-left="0.0194in" fo:padding-bottom="0in" fo:padding-right="0.0194in"/>
    </style:style>
    <style:style style:name="P3049"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Row3050" style:family="table-row">
      <style:table-row-properties fo:keep-together="always"/>
    </style:style>
    <style:style style:name="P3051"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52" style:family="table-cell">
      <style:table-cell-properties fo:border="0.0104in solid #000000" style:writing-mode="lr-tb" style:vertical-align="middle" fo:padding-top="0in" fo:padding-left="0.0194in" fo:padding-bottom="0in" fo:padding-right="0.0194in"/>
    </style:style>
    <style:style style:name="P3053"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3054" style:family="table-cell">
      <style:table-cell-properties fo:border="0.0104in solid #000000" style:writing-mode="lr-tb" style:vertical-align="middle" fo:padding-top="0in" fo:padding-left="0.0194in" fo:padding-bottom="0in" fo:padding-right="0.0194in"/>
    </style:style>
    <style:style style:name="P3055"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56" style:family="table-cell">
      <style:table-cell-properties fo:border="0.0104in solid #000000" style:writing-mode="lr-tb" style:vertical-align="middle" fo:padding-top="0in" fo:padding-left="0.0194in" fo:padding-bottom="0in" fo:padding-right="0.0194in"/>
    </style:style>
    <style:style style:name="P3057"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3058" style:family="table-cell">
      <style:table-cell-properties fo:border="0.0104in solid #000000" style:writing-mode="lr-tb" style:vertical-align="middle" fo:padding-top="0in" fo:padding-left="0.0194in" fo:padding-bottom="0in" fo:padding-right="0.0194in"/>
    </style:style>
    <style:style style:name="P3059"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Row3060" style:family="table-row">
      <style:table-row-properties fo:keep-together="always"/>
    </style:style>
    <style:style style:name="P3061"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62" style:family="table-cell">
      <style:table-cell-properties fo:border="0.0104in solid #000000" style:writing-mode="lr-tb" style:vertical-align="middle" fo:padding-top="0in" fo:padding-left="0.0194in" fo:padding-bottom="0in" fo:padding-right="0.0194in"/>
    </style:style>
    <style:style style:name="P3063"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3064" style:family="table-cell">
      <style:table-cell-properties fo:border="0.0104in solid #000000" style:writing-mode="lr-tb" style:vertical-align="middle" fo:padding-top="0in" fo:padding-left="0.0194in" fo:padding-bottom="0in" fo:padding-right="0.0194in"/>
    </style:style>
    <style:style style:name="P3065"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66" style:family="table-cell">
      <style:table-cell-properties fo:border="0.0104in solid #000000" style:writing-mode="lr-tb" style:vertical-align="middle" fo:padding-top="0in" fo:padding-left="0.0194in" fo:padding-bottom="0in" fo:padding-right="0.0194in"/>
    </style:style>
    <style:style style:name="P3067"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3068" style:family="table-cell">
      <style:table-cell-properties fo:border="0.0104in solid #000000" style:writing-mode="lr-tb" style:vertical-align="middle" fo:padding-top="0in" fo:padding-left="0.0194in" fo:padding-bottom="0in" fo:padding-right="0.0194in"/>
    </style:style>
    <style:style style:name="P3069"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Row3070" style:family="table-row">
      <style:table-row-properties fo:keep-together="always"/>
    </style:style>
    <style:style style:name="P3071"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72" style:family="table-cell">
      <style:table-cell-properties fo:border="0.0104in solid #000000" style:writing-mode="lr-tb" style:vertical-align="middle" fo:padding-top="0in" fo:padding-left="0.0194in" fo:padding-bottom="0in" fo:padding-right="0.0194in"/>
    </style:style>
    <style:style style:name="P3073"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3074" style:family="table-cell">
      <style:table-cell-properties fo:border="0.0104in solid #000000" style:writing-mode="lr-tb" style:vertical-align="middle" fo:padding-top="0in" fo:padding-left="0.0194in" fo:padding-bottom="0in" fo:padding-right="0.0194in"/>
    </style:style>
    <style:style style:name="P3075"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76" style:family="table-cell">
      <style:table-cell-properties fo:border="0.0104in solid #000000" style:writing-mode="lr-tb" style:vertical-align="middle" fo:padding-top="0in" fo:padding-left="0.0194in" fo:padding-bottom="0in" fo:padding-right="0.0194in"/>
    </style:style>
    <style:style style:name="P3077"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3078" style:family="table-cell">
      <style:table-cell-properties fo:border="0.0104in solid #000000" style:writing-mode="lr-tb" style:vertical-align="middle" fo:padding-top="0in" fo:padding-left="0.0194in" fo:padding-bottom="0in" fo:padding-right="0.0194in"/>
    </style:style>
    <style:style style:name="P3079"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Row3080" style:family="table-row">
      <style:table-row-properties fo:keep-together="always"/>
    </style:style>
    <style:style style:name="TableCell3081" style:family="table-cell">
      <style:table-cell-properties fo:border="0.0104in solid #000000" style:writing-mode="lr-tb" style:vertical-align="middle" fo:padding-top="0in" fo:padding-left="0.0194in" fo:padding-bottom="0in" fo:padding-right="0.0194in"/>
    </style:style>
    <style:style style:name="P308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083" style:family="table-cell">
      <style:table-cell-properties fo:border="0.0104in solid #000000" style:writing-mode="lr-tb" style:vertical-align="middle" fo:padding-top="0in" fo:padding-left="0.0194in" fo:padding-bottom="0in" fo:padding-right="0.0194in"/>
    </style:style>
    <style:style style:name="P3084" style:parent-style-name="內文" style:family="paragraph">
      <style:paragraph-properties fo:widows="0" fo:orphans="0" fo:text-align="center"/>
      <style:text-properties style:font-name="Times New Roman" style:font-name-asian="標楷體" style:letter-kerning="false"/>
    </style:style>
    <style:style style:name="TableCell3085" style:family="table-cell">
      <style:table-cell-properties fo:border="0.0104in solid #000000" style:writing-mode="lr-tb" style:vertical-align="middle" fo:padding-top="0in" fo:padding-left="0.0194in" fo:padding-bottom="0in" fo:padding-right="0.0194in"/>
    </style:style>
    <style:style style:name="P308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087" style:family="table-cell">
      <style:table-cell-properties fo:border="0.0104in solid #000000" style:writing-mode="lr-tb" style:vertical-align="middle" fo:padding-top="0in" fo:padding-left="0.0194in" fo:padding-bottom="0in" fo:padding-right="0.0194in"/>
    </style:style>
    <style:style style:name="P3088" style:parent-style-name="內文" style:family="paragraph">
      <style:paragraph-properties fo:widows="0" fo:orphans="0" fo:text-align="center"/>
      <style:text-properties style:font-name="Times New Roman" style:font-name-asian="標楷體" style:letter-kerning="false"/>
    </style:style>
    <style:style style:name="TableCell3089" style:family="table-cell">
      <style:table-cell-properties fo:border="0.0104in solid #000000" style:writing-mode="lr-tb" style:vertical-align="middle" fo:padding-top="0in" fo:padding-left="0.0194in" fo:padding-bottom="0in" fo:padding-right="0.0194in"/>
    </style:style>
    <style:style style:name="P309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091" style:family="table-row">
      <style:table-row-properties fo:keep-together="always"/>
    </style:style>
    <style:style style:name="P309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093" style:family="table-cell">
      <style:table-cell-properties fo:border="0.0104in solid #000000" style:writing-mode="lr-tb" style:vertical-align="middle" fo:padding-top="0in" fo:padding-left="0.0194in" fo:padding-bottom="0in" fo:padding-right="0.0194in"/>
    </style:style>
    <style:style style:name="P3094"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095" style:family="table-cell">
      <style:table-cell-properties fo:border="0.0104in solid #000000" style:writing-mode="lr-tb" style:vertical-align="middle" fo:padding-top="0in" fo:padding-left="0.0194in" fo:padding-bottom="0in" fo:padding-right="0.0194in"/>
    </style:style>
    <style:style style:name="P3096"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3097" style:family="table-cell">
      <style:table-cell-properties fo:border="0.0104in solid #000000" style:writing-mode="lr-tb" style:vertical-align="middle" fo:padding-top="0in" fo:padding-left="0.0194in" fo:padding-bottom="0in" fo:padding-right="0.0194in"/>
    </style:style>
    <style:style style:name="P3098"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099" style:family="table-cell">
      <style:table-cell-properties fo:border="0.0104in solid #000000" style:writing-mode="lr-tb" style:vertical-align="middle" fo:padding-top="0in" fo:padding-left="0.0194in" fo:padding-bottom="0in" fo:padding-right="0.0194in"/>
    </style:style>
    <style:style style:name="P3100"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Row3101" style:family="table-row">
      <style:table-row-properties fo:keep-together="always"/>
    </style:style>
    <style:style style:name="P310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03" style:family="table-cell">
      <style:table-cell-properties fo:border="0.0104in solid #000000" style:writing-mode="lr-tb" style:vertical-align="middle" fo:padding-top="0in" fo:padding-left="0.0194in" fo:padding-bottom="0in" fo:padding-right="0.0194in"/>
    </style:style>
    <style:style style:name="P3104"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105" style:family="table-cell">
      <style:table-cell-properties fo:border="0.0104in solid #000000" style:writing-mode="lr-tb" style:vertical-align="middle" fo:padding-top="0in" fo:padding-left="0.0194in" fo:padding-bottom="0in" fo:padding-right="0.0194in"/>
    </style:style>
    <style:style style:name="P3106"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107" style:family="table-cell">
      <style:table-cell-properties fo:border="0.0104in solid #000000" style:writing-mode="lr-tb" style:vertical-align="middle" fo:padding-top="0in" fo:padding-left="0.0194in" fo:padding-bottom="0in" fo:padding-right="0.0194in"/>
    </style:style>
    <style:style style:name="P3108"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109" style:family="table-cell">
      <style:table-cell-properties fo:border="0.0104in solid #000000" style:writing-mode="lr-tb" style:vertical-align="middle" fo:padding-top="0in" fo:padding-left="0.0194in" fo:padding-bottom="0in" fo:padding-right="0.0194in"/>
    </style:style>
    <style:style style:name="P3110"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Row3111" style:family="table-row">
      <style:table-row-properties fo:keep-together="always"/>
    </style:style>
    <style:style style:name="TableCell3112" style:family="table-cell">
      <style:table-cell-properties fo:border="0.0104in solid #000000" style:writing-mode="lr-tb" style:vertical-align="middle" fo:padding-top="0in" fo:padding-left="0.0194in" fo:padding-bottom="0in" fo:padding-right="0.0194in"/>
    </style:style>
    <style:style style:name="P311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14" style:family="table-cell">
      <style:table-cell-properties fo:border="0.0104in solid #000000" style:writing-mode="lr-tb" style:vertical-align="middle" fo:padding-top="0in" fo:padding-left="0.0194in" fo:padding-bottom="0in" fo:padding-right="0.0194in"/>
    </style:style>
    <style:style style:name="P311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16" style:family="table-cell">
      <style:table-cell-properties fo:border="0.0104in solid #000000" style:writing-mode="lr-tb" style:vertical-align="middle" fo:padding-top="0in" fo:padding-left="0.0194in" fo:padding-bottom="0in" fo:padding-right="0.0194in"/>
    </style:style>
    <style:style style:name="P311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18" style:family="table-cell">
      <style:table-cell-properties fo:border="0.0104in solid #000000" style:writing-mode="lr-tb" style:vertical-align="middle" fo:padding-top="0in" fo:padding-left="0.0194in" fo:padding-bottom="0in" fo:padding-right="0.0194in"/>
    </style:style>
    <style:style style:name="P3119" style:parent-style-name="內文" style:family="paragraph">
      <style:paragraph-properties fo:widows="0" fo:orphans="0" fo:text-align="center"/>
      <style:text-properties style:font-name="Times New Roman" style:font-name-asian="標楷體" style:letter-kerning="false"/>
    </style:style>
    <style:style style:name="TableCell3120" style:family="table-cell">
      <style:table-cell-properties fo:border="0.0104in solid #000000" style:writing-mode="lr-tb" style:vertical-align="middle" fo:padding-top="0in" fo:padding-left="0.0194in" fo:padding-bottom="0in" fo:padding-right="0.0194in"/>
    </style:style>
    <style:style style:name="P312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122" style:family="table-row">
      <style:table-row-properties fo:keep-together="always"/>
    </style:style>
    <style:style style:name="P3123"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124" style:family="table-cell">
      <style:table-cell-properties fo:border="0.0104in solid #000000" style:writing-mode="lr-tb" style:vertical-align="middle" fo:padding-top="0in" fo:padding-left="0.0194in" fo:padding-bottom="0in" fo:padding-right="0.0194in"/>
    </style:style>
    <style:style style:name="P3125"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126" style:family="table-cell">
      <style:table-cell-properties fo:border="0.0104in solid #000000" style:writing-mode="lr-tb" style:vertical-align="middle" fo:padding-top="0in" fo:padding-left="0.0194in" fo:padding-bottom="0in" fo:padding-right="0.0194in"/>
    </style:style>
    <style:style style:name="P312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28" style:family="table-cell">
      <style:table-cell-properties fo:border="0.0104in solid #000000" style:writing-mode="lr-tb" style:vertical-align="middle" fo:padding-top="0in" fo:padding-left="0.0194in" fo:padding-bottom="0in" fo:padding-right="0.0194in"/>
    </style:style>
    <style:style style:name="P3129"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130" style:family="table-cell">
      <style:table-cell-properties fo:border="0.0104in solid #000000" style:writing-mode="lr-tb" style:vertical-align="middle" fo:padding-top="0in" fo:padding-left="0.0194in" fo:padding-bottom="0in" fo:padding-right="0.0194in"/>
    </style:style>
    <style:style style:name="P3131"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Row3132" style:family="table-row">
      <style:table-row-properties fo:keep-together="always"/>
    </style:style>
    <style:style style:name="P3133"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134" style:family="table-cell">
      <style:table-cell-properties fo:border="0.0104in solid #000000" style:writing-mode="lr-tb" style:vertical-align="middle" fo:padding-top="0in" fo:padding-left="0.0194in" fo:padding-bottom="0in" fo:padding-right="0.0194in"/>
    </style:style>
    <style:style style:name="P3135"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136" style:family="table-cell">
      <style:table-cell-properties fo:border="0.0104in solid #000000" style:writing-mode="lr-tb" style:vertical-align="middle" fo:padding-top="0in" fo:padding-left="0.0194in" fo:padding-bottom="0in" fo:padding-right="0.0194in"/>
    </style:style>
    <style:style style:name="P3137"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138" style:family="table-cell">
      <style:table-cell-properties fo:border="0.0104in solid #000000" style:writing-mode="lr-tb" style:vertical-align="middle" fo:padding-top="0in" fo:padding-left="0.0194in" fo:padding-bottom="0in" fo:padding-right="0.0194in"/>
    </style:style>
    <style:style style:name="P3139"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3140" style:family="table-cell">
      <style:table-cell-properties fo:border="0.0104in solid #000000" style:writing-mode="lr-tb" style:vertical-align="middle" fo:padding-top="0in" fo:padding-left="0.0194in" fo:padding-bottom="0in" fo:padding-right="0.0194in"/>
    </style:style>
    <style:style style:name="P3141"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P3142" style:parent-style-name="內文" style:family="paragraph">
      <style:paragraph-properties fo:keep-with-next="always" fo:widows="0" fo:orphans="0" fo:text-align="justify" style:vertical-align="baseline" fo:margin-top="0.0833in" fo:margin-bottom="0.0833in" fo:line-height="0.2777in" fo:margin-left="0.3298in" fo:text-indent="-0.3298in">
        <style:tab-stops>
          <style:tab-stop style:type="left" style:position="0.0451in"/>
        </style:tab-stops>
      </style:paragraph-properties>
      <style:text-properties style:font-name="Times New Roman" style:font-name-asian="標楷體" style:letter-kerning="false" style:font-size-complex="10pt"/>
    </style:style>
    <style:style style:name="P3143" style:parent-style-name="內文" style:family="paragraph">
      <style:paragraph-properties fo:widows="0" fo:orphans="0" style:snap-to-layout-grid="false" fo:text-align="end" style:vertical-align="baseline" style:line-height-at-least="0.25in" fo:margin-left="0.4715in" fo:margin-right="0.2347in">
        <style:tab-stops/>
      </style:paragraph-properties>
      <style:text-properties style:font-name="Times New Roman" style:font-name-asian="標楷體" style:letter-kerning="false"/>
    </style:style>
    <style:style style:name="TableColumn3145" style:family="table-column">
      <style:table-column-properties style:column-width="0.975in" style:use-optimal-column-width="false"/>
    </style:style>
    <style:style style:name="TableColumn3146" style:family="table-column">
      <style:table-column-properties style:column-width="0.4881in" style:use-optimal-column-width="false"/>
    </style:style>
    <style:style style:name="TableColumn3147" style:family="table-column">
      <style:table-column-properties style:column-width="0.4875in" style:use-optimal-column-width="false"/>
    </style:style>
    <style:style style:name="TableColumn3148" style:family="table-column">
      <style:table-column-properties style:column-width="0.5236in" style:use-optimal-column-width="false"/>
    </style:style>
    <style:style style:name="TableColumn3149" style:family="table-column">
      <style:table-column-properties style:column-width="0.7437in" style:use-optimal-column-width="false"/>
    </style:style>
    <style:style style:name="TableColumn3150" style:family="table-column">
      <style:table-column-properties style:column-width="0.4868in" style:use-optimal-column-width="false"/>
    </style:style>
    <style:style style:name="TableColumn3151" style:family="table-column">
      <style:table-column-properties style:column-width="0.4875in" style:use-optimal-column-width="false"/>
    </style:style>
    <style:style style:name="TableColumn3152" style:family="table-column">
      <style:table-column-properties style:column-width="0.4875in" style:use-optimal-column-width="false"/>
    </style:style>
    <style:style style:name="TableColumn3153" style:family="table-column">
      <style:table-column-properties style:column-width="0.7798in" style:use-optimal-column-width="false"/>
    </style:style>
    <style:style style:name="TableColumn3154" style:family="table-column">
      <style:table-column-properties style:column-width="0.7659in" style:use-optimal-column-width="false"/>
    </style:style>
    <style:style style:name="Table3144" style:family="table">
      <style:table-properties style:width="6.2256in" style:rel-width="96%" fo:margin-left="0in" table:align="right"/>
    </style:style>
    <style:style style:name="TableRow3155" style:family="table-row">
      <style:table-row-properties style:use-optimal-row-height="false"/>
    </style:style>
    <style:style style:name="TableCell3156" style:family="table-cell">
      <style:table-cell-properties fo:border="0.0104in solid #000000" style:writing-mode="lr-tb" style:vertical-align="middle" fo:padding-top="0in" fo:padding-left="0.0194in" fo:padding-bottom="0in" fo:padding-right="0.0194in"/>
    </style:style>
    <style:style style:name="P315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58" style:family="table-cell">
      <style:table-cell-properties fo:border="0.0104in solid #000000" style:writing-mode="lr-tb" style:vertical-align="middle" fo:padding-top="0in" fo:padding-left="0.0194in" fo:padding-bottom="0in" fo:padding-right="0.0194in"/>
    </style:style>
    <style:style style:name="P315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160" style:family="table-row">
      <style:table-row-properties style:use-optimal-row-height="false"/>
    </style:style>
    <style:style style:name="P316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62" style:family="table-cell">
      <style:table-cell-properties fo:border="0.0104in solid #000000" style:writing-mode="lr-tb" style:vertical-align="middle" fo:padding-top="0in" fo:padding-left="0.0194in" fo:padding-bottom="0in" fo:padding-right="0.0194in"/>
    </style:style>
    <style:style style:name="P316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64" style:family="table-cell">
      <style:table-cell-properties fo:border="0.0104in solid #000000" style:writing-mode="lr-tb" style:vertical-align="middle" fo:padding-top="0in" fo:padding-left="0.0194in" fo:padding-bottom="0in" fo:padding-right="0.0194in"/>
    </style:style>
    <style:style style:name="P316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66"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16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68"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16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170" style:family="table-row">
      <style:table-row-properties style:use-optimal-row-height="false"/>
    </style:style>
    <style:style style:name="P317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72" style:family="table-cell">
      <style:table-cell-properties fo:border="0.0104in solid #000000" style:writing-mode="lr-tb" style:vertical-align="middle" fo:padding-top="0in" fo:padding-left="0.0194in" fo:padding-bottom="0in" fo:padding-right="0.0194in"/>
    </style:style>
    <style:style style:name="P317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74" style:family="table-cell">
      <style:table-cell-properties fo:border="0.0104in solid #000000" style:writing-mode="lr-tb" style:vertical-align="middle" fo:padding-top="0in" fo:padding-left="0.0194in" fo:padding-bottom="0in" fo:padding-right="0.0194in"/>
    </style:style>
    <style:style style:name="P317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76" style:family="table-cell">
      <style:table-cell-properties fo:border="0.0104in solid #000000" style:writing-mode="lr-tb" style:vertical-align="middle" fo:padding-top="0in" fo:padding-left="0.0194in" fo:padding-bottom="0in" fo:padding-right="0.0194in"/>
    </style:style>
    <style:style style:name="P317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78" style:family="table-cell">
      <style:table-cell-properties fo:border="0.0104in solid #000000" style:writing-mode="lr-tb" style:vertical-align="middle" fo:padding-top="0in" fo:padding-left="0.0194in" fo:padding-bottom="0in" fo:padding-right="0.0194in"/>
    </style:style>
    <style:style style:name="P317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80" style:family="table-cell">
      <style:table-cell-properties fo:border="0.0104in solid #000000" style:writing-mode="lr-tb" style:vertical-align="middle" fo:padding-top="0in" fo:padding-left="0.0194in" fo:padding-bottom="0in" fo:padding-right="0.0194in"/>
    </style:style>
    <style:style style:name="P318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82"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18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84"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18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P318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P318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188" style:family="table-row">
      <style:table-row-properties style:use-optimal-row-height="false"/>
    </style:style>
    <style:style style:name="TableCell3189" style:family="table-cell">
      <style:table-cell-properties fo:border="0.0104in solid #000000" style:writing-mode="lr-tb" style:vertical-align="middle" fo:padding-top="0in" fo:padding-left="0.0194in" fo:padding-bottom="0in" fo:padding-right="0.0194in"/>
    </style:style>
    <style:style style:name="P3190"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3191" style:family="table-cell">
      <style:table-cell-properties fo:border="0.0104in solid #000000" style:writing-mode="lr-tb" style:vertical-align="middle" fo:padding-top="0in" fo:padding-left="0.0194in" fo:padding-bottom="0in" fo:padding-right="0.0194in"/>
    </style:style>
    <style:style style:name="P319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93" style:family="table-cell">
      <style:table-cell-properties fo:border="0.0104in solid #000000" style:writing-mode="lr-tb" style:vertical-align="middle" fo:padding-top="0in" fo:padding-left="0.0194in" fo:padding-bottom="0in" fo:padding-right="0.0194in"/>
    </style:style>
    <style:style style:name="P319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95" style:family="table-cell">
      <style:table-cell-properties fo:border="0.0104in solid #000000" style:writing-mode="lr-tb" style:vertical-align="middle" fo:padding-top="0in" fo:padding-left="0.0194in" fo:padding-bottom="0in" fo:padding-right="0.0194in"/>
    </style:style>
    <style:style style:name="P319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97" style:family="table-cell">
      <style:table-cell-properties fo:border="0.0104in solid #000000" style:writing-mode="lr-tb" style:vertical-align="middle" fo:padding-top="0in" fo:padding-left="0.0194in" fo:padding-bottom="0in" fo:padding-right="0.0194in"/>
    </style:style>
    <style:style style:name="P319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199" style:family="table-cell">
      <style:table-cell-properties fo:border="0.0104in solid #000000" style:writing-mode="lr-tb" style:vertical-align="middle" fo:padding-top="0in" fo:padding-left="0.0194in" fo:padding-bottom="0in" fo:padding-right="0.0194in"/>
    </style:style>
    <style:style style:name="P320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01"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20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03"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20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05"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20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07"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20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209" style:family="table-row">
      <style:table-row-properties style:use-optimal-row-height="false"/>
    </style:style>
    <style:style style:name="TableCell3210" style:family="table-cell">
      <style:table-cell-properties fo:border="0.0104in solid #000000" style:writing-mode="lr-tb" style:vertical-align="middle" fo:padding-top="0in" fo:padding-left="0.0194in" fo:padding-bottom="0in" fo:padding-right="0.0194in"/>
    </style:style>
    <style:style style:name="P3211"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3212" style:family="table-cell">
      <style:table-cell-properties fo:border="0.0104in solid #000000" style:writing-mode="lr-tb" style:vertical-align="middle" fo:padding-top="0in" fo:padding-left="0.0194in" fo:padding-bottom="0in" fo:padding-right="0.0194in"/>
    </style:style>
    <style:style style:name="P321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14" style:family="table-cell">
      <style:table-cell-properties fo:border="0.0104in solid #000000" style:writing-mode="lr-tb" style:vertical-align="middle" fo:padding-top="0in" fo:padding-left="0.0194in" fo:padding-bottom="0in" fo:padding-right="0.0194in"/>
    </style:style>
    <style:style style:name="P321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16" style:family="table-cell">
      <style:table-cell-properties fo:border="0.0104in solid #000000" style:writing-mode="lr-tb" style:vertical-align="middle" fo:padding-top="0in" fo:padding-left="0.0194in" fo:padding-bottom="0in" fo:padding-right="0.0194in"/>
    </style:style>
    <style:style style:name="P321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18" style:family="table-cell">
      <style:table-cell-properties fo:border="0.0104in solid #000000" style:writing-mode="lr-tb" style:vertical-align="middle" fo:padding-top="0in" fo:padding-left="0.0194in" fo:padding-bottom="0in" fo:padding-right="0.0194in"/>
    </style:style>
    <style:style style:name="P321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20" style:family="table-cell">
      <style:table-cell-properties fo:border="0.0104in solid #000000" style:writing-mode="lr-tb" style:vertical-align="middle" fo:padding-top="0in" fo:padding-left="0.0194in" fo:padding-bottom="0in" fo:padding-right="0.0194in"/>
    </style:style>
    <style:style style:name="P322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22"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22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24"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22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26"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22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28"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22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230" style:family="table-row">
      <style:table-row-properties style:use-optimal-row-height="false"/>
    </style:style>
    <style:style style:name="TableCell3231" style:family="table-cell">
      <style:table-cell-properties fo:border="0.0104in solid #000000" style:writing-mode="lr-tb" style:vertical-align="middle" fo:padding-top="0in" fo:padding-left="0.0194in" fo:padding-bottom="0in" fo:padding-right="0.0194in"/>
    </style:style>
    <style:style style:name="P3232"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3233" style:family="table-cell">
      <style:table-cell-properties fo:border="0.0104in solid #000000" style:writing-mode="lr-tb" style:vertical-align="middle" fo:padding-top="0in" fo:padding-left="0.0194in" fo:padding-bottom="0in" fo:padding-right="0.0194in"/>
    </style:style>
    <style:style style:name="P323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35" style:family="table-cell">
      <style:table-cell-properties fo:border="0.0104in solid #000000" style:writing-mode="lr-tb" style:vertical-align="middle" fo:padding-top="0in" fo:padding-left="0.0194in" fo:padding-bottom="0in" fo:padding-right="0.0194in"/>
    </style:style>
    <style:style style:name="P323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37" style:family="table-cell">
      <style:table-cell-properties fo:border="0.0104in solid #000000" style:writing-mode="lr-tb" style:vertical-align="middle" fo:padding-top="0in" fo:padding-left="0.0194in" fo:padding-bottom="0in" fo:padding-right="0.0194in"/>
    </style:style>
    <style:style style:name="P323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39" style:family="table-cell">
      <style:table-cell-properties fo:border="0.0104in solid #000000" style:writing-mode="lr-tb" style:vertical-align="middle" fo:padding-top="0in" fo:padding-left="0.0194in" fo:padding-bottom="0in" fo:padding-right="0.0194in"/>
    </style:style>
    <style:style style:name="P324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41" style:family="table-cell">
      <style:table-cell-properties fo:border="0.0104in solid #000000" style:writing-mode="lr-tb" style:vertical-align="middle" fo:padding-top="0in" fo:padding-left="0.0194in" fo:padding-bottom="0in" fo:padding-right="0.0194in"/>
    </style:style>
    <style:style style:name="P324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43"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24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45"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24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47"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24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49"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25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3251" style:family="table-row">
      <style:table-row-properties style:use-optimal-row-height="false"/>
    </style:style>
    <style:style style:name="TableCell3252" style:family="table-cell">
      <style:table-cell-properties fo:border="0.0104in solid #000000" style:writing-mode="lr-tb" style:vertical-align="middle" fo:padding-top="0in" fo:padding-left="0.0194in" fo:padding-bottom="0in" fo:padding-right="0.0194in"/>
    </style:style>
    <style:style style:name="P3253"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3254" style:family="table-cell">
      <style:table-cell-properties fo:border="0.0104in solid #000000" style:writing-mode="lr-tb" style:vertical-align="middle" fo:padding-top="0in" fo:padding-left="0.0194in" fo:padding-bottom="0in" fo:padding-right="0.0194in"/>
    </style:style>
    <style:style style:name="P325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56" style:family="table-cell">
      <style:table-cell-properties fo:border="0.0104in solid #000000" style:writing-mode="lr-tb" style:vertical-align="middle" fo:padding-top="0in" fo:padding-left="0.0194in" fo:padding-bottom="0in" fo:padding-right="0.0194in"/>
    </style:style>
    <style:style style:name="P325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58" style:family="table-cell">
      <style:table-cell-properties fo:border="0.0104in solid #000000" style:writing-mode="lr-tb" style:vertical-align="middle" fo:padding-top="0in" fo:padding-left="0.0194in" fo:padding-bottom="0in" fo:padding-right="0.0194in"/>
    </style:style>
    <style:style style:name="P325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60" style:family="table-cell">
      <style:table-cell-properties fo:border="0.0104in solid #000000" style:writing-mode="lr-tb" style:vertical-align="middle" fo:padding-top="0in" fo:padding-left="0.0194in" fo:padding-bottom="0in" fo:padding-right="0.0194in"/>
    </style:style>
    <style:style style:name="P326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62" style:family="table-cell">
      <style:table-cell-properties fo:border="0.0104in solid #000000" style:writing-mode="lr-tb" style:vertical-align="middle" fo:padding-top="0in" fo:padding-left="0.0194in" fo:padding-bottom="0in" fo:padding-right="0.0194in"/>
    </style:style>
    <style:style style:name="P326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64"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26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66"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26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68"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326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3270"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327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P3272" style:parent-style-name="內文" style:family="paragraph">
      <style:paragraph-properties fo:keep-with-next="always" fo:widows="0" fo:orphans="0" fo:text-align="justify" style:vertical-align="baseline" fo:margin-top="0.0833in" fo:margin-bottom="0.0833in" fo:line-height="0.2777in" fo:margin-left="0.3298in" fo:text-indent="-0.3298in">
        <style:tab-stops>
          <style:tab-stop style:type="left" style:position="0.0451in"/>
        </style:tab-stops>
      </style:paragraph-properties>
      <style:text-properties style:font-name="Times New Roman" style:font-name-asian="標楷體" style:letter-kerning="false" style:font-size-complex="10pt"/>
    </style:style>
    <style:style style:name="P3273" style:parent-style-name="內文" style:family="paragraph">
      <style:paragraph-properties fo:widows="0" fo:orphans="0" style:vertical-align="baseline" fo:margin-left="0.1666in">
        <style:tab-stops/>
      </style:paragraph-properties>
      <style:text-properties style:font-name="Times New Roman" style:font-name-asian="標楷體" style:letter-kerning="false"/>
    </style:style>
    <style:style style:name="TableColumn3275" style:family="table-column">
      <style:table-column-properties style:column-width="0.5416in" style:use-optimal-column-width="false"/>
    </style:style>
    <style:style style:name="TableColumn3276" style:family="table-column">
      <style:table-column-properties style:column-width="0.3909in" style:use-optimal-column-width="false"/>
    </style:style>
    <style:style style:name="TableColumn3277" style:family="table-column">
      <style:table-column-properties style:column-width="0.6201in" style:use-optimal-column-width="false"/>
    </style:style>
    <style:style style:name="TableColumn3278" style:family="table-column">
      <style:table-column-properties style:column-width="0.5777in" style:use-optimal-column-width="false"/>
    </style:style>
    <style:style style:name="TableColumn3279" style:family="table-column">
      <style:table-column-properties style:column-width="0.484in" style:use-optimal-column-width="false"/>
    </style:style>
    <style:style style:name="TableColumn3280" style:family="table-column">
      <style:table-column-properties style:column-width="0.9631in" style:use-optimal-column-width="false"/>
    </style:style>
    <style:style style:name="TableColumn3281" style:family="table-column">
      <style:table-column-properties style:column-width="0.5243in" style:use-optimal-column-width="false"/>
    </style:style>
    <style:style style:name="TableColumn3282" style:family="table-column">
      <style:table-column-properties style:column-width="0.434in" style:use-optimal-column-width="false"/>
    </style:style>
    <style:style style:name="TableColumn3283" style:family="table-column">
      <style:table-column-properties style:column-width="1.1777in" style:use-optimal-column-width="false"/>
    </style:style>
    <style:style style:name="TableColumn3284" style:family="table-column">
      <style:table-column-properties style:column-width="0.5118in" style:use-optimal-column-width="false"/>
    </style:style>
    <style:style style:name="Table3274" style:family="table">
      <style:table-properties style:width="6.2256in" style:rel-width="96%" fo:margin-left="0in" table:align="right"/>
    </style:style>
    <style:style style:name="TableRow3285" style:family="table-row">
      <style:table-row-properties style:use-optimal-row-height="false"/>
    </style:style>
    <style:style style:name="TableCell3286" style:family="table-cell">
      <style:table-cell-properties fo:border="0.0104in solid #000000" style:writing-mode="lr-tb" style:vertical-align="middle" fo:padding-top="0in" fo:padding-left="0.0194in" fo:padding-bottom="0in" fo:padding-right="0.0194in"/>
    </style:style>
    <style:style style:name="P3287"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288" style:family="table-cell">
      <style:table-cell-properties fo:border="0.0104in solid #000000" style:writing-mode="lr-tb" style:vertical-align="middle" fo:padding-top="0in" fo:padding-left="0.0194in" fo:padding-bottom="0in" fo:padding-right="0.0194in"/>
    </style:style>
    <style:style style:name="P328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290" style:family="table-cell">
      <style:table-cell-properties fo:border="0.0104in solid #000000" style:writing-mode="lr-tb" style:vertical-align="middle" fo:padding-top="0in" fo:padding-left="0.0194in" fo:padding-bottom="0in" fo:padding-right="0.0194in"/>
    </style:style>
    <style:style style:name="P329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292" style:family="table-cell">
      <style:table-cell-properties fo:border="0.0104in solid #000000" style:writing-mode="lr-tb" style:vertical-align="middle" fo:padding-top="0in" fo:padding-left="0.0194in" fo:padding-bottom="0in" fo:padding-right="0.0194in"/>
    </style:style>
    <style:style style:name="P3293"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294" style:family="table-cell">
      <style:table-cell-properties fo:border="0.0104in solid #000000" style:writing-mode="lr-tb" style:vertical-align="middle" fo:padding-top="0in" fo:padding-left="0.0194in" fo:padding-bottom="0in" fo:padding-right="0.0194in"/>
    </style:style>
    <style:style style:name="P3295"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296" style:family="table-cell">
      <style:table-cell-properties fo:border="0.0104in solid #000000" style:writing-mode="lr-tb" style:vertical-align="middle" fo:padding-top="0in" fo:padding-left="0.0194in" fo:padding-bottom="0in" fo:padding-right="0.0194in"/>
    </style:style>
    <style:style style:name="P3297" style:parent-style-name="內文" style:family="paragraph">
      <style:paragraph-properties fo:widows="0" fo:orphans="0" fo:text-align="center" style:vertical-align="baseline"/>
      <style:text-properties style:font-name="Times New Roman" style:font-name-asian="標楷體" style:letter-kerning="false"/>
    </style:style>
    <style:style style:name="P329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299" style:family="table-cell">
      <style:table-cell-properties fo:border="0.0104in solid #000000" style:writing-mode="lr-tb" style:vertical-align="middle" fo:padding-top="0in" fo:padding-left="0.0194in" fo:padding-bottom="0in" fo:padding-right="0.0194in"/>
    </style:style>
    <style:style style:name="P330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301" style:family="table-cell">
      <style:table-cell-properties fo:border="0.0104in solid #000000" style:writing-mode="lr-tb" style:vertical-align="middle" fo:padding-top="0in" fo:padding-left="0.0194in" fo:padding-bottom="0in" fo:padding-right="0.0194in"/>
    </style:style>
    <style:style style:name="P3302"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303" style:family="table-cell">
      <style:table-cell-properties fo:border="0.0104in solid #000000" style:writing-mode="lr-tb" style:vertical-align="middle" fo:padding-top="0in" fo:padding-left="0.0194in" fo:padding-bottom="0in" fo:padding-right="0.0194in"/>
    </style:style>
    <style:style style:name="P3304"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305" style:family="table-cell">
      <style:table-cell-properties fo:border="0.0104in solid #000000" style:writing-mode="lr-tb" style:vertical-align="middle" fo:padding-top="0in" fo:padding-left="0.0194in" fo:padding-bottom="0in" fo:padding-right="0.0194in"/>
    </style:style>
    <style:style style:name="P3306" style:parent-style-name="內文" style:family="paragraph">
      <style:paragraph-properties fo:widows="0" fo:orphans="0" fo:text-align="center" style:vertical-align="baseline"/>
      <style:text-properties style:font-name="Times New Roman" style:font-name-asian="標楷體" style:letter-kerning="false"/>
    </style:style>
    <style:style style:name="TableRow3307" style:family="table-row">
      <style:table-row-properties style:use-optimal-row-height="false"/>
    </style:style>
    <style:style style:name="TableCell3308" style:family="table-cell">
      <style:table-cell-properties fo:border="0.0104in solid #000000" style:writing-mode="lr-tb" fo:padding-top="0in" fo:padding-left="0.0194in" fo:padding-bottom="0in" fo:padding-right="0.0194in"/>
    </style:style>
    <style:style style:name="P330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310" style:family="table-cell">
      <style:table-cell-properties fo:border="0.0104in solid #000000" style:writing-mode="lr-tb" style:vertical-align="middle" fo:padding-top="0in" fo:padding-left="0.0194in" fo:padding-bottom="0in" fo:padding-right="0.0194in"/>
    </style:style>
    <style:style style:name="P331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312" style:family="table-cell">
      <style:table-cell-properties fo:border="0.0104in solid #000000" style:writing-mode="lr-tb" style:vertical-align="middle" fo:padding-top="0in" fo:padding-left="0.0194in" fo:padding-bottom="0in" fo:padding-right="0.0194in"/>
    </style:style>
    <style:style style:name="P3313" style:parent-style-name="內文" style:family="paragraph">
      <style:paragraph-properties fo:widows="0" fo:orphans="0" style:vertical-align="baseline"/>
      <style:text-properties style:font-name="Times New Roman" style:font-name-asian="標楷體" style:letter-kerning="false"/>
    </style:style>
    <style:style style:name="TableCell3314" style:family="table-cell">
      <style:table-cell-properties fo:border="0.0104in solid #000000" style:writing-mode="lr-tb" fo:padding-top="0in" fo:padding-left="0.0194in" fo:padding-bottom="0in" fo:padding-right="0.0194in"/>
    </style:style>
    <style:style style:name="P3315" style:parent-style-name="內文" style:family="paragraph">
      <style:paragraph-properties fo:widows="0" fo:orphans="0" style:vertical-align="baseline"/>
      <style:text-properties style:font-name="Times New Roman" style:font-name-asian="標楷體" style:letter-kerning="false"/>
    </style:style>
    <style:style style:name="TableCell3316" style:family="table-cell">
      <style:table-cell-properties fo:border="0.0104in solid #000000" style:writing-mode="lr-tb" style:vertical-align="middle" fo:padding-top="0in" fo:padding-left="0.0194in" fo:padding-bottom="0in" fo:padding-right="0.0194in"/>
    </style:style>
    <style:style style:name="P3317" style:parent-style-name="內文" style:family="paragraph">
      <style:paragraph-properties fo:widows="0" fo:orphans="0" style:vertical-align="baseline"/>
      <style:text-properties style:font-name="Times New Roman" style:font-name-asian="標楷體" style:letter-kerning="false"/>
    </style:style>
    <style:style style:name="TableCell3318" style:family="table-cell">
      <style:table-cell-properties fo:border="0.0104in solid #000000" style:writing-mode="lr-tb" style:vertical-align="middle" fo:padding-top="0in" fo:padding-left="0.0194in" fo:padding-bottom="0in" fo:padding-right="0.0194in"/>
    </style:style>
    <style:style style:name="P3319" style:parent-style-name="內文" style:family="paragraph">
      <style:paragraph-properties fo:widows="0" fo:orphans="0" style:vertical-align="baseline"/>
      <style:text-properties style:font-name="Times New Roman" style:font-name-asian="標楷體" style:letter-kerning="false"/>
    </style:style>
    <style:style style:name="TableCell3320" style:family="table-cell">
      <style:table-cell-properties fo:border="0.0104in solid #000000" style:writing-mode="lr-tb" style:vertical-align="middle" fo:padding-top="0in" fo:padding-left="0.0194in" fo:padding-bottom="0in" fo:padding-right="0.0194in"/>
    </style:style>
    <style:style style:name="P3321" style:parent-style-name="內文" style:family="paragraph">
      <style:paragraph-properties fo:widows="0" fo:orphans="0" style:vertical-align="baseline"/>
      <style:text-properties style:font-name="Times New Roman" style:font-name-asian="標楷體" style:letter-kerning="false"/>
    </style:style>
    <style:style style:name="TableCell3322" style:family="table-cell">
      <style:table-cell-properties fo:border="0.0104in solid #000000" style:writing-mode="lr-tb" style:vertical-align="middle" fo:padding-top="0in" fo:padding-left="0.0194in" fo:padding-bottom="0in" fo:padding-right="0.0194in"/>
    </style:style>
    <style:style style:name="P3323" style:parent-style-name="內文" style:family="paragraph">
      <style:paragraph-properties fo:widows="0" fo:orphans="0" style:vertical-align="baseline"/>
      <style:text-properties style:font-name="Times New Roman" style:font-name-asian="標楷體" style:letter-kerning="false"/>
    </style:style>
    <style:style style:name="TableCell3324" style:family="table-cell">
      <style:table-cell-properties fo:border="0.0104in solid #000000" style:writing-mode="lr-tb" style:vertical-align="middle" fo:padding-top="0in" fo:padding-left="0.0194in" fo:padding-bottom="0in" fo:padding-right="0.0194in"/>
    </style:style>
    <style:style style:name="P3325" style:parent-style-name="內文" style:family="paragraph">
      <style:paragraph-properties fo:widows="0" fo:orphans="0" style:vertical-align="baseline"/>
      <style:text-properties style:font-name="Times New Roman" style:font-name-asian="標楷體" style:letter-kerning="false"/>
    </style:style>
    <style:style style:name="TableCell3326" style:family="table-cell">
      <style:table-cell-properties fo:border="0.0104in solid #000000" style:writing-mode="lr-tb" style:vertical-align="middle" fo:padding-top="0in" fo:padding-left="0.0194in" fo:padding-bottom="0in" fo:padding-right="0.0194in"/>
    </style:style>
    <style:style style:name="P3327" style:parent-style-name="內文" style:family="paragraph">
      <style:paragraph-properties fo:widows="0" fo:orphans="0" style:vertical-align="baseline"/>
      <style:text-properties style:font-name="Times New Roman" style:font-name-asian="標楷體" style:letter-kerning="false"/>
    </style:style>
    <style:style style:name="TableRow3328" style:family="table-row">
      <style:table-row-properties style:use-optimal-row-height="false"/>
    </style:style>
    <style:style style:name="TableCell3329" style:family="table-cell">
      <style:table-cell-properties fo:border="0.0104in solid #000000" style:writing-mode="lr-tb" style:vertical-align="middle" fo:padding-top="0in" fo:padding-left="0.0194in" fo:padding-bottom="0in" fo:padding-right="0.0194in"/>
    </style:style>
    <style:style style:name="P333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331" style:family="table-cell">
      <style:table-cell-properties fo:border="0.0104in solid #000000" style:writing-mode="lr-tb" style:vertical-align="middle" fo:padding-top="0in" fo:padding-left="0.0194in" fo:padding-bottom="0in" fo:padding-right="0.0194in"/>
    </style:style>
    <style:style style:name="P3332"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333" style:family="table-cell">
      <style:table-cell-properties fo:border="0.0104in solid #000000" style:writing-mode="lr-tb" style:vertical-align="middle" fo:padding-top="0in" fo:padding-left="0.0194in" fo:padding-bottom="0in" fo:padding-right="0.0194in"/>
    </style:style>
    <style:style style:name="P3334" style:parent-style-name="內文" style:family="paragraph">
      <style:paragraph-properties fo:widows="0" fo:orphans="0" style:vertical-align="baseline"/>
      <style:text-properties style:font-name="Times New Roman" style:font-name-asian="標楷體" style:letter-kerning="false"/>
    </style:style>
    <style:style style:name="TableCell3335" style:family="table-cell">
      <style:table-cell-properties fo:border="0.0104in solid #000000" style:writing-mode="lr-tb" fo:padding-top="0in" fo:padding-left="0.0194in" fo:padding-bottom="0in" fo:padding-right="0.0194in"/>
    </style:style>
    <style:style style:name="P3336" style:parent-style-name="內文" style:family="paragraph">
      <style:paragraph-properties fo:widows="0" fo:orphans="0" style:vertical-align="baseline"/>
      <style:text-properties style:font-name="Times New Roman" style:font-name-asian="標楷體" style:letter-kerning="false"/>
    </style:style>
    <style:style style:name="TableCell3337" style:family="table-cell">
      <style:table-cell-properties fo:border="0.0104in solid #000000" style:writing-mode="lr-tb" style:vertical-align="middle" fo:padding-top="0in" fo:padding-left="0.0194in" fo:padding-bottom="0in" fo:padding-right="0.0194in"/>
    </style:style>
    <style:style style:name="P3338" style:parent-style-name="內文" style:family="paragraph">
      <style:paragraph-properties fo:widows="0" fo:orphans="0" style:vertical-align="baseline"/>
      <style:text-properties style:font-name="Times New Roman" style:font-name-asian="標楷體" style:letter-kerning="false"/>
    </style:style>
    <style:style style:name="TableCell3339" style:family="table-cell">
      <style:table-cell-properties fo:border="0.0104in solid #000000" style:writing-mode="lr-tb" style:vertical-align="middle" fo:padding-top="0in" fo:padding-left="0.0194in" fo:padding-bottom="0in" fo:padding-right="0.0194in"/>
    </style:style>
    <style:style style:name="P3340" style:parent-style-name="內文" style:family="paragraph">
      <style:paragraph-properties fo:widows="0" fo:orphans="0" style:vertical-align="baseline"/>
      <style:text-properties style:font-name="Times New Roman" style:font-name-asian="標楷體" style:letter-kerning="false"/>
    </style:style>
    <style:style style:name="TableCell3341" style:family="table-cell">
      <style:table-cell-properties fo:border="0.0104in solid #000000" style:writing-mode="lr-tb" style:vertical-align="middle" fo:padding-top="0in" fo:padding-left="0.0194in" fo:padding-bottom="0in" fo:padding-right="0.0194in"/>
    </style:style>
    <style:style style:name="P3342" style:parent-style-name="內文" style:family="paragraph">
      <style:paragraph-properties fo:widows="0" fo:orphans="0" style:vertical-align="baseline"/>
      <style:text-properties style:font-name="Times New Roman" style:font-name-asian="標楷體" style:letter-kerning="false"/>
    </style:style>
    <style:style style:name="TableCell3343" style:family="table-cell">
      <style:table-cell-properties fo:border="0.0104in solid #000000" style:writing-mode="lr-tb" style:vertical-align="middle" fo:padding-top="0in" fo:padding-left="0.0194in" fo:padding-bottom="0in" fo:padding-right="0.0194in"/>
    </style:style>
    <style:style style:name="P3344" style:parent-style-name="內文" style:family="paragraph">
      <style:paragraph-properties fo:widows="0" fo:orphans="0" style:vertical-align="baseline"/>
      <style:text-properties style:font-name="Times New Roman" style:font-name-asian="標楷體" style:letter-kerning="false"/>
    </style:style>
    <style:style style:name="TableCell3345" style:family="table-cell">
      <style:table-cell-properties fo:border="0.0104in solid #000000" style:writing-mode="lr-tb" style:vertical-align="middle" fo:padding-top="0in" fo:padding-left="0.0194in" fo:padding-bottom="0in" fo:padding-right="0.0194in"/>
    </style:style>
    <style:style style:name="P3346" style:parent-style-name="內文" style:family="paragraph">
      <style:paragraph-properties fo:widows="0" fo:orphans="0" style:vertical-align="baseline"/>
      <style:text-properties style:font-name="Times New Roman" style:font-name-asian="標楷體" style:letter-kerning="false"/>
    </style:style>
    <style:style style:name="TableCell3347" style:family="table-cell">
      <style:table-cell-properties fo:border="0.0104in solid #000000" style:writing-mode="lr-tb" style:vertical-align="middle" fo:padding-top="0in" fo:padding-left="0.0194in" fo:padding-bottom="0in" fo:padding-right="0.0194in"/>
    </style:style>
    <style:style style:name="P3348" style:parent-style-name="內文" style:family="paragraph">
      <style:paragraph-properties fo:widows="0" fo:orphans="0" style:vertical-align="baseline"/>
      <style:text-properties style:font-name="Times New Roman" style:font-name-asian="標楷體" style:letter-kerning="false"/>
    </style:style>
    <style:style style:name="TableRow3349" style:family="table-row">
      <style:table-row-properties style:use-optimal-row-height="false"/>
    </style:style>
    <style:style style:name="P3350" style:parent-style-name="內文" style:family="paragraph">
      <style:paragraph-properties fo:text-align="center" style:vertical-align="baseline"/>
      <style:text-properties style:font-name="Times New Roman" style:font-name-asian="標楷體" style:letter-kerning="false"/>
    </style:style>
    <style:style style:name="TableCell3351" style:family="table-cell">
      <style:table-cell-properties fo:border="0.0104in solid #000000" style:writing-mode="lr-tb" style:vertical-align="middle" fo:padding-top="0in" fo:padding-left="0.0194in" fo:padding-bottom="0in" fo:padding-right="0.0194in"/>
    </style:style>
    <style:style style:name="P3352"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353" style:family="table-cell">
      <style:table-cell-properties fo:border="0.0104in solid #000000" style:writing-mode="lr-tb" style:vertical-align="middle" fo:padding-top="0in" fo:padding-left="0.0194in" fo:padding-bottom="0in" fo:padding-right="0.0194in"/>
    </style:style>
    <style:style style:name="P3354" style:parent-style-name="內文" style:family="paragraph">
      <style:paragraph-properties fo:widows="0" fo:orphans="0" style:vertical-align="baseline"/>
      <style:text-properties style:font-name="Times New Roman" style:font-name-asian="標楷體" style:letter-kerning="false"/>
    </style:style>
    <style:style style:name="TableCell3355" style:family="table-cell">
      <style:table-cell-properties fo:border="0.0104in solid #000000" style:writing-mode="lr-tb" fo:padding-top="0in" fo:padding-left="0.0194in" fo:padding-bottom="0in" fo:padding-right="0.0194in"/>
    </style:style>
    <style:style style:name="P3356" style:parent-style-name="內文" style:family="paragraph">
      <style:paragraph-properties fo:widows="0" fo:orphans="0" style:vertical-align="baseline"/>
      <style:text-properties style:font-name="Times New Roman" style:font-name-asian="標楷體" style:letter-kerning="false"/>
    </style:style>
    <style:style style:name="TableCell3357" style:family="table-cell">
      <style:table-cell-properties fo:border="0.0104in solid #000000" style:writing-mode="lr-tb" style:vertical-align="middle" fo:padding-top="0in" fo:padding-left="0.0194in" fo:padding-bottom="0in" fo:padding-right="0.0194in"/>
    </style:style>
    <style:style style:name="P3358" style:parent-style-name="內文" style:family="paragraph">
      <style:paragraph-properties fo:widows="0" fo:orphans="0" style:vertical-align="baseline"/>
      <style:text-properties style:font-name="Times New Roman" style:font-name-asian="標楷體" style:letter-kerning="false"/>
    </style:style>
    <style:style style:name="TableCell3359" style:family="table-cell">
      <style:table-cell-properties fo:border="0.0104in solid #000000" style:writing-mode="lr-tb" style:vertical-align="middle" fo:padding-top="0in" fo:padding-left="0.0194in" fo:padding-bottom="0in" fo:padding-right="0.0194in"/>
    </style:style>
    <style:style style:name="P3360" style:parent-style-name="內文" style:family="paragraph">
      <style:paragraph-properties fo:widows="0" fo:orphans="0" style:vertical-align="baseline"/>
      <style:text-properties style:font-name="Times New Roman" style:font-name-asian="標楷體" style:letter-kerning="false"/>
    </style:style>
    <style:style style:name="TableCell3361" style:family="table-cell">
      <style:table-cell-properties fo:border="0.0104in solid #000000" style:writing-mode="lr-tb" style:vertical-align="middle" fo:padding-top="0in" fo:padding-left="0.0194in" fo:padding-bottom="0in" fo:padding-right="0.0194in"/>
    </style:style>
    <style:style style:name="P3362" style:parent-style-name="內文" style:family="paragraph">
      <style:paragraph-properties fo:widows="0" fo:orphans="0" style:vertical-align="baseline"/>
      <style:text-properties style:font-name="Times New Roman" style:font-name-asian="標楷體" style:letter-kerning="false"/>
    </style:style>
    <style:style style:name="TableCell3363" style:family="table-cell">
      <style:table-cell-properties fo:border="0.0104in solid #000000" style:writing-mode="lr-tb" style:vertical-align="middle" fo:padding-top="0in" fo:padding-left="0.0194in" fo:padding-bottom="0in" fo:padding-right="0.0194in"/>
    </style:style>
    <style:style style:name="P3364" style:parent-style-name="內文" style:family="paragraph">
      <style:paragraph-properties fo:widows="0" fo:orphans="0" style:vertical-align="baseline"/>
      <style:text-properties style:font-name="Times New Roman" style:font-name-asian="標楷體" style:letter-kerning="false"/>
    </style:style>
    <style:style style:name="TableCell3365" style:family="table-cell">
      <style:table-cell-properties fo:border="0.0104in solid #000000" style:writing-mode="lr-tb" style:vertical-align="middle" fo:padding-top="0in" fo:padding-left="0.0194in" fo:padding-bottom="0in" fo:padding-right="0.0194in"/>
    </style:style>
    <style:style style:name="P3366" style:parent-style-name="內文" style:family="paragraph">
      <style:paragraph-properties fo:widows="0" fo:orphans="0" style:vertical-align="baseline"/>
      <style:text-properties style:font-name="Times New Roman" style:font-name-asian="標楷體" style:letter-kerning="false"/>
    </style:style>
    <style:style style:name="TableCell3367" style:family="table-cell">
      <style:table-cell-properties fo:border="0.0104in solid #000000" style:writing-mode="lr-tb" style:vertical-align="middle" fo:padding-top="0in" fo:padding-left="0.0194in" fo:padding-bottom="0in" fo:padding-right="0.0194in"/>
    </style:style>
    <style:style style:name="P3368" style:parent-style-name="內文" style:family="paragraph">
      <style:paragraph-properties fo:widows="0" fo:orphans="0" style:vertical-align="baseline"/>
      <style:text-properties style:font-name="Times New Roman" style:font-name-asian="標楷體" style:letter-kerning="false"/>
    </style:style>
    <style:style style:name="TableRow3369" style:family="table-row">
      <style:table-row-properties style:use-optimal-row-height="false"/>
    </style:style>
    <style:style style:name="P3370" style:parent-style-name="內文" style:family="paragraph">
      <style:paragraph-properties fo:text-align="center" style:vertical-align="baseline"/>
      <style:text-properties style:font-name="Times New Roman" style:font-name-asian="標楷體" style:letter-kerning="false"/>
    </style:style>
    <style:style style:name="TableCell3371" style:family="table-cell">
      <style:table-cell-properties fo:border="0.0104in solid #000000" style:writing-mode="lr-tb" style:vertical-align="middle" fo:padding-top="0in" fo:padding-left="0.0194in" fo:padding-bottom="0in" fo:padding-right="0.0194in"/>
    </style:style>
    <style:style style:name="P3372"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373" style:family="table-cell">
      <style:table-cell-properties fo:border="0.0104in solid #000000" style:writing-mode="lr-tb" style:vertical-align="middle" fo:padding-top="0in" fo:padding-left="0.0194in" fo:padding-bottom="0in" fo:padding-right="0.0194in"/>
    </style:style>
    <style:style style:name="P3374" style:parent-style-name="內文" style:family="paragraph">
      <style:paragraph-properties fo:widows="0" fo:orphans="0" style:vertical-align="baseline"/>
      <style:text-properties style:font-name="Times New Roman" style:font-name-asian="標楷體" style:letter-kerning="false"/>
    </style:style>
    <style:style style:name="TableCell3375" style:family="table-cell">
      <style:table-cell-properties fo:border="0.0104in solid #000000" style:writing-mode="lr-tb" fo:padding-top="0in" fo:padding-left="0.0194in" fo:padding-bottom="0in" fo:padding-right="0.0194in"/>
    </style:style>
    <style:style style:name="P3376" style:parent-style-name="內文" style:family="paragraph">
      <style:paragraph-properties fo:widows="0" fo:orphans="0" style:vertical-align="baseline"/>
      <style:text-properties style:font-name="Times New Roman" style:font-name-asian="標楷體" style:letter-kerning="false"/>
    </style:style>
    <style:style style:name="TableCell3377" style:family="table-cell">
      <style:table-cell-properties fo:border="0.0104in solid #000000" style:writing-mode="lr-tb" style:vertical-align="middle" fo:padding-top="0in" fo:padding-left="0.0194in" fo:padding-bottom="0in" fo:padding-right="0.0194in"/>
    </style:style>
    <style:style style:name="P3378" style:parent-style-name="內文" style:family="paragraph">
      <style:paragraph-properties fo:widows="0" fo:orphans="0" style:vertical-align="baseline"/>
      <style:text-properties style:font-name="Times New Roman" style:font-name-asian="標楷體" style:letter-kerning="false"/>
    </style:style>
    <style:style style:name="TableCell3379" style:family="table-cell">
      <style:table-cell-properties fo:border="0.0104in solid #000000" style:writing-mode="lr-tb" style:vertical-align="middle" fo:padding-top="0in" fo:padding-left="0.0194in" fo:padding-bottom="0in" fo:padding-right="0.0194in"/>
    </style:style>
    <style:style style:name="P3380" style:parent-style-name="內文" style:family="paragraph">
      <style:paragraph-properties fo:widows="0" fo:orphans="0" style:vertical-align="baseline"/>
      <style:text-properties style:font-name="Times New Roman" style:font-name-asian="標楷體" style:letter-kerning="false"/>
    </style:style>
    <style:style style:name="TableCell3381" style:family="table-cell">
      <style:table-cell-properties fo:border="0.0104in solid #000000" style:writing-mode="lr-tb" style:vertical-align="middle" fo:padding-top="0in" fo:padding-left="0.0194in" fo:padding-bottom="0in" fo:padding-right="0.0194in"/>
    </style:style>
    <style:style style:name="P3382" style:parent-style-name="內文" style:family="paragraph">
      <style:paragraph-properties fo:widows="0" fo:orphans="0" style:vertical-align="baseline"/>
      <style:text-properties style:font-name="Times New Roman" style:font-name-asian="標楷體" style:letter-kerning="false"/>
    </style:style>
    <style:style style:name="TableCell3383" style:family="table-cell">
      <style:table-cell-properties fo:border="0.0104in solid #000000" style:writing-mode="lr-tb" style:vertical-align="middle" fo:padding-top="0in" fo:padding-left="0.0194in" fo:padding-bottom="0in" fo:padding-right="0.0194in"/>
    </style:style>
    <style:style style:name="P3384" style:parent-style-name="內文" style:family="paragraph">
      <style:paragraph-properties fo:widows="0" fo:orphans="0" style:vertical-align="baseline"/>
      <style:text-properties style:font-name="Times New Roman" style:font-name-asian="標楷體" style:letter-kerning="false"/>
    </style:style>
    <style:style style:name="TableCell3385" style:family="table-cell">
      <style:table-cell-properties fo:border="0.0104in solid #000000" style:writing-mode="lr-tb" style:vertical-align="middle" fo:padding-top="0in" fo:padding-left="0.0194in" fo:padding-bottom="0in" fo:padding-right="0.0194in"/>
    </style:style>
    <style:style style:name="P3386" style:parent-style-name="內文" style:family="paragraph">
      <style:paragraph-properties fo:widows="0" fo:orphans="0" style:vertical-align="baseline"/>
      <style:text-properties style:font-name="Times New Roman" style:font-name-asian="標楷體" style:letter-kerning="false"/>
    </style:style>
    <style:style style:name="TableCell3387" style:family="table-cell">
      <style:table-cell-properties fo:border="0.0104in solid #000000" style:writing-mode="lr-tb" style:vertical-align="middle" fo:padding-top="0in" fo:padding-left="0.0194in" fo:padding-bottom="0in" fo:padding-right="0.0194in"/>
    </style:style>
    <style:style style:name="P3388" style:parent-style-name="內文" style:family="paragraph">
      <style:paragraph-properties fo:widows="0" fo:orphans="0" style:vertical-align="baseline"/>
      <style:text-properties style:font-name="Times New Roman" style:font-name-asian="標楷體" style:letter-kerning="false"/>
    </style:style>
    <style:style style:name="TableRow3389" style:family="table-row">
      <style:table-row-properties style:use-optimal-row-height="false"/>
    </style:style>
    <style:style style:name="P3390" style:parent-style-name="內文" style:family="paragraph">
      <style:paragraph-properties fo:text-align="center" style:vertical-align="baseline"/>
      <style:text-properties style:font-name="Times New Roman" style:font-name-asian="標楷體" style:letter-kerning="false"/>
    </style:style>
    <style:style style:name="TableCell3391" style:family="table-cell">
      <style:table-cell-properties fo:border="0.0104in solid #000000" style:writing-mode="lr-tb" style:vertical-align="middle" fo:padding-top="0in" fo:padding-left="0.0194in" fo:padding-bottom="0in" fo:padding-right="0.0194in"/>
    </style:style>
    <style:style style:name="P3392"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393" style:family="table-cell">
      <style:table-cell-properties fo:border="0.0104in solid #000000" style:writing-mode="lr-tb" style:vertical-align="middle" fo:padding-top="0in" fo:padding-left="0.0194in" fo:padding-bottom="0in" fo:padding-right="0.0194in"/>
    </style:style>
    <style:style style:name="P3394" style:parent-style-name="內文" style:family="paragraph">
      <style:paragraph-properties fo:widows="0" fo:orphans="0" style:vertical-align="baseline"/>
      <style:text-properties style:font-name="Times New Roman" style:font-name-asian="標楷體" style:letter-kerning="false"/>
    </style:style>
    <style:style style:name="TableCell3395" style:family="table-cell">
      <style:table-cell-properties fo:border="0.0104in solid #000000" style:writing-mode="lr-tb" fo:padding-top="0in" fo:padding-left="0.0194in" fo:padding-bottom="0in" fo:padding-right="0.0194in"/>
    </style:style>
    <style:style style:name="P3396" style:parent-style-name="內文" style:family="paragraph">
      <style:paragraph-properties fo:widows="0" fo:orphans="0" style:vertical-align="baseline"/>
      <style:text-properties style:font-name="Times New Roman" style:font-name-asian="標楷體" style:letter-kerning="false"/>
    </style:style>
    <style:style style:name="TableCell3397" style:family="table-cell">
      <style:table-cell-properties fo:border="0.0104in solid #000000" style:writing-mode="lr-tb" style:vertical-align="middle" fo:padding-top="0in" fo:padding-left="0.0194in" fo:padding-bottom="0in" fo:padding-right="0.0194in"/>
    </style:style>
    <style:style style:name="P3398" style:parent-style-name="內文" style:family="paragraph">
      <style:paragraph-properties fo:widows="0" fo:orphans="0" style:vertical-align="baseline"/>
      <style:text-properties style:font-name="Times New Roman" style:font-name-asian="標楷體" style:letter-kerning="false"/>
    </style:style>
    <style:style style:name="TableCell3399" style:family="table-cell">
      <style:table-cell-properties fo:border="0.0104in solid #000000" style:writing-mode="lr-tb" style:vertical-align="middle" fo:padding-top="0in" fo:padding-left="0.0194in" fo:padding-bottom="0in" fo:padding-right="0.0194in"/>
    </style:style>
    <style:style style:name="P3400" style:parent-style-name="內文" style:family="paragraph">
      <style:paragraph-properties fo:widows="0" fo:orphans="0" style:vertical-align="baseline"/>
      <style:text-properties style:font-name="Times New Roman" style:font-name-asian="標楷體" style:letter-kerning="false"/>
    </style:style>
    <style:style style:name="TableCell3401" style:family="table-cell">
      <style:table-cell-properties fo:border="0.0104in solid #000000" style:writing-mode="lr-tb" style:vertical-align="middle" fo:padding-top="0in" fo:padding-left="0.0194in" fo:padding-bottom="0in" fo:padding-right="0.0194in"/>
    </style:style>
    <style:style style:name="P3402" style:parent-style-name="內文" style:family="paragraph">
      <style:paragraph-properties fo:widows="0" fo:orphans="0" style:vertical-align="baseline"/>
      <style:text-properties style:font-name="Times New Roman" style:font-name-asian="標楷體" style:letter-kerning="false"/>
    </style:style>
    <style:style style:name="TableCell3403" style:family="table-cell">
      <style:table-cell-properties fo:border="0.0104in solid #000000" style:writing-mode="lr-tb" style:vertical-align="middle" fo:padding-top="0in" fo:padding-left="0.0194in" fo:padding-bottom="0in" fo:padding-right="0.0194in"/>
    </style:style>
    <style:style style:name="P3404" style:parent-style-name="內文" style:family="paragraph">
      <style:paragraph-properties fo:widows="0" fo:orphans="0" style:vertical-align="baseline"/>
      <style:text-properties style:font-name="Times New Roman" style:font-name-asian="標楷體" style:letter-kerning="false"/>
    </style:style>
    <style:style style:name="TableCell3405" style:family="table-cell">
      <style:table-cell-properties fo:border="0.0104in solid #000000" style:writing-mode="lr-tb" style:vertical-align="middle" fo:padding-top="0in" fo:padding-left="0.0194in" fo:padding-bottom="0in" fo:padding-right="0.0194in"/>
    </style:style>
    <style:style style:name="P3406" style:parent-style-name="內文" style:family="paragraph">
      <style:paragraph-properties fo:widows="0" fo:orphans="0" style:vertical-align="baseline"/>
      <style:text-properties style:font-name="Times New Roman" style:font-name-asian="標楷體" style:letter-kerning="false"/>
    </style:style>
    <style:style style:name="TableCell3407" style:family="table-cell">
      <style:table-cell-properties fo:border="0.0104in solid #000000" style:writing-mode="lr-tb" style:vertical-align="middle" fo:padding-top="0in" fo:padding-left="0.0194in" fo:padding-bottom="0in" fo:padding-right="0.0194in"/>
    </style:style>
    <style:style style:name="P3408" style:parent-style-name="內文" style:family="paragraph">
      <style:paragraph-properties fo:widows="0" fo:orphans="0" style:vertical-align="baseline"/>
      <style:text-properties style:font-name="Times New Roman" style:font-name-asian="標楷體" style:letter-kerning="false"/>
    </style:style>
    <style:style style:name="TableRow3409" style:family="table-row">
      <style:table-row-properties style:use-optimal-row-height="false"/>
    </style:style>
    <style:style style:name="TableCell3410" style:family="table-cell">
      <style:table-cell-properties fo:border="0.0104in solid #000000" style:writing-mode="lr-tb" style:vertical-align="middle" fo:padding-top="0in" fo:padding-left="0.0194in" fo:padding-bottom="0in" fo:padding-right="0.0194in"/>
    </style:style>
    <style:style style:name="P341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412" style:family="table-cell">
      <style:table-cell-properties fo:border="0.0104in solid #000000" style:writing-mode="lr-tb" style:vertical-align="middle" fo:padding-top="0in" fo:padding-left="0.0194in" fo:padding-bottom="0in" fo:padding-right="0.0194in"/>
    </style:style>
    <style:style style:name="P3413"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414" style:family="table-cell">
      <style:table-cell-properties fo:border="0.0104in solid #000000" style:writing-mode="lr-tb" style:vertical-align="middle" fo:padding-top="0in" fo:padding-left="0.0194in" fo:padding-bottom="0in" fo:padding-right="0.0194in"/>
    </style:style>
    <style:style style:name="P3415" style:parent-style-name="內文" style:family="paragraph">
      <style:paragraph-properties fo:widows="0" fo:orphans="0" style:vertical-align="baseline"/>
      <style:text-properties style:font-name="Times New Roman" style:font-name-asian="標楷體" style:letter-kerning="false"/>
    </style:style>
    <style:style style:name="TableCell3416" style:family="table-cell">
      <style:table-cell-properties fo:border="0.0104in solid #000000" style:writing-mode="lr-tb" fo:padding-top="0in" fo:padding-left="0.0194in" fo:padding-bottom="0in" fo:padding-right="0.0194in"/>
    </style:style>
    <style:style style:name="P3417" style:parent-style-name="內文" style:family="paragraph">
      <style:paragraph-properties fo:widows="0" fo:orphans="0" style:vertical-align="baseline"/>
      <style:text-properties style:font-name="Times New Roman" style:font-name-asian="標楷體" style:letter-kerning="false"/>
    </style:style>
    <style:style style:name="TableCell3418" style:family="table-cell">
      <style:table-cell-properties fo:border="0.0104in solid #000000" style:writing-mode="lr-tb" style:vertical-align="middle" fo:padding-top="0in" fo:padding-left="0.0194in" fo:padding-bottom="0in" fo:padding-right="0.0194in"/>
    </style:style>
    <style:style style:name="P3419" style:parent-style-name="內文" style:family="paragraph">
      <style:paragraph-properties fo:widows="0" fo:orphans="0" style:vertical-align="baseline"/>
      <style:text-properties style:font-name="Times New Roman" style:font-name-asian="標楷體" style:letter-kerning="false"/>
    </style:style>
    <style:style style:name="TableCell3420" style:family="table-cell">
      <style:table-cell-properties fo:border="0.0104in solid #000000" style:writing-mode="lr-tb" style:vertical-align="middle" fo:padding-top="0in" fo:padding-left="0.0194in" fo:padding-bottom="0in" fo:padding-right="0.0194in"/>
    </style:style>
    <style:style style:name="P3421" style:parent-style-name="內文" style:family="paragraph">
      <style:paragraph-properties fo:widows="0" fo:orphans="0" style:vertical-align="baseline"/>
      <style:text-properties style:font-name="Times New Roman" style:font-name-asian="標楷體" style:letter-kerning="false"/>
    </style:style>
    <style:style style:name="TableCell3422" style:family="table-cell">
      <style:table-cell-properties fo:border="0.0104in solid #000000" style:writing-mode="lr-tb" style:vertical-align="middle" fo:padding-top="0in" fo:padding-left="0.0194in" fo:padding-bottom="0in" fo:padding-right="0.0194in"/>
    </style:style>
    <style:style style:name="P3423" style:parent-style-name="內文" style:family="paragraph">
      <style:paragraph-properties fo:widows="0" fo:orphans="0" style:vertical-align="baseline"/>
      <style:text-properties style:font-name="Times New Roman" style:font-name-asian="標楷體" style:letter-kerning="false"/>
    </style:style>
    <style:style style:name="TableCell3424" style:family="table-cell">
      <style:table-cell-properties fo:border="0.0104in solid #000000" style:writing-mode="lr-tb" style:vertical-align="middle" fo:padding-top="0in" fo:padding-left="0.0194in" fo:padding-bottom="0in" fo:padding-right="0.0194in"/>
    </style:style>
    <style:style style:name="P3425" style:parent-style-name="內文" style:family="paragraph">
      <style:paragraph-properties fo:widows="0" fo:orphans="0" style:vertical-align="baseline"/>
      <style:text-properties style:font-name="Times New Roman" style:font-name-asian="標楷體" style:letter-kerning="false"/>
    </style:style>
    <style:style style:name="TableCell3426" style:family="table-cell">
      <style:table-cell-properties fo:border="0.0104in solid #000000" style:writing-mode="lr-tb" style:vertical-align="middle" fo:padding-top="0in" fo:padding-left="0.0194in" fo:padding-bottom="0in" fo:padding-right="0.0194in"/>
    </style:style>
    <style:style style:name="P3427" style:parent-style-name="內文" style:family="paragraph">
      <style:paragraph-properties fo:widows="0" fo:orphans="0" style:vertical-align="baseline"/>
      <style:text-properties style:font-name="Times New Roman" style:font-name-asian="標楷體" style:letter-kerning="false"/>
    </style:style>
    <style:style style:name="TableCell3428" style:family="table-cell">
      <style:table-cell-properties fo:border="0.0104in solid #000000" style:writing-mode="lr-tb" style:vertical-align="middle" fo:padding-top="0in" fo:padding-left="0.0194in" fo:padding-bottom="0in" fo:padding-right="0.0194in"/>
    </style:style>
    <style:style style:name="P3429" style:parent-style-name="內文" style:family="paragraph">
      <style:paragraph-properties fo:widows="0" fo:orphans="0" style:vertical-align="baseline"/>
      <style:text-properties style:font-name="Times New Roman" style:font-name-asian="標楷體" style:letter-kerning="false"/>
    </style:style>
    <style:style style:name="TableRow3430" style:family="table-row">
      <style:table-row-properties style:use-optimal-row-height="false"/>
    </style:style>
    <style:style style:name="P3431" style:parent-style-name="內文" style:family="paragraph">
      <style:paragraph-properties fo:text-align="center" style:vertical-align="baseline"/>
      <style:text-properties style:font-name="Times New Roman" style:font-name-asian="標楷體" style:letter-kerning="false"/>
    </style:style>
    <style:style style:name="TableCell3432" style:family="table-cell">
      <style:table-cell-properties fo:border="0.0104in solid #000000" style:writing-mode="lr-tb" style:vertical-align="middle" fo:padding-top="0in" fo:padding-left="0.0194in" fo:padding-bottom="0in" fo:padding-right="0.0194in"/>
    </style:style>
    <style:style style:name="P3433"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434" style:family="table-cell">
      <style:table-cell-properties fo:border="0.0104in solid #000000" style:writing-mode="lr-tb" style:vertical-align="middle" fo:padding-top="0in" fo:padding-left="0.0194in" fo:padding-bottom="0in" fo:padding-right="0.0194in"/>
    </style:style>
    <style:style style:name="P3435" style:parent-style-name="內文" style:family="paragraph">
      <style:paragraph-properties fo:widows="0" fo:orphans="0" style:vertical-align="baseline"/>
      <style:text-properties style:font-name="Times New Roman" style:font-name-asian="標楷體" style:letter-kerning="false"/>
    </style:style>
    <style:style style:name="TableCell3436" style:family="table-cell">
      <style:table-cell-properties fo:border="0.0104in solid #000000" style:writing-mode="lr-tb" fo:padding-top="0in" fo:padding-left="0.0194in" fo:padding-bottom="0in" fo:padding-right="0.0194in"/>
    </style:style>
    <style:style style:name="P3437" style:parent-style-name="內文" style:family="paragraph">
      <style:paragraph-properties fo:widows="0" fo:orphans="0" style:vertical-align="baseline"/>
      <style:text-properties style:font-name="Times New Roman" style:font-name-asian="標楷體" style:letter-kerning="false"/>
    </style:style>
    <style:style style:name="TableCell3438" style:family="table-cell">
      <style:table-cell-properties fo:border="0.0104in solid #000000" style:writing-mode="lr-tb" style:vertical-align="middle" fo:padding-top="0in" fo:padding-left="0.0194in" fo:padding-bottom="0in" fo:padding-right="0.0194in"/>
    </style:style>
    <style:style style:name="P3439" style:parent-style-name="內文" style:family="paragraph">
      <style:paragraph-properties fo:widows="0" fo:orphans="0" style:vertical-align="baseline"/>
      <style:text-properties style:font-name="Times New Roman" style:font-name-asian="標楷體" style:letter-kerning="false"/>
    </style:style>
    <style:style style:name="TableCell3440" style:family="table-cell">
      <style:table-cell-properties fo:border="0.0104in solid #000000" style:writing-mode="lr-tb" style:vertical-align="middle" fo:padding-top="0in" fo:padding-left="0.0194in" fo:padding-bottom="0in" fo:padding-right="0.0194in"/>
    </style:style>
    <style:style style:name="P3441" style:parent-style-name="內文" style:family="paragraph">
      <style:paragraph-properties fo:widows="0" fo:orphans="0" style:vertical-align="baseline"/>
      <style:text-properties style:font-name="Times New Roman" style:font-name-asian="標楷體" style:letter-kerning="false"/>
    </style:style>
    <style:style style:name="TableCell3442" style:family="table-cell">
      <style:table-cell-properties fo:border="0.0104in solid #000000" style:writing-mode="lr-tb" style:vertical-align="middle" fo:padding-top="0in" fo:padding-left="0.0194in" fo:padding-bottom="0in" fo:padding-right="0.0194in"/>
    </style:style>
    <style:style style:name="P3443" style:parent-style-name="內文" style:family="paragraph">
      <style:paragraph-properties fo:widows="0" fo:orphans="0" style:vertical-align="baseline"/>
      <style:text-properties style:font-name="Times New Roman" style:font-name-asian="標楷體" style:letter-kerning="false"/>
    </style:style>
    <style:style style:name="TableCell3444" style:family="table-cell">
      <style:table-cell-properties fo:border="0.0104in solid #000000" style:writing-mode="lr-tb" style:vertical-align="middle" fo:padding-top="0in" fo:padding-left="0.0194in" fo:padding-bottom="0in" fo:padding-right="0.0194in"/>
    </style:style>
    <style:style style:name="P3445" style:parent-style-name="內文" style:family="paragraph">
      <style:paragraph-properties fo:widows="0" fo:orphans="0" style:vertical-align="baseline"/>
      <style:text-properties style:font-name="Times New Roman" style:font-name-asian="標楷體" style:letter-kerning="false"/>
    </style:style>
    <style:style style:name="TableCell3446" style:family="table-cell">
      <style:table-cell-properties fo:border="0.0104in solid #000000" style:writing-mode="lr-tb" style:vertical-align="middle" fo:padding-top="0in" fo:padding-left="0.0194in" fo:padding-bottom="0in" fo:padding-right="0.0194in"/>
    </style:style>
    <style:style style:name="P3447" style:parent-style-name="內文" style:family="paragraph">
      <style:paragraph-properties fo:widows="0" fo:orphans="0" style:vertical-align="baseline"/>
      <style:text-properties style:font-name="Times New Roman" style:font-name-asian="標楷體" style:letter-kerning="false"/>
    </style:style>
    <style:style style:name="TableCell3448" style:family="table-cell">
      <style:table-cell-properties fo:border="0.0104in solid #000000" style:writing-mode="lr-tb" style:vertical-align="middle" fo:padding-top="0in" fo:padding-left="0.0194in" fo:padding-bottom="0in" fo:padding-right="0.0194in"/>
    </style:style>
    <style:style style:name="P3449" style:parent-style-name="內文" style:family="paragraph">
      <style:paragraph-properties fo:widows="0" fo:orphans="0" style:vertical-align="baseline"/>
      <style:text-properties style:font-name="Times New Roman" style:font-name-asian="標楷體" style:letter-kerning="false"/>
    </style:style>
    <style:style style:name="TableRow3450" style:family="table-row">
      <style:table-row-properties style:use-optimal-row-height="false"/>
    </style:style>
    <style:style style:name="P3451" style:parent-style-name="內文" style:family="paragraph">
      <style:paragraph-properties fo:text-align="center" style:vertical-align="baseline"/>
      <style:text-properties style:font-name="Times New Roman" style:font-name-asian="標楷體" style:letter-kerning="false"/>
    </style:style>
    <style:style style:name="TableCell3452" style:family="table-cell">
      <style:table-cell-properties fo:border="0.0104in solid #000000" style:writing-mode="lr-tb" style:vertical-align="middle" fo:padding-top="0in" fo:padding-left="0.0194in" fo:padding-bottom="0in" fo:padding-right="0.0194in"/>
    </style:style>
    <style:style style:name="P3453"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454" style:family="table-cell">
      <style:table-cell-properties fo:border="0.0104in solid #000000" style:writing-mode="lr-tb" style:vertical-align="middle" fo:padding-top="0in" fo:padding-left="0.0194in" fo:padding-bottom="0in" fo:padding-right="0.0194in"/>
    </style:style>
    <style:style style:name="P3455" style:parent-style-name="內文" style:family="paragraph">
      <style:paragraph-properties fo:widows="0" fo:orphans="0" style:vertical-align="baseline"/>
      <style:text-properties style:font-name="Times New Roman" style:font-name-asian="標楷體" style:letter-kerning="false"/>
    </style:style>
    <style:style style:name="TableCell3456" style:family="table-cell">
      <style:table-cell-properties fo:border="0.0104in solid #000000" style:writing-mode="lr-tb" fo:padding-top="0in" fo:padding-left="0.0194in" fo:padding-bottom="0in" fo:padding-right="0.0194in"/>
    </style:style>
    <style:style style:name="P3457" style:parent-style-name="內文" style:family="paragraph">
      <style:paragraph-properties fo:widows="0" fo:orphans="0" style:vertical-align="baseline"/>
      <style:text-properties style:font-name="Times New Roman" style:font-name-asian="標楷體" style:letter-kerning="false"/>
    </style:style>
    <style:style style:name="TableCell3458" style:family="table-cell">
      <style:table-cell-properties fo:border="0.0104in solid #000000" style:writing-mode="lr-tb" style:vertical-align="middle" fo:padding-top="0in" fo:padding-left="0.0194in" fo:padding-bottom="0in" fo:padding-right="0.0194in"/>
    </style:style>
    <style:style style:name="P3459" style:parent-style-name="內文" style:family="paragraph">
      <style:paragraph-properties fo:widows="0" fo:orphans="0" style:vertical-align="baseline"/>
      <style:text-properties style:font-name="Times New Roman" style:font-name-asian="標楷體" style:letter-kerning="false"/>
    </style:style>
    <style:style style:name="TableCell3460" style:family="table-cell">
      <style:table-cell-properties fo:border="0.0104in solid #000000" style:writing-mode="lr-tb" style:vertical-align="middle" fo:padding-top="0in" fo:padding-left="0.0194in" fo:padding-bottom="0in" fo:padding-right="0.0194in"/>
    </style:style>
    <style:style style:name="P3461" style:parent-style-name="內文" style:family="paragraph">
      <style:paragraph-properties fo:widows="0" fo:orphans="0" style:vertical-align="baseline"/>
      <style:text-properties style:font-name="Times New Roman" style:font-name-asian="標楷體" style:letter-kerning="false"/>
    </style:style>
    <style:style style:name="TableCell3462" style:family="table-cell">
      <style:table-cell-properties fo:border="0.0104in solid #000000" style:writing-mode="lr-tb" style:vertical-align="middle" fo:padding-top="0in" fo:padding-left="0.0194in" fo:padding-bottom="0in" fo:padding-right="0.0194in"/>
    </style:style>
    <style:style style:name="P3463" style:parent-style-name="內文" style:family="paragraph">
      <style:paragraph-properties fo:widows="0" fo:orphans="0" style:vertical-align="baseline"/>
      <style:text-properties style:font-name="Times New Roman" style:font-name-asian="標楷體" style:letter-kerning="false"/>
    </style:style>
    <style:style style:name="TableCell3464" style:family="table-cell">
      <style:table-cell-properties fo:border="0.0104in solid #000000" style:writing-mode="lr-tb" style:vertical-align="middle" fo:padding-top="0in" fo:padding-left="0.0194in" fo:padding-bottom="0in" fo:padding-right="0.0194in"/>
    </style:style>
    <style:style style:name="P3465" style:parent-style-name="內文" style:family="paragraph">
      <style:paragraph-properties fo:widows="0" fo:orphans="0" style:vertical-align="baseline"/>
      <style:text-properties style:font-name="Times New Roman" style:font-name-asian="標楷體" style:letter-kerning="false"/>
    </style:style>
    <style:style style:name="TableCell3466" style:family="table-cell">
      <style:table-cell-properties fo:border="0.0104in solid #000000" style:writing-mode="lr-tb" style:vertical-align="middle" fo:padding-top="0in" fo:padding-left="0.0194in" fo:padding-bottom="0in" fo:padding-right="0.0194in"/>
    </style:style>
    <style:style style:name="P3467" style:parent-style-name="內文" style:family="paragraph">
      <style:paragraph-properties fo:widows="0" fo:orphans="0" style:vertical-align="baseline"/>
      <style:text-properties style:font-name="Times New Roman" style:font-name-asian="標楷體" style:letter-kerning="false"/>
    </style:style>
    <style:style style:name="TableCell3468" style:family="table-cell">
      <style:table-cell-properties fo:border="0.0104in solid #000000" style:writing-mode="lr-tb" style:vertical-align="middle" fo:padding-top="0in" fo:padding-left="0.0194in" fo:padding-bottom="0in" fo:padding-right="0.0194in"/>
    </style:style>
    <style:style style:name="P3469" style:parent-style-name="內文" style:family="paragraph">
      <style:paragraph-properties fo:widows="0" fo:orphans="0" style:vertical-align="baseline"/>
      <style:text-properties style:font-name="Times New Roman" style:font-name-asian="標楷體" style:letter-kerning="false"/>
    </style:style>
    <style:style style:name="TableRow3470" style:family="table-row">
      <style:table-row-properties style:use-optimal-row-height="false"/>
    </style:style>
    <style:style style:name="P3471" style:parent-style-name="內文" style:family="paragraph">
      <style:paragraph-properties fo:text-align="center" style:vertical-align="baseline"/>
      <style:text-properties style:font-name="Times New Roman" style:font-name-asian="標楷體" style:letter-kerning="false"/>
    </style:style>
    <style:style style:name="TableCell3472" style:family="table-cell">
      <style:table-cell-properties fo:border="0.0104in solid #000000" style:writing-mode="lr-tb" style:vertical-align="middle" fo:padding-top="0in" fo:padding-left="0.0194in" fo:padding-bottom="0in" fo:padding-right="0.0194in"/>
    </style:style>
    <style:style style:name="P3473"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474" style:family="table-cell">
      <style:table-cell-properties fo:border="0.0104in solid #000000" style:writing-mode="lr-tb" style:vertical-align="middle" fo:padding-top="0in" fo:padding-left="0.0194in" fo:padding-bottom="0in" fo:padding-right="0.0194in"/>
    </style:style>
    <style:style style:name="P3475" style:parent-style-name="內文" style:family="paragraph">
      <style:paragraph-properties fo:widows="0" fo:orphans="0" style:vertical-align="baseline"/>
      <style:text-properties style:font-name="Times New Roman" style:font-name-asian="標楷體" style:letter-kerning="false"/>
    </style:style>
    <style:style style:name="TableCell3476" style:family="table-cell">
      <style:table-cell-properties fo:border="0.0104in solid #000000" style:writing-mode="lr-tb" fo:padding-top="0in" fo:padding-left="0.0194in" fo:padding-bottom="0in" fo:padding-right="0.0194in"/>
    </style:style>
    <style:style style:name="P3477" style:parent-style-name="內文" style:family="paragraph">
      <style:paragraph-properties fo:widows="0" fo:orphans="0" style:vertical-align="baseline"/>
      <style:text-properties style:font-name="Times New Roman" style:font-name-asian="標楷體" style:letter-kerning="false"/>
    </style:style>
    <style:style style:name="TableCell3478" style:family="table-cell">
      <style:table-cell-properties fo:border="0.0104in solid #000000" style:writing-mode="lr-tb" style:vertical-align="middle" fo:padding-top="0in" fo:padding-left="0.0194in" fo:padding-bottom="0in" fo:padding-right="0.0194in"/>
    </style:style>
    <style:style style:name="P3479" style:parent-style-name="內文" style:family="paragraph">
      <style:paragraph-properties fo:widows="0" fo:orphans="0" style:vertical-align="baseline"/>
      <style:text-properties style:font-name="Times New Roman" style:font-name-asian="標楷體" style:letter-kerning="false"/>
    </style:style>
    <style:style style:name="TableCell3480" style:family="table-cell">
      <style:table-cell-properties fo:border="0.0104in solid #000000" style:writing-mode="lr-tb" style:vertical-align="middle" fo:padding-top="0in" fo:padding-left="0.0194in" fo:padding-bottom="0in" fo:padding-right="0.0194in"/>
    </style:style>
    <style:style style:name="P3481" style:parent-style-name="內文" style:family="paragraph">
      <style:paragraph-properties fo:widows="0" fo:orphans="0" style:vertical-align="baseline"/>
      <style:text-properties style:font-name="Times New Roman" style:font-name-asian="標楷體" style:letter-kerning="false"/>
    </style:style>
    <style:style style:name="TableCell3482" style:family="table-cell">
      <style:table-cell-properties fo:border="0.0104in solid #000000" style:writing-mode="lr-tb" style:vertical-align="middle" fo:padding-top="0in" fo:padding-left="0.0194in" fo:padding-bottom="0in" fo:padding-right="0.0194in"/>
    </style:style>
    <style:style style:name="P3483" style:parent-style-name="內文" style:family="paragraph">
      <style:paragraph-properties fo:widows="0" fo:orphans="0" style:vertical-align="baseline"/>
      <style:text-properties style:font-name="Times New Roman" style:font-name-asian="標楷體" style:letter-kerning="false"/>
    </style:style>
    <style:style style:name="TableCell3484" style:family="table-cell">
      <style:table-cell-properties fo:border="0.0104in solid #000000" style:writing-mode="lr-tb" style:vertical-align="middle" fo:padding-top="0in" fo:padding-left="0.0194in" fo:padding-bottom="0in" fo:padding-right="0.0194in"/>
    </style:style>
    <style:style style:name="P3485" style:parent-style-name="內文" style:family="paragraph">
      <style:paragraph-properties fo:widows="0" fo:orphans="0" style:vertical-align="baseline"/>
      <style:text-properties style:font-name="Times New Roman" style:font-name-asian="標楷體" style:letter-kerning="false"/>
    </style:style>
    <style:style style:name="TableCell3486" style:family="table-cell">
      <style:table-cell-properties fo:border="0.0104in solid #000000" style:writing-mode="lr-tb" style:vertical-align="middle" fo:padding-top="0in" fo:padding-left="0.0194in" fo:padding-bottom="0in" fo:padding-right="0.0194in"/>
    </style:style>
    <style:style style:name="P3487" style:parent-style-name="內文" style:family="paragraph">
      <style:paragraph-properties fo:widows="0" fo:orphans="0" style:vertical-align="baseline"/>
      <style:text-properties style:font-name="Times New Roman" style:font-name-asian="標楷體" style:letter-kerning="false"/>
    </style:style>
    <style:style style:name="TableCell3488" style:family="table-cell">
      <style:table-cell-properties fo:border="0.0104in solid #000000" style:writing-mode="lr-tb" style:vertical-align="middle" fo:padding-top="0in" fo:padding-left="0.0194in" fo:padding-bottom="0in" fo:padding-right="0.0194in"/>
    </style:style>
    <style:style style:name="P3489" style:parent-style-name="內文" style:family="paragraph">
      <style:paragraph-properties fo:widows="0" fo:orphans="0" style:vertical-align="baseline"/>
      <style:text-properties style:font-name="Times New Roman" style:font-name-asian="標楷體" style:letter-kerning="false"/>
    </style:style>
    <style:style style:name="TableRow3490" style:family="table-row">
      <style:table-row-properties style:use-optimal-row-height="false"/>
    </style:style>
    <style:style style:name="P3491" style:parent-style-name="內文" style:family="paragraph">
      <style:paragraph-properties fo:text-align="center" style:vertical-align="baseline"/>
      <style:text-properties style:font-name="Times New Roman" style:font-name-asian="標楷體" style:letter-kerning="false"/>
    </style:style>
    <style:style style:name="TableCell3492" style:family="table-cell">
      <style:table-cell-properties fo:border="0.0104in solid #000000" style:writing-mode="lr-tb" style:vertical-align="middle" fo:padding-top="0in" fo:padding-left="0.0194in" fo:padding-bottom="0in" fo:padding-right="0.0194in"/>
    </style:style>
    <style:style style:name="P3493"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494" style:family="table-cell">
      <style:table-cell-properties fo:border="0.0104in solid #000000" style:writing-mode="lr-tb" style:vertical-align="middle" fo:padding-top="0in" fo:padding-left="0.0194in" fo:padding-bottom="0in" fo:padding-right="0.0194in"/>
    </style:style>
    <style:style style:name="P3495" style:parent-style-name="內文" style:family="paragraph">
      <style:paragraph-properties fo:widows="0" fo:orphans="0" style:vertical-align="baseline"/>
      <style:text-properties style:font-name="Times New Roman" style:font-name-asian="標楷體" style:letter-kerning="false"/>
    </style:style>
    <style:style style:name="TableCell3496" style:family="table-cell">
      <style:table-cell-properties fo:border="0.0104in solid #000000" style:writing-mode="lr-tb" fo:padding-top="0in" fo:padding-left="0.0194in" fo:padding-bottom="0in" fo:padding-right="0.0194in"/>
    </style:style>
    <style:style style:name="P3497" style:parent-style-name="內文" style:family="paragraph">
      <style:paragraph-properties fo:widows="0" fo:orphans="0" style:vertical-align="baseline"/>
      <style:text-properties style:font-name="Times New Roman" style:font-name-asian="標楷體" style:letter-kerning="false"/>
    </style:style>
    <style:style style:name="TableCell3498" style:family="table-cell">
      <style:table-cell-properties fo:border="0.0104in solid #000000" style:writing-mode="lr-tb" style:vertical-align="middle" fo:padding-top="0in" fo:padding-left="0.0194in" fo:padding-bottom="0in" fo:padding-right="0.0194in"/>
    </style:style>
    <style:style style:name="P3499" style:parent-style-name="內文" style:family="paragraph">
      <style:paragraph-properties fo:widows="0" fo:orphans="0" style:vertical-align="baseline"/>
      <style:text-properties style:font-name="Times New Roman" style:font-name-asian="標楷體" style:letter-kerning="false"/>
    </style:style>
    <style:style style:name="TableCell3500" style:family="table-cell">
      <style:table-cell-properties fo:border="0.0104in solid #000000" style:writing-mode="lr-tb" style:vertical-align="middle" fo:padding-top="0in" fo:padding-left="0.0194in" fo:padding-bottom="0in" fo:padding-right="0.0194in"/>
    </style:style>
    <style:style style:name="P3501" style:parent-style-name="內文" style:family="paragraph">
      <style:paragraph-properties fo:widows="0" fo:orphans="0" style:vertical-align="baseline"/>
      <style:text-properties style:font-name="Times New Roman" style:font-name-asian="標楷體" style:letter-kerning="false"/>
    </style:style>
    <style:style style:name="TableCell3502" style:family="table-cell">
      <style:table-cell-properties fo:border="0.0104in solid #000000" style:writing-mode="lr-tb" style:vertical-align="middle" fo:padding-top="0in" fo:padding-left="0.0194in" fo:padding-bottom="0in" fo:padding-right="0.0194in"/>
    </style:style>
    <style:style style:name="P3503" style:parent-style-name="內文" style:family="paragraph">
      <style:paragraph-properties fo:widows="0" fo:orphans="0" style:vertical-align="baseline"/>
      <style:text-properties style:font-name="Times New Roman" style:font-name-asian="標楷體" style:letter-kerning="false"/>
    </style:style>
    <style:style style:name="TableCell3504" style:family="table-cell">
      <style:table-cell-properties fo:border="0.0104in solid #000000" style:writing-mode="lr-tb" style:vertical-align="middle" fo:padding-top="0in" fo:padding-left="0.0194in" fo:padding-bottom="0in" fo:padding-right="0.0194in"/>
    </style:style>
    <style:style style:name="P3505" style:parent-style-name="內文" style:family="paragraph">
      <style:paragraph-properties fo:widows="0" fo:orphans="0" style:vertical-align="baseline"/>
      <style:text-properties style:font-name="Times New Roman" style:font-name-asian="標楷體" style:letter-kerning="false"/>
    </style:style>
    <style:style style:name="TableCell3506" style:family="table-cell">
      <style:table-cell-properties fo:border="0.0104in solid #000000" style:writing-mode="lr-tb" style:vertical-align="middle" fo:padding-top="0in" fo:padding-left="0.0194in" fo:padding-bottom="0in" fo:padding-right="0.0194in"/>
    </style:style>
    <style:style style:name="P3507" style:parent-style-name="內文" style:family="paragraph">
      <style:paragraph-properties fo:widows="0" fo:orphans="0" style:vertical-align="baseline"/>
      <style:text-properties style:font-name="Times New Roman" style:font-name-asian="標楷體" style:letter-kerning="false"/>
    </style:style>
    <style:style style:name="TableCell3508" style:family="table-cell">
      <style:table-cell-properties fo:border="0.0104in solid #000000" style:writing-mode="lr-tb" style:vertical-align="middle" fo:padding-top="0in" fo:padding-left="0.0194in" fo:padding-bottom="0in" fo:padding-right="0.0194in"/>
    </style:style>
    <style:style style:name="P3509" style:parent-style-name="內文" style:family="paragraph">
      <style:paragraph-properties fo:widows="0" fo:orphans="0" style:vertical-align="baseline"/>
      <style:text-properties style:font-name="Times New Roman" style:font-name-asian="標楷體" style:letter-kerning="false"/>
    </style:style>
    <style:style style:name="TableRow3510" style:family="table-row">
      <style:table-row-properties style:use-optimal-row-height="false"/>
    </style:style>
    <style:style style:name="TableCell3511" style:family="table-cell">
      <style:table-cell-properties fo:border="0.0104in solid #000000" style:writing-mode="lr-tb" style:vertical-align="middle" fo:padding-top="0in" fo:padding-left="0.0194in" fo:padding-bottom="0in" fo:padding-right="0.0194in"/>
    </style:style>
    <style:style style:name="P3512"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13" style:family="table-cell">
      <style:table-cell-properties fo:border="0.0104in solid #000000" style:writing-mode="lr-tb" style:vertical-align="middle" fo:padding-top="0in" fo:padding-left="0.0194in" fo:padding-bottom="0in" fo:padding-right="0.0194in"/>
    </style:style>
    <style:style style:name="P3514"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15" style:family="table-cell">
      <style:table-cell-properties fo:border="0.0104in solid #000000" style:writing-mode="lr-tb" style:vertical-align="middle" fo:padding-top="0in" fo:padding-left="0.0194in" fo:padding-bottom="0in" fo:padding-right="0.0194in"/>
    </style:style>
    <style:style style:name="P3516" style:parent-style-name="內文" style:family="paragraph">
      <style:paragraph-properties fo:widows="0" fo:orphans="0" style:vertical-align="baseline"/>
      <style:text-properties style:font-name="Times New Roman" style:font-name-asian="標楷體" style:letter-kerning="false"/>
    </style:style>
    <style:style style:name="TableCell3517" style:family="table-cell">
      <style:table-cell-properties fo:border="0.0104in solid #000000" style:writing-mode="lr-tb" style:vertical-align="middle" fo:padding-top="0in" fo:padding-left="0.0194in" fo:padding-bottom="0in" fo:padding-right="0.0194in"/>
    </style:style>
    <style:style style:name="P3518" style:parent-style-name="內文" style:family="paragraph">
      <style:paragraph-properties fo:widows="0" fo:orphans="0" fo:text-align="justify" style:vertical-align="baseline"/>
      <style:text-properties style:font-name="Times New Roman" style:font-name-asian="標楷體" style:letter-kerning="false"/>
    </style:style>
    <style:style style:name="TableCell3519" style:family="table-cell">
      <style:table-cell-properties fo:border="0.0104in solid #000000" style:writing-mode="lr-tb" style:vertical-align="middle" fo:padding-top="0in" fo:padding-left="0.0194in" fo:padding-bottom="0in" fo:padding-right="0.0194in"/>
    </style:style>
    <style:style style:name="P3520" style:parent-style-name="內文" style:family="paragraph">
      <style:paragraph-properties fo:widows="0" fo:orphans="0" style:vertical-align="baseline"/>
      <style:text-properties style:font-name="Times New Roman" style:font-name-asian="標楷體" style:letter-kerning="false"/>
    </style:style>
    <style:style style:name="TableCell3521" style:family="table-cell">
      <style:table-cell-properties fo:border="0.0104in solid #000000" style:writing-mode="lr-tb" style:vertical-align="middle" fo:padding-top="0in" fo:padding-left="0.0194in" fo:padding-bottom="0in" fo:padding-right="0.0194in"/>
    </style:style>
    <style:style style:name="P3522" style:parent-style-name="內文" style:family="paragraph">
      <style:paragraph-properties fo:widows="0" fo:orphans="0" style:vertical-align="baseline"/>
      <style:text-properties style:font-name="Times New Roman" style:font-name-asian="標楷體" style:letter-kerning="false"/>
    </style:style>
    <style:style style:name="TableCell3523" style:family="table-cell">
      <style:table-cell-properties fo:border="0.0104in solid #000000" style:writing-mode="lr-tb" style:vertical-align="middle" fo:padding-top="0in" fo:padding-left="0.0194in" fo:padding-bottom="0in" fo:padding-right="0.0194in"/>
    </style:style>
    <style:style style:name="P3524" style:parent-style-name="內文" style:family="paragraph">
      <style:paragraph-properties fo:widows="0" fo:orphans="0" style:vertical-align="baseline"/>
      <style:text-properties style:font-name="Times New Roman" style:font-name-asian="標楷體" style:letter-kerning="false"/>
    </style:style>
    <style:style style:name="TableCell3525" style:family="table-cell">
      <style:table-cell-properties fo:border="0.0104in solid #000000" style:writing-mode="lr-tb" style:vertical-align="middle" fo:padding-top="0in" fo:padding-left="0.0194in" fo:padding-bottom="0in" fo:padding-right="0.0194in"/>
    </style:style>
    <style:style style:name="P3526" style:parent-style-name="內文" style:family="paragraph">
      <style:paragraph-properties fo:widows="0" fo:orphans="0" style:vertical-align="baseline"/>
      <style:text-properties style:font-name="Times New Roman" style:font-name-asian="標楷體" style:letter-kerning="false"/>
    </style:style>
    <style:style style:name="TableCell3527" style:family="table-cell">
      <style:table-cell-properties fo:border="0.0104in solid #000000" style:writing-mode="lr-tb" style:vertical-align="middle" fo:padding-top="0in" fo:padding-left="0.0194in" fo:padding-bottom="0in" fo:padding-right="0.0194in"/>
    </style:style>
    <style:style style:name="P3528" style:parent-style-name="內文" style:family="paragraph">
      <style:paragraph-properties fo:widows="0" fo:orphans="0" style:vertical-align="baseline"/>
      <style:text-properties style:font-name="Times New Roman" style:font-name-asian="標楷體" style:letter-kerning="false"/>
    </style:style>
    <style:style style:name="TableCell3529" style:family="table-cell">
      <style:table-cell-properties fo:border="0.0104in solid #000000" style:writing-mode="lr-tb" style:vertical-align="middle" fo:padding-top="0in" fo:padding-left="0.0194in" fo:padding-bottom="0in" fo:padding-right="0.0194in"/>
    </style:style>
    <style:style style:name="P3530" style:parent-style-name="內文" style:family="paragraph">
      <style:paragraph-properties fo:widows="0" fo:orphans="0" style:vertical-align="baseline"/>
      <style:text-properties style:font-name="Times New Roman" style:font-name-asian="標楷體" style:letter-kerning="false"/>
    </style:style>
    <style:style style:name="TableRow3531" style:family="table-row">
      <style:table-row-properties style:use-optimal-row-height="false"/>
    </style:style>
    <style:style style:name="P3532"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33" style:family="table-cell">
      <style:table-cell-properties fo:border="0.0104in solid #000000" style:writing-mode="lr-tb" style:vertical-align="middle" fo:padding-top="0in" fo:padding-left="0.0194in" fo:padding-bottom="0in" fo:padding-right="0.0194in"/>
    </style:style>
    <style:style style:name="P3534"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35" style:family="table-cell">
      <style:table-cell-properties fo:border="0.0104in solid #000000" style:writing-mode="lr-tb" style:vertical-align="middle" fo:padding-top="0in" fo:padding-left="0.0194in" fo:padding-bottom="0in" fo:padding-right="0.0194in"/>
    </style:style>
    <style:style style:name="P3536" style:parent-style-name="內文" style:family="paragraph">
      <style:paragraph-properties fo:widows="0" fo:orphans="0" style:vertical-align="baseline"/>
      <style:text-properties style:font-name="Times New Roman" style:font-name-asian="標楷體" style:letter-kerning="false"/>
    </style:style>
    <style:style style:name="TableCell3537" style:family="table-cell">
      <style:table-cell-properties fo:border="0.0104in solid #000000" style:writing-mode="lr-tb" style:vertical-align="middle" fo:padding-top="0in" fo:padding-left="0.0194in" fo:padding-bottom="0in" fo:padding-right="0.0194in"/>
    </style:style>
    <style:style style:name="P3538" style:parent-style-name="內文" style:family="paragraph">
      <style:paragraph-properties fo:widows="0" fo:orphans="0" fo:text-align="justify" style:vertical-align="baseline"/>
      <style:text-properties style:font-name="Times New Roman" style:font-name-asian="標楷體" style:letter-kerning="false"/>
    </style:style>
    <style:style style:name="TableCell3539" style:family="table-cell">
      <style:table-cell-properties fo:border="0.0104in solid #000000" style:writing-mode="lr-tb" style:vertical-align="middle" fo:padding-top="0in" fo:padding-left="0.0194in" fo:padding-bottom="0in" fo:padding-right="0.0194in"/>
    </style:style>
    <style:style style:name="P3540" style:parent-style-name="內文" style:family="paragraph">
      <style:paragraph-properties fo:widows="0" fo:orphans="0" style:vertical-align="baseline"/>
      <style:text-properties style:font-name="Times New Roman" style:font-name-asian="標楷體" style:letter-kerning="false"/>
    </style:style>
    <style:style style:name="TableCell3541" style:family="table-cell">
      <style:table-cell-properties fo:border="0.0104in solid #000000" style:writing-mode="lr-tb" style:vertical-align="middle" fo:padding-top="0in" fo:padding-left="0.0194in" fo:padding-bottom="0in" fo:padding-right="0.0194in"/>
    </style:style>
    <style:style style:name="P3542" style:parent-style-name="內文" style:family="paragraph">
      <style:paragraph-properties fo:widows="0" fo:orphans="0" style:vertical-align="baseline"/>
      <style:text-properties style:font-name="Times New Roman" style:font-name-asian="標楷體" style:letter-kerning="false"/>
    </style:style>
    <style:style style:name="TableCell3543" style:family="table-cell">
      <style:table-cell-properties fo:border="0.0104in solid #000000" style:writing-mode="lr-tb" style:vertical-align="middle" fo:padding-top="0in" fo:padding-left="0.0194in" fo:padding-bottom="0in" fo:padding-right="0.0194in"/>
    </style:style>
    <style:style style:name="P3544" style:parent-style-name="內文" style:family="paragraph">
      <style:paragraph-properties fo:widows="0" fo:orphans="0" style:vertical-align="baseline"/>
      <style:text-properties style:font-name="Times New Roman" style:font-name-asian="標楷體" style:letter-kerning="false"/>
    </style:style>
    <style:style style:name="TableCell3545" style:family="table-cell">
      <style:table-cell-properties fo:border="0.0104in solid #000000" style:writing-mode="lr-tb" style:vertical-align="middle" fo:padding-top="0in" fo:padding-left="0.0194in" fo:padding-bottom="0in" fo:padding-right="0.0194in"/>
    </style:style>
    <style:style style:name="P3546" style:parent-style-name="內文" style:family="paragraph">
      <style:paragraph-properties fo:widows="0" fo:orphans="0" style:vertical-align="baseline"/>
      <style:text-properties style:font-name="Times New Roman" style:font-name-asian="標楷體" style:letter-kerning="false"/>
    </style:style>
    <style:style style:name="TableCell3547" style:family="table-cell">
      <style:table-cell-properties fo:border="0.0104in solid #000000" style:writing-mode="lr-tb" style:vertical-align="middle" fo:padding-top="0in" fo:padding-left="0.0194in" fo:padding-bottom="0in" fo:padding-right="0.0194in"/>
    </style:style>
    <style:style style:name="P3548" style:parent-style-name="內文" style:family="paragraph">
      <style:paragraph-properties fo:widows="0" fo:orphans="0" style:vertical-align="baseline"/>
      <style:text-properties style:font-name="Times New Roman" style:font-name-asian="標楷體" style:letter-kerning="false"/>
    </style:style>
    <style:style style:name="TableCell3549" style:family="table-cell">
      <style:table-cell-properties fo:border="0.0104in solid #000000" style:writing-mode="lr-tb" style:vertical-align="middle" fo:padding-top="0in" fo:padding-left="0.0194in" fo:padding-bottom="0in" fo:padding-right="0.0194in"/>
    </style:style>
    <style:style style:name="P3550" style:parent-style-name="內文" style:family="paragraph">
      <style:paragraph-properties fo:widows="0" fo:orphans="0" style:vertical-align="baseline"/>
      <style:text-properties style:font-name="Times New Roman" style:font-name-asian="標楷體" style:letter-kerning="false"/>
    </style:style>
    <style:style style:name="TableRow3551" style:family="table-row">
      <style:table-row-properties style:use-optimal-row-height="false"/>
    </style:style>
    <style:style style:name="P3552"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53" style:family="table-cell">
      <style:table-cell-properties fo:border="0.0104in solid #000000" style:writing-mode="lr-tb" style:vertical-align="middle" fo:padding-top="0in" fo:padding-left="0.0194in" fo:padding-bottom="0in" fo:padding-right="0.0194in"/>
    </style:style>
    <style:style style:name="P3554"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55" style:family="table-cell">
      <style:table-cell-properties fo:border="0.0104in solid #000000" style:writing-mode="lr-tb" style:vertical-align="middle" fo:padding-top="0in" fo:padding-left="0.0194in" fo:padding-bottom="0in" fo:padding-right="0.0194in"/>
    </style:style>
    <style:style style:name="P3556" style:parent-style-name="內文" style:family="paragraph">
      <style:paragraph-properties fo:widows="0" fo:orphans="0" style:vertical-align="baseline"/>
      <style:text-properties style:font-name="Times New Roman" style:font-name-asian="標楷體" style:letter-kerning="false"/>
    </style:style>
    <style:style style:name="TableCell3557" style:family="table-cell">
      <style:table-cell-properties fo:border="0.0104in solid #000000" style:writing-mode="lr-tb" style:vertical-align="middle" fo:padding-top="0in" fo:padding-left="0.0194in" fo:padding-bottom="0in" fo:padding-right="0.0194in"/>
    </style:style>
    <style:style style:name="P3558" style:parent-style-name="內文" style:family="paragraph">
      <style:paragraph-properties fo:widows="0" fo:orphans="0" fo:text-align="justify" style:vertical-align="baseline"/>
      <style:text-properties style:font-name="Times New Roman" style:font-name-asian="標楷體" style:letter-kerning="false"/>
    </style:style>
    <style:style style:name="TableCell3559" style:family="table-cell">
      <style:table-cell-properties fo:border="0.0104in solid #000000" style:writing-mode="lr-tb" style:vertical-align="middle" fo:padding-top="0in" fo:padding-left="0.0194in" fo:padding-bottom="0in" fo:padding-right="0.0194in"/>
    </style:style>
    <style:style style:name="P3560" style:parent-style-name="內文" style:family="paragraph">
      <style:paragraph-properties fo:widows="0" fo:orphans="0" style:vertical-align="baseline"/>
      <style:text-properties style:font-name="Times New Roman" style:font-name-asian="標楷體" style:letter-kerning="false"/>
    </style:style>
    <style:style style:name="TableCell3561" style:family="table-cell">
      <style:table-cell-properties fo:border="0.0104in solid #000000" style:writing-mode="lr-tb" style:vertical-align="middle" fo:padding-top="0in" fo:padding-left="0.0194in" fo:padding-bottom="0in" fo:padding-right="0.0194in"/>
    </style:style>
    <style:style style:name="P3562" style:parent-style-name="內文" style:family="paragraph">
      <style:paragraph-properties fo:widows="0" fo:orphans="0" style:vertical-align="baseline"/>
      <style:text-properties style:font-name="Times New Roman" style:font-name-asian="標楷體" style:letter-kerning="false"/>
    </style:style>
    <style:style style:name="TableCell3563" style:family="table-cell">
      <style:table-cell-properties fo:border="0.0104in solid #000000" style:writing-mode="lr-tb" style:vertical-align="middle" fo:padding-top="0in" fo:padding-left="0.0194in" fo:padding-bottom="0in" fo:padding-right="0.0194in"/>
    </style:style>
    <style:style style:name="P3564" style:parent-style-name="內文" style:family="paragraph">
      <style:paragraph-properties fo:widows="0" fo:orphans="0" style:vertical-align="baseline"/>
      <style:text-properties style:font-name="Times New Roman" style:font-name-asian="標楷體" style:letter-kerning="false"/>
    </style:style>
    <style:style style:name="TableCell3565" style:family="table-cell">
      <style:table-cell-properties fo:border="0.0104in solid #000000" style:writing-mode="lr-tb" style:vertical-align="middle" fo:padding-top="0in" fo:padding-left="0.0194in" fo:padding-bottom="0in" fo:padding-right="0.0194in"/>
    </style:style>
    <style:style style:name="P3566" style:parent-style-name="內文" style:family="paragraph">
      <style:paragraph-properties fo:widows="0" fo:orphans="0" style:vertical-align="baseline"/>
      <style:text-properties style:font-name="Times New Roman" style:font-name-asian="標楷體" style:letter-kerning="false"/>
    </style:style>
    <style:style style:name="TableCell3567" style:family="table-cell">
      <style:table-cell-properties fo:border="0.0104in solid #000000" style:writing-mode="lr-tb" style:vertical-align="middle" fo:padding-top="0in" fo:padding-left="0.0194in" fo:padding-bottom="0in" fo:padding-right="0.0194in"/>
    </style:style>
    <style:style style:name="P3568" style:parent-style-name="內文" style:family="paragraph">
      <style:paragraph-properties fo:widows="0" fo:orphans="0" style:vertical-align="baseline"/>
      <style:text-properties style:font-name="Times New Roman" style:font-name-asian="標楷體" style:letter-kerning="false"/>
    </style:style>
    <style:style style:name="TableCell3569" style:family="table-cell">
      <style:table-cell-properties fo:border="0.0104in solid #000000" style:writing-mode="lr-tb" style:vertical-align="middle" fo:padding-top="0in" fo:padding-left="0.0194in" fo:padding-bottom="0in" fo:padding-right="0.0194in"/>
    </style:style>
    <style:style style:name="P3570" style:parent-style-name="內文" style:family="paragraph">
      <style:paragraph-properties fo:widows="0" fo:orphans="0" style:vertical-align="baseline"/>
      <style:text-properties style:font-name="Times New Roman" style:font-name-asian="標楷體" style:letter-kerning="false"/>
    </style:style>
    <style:style style:name="TableRow3571" style:family="table-row">
      <style:table-row-properties style:use-optimal-row-height="false"/>
    </style:style>
    <style:style style:name="TableCell3572" style:family="table-cell">
      <style:table-cell-properties fo:border="0.0104in solid #000000" style:writing-mode="lr-tb" fo:padding-top="0in" fo:padding-left="0.0194in" fo:padding-bottom="0in" fo:padding-right="0.0194in"/>
    </style:style>
    <style:style style:name="P3573"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74" style:family="table-cell">
      <style:table-cell-properties fo:border="0.0104in solid #000000" style:writing-mode="lr-tb" fo:padding-top="0in" fo:padding-left="0.0194in" fo:padding-bottom="0in" fo:padding-right="0.0194in"/>
    </style:style>
    <style:style style:name="P3575"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3576" style:family="table-cell">
      <style:table-cell-properties fo:border="0.0104in solid #000000" style:writing-mode="lr-tb" style:vertical-align="middle" fo:padding-top="0in" fo:padding-left="0.0194in" fo:padding-bottom="0in" fo:padding-right="0.0194in"/>
    </style:style>
    <style:style style:name="P3577" style:parent-style-name="內文" style:family="paragraph">
      <style:paragraph-properties fo:widows="0" fo:orphans="0" style:vertical-align="baseline"/>
      <style:text-properties style:font-name="Times New Roman" style:font-name-asian="標楷體" style:letter-kerning="false"/>
    </style:style>
    <style:style style:name="P3578" style:parent-style-name="內文" style:family="paragraph">
      <style:paragraph-properties fo:widows="0" fo:orphans="0" style:snap-to-layout-grid="false" style:vertical-align="baseline" style:line-height-at-least="0.25in" fo:margin-left="0.9166in" fo:text-indent="-0.4166in">
        <style:tab-stops>
          <style:tab-stop style:type="left" style:position="0.0208in"/>
        </style:tab-stops>
      </style:paragraph-properties>
      <style:text-properties style:font-name="Times New Roman" style:font-name-asian="標楷體" style:letter-kerning="false"/>
    </style:style>
    <style:style style:name="P3579" style:parent-style-name="內文" style:family="paragraph">
      <style:paragraph-properties fo:widows="0" fo:orphans="0" style:snap-to-layout-grid="false" style:vertical-align="baseline" style:line-height-at-least="0.25in" fo:margin-left="1.0534in" fo:text-indent="-0.3319in">
        <style:tab-stops>
          <style:tab-stop style:type="left" style:position="-0.1159in"/>
        </style:tab-stops>
      </style:paragraph-properties>
      <style:text-properties style:font-name="Times New Roman" style:font-name-asian="標楷體" style:letter-kerning="false"/>
    </style:style>
    <style:style style:name="P3580" style:parent-style-name="內文" style:family="paragraph">
      <style:paragraph-properties fo:widows="0" fo:orphans="0" style:snap-to-layout-grid="false" style:vertical-align="baseline" style:line-height-at-least="0.25in" fo:margin-left="0.9166in" fo:text-indent="-0.4166in">
        <style:tab-stops/>
      </style:paragraph-properties>
      <style:text-properties style:font-name="Times New Roman" style:font-name-asian="標楷體" style:letter-kerning="false"/>
    </style:style>
    <style:style style:name="P3581" style:parent-style-name="內文" style:family="paragraph">
      <style:paragraph-properties fo:widows="0" fo:orphans="0" style:snap-to-layout-grid="false" style:vertical-align="baseline" style:line-height-at-least="0.25in" fo:margin-left="0.8472in" fo:text-indent="-0.3472in">
        <style:tab-stops/>
      </style:paragraph-properties>
      <style:text-properties style:font-name="Times New Roman" style:font-name-asian="標楷體" style:letter-kerning="false" fo:font-size="10pt" style:font-size-asian="10pt" style:font-size-complex="10pt"/>
    </style:style>
    <style:style style:name="P3582" style:parent-style-name="內文" style:family="paragraph">
      <style:paragraph-properties fo:widows="0" fo:orphans="0" style:vertical-align="baseline" style:line-height-at-least="0.25in"/>
      <style:text-properties style:font-name="Times New Roman" style:font-name-asian="MingLiU" style:letter-kerning="false" fo:font-size="10pt" style:font-size-asian="10pt" style:font-size-complex="10pt"/>
    </style:style>
    <style:style style:name="P3583" style:parent-style-name="內文" style:master-page-name="MP3" style:family="paragraph">
      <style:paragraph-properties fo:widows="0" fo:orphans="0" fo:break-before="page" style:vertical-align="baseline" style:line-height-at-least="0.25in"/>
      <style:text-properties style:font-name="標楷體" style:font-name-asian="標楷體" fo:font-weight="bold" style:font-weight-asian="bold" style:letter-kerning="false" fo:font-size="14pt" style:font-size-asian="14pt" style:font-size-complex="14pt"/>
    </style:style>
    <style:style style:name="P3586" style:parent-style-name="內文" style:family="paragraph">
      <style:paragraph-properties fo:keep-with-next="always" fo:widows="0" fo:orphans="0" fo:text-align="justify" style:vertical-align="baseline" fo:margin-bottom="0.0833in" fo:line-height="0.2777in" fo:margin-left="0.25in" fo:text-indent="-0.25in">
        <style:tab-stops/>
      </style:paragraph-properties>
      <style:text-properties style:font-name="Times New Roman" style:font-name-asian="標楷體" style:letter-kerning="false"/>
    </style:style>
    <style:style style:name="P3587" style:parent-style-name="內文" style:family="paragraph">
      <style:paragraph-properties fo:widows="0" fo:orphans="0" fo:text-align="justify" fo:line-height="0.2777in"/>
      <style:text-properties style:font-name="Times New Roman" style:font-name-asian="標楷體" style:letter-kerning="false" style:font-size-complex="10pt"/>
    </style:style>
    <style:style style:name="P3588"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3589" style:parent-style-name="內文" style:family="paragraph">
      <style:paragraph-properties fo:widows="0" fo:orphans="0" fo:text-align="end" fo:line-height="0.2777in"/>
      <style:text-properties style:font-name="Times New Roman" style:font-name-asian="標楷體" style:letter-kerning="false" style:font-size-complex="10pt"/>
    </style:style>
    <style:style style:name="TableColumn3591" style:family="table-column">
      <style:table-column-properties style:column-width="1.168in"/>
    </style:style>
    <style:style style:name="TableColumn3592" style:family="table-column">
      <style:table-column-properties style:column-width="0.5902in"/>
    </style:style>
    <style:style style:name="TableColumn3593" style:family="table-column">
      <style:table-column-properties style:column-width="0.5902in"/>
    </style:style>
    <style:style style:name="TableColumn3594" style:family="table-column">
      <style:table-column-properties style:column-width="0.6875in"/>
    </style:style>
    <style:style style:name="TableColumn3595" style:family="table-column">
      <style:table-column-properties style:column-width="0.6868in"/>
    </style:style>
    <style:style style:name="TableColumn3596" style:family="table-column">
      <style:table-column-properties style:column-width="0.3937in"/>
    </style:style>
    <style:style style:name="TableColumn3597" style:family="table-column">
      <style:table-column-properties style:column-width="0.6875in"/>
    </style:style>
    <style:style style:name="TableColumn3598" style:family="table-column">
      <style:table-column-properties style:column-width="0.6868in"/>
    </style:style>
    <style:style style:name="TableColumn3599" style:family="table-column">
      <style:table-column-properties style:column-width="0.3937in"/>
    </style:style>
    <style:style style:name="TableColumn3600" style:family="table-column">
      <style:table-column-properties style:column-width="0.5895in"/>
    </style:style>
    <style:style style:name="Table3590" style:family="table">
      <style:table-properties style:width="6.4743in" style:rel-width="96%" fo:margin-left="0in" table:align="right"/>
    </style:style>
    <style:style style:name="TableRow3601" style:family="table-row">
      <style:table-row-properties style:min-row-height="0.2395in"/>
    </style:style>
    <style:style style:name="TableCell3602" style:family="table-cell">
      <style:table-cell-properties fo:border="0.0138in solid #000000" style:writing-mode="lr-tb" style:vertical-align="middle" fo:padding-top="0in" fo:padding-left="0.0194in" fo:padding-bottom="0in" fo:padding-right="0.0194in" fo:wrap-option="no-wrap"/>
    </style:style>
    <style:style style:name="P3603" style:parent-style-name="內文" style:family="paragraph">
      <style:paragraph-properties fo:text-align="center"/>
      <style:text-properties style:font-name="標楷體" style:font-name-asian="標楷體" style:font-name-complex="PMingLiU" style:letter-kerning="false"/>
    </style:style>
    <style:style style:name="TableCell3604" style:family="table-cell">
      <style:table-cell-properties fo:border-top="0.0138in solid #000000" fo:border-left="none" fo:border-bottom="0.0138in solid #000000" fo:border-right="none" style:writing-mode="lr-tb" style:vertical-align="middle" fo:padding-top="0in" fo:padding-left="0.0194in" fo:padding-bottom="0in" fo:padding-right="0.0194in" fo:wrap-option="no-wrap"/>
    </style:style>
    <style:style style:name="P3605" style:parent-style-name="內文" style:family="paragraph">
      <style:paragraph-properties fo:text-align="center"/>
    </style:style>
    <style:style style:name="T3606" style:parent-style-name="預設段落字型" style:family="text">
      <style:text-properties style:font-name="標楷體" style:font-name-asian="標楷體" style:font-name-complex="PMingLiU" style:letter-kerning="false"/>
    </style:style>
    <style:style style:name="T3607" style:parent-style-name="預設段落字型" style:family="text">
      <style:text-properties style:font-name="Times New Roman" style:font-name-asian="標楷體" style:letter-kerning="false"/>
    </style:style>
    <style:style style:name="TableCell3608" style:family="table-cell">
      <style:table-cell-properties fo:border="0.0138in solid #000000" style:writing-mode="lr-tb" style:vertical-align="middle" fo:padding-top="0in" fo:padding-left="0.0194in" fo:padding-bottom="0in" fo:padding-right="0.0194in" fo:wrap-option="no-wrap"/>
    </style:style>
    <style:style style:name="P3609" style:parent-style-name="內文" style:family="paragraph">
      <style:paragraph-properties fo:text-align="center"/>
    </style:style>
    <style:style style:name="T3610" style:parent-style-name="預設段落字型" style:family="text">
      <style:text-properties style:font-name="標楷體" style:font-name-asian="標楷體" style:font-name-complex="PMingLiU" style:letter-kerning="false"/>
    </style:style>
    <style:style style:name="T3611" style:parent-style-name="預設段落字型" style:family="text">
      <style:text-properties style:font-name="Times New Roman" style:font-name-asian="標楷體" style:letter-kerning="false"/>
    </style:style>
    <style:style style:name="TableCell3612"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fo:wrap-option="no-wrap"/>
    </style:style>
    <style:style style:name="P3613" style:parent-style-name="內文" style:family="paragraph">
      <style:paragraph-properties fo:text-align="center"/>
    </style:style>
    <style:style style:name="T3614" style:parent-style-name="預設段落字型" style:family="text">
      <style:text-properties style:font-name="標楷體" style:font-name-asian="標楷體" style:font-name-complex="PMingLiU" style:letter-kerning="false"/>
    </style:style>
    <style:style style:name="T3615" style:parent-style-name="預設段落字型" style:family="text">
      <style:text-properties style:font-name="Times New Roman" style:font-name-asian="標楷體" style:letter-kerning="false"/>
    </style:style>
    <style:style style:name="TableCell3616"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fo:wrap-option="no-wrap"/>
    </style:style>
    <style:style style:name="P3617" style:parent-style-name="內文" style:family="paragraph">
      <style:paragraph-properties fo:text-align="center"/>
      <style:text-properties style:font-name="標楷體" style:font-name-asian="標楷體" style:font-name-complex="PMingLiU" style:letter-kerning="false"/>
    </style:style>
    <style:style style:name="TableRow3618" style:family="table-row">
      <style:table-row-properties style:min-row-height="0.2395in"/>
    </style:style>
    <style:style style:name="P3619" style:parent-style-name="內文" style:family="paragraph">
      <style:text-properties style:font-name="標楷體" style:font-name-asian="標楷體" style:font-name-complex="PMingLiU" style:letter-kerning="false"/>
    </style:style>
    <style:style style:name="TableCell362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21" style:parent-style-name="內文" style:family="paragraph">
      <style:paragraph-properties fo:text-align="center"/>
    </style:style>
    <style:style style:name="T3622" style:parent-style-name="預設段落字型" style:family="text">
      <style:text-properties style:font-name="標楷體" style:font-name-asian="標楷體" style:font-name-complex="PMingLiU" style:letter-kerning="false" fo:font-size="11pt" style:font-size-asian="11pt" style:font-size-complex="11pt"/>
    </style:style>
    <style:style style:name="T3623" style:parent-style-name="預設段落字型" style:family="text">
      <style:text-properties style:font-name="Times New Roman" style:font-name-asian="標楷體" style:letter-kerning="false" fo:font-size="11pt" style:font-size-asian="11pt" style:font-size-complex="11pt"/>
    </style:style>
    <style:style style:name="T3624"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62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26" style:parent-style-name="內文" style:family="paragraph">
      <style:paragraph-properties fo:text-align="center"/>
    </style:style>
    <style:style style:name="T3627" style:parent-style-name="預設段落字型" style:family="text">
      <style:text-properties style:font-name="標楷體" style:font-name-asian="標楷體" style:font-name-complex="PMingLiU" style:letter-kerning="false" fo:font-size="11pt" style:font-size-asian="11pt" style:font-size-complex="11pt"/>
    </style:style>
    <style:style style:name="T3628" style:parent-style-name="預設段落字型" style:family="text">
      <style:text-properties style:font-name="Times New Roman" style:font-name-asian="標楷體" style:letter-kerning="false" fo:font-size="11pt" style:font-size-asian="11pt" style:font-size-complex="11pt"/>
    </style:style>
    <style:style style:name="T3629"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63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31" style:parent-style-name="內文" style:family="paragraph">
      <style:paragraph-properties fo:text-align="center"/>
    </style:style>
    <style:style style:name="T3632" style:parent-style-name="預設段落字型" style:family="text">
      <style:text-properties style:font-name="標楷體" style:font-name-asian="標楷體" style:font-name-complex="PMingLiU" style:letter-kerning="false" fo:font-size="11pt" style:font-size-asian="11pt" style:font-size-complex="11pt"/>
    </style:style>
    <style:style style:name="T3633" style:parent-style-name="預設段落字型" style:family="text">
      <style:text-properties style:font-name="Times New Roman" style:font-name-asian="標楷體" style:letter-kerning="false" fo:font-size="11pt" style:font-size-asian="11pt" style:font-size-complex="11pt"/>
    </style:style>
    <style:style style:name="T3634"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63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36" style:parent-style-name="內文" style:family="paragraph">
      <style:paragraph-properties fo:text-align="center"/>
    </style:style>
    <style:style style:name="T3637" style:parent-style-name="預設段落字型" style:family="text">
      <style:text-properties style:font-name="標楷體" style:font-name-asian="標楷體" style:font-name-complex="PMingLiU" style:letter-kerning="false" fo:font-size="11pt" style:font-size-asian="11pt" style:font-size-complex="11pt"/>
    </style:style>
    <style:style style:name="T3638" style:parent-style-name="預設段落字型" style:family="text">
      <style:text-properties style:font-name="Times New Roman" style:font-name-asian="標楷體" style:letter-kerning="false" fo:font-size="11pt" style:font-size-asian="11pt" style:font-size-complex="11pt"/>
    </style:style>
    <style:style style:name="T3639"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64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41" style:parent-style-name="內文" style:family="paragraph">
      <style:paragraph-properties fo:text-align="center"/>
      <style:text-properties style:font-name="標楷體" style:font-name-asian="標楷體" style:font-name-complex="PMingLiU" style:letter-kerning="false"/>
    </style:style>
    <style:style style:name="TableCell364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43" style:parent-style-name="內文" style:family="paragraph">
      <style:paragraph-properties fo:text-align="center"/>
    </style:style>
    <style:style style:name="T3644" style:parent-style-name="預設段落字型" style:family="text">
      <style:text-properties style:font-name="標楷體" style:font-name-asian="標楷體" style:font-name-complex="PMingLiU" style:letter-kerning="false" fo:font-size="11pt" style:font-size-asian="11pt" style:font-size-complex="11pt"/>
    </style:style>
    <style:style style:name="T3645" style:parent-style-name="預設段落字型" style:family="text">
      <style:text-properties style:font-name="Times New Roman" style:font-name-asian="標楷體" style:letter-kerning="false" fo:font-size="11pt" style:font-size-asian="11pt" style:font-size-complex="11pt"/>
    </style:style>
    <style:style style:name="T3646"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64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48" style:parent-style-name="內文" style:family="paragraph">
      <style:paragraph-properties fo:text-align="center"/>
    </style:style>
    <style:style style:name="T3649" style:parent-style-name="預設段落字型" style:family="text">
      <style:text-properties style:font-name="標楷體" style:font-name-asian="標楷體" style:font-name-complex="PMingLiU" style:letter-kerning="false" fo:font-size="11pt" style:font-size-asian="11pt" style:font-size-complex="11pt"/>
    </style:style>
    <style:style style:name="T3650" style:parent-style-name="預設段落字型" style:family="text">
      <style:text-properties style:font-name="Times New Roman" style:font-name-asian="標楷體" style:letter-kerning="false" fo:font-size="11pt" style:font-size-asian="11pt" style:font-size-complex="11pt"/>
    </style:style>
    <style:style style:name="T3651"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65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53" style:parent-style-name="內文" style:family="paragraph">
      <style:paragraph-properties fo:text-align="center"/>
      <style:text-properties style:font-name="標楷體" style:font-name-asian="標楷體" style:font-name-complex="PMingLiU" style:letter-kerning="false"/>
    </style:style>
    <style:style style:name="P3654" style:parent-style-name="內文" style:family="paragraph">
      <style:text-properties style:font-name="標楷體" style:font-name-asian="標楷體" style:font-name-complex="PMingLiU" style:letter-kerning="false"/>
    </style:style>
    <style:style style:name="TableRow3655" style:family="table-row">
      <style:table-row-properties style:min-row-height="0.2395in"/>
    </style:style>
    <style:style style:name="TableCell3656"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3657" style:parent-style-name="內文" style:family="paragraph">
      <style:text-properties style:font-name="標楷體" style:font-name-asian="標楷體" style:font-name-complex="PMingLiU" style:letter-kerning="false"/>
    </style:style>
    <style:style style:name="TableRow3658" style:family="table-row">
      <style:table-row-properties style:min-row-height="0.2395in"/>
    </style:style>
    <style:style style:name="TableCell3659" style:family="table-cell">
      <style:table-cell-properties fo:border="0.0138in solid #000000" style:writing-mode="lr-tb" style:vertical-align="middle" fo:padding-top="0in" fo:padding-left="0.0194in" fo:padding-bottom="0in" fo:padding-right="0.0194in" fo:wrap-option="no-wrap"/>
    </style:style>
    <style:style style:name="T3660" style:parent-style-name="預設段落字型" style:family="text">
      <style:text-properties style:font-name="Times New Roman" style:letter-kerning="false"/>
    </style:style>
    <style:style style:name="T3661" style:parent-style-name="預設段落字型" style:family="text">
      <style:text-properties style:font-name="標楷體" style:font-name-asian="標楷體" style:letter-kerning="false"/>
    </style:style>
    <style:style style:name="TableCell366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63" style:parent-style-name="內文" style:family="paragraph">
      <style:paragraph-properties fo:text-align="end"/>
      <style:text-properties style:font-name="標楷體" style:font-name-asian="標楷體" style:font-name-complex="PMingLiU" style:letter-kerning="false"/>
    </style:style>
    <style:style style:name="TableCell366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65" style:parent-style-name="內文" style:family="paragraph">
      <style:paragraph-properties fo:text-align="end"/>
      <style:text-properties style:font-name="標楷體" style:font-name-asian="標楷體" style:font-name-complex="PMingLiU" style:letter-kerning="false"/>
    </style:style>
    <style:style style:name="TableCell366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67" style:parent-style-name="內文" style:family="paragraph">
      <style:paragraph-properties fo:text-align="center"/>
      <style:text-properties style:font-name="標楷體" style:font-name-asian="標楷體" style:font-name-complex="PMingLiU" style:letter-kerning="false"/>
    </style:style>
    <style:style style:name="TableCell366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69" style:parent-style-name="內文" style:family="paragraph">
      <style:paragraph-properties fo:text-align="center"/>
      <style:text-properties style:font-name="標楷體" style:font-name-asian="標楷體" style:font-name-complex="PMingLiU" style:letter-kerning="false"/>
    </style:style>
    <style:style style:name="TableCell367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71" style:parent-style-name="內文" style:family="paragraph">
      <style:paragraph-properties fo:text-align="center"/>
      <style:text-properties style:font-name="Times New Roman" style:letter-kerning="false"/>
    </style:style>
    <style:style style:name="TableCell367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73" style:parent-style-name="內文" style:family="paragraph">
      <style:paragraph-properties fo:text-align="end"/>
      <style:text-properties style:font-name="Times New Roman" style:letter-kerning="false"/>
    </style:style>
    <style:style style:name="TableCell367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75" style:parent-style-name="內文" style:family="paragraph">
      <style:paragraph-properties fo:text-align="end"/>
      <style:text-properties style:font-name="Times New Roman" style:letter-kerning="false"/>
    </style:style>
    <style:style style:name="TableCell367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77" style:parent-style-name="內文" style:family="paragraph">
      <style:paragraph-properties fo:text-align="end"/>
      <style:text-properties style:font-name="Times New Roman" style:letter-kerning="false"/>
    </style:style>
    <style:style style:name="TableCell367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79" style:parent-style-name="內文" style:family="paragraph">
      <style:text-properties style:font-name="標楷體" style:font-name-asian="標楷體" style:font-name-complex="PMingLiU" style:letter-kerning="false"/>
    </style:style>
    <style:style style:name="TableRow3680" style:family="table-row">
      <style:table-row-properties style:min-row-height="0.2395in"/>
    </style:style>
    <style:style style:name="TableCell3681" style:family="table-cell">
      <style:table-cell-properties fo:border="0.0138in solid #000000" style:writing-mode="lr-tb" style:vertical-align="middle" fo:padding-top="0in" fo:padding-left="0.0194in" fo:padding-bottom="0in" fo:padding-right="0.0194in" fo:wrap-option="no-wrap"/>
    </style:style>
    <style:style style:name="T3682" style:parent-style-name="預設段落字型" style:family="text">
      <style:text-properties style:font-name="Times New Roman" style:letter-kerning="false"/>
    </style:style>
    <style:style style:name="T3683" style:parent-style-name="預設段落字型" style:family="text">
      <style:text-properties style:font-name="標楷體" style:font-name-asian="標楷體" style:letter-kerning="false"/>
    </style:style>
    <style:style style:name="TableCell368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85" style:parent-style-name="內文" style:family="paragraph">
      <style:paragraph-properties fo:text-align="end"/>
      <style:text-properties style:font-name="標楷體" style:font-name-asian="標楷體" style:font-name-complex="PMingLiU" style:letter-kerning="false"/>
    </style:style>
    <style:style style:name="TableCell368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87" style:parent-style-name="內文" style:family="paragraph">
      <style:paragraph-properties fo:text-align="end"/>
      <style:text-properties style:font-name="標楷體" style:font-name-asian="標楷體" style:font-name-complex="PMingLiU" style:letter-kerning="false"/>
    </style:style>
    <style:style style:name="TableCell368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89" style:parent-style-name="內文" style:family="paragraph">
      <style:paragraph-properties fo:text-align="center"/>
      <style:text-properties style:font-name="標楷體" style:font-name-asian="標楷體" style:font-name-complex="PMingLiU" style:letter-kerning="false"/>
    </style:style>
    <style:style style:name="TableCell369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91" style:parent-style-name="內文" style:family="paragraph">
      <style:paragraph-properties fo:text-align="center"/>
      <style:text-properties style:font-name="標楷體" style:font-name-asian="標楷體" style:font-name-complex="PMingLiU" style:letter-kerning="false"/>
    </style:style>
    <style:style style:name="TableCell369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93" style:parent-style-name="內文" style:family="paragraph">
      <style:paragraph-properties fo:text-align="center"/>
      <style:text-properties style:font-name="Times New Roman" style:letter-kerning="false"/>
    </style:style>
    <style:style style:name="TableCell369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95" style:parent-style-name="內文" style:family="paragraph">
      <style:paragraph-properties fo:text-align="end"/>
      <style:text-properties style:font-name="Times New Roman" style:letter-kerning="false"/>
    </style:style>
    <style:style style:name="TableCell369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97" style:parent-style-name="內文" style:family="paragraph">
      <style:paragraph-properties fo:text-align="end"/>
      <style:text-properties style:font-name="Times New Roman" style:letter-kerning="false"/>
    </style:style>
    <style:style style:name="TableCell369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699" style:parent-style-name="內文" style:family="paragraph">
      <style:paragraph-properties fo:text-align="end"/>
      <style:text-properties style:font-name="Times New Roman" style:letter-kerning="false"/>
    </style:style>
    <style:style style:name="TableCell370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01" style:parent-style-name="內文" style:family="paragraph">
      <style:text-properties style:font-name="標楷體" style:font-name-asian="標楷體" style:font-name-complex="PMingLiU" style:letter-kerning="false"/>
    </style:style>
    <style:style style:name="TableRow3702" style:family="table-row">
      <style:table-row-properties style:min-row-height="0.2395in"/>
    </style:style>
    <style:style style:name="TableCell3703" style:family="table-cell">
      <style:table-cell-properties fo:border="0.0138in solid #000000" style:writing-mode="lr-tb" style:vertical-align="middle" fo:padding-top="0in" fo:padding-left="0.0194in" fo:padding-bottom="0in" fo:padding-right="0.0194in" fo:wrap-option="no-wrap"/>
    </style:style>
    <style:style style:name="T3704" style:parent-style-name="預設段落字型" style:family="text">
      <style:text-properties style:font-name="Times New Roman" style:letter-kerning="false"/>
    </style:style>
    <style:style style:name="T3705" style:parent-style-name="預設段落字型" style:family="text">
      <style:text-properties style:font-name="標楷體" style:font-name-asian="標楷體" style:letter-kerning="false"/>
    </style:style>
    <style:style style:name="TableCell370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07" style:parent-style-name="內文" style:family="paragraph">
      <style:paragraph-properties fo:text-align="end"/>
      <style:text-properties style:font-name="標楷體" style:font-name-asian="標楷體" style:font-name-complex="PMingLiU" style:letter-kerning="false"/>
    </style:style>
    <style:style style:name="TableCell370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09" style:parent-style-name="內文" style:family="paragraph">
      <style:paragraph-properties fo:text-align="end"/>
      <style:text-properties style:font-name="標楷體" style:font-name-asian="標楷體" style:font-name-complex="PMingLiU" style:letter-kerning="false"/>
    </style:style>
    <style:style style:name="TableCell371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11" style:parent-style-name="內文" style:family="paragraph">
      <style:paragraph-properties fo:text-align="center"/>
      <style:text-properties style:font-name="標楷體" style:font-name-asian="標楷體" style:font-name-complex="PMingLiU" style:letter-kerning="false"/>
    </style:style>
    <style:style style:name="TableCell371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13" style:parent-style-name="內文" style:family="paragraph">
      <style:paragraph-properties fo:text-align="center"/>
      <style:text-properties style:font-name="標楷體" style:font-name-asian="標楷體" style:font-name-complex="PMingLiU" style:letter-kerning="false"/>
    </style:style>
    <style:style style:name="TableCell371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15" style:parent-style-name="內文" style:family="paragraph">
      <style:paragraph-properties fo:text-align="center"/>
      <style:text-properties style:font-name="Times New Roman" style:letter-kerning="false"/>
    </style:style>
    <style:style style:name="TableCell371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17" style:parent-style-name="內文" style:family="paragraph">
      <style:paragraph-properties fo:text-align="end"/>
      <style:text-properties style:font-name="Times New Roman" style:letter-kerning="false"/>
    </style:style>
    <style:style style:name="TableCell371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19" style:parent-style-name="內文" style:family="paragraph">
      <style:paragraph-properties fo:text-align="end"/>
      <style:text-properties style:font-name="Times New Roman" style:letter-kerning="false"/>
    </style:style>
    <style:style style:name="TableCell372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21" style:parent-style-name="內文" style:family="paragraph">
      <style:paragraph-properties fo:text-align="end"/>
      <style:text-properties style:font-name="Times New Roman" style:letter-kerning="false"/>
    </style:style>
    <style:style style:name="TableCell372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23" style:parent-style-name="內文" style:family="paragraph">
      <style:text-properties style:font-name="標楷體" style:font-name-asian="標楷體" style:font-name-complex="PMingLiU" style:letter-kerning="false"/>
    </style:style>
    <style:style style:name="TableRow3724" style:family="table-row">
      <style:table-row-properties style:min-row-height="0.2395in"/>
    </style:style>
    <style:style style:name="TableCell3725" style:family="table-cell">
      <style:table-cell-properties fo:border="0.0138in solid #000000" style:writing-mode="lr-tb" style:vertical-align="middle" fo:padding-top="0in" fo:padding-left="0.0194in" fo:padding-bottom="0in" fo:padding-right="0.0194in" fo:wrap-option="no-wrap"/>
    </style:style>
    <style:style style:name="T3726" style:parent-style-name="預設段落字型" style:family="text">
      <style:text-properties style:font-name="Times New Roman" style:letter-kerning="false"/>
    </style:style>
    <style:style style:name="T3727" style:parent-style-name="預設段落字型" style:family="text">
      <style:text-properties style:font-name="標楷體" style:font-name-asian="標楷體" style:letter-kerning="false"/>
    </style:style>
    <style:style style:name="TableCell372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29" style:parent-style-name="內文" style:family="paragraph">
      <style:paragraph-properties fo:text-align="end"/>
      <style:text-properties style:font-name="標楷體" style:font-name-asian="標楷體" style:font-name-complex="PMingLiU" style:letter-kerning="false"/>
    </style:style>
    <style:style style:name="TableCell373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31" style:parent-style-name="內文" style:family="paragraph">
      <style:paragraph-properties fo:text-align="end"/>
      <style:text-properties style:font-name="標楷體" style:font-name-asian="標楷體" style:font-name-complex="PMingLiU" style:letter-kerning="false"/>
    </style:style>
    <style:style style:name="TableCell373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33" style:parent-style-name="內文" style:family="paragraph">
      <style:paragraph-properties fo:text-align="center"/>
      <style:text-properties style:font-name="標楷體" style:font-name-asian="標楷體" style:font-name-complex="PMingLiU" style:letter-kerning="false"/>
    </style:style>
    <style:style style:name="TableCell373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35" style:parent-style-name="內文" style:family="paragraph">
      <style:paragraph-properties fo:text-align="center"/>
      <style:text-properties style:font-name="標楷體" style:font-name-asian="標楷體" style:font-name-complex="PMingLiU" style:letter-kerning="false"/>
    </style:style>
    <style:style style:name="TableCell373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37" style:parent-style-name="內文" style:family="paragraph">
      <style:paragraph-properties fo:text-align="center"/>
      <style:text-properties style:font-name="Times New Roman" style:letter-kerning="false"/>
    </style:style>
    <style:style style:name="TableCell373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39" style:parent-style-name="內文" style:family="paragraph">
      <style:paragraph-properties fo:text-align="end"/>
      <style:text-properties style:font-name="Times New Roman" style:letter-kerning="false"/>
    </style:style>
    <style:style style:name="TableCell374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41" style:parent-style-name="內文" style:family="paragraph">
      <style:paragraph-properties fo:text-align="end"/>
      <style:text-properties style:font-name="Times New Roman" style:letter-kerning="false"/>
    </style:style>
    <style:style style:name="TableCell374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43" style:parent-style-name="內文" style:family="paragraph">
      <style:paragraph-properties fo:text-align="end"/>
      <style:text-properties style:font-name="Times New Roman" style:letter-kerning="false"/>
    </style:style>
    <style:style style:name="TableCell374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45" style:parent-style-name="內文" style:family="paragraph">
      <style:text-properties style:font-name="標楷體" style:font-name-asian="標楷體" style:font-name-complex="PMingLiU" style:letter-kerning="false"/>
    </style:style>
    <style:style style:name="TableRow3746" style:family="table-row">
      <style:table-row-properties style:min-row-height="0.2395in"/>
    </style:style>
    <style:style style:name="TableCell3747" style:family="table-cell">
      <style:table-cell-properties fo:border-top="0.0138in solid #000000" fo:border-left="0.0138in solid #000000" fo:border-bottom="0.0138in solid #000000" fo:border-right="none" style:writing-mode="lr-tb" style:vertical-align="middle" fo:padding-top="0in" fo:padding-left="0.0194in" fo:padding-bottom="0in" fo:padding-right="0.0194in" fo:wrap-option="no-wrap"/>
    </style:style>
    <style:style style:name="P3748" style:parent-style-name="內文" style:family="paragraph">
      <style:paragraph-properties fo:text-align="center"/>
      <style:text-properties style:font-name="標楷體" style:font-name-asian="標楷體" style:font-name-complex="PMingLiU" fo:font-weight="bold" style:font-weight-asian="bold" style:font-weight-complex="bold" style:letter-kerning="false"/>
    </style:style>
    <style:style style:name="TableCell374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50" style:parent-style-name="內文" style:family="paragraph">
      <style:paragraph-properties fo:text-align="center"/>
      <style:text-properties style:font-name="Times New Roman" fo:font-weight="bold" style:font-weight-asian="bold" style:font-weight-complex="bold" style:letter-kerning="false"/>
    </style:style>
    <style:style style:name="TableCell375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52" style:parent-style-name="內文" style:family="paragraph">
      <style:paragraph-properties fo:text-align="center"/>
      <style:text-properties style:font-name="Times New Roman" fo:font-weight="bold" style:font-weight-asian="bold" style:font-weight-complex="bold" style:letter-kerning="false"/>
    </style:style>
    <style:style style:name="TableCell375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54" style:parent-style-name="內文" style:family="paragraph">
      <style:paragraph-properties fo:text-align="center"/>
      <style:text-properties style:font-name="Times New Roman" fo:font-weight="bold" style:font-weight-asian="bold" style:font-weight-complex="bold" style:letter-kerning="false"/>
    </style:style>
    <style:style style:name="TableCell375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56" style:parent-style-name="內文" style:family="paragraph">
      <style:paragraph-properties fo:text-align="end"/>
      <style:text-properties style:font-name="Times New Roman" fo:font-weight="bold" style:font-weight-asian="bold" style:font-weight-complex="bold" style:letter-kerning="false"/>
    </style:style>
    <style:style style:name="TableCell375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58" style:parent-style-name="內文" style:family="paragraph">
      <style:paragraph-properties fo:text-align="end"/>
      <style:text-properties style:font-name="Times New Roman" fo:font-weight="bold" style:font-weight-asian="bold" style:font-weight-complex="bold" style:letter-kerning="false"/>
    </style:style>
    <style:style style:name="TableCell375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60" style:parent-style-name="內文" style:family="paragraph">
      <style:paragraph-properties fo:text-align="end"/>
      <style:text-properties style:font-name="Times New Roman" fo:font-weight="bold" style:font-weight-asian="bold" style:font-weight-complex="bold" style:letter-kerning="false"/>
    </style:style>
    <style:style style:name="TableCell376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62" style:parent-style-name="內文" style:family="paragraph">
      <style:text-properties style:font-name="標楷體" style:font-name-asian="標楷體" style:font-name-complex="PMingLiU" style:letter-kerning="false"/>
    </style:style>
    <style:style style:name="TableRow3763" style:family="table-row">
      <style:table-row-properties style:min-row-height="0.2395in"/>
    </style:style>
    <style:style style:name="TableCell3764" style:family="table-cell">
      <style:table-cell-properties fo:border="0.0138in solid #000000" style:writing-mode="lr-tb" style:vertical-align="middle" fo:padding-top="0in" fo:padding-left="0.0194in" fo:padding-bottom="0in" fo:padding-right="0.0194in" fo:wrap-option="no-wrap"/>
    </style:style>
    <style:style style:name="P3765" style:parent-style-name="內文" style:family="paragraph">
      <style:text-properties style:font-name="標楷體" style:font-name-asian="標楷體" style:font-name-complex="PMingLiU" style:letter-kerning="false"/>
    </style:style>
    <style:style style:name="TableRow3766" style:family="table-row">
      <style:table-row-properties style:min-row-height="0.2395in"/>
    </style:style>
    <style:style style:name="TableCell3767" style:family="table-cell">
      <style:table-cell-properties fo:border="0.0138in solid #000000" style:writing-mode="lr-tb" style:vertical-align="middle" fo:padding-top="0in" fo:padding-left="0.0194in" fo:padding-bottom="0in" fo:padding-right="0.0194in" fo:wrap-option="no-wrap"/>
    </style:style>
    <style:style style:name="P3768" style:parent-style-name="內文" style:family="paragraph">
      <style:text-properties style:font-name="標楷體" style:font-name-asian="標楷體" style:font-name-complex="PMingLiU" style:letter-kerning="false"/>
    </style:style>
    <style:style style:name="TableCell376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70" style:parent-style-name="內文" style:family="paragraph">
      <style:text-properties style:font-name="標楷體" style:font-name-asian="標楷體" style:font-name-complex="PMingLiU" style:letter-kerning="false"/>
    </style:style>
    <style:style style:name="TableCell377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72" style:parent-style-name="內文" style:family="paragraph">
      <style:text-properties style:font-name="標楷體" style:font-name-asian="標楷體" style:font-name-complex="PMingLiU" style:letter-kerning="false"/>
    </style:style>
    <style:style style:name="TableCell377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74" style:parent-style-name="內文" style:family="paragraph">
      <style:paragraph-properties fo:text-align="center"/>
      <style:text-properties style:font-name="標楷體" style:font-name-asian="標楷體" style:font-name-complex="PMingLiU" style:letter-kerning="false"/>
    </style:style>
    <style:style style:name="TableCell377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76" style:parent-style-name="內文" style:family="paragraph">
      <style:paragraph-properties fo:text-align="center"/>
      <style:text-properties style:font-name="標楷體" style:font-name-asian="標楷體" style:font-name-complex="PMingLiU" style:letter-kerning="false"/>
    </style:style>
    <style:style style:name="TableCell377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78" style:parent-style-name="內文" style:family="paragraph">
      <style:paragraph-properties fo:text-align="center"/>
      <style:text-properties style:font-name="標楷體" style:font-name-asian="標楷體" style:font-name-complex="PMingLiU" style:letter-kerning="false"/>
    </style:style>
    <style:style style:name="TableCell377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80" style:parent-style-name="內文" style:family="paragraph">
      <style:text-properties style:font-name="標楷體" style:font-name-asian="標楷體" style:font-name-complex="PMingLiU" style:letter-kerning="false"/>
    </style:style>
    <style:style style:name="TableCell378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82" style:parent-style-name="內文" style:family="paragraph">
      <style:text-properties style:font-name="標楷體" style:font-name-asian="標楷體" style:font-name-complex="PMingLiU" style:letter-kerning="false"/>
    </style:style>
    <style:style style:name="TableCell378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84" style:parent-style-name="內文" style:family="paragraph">
      <style:text-properties style:font-name="標楷體" style:font-name-asian="標楷體" style:font-name-complex="PMingLiU" style:letter-kerning="false"/>
    </style:style>
    <style:style style:name="TableCell378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86" style:parent-style-name="內文" style:family="paragraph">
      <style:text-properties style:font-name="標楷體" style:font-name-asian="標楷體" style:font-name-complex="PMingLiU" style:letter-kerning="false"/>
    </style:style>
    <style:style style:name="TableRow3787" style:family="table-row">
      <style:table-row-properties style:min-row-height="0.2395in"/>
    </style:style>
    <style:style style:name="TableCell3788" style:family="table-cell">
      <style:table-cell-properties fo:border="0.0138in solid #000000" style:writing-mode="lr-tb" style:vertical-align="middle" fo:padding-top="0in" fo:padding-left="0.0194in" fo:padding-bottom="0in" fo:padding-right="0.0194in" fo:wrap-option="no-wrap"/>
    </style:style>
    <style:style style:name="P3789" style:parent-style-name="內文" style:family="paragraph">
      <style:text-properties style:font-name="標楷體" style:font-name-asian="標楷體" style:font-name-complex="PMingLiU" style:letter-kerning="false"/>
    </style:style>
    <style:style style:name="TableCell379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91" style:parent-style-name="內文" style:family="paragraph">
      <style:paragraph-properties fo:text-align="end"/>
      <style:text-properties style:font-name="標楷體" style:font-name-asian="標楷體" style:font-name-complex="PMingLiU" style:letter-kerning="false"/>
    </style:style>
    <style:style style:name="TableCell379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93" style:parent-style-name="內文" style:family="paragraph">
      <style:paragraph-properties fo:text-align="end"/>
      <style:text-properties style:font-name="標楷體" style:font-name-asian="標楷體" style:font-name-complex="PMingLiU" style:letter-kerning="false"/>
    </style:style>
    <style:style style:name="TableCell379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95" style:parent-style-name="內文" style:family="paragraph">
      <style:paragraph-properties fo:text-align="center"/>
      <style:text-properties style:font-name="標楷體" style:font-name-asian="標楷體" style:font-name-complex="PMingLiU" style:letter-kerning="false"/>
    </style:style>
    <style:style style:name="TableCell379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97" style:parent-style-name="內文" style:family="paragraph">
      <style:paragraph-properties fo:text-align="center"/>
      <style:text-properties style:font-name="標楷體" style:font-name-asian="標楷體" style:font-name-complex="PMingLiU" style:letter-kerning="false"/>
    </style:style>
    <style:style style:name="TableCell379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799" style:parent-style-name="內文" style:family="paragraph">
      <style:paragraph-properties fo:text-align="center"/>
      <style:text-properties style:font-name="Times New Roman" style:letter-kerning="false"/>
    </style:style>
    <style:style style:name="TableCell380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01" style:parent-style-name="內文" style:family="paragraph">
      <style:paragraph-properties fo:text-align="end"/>
      <style:text-properties style:font-name="Times New Roman" style:letter-kerning="false"/>
    </style:style>
    <style:style style:name="TableCell380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03" style:parent-style-name="內文" style:family="paragraph">
      <style:paragraph-properties fo:text-align="end"/>
      <style:text-properties style:font-name="Times New Roman" style:letter-kerning="false"/>
    </style:style>
    <style:style style:name="TableCell380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05" style:parent-style-name="內文" style:family="paragraph">
      <style:paragraph-properties fo:text-align="end"/>
      <style:text-properties style:font-name="Times New Roman" style:letter-kerning="false"/>
    </style:style>
    <style:style style:name="TableCell380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07" style:parent-style-name="內文" style:family="paragraph">
      <style:text-properties style:font-name="標楷體" style:font-name-asian="標楷體" style:font-name-complex="PMingLiU" style:letter-kerning="false"/>
    </style:style>
    <style:style style:name="TableRow3808" style:family="table-row">
      <style:table-row-properties style:min-row-height="0.2395in"/>
    </style:style>
    <style:style style:name="TableCell3809" style:family="table-cell">
      <style:table-cell-properties fo:border-top="0.0138in solid #000000" fo:border-left="0.0138in solid #000000" fo:border-bottom="0.0138in solid #000000" fo:border-right="none" style:writing-mode="lr-tb" style:vertical-align="middle" fo:padding-top="0in" fo:padding-left="0.0194in" fo:padding-bottom="0in" fo:padding-right="0.0194in" fo:wrap-option="no-wrap"/>
    </style:style>
    <style:style style:name="P3810" style:parent-style-name="內文" style:family="paragraph">
      <style:paragraph-properties fo:text-align="center"/>
      <style:text-properties style:font-name="標楷體" style:font-name-asian="標楷體" style:font-name-complex="PMingLiU" fo:font-weight="bold" style:font-weight-asian="bold" style:font-weight-complex="bold" style:letter-kerning="false"/>
    </style:style>
    <style:style style:name="TableCell381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12" style:parent-style-name="內文" style:family="paragraph">
      <style:paragraph-properties fo:text-align="center"/>
      <style:text-properties style:font-name="Times New Roman" fo:font-weight="bold" style:font-weight-asian="bold" style:font-weight-complex="bold" style:letter-kerning="false"/>
    </style:style>
    <style:style style:name="TableCell381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14" style:parent-style-name="內文" style:family="paragraph">
      <style:paragraph-properties fo:text-align="center"/>
      <style:text-properties style:font-name="Times New Roman" fo:font-weight="bold" style:font-weight-asian="bold" style:font-weight-complex="bold" style:letter-kerning="false"/>
    </style:style>
    <style:style style:name="TableCell381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16" style:parent-style-name="內文" style:family="paragraph">
      <style:paragraph-properties fo:text-align="center"/>
      <style:text-properties style:font-name="Times New Roman" fo:font-weight="bold" style:font-weight-asian="bold" style:font-weight-complex="bold" style:letter-kerning="false"/>
    </style:style>
    <style:style style:name="TableCell381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18" style:parent-style-name="內文" style:family="paragraph">
      <style:paragraph-properties fo:text-align="end"/>
      <style:text-properties style:font-name="Times New Roman" fo:font-weight="bold" style:font-weight-asian="bold" style:font-weight-complex="bold" style:letter-kerning="false"/>
    </style:style>
    <style:style style:name="TableCell381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20" style:parent-style-name="內文" style:family="paragraph">
      <style:paragraph-properties fo:text-align="end"/>
      <style:text-properties style:font-name="Times New Roman" fo:font-weight="bold" style:font-weight-asian="bold" style:font-weight-complex="bold" style:letter-kerning="false"/>
    </style:style>
    <style:style style:name="TableCell382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22" style:parent-style-name="內文" style:family="paragraph">
      <style:paragraph-properties fo:text-align="end"/>
      <style:text-properties style:font-name="Times New Roman" fo:font-weight="bold" style:font-weight-asian="bold" style:font-weight-complex="bold" style:letter-kerning="false"/>
    </style:style>
    <style:style style:name="TableCell382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24" style:parent-style-name="內文" style:family="paragraph">
      <style:text-properties style:font-name="標楷體" style:font-name-asian="標楷體" style:font-name-complex="PMingLiU" style:letter-kerning="false"/>
    </style:style>
    <style:style style:name="TableRow3825" style:family="table-row">
      <style:table-row-properties style:min-row-height="0.2395in"/>
    </style:style>
    <style:style style:name="TableCell3826" style:family="table-cell">
      <style:table-cell-properties fo:border-top="0.0138in solid #000000" fo:border-left="0.0138in solid #000000" fo:border-bottom="0.0138in solid #000000" fo:border-right="none" style:writing-mode="lr-tb" style:vertical-align="middle" fo:padding-top="0in" fo:padding-left="0.0194in" fo:padding-bottom="0in" fo:padding-right="0.0194in" fo:wrap-option="no-wrap"/>
    </style:style>
    <style:style style:name="P3827" style:parent-style-name="內文" style:family="paragraph">
      <style:paragraph-properties fo:text-align="center"/>
      <style:text-properties style:font-name="標楷體" style:font-name-asian="標楷體" style:font-name-complex="PMingLiU" fo:font-weight="bold" style:font-weight-asian="bold" style:font-weight-complex="bold" style:letter-kerning="false"/>
    </style:style>
    <style:style style:name="TableCell382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29" style:parent-style-name="內文" style:family="paragraph">
      <style:paragraph-properties fo:text-align="center"/>
      <style:text-properties style:font-name="Times New Roman" fo:font-weight="bold" style:font-weight-asian="bold" style:font-weight-complex="bold" style:letter-kerning="false"/>
    </style:style>
    <style:style style:name="TableCell383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31" style:parent-style-name="內文" style:family="paragraph">
      <style:paragraph-properties fo:text-align="center"/>
      <style:text-properties style:font-name="Times New Roman" fo:font-weight="bold" style:font-weight-asian="bold" style:font-weight-complex="bold" style:letter-kerning="false"/>
    </style:style>
    <style:style style:name="TableCell383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33" style:parent-style-name="內文" style:family="paragraph">
      <style:paragraph-properties fo:text-align="center"/>
      <style:text-properties style:font-name="Times New Roman" fo:font-weight="bold" style:font-weight-asian="bold" style:font-weight-complex="bold" style:letter-kerning="false"/>
    </style:style>
    <style:style style:name="TableCell383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35" style:parent-style-name="內文" style:family="paragraph">
      <style:paragraph-properties fo:text-align="end"/>
      <style:text-properties style:font-name="Times New Roman" fo:font-weight="bold" style:font-weight-asian="bold" style:font-weight-complex="bold" style:letter-kerning="false"/>
    </style:style>
    <style:style style:name="TableCell383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37" style:parent-style-name="內文" style:family="paragraph">
      <style:paragraph-properties fo:text-align="end"/>
      <style:text-properties style:font-name="Times New Roman" fo:font-weight="bold" style:font-weight-asian="bold" style:font-weight-complex="bold" style:letter-kerning="false"/>
    </style:style>
    <style:style style:name="TableCell383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39" style:parent-style-name="內文" style:family="paragraph">
      <style:paragraph-properties fo:text-align="end"/>
      <style:text-properties style:font-name="Times New Roman" fo:font-weight="bold" style:font-weight-asian="bold" style:font-weight-complex="bold" style:letter-kerning="false"/>
    </style:style>
    <style:style style:name="TableCell384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41" style:parent-style-name="內文" style:family="paragraph">
      <style:text-properties style:font-name="標楷體" style:font-name-asian="標楷體" style:font-name-complex="PMingLiU" style:letter-kerning="false"/>
    </style:style>
    <style:style style:name="TableRow3842" style:family="table-row">
      <style:table-row-properties style:min-row-height="0.2291in"/>
    </style:style>
    <style:style style:name="TableCell3843" style:family="table-cell">
      <style:table-cell-properties fo:border-top="0.0138in solid #000000" fo:border-left="none" fo:border-bottom="none" fo:border-right="none" style:writing-mode="lr-tb" style:vertical-align="middle" fo:padding-top="0in" fo:padding-left="0.0194in" fo:padding-bottom="0in" fo:padding-right="0.0194in" fo:wrap-option="no-wrap"/>
    </style:style>
    <style:style style:name="P3844" style:parent-style-name="內文" style:family="paragraph">
      <style:text-properties style:font-name="標楷體" style:font-name-asian="標楷體" style:font-name-complex="PMingLiU" style:letter-kerning="false"/>
    </style:style>
    <style:style style:name="P3845" style:parent-style-name="內文" style:family="paragraph">
      <style:paragraph-properties fo:margin-left="0.1666in" fo:text-indent="-0.1666in">
        <style:tab-stops/>
      </style:paragraph-properties>
      <style:text-properties style:font-name="Times New Roman" style:font-name-asian="標楷體" style:letter-kerning="false"/>
    </style:style>
    <style:style style:name="P3846" style:parent-style-name="內文" style:family="paragraph">
      <style:paragraph-properties fo:margin-left="0.1666in" fo:text-indent="-0.1666in">
        <style:tab-stops/>
      </style:paragraph-properties>
    </style:style>
    <style:style style:name="T3847" style:parent-style-name="預設段落字型" style:family="text">
      <style:text-properties style:font-name="Times New Roman" style:font-name-asian="標楷體" style:letter-kerning="false"/>
    </style:style>
    <style:style style:name="T3848" style:parent-style-name="預設段落字型" style:family="text">
      <style:text-properties style:font-name="Times New Roman" style:font-name-asian="標楷體" style:letter-kerning="false"/>
    </style:style>
    <style:style style:name="T3849" style:parent-style-name="預設段落字型" style:family="text">
      <style:text-properties style:font-name="Times New Roman" style:font-name-asian="標楷體" style:letter-kerning="false"/>
    </style:style>
    <style:style style:name="T3850" style:parent-style-name="預設段落字型" style:family="text">
      <style:text-properties style:font-name="Times New Roman" style:font-name-asian="標楷體" style:letter-kerning="false"/>
    </style:style>
    <style:style style:name="T3851" style:parent-style-name="預設段落字型" style:family="text">
      <style:text-properties style:font-name="Times New Roman" style:font-name-asian="標楷體" style:letter-kerning="false"/>
    </style:style>
    <style:style style:name="T3852" style:parent-style-name="預設段落字型" style:family="text">
      <style:text-properties style:font-name="Times New Roman" style:font-name-asian="標楷體" style:letter-kerning="false"/>
    </style:style>
    <style:style style:name="P3853" style:parent-style-name="內文" style:family="paragraph">
      <style:paragraph-properties fo:widows="0" fo:orphans="0" fo:text-align="end" fo:line-height="0.2777in"/>
      <style:text-properties style:font-name="Times New Roman" style:font-name-asian="標楷體" style:letter-kerning="false" style:font-size-complex="10pt"/>
    </style:style>
    <style:style style:name="TableColumn3855" style:family="table-column">
      <style:table-column-properties style:column-width="6.4881in"/>
    </style:style>
    <style:style style:name="Table3854" style:family="table">
      <style:table-properties style:width="6.4881in" style:rel-width="96.24%" fo:margin-left="0in" table:align="right"/>
    </style:style>
    <style:style style:name="TableRow3856" style:family="table-row">
      <style:table-row-properties style:min-row-height="0.1409in"/>
    </style:style>
    <style:style style:name="TableCell3857" style:family="table-cell">
      <style:table-cell-properties fo:border="none" style:writing-mode="lr-tb" style:vertical-align="middle" fo:padding-top="0in" fo:padding-left="0in" fo:padding-bottom="0in" fo:padding-right="0in" fo:wrap-option="no-wrap"/>
    </style:style>
    <style:style style:name="P3858" style:parent-style-name="內文" style:family="paragraph">
      <style:text-properties style:font-name="Times New Roman" style:font-name-asian="標楷體" style:letter-kerning="false" fo:font-size="10pt" style:font-size-asian="10pt" style:font-size-complex="10pt"/>
    </style:style>
    <style:style style:name="P3859" style:parent-style-name="內文" style:family="paragraph">
      <style:paragraph-properties fo:break-before="page"/>
      <style:text-properties style:font-name="Times New Roman" style:font-name-asian="標楷體" style:letter-kerning="false" style:font-size-complex="10pt"/>
    </style:style>
    <style:style style:name="P386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3861" style:parent-style-name="內文" style:family="paragraph">
      <style:paragraph-properties fo:text-align="end"/>
      <style:text-properties style:font-name="Times New Roman" style:font-name-asian="標楷體" style:letter-kerning="false"/>
    </style:style>
    <style:style style:name="TableColumn3863" style:family="table-column">
      <style:table-column-properties style:column-width="0.6479in"/>
    </style:style>
    <style:style style:name="TableColumn3864" style:family="table-column">
      <style:table-column-properties style:column-width="0.6472in"/>
    </style:style>
    <style:style style:name="TableColumn3865" style:family="table-column">
      <style:table-column-properties style:column-width="0.7562in"/>
    </style:style>
    <style:style style:name="TableColumn3866" style:family="table-column">
      <style:table-column-properties style:column-width="0.7555in"/>
    </style:style>
    <style:style style:name="TableColumn3867" style:family="table-column">
      <style:table-column-properties style:column-width="0.4305in"/>
    </style:style>
    <style:style style:name="TableColumn3868" style:family="table-column">
      <style:table-column-properties style:column-width="0.6472in"/>
    </style:style>
    <style:style style:name="TableColumn3869" style:family="table-column">
      <style:table-column-properties style:column-width="0.7562in"/>
    </style:style>
    <style:style style:name="TableColumn3870" style:family="table-column">
      <style:table-column-properties style:column-width="0.7555in"/>
    </style:style>
    <style:style style:name="TableColumn3871" style:family="table-column">
      <style:table-column-properties style:column-width="0.4305in"/>
    </style:style>
    <style:style style:name="TableColumn3872" style:family="table-column">
      <style:table-column-properties style:column-width="0.6472in"/>
    </style:style>
    <style:style style:name="Table3862" style:family="table">
      <style:table-properties style:width="6.4743in" style:rel-width="96%" fo:margin-left="0in" table:align="right"/>
    </style:style>
    <style:style style:name="TableRow3873" style:family="table-row">
      <style:table-row-properties style:min-row-height="0.2395in"/>
    </style:style>
    <style:style style:name="TableCell3874" style:family="table-cell">
      <style:table-cell-properties fo:border="0.0138in solid #000000" style:writing-mode="lr-tb" style:vertical-align="middle" fo:padding-top="0in" fo:padding-left="0.0194in" fo:padding-bottom="0in" fo:padding-right="0.0194in" fo:wrap-option="no-wrap"/>
    </style:style>
    <style:style style:name="P3875" style:parent-style-name="內文" style:family="paragraph">
      <style:paragraph-properties fo:text-align="center"/>
      <style:text-properties style:font-name="標楷體" style:font-name-asian="標楷體" style:font-name-complex="PMingLiU" style:letter-kerning="false"/>
    </style:style>
    <style:style style:name="TableCell3876" style:family="table-cell">
      <style:table-cell-properties fo:border="0.0138in solid #000000" style:writing-mode="lr-tb" style:vertical-align="middle" fo:padding-top="0in" fo:padding-left="0.0194in" fo:padding-bottom="0in" fo:padding-right="0.0194in" fo:wrap-option="no-wrap"/>
    </style:style>
    <style:style style:name="P3877" style:parent-style-name="內文" style:family="paragraph">
      <style:paragraph-properties fo:text-align="center"/>
      <style:text-properties style:font-name="標楷體" style:font-name-asian="標楷體" style:font-name-complex="PMingLiU" style:letter-kerning="false"/>
    </style:style>
    <style:style style:name="TableCell3878"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fo:wrap-option="no-wrap"/>
    </style:style>
    <style:style style:name="P3879" style:parent-style-name="內文" style:family="paragraph">
      <style:paragraph-properties fo:text-align="center"/>
      <style:text-properties style:font-name="標楷體" style:font-name-asian="標楷體" style:font-name-complex="PMingLiU" style:letter-kerning="false"/>
    </style:style>
    <style:style style:name="TableCell3880"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3881" style:parent-style-name="內文" style:family="paragraph">
      <style:paragraph-properties fo:text-align="center"/>
      <style:text-properties style:font-name="標楷體" style:font-name-asian="標楷體" style:font-name-complex="PMingLiU" style:letter-kerning="false"/>
    </style:style>
    <style:style style:name="TableCell3882"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fo:wrap-option="no-wrap"/>
    </style:style>
    <style:style style:name="P3883" style:parent-style-name="內文" style:family="paragraph">
      <style:paragraph-properties fo:text-align="center"/>
      <style:text-properties style:font-name="標楷體" style:font-name-asian="標楷體" style:font-name-complex="PMingLiU" style:letter-kerning="false"/>
    </style:style>
    <style:style style:name="TableCell3884" style:family="table-cell">
      <style:table-cell-properties fo:border="0.0138in solid #000000" style:writing-mode="lr-tb" style:vertical-align="middle" fo:padding-top="0in" fo:padding-left="0.0194in" fo:padding-bottom="0in" fo:padding-right="0.0194in" fo:wrap-option="no-wrap"/>
    </style:style>
    <style:style style:name="P3885" style:parent-style-name="內文" style:family="paragraph">
      <style:paragraph-properties fo:text-align="center"/>
      <style:text-properties style:font-name="標楷體" style:font-name-asian="標楷體" style:font-name-complex="PMingLiU" style:letter-kerning="false"/>
    </style:style>
    <style:style style:name="TableRow3886" style:family="table-row">
      <style:table-row-properties style:min-row-height="0.2395in"/>
    </style:style>
    <style:style style:name="P3887" style:parent-style-name="內文" style:family="paragraph">
      <style:text-properties style:font-name="標楷體" style:font-name-asian="標楷體" style:font-name-complex="PMingLiU" style:letter-kerning="false"/>
    </style:style>
    <style:style style:name="P3888" style:parent-style-name="內文" style:family="paragraph">
      <style:text-properties style:font-name="標楷體" style:font-name-asian="標楷體" style:font-name-complex="PMingLiU" style:letter-kerning="false"/>
    </style:style>
    <style:style style:name="TableCell388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90" style:parent-style-name="內文" style:family="paragraph">
      <style:paragraph-properties fo:text-align="center"/>
    </style:style>
    <style:style style:name="T3891" style:parent-style-name="預設段落字型" style:family="text">
      <style:text-properties style:font-name="標楷體" style:font-name-asian="標楷體" style:font-name-complex="PMingLiU" style:letter-kerning="false" fo:font-size="11pt" style:font-size-asian="11pt" style:font-size-complex="11pt"/>
    </style:style>
    <style:style style:name="T3892" style:parent-style-name="預設段落字型" style:family="text">
      <style:text-properties style:font-name="Times New Roman" style:font-name-asian="標楷體" style:letter-kerning="false" fo:font-size="11pt" style:font-size-asian="11pt" style:font-size-complex="11pt"/>
    </style:style>
    <style:style style:name="T3893"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89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895" style:parent-style-name="內文" style:family="paragraph">
      <style:paragraph-properties fo:text-align="center"/>
    </style:style>
    <style:style style:name="T3896" style:parent-style-name="預設段落字型" style:family="text">
      <style:text-properties style:font-name="標楷體" style:font-name-asian="標楷體" style:font-name-complex="PMingLiU" style:letter-kerning="false" fo:font-size="11pt" style:font-size-asian="11pt" style:font-size-complex="11pt"/>
    </style:style>
    <style:style style:name="T3897" style:parent-style-name="預設段落字型" style:family="text">
      <style:text-properties style:font-name="Times New Roman" style:font-name-asian="標楷體" style:letter-kerning="false" fo:font-size="11pt" style:font-size-asian="11pt" style:font-size-complex="11pt"/>
    </style:style>
    <style:style style:name="T3898"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89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00" style:parent-style-name="內文" style:family="paragraph">
      <style:paragraph-properties fo:text-align="center"/>
      <style:text-properties style:font-name="標楷體" style:font-name-asian="標楷體" style:font-name-complex="PMingLiU" style:letter-kerning="false"/>
    </style:style>
    <style:style style:name="TableCell3901"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3902" style:parent-style-name="內文" style:family="paragraph">
      <style:paragraph-properties fo:text-align="center"/>
      <style:text-properties style:font-name="標楷體" style:font-name-asian="標楷體" style:font-name-complex="PMingLiU" style:letter-kerning="false"/>
    </style:style>
    <style:style style:name="TableCell390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04" style:parent-style-name="內文" style:family="paragraph">
      <style:paragraph-properties fo:text-align="center"/>
    </style:style>
    <style:style style:name="T3905" style:parent-style-name="預設段落字型" style:family="text">
      <style:text-properties style:font-name="標楷體" style:font-name-asian="標楷體" style:font-name-complex="PMingLiU" style:letter-kerning="false" fo:font-size="11pt" style:font-size-asian="11pt" style:font-size-complex="11pt"/>
    </style:style>
    <style:style style:name="T3906" style:parent-style-name="預設段落字型" style:family="text">
      <style:text-properties style:font-name="Times New Roman" style:font-name-asian="標楷體" style:letter-kerning="false" fo:font-size="11pt" style:font-size-asian="11pt" style:font-size-complex="11pt"/>
    </style:style>
    <style:style style:name="T3907"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90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09" style:parent-style-name="內文" style:family="paragraph">
      <style:paragraph-properties fo:text-align="center"/>
    </style:style>
    <style:style style:name="T3910" style:parent-style-name="預設段落字型" style:family="text">
      <style:text-properties style:font-name="標楷體" style:font-name-asian="標楷體" style:font-name-complex="PMingLiU" style:letter-kerning="false" fo:font-size="11pt" style:font-size-asian="11pt" style:font-size-complex="11pt"/>
    </style:style>
    <style:style style:name="T3911" style:parent-style-name="預設段落字型" style:family="text">
      <style:text-properties style:font-name="Times New Roman" style:font-name-asian="標楷體" style:letter-kerning="false" fo:font-size="11pt" style:font-size-asian="11pt" style:font-size-complex="11pt"/>
    </style:style>
    <style:style style:name="T3912"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391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14" style:parent-style-name="內文" style:family="paragraph">
      <style:paragraph-properties fo:text-align="center"/>
      <style:text-properties style:font-name="標楷體" style:font-name-asian="標楷體" style:font-name-complex="PMingLiU" style:letter-kerning="false"/>
    </style:style>
    <style:style style:name="P3915" style:parent-style-name="內文" style:family="paragraph">
      <style:text-properties style:font-name="標楷體" style:font-name-asian="標楷體" style:font-name-complex="PMingLiU" style:letter-kerning="false"/>
    </style:style>
    <style:style style:name="TableRow3916" style:family="table-row">
      <style:table-row-properties style:min-row-height="0.2395in"/>
    </style:style>
    <style:style style:name="TableCell3917"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3918" style:parent-style-name="內文" style:family="paragraph">
      <style:text-properties style:font-name="Times New Roman" style:letter-kerning="false"/>
    </style:style>
    <style:style style:name="TableCell391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20" style:parent-style-name="內文" style:family="paragraph">
      <style:text-properties style:font-name="Times New Roman" style:letter-kerning="false"/>
    </style:style>
    <style:style style:name="TableCell392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22" style:parent-style-name="內文" style:family="paragraph">
      <style:paragraph-properties fo:text-align="center"/>
      <style:text-properties style:font-name="Times New Roman" style:letter-kerning="false"/>
    </style:style>
    <style:style style:name="TableCell392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24" style:parent-style-name="內文" style:family="paragraph">
      <style:paragraph-properties fo:text-align="center"/>
      <style:text-properties style:font-name="Times New Roman" style:letter-kerning="false"/>
    </style:style>
    <style:style style:name="TableCell392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26" style:parent-style-name="內文" style:family="paragraph">
      <style:paragraph-properties fo:text-align="center"/>
      <style:text-properties style:font-name="Times New Roman" style:letter-kerning="false"/>
    </style:style>
    <style:style style:name="TableCell392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28" style:parent-style-name="內文" style:family="paragraph">
      <style:text-properties style:font-name="Times New Roman" style:letter-kerning="false"/>
    </style:style>
    <style:style style:name="TableCell392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30" style:parent-style-name="內文" style:family="paragraph">
      <style:paragraph-properties fo:text-align="end"/>
      <style:text-properties style:font-name="Times New Roman" style:letter-kerning="false"/>
    </style:style>
    <style:style style:name="TableCell393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32" style:parent-style-name="內文" style:family="paragraph">
      <style:paragraph-properties fo:text-align="end"/>
      <style:text-properties style:font-name="Times New Roman" style:letter-kerning="false"/>
    </style:style>
    <style:style style:name="TableCell393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34" style:parent-style-name="內文" style:family="paragraph">
      <style:paragraph-properties fo:text-align="end"/>
      <style:text-properties style:font-name="Times New Roman" style:letter-kerning="false"/>
    </style:style>
    <style:style style:name="TableCell393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36" style:parent-style-name="內文" style:family="paragraph">
      <style:text-properties style:font-name="Times New Roman" style:letter-kerning="false"/>
    </style:style>
    <style:style style:name="TableRow3937" style:family="table-row">
      <style:table-row-properties style:min-row-height="0.2395in"/>
    </style:style>
    <style:style style:name="TableCell3938"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3939" style:parent-style-name="內文" style:family="paragraph">
      <style:text-properties style:font-name="Times New Roman" style:letter-kerning="false"/>
    </style:style>
    <style:style style:name="TableCell394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41" style:parent-style-name="內文" style:family="paragraph">
      <style:text-properties style:font-name="Times New Roman" style:letter-kerning="false"/>
    </style:style>
    <style:style style:name="TableCell394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43" style:parent-style-name="內文" style:family="paragraph">
      <style:paragraph-properties fo:text-align="center"/>
      <style:text-properties style:font-name="Times New Roman" style:letter-kerning="false"/>
    </style:style>
    <style:style style:name="TableCell394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45" style:parent-style-name="內文" style:family="paragraph">
      <style:paragraph-properties fo:text-align="center"/>
      <style:text-properties style:font-name="Times New Roman" style:letter-kerning="false"/>
    </style:style>
    <style:style style:name="TableCell394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47" style:parent-style-name="內文" style:family="paragraph">
      <style:paragraph-properties fo:text-align="center"/>
      <style:text-properties style:font-name="Times New Roman" style:letter-kerning="false"/>
    </style:style>
    <style:style style:name="TableCell394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49" style:parent-style-name="內文" style:family="paragraph">
      <style:text-properties style:font-name="Times New Roman" style:letter-kerning="false"/>
    </style:style>
    <style:style style:name="TableCell395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51" style:parent-style-name="內文" style:family="paragraph">
      <style:paragraph-properties fo:text-align="end"/>
      <style:text-properties style:font-name="Times New Roman" style:letter-kerning="false"/>
    </style:style>
    <style:style style:name="TableCell395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53" style:parent-style-name="內文" style:family="paragraph">
      <style:paragraph-properties fo:text-align="end"/>
      <style:text-properties style:font-name="Times New Roman" style:letter-kerning="false"/>
    </style:style>
    <style:style style:name="TableCell395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55" style:parent-style-name="內文" style:family="paragraph">
      <style:paragraph-properties fo:text-align="end"/>
      <style:text-properties style:font-name="Times New Roman" style:letter-kerning="false"/>
    </style:style>
    <style:style style:name="TableCell395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57" style:parent-style-name="內文" style:family="paragraph">
      <style:text-properties style:font-name="Times New Roman" style:letter-kerning="false"/>
    </style:style>
    <style:style style:name="TableRow3958" style:family="table-row">
      <style:table-row-properties style:min-row-height="0.2395in"/>
    </style:style>
    <style:style style:name="TableCell3959"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3960" style:parent-style-name="內文" style:family="paragraph">
      <style:text-properties style:font-name="Times New Roman" style:letter-kerning="false"/>
    </style:style>
    <style:style style:name="TableCell396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62" style:parent-style-name="內文" style:family="paragraph">
      <style:text-properties style:font-name="Times New Roman" style:letter-kerning="false"/>
    </style:style>
    <style:style style:name="TableCell396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64" style:parent-style-name="內文" style:family="paragraph">
      <style:paragraph-properties fo:text-align="center"/>
      <style:text-properties style:font-name="Times New Roman" style:letter-kerning="false"/>
    </style:style>
    <style:style style:name="TableCell396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66" style:parent-style-name="內文" style:family="paragraph">
      <style:paragraph-properties fo:text-align="center"/>
      <style:text-properties style:font-name="Times New Roman" style:letter-kerning="false"/>
    </style:style>
    <style:style style:name="TableCell396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68" style:parent-style-name="內文" style:family="paragraph">
      <style:paragraph-properties fo:text-align="center"/>
      <style:text-properties style:font-name="Times New Roman" style:letter-kerning="false"/>
    </style:style>
    <style:style style:name="TableCell396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70" style:parent-style-name="內文" style:family="paragraph">
      <style:text-properties style:font-name="Times New Roman" style:letter-kerning="false"/>
    </style:style>
    <style:style style:name="TableCell397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72" style:parent-style-name="內文" style:family="paragraph">
      <style:paragraph-properties fo:text-align="end"/>
      <style:text-properties style:font-name="Times New Roman" style:letter-kerning="false"/>
    </style:style>
    <style:style style:name="TableCell397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74" style:parent-style-name="內文" style:family="paragraph">
      <style:paragraph-properties fo:text-align="end"/>
      <style:text-properties style:font-name="Times New Roman" style:letter-kerning="false"/>
    </style:style>
    <style:style style:name="TableCell397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76" style:parent-style-name="內文" style:family="paragraph">
      <style:paragraph-properties fo:text-align="end"/>
      <style:text-properties style:font-name="Times New Roman" style:letter-kerning="false"/>
    </style:style>
    <style:style style:name="TableCell397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78" style:parent-style-name="內文" style:family="paragraph">
      <style:text-properties style:font-name="Times New Roman" style:letter-kerning="false"/>
    </style:style>
    <style:style style:name="TableRow3979" style:family="table-row">
      <style:table-row-properties style:min-row-height="0.2395in"/>
    </style:style>
    <style:style style:name="TableCell3980"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3981" style:parent-style-name="內文" style:family="paragraph">
      <style:text-properties style:font-name="Times New Roman" style:letter-kerning="false"/>
    </style:style>
    <style:style style:name="TableCell398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83" style:parent-style-name="內文" style:family="paragraph">
      <style:text-properties style:font-name="Times New Roman" style:letter-kerning="false"/>
    </style:style>
    <style:style style:name="TableCell398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85" style:parent-style-name="內文" style:family="paragraph">
      <style:paragraph-properties fo:text-align="center"/>
      <style:text-properties style:font-name="Times New Roman" style:letter-kerning="false"/>
    </style:style>
    <style:style style:name="TableCell398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87" style:parent-style-name="內文" style:family="paragraph">
      <style:paragraph-properties fo:text-align="center"/>
      <style:text-properties style:font-name="Times New Roman" style:letter-kerning="false"/>
    </style:style>
    <style:style style:name="TableCell398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89" style:parent-style-name="內文" style:family="paragraph">
      <style:paragraph-properties fo:text-align="center"/>
      <style:text-properties style:font-name="Times New Roman" style:letter-kerning="false"/>
    </style:style>
    <style:style style:name="TableCell399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91" style:parent-style-name="內文" style:family="paragraph">
      <style:text-properties style:font-name="Times New Roman" style:letter-kerning="false"/>
    </style:style>
    <style:style style:name="TableCell399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93" style:parent-style-name="內文" style:family="paragraph">
      <style:paragraph-properties fo:text-align="end"/>
      <style:text-properties style:font-name="Times New Roman" style:letter-kerning="false"/>
    </style:style>
    <style:style style:name="TableCell399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95" style:parent-style-name="內文" style:family="paragraph">
      <style:paragraph-properties fo:text-align="end"/>
      <style:text-properties style:font-name="Times New Roman" style:letter-kerning="false"/>
    </style:style>
    <style:style style:name="TableCell399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97" style:parent-style-name="內文" style:family="paragraph">
      <style:paragraph-properties fo:text-align="end"/>
      <style:text-properties style:font-name="Times New Roman" style:letter-kerning="false"/>
    </style:style>
    <style:style style:name="TableCell399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999" style:parent-style-name="內文" style:family="paragraph">
      <style:text-properties style:font-name="Times New Roman" style:letter-kerning="false"/>
    </style:style>
    <style:style style:name="TableRow4000" style:family="table-row">
      <style:table-row-properties style:min-row-height="0.2395in"/>
    </style:style>
    <style:style style:name="TableCell4001"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002" style:parent-style-name="內文" style:family="paragraph">
      <style:text-properties style:font-name="Times New Roman" style:letter-kerning="false"/>
    </style:style>
    <style:style style:name="TableCell400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04" style:parent-style-name="內文" style:family="paragraph">
      <style:text-properties style:font-name="Times New Roman" style:letter-kerning="false"/>
    </style:style>
    <style:style style:name="TableCell400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06" style:parent-style-name="內文" style:family="paragraph">
      <style:paragraph-properties fo:text-align="center"/>
      <style:text-properties style:font-name="Times New Roman" style:letter-kerning="false"/>
    </style:style>
    <style:style style:name="TableCell400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08" style:parent-style-name="內文" style:family="paragraph">
      <style:paragraph-properties fo:text-align="center"/>
      <style:text-properties style:font-name="Times New Roman" style:letter-kerning="false"/>
    </style:style>
    <style:style style:name="TableCell400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10" style:parent-style-name="內文" style:family="paragraph">
      <style:paragraph-properties fo:text-align="center"/>
      <style:text-properties style:font-name="Times New Roman" style:letter-kerning="false"/>
    </style:style>
    <style:style style:name="TableCell401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12" style:parent-style-name="內文" style:family="paragraph">
      <style:text-properties style:font-name="Times New Roman" style:letter-kerning="false"/>
    </style:style>
    <style:style style:name="TableCell401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14" style:parent-style-name="內文" style:family="paragraph">
      <style:paragraph-properties fo:text-align="end"/>
      <style:text-properties style:font-name="Times New Roman" style:letter-kerning="false"/>
    </style:style>
    <style:style style:name="TableCell401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16" style:parent-style-name="內文" style:family="paragraph">
      <style:paragraph-properties fo:text-align="end"/>
      <style:text-properties style:font-name="Times New Roman" style:letter-kerning="false"/>
    </style:style>
    <style:style style:name="TableCell401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18" style:parent-style-name="內文" style:family="paragraph">
      <style:paragraph-properties fo:text-align="end"/>
      <style:text-properties style:font-name="Times New Roman" style:letter-kerning="false"/>
    </style:style>
    <style:style style:name="TableCell401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20" style:parent-style-name="內文" style:family="paragraph">
      <style:text-properties style:font-name="Times New Roman" style:letter-kerning="false"/>
    </style:style>
    <style:style style:name="TableRow4021" style:family="table-row">
      <style:table-row-properties style:min-row-height="0.2395in"/>
    </style:style>
    <style:style style:name="TableCell4022"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023" style:parent-style-name="內文" style:family="paragraph">
      <style:text-properties style:font-name="Times New Roman" style:letter-kerning="false"/>
    </style:style>
    <style:style style:name="TableCell402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25" style:parent-style-name="內文" style:family="paragraph">
      <style:text-properties style:font-name="Times New Roman" style:letter-kerning="false"/>
    </style:style>
    <style:style style:name="TableCell402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27" style:parent-style-name="內文" style:family="paragraph">
      <style:paragraph-properties fo:text-align="center"/>
      <style:text-properties style:font-name="Times New Roman" style:letter-kerning="false"/>
    </style:style>
    <style:style style:name="TableCell402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29" style:parent-style-name="內文" style:family="paragraph">
      <style:paragraph-properties fo:text-align="center"/>
      <style:text-properties style:font-name="Times New Roman" style:letter-kerning="false"/>
    </style:style>
    <style:style style:name="TableCell403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31" style:parent-style-name="內文" style:family="paragraph">
      <style:paragraph-properties fo:text-align="center"/>
      <style:text-properties style:font-name="Times New Roman" style:letter-kerning="false"/>
    </style:style>
    <style:style style:name="TableCell403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33" style:parent-style-name="內文" style:family="paragraph">
      <style:text-properties style:font-name="Times New Roman" style:letter-kerning="false"/>
    </style:style>
    <style:style style:name="TableCell403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35" style:parent-style-name="內文" style:family="paragraph">
      <style:paragraph-properties fo:text-align="end"/>
      <style:text-properties style:font-name="Times New Roman" style:letter-kerning="false"/>
    </style:style>
    <style:style style:name="TableCell403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37" style:parent-style-name="內文" style:family="paragraph">
      <style:paragraph-properties fo:text-align="end"/>
      <style:text-properties style:font-name="Times New Roman" style:letter-kerning="false"/>
    </style:style>
    <style:style style:name="TableCell403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39" style:parent-style-name="內文" style:family="paragraph">
      <style:paragraph-properties fo:text-align="end"/>
      <style:text-properties style:font-name="Times New Roman" style:letter-kerning="false"/>
    </style:style>
    <style:style style:name="TableCell404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41" style:parent-style-name="內文" style:family="paragraph">
      <style:text-properties style:font-name="Times New Roman" style:letter-kerning="false"/>
    </style:style>
    <style:style style:name="TableRow4042" style:family="table-row">
      <style:table-row-properties style:min-row-height="0.2395in"/>
    </style:style>
    <style:style style:name="TableCell4043"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044" style:parent-style-name="內文" style:family="paragraph">
      <style:text-properties style:font-name="Times New Roman" style:letter-kerning="false"/>
    </style:style>
    <style:style style:name="TableCell404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46" style:parent-style-name="內文" style:family="paragraph">
      <style:text-properties style:font-name="Times New Roman" style:letter-kerning="false"/>
    </style:style>
    <style:style style:name="TableCell404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48" style:parent-style-name="內文" style:family="paragraph">
      <style:paragraph-properties fo:text-align="center"/>
      <style:text-properties style:font-name="Times New Roman" style:letter-kerning="false"/>
    </style:style>
    <style:style style:name="TableCell404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50" style:parent-style-name="內文" style:family="paragraph">
      <style:paragraph-properties fo:text-align="center"/>
      <style:text-properties style:font-name="Times New Roman" style:letter-kerning="false"/>
    </style:style>
    <style:style style:name="TableCell405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52" style:parent-style-name="內文" style:family="paragraph">
      <style:paragraph-properties fo:text-align="center"/>
      <style:text-properties style:font-name="Times New Roman" style:letter-kerning="false"/>
    </style:style>
    <style:style style:name="TableCell405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54" style:parent-style-name="內文" style:family="paragraph">
      <style:text-properties style:font-name="Times New Roman" style:letter-kerning="false"/>
    </style:style>
    <style:style style:name="TableCell405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56" style:parent-style-name="內文" style:family="paragraph">
      <style:paragraph-properties fo:text-align="end"/>
      <style:text-properties style:font-name="Times New Roman" style:letter-kerning="false"/>
    </style:style>
    <style:style style:name="TableCell405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58" style:parent-style-name="內文" style:family="paragraph">
      <style:paragraph-properties fo:text-align="end"/>
      <style:text-properties style:font-name="Times New Roman" style:letter-kerning="false"/>
    </style:style>
    <style:style style:name="TableCell405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60" style:parent-style-name="內文" style:family="paragraph">
      <style:paragraph-properties fo:text-align="end"/>
      <style:text-properties style:font-name="Times New Roman" style:letter-kerning="false"/>
    </style:style>
    <style:style style:name="TableCell406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62" style:parent-style-name="內文" style:family="paragraph">
      <style:text-properties style:font-name="Times New Roman" style:letter-kerning="false"/>
    </style:style>
    <style:style style:name="TableRow4063" style:family="table-row">
      <style:table-row-properties style:min-row-height="0.2395in"/>
    </style:style>
    <style:style style:name="TableCell4064"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065" style:parent-style-name="內文" style:family="paragraph">
      <style:text-properties style:font-name="Times New Roman" style:letter-kerning="false"/>
    </style:style>
    <style:style style:name="TableCell406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67" style:parent-style-name="內文" style:family="paragraph">
      <style:text-properties style:font-name="Times New Roman" style:letter-kerning="false"/>
    </style:style>
    <style:style style:name="TableCell406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69" style:parent-style-name="內文" style:family="paragraph">
      <style:paragraph-properties fo:text-align="center"/>
      <style:text-properties style:font-name="Times New Roman" style:letter-kerning="false"/>
    </style:style>
    <style:style style:name="TableCell407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71" style:parent-style-name="內文" style:family="paragraph">
      <style:paragraph-properties fo:text-align="center"/>
      <style:text-properties style:font-name="Times New Roman" style:letter-kerning="false"/>
    </style:style>
    <style:style style:name="TableCell407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73" style:parent-style-name="內文" style:family="paragraph">
      <style:paragraph-properties fo:text-align="center"/>
      <style:text-properties style:font-name="Times New Roman" style:letter-kerning="false"/>
    </style:style>
    <style:style style:name="TableCell407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75" style:parent-style-name="內文" style:family="paragraph">
      <style:text-properties style:font-name="Times New Roman" style:letter-kerning="false"/>
    </style:style>
    <style:style style:name="TableCell407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77" style:parent-style-name="內文" style:family="paragraph">
      <style:paragraph-properties fo:text-align="end"/>
      <style:text-properties style:font-name="Times New Roman" style:letter-kerning="false"/>
    </style:style>
    <style:style style:name="TableCell407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79" style:parent-style-name="內文" style:family="paragraph">
      <style:paragraph-properties fo:text-align="end"/>
      <style:text-properties style:font-name="Times New Roman" style:letter-kerning="false"/>
    </style:style>
    <style:style style:name="TableCell408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81" style:parent-style-name="內文" style:family="paragraph">
      <style:paragraph-properties fo:text-align="end"/>
      <style:text-properties style:font-name="Times New Roman" style:letter-kerning="false"/>
    </style:style>
    <style:style style:name="TableCell408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83" style:parent-style-name="內文" style:family="paragraph">
      <style:text-properties style:font-name="Times New Roman" style:letter-kerning="false"/>
    </style:style>
    <style:style style:name="TableRow4084" style:family="table-row">
      <style:table-row-properties style:min-row-height="0.2395in"/>
    </style:style>
    <style:style style:name="TableCell4085"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086" style:parent-style-name="內文" style:family="paragraph">
      <style:text-properties style:font-name="Times New Roman" style:letter-kerning="false"/>
    </style:style>
    <style:style style:name="TableCell408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88" style:parent-style-name="內文" style:family="paragraph">
      <style:text-properties style:font-name="Times New Roman" style:letter-kerning="false"/>
    </style:style>
    <style:style style:name="TableCell408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90" style:parent-style-name="內文" style:family="paragraph">
      <style:paragraph-properties fo:text-align="center"/>
      <style:text-properties style:font-name="Times New Roman" style:letter-kerning="false"/>
    </style:style>
    <style:style style:name="TableCell409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92" style:parent-style-name="內文" style:family="paragraph">
      <style:paragraph-properties fo:text-align="center"/>
      <style:text-properties style:font-name="Times New Roman" style:letter-kerning="false"/>
    </style:style>
    <style:style style:name="TableCell409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94" style:parent-style-name="內文" style:family="paragraph">
      <style:paragraph-properties fo:text-align="center"/>
      <style:text-properties style:font-name="Times New Roman" style:letter-kerning="false"/>
    </style:style>
    <style:style style:name="TableCell409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96" style:parent-style-name="內文" style:family="paragraph">
      <style:text-properties style:font-name="Times New Roman" style:letter-kerning="false"/>
    </style:style>
    <style:style style:name="TableCell409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098" style:parent-style-name="內文" style:family="paragraph">
      <style:paragraph-properties fo:text-align="end"/>
      <style:text-properties style:font-name="Times New Roman" style:letter-kerning="false"/>
    </style:style>
    <style:style style:name="TableCell409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00" style:parent-style-name="內文" style:family="paragraph">
      <style:paragraph-properties fo:text-align="end"/>
      <style:text-properties style:font-name="Times New Roman" style:letter-kerning="false"/>
    </style:style>
    <style:style style:name="TableCell410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02" style:parent-style-name="內文" style:family="paragraph">
      <style:paragraph-properties fo:text-align="end"/>
      <style:text-properties style:font-name="Times New Roman" style:letter-kerning="false"/>
    </style:style>
    <style:style style:name="TableCell410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04" style:parent-style-name="內文" style:family="paragraph">
      <style:text-properties style:font-name="Times New Roman" style:letter-kerning="false"/>
    </style:style>
    <style:style style:name="TableRow4105" style:family="table-row">
      <style:table-row-properties style:min-row-height="0.2395in"/>
    </style:style>
    <style:style style:name="TableCell4106"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107" style:parent-style-name="內文" style:family="paragraph">
      <style:text-properties style:font-name="Times New Roman" style:letter-kerning="false"/>
    </style:style>
    <style:style style:name="TableCell410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09" style:parent-style-name="內文" style:family="paragraph">
      <style:text-properties style:font-name="Times New Roman" style:letter-kerning="false"/>
    </style:style>
    <style:style style:name="TableCell411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11" style:parent-style-name="內文" style:family="paragraph">
      <style:paragraph-properties fo:text-align="center"/>
      <style:text-properties style:font-name="Times New Roman" style:letter-kerning="false"/>
    </style:style>
    <style:style style:name="TableCell411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13" style:parent-style-name="內文" style:family="paragraph">
      <style:paragraph-properties fo:text-align="center"/>
      <style:text-properties style:font-name="Times New Roman" style:letter-kerning="false"/>
    </style:style>
    <style:style style:name="TableCell411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15" style:parent-style-name="內文" style:family="paragraph">
      <style:paragraph-properties fo:text-align="center"/>
      <style:text-properties style:font-name="Times New Roman" style:letter-kerning="false"/>
    </style:style>
    <style:style style:name="TableCell411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17" style:parent-style-name="內文" style:family="paragraph">
      <style:text-properties style:font-name="Times New Roman" style:letter-kerning="false"/>
    </style:style>
    <style:style style:name="TableCell411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19" style:parent-style-name="內文" style:family="paragraph">
      <style:paragraph-properties fo:text-align="end"/>
      <style:text-properties style:font-name="Times New Roman" style:letter-kerning="false"/>
    </style:style>
    <style:style style:name="TableCell412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21" style:parent-style-name="內文" style:family="paragraph">
      <style:paragraph-properties fo:text-align="end"/>
      <style:text-properties style:font-name="Times New Roman" style:letter-kerning="false"/>
    </style:style>
    <style:style style:name="TableCell412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23" style:parent-style-name="內文" style:family="paragraph">
      <style:paragraph-properties fo:text-align="end"/>
      <style:text-properties style:font-name="Times New Roman" style:letter-kerning="false"/>
    </style:style>
    <style:style style:name="TableCell412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25" style:parent-style-name="內文" style:family="paragraph">
      <style:text-properties style:font-name="Times New Roman" style:letter-kerning="false"/>
    </style:style>
    <style:style style:name="TableRow4126" style:family="table-row">
      <style:table-row-properties style:min-row-height="0.2395in"/>
    </style:style>
    <style:style style:name="TableCell4127"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4128" style:parent-style-name="內文" style:family="paragraph">
      <style:text-properties style:font-name="Times New Roman" style:letter-kerning="false"/>
    </style:style>
    <style:style style:name="TableCell412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30" style:parent-style-name="內文" style:family="paragraph">
      <style:text-properties style:font-name="Times New Roman" style:letter-kerning="false"/>
    </style:style>
    <style:style style:name="TableCell413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32" style:parent-style-name="內文" style:family="paragraph">
      <style:paragraph-properties fo:text-align="center"/>
      <style:text-properties style:font-name="Times New Roman" style:letter-kerning="false"/>
    </style:style>
    <style:style style:name="TableCell413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34" style:parent-style-name="內文" style:family="paragraph">
      <style:paragraph-properties fo:text-align="center"/>
      <style:text-properties style:font-name="Times New Roman" style:letter-kerning="false"/>
    </style:style>
    <style:style style:name="TableCell413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36" style:parent-style-name="內文" style:family="paragraph">
      <style:paragraph-properties fo:text-align="center"/>
      <style:text-properties style:font-name="Times New Roman" style:letter-kerning="false"/>
    </style:style>
    <style:style style:name="TableCell413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38" style:parent-style-name="內文" style:family="paragraph">
      <style:text-properties style:font-name="Times New Roman" style:letter-kerning="false"/>
    </style:style>
    <style:style style:name="TableCell413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40" style:parent-style-name="內文" style:family="paragraph">
      <style:paragraph-properties fo:text-align="end"/>
      <style:text-properties style:font-name="Times New Roman" style:letter-kerning="false"/>
    </style:style>
    <style:style style:name="TableCell414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42" style:parent-style-name="內文" style:family="paragraph">
      <style:paragraph-properties fo:text-align="end"/>
      <style:text-properties style:font-name="Times New Roman" style:letter-kerning="false"/>
    </style:style>
    <style:style style:name="TableCell414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44" style:parent-style-name="內文" style:family="paragraph">
      <style:paragraph-properties fo:text-align="end"/>
      <style:text-properties style:font-name="Times New Roman" style:letter-kerning="false"/>
    </style:style>
    <style:style style:name="TableCell414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4146" style:parent-style-name="內文" style:family="paragraph">
      <style:text-properties style:font-name="Times New Roman" style:letter-kerning="false"/>
    </style:style>
    <style:style style:name="TableRow4147" style:family="table-row">
      <style:table-row-properties style:min-row-height="0.2395in"/>
    </style:style>
    <style:style style:name="TableCell4148" style:family="table-cell">
      <style:table-cell-properties fo:border="0.0138in solid #000000" fo:background-color="#CCFFFF" style:writing-mode="lr-tb" style:vertical-align="middle" fo:padding-top="0in" fo:padding-left="0.0194in" fo:padding-bottom="0in" fo:padding-right="0.0194in" fo:wrap-option="no-wrap"/>
    </style:style>
    <style:style style:name="P4149" style:parent-style-name="內文" style:family="paragraph">
      <style:paragraph-properties fo:text-align="center"/>
      <style:text-properties style:font-name="標楷體" style:font-name-asian="標楷體" style:font-name-complex="PMingLiU" fo:font-weight="bold" style:font-weight-asian="bold" style:font-weight-complex="bold" style:letter-kerning="false"/>
    </style:style>
    <style:style style:name="TableCell4150" style:family="table-cell">
      <style:table-cell-properties fo:border-top="none" fo:border-left="none" fo:border-bottom="0.0138in solid #000000" fo:border-right="0.0138in solid #000000" fo:background-color="#CCFFFF" style:writing-mode="lr-tb" style:vertical-align="middle" fo:padding-top="0in" fo:padding-left="0.0194in" fo:padding-bottom="0in" fo:padding-right="0.0194in" fo:wrap-option="no-wrap"/>
    </style:style>
    <style:style style:name="P4151" style:parent-style-name="內文" style:family="paragraph">
      <style:paragraph-properties fo:text-align="end"/>
      <style:text-properties style:font-name="Times New Roman" style:letter-kerning="false"/>
    </style:style>
    <style:style style:name="TableCell4152" style:family="table-cell">
      <style:table-cell-properties fo:border-top="none" fo:border-left="none" fo:border-bottom="0.0138in solid #000000" fo:border-right="0.0138in solid #000000" fo:background-color="#CCFFFF" style:writing-mode="lr-tb" style:vertical-align="middle" fo:padding-top="0in" fo:padding-left="0.0194in" fo:padding-bottom="0in" fo:padding-right="0.0194in" fo:wrap-option="no-wrap"/>
    </style:style>
    <style:style style:name="P4153" style:parent-style-name="內文" style:family="paragraph">
      <style:paragraph-properties fo:text-align="end"/>
      <style:text-properties style:font-name="Times New Roman" style:letter-kerning="false"/>
    </style:style>
    <style:style style:name="TableCell4154" style:family="table-cell">
      <style:table-cell-properties fo:border-top="none" fo:border-left="none" fo:border-bottom="0.0138in solid #000000" fo:border-right="0.0138in solid #000000" fo:background-color="#CCFFFF" style:writing-mode="lr-tb" style:vertical-align="middle" fo:padding-top="0in" fo:padding-left="0.0194in" fo:padding-bottom="0in" fo:padding-right="0.0194in" fo:wrap-option="no-wrap"/>
    </style:style>
    <style:style style:name="P4155" style:parent-style-name="內文" style:family="paragraph">
      <style:paragraph-properties fo:text-align="end"/>
      <style:text-properties style:font-name="Times New Roman" style:letter-kerning="false"/>
    </style:style>
    <style:style style:name="TableCell4156" style:family="table-cell">
      <style:table-cell-properties fo:border-top="none" fo:border-left="none" fo:border-bottom="0.0138in solid #000000" fo:border-right="0.0138in solid #000000" fo:background-color="#CCFFFF" style:writing-mode="lr-tb" style:vertical-align="middle" fo:padding-top="0in" fo:padding-left="0.0194in" fo:padding-bottom="0in" fo:padding-right="0.0194in" fo:wrap-option="no-wrap"/>
    </style:style>
    <style:style style:name="P4157" style:parent-style-name="內文" style:family="paragraph">
      <style:text-properties style:font-name="Times New Roman" style:letter-kerning="false"/>
    </style:style>
    <style:style style:name="P4158" style:parent-style-name="內文" style:family="paragraph">
      <style:paragraph-properties fo:text-align="end"/>
      <style:text-properties style:font-name="Times New Roman" style:font-name-asian="標楷體" style:letter-kerning="false"/>
    </style:style>
    <style:style style:name="T4159" style:parent-style-name="預設段落字型" style:family="text">
      <style:text-properties style:font-name="標楷體" style:font-name-asian="標楷體" style:font-name-complex="PMingLiU" style:letter-kerning="false"/>
    </style:style>
    <style:style style:name="T4160" style:parent-style-name="預設段落字型" style:family="text">
      <style:text-properties style:font-name="Times New Roman" style:font-name-asian="標楷體" style:letter-kerning="false"/>
    </style:style>
    <style:style style:name="T4161" style:parent-style-name="預設段落字型" style:family="text">
      <style:text-properties style:font-name="Times New Roman" style:font-name-asian="標楷體" style:letter-kerning="false"/>
    </style:style>
    <style:style style:name="T4162" style:parent-style-name="預設段落字型" style:family="text">
      <style:text-properties style:font-name="Times New Roman" style:font-name-asian="標楷體" style:letter-kerning="false"/>
    </style:style>
    <style:style style:name="T4163" style:parent-style-name="預設段落字型" style:family="text">
      <style:text-properties style:font-name="Times New Roman" style:font-name-asian="標楷體" style:letter-kerning="false"/>
    </style:style>
    <style:style style:name="T4164" style:parent-style-name="預設段落字型" style:family="text">
      <style:text-properties style:font-name="Times New Roman" style:font-name-asian="標楷體" style:letter-kerning="false"/>
    </style:style>
    <style:style style:name="P4165" style:parent-style-name="內文" style:family="paragraph">
      <style:paragraph-properties fo:widows="0" fo:orphans="0" fo:break-before="page" style:vertical-align="baseline"/>
    </style:style>
    <style:style style:name="P4166"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4167" style:parent-style-name="內文" style:family="paragraph">
      <style:paragraph-properties fo:text-align="end" style:vertical-align="baseline" style:line-height-at-least="0.25in"/>
      <style:text-properties style:font-name="Times New Roman" style:font-name-asian="標楷體" style:letter-kerning="false"/>
    </style:style>
    <style:style style:name="TableColumn4169" style:family="table-column">
      <style:table-column-properties style:column-width="1.1215in"/>
    </style:style>
    <style:style style:name="TableColumn4170" style:family="table-column">
      <style:table-column-properties style:column-width="0.5631in"/>
    </style:style>
    <style:style style:name="TableColumn4171" style:family="table-column">
      <style:table-column-properties style:column-width="0.0923in"/>
    </style:style>
    <style:style style:name="TableColumn4172" style:family="table-column">
      <style:table-column-properties style:column-width="0.0534in"/>
    </style:style>
    <style:style style:name="TableColumn4173" style:family="table-column">
      <style:table-column-properties style:column-width="0.2784in"/>
    </style:style>
    <style:style style:name="TableColumn4174" style:family="table-column">
      <style:table-column-properties style:column-width="0.8402in"/>
    </style:style>
    <style:style style:name="TableColumn4175" style:family="table-column">
      <style:table-column-properties style:column-width="0.5625in"/>
    </style:style>
    <style:style style:name="TableColumn4176" style:family="table-column">
      <style:table-column-properties style:column-width="0.5625in"/>
    </style:style>
    <style:style style:name="TableColumn4177" style:family="table-column">
      <style:table-column-properties style:column-width="0.4243in"/>
    </style:style>
    <style:style style:name="TableColumn4178" style:family="table-column">
      <style:table-column-properties style:column-width="0.5625in"/>
    </style:style>
    <style:style style:name="TableColumn4179" style:family="table-column">
      <style:table-column-properties style:column-width="0.5625in"/>
    </style:style>
    <style:style style:name="TableColumn4180" style:family="table-column">
      <style:table-column-properties style:column-width="0.2847in"/>
    </style:style>
    <style:style style:name="TableColumn4181" style:family="table-column">
      <style:table-column-properties style:column-width="0.5659in"/>
    </style:style>
    <style:style style:name="Table4168" style:family="table">
      <style:table-properties style:width="6.4743in" style:rel-width="100%" fo:margin-left="0in" table:align="right"/>
    </style:style>
    <style:style style:name="TableRow4182" style:family="table-row">
      <style:table-row-properties/>
    </style:style>
    <style:style style:name="TableCell4183" style:family="table-cell">
      <style:table-cell-properties fo:border-top="0.0138in solid #000000" fo:border-left="0.0138in solid #000000" fo:border-bottom="0.0069in solid #000000" fo:border-right="0.0069in solid #000000" style:writing-mode="lr-tb" style:vertical-align="middle" fo:padding-top="0in" fo:padding-left="0in" fo:padding-bottom="0in" fo:padding-right="0in"/>
    </style:style>
    <style:style style:name="P418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185" style:family="table-cell">
      <style:table-cell-properties fo:border-top="0.0138in solid #000000" fo:border-left="0.0069in solid #000000" fo:border-bottom="0.0069in solid #000000" fo:border-right="0.0069in solid #000000" style:writing-mode="lr-tb" style:vertical-align="middle" fo:padding-top="0in" fo:padding-left="0in" fo:padding-bottom="0in" fo:padding-right="0in"/>
    </style:style>
    <style:style style:name="P418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187" style:family="table-cell">
      <style:table-cell-properties fo:border-top="0.0138in solid #000000" fo:border-left="0.0069in solid #000000" fo:border-bottom="0.0069in solid #000000" fo:border-right="0.0069in solid #000000" style:writing-mode="lr-tb" style:vertical-align="middle" fo:padding-top="0in" fo:padding-left="0in" fo:padding-bottom="0in" fo:padding-right="0in"/>
    </style:style>
    <style:style style:name="P418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189" style:family="table-cell">
      <style:table-cell-properties fo:border-top="0.0138in solid #000000" fo:border-left="0.0069in solid #000000" fo:border-bottom="0.0069in solid #000000" fo:border-right="0.0069in solid #000000" style:writing-mode="lr-tb" style:vertical-align="middle" fo:padding-top="0in" fo:padding-left="0in" fo:padding-bottom="0in" fo:padding-right="0in"/>
    </style:style>
    <style:style style:name="P419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191" style:family="table-cell">
      <style:table-cell-properties fo:border-top="0.0138in solid #000000" fo:border-left="none" fo:border-bottom="0.0069in solid #000000" fo:border-right="0.0069in solid #000000" style:writing-mode="lr-tb" style:vertical-align="middle" fo:padding-top="0in" fo:padding-left="0in" fo:padding-bottom="0in" fo:padding-right="0in" fo:wrap-option="no-wrap"/>
    </style:style>
    <style:style style:name="P419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193" style:family="table-cell">
      <style:table-cell-properties fo:border-top="0.0138in solid #000000" fo:border-left="none" fo:border-bottom="0.0069in solid #000000" fo:border-right="0.0069in solid #000000" fo:background-color="#FFFFFF" style:writing-mode="lr-tb" style:vertical-align="middle" fo:padding-top="0in" fo:padding-left="0in" fo:padding-bottom="0in" fo:padding-right="0in"/>
    </style:style>
    <style:style style:name="P419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195" style:family="table-cell">
      <style:table-cell-properties fo:border-top="0.0138in solid #000000" fo:border-left="0.0069in solid #000000" fo:border-bottom="0.0069in solid #000000" fo:border-right="0.0138in solid #000000" style:writing-mode="lr-tb" style:vertical-align="middle" fo:padding-top="0in" fo:padding-left="0in" fo:padding-bottom="0in" fo:padding-right="0in" fo:wrap-option="no-wrap"/>
    </style:style>
    <style:style style:name="P419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Row4197" style:family="table-row">
      <style:table-row-properties/>
    </style:style>
    <style:style style:name="P4198" style:parent-style-name="內文" style:family="paragraph">
      <style:text-properties style:font-name="Times New Roman" style:font-name-asian="標楷體" style:letter-kerning="false" fo:font-size="10pt" style:font-size-asian="10pt" style:font-size-complex="10pt"/>
    </style:style>
    <style:style style:name="P4199" style:parent-style-name="內文" style:family="paragraph">
      <style:text-properties style:font-name="Times New Roman" style:font-name-asian="標楷體" style:letter-kerning="false" fo:font-size="10pt" style:font-size-asian="10pt" style:font-size-complex="10pt"/>
    </style:style>
    <style:style style:name="P4200" style:parent-style-name="內文" style:family="paragraph">
      <style:text-properties style:font-name="Times New Roman" style:font-name-asian="標楷體" style:letter-kerning="false" fo:font-size="10pt" style:font-size-asian="10pt" style:font-size-complex="10pt"/>
    </style:style>
    <style:style style:name="P4201" style:parent-style-name="內文" style:family="paragraph">
      <style:text-properties style:font-name="Times New Roman" style:font-name-asian="標楷體" style:letter-kerning="false" fo:font-size="10pt" style:font-size-asian="10pt" style:font-size-complex="10pt"/>
    </style:style>
    <style:style style:name="TableCell420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03"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20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05"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20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07"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20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09"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21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11"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21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13"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P4214" style:parent-style-name="內文" style:family="paragraph">
      <style:text-properties style:font-name="Times New Roman" style:font-name-asian="標楷體" style:letter-kerning="false" fo:font-size="10pt" style:font-size-asian="10pt" style:font-size-complex="10pt"/>
    </style:style>
    <style:style style:name="TableRow4215" style:family="table-row">
      <style:table-row-properties/>
    </style:style>
    <style:style style:name="TableCell4216" style:family="table-cell">
      <style:table-cell-properties fo:border-top="0.0069in solid #000000" fo:border-left="0.0138in solid #000000" fo:border-bottom="0.0069in solid #000000" fo:border-right="0.0138in solid #000000" style:writing-mode="lr-tb" style:vertical-align="middle" fo:padding-top="0in" fo:padding-left="0in" fo:padding-bottom="0in" fo:padding-right="0in" fo:wrap-option="no-wrap"/>
    </style:style>
    <style:style style:name="P4217" style:parent-style-name="內文" style:family="paragraph">
      <style:text-properties style:font-name="Times New Roman" style:font-name-asian="標楷體" style:letter-kerning="false" fo:font-size="11pt" style:font-size-asian="11pt" style:font-size-complex="11pt"/>
    </style:style>
    <style:style style:name="TableRow4218" style:family="table-row">
      <style:table-row-properties/>
    </style:style>
    <style:style style:name="TableCell4219"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220" style:parent-style-name="內文" style:family="paragraph">
      <style:text-properties style:font-name="Times New Roman" style:font-name-asian="華康中楷體" style:letter-kerning="false"/>
    </style:style>
    <style:style style:name="TableCell4221"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222" style:parent-style-name="內文" style:family="paragraph">
      <style:text-properties style:font-name="Times New Roman" style:font-name-asian="華康中楷體" style:letter-kerning="false"/>
    </style:style>
    <style:style style:name="TableCell4223"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224" style:parent-style-name="內文" style:family="paragraph">
      <style:paragraph-properties fo:text-align="center"/>
      <style:text-properties style:font-name="Times New Roman" style:font-name-asian="華康中楷體" style:letter-kerning="false"/>
    </style:style>
    <style:style style:name="TableCell4225"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4226" style:parent-style-name="內文" style:family="paragraph">
      <style:text-properties style:font-name="Times New Roman" style:font-name-asian="華康中楷體" style:letter-kerning="false"/>
    </style:style>
    <style:style style:name="TableCell4227"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228" style:parent-style-name="內文" style:family="paragraph">
      <style:paragraph-properties fo:text-align="end"/>
      <style:text-properties style:font-name="Times New Roman" style:font-name-asian="華康中楷體" style:letter-kerning="false"/>
    </style:style>
    <style:style style:name="TableCell4229"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230" style:parent-style-name="內文" style:family="paragraph">
      <style:paragraph-properties fo:text-align="end"/>
      <style:text-properties style:font-name="Times New Roman" style:font-name-asian="華康中楷體" style:letter-kerning="false"/>
    </style:style>
    <style:style style:name="TableCell423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32" style:parent-style-name="內文" style:family="paragraph">
      <style:paragraph-properties fo:text-align="end"/>
      <style:text-properties style:font-name="Times New Roman" style:font-name-asian="華康中楷體" style:letter-kerning="false"/>
    </style:style>
    <style:style style:name="TableCell423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34" style:parent-style-name="內文" style:family="paragraph">
      <style:text-properties style:font-name="Times New Roman" style:font-name-asian="華康中楷體" style:letter-kerning="false"/>
    </style:style>
    <style:style style:name="TableCell423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36" style:parent-style-name="內文" style:family="paragraph">
      <style:text-properties style:font-name="Times New Roman" style:font-name-asian="華康中楷體" style:letter-kerning="false"/>
    </style:style>
    <style:style style:name="TableCell423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38" style:parent-style-name="內文" style:family="paragraph">
      <style:text-properties style:font-name="Times New Roman" style:font-name-asian="華康中楷體" style:letter-kerning="false"/>
    </style:style>
    <style:style style:name="TableCell4239"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240" style:parent-style-name="內文" style:family="paragraph">
      <style:text-properties style:font-name="Times New Roman" style:font-name-asian="華康中楷體" style:letter-kerning="false"/>
    </style:style>
    <style:style style:name="TableRow4241" style:family="table-row">
      <style:table-row-properties/>
    </style:style>
    <style:style style:name="TableCell4242"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243" style:parent-style-name="內文" style:family="paragraph">
      <style:text-properties style:font-name="Times New Roman" style:font-name-asian="華康中楷體" style:letter-kerning="false"/>
    </style:style>
    <style:style style:name="TableCell4244"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245" style:parent-style-name="內文" style:family="paragraph">
      <style:text-properties style:font-name="Times New Roman" style:font-name-asian="華康中楷體" style:letter-kerning="false"/>
    </style:style>
    <style:style style:name="TableCell4246"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247" style:parent-style-name="內文" style:family="paragraph">
      <style:paragraph-properties fo:text-align="center"/>
      <style:text-properties style:font-name="Times New Roman" style:font-name-asian="華康中楷體" style:letter-kerning="false"/>
    </style:style>
    <style:style style:name="TableCell4248"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4249" style:parent-style-name="內文" style:family="paragraph">
      <style:text-properties style:font-name="Times New Roman" style:font-name-asian="華康中楷體" style:letter-kerning="false"/>
    </style:style>
    <style:style style:name="TableCell4250"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251" style:parent-style-name="內文" style:family="paragraph">
      <style:paragraph-properties fo:text-align="end"/>
      <style:text-properties style:font-name="Times New Roman" style:font-name-asian="華康中楷體" style:letter-kerning="false"/>
    </style:style>
    <style:style style:name="TableCell4252"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253" style:parent-style-name="內文" style:family="paragraph">
      <style:paragraph-properties fo:text-align="end"/>
      <style:text-properties style:font-name="Times New Roman" style:font-name-asian="華康中楷體" style:letter-kerning="false"/>
    </style:style>
    <style:style style:name="TableCell425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55" style:parent-style-name="內文" style:family="paragraph">
      <style:paragraph-properties fo:text-align="end"/>
      <style:text-properties style:font-name="Times New Roman" style:font-name-asian="華康中楷體" style:letter-kerning="false"/>
    </style:style>
    <style:style style:name="TableCell425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57" style:parent-style-name="內文" style:family="paragraph">
      <style:text-properties style:font-name="Times New Roman" style:font-name-asian="華康中楷體" style:letter-kerning="false"/>
    </style:style>
    <style:style style:name="TableCell425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59" style:parent-style-name="內文" style:family="paragraph">
      <style:text-properties style:font-name="Times New Roman" style:font-name-asian="華康中楷體" style:letter-kerning="false"/>
    </style:style>
    <style:style style:name="TableCell426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261" style:parent-style-name="內文" style:family="paragraph">
      <style:text-properties style:font-name="Times New Roman" style:font-name-asian="華康中楷體" style:letter-kerning="false"/>
    </style:style>
    <style:style style:name="TableCell4262"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263" style:parent-style-name="內文" style:family="paragraph">
      <style:text-properties style:font-name="Times New Roman" style:font-name-asian="華康中楷體" style:letter-kerning="false"/>
    </style:style>
    <style:style style:name="TableRow4264" style:family="table-row">
      <style:table-row-properties/>
    </style:style>
    <style:style style:name="TableCell4265" style:family="table-cell">
      <style:table-cell-properties fo:border-top="0.0069in solid #000000" fo:border-left="0.0138in solid #000000" fo:border-bottom="0.0069in solid #000000" fo:border-right="0.0069in solid #000000" fo:background-color="#FFFFC0" style:writing-mode="lr-tb" style:vertical-align="middle" fo:padding-top="0in" fo:padding-left="0in" fo:padding-bottom="0in" fo:padding-right="0in" fo:wrap-option="no-wrap"/>
    </style:style>
    <style:style style:name="P4266" style:parent-style-name="內文" style:family="paragraph">
      <style:paragraph-properties fo:text-align="center"/>
    </style:style>
    <style:style style:name="T4267" style:parent-style-name="預設段落字型" style:family="text">
      <style:text-properties style:font-name="Times New Roman" style:font-name-asian="標楷體" style:letter-kerning="false" fo:font-size="11pt" style:font-size-asian="11pt" style:font-size-complex="11pt"/>
    </style:style>
    <style:style style:name="TableCell4268"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269" style:parent-style-name="內文" style:family="paragraph">
      <style:paragraph-properties fo:text-align="end"/>
      <style:text-properties style:font-name="Times New Roman" style:font-name-asian="華康中楷體" style:letter-kerning="false" fo:font-size="11pt" style:font-size-asian="11pt" style:font-size-complex="11pt"/>
    </style:style>
    <style:style style:name="TableCell4270"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271" style:parent-style-name="內文" style:family="paragraph">
      <style:text-properties style:font-name="Times New Roman" style:font-name-asian="華康中楷體" style:letter-kerning="false" fo:font-size="11pt" style:font-size-asian="11pt" style:font-size-complex="11pt"/>
    </style:style>
    <style:style style:name="TableCell4272"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273" style:parent-style-name="內文" style:family="paragraph">
      <style:text-properties style:font-name="Times New Roman" style:font-name-asian="華康中楷體" style:letter-kerning="false" fo:font-size="11pt" style:font-size-asian="11pt" style:font-size-complex="11pt"/>
    </style:style>
    <style:style style:name="TableCell4274"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275" style:parent-style-name="內文" style:family="paragraph">
      <style:text-properties style:font-name="Times New Roman" style:font-name-asian="華康中楷體" style:letter-kerning="false" fo:font-size="11pt" style:font-size-asian="11pt" style:font-size-complex="11pt"/>
    </style:style>
    <style:style style:name="TableCell4276" style:family="table-cell">
      <style:table-cell-properties fo:border-top="none" fo:border-left="none" fo:border-bottom="0.0069in solid #000000" fo:border-right="0.0138in solid #000000" fo:background-color="#FFFFC0" style:writing-mode="lr-tb" style:vertical-align="middle" fo:padding-top="0in" fo:padding-left="0in" fo:padding-bottom="0in" fo:padding-right="0in" fo:wrap-option="no-wrap"/>
    </style:style>
    <style:style style:name="P4277" style:parent-style-name="內文" style:family="paragraph">
      <style:paragraph-properties fo:text-align="center"/>
      <style:text-properties style:font-name="Times New Roman" style:font-name-asian="華康中楷體" style:letter-kerning="false" fo:font-size="11pt" style:font-size-asian="11pt" style:font-size-complex="11pt"/>
    </style:style>
    <style:style style:name="TableRow4278" style:family="table-row">
      <style:table-row-properties/>
    </style:style>
    <style:style style:name="TableCell4279" style:family="table-cell">
      <style:table-cell-properties fo:border-top="none" fo:border-left="0.0138in solid #000000" fo:border-bottom="0.0069in solid #000000" fo:border-right="0.0069in solid #000000" style:writing-mode="lr-tb" style:vertical-align="middle" fo:padding-top="0in" fo:padding-left="0in" fo:padding-bottom="0in" fo:padding-right="0in" fo:wrap-option="no-wrap"/>
    </style:style>
    <style:style style:name="P428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281"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style:style>
    <style:style style:name="P428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283"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style:style>
    <style:style style:name="P428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285" style:family="table-cell">
      <style:table-cell-properties fo:border="0.0069in solid #000000" style:writing-mode="lr-tb" style:vertical-align="middle" fo:padding-top="0in" fo:padding-left="0in" fo:padding-bottom="0in" fo:padding-right="0in"/>
    </style:style>
    <style:style style:name="P428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287"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428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289" style:family="table-cell">
      <style:table-cell-properties fo:border-top="0.0069in solid #000000" fo:border-left="none" fo:border-bottom="0.0069in solid #000000" fo:border-right="0.0069in solid #000000" fo:background-color="#FFFFFF" style:writing-mode="lr-tb" style:vertical-align="middle" fo:padding-top="0in" fo:padding-left="0in" fo:padding-bottom="0in" fo:padding-right="0in"/>
    </style:style>
    <style:style style:name="P429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291" style:family="table-cell">
      <style:table-cell-properties fo:border-top="none" fo:border-left="0.0069in solid #000000" fo:border-bottom="0.0069in solid #000000" fo:border-right="0.0138in solid #000000" style:writing-mode="lr-tb" style:vertical-align="middle" fo:padding-top="0in" fo:padding-left="0in" fo:padding-bottom="0in" fo:padding-right="0in" fo:wrap-option="no-wrap"/>
    </style:style>
    <style:style style:name="P4292" style:parent-style-name="內文" style:family="paragraph">
      <style:paragraph-properties fo:text-align="center"/>
    </style:style>
    <style:style style:name="T4293" style:parent-style-name="預設段落字型" style:family="text">
      <style:text-properties style:font-name="Times New Roman" style:font-name-asian="標楷體" style:letter-kerning="false" fo:font-size="10pt" style:font-size-asian="10pt" style:font-size-complex="10pt"/>
    </style:style>
    <style:style style:name="TableRow4294" style:family="table-row">
      <style:table-row-properties/>
    </style:style>
    <style:style style:name="P4295" style:parent-style-name="內文" style:family="paragraph">
      <style:text-properties style:font-name="Times New Roman" style:font-name-asian="標楷體" style:letter-kerning="false" fo:font-size="10pt" style:font-size-asian="10pt" style:font-size-complex="10pt"/>
    </style:style>
    <style:style style:name="P4296" style:parent-style-name="內文" style:family="paragraph">
      <style:text-properties style:font-name="Times New Roman" style:font-name-asian="標楷體" style:letter-kerning="false" fo:font-size="10pt" style:font-size-asian="10pt" style:font-size-complex="10pt"/>
    </style:style>
    <style:style style:name="P4297" style:parent-style-name="內文" style:family="paragraph">
      <style:text-properties style:font-name="Times New Roman" style:font-name-asian="標楷體" style:letter-kerning="false" fo:font-size="10pt" style:font-size-asian="10pt" style:font-size-complex="10pt"/>
    </style:style>
    <style:style style:name="P4298" style:parent-style-name="內文" style:family="paragraph">
      <style:text-properties style:font-name="Times New Roman" style:font-name-asian="標楷體" style:letter-kerning="false" fo:font-size="10pt" style:font-size-asian="10pt" style:font-size-complex="10pt"/>
    </style:style>
    <style:style style:name="TableCell429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0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30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0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30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0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30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0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30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0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30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1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P4311" style:parent-style-name="內文" style:family="paragraph">
      <style:text-properties style:font-name="Times New Roman" style:font-name-asian="標楷體" style:letter-kerning="false" fo:font-size="11pt" style:font-size-asian="11pt" style:font-size-complex="11pt"/>
    </style:style>
    <style:style style:name="TableRow4312" style:family="table-row">
      <style:table-row-properties/>
    </style:style>
    <style:style style:name="TableCell4313" style:family="table-cell">
      <style:table-cell-properties fo:border-top="0.0069in solid #000000" fo:border-left="0.0138in solid #000000" fo:border-bottom="0.0069in solid #000000" fo:border-right="0.0138in solid #000000" style:writing-mode="lr-tb" style:vertical-align="middle" fo:padding-top="0in" fo:padding-left="0in" fo:padding-bottom="0in" fo:padding-right="0in" fo:wrap-option="no-wrap"/>
    </style:style>
    <style:style style:name="T4314" style:parent-style-name="預設段落字型" style:family="text">
      <style:text-properties style:font-name="Times New Roman" style:font-name-asian="標楷體" style:letter-kerning="false" fo:font-size="11pt" style:font-size-asian="11pt" style:font-size-complex="11pt"/>
    </style:style>
    <style:style style:name="TableRow4315" style:family="table-row">
      <style:table-row-properties/>
    </style:style>
    <style:style style:name="TableCell4316"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317" style:parent-style-name="內文" style:family="paragraph">
      <style:text-properties style:font-name="Times New Roman" style:font-name-asian="華康中楷體" style:letter-kerning="false"/>
    </style:style>
    <style:style style:name="TableCell4318"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319" style:parent-style-name="內文" style:family="paragraph">
      <style:text-properties style:font-name="Times New Roman" style:font-name-asian="華康中楷體" style:letter-kerning="false"/>
    </style:style>
    <style:style style:name="TableCell4320"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321" style:parent-style-name="內文" style:family="paragraph">
      <style:paragraph-properties fo:text-align="center"/>
      <style:text-properties style:font-name="Times New Roman" style:font-name-asian="華康中楷體" style:letter-kerning="false"/>
    </style:style>
    <style:style style:name="TableCell4322"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4323" style:parent-style-name="內文" style:family="paragraph">
      <style:text-properties style:font-name="Times New Roman" style:font-name-asian="華康中楷體" style:letter-kerning="false"/>
    </style:style>
    <style:style style:name="TableCell4324"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325" style:parent-style-name="內文" style:family="paragraph">
      <style:paragraph-properties fo:text-align="end"/>
      <style:text-properties style:font-name="Times New Roman" style:font-name-asian="華康中楷體" style:letter-kerning="false"/>
    </style:style>
    <style:style style:name="TableCell4326"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327" style:parent-style-name="內文" style:family="paragraph">
      <style:paragraph-properties fo:text-align="end"/>
      <style:text-properties style:font-name="Times New Roman" style:font-name-asian="華康中楷體" style:letter-kerning="false"/>
    </style:style>
    <style:style style:name="TableCell432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29" style:parent-style-name="內文" style:family="paragraph">
      <style:paragraph-properties fo:text-align="end"/>
      <style:text-properties style:font-name="Times New Roman" style:font-name-asian="華康中楷體" style:letter-kerning="false"/>
    </style:style>
    <style:style style:name="TableCell433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31" style:parent-style-name="內文" style:family="paragraph">
      <style:text-properties style:font-name="Times New Roman" style:font-name-asian="華康中楷體" style:letter-kerning="false"/>
    </style:style>
    <style:style style:name="TableCell433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33" style:parent-style-name="內文" style:family="paragraph">
      <style:text-properties style:font-name="Times New Roman" style:font-name-asian="華康中楷體" style:letter-kerning="false"/>
    </style:style>
    <style:style style:name="TableCell433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35" style:parent-style-name="內文" style:family="paragraph">
      <style:text-properties style:font-name="Times New Roman" style:font-name-asian="華康中楷體" style:letter-kerning="false"/>
    </style:style>
    <style:style style:name="TableCell4336"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337" style:parent-style-name="內文" style:family="paragraph">
      <style:text-properties style:font-name="Times New Roman" style:font-name-asian="華康中楷體" style:letter-kerning="false"/>
    </style:style>
    <style:style style:name="TableRow4338" style:family="table-row">
      <style:table-row-properties/>
    </style:style>
    <style:style style:name="TableCell4339"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340" style:parent-style-name="內文" style:family="paragraph">
      <style:text-properties style:font-name="Times New Roman" style:font-name-asian="華康中楷體" style:letter-kerning="false"/>
    </style:style>
    <style:style style:name="TableCell4341"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342" style:parent-style-name="內文" style:family="paragraph">
      <style:text-properties style:font-name="Times New Roman" style:font-name-asian="華康中楷體" style:letter-kerning="false"/>
    </style:style>
    <style:style style:name="TableCell4343"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344" style:parent-style-name="內文" style:family="paragraph">
      <style:paragraph-properties fo:text-align="center"/>
      <style:text-properties style:font-name="Times New Roman" style:font-name-asian="華康中楷體" style:letter-kerning="false"/>
    </style:style>
    <style:style style:name="TableCell4345"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4346" style:parent-style-name="內文" style:family="paragraph">
      <style:text-properties style:font-name="Times New Roman" style:font-name-asian="華康中楷體" style:letter-kerning="false"/>
    </style:style>
    <style:style style:name="TableCell4347"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348" style:parent-style-name="內文" style:family="paragraph">
      <style:paragraph-properties fo:text-align="end"/>
      <style:text-properties style:font-name="Times New Roman" style:font-name-asian="華康中楷體" style:letter-kerning="false"/>
    </style:style>
    <style:style style:name="TableCell4349"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350" style:parent-style-name="內文" style:family="paragraph">
      <style:paragraph-properties fo:text-align="end"/>
      <style:text-properties style:font-name="Times New Roman" style:font-name-asian="華康中楷體" style:letter-kerning="false"/>
    </style:style>
    <style:style style:name="TableCell435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52" style:parent-style-name="內文" style:family="paragraph">
      <style:paragraph-properties fo:text-align="end"/>
      <style:text-properties style:font-name="Times New Roman" style:font-name-asian="華康中楷體" style:letter-kerning="false"/>
    </style:style>
    <style:style style:name="TableCell435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54" style:parent-style-name="內文" style:family="paragraph">
      <style:text-properties style:font-name="Times New Roman" style:font-name-asian="華康中楷體" style:letter-kerning="false"/>
    </style:style>
    <style:style style:name="TableCell435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56" style:parent-style-name="內文" style:family="paragraph">
      <style:text-properties style:font-name="Times New Roman" style:font-name-asian="華康中楷體" style:letter-kerning="false"/>
    </style:style>
    <style:style style:name="TableCell435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58" style:parent-style-name="內文" style:family="paragraph">
      <style:text-properties style:font-name="Times New Roman" style:font-name-asian="華康中楷體" style:letter-kerning="false"/>
    </style:style>
    <style:style style:name="TableCell4359"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360" style:parent-style-name="內文" style:family="paragraph">
      <style:text-properties style:font-name="Times New Roman" style:font-name-asian="華康中楷體" style:letter-kerning="false"/>
    </style:style>
    <style:style style:name="TableRow4361" style:family="table-row">
      <style:table-row-properties/>
    </style:style>
    <style:style style:name="TableCell4362" style:family="table-cell">
      <style:table-cell-properties fo:border-top="0.0069in solid #000000" fo:border-left="0.0138in solid #000000" fo:border-bottom="0.0069in solid #000000" fo:border-right="0.0069in solid #000000" fo:background-color="#FFFFC0" style:writing-mode="lr-tb" style:vertical-align="middle" fo:padding-top="0in" fo:padding-left="0in" fo:padding-bottom="0in" fo:padding-right="0in" fo:wrap-option="no-wrap"/>
    </style:style>
    <style:style style:name="P4363"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364"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365"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366"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367"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368"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369"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370"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4371"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372" style:family="table-cell">
      <style:table-cell-properties fo:border-top="none" fo:border-left="none" fo:border-bottom="0.0069in solid #000000" fo:border-right="0.0138in solid #000000" fo:background-color="#FFFFC0" style:writing-mode="lr-tb" style:vertical-align="middle" fo:padding-top="0in" fo:padding-left="0in" fo:padding-bottom="0in" fo:padding-right="0in" fo:wrap-option="no-wrap"/>
    </style:style>
    <style:style style:name="P4373"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Row4374" style:family="table-row">
      <style:table-row-properties/>
    </style:style>
    <style:style style:name="TableCell4375" style:family="table-cell">
      <style:table-cell-properties fo:border-top="none" fo:border-left="0.0138in solid #000000" fo:border-bottom="0.0069in solid #000000" fo:border-right="0.0069in solid #000000" fo:background-color="#FFFFFF" style:writing-mode="lr-tb" style:vertical-align="middle" fo:padding-top="0in" fo:padding-left="0in" fo:padding-bottom="0in" fo:padding-right="0in"/>
    </style:style>
    <style:style style:name="P437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377" style:family="table-cell">
      <style:table-cell-properties fo:border-top="none" fo:border-left="0.0069in solid #000000" fo:border-bottom="0.0069in solid #000000" fo:border-right="0.0069in solid #000000" fo:background-color="#FFFFFF" style:writing-mode="lr-tb" style:vertical-align="middle" fo:padding-top="0in" fo:padding-left="0in" fo:padding-bottom="0in" fo:padding-right="0in"/>
    </style:style>
    <style:style style:name="P437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379" style:family="table-cell">
      <style:table-cell-properties fo:border-top="none" fo:border-left="0.0069in solid #000000" fo:border-bottom="0.0069in solid #000000" fo:border-right="0.0069in solid #000000" fo:background-color="#FFFFFF" style:writing-mode="lr-tb" style:vertical-align="middle" fo:padding-top="0in" fo:padding-left="0in" fo:padding-bottom="0in" fo:padding-right="0in"/>
    </style:style>
    <style:style style:name="P438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381" style:family="table-cell">
      <style:table-cell-properties fo:border="0.0069in solid #000000" fo:background-color="#FFFFFF" style:writing-mode="lr-tb" style:vertical-align="middle" fo:padding-top="0in" fo:padding-left="0in" fo:padding-bottom="0in" fo:padding-right="0in"/>
    </style:style>
    <style:style style:name="P438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383" style:family="table-cell">
      <style:table-cell-properties fo:border-top="0.0069in solid #000000" fo:border-left="none" fo:border-bottom="0.0069in solid #000000" fo:border-right="0.0069in solid #000000" fo:background-color="#FFFFFF" style:writing-mode="lr-tb" style:vertical-align="middle" fo:padding-top="0in" fo:padding-left="0in" fo:padding-bottom="0in" fo:padding-right="0in"/>
    </style:style>
    <style:style style:name="P438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385" style:family="table-cell">
      <style:table-cell-properties fo:border-top="0.0069in solid #000000" fo:border-left="none" fo:border-bottom="0.0069in solid #000000" fo:border-right="0.0069in solid #000000" fo:background-color="#FFFFFF" style:writing-mode="lr-tb" style:vertical-align="middle" fo:padding-top="0in" fo:padding-left="0in" fo:padding-bottom="0in" fo:padding-right="0in"/>
    </style:style>
    <style:style style:name="P438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387" style:family="table-cell">
      <style:table-cell-properties fo:border-top="none" fo:border-left="0.0069in solid #000000" fo:border-bottom="0.0069in solid #000000" fo:border-right="0.0138in solid #000000" style:writing-mode="lr-tb" style:vertical-align="middle" fo:padding-top="0in" fo:padding-left="0in" fo:padding-bottom="0in" fo:padding-right="0in" fo:wrap-option="no-wrap"/>
    </style:style>
    <style:style style:name="P438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Row4389" style:family="table-row">
      <style:table-row-properties/>
    </style:style>
    <style:style style:name="P4390" style:parent-style-name="內文" style:family="paragraph">
      <style:text-properties style:font-name="Times New Roman" style:font-name-asian="標楷體" style:letter-kerning="false" fo:font-size="11pt" style:font-size-asian="11pt" style:font-size-complex="11pt"/>
    </style:style>
    <style:style style:name="P4391" style:parent-style-name="內文" style:family="paragraph">
      <style:text-properties style:font-name="Times New Roman" style:font-name-asian="標楷體" style:letter-kerning="false" fo:font-size="11pt" style:font-size-asian="11pt" style:font-size-complex="11pt"/>
    </style:style>
    <style:style style:name="P4392" style:parent-style-name="內文" style:family="paragraph">
      <style:text-properties style:font-name="Times New Roman" style:font-name-asian="標楷體" style:letter-kerning="false" fo:font-size="11pt" style:font-size-asian="11pt" style:font-size-complex="11pt"/>
    </style:style>
    <style:style style:name="P4393" style:parent-style-name="內文" style:family="paragraph">
      <style:text-properties style:font-name="Times New Roman" style:font-name-asian="標楷體" style:letter-kerning="false" fo:font-size="11pt" style:font-size-asian="11pt" style:font-size-complex="11pt"/>
    </style:style>
    <style:style style:name="TableCell439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95"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39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97"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39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399"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0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01"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0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03"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0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05"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P4406" style:parent-style-name="內文" style:family="paragraph">
      <style:text-properties style:font-name="Times New Roman" style:font-name-asian="標楷體" style:letter-kerning="false" fo:font-size="11pt" style:font-size-asian="11pt" style:font-size-complex="11pt"/>
    </style:style>
    <style:style style:name="TableRow4407" style:family="table-row">
      <style:table-row-properties/>
    </style:style>
    <style:style style:name="TableCell4408"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409" style:parent-style-name="內文" style:family="paragraph">
      <style:text-properties style:font-name="Times New Roman" style:font-name-asian="華康中楷體" style:letter-kerning="false"/>
    </style:style>
    <style:style style:name="TableCell4410"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411" style:parent-style-name="內文" style:family="paragraph">
      <style:paragraph-properties fo:text-align="end"/>
      <style:text-properties style:font-name="Times New Roman" style:font-name-asian="華康中楷體" style:letter-kerning="false"/>
    </style:style>
    <style:style style:name="TableCell4412"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413" style:parent-style-name="內文" style:family="paragraph">
      <style:paragraph-properties fo:text-align="center"/>
      <style:text-properties style:font-name="Times New Roman" style:font-name-asian="華康中楷體" style:letter-kerning="false"/>
    </style:style>
    <style:style style:name="TableCell4414" style:family="table-cell">
      <style:table-cell-properties fo:border-top="0.0069in solid #000000" fo:border-left="none" fo:border-bottom="0.0069in solid #000000" fo:border-right="0.0069in solid #000000" fo:background-color="#E3E3E3" style:writing-mode="lr-tb" style:vertical-align="middle" fo:padding-top="0in" fo:padding-left="0in" fo:padding-bottom="0in" fo:padding-right="0in" fo:wrap-option="no-wrap"/>
    </style:style>
    <style:style style:name="P4415" style:parent-style-name="內文" style:family="paragraph">
      <style:paragraph-properties fo:text-align="end"/>
      <style:text-properties style:font-name="Times New Roman" style:font-name-asian="華康中楷體" style:letter-kerning="false"/>
    </style:style>
    <style:style style:name="TableCell4416"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417" style:parent-style-name="內文" style:family="paragraph">
      <style:paragraph-properties fo:text-align="end"/>
      <style:text-properties style:font-name="Times New Roman" style:font-name-asian="華康中楷體" style:letter-kerning="false"/>
    </style:style>
    <style:style style:name="TableCell4418"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419" style:parent-style-name="內文" style:family="paragraph">
      <style:paragraph-properties fo:text-align="end"/>
      <style:text-properties style:font-name="Times New Roman" style:font-name-asian="華康中楷體" style:letter-kerning="false"/>
    </style:style>
    <style:style style:name="TableCell442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21" style:parent-style-name="內文" style:family="paragraph">
      <style:paragraph-properties fo:text-align="end"/>
      <style:text-properties style:font-name="Times New Roman" style:font-name-asian="華康中楷體" style:letter-kerning="false"/>
    </style:style>
    <style:style style:name="TableCell442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23" style:parent-style-name="內文" style:family="paragraph">
      <style:text-properties style:font-name="Times New Roman" style:font-name-asian="華康中楷體" style:letter-kerning="false"/>
    </style:style>
    <style:style style:name="TableCell442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25" style:parent-style-name="內文" style:family="paragraph">
      <style:text-properties style:font-name="Times New Roman" style:font-name-asian="華康中楷體" style:letter-kerning="false"/>
    </style:style>
    <style:style style:name="TableCell442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27" style:parent-style-name="內文" style:family="paragraph">
      <style:text-properties style:font-name="Times New Roman" style:font-name-asian="華康中楷體" style:letter-kerning="false"/>
    </style:style>
    <style:style style:name="TableCell4428"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429" style:parent-style-name="內文" style:family="paragraph">
      <style:text-properties style:font-name="Times New Roman" style:font-name-asian="華康中楷體" style:letter-kerning="false"/>
    </style:style>
    <style:style style:name="TableRow4430" style:family="table-row">
      <style:table-row-properties/>
    </style:style>
    <style:style style:name="TableCell4431"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432" style:parent-style-name="內文" style:family="paragraph">
      <style:text-properties style:font-name="Times New Roman" style:font-name-asian="華康中楷體" style:letter-kerning="false"/>
    </style:style>
    <style:style style:name="TableCell4433"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434" style:parent-style-name="內文" style:family="paragraph">
      <style:paragraph-properties fo:text-align="end"/>
      <style:text-properties style:font-name="Times New Roman" style:font-name-asian="華康中楷體" style:letter-kerning="false"/>
    </style:style>
    <style:style style:name="TableCell4435"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436" style:parent-style-name="內文" style:family="paragraph">
      <style:paragraph-properties fo:text-align="center"/>
      <style:text-properties style:font-name="Times New Roman" style:font-name-asian="華康中楷體" style:letter-kerning="false"/>
    </style:style>
    <style:style style:name="TableCell4437" style:family="table-cell">
      <style:table-cell-properties fo:border-top="0.0069in solid #000000" fo:border-left="none" fo:border-bottom="0.0069in solid #000000" fo:border-right="0.0069in solid #000000" fo:background-color="#E3E3E3" style:writing-mode="lr-tb" style:vertical-align="middle" fo:padding-top="0in" fo:padding-left="0in" fo:padding-bottom="0in" fo:padding-right="0in" fo:wrap-option="no-wrap"/>
    </style:style>
    <style:style style:name="P4438" style:parent-style-name="內文" style:family="paragraph">
      <style:paragraph-properties fo:text-align="end"/>
      <style:text-properties style:font-name="Times New Roman" style:font-name-asian="華康中楷體" style:letter-kerning="false"/>
    </style:style>
    <style:style style:name="TableCell4439"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440" style:parent-style-name="內文" style:family="paragraph">
      <style:paragraph-properties fo:text-align="end"/>
      <style:text-properties style:font-name="Times New Roman" style:font-name-asian="華康中楷體" style:letter-kerning="false"/>
    </style:style>
    <style:style style:name="TableCell4441"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442" style:parent-style-name="內文" style:family="paragraph">
      <style:paragraph-properties fo:text-align="end"/>
      <style:text-properties style:font-name="Times New Roman" style:font-name-asian="華康中楷體" style:letter-kerning="false"/>
    </style:style>
    <style:style style:name="TableCell444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44" style:parent-style-name="內文" style:family="paragraph">
      <style:paragraph-properties fo:text-align="end"/>
      <style:text-properties style:font-name="Times New Roman" style:font-name-asian="華康中楷體" style:letter-kerning="false"/>
    </style:style>
    <style:style style:name="TableCell444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46" style:parent-style-name="內文" style:family="paragraph">
      <style:text-properties style:font-name="Times New Roman" style:font-name-asian="華康中楷體" style:letter-kerning="false"/>
    </style:style>
    <style:style style:name="TableCell444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48" style:parent-style-name="內文" style:family="paragraph">
      <style:text-properties style:font-name="Times New Roman" style:font-name-asian="華康中楷體" style:letter-kerning="false"/>
    </style:style>
    <style:style style:name="TableCell444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450" style:parent-style-name="內文" style:family="paragraph">
      <style:text-properties style:font-name="Times New Roman" style:font-name-asian="華康中楷體" style:letter-kerning="false"/>
    </style:style>
    <style:style style:name="TableCell4451"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452" style:parent-style-name="內文" style:family="paragraph">
      <style:text-properties style:font-name="Times New Roman" style:font-name-asian="華康中楷體" style:letter-kerning="false"/>
    </style:style>
    <style:style style:name="TableRow4453" style:family="table-row">
      <style:table-row-properties/>
    </style:style>
    <style:style style:name="TableCell4454" style:family="table-cell">
      <style:table-cell-properties fo:border-top="none" fo:border-left="0.0138in solid #000000" fo:border-bottom="0.0069in solid #000000" fo:border-right="0.0069in solid #000000" fo:background-color="#FFFFCC" style:writing-mode="lr-tb" style:vertical-align="middle" fo:padding-top="0in" fo:padding-left="0in" fo:padding-bottom="0in" fo:padding-right="0in" fo:wrap-option="no-wrap"/>
    </style:style>
    <style:style style:name="P4455"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456"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457"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4458"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459" style:parent-style-name="內文" style:family="paragraph">
      <style:text-properties style:font-name="Times New Roman" style:font-name-asian="華康中楷體" style:letter-kerning="false"/>
    </style:style>
    <style:style style:name="TableCell4460"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461" style:parent-style-name="內文" style:family="paragraph">
      <style:text-properties style:font-name="Times New Roman" style:font-name-asian="華康中楷體" style:letter-kerning="false"/>
    </style:style>
    <style:style style:name="TableCell4462"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463" style:parent-style-name="內文" style:family="paragraph">
      <style:text-properties style:font-name="Times New Roman" style:font-name-asian="華康中楷體" style:letter-kerning="false"/>
    </style:style>
    <style:style style:name="TableCell4464" style:family="table-cell">
      <style:table-cell-properties fo:border-top="none" fo:border-left="none" fo:border-bottom="0.0069in solid #000000" fo:border-right="0.0138in solid #000000" fo:background-color="#FFFFCC" style:writing-mode="lr-tb" style:vertical-align="middle" fo:padding-top="0in" fo:padding-left="0in" fo:padding-bottom="0in" fo:padding-right="0in" fo:wrap-option="no-wrap"/>
    </style:style>
    <style:style style:name="P4465" style:parent-style-name="內文" style:family="paragraph">
      <style:text-properties style:font-name="Times New Roman" style:font-name-asian="華康中楷體" style:letter-kerning="false"/>
    </style:style>
    <style:style style:name="TableRow4466" style:family="table-row">
      <style:table-row-properties/>
    </style:style>
    <style:style style:name="TableCell4467" style:family="table-cell">
      <style:table-cell-properties fo:border-top="none" fo:border-left="0.0138in solid #000000" fo:border-bottom="0.0069in solid #000000" fo:border-right="0.0069in solid #000000" fo:background-color="#FFFFFF" style:writing-mode="lr-tb" style:vertical-align="middle" fo:padding-top="0in" fo:padding-left="0in" fo:padding-bottom="0in" fo:padding-right="0in" fo:wrap-option="no-wrap"/>
    </style:style>
    <style:style style:name="T4468" style:parent-style-name="預設段落字型" style:family="text">
      <style:text-properties style:font-name="Times New Roman" style:font-name-asian="標楷體" style:letter-kerning="false" fo:font-size="10pt" style:font-size-asian="10pt" style:font-size-complex="10pt"/>
    </style:style>
    <style:style style:name="TableCell4469" style:family="table-cell">
      <style:table-cell-properties fo:border-top="none" fo:border-left="none" fo:border-bottom="0.0069in solid #000000" fo:border-right="0.0069in solid #000000" fo:background-color="#FFFFFF" style:writing-mode="lr-tb" style:vertical-align="middle" fo:padding-top="0in" fo:padding-left="0in" fo:padding-bottom="0in" fo:padding-right="0in" fo:wrap-option="no-wrap"/>
    </style:style>
    <style:style style:name="P447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71" style:family="table-cell">
      <style:table-cell-properties fo:border-top="0.0069in solid #000000" fo:border-left="none" fo:border-bottom="0.0069in solid #000000" fo:border-right="0.0069in solid #000000" fo:background-color="#FFFFFF" style:writing-mode="lr-tb" style:vertical-align="middle" fo:padding-top="0in" fo:padding-left="0in" fo:padding-bottom="0in" fo:padding-right="0in" fo:wrap-option="no-wrap"/>
    </style:style>
    <style:style style:name="P447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73" style:family="table-cell">
      <style:table-cell-properties fo:border-top="none" fo:border-left="none" fo:border-bottom="0.0069in solid #000000" fo:border-right="0.0069in solid #000000" fo:background-color="#FFFFFF" style:writing-mode="lr-tb" style:vertical-align="middle" fo:padding-top="0in" fo:padding-left="0in" fo:padding-bottom="0in" fo:padding-right="0in" fo:wrap-option="no-wrap"/>
    </style:style>
    <style:style style:name="P4474" style:parent-style-name="內文" style:family="paragraph">
      <style:paragraph-properties fo:text-align="center"/>
    </style:style>
    <style:style style:name="T4475" style:parent-style-name="預設段落字型" style:family="text">
      <style:text-properties style:font-name="Times New Roman" style:font-name-asian="標楷體" style:letter-kerning="false" fo:font-size="10pt" style:font-size-asian="10pt" style:font-size-complex="10pt"/>
    </style:style>
    <style:style style:name="TableCell4476" style:family="table-cell">
      <style:table-cell-properties fo:border-top="none" fo:border-left="none" fo:border-bottom="0.0069in solid #000000" fo:border-right="0.0069in solid #000000" fo:background-color="#FFFFFF" style:writing-mode="lr-tb" style:vertical-align="middle" fo:padding-top="0in" fo:padding-left="0in" fo:padding-bottom="0in" fo:padding-right="0in" fo:wrap-option="no-wrap"/>
    </style:style>
    <style:style style:name="P4477" style:parent-style-name="內文" style:family="paragraph">
      <style:paragraph-properties fo:text-align="center"/>
    </style:style>
    <style:style style:name="T4478" style:parent-style-name="預設段落字型" style:family="text">
      <style:text-properties style:font-name="Times New Roman" style:font-name-asian="標楷體" style:letter-kerning="false" fo:font-size="10pt" style:font-size-asian="10pt" style:font-size-complex="10pt"/>
    </style:style>
    <style:style style:name="TableCell4479" style:family="table-cell">
      <style:table-cell-properties fo:border-top="none" fo:border-left="none" fo:border-bottom="0.0069in solid #000000" fo:border-right="0.0138in solid #000000" fo:background-color="#FFFFFF" style:writing-mode="lr-tb" style:vertical-align="middle" fo:padding-top="0in" fo:padding-left="0in" fo:padding-bottom="0in" fo:padding-right="0in" fo:wrap-option="no-wrap"/>
    </style:style>
    <style:style style:name="T4480" style:parent-style-name="預設段落字型" style:family="text">
      <style:text-properties style:font-name="Times New Roman" style:font-name-asian="標楷體" style:letter-kerning="false" fo:font-size="10pt" style:font-size-asian="10pt" style:font-size-complex="10pt"/>
    </style:style>
    <style:style style:name="TableRow4481" style:family="table-row">
      <style:table-row-properties/>
    </style:style>
    <style:style style:name="P4482" style:parent-style-name="內文" style:family="paragraph">
      <style:text-properties style:font-name="Times New Roman" style:font-name-asian="華康中楷體" style:letter-kerning="false"/>
    </style:style>
    <style:style style:name="TableCell4483"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48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85" style:family="table-cell">
      <style:table-cell-properties fo:border-top="none" fo:border-left="none" fo:border-bottom="0.0069in solid #000000" fo:border-right="0.0069in solid #000000" fo:background-color="#FFFFFF" style:writing-mode="lr-tb" fo:padding-top="0in" fo:padding-left="0in" fo:padding-bottom="0in" fo:padding-right="0in"/>
    </style:style>
    <style:style style:name="P448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87" style:family="table-cell">
      <style:table-cell-properties fo:border-top="none" fo:border-left="none" fo:border-bottom="0.0069in solid #000000" fo:border-right="0.0069in solid #000000" fo:background-color="#FFFFFF" style:writing-mode="lr-tb" fo:padding-top="0in" fo:padding-left="0in" fo:padding-bottom="0in" fo:padding-right="0in"/>
    </style:style>
    <style:style style:name="P448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P4489" style:parent-style-name="內文" style:family="paragraph">
      <style:paragraph-properties fo:text-align="end"/>
      <style:text-properties style:font-name="Times New Roman" style:font-name-asian="標楷體" style:letter-kerning="false" fo:font-size="10pt" style:font-size-asian="10pt" style:font-size-complex="10pt"/>
    </style:style>
    <style:style style:name="TableCell4490"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491"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92"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493"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94"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495"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4496"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497" style:parent-style-name="內文" style:family="paragraph">
      <style:text-properties style:font-name="Times New Roman" style:font-name-asian="標楷體" style:letter-kerning="false" fo:font-size="10pt" style:font-size-asian="10pt" style:font-size-complex="10pt"/>
    </style:style>
    <style:style style:name="TableCell4498"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499" style:parent-style-name="內文" style:family="paragraph">
      <style:text-properties style:font-name="Times New Roman" style:font-name-asian="標楷體" style:letter-kerning="false" fo:font-size="10pt" style:font-size-asian="10pt" style:font-size-complex="10pt"/>
    </style:style>
    <style:style style:name="TableCell4500"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4501" style:parent-style-name="內文" style:family="paragraph">
      <style:text-properties style:font-name="Times New Roman" style:font-name-asian="標楷體" style:letter-kerning="false" fo:font-size="10pt" style:font-size-asian="10pt" style:font-size-complex="10pt"/>
    </style:style>
    <style:style style:name="P4502" style:parent-style-name="內文" style:family="paragraph">
      <style:text-properties style:font-name="Times New Roman" style:font-name-asian="華康中楷體" style:letter-kerning="false"/>
    </style:style>
    <style:style style:name="TableRow4503" style:family="table-row">
      <style:table-row-properties/>
    </style:style>
    <style:style style:name="TableCell4504"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505" style:parent-style-name="內文" style:family="paragraph">
      <style:text-properties style:font-name="Times New Roman" style:font-name-asian="華康中楷體" style:letter-kerning="false"/>
    </style:style>
    <style:style style:name="TableCell4506"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07" style:parent-style-name="內文" style:family="paragraph">
      <style:paragraph-properties fo:text-align="center"/>
      <style:text-properties style:font-name="Times New Roman" style:font-name-asian="華康中楷體" style:letter-kerning="false"/>
    </style:style>
    <style:style style:name="TableCell4508"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style:style>
    <style:style style:name="P4509" style:parent-style-name="內文" style:family="paragraph">
      <style:paragraph-properties fo:text-align="center"/>
      <style:text-properties style:font-name="Times New Roman" style:font-name-asian="華康中楷體" style:letter-kerning="false"/>
    </style:style>
    <style:style style:name="TableCell4510"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style:style>
    <style:style style:name="P4511" style:parent-style-name="內文" style:family="paragraph">
      <style:paragraph-properties fo:text-align="center"/>
      <style:text-properties style:font-name="Times New Roman" style:font-name-asian="華康中楷體" style:letter-kerning="false"/>
    </style:style>
    <style:style style:name="TableCell4512" style:family="table-cell">
      <style:table-cell-properties fo:border-top="0.0069in solid #000000"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13" style:parent-style-name="內文" style:family="paragraph">
      <style:paragraph-properties fo:text-align="end"/>
      <style:text-properties style:font-name="Times New Roman" style:font-name-asian="華康中楷體" style:letter-kerning="false"/>
    </style:style>
    <style:style style:name="TableCell4514"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15" style:parent-style-name="內文" style:family="paragraph">
      <style:paragraph-properties fo:text-align="end"/>
      <style:text-properties style:font-name="Times New Roman" style:font-name-asian="華康中楷體" style:letter-kerning="false"/>
    </style:style>
    <style:style style:name="TableCell4516"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17" style:parent-style-name="內文" style:family="paragraph">
      <style:paragraph-properties fo:text-align="end"/>
      <style:text-properties style:font-name="Times New Roman" style:font-name-asian="華康中楷體" style:letter-kerning="false"/>
    </style:style>
    <style:style style:name="TableCell451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19" style:parent-style-name="內文" style:family="paragraph">
      <style:paragraph-properties fo:text-align="end"/>
      <style:text-properties style:font-name="Times New Roman" style:font-name-asian="華康中楷體" style:letter-kerning="false"/>
    </style:style>
    <style:style style:name="TableCell452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21" style:parent-style-name="內文" style:family="paragraph">
      <style:text-properties style:font-name="Times New Roman" style:font-name-asian="華康中楷體" style:letter-kerning="false"/>
    </style:style>
    <style:style style:name="TableCell452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23" style:parent-style-name="內文" style:family="paragraph">
      <style:text-properties style:font-name="Times New Roman" style:font-name-asian="華康中楷體" style:letter-kerning="false"/>
    </style:style>
    <style:style style:name="TableCell452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25" style:parent-style-name="內文" style:family="paragraph">
      <style:text-properties style:font-name="Times New Roman" style:font-name-asian="華康中楷體" style:letter-kerning="false"/>
    </style:style>
    <style:style style:name="TableCell4526"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527" style:parent-style-name="內文" style:family="paragraph">
      <style:text-properties style:font-name="Times New Roman" style:font-name-asian="華康中楷體" style:letter-kerning="false"/>
    </style:style>
    <style:style style:name="TableRow4528" style:family="table-row">
      <style:table-row-properties/>
    </style:style>
    <style:style style:name="TableCell4529"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4530" style:parent-style-name="內文" style:family="paragraph">
      <style:text-properties style:font-name="Times New Roman" style:font-name-asian="華康中楷體" style:letter-kerning="false"/>
    </style:style>
    <style:style style:name="TableCell4531"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32" style:parent-style-name="內文" style:family="paragraph">
      <style:paragraph-properties fo:text-align="center"/>
      <style:text-properties style:font-name="Times New Roman" style:font-name-asian="華康中楷體" style:letter-kerning="false"/>
    </style:style>
    <style:style style:name="TableCell4533"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style:style>
    <style:style style:name="P4534" style:parent-style-name="內文" style:family="paragraph">
      <style:paragraph-properties fo:text-align="center"/>
      <style:text-properties style:font-name="Times New Roman" style:font-name-asian="華康中楷體" style:letter-kerning="false"/>
    </style:style>
    <style:style style:name="TableCell4535"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style:style>
    <style:style style:name="P4536" style:parent-style-name="內文" style:family="paragraph">
      <style:paragraph-properties fo:text-align="center"/>
      <style:text-properties style:font-name="Times New Roman" style:font-name-asian="華康中楷體" style:letter-kerning="false"/>
    </style:style>
    <style:style style:name="TableCell4537" style:family="table-cell">
      <style:table-cell-properties fo:border-top="0.0069in solid #000000"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38" style:parent-style-name="內文" style:family="paragraph">
      <style:paragraph-properties fo:text-align="end"/>
      <style:text-properties style:font-name="Times New Roman" style:font-name-asian="華康中楷體" style:letter-kerning="false"/>
    </style:style>
    <style:style style:name="TableCell4539"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40" style:parent-style-name="內文" style:family="paragraph">
      <style:paragraph-properties fo:text-align="end"/>
      <style:text-properties style:font-name="Times New Roman" style:font-name-asian="華康中楷體" style:letter-kerning="false"/>
    </style:style>
    <style:style style:name="TableCell4541"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4542" style:parent-style-name="內文" style:family="paragraph">
      <style:paragraph-properties fo:text-align="end"/>
      <style:text-properties style:font-name="Times New Roman" style:font-name-asian="華康中楷體" style:letter-kerning="false"/>
    </style:style>
    <style:style style:name="TableCell454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44" style:parent-style-name="內文" style:family="paragraph">
      <style:paragraph-properties fo:text-align="end"/>
      <style:text-properties style:font-name="Times New Roman" style:font-name-asian="華康中楷體" style:letter-kerning="false"/>
    </style:style>
    <style:style style:name="TableCell454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46" style:parent-style-name="內文" style:family="paragraph">
      <style:text-properties style:font-name="Times New Roman" style:font-name-asian="華康中楷體" style:letter-kerning="false"/>
    </style:style>
    <style:style style:name="TableCell454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48" style:parent-style-name="內文" style:family="paragraph">
      <style:text-properties style:font-name="Times New Roman" style:font-name-asian="華康中楷體" style:letter-kerning="false"/>
    </style:style>
    <style:style style:name="TableCell454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4550" style:parent-style-name="內文" style:family="paragraph">
      <style:text-properties style:font-name="Times New Roman" style:font-name-asian="華康中楷體" style:letter-kerning="false"/>
    </style:style>
    <style:style style:name="TableCell4551"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4552" style:parent-style-name="內文" style:family="paragraph">
      <style:text-properties style:font-name="Times New Roman" style:font-name-asian="華康中楷體" style:letter-kerning="false"/>
    </style:style>
    <style:style style:name="TableRow4553" style:family="table-row">
      <style:table-row-properties/>
    </style:style>
    <style:style style:name="TableCell4554" style:family="table-cell">
      <style:table-cell-properties fo:border-top="none" fo:border-left="0.0138in solid #000000" fo:border-bottom="0.0069in solid #000000" fo:border-right="0.0069in solid #000000" fo:background-color="#FFFFCC" style:writing-mode="lr-tb" style:vertical-align="middle" fo:padding-top="0in" fo:padding-left="0in" fo:padding-bottom="0in" fo:padding-right="0in" fo:wrap-option="no-wrap"/>
    </style:style>
    <style:style style:name="P4555" style:parent-style-name="內文" style:family="paragraph">
      <style:paragraph-properties fo:text-align="center"/>
    </style:style>
    <style:style style:name="T4556" style:parent-style-name="預設段落字型" style:family="text">
      <style:text-properties style:font-name="Times New Roman" style:font-name-asian="標楷體" style:letter-kerning="false" fo:font-size="11pt" style:font-size-asian="11pt" style:font-size-complex="11pt"/>
    </style:style>
    <style:style style:name="TableCell4557"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558" style:parent-style-name="內文" style:family="paragraph">
      <style:text-properties style:font-name="Times New Roman" style:font-name-asian="華康中楷體" style:letter-kerning="false"/>
    </style:style>
    <style:style style:name="TableCell4559"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560" style:parent-style-name="內文" style:family="paragraph">
      <style:text-properties style:font-name="Times New Roman" style:font-name-asian="華康中楷體" style:letter-kerning="false"/>
    </style:style>
    <style:style style:name="TableCell4561"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562" style:parent-style-name="內文" style:family="paragraph">
      <style:text-properties style:font-name="Times New Roman" style:font-name-asian="華康中楷體" style:letter-kerning="false"/>
    </style:style>
    <style:style style:name="TableCell4563" style:family="table-cell">
      <style:table-cell-properties fo:border-top="none" fo:border-left="none" fo:border-bottom="0.0069in solid #000000" fo:border-right="0.0138in solid #000000" fo:background-color="#FFFFCC" style:writing-mode="lr-tb" style:vertical-align="middle" fo:padding-top="0in" fo:padding-left="0in" fo:padding-bottom="0in" fo:padding-right="0in" fo:wrap-option="no-wrap"/>
    </style:style>
    <style:style style:name="P4564" style:parent-style-name="內文" style:family="paragraph">
      <style:text-properties style:font-name="Times New Roman" style:font-name-asian="華康中楷體" style:letter-kerning="false"/>
    </style:style>
    <style:style style:name="TableRow4565" style:family="table-row">
      <style:table-row-properties/>
    </style:style>
    <style:style style:name="TableCell4566" style:family="table-cell">
      <style:table-cell-properties fo:border-top="none" fo:border-left="0.0138in solid #000000" fo:border-bottom="0.0069in solid #000000" fo:border-right="0.0069in solid #000000" fo:background-color="#FFFFCC" style:writing-mode="lr-tb" style:vertical-align="middle" fo:padding-top="0in" fo:padding-left="0in" fo:padding-bottom="0in" fo:padding-right="0in" fo:wrap-option="no-wrap"/>
    </style:style>
    <style:style style:name="P4567" style:parent-style-name="內文" style:family="paragraph">
      <style:paragraph-properties fo:text-align="center"/>
    </style:style>
    <style:style style:name="T4568" style:parent-style-name="預設段落字型" style:family="text">
      <style:text-properties style:font-name="Times New Roman" style:font-name-asian="標楷體" style:letter-kerning="false" fo:font-size="11pt" style:font-size-asian="11pt" style:font-size-complex="11pt"/>
    </style:style>
    <style:style style:name="TableCell4569"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570" style:parent-style-name="內文" style:family="paragraph">
      <style:text-properties style:font-name="Times New Roman" style:font-name-asian="華康中楷體" style:letter-kerning="false"/>
    </style:style>
    <style:style style:name="TableCell4571"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572" style:parent-style-name="內文" style:family="paragraph">
      <style:text-properties style:font-name="Times New Roman" style:font-name-asian="華康中楷體" style:letter-kerning="false"/>
    </style:style>
    <style:style style:name="TableCell4573"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4574" style:parent-style-name="內文" style:family="paragraph">
      <style:text-properties style:font-name="Times New Roman" style:font-name-asian="華康中楷體" style:letter-kerning="false"/>
    </style:style>
    <style:style style:name="TableCell4575" style:family="table-cell">
      <style:table-cell-properties fo:border-top="none" fo:border-left="none" fo:border-bottom="0.0069in solid #000000" fo:border-right="0.0138in solid #000000" fo:background-color="#FFFFCC" style:writing-mode="lr-tb" style:vertical-align="middle" fo:padding-top="0in" fo:padding-left="0in" fo:padding-bottom="0in" fo:padding-right="0in" fo:wrap-option="no-wrap"/>
    </style:style>
    <style:style style:name="P4576" style:parent-style-name="內文" style:family="paragraph">
      <style:text-properties style:font-name="Times New Roman" style:font-name-asian="華康中楷體" style:letter-kerning="false"/>
    </style:style>
    <style:style style:name="P4577" style:parent-style-name="內文" style:family="paragraph">
      <style:paragraph-properties fo:widows="0" fo:orphans="0" style:vertical-align="baseline" fo:margin-left="0.3333in">
        <style:tab-stops/>
      </style:paragraph-properties>
      <style:text-properties style:font-name="Times New Roman" style:font-name-asian="標楷體" style:letter-kerning="false"/>
    </style:style>
    <style:style style:name="P4578"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style>
    <style:style style:name="P4579" style:parent-style-name="內文" style:family="paragraph">
      <style:paragraph-properties fo:widows="0" fo:orphans="0" style:vertical-align="baseline" fo:margin-left="0.5902in" fo:text-indent="-0.2569in">
        <style:tab-stops/>
      </style:paragraph-properties>
    </style:style>
    <style:style style:name="T4580" style:parent-style-name="預設段落字型" style:family="text">
      <style:text-properties style:font-name="Times New Roman" style:font-name-asian="標楷體" style:letter-kerning="false" style:font-size-complex="10pt"/>
    </style:style>
    <style:style style:name="T4581" style:parent-style-name="預設段落字型" style:family="text">
      <style:text-properties style:font-name="Times New Roman" style:font-name-asian="標楷體" style:letter-kerning="false"/>
    </style:style>
    <style:style style:name="T4582" style:parent-style-name="預設段落字型" style:family="text">
      <style:text-properties style:font-name="Times New Roman" style:font-name-asian="標楷體" style:letter-kerning="false"/>
    </style:style>
    <style:style style:name="T4583" style:parent-style-name="預設段落字型" style:family="text">
      <style:text-properties style:font-name="Times New Roman" style:font-name-asian="標楷體" style:letter-kerning="false"/>
    </style:style>
    <style:style style:name="T4584" style:parent-style-name="預設段落字型" style:family="text">
      <style:text-properties style:font-name="Times New Roman" style:font-name-asian="標楷體" style:letter-kerning="false"/>
    </style:style>
    <style:style style:name="T4585" style:parent-style-name="預設段落字型" style:family="text">
      <style:text-properties style:font-name="Times New Roman" style:font-name-asian="標楷體" style:letter-kerning="false"/>
    </style:style>
    <style:style style:name="P4586" style:parent-style-name="內文" style:family="paragraph">
      <style:paragraph-properties fo:widows="0" fo:orphans="0" fo:break-before="page" fo:text-align="justify" style:vertical-align="baseline" fo:margin-bottom="0.0833in" fo:line-height="0.2777in"/>
    </style:style>
    <style:style style:name="T4587" style:parent-style-name="預設段落字型" style:family="text">
      <style:text-properties style:font-name="Times New Roman" style:font-name-asian="標楷體" style:letter-kerning="false" fo:font-size="13pt" style:font-size-asian="13pt" style:font-size-complex="10pt"/>
    </style:style>
    <style:style style:name="T4588" style:parent-style-name="預設段落字型" style:family="text">
      <style:text-properties style:font-name="Times New Roman" style:font-name-asian="標楷體" style:letter-kerning="false"/>
    </style:style>
    <style:style style:name="P4589" style:parent-style-name="內文" style:family="paragraph">
      <style:paragraph-properties fo:text-align="end"/>
      <style:text-properties style:font-name="Times New Roman" style:font-name-asian="標楷體" style:letter-kerning="false"/>
    </style:style>
    <style:style style:name="TableColumn4591" style:family="table-column">
      <style:table-column-properties style:column-width="1.425in"/>
    </style:style>
    <style:style style:name="TableColumn4592" style:family="table-column">
      <style:table-column-properties style:column-width="1.0715in"/>
    </style:style>
    <style:style style:name="TableColumn4593" style:family="table-column">
      <style:table-column-properties style:column-width="0.9944in"/>
    </style:style>
    <style:style style:name="TableColumn4594" style:family="table-column">
      <style:table-column-properties style:column-width="0.9944in"/>
    </style:style>
    <style:style style:name="TableColumn4595" style:family="table-column">
      <style:table-column-properties style:column-width="0.9944in"/>
    </style:style>
    <style:style style:name="TableColumn4596" style:family="table-column">
      <style:table-column-properties style:column-width="0.9944in"/>
    </style:style>
    <style:style style:name="Table4590" style:family="table">
      <style:table-properties style:width="6.4743in" style:rel-width="96%" fo:margin-left="0in" table:align="right"/>
    </style:style>
    <style:style style:name="TableRow4597" style:family="table-row">
      <style:table-row-properties/>
    </style:style>
    <style:style style:name="TableCell4598" style:family="table-cell">
      <style:table-cell-properties fo:border-top="0.0138in solid #000000" fo:border-left="0.0138in solid #000000" fo:border-bottom="0.0069in solid #000000" fo:border-right="0.0069in solid #000000" style:writing-mode="lr-tb" style:vertical-align="middle" fo:padding-top="0in" fo:padding-left="0.0194in" fo:padding-bottom="0in" fo:padding-right="0.0194in" fo:wrap-option="no-wrap"/>
    </style:style>
    <style:style style:name="P4599" style:parent-style-name="內文" style:family="paragraph">
      <style:paragraph-properties fo:text-align="center"/>
    </style:style>
    <style:style style:name="T4600" style:parent-style-name="預設段落字型" style:family="text">
      <style:text-properties style:font-name="標楷體" style:font-name-asian="標楷體" style:letter-kerning="false"/>
    </style:style>
    <style:style style:name="TableCell4601"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fo:wrap-option="no-wrap"/>
    </style:style>
    <style:style style:name="P4602" style:parent-style-name="內文" style:family="paragraph">
      <style:paragraph-properties fo:text-align="center"/>
    </style:style>
    <style:style style:name="T4603" style:parent-style-name="預設段落字型" style:family="text">
      <style:text-properties style:font-name="標楷體" style:font-name-asian="標楷體" style:letter-kerning="false"/>
    </style:style>
    <style:style style:name="TableCell4604"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fo:wrap-option="no-wrap"/>
    </style:style>
    <style:style style:name="P4605" style:parent-style-name="內文" style:family="paragraph">
      <style:paragraph-properties fo:text-align="center"/>
    </style:style>
    <style:style style:name="T4606" style:parent-style-name="預設段落字型" style:family="text">
      <style:text-properties style:font-name="標楷體" style:font-name-asian="標楷體" style:letter-kerning="false"/>
    </style:style>
    <style:style style:name="TableCell4607" style:family="table-cell">
      <style:table-cell-properties fo:border-top="0.0138in solid #000000" fo:border-left="none" fo:border-bottom="0.0069in solid #000000" fo:border-right="0.0138in solid #000000" style:writing-mode="lr-tb" style:vertical-align="middle" fo:padding-top="0in" fo:padding-left="0.0194in" fo:padding-bottom="0in" fo:padding-right="0.0194in" fo:wrap-option="no-wrap"/>
    </style:style>
    <style:style style:name="P4608" style:parent-style-name="內文" style:family="paragraph">
      <style:paragraph-properties fo:text-align="center"/>
    </style:style>
    <style:style style:name="T4609" style:parent-style-name="預設段落字型" style:family="text">
      <style:text-properties style:font-name="標楷體" style:font-name-asian="標楷體" style:letter-kerning="false"/>
    </style:style>
    <style:style style:name="TableRow4610" style:family="table-row">
      <style:table-row-properties/>
    </style:style>
    <style:style style:name="P4611" style:parent-style-name="內文" style:family="paragraph">
      <style:text-properties style:font-name="Times New Roman" style:font-name-asian="華康中楷體" style:letter-kerning="false"/>
    </style:style>
    <style:style style:name="P4612" style:parent-style-name="內文" style:family="paragraph">
      <style:text-properties style:font-name="Times New Roman" style:font-name-asian="華康中楷體" style:letter-kerning="false"/>
    </style:style>
    <style:style style:name="P4613" style:parent-style-name="內文" style:family="paragraph">
      <style:text-properties style:font-name="Times New Roman" style:font-name-asian="華康中楷體" style:letter-kerning="false"/>
    </style:style>
    <style:style style:name="TableCell4614"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615" style:parent-style-name="內文" style:family="paragraph">
      <style:paragraph-properties fo:text-align="center"/>
      <style:text-properties style:font-name="標楷體" style:font-name-asian="標楷體" style:font-name-complex="PMingLiU" style:letter-kerning="false"/>
    </style:style>
    <style:style style:name="TableCell4616"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617" style:parent-style-name="內文" style:family="paragraph">
      <style:paragraph-properties fo:text-align="center"/>
      <style:text-properties style:font-name="標楷體" style:font-name-asian="標楷體" style:font-name-complex="PMingLiU" style:letter-kerning="false"/>
    </style:style>
    <style:style style:name="TableCell4618"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619" style:parent-style-name="內文" style:family="paragraph">
      <style:paragraph-properties fo:text-align="center"/>
    </style:style>
    <style:style style:name="T4620" style:parent-style-name="預設段落字型" style:family="text">
      <style:text-properties style:font-name="標楷體" style:font-name-asian="標楷體" style:letter-kerning="false"/>
    </style:style>
    <style:style style:name="TableRow4621" style:family="table-row">
      <style:table-row-properties/>
    </style:style>
    <style:style style:name="TableCell4622" style:family="table-cell">
      <style:table-cell-properties fo:border-top="0.0069in solid #000000" fo:border-left="0.0138in solid #000000" fo:border-bottom="0.0069in solid #000000" fo:border-right="0.0138in solid #000000" style:writing-mode="lr-tb" style:vertical-align="middle" fo:padding-top="0in" fo:padding-left="0.0194in" fo:padding-bottom="0in" fo:padding-right="0.0194in" fo:wrap-option="no-wrap"/>
    </style:style>
    <style:style style:name="T4623" style:parent-style-name="預設段落字型" style:family="text">
      <style:text-properties style:font-name="標楷體" style:font-name-asian="標楷體" style:letter-kerning="false"/>
    </style:style>
    <style:style style:name="TableRow4624" style:family="table-row">
      <style:table-row-properties/>
    </style:style>
    <style:style style:name="TableCell4625"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fo:wrap-option="no-wrap"/>
    </style:style>
    <style:style style:name="P4626" style:parent-style-name="內文" style:family="paragraph">
      <style:text-properties style:font-name="標楷體" style:font-name-asian="標楷體" style:font-name-complex="PMingLiU" style:letter-kerning="false"/>
    </style:style>
    <style:style style:name="TableCell462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28" style:parent-style-name="內文" style:family="paragraph">
      <style:paragraph-properties fo:text-align="end"/>
      <style:text-properties style:font-name="Times New Roman" style:font-name-asian="華康中楷體" style:letter-kerning="false"/>
    </style:style>
    <style:style style:name="TableCell462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30" style:parent-style-name="內文" style:family="paragraph">
      <style:paragraph-properties fo:text-align="center"/>
      <style:text-properties style:font-name="Times New Roman" style:font-name-asian="華康中楷體" style:letter-kerning="false"/>
    </style:style>
    <style:style style:name="TableCell463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32" style:parent-style-name="內文" style:family="paragraph">
      <style:paragraph-properties fo:text-align="end"/>
      <style:text-properties style:font-name="Times New Roman" style:font-name-asian="華康中楷體" style:letter-kerning="false"/>
    </style:style>
    <style:style style:name="TableCell463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34" style:parent-style-name="內文" style:family="paragraph">
      <style:paragraph-properties fo:text-align="end"/>
      <style:text-properties style:font-name="Times New Roman" style:font-name-asian="華康中楷體" style:letter-kerning="false"/>
    </style:style>
    <style:style style:name="TableCell4635"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636" style:parent-style-name="內文" style:family="paragraph">
      <style:paragraph-properties fo:text-align="end"/>
      <style:text-properties style:font-name="Times New Roman" style:font-name-asian="華康中楷體" style:letter-kerning="false"/>
    </style:style>
    <style:style style:name="TableRow4637" style:family="table-row">
      <style:table-row-properties/>
    </style:style>
    <style:style style:name="TableCell4638"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fo:wrap-option="no-wrap"/>
    </style:style>
    <style:style style:name="P4639" style:parent-style-name="內文" style:family="paragraph">
      <style:text-properties style:font-name="標楷體" style:font-name-asian="標楷體" style:font-name-complex="PMingLiU" style:letter-kerning="false"/>
    </style:style>
    <style:style style:name="TableCell464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41" style:parent-style-name="內文" style:family="paragraph">
      <style:paragraph-properties fo:text-align="end"/>
      <style:text-properties style:font-name="Times New Roman" style:font-name-asian="華康中楷體" style:letter-kerning="false"/>
    </style:style>
    <style:style style:name="TableCell464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43" style:parent-style-name="內文" style:family="paragraph">
      <style:paragraph-properties fo:text-align="center"/>
      <style:text-properties style:font-name="Times New Roman" style:font-name-asian="華康中楷體" style:letter-kerning="false"/>
    </style:style>
    <style:style style:name="TableCell464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45" style:parent-style-name="內文" style:family="paragraph">
      <style:paragraph-properties fo:text-align="end"/>
      <style:text-properties style:font-name="Times New Roman" style:font-name-asian="華康中楷體" style:letter-kerning="false"/>
    </style:style>
    <style:style style:name="TableCell464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47" style:parent-style-name="內文" style:family="paragraph">
      <style:paragraph-properties fo:text-align="end"/>
      <style:text-properties style:font-name="Times New Roman" style:font-name-asian="華康中楷體" style:letter-kerning="false"/>
    </style:style>
    <style:style style:name="TableCell4648"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649" style:parent-style-name="內文" style:family="paragraph">
      <style:paragraph-properties fo:text-align="end"/>
      <style:text-properties style:font-name="Times New Roman" style:font-name-asian="華康中楷體" style:letter-kerning="false"/>
    </style:style>
    <style:style style:name="TableRow4650" style:family="table-row">
      <style:table-row-properties/>
    </style:style>
    <style:style style:name="TableCell4651" style:family="table-cell">
      <style:table-cell-properties fo:border-top="0.0069in solid #000000" fo:border-left="0.0138in solid #000000" fo:border-bottom="0.0069in solid #000000" fo:border-right="0.0069in solid #000000" fo:background-color="#FFFFC0" style:writing-mode="lr-tb" style:vertical-align="middle" fo:padding-top="0in" fo:padding-left="0.0194in" fo:padding-bottom="0in" fo:padding-right="0.0194in" fo:wrap-option="no-wrap"/>
    </style:style>
    <style:style style:name="P4652" style:parent-style-name="內文" style:family="paragraph">
      <style:paragraph-properties fo:text-align="center"/>
    </style:style>
    <style:style style:name="T4653" style:parent-style-name="預設段落字型" style:family="text">
      <style:text-properties style:font-name="標楷體" style:font-name-asian="標楷體" fo:font-weight="bold" style:font-weight-asian="bold" style:font-weight-complex="bold" style:letter-kerning="false"/>
    </style:style>
    <style:style style:name="TableCell4654"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655"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656"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657"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658" style:family="table-cell">
      <style:table-cell-properties fo:border-top="none" fo:border-left="none" fo:border-bottom="0.0069in solid #000000" fo:border-right="0.0138in solid #000000" fo:background-color="#FFFFC0" style:writing-mode="lr-tb" style:vertical-align="middle" fo:padding-top="0in" fo:padding-left="0.0194in" fo:padding-bottom="0in" fo:padding-right="0.0194in" fo:wrap-option="no-wrap"/>
    </style:style>
    <style:style style:name="P4659"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Row4660" style:family="table-row">
      <style:table-row-properties/>
    </style:style>
    <style:style style:name="TableCell4661" style:family="table-cell">
      <style:table-cell-properties fo:border-top="0.0069in solid #000000" fo:border-left="0.0138in solid #000000" fo:border-bottom="0.0069in solid #000000" fo:border-right="0.0138in solid #000000" style:writing-mode="lr-tb" style:vertical-align="middle" fo:padding-top="0in" fo:padding-left="0.0194in" fo:padding-bottom="0in" fo:padding-right="0.0194in" fo:wrap-option="no-wrap"/>
    </style:style>
    <style:style style:name="T4662" style:parent-style-name="預設段落字型" style:family="text">
      <style:text-properties style:font-name="標楷體" style:font-name-asian="標楷體" style:letter-kerning="false"/>
    </style:style>
    <style:style style:name="TableRow4663" style:family="table-row">
      <style:table-row-properties/>
    </style:style>
    <style:style style:name="TableCell4664"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fo:wrap-option="no-wrap"/>
    </style:style>
    <style:style style:name="P4665" style:parent-style-name="內文" style:family="paragraph">
      <style:text-properties style:font-name="標楷體" style:font-name-asian="標楷體" style:font-name-complex="PMingLiU" style:letter-kerning="false"/>
    </style:style>
    <style:style style:name="TableCell466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67" style:parent-style-name="內文" style:family="paragraph">
      <style:paragraph-properties fo:text-align="end"/>
      <style:text-properties style:font-name="Times New Roman" style:font-name-asian="華康中楷體" style:letter-kerning="false"/>
    </style:style>
    <style:style style:name="TableCell466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69" style:parent-style-name="內文" style:family="paragraph">
      <style:paragraph-properties fo:text-align="center"/>
      <style:text-properties style:font-name="Times New Roman" style:font-name-asian="華康中楷體" style:letter-kerning="false"/>
    </style:style>
    <style:style style:name="TableCell467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71" style:parent-style-name="內文" style:family="paragraph">
      <style:paragraph-properties fo:text-align="end"/>
      <style:text-properties style:font-name="Times New Roman" style:font-name-asian="華康中楷體" style:letter-kerning="false"/>
    </style:style>
    <style:style style:name="TableCell467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73" style:parent-style-name="內文" style:family="paragraph">
      <style:paragraph-properties fo:text-align="end"/>
      <style:text-properties style:font-name="Times New Roman" style:font-name-asian="華康中楷體" style:letter-kerning="false"/>
    </style:style>
    <style:style style:name="TableCell4674"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675" style:parent-style-name="內文" style:family="paragraph">
      <style:paragraph-properties fo:text-align="end"/>
      <style:text-properties style:font-name="Times New Roman" style:font-name-asian="華康中楷體" style:letter-kerning="false"/>
    </style:style>
    <style:style style:name="TableRow4676" style:family="table-row">
      <style:table-row-properties/>
    </style:style>
    <style:style style:name="TableCell4677"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fo:wrap-option="no-wrap"/>
    </style:style>
    <style:style style:name="P4678" style:parent-style-name="內文" style:family="paragraph">
      <style:text-properties style:font-name="標楷體" style:font-name-asian="標楷體" style:font-name-complex="PMingLiU" style:letter-kerning="false"/>
    </style:style>
    <style:style style:name="TableCell467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80" style:parent-style-name="內文" style:family="paragraph">
      <style:paragraph-properties fo:text-align="end"/>
      <style:text-properties style:font-name="Times New Roman" style:font-name-asian="華康中楷體" style:letter-kerning="false"/>
    </style:style>
    <style:style style:name="TableCell468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82" style:parent-style-name="內文" style:family="paragraph">
      <style:paragraph-properties fo:text-align="center"/>
      <style:text-properties style:font-name="Times New Roman" style:font-name-asian="華康中楷體" style:letter-kerning="false"/>
    </style:style>
    <style:style style:name="TableCell468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84" style:parent-style-name="內文" style:family="paragraph">
      <style:paragraph-properties fo:text-align="end"/>
      <style:text-properties style:font-name="Times New Roman" style:font-name-asian="華康中楷體" style:letter-kerning="false"/>
    </style:style>
    <style:style style:name="TableCell468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686" style:parent-style-name="內文" style:family="paragraph">
      <style:paragraph-properties fo:text-align="end"/>
      <style:text-properties style:font-name="Times New Roman" style:font-name-asian="華康中楷體" style:letter-kerning="false"/>
    </style:style>
    <style:style style:name="TableCell4687"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688" style:parent-style-name="內文" style:family="paragraph">
      <style:paragraph-properties fo:text-align="end"/>
      <style:text-properties style:font-name="Times New Roman" style:font-name-asian="華康中楷體" style:letter-kerning="false"/>
    </style:style>
    <style:style style:name="TableRow4689" style:family="table-row">
      <style:table-row-properties/>
    </style:style>
    <style:style style:name="TableCell4690" style:family="table-cell">
      <style:table-cell-properties fo:border-top="0.0069in solid #000000" fo:border-left="0.0138in solid #000000" fo:border-bottom="0.0069in solid #000000" fo:border-right="0.0069in solid #000000" fo:background-color="#FFFFC0" style:writing-mode="lr-tb" style:vertical-align="middle" fo:padding-top="0in" fo:padding-left="0.0194in" fo:padding-bottom="0in" fo:padding-right="0.0194in" fo:wrap-option="no-wrap"/>
    </style:style>
    <style:style style:name="P4691" style:parent-style-name="內文" style:family="paragraph">
      <style:paragraph-properties fo:text-align="center"/>
    </style:style>
    <style:style style:name="T4692" style:parent-style-name="預設段落字型" style:family="text">
      <style:text-properties style:font-name="標楷體" style:font-name-asian="標楷體" fo:font-weight="bold" style:font-weight-asian="bold" style:font-weight-complex="bold" style:letter-kerning="false"/>
    </style:style>
    <style:style style:name="TableCell4693"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694"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695"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696"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697" style:family="table-cell">
      <style:table-cell-properties fo:border-top="none" fo:border-left="none" fo:border-bottom="0.0069in solid #000000" fo:border-right="0.0138in solid #000000" fo:background-color="#FFFFC0" style:writing-mode="lr-tb" style:vertical-align="middle" fo:padding-top="0in" fo:padding-left="0.0194in" fo:padding-bottom="0in" fo:padding-right="0.0194in" fo:wrap-option="no-wrap"/>
    </style:style>
    <style:style style:name="P4698"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Row4699" style:family="table-row">
      <style:table-row-properties/>
    </style:style>
    <style:style style:name="TableCell4700" style:family="table-cell">
      <style:table-cell-properties fo:border-top="0.0069in solid #000000" fo:border-left="0.0138in solid #000000" fo:border-bottom="0.0138in solid #000000" fo:border-right="0.0069in solid #000000" fo:background-color="#D8E4BC" style:writing-mode="lr-tb" style:vertical-align="middle" fo:padding-top="0in" fo:padding-left="0.0194in" fo:padding-bottom="0in" fo:padding-right="0.0194in" fo:wrap-option="no-wrap"/>
    </style:style>
    <style:style style:name="P4701" style:parent-style-name="內文" style:family="paragraph">
      <style:paragraph-properties fo:text-align="center"/>
    </style:style>
    <style:style style:name="T4702" style:parent-style-name="預設段落字型" style:family="text">
      <style:text-properties style:font-name="標楷體" style:font-name-asian="標楷體" fo:font-weight="bold" style:font-weight-asian="bold" style:font-weight-complex="bold" style:letter-kerning="false"/>
    </style:style>
    <style:style style:name="TableCell4703"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4704"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705"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4706"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707" style:family="table-cell">
      <style:table-cell-properties fo:border-top="none" fo:border-left="none" fo:border-bottom="0.0138in solid #000000" fo:border-right="0.0138in solid #000000" fo:background-color="#D8E4BC" style:writing-mode="lr-tb" style:vertical-align="middle" fo:padding-top="0in" fo:padding-left="0.0194in" fo:padding-bottom="0in" fo:padding-right="0.0194in" fo:wrap-option="no-wrap"/>
    </style:style>
    <style:style style:name="P4708"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P4709" style:parent-style-name="內文" style:family="paragraph">
      <style:paragraph-properties fo:text-align="end"/>
      <style:text-properties style:font-name="Times New Roman" style:font-name-asian="標楷體" style:letter-kerning="false"/>
    </style:style>
    <style:style style:name="P4710" style:parent-style-name="內文" style:family="paragraph">
      <style:paragraph-properties fo:margin-left="0.3333in">
        <style:tab-stops/>
      </style:paragraph-properties>
      <style:text-properties style:font-name="Times New Roman" style:font-name-asian="標楷體" style:letter-kerning="false" style:font-size-complex="10pt"/>
    </style:style>
    <style:style style:name="P4711" style:parent-style-name="內文" style:family="paragraph">
      <style:paragraph-properties fo:widows="0" fo:orphans="0" style:vertical-align="baseline" fo:margin-left="0.5902in" fo:text-indent="-0.2569in">
        <style:tab-stops/>
      </style:paragraph-properties>
    </style:style>
    <style:style style:name="T4712" style:parent-style-name="預設段落字型" style:family="text">
      <style:text-properties style:font-name="Times New Roman" style:font-name-asian="標楷體" style:letter-kerning="false" style:font-size-complex="10pt"/>
    </style:style>
    <style:style style:name="T4713" style:parent-style-name="預設段落字型" style:family="text">
      <style:text-properties style:font-name="Times New Roman" style:font-name-asian="標楷體" style:letter-kerning="false" style:font-size-complex="10pt"/>
    </style:style>
    <style:style style:name="T4714" style:parent-style-name="預設段落字型" style:family="text">
      <style:text-properties style:font-name="Times New Roman" style:font-name-asian="標楷體" style:letter-kerning="false"/>
    </style:style>
    <style:style style:name="T4715" style:parent-style-name="預設段落字型" style:family="text">
      <style:text-properties style:font-name="Times New Roman" style:font-name-asian="標楷體" style:letter-kerning="false" style:font-size-complex="10pt"/>
    </style:style>
    <style:style style:name="P4716"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font-size-complex="10pt"/>
    </style:style>
    <style:style style:name="P4717" style:parent-style-name="內文" style:family="paragraph">
      <style:paragraph-properties fo:widows="0" fo:orphans="0" style:vertical-align="baseline" fo:margin-left="0.5902in" fo:text-indent="-0.2569in">
        <style:tab-stops/>
      </style:paragraph-properties>
    </style:style>
    <style:style style:name="T4718" style:parent-style-name="預設段落字型" style:family="text">
      <style:text-properties style:font-name="Times New Roman" style:font-name-asian="標楷體" style:letter-kerning="false" style:font-size-complex="10pt"/>
    </style:style>
    <style:style style:name="T4719" style:parent-style-name="預設段落字型" style:family="text">
      <style:text-properties style:font-name="Times New Roman" style:font-name-asian="標楷體" style:letter-kerning="false"/>
    </style:style>
    <style:style style:name="T4720" style:parent-style-name="預設段落字型" style:family="text">
      <style:text-properties style:font-name="Times New Roman" style:font-name-asian="標楷體" style:letter-kerning="false"/>
    </style:style>
    <style:style style:name="T4721" style:parent-style-name="預設段落字型" style:family="text">
      <style:text-properties style:font-name="Times New Roman" style:font-name-asian="標楷體" style:letter-kerning="false"/>
    </style:style>
    <style:style style:name="T4722" style:parent-style-name="預設段落字型" style:family="text">
      <style:text-properties style:font-name="Times New Roman" style:font-name-asian="標楷體" style:letter-kerning="false"/>
    </style:style>
    <style:style style:name="T4723" style:parent-style-name="預設段落字型" style:family="text">
      <style:text-properties style:font-name="Times New Roman" style:font-name-asian="標楷體" style:letter-kerning="false"/>
    </style:style>
    <style:style style:name="P4724" style:parent-style-name="內文" style:family="paragraph">
      <style:paragraph-properties fo:widows="0" fo:orphans="0" fo:break-before="page" style:vertical-align="baseline"/>
    </style:style>
    <style:style style:name="P4725"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4726" style:parent-style-name="內文" style:family="paragraph">
      <style:paragraph-properties fo:text-align="end"/>
      <style:text-properties style:font-name="Times New Roman" style:font-name-asian="標楷體" style:letter-kerning="false"/>
    </style:style>
    <style:style style:name="TableColumn4728" style:family="table-column">
      <style:table-column-properties style:column-width="0.3604in"/>
    </style:style>
    <style:style style:name="TableColumn4729" style:family="table-column">
      <style:table-column-properties style:column-width="0.5152in"/>
    </style:style>
    <style:style style:name="TableColumn4730" style:family="table-column">
      <style:table-column-properties style:column-width="0.5513in"/>
    </style:style>
    <style:style style:name="TableColumn4731" style:family="table-column">
      <style:table-column-properties style:column-width="1.1013in"/>
    </style:style>
    <style:style style:name="TableColumn4732" style:family="table-column">
      <style:table-column-properties style:column-width="1.193in"/>
    </style:style>
    <style:style style:name="TableColumn4733" style:family="table-column">
      <style:table-column-properties style:column-width="0.918in"/>
    </style:style>
    <style:style style:name="TableColumn4734" style:family="table-column">
      <style:table-column-properties style:column-width="0.8263in"/>
    </style:style>
    <style:style style:name="TableColumn4735" style:family="table-column">
      <style:table-column-properties style:column-width="1.0083in"/>
    </style:style>
    <style:style style:name="Table4727" style:family="table">
      <style:table-properties style:width="6.4743in" style:rel-width="100%" fo:margin-left="0in" table:align="right"/>
    </style:style>
    <style:style style:name="TableRow4736" style:family="table-row">
      <style:table-row-properties/>
    </style:style>
    <style:style style:name="TableCell4737" style:family="table-cell">
      <style:table-cell-properties fo:border-top="0.0138in solid #000000" fo:border-left="0.0138in solid #000000" fo:border-bottom="0.0069in solid #000000" fo:border-right="0.0069in solid #000000" style:writing-mode="lr-tb" style:vertical-align="middle" fo:padding-top="0in" fo:padding-left="0.0194in" fo:padding-bottom="0in" fo:padding-right="0.0194in"/>
    </style:style>
    <style:style style:name="P4738" style:parent-style-name="內文" style:family="paragraph">
      <style:paragraph-properties fo:text-align="center"/>
    </style:style>
    <style:style style:name="T4739" style:parent-style-name="預設段落字型" style:family="text">
      <style:text-properties style:font-name="標楷體" style:font-name-asian="標楷體" style:letter-kerning="false"/>
    </style:style>
    <style:style style:name="TableCell4740" style:family="table-cell">
      <style:table-cell-properties fo:border-top="0.0138in solid #000000" fo:border-left="none" fo:border-bottom="0.0069in solid #000000" fo:border-right="0.0069in solid #000000" style:writing-mode="lr-tb" style:vertical-align="middle" fo:padding-top="0in" fo:padding-left="0.0194in" fo:padding-bottom="0in" fo:padding-right="0.0194in"/>
    </style:style>
    <style:style style:name="P4741" style:parent-style-name="內文" style:family="paragraph">
      <style:paragraph-properties fo:text-align="center"/>
      <style:text-properties style:font-name="標楷體" style:font-name-asian="標楷體" style:font-name-complex="PMingLiU" style:letter-kerning="false"/>
    </style:style>
    <style:style style:name="TableCell4742"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style:style>
    <style:style style:name="P4743" style:parent-style-name="內文" style:family="paragraph">
      <style:paragraph-properties fo:text-align="center"/>
    </style:style>
    <style:style style:name="T4744" style:parent-style-name="預設段落字型" style:family="text">
      <style:text-properties style:font-name="標楷體" style:font-name-asian="標楷體" style:letter-kerning="false"/>
    </style:style>
    <style:style style:name="TableCell4745"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style:style>
    <style:style style:name="P4746" style:parent-style-name="內文" style:family="paragraph">
      <style:paragraph-properties fo:text-align="center"/>
    </style:style>
    <style:style style:name="T4747" style:parent-style-name="預設段落字型" style:family="text">
      <style:text-properties style:font-name="標楷體" style:font-name-asian="標楷體" style:letter-kerning="false"/>
    </style:style>
    <style:style style:name="TableCell4748" style:family="table-cell">
      <style:table-cell-properties fo:border-top="0.0138in solid #000000" fo:border-left="none" fo:border-bottom="0.0069in solid #000000" fo:border-right="0.0138in solid #000000" style:writing-mode="lr-tb" style:vertical-align="middle" fo:padding-top="0in" fo:padding-left="0.0194in" fo:padding-bottom="0in" fo:padding-right="0.0194in"/>
    </style:style>
    <style:style style:name="P4749" style:parent-style-name="內文" style:family="paragraph">
      <style:paragraph-properties fo:text-align="center"/>
    </style:style>
    <style:style style:name="T4750" style:parent-style-name="預設段落字型" style:family="text">
      <style:text-properties style:font-name="標楷體" style:font-name-asian="標楷體" style:letter-kerning="false"/>
    </style:style>
    <style:style style:name="TableRow4751" style:family="table-row">
      <style:table-row-properties/>
    </style:style>
    <style:style style:name="P4752" style:parent-style-name="內文" style:family="paragraph">
      <style:text-properties style:font-name="Times New Roman" style:font-name-asian="華康中楷體" style:letter-kerning="false"/>
    </style:style>
    <style:style style:name="TableCell475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4754" style:parent-style-name="內文" style:family="paragraph">
      <style:paragraph-properties fo:text-align="center"/>
    </style:style>
    <style:style style:name="T4755" style:parent-style-name="預設段落字型" style:family="text">
      <style:text-properties style:font-name="標楷體" style:font-name-asian="標楷體" style:letter-kerning="false"/>
    </style:style>
    <style:style style:name="T4756" style:parent-style-name="預設段落字型" style:family="text">
      <style:text-properties style:font-name="Microsoft JhengHei" style:font-name-asian="Microsoft JhengHei" style:letter-kerning="false"/>
    </style:style>
    <style:style style:name="TableCell475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4758" style:parent-style-name="內文" style:family="paragraph">
      <style:paragraph-properties fo:text-align="center"/>
    </style:style>
    <style:style style:name="T4759" style:parent-style-name="預設段落字型" style:family="text">
      <style:text-properties style:font-name="標楷體" style:font-name-asian="標楷體" style:letter-kerning="false"/>
    </style:style>
    <style:style style:name="P4760" style:parent-style-name="內文" style:family="paragraph">
      <style:text-properties style:font-name="Times New Roman" style:font-name-asian="華康中楷體" style:letter-kerning="false"/>
    </style:style>
    <style:style style:name="P4761" style:parent-style-name="內文" style:family="paragraph">
      <style:text-properties style:font-name="Times New Roman" style:font-name-asian="華康中楷體" style:letter-kerning="false"/>
    </style:style>
    <style:style style:name="TableCell4762"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763" style:parent-style-name="內文" style:family="paragraph">
      <style:paragraph-properties fo:text-align="center"/>
      <style:text-properties style:font-name="標楷體" style:font-name-asian="標楷體" style:font-name-complex="PMingLiU" style:letter-kerning="false"/>
    </style:style>
    <style:style style:name="TableCell4764"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765" style:parent-style-name="內文" style:family="paragraph">
      <style:paragraph-properties fo:text-align="center"/>
      <style:text-properties style:font-name="標楷體" style:font-name-asian="標楷體" style:font-name-complex="PMingLiU" style:letter-kerning="false"/>
    </style:style>
    <style:style style:name="TableCell4766" style:family="table-cell">
      <style:table-cell-properties fo:border-top="none" fo:border-left="none" fo:border-bottom="0.0069in solid #000000" fo:border-right="0.0138in solid #000000" style:writing-mode="lr-tb" style:vertical-align="middle" fo:padding-top="0in" fo:padding-left="0.0194in" fo:padding-bottom="0in" fo:padding-right="0.0194in"/>
    </style:style>
    <style:style style:name="P4767" style:parent-style-name="內文" style:family="paragraph">
      <style:paragraph-properties fo:text-align="center"/>
    </style:style>
    <style:style style:name="T4768" style:parent-style-name="預設段落字型" style:family="text">
      <style:text-properties style:font-name="標楷體" style:font-name-asian="標楷體" style:letter-kerning="false"/>
    </style:style>
    <style:style style:name="TableRow4769" style:family="table-row">
      <style:table-row-properties/>
    </style:style>
    <style:style style:name="TableCell4770"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style:style>
    <style:style style:name="P4771" style:parent-style-name="內文" style:family="paragraph">
      <style:paragraph-properties fo:text-align="center" fo:line-height="0.1944in"/>
      <style:text-properties style:font-name="標楷體" style:font-name-asian="標楷體" style:font-name-complex="PMingLiU" style:letter-kerning="false"/>
    </style:style>
    <style:style style:name="TableCell477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773" style:parent-style-name="內文" style:family="paragraph">
      <style:text-properties style:font-name="標楷體" style:font-name-asian="標楷體" style:font-name-complex="PMingLiU" style:letter-kerning="false"/>
    </style:style>
    <style:style style:name="TableCell477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775" style:parent-style-name="內文" style:family="paragraph">
      <style:text-properties style:font-name="標楷體" style:font-name-asian="標楷體" style:font-name-complex="PMingLiU" style:letter-kerning="false"/>
    </style:style>
    <style:style style:name="TableCell477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777" style:parent-style-name="內文" style:family="paragraph">
      <style:text-properties style:font-name="標楷體" style:font-name-asian="標楷體" style:font-name-complex="PMingLiU" style:letter-kerning="false"/>
    </style:style>
    <style:style style:name="TableCell477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779" style:parent-style-name="內文" style:family="paragraph">
      <style:text-properties style:font-name="標楷體" style:font-name-asian="標楷體" style:font-name-complex="PMingLiU" style:letter-kerning="false"/>
    </style:style>
    <style:style style:name="TableCell478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781" style:parent-style-name="內文" style:family="paragraph">
      <style:paragraph-properties fo:text-align="center"/>
      <style:text-properties style:font-name="Times New Roman" style:font-name-asian="華康中楷體" style:letter-kerning="false"/>
    </style:style>
    <style:style style:name="TableCell478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783" style:parent-style-name="內文" style:family="paragraph">
      <style:paragraph-properties fo:text-align="center"/>
      <style:text-properties style:font-name="Times New Roman" style:font-name-asian="華康中楷體" style:letter-kerning="false"/>
    </style:style>
    <style:style style:name="TableCell4784"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785" style:parent-style-name="內文" style:family="paragraph">
      <style:paragraph-properties fo:text-align="center"/>
      <style:text-properties style:font-name="Times New Roman" style:font-name-asian="華康中楷體" style:letter-kerning="false"/>
    </style:style>
    <style:style style:name="TableRow4786" style:family="table-row">
      <style:table-row-properties/>
    </style:style>
    <style:style style:name="P4787" style:parent-style-name="內文" style:family="paragraph">
      <style:paragraph-properties fo:line-height="0.1944in"/>
      <style:text-properties style:font-name="標楷體" style:font-name-asian="標楷體" style:font-name-complex="PMingLiU" style:letter-kerning="false"/>
    </style:style>
    <style:style style:name="TableCell478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789" style:parent-style-name="內文" style:family="paragraph">
      <style:text-properties style:font-name="標楷體" style:font-name-asian="標楷體" style:font-name-complex="PMingLiU" style:letter-kerning="false"/>
    </style:style>
    <style:style style:name="TableCell479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791" style:parent-style-name="內文" style:family="paragraph">
      <style:text-properties style:font-name="標楷體" style:font-name-asian="標楷體" style:font-name-complex="PMingLiU" style:letter-kerning="false"/>
    </style:style>
    <style:style style:name="TableCell479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793" style:parent-style-name="內文" style:family="paragraph">
      <style:text-properties style:font-name="標楷體" style:font-name-asian="標楷體" style:font-name-complex="PMingLiU" style:letter-kerning="false"/>
    </style:style>
    <style:style style:name="TableCell479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795" style:parent-style-name="內文" style:family="paragraph">
      <style:text-properties style:font-name="標楷體" style:font-name-asian="標楷體" style:font-name-complex="PMingLiU" style:letter-kerning="false"/>
    </style:style>
    <style:style style:name="TableCell479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797" style:parent-style-name="內文" style:family="paragraph">
      <style:paragraph-properties fo:text-align="center"/>
      <style:text-properties style:font-name="Times New Roman" style:font-name-asian="華康中楷體" style:letter-kerning="false"/>
    </style:style>
    <style:style style:name="TableCell479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799" style:parent-style-name="內文" style:family="paragraph">
      <style:paragraph-properties fo:text-align="center"/>
      <style:text-properties style:font-name="Times New Roman" style:font-name-asian="華康中楷體" style:letter-kerning="false"/>
    </style:style>
    <style:style style:name="TableCell4800"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801" style:parent-style-name="內文" style:family="paragraph">
      <style:paragraph-properties fo:text-align="center"/>
      <style:text-properties style:font-name="Times New Roman" style:font-name-asian="華康中楷體" style:letter-kerning="false"/>
    </style:style>
    <style:style style:name="TableRow4802" style:family="table-row">
      <style:table-row-properties/>
    </style:style>
    <style:style style:name="P4803" style:parent-style-name="內文" style:family="paragraph">
      <style:paragraph-properties fo:line-height="0.1944in"/>
      <style:text-properties style:font-name="標楷體" style:font-name-asian="標楷體" style:font-name-complex="PMingLiU" style:letter-kerning="false"/>
    </style:style>
    <style:style style:name="TableCell4804" style:family="table-cell">
      <style:table-cell-properties fo:border-top="0.0069in solid #000000"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4805" style:parent-style-name="內文" style:family="paragraph">
      <style:paragraph-properties fo:text-align="center"/>
    </style:style>
    <style:style style:name="T4806" style:parent-style-name="預設段落字型" style:family="text">
      <style:text-properties style:font-name="標楷體" style:font-name-asian="標楷體" fo:font-weight="bold" style:font-weight-asian="bold" style:font-weight-complex="bold" style:letter-kerning="false"/>
    </style:style>
    <style:style style:name="TableCell4807"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4808"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809"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4810"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811" style:family="table-cell">
      <style:table-cell-properties fo:border-top="none" fo:border-left="none" fo:border-bottom="0.0069in solid #000000" fo:border-right="0.0138in solid #000000" fo:background-color="#FFFFCC" style:writing-mode="lr-tb" style:vertical-align="middle" fo:padding-top="0in" fo:padding-left="0.0194in" fo:padding-bottom="0in" fo:padding-right="0.0194in" fo:wrap-option="no-wrap"/>
    </style:style>
    <style:style style:name="P4812"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4813" style:family="table-row">
      <style:table-row-properties/>
    </style:style>
    <style:style style:name="TableCell4814"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style:style>
    <style:style style:name="P4815" style:parent-style-name="內文" style:family="paragraph">
      <style:paragraph-properties fo:text-align="center" fo:line-height="0.1944in"/>
    </style:style>
    <style:style style:name="T4816" style:parent-style-name="預設段落字型" style:family="text">
      <style:text-properties style:font-name="標楷體" style:font-name-asian="標楷體" style:letter-kerning="false"/>
    </style:style>
    <style:style style:name="TableCell481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18" style:parent-style-name="內文" style:family="paragraph">
      <style:text-properties style:font-name="標楷體" style:font-name-asian="標楷體" style:font-name-complex="PMingLiU" style:letter-kerning="false"/>
    </style:style>
    <style:style style:name="TableCell481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20" style:parent-style-name="內文" style:family="paragraph">
      <style:text-properties style:font-name="標楷體" style:font-name-asian="標楷體" style:font-name-complex="PMingLiU" style:letter-kerning="false"/>
    </style:style>
    <style:style style:name="TableCell482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22" style:parent-style-name="內文" style:family="paragraph">
      <style:text-properties style:font-name="標楷體" style:font-name-asian="標楷體" style:font-name-complex="PMingLiU" style:letter-kerning="false"/>
    </style:style>
    <style:style style:name="TableCell482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24" style:parent-style-name="內文" style:family="paragraph">
      <style:text-properties style:font-name="標楷體" style:font-name-asian="標楷體" style:font-name-complex="PMingLiU" style:letter-kerning="false"/>
    </style:style>
    <style:style style:name="TableCell482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826" style:parent-style-name="內文" style:family="paragraph">
      <style:paragraph-properties fo:text-align="center"/>
      <style:text-properties style:font-name="Times New Roman" style:font-name-asian="華康中楷體" style:letter-kerning="false"/>
    </style:style>
    <style:style style:name="TableCell482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828" style:parent-style-name="內文" style:family="paragraph">
      <style:paragraph-properties fo:text-align="center"/>
      <style:text-properties style:font-name="Times New Roman" style:font-name-asian="華康中楷體" style:letter-kerning="false"/>
    </style:style>
    <style:style style:name="TableCell4829"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830" style:parent-style-name="內文" style:family="paragraph">
      <style:paragraph-properties fo:text-align="center"/>
      <style:text-properties style:font-name="Times New Roman" style:font-name-asian="華康中楷體" style:letter-kerning="false"/>
    </style:style>
    <style:style style:name="TableRow4831" style:family="table-row">
      <style:table-row-properties/>
    </style:style>
    <style:style style:name="P4832" style:parent-style-name="內文" style:family="paragraph">
      <style:paragraph-properties fo:line-height="0.1944in"/>
      <style:text-properties style:font-name="Times New Roman" style:font-name-asian="華康中楷體" style:letter-kerning="false"/>
    </style:style>
    <style:style style:name="TableCell483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34" style:parent-style-name="內文" style:family="paragraph">
      <style:text-properties style:font-name="標楷體" style:font-name-asian="標楷體" style:font-name-complex="PMingLiU" style:letter-kerning="false"/>
    </style:style>
    <style:style style:name="TableCell483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36" style:parent-style-name="內文" style:family="paragraph">
      <style:text-properties style:font-name="標楷體" style:font-name-asian="標楷體" style:font-name-complex="PMingLiU" style:letter-kerning="false"/>
    </style:style>
    <style:style style:name="TableCell483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38" style:parent-style-name="內文" style:family="paragraph">
      <style:text-properties style:font-name="標楷體" style:font-name-asian="標楷體" style:font-name-complex="PMingLiU" style:letter-kerning="false"/>
    </style:style>
    <style:style style:name="TableCell483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40" style:parent-style-name="內文" style:family="paragraph">
      <style:text-properties style:font-name="標楷體" style:font-name-asian="標楷體" style:font-name-complex="PMingLiU" style:letter-kerning="false"/>
    </style:style>
    <style:style style:name="TableCell484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842" style:parent-style-name="內文" style:family="paragraph">
      <style:paragraph-properties fo:text-align="center"/>
      <style:text-properties style:font-name="Times New Roman" style:font-name-asian="華康中楷體" style:letter-kerning="false"/>
    </style:style>
    <style:style style:name="TableCell484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844" style:parent-style-name="內文" style:family="paragraph">
      <style:paragraph-properties fo:text-align="center"/>
      <style:text-properties style:font-name="Times New Roman" style:font-name-asian="華康中楷體" style:letter-kerning="false"/>
    </style:style>
    <style:style style:name="TableCell4845"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846" style:parent-style-name="內文" style:family="paragraph">
      <style:paragraph-properties fo:text-align="center"/>
      <style:text-properties style:font-name="Times New Roman" style:font-name-asian="華康中楷體" style:letter-kerning="false"/>
    </style:style>
    <style:style style:name="TableRow4847" style:family="table-row">
      <style:table-row-properties/>
    </style:style>
    <style:style style:name="P4848" style:parent-style-name="內文" style:family="paragraph">
      <style:paragraph-properties fo:line-height="0.1944in"/>
      <style:text-properties style:font-name="Times New Roman" style:font-name-asian="華康中楷體" style:letter-kerning="false"/>
    </style:style>
    <style:style style:name="TableCell4849"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850" style:parent-style-name="內文" style:family="paragraph">
      <style:paragraph-properties fo:text-align="center"/>
    </style:style>
    <style:style style:name="T4851" style:parent-style-name="預設段落字型" style:family="text">
      <style:text-properties style:font-name="標楷體" style:font-name-asian="標楷體" fo:font-weight="bold" style:font-weight-asian="bold" style:font-weight-complex="bold" style:letter-kerning="false"/>
    </style:style>
    <style:style style:name="TableCell4852"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4853"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854"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4855"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856" style:family="table-cell">
      <style:table-cell-properties fo:border-top="none" fo:border-left="none" fo:border-bottom="0.0069in solid #000000" fo:border-right="0.0138in solid #000000" fo:background-color="#FFFFCC" style:writing-mode="lr-tb" style:vertical-align="middle" fo:padding-top="0in" fo:padding-left="0.0194in" fo:padding-bottom="0in" fo:padding-right="0.0194in" fo:wrap-option="no-wrap"/>
    </style:style>
    <style:style style:name="P4857"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4858" style:family="table-row">
      <style:table-row-properties/>
    </style:style>
    <style:style style:name="TableCell4859"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style:style>
    <style:style style:name="P4860" style:parent-style-name="內文" style:family="paragraph">
      <style:paragraph-properties fo:text-align="center" fo:line-height="0.1944in"/>
    </style:style>
    <style:style style:name="T4861" style:parent-style-name="預設段落字型" style:family="text">
      <style:text-properties style:font-name="標楷體" style:font-name-asian="標楷體" style:letter-kerning="false"/>
    </style:style>
    <style:style style:name="T4862" style:parent-style-name="預設段落字型" style:family="text">
      <style:text-properties style:font-name="Times New Roman" style:font-name-asian="華康中楷體" style:letter-kerning="false"/>
    </style:style>
    <style:style style:name="T4863" style:parent-style-name="預設段落字型" style:family="text">
      <style:text-properties style:font-name="標楷體" style:font-name-asian="標楷體" style:letter-kerning="false"/>
    </style:style>
    <style:style style:name="TableCell486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65" style:parent-style-name="內文" style:family="paragraph">
      <style:text-properties style:font-name="標楷體" style:font-name-asian="標楷體" style:font-name-complex="PMingLiU" style:letter-kerning="false"/>
    </style:style>
    <style:style style:name="TableCell486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67" style:parent-style-name="內文" style:family="paragraph">
      <style:text-properties style:font-name="標楷體" style:font-name-asian="標楷體" style:font-name-complex="PMingLiU" style:letter-kerning="false"/>
    </style:style>
    <style:style style:name="TableCell486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69" style:parent-style-name="內文" style:family="paragraph">
      <style:text-properties style:font-name="標楷體" style:font-name-asian="標楷體" style:font-name-complex="PMingLiU" style:letter-kerning="false"/>
    </style:style>
    <style:style style:name="TableCell487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71" style:parent-style-name="內文" style:family="paragraph">
      <style:text-properties style:font-name="標楷體" style:font-name-asian="標楷體" style:font-name-complex="PMingLiU" style:letter-kerning="false"/>
    </style:style>
    <style:style style:name="TableCell487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873" style:parent-style-name="內文" style:family="paragraph">
      <style:paragraph-properties fo:text-align="center"/>
      <style:text-properties style:font-name="Times New Roman" style:font-name-asian="華康中楷體" style:letter-kerning="false"/>
    </style:style>
    <style:style style:name="TableCell487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875" style:parent-style-name="內文" style:family="paragraph">
      <style:paragraph-properties fo:text-align="center"/>
      <style:text-properties style:font-name="Times New Roman" style:font-name-asian="華康中楷體" style:letter-kerning="false"/>
    </style:style>
    <style:style style:name="TableCell4876"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877" style:parent-style-name="內文" style:family="paragraph">
      <style:paragraph-properties fo:text-align="center"/>
      <style:text-properties style:font-name="Times New Roman" style:font-name-asian="華康中楷體" style:letter-kerning="false"/>
    </style:style>
    <style:style style:name="TableRow4878" style:family="table-row">
      <style:table-row-properties/>
    </style:style>
    <style:style style:name="P4879" style:parent-style-name="內文" style:family="paragraph">
      <style:paragraph-properties fo:line-height="0.1944in"/>
      <style:text-properties style:font-name="Times New Roman" style:font-name-asian="華康中楷體" style:letter-kerning="false"/>
    </style:style>
    <style:style style:name="TableCell488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81" style:parent-style-name="內文" style:family="paragraph">
      <style:text-properties style:font-name="標楷體" style:font-name-asian="標楷體" style:font-name-complex="PMingLiU" style:letter-kerning="false"/>
    </style:style>
    <style:style style:name="TableCell488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83" style:parent-style-name="內文" style:family="paragraph">
      <style:text-properties style:font-name="標楷體" style:font-name-asian="標楷體" style:font-name-complex="PMingLiU" style:letter-kerning="false"/>
    </style:style>
    <style:style style:name="TableCell488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85" style:parent-style-name="內文" style:family="paragraph">
      <style:text-properties style:font-name="標楷體" style:font-name-asian="標楷體" style:font-name-complex="PMingLiU" style:letter-kerning="false"/>
    </style:style>
    <style:style style:name="TableCell488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87" style:parent-style-name="內文" style:family="paragraph">
      <style:text-properties style:font-name="標楷體" style:font-name-asian="標楷體" style:font-name-complex="PMingLiU" style:letter-kerning="false"/>
    </style:style>
    <style:style style:name="TableCell488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889" style:parent-style-name="內文" style:family="paragraph">
      <style:paragraph-properties fo:text-align="center"/>
      <style:text-properties style:font-name="Times New Roman" style:font-name-asian="華康中楷體" style:letter-kerning="false"/>
    </style:style>
    <style:style style:name="TableCell489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891" style:parent-style-name="內文" style:family="paragraph">
      <style:paragraph-properties fo:text-align="center"/>
      <style:text-properties style:font-name="Times New Roman" style:font-name-asian="華康中楷體" style:letter-kerning="false"/>
    </style:style>
    <style:style style:name="TableCell4892"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893" style:parent-style-name="內文" style:family="paragraph">
      <style:paragraph-properties fo:text-align="center"/>
      <style:text-properties style:font-name="Times New Roman" style:font-name-asian="華康中楷體" style:letter-kerning="false"/>
    </style:style>
    <style:style style:name="TableRow4894" style:family="table-row">
      <style:table-row-properties/>
    </style:style>
    <style:style style:name="P4895" style:parent-style-name="內文" style:family="paragraph">
      <style:paragraph-properties fo:line-height="0.1944in"/>
      <style:text-properties style:font-name="Times New Roman" style:font-name-asian="華康中楷體" style:letter-kerning="false"/>
    </style:style>
    <style:style style:name="TableCell489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97" style:parent-style-name="內文" style:family="paragraph">
      <style:text-properties style:font-name="標楷體" style:font-name-asian="標楷體" style:font-name-complex="PMingLiU" style:letter-kerning="false"/>
    </style:style>
    <style:style style:name="TableCell489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899" style:parent-style-name="內文" style:family="paragraph">
      <style:text-properties style:font-name="標楷體" style:font-name-asian="標楷體" style:font-name-complex="PMingLiU" style:letter-kerning="false"/>
    </style:style>
    <style:style style:name="TableCell490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901" style:parent-style-name="內文" style:family="paragraph">
      <style:text-properties style:font-name="標楷體" style:font-name-asian="標楷體" style:font-name-complex="PMingLiU" style:letter-kerning="false"/>
    </style:style>
    <style:style style:name="TableCell490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903" style:parent-style-name="內文" style:family="paragraph">
      <style:text-properties style:font-name="標楷體" style:font-name-asian="標楷體" style:font-name-complex="PMingLiU" style:letter-kerning="false"/>
    </style:style>
    <style:style style:name="TableCell490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05" style:parent-style-name="內文" style:family="paragraph">
      <style:paragraph-properties fo:text-align="center"/>
      <style:text-properties style:font-name="Times New Roman" style:font-name-asian="華康中楷體" style:letter-kerning="false"/>
    </style:style>
    <style:style style:name="TableCell490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07" style:parent-style-name="內文" style:family="paragraph">
      <style:paragraph-properties fo:text-align="center"/>
      <style:text-properties style:font-name="Times New Roman" style:font-name-asian="華康中楷體" style:letter-kerning="false"/>
    </style:style>
    <style:style style:name="TableCell4908"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909" style:parent-style-name="內文" style:family="paragraph">
      <style:paragraph-properties fo:text-align="center"/>
      <style:text-properties style:font-name="Times New Roman" style:font-name-asian="華康中楷體" style:letter-kerning="false"/>
    </style:style>
    <style:style style:name="TableRow4910" style:family="table-row">
      <style:table-row-properties/>
    </style:style>
    <style:style style:name="P4911" style:parent-style-name="內文" style:family="paragraph">
      <style:paragraph-properties fo:line-height="0.1944in"/>
      <style:text-properties style:font-name="Times New Roman" style:font-name-asian="華康中楷體" style:letter-kerning="false"/>
    </style:style>
    <style:style style:name="TableCell4912"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913" style:parent-style-name="內文" style:family="paragraph">
      <style:paragraph-properties fo:text-align="center"/>
    </style:style>
    <style:style style:name="T4914" style:parent-style-name="預設段落字型" style:family="text">
      <style:text-properties style:font-name="標楷體" style:font-name-asian="標楷體" fo:font-weight="bold" style:font-weight-asian="bold" style:font-weight-complex="bold" style:letter-kerning="false"/>
    </style:style>
    <style:style style:name="TableCell4915"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4916"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917"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4918"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919" style:family="table-cell">
      <style:table-cell-properties fo:border-top="none" fo:border-left="none" fo:border-bottom="0.0069in solid #000000" fo:border-right="0.0138in solid #000000" fo:background-color="#FFFFCC" style:writing-mode="lr-tb" style:vertical-align="middle" fo:padding-top="0in" fo:padding-left="0.0194in" fo:padding-bottom="0in" fo:padding-right="0.0194in" fo:wrap-option="no-wrap"/>
    </style:style>
    <style:style style:name="P4920"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4921" style:family="table-row">
      <style:table-row-properties/>
    </style:style>
    <style:style style:name="TableCell4922"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style:style>
    <style:style style:name="P4923" style:parent-style-name="內文" style:family="paragraph">
      <style:paragraph-properties fo:text-align="center" fo:line-height="0.1944in"/>
    </style:style>
    <style:style style:name="T4924" style:parent-style-name="預設段落字型" style:family="text">
      <style:text-properties style:font-name="標楷體" style:font-name-asian="標楷體" style:letter-kerning="false"/>
    </style:style>
    <style:style style:name="TableCell492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4926" style:parent-style-name="內文" style:family="paragraph">
      <style:paragraph-properties fo:text-align="center"/>
    </style:style>
    <style:style style:name="T4927" style:parent-style-name="預設段落字型" style:family="text">
      <style:text-properties style:font-name="標楷體" style:font-name-asian="標楷體" style:letter-kerning="false"/>
    </style:style>
    <style:style style:name="TableCell492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4929" style:parent-style-name="內文" style:family="paragraph">
      <style:paragraph-properties fo:text-align="center"/>
    </style:style>
    <style:style style:name="T4930" style:parent-style-name="預設段落字型" style:family="text">
      <style:text-properties style:font-name="標楷體" style:font-name-asian="標楷體" style:letter-kerning="false"/>
    </style:style>
    <style:style style:name="TableCell493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4932" style:parent-style-name="內文" style:family="paragraph">
      <style:paragraph-properties fo:text-align="center"/>
    </style:style>
    <style:style style:name="T4933" style:parent-style-name="預設段落字型" style:family="text">
      <style:text-properties style:font-name="標楷體" style:font-name-asian="標楷體" style:letter-kerning="false"/>
    </style:style>
    <style:style style:name="TableCell493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4935" style:parent-style-name="內文" style:family="paragraph">
      <style:paragraph-properties fo:text-align="center"/>
    </style:style>
    <style:style style:name="T4936" style:parent-style-name="預設段落字型" style:family="text">
      <style:text-properties style:font-name="標楷體" style:font-name-asian="標楷體" style:letter-kerning="false"/>
    </style:style>
    <style:style style:name="TableCell493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938" style:parent-style-name="內文" style:family="paragraph">
      <style:paragraph-properties fo:text-align="center"/>
      <style:text-properties style:font-name="標楷體" style:font-name-asian="標楷體" style:font-name-complex="PMingLiU" style:letter-kerning="false"/>
    </style:style>
    <style:style style:name="TableCell493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940" style:parent-style-name="內文" style:family="paragraph">
      <style:paragraph-properties fo:text-align="center"/>
      <style:text-properties style:font-name="標楷體" style:font-name-asian="標楷體" style:font-name-complex="PMingLiU" style:letter-kerning="false"/>
    </style:style>
    <style:style style:name="TableCell4941" style:family="table-cell">
      <style:table-cell-properties fo:border-top="none" fo:border-left="none" fo:border-bottom="0.0069in solid #000000" fo:border-right="0.0138in solid #000000" style:writing-mode="lr-tb" style:vertical-align="middle" fo:padding-top="0in" fo:padding-left="0.0194in" fo:padding-bottom="0in" fo:padding-right="0.0194in"/>
    </style:style>
    <style:style style:name="P4942" style:parent-style-name="內文" style:family="paragraph">
      <style:paragraph-properties fo:text-align="center"/>
    </style:style>
    <style:style style:name="T4943" style:parent-style-name="預設段落字型" style:family="text">
      <style:text-properties style:font-name="標楷體" style:font-name-asian="標楷體" style:letter-kerning="false"/>
    </style:style>
    <style:style style:name="TableRow4944" style:family="table-row">
      <style:table-row-properties/>
    </style:style>
    <style:style style:name="P4945" style:parent-style-name="內文" style:family="paragraph">
      <style:text-properties style:font-name="Times New Roman" style:font-name-asian="華康中楷體" style:letter-kerning="false"/>
    </style:style>
    <style:style style:name="TableCell494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947" style:parent-style-name="內文" style:family="paragraph">
      <style:paragraph-properties fo:text-align="center"/>
      <style:text-properties style:font-name="標楷體" style:font-name-asian="標楷體" style:font-name-complex="PMingLiU" style:letter-kerning="false"/>
    </style:style>
    <style:style style:name="TableCell494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949" style:parent-style-name="內文" style:family="paragraph">
      <style:paragraph-properties fo:text-align="center"/>
      <style:text-properties style:font-name="標楷體" style:font-name-asian="標楷體" style:font-name-complex="PMingLiU" style:letter-kerning="false"/>
    </style:style>
    <style:style style:name="TableCell495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951" style:parent-style-name="內文" style:family="paragraph">
      <style:paragraph-properties fo:text-align="center"/>
      <style:text-properties style:font-name="標楷體" style:font-name-asian="標楷體" style:font-name-complex="PMingLiU" style:letter-kerning="false"/>
    </style:style>
    <style:style style:name="TableCell495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953" style:parent-style-name="內文" style:family="paragraph">
      <style:text-properties style:font-name="標楷體" style:font-name-asian="標楷體" style:font-name-complex="PMingLiU" style:letter-kerning="false"/>
    </style:style>
    <style:style style:name="TableCell495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55" style:parent-style-name="內文" style:family="paragraph">
      <style:paragraph-properties fo:text-align="center"/>
      <style:text-properties style:font-name="Times New Roman" style:font-name-asian="華康中楷體" style:letter-kerning="false"/>
    </style:style>
    <style:style style:name="TableCell495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57" style:parent-style-name="內文" style:family="paragraph">
      <style:paragraph-properties fo:text-align="center"/>
      <style:text-properties style:font-name="Times New Roman" style:font-name-asian="華康中楷體" style:letter-kerning="false"/>
    </style:style>
    <style:style style:name="TableCell4958"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959" style:parent-style-name="內文" style:family="paragraph">
      <style:paragraph-properties fo:text-align="center"/>
      <style:text-properties style:font-name="Times New Roman" style:font-name-asian="華康中楷體" style:letter-kerning="false"/>
    </style:style>
    <style:style style:name="TableRow4960" style:family="table-row">
      <style:table-row-properties/>
    </style:style>
    <style:style style:name="P4961" style:parent-style-name="內文" style:family="paragraph">
      <style:text-properties style:font-name="Times New Roman" style:font-name-asian="華康中楷體" style:letter-kerning="false"/>
    </style:style>
    <style:style style:name="TableCell496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963" style:parent-style-name="內文" style:family="paragraph">
      <style:paragraph-properties fo:text-align="center"/>
      <style:text-properties style:font-name="標楷體" style:font-name-asian="標楷體" style:font-name-complex="PMingLiU" style:letter-kerning="false"/>
    </style:style>
    <style:style style:name="TableCell496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965" style:parent-style-name="內文" style:family="paragraph">
      <style:paragraph-properties fo:text-align="center"/>
      <style:text-properties style:font-name="標楷體" style:font-name-asian="標楷體" style:font-name-complex="PMingLiU" style:letter-kerning="false"/>
    </style:style>
    <style:style style:name="TableCell496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967" style:parent-style-name="內文" style:family="paragraph">
      <style:paragraph-properties fo:text-align="center"/>
      <style:text-properties style:font-name="標楷體" style:font-name-asian="標楷體" style:font-name-complex="PMingLiU" style:letter-kerning="false"/>
    </style:style>
    <style:style style:name="TableCell496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969" style:parent-style-name="內文" style:family="paragraph">
      <style:text-properties style:font-name="標楷體" style:font-name-asian="標楷體" style:font-name-complex="PMingLiU" style:letter-kerning="false"/>
    </style:style>
    <style:style style:name="TableCell497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71" style:parent-style-name="內文" style:family="paragraph">
      <style:paragraph-properties fo:text-align="center"/>
      <style:text-properties style:font-name="Times New Roman" style:font-name-asian="華康中楷體" style:letter-kerning="false"/>
    </style:style>
    <style:style style:name="TableCell497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973" style:parent-style-name="內文" style:family="paragraph">
      <style:paragraph-properties fo:text-align="center"/>
      <style:text-properties style:font-name="Times New Roman" style:font-name-asian="華康中楷體" style:letter-kerning="false"/>
    </style:style>
    <style:style style:name="TableCell4974"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975" style:parent-style-name="內文" style:family="paragraph">
      <style:paragraph-properties fo:text-align="center"/>
      <style:text-properties style:font-name="Times New Roman" style:font-name-asian="華康中楷體" style:letter-kerning="false"/>
    </style:style>
    <style:style style:name="TableRow4976" style:family="table-row">
      <style:table-row-properties/>
    </style:style>
    <style:style style:name="P4977" style:parent-style-name="內文" style:family="paragraph">
      <style:text-properties style:font-name="Times New Roman" style:font-name-asian="華康中楷體" style:letter-kerning="false"/>
    </style:style>
    <style:style style:name="TableCell4978"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979" style:parent-style-name="內文" style:family="paragraph">
      <style:paragraph-properties fo:text-align="center"/>
    </style:style>
    <style:style style:name="T4980" style:parent-style-name="預設段落字型" style:family="text">
      <style:text-properties style:font-name="標楷體" style:font-name-asian="標楷體" fo:font-weight="bold" style:font-weight-asian="bold" style:font-weight-complex="bold" style:letter-kerning="false"/>
    </style:style>
    <style:style style:name="TableCell4981"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4982"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983"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4984"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985" style:family="table-cell">
      <style:table-cell-properties fo:border-top="none" fo:border-left="none" fo:border-bottom="0.0069in solid #000000" fo:border-right="0.0138in solid #000000" fo:background-color="#FFFFCC" style:writing-mode="lr-tb" style:vertical-align="middle" fo:padding-top="0in" fo:padding-left="0.0194in" fo:padding-bottom="0in" fo:padding-right="0.0194in" fo:wrap-option="no-wrap"/>
    </style:style>
    <style:style style:name="P4986"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4987" style:family="table-row">
      <style:table-row-properties/>
    </style:style>
    <style:style style:name="TableCell4988" style:family="table-cell">
      <style:table-cell-properties fo:border-top="0.0069in solid #000000" fo:border-left="0.0138in solid #000000" fo:border-bottom="0.0138in solid #000000" fo:border-right="0.0069in solid #000000" fo:background-color="#D8E4BC" style:writing-mode="lr-tb" style:vertical-align="middle" fo:padding-top="0in" fo:padding-left="0.0194in" fo:padding-bottom="0in" fo:padding-right="0.0194in"/>
    </style:style>
    <style:style style:name="P4989" style:parent-style-name="內文" style:family="paragraph">
      <style:paragraph-properties fo:text-align="center"/>
    </style:style>
    <style:style style:name="T4990" style:parent-style-name="預設段落字型" style:family="text">
      <style:text-properties style:font-name="標楷體" style:font-name-asian="標楷體" fo:font-weight="bold" style:font-weight-asian="bold" style:font-weight-complex="bold" style:letter-kerning="false"/>
    </style:style>
    <style:style style:name="TableCell4991"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4992"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993"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4994"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995" style:family="table-cell">
      <style:table-cell-properties fo:border-top="none" fo:border-left="none" fo:border-bottom="0.0138in solid #000000" fo:border-right="0.0138in solid #000000" fo:background-color="#D8E4BC" style:writing-mode="lr-tb" style:vertical-align="middle" fo:padding-top="0in" fo:padding-left="0.0194in" fo:padding-bottom="0in" fo:padding-right="0.0194in" fo:wrap-option="no-wrap"/>
    </style:style>
    <style:style style:name="P4996"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P4997" style:parent-style-name="內文" style:family="paragraph">
      <style:paragraph-properties fo:widows="0" fo:orphans="0" fo:text-align="justify" fo:margin-bottom="0.0833in" fo:line-height="0.2777in" fo:margin-left="0.7868in" fo:text-indent="-0.4534in">
        <style:tab-stops/>
      </style:paragraph-properties>
      <style:text-properties style:font-name="Times New Roman" style:font-name-asian="標楷體" style:letter-kerning="false" style:font-size-complex="10pt"/>
    </style:style>
    <style:style style:name="P4998" style:parent-style-name="內文" style:family="paragraph">
      <style:paragraph-properties fo:widows="0" fo:orphans="0" fo:text-align="justify" fo:margin-bottom="0.0833in" fo:line-height="0.2777in" fo:margin-left="0.7868in" fo:text-indent="-0.4534in">
        <style:tab-stops/>
      </style:paragraph-properties>
      <style:text-properties style:font-name="Times New Roman" style:font-name-asian="標楷體" style:letter-kerning="false" style:font-size-complex="10pt"/>
    </style:style>
    <style:style style:name="P4999" style:parent-style-name="內文" style:family="paragraph">
      <style:paragraph-properties fo:widows="0" fo:orphans="0" style:vertical-align="baseline" fo:margin-left="0.5902in" fo:text-indent="-0.2569in">
        <style:tab-stops/>
      </style:paragraph-properties>
    </style:style>
    <style:style style:name="T5000" style:parent-style-name="預設段落字型" style:family="text">
      <style:text-properties style:font-name="Times New Roman" style:font-name-asian="標楷體" style:letter-kerning="false"/>
    </style:style>
    <style:style style:name="T5001" style:parent-style-name="預設段落字型" style:family="text">
      <style:text-properties style:font-name="Times New Roman" style:font-name-asian="標楷體" style:letter-kerning="false" style:font-size-complex="10pt"/>
    </style:style>
    <style:style style:name="T5002" style:parent-style-name="預設段落字型" style:family="text">
      <style:text-properties style:font-name="Times New Roman" style:font-name-asian="標楷體" style:letter-kerning="false" style:font-size-complex="10pt"/>
    </style:style>
    <style:style style:name="T5003" style:parent-style-name="預設段落字型" style:family="text">
      <style:text-properties style:font-name="Times New Roman" style:font-name-asian="標楷體" style:letter-kerning="false" style:text-position="super 66.6%" style:font-size-complex="10pt"/>
    </style:style>
    <style:style style:name="T5004" style:parent-style-name="預設段落字型" style:family="text">
      <style:text-properties style:font-name="Times New Roman" style:font-name-asian="標楷體" style:letter-kerning="false" style:font-size-complex="10pt"/>
    </style:style>
    <style:style style:name="P5005" style:parent-style-name="內文" style:family="paragraph">
      <style:paragraph-properties fo:widows="0" fo:orphans="0" style:vertical-align="baseline" fo:margin-left="0.5902in" fo:text-indent="-0.2569in">
        <style:tab-stops/>
      </style:paragraph-properties>
    </style:style>
    <style:style style:name="T5006" style:parent-style-name="預設段落字型" style:family="text">
      <style:text-properties style:font-name="Times New Roman" style:font-name-asian="標楷體" style:letter-kerning="false"/>
    </style:style>
    <style:style style:name="T5007" style:parent-style-name="預設段落字型" style:family="text">
      <style:text-properties style:font-name="Times New Roman" style:font-name-asian="標楷體" style:letter-kerning="false" style:font-size-complex="10pt"/>
    </style:style>
    <style:style style:name="T5008" style:parent-style-name="預設段落字型" style:family="text">
      <style:text-properties style:font-name="標楷體" style:font-name-asian="標楷體" style:font-name-complex="PMingLiU" style:letter-kerning="false"/>
    </style:style>
    <style:style style:name="P5009" style:parent-style-name="內文" style:family="paragraph">
      <style:paragraph-properties fo:widows="0" fo:orphans="0" fo:break-before="page" style:vertical-align="baseline"/>
    </style:style>
    <style:style style:name="P501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5011" style:parent-style-name="內文" style:family="paragraph">
      <style:paragraph-properties fo:text-align="end"/>
      <style:text-properties style:font-name="Times New Roman" style:font-name-asian="標楷體" style:letter-kerning="false"/>
    </style:style>
    <style:style style:name="TableColumn5013" style:family="table-column">
      <style:table-column-properties style:column-width="1.1861in"/>
    </style:style>
    <style:style style:name="TableColumn5014" style:family="table-column">
      <style:table-column-properties style:column-width="0.7833in"/>
    </style:style>
    <style:style style:name="TableColumn5015" style:family="table-column">
      <style:table-column-properties style:column-width="0.6631in"/>
    </style:style>
    <style:style style:name="TableColumn5016" style:family="table-column">
      <style:table-column-properties style:column-width="0.6402in"/>
    </style:style>
    <style:style style:name="TableColumn5017" style:family="table-column">
      <style:table-column-properties style:column-width="0.6402in"/>
    </style:style>
    <style:style style:name="TableColumn5018" style:family="table-column">
      <style:table-column-properties style:column-width="0.6402in"/>
    </style:style>
    <style:style style:name="TableColumn5019" style:family="table-column">
      <style:table-column-properties style:column-width="0.6402in"/>
    </style:style>
    <style:style style:name="TableColumn5020" style:family="table-column">
      <style:table-column-properties style:column-width="0.6402in"/>
    </style:style>
    <style:style style:name="TableColumn5021" style:family="table-column">
      <style:table-column-properties style:column-width="0.6402in"/>
    </style:style>
    <style:style style:name="Table5012" style:family="table">
      <style:table-properties style:width="6.4743in" style:rel-width="96%" fo:margin-left="0in" table:align="right"/>
    </style:style>
    <style:style style:name="TableRow5022" style:family="table-row">
      <style:table-row-properties style:min-row-height="0.3645in"/>
    </style:style>
    <style:style style:name="TableCell5023" style:family="table-cell">
      <style:table-cell-properties fo:border-top="0.0138in solid #000000" fo:border-left="0.0138in solid #000000" fo:border-bottom="0.0069in solid #000000" fo:border-right="0.0069in solid #000000" style:writing-mode="lr-tb" style:vertical-align="middle" fo:padding-top="0in" fo:padding-left="0.0194in" fo:padding-bottom="0in" fo:padding-right="0.0194in"/>
    </style:style>
    <style:style style:name="P5024" style:parent-style-name="內文" style:family="paragraph">
      <style:paragraph-properties fo:text-align="center"/>
    </style:style>
    <style:style style:name="T5025" style:parent-style-name="預設段落字型" style:family="text">
      <style:text-properties style:font-name="標楷體" style:font-name-asian="標楷體" style:letter-kerning="false"/>
    </style:style>
    <style:style style:name="TableCell5026"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style:style>
    <style:style style:name="P5027" style:parent-style-name="內文" style:family="paragraph">
      <style:paragraph-properties fo:text-align="center"/>
    </style:style>
    <style:style style:name="T5028" style:parent-style-name="預設段落字型" style:family="text">
      <style:text-properties style:font-name="標楷體" style:font-name-asian="標楷體" style:letter-kerning="false"/>
    </style:style>
    <style:style style:name="TableCell5029"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style:style>
    <style:style style:name="P5030" style:parent-style-name="內文" style:family="paragraph">
      <style:paragraph-properties fo:text-align="center"/>
    </style:style>
    <style:style style:name="T5031" style:parent-style-name="預設段落字型" style:family="text">
      <style:text-properties style:font-name="標楷體" style:font-name-asian="標楷體" style:letter-kerning="false"/>
    </style:style>
    <style:style style:name="TableCell5032" style:family="table-cell">
      <style:table-cell-properties fo:border-top="0.0138in solid #000000" fo:border-left="none" fo:border-bottom="0.0069in solid #000000" fo:border-right="0.0069in solid #000000" style:writing-mode="lr-tb" style:vertical-align="middle" fo:padding-top="0in" fo:padding-left="0.0194in" fo:padding-bottom="0in" fo:padding-right="0.0194in"/>
    </style:style>
    <style:style style:name="P5033" style:parent-style-name="內文" style:family="paragraph">
      <style:paragraph-properties fo:text-align="center"/>
    </style:style>
    <style:style style:name="T5034" style:parent-style-name="預設段落字型" style:family="text">
      <style:text-properties style:font-name="標楷體" style:font-name-asian="標楷體" style:letter-kerning="false"/>
    </style:style>
    <style:style style:name="TableCell5035" style:family="table-cell">
      <style:table-cell-properties fo:border-top="0.0138in solid #000000" fo:border-left="none" fo:border-bottom="0.0069in solid #000000" fo:border-right="0.0138in solid #000000" style:writing-mode="lr-tb" style:vertical-align="middle" fo:padding-top="0in" fo:padding-left="0.0194in" fo:padding-bottom="0in" fo:padding-right="0.0194in"/>
    </style:style>
    <style:style style:name="P5036" style:parent-style-name="內文" style:family="paragraph">
      <style:paragraph-properties fo:text-align="center"/>
    </style:style>
    <style:style style:name="T5037" style:parent-style-name="預設段落字型" style:family="text">
      <style:text-properties style:font-name="標楷體" style:font-name-asian="標楷體" style:letter-kerning="false"/>
    </style:style>
    <style:style style:name="TableRow5038" style:family="table-row">
      <style:table-row-properties style:min-row-height="0.3645in"/>
    </style:style>
    <style:style style:name="P5039" style:parent-style-name="內文" style:family="paragraph">
      <style:text-properties style:font-name="Times New Roman" style:font-name-asian="華康中楷體" style:letter-kerning="false"/>
    </style:style>
    <style:style style:name="P5040" style:parent-style-name="內文" style:family="paragraph">
      <style:text-properties style:font-name="Times New Roman" style:font-name-asian="華康中楷體" style:letter-kerning="false"/>
    </style:style>
    <style:style style:name="P5041" style:parent-style-name="內文" style:family="paragraph">
      <style:text-properties style:font-name="Times New Roman" style:font-name-asian="華康中楷體" style:letter-kerning="false"/>
    </style:style>
    <style:style style:name="TableCell5042"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043" style:parent-style-name="內文" style:family="paragraph">
      <style:paragraph-properties fo:text-align="center"/>
      <style:text-properties style:font-name="標楷體" style:font-name-asian="標楷體" style:font-name-complex="PMingLiU" style:letter-kerning="false"/>
    </style:style>
    <style:style style:name="TableCell5044"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045" style:parent-style-name="內文" style:family="paragraph">
      <style:paragraph-properties fo:text-align="center"/>
      <style:text-properties style:font-name="標楷體" style:font-name-asian="標楷體" style:font-name-complex="PMingLiU" style:letter-kerning="false"/>
    </style:style>
    <style:style style:name="TableCell5046"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047" style:parent-style-name="內文" style:family="paragraph">
      <style:paragraph-properties fo:text-align="center"/>
    </style:style>
    <style:style style:name="T5048" style:parent-style-name="預設段落字型" style:family="text">
      <style:text-properties style:font-name="標楷體" style:font-name-asian="標楷體" style:letter-kerning="false"/>
    </style:style>
    <style:style style:name="TableCell504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050" style:parent-style-name="內文" style:family="paragraph">
      <style:paragraph-properties fo:text-align="center"/>
      <style:text-properties style:font-name="標楷體" style:font-name-asian="標楷體" style:font-name-complex="PMingLiU" style:letter-kerning="false"/>
    </style:style>
    <style:style style:name="TableCell505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052" style:parent-style-name="內文" style:family="paragraph">
      <style:paragraph-properties fo:text-align="center"/>
      <style:text-properties style:font-name="標楷體" style:font-name-asian="標楷體" style:font-name-complex="PMingLiU" style:letter-kerning="false"/>
    </style:style>
    <style:style style:name="TableCell5053"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054" style:parent-style-name="內文" style:family="paragraph">
      <style:paragraph-properties fo:text-align="center"/>
    </style:style>
    <style:style style:name="T5055" style:parent-style-name="預設段落字型" style:family="text">
      <style:text-properties style:font-name="標楷體" style:font-name-asian="標楷體" style:letter-kerning="false"/>
    </style:style>
    <style:style style:name="TableRow5056" style:family="table-row">
      <style:table-row-properties style:min-row-height="0.3645in"/>
    </style:style>
    <style:style style:name="TableCell5057"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5058" style:parent-style-name="內文" style:family="paragraph">
      <style:text-properties style:font-name="標楷體" style:font-name-asian="標楷體" style:font-name-complex="PMingLiU" style:letter-kerning="false"/>
    </style:style>
    <style:style style:name="TableCell505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60" style:parent-style-name="內文" style:family="paragraph">
      <style:paragraph-properties fo:text-align="center"/>
      <style:text-properties style:font-name="標楷體" style:font-name-asian="標楷體" style:font-name-complex="PMingLiU" style:letter-kerning="false"/>
    </style:style>
    <style:style style:name="TableCell506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62" style:parent-style-name="內文" style:family="paragraph">
      <style:paragraph-properties fo:text-align="center"/>
      <style:text-properties style:font-name="Times New Roman" style:font-name-asian="華康中楷體" style:letter-kerning="false"/>
    </style:style>
    <style:style style:name="TableCell506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64" style:parent-style-name="內文" style:family="paragraph">
      <style:paragraph-properties fo:text-align="center"/>
      <style:text-properties style:font-name="Times New Roman" style:font-name-asian="華康中楷體" style:letter-kerning="false"/>
    </style:style>
    <style:style style:name="TableCell506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66" style:parent-style-name="內文" style:family="paragraph">
      <style:paragraph-properties fo:text-align="center"/>
      <style:text-properties style:font-name="Times New Roman" style:font-name-asian="華康中楷體" style:letter-kerning="false"/>
    </style:style>
    <style:style style:name="TableCell506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068" style:parent-style-name="內文" style:family="paragraph">
      <style:paragraph-properties fo:text-align="center"/>
      <style:text-properties style:font-name="Times New Roman" style:font-name-asian="華康中楷體" style:letter-kerning="false"/>
    </style:style>
    <style:style style:name="TableCell506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070" style:parent-style-name="內文" style:family="paragraph">
      <style:text-properties style:font-name="Times New Roman" style:font-name-asian="華康中楷體" style:letter-kerning="false"/>
    </style:style>
    <style:style style:name="TableCell507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072" style:parent-style-name="內文" style:family="paragraph">
      <style:text-properties style:font-name="Times New Roman" style:font-name-asian="華康中楷體" style:letter-kerning="false"/>
    </style:style>
    <style:style style:name="TableCell5073"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074" style:parent-style-name="內文" style:family="paragraph">
      <style:text-properties style:font-name="Times New Roman" style:font-name-asian="華康中楷體" style:letter-kerning="false"/>
    </style:style>
    <style:style style:name="TableRow5075" style:family="table-row">
      <style:table-row-properties style:min-row-height="0.3645in"/>
    </style:style>
    <style:style style:name="TableCell5076"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5077" style:parent-style-name="內文" style:family="paragraph">
      <style:text-properties style:font-name="標楷體" style:font-name-asian="標楷體" style:font-name-complex="PMingLiU" style:letter-kerning="false"/>
    </style:style>
    <style:style style:name="TableCell507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79" style:parent-style-name="內文" style:family="paragraph">
      <style:paragraph-properties fo:text-align="center"/>
      <style:text-properties style:font-name="標楷體" style:font-name-asian="標楷體" style:font-name-complex="PMingLiU" style:letter-kerning="false"/>
    </style:style>
    <style:style style:name="TableCell508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81" style:parent-style-name="內文" style:family="paragraph">
      <style:paragraph-properties fo:text-align="center"/>
      <style:text-properties style:font-name="Times New Roman" style:font-name-asian="華康中楷體" style:letter-kerning="false"/>
    </style:style>
    <style:style style:name="TableCell508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83" style:parent-style-name="內文" style:family="paragraph">
      <style:paragraph-properties fo:text-align="center"/>
      <style:text-properties style:font-name="Times New Roman" style:font-name-asian="華康中楷體" style:letter-kerning="false"/>
    </style:style>
    <style:style style:name="TableCell508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85" style:parent-style-name="內文" style:family="paragraph">
      <style:paragraph-properties fo:text-align="center"/>
      <style:text-properties style:font-name="Times New Roman" style:font-name-asian="華康中楷體" style:letter-kerning="false"/>
    </style:style>
    <style:style style:name="TableCell508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087" style:parent-style-name="內文" style:family="paragraph">
      <style:paragraph-properties fo:text-align="center"/>
      <style:text-properties style:font-name="Times New Roman" style:font-name-asian="華康中楷體" style:letter-kerning="false"/>
    </style:style>
    <style:style style:name="TableCell508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089" style:parent-style-name="內文" style:family="paragraph">
      <style:text-properties style:font-name="Times New Roman" style:font-name-asian="華康中楷體" style:letter-kerning="false"/>
    </style:style>
    <style:style style:name="TableCell509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091" style:parent-style-name="內文" style:family="paragraph">
      <style:text-properties style:font-name="Times New Roman" style:font-name-asian="華康中楷體" style:letter-kerning="false"/>
    </style:style>
    <style:style style:name="TableCell5092"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093" style:parent-style-name="內文" style:family="paragraph">
      <style:text-properties style:font-name="Times New Roman" style:font-name-asian="華康中楷體" style:letter-kerning="false"/>
    </style:style>
    <style:style style:name="TableRow5094" style:family="table-row">
      <style:table-row-properties style:min-row-height="0.3645in"/>
    </style:style>
    <style:style style:name="TableCell5095"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5096" style:parent-style-name="內文" style:family="paragraph">
      <style:text-properties style:font-name="標楷體" style:font-name-asian="標楷體" style:font-name-complex="PMingLiU" style:letter-kerning="false"/>
    </style:style>
    <style:style style:name="TableCell509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098" style:parent-style-name="內文" style:family="paragraph">
      <style:paragraph-properties fo:text-align="center"/>
      <style:text-properties style:font-name="標楷體" style:font-name-asian="標楷體" style:font-name-complex="PMingLiU" style:letter-kerning="false"/>
    </style:style>
    <style:style style:name="TableCell509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00" style:parent-style-name="內文" style:family="paragraph">
      <style:paragraph-properties fo:text-align="center"/>
      <style:text-properties style:font-name="Times New Roman" style:font-name-asian="華康中楷體" style:letter-kerning="false"/>
    </style:style>
    <style:style style:name="TableCell510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02" style:parent-style-name="內文" style:family="paragraph">
      <style:paragraph-properties fo:text-align="center"/>
      <style:text-properties style:font-name="Times New Roman" style:font-name-asian="華康中楷體" style:letter-kerning="false"/>
    </style:style>
    <style:style style:name="TableCell510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04" style:parent-style-name="內文" style:family="paragraph">
      <style:paragraph-properties fo:text-align="center"/>
      <style:text-properties style:font-name="Times New Roman" style:font-name-asian="華康中楷體" style:letter-kerning="false"/>
    </style:style>
    <style:style style:name="TableCell510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106" style:parent-style-name="內文" style:family="paragraph">
      <style:paragraph-properties fo:text-align="center"/>
      <style:text-properties style:font-name="Times New Roman" style:font-name-asian="華康中楷體" style:letter-kerning="false"/>
    </style:style>
    <style:style style:name="TableCell510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08" style:parent-style-name="內文" style:family="paragraph">
      <style:text-properties style:font-name="Times New Roman" style:font-name-asian="華康中楷體" style:letter-kerning="false"/>
    </style:style>
    <style:style style:name="TableCell510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10" style:parent-style-name="內文" style:family="paragraph">
      <style:text-properties style:font-name="Times New Roman" style:font-name-asian="華康中楷體" style:letter-kerning="false"/>
    </style:style>
    <style:style style:name="TableCell5111"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112" style:parent-style-name="內文" style:family="paragraph">
      <style:text-properties style:font-name="Times New Roman" style:font-name-asian="華康中楷體" style:letter-kerning="false"/>
    </style:style>
    <style:style style:name="TableRow5113" style:family="table-row">
      <style:table-row-properties style:min-row-height="0.3645in"/>
    </style:style>
    <style:style style:name="TableCell5114"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5115" style:parent-style-name="內文" style:family="paragraph">
      <style:text-properties style:font-name="標楷體" style:font-name-asian="標楷體" style:font-name-complex="PMingLiU" style:letter-kerning="false"/>
    </style:style>
    <style:style style:name="TableCell511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17" style:parent-style-name="內文" style:family="paragraph">
      <style:paragraph-properties fo:text-align="center"/>
      <style:text-properties style:font-name="標楷體" style:font-name-asian="標楷體" style:font-name-complex="PMingLiU" style:letter-kerning="false"/>
    </style:style>
    <style:style style:name="TableCell511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19" style:parent-style-name="內文" style:family="paragraph">
      <style:paragraph-properties fo:text-align="center"/>
      <style:text-properties style:font-name="Times New Roman" style:font-name-asian="華康中楷體" style:letter-kerning="false"/>
    </style:style>
    <style:style style:name="TableCell512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21" style:parent-style-name="內文" style:family="paragraph">
      <style:paragraph-properties fo:text-align="center"/>
      <style:text-properties style:font-name="Times New Roman" style:font-name-asian="華康中楷體" style:letter-kerning="false"/>
    </style:style>
    <style:style style:name="TableCell512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23" style:parent-style-name="內文" style:family="paragraph">
      <style:paragraph-properties fo:text-align="center"/>
      <style:text-properties style:font-name="Times New Roman" style:font-name-asian="華康中楷體" style:letter-kerning="false"/>
    </style:style>
    <style:style style:name="TableCell512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125" style:parent-style-name="內文" style:family="paragraph">
      <style:paragraph-properties fo:text-align="center"/>
      <style:text-properties style:font-name="Times New Roman" style:font-name-asian="華康中楷體" style:letter-kerning="false"/>
    </style:style>
    <style:style style:name="TableCell512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27" style:parent-style-name="內文" style:family="paragraph">
      <style:text-properties style:font-name="Times New Roman" style:font-name-asian="華康中楷體" style:letter-kerning="false"/>
    </style:style>
    <style:style style:name="TableCell512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29" style:parent-style-name="內文" style:family="paragraph">
      <style:text-properties style:font-name="Times New Roman" style:font-name-asian="華康中楷體" style:letter-kerning="false"/>
    </style:style>
    <style:style style:name="TableCell5130"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131" style:parent-style-name="內文" style:family="paragraph">
      <style:text-properties style:font-name="Times New Roman" style:font-name-asian="華康中楷體" style:letter-kerning="false"/>
    </style:style>
    <style:style style:name="TableRow5132" style:family="table-row">
      <style:table-row-properties style:min-row-height="0.3645in"/>
    </style:style>
    <style:style style:name="TableCell5133"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5134" style:parent-style-name="內文" style:family="paragraph">
      <style:text-properties style:font-name="標楷體" style:font-name-asian="標楷體" style:font-name-complex="PMingLiU" style:letter-kerning="false"/>
    </style:style>
    <style:style style:name="TableCell513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36" style:parent-style-name="內文" style:family="paragraph">
      <style:paragraph-properties fo:text-align="center"/>
      <style:text-properties style:font-name="標楷體" style:font-name-asian="標楷體" style:font-name-complex="PMingLiU" style:letter-kerning="false"/>
    </style:style>
    <style:style style:name="TableCell513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38" style:parent-style-name="內文" style:family="paragraph">
      <style:paragraph-properties fo:text-align="center"/>
      <style:text-properties style:font-name="Times New Roman" style:font-name-asian="華康中楷體" style:letter-kerning="false"/>
    </style:style>
    <style:style style:name="TableCell513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40" style:parent-style-name="內文" style:family="paragraph">
      <style:paragraph-properties fo:text-align="center"/>
      <style:text-properties style:font-name="Times New Roman" style:font-name-asian="華康中楷體" style:letter-kerning="false"/>
    </style:style>
    <style:style style:name="TableCell514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42" style:parent-style-name="內文" style:family="paragraph">
      <style:paragraph-properties fo:text-align="center"/>
      <style:text-properties style:font-name="Times New Roman" style:font-name-asian="華康中楷體" style:letter-kerning="false"/>
    </style:style>
    <style:style style:name="TableCell514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144" style:parent-style-name="內文" style:family="paragraph">
      <style:paragraph-properties fo:text-align="center"/>
      <style:text-properties style:font-name="Times New Roman" style:font-name-asian="華康中楷體" style:letter-kerning="false"/>
    </style:style>
    <style:style style:name="TableCell514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46" style:parent-style-name="內文" style:family="paragraph">
      <style:text-properties style:font-name="Times New Roman" style:font-name-asian="華康中楷體" style:letter-kerning="false"/>
    </style:style>
    <style:style style:name="TableCell514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48" style:parent-style-name="內文" style:family="paragraph">
      <style:text-properties style:font-name="Times New Roman" style:font-name-asian="華康中楷體" style:letter-kerning="false"/>
    </style:style>
    <style:style style:name="TableCell5149"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150" style:parent-style-name="內文" style:family="paragraph">
      <style:text-properties style:font-name="Times New Roman" style:font-name-asian="華康中楷體" style:letter-kerning="false"/>
    </style:style>
    <style:style style:name="TableRow5151" style:family="table-row">
      <style:table-row-properties style:min-row-height="0.3645in"/>
    </style:style>
    <style:style style:name="TableCell5152"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5153" style:parent-style-name="內文" style:family="paragraph">
      <style:text-properties style:font-name="標楷體" style:font-name-asian="標楷體" style:font-name-complex="PMingLiU" style:letter-kerning="false"/>
    </style:style>
    <style:style style:name="TableCell515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55" style:parent-style-name="內文" style:family="paragraph">
      <style:paragraph-properties fo:text-align="center"/>
      <style:text-properties style:font-name="標楷體" style:font-name-asian="標楷體" style:font-name-complex="PMingLiU" style:letter-kerning="false"/>
    </style:style>
    <style:style style:name="TableCell515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57" style:parent-style-name="內文" style:family="paragraph">
      <style:paragraph-properties fo:text-align="center"/>
      <style:text-properties style:font-name="Times New Roman" style:font-name-asian="華康中楷體" style:letter-kerning="false"/>
    </style:style>
    <style:style style:name="TableCell515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59" style:parent-style-name="內文" style:family="paragraph">
      <style:paragraph-properties fo:text-align="center"/>
      <style:text-properties style:font-name="Times New Roman" style:font-name-asian="華康中楷體" style:letter-kerning="false"/>
    </style:style>
    <style:style style:name="TableCell516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5161" style:parent-style-name="內文" style:family="paragraph">
      <style:paragraph-properties fo:text-align="center"/>
      <style:text-properties style:font-name="Times New Roman" style:font-name-asian="華康中楷體" style:letter-kerning="false"/>
    </style:style>
    <style:style style:name="TableCell516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5163" style:parent-style-name="內文" style:family="paragraph">
      <style:paragraph-properties fo:text-align="center"/>
      <style:text-properties style:font-name="Times New Roman" style:font-name-asian="華康中楷體" style:letter-kerning="false"/>
    </style:style>
    <style:style style:name="TableCell516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65" style:parent-style-name="內文" style:family="paragraph">
      <style:text-properties style:font-name="Times New Roman" style:font-name-asian="華康中楷體" style:letter-kerning="false"/>
    </style:style>
    <style:style style:name="TableCell516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167" style:parent-style-name="內文" style:family="paragraph">
      <style:text-properties style:font-name="Times New Roman" style:font-name-asian="華康中楷體" style:letter-kerning="false"/>
    </style:style>
    <style:style style:name="TableCell5168"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169" style:parent-style-name="內文" style:family="paragraph">
      <style:text-properties style:font-name="Times New Roman" style:font-name-asian="華康中楷體" style:letter-kerning="false"/>
    </style:style>
    <style:style style:name="TableRow5170" style:family="table-row">
      <style:table-row-properties style:min-row-height="0.3645in"/>
    </style:style>
    <style:style style:name="TableCell5171" style:family="table-cell">
      <style:table-cell-properties fo:border-top="0.0069in solid #000000" fo:border-left="0.0138in solid #000000" fo:border-bottom="0.0138in solid #000000" fo:border-right="0.0069in solid #000000" fo:background-color="#D8E4BC" style:writing-mode="lr-tb" style:vertical-align="middle" fo:padding-top="0in" fo:padding-left="0.0194in" fo:padding-bottom="0in" fo:padding-right="0.0194in" fo:wrap-option="no-wrap"/>
    </style:style>
    <style:style style:name="P5172" style:parent-style-name="內文" style:family="paragraph">
      <style:paragraph-properties fo:text-align="center"/>
    </style:style>
    <style:style style:name="T5173" style:parent-style-name="預設段落字型" style:family="text">
      <style:text-properties style:font-name="標楷體" style:font-name-asian="標楷體" fo:font-weight="bold" style:font-weight-asian="bold" style:font-weight-complex="bold" style:letter-kerning="false"/>
    </style:style>
    <style:style style:name="TableCell5174"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style:style>
    <style:style style:name="P5175"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176"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style:style>
    <style:style style:name="P5177"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178"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style:style>
    <style:style style:name="P5179"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180"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181" style:parent-style-name="內文" style:family="paragraph">
      <style:text-properties style:font-name="Times New Roman" style:font-name-asian="華康中楷體" fo:font-weight="bold" style:font-weight-asian="bold" style:font-weight-complex="bold" style:letter-kerning="false"/>
    </style:style>
    <style:style style:name="TableCell5182"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183" style:parent-style-name="內文" style:family="paragraph">
      <style:text-properties style:font-name="Times New Roman" style:font-name-asian="華康中楷體" fo:font-weight="bold" style:font-weight-asian="bold" style:font-weight-complex="bold" style:letter-kerning="false"/>
    </style:style>
    <style:style style:name="TableCell5184" style:family="table-cell">
      <style:table-cell-properties fo:border-top="none" fo:border-left="none" fo:border-bottom="0.0138in solid #000000" fo:border-right="0.0138in solid #000000" fo:background-color="#D8E4BC" style:writing-mode="lr-tb" style:vertical-align="middle" fo:padding-top="0in" fo:padding-left="0.0194in" fo:padding-bottom="0in" fo:padding-right="0.0194in" fo:wrap-option="no-wrap"/>
    </style:style>
    <style:style style:name="P5185" style:parent-style-name="內文" style:family="paragraph">
      <style:text-properties style:font-name="Times New Roman" style:font-name-asian="華康中楷體" fo:font-weight="bold" style:font-weight-asian="bold" style:font-weight-complex="bold" style:letter-kerning="false"/>
    </style:style>
    <style:style style:name="P5186" style:parent-style-name="內文" style:family="paragraph">
      <style:paragraph-properties fo:text-align="end"/>
      <style:text-properties style:font-name="Times New Roman" style:font-name-asian="標楷體" style:letter-kerning="false"/>
    </style:style>
    <style:style style:name="P5187"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font-size-complex="10pt"/>
    </style:style>
    <style:style style:name="P5188"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font-size-complex="10pt"/>
    </style:style>
    <style:style style:name="P5189" style:parent-style-name="內文" style:family="paragraph">
      <style:paragraph-properties fo:widows="0" fo:orphans="0" style:vertical-align="baseline" fo:margin-left="0.5902in" fo:text-indent="-0.2569in">
        <style:tab-stops/>
      </style:paragraph-properties>
    </style:style>
    <style:style style:name="T5190" style:parent-style-name="預設段落字型" style:family="text">
      <style:text-properties style:font-name="Times New Roman" style:font-name-asian="標楷體" style:letter-kerning="false" style:font-size-complex="10pt"/>
    </style:style>
    <style:style style:name="T5191" style:parent-style-name="預設段落字型" style:family="text">
      <style:text-properties style:font-name="標楷體" style:font-name-asian="標楷體" style:font-name-complex="PMingLiU" style:letter-kerning="false"/>
    </style:style>
    <style:style style:name="P5192" style:parent-style-name="內文" style:family="paragraph">
      <style:paragraph-properties fo:widows="0" fo:orphans="0" fo:break-before="page" fo:text-align="justify" fo:margin-bottom="0.0833in" fo:line-height="0.2777in"/>
    </style:style>
    <style:style style:name="T5193" style:parent-style-name="預設段落字型" style:family="text">
      <style:text-properties style:font-name="標楷體" style:font-name-asian="標楷體" style:font-name-complex="PMingLiU" style:letter-kerning="false"/>
    </style:style>
    <style:style style:name="P5194" style:parent-style-name="內文" style:family="paragraph">
      <style:paragraph-properties fo:text-align="end"/>
    </style:style>
    <style:style style:name="T5195" style:parent-style-name="預設段落字型" style:family="text">
      <style:text-properties style:font-name="標楷體" style:font-name-asian="標楷體" style:letter-kerning="false"/>
    </style:style>
    <style:style style:name="TableColumn5197" style:family="table-column">
      <style:table-column-properties style:column-width="0.4083in"/>
    </style:style>
    <style:style style:name="TableColumn5198" style:family="table-column">
      <style:table-column-properties style:column-width="1.6875in"/>
    </style:style>
    <style:style style:name="TableColumn5199" style:family="table-column">
      <style:table-column-properties style:column-width="0.5868in"/>
    </style:style>
    <style:style style:name="TableColumn5200" style:family="table-column">
      <style:table-column-properties style:column-width="0.75in"/>
    </style:style>
    <style:style style:name="TableColumn5201" style:family="table-column">
      <style:table-column-properties style:column-width="0.75in"/>
    </style:style>
    <style:style style:name="TableColumn5202" style:family="table-column">
      <style:table-column-properties style:column-width="0.3958in"/>
    </style:style>
    <style:style style:name="TableColumn5203" style:family="table-column">
      <style:table-column-properties style:column-width="0.6319in"/>
    </style:style>
    <style:style style:name="TableColumn5204" style:family="table-column">
      <style:table-column-properties style:column-width="0.6319in"/>
    </style:style>
    <style:style style:name="TableColumn5205" style:family="table-column">
      <style:table-column-properties style:column-width="0.6319in"/>
    </style:style>
    <style:style style:name="Table5196" style:family="table">
      <style:table-properties style:width="6.4743in" style:rel-width="96%" fo:margin-left="0in" table:align="right"/>
    </style:style>
    <style:style style:name="TableRow5206" style:family="table-row">
      <style:table-row-properties/>
    </style:style>
    <style:style style:name="TableCell5207" style:family="table-cell">
      <style:table-cell-properties fo:border-top="0.0138in solid #000000" fo:border-left="0.0138in solid #000000" fo:border-bottom="0.0069in solid #000000" fo:border-right="0.0069in solid #000000" style:writing-mode="lr-tb" style:vertical-align="middle" fo:padding-top="0in" fo:padding-left="0.0194in" fo:padding-bottom="0in" fo:padding-right="0.0194in" fo:wrap-option="no-wrap"/>
    </style:style>
    <style:style style:name="P5208" style:parent-style-name="內文" style:family="paragraph">
      <style:paragraph-properties fo:text-align="center"/>
    </style:style>
    <style:style style:name="T5209" style:parent-style-name="預設段落字型" style:family="text">
      <style:text-properties style:font-name="標楷體" style:font-name-asian="標楷體" style:letter-kerning="false"/>
    </style:style>
    <style:style style:name="TableCell5210"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fo:wrap-option="no-wrap"/>
    </style:style>
    <style:style style:name="P5211" style:parent-style-name="內文" style:family="paragraph">
      <style:paragraph-properties fo:text-align="center"/>
    </style:style>
    <style:style style:name="T5212" style:parent-style-name="預設段落字型" style:family="text">
      <style:text-properties style:font-name="標楷體" style:font-name-asian="標楷體" style:letter-kerning="false"/>
    </style:style>
    <style:style style:name="TableCell5213" style:family="table-cell">
      <style:table-cell-properties fo:border-top="0.0138in solid #000000" fo:border-left="none" fo:border-bottom="0.0069in solid #000000" fo:border-right="0.0069in solid #000000" style:writing-mode="lr-tb" style:vertical-align="middle" fo:padding-top="0in" fo:padding-left="0.0194in" fo:padding-bottom="0in" fo:padding-right="0.0194in" fo:wrap-option="no-wrap"/>
    </style:style>
    <style:style style:name="P5214" style:parent-style-name="內文" style:family="paragraph">
      <style:paragraph-properties fo:text-align="center"/>
    </style:style>
    <style:style style:name="T5215" style:parent-style-name="預設段落字型" style:family="text">
      <style:text-properties style:font-name="標楷體" style:font-name-asian="標楷體" style:letter-kerning="false"/>
    </style:style>
    <style:style style:name="TableCell5216" style:family="table-cell">
      <style:table-cell-properties fo:border-top="0.0138in solid #000000" fo:border-left="none" fo:border-bottom="0.0069in solid #000000" fo:border-right="0.0138in solid #000000" style:writing-mode="lr-tb" style:vertical-align="middle" fo:padding-top="0in" fo:padding-left="0.0194in" fo:padding-bottom="0in" fo:padding-right="0.0194in" fo:wrap-option="no-wrap"/>
    </style:style>
    <style:style style:name="P5217" style:parent-style-name="內文" style:family="paragraph">
      <style:paragraph-properties fo:text-align="center"/>
      <style:text-properties style:font-name="標楷體" style:font-name-asian="標楷體" style:font-name-complex="PMingLiU" style:letter-kerning="false"/>
    </style:style>
    <style:style style:name="TableRow5218" style:family="table-row">
      <style:table-row-properties/>
    </style:style>
    <style:style style:name="P5219" style:parent-style-name="內文" style:family="paragraph">
      <style:text-properties style:font-name="Times New Roman" style:font-name-asian="華康中楷體" style:letter-kerning="false"/>
    </style:style>
    <style:style style:name="P5220" style:parent-style-name="內文" style:family="paragraph">
      <style:text-properties style:font-name="Times New Roman" style:font-name-asian="華康中楷體" style:letter-kerning="false"/>
    </style:style>
    <style:style style:name="TableCell522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22" style:parent-style-name="內文" style:family="paragraph">
      <style:paragraph-properties fo:text-align="center"/>
      <style:text-properties style:font-name="標楷體" style:font-name-asian="標楷體" style:font-name-complex="PMingLiU" style:letter-kerning="false"/>
    </style:style>
    <style:style style:name="TableCell522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24" style:parent-style-name="內文" style:family="paragraph">
      <style:paragraph-properties fo:text-align="center"/>
      <style:text-properties style:font-name="標楷體" style:font-name-asian="標楷體" style:font-name-complex="PMingLiU" style:letter-kerning="false"/>
    </style:style>
    <style:style style:name="TableCell522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26" style:parent-style-name="內文" style:family="paragraph">
      <style:paragraph-properties fo:text-align="center"/>
    </style:style>
    <style:style style:name="T5227" style:parent-style-name="預設段落字型" style:family="text">
      <style:text-properties style:font-name="標楷體" style:font-name-asian="標楷體" style:letter-kerning="false"/>
    </style:style>
    <style:style style:name="TableCell5228"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29" style:parent-style-name="內文" style:family="paragraph">
      <style:paragraph-properties fo:text-align="center"/>
      <style:text-properties style:font-name="標楷體" style:font-name-asian="標楷體" style:font-name-complex="PMingLiU" style:letter-kerning="false"/>
    </style:style>
    <style:style style:name="TableCell5230"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31" style:parent-style-name="內文" style:family="paragraph">
      <style:paragraph-properties fo:text-align="center"/>
      <style:text-properties style:font-name="標楷體" style:font-name-asian="標楷體" style:font-name-complex="PMingLiU" style:letter-kerning="false"/>
    </style:style>
    <style:style style:name="TableCell5232"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233" style:parent-style-name="內文" style:family="paragraph">
      <style:paragraph-properties fo:text-align="center"/>
    </style:style>
    <style:style style:name="T5234" style:parent-style-name="預設段落字型" style:family="text">
      <style:text-properties style:font-name="標楷體" style:font-name-asian="標楷體" style:letter-kerning="false"/>
    </style:style>
    <style:style style:name="TableRow5235" style:family="table-row">
      <style:table-row-properties/>
    </style:style>
    <style:style style:name="P5236" style:parent-style-name="內文" style:family="paragraph">
      <style:text-properties style:font-name="Times New Roman" style:font-name-asian="華康中楷體" style:letter-kerning="false"/>
    </style:style>
    <style:style style:name="TableCell5237"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38" style:parent-style-name="內文" style:family="paragraph">
      <style:text-properties style:font-name="標楷體" style:font-name-asian="標楷體" style:font-name-complex="PMingLiU" style:letter-kerning="false"/>
    </style:style>
    <style:style style:name="TableCell523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40" style:parent-style-name="內文" style:family="paragraph">
      <style:text-properties style:font-name="Times New Roman" style:font-name-asian="華康中楷體" style:letter-kerning="false"/>
    </style:style>
    <style:style style:name="TableCell524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42" style:parent-style-name="內文" style:family="paragraph">
      <style:text-properties style:font-name="Times New Roman" style:font-name-asian="華康中楷體" style:letter-kerning="false"/>
    </style:style>
    <style:style style:name="TableCell524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44" style:parent-style-name="內文" style:family="paragraph">
      <style:paragraph-properties fo:text-align="end"/>
      <style:text-properties style:font-name="Times New Roman" style:font-name-asian="華康中楷體" style:letter-kerning="false"/>
    </style:style>
    <style:style style:name="TableCell524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46" style:parent-style-name="內文" style:family="paragraph">
      <style:text-properties style:font-name="Times New Roman" style:font-name-asian="華康中楷體" style:letter-kerning="false"/>
    </style:style>
    <style:style style:name="TableCell524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48" style:parent-style-name="內文" style:family="paragraph">
      <style:text-properties style:font-name="Times New Roman" style:font-name-asian="華康中楷體" style:letter-kerning="false"/>
    </style:style>
    <style:style style:name="TableCell5249"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250" style:parent-style-name="內文" style:family="paragraph">
      <style:text-properties style:font-name="Times New Roman" style:font-name-asian="華康中楷體" style:letter-kerning="false"/>
    </style:style>
    <style:style style:name="TableRow5251" style:family="table-row">
      <style:table-row-properties/>
    </style:style>
    <style:style style:name="P5252" style:parent-style-name="內文" style:family="paragraph">
      <style:text-properties style:font-name="Times New Roman" style:font-name-asian="華康中楷體" style:letter-kerning="false"/>
    </style:style>
    <style:style style:name="TableCell5253"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54" style:parent-style-name="內文" style:family="paragraph">
      <style:text-properties style:font-name="標楷體" style:font-name-asian="標楷體" style:font-name-complex="PMingLiU" style:letter-kerning="false"/>
    </style:style>
    <style:style style:name="TableCell525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56" style:parent-style-name="內文" style:family="paragraph">
      <style:text-properties style:font-name="Times New Roman" style:font-name-asian="華康中楷體" style:letter-kerning="false"/>
    </style:style>
    <style:style style:name="TableCell525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58" style:parent-style-name="內文" style:family="paragraph">
      <style:text-properties style:font-name="Times New Roman" style:font-name-asian="華康中楷體" style:letter-kerning="false"/>
    </style:style>
    <style:style style:name="TableCell525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60" style:parent-style-name="內文" style:family="paragraph">
      <style:paragraph-properties fo:text-align="end"/>
      <style:text-properties style:font-name="Times New Roman" style:font-name-asian="華康中楷體" style:letter-kerning="false"/>
    </style:style>
    <style:style style:name="TableCell526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62" style:parent-style-name="內文" style:family="paragraph">
      <style:text-properties style:font-name="Times New Roman" style:font-name-asian="華康中楷體" style:letter-kerning="false"/>
    </style:style>
    <style:style style:name="TableCell526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64" style:parent-style-name="內文" style:family="paragraph">
      <style:text-properties style:font-name="Times New Roman" style:font-name-asian="華康中楷體" style:letter-kerning="false"/>
    </style:style>
    <style:style style:name="TableCell5265"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266" style:parent-style-name="內文" style:family="paragraph">
      <style:text-properties style:font-name="Times New Roman" style:font-name-asian="華康中楷體" style:letter-kerning="false"/>
    </style:style>
    <style:style style:name="TableRow5267" style:family="table-row">
      <style:table-row-properties/>
    </style:style>
    <style:style style:name="P5268" style:parent-style-name="內文" style:family="paragraph">
      <style:text-properties style:font-name="Times New Roman" style:font-name-asian="華康中楷體" style:letter-kerning="false"/>
    </style:style>
    <style:style style:name="TableCell5269"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70" style:parent-style-name="內文" style:family="paragraph">
      <style:text-properties style:font-name="標楷體" style:font-name-asian="標楷體" style:font-name-complex="PMingLiU" style:letter-kerning="false"/>
    </style:style>
    <style:style style:name="TableCell527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72" style:parent-style-name="內文" style:family="paragraph">
      <style:text-properties style:font-name="Times New Roman" style:font-name-asian="華康中楷體" style:letter-kerning="false"/>
    </style:style>
    <style:style style:name="TableCell527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74" style:parent-style-name="內文" style:family="paragraph">
      <style:text-properties style:font-name="Times New Roman" style:font-name-asian="華康中楷體" style:letter-kerning="false"/>
    </style:style>
    <style:style style:name="TableCell527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76" style:parent-style-name="內文" style:family="paragraph">
      <style:paragraph-properties fo:text-align="end"/>
      <style:text-properties style:font-name="Times New Roman" style:font-name-asian="華康中楷體" style:letter-kerning="false"/>
    </style:style>
    <style:style style:name="TableCell527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78" style:parent-style-name="內文" style:family="paragraph">
      <style:text-properties style:font-name="Times New Roman" style:font-name-asian="華康中楷體" style:letter-kerning="false"/>
    </style:style>
    <style:style style:name="TableCell527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80" style:parent-style-name="內文" style:family="paragraph">
      <style:text-properties style:font-name="Times New Roman" style:font-name-asian="華康中楷體" style:letter-kerning="false"/>
    </style:style>
    <style:style style:name="TableCell5281"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282" style:parent-style-name="內文" style:family="paragraph">
      <style:text-properties style:font-name="Times New Roman" style:font-name-asian="華康中楷體" style:letter-kerning="false"/>
    </style:style>
    <style:style style:name="TableRow5283" style:family="table-row">
      <style:table-row-properties/>
    </style:style>
    <style:style style:name="P5284" style:parent-style-name="內文" style:family="paragraph">
      <style:text-properties style:font-name="Times New Roman" style:font-name-asian="華康中楷體" style:letter-kerning="false"/>
    </style:style>
    <style:style style:name="TableCell5285"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86" style:parent-style-name="內文" style:family="paragraph">
      <style:text-properties style:font-name="標楷體" style:font-name-asian="標楷體" style:font-name-complex="PMingLiU" style:letter-kerning="false"/>
    </style:style>
    <style:style style:name="TableCell528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88" style:parent-style-name="內文" style:family="paragraph">
      <style:text-properties style:font-name="Times New Roman" style:font-name-asian="華康中楷體" style:letter-kerning="false"/>
    </style:style>
    <style:style style:name="TableCell528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290" style:parent-style-name="內文" style:family="paragraph">
      <style:text-properties style:font-name="Times New Roman" style:font-name-asian="華康中楷體" style:letter-kerning="false"/>
    </style:style>
    <style:style style:name="TableCell529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92" style:parent-style-name="內文" style:family="paragraph">
      <style:paragraph-properties fo:text-align="end"/>
      <style:text-properties style:font-name="Times New Roman" style:font-name-asian="華康中楷體" style:letter-kerning="false"/>
    </style:style>
    <style:style style:name="TableCell529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94" style:parent-style-name="內文" style:family="paragraph">
      <style:text-properties style:font-name="Times New Roman" style:font-name-asian="華康中楷體" style:letter-kerning="false"/>
    </style:style>
    <style:style style:name="TableCell529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296" style:parent-style-name="內文" style:family="paragraph">
      <style:text-properties style:font-name="Times New Roman" style:font-name-asian="華康中楷體" style:letter-kerning="false"/>
    </style:style>
    <style:style style:name="TableCell5297"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298" style:parent-style-name="內文" style:family="paragraph">
      <style:text-properties style:font-name="Times New Roman" style:font-name-asian="華康中楷體" style:letter-kerning="false"/>
    </style:style>
    <style:style style:name="TableRow5299" style:family="table-row">
      <style:table-row-properties/>
    </style:style>
    <style:style style:name="P5300" style:parent-style-name="內文" style:family="paragraph">
      <style:text-properties style:font-name="Times New Roman" style:font-name-asian="華康中楷體" style:letter-kerning="false"/>
    </style:style>
    <style:style style:name="TableCell5301"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02" style:parent-style-name="內文" style:family="paragraph">
      <style:text-properties style:font-name="標楷體" style:font-name-asian="標楷體" style:font-name-complex="PMingLiU" style:letter-kerning="false"/>
    </style:style>
    <style:style style:name="TableCell530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04" style:parent-style-name="內文" style:family="paragraph">
      <style:text-properties style:font-name="Times New Roman" style:font-name-asian="華康中楷體" style:letter-kerning="false"/>
    </style:style>
    <style:style style:name="TableCell530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06" style:parent-style-name="內文" style:family="paragraph">
      <style:text-properties style:font-name="Times New Roman" style:font-name-asian="華康中楷體" style:letter-kerning="false"/>
    </style:style>
    <style:style style:name="TableCell530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08" style:parent-style-name="內文" style:family="paragraph">
      <style:paragraph-properties fo:text-align="end"/>
      <style:text-properties style:font-name="Times New Roman" style:font-name-asian="華康中楷體" style:letter-kerning="false"/>
    </style:style>
    <style:style style:name="TableCell530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10" style:parent-style-name="內文" style:family="paragraph">
      <style:text-properties style:font-name="Times New Roman" style:font-name-asian="華康中楷體" style:letter-kerning="false"/>
    </style:style>
    <style:style style:name="TableCell531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12" style:parent-style-name="內文" style:family="paragraph">
      <style:text-properties style:font-name="Times New Roman" style:font-name-asian="華康中楷體" style:letter-kerning="false"/>
    </style:style>
    <style:style style:name="TableCell5313"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314" style:parent-style-name="內文" style:family="paragraph">
      <style:text-properties style:font-name="Times New Roman" style:font-name-asian="華康中楷體" style:letter-kerning="false"/>
    </style:style>
    <style:style style:name="TableRow5315" style:family="table-row">
      <style:table-row-properties/>
    </style:style>
    <style:style style:name="P5316" style:parent-style-name="內文" style:family="paragraph">
      <style:text-properties style:font-name="Times New Roman" style:font-name-asian="華康中楷體" style:letter-kerning="false"/>
    </style:style>
    <style:style style:name="TableCell5317"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318" style:parent-style-name="內文" style:family="paragraph">
      <style:paragraph-properties fo:text-align="center"/>
    </style:style>
    <style:style style:name="T5319" style:parent-style-name="預設段落字型" style:family="text">
      <style:text-properties style:font-name="標楷體" style:font-name-asian="標楷體" fo:font-weight="bold" style:font-weight-asian="bold" style:font-weight-complex="bold" style:letter-kerning="false"/>
    </style:style>
    <style:style style:name="T5320" style:parent-style-name="預設段落字型" style:family="text">
      <style:text-properties style:font-name="Times New Roman" style:font-name-asian="華康中楷體" fo:font-weight="bold" style:font-weight-asian="bold" style:font-weight-complex="bold" style:letter-kerning="false"/>
    </style:style>
    <style:style style:name="T5321" style:parent-style-name="預設段落字型" style:family="text">
      <style:text-properties style:font-name="標楷體" style:font-name-asian="標楷體" fo:font-weight="bold" style:font-weight-asian="bold" style:font-weight-complex="bold" style:letter-kerning="false"/>
    </style:style>
    <style:style style:name="TableCell5322"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323"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324"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325"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326"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327"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328"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329"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330"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331"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332" style:family="table-cell">
      <style:table-cell-properties fo:border-top="none" fo:border-left="none" fo:border-bottom="0.0069in solid #000000" fo:border-right="0.0138in solid #000000" fo:background-color="#FFFFC0" style:writing-mode="lr-tb" style:vertical-align="middle" fo:padding-top="0in" fo:padding-left="0.0194in" fo:padding-bottom="0in" fo:padding-right="0.0194in" fo:wrap-option="no-wrap"/>
    </style:style>
    <style:style style:name="P5333"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Row5334" style:family="table-row">
      <style:table-row-properties/>
    </style:style>
    <style:style style:name="TableCell5335"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fo:wrap-option="no-wrap"/>
    </style:style>
    <style:style style:name="P5336" style:parent-style-name="內文" style:family="paragraph">
      <style:paragraph-properties fo:text-align="center"/>
    </style:style>
    <style:style style:name="T5337" style:parent-style-name="預設段落字型" style:family="text">
      <style:text-properties style:font-name="標楷體" style:font-name-asian="標楷體" style:letter-kerning="false"/>
    </style:style>
    <style:style style:name="TableCell533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5339" style:parent-style-name="內文" style:family="paragraph">
      <style:paragraph-properties fo:text-align="center"/>
    </style:style>
    <style:style style:name="T5340" style:parent-style-name="預設段落字型" style:family="text">
      <style:text-properties style:font-name="標楷體" style:font-name-asian="標楷體" style:letter-kerning="false"/>
    </style:style>
    <style:style style:name="TableCell5341"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5342" style:parent-style-name="內文" style:family="paragraph">
      <style:paragraph-properties fo:text-align="center"/>
    </style:style>
    <style:style style:name="T5343" style:parent-style-name="預設段落字型" style:family="text">
      <style:text-properties style:font-name="標楷體" style:font-name-asian="標楷體" style:letter-kerning="false"/>
    </style:style>
    <style:style style:name="TableCell5344"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fo:wrap-option="no-wrap"/>
    </style:style>
    <style:style style:name="P5345" style:parent-style-name="內文" style:family="paragraph">
      <style:paragraph-properties fo:text-align="center"/>
    </style:style>
    <style:style style:name="T5346" style:parent-style-name="預設段落字型" style:family="text">
      <style:text-properties style:font-name="標楷體" style:font-name-asian="標楷體" style:letter-kerning="false"/>
    </style:style>
    <style:style style:name="TableCell5347" style:family="table-cell">
      <style:table-cell-properties fo:border-top="0.0069in solid #000000" fo:border-left="none" fo:border-bottom="0.0069in solid #000000" fo:border-right="0.0138in solid #000000" style:writing-mode="lr-tb" style:vertical-align="middle" fo:padding-top="0in" fo:padding-left="0.0194in" fo:padding-bottom="0in" fo:padding-right="0.0194in" fo:wrap-option="no-wrap"/>
    </style:style>
    <style:style style:name="P5348" style:parent-style-name="內文" style:family="paragraph">
      <style:paragraph-properties fo:text-align="center"/>
      <style:text-properties style:font-name="標楷體" style:font-name-asian="標楷體" style:font-name-complex="PMingLiU" style:letter-kerning="false"/>
    </style:style>
    <style:style style:name="TableRow5349" style:family="table-row">
      <style:table-row-properties/>
    </style:style>
    <style:style style:name="P5350" style:parent-style-name="內文" style:family="paragraph">
      <style:text-properties style:font-name="Times New Roman" style:font-name-asian="華康中楷體" style:letter-kerning="false"/>
    </style:style>
    <style:style style:name="P5351" style:parent-style-name="內文" style:family="paragraph">
      <style:text-properties style:font-name="Times New Roman" style:font-name-asian="華康中楷體" style:letter-kerning="false"/>
    </style:style>
    <style:style style:name="P5352" style:parent-style-name="內文" style:family="paragraph">
      <style:text-properties style:font-name="Times New Roman" style:font-name-asian="華康中楷體" style:letter-kerning="false"/>
    </style:style>
    <style:style style:name="TableCell535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54" style:parent-style-name="內文" style:family="paragraph">
      <style:paragraph-properties fo:text-align="center"/>
      <style:text-properties style:font-name="標楷體" style:font-name-asian="標楷體" style:font-name-complex="PMingLiU" style:letter-kerning="false"/>
    </style:style>
    <style:style style:name="TableCell535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56" style:parent-style-name="內文" style:family="paragraph">
      <style:paragraph-properties fo:text-align="center"/>
      <style:text-properties style:font-name="標楷體" style:font-name-asian="標楷體" style:font-name-complex="PMingLiU" style:letter-kerning="false"/>
    </style:style>
    <style:style style:name="TableCell535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58" style:parent-style-name="內文" style:family="paragraph">
      <style:paragraph-properties fo:text-align="center"/>
    </style:style>
    <style:style style:name="T5359" style:parent-style-name="預設段落字型" style:family="text">
      <style:text-properties style:font-name="標楷體" style:font-name-asian="標楷體" style:letter-kerning="false"/>
    </style:style>
    <style:style style:name="TableCell5360"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61" style:parent-style-name="內文" style:family="paragraph">
      <style:paragraph-properties fo:text-align="center"/>
      <style:text-properties style:font-name="標楷體" style:font-name-asian="標楷體" style:font-name-complex="PMingLiU" style:letter-kerning="false"/>
    </style:style>
    <style:style style:name="TableCell5362"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63" style:parent-style-name="內文" style:family="paragraph">
      <style:paragraph-properties fo:text-align="center"/>
      <style:text-properties style:font-name="標楷體" style:font-name-asian="標楷體" style:font-name-complex="PMingLiU" style:letter-kerning="false"/>
    </style:style>
    <style:style style:name="TableCell5364"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365" style:parent-style-name="內文" style:family="paragraph">
      <style:paragraph-properties fo:text-align="center"/>
    </style:style>
    <style:style style:name="T5366" style:parent-style-name="預設段落字型" style:family="text">
      <style:text-properties style:font-name="標楷體" style:font-name-asian="標楷體" style:letter-kerning="false"/>
    </style:style>
    <style:style style:name="TableRow5367" style:family="table-row">
      <style:table-row-properties/>
    </style:style>
    <style:style style:name="P5368" style:parent-style-name="內文" style:family="paragraph">
      <style:text-properties style:font-name="Times New Roman" style:font-name-asian="華康中楷體" style:letter-kerning="false"/>
    </style:style>
    <style:style style:name="TableCell536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70" style:parent-style-name="內文" style:family="paragraph">
      <style:text-properties style:font-name="標楷體" style:font-name-asian="標楷體" style:font-name-complex="PMingLiU" style:letter-kerning="false"/>
    </style:style>
    <style:style style:name="TableCell537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72" style:parent-style-name="內文" style:family="paragraph">
      <style:paragraph-properties fo:text-align="center"/>
      <style:text-properties style:font-name="標楷體" style:font-name-asian="標楷體" style:font-name-complex="PMingLiU" style:letter-kerning="false"/>
    </style:style>
    <style:style style:name="TableCell537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74" style:parent-style-name="內文" style:family="paragraph">
      <style:text-properties style:font-name="Times New Roman" style:font-name-asian="華康中楷體" style:letter-kerning="false"/>
    </style:style>
    <style:style style:name="TableCell537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76" style:parent-style-name="內文" style:family="paragraph">
      <style:text-properties style:font-name="Times New Roman" style:font-name-asian="華康中楷體" style:letter-kerning="false"/>
    </style:style>
    <style:style style:name="TableCell537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78" style:parent-style-name="內文" style:family="paragraph">
      <style:paragraph-properties fo:text-align="end"/>
      <style:text-properties style:font-name="Times New Roman" style:font-name-asian="華康中楷體" style:letter-kerning="false"/>
    </style:style>
    <style:style style:name="TableCell537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80" style:parent-style-name="內文" style:family="paragraph">
      <style:text-properties style:font-name="Times New Roman" style:font-name-asian="華康中楷體" style:letter-kerning="false"/>
    </style:style>
    <style:style style:name="TableCell538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82" style:parent-style-name="內文" style:family="paragraph">
      <style:text-properties style:font-name="Times New Roman" style:font-name-asian="華康中楷體" style:letter-kerning="false"/>
    </style:style>
    <style:style style:name="TableCell5383"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384" style:parent-style-name="內文" style:family="paragraph">
      <style:text-properties style:font-name="Times New Roman" style:font-name-asian="華康中楷體" style:letter-kerning="false"/>
    </style:style>
    <style:style style:name="TableRow5385" style:family="table-row">
      <style:table-row-properties/>
    </style:style>
    <style:style style:name="P5386" style:parent-style-name="內文" style:family="paragraph">
      <style:text-properties style:font-name="Times New Roman" style:font-name-asian="華康中楷體" style:letter-kerning="false"/>
    </style:style>
    <style:style style:name="TableCell538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88" style:parent-style-name="內文" style:family="paragraph">
      <style:text-properties style:font-name="標楷體" style:font-name-asian="標楷體" style:font-name-complex="PMingLiU" style:letter-kerning="false"/>
    </style:style>
    <style:style style:name="TableCell538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90" style:parent-style-name="內文" style:family="paragraph">
      <style:paragraph-properties fo:text-align="center"/>
      <style:text-properties style:font-name="標楷體" style:font-name-asian="標楷體" style:font-name-complex="PMingLiU" style:letter-kerning="false"/>
    </style:style>
    <style:style style:name="TableCell539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92" style:parent-style-name="內文" style:family="paragraph">
      <style:text-properties style:font-name="Times New Roman" style:font-name-asian="華康中楷體" style:letter-kerning="false"/>
    </style:style>
    <style:style style:name="TableCell539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394" style:parent-style-name="內文" style:family="paragraph">
      <style:text-properties style:font-name="Times New Roman" style:font-name-asian="華康中楷體" style:letter-kerning="false"/>
    </style:style>
    <style:style style:name="TableCell539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96" style:parent-style-name="內文" style:family="paragraph">
      <style:paragraph-properties fo:text-align="end"/>
      <style:text-properties style:font-name="Times New Roman" style:font-name-asian="華康中楷體" style:letter-kerning="false"/>
    </style:style>
    <style:style style:name="TableCell539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398" style:parent-style-name="內文" style:family="paragraph">
      <style:text-properties style:font-name="Times New Roman" style:font-name-asian="華康中楷體" style:letter-kerning="false"/>
    </style:style>
    <style:style style:name="TableCell539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400" style:parent-style-name="內文" style:family="paragraph">
      <style:text-properties style:font-name="Times New Roman" style:font-name-asian="華康中楷體" style:letter-kerning="false"/>
    </style:style>
    <style:style style:name="TableCell5401"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402" style:parent-style-name="內文" style:family="paragraph">
      <style:text-properties style:font-name="Times New Roman" style:font-name-asian="華康中楷體" style:letter-kerning="false"/>
    </style:style>
    <style:style style:name="TableRow5403" style:family="table-row">
      <style:table-row-properties/>
    </style:style>
    <style:style style:name="P5404" style:parent-style-name="內文" style:family="paragraph">
      <style:text-properties style:font-name="Times New Roman" style:font-name-asian="華康中楷體" style:letter-kerning="false"/>
    </style:style>
    <style:style style:name="TableCell540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06" style:parent-style-name="內文" style:family="paragraph">
      <style:text-properties style:font-name="標楷體" style:font-name-asian="標楷體" style:font-name-complex="PMingLiU" style:letter-kerning="false"/>
    </style:style>
    <style:style style:name="TableCell540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08" style:parent-style-name="內文" style:family="paragraph">
      <style:paragraph-properties fo:text-align="center"/>
      <style:text-properties style:font-name="標楷體" style:font-name-asian="標楷體" style:font-name-complex="PMingLiU" style:letter-kerning="false"/>
    </style:style>
    <style:style style:name="TableCell540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10" style:parent-style-name="內文" style:family="paragraph">
      <style:text-properties style:font-name="Times New Roman" style:font-name-asian="華康中楷體" style:letter-kerning="false"/>
    </style:style>
    <style:style style:name="TableCell541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12" style:parent-style-name="內文" style:family="paragraph">
      <style:text-properties style:font-name="Times New Roman" style:font-name-asian="華康中楷體" style:letter-kerning="false"/>
    </style:style>
    <style:style style:name="TableCell541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414" style:parent-style-name="內文" style:family="paragraph">
      <style:paragraph-properties fo:text-align="end"/>
      <style:text-properties style:font-name="Times New Roman" style:font-name-asian="華康中楷體" style:letter-kerning="false"/>
    </style:style>
    <style:style style:name="TableCell541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416" style:parent-style-name="內文" style:family="paragraph">
      <style:text-properties style:font-name="Times New Roman" style:font-name-asian="華康中楷體" style:letter-kerning="false"/>
    </style:style>
    <style:style style:name="TableCell541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418" style:parent-style-name="內文" style:family="paragraph">
      <style:text-properties style:font-name="Times New Roman" style:font-name-asian="華康中楷體" style:letter-kerning="false"/>
    </style:style>
    <style:style style:name="TableCell5419"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420" style:parent-style-name="內文" style:family="paragraph">
      <style:text-properties style:font-name="Times New Roman" style:font-name-asian="華康中楷體" style:letter-kerning="false"/>
    </style:style>
    <style:style style:name="TableRow5421" style:family="table-row">
      <style:table-row-properties/>
    </style:style>
    <style:style style:name="P5422" style:parent-style-name="內文" style:family="paragraph">
      <style:text-properties style:font-name="Times New Roman" style:font-name-asian="華康中楷體" style:letter-kerning="false"/>
    </style:style>
    <style:style style:name="TableCell542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24" style:parent-style-name="內文" style:family="paragraph">
      <style:text-properties style:font-name="標楷體" style:font-name-asian="標楷體" style:font-name-complex="PMingLiU" style:letter-kerning="false"/>
    </style:style>
    <style:style style:name="TableCell542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26" style:parent-style-name="內文" style:family="paragraph">
      <style:paragraph-properties fo:text-align="center"/>
      <style:text-properties style:font-name="標楷體" style:font-name-asian="標楷體" style:font-name-complex="PMingLiU" style:letter-kerning="false"/>
    </style:style>
    <style:style style:name="TableCell542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28" style:parent-style-name="內文" style:family="paragraph">
      <style:text-properties style:font-name="Times New Roman" style:font-name-asian="華康中楷體" style:letter-kerning="false"/>
    </style:style>
    <style:style style:name="TableCell542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30" style:parent-style-name="內文" style:family="paragraph">
      <style:text-properties style:font-name="Times New Roman" style:font-name-asian="華康中楷體" style:letter-kerning="false"/>
    </style:style>
    <style:style style:name="TableCell543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432" style:parent-style-name="內文" style:family="paragraph">
      <style:paragraph-properties fo:text-align="end"/>
      <style:text-properties style:font-name="Times New Roman" style:font-name-asian="華康中楷體" style:letter-kerning="false"/>
    </style:style>
    <style:style style:name="TableCell543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434" style:parent-style-name="內文" style:family="paragraph">
      <style:text-properties style:font-name="Times New Roman" style:font-name-asian="華康中楷體" style:letter-kerning="false"/>
    </style:style>
    <style:style style:name="TableCell543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436" style:parent-style-name="內文" style:family="paragraph">
      <style:text-properties style:font-name="Times New Roman" style:font-name-asian="華康中楷體" style:letter-kerning="false"/>
    </style:style>
    <style:style style:name="TableCell5437"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438" style:parent-style-name="內文" style:family="paragraph">
      <style:text-properties style:font-name="Times New Roman" style:font-name-asian="華康中楷體" style:letter-kerning="false"/>
    </style:style>
    <style:style style:name="TableRow5439" style:family="table-row">
      <style:table-row-properties/>
    </style:style>
    <style:style style:name="P5440" style:parent-style-name="內文" style:family="paragraph">
      <style:text-properties style:font-name="Times New Roman" style:font-name-asian="華康中楷體" style:letter-kerning="false"/>
    </style:style>
    <style:style style:name="TableCell544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42" style:parent-style-name="內文" style:family="paragraph">
      <style:text-properties style:font-name="標楷體" style:font-name-asian="標楷體" style:font-name-complex="PMingLiU" style:letter-kerning="false"/>
    </style:style>
    <style:style style:name="TableCell544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44" style:parent-style-name="內文" style:family="paragraph">
      <style:paragraph-properties fo:text-align="center"/>
      <style:text-properties style:font-name="標楷體" style:font-name-asian="標楷體" style:font-name-complex="PMingLiU" style:letter-kerning="false"/>
    </style:style>
    <style:style style:name="TableCell544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46" style:parent-style-name="內文" style:family="paragraph">
      <style:text-properties style:font-name="Times New Roman" style:font-name-asian="華康中楷體" style:letter-kerning="false"/>
    </style:style>
    <style:style style:name="TableCell544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5448" style:parent-style-name="內文" style:family="paragraph">
      <style:text-properties style:font-name="Times New Roman" style:font-name-asian="華康中楷體" style:letter-kerning="false"/>
    </style:style>
    <style:style style:name="TableCell544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450" style:parent-style-name="內文" style:family="paragraph">
      <style:paragraph-properties fo:text-align="end"/>
      <style:text-properties style:font-name="Times New Roman" style:font-name-asian="華康中楷體" style:letter-kerning="false"/>
    </style:style>
    <style:style style:name="TableCell545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452" style:parent-style-name="內文" style:family="paragraph">
      <style:text-properties style:font-name="Times New Roman" style:font-name-asian="華康中楷體" style:letter-kerning="false"/>
    </style:style>
    <style:style style:name="TableCell545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5454" style:parent-style-name="內文" style:family="paragraph">
      <style:text-properties style:font-name="Times New Roman" style:font-name-asian="華康中楷體" style:letter-kerning="false"/>
    </style:style>
    <style:style style:name="TableCell5455"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5456" style:parent-style-name="內文" style:family="paragraph">
      <style:text-properties style:font-name="Times New Roman" style:font-name-asian="華康中楷體" style:letter-kerning="false"/>
    </style:style>
    <style:style style:name="TableRow5457" style:family="table-row">
      <style:table-row-properties/>
    </style:style>
    <style:style style:name="P5458" style:parent-style-name="內文" style:family="paragraph">
      <style:text-properties style:font-name="Times New Roman" style:font-name-asian="華康中楷體" style:letter-kerning="false"/>
    </style:style>
    <style:style style:name="TableCell5459"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460" style:parent-style-name="內文" style:family="paragraph">
      <style:paragraph-properties fo:text-align="center"/>
    </style:style>
    <style:style style:name="T5461" style:parent-style-name="預設段落字型" style:family="text">
      <style:text-properties style:font-name="標楷體" style:font-name-asian="標楷體" fo:font-weight="bold" style:font-weight-asian="bold" style:font-weight-complex="bold" style:letter-kerning="false"/>
    </style:style>
    <style:style style:name="T5462" style:parent-style-name="預設段落字型" style:family="text">
      <style:text-properties style:font-name="Times New Roman" style:font-name-asian="華康中楷體" fo:font-weight="bold" style:font-weight-asian="bold" style:font-weight-complex="bold" style:letter-kerning="false"/>
    </style:style>
    <style:style style:name="T5463" style:parent-style-name="預設段落字型" style:family="text">
      <style:text-properties style:font-name="標楷體" style:font-name-asian="標楷體" fo:font-weight="bold" style:font-weight-asian="bold" style:font-weight-complex="bold" style:letter-kerning="false"/>
    </style:style>
    <style:style style:name="TableCell5464"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465"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466"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467"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468"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469"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470"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471"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472"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5473"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5474" style:family="table-cell">
      <style:table-cell-properties fo:border-top="none" fo:border-left="none" fo:border-bottom="0.0069in solid #000000" fo:border-right="0.0138in solid #000000" fo:background-color="#FFFFC0" style:writing-mode="lr-tb" style:vertical-align="middle" fo:padding-top="0in" fo:padding-left="0.0194in" fo:padding-bottom="0in" fo:padding-right="0.0194in" fo:wrap-option="no-wrap"/>
    </style:style>
    <style:style style:name="P5475"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5476" style:family="table-row">
      <style:table-row-properties/>
    </style:style>
    <style:style style:name="TableCell5477" style:family="table-cell">
      <style:table-cell-properties fo:border-top="0.0069in solid #000000" fo:border-left="0.0138in solid #000000" fo:border-bottom="0.0138in solid #000000" fo:border-right="0.0069in solid #000000" fo:background-color="#D8E4BC" style:writing-mode="lr-tb" style:vertical-align="middle" fo:padding-top="0in" fo:padding-left="0.0194in" fo:padding-bottom="0in" fo:padding-right="0.0194in" fo:wrap-option="no-wrap"/>
    </style:style>
    <style:style style:name="P5478" style:parent-style-name="內文" style:family="paragraph">
      <style:paragraph-properties fo:text-align="center"/>
    </style:style>
    <style:style style:name="T5479" style:parent-style-name="預設段落字型" style:family="text">
      <style:text-properties style:font-name="標楷體" style:font-name-asian="標楷體" fo:font-weight="bold" style:font-weight-asian="bold" style:font-weight-complex="bold" style:letter-kerning="false"/>
    </style:style>
    <style:style style:name="T5480" style:parent-style-name="預設段落字型" style:family="text">
      <style:text-properties style:font-name="Times New Roman" style:font-name-asian="華康中楷體" fo:font-weight="bold" style:font-weight-asian="bold" style:font-weight-complex="bold" style:letter-kerning="false"/>
    </style:style>
    <style:style style:name="T5481" style:parent-style-name="預設段落字型" style:family="text">
      <style:text-properties style:font-name="標楷體" style:font-name-asian="標楷體" fo:font-weight="bold" style:font-weight-asian="bold" style:font-weight-complex="bold" style:letter-kerning="false"/>
    </style:style>
    <style:style style:name="TableCell5482"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483"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484"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485"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486"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487"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488"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489"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490"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5491"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5492" style:family="table-cell">
      <style:table-cell-properties fo:border-top="none" fo:border-left="none" fo:border-bottom="0.0138in solid #000000" fo:border-right="0.0138in solid #000000" fo:background-color="#D8E4BC" style:writing-mode="lr-tb" style:vertical-align="middle" fo:padding-top="0in" fo:padding-left="0.0194in" fo:padding-bottom="0in" fo:padding-right="0.0194in" fo:wrap-option="no-wrap"/>
    </style:style>
    <style:style style:name="P5493"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P5494" style:parent-style-name="內文" style:family="paragraph">
      <style:paragraph-properties fo:widows="0" fo:orphans="0" style:vertical-align="baseline" fo:margin-left="0.5902in" fo:text-indent="-0.2569in">
        <style:tab-stops/>
      </style:paragraph-properties>
      <style:text-properties style:font-name="標楷體" style:font-name-asian="標楷體" style:font-name-complex="PMingLiU" style:letter-kerning="false"/>
    </style:style>
    <style:style style:name="P5495"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style>
    <style:style style:name="P5496"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style>
    <style:style style:name="P5497"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style>
    <style:style style:name="P5498"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499"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500"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501"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502"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503"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504"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505"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506"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507"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5508" style:parent-style-name="內文" style:family="paragraph">
      <style:paragraph-properties fo:keep-with-next="always" fo:widows="0" fo:orphans="0" fo:text-align="justify" style:vertical-align="baseline" fo:margin-bottom="0.0833in" fo:line-height="0.2777in" fo:margin-left="0.25in" fo:text-indent="-0.25in">
        <style:tab-stops/>
      </style:paragraph-properties>
      <style:text-properties style:font-name="Times New Roman" style:font-name-asian="標楷體" style:letter-kerning="false"/>
    </style:style>
    <style:style style:name="TableColumn5510" style:family="table-column">
      <style:table-column-properties style:column-width="2.6583in"/>
    </style:style>
    <style:style style:name="TableColumn5511" style:family="table-column">
      <style:table-column-properties style:column-width="0.6208in"/>
    </style:style>
    <style:style style:name="TableColumn5512" style:family="table-column">
      <style:table-column-properties style:column-width="0.6208in"/>
    </style:style>
    <style:style style:name="TableColumn5513" style:family="table-column">
      <style:table-column-properties style:column-width="0.4548in"/>
    </style:style>
    <style:style style:name="TableColumn5514" style:family="table-column">
      <style:table-column-properties style:column-width="1.0645in"/>
    </style:style>
    <style:style style:name="TableColumn5515" style:family="table-column">
      <style:table-column-properties style:column-width="1.0645in"/>
    </style:style>
    <style:style style:name="Table5509" style:family="table">
      <style:table-properties style:width="6.484in" style:rel-width="99.54%" fo:margin-left="0in" table:align="right"/>
    </style:style>
    <style:style style:name="TableRow5516" style:family="table-row">
      <style:table-row-properties/>
    </style:style>
    <style:style style:name="TableCell5517" style:family="table-cell">
      <style:table-cell-properties fo:border="0.0034in solid #000000" style:writing-mode="lr-tb" style:vertical-align="middle" fo:padding-top="0in" fo:padding-left="0.0194in" fo:padding-bottom="0in" fo:padding-right="0.0194in" fo:wrap-option="no-wrap"/>
    </style:style>
    <style:style style:name="P5518" style:parent-style-name="內文" style:family="paragraph">
      <style:paragraph-properties fo:text-align="center"/>
      <style:text-properties style:font-name="Times New Roman" style:font-name-asian="標楷體" style:letter-kerning="false"/>
    </style:style>
    <style:style style:name="TableCell5519" style:family="table-cell">
      <style:table-cell-properties fo:border="0.0034in solid #000000" style:writing-mode="lr-tb" style:vertical-align="middle" fo:padding-top="0in" fo:padding-left="0.0194in" fo:padding-bottom="0in" fo:padding-right="0.0194in" fo:wrap-option="no-wrap"/>
    </style:style>
    <style:style style:name="P5520" style:parent-style-name="內文" style:family="paragraph">
      <style:paragraph-properties fo:text-align="center"/>
      <style:text-properties style:font-name="Times New Roman" style:font-name-asian="標楷體" style:letter-kerning="false"/>
    </style:style>
    <style:style style:name="TableCell5521" style:family="table-cell">
      <style:table-cell-properties fo:border="0.0034in solid #000000" style:writing-mode="lr-tb" style:vertical-align="bottom" fo:padding-top="0in" fo:padding-left="0.0194in" fo:padding-bottom="0in" fo:padding-right="0.0194in" fo:wrap-option="no-wrap"/>
    </style:style>
    <style:style style:name="P5522" style:parent-style-name="內文" style:family="paragraph">
      <style:paragraph-properties fo:text-align="center"/>
      <style:text-properties style:font-name="Times New Roman" style:font-name-asian="標楷體" style:letter-kerning="false"/>
    </style:style>
    <style:style style:name="P5523"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524" style:family="table-cell">
      <style:table-cell-properties fo:border="0.0034in solid #000000" style:writing-mode="lr-tb" style:vertical-align="bottom" fo:padding-top="0in" fo:padding-left="0.0194in" fo:padding-bottom="0in" fo:padding-right="0.0194in" fo:wrap-option="no-wrap"/>
    </style:style>
    <style:style style:name="P5525" style:parent-style-name="內文" style:family="paragraph">
      <style:paragraph-properties fo:text-align="center"/>
      <style:text-properties style:font-name="Times New Roman" style:font-name-asian="標楷體" style:letter-kerning="false"/>
    </style:style>
    <style:style style:name="P5526" style:parent-style-name="內文" style:family="paragraph">
      <style:paragraph-properties fo:widows="0" fo:orphans="0" fo:text-align="center" style:vertical-align="baseline"/>
      <style:text-properties style:font-name="Times New Roman" style:font-name-asian="標楷體" style:letter-kerning="false"/>
    </style:style>
    <style:style style:name="TableRow5527" style:family="table-row">
      <style:table-row-properties/>
    </style:style>
    <style:style style:name="P5528" style:parent-style-name="內文" style:family="paragraph">
      <style:text-properties style:font-name="Times New Roman" style:font-name-asian="標楷體" style:letter-kerning="false"/>
    </style:style>
    <style:style style:name="TableCell5529" style:family="table-cell">
      <style:table-cell-properties fo:border="0.0034in solid #000000" style:writing-mode="lr-tb" style:vertical-align="middle" fo:padding-top="0in" fo:padding-left="0.0194in" fo:padding-bottom="0in" fo:padding-right="0.0194in" fo:wrap-option="no-wrap"/>
    </style:style>
    <style:style style:name="P5530" style:parent-style-name="內文" style:family="paragraph">
      <style:paragraph-properties fo:text-align="center"/>
      <style:text-properties style:font-name="Times New Roman" style:font-name-asian="標楷體" style:letter-kerning="false"/>
    </style:style>
    <style:style style:name="TableCell5531" style:family="table-cell">
      <style:table-cell-properties fo:border="0.0034in solid #000000" style:writing-mode="lr-tb" style:vertical-align="middle" fo:padding-top="0in" fo:padding-left="0.0194in" fo:padding-bottom="0in" fo:padding-right="0.0194in" fo:wrap-option="no-wrap"/>
    </style:style>
    <style:style style:name="P5532" style:parent-style-name="內文" style:family="paragraph">
      <style:paragraph-properties fo:text-align="center"/>
      <style:text-properties style:font-name="Times New Roman" style:font-name-asian="標楷體" style:letter-kerning="false"/>
    </style:style>
    <style:style style:name="TableCell5533" style:family="table-cell">
      <style:table-cell-properties fo:border="0.0034in solid #000000" style:writing-mode="lr-tb" style:vertical-align="middle" fo:padding-top="0in" fo:padding-left="0.0194in" fo:padding-bottom="0in" fo:padding-right="0.0194in" fo:wrap-option="no-wrap"/>
    </style:style>
    <style:style style:name="P5534" style:parent-style-name="內文" style:family="paragraph">
      <style:paragraph-properties fo:text-align="center"/>
      <style:text-properties style:font-name="Times New Roman" style:font-name-asian="標楷體" style:letter-kerning="false"/>
    </style:style>
    <style:style style:name="P5535" style:parent-style-name="內文" style:family="paragraph">
      <style:paragraph-properties fo:text-align="center"/>
      <style:text-properties style:font-name="Times New Roman" style:font-name-asian="標楷體" style:letter-kerning="false"/>
    </style:style>
    <style:style style:name="P5536" style:parent-style-name="內文" style:family="paragraph">
      <style:paragraph-properties fo:text-align="center"/>
      <style:text-properties style:font-name="Times New Roman" style:font-name-asian="標楷體" style:letter-kerning="false"/>
    </style:style>
    <style:style style:name="TableRow5537" style:family="table-row">
      <style:table-row-properties/>
    </style:style>
    <style:style style:name="TableCell5538" style:family="table-cell">
      <style:table-cell-properties fo:border="0.0034in solid #000000" style:writing-mode="lr-tb" style:vertical-align="middle" fo:padding-top="0in" fo:padding-left="0.0194in" fo:padding-bottom="0in" fo:padding-right="0.0194in" fo:wrap-option="no-wrap"/>
    </style:style>
    <style:style style:name="P5539" style:parent-style-name="內文" style:family="paragraph">
      <style:text-properties style:font-name="Times New Roman" style:font-name-asian="標楷體" style:letter-kerning="false"/>
    </style:style>
    <style:style style:name="TableCell5540" style:family="table-cell">
      <style:table-cell-properties fo:border="0.0034in solid #000000" style:writing-mode="lr-tb" style:vertical-align="middle" fo:padding-top="0in" fo:padding-left="0.0194in" fo:padding-bottom="0in" fo:padding-right="0.0194in" fo:wrap-option="no-wrap"/>
    </style:style>
    <style:style style:name="P5541" style:parent-style-name="內文" style:family="paragraph">
      <style:paragraph-properties fo:text-align="center"/>
      <style:text-properties style:font-name="Times New Roman" style:font-name-asian="標楷體" style:letter-kerning="false"/>
    </style:style>
    <style:style style:name="TableCell5542" style:family="table-cell">
      <style:table-cell-properties fo:border="0.0034in solid #000000" style:writing-mode="lr-tb" style:vertical-align="middle" fo:padding-top="0in" fo:padding-left="0.0194in" fo:padding-bottom="0in" fo:padding-right="0.0194in" fo:wrap-option="no-wrap"/>
    </style:style>
    <style:style style:name="P5543" style:parent-style-name="內文" style:family="paragraph">
      <style:paragraph-properties fo:text-align="center"/>
      <style:text-properties style:font-name="Times New Roman" style:font-name-asian="標楷體" style:letter-kerning="false"/>
    </style:style>
    <style:style style:name="TableRow5544" style:family="table-row">
      <style:table-row-properties/>
    </style:style>
    <style:style style:name="TableCell5545" style:family="table-cell">
      <style:table-cell-properties fo:border="0.0034in solid #000000" style:writing-mode="lr-tb" style:vertical-align="middle" fo:padding-top="0in" fo:padding-left="0.0194in" fo:padding-bottom="0in" fo:padding-right="0.0194in" fo:wrap-option="no-wrap"/>
    </style:style>
    <style:style style:name="P5546" style:parent-style-name="內文" style:family="paragraph">
      <style:text-properties style:font-name="Times New Roman" style:font-name-asian="標楷體" style:letter-kerning="false"/>
    </style:style>
    <style:style style:name="TableCell5547" style:family="table-cell">
      <style:table-cell-properties fo:border="0.0034in solid #000000" style:writing-mode="lr-tb" style:vertical-align="middle" fo:padding-top="0in" fo:padding-left="0.0194in" fo:padding-bottom="0in" fo:padding-right="0.0194in" fo:wrap-option="no-wrap"/>
    </style:style>
    <style:style style:name="P5548" style:parent-style-name="內文" style:family="paragraph">
      <style:paragraph-properties fo:text-align="end"/>
      <style:text-properties style:font-name="Times New Roman" style:font-name-asian="標楷體" style:letter-kerning="false"/>
    </style:style>
    <style:style style:name="TableCell5549" style:family="table-cell">
      <style:table-cell-properties fo:border="0.0034in solid #000000" style:writing-mode="lr-tb" style:vertical-align="middle" fo:padding-top="0in" fo:padding-left="0.0194in" fo:padding-bottom="0in" fo:padding-right="0.0194in" fo:wrap-option="no-wrap"/>
    </style:style>
    <style:style style:name="P5550" style:parent-style-name="內文" style:family="paragraph">
      <style:paragraph-properties fo:text-align="end"/>
      <style:text-properties style:font-name="Times New Roman" style:font-name-asian="標楷體" style:letter-kerning="false"/>
    </style:style>
    <style:style style:name="TableCell5551" style:family="table-cell">
      <style:table-cell-properties fo:border="0.0034in solid #000000" style:writing-mode="lr-tb" style:vertical-align="middle" fo:padding-top="0in" fo:padding-left="0.0194in" fo:padding-bottom="0in" fo:padding-right="0.0194in" fo:wrap-option="no-wrap"/>
    </style:style>
    <style:style style:name="P5552" style:parent-style-name="內文" style:family="paragraph">
      <style:paragraph-properties fo:text-align="end"/>
      <style:text-properties style:font-name="Times New Roman" style:font-name-asian="標楷體" style:letter-kerning="false"/>
    </style:style>
    <style:style style:name="TableCell5553" style:family="table-cell">
      <style:table-cell-properties fo:border="0.0034in solid #000000" style:writing-mode="lr-tb" style:vertical-align="middle" fo:padding-top="0in" fo:padding-left="0.0194in" fo:padding-bottom="0in" fo:padding-right="0.0194in" fo:wrap-option="no-wrap"/>
    </style:style>
    <style:style style:name="P5554" style:parent-style-name="內文" style:family="paragraph">
      <style:paragraph-properties fo:text-align="end"/>
      <style:text-properties style:font-name="Times New Roman" style:font-name-asian="標楷體" style:letter-kerning="false"/>
    </style:style>
    <style:style style:name="TableCell5555" style:family="table-cell">
      <style:table-cell-properties fo:border="0.0034in solid #000000" style:writing-mode="lr-tb" style:vertical-align="middle" fo:padding-top="0in" fo:padding-left="0.0194in" fo:padding-bottom="0in" fo:padding-right="0.0194in" fo:wrap-option="no-wrap"/>
    </style:style>
    <style:style style:name="P5556" style:parent-style-name="內文" style:family="paragraph">
      <style:paragraph-properties fo:text-align="end"/>
      <style:text-properties style:font-name="Times New Roman" style:font-name-asian="標楷體" style:letter-kerning="false"/>
    </style:style>
    <style:style style:name="TableRow5557" style:family="table-row">
      <style:table-row-properties/>
    </style:style>
    <style:style style:name="TableCell5558" style:family="table-cell">
      <style:table-cell-properties fo:border="0.0034in solid #000000" style:writing-mode="lr-tb" style:vertical-align="middle" fo:padding-top="0in" fo:padding-left="0.0194in" fo:padding-bottom="0in" fo:padding-right="0.0194in" fo:wrap-option="no-wrap"/>
    </style:style>
    <style:style style:name="P5559" style:parent-style-name="內文" style:family="paragraph">
      <style:text-properties style:font-name="Times New Roman" style:font-name-asian="標楷體" style:letter-kerning="false"/>
    </style:style>
    <style:style style:name="TableCell5560" style:family="table-cell">
      <style:table-cell-properties fo:border="0.0034in solid #000000" style:writing-mode="lr-tb" style:vertical-align="middle" fo:padding-top="0in" fo:padding-left="0.0194in" fo:padding-bottom="0in" fo:padding-right="0.0194in" fo:wrap-option="no-wrap"/>
    </style:style>
    <style:style style:name="P5561" style:parent-style-name="內文" style:family="paragraph">
      <style:paragraph-properties fo:text-align="end"/>
      <style:text-properties style:font-name="Times New Roman" style:font-name-asian="標楷體" style:letter-kerning="false"/>
    </style:style>
    <style:style style:name="TableCell5562" style:family="table-cell">
      <style:table-cell-properties fo:border="0.0034in solid #000000" style:writing-mode="lr-tb" style:vertical-align="middle" fo:padding-top="0in" fo:padding-left="0.0194in" fo:padding-bottom="0in" fo:padding-right="0.0194in" fo:wrap-option="no-wrap"/>
    </style:style>
    <style:style style:name="P5563" style:parent-style-name="內文" style:family="paragraph">
      <style:paragraph-properties fo:text-align="end"/>
      <style:text-properties style:font-name="Times New Roman" style:font-name-asian="標楷體" style:letter-kerning="false"/>
    </style:style>
    <style:style style:name="TableCell5564" style:family="table-cell">
      <style:table-cell-properties fo:border="0.0034in solid #000000" style:writing-mode="lr-tb" style:vertical-align="middle" fo:padding-top="0in" fo:padding-left="0.0194in" fo:padding-bottom="0in" fo:padding-right="0.0194in" fo:wrap-option="no-wrap"/>
    </style:style>
    <style:style style:name="P5565" style:parent-style-name="內文" style:family="paragraph">
      <style:paragraph-properties fo:text-align="end"/>
      <style:text-properties style:font-name="Times New Roman" style:font-name-asian="標楷體" style:letter-kerning="false"/>
    </style:style>
    <style:style style:name="TableCell5566" style:family="table-cell">
      <style:table-cell-properties fo:border="0.0034in solid #000000" style:writing-mode="lr-tb" style:vertical-align="middle" fo:padding-top="0in" fo:padding-left="0.0194in" fo:padding-bottom="0in" fo:padding-right="0.0194in" fo:wrap-option="no-wrap"/>
    </style:style>
    <style:style style:name="P5567" style:parent-style-name="內文" style:family="paragraph">
      <style:paragraph-properties fo:text-align="end"/>
      <style:text-properties style:font-name="Times New Roman" style:font-name-asian="標楷體" style:letter-kerning="false"/>
    </style:style>
    <style:style style:name="TableCell5568" style:family="table-cell">
      <style:table-cell-properties fo:border="0.0034in solid #000000" style:writing-mode="lr-tb" style:vertical-align="middle" fo:padding-top="0in" fo:padding-left="0.0194in" fo:padding-bottom="0in" fo:padding-right="0.0194in" fo:wrap-option="no-wrap"/>
    </style:style>
    <style:style style:name="P5569" style:parent-style-name="內文" style:family="paragraph">
      <style:paragraph-properties fo:text-align="end"/>
      <style:text-properties style:font-name="Times New Roman" style:font-name-asian="標楷體" style:letter-kerning="false"/>
    </style:style>
    <style:style style:name="TableRow5570" style:family="table-row">
      <style:table-row-properties/>
    </style:style>
    <style:style style:name="TableCell5571" style:family="table-cell">
      <style:table-cell-properties fo:border="0.0034in solid #000000" style:writing-mode="lr-tb" style:vertical-align="middle" fo:padding-top="0in" fo:padding-left="0.0194in" fo:padding-bottom="0in" fo:padding-right="0.0194in" fo:wrap-option="no-wrap"/>
    </style:style>
    <style:style style:name="P5572" style:parent-style-name="內文" style:family="paragraph">
      <style:text-properties style:font-name="Times New Roman" style:font-name-asian="標楷體" style:letter-kerning="false"/>
    </style:style>
    <style:style style:name="TableCell5573" style:family="table-cell">
      <style:table-cell-properties fo:border="0.0034in solid #000000" style:writing-mode="lr-tb" style:vertical-align="middle" fo:padding-top="0in" fo:padding-left="0.0194in" fo:padding-bottom="0in" fo:padding-right="0.0194in" fo:wrap-option="no-wrap"/>
    </style:style>
    <style:style style:name="P5574" style:parent-style-name="內文" style:family="paragraph">
      <style:paragraph-properties fo:text-align="end"/>
      <style:text-properties style:font-name="Times New Roman" style:font-name-asian="標楷體" style:letter-kerning="false"/>
    </style:style>
    <style:style style:name="TableCell5575" style:family="table-cell">
      <style:table-cell-properties fo:border="0.0034in solid #000000" style:writing-mode="lr-tb" style:vertical-align="middle" fo:padding-top="0in" fo:padding-left="0.0194in" fo:padding-bottom="0in" fo:padding-right="0.0194in" fo:wrap-option="no-wrap"/>
    </style:style>
    <style:style style:name="P5576" style:parent-style-name="內文" style:family="paragraph">
      <style:paragraph-properties fo:text-align="end"/>
      <style:text-properties style:font-name="Times New Roman" style:font-name-asian="標楷體" style:letter-kerning="false"/>
    </style:style>
    <style:style style:name="TableCell5577" style:family="table-cell">
      <style:table-cell-properties fo:border="0.0034in solid #000000" style:writing-mode="lr-tb" style:vertical-align="middle" fo:padding-top="0in" fo:padding-left="0.0194in" fo:padding-bottom="0in" fo:padding-right="0.0194in" fo:wrap-option="no-wrap"/>
    </style:style>
    <style:style style:name="P5578" style:parent-style-name="內文" style:family="paragraph">
      <style:paragraph-properties fo:text-align="end"/>
      <style:text-properties style:font-name="Times New Roman" style:font-name-asian="標楷體" style:letter-kerning="false"/>
    </style:style>
    <style:style style:name="TableCell5579" style:family="table-cell">
      <style:table-cell-properties fo:border="0.0034in solid #000000" style:writing-mode="lr-tb" style:vertical-align="middle" fo:padding-top="0in" fo:padding-left="0.0194in" fo:padding-bottom="0in" fo:padding-right="0.0194in" fo:wrap-option="no-wrap"/>
    </style:style>
    <style:style style:name="P5580" style:parent-style-name="內文" style:family="paragraph">
      <style:paragraph-properties fo:text-align="end"/>
      <style:text-properties style:font-name="Times New Roman" style:font-name-asian="標楷體" style:letter-kerning="false"/>
    </style:style>
    <style:style style:name="TableCell5581" style:family="table-cell">
      <style:table-cell-properties fo:border="0.0034in solid #000000" style:writing-mode="lr-tb" style:vertical-align="middle" fo:padding-top="0in" fo:padding-left="0.0194in" fo:padding-bottom="0in" fo:padding-right="0.0194in" fo:wrap-option="no-wrap"/>
    </style:style>
    <style:style style:name="P5582" style:parent-style-name="內文" style:family="paragraph">
      <style:paragraph-properties fo:text-align="end"/>
      <style:text-properties style:font-name="Times New Roman" style:font-name-asian="標楷體" style:letter-kerning="false"/>
    </style:style>
    <style:style style:name="TableRow5583" style:family="table-row">
      <style:table-row-properties/>
    </style:style>
    <style:style style:name="TableCell5584" style:family="table-cell">
      <style:table-cell-properties fo:border="0.0034in solid #000000" style:writing-mode="lr-tb" style:vertical-align="middle" fo:padding-top="0in" fo:padding-left="0.0194in" fo:padding-bottom="0in" fo:padding-right="0.0194in" fo:wrap-option="no-wrap"/>
    </style:style>
    <style:style style:name="P5585" style:parent-style-name="內文" style:family="paragraph">
      <style:text-properties style:font-name="Times New Roman" style:font-name-asian="標楷體" style:letter-kerning="false"/>
    </style:style>
    <style:style style:name="TableCell5586" style:family="table-cell">
      <style:table-cell-properties fo:border="0.0034in solid #000000" style:writing-mode="lr-tb" style:vertical-align="middle" fo:padding-top="0in" fo:padding-left="0.0194in" fo:padding-bottom="0in" fo:padding-right="0.0194in" fo:wrap-option="no-wrap"/>
    </style:style>
    <style:style style:name="P5587" style:parent-style-name="內文" style:family="paragraph">
      <style:paragraph-properties fo:text-align="end"/>
      <style:text-properties style:font-name="Times New Roman" style:font-name-asian="標楷體" style:letter-kerning="false"/>
    </style:style>
    <style:style style:name="TableCell5588" style:family="table-cell">
      <style:table-cell-properties fo:border="0.0034in solid #000000" style:writing-mode="lr-tb" style:vertical-align="middle" fo:padding-top="0in" fo:padding-left="0.0194in" fo:padding-bottom="0in" fo:padding-right="0.0194in" fo:wrap-option="no-wrap"/>
    </style:style>
    <style:style style:name="P5589" style:parent-style-name="內文" style:family="paragraph">
      <style:paragraph-properties fo:text-align="end"/>
      <style:text-properties style:font-name="Times New Roman" style:font-name-asian="標楷體" style:letter-kerning="false"/>
    </style:style>
    <style:style style:name="TableCell5590" style:family="table-cell">
      <style:table-cell-properties fo:border="0.0034in solid #000000" style:writing-mode="lr-tb" style:vertical-align="middle" fo:padding-top="0in" fo:padding-left="0.0194in" fo:padding-bottom="0in" fo:padding-right="0.0194in" fo:wrap-option="no-wrap"/>
    </style:style>
    <style:style style:name="P5591" style:parent-style-name="內文" style:family="paragraph">
      <style:paragraph-properties fo:text-align="end"/>
      <style:text-properties style:font-name="Times New Roman" style:font-name-asian="標楷體" style:letter-kerning="false"/>
    </style:style>
    <style:style style:name="TableCell5592" style:family="table-cell">
      <style:table-cell-properties fo:border="0.0034in solid #000000" style:writing-mode="lr-tb" style:vertical-align="middle" fo:padding-top="0in" fo:padding-left="0.0194in" fo:padding-bottom="0in" fo:padding-right="0.0194in" fo:wrap-option="no-wrap"/>
    </style:style>
    <style:style style:name="P5593" style:parent-style-name="內文" style:family="paragraph">
      <style:paragraph-properties fo:text-align="end"/>
      <style:text-properties style:font-name="Times New Roman" style:font-name-asian="標楷體" style:letter-kerning="false"/>
    </style:style>
    <style:style style:name="TableCell5594" style:family="table-cell">
      <style:table-cell-properties fo:border="0.0034in solid #000000" style:writing-mode="lr-tb" style:vertical-align="middle" fo:padding-top="0in" fo:padding-left="0.0194in" fo:padding-bottom="0in" fo:padding-right="0.0194in" fo:wrap-option="no-wrap"/>
    </style:style>
    <style:style style:name="P5595" style:parent-style-name="內文" style:family="paragraph">
      <style:paragraph-properties fo:text-align="end"/>
      <style:text-properties style:font-name="Times New Roman" style:font-name-asian="標楷體" style:letter-kerning="false"/>
    </style:style>
    <style:style style:name="TableRow5596" style:family="table-row">
      <style:table-row-properties/>
    </style:style>
    <style:style style:name="TableCell5597" style:family="table-cell">
      <style:table-cell-properties fo:border="0.0034in solid #000000" style:writing-mode="lr-tb" style:vertical-align="middle" fo:padding-top="0in" fo:padding-left="0.0194in" fo:padding-bottom="0in" fo:padding-right="0.0194in" fo:wrap-option="no-wrap"/>
    </style:style>
    <style:style style:name="P5598" style:parent-style-name="內文" style:family="paragraph">
      <style:text-properties style:font-name="Times New Roman" style:font-name-asian="標楷體" style:letter-kerning="false"/>
    </style:style>
    <style:style style:name="TableCell5599" style:family="table-cell">
      <style:table-cell-properties fo:border="0.0034in solid #000000" style:writing-mode="lr-tb" style:vertical-align="middle" fo:padding-top="0in" fo:padding-left="0.0194in" fo:padding-bottom="0in" fo:padding-right="0.0194in" fo:wrap-option="no-wrap"/>
    </style:style>
    <style:style style:name="P5600" style:parent-style-name="內文" style:family="paragraph">
      <style:paragraph-properties fo:text-align="end"/>
      <style:text-properties style:font-name="Times New Roman" style:font-name-asian="標楷體" style:letter-kerning="false"/>
    </style:style>
    <style:style style:name="TableCell5601" style:family="table-cell">
      <style:table-cell-properties fo:border="0.0034in solid #000000" style:writing-mode="lr-tb" style:vertical-align="middle" fo:padding-top="0in" fo:padding-left="0.0194in" fo:padding-bottom="0in" fo:padding-right="0.0194in" fo:wrap-option="no-wrap"/>
    </style:style>
    <style:style style:name="P5602" style:parent-style-name="內文" style:family="paragraph">
      <style:paragraph-properties fo:text-align="end"/>
      <style:text-properties style:font-name="Times New Roman" style:font-name-asian="標楷體" style:letter-kerning="false"/>
    </style:style>
    <style:style style:name="TableCell5603" style:family="table-cell">
      <style:table-cell-properties fo:border="0.0034in solid #000000" style:writing-mode="lr-tb" style:vertical-align="middle" fo:padding-top="0in" fo:padding-left="0.0194in" fo:padding-bottom="0in" fo:padding-right="0.0194in" fo:wrap-option="no-wrap"/>
    </style:style>
    <style:style style:name="P5604" style:parent-style-name="內文" style:family="paragraph">
      <style:paragraph-properties fo:text-align="end"/>
      <style:text-properties style:font-name="Times New Roman" style:font-name-asian="標楷體" style:letter-kerning="false"/>
    </style:style>
    <style:style style:name="TableCell5605" style:family="table-cell">
      <style:table-cell-properties fo:border="0.0034in solid #000000" style:writing-mode="lr-tb" style:vertical-align="middle" fo:padding-top="0in" fo:padding-left="0.0194in" fo:padding-bottom="0in" fo:padding-right="0.0194in" fo:wrap-option="no-wrap"/>
    </style:style>
    <style:style style:name="P5606" style:parent-style-name="內文" style:family="paragraph">
      <style:paragraph-properties fo:text-align="end"/>
      <style:text-properties style:font-name="Times New Roman" style:font-name-asian="標楷體" style:letter-kerning="false"/>
    </style:style>
    <style:style style:name="TableCell5607" style:family="table-cell">
      <style:table-cell-properties fo:border="0.0034in solid #000000" style:writing-mode="lr-tb" style:vertical-align="middle" fo:padding-top="0in" fo:padding-left="0.0194in" fo:padding-bottom="0in" fo:padding-right="0.0194in" fo:wrap-option="no-wrap"/>
    </style:style>
    <style:style style:name="P5608" style:parent-style-name="內文" style:family="paragraph">
      <style:paragraph-properties fo:text-align="end"/>
      <style:text-properties style:font-name="Times New Roman" style:font-name-asian="標楷體" style:letter-kerning="false"/>
    </style:style>
    <style:style style:name="TableRow5609" style:family="table-row">
      <style:table-row-properties/>
    </style:style>
    <style:style style:name="TableCell5610" style:family="table-cell">
      <style:table-cell-properties fo:border="0.0034in solid #000000" style:writing-mode="lr-tb" style:vertical-align="middle" fo:padding-top="0in" fo:padding-left="0.0194in" fo:padding-bottom="0in" fo:padding-right="0.0194in" fo:wrap-option="no-wrap"/>
    </style:style>
    <style:style style:name="P5611" style:parent-style-name="內文" style:family="paragraph">
      <style:text-properties style:font-name="Times New Roman" style:font-name-asian="標楷體" style:letter-kerning="false"/>
    </style:style>
    <style:style style:name="TableCell5612" style:family="table-cell">
      <style:table-cell-properties fo:border="0.0034in solid #000000" style:writing-mode="lr-tb" style:vertical-align="middle" fo:padding-top="0in" fo:padding-left="0.0194in" fo:padding-bottom="0in" fo:padding-right="0.0194in" fo:wrap-option="no-wrap"/>
    </style:style>
    <style:style style:name="P5613" style:parent-style-name="內文" style:family="paragraph">
      <style:paragraph-properties fo:text-align="end"/>
      <style:text-properties style:font-name="Times New Roman" style:font-name-asian="標楷體" style:letter-kerning="false"/>
    </style:style>
    <style:style style:name="TableCell5614" style:family="table-cell">
      <style:table-cell-properties fo:border="0.0034in solid #000000" style:writing-mode="lr-tb" style:vertical-align="middle" fo:padding-top="0in" fo:padding-left="0.0194in" fo:padding-bottom="0in" fo:padding-right="0.0194in" fo:wrap-option="no-wrap"/>
    </style:style>
    <style:style style:name="P5615" style:parent-style-name="內文" style:family="paragraph">
      <style:paragraph-properties fo:text-align="end"/>
      <style:text-properties style:font-name="Times New Roman" style:font-name-asian="標楷體" style:letter-kerning="false"/>
    </style:style>
    <style:style style:name="TableCell5616" style:family="table-cell">
      <style:table-cell-properties fo:border="0.0034in solid #000000" style:writing-mode="lr-tb" style:vertical-align="middle" fo:padding-top="0in" fo:padding-left="0.0194in" fo:padding-bottom="0in" fo:padding-right="0.0194in" fo:wrap-option="no-wrap"/>
    </style:style>
    <style:style style:name="P5617" style:parent-style-name="內文" style:family="paragraph">
      <style:paragraph-properties fo:text-align="end"/>
      <style:text-properties style:font-name="Times New Roman" style:font-name-asian="標楷體" style:letter-kerning="false"/>
    </style:style>
    <style:style style:name="TableCell5618" style:family="table-cell">
      <style:table-cell-properties fo:border="0.0034in solid #000000" style:writing-mode="lr-tb" style:vertical-align="middle" fo:padding-top="0in" fo:padding-left="0.0194in" fo:padding-bottom="0in" fo:padding-right="0.0194in" fo:wrap-option="no-wrap"/>
    </style:style>
    <style:style style:name="P5619" style:parent-style-name="內文" style:family="paragraph">
      <style:paragraph-properties fo:text-align="end"/>
      <style:text-properties style:font-name="Times New Roman" style:font-name-asian="標楷體" style:letter-kerning="false"/>
    </style:style>
    <style:style style:name="TableCell5620" style:family="table-cell">
      <style:table-cell-properties fo:border="0.0034in solid #000000" style:writing-mode="lr-tb" style:vertical-align="middle" fo:padding-top="0in" fo:padding-left="0.0194in" fo:padding-bottom="0in" fo:padding-right="0.0194in" fo:wrap-option="no-wrap"/>
    </style:style>
    <style:style style:name="P5621" style:parent-style-name="內文" style:family="paragraph">
      <style:paragraph-properties fo:text-align="end"/>
      <style:text-properties style:font-name="Times New Roman" style:font-name-asian="標楷體" style:letter-kerning="false"/>
    </style:style>
    <style:style style:name="TableRow5622" style:family="table-row">
      <style:table-row-properties/>
    </style:style>
    <style:style style:name="TableCell5623" style:family="table-cell">
      <style:table-cell-properties fo:border="0.0034in solid #000000" style:writing-mode="lr-tb" style:vertical-align="middle" fo:padding-top="0in" fo:padding-left="0.0194in" fo:padding-bottom="0in" fo:padding-right="0.0194in" fo:wrap-option="no-wrap"/>
    </style:style>
    <style:style style:name="P5624" style:parent-style-name="內文" style:family="paragraph">
      <style:text-properties style:font-name="Times New Roman" style:font-name-asian="標楷體" style:letter-kerning="false"/>
    </style:style>
    <style:style style:name="TableCell5625" style:family="table-cell">
      <style:table-cell-properties fo:border="0.0034in solid #000000" style:writing-mode="lr-tb" style:vertical-align="middle" fo:padding-top="0in" fo:padding-left="0.0194in" fo:padding-bottom="0in" fo:padding-right="0.0194in" fo:wrap-option="no-wrap"/>
    </style:style>
    <style:style style:name="P5626" style:parent-style-name="內文" style:family="paragraph">
      <style:paragraph-properties fo:text-align="center"/>
      <style:text-properties style:font-name="Times New Roman" style:font-name-asian="標楷體" style:letter-kerning="false"/>
    </style:style>
    <style:style style:name="TableCell5627" style:family="table-cell">
      <style:table-cell-properties fo:border="0.0034in solid #000000" style:writing-mode="lr-tb" style:vertical-align="middle" fo:padding-top="0in" fo:padding-left="0.0194in" fo:padding-bottom="0in" fo:padding-right="0.0194in" fo:wrap-option="no-wrap"/>
    </style:style>
    <style:style style:name="P5628" style:parent-style-name="內文" style:family="paragraph">
      <style:paragraph-properties fo:text-align="center"/>
      <style:text-properties style:font-name="Times New Roman" style:font-name-asian="標楷體" style:letter-kerning="false"/>
    </style:style>
    <style:style style:name="TableRow5629" style:family="table-row">
      <style:table-row-properties/>
    </style:style>
    <style:style style:name="TableCell5630" style:family="table-cell">
      <style:table-cell-properties fo:border="0.0034in solid #000000" style:writing-mode="lr-tb" style:vertical-align="middle" fo:padding-top="0in" fo:padding-left="0.0194in" fo:padding-bottom="0in" fo:padding-right="0.0194in" fo:wrap-option="no-wrap"/>
    </style:style>
    <style:style style:name="P5631" style:parent-style-name="內文" style:family="paragraph">
      <style:text-properties style:font-name="Times New Roman" style:font-name-asian="標楷體" style:letter-kerning="false"/>
    </style:style>
    <style:style style:name="TableCell5632" style:family="table-cell">
      <style:table-cell-properties fo:border="0.0034in solid #000000" style:writing-mode="lr-tb" style:vertical-align="middle" fo:padding-top="0in" fo:padding-left="0.0194in" fo:padding-bottom="0in" fo:padding-right="0.0194in" fo:wrap-option="no-wrap"/>
    </style:style>
    <style:style style:name="P5633" style:parent-style-name="內文" style:family="paragraph">
      <style:paragraph-properties fo:text-align="end"/>
      <style:text-properties style:font-name="Times New Roman" style:font-name-asian="標楷體" style:letter-kerning="false"/>
    </style:style>
    <style:style style:name="TableCell5634" style:family="table-cell">
      <style:table-cell-properties fo:border="0.0034in solid #000000" style:writing-mode="lr-tb" style:vertical-align="middle" fo:padding-top="0in" fo:padding-left="0.0194in" fo:padding-bottom="0in" fo:padding-right="0.0194in" fo:wrap-option="no-wrap"/>
    </style:style>
    <style:style style:name="P5635" style:parent-style-name="內文" style:family="paragraph">
      <style:paragraph-properties fo:text-align="end"/>
      <style:text-properties style:font-name="Times New Roman" style:font-name-asian="標楷體" style:letter-kerning="false"/>
    </style:style>
    <style:style style:name="TableCell5636" style:family="table-cell">
      <style:table-cell-properties fo:border="0.0034in solid #000000" style:writing-mode="lr-tb" style:vertical-align="middle" fo:padding-top="0in" fo:padding-left="0.0194in" fo:padding-bottom="0in" fo:padding-right="0.0194in" fo:wrap-option="no-wrap"/>
    </style:style>
    <style:style style:name="P5637" style:parent-style-name="內文" style:family="paragraph">
      <style:paragraph-properties fo:text-align="end"/>
      <style:text-properties style:font-name="Times New Roman" style:font-name-asian="標楷體" style:letter-kerning="false"/>
    </style:style>
    <style:style style:name="TableCell5638" style:family="table-cell">
      <style:table-cell-properties fo:border="0.0034in solid #000000" style:writing-mode="lr-tb" style:vertical-align="middle" fo:padding-top="0in" fo:padding-left="0.0194in" fo:padding-bottom="0in" fo:padding-right="0.0194in" fo:wrap-option="no-wrap"/>
    </style:style>
    <style:style style:name="P5639" style:parent-style-name="內文" style:family="paragraph">
      <style:paragraph-properties fo:text-align="end"/>
      <style:text-properties style:font-name="Times New Roman" style:font-name-asian="標楷體" style:letter-kerning="false"/>
    </style:style>
    <style:style style:name="TableCell5640" style:family="table-cell">
      <style:table-cell-properties fo:border="0.0034in solid #000000" style:writing-mode="lr-tb" style:vertical-align="middle" fo:padding-top="0in" fo:padding-left="0.0194in" fo:padding-bottom="0in" fo:padding-right="0.0194in" fo:wrap-option="no-wrap"/>
    </style:style>
    <style:style style:name="P5641" style:parent-style-name="內文" style:family="paragraph">
      <style:paragraph-properties fo:text-align="end"/>
      <style:text-properties style:font-name="Times New Roman" style:font-name-asian="標楷體" style:letter-kerning="false"/>
    </style:style>
    <style:style style:name="TableRow5642" style:family="table-row">
      <style:table-row-properties/>
    </style:style>
    <style:style style:name="TableCell5643" style:family="table-cell">
      <style:table-cell-properties fo:border="0.0034in solid #000000" style:writing-mode="lr-tb" style:vertical-align="middle" fo:padding-top="0in" fo:padding-left="0.0194in" fo:padding-bottom="0in" fo:padding-right="0.0194in" fo:wrap-option="no-wrap"/>
    </style:style>
    <style:style style:name="P5644" style:parent-style-name="內文" style:family="paragraph">
      <style:text-properties style:font-name="Times New Roman" style:font-name-asian="標楷體" style:letter-kerning="false"/>
    </style:style>
    <style:style style:name="TableCell5645" style:family="table-cell">
      <style:table-cell-properties fo:border="0.0034in solid #000000" style:writing-mode="lr-tb" style:vertical-align="middle" fo:padding-top="0in" fo:padding-left="0.0194in" fo:padding-bottom="0in" fo:padding-right="0.0194in" fo:wrap-option="no-wrap"/>
    </style:style>
    <style:style style:name="P5646" style:parent-style-name="內文" style:family="paragraph">
      <style:paragraph-properties fo:text-align="end"/>
      <style:text-properties style:font-name="Times New Roman" style:font-name-asian="標楷體" style:letter-kerning="false"/>
    </style:style>
    <style:style style:name="TableCell5647" style:family="table-cell">
      <style:table-cell-properties fo:border="0.0034in solid #000000" style:writing-mode="lr-tb" style:vertical-align="middle" fo:padding-top="0in" fo:padding-left="0.0194in" fo:padding-bottom="0in" fo:padding-right="0.0194in" fo:wrap-option="no-wrap"/>
    </style:style>
    <style:style style:name="P5648" style:parent-style-name="內文" style:family="paragraph">
      <style:paragraph-properties fo:text-align="end"/>
      <style:text-properties style:font-name="Times New Roman" style:font-name-asian="標楷體" style:letter-kerning="false"/>
    </style:style>
    <style:style style:name="TableCell5649" style:family="table-cell">
      <style:table-cell-properties fo:border="0.0034in solid #000000" style:writing-mode="lr-tb" style:vertical-align="middle" fo:padding-top="0in" fo:padding-left="0.0194in" fo:padding-bottom="0in" fo:padding-right="0.0194in" fo:wrap-option="no-wrap"/>
    </style:style>
    <style:style style:name="P5650" style:parent-style-name="內文" style:family="paragraph">
      <style:paragraph-properties fo:text-align="end"/>
      <style:text-properties style:font-name="Times New Roman" style:font-name-asian="標楷體" style:letter-kerning="false"/>
    </style:style>
    <style:style style:name="TableCell5651" style:family="table-cell">
      <style:table-cell-properties fo:border="0.0034in solid #000000" style:writing-mode="lr-tb" style:vertical-align="middle" fo:padding-top="0in" fo:padding-left="0.0194in" fo:padding-bottom="0in" fo:padding-right="0.0194in" fo:wrap-option="no-wrap"/>
    </style:style>
    <style:style style:name="P5652" style:parent-style-name="內文" style:family="paragraph">
      <style:paragraph-properties fo:text-align="end"/>
      <style:text-properties style:font-name="Times New Roman" style:font-name-asian="標楷體" style:letter-kerning="false"/>
    </style:style>
    <style:style style:name="TableCell5653" style:family="table-cell">
      <style:table-cell-properties fo:border="0.0034in solid #000000" style:writing-mode="lr-tb" style:vertical-align="middle" fo:padding-top="0in" fo:padding-left="0.0194in" fo:padding-bottom="0in" fo:padding-right="0.0194in" fo:wrap-option="no-wrap"/>
    </style:style>
    <style:style style:name="P5654" style:parent-style-name="內文" style:family="paragraph">
      <style:paragraph-properties fo:text-align="end"/>
      <style:text-properties style:font-name="Times New Roman" style:font-name-asian="標楷體" style:letter-kerning="false"/>
    </style:style>
    <style:style style:name="TableRow5655" style:family="table-row">
      <style:table-row-properties/>
    </style:style>
    <style:style style:name="TableCell5656" style:family="table-cell">
      <style:table-cell-properties fo:border="0.0034in solid #000000" style:writing-mode="lr-tb" style:vertical-align="middle" fo:padding-top="0in" fo:padding-left="0.0194in" fo:padding-bottom="0in" fo:padding-right="0.0194in" fo:wrap-option="no-wrap"/>
    </style:style>
    <style:style style:name="P5657" style:parent-style-name="內文" style:family="paragraph">
      <style:text-properties style:font-name="Times New Roman" style:font-name-asian="標楷體" style:letter-kerning="false"/>
    </style:style>
    <style:style style:name="TableCell5658" style:family="table-cell">
      <style:table-cell-properties fo:border="0.0034in solid #000000" style:writing-mode="lr-tb" style:vertical-align="middle" fo:padding-top="0in" fo:padding-left="0.0194in" fo:padding-bottom="0in" fo:padding-right="0.0194in" fo:wrap-option="no-wrap"/>
    </style:style>
    <style:style style:name="P5659" style:parent-style-name="內文" style:family="paragraph">
      <style:paragraph-properties fo:text-align="end"/>
      <style:text-properties style:font-name="Times New Roman" style:font-name-asian="標楷體" style:letter-kerning="false"/>
    </style:style>
    <style:style style:name="TableCell5660" style:family="table-cell">
      <style:table-cell-properties fo:border="0.0034in solid #000000" style:writing-mode="lr-tb" style:vertical-align="middle" fo:padding-top="0in" fo:padding-left="0.0194in" fo:padding-bottom="0in" fo:padding-right="0.0194in" fo:wrap-option="no-wrap"/>
    </style:style>
    <style:style style:name="P5661" style:parent-style-name="內文" style:family="paragraph">
      <style:paragraph-properties fo:text-align="end"/>
      <style:text-properties style:font-name="Times New Roman" style:font-name-asian="標楷體" style:letter-kerning="false"/>
    </style:style>
    <style:style style:name="TableCell5662" style:family="table-cell">
      <style:table-cell-properties fo:border="0.0034in solid #000000" style:writing-mode="lr-tb" style:vertical-align="middle" fo:padding-top="0in" fo:padding-left="0.0194in" fo:padding-bottom="0in" fo:padding-right="0.0194in" fo:wrap-option="no-wrap"/>
    </style:style>
    <style:style style:name="P5663" style:parent-style-name="內文" style:family="paragraph">
      <style:paragraph-properties fo:text-align="end"/>
      <style:text-properties style:font-name="Times New Roman" style:font-name-asian="標楷體" style:letter-kerning="false"/>
    </style:style>
    <style:style style:name="TableCell5664" style:family="table-cell">
      <style:table-cell-properties fo:border="0.0034in solid #000000" style:writing-mode="lr-tb" style:vertical-align="middle" fo:padding-top="0in" fo:padding-left="0.0194in" fo:padding-bottom="0in" fo:padding-right="0.0194in" fo:wrap-option="no-wrap"/>
    </style:style>
    <style:style style:name="P5665" style:parent-style-name="內文" style:family="paragraph">
      <style:paragraph-properties fo:text-align="end"/>
      <style:text-properties style:font-name="Times New Roman" style:font-name-asian="標楷體" style:letter-kerning="false"/>
    </style:style>
    <style:style style:name="TableCell5666" style:family="table-cell">
      <style:table-cell-properties fo:border="0.0034in solid #000000" style:writing-mode="lr-tb" style:vertical-align="middle" fo:padding-top="0in" fo:padding-left="0.0194in" fo:padding-bottom="0in" fo:padding-right="0.0194in" fo:wrap-option="no-wrap"/>
    </style:style>
    <style:style style:name="P5667" style:parent-style-name="內文" style:family="paragraph">
      <style:paragraph-properties fo:text-align="end"/>
      <style:text-properties style:font-name="Times New Roman" style:font-name-asian="標楷體" style:letter-kerning="false"/>
    </style:style>
    <style:style style:name="TableRow5668" style:family="table-row">
      <style:table-row-properties/>
    </style:style>
    <style:style style:name="TableCell5669" style:family="table-cell">
      <style:table-cell-properties fo:border="0.0034in solid #000000" style:writing-mode="lr-tb" style:vertical-align="middle" fo:padding-top="0in" fo:padding-left="0.0194in" fo:padding-bottom="0in" fo:padding-right="0.0194in" fo:wrap-option="no-wrap"/>
    </style:style>
    <style:style style:name="P5670" style:parent-style-name="內文" style:family="paragraph">
      <style:text-properties style:font-name="Times New Roman" style:font-name-asian="標楷體" style:letter-kerning="false"/>
    </style:style>
    <style:style style:name="TableCell5671" style:family="table-cell">
      <style:table-cell-properties fo:border="0.0034in solid #000000" style:writing-mode="lr-tb" style:vertical-align="middle" fo:padding-top="0in" fo:padding-left="0.0194in" fo:padding-bottom="0in" fo:padding-right="0.0194in" fo:wrap-option="no-wrap"/>
    </style:style>
    <style:style style:name="P5672" style:parent-style-name="內文" style:family="paragraph">
      <style:paragraph-properties fo:text-align="end"/>
      <style:text-properties style:font-name="Times New Roman" style:font-name-asian="標楷體" style:letter-kerning="false"/>
    </style:style>
    <style:style style:name="TableCell5673" style:family="table-cell">
      <style:table-cell-properties fo:border="0.0034in solid #000000" style:writing-mode="lr-tb" style:vertical-align="middle" fo:padding-top="0in" fo:padding-left="0.0194in" fo:padding-bottom="0in" fo:padding-right="0.0194in" fo:wrap-option="no-wrap"/>
    </style:style>
    <style:style style:name="P5674" style:parent-style-name="內文" style:family="paragraph">
      <style:paragraph-properties fo:text-align="end"/>
      <style:text-properties style:font-name="Times New Roman" style:font-name-asian="標楷體" style:letter-kerning="false"/>
    </style:style>
    <style:style style:name="TableCell5675" style:family="table-cell">
      <style:table-cell-properties fo:border="0.0034in solid #000000" style:writing-mode="lr-tb" style:vertical-align="middle" fo:padding-top="0in" fo:padding-left="0.0194in" fo:padding-bottom="0in" fo:padding-right="0.0194in" fo:wrap-option="no-wrap"/>
    </style:style>
    <style:style style:name="P5676" style:parent-style-name="內文" style:family="paragraph">
      <style:paragraph-properties fo:text-align="end"/>
      <style:text-properties style:font-name="Times New Roman" style:font-name-asian="標楷體" style:letter-kerning="false"/>
    </style:style>
    <style:style style:name="TableCell5677" style:family="table-cell">
      <style:table-cell-properties fo:border="0.0034in solid #000000" style:writing-mode="lr-tb" style:vertical-align="middle" fo:padding-top="0in" fo:padding-left="0.0194in" fo:padding-bottom="0in" fo:padding-right="0.0194in" fo:wrap-option="no-wrap"/>
    </style:style>
    <style:style style:name="P5678" style:parent-style-name="內文" style:family="paragraph">
      <style:paragraph-properties fo:text-align="end"/>
      <style:text-properties style:font-name="Times New Roman" style:font-name-asian="標楷體" style:letter-kerning="false"/>
    </style:style>
    <style:style style:name="TableCell5679" style:family="table-cell">
      <style:table-cell-properties fo:border="0.0034in solid #000000" style:writing-mode="lr-tb" style:vertical-align="middle" fo:padding-top="0in" fo:padding-left="0.0194in" fo:padding-bottom="0in" fo:padding-right="0.0194in" fo:wrap-option="no-wrap"/>
    </style:style>
    <style:style style:name="P5680" style:parent-style-name="內文" style:family="paragraph">
      <style:paragraph-properties fo:text-align="end"/>
      <style:text-properties style:font-name="Times New Roman" style:font-name-asian="標楷體" style:letter-kerning="false"/>
    </style:style>
    <style:style style:name="TableRow5681" style:family="table-row">
      <style:table-row-properties/>
    </style:style>
    <style:style style:name="TableCell5682" style:family="table-cell">
      <style:table-cell-properties fo:border="0.0034in solid #000000" style:writing-mode="lr-tb" style:vertical-align="middle" fo:padding-top="0in" fo:padding-left="0.0194in" fo:padding-bottom="0in" fo:padding-right="0.0194in" fo:wrap-option="no-wrap"/>
    </style:style>
    <style:style style:name="P5683" style:parent-style-name="內文" style:family="paragraph">
      <style:text-properties style:font-name="Times New Roman" style:font-name-asian="標楷體" style:letter-kerning="false"/>
    </style:style>
    <style:style style:name="TableCell5684" style:family="table-cell">
      <style:table-cell-properties fo:border="0.0034in solid #000000" style:writing-mode="lr-tb" style:vertical-align="middle" fo:padding-top="0in" fo:padding-left="0.0194in" fo:padding-bottom="0in" fo:padding-right="0.0194in" fo:wrap-option="no-wrap"/>
    </style:style>
    <style:style style:name="P5685" style:parent-style-name="內文" style:family="paragraph">
      <style:paragraph-properties fo:text-align="end"/>
      <style:text-properties style:font-name="Times New Roman" style:font-name-asian="標楷體" style:letter-kerning="false"/>
    </style:style>
    <style:style style:name="TableCell5686" style:family="table-cell">
      <style:table-cell-properties fo:border="0.0034in solid #000000" style:writing-mode="lr-tb" style:vertical-align="middle" fo:padding-top="0in" fo:padding-left="0.0194in" fo:padding-bottom="0in" fo:padding-right="0.0194in" fo:wrap-option="no-wrap"/>
    </style:style>
    <style:style style:name="P5687" style:parent-style-name="內文" style:family="paragraph">
      <style:paragraph-properties fo:text-align="end"/>
      <style:text-properties style:font-name="Times New Roman" style:font-name-asian="標楷體" style:letter-kerning="false"/>
    </style:style>
    <style:style style:name="TableCell5688" style:family="table-cell">
      <style:table-cell-properties fo:border="0.0034in solid #000000" style:writing-mode="lr-tb" style:vertical-align="middle" fo:padding-top="0in" fo:padding-left="0.0194in" fo:padding-bottom="0in" fo:padding-right="0.0194in" fo:wrap-option="no-wrap"/>
    </style:style>
    <style:style style:name="P5689" style:parent-style-name="內文" style:family="paragraph">
      <style:paragraph-properties fo:text-align="end"/>
      <style:text-properties style:font-name="Times New Roman" style:font-name-asian="標楷體" style:letter-kerning="false"/>
    </style:style>
    <style:style style:name="TableCell5690" style:family="table-cell">
      <style:table-cell-properties fo:border="0.0034in solid #000000" style:writing-mode="lr-tb" style:vertical-align="middle" fo:padding-top="0in" fo:padding-left="0.0194in" fo:padding-bottom="0in" fo:padding-right="0.0194in" fo:wrap-option="no-wrap"/>
    </style:style>
    <style:style style:name="P5691" style:parent-style-name="內文" style:family="paragraph">
      <style:paragraph-properties fo:text-align="end"/>
      <style:text-properties style:font-name="Times New Roman" style:font-name-asian="標楷體" style:letter-kerning="false"/>
    </style:style>
    <style:style style:name="TableCell5692" style:family="table-cell">
      <style:table-cell-properties fo:border="0.0034in solid #000000" style:writing-mode="lr-tb" style:vertical-align="middle" fo:padding-top="0in" fo:padding-left="0.0194in" fo:padding-bottom="0in" fo:padding-right="0.0194in" fo:wrap-option="no-wrap"/>
    </style:style>
    <style:style style:name="P5693" style:parent-style-name="內文" style:family="paragraph">
      <style:paragraph-properties fo:text-align="end"/>
      <style:text-properties style:font-name="Times New Roman" style:font-name-asian="標楷體" style:letter-kerning="false"/>
    </style:style>
    <style:style style:name="TableRow5694" style:family="table-row">
      <style:table-row-properties/>
    </style:style>
    <style:style style:name="TableCell5695" style:family="table-cell">
      <style:table-cell-properties fo:border="0.0034in solid #000000" style:writing-mode="lr-tb" style:vertical-align="middle" fo:padding-top="0in" fo:padding-left="0.0194in" fo:padding-bottom="0in" fo:padding-right="0.0194in" fo:wrap-option="no-wrap"/>
    </style:style>
    <style:style style:name="P5696" style:parent-style-name="內文" style:family="paragraph">
      <style:text-properties style:font-name="Times New Roman" style:font-name-asian="標楷體" style:letter-kerning="false"/>
    </style:style>
    <style:style style:name="TableCell5697" style:family="table-cell">
      <style:table-cell-properties fo:border="0.0034in solid #000000" style:writing-mode="lr-tb" style:vertical-align="middle" fo:padding-top="0in" fo:padding-left="0.0194in" fo:padding-bottom="0in" fo:padding-right="0.0194in" fo:wrap-option="no-wrap"/>
    </style:style>
    <style:style style:name="P5698" style:parent-style-name="內文" style:family="paragraph">
      <style:paragraph-properties fo:text-align="end"/>
      <style:text-properties style:font-name="Times New Roman" style:font-name-asian="標楷體" style:letter-kerning="false"/>
    </style:style>
    <style:style style:name="TableCell5699" style:family="table-cell">
      <style:table-cell-properties fo:border="0.0034in solid #000000" style:writing-mode="lr-tb" style:vertical-align="middle" fo:padding-top="0in" fo:padding-left="0.0194in" fo:padding-bottom="0in" fo:padding-right="0.0194in" fo:wrap-option="no-wrap"/>
    </style:style>
    <style:style style:name="P5700" style:parent-style-name="內文" style:family="paragraph">
      <style:paragraph-properties fo:text-align="end"/>
      <style:text-properties style:font-name="Times New Roman" style:font-name-asian="標楷體" style:letter-kerning="false"/>
    </style:style>
    <style:style style:name="TableCell5701" style:family="table-cell">
      <style:table-cell-properties fo:border="0.0034in solid #000000" style:writing-mode="lr-tb" style:vertical-align="middle" fo:padding-top="0in" fo:padding-left="0.0194in" fo:padding-bottom="0in" fo:padding-right="0.0194in" fo:wrap-option="no-wrap"/>
    </style:style>
    <style:style style:name="P5702" style:parent-style-name="內文" style:family="paragraph">
      <style:paragraph-properties fo:text-align="end"/>
      <style:text-properties style:font-name="Times New Roman" style:font-name-asian="標楷體" style:letter-kerning="false"/>
    </style:style>
    <style:style style:name="TableCell5703" style:family="table-cell">
      <style:table-cell-properties fo:border="0.0034in solid #000000" style:writing-mode="lr-tb" style:vertical-align="middle" fo:padding-top="0in" fo:padding-left="0.0194in" fo:padding-bottom="0in" fo:padding-right="0.0194in" fo:wrap-option="no-wrap"/>
    </style:style>
    <style:style style:name="P5704" style:parent-style-name="內文" style:family="paragraph">
      <style:text-properties style:font-name="Times New Roman" style:font-name-asian="標楷體" style:letter-kerning="false"/>
    </style:style>
    <style:style style:name="TableCell5705" style:family="table-cell">
      <style:table-cell-properties fo:border="0.0034in solid #000000" style:writing-mode="lr-tb" style:vertical-align="middle" fo:padding-top="0in" fo:padding-left="0.0194in" fo:padding-bottom="0in" fo:padding-right="0.0194in" fo:wrap-option="no-wrap"/>
    </style:style>
    <style:style style:name="P5706" style:parent-style-name="內文" style:family="paragraph">
      <style:text-properties style:font-name="Times New Roman" style:font-name-asian="標楷體" style:letter-kerning="false"/>
    </style:style>
    <style:style style:name="TableRow5707" style:family="table-row">
      <style:table-row-properties/>
    </style:style>
    <style:style style:name="TableCell5708" style:family="table-cell">
      <style:table-cell-properties fo:border="0.0034in solid #000000" fo:background-color="#D8E4BC" style:writing-mode="lr-tb" style:vertical-align="middle" fo:padding-top="0in" fo:padding-left="0.0194in" fo:padding-bottom="0in" fo:padding-right="0.0194in" fo:wrap-option="no-wrap"/>
    </style:style>
    <style:style style:name="P5709" style:parent-style-name="內文" style:family="paragraph">
      <style:paragraph-properties fo:text-align="center"/>
      <style:text-properties style:font-name="Times New Roman" style:font-name-asian="標楷體" fo:font-weight="bold" style:font-weight-asian="bold" style:font-weight-complex="bold" style:letter-kerning="false"/>
    </style:style>
    <style:style style:name="TableCell5710" style:family="table-cell">
      <style:table-cell-properties fo:border="0.0034in solid #000000" fo:background-color="#D8E4BC" style:writing-mode="lr-tb" style:vertical-align="middle" fo:padding-top="0in" fo:padding-left="0.0194in" fo:padding-bottom="0in" fo:padding-right="0.0194in" fo:wrap-option="no-wrap"/>
    </style:style>
    <style:style style:name="P5711"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Cell5712" style:family="table-cell">
      <style:table-cell-properties fo:border="0.0034in solid #000000" fo:background-color="#D8E4BC" style:writing-mode="lr-tb" style:vertical-align="middle" fo:padding-top="0in" fo:padding-left="0.0194in" fo:padding-bottom="0in" fo:padding-right="0.0194in" fo:wrap-option="no-wrap"/>
    </style:style>
    <style:style style:name="P5713"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Cell5714" style:family="table-cell">
      <style:table-cell-properties fo:border="0.0034in solid #000000" fo:background-color="#D8E4BC" style:writing-mode="lr-tb" style:vertical-align="middle" fo:padding-top="0in" fo:padding-left="0.0194in" fo:padding-bottom="0in" fo:padding-right="0.0194in" fo:wrap-option="no-wrap"/>
    </style:style>
    <style:style style:name="P5715"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Cell5716" style:family="table-cell">
      <style:table-cell-properties fo:border="0.0034in solid #000000" fo:background-color="#D8E4BC" style:writing-mode="lr-tb" style:vertical-align="middle" fo:padding-top="0in" fo:padding-left="0.0194in" fo:padding-bottom="0in" fo:padding-right="0.0194in" fo:wrap-option="no-wrap"/>
    </style:style>
    <style:style style:name="P5717"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Cell5718" style:family="table-cell">
      <style:table-cell-properties fo:border="0.0034in solid #000000" fo:background-color="#D8E4BC" style:writing-mode="lr-tb" style:vertical-align="middle" fo:padding-top="0in" fo:padding-left="0.0194in" fo:padding-bottom="0in" fo:padding-right="0.0194in" fo:wrap-option="no-wrap"/>
    </style:style>
    <style:style style:name="P5719"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Row5720" style:family="table-row">
      <style:table-row-properties/>
    </style:style>
    <style:style style:name="TableCell5721" style:family="table-cell">
      <style:table-cell-properties fo:border="0.0034in solid #000000" style:writing-mode="lr-tb" style:vertical-align="middle" fo:padding-top="0in" fo:padding-left="0.0194in" fo:padding-bottom="0in" fo:padding-right="0.0194in" fo:wrap-option="no-wrap"/>
    </style:style>
    <style:style style:name="P5722" style:parent-style-name="內文" style:family="paragraph">
      <style:paragraph-properties fo:text-align="center"/>
      <style:text-properties style:font-name="Times New Roman" style:font-name-asian="標楷體" style:letter-kerning="false"/>
    </style:style>
    <style:style style:name="TableCell5723" style:family="table-cell">
      <style:table-cell-properties fo:border="0.0034in solid #000000" style:writing-mode="lr-tb" style:vertical-align="middle" fo:padding-top="0in" fo:padding-left="0.0194in" fo:padding-bottom="0in" fo:padding-right="0.0194in" fo:wrap-option="no-wrap"/>
    </style:style>
    <style:style style:name="P5724" style:parent-style-name="內文" style:family="paragraph">
      <style:paragraph-properties fo:text-align="end"/>
      <style:text-properties style:font-name="Times New Roman" style:font-name-asian="標楷體" style:letter-kerning="false"/>
    </style:style>
    <style:style style:name="TableCell5725" style:family="table-cell">
      <style:table-cell-properties fo:border="0.0034in solid #000000" style:writing-mode="lr-tb" style:vertical-align="middle" fo:padding-top="0in" fo:padding-left="0.0194in" fo:padding-bottom="0in" fo:padding-right="0.0194in" fo:wrap-option="no-wrap"/>
    </style:style>
    <style:style style:name="P5726" style:parent-style-name="內文" style:family="paragraph">
      <style:paragraph-properties fo:text-align="end"/>
      <style:text-properties style:font-name="Times New Roman" style:font-name-asian="標楷體" style:letter-kerning="false"/>
    </style:style>
    <style:style style:name="TableCell5727" style:family="table-cell">
      <style:table-cell-properties fo:border="0.0034in solid #000000" style:writing-mode="lr-tb" style:vertical-align="middle" fo:padding-top="0in" fo:padding-left="0.0194in" fo:padding-bottom="0in" fo:padding-right="0.0194in" fo:wrap-option="no-wrap"/>
    </style:style>
    <style:style style:name="P5728" style:parent-style-name="內文" style:family="paragraph">
      <style:paragraph-properties fo:text-align="end"/>
      <style:text-properties style:font-name="Times New Roman" style:font-name-asian="標楷體" style:letter-kerning="false"/>
    </style:style>
    <style:style style:name="TableCell5729" style:family="table-cell">
      <style:table-cell-properties fo:border="0.0034in solid #000000" style:writing-mode="lr-tb" style:vertical-align="middle" fo:padding-top="0in" fo:padding-left="0.0194in" fo:padding-bottom="0in" fo:padding-right="0.0194in" fo:wrap-option="no-wrap"/>
    </style:style>
    <style:style style:name="P5730" style:parent-style-name="內文" style:family="paragraph">
      <style:paragraph-properties fo:text-align="end"/>
      <style:text-properties style:font-name="Times New Roman" style:font-name-asian="標楷體" style:letter-kerning="false"/>
    </style:style>
    <style:style style:name="TableCell5731" style:family="table-cell">
      <style:table-cell-properties fo:border="0.0034in solid #000000" style:writing-mode="lr-tb" style:vertical-align="middle" fo:padding-top="0in" fo:padding-left="0.0194in" fo:padding-bottom="0in" fo:padding-right="0.0194in" fo:wrap-option="no-wrap"/>
    </style:style>
    <style:style style:name="P5732" style:parent-style-name="內文" style:family="paragraph">
      <style:paragraph-properties fo:text-align="end"/>
      <style:text-properties style:font-name="Times New Roman" style:font-name-asian="標楷體" style:letter-kerning="false"/>
    </style:style>
    <style:style style:name="P5733" style:parent-style-name="內文" style:family="paragraph">
      <style:text-properties style:font-name="Times New Roman" style:font-name-asian="標楷體" style:letter-kerning="false"/>
    </style:style>
    <style:style style:name="P5734" style:parent-style-name="內文" style:family="paragraph">
      <style:text-properties style:font-name="Times New Roman" style:font-name-asian="標楷體" style:letter-kerning="false"/>
    </style:style>
    <style:style style:name="P5735" style:parent-style-name="內文" style:family="paragraph">
      <style:text-properties style:font-name="Times New Roman" style:font-name-asian="標楷體" style:letter-kerning="false"/>
    </style:style>
    <style:style style:name="P5736" style:parent-style-name="內文" style:master-page-name="MP4" style:family="paragraph">
      <style:paragraph-properties fo:widows="0" fo:orphans="0" fo:break-before="page" style:vertical-align="baseline" style:line-height-at-least="0.25in"/>
      <style:text-properties style:font-name="Times New Roman" style:font-name-asian="MingLiU" style:letter-kerning="false" style:font-size-complex="10pt"/>
    </style:style>
    <style:style style:name="P5739" style:parent-style-name="內文" style:family="paragraph">
      <style:paragraph-properties fo:widows="0" fo:orphans="0" style:vertical-align="baseline" style:line-height-at-least="0.25in"/>
      <style:text-properties style:font-name="標楷體" style:font-name-asian="標楷體" fo:font-weight="bold" style:font-weight-asian="bold" style:letter-kerning="false" fo:font-size="14pt" style:font-size-asian="14pt" style:font-size-complex="14pt"/>
    </style:style>
    <style:style style:name="P5740" style:parent-style-name="內文" style:family="paragraph">
      <style:paragraph-properties fo:keep-with-next="always" fo:widows="0" fo:orphans="0" fo:text-align="justify" style:vertical-align="baseline" fo:line-height="0.2777in" fo:margin-left="0.8333in" fo:text-indent="-0.6666in">
        <style:tab-stops/>
      </style:paragraph-properties>
    </style:style>
    <style:style style:name="T5741" style:parent-style-name="預設段落字型" style:family="text">
      <style:text-properties style:font-name="Times New Roman" style:font-name-asian="標楷體" style:letter-kerning="false"/>
    </style:style>
    <style:style style:name="TableColumn5743" style:family="table-column">
      <style:table-column-properties style:column-width="2.0673in" style:use-optimal-column-width="false"/>
    </style:style>
    <style:style style:name="TableColumn5744" style:family="table-column">
      <style:table-column-properties style:column-width="4.4298in" style:use-optimal-column-width="false"/>
    </style:style>
    <style:style style:name="Table5742" style:family="table">
      <style:table-properties style:width="6.4972in" fo:margin-left="0.0194in" table:align="left"/>
    </style:style>
    <style:style style:name="TableRow5745" style:family="table-row">
      <style:table-row-properties style:min-row-height="0.2361in" style:use-optimal-row-height="false"/>
    </style:style>
    <style:style style:name="TableCell5746" style:family="table-cell">
      <style:table-cell-properties fo:border-top="0.0208in solid #000000" fo:border-left="0.0208in solid #000000" fo:border-bottom="0.0069in solid #000000" fo:border-right="0.0208in solid #000000" style:writing-mode="lr-tb" style:vertical-align="middle" fo:padding-top="0in" fo:padding-left="0.0194in" fo:padding-bottom="0in" fo:padding-right="0.0194in"/>
    </style:style>
    <style:style style:name="P5747" style:parent-style-name="內文" style:family="paragraph">
      <style:paragraph-properties fo:widows="0" fo:orphans="0" fo:text-align="center" style:vertical-align="baseline"/>
      <style:text-properties style:font-name="Times New Roman" style:font-name-asian="標楷體" fo:font-weight="bold" style:font-weight-asian="bold" style:font-weight-complex="bold" style:letter-kerning="false"/>
    </style:style>
    <style:style style:name="TableRow5748" style:family="table-row">
      <style:table-row-properties style:min-row-height="0.2361in" style:use-optimal-row-height="false"/>
    </style:style>
    <style:style style:name="TableCell5749" style:family="table-cell">
      <style:table-cell-properties fo:border-top="0.0069in solid #000000" fo:border-left="0.0208in solid #000000" fo:border-bottom="0.0069in solid #000000" fo:border-right="0.0208in solid #000000" style:writing-mode="lr-tb" style:vertical-align="middle" fo:padding-top="0in" fo:padding-left="0.0194in" fo:padding-bottom="0in" fo:padding-right="0.0194in"/>
    </style:style>
    <style:style style:name="P5750" style:parent-style-name="內文" style:family="paragraph">
      <style:paragraph-properties fo:widows="0" fo:orphans="0" fo:text-align="justify" style:vertical-align="baseline"/>
    </style:style>
    <style:style style:name="T5751" style:parent-style-name="預設段落字型" style:family="text">
      <style:text-properties style:font-name="Times New Roman" style:font-name-asian="標楷體" style:letter-kerning="false" style:text-position="50% 100%"/>
    </style:style>
    <style:style style:name="T5752" style:parent-style-name="預設段落字型" style:family="text">
      <style:text-properties style:font-name="標楷體" style:font-name-asian="標楷體" style:letter-kerning="false" style:text-position="50% 100%"/>
    </style:style>
    <style:style style:name="T5753" style:parent-style-name="預設段落字型" style:family="text">
      <style:text-properties style:font-name="Times New Roman" style:font-name-asian="標楷體" style:letter-kerning="false" style:text-position="50% 100%"/>
    </style:style>
    <style:style style:name="TableRow5754" style:family="table-row">
      <style:table-row-properties style:min-row-height="0.2361in" style:use-optimal-row-height="false"/>
    </style:style>
    <style:style style:name="TableCell5755"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5756" style:parent-style-name="內文" style:family="paragraph">
      <style:paragraph-properties fo:widows="0" fo:orphans="0" fo:text-align="justify" style:vertical-align="baseline"/>
    </style:style>
    <style:style style:name="T5757" style:parent-style-name="預設段落字型" style:family="text">
      <style:text-properties style:font-name="Times New Roman" style:font-name-asian="標楷體" style:letter-kerning="false" style:text-position="50% 100%"/>
    </style:style>
    <style:style style:name="TableCell5758"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5759" style:parent-style-name="內文" style:family="paragraph">
      <style:paragraph-properties fo:widows="0" fo:orphans="0" fo:text-align="justify" style:vertical-align="baseline" fo:margin-left="0.0416in" fo:margin-right="0.1097in">
        <style:tab-stops/>
      </style:paragraph-properties>
    </style:style>
    <style:style style:name="T5760" style:parent-style-name="預設段落字型" style:family="text">
      <style:text-properties style:font-name="Times New Roman" style:font-name-asian="標楷體" style:letter-kerning="false"/>
    </style:style>
    <style:style style:name="T5761" style:parent-style-name="預設段落字型" style:family="text">
      <style:text-properties style:font-name="Times New Roman" style:font-name-asian="標楷體" style:letter-kerning="false"/>
    </style:style>
    <style:style style:name="T5762" style:parent-style-name="預設段落字型" style:family="text">
      <style:text-properties style:font-name="Times New Roman" style:font-name-asian="標楷體" style:letter-kerning="false" style:text-position="super 66.6%"/>
    </style:style>
    <style:style style:name="T5763" style:parent-style-name="預設段落字型" style:family="text">
      <style:text-properties style:font-name="Times New Roman" style:font-name-asian="標楷體" style:letter-kerning="false"/>
    </style:style>
    <style:style style:name="T5764" style:parent-style-name="預設段落字型" style:family="text">
      <style:text-properties style:font-name="Times New Roman" style:font-name-asian="標楷體" style:letter-kerning="false"/>
    </style:style>
    <style:style style:name="T5765" style:parent-style-name="預設段落字型" style:family="text">
      <style:text-properties style:font-name="Times New Roman" style:font-name-asian="標楷體" style:letter-kerning="false"/>
    </style:style>
    <style:style style:name="T5766" style:parent-style-name="預設段落字型" style:family="text">
      <style:text-properties style:font-name="Times New Roman" style:font-name-asian="標楷體" style:letter-kerning="false"/>
    </style:style>
    <style:style style:name="T5767" style:parent-style-name="預設段落字型" style:family="text">
      <style:text-properties style:font-name="Times New Roman" style:font-name-asian="標楷體" style:letter-kerning="false"/>
    </style:style>
    <style:style style:name="T5768" style:parent-style-name="預設段落字型" style:family="text">
      <style:text-properties style:font-name="Times New Roman" style:font-name-asian="標楷體" style:letter-kerning="false"/>
    </style:style>
    <style:style style:name="T5769" style:parent-style-name="預設段落字型" style:family="text">
      <style:text-properties style:font-name="Times New Roman" style:font-name-asian="標楷體" style:letter-kerning="false"/>
    </style:style>
    <style:style style:name="T5770" style:parent-style-name="預設段落字型" style:family="text">
      <style:text-properties style:font-name="Times New Roman" style:font-name-asian="標楷體" style:letter-kerning="false"/>
    </style:style>
    <style:style style:name="T5771" style:parent-style-name="預設段落字型" style:family="text">
      <style:text-properties style:font-name="Times New Roman" style:font-name-asian="標楷體" style:letter-kerning="false"/>
    </style:style>
    <style:style style:name="T5772" style:parent-style-name="預設段落字型" style:family="text">
      <style:text-properties style:font-name="Times New Roman" style:font-name-asian="標楷體" style:letter-kerning="false"/>
    </style:style>
    <style:style style:name="T5773" style:parent-style-name="預設段落字型" style:family="text">
      <style:text-properties style:font-name="Times New Roman" style:font-name-asian="標楷體" style:letter-kerning="false"/>
    </style:style>
    <style:style style:name="T5774" style:parent-style-name="預設段落字型" style:family="text">
      <style:text-properties style:font-name="Times New Roman" style:font-name-asian="標楷體" style:letter-kerning="false"/>
    </style:style>
    <style:style style:name="T5775" style:parent-style-name="預設段落字型" style:family="text">
      <style:text-properties style:font-name="Times New Roman" style:font-name-asian="標楷體" style:letter-kerning="false"/>
    </style:style>
    <style:style style:name="T5776" style:parent-style-name="預設段落字型" style:family="text">
      <style:text-properties style:font-name="Times New Roman" style:font-name-asian="標楷體" style:letter-kerning="false"/>
    </style:style>
    <style:style style:name="T5777" style:parent-style-name="預設段落字型" style:family="text">
      <style:text-properties style:font-name="Times New Roman" style:font-name-asian="標楷體" style:letter-kerning="false"/>
    </style:style>
    <style:style style:name="TableRow5778" style:family="table-row">
      <style:table-row-properties style:min-row-height="0.7006in" style:use-optimal-row-height="false"/>
    </style:style>
    <style:style style:name="TableCell5779"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5780" style:parent-style-name="內文" style:family="paragraph">
      <style:paragraph-properties fo:widows="0" fo:orphans="0" fo:text-align="justify" style:vertical-align="baseline"/>
    </style:style>
    <style:style style:name="T5781" style:parent-style-name="預設段落字型" style:family="text">
      <style:text-properties style:font-name="Times New Roman" style:font-name-asian="標楷體" style:letter-kerning="false" style:text-position="50% 100%"/>
    </style:style>
    <style:style style:name="TableCell5782"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5783" style:parent-style-name="內文" style:family="paragraph">
      <style:paragraph-properties fo:widows="0" fo:orphans="0" fo:text-align="justify" style:vertical-align="baseline" fo:margin-left="0.0416in" fo:margin-right="0.1097in">
        <style:tab-stops/>
      </style:paragraph-properties>
      <style:text-properties style:font-name="Times New Roman" style:font-name-asian="標楷體" style:letter-kerning="false"/>
    </style:style>
    <style:style style:name="TableRow5784" style:family="table-row">
      <style:table-row-properties style:min-row-height="0.2361in" style:use-optimal-row-height="false"/>
    </style:style>
    <style:style style:name="TableCell5785"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5786" style:parent-style-name="內文" style:family="paragraph">
      <style:paragraph-properties fo:widows="0" fo:orphans="0" fo:text-align="justify" style:vertical-align="baseline"/>
    </style:style>
    <style:style style:name="T5787" style:parent-style-name="預設段落字型" style:family="text">
      <style:text-properties style:font-name="Times New Roman" style:font-name-asian="標楷體" style:letter-kerning="false" style:text-position="50% 100%"/>
    </style:style>
    <style:style style:name="T5788" style:parent-style-name="預設段落字型" style:family="text">
      <style:text-properties style:font-name="Times New Roman" style:font-name-asian="標楷體" style:letter-kerning="false" style:text-position="50% 100%"/>
    </style:style>
    <style:style style:name="T5789" style:parent-style-name="預設段落字型" style:family="text">
      <style:text-properties style:font-name="Times New Roman" style:font-name-asian="標楷體" style:letter-kerning="false" style:text-position="50% 100%"/>
    </style:style>
    <style:style style:name="T5790" style:parent-style-name="預設段落字型" style:family="text">
      <style:text-properties style:font-name="Times New Roman" style:font-name-asian="標楷體" style:letter-kerning="false" style:text-position="50% 100%"/>
    </style:style>
    <style:style style:name="T5791" style:parent-style-name="預設段落字型" style:family="text">
      <style:text-properties style:font-name="Times New Roman" style:font-name-asian="標楷體" style:letter-kerning="false" style:text-position="50% 100%"/>
    </style:style>
    <style:style style:name="T5792" style:parent-style-name="預設段落字型" style:family="text">
      <style:text-properties style:font-name="Times New Roman" style:font-name-asian="標楷體" style:letter-kerning="false" style:text-position="50% 100%"/>
    </style:style>
    <style:style style:name="P5793" style:parent-style-name="內文" style:family="paragraph">
      <style:paragraph-properties fo:widows="0" fo:orphans="0" fo:text-align="justify" style:vertical-align="baseline"/>
    </style:style>
    <style:style style:name="T5794" style:parent-style-name="預設段落字型" style:family="text">
      <style:text-properties style:font-name="Times New Roman" style:font-name-asian="標楷體" style:letter-kerning="false" style:text-position="50% 100%"/>
    </style:style>
    <style:style style:name="T5795" style:parent-style-name="預設段落字型" style:family="text">
      <style:text-properties style:font-name="Times New Roman" style:font-name-asian="標楷體" style:letter-kerning="false" style:text-position="50% 100%"/>
    </style:style>
    <style:style style:name="T5796" style:parent-style-name="預設段落字型" style:family="text">
      <style:text-properties style:font-name="Times New Roman" style:font-name-asian="標楷體" style:letter-kerning="false" style:text-position="50% 100%"/>
    </style:style>
    <style:style style:name="TableCell5797"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5798" style:parent-style-name="內文" style:family="paragraph">
      <style:paragraph-properties fo:widows="0" fo:orphans="0" fo:text-align="justify" style:vertical-align="baseline"/>
      <style:text-properties style:font-name="Times New Roman" style:font-name-asian="標楷體" style:letter-kerning="false"/>
    </style:style>
    <style:style style:name="TableRow5799" style:family="table-row">
      <style:table-row-properties style:min-row-height="0.2361in" style:use-optimal-row-height="false"/>
    </style:style>
    <style:style style:name="TableCell5800"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5801" style:parent-style-name="內文" style:family="paragraph">
      <style:paragraph-properties fo:widows="0" fo:orphans="0" fo:text-align="justify" style:vertical-align="baseline"/>
    </style:style>
    <style:style style:name="T5802" style:parent-style-name="預設段落字型" style:family="text">
      <style:text-properties style:font-name="Times New Roman" style:font-name-asian="標楷體" style:letter-kerning="false" style:text-position="50% 100%"/>
    </style:style>
    <style:style style:name="TableCell5803"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5804" style:parent-style-name="內文" style:family="paragraph">
      <style:paragraph-properties fo:widows="0" fo:orphans="0" fo:text-align="justify" style:vertical-align="baseline"/>
    </style:style>
    <style:style style:name="T5805" style:parent-style-name="預設段落字型" style:family="text">
      <style:text-properties style:font-name="標楷體" style:font-name-asian="標楷體" style:letter-kerning="false" style:text-position="50% 100%"/>
    </style:style>
    <style:style style:name="TableRow5806" style:family="table-row">
      <style:table-row-properties style:min-row-height="0.2361in" style:use-optimal-row-height="false"/>
    </style:style>
    <style:style style:name="TableCell5807"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5808" style:parent-style-name="內文" style:family="paragraph">
      <style:paragraph-properties fo:widows="0" fo:orphans="0" fo:text-align="justify" style:vertical-align="baseline"/>
    </style:style>
    <style:style style:name="T5809" style:parent-style-name="預設段落字型" style:family="text">
      <style:text-properties style:font-name="Times New Roman" style:font-name-asian="標楷體" style:letter-kerning="false" style:text-position="50% 100%"/>
    </style:style>
    <style:style style:name="TableCell5810"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5811" style:parent-style-name="內文" style:family="paragraph">
      <style:paragraph-properties fo:widows="0" fo:orphans="0" fo:text-align="justify" style:vertical-align="baseline"/>
    </style:style>
    <style:style style:name="T5812" style:parent-style-name="預設段落字型" style:family="text">
      <style:text-properties style:font-name="標楷體" style:font-name-asian="標楷體" style:letter-kerning="false" style:text-position="50% 100%"/>
    </style:style>
    <style:style style:name="P5813" style:parent-style-name="內文" style:family="paragraph">
      <style:paragraph-properties fo:widows="0" fo:orphans="0" fo:text-align="justify" style:vertical-align="baseline"/>
      <style:text-properties style:font-name="Times New Roman" style:font-name-asian="標楷體" style:letter-kerning="false"/>
    </style:style>
    <style:style style:name="P5814" style:parent-style-name="內文" style:family="paragraph">
      <style:paragraph-properties fo:widows="0" fo:orphans="0" fo:text-align="justify" style:vertical-align="baseline"/>
      <style:text-properties style:font-name="標楷體" style:font-name-asian="標楷體" style:letter-kerning="false"/>
    </style:style>
    <style:style style:name="P5815" style:parent-style-name="內文" style:family="paragraph">
      <style:paragraph-properties fo:keep-with-next="always" fo:widows="0" fo:orphans="0" fo:text-align="justify" style:vertical-align="baseline" fo:line-height="0.2777in" fo:margin-left="0.8333in" fo:text-indent="-0.6666in">
        <style:tab-stops/>
      </style:paragraph-properties>
      <style:text-properties style:font-name="Times New Roman" style:font-name-asian="標楷體" style:letter-kerning="false"/>
    </style:style>
    <style:style style:name="P5816" style:parent-style-name="內文" style:master-page-name="MP5" style:family="paragraph">
      <style:paragraph-properties fo:keep-with-next="always" fo:widows="0" fo:orphans="0" fo:break-before="page" fo:text-align="justify" style:vertical-align="baseline" fo:line-height="0.2777in" fo:margin-left="0.8333in" fo:text-indent="-0.6666in">
        <style:tab-stops/>
      </style:paragraph-properties>
      <style:text-properties style:font-name="Times New Roman" style:font-name-asian="標楷體" style:letter-kerning="false"/>
    </style:style>
    <style:style style:name="P5819" style:parent-style-name="內文" style:family="paragraph">
      <style:paragraph-properties fo:widows="0" fo:orphans="0" fo:text-align="center" style:vertical-align="baseline" fo:margin-top="0.0625in" fo:margin-bottom="0.0625in" style:line-height-at-least="0.25in"/>
    </style:style>
    <style:style style:name="T5820" style:parent-style-name="預設段落字型" style:family="text">
      <style:text-properties style:font-name="Times New Roman" style:font-name-asian="標楷體" fo:font-weight="bold" style:font-weight-asian="bold" style:letter-kerning="false" style:font-size-complex="10pt"/>
    </style:style>
    <style:style style:name="T5821" style:parent-style-name="預設段落字型" style:family="text">
      <style:text-properties style:font-name="Times New Roman" style:font-name-asian="標楷體" fo:font-weight="bold" style:font-weight-asian="bold" style:letter-kerning="false" style:text-position="super 66.6%" style:font-size-complex="10pt"/>
    </style:style>
    <style:style style:name="T5822" style:parent-style-name="預設段落字型" style:family="text">
      <style:text-properties style:font-name="Times New Roman" style:font-name-asian="標楷體" fo:font-weight="bold" style:font-weight-asian="bold" style:letter-kerning="false" style:font-size-complex="10pt"/>
    </style:style>
    <style:style style:name="T5823" style:parent-style-name="預設段落字型" style:family="text">
      <style:text-properties style:font-name="Times New Roman" style:font-name-asian="標楷體" fo:font-weight="bold" style:font-weight-asian="bold" style:letter-kerning="false" style:font-size-complex="10pt"/>
    </style:style>
    <style:style style:name="T5824" style:parent-style-name="預設段落字型" style:family="text">
      <style:text-properties style:font-name="Times New Roman" style:font-name-asian="標楷體" fo:font-weight="bold" style:font-weight-asian="bold" style:letter-kerning="false" style:font-size-complex="10pt"/>
    </style:style>
    <style:style style:name="T5825" style:parent-style-name="預設段落字型" style:family="text">
      <style:text-properties style:font-name="Times New Roman" style:font-name-asian="標楷體" fo:font-weight="bold" style:font-weight-asian="bold" style:letter-kerning="false" style:font-size-complex="10pt"/>
    </style:style>
    <style:style style:name="T5826" style:parent-style-name="預設段落字型" style:family="text">
      <style:text-properties style:font-name="Times New Roman" style:font-name-asian="標楷體" fo:font-weight="bold" style:font-weight-asian="bold" style:letter-kerning="false" style:font-size-complex="10pt"/>
    </style:style>
    <style:style style:name="T5827" style:parent-style-name="預設段落字型" style:family="text">
      <style:text-properties style:font-name="Times New Roman" style:font-name-asian="標楷體" fo:font-weight="bold" style:font-weight-asian="bold" style:letter-kerning="false" style:font-size-complex="10pt"/>
    </style:style>
    <style:style style:name="P5828" style:parent-style-name="內文" style:family="paragraph">
      <style:paragraph-properties fo:widows="0" fo:orphans="0" fo:text-align="justify" style:vertical-align="baseline" fo:margin-top="0.0625in" fo:margin-bottom="0.0625in" style:line-height-at-least="0.25in"/>
    </style:style>
    <style:style style:name="T5829" style:parent-style-name="預設段落字型" style:family="text">
      <style:text-properties style:font-name="Times New Roman" style:font-name-asian="標楷體" style:letter-kerning="false" style:font-size-complex="10pt"/>
    </style:style>
    <style:style style:name="T5830" style:parent-style-name="預設段落字型" style:family="text">
      <style:text-properties style:font-name="Times New Roman" style:font-name-asian="標楷體" style:letter-kerning="false" style:font-size-complex="10pt"/>
    </style:style>
    <style:style style:name="T5831" style:parent-style-name="預設段落字型" style:family="text">
      <style:text-properties style:font-name="Times New Roman" style:font-name-asian="標楷體" style:letter-kerning="false" style:font-size-complex="10pt"/>
    </style:style>
    <style:style style:name="T5832" style:parent-style-name="預設段落字型" style:family="text">
      <style:text-properties style:font-name="Times New Roman" style:font-name-asian="標楷體" style:letter-kerning="false" style:font-size-complex="10pt"/>
    </style:style>
    <style:style style:name="T5833" style:parent-style-name="預設段落字型" style:family="text">
      <style:text-properties style:font-name="Times New Roman" style:font-name-asian="標楷體" style:letter-kerning="false" style:font-size-complex="10pt"/>
    </style:style>
    <style:style style:name="T5834" style:parent-style-name="預設段落字型" style:family="text">
      <style:text-properties style:font-name="Times New Roman" style:font-name-asian="標楷體" style:letter-kerning="false" style:font-size-complex="10pt"/>
    </style:style>
    <style:style style:name="T5835" style:parent-style-name="預設段落字型" style:family="text">
      <style:text-properties style:font-name="Times New Roman" style:font-name-asian="標楷體" style:letter-kerning="false" style:font-size-complex="10pt"/>
    </style:style>
    <style:style style:name="T5836" style:parent-style-name="預設段落字型" style:family="text">
      <style:text-properties style:font-name="Times New Roman" style:font-name-asian="標楷體" style:letter-kerning="false" style:font-size-complex="10pt"/>
    </style:style>
    <style:style style:name="T5837" style:parent-style-name="預設段落字型" style:family="text">
      <style:text-properties style:font-name="Times New Roman" style:font-name-asian="標楷體" style:letter-kerning="false" style:font-size-complex="10pt"/>
    </style:style>
    <style:style style:name="T5838" style:parent-style-name="預設段落字型" style:family="text">
      <style:text-properties style:font-name="Times New Roman" style:font-name-asian="標楷體" style:letter-kerning="false" style:font-size-complex="10pt"/>
    </style:style>
    <style:style style:name="T5839" style:parent-style-name="預設段落字型" style:family="text">
      <style:text-properties style:font-name="Times New Roman" style:font-name-asian="標楷體" style:letter-kerning="false" style:text-position="super 66.6%" style:font-size-complex="10pt"/>
    </style:style>
    <style:style style:name="T5840" style:parent-style-name="預設段落字型" style:family="text">
      <style:text-properties style:font-name="Times New Roman" style:font-name-asian="標楷體" style:letter-kerning="false" style:font-size-complex="10pt"/>
    </style:style>
    <style:style style:name="T5841" style:parent-style-name="預設段落字型" style:family="text">
      <style:text-properties style:font-name="Times New Roman" style:font-name-asian="標楷體" style:letter-kerning="false" style:font-size-complex="10pt"/>
    </style:style>
    <style:style style:name="T5842" style:parent-style-name="預設段落字型" style:family="text">
      <style:text-properties style:font-name="Times New Roman" style:font-name-asian="標楷體" style:font-weight-complex="bold" style:letter-kerning="false" style:font-size-complex="10pt"/>
    </style:style>
    <style:style style:name="T5843" style:parent-style-name="預設段落字型" style:family="text">
      <style:text-properties style:font-name="Times New Roman" style:font-name-asian="標楷體" style:font-weight-complex="bold" style:letter-kerning="false" style:font-size-complex="10pt"/>
    </style:style>
    <style:style style:name="T5844" style:parent-style-name="預設段落字型" style:family="text">
      <style:text-properties style:font-name="Times New Roman" style:font-name-asian="標楷體" style:letter-kerning="false" style:font-size-complex="10pt"/>
    </style:style>
    <style:style style:name="T5845" style:parent-style-name="預設段落字型" style:family="text">
      <style:text-properties style:font-name="Times New Roman" style:font-name-asian="標楷體" style:letter-kerning="false" style:font-size-complex="10pt"/>
    </style:style>
    <style:style style:name="T5846" style:parent-style-name="預設段落字型" style:family="text">
      <style:text-properties style:font-name="Times New Roman" style:font-name-asian="標楷體" style:letter-kerning="false" style:font-size-complex="10pt"/>
    </style:style>
    <style:style style:name="T5847" style:parent-style-name="預設段落字型" style:family="text">
      <style:text-properties style:font-name="Times New Roman" style:font-name-asian="標楷體" style:letter-kerning="false" style:font-size-complex="10pt"/>
    </style:style>
    <style:style style:name="T5848" style:parent-style-name="預設段落字型" style:family="text">
      <style:text-properties style:font-name="Times New Roman" style:font-name-asian="標楷體" style:letter-kerning="false" style:font-size-complex="10pt"/>
    </style:style>
    <style:style style:name="P5849"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5850" style:parent-style-name="內文" style:family="paragraph">
      <style:paragraph-properties fo:widows="0" fo:orphans="0" fo:text-align="justify" style:vertical-align="baseline" fo:margin-top="0.0625in" fo:margin-bottom="0.0625in" style:line-height-at-least="0.25in" fo:margin-left="0.8833in" fo:text-indent="-0.3333in">
        <style:tab-stops/>
      </style:paragraph-properties>
      <style:text-properties style:font-name="Times New Roman" style:font-name-asian="標楷體" style:letter-kerning="false" style:font-size-complex="10pt"/>
    </style:style>
    <style:style style:name="P5851" style:parent-style-name="內文" style:family="paragraph">
      <style:paragraph-properties fo:widows="0" fo:orphans="0" fo:text-align="justify" style:vertical-align="baseline" fo:margin-top="0.0625in" fo:margin-bottom="0.0625in" style:line-height-at-least="0.25in" fo:margin-left="0.9444in" fo:text-indent="-0.393in">
        <style:tab-stops/>
      </style:paragraph-properties>
      <style:text-properties style:font-name="Times New Roman" style:font-name-asian="標楷體" style:letter-kerning="false" style:font-size-complex="10pt"/>
    </style:style>
    <style:style style:name="P5852"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5853"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5854"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5855"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5856" style:parent-style-name="內文" style:family="paragraph">
      <style:paragraph-properties fo:widows="0" fo:orphans="0" fo:text-align="justify" style:vertical-align="baseline" fo:margin-top="0.0625in" fo:margin-bottom="0.0625in" fo:margin-left="0.5416in">
        <style:tab-stops/>
      </style:paragraph-properties>
      <style:text-properties style:font-name="Times New Roman" style:font-name-asian="標楷體" style:letter-kerning="false" style:font-size-complex="10pt"/>
    </style:style>
    <style:style style:name="P5857"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5858"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5859"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5860"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5861"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5862"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5863" style:parent-style-name="預設段落字型" style:family="text">
      <style:text-properties style:font-name="Times New Roman" style:font-name-asian="標楷體" style:letter-kerning="false" style:font-size-complex="10pt"/>
    </style:style>
    <style:style style:name="T5864" style:parent-style-name="預設段落字型" style:family="text">
      <style:text-properties style:font-name="Times New Roman" style:font-name-asian="標楷體" style:letter-kerning="false" style:font-size-complex="10pt"/>
    </style:style>
    <style:style style:name="T5865" style:parent-style-name="預設段落字型" style:family="text">
      <style:text-properties style:font-name="Times New Roman" style:font-name-asian="標楷體" style:letter-kerning="false" style:text-position="super 66.6%" style:font-size-complex="10pt"/>
    </style:style>
    <style:style style:name="T5866" style:parent-style-name="預設段落字型" style:family="text">
      <style:text-properties style:font-name="Times New Roman" style:font-name-asian="標楷體" style:letter-kerning="false" style:font-size-complex="10pt"/>
    </style:style>
    <style:style style:name="T5867" style:parent-style-name="預設段落字型" style:family="text">
      <style:text-properties style:font-name="Times New Roman" style:font-name-asian="標楷體" style:letter-kerning="false" style:font-size-complex="10pt"/>
    </style:style>
    <style:style style:name="T5868" style:parent-style-name="預設段落字型" style:family="text">
      <style:text-properties style:font-name="Times New Roman" style:font-name-asian="標楷體" style:letter-kerning="false" style:font-size-complex="10pt"/>
    </style:style>
    <style:style style:name="P5869"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5870" style:parent-style-name="預設段落字型" style:family="text">
      <style:text-properties style:font-name="Times New Roman" style:font-name-asian="標楷體" style:letter-kerning="false" style:font-size-complex="10pt"/>
    </style:style>
    <style:style style:name="T5871" style:parent-style-name="預設段落字型" style:family="text">
      <style:text-properties style:font-name="Times New Roman" style:font-name-asian="標楷體" style:letter-kerning="false" style:font-size-complex="10pt"/>
    </style:style>
    <style:style style:name="T5872" style:parent-style-name="預設段落字型" style:family="text">
      <style:text-properties style:font-name="Times New Roman" style:font-name-asian="標楷體" style:letter-kerning="false" style:font-size-complex="10pt"/>
    </style:style>
    <style:style style:name="T5873" style:parent-style-name="預設段落字型" style:family="text">
      <style:text-properties style:font-name="Times New Roman" style:font-name-asian="標楷體" style:letter-kerning="false" style:font-size-complex="10pt"/>
    </style:style>
    <style:style style:name="T5874" style:parent-style-name="預設段落字型" style:family="text">
      <style:text-properties style:font-name="Times New Roman" style:font-name-asian="標楷體" style:letter-kerning="false" style:font-size-complex="10pt"/>
    </style:style>
    <style:style style:name="T5875" style:parent-style-name="預設段落字型" style:family="text">
      <style:text-properties style:font-name="Times New Roman" style:font-name-asian="標楷體" style:letter-kerning="false" style:font-size-complex="10pt"/>
    </style:style>
    <style:style style:name="T5876" style:parent-style-name="預設段落字型" style:family="text">
      <style:text-properties style:font-name="Times New Roman" style:font-name-asian="標楷體" style:letter-kerning="false" style:font-size-complex="10pt"/>
    </style:style>
    <style:style style:name="T5877" style:parent-style-name="預設段落字型" style:family="text">
      <style:text-properties style:font-name="Times New Roman" style:font-name-asian="標楷體" style:letter-kerning="false" style:text-position="super 66.6%" style:font-size-complex="10pt"/>
    </style:style>
    <style:style style:name="T5878" style:parent-style-name="預設段落字型" style:family="text">
      <style:text-properties style:font-name="Times New Roman" style:font-name-asian="標楷體" style:letter-kerning="false" style:font-size-complex="10pt"/>
    </style:style>
    <style:style style:name="T5879" style:parent-style-name="預設段落字型" style:family="text">
      <style:text-properties style:font-name="Times New Roman" style:font-name-asian="標楷體" style:letter-kerning="false" style:font-size-complex="10pt"/>
    </style:style>
    <style:style style:name="T5880" style:parent-style-name="預設段落字型" style:family="text">
      <style:text-properties style:font-name="Times New Roman" style:font-name-asian="標楷體" style:letter-kerning="false" style:font-size-complex="10pt"/>
    </style:style>
    <style:style style:name="P5881"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5882"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5883"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5884"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5885"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5886" style:parent-style-name="預設段落字型" style:family="text">
      <style:text-properties style:font-name="Times New Roman" style:font-name-asian="標楷體" style:letter-kerning="false" style:font-size-complex="10pt"/>
    </style:style>
    <style:style style:name="T5887" style:parent-style-name="預設段落字型" style:family="text">
      <style:text-properties style:font-name="Times New Roman" style:font-name-asian="標楷體" style:letter-kerning="false" style:font-size-complex="10pt"/>
    </style:style>
    <style:style style:name="T5888" style:parent-style-name="預設段落字型" style:family="text">
      <style:text-properties style:font-name="Times New Roman" style:font-name-asian="標楷體" style:letter-kerning="false" style:font-size-complex="10pt"/>
    </style:style>
    <style:style style:name="T5889" style:parent-style-name="預設段落字型" style:family="text">
      <style:text-properties style:font-name="Times New Roman" style:font-name-asian="標楷體" style:letter-kerning="false" style:font-size-complex="10pt"/>
    </style:style>
    <style:style style:name="T5890" style:parent-style-name="預設段落字型" style:family="text">
      <style:text-properties style:font-name="Times New Roman" style:font-name-asian="標楷體" style:letter-kerning="false" style:font-size-complex="10pt"/>
    </style:style>
    <style:style style:name="T5891" style:parent-style-name="預設段落字型" style:family="text">
      <style:text-properties style:font-name="Times New Roman" style:font-name-asian="標楷體" style:letter-kerning="false" style:font-size-complex="10pt"/>
    </style:style>
    <style:style style:name="T5892" style:parent-style-name="預設段落字型" style:family="text">
      <style:text-properties style:font-name="Times New Roman" style:font-name-asian="標楷體" style:letter-kerning="false" style:text-position="super 66.6%" style:font-size-complex="10pt"/>
    </style:style>
    <style:style style:name="T5893" style:parent-style-name="預設段落字型" style:family="text">
      <style:text-properties style:font-name="Times New Roman" style:font-name-asian="標楷體" style:letter-kerning="false" style:font-size-complex="10pt"/>
    </style:style>
    <style:style style:name="T5894" style:parent-style-name="預設段落字型" style:family="text">
      <style:text-properties style:font-name="Times New Roman" style:font-name-asian="標楷體" style:letter-kerning="false" style:font-size-complex="10pt"/>
    </style:style>
    <style:style style:name="T5895" style:parent-style-name="預設段落字型" style:family="text">
      <style:text-properties style:font-name="Times New Roman" style:font-name-asian="標楷體" style:letter-kerning="false" style:font-size-complex="10pt"/>
    </style:style>
    <style:style style:name="T5896" style:parent-style-name="預設段落字型" style:family="text">
      <style:text-properties style:font-name="Times New Roman" style:font-name-asian="標楷體" style:letter-kerning="false" style:font-size-complex="10pt"/>
    </style:style>
    <style:style style:name="T5897" style:parent-style-name="預設段落字型" style:family="text">
      <style:text-properties style:font-name="Times New Roman" style:font-name-asian="標楷體" style:letter-kerning="false" style:font-size-complex="10pt"/>
    </style:style>
    <style:style style:name="T5898" style:parent-style-name="預設段落字型" style:family="text">
      <style:text-properties style:font-name="Times New Roman" style:font-name-asian="標楷體" style:letter-kerning="false" style:font-size-complex="10pt"/>
    </style:style>
    <style:style style:name="T5899" style:parent-style-name="預設段落字型" style:family="text">
      <style:text-properties style:font-name="Times New Roman" style:font-name-asian="標楷體" style:letter-kerning="false" style:font-size-complex="10pt"/>
    </style:style>
    <style:style style:name="P5900"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5901"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5902"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5903"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5904" style:parent-style-name="內文" style:family="paragraph">
      <style:paragraph-properties fo:widows="0" fo:orphans="0" fo:text-align="justify" style:vertical-align="baseline" fo:margin-top="0.0625in" fo:margin-bottom="0.0625in" style:line-height-at-least="0.25in" fo:margin-left="1.0305in" fo:text-indent="-0.3534in">
        <style:tab-stops/>
      </style:paragraph-properties>
      <style:text-properties style:font-name="Times New Roman" style:font-name-asian="標楷體" style:letter-kerning="false" style:font-size-complex="10pt"/>
    </style:style>
    <style:style style:name="P5905"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590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07"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0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0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1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11"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591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1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1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15"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16"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5917" style:parent-style-name="內文" style:family="paragraph">
      <style:paragraph-properties fo:widows="0" fo:orphans="0" fo:text-align="justify" style:vertical-align="baseline" fo:margin-top="0.0625in" fo:margin-bottom="0.0625in" fo:margin-left="0.5416in">
        <style:tab-stops/>
      </style:paragraph-properties>
      <style:text-properties style:font-name="Times New Roman" style:font-name-asian="標楷體" style:letter-kerning="false" style:font-size-complex="10pt"/>
    </style:style>
    <style:style style:name="P5918"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5919"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592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21"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5922"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592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2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style>
    <style:style style:name="T5925" style:parent-style-name="預設段落字型" style:family="text">
      <style:text-properties style:font-name="Times New Roman" style:font-name-asian="標楷體" style:letter-kerning="false" style:font-size-complex="10pt"/>
    </style:style>
    <style:style style:name="T5926" style:parent-style-name="預設段落字型" style:family="text">
      <style:text-properties style:font-name="Times New Roman" style:font-name-asian="標楷體" style:letter-kerning="false" style:font-size-complex="10pt"/>
    </style:style>
    <style:style style:name="T5927" style:parent-style-name="預設段落字型" style:family="text">
      <style:text-properties style:font-name="Times New Roman" style:font-name-asian="標楷體" style:letter-kerning="false" style:text-position="super 66.6%" style:font-size-complex="10pt"/>
    </style:style>
    <style:style style:name="T5928" style:parent-style-name="預設段落字型" style:family="text">
      <style:text-properties style:font-name="Times New Roman" style:font-name-asian="標楷體" style:letter-kerning="false" style:font-size-complex="10pt"/>
    </style:style>
    <style:style style:name="T5929" style:parent-style-name="預設段落字型" style:family="text">
      <style:text-properties style:font-name="Times New Roman" style:font-name-asian="標楷體" style:letter-kerning="false" style:font-size-complex="10pt"/>
    </style:style>
    <style:style style:name="T5930" style:parent-style-name="預設段落字型" style:family="text">
      <style:text-properties style:font-name="Times New Roman" style:font-name-asian="標楷體" style:letter-kerning="false" style:text-position="super 66.6%" style:font-size-complex="10pt"/>
    </style:style>
    <style:style style:name="T5931" style:parent-style-name="預設段落字型" style:family="text">
      <style:text-properties style:font-name="Times New Roman" style:font-name-asian="標楷體" style:letter-kerning="false" style:font-size-complex="10pt"/>
    </style:style>
    <style:style style:name="P593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3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3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35"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3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37"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593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3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4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41"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594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4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44"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5945"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4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47"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594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4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5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51"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5952" style:parent-style-name="內文" style:family="paragraph">
      <style:paragraph-properties fo:widows="0" fo:orphans="0" fo:text-align="justify" style:vertical-align="baseline" fo:margin-top="0.0625in" fo:margin-bottom="0.0625in" fo:margin-left="0.5416in">
        <style:tab-stops/>
      </style:paragraph-properties>
    </style:style>
    <style:style style:name="T5953" style:parent-style-name="預設段落字型" style:family="text">
      <style:text-properties style:font-name="標楷體" style:font-name-asian="標楷體" style:letter-kerning="false" style:font-size-complex="10pt"/>
    </style:style>
    <style:style style:name="T5954" style:parent-style-name="預設段落字型" style:family="text">
      <style:text-properties style:font-name="Times New Roman" style:font-name-asian="標楷體" style:letter-kerning="false" style:font-size-complex="10pt"/>
    </style:style>
    <style:style style:name="T5955" style:parent-style-name="預設段落字型" style:family="text">
      <style:text-properties style:font-name="標楷體" style:font-name-asian="標楷體" style:letter-kerning="false" style:font-size-complex="10pt"/>
    </style:style>
    <style:style style:name="P5956"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5957"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style>
    <style:style style:name="T5958" style:parent-style-name="預設段落字型" style:family="text">
      <style:text-properties style:font-name="Times New Roman" style:font-name-asian="標楷體" style:letter-kerning="false" style:font-size-complex="10pt"/>
    </style:style>
    <style:style style:name="T5959" style:parent-style-name="預設段落字型" style:family="text">
      <style:text-properties style:font-name="Times New Roman" style:font-name-asian="標楷體" style:letter-kerning="false" style:font-size-complex="10pt"/>
    </style:style>
    <style:style style:name="T5960" style:parent-style-name="預設段落字型" style:family="text">
      <style:text-properties style:font-name="Times New Roman" style:font-name-asian="標楷體" style:letter-kerning="false" style:text-position="super 66.6%" style:font-size-complex="10pt"/>
    </style:style>
    <style:style style:name="T5961" style:parent-style-name="預設段落字型" style:family="text">
      <style:text-properties style:font-name="Times New Roman" style:font-name-asian="標楷體" style:letter-kerning="false" style:font-size-complex="10pt"/>
    </style:style>
    <style:style style:name="P596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6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5964" style:parent-style-name="內文" style:family="paragraph">
      <style:paragraph-properties fo:widows="0" fo:orphans="0" fo:text-align="justify" style:vertical-align="baseline" fo:margin-top="0.0625in" fo:margin-bottom="0.0625in" style:line-height-at-least="0.25in" fo:margin-left="1.0118in" fo:text-indent="-0.3347in">
        <style:tab-stops/>
      </style:paragraph-properties>
      <style:text-properties style:font-name="Times New Roman" style:font-name-asian="標楷體" style:letter-kerning="false" style:font-size-complex="10pt"/>
    </style:style>
    <style:style style:name="P5965" style:parent-style-name="內文" style:family="paragraph">
      <style:paragraph-properties fo:keep-with-next="always" fo:widows="0" fo:orphans="0" fo:break-before="page" fo:text-align="justify" style:vertical-align="baseline" fo:margin-bottom="0.125in" fo:line-height="0.2777in" fo:margin-left="0.6895in" fo:text-indent="-0.6895in">
        <style:tab-stops/>
      </style:paragraph-properties>
    </style:style>
    <style:style style:name="T5966" style:parent-style-name="預設段落字型" style:family="text">
      <style:text-properties style:font-name="Times New Roman" style:font-name-asian="標楷體" style:letter-kerning="false"/>
    </style:style>
    <style:style style:name="T5967" style:parent-style-name="預設段落字型" style:family="text">
      <style:text-properties style:font-name="Times New Roman" style:font-name-asian="標楷體" style:letter-kerning="false" style:font-size-complex="10pt"/>
    </style:style>
    <style:style style:name="T5968" style:parent-style-name="預設段落字型" style:family="text">
      <style:text-properties style:font-name="Times New Roman" style:font-name-asian="標楷體" style:letter-kerning="false"/>
    </style:style>
    <style:style style:name="T5969" style:parent-style-name="預設段落字型" style:family="text">
      <style:text-properties style:font-name="Times New Roman" style:font-name-asian="標楷體" style:letter-kerning="false"/>
    </style:style>
    <style:style style:name="T5970" style:parent-style-name="預設段落字型" style:family="text">
      <style:text-properties style:font-name="Times New Roman" style:font-name-asian="標楷體" style:letter-kerning="false" style:font-size-complex="10pt"/>
    </style:style>
    <style:style style:name="T5971" style:parent-style-name="預設段落字型" style:family="text">
      <style:text-properties style:font-name="Times New Roman" style:font-name-asian="標楷體" style:letter-kerning="false" style:font-size-complex="10pt"/>
    </style:style>
    <style:style style:name="T5972" style:parent-style-name="預設段落字型" style:family="text">
      <style:text-properties style:font-name="Times New Roman" style:font-name-asian="標楷體" style:letter-kerning="false" style:font-size-complex="10pt"/>
    </style:style>
    <style:style style:name="T5973" style:parent-style-name="預設段落字型" style:family="text">
      <style:text-properties style:font-name="Times New Roman" style:font-name-asian="標楷體" style:letter-kerning="false"/>
    </style:style>
    <style:style style:name="P5974" style:parent-style-name="內文" style:family="paragraph">
      <style:paragraph-properties fo:widows="0" fo:orphans="0" style:vertical-align="baseline" fo:margin-top="0.0625in" fo:margin-bottom="0.0625in" style:line-height-at-least="0.25in"/>
    </style:style>
    <style:style style:name="T5975" style:parent-style-name="預設段落字型" style:family="text">
      <style:text-properties style:font-name="Times New Roman" style:font-name-asian="標楷體" style:letter-kerning="false" style:font-size-complex="10pt"/>
    </style:style>
    <style:style style:name="T5976" style:parent-style-name="預設段落字型" style:family="text">
      <style:text-properties style:font-name="Times New Roman" style:font-name-asian="標楷體" style:font-weight-complex="bold" style:letter-kerning="false" style:font-size-complex="10pt"/>
    </style:style>
    <style:style style:name="T5977" style:parent-style-name="預設段落字型" style:family="text">
      <style:text-properties style:font-name="Times New Roman" style:font-name-asian="標楷體" style:letter-kerning="false" style:font-size-complex="10pt"/>
    </style:style>
    <style:style style:name="T5978" style:parent-style-name="預設段落字型" style:family="text">
      <style:text-properties style:font-name="Times New Roman" style:font-name-asian="標楷體" style:letter-kerning="false"/>
    </style:style>
    <style:style style:name="T5979" style:parent-style-name="預設段落字型" style:family="text">
      <style:text-properties style:font-name="Times New Roman" style:font-name-asian="標楷體" style:letter-kerning="false" style:font-size-complex="10pt"/>
    </style:style>
    <style:style style:name="P5980"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5981"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5982"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5983"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5984"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5985" style:parent-style-name="內文" style:family="paragraph">
      <style:paragraph-properties fo:widows="0" fo:orphans="0" fo:text-align="justify" style:vertical-align="baseline" fo:margin-top="0.0625in" fo:margin-bottom="0.0625in" style:line-height-at-least="0.25in"/>
    </style:style>
    <style:style style:name="T5986" style:parent-style-name="預設段落字型" style:family="text">
      <style:text-properties style:font-name="Times New Roman" style:font-name-asian="標楷體" style:letter-kerning="false" style:font-size-complex="10pt"/>
    </style:style>
    <style:style style:name="P5987" style:parent-style-name="內文" style:family="paragraph">
      <style:paragraph-properties fo:widows="0" fo:orphans="0" fo:text-align="justify" fo:margin-top="0.0625in" fo:margin-bottom="0.0625in"/>
      <style:text-properties style:font-name="Times New Roman" style:font-name-asian="標楷體" style:letter-kerning="false" fo:font-size="15pt" style:font-size-asian="15pt" style:font-size-complex="15pt"/>
    </style:style>
    <style:style style:name="P5988" style:parent-style-name="內文" style:family="paragraph">
      <style:paragraph-properties fo:widows="0" fo:orphans="0" fo:text-align="center" fo:margin-top="0.0625in" fo:margin-bottom="0.0625in"/>
    </style:style>
    <style:style style:name="T5989" style:parent-style-name="預設段落字型" style:family="text">
      <style:text-properties style:font-name="Times New Roman" style:font-name-asian="標楷體" style:letter-kerning="false" fo:font-size="14pt" style:font-size-asian="14pt" style:font-size-complex="14pt"/>
    </style:style>
    <style:style style:name="T5990" style:parent-style-name="預設段落字型" style:family="text">
      <style:text-properties style:font-name="Times New Roman" style:font-name-asian="標楷體" style:letter-kerning="false"/>
    </style:style>
    <style:style style:name="T5991" style:parent-style-name="預設段落字型" style:family="text">
      <style:text-properties style:font-name="Times New Roman" style:font-name-asian="標楷體" style:letter-kerning="false"/>
    </style:style>
    <style:style style:name="T5992" style:parent-style-name="預設段落字型" style:family="text">
      <style:text-properties style:font-name="Times New Roman" style:font-name-asian="標楷體" style:letter-kerning="false"/>
    </style:style>
    <style:style style:name="T5993" style:parent-style-name="預設段落字型" style:family="text">
      <style:text-properties style:font-name="Times New Roman" style:font-name-asian="標楷體" style:letter-kerning="false" fo:font-size="11pt" style:font-size-asian="11pt" style:font-size-complex="11pt"/>
    </style:style>
    <style:style style:name="P5994" style:parent-style-name="內文" style:family="paragraph">
      <style:paragraph-properties fo:widows="0" fo:orphans="0" style:snap-to-layout-grid="false" fo:text-align="end" style:vertical-align="baseline" fo:line-height="0.25in" fo:margin-left="-0.0986in">
        <style:tab-stops/>
      </style:paragraph-properties>
      <style:text-properties style:font-name="Times New Roman" style:font-name-asian="標楷體" style:letter-kerning="false"/>
    </style:style>
    <style:style style:name="P5995" style:parent-style-name="內文" style:family="paragraph">
      <style:paragraph-properties fo:widows="0" fo:orphans="0" style:snap-to-layout-grid="false" fo:text-align="justify" style:vertical-align="baseline" fo:line-height="0.2777in" fo:margin-left="-0.0986in">
        <style:tab-stops/>
      </style:paragraph-properties>
    </style:style>
    <style:style style:name="T5996" style:parent-style-name="預設段落字型" style:family="text">
      <style:text-properties style:font-name="Times New Roman" style:font-name-asian="標楷體" style:letter-kerning="false"/>
    </style:style>
    <style:style style:name="T5997" style:parent-style-name="預設段落字型" style:family="text">
      <style:text-properties style:font-name="Times New Roman" style:font-name-asian="標楷體" style:letter-kerning="false"/>
    </style:style>
    <style:style style:name="T5998" style:parent-style-name="預設段落字型" style:family="text">
      <style:text-properties style:font-name="Times New Roman" style:font-name-asian="標楷體" style:letter-kerning="false"/>
    </style:style>
    <style:style style:name="T5999" style:parent-style-name="預設段落字型" style:family="text">
      <style:text-properties style:font-name="Times New Roman" style:font-name-asian="標楷體" style:letter-kerning="false"/>
    </style:style>
    <style:style style:name="T6000" style:parent-style-name="預設段落字型" style:family="text">
      <style:text-properties style:font-name="Times New Roman" style:font-name-asian="標楷體" style:letter-kerning="false"/>
    </style:style>
    <style:style style:name="T6001" style:parent-style-name="預設段落字型" style:family="text">
      <style:text-properties style:font-name="Times New Roman" style:font-name-asian="標楷體" style:letter-kerning="false"/>
    </style:style>
    <style:style style:name="T6002" style:parent-style-name="預設段落字型" style:family="text">
      <style:text-properties style:font-name="Times New Roman" style:font-name-asian="標楷體" style:letter-kerning="false"/>
    </style:style>
    <style:style style:name="T6003" style:parent-style-name="預設段落字型" style:family="text">
      <style:text-properties style:font-name="Times New Roman" style:font-name-asian="標楷體" style:letter-kerning="false"/>
    </style:style>
    <style:style style:name="T6004" style:parent-style-name="預設段落字型" style:family="text">
      <style:text-properties style:font-name="Times New Roman" style:font-name-asian="標楷體" style:letter-kerning="false"/>
    </style:style>
    <style:style style:name="T6005" style:parent-style-name="預設段落字型" style:family="text">
      <style:text-properties style:font-name="Times New Roman" style:font-name-asian="標楷體" style:letter-kerning="false"/>
    </style:style>
    <style:style style:name="T6006" style:parent-style-name="預設段落字型" style:family="text">
      <style:text-properties style:font-name="Times New Roman" style:font-name-asian="標楷體" style:letter-kerning="false"/>
    </style:style>
    <style:style style:name="T6007" style:parent-style-name="預設段落字型" style:family="text">
      <style:text-properties style:font-name="Times New Roman" style:font-name-asian="標楷體" style:letter-kerning="false"/>
    </style:style>
    <style:style style:name="T6008" style:parent-style-name="預設段落字型" style:family="text">
      <style:text-properties style:font-name="Times New Roman" style:font-name-asian="標楷體" style:letter-kerning="false"/>
    </style:style>
    <style:style style:name="T6009" style:parent-style-name="預設段落字型" style:family="text">
      <style:text-properties style:font-name="Times New Roman" style:font-name-asian="標楷體" style:letter-kerning="false"/>
    </style:style>
    <style:style style:name="T6010" style:parent-style-name="預設段落字型" style:family="text">
      <style:text-properties style:font-name="Times New Roman" style:font-name-asian="標楷體" style:letter-kerning="false"/>
    </style:style>
    <style:style style:name="T6011" style:parent-style-name="預設段落字型" style:family="text">
      <style:text-properties style:font-name="Times New Roman" style:font-name-asian="標楷體" style:letter-kerning="false"/>
    </style:style>
    <style:style style:name="T6012" style:parent-style-name="預設段落字型" style:family="text">
      <style:text-properties style:font-name="Times New Roman" style:font-name-asian="標楷體" style:letter-kerning="false" style:text-position="super 66.6%"/>
    </style:style>
    <style:style style:name="T6013" style:parent-style-name="預設段落字型" style:family="text">
      <style:text-properties style:font-name="Times New Roman" style:font-name-asian="標楷體" style:letter-kerning="false"/>
    </style:style>
    <style:style style:name="T6014" style:parent-style-name="預設段落字型" style:family="text">
      <style:text-properties style:font-name="Times New Roman" style:font-name-asian="標楷體" style:letter-kerning="false"/>
    </style:style>
    <style:style style:name="T6015" style:parent-style-name="預設段落字型" style:family="text">
      <style:text-properties style:font-name="Times New Roman" style:font-name-asian="標楷體" style:letter-kerning="false"/>
    </style:style>
    <style:style style:name="T6016" style:parent-style-name="預設段落字型" style:family="text">
      <style:text-properties style:font-name="Times New Roman" style:font-name-asian="標楷體" style:letter-kerning="false"/>
    </style:style>
    <style:style style:name="T6017" style:parent-style-name="預設段落字型" style:family="text">
      <style:text-properties style:font-name="Times New Roman" style:font-name-asian="標楷體" style:letter-kerning="false"/>
    </style:style>
    <style:style style:name="T6018" style:parent-style-name="預設段落字型" style:family="text">
      <style:text-properties style:font-name="Times New Roman" style:font-name-asian="標楷體" style:letter-kerning="false"/>
    </style:style>
    <style:style style:name="T6019" style:parent-style-name="預設段落字型" style:family="text">
      <style:text-properties style:font-name="Times New Roman" style:font-name-asian="標楷體" style:letter-kerning="false"/>
    </style:style>
    <style:style style:name="T6020" style:parent-style-name="預設段落字型" style:family="text">
      <style:text-properties style:font-name="Times New Roman" style:font-name-asian="標楷體" style:letter-kerning="false"/>
    </style:style>
    <style:style style:name="T6021" style:parent-style-name="預設段落字型" style:family="text">
      <style:text-properties style:font-name="Times New Roman" style:font-name-asian="標楷體" style:letter-kerning="false"/>
    </style:style>
    <style:style style:name="P6022" style:parent-style-name="內文" style:family="paragraph">
      <style:paragraph-properties fo:widows="0" fo:orphans="0" style:snap-to-layout-grid="false" fo:text-align="justify" style:vertical-align="baseline" fo:line-height="0.2777in" fo:margin-left="-0.0986in">
        <style:tab-stops/>
      </style:paragraph-properties>
      <style:text-properties style:font-name="Times New Roman" style:font-name-asian="標楷體" style:letter-kerning="false"/>
    </style:style>
    <style:style style:name="P6023" style:parent-style-name="內文" style:family="paragraph">
      <style:paragraph-properties fo:widows="0" fo:orphans="0" style:snap-to-layout-grid="false" fo:text-align="justify" style:vertical-align="baseline" fo:line-height="0.2777in" fo:margin-left="-0.0986in">
        <style:tab-stops/>
      </style:paragraph-properties>
      <style:text-properties style:font-name="Times New Roman" style:font-name-asian="標楷體" style:letter-kerning="false"/>
    </style:style>
    <style:style style:name="P6024" style:parent-style-name="內文" style:family="paragraph">
      <style:paragraph-properties fo:widows="0" fo:orphans="0" fo:margin-bottom="0.0833in"/>
    </style:style>
    <style:style style:name="T6025" style:parent-style-name="預設段落字型" style:family="text">
      <style:text-properties style:font-name="Times New Roman" style:font-name-asian="標楷體" style:letter-kerning="false"/>
    </style:style>
    <style:style style:name="T6026" style:parent-style-name="預設段落字型" style:family="text">
      <style:text-properties style:font-name="Times New Roman" style:font-name-asian="標楷體" style:letter-kerning="false"/>
    </style:style>
    <style:style style:name="T6027" style:parent-style-name="預設段落字型" style:family="text">
      <style:text-properties style:font-name="Times New Roman" style:font-name-asian="標楷體" style:letter-kerning="false" style:text-position="super 66.6%"/>
    </style:style>
    <style:style style:name="T6028" style:parent-style-name="預設段落字型" style:family="text">
      <style:text-properties style:font-name="Times New Roman" style:font-name-asian="標楷體" style:letter-kerning="false"/>
    </style:style>
    <style:style style:name="P6029" style:parent-style-name="內文" style:family="paragraph">
      <style:paragraph-properties fo:widows="0" fo:orphans="0" fo:margin-bottom="0.0833in" fo:text-indent="0.0833in"/>
      <style:text-properties style:font-name="Times New Roman" style:font-name-asian="標楷體" style:letter-kerning="false"/>
    </style:style>
    <style:style style:name="P6030" style:parent-style-name="內文" style:family="paragraph">
      <style:paragraph-properties fo:widows="0" fo:orphans="0" fo:margin-bottom="0.0833in" fo:text-indent="0.0833in"/>
      <style:text-properties style:font-name="Times New Roman" style:font-name-asian="標楷體" style:letter-kerning="false"/>
    </style:style>
    <style:style style:name="P6031" style:parent-style-name="內文" style:family="paragraph">
      <style:paragraph-properties fo:widows="0" fo:orphans="0" fo:margin-bottom="0.0833in" fo:margin-left="0.3333in">
        <style:tab-stops/>
      </style:paragraph-properties>
      <style:text-properties style:font-name="Times New Roman" style:font-name-asian="標楷體" style:letter-kerning="false"/>
    </style:style>
    <style:style style:name="P6032" style:parent-style-name="內文" style:family="paragraph">
      <style:paragraph-properties fo:widows="0" fo:orphans="0" fo:margin-bottom="0.0833in" fo:margin-left="0.3333in">
        <style:tab-stops/>
      </style:paragraph-properties>
      <style:text-properties style:font-name="Times New Roman" style:font-name-asian="標楷體" style:letter-kerning="false"/>
    </style:style>
    <style:style style:name="P6033" style:parent-style-name="內文" style:family="paragraph">
      <style:paragraph-properties fo:widows="0" fo:orphans="0" fo:margin-bottom="0.0833in" fo:margin-left="0.4013in">
        <style:tab-stops/>
      </style:paragraph-properties>
      <style:text-properties style:font-name="Times New Roman" style:font-name-asian="標楷體" style:letter-kerning="false"/>
    </style:style>
    <style:style style:name="P6034" style:parent-style-name="內文" style:family="paragraph">
      <style:paragraph-properties fo:widows="0" fo:orphans="0" fo:margin-bottom="0.0833in"/>
      <style:text-properties style:font-name="Times New Roman" style:font-name-asian="標楷體" style:letter-kerning="false"/>
    </style:style>
    <style:style style:name="P6035" style:parent-style-name="內文" style:family="paragraph">
      <style:paragraph-properties fo:widows="0" fo:orphans="0" fo:margin-bottom="0.0833in"/>
    </style:style>
    <style:style style:name="T6036" style:parent-style-name="預設段落字型" style:family="text">
      <style:text-properties style:font-name="Times New Roman" style:font-name-asian="標楷體" style:letter-kerning="false"/>
    </style:style>
    <style:style style:name="T6037" style:parent-style-name="預設段落字型" style:family="text">
      <style:text-properties style:font-name="Times New Roman" style:font-name-asian="標楷體" style:letter-kerning="false"/>
    </style:style>
    <style:style style:name="T6038" style:parent-style-name="預設段落字型" style:family="text">
      <style:text-properties style:font-name="Times New Roman" style:font-name-asian="標楷體" style:letter-kerning="false" style:text-position="super 66.6%"/>
    </style:style>
    <style:style style:name="T6039" style:parent-style-name="預設段落字型" style:family="text">
      <style:text-properties style:font-name="Times New Roman" style:font-name-asian="標楷體" style:letter-kerning="false"/>
    </style:style>
    <style:style style:name="P6040" style:parent-style-name="內文" style:family="paragraph">
      <style:paragraph-properties fo:keep-with-next="always" fo:widows="0" fo:orphans="0" fo:break-before="page" fo:text-align="justify" style:vertical-align="baseline" fo:margin-bottom="0.125in" fo:line-height="0.2777in" fo:margin-left="0.6895in" fo:text-indent="-0.6895in">
        <style:tab-stops/>
      </style:paragraph-properties>
    </style:style>
    <style:style style:name="T6041" style:parent-style-name="預設段落字型" style:family="text">
      <style:text-properties style:font-name="Times New Roman" style:font-name-asian="標楷體" fo:color="#FF0000" style:letter-kerning="false"/>
    </style:style>
    <style:style style:name="P6042" style:parent-style-name="內文" style:family="paragraph">
      <style:paragraph-properties fo:widows="0" fo:orphans="0" fo:text-align="center" fo:margin-top="0.125in"/>
    </style:style>
    <style:style style:name="T6043" style:parent-style-name="預設段落字型" style:family="text">
      <style:text-properties style:font-name="標楷體" style:font-name-asian="標楷體" fo:font-weight="bold" style:font-weight-asian="bold" style:font-weight-complex="bold" fo:color="#FF0000" style:letter-kerning="false" fo:font-size="14pt" style:font-size-asian="14pt"/>
    </style:style>
    <style:style style:name="P6044" style:parent-style-name="內文" style:family="paragraph">
      <style:paragraph-properties fo:widows="0" fo:orphans="0" fo:margin-top="0.125in"/>
    </style:style>
    <style:style style:name="T6045" style:parent-style-name="預設段落字型" style:family="text">
      <style:text-properties style:font-name="標楷體" style:font-name-asian="標楷體" fo:color="#FF0000" style:letter-kerning="false" style:font-size-complex="10pt"/>
    </style:style>
    <style:style style:name="P6046" style:parent-style-name="內文" style:family="paragraph">
      <style:paragraph-properties fo:widows="0" fo:orphans="0" fo:margin-top="0.125in"/>
      <style:text-properties style:font-name="標楷體" style:font-name-asian="標楷體" fo:color="#FF0000" style:letter-kerning="false" style:font-size-complex="10pt"/>
    </style:style>
    <style:style style:name="P6047" style:parent-style-name="內文" style:family="paragraph">
      <style:paragraph-properties fo:widows="0" fo:orphans="0" fo:margin-top="0.125in"/>
      <style:text-properties style:font-name="標楷體" style:font-name-asian="標楷體" fo:color="#FF0000" style:letter-kerning="false" style:font-size-complex="10pt"/>
    </style:style>
    <style:style style:name="P6048" style:parent-style-name="內文" style:family="paragraph">
      <style:paragraph-properties fo:widows="0" fo:orphans="0" fo:margin-top="0.125in"/>
      <style:text-properties style:font-name="標楷體" style:font-name-asian="標楷體" fo:color="#FF0000" style:letter-kerning="false" style:font-size-complex="10pt"/>
    </style:style>
    <style:style style:name="P6049"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050"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051"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052"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053" style:parent-style-name="內文" style:family="paragraph">
      <style:paragraph-properties fo:widows="0" fo:orphans="0" fo:margin-top="0.25in" fo:margin-left="0.3333in">
        <style:tab-stops/>
      </style:paragraph-properties>
      <style:text-properties style:font-name="標楷體" style:font-name-asian="標楷體" fo:color="#FF0000" style:letter-kerning="false" style:font-size-complex="10pt"/>
    </style:style>
    <style:style style:name="P6054"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055"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056"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6057" style:parent-style-name="內文" style:family="paragraph">
      <style:paragraph-properties fo:widows="0" fo:orphans="0" fo:text-align="center" fo:margin-top="0.125in"/>
      <style:text-properties style:font-name="標楷體" style:font-name-asian="標楷體" fo:color="#FF0000" style:letter-kerning="false" style:font-size-complex="10pt"/>
    </style:style>
    <style:style style:name="P6058" style:parent-style-name="內文" style:family="paragraph">
      <style:paragraph-properties fo:widows="0" fo:orphans="0" fo:text-align="center" fo:margin-top="0.125in"/>
      <style:text-properties style:font-name="標楷體" style:font-name-asian="標楷體" style:letter-kerning="false" style:font-size-complex="10pt"/>
    </style:style>
    <style:style style:name="P6059" style:parent-style-name="內文" style:family="paragraph">
      <style:paragraph-properties fo:break-before="page"/>
      <style:text-properties style:font-name="標楷體" style:font-name-asian="標楷體" style:letter-kerning="false" style:font-size-complex="10pt"/>
    </style:style>
    <style:style style:name="P6060" style:parent-style-name="內文" style:family="paragraph">
      <style:paragraph-properties fo:widows="0" fo:orphans="0" fo:text-align="center" fo:margin-top="0.125in"/>
      <style:text-properties style:font-name="標楷體" style:font-name-asian="標楷體" style:letter-kerning="false" style:font-size-complex="10pt"/>
    </style:style>
    <style:style style:name="P6061" style:parent-style-name="內文" style:family="paragraph">
      <style:paragraph-properties fo:keep-with-next="always" fo:widows="0" fo:orphans="0" fo:text-align="justify" style:vertical-align="baseline" fo:margin-bottom="0.125in" fo:line-height="0.2777in" fo:margin-left="0.6895in" fo:text-indent="-0.6895in">
        <style:tab-stops/>
      </style:paragraph-properties>
    </style:style>
    <style:style style:name="T6062" style:parent-style-name="預設段落字型" style:family="text">
      <style:text-properties style:font-name="Times New Roman" style:font-name-asian="標楷體" style:letter-kerning="false"/>
    </style:style>
    <style:style style:name="T6063" style:parent-style-name="預設段落字型" style:family="text">
      <style:text-properties style:font-name="Times New Roman" style:font-name-asian="標楷體" style:letter-kerning="false" style:font-size-complex="10pt"/>
    </style:style>
    <style:style style:name="T6064" style:parent-style-name="預設段落字型" style:family="text">
      <style:text-properties style:font-name="Times New Roman" style:font-name-asian="標楷體" style:letter-kerning="false"/>
    </style:style>
    <style:style style:name="P6065" style:parent-style-name="內文" style:family="paragraph">
      <style:paragraph-properties fo:widows="0" fo:orphans="0" fo:text-align="justify" style:vertical-align="baseline" fo:margin-top="0.0625in" fo:margin-bottom="0.0625in" style:line-height-at-least="0.25in" fo:margin-left="0.6868in">
        <style:tab-stops/>
      </style:paragraph-properties>
      <style:text-properties style:font-name="Times New Roman" style:font-name-asian="標楷體" style:letter-kerning="false" style:font-size-complex="10pt"/>
    </style:style>
    <style:style style:name="P6066" style:parent-style-name="內文" style:family="paragraph">
      <style:paragraph-properties fo:widows="0" fo:orphans="0" fo:text-align="justify" style:vertical-align="baseline" fo:margin-top="0.0625in" fo:margin-bottom="0.0625in" style:line-height-at-least="0.25in" fo:margin-left="0.1666in">
        <style:tab-stops/>
      </style:paragraph-properties>
      <style:text-properties style:font-name="Times New Roman" style:font-name-asian="標楷體" style:letter-kerning="false" style:font-size-complex="10pt"/>
    </style:style>
    <style:style style:name="P6067" style:parent-style-name="內文" style:family="paragraph">
      <style:paragraph-properties fo:keep-with-next="always" fo:widows="0" fo:orphans="0" fo:text-align="justify" style:vertical-align="baseline" fo:margin-bottom="0.125in" fo:line-height="0.2777in" fo:margin-left="0.6895in" fo:text-indent="-0.6895in">
        <style:tab-stops/>
      </style:paragraph-properties>
      <style:text-properties style:font-name="Times New Roman" style:font-name-asian="標楷體" style:letter-kerning="false"/>
    </style:style>
    <style:style style:name="P6068"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family="graphic" style:name="a20">
      <style:graphic-properties style:wrap="none" style:horizontal-rel="paragraph" style:vertical-rel="paragraph" style:horizontal-pos="from-left" style:vertical-pos="from-top"/>
    </style:style>
    <style:style style:family="graphic" style:name="a21">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10">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1">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2">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3">
      <style:graphic-properties draw:fill="none" draw:stroke="solid" svg:stroke-width="0.00694in" svg:stroke-color="#000000" svg:stroke-opacity="100%" draw:stroke-linejoin="miter" svg:stroke-linecap="butt"/>
    </style:style>
    <style:style style:family="graphic" style:name="a14">
      <style:graphic-properties draw:fill="none" draw:stroke="solid" svg:stroke-width="0.00694in" svg:stroke-color="#000000" svg:stroke-opacity="100%" draw:stroke-linejoin="miter" svg:stroke-linecap="butt"/>
    </style:style>
    <style:style style:family="graphic" style:name="a15">
      <style:graphic-properties draw:fill="none" draw:stroke="solid" svg:stroke-width="0.00694in" svg:stroke-color="#000000" svg:stroke-opacity="100%" draw:stroke-linejoin="miter" svg:stroke-linecap="butt"/>
    </style:style>
    <style:style style:family="graphic" style:name="a16">
      <style:graphic-properties draw:fill="none" draw:stroke="solid" svg:stroke-width="0.00694in" svg:stroke-color="#000000" svg:stroke-opacity="100%" draw:stroke-linejoin="miter" svg:stroke-linecap="butt"/>
    </style:style>
    <style:style style:family="graphic" style:name="a17">
      <style:graphic-properties draw:fill="none" draw:stroke="solid" svg:stroke-width="0.00694in" svg:stroke-color="#000000" svg:stroke-opacity="100%" draw:stroke-linejoin="miter" svg:stroke-linecap="butt"/>
    </style:style>
    <style:style style:family="graphic" style:name="a18">
      <style:graphic-properties draw:fill="none" draw:stroke="solid" svg:stroke-width="0.00694in" svg:stroke-color="#000000" svg:stroke-opacity="100%" draw:stroke-linejoin="miter" svg:stroke-linecap="butt"/>
    </style:style>
    <style:style style:family="graphic" style:name="a19">
      <style:graphic-properties draw:fill="none" draw:stroke="solid" svg:stroke-width="0.00694in" svg:stroke-color="#000000" svg:stroke-opacity="100%" draw:stroke-linejoin="miter" svg:stroke-linecap="butt"/>
    </style:style>
    <style:style style:family="graphic" style:name="a0" style:parent-style-name="Graphics">
      <style:graphic-properties fo:wrap-option="wrap" fo:border="0.02083in soli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1389in" fo:padding-bottom="0.01389in" fo:padding-left="0.01389in" fo:padding-right="0.01389in" draw:textarea-vertical-align="top" draw:textarea-horizontal-align="righ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tb-rl"/>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fo:wrap-option="wrap" fo:padding-top="0in" fo:padding-bottom="0in" fo:padding-left="0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6">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7">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8">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9">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h text:style-name="P1" text:outline-level="1"><text:bookmark-start text:name="_Toc113877044"/><text:bookmark-start text:name="_Toc207034328"/><text:span text:style-name="T3">附件肆、計畫書格式</text:span><text:bookmark-end text:name="_Toc113877044"/><text:bookmark-end text:name="_Toc207034328"/></text:h>
      <text:p text:style-name="P4">撰寫說明</text:p>
      <text:list text:style-name="LFO4" text:continue-numbering="true">
        <text:list-item>
          <text:p text:style-name="P5">請以A4規格紙張直式橫書(由左至右)，並編頁碼。</text:p>
        </text:list-item>
        <text:list-item>
          <text:p text:style-name="P6">表格長度如不敷使用時，請自行調整。</text:p>
        </text:list-item>
        <text:list-item>
          <text:p text:style-name="P7">各項市場調查資料應註明資料來源及資料日期。</text:p>
        </text:list-item>
        <text:list-item>
          <text:p text:style-name="P8">各項資料應注意前後一致，按實編列或填註。</text:p>
        </text:list-item>
        <text:list-item>
          <text:p text:style-name="P9">封面請使用黃色。</text:p>
        </text:list-item>
        <text:list-item>
          <text:p text:style-name="P10">金額請以(新台幣)千元為單位，小數點下4捨5入計算。</text:p>
        </text:list-item>
        <text:list-item>
          <text:p text:style-name="P11">公司若係再次申請(結案、退件、<text:tab/>不推薦、公司自行撤件等)，請提供歷次計畫差異說明資料。<text:tab/><text:tab/></text:p>
        </text:list-item>
      </text:list>
      <text:p text:style-name="P12"/>
      <text:p text:style-name="P13"><text:span text:style-name="T14"><draw:frame draw:z-index="251659264" draw:id="id0" draw:style-name="a0" draw:name="文字方塊 17" text:anchor-type="paragraph" svg:x="5.10417in" svg:y="-0.17431in" svg:width="1.41667in" svg:height="0.37014in" style:rel-width="scale" style:rel-height="scale"><draw:text-box><text:p text:style-name="P15">限閱文件</text:p></draw:text-box><svg:title/><svg:desc/></draw:frame></text:span></text:p>
      <text:p text:style-name="P16"/>
      <text:p text:style-name="P17"><text:tab/></text:p>
      <text:p text:style-name="P18"/>
      <text:p text:style-name="P19"/>
      <text:p text:style-name="P20">經濟部科技研究發展專案</text:p>
      <text:p text:style-name="P21"/>
      <text:p text:style-name="P22"><text:span text:style-name="T23">A</text:span><text:span text:style-name="T24">+</text:span><text:span text:style-name="T25">企業創新研發淬鍊計畫</text:span></text:p>
      <text:p text:style-name="P26">AI應用躍昇計畫</text:p>
      <text:p text:style-name="P27"><text:span text:style-name="T28">計畫書</text:span></text:p>
      <text:p text:style-name="P29"/>
      <text:p text:style-name="P30"/>
      <text:p text:style-name="P31"/>
      <text:p text:style-name="P32"><text:span text:style-name="T33">(</text:span><text:span text:style-name="T34">申請補助計畫名稱</text:span><text:span text:style-name="T35">)</text:span><text:span text:style-name="T36">計畫</text:span></text:p>
      <text:p text:style-name="P37"/>
      <text:p text:style-name="P38"/>
      <text:p text:style-name="P39"><text:span text:style-name="T40">(</text:span><text:span text:style-name="T41">草</text:span><text:span text:style-name="T42"><text:s/></text:span><text:span text:style-name="T43">案</text:span><text:span text:style-name="T44">)</text:span></text:p>
      <text:p text:style-name="P45"/>
      <text:p text:style-name="P46"/>
      <text:p text:style-name="P47"/>
      <text:p text:style-name="P48">計畫期間：自<text:s text:c="2"/>年<text:s text:c="2"/>月<text:s text:c="2"/>日至<text:s text:c="2"/>年<text:s text:c="2"/>月<text:s text:c="2"/>日止</text:p>
      <text:p text:style-name="P49"/>
      <text:p text:style-name="P50">公司名稱：(主導公司A全名)</text:p>
      <text:p text:style-name="P51">(公司B全名)(若無免填)</text:p>
      <text:p text:style-name="P52"><text:s text:c="10"/></text:p>
      <text:p text:style-name="P53">計畫管理單位：台北市電腦商業同業公會<text:s/></text:p>
      <text:p text:style-name="P54"/>
      <text:p text:style-name="P55"/>
      <text:p text:style-name="P56">中<text:s/>華<text:s/>民<text:s/>國<text:s text:c="4"/>年<text:s text:c="3"/>月</text:p>
      <text:p text:style-name="P57"/>
      <text:soft-page-break/>
      <text:p text:style-name="P58"><text:span text:style-name="T59">書背</text:span><text:span text:style-name="T60">(</text:span><text:span text:style-name="T61">側邊</text:span><text:span text:style-name="T62">)</text:span><text:span text:style-name="T63">格式</text:span></text:p>
      <text:p text:style-name="P64"><text:span text:style-name="T65"><draw:custom-shape svg:x="2.33264in" svg:y="-0.67917in" svg:width="1.08403in" svg:height="10.16667in" draw:z-index="251660288" draw:id="id1" draw:style-name="a2" draw:name="矩形 15" text:anchor-type="paragraph"><svg:title/><svg:desc/><text:p text:style-name="內文"><text:span text:style-name="T66"><text:s text:c="6"/></text:span><text:span text:style-name="T67"><text:s text:c="18"/>︵計畫名稱︶計畫︵草案︶ <text:s text:c="10"/>申請單位名稱</text:span></text:p><draw:enhanced-geometry draw:type="non-primitive" svg:viewBox="0 0 21600 21600" draw:enhanced-path="M 0 0 L 21600 0 21600 21600 0 21600 Z N"/></draw:custom-shape></text:spa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soft-page-break/>
      <text:p text:style-name="P103"><text:span text:style-name="T106">計畫審查意見及回復說明</text:span></text:p>
      <text:p text:style-name="P107"><text:span text:style-name="T108">※</text:span><text:span text:style-name="T109">若申請計畫未曾進行審查，免填本表</text:span><text:span text:style-name="T110">※</text:span></text:p>
      <text:p text:style-name="P111"><text:span text:style-name="T112">計畫名稱：</text:span><text:span text:style-name="T113"><text:s text:c="53"/></text:span><text:span text:style-name="T114"><text:s text:c="3"/></text:span><text:span text:style-name="T115"><text:s text:c="49"/></text:span></text:p>
      <text:p text:style-name="P116"><text:span text:style-name="T117">申請公司名稱：</text:span><text:span text:style-name="T118"><text:s text:c="53"/></text:span></text:p>
      <text:p text:style-name="P119">計畫書內容修正意見：<text:s text:c="41"/>年<text:s text:c="3"/>月<text:s text:c="4"/>日</text:p>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text:bookmark-start text:name="_Toc373402050"/>編號<text:bookmark-end text:name="_Toc373402050"/></text:p>
          </table:table-cell>
          <table:table-cell table:style-name="TableCell128">
            <text:p text:style-name="P129"><text:bookmark-start text:name="_Toc373402051"/>計畫審查綜合意見<text:bookmark-end text:name="_Toc373402051"/></text:p>
          </table:table-cell>
          <table:table-cell table:style-name="TableCell130">
            <text:p text:style-name="P131"><text:bookmark-start text:name="_Toc373402052"/>修正回復說明<text:bookmark-end text:name="_Toc373402052"/></text:p>
          </table:table-cell>
          <table:table-cell table:style-name="TableCell132">
            <text:p text:style-name="P133"><text:bookmark-start text:name="_Toc373402053"/>修正<text:bookmark-end text:name="_Toc373402053"/></text:p>
            <text:p text:style-name="P134"><text:bookmark-start text:name="_Toc373402054"/>頁碼<text:bookmark-end text:name="_Toc373402054"/></text:p>
          </table:table-cell>
        </table:table-row>
        <table:table-row table:style-name="TableRow135">
          <table:table-cell table:style-name="TableCell136">
            <text:h text:style-name="P137" text:outline-level="1"/>
          </table:table-cell>
          <table:table-cell table:style-name="TableCell138">
            <text:h text:style-name="P139" text:outline-level="1"/>
          </table:table-cell>
          <table:table-cell table:style-name="TableCell140">
            <text:h text:style-name="P141" text:outline-level="1"/>
          </table:table-cell>
          <table:table-cell table:style-name="TableCell142">
            <text:h text:style-name="P143" text:outline-level="1"/>
          </table:table-cell>
        </table:table-row>
        <table:table-row table:style-name="TableRow144">
          <table:table-cell table:style-name="TableCell145">
            <text:h text:style-name="P146" text:outline-level="1"/>
          </table:table-cell>
          <table:table-cell table:style-name="TableCell147">
            <text:h text:style-name="P148" text:outline-level="1"/>
          </table:table-cell>
          <table:table-cell table:style-name="TableCell149">
            <text:h text:style-name="P150" text:outline-level="1"/>
          </table:table-cell>
          <table:table-cell table:style-name="TableCell151">
            <text:h text:style-name="P152" text:outline-level="1"/>
          </table:table-cell>
        </table:table-row>
        <table:table-row table:style-name="TableRow153">
          <table:table-cell table:style-name="TableCell154">
            <text:h text:style-name="P155" text:outline-level="1"/>
          </table:table-cell>
          <table:table-cell table:style-name="TableCell156">
            <text:h text:style-name="P157" text:outline-level="1"/>
          </table:table-cell>
          <table:table-cell table:style-name="TableCell158">
            <text:h text:style-name="P159" text:outline-level="1"/>
          </table:table-cell>
          <table:table-cell table:style-name="TableCell160">
            <text:h text:style-name="P161" text:outline-level="1"/>
          </table:table-cell>
        </table:table-row>
        <table:table-row table:style-name="TableRow162">
          <table:table-cell table:style-name="TableCell163">
            <text:h text:style-name="P164" text:outline-level="1"/>
          </table:table-cell>
          <table:table-cell table:style-name="TableCell165">
            <text:h text:style-name="P166" text:outline-level="1"/>
          </table:table-cell>
          <table:table-cell table:style-name="TableCell167">
            <text:h text:style-name="P168" text:outline-level="1"/>
          </table:table-cell>
          <table:table-cell table:style-name="TableCell169">
            <text:h text:style-name="P170" text:outline-level="1"/>
          </table:table-cell>
        </table:table-row>
      </table:table>
      <text:p text:style-name="P171">註1：請將本表按審查時間先後順序，附加於計畫書目錄前。</text:p>
      <text:p text:style-name="P172"><text:span text:style-name="T173">註</text:span><text:span text:style-name="T174">2</text:span><text:span text:style-name="T175">：計畫書內容有修正處，請將已修正文字以粗體</text:span><text:span text:style-name="T176">+</text:span><text:span text:style-name="T177">底線表示。</text:span></text:p>
      <text:soft-page-break/>
      <text:p text:style-name="P178"><text:span text:style-name="T179">計畫書摘要表</text:span></text:p>
      <text:p text:style-name="P180"><text:bookmark-start text:name="_Toc383670581"/><text:span text:style-name="T181">綜合資料</text:span><text:span text:style-name="T182"><text:tab/></text:span><text:span text:style-name="T183">金額單位：千元</text:span><text:bookmark-end text:name="_Toc383670581"/></text:p>
      <table:table table:style-name="Table184">
        <table:table-columns>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text:span text:style-name="T197">計畫名稱</text:span></text:p>
          </table:table-cell>
          <table:table-cell table:style-name="TableCell198" table:number-columns-spanned="8">
            <text:p text:style-name="P199"/>
          </table:table-cell>
          <table:covered-table-cell/>
          <table:covered-table-cell/>
          <table:covered-table-cell/>
          <table:covered-table-cell/>
          <table:covered-table-cell/>
          <table:covered-table-cell/>
          <table:covered-table-cell/>
        </table:table-row>
        <table:table-row table:style-name="TableRow200">
          <table:table-cell table:style-name="TableCell201">
            <text:p text:style-name="P202"><text:span text:style-name="T203">申請公司名稱</text:span></text:p>
          </table:table-cell>
          <table:table-cell table:style-name="TableCell204" table:number-columns-spanned="3">
            <text:p text:style-name="P205"/>
          </table:table-cell>
          <table:covered-table-cell/>
          <table:covered-table-cell/>
          <table:table-cell table:style-name="TableCell206" table:number-columns-spanned="3">
            <text:p text:style-name="P207"><text:span text:style-name="T208">通訊地址</text:span></text:p>
          </table:table-cell>
          <table:covered-table-cell/>
          <table:covered-table-cell/>
          <table:table-cell table:style-name="TableCell209" table:number-columns-spanned="2">
            <text:p text:style-name="P210"/>
          </table:table-cell>
          <table:covered-table-cell/>
        </table:table-row>
        <table:table-row table:style-name="TableRow211">
          <table:table-cell table:style-name="TableCell212">
            <text:p text:style-name="P213"><text:span text:style-name="T214">計畫別</text:span></text:p>
          </table:table-cell>
          <table:table-cell table:style-name="TableCell215" table:number-columns-spanned="8">
            <text:p text:style-name="P216"><text:span text:style-name="T217">A</text:span><text:span text:style-name="T218">+</text:span><text:span text:style-name="T219">企業創新研發淬鍊計畫</text:span><text:span text:style-name="T220">—AI</text:span><text:span text:style-name="T221">應用躍昇計畫</text:span></text:p>
          </table:table-cell>
          <table:covered-table-cell/>
          <table:covered-table-cell/>
          <table:covered-table-cell/>
          <table:covered-table-cell/>
          <table:covered-table-cell/>
          <table:covered-table-cell/>
          <table:covered-table-cell/>
        </table:table-row>
        <table:table-row table:style-name="TableRow222">
          <table:table-cell table:style-name="TableCell223">
            <text:p text:style-name="P224"><text:span text:style-name="T225">推 動 項 目</text:span></text:p>
          </table:table-cell>
          <table:table-cell table:style-name="TableCell226" table:number-columns-spanned="8">
            <text:p text:style-name="P227"><text:span text:style-name="T228">□</text:span><text:span text:style-name="T229">半導體製造　</text:span><text:span text:style-name="T230">□</text:span><text:span text:style-name="T231">精密機械　</text:span><text:span text:style-name="T232">□</text:span><text:span text:style-name="T233">醫療照護　</text:span><text:span text:style-name="T234">□</text:span><text:span text:style-name="T235">電子組裝　</text:span><text:span text:style-name="T236">□</text:span><text:span text:style-name="T237">零售流通</text:span></text:p>
            <text:p text:style-name="P238"><text:span text:style-name="T239">□</text:span><text:span text:style-name="T240">化工與塑膠　</text:span><text:span text:style-name="T241">□</text:span><text:span text:style-name="T242">金屬與五金加工</text:span><text:span text:style-name="T243">□</text:span><text:span text:style-name="T244">農業與食品加工　</text:span><text:span text:style-name="T245">□其他</text:span><text:span text:style-name="T246">　　　　　</text:span></text:p>
          </table:table-cell>
          <table:covered-table-cell/>
          <table:covered-table-cell/>
          <table:covered-table-cell/>
          <table:covered-table-cell/>
          <table:covered-table-cell/>
          <table:covered-table-cell/>
          <table:covered-table-cell/>
        </table:table-row>
        <table:table-row table:style-name="TableRow247">
          <table:table-cell table:style-name="TableCell248" table:number-columns-spanned="9">
            <text:p text:style-name="P249"><text:span text:style-name="T250">□類別一：產業</text:span><text:span text:style-name="T251">AI</text:span><text:span text:style-name="T252">化</text:span><text:span text:style-name="T253">計畫</text:span></text:p>
          </table:table-cell>
          <table:covered-table-cell/>
          <table:covered-table-cell/>
          <table:covered-table-cell/>
          <table:covered-table-cell/>
          <table:covered-table-cell/>
          <table:covered-table-cell/>
          <table:covered-table-cell/>
          <table:covered-table-cell/>
        </table:table-row>
        <table:table-row table:style-name="TableRow254">
          <table:table-cell table:style-name="TableCell255">
            <text:p text:style-name="P256"><text:span text:style-name="T257">計畫期程</text:span></text:p>
          </table:table-cell>
          <table:table-cell table:style-name="TableCell258" table:number-columns-spanned="8">
            <text:p text:style-name="P259"><text:span text:style-name="T260">　</text:span><text:span text:style-name="T261">　　年　　　月　　　日至　　　年　　　月　　　日</text:span><text:span text:style-name="T262">(</text:span><text:span text:style-name="T263">計　　　個月</text:span><text:span text:style-name="T264">)</text:span></text:p>
          </table:table-cell>
          <table:covered-table-cell/>
          <table:covered-table-cell/>
          <table:covered-table-cell/>
          <table:covered-table-cell/>
          <table:covered-table-cell/>
          <table:covered-table-cell/>
          <table:covered-table-cell/>
        </table:table-row>
        <table:table-row table:style-name="TableRow265">
          <table:table-cell table:style-name="TableCell266" table:number-rows-spanned="2">
            <text:p text:style-name="P267">計畫經費</text:p>
          </table:table-cell>
          <table:table-cell table:style-name="TableCell268">
            <text:p text:style-name="P269">補助款</text:p>
          </table:table-cell>
          <table:table-cell table:style-name="TableCell270" table:number-columns-spanned="4">
            <text:p text:style-name="P271">自籌款</text:p>
          </table:table-cell>
          <table:covered-table-cell/>
          <table:covered-table-cell/>
          <table:covered-table-cell/>
          <table:table-cell table:style-name="TableCell272" table:number-columns-spanned="2">
            <text:p text:style-name="P273">總經費</text:p>
          </table:table-cell>
          <table:covered-table-cell/>
          <table:table-cell table:style-name="TableCell274">
            <text:p text:style-name="P275">人月數</text:p>
          </table:table-cell>
        </table:table-row>
        <table:table-row table:style-name="TableRow276">
          <table:covered-table-cell>
            <text:p text:style-name="P277"/>
          </table:covered-table-cell>
          <table:table-cell table:style-name="TableCell278">
            <text:p text:style-name="P279">( <text:s/>%)</text:p>
          </table:table-cell>
          <table:table-cell table:style-name="TableCell280" table:number-columns-spanned="4">
            <text:p text:style-name="P281">( <text:s/>%)</text:p>
          </table:table-cell>
          <table:covered-table-cell/>
          <table:covered-table-cell/>
          <table:covered-table-cell/>
          <table:table-cell table:style-name="TableCell282" table:number-columns-spanned="2">
            <text:p text:style-name="P283">(100%)</text:p>
          </table:table-cell>
          <table:covered-table-cell/>
          <table:table-cell table:style-name="TableCell284">
            <text:p text:style-name="P285"/>
          </table:table-cell>
        </table:table-row>
        <table:table-row table:style-name="TableRow286">
          <table:table-cell table:style-name="TableCell287" table:number-columns-spanned="9">
            <text:p text:style-name="P288"><text:span text:style-name="T289">□類別二：產業</text:span><text:span text:style-name="T290">AI</text:span><text:span text:style-name="T291">化與共通模型解決計畫</text:span></text:p>
          </table:table-cell>
          <table:covered-table-cell/>
          <table:covered-table-cell/>
          <table:covered-table-cell/>
          <table:covered-table-cell/>
          <table:covered-table-cell/>
          <table:covered-table-cell/>
          <table:covered-table-cell/>
          <table:covered-table-cell/>
        </table:table-row>
        <table:table-row table:style-name="TableRow292">
          <table:table-cell table:style-name="TableCell293">
            <text:p text:style-name="P294">計畫期程</text:p>
          </table:table-cell>
          <table:table-cell table:style-name="TableCell295" table:number-columns-spanned="8">
            <text:p text:style-name="P296">　　　年　　　月　　　日至　　　年　　　月　　　日(計　　　個月)</text:p>
          </table:table-cell>
          <table:covered-table-cell/>
          <table:covered-table-cell/>
          <table:covered-table-cell/>
          <table:covered-table-cell/>
          <table:covered-table-cell/>
          <table:covered-table-cell/>
          <table:covered-table-cell/>
        </table:table-row>
        <table:table-row table:style-name="TableRow297">
          <table:table-cell table:style-name="TableCell298">
            <text:p text:style-name="P299">第一階段</text:p>
          </table:table-cell>
          <table:table-cell table:style-name="TableCell300" table:number-columns-spanned="8">
            <text:p text:style-name="P301">　　　年　　　月　　　日至　　　年　　　月　　　日(計　　　個月)</text:p>
          </table:table-cell>
          <table:covered-table-cell/>
          <table:covered-table-cell/>
          <table:covered-table-cell/>
          <table:covered-table-cell/>
          <table:covered-table-cell/>
          <table:covered-table-cell/>
          <table:covered-table-cell/>
        </table:table-row>
        <table:table-row table:style-name="TableRow302">
          <table:table-cell table:style-name="TableCell303">
            <text:p text:style-name="P304">第二階段</text:p>
          </table:table-cell>
          <table:table-cell table:style-name="TableCell305" table:number-columns-spanned="8">
            <text:p text:style-name="P306">　　　年　　　月　　　日至　　　年　　　月　　　日(計　　　個月)</text:p>
          </table:table-cell>
          <table:covered-table-cell/>
          <table:covered-table-cell/>
          <table:covered-table-cell/>
          <table:covered-table-cell/>
          <table:covered-table-cell/>
          <table:covered-table-cell/>
          <table:covered-table-cell/>
        </table:table-row>
        <table:table-row table:style-name="TableRow307">
          <table:table-cell table:style-name="TableCell308">
            <text:p text:style-name="P309">計畫經費</text:p>
          </table:table-cell>
          <table:table-cell table:style-name="TableCell310">
            <text:p text:style-name="P311">補助款</text:p>
          </table:table-cell>
          <table:table-cell table:style-name="TableCell312" table:number-columns-spanned="4">
            <text:p text:style-name="P313">自籌款</text:p>
          </table:table-cell>
          <table:covered-table-cell/>
          <table:covered-table-cell/>
          <table:covered-table-cell/>
          <table:table-cell table:style-name="TableCell314" table:number-columns-spanned="2">
            <text:p text:style-name="P315">總經費</text:p>
          </table:table-cell>
          <table:covered-table-cell/>
          <table:table-cell table:style-name="TableCell316">
            <text:p text:style-name="P317">人月數</text:p>
          </table:table-cell>
        </table:table-row>
        <table:table-row table:style-name="TableRow318">
          <table:table-cell table:style-name="TableCell319">
            <text:p text:style-name="P320">總計畫</text:p>
          </table:table-cell>
          <table:table-cell table:style-name="TableCell321">
            <text:p text:style-name="P322">( <text:s/>%)</text:p>
          </table:table-cell>
          <table:table-cell table:style-name="TableCell323" table:number-columns-spanned="4">
            <text:p text:style-name="P324">( <text:s/>%)</text:p>
          </table:table-cell>
          <table:covered-table-cell/>
          <table:covered-table-cell/>
          <table:covered-table-cell/>
          <table:table-cell table:style-name="TableCell325" table:number-columns-spanned="2">
            <text:p text:style-name="P326">(100%)</text:p>
          </table:table-cell>
          <table:covered-table-cell/>
          <table:table-cell table:style-name="TableCell327">
            <text:p text:style-name="P328"/>
          </table:table-cell>
        </table:table-row>
        <table:table-row table:style-name="TableRow329">
          <table:table-cell table:style-name="TableCell330">
            <text:p text:style-name="P331">第一階段</text:p>
          </table:table-cell>
          <table:table-cell table:style-name="TableCell332">
            <text:p text:style-name="P333">( <text:s/>%)</text:p>
          </table:table-cell>
          <table:table-cell table:style-name="TableCell334" table:number-columns-spanned="4">
            <text:p text:style-name="P335">( <text:s/>%)</text:p>
          </table:table-cell>
          <table:covered-table-cell/>
          <table:covered-table-cell/>
          <table:covered-table-cell/>
          <table:table-cell table:style-name="TableCell336" table:number-columns-spanned="2">
            <text:p text:style-name="P337">(100%)</text:p>
          </table:table-cell>
          <table:covered-table-cell/>
          <table:table-cell table:style-name="TableCell338">
            <text:p text:style-name="P339"/>
          </table:table-cell>
        </table:table-row>
        <table:table-row table:style-name="TableRow340">
          <table:table-cell table:style-name="TableCell341">
            <text:p text:style-name="P342">第二階段</text:p>
          </table:table-cell>
          <table:table-cell table:style-name="TableCell343">
            <text:p text:style-name="P344">( <text:s/>%)</text:p>
          </table:table-cell>
          <table:table-cell table:style-name="TableCell345" table:number-columns-spanned="4">
            <text:p text:style-name="P346">( <text:s/>%)</text:p>
          </table:table-cell>
          <table:covered-table-cell/>
          <table:covered-table-cell/>
          <table:covered-table-cell/>
          <table:table-cell table:style-name="TableCell347" table:number-columns-spanned="2">
            <text:p text:style-name="P348">(100%)</text:p>
          </table:table-cell>
          <table:covered-table-cell/>
          <table:table-cell table:style-name="TableCell349">
            <text:p text:style-name="P350"/>
          </table:table-cell>
        </table:table-row>
        <table:table-row table:style-name="TableRow351">
          <table:table-cell table:style-name="TableCell352" table:number-columns-spanned="9">
            <text:p text:style-name="P353"><text:span text:style-name="T354">□</text:span><text:span text:style-name="T355"><text:tab/>類別三：共通</text:span><text:span text:style-name="T356">AI</text:span><text:span text:style-name="T357">模型解決方案</text:span></text:p>
          </table:table-cell>
          <table:covered-table-cell/>
          <table:covered-table-cell/>
          <table:covered-table-cell/>
          <table:covered-table-cell/>
          <table:covered-table-cell/>
          <table:covered-table-cell/>
          <table:covered-table-cell/>
          <table:covered-table-cell/>
        </table:table-row>
        <table:table-row table:style-name="TableRow358">
          <table:table-cell table:style-name="TableCell359">
            <text:p text:style-name="P360">計畫期程</text:p>
          </table:table-cell>
          <table:table-cell table:style-name="TableCell361" table:number-columns-spanned="8">
            <text:p text:style-name="P362">　　　年　　　月　　　日至　　　年　　　月　　　日(計　　　個月)</text:p>
          </table:table-cell>
          <table:covered-table-cell/>
          <table:covered-table-cell/>
          <table:covered-table-cell/>
          <table:covered-table-cell/>
          <table:covered-table-cell/>
          <table:covered-table-cell/>
          <table:covered-table-cell/>
        </table:table-row>
        <table:table-row table:style-name="TableRow363">
          <table:table-cell table:style-name="TableCell364" table:number-rows-spanned="2">
            <text:p text:style-name="P365">計畫經費</text:p>
          </table:table-cell>
          <table:table-cell table:style-name="TableCell366">
            <text:p text:style-name="P367">補助款</text:p>
          </table:table-cell>
          <table:table-cell table:style-name="TableCell368" table:number-columns-spanned="4">
            <text:p text:style-name="P369">自籌款</text:p>
          </table:table-cell>
          <table:covered-table-cell/>
          <table:covered-table-cell/>
          <table:covered-table-cell/>
          <table:table-cell table:style-name="TableCell370" table:number-columns-spanned="2">
            <text:p text:style-name="P371">總經費</text:p>
          </table:table-cell>
          <table:covered-table-cell/>
          <table:table-cell table:style-name="TableCell372">
            <text:p text:style-name="P373">人月數</text:p>
          </table:table-cell>
        </table:table-row>
        <table:table-row table:style-name="TableRow374">
          <table:covered-table-cell>
            <text:p text:style-name="P375"/>
          </table:covered-table-cell>
          <table:table-cell table:style-name="TableCell376">
            <text:p text:style-name="P377">( <text:s/>%)</text:p>
          </table:table-cell>
          <table:table-cell table:style-name="TableCell378" table:number-columns-spanned="4">
            <text:p text:style-name="P379">( <text:s/>%)</text:p>
          </table:table-cell>
          <table:covered-table-cell/>
          <table:covered-table-cell/>
          <table:covered-table-cell/>
          <table:table-cell table:style-name="TableCell380" table:number-columns-spanned="2">
            <text:p text:style-name="P381">(100%)</text:p>
          </table:table-cell>
          <table:covered-table-cell/>
          <table:table-cell table:style-name="TableCell382">
            <text:p text:style-name="P383"/>
          </table:table-cell>
        </table:table-row>
        <table:table-row table:style-name="TableRow384">
          <table:table-cell table:style-name="TableCell385" table:number-rows-spanned="3">
            <text:p text:style-name="P386"><text:span text:style-name="T387">計畫主持人</text:span></text:p>
          </table:table-cell>
          <table:table-cell table:style-name="TableCell388" table:number-columns-spanned="2" table:number-rows-spanned="3">
            <text:p text:style-name="P389"><text:span text:style-name="T390">姓名／職稱</text:span></text:p>
          </table:table-cell>
          <table:covered-table-cell/>
          <table:table-cell table:style-name="TableCell391" table:number-columns-spanned="2">
            <text:p text:style-name="P392"><text:span text:style-name="T393">聯絡電話</text:span></text:p>
          </table:table-cell>
          <table:covered-table-cell/>
          <table:table-cell table:style-name="TableCell394" table:number-columns-spanned="4">
            <text:p text:style-name="P395"><text:span text:style-name="T396">( <text:s/>) <text:s text:c="9"/>#</text:span></text:p>
          </table:table-cell>
          <table:covered-table-cell/>
          <table:covered-table-cell/>
          <table:covered-table-cell/>
        </table:table-row>
        <table:table-row table:style-name="TableRow397">
          <table:covered-table-cell>
            <text:p text:style-name="P398"/>
          </table:covered-table-cell>
          <table:covered-table-cell>
            <text:p text:style-name="P399"/>
          </table:covered-table-cell>
          <table:covered-table-cell/>
          <table:table-cell table:style-name="TableCell400" table:number-columns-spanned="2">
            <text:p text:style-name="P401"><text:span text:style-name="T402">行動電話</text:span></text:p>
          </table:table-cell>
          <table:covered-table-cell/>
          <table:table-cell table:style-name="TableCell403" table:number-columns-spanned="4">
            <text:p text:style-name="P404"/>
          </table:table-cell>
          <table:covered-table-cell/>
          <table:covered-table-cell/>
          <table:covered-table-cell/>
        </table:table-row>
        <table:table-row table:style-name="TableRow405">
          <table:covered-table-cell>
            <text:p text:style-name="P406"/>
          </table:covered-table-cell>
          <table:covered-table-cell>
            <text:p text:style-name="P407"/>
          </table:covered-table-cell>
          <table:covered-table-cell/>
          <table:table-cell table:style-name="TableCell408" table:number-columns-spanned="2">
            <text:p text:style-name="P409"><text:span text:style-name="T410">電子信箱</text:span></text:p>
          </table:table-cell>
          <table:covered-table-cell/>
          <table:table-cell table:style-name="TableCell411" table:number-columns-spanned="4">
            <text:p text:style-name="P412"><text:span text:style-name="T413">@</text:span></text:p>
          </table:table-cell>
          <table:covered-table-cell/>
          <table:covered-table-cell/>
          <table:covered-table-cell/>
        </table:table-row>
        <table:table-row table:style-name="TableRow414">
          <table:table-cell table:style-name="TableCell415" table:number-rows-spanned="3">
            <text:p text:style-name="P416"><text:span text:style-name="T417">計畫聯絡人</text:span></text:p>
          </table:table-cell>
          <table:table-cell table:style-name="TableCell418" table:number-columns-spanned="2" table:number-rows-spanned="3">
            <text:p text:style-name="P419"><text:span text:style-name="T420">姓名／職稱</text:span></text:p>
          </table:table-cell>
          <table:covered-table-cell/>
          <table:table-cell table:style-name="TableCell421" table:number-columns-spanned="2">
            <text:p text:style-name="P422"><text:span text:style-name="T423">聯絡電話</text:span></text:p>
          </table:table-cell>
          <table:covered-table-cell/>
          <table:table-cell table:style-name="TableCell424" table:number-columns-spanned="4">
            <text:p text:style-name="P425"><text:span text:style-name="T426">( <text:s/>) <text:s text:c="9"/>#</text:span></text:p>
          </table:table-cell>
          <table:covered-table-cell/>
          <table:covered-table-cell/>
          <table:covered-table-cell/>
        </table:table-row>
        <table:table-row table:style-name="TableRow427">
          <table:covered-table-cell>
            <text:p text:style-name="P428"/>
          </table:covered-table-cell>
          <table:covered-table-cell>
            <text:p text:style-name="P429"/>
          </table:covered-table-cell>
          <table:covered-table-cell/>
          <table:table-cell table:style-name="TableCell430" table:number-columns-spanned="2">
            <text:p text:style-name="P431"><text:span text:style-name="T432">行動電話</text:span></text:p>
          </table:table-cell>
          <table:covered-table-cell/>
          <table:table-cell table:style-name="TableCell433" table:number-columns-spanned="4">
            <text:p text:style-name="P434"/>
          </table:table-cell>
          <table:covered-table-cell/>
          <table:covered-table-cell/>
          <table:covered-table-cell/>
        </table:table-row>
        <table:table-row table:style-name="TableRow435">
          <table:covered-table-cell>
            <text:p text:style-name="P436"/>
          </table:covered-table-cell>
          <table:covered-table-cell>
            <text:p text:style-name="P437"/>
          </table:covered-table-cell>
          <table:covered-table-cell/>
          <table:table-cell table:style-name="TableCell438" table:number-columns-spanned="2">
            <text:p text:style-name="P439"><text:span text:style-name="T440">電子信箱</text:span></text:p>
          </table:table-cell>
          <table:covered-table-cell/>
          <table:table-cell table:style-name="TableCell441" table:number-columns-spanned="4">
            <text:p text:style-name="P442"><text:span text:style-name="T443">@</text:span></text:p>
          </table:table-cell>
          <table:covered-table-cell/>
          <table:covered-table-cell/>
          <table:covered-table-cell/>
        </table:table-row>
      </table:table>
      <text:soft-page-break/>
      <text:p text:style-name="P444">填表說明：</text:p>
      <text:p text:style-name="P445">1.「申請公司名稱」欄，如為多家公司聯合申請，應全部列明。</text:p>
      <text:p text:style-name="P446">2.請使用12點字撰寫本表。</text:p>
      <text:soft-page-break/>
      <text:p text:style-name="P447"><text:span text:style-name="T448">計畫書摘要表</text:span><text:span text:style-name="T449">(</text:span><text:span text:style-name="T450">續</text:span><text:span text:style-name="T451">)</text:span><text:span text:style-name="T452"><text:tab/></text:span></text:p>
      <table:table table:style-name="Table453">
        <table:table-columns>
          <table:table-column table:style-name="TableColumn454"/>
        </table:table-columns>
        <table:table-row table:style-name="TableRow455">
          <table:table-cell table:style-name="TableCell456">
            <text:p text:style-name="P457">計<text:s text:c="3"/>畫<text:s text:c="3"/>摘<text:s text:c="3"/>要</text:p>
            <text:list text:style-name="LFO5_1" text:continue-numbering="true">
              <text:list-item>
                <text:p text:style-name="P458">申請公司簡介</text:p>
              </text:list-item>
            </text:list>
            <table:table table:style-name="Table459">
              <table:table-columns>
                <table:table-column table:style-name="TableColumn460"/>
                <table:table-column table:style-name="TableColumn461"/>
                <table:table-column table:style-name="TableColumn462"/>
                <table:table-column table:style-name="TableColumn463"/>
              </table:table-columns>
              <table:table-row table:style-name="TableRow464">
                <table:table-cell table:style-name="TableCell465">
                  <text:p text:style-name="P466">公司名稱</text:p>
                </table:table-cell>
                <table:table-cell table:style-name="TableCell467">
                  <text:p text:style-name="P468">創立日期</text:p>
                </table:table-cell>
                <table:table-cell table:style-name="TableCell469">
                  <text:p text:style-name="P470">負責人</text:p>
                </table:table-cell>
                <table:table-cell table:style-name="TableCell471">
                  <text:p text:style-name="P472">主要營業項目</text:p>
                </table:table-cell>
              </table:table-row>
              <table:table-row table:style-name="TableRow473">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row>
              <table:table-row table:style-name="TableRow482">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
            <text:list text:style-name="LFO5_1" text:continue-numbering="true">
              <text:list-item>
                <text:p text:style-name="P491">計畫摘要(總字數200字內簡要說明申請業者欲解決之產業痛點及計畫內提出之<text:s/>AI<text:s/>應用技術與說明)</text:p>
              </text:list-item>
            </text:list>
            <text:p text:style-name="Firstparagraph">產業對應：八大產業第<text:s/>7<text:s/>項（電子組裝延伸：智慧製造／物流運輸）。</text:p>
            <text:p text:style-name="Textbody">全球智慧物流監控與可追溯需求快速成長，2030<text:s/>年運輸與物流市場規模預估達<text:s/>NT$250.2<text:s/>兆。本計畫由<text:s/>ItracXing<text:s/>與瑞士<text:s/>Arviem<text:s/>共同推動，聚焦「感測器可靠度不足、報表產出耗時、環境敏感貨品風險難以及時掌握、路線繞行與疑似竊盜無法即時辨識」四大痛點，分別建置電池壽命預測（RUL）、NLQ＋AI<text:s/>自主式報告、環境異常偵測與路線／竊盜偵測四項<text:s/>AI<text:s/>模組。18<text:s/>個月內完成<text:s/><text:span text:style-name="T492">至少</text:span><text:span text:style-name="T493"><text:s/>1<text:s/></text:span><text:span text:style-name="T494">家國際＋</text:span><text:span text:style-name="T495">1<text:s/></text:span><text:span text:style-name="T496">家國內場域</text:span>（國際場域：Arviem；國內場域：SimiQue），達成感測器可靠度<text:s/>≥95%、風險回應時間縮短<text:s/>≥40%、溫濕度敏感貨品環境違規率下降<text:s/>≥30%、竊盜／未授權開啟事件偵測<text:s/>F1-score ≥0.85，並建立可輸出的<text:s/>AI-MaaS<text:s/>服務模式，預估結案後三年累積產值約<text:s/>NT$120M，提升台灣在<text:s/>AI<text:s/>智慧物流領域之國際能見度。</text:p>
            <text:p text:style-name="Textbody">本計畫之三年<text:s/>NT$120M<text:s/>產值並非僅為估算，而是建立在具體<text:s/><text:span text:style-name="T497">智慧周轉箱</text:span><text:span text:style-name="T498">(Smart TOTE)<text:s/></text:span><text:span text:style-name="T499">商業模式</text:span><text:s/>之上：主力收費模式為「每箱每趟<text:s/>AI<text:s/>監控服務」，每一個智慧物流箱每完成一次端到端運輸收取約<text:s/><text:span text:style-name="T500">USD 2 / TOTE / shipment</text:span>，相較於單趟貨值與箱體資產價值僅為不到<text:s/>1%<text:s/>的邊際成本，卻可大幅降低環境違規與竊盜風險。以<text:s/><text:span text:style-name="T501">1,000<text:s/></text:span><text:span text:style-name="T502">個</text:span><text:span text:style-name="T503"><text:s/>Smart TOTE ×<text:s/></text:span><text:span text:style-name="T504">平均每年</text:span><text:span text:style-name="T505"><text:s/>50<text:s/></text:span><text:span text:style-name="T506">趟</text:span><text:span text:style-name="T507"><text:s/>× 3<text:s/></text:span><text:span text:style-name="T508">年</text:span><text:s/>為例，可形成約<text:s/><text:span text:style-name="T509">USD 300K</text:span><text:span text:style-name="T510">（約</text:span><text:span text:style-name="T511"><text:s/>NT$9.6M</text:span><text:span text:style-name="T512">）</text:span><text:s/>之<text:s/>AI<text:s/>監控訂閱收入，再加上<text:s/>IoT<text:s/>裝置銷售與顧問／授權收入，構成後文所述「三年累積產值約<text:s/>NT$120M（其中約<text:s/>70%<text:s/>為出口收入）」之主要試算基礎。</text:p>
            <text:p text:style-name="P513"/>
            <text:list text:style-name="LFO5_1" text:continue-numbering="true">
              <text:list-item>
                <text:p text:style-name="P514">計畫結案時預期效益</text:p>
              </text:list-item>
            </text:list>
            <text:p text:style-name="Firstparagraph"><text:span text:style-name="T515">計畫結案時預期效益（量化指標來源與推導模型說明）</text:span></text:p>
            <text:p text:style-name="Textbody">以下說明摘要表中各數值之「來源、假設、推導公式與驗證方式」，避免僅列目標未交代形成邏輯；所有指標已與後文<text:s/>KPI／里程碑一致。</text:p>
            <text:h text:style-name="Heading4" text:outline-level="4"><text:bookmark-start text:name="指標形成總體邏輯"/>1.<text:s/>指標形成總體邏輯<text:bookmark-end text:name="指標形成總體邏輯"/></text:h>
            <text:list text:style-name="LFO30" text:continue-numbering="true">
              <text:list-item>
                <text:p text:style-name="P516">先盤點<text:s/>2024–2025<text:s/>內部與合作場域（Arviem）歷史資料：感測器運作天數、離線事件、溫濕度違規紀錄、GPS<text:s/>軌跡、人工報告平均工時、異常事件回應時間。</text:p>
              </text:list-item>
              <text:list-item>
                <text:p text:style-name="P517">建立<text:s/>Baseline（現況）→<text:s/>對應可改進機制（模型或流程）→<text:s/>估算改進幅度（文獻量級＋內部測試）→<text:s/>設定「保守可達」目標。</text:p>
              </text:list-item>
              <text:list-item>
                <text:p text:style-name="P518">改進幅度參考三來源：<text:line-break/></text:p>
              </text:list-item>
            </text:list>
            <text:list text:style-name="LFO31" text:continue-numbering="true">
              <text:list-item>
                <text:p text:style-name="P519">內部小型試驗（Prototype / PoC）<text:line-break/></text:p>
              </text:list-item>
              <text:list-item>
                <text:p text:style-name="P520">國際公開研究/產業報告之常見可達區間（僅量級，不引用原文）<text:line-break/></text:p>
              </text:list-item>
              <text:list-item>
                <text:p text:style-name="P521">預期採用流程自動化替代人工的工時節省範圍（一般<text:s/>40–70%）</text:p>
              </text:list-item>
            </text:list>
            <text:h text:style-name="Heading4" text:outline-level="4"><text:bookmark-start text:name="量化指標推導表"/>2.<text:s/>量化指標推導表<text:bookmark-end text:name="量化指標推導表"/></text:h>
            <table:table table:style-name="Table522">
              <table:table-columns>
                <table:table-column table:style-name="TableColumn523"/>
                <table:table-column table:style-name="TableColumn524"/>
                <table:table-column table:style-name="TableColumn525"/>
                <table:table-column table:style-name="TableColumn526"/>
                <table:table-column table:style-name="TableColumn527"/>
              </table:table-columns>
              <table:table-header-rows>
                <table:table-row table:style-name="TableRow528">
                  <table:table-cell table:style-name="TableCell529">
                    <text:p text:style-name="TableHeading">指標</text:p>
                  </table:table-cell>
                  <table:table-cell table:style-name="TableCell530">
                    <text:p text:style-name="TableHeading">目標值</text:p>
                  </table:table-cell>
                  <table:table-cell table:style-name="TableCell531">
                    <text:p text:style-name="TableHeading">推導/公式</text:p>
                  </table:table-cell>
                  <table:table-cell table:style-name="TableCell532">
                    <text:p text:style-name="TableHeading">主要假設</text:p>
                  </table:table-cell>
                  <table:table-cell table:style-name="TableCell533">
                    <text:p text:style-name="TableHeading">資料來源/驗證</text:p>
                  </table:table-cell>
                </table:table-row>
              </table:table-header-rows>
              <table:table-row table:style-name="TableRow534">
                <table:table-cell table:style-name="TableCell535">
                  <text:p text:style-name="TableContents">感測器可靠度<text:s/>(Availability)</text:p>
                </table:table-cell>
                <table:table-cell table:style-name="TableCell536">
                  <text:p text:style-name="TableContents">≥95%</text:p>
                </table:table-cell>
                <table:table-cell table:style-name="TableCell537">
                  <text:p text:style-name="TableContents">Baseline 90%；預測性維護使非計畫性離線率下降<text:s/>≈ (故障前預警可介入比率<text:s/>70% ×<text:s/>故障事件<text:s/>7% ×<text:s/>避免率<text:s/>80%) →<text:s/>提升約<text:s/>5%</text:p>
                </table:table-cell>
                <table:table-cell table:style-name="TableCell538">
                  <text:p text:style-name="TableContents">年度故障/離線事件佔每日裝置數<text:s/>≈7%；提前預警可安排更換而不影響連續性</text:p>
                </table:table-cell>
                <table:table-cell table:style-name="TableCell539">
                  <text:p text:style-name="TableContents">連續30天上線率統計；場域驗證報告</text:p>
                </table:table-cell>
              </table:table-row>
              <table:table-row table:style-name="TableRow540">
                <table:table-cell table:style-name="TableCell541">
                  <text:p text:style-name="TableContents">RUL<text:s/>預測準確率</text:p>
                </table:table-cell>
                <table:table-cell table:style-name="TableCell542">
                  <text:p text:style-name="TableContents">≥90%</text:p>
                </table:table-cell>
                <table:table-cell table:style-name="TableCell543">
                  <text:p text:style-name="TableContents">小型樣本初測（n≈120<text:s/>裝置，分類準確<text:s/>86–88%）＋加上多變量特徵（溫度/傳輸頻率）提升<text:s/>2–4% →<text:s/>目標<text:s/>90%</text:p>
                </table:table-cell>
                <table:table-cell table:style-name="TableCell544">
                  <text:p text:style-name="TableContents">特徵新增帶來增益不超過<text:s/>5%（保守）</text:p>
                </table:table-cell>
                <table:table-cell table:style-name="TableCell545">
                  <text:p text:style-name="TableContents">分項<text:s/>A<text:s/>測試集；季度模型評估</text:p>
                </table:table-cell>
              </table:table-row>
              <table:table-row table:style-name="TableRow546">
                <table:table-cell table:style-name="TableCell547">
                  <text:p text:style-name="TableContents">RUL MAE</text:p>
                </table:table-cell>
                <table:table-cell table:style-name="TableCell548">
                  <text:p text:style-name="TableContents">≤10<text:s/>天</text:p>
                </table:table-cell>
                <table:table-cell table:style-name="TableCell549">
                  <text:p text:style-name="TableContents">原始簡單門檻估計誤差<text:s/>18–22<text:s/>天；採生存分析<text:s/>+<text:s/>時序模型（文獻顯示可降<text:s/>30–50%）→<text:s/>取<text:s/>50%<text:s/>改善下限：20<text:s/>天<text:s/>× 0.5 = 10<text:s/>天</text:p>
                </table:table-cell>
                <table:table-cell table:style-name="TableCell550">
                  <text:p text:style-name="TableContents">可取得足夠退役/維護標註（&gt;50<text:s/>件）</text:p>
                </table:table-cell>
                <table:table-cell table:style-name="TableCell551">
                  <text:p text:style-name="TableContents">生存分析測試；Hold‑out MAE</text:p>
                </table:table-cell>
              </table:table-row>
              <table:table-row table:style-name="TableRow552">
                <table:table-cell table:style-name="TableCell553">
                  <text:p text:style-name="TableContents">環境異常偵測<text:s/>F1-score</text:p>
                </table:table-cell>
                <table:table-cell table:style-name="TableCell554">
                  <text:p text:style-name="TableContents">≥0.88</text:p>
                </table:table-cell>
                <table:table-cell table:style-name="TableCell555">
                  <text:p text:style-name="TableContents">Rule-based baseline F1-score ≈0.70；加入變化點偵測（+0.08≈0.10）＋事件對齊（再<text:s/>+0.06≈0.08）→ 0.70 +0.16≈0.18 ≈ 0.86–0.88 →<text:s/>取上限可達值</text:p>
                </table:table-cell>
                <table:table-cell table:style-name="TableCell556">
                  <text:p text:style-name="TableContents">變化點偵測與對齊能獨立提升且誤差不疊加</text:p>
                </table:table-cell>
                <table:table-cell table:style-name="TableCell557">
                  <text:p text:style-name="TableContents">標註事件集；F1-score<text:s/>計算</text:p>
                </table:table-cell>
              </table:table-row>
              <table:table-row table:style-name="TableRow558">
                <table:table-cell table:style-name="TableCell559">
                  <text:p text:style-name="TableContents">路線偏離偵測<text:s/>AUC</text:p>
                </table:table-cell>
                <table:table-cell table:style-name="TableCell560">
                  <text:p text:style-name="TableContents">≥0.90</text:p>
                </table:table-cell>
                <table:table-cell table:style-name="TableCell561">
                  <text:p text:style-name="TableContents">純<text:s/>GPS<text:s/>模型<text:s/>AUC 0.82–0.85；加入路網圖與運輸行為上下文特徵可提升<text:s/>≈0.04–0.06 → 0.86–0.91 →<text:s/>取<text:s/>0.90</text:p>
                </table:table-cell>
                <table:table-cell table:style-name="TableCell562">
                  <text:p text:style-name="TableContents">上下文特徵具穩定性；樣本量<text:s/>&gt;1,000<text:s/>軌跡</text:p>
                </table:table-cell>
                <table:table-cell table:style-name="TableCell563">
                  <text:p text:style-name="TableContents">測試集<text:s/>ROC；季度驗證</text:p>
                </table:table-cell>
              </table:table-row>
              <table:table-row table:style-name="TableRow564">
                <table:table-cell table:style-name="TableCell565">
                  <text:p text:style-name="TableContents">竊盜/未授權開啟<text:s/>F1-score</text:p>
                </table:table-cell>
                <table:table-cell table:style-name="TableCell566">
                  <text:p text:style-name="TableContents">≥0.85</text:p>
                </table:table-cell>
                <table:table-cell table:style-name="TableCell567">
                  <text:p text:style-name="TableContents">BLE Padlock +<text:s/>壓力/光感事件<text:s/>→<text:s/>正負樣本平衡後預期<text:s/>Precision ≈0.87、Recall ≈0.83 → F1-score ≈0.85</text:p>
                </table:table-cell>
                <table:table-cell table:style-name="TableCell568">
                  <text:p text:style-name="TableContents">有足夠模擬與場域實測開啟事件（≥50<text:s/>次）</text:p>
                </table:table-cell>
                <table:table-cell table:style-name="TableCell569">
                  <text:p text:style-name="TableContents">事件混淆矩陣</text:p>
                </table:table-cell>
              </table:table-row>
              <table:table-row table:style-name="TableRow570">
                <table:table-cell table:style-name="TableCell571">
                  <text:p text:style-name="TableContents">NLQ<text:s/>查詢正確率</text:p>
                </table:table-cell>
                <table:table-cell table:style-name="TableCell572">
                  <text:p text:style-name="TableContents">≥92%</text:p>
                </table:table-cell>
                <table:table-cell table:style-name="TableCell573">
                  <text:p text:style-name="TableContents">初版<text:s/>NL-to-SQL（查詢樣式約束＋語意層）正確率估<text:s/>85–88%；加入拒答/語意歧義澄清回合<text:s/>+4–6% → 89–94% →<text:s/>取中高值<text:s/>92%</text:p>
                </table:table-cell>
                <table:table-cell table:style-name="TableCell574">
                  <text:p text:style-name="TableContents">問答集<text:s/>&gt;200；澄清流程覆蓋<text:s/>≥30%<text:s/>歧義查詢</text:p>
                </table:table-cell>
                <table:table-cell table:style-name="TableCell575">
                  <text:p text:style-name="TableContents">標準答案對照；人工抽驗</text:p>
                </table:table-cell>
              </table:table-row>
              <table:table-row table:style-name="TableRow576">
                <table:table-cell table:style-name="TableCell577">
                  <text:p text:style-name="TableContents">NLQ P95<text:s/>延遲</text:p>
                </table:table-cell>
                <table:table-cell table:style-name="TableCell578">
                  <text:p text:style-name="TableContents">&lt;60<text:s/>秒</text:p>
                </table:table-cell>
                <table:table-cell table:style-name="TableCell579">
                  <text:p text:style-name="TableContents">查詢分解/語意解析（&lt;2s）＋安全規劃（&lt;5s）＋資料倉儲聚合（&lt;30s）＋報告編排（&lt;15s）→<text:s/>累計<text:s/>&lt;52s；留<text:s/>15%<text:s/>緩衝</text:p>
                </table:table-cell>
                <table:table-cell table:style-name="TableCell580">
                  <text:p text:style-name="TableContents">高峰並發調度有效；索引優化完成</text:p>
                </table:table-cell>
                <table:table-cell table:style-name="TableCell581">
                  <text:p text:style-name="TableContents">Gateway / APM<text:s/>日誌</text:p>
                </table:table-cell>
              </table:table-row>
              <text:soft-page-break/>
              <table:table-row table:style-name="TableRow582">
                <table:table-cell table:style-name="TableCell583">
                  <text:p text:style-name="TableContents">風險回應時間縮短</text:p>
                </table:table-cell>
                <table:table-cell table:style-name="TableCell584">
                  <text:p text:style-name="TableContents">≥40%</text:p>
                </table:table-cell>
                <table:table-cell table:style-name="TableCell585">
                  <text:p text:style-name="TableContents">現況<text:s/>45–90<text:s/>分（平均取<text:s/>60<text:s/>分）；自動告警<text:s/>+<text:s/>即時報告：偵測延遲<text:s/>&lt;2<text:s/>分，備援流程減少人工取數<text:s/>30–35<text:s/>分<text:s/>→ (60−35)/60 ≈42%</text:p>
                </table:table-cell>
                <table:table-cell table:style-name="TableCell586">
                  <text:p text:style-name="TableContents">報告版型設計穩定；通知管線可靠</text:p>
                </table:table-cell>
                <table:table-cell table:style-name="TableCell587">
                  <text:p text:style-name="TableContents">事件起訖時間戳</text:p>
                </table:table-cell>
              </table:table-row>
              <table:table-row table:style-name="TableRow588">
                <table:table-cell table:style-name="TableCell589">
                  <text:p text:style-name="TableContents">溫濕度違規率下降</text:p>
                </table:table-cell>
                <table:table-cell table:style-name="TableCell590">
                  <text:p text:style-name="TableContents">≥30%</text:p>
                </table:table-cell>
                <table:table-cell table:style-name="TableCell591">
                  <text:p text:style-name="TableContents">現況違規批次率<text:s/>X；提前預警率<text:s/>70% ×<text:s/>可介入成功率<text:s/>45% → 0.70×0.45 ≈31.5% →<text:s/>取<text:s/>30%</text:p>
                </table:table-cell>
                <table:table-cell table:style-name="TableCell592">
                  <text:p text:style-name="TableContents">預警介入行為落實（人工處置）</text:p>
                </table:table-cell>
                <table:table-cell table:style-name="TableCell593">
                  <text:p text:style-name="TableContents">違規事件統計</text:p>
                </table:table-cell>
              </table:table-row>
              <table:table-row table:style-name="TableRow594">
                <table:table-cell table:style-name="TableCell595">
                  <text:p text:style-name="TableContents">無效運輸/理賠損失降低</text:p>
                </table:table-cell>
                <table:table-cell table:style-name="TableCell596">
                  <text:p text:style-name="TableContents">≥10–15%</text:p>
                </table:table-cell>
                <table:table-cell table:style-name="TableCell597">
                  <text:p text:style-name="TableContents">無效里程<text:s/>≈總里程<text:s/>12–18%；路線偏離與<text:s/>ETA<text:s/>改善使其中<text:s/>60–70%<text:s/>被識別調整<text:s/>→ 0.15 ×0.65 ≈9.75% →<text:s/>向上取整<text:s/>10–15%</text:p>
                </table:table-cell>
                <table:table-cell table:style-name="TableCell598">
                  <text:p text:style-name="TableContents">調度採納率<text:s/>≥60%</text:p>
                </table:table-cell>
                <table:table-cell table:style-name="TableCell599">
                  <text:p text:style-name="TableContents">路線/里程對比</text:p>
                </table:table-cell>
              </table:table-row>
              <table:table-row table:style-name="TableRow600">
                <table:table-cell table:style-name="TableCell601">
                  <text:p text:style-name="TableContents">LOI/POC<text:s/>數</text:p>
                </table:table-cell>
                <table:table-cell table:style-name="TableCell602">
                  <text:p text:style-name="TableContents">≥2<text:s/>件</text:p>
                </table:table-cell>
                <table:table-cell table:style-name="TableCell603">
                  <text:p text:style-name="TableContents">目標客群（Arviem<text:s/>客戶<text:s/>+<text:s/>國內<text:s/>5–8<text:s/>家潛在）轉換率保守<text:s/>15–25% → (8×0.25)=2</text:p>
                </table:table-cell>
                <table:table-cell table:style-name="TableCell604">
                  <text:p text:style-name="TableContents">有明確痛點對接</text:p>
                </table:table-cell>
                <table:table-cell table:style-name="TableCell605">
                  <text:p text:style-name="TableContents">合作意向/文件</text:p>
                </table:table-cell>
              </table:table-row>
              <table:table-row table:style-name="TableRow606">
                <table:table-cell table:style-name="TableCell607">
                  <text:p text:style-name="TableContents">國際＋國內場域驗證</text:p>
                </table:table-cell>
                <table:table-cell table:style-name="TableCell608">
                  <text:p text:style-name="TableContents">1<text:s/>國際＋1<text:s/>國內</text:p>
                </table:table-cell>
                <table:table-cell table:style-name="TableCell609">
                  <text:p text:style-name="TableContents">既有國際合作確定；國內場域由溫濕度敏感貨主提供示範環境</text:p>
                </table:table-cell>
                <table:table-cell table:style-name="TableCell610">
                  <text:p text:style-name="TableContents">技術與業務雙軌推進</text:p>
                </table:table-cell>
                <table:table-cell table:style-name="TableCell611">
                  <text:p text:style-name="TableContents">部署/驗證報告</text:p>
                </table:table-cell>
              </table:table-row>
              <table:table-row table:style-name="TableRow612">
                <table:table-cell table:style-name="TableCell613">
                  <text:p text:style-name="TableContents">三年產值基礎</text:p>
                </table:table-cell>
                <table:table-cell table:style-name="TableCell614">
                  <text:p text:style-name="TableContents">NT$120M</text:p>
                </table:table-cell>
                <table:table-cell table:style-name="TableCell615">
                  <text:p text:style-name="TableContents">客戶數<text:s/>10 ×<text:s/>年均收入<text:s/>1.5M ×3<text:s/>年=45M + IoT<text:s/>裝置<text:s/>1,000<text:s/>台<text:s/>×10K=10M +<text:s/>顧問/授權/擴充<text:s/>≈65M →<text:s/>合計<text:s/>≈120M</text:p>
                </table:table-cell>
                <table:table-cell table:style-name="TableCell616">
                  <text:p text:style-name="TableContents">年均收入含訂閱+顧問</text:p>
                </table:table-cell>
                <table:table-cell table:style-name="TableCell617">
                  <text:p text:style-name="TableContents">財務模型／合約</text:p>
                </table:table-cell>
              </table:table-row>
              <table:table-row table:style-name="TableRow618">
                <table:table-cell table:style-name="TableCell619">
                  <text:p text:style-name="TableContents">人才培育（跨域）</text:p>
                </table:table-cell>
                <table:table-cell table:style-name="TableCell620">
                  <text:p text:style-name="TableContents">≥6<text:s/>人</text:p>
                </table:table-cell>
                <table:table-cell table:style-name="TableCell621">
                  <text:p text:style-name="TableContents">現有人力<text:s/>5；新增<text:s/>AI/女性研發<text:s/>1；內部再訓練跨域<text:s/>≥2 → 5+1+2=8（≥6）</text:p>
                </table:table-cell>
                <table:table-cell table:style-name="TableCell622">
                  <text:p text:style-name="TableContents">招聘成功率<text:s/>≥70%</text:p>
                </table:table-cell>
                <table:table-cell table:style-name="TableCell623">
                  <text:p text:style-name="TableContents">HR/訓練紀錄</text:p>
                </table:table-cell>
              </table:table-row>
              <table:table-row table:style-name="TableRow624">
                <table:table-cell table:style-name="TableCell625">
                  <text:p text:style-name="TableContents">專利申請</text:p>
                </table:table-cell>
                <table:table-cell table:style-name="TableCell626">
                  <text:p text:style-name="TableContents">2–3<text:s/>件<text:s/>(≥1 PCT)</text:p>
                </table:table-cell>
                <table:table-cell table:style-name="TableCell627">
                  <text:p text:style-name="TableContents">已規劃<text:s/>2<text:s/>件國內<text:s/>+ 1<text:s/>件<text:s/>PCT（跨多智能體/採樣）</text:p>
                </table:table-cell>
                <table:table-cell table:style-name="TableCell628">
                  <text:p text:style-name="TableContents">技術新穎性檢索可行</text:p>
                </table:table-cell>
                <table:table-cell table:style-name="TableCell629">
                  <text:p text:style-name="TableContents">申請文件</text:p>
                </table:table-cell>
              </table:table-row>
              <table:table-row table:style-name="TableRow630">
                <table:table-cell table:style-name="TableCell631">
                  <text:p text:style-name="TableContents">國際收入占比</text:p>
                </table:table-cell>
                <table:table-cell table:style-name="TableCell632">
                  <text:p text:style-name="TableContents">≈70%</text:p>
                </table:table-cell>
                <table:table-cell table:style-name="TableCell633">
                  <text:p text:style-name="TableContents">Arviem<text:s/>客戶國際營收假設總<text:s/>SaaS<text:s/>收入<text:s/>57.6M<text:s/>中國際占<text:s/>40.3M → 40.3/57.6 ≈70%</text:p>
                </table:table-cell>
                <table:table-cell table:style-name="TableCell634">
                  <text:p text:style-name="TableContents">國際客戶轉換率保守</text:p>
                </table:table-cell>
                <table:table-cell table:style-name="TableCell635">
                  <text:p text:style-name="TableContents">發票/收入</text:p>
                </table:table-cell>
              </table:table-row>
              <table:table-row table:style-name="TableRow636">
                <table:table-cell table:style-name="TableCell637">
                  <text:p text:style-name="TableContents">CO₂<text:s/>減量</text:p>
                </table:table-cell>
                <table:table-cell table:style-name="TableCell638">
                  <text:p text:style-name="TableContents">≈80+<text:s/>噸（10–15%）</text:p>
                </table:table-cell>
                <table:table-cell table:style-name="TableCell639">
                  <text:p text:style-name="TableContents">ΔCO₂ =<text:s/>年里程<text:s/>350,000 km ×10% ×0.8 kg ×3<text:s/>年<text:s/>≈84<text:s/>噸（取<text:s/>80+）</text:p>
                </table:table-cell>
                <table:table-cell table:style-name="TableCell640">
                  <text:p text:style-name="TableContents">排放因子<text:s/>0.8 kg/km</text:p>
                </table:table-cell>
                <table:table-cell table:style-name="TableCell641">
                  <text:p text:style-name="TableContents">里程/油耗/模型</text:p>
                </table:table-cell>
              </table:table-row>
            </table:table>
            <text:h text:style-name="Heading4" text:outline-level="4"><text:bookmark-start text:name="核心模型估算方法簡述"/>3.<text:s/>核心模型/估算方法簡述<text:bookmark-end text:name="核心模型估算方法簡述"/></text:h>
            <text:list text:style-name="LFO32" text:continue-numbering="true">
              <text:list-item>
                <text:p text:style-name="P642">電池壽命預測（RUL）：時序深度學習<text:s/>(LSTM/TFT)<text:s/>搭配生存分析。<text:line-break/></text:p>
              </text:list-item>
              <text:list-item>
                <text:p text:style-name="P643">異常偵測：統計門檻<text:s/>+<text:s/>變化點<text:s/>(CUSUM/BOCPD) +<text:s/>事件對齊（箱門/路段）。<text:line-break/></text:p>
              </text:list-item>
              <text:list-item>
                <text:p text:style-name="P644">路線偏離/ETA：GPS<text:s/>時序編碼結合路網與運輸行為特徵；ETA<text:s/>誤差改善→路線調度→無效里程下降。<text:line-break/></text:p>
              </text:list-item>
              <text:list-item>
                <text:p text:style-name="P645">NLQ：語意層<text:s/>(Domain Ontology) + NL-to-SQL<text:s/>規則約束<text:s/>+<text:s/>澄清回合（拒答策略降低<text:s/>hallucination）。<text:line-break/></text:p>
              </text:list-item>
              <text:list-item>
                <text:p text:style-name="P646">成本/產值：自底向上<text:s/>(客戶數<text:s/>× ASP ×<text:s/>裝置數)<text:s/>與自頂向下<text:s/>(渠道客戶滲透率)<text:s/>雙向交叉驗證。<text:line-break/></text:p>
              </text:list-item>
              <text:list-item>
                <text:p text:style-name="P647">ESG：路線最佳化與預測性維護（避免離線重派）→<text:s/>無效運輸減少；採公開排放係數估算<text:s/>CO₂。</text:p>
              </text:list-item>
            </text:list>
            <text:h text:style-name="Heading4" text:outline-level="4"><text:bookmark-start text:name="驗證與查核配套"/>4.<text:s/>驗證與查核配套<text:bookmark-end text:name="驗證與查核配套"/></text:h>
            <text:list text:style-name="LFO33" text:continue-numbering="true">
              <text:list-item>
                <text:p text:style-name="P648">每季模型性能報告（電池壽命預測、異常、路線）。<text:line-break/></text:p>
              </text:list-item>
              <text:list-item>
                <text:p text:style-name="P649">事件與里程日誌可追溯（原始資料＋處置紀錄）。<text:line-break/></text:p>
              </text:list-item>
              <text:list-item>
                <text:p text:style-name="P650">NLQ<text:s/>查詢審計：語意轉換、SQL、結果快照留存<text:s/>≥12<text:s/>個月。<text:line-break/></text:p>
              </text:list-item>
              <text:list-item>
                <text:p text:style-name="P651">財務與產值：客戶合約/發票/部署清單交叉稽核。<text:line-break/></text:p>
              </text:list-item>
              <text:list-item>
                <text:p text:style-name="P652">ESG：行駛里程、預警介入紀錄、裝置節電（採樣頻率變動）集中報表。</text:p>
              </text:list-item>
            </text:list>
            <text:h text:style-name="Heading4" text:outline-level="4"><text:bookmark-start text:name="合作文件與附件說明國際國內場域"/>5.<text:s/>合作文件與附件說明（國際＋國內場域）<text:bookmark-end text:name="合作文件與附件說明國際國內場域"/></text:h>
            <text:p text:style-name="Firstparagraph">為強化本計畫在「國際合作」、「國內示範場域」與「自主研發在台」之查核可近性，本案已備妥下列合作文件並於申請時一併檢附：</text:p>
            <text:list text:style-name="LFO34" text:continue-numbering="true">
              <text:list-item>
                <text:p text:style-name="P653"><text:span text:style-name="T654">國際合作／場域驗證證明</text:span>：</text:p>
              </text:list-item>
            </text:list>
            <text:list text:style-name="LFO35" text:continue-numbering="true">
              <text:list-item>
                <text:list>
                  <text:list-item>
                    <text:p text:style-name="P655"><text:span text:style-name="T656">Memorandum of Understanding (MOU) &amp; Letter of Intent (LOI)</text:span><text:s/>between ItracXing Technology Co., Ltd. and<text:s/><text:span text:style-name="T657">Arviem AG</text:span>（附件：MOU_Arviem.pdf）。<text:line-break/></text:p>
                  </text:list-item>
                  <text:list-item>
                    <text:p text:style-name="P658">明定本計畫係依經濟部「A+企業創新研發淬鍊計畫—AI應用躍昇計畫」提出，Arviem<text:s/>提供全球運輸路線與真實物流案例作為「國際示範場域」，並承諾以<text:s/><text:span text:style-name="T659">USD 10,000</text:span><text:s/>支應提案準備與可行性研究，同時授權專案期間模型訓練與驗證所需之資料使用權。<text:line-break/></text:p>
                  </text:list-item>
                  <text:list-item>
                    <text:p text:style-name="P660">前景智財（Foreground IP）明確約定由<text:s/>ItracXing<text:s/>單獨持有，且研發工作主要在台灣進行，以符合本計畫「技術自主性與在地研發」之補助原則。</text:p>
                  </text:list-item>
                </text:list>
              </text:list-item>
            </text:list>
            <text:list text:style-name="LFO34" text:continue-numbering="true">
              <text:list-item>
                <text:p text:style-name="P661"><text:span text:style-name="T662">國內示範場域證明</text:span>：</text:p>
              </text:list-item>
            </text:list>
            <text:list text:style-name="LFO36" text:continue-numbering="true">
              <text:list-item>
                <text:list>
                  <text:list-item>
                    <text:p text:style-name="P663"><text:span text:style-name="T664">合作備忘錄</text:span><text:span text:style-name="T665"><text:s/>(MOU)</text:span><text:s/>－<text:s/>AI<text:s/>智慧供應鏈監控系統場域驗證合作（附件：MOU_Simique.pdf），由<text:s/>ItracXing<text:s/>與預定之國內合作夥伴（如：新邁高國際信息有限公司等）簽署。<text:line-break/></text:p>
                  </text:list-item>
                  <text:list-item>
                    <text:p text:style-name="P666">文件中明定乙方提供實際倉儲／車隊／轉運中心作為「國內示範場域」，並配合提供必要之去識別化營運數據與場域資源，以完成本計畫「<text:span text:style-name="T667">至少</text:span><text:span text:style-name="T668"><text:s/>1<text:s/></text:span><text:span text:style-name="T669">家國際＋</text:span><text:span text:style-name="T670">1<text:s/></text:span><text:span text:style-name="T671">家國內場域驗證</text:span>」KPI。<text:line-break/></text:p>
                  </text:list-item>
                  <text:list-item>
                    <text:p text:style-name="P672">同步規範數據權利與保密義務，並重申本計畫期間所開發<text:s/>AI<text:s/>模型、演算法與軟體著作權歸<text:s/>ItracXing<text:s/>所有，避免日後在智財歸屬上產生爭議。</text:p>
                  </text:list-item>
                </text:list>
              </text:list-item>
            </text:list>
            <text:p text:style-name="Firstparagraph">上述合作文件一方面做為本計畫<text:s/>KPI<text:s/>與查核點（如場域驗證、國際合作、三年產值與國際收入占比等）之佐證來源，另一方面也具體回應對「國際合作是否具體落地」、「國內示範場域是否已明確到位」、「智財與資料權利是否清楚界定」等潛在疑慮，以提高<text:soft-page-break/>計畫整體可行性與執行信心。</text:p>
            <text:h text:style-name="Heading4" text:outline-level="4"><text:bookmark-start text:name="風險緩衝"/>6.<text:s/>風險緩衝<text:bookmark-end text:name="風險緩衝"/></text:h>
            <text:p text:style-name="Firstparagraph">所有目標採「保守可達」：若任一模型在中期<text:s/>(M9–M10)<text:s/>評估低於預期（例如<text:s/>F1-score &lt;0.83），啟動備援策略（特徵增強<text:s/>/<text:s/>閾值調教<text:s/>/<text:s/>模型混合）確保結案前達標；商業指標以<text:s/>LOI/POC<text:s/>滾動更新，未達時加速第二渠道拓拓展。</text:p>
            <text:p text:style-name="Textbody">內容可公開，無涉商業機密公式細節。</text:p>
            <text:p text:style-name="P673"/>
            <text:p text:style-name="P674"/>
            <text:list text:style-name="LFO5_1" text:continue-numbering="true">
              <text:list-item>
                <text:p text:style-name="P675">關鍵字(至少列出三項)</text:p>
              </text:list-item>
            </text:list>
            <text:p text:style-name="Firstparagraph">供應鏈AI監控、可解釋AI、多智能體、IoT自適應採樣、智慧製造、電子組裝、物流運輸、智慧物流、八大產業第7項</text:p>
            <text:p text:style-name="P676"/>
          </table:table-cell>
        </table:table-row>
      </table:table>
      <text:soft-page-break/>
      <text:p text:style-name="P677">填表說明：</text:p>
      <text:p text:style-name="P678">1.本摘要得於政府相關網站上公開發布。</text:p>
      <text:p text:style-name="P679">2.請重點條列說明，並以1頁為原則。</text:p>
      <text:p text:style-name="P680">3.請使用12點字撰寫本表。</text:p>
      <text:soft-page-break/>
      <text:p text:style-name="P681">計畫書目錄</text:p>
      <text:p text:style-name="P682">壹、計畫參與者介紹<text:tab/>頁碼</text:p>
      <text:p text:style-name="P683">一、主要申請廠商（如為多家公司聯合申請，各公司均應分別填列）<text:tab/>.○○</text:p>
      <text:p text:style-name="P684">二、計畫申請業者或合作單位AI之研發能力說明<text:tab/>.○○</text:p>
      <text:p text:style-name="P685">貳、計畫內容與實施方法</text:p>
      <text:p text:style-name="P686">一、計畫緣起與產業痛點<text:tab/>.○○</text:p>
      <text:p text:style-name="P687"><text:span text:style-name="T688">二、計畫導入</text:span><text:span text:style-name="T689">AI</text:span><text:span text:style-name="T690">規劃</text:span><text:span text:style-name="T691"><text:tab/>.○○</text:span></text:p>
      <text:p text:style-name="P692"><text:span text:style-name="T693">三、計畫導入執行</text:span><text:span text:style-name="T694">策略</text:span><text:span text:style-name="T695"><text:tab/>.○○</text:span></text:p>
      <text:p text:style-name="P696">四、計畫執行時程及查核點<text:tab/>.○○</text:p>
      <text:p text:style-name="P697">五、預期效益<text:tab/>.○○</text:p>
      <text:p text:style-name="P698">六、風險評估與因應對策<text:tab/>.○○</text:p>
      <text:p text:style-name="P699"><text:span text:style-name="T700">七、</text:span><text:span text:style-name="T701">智慧財產權</text:span><text:span text:style-name="T702">說明</text:span><text:span text:style-name="T703"><text:tab/>.○○</text:span></text:p>
      <text:p text:style-name="P704">參、研發團隊說明</text:p>
      <text:p text:style-name="P705"><text:span text:style-name="T706">一、</text:span><text:span text:style-name="T707">計畫主持人</text:span><text:span text:style-name="T708">資歷說明</text:span><text:span text:style-name="T709"><text:tab/>.○○</text:span></text:p>
      <text:p text:style-name="P710">二、參與計畫人力統計<text:tab/>.○○</text:p>
      <text:p text:style-name="P711"><text:span text:style-name="T712">三、</text:span><text:span text:style-name="T713">參與計畫</text:span><text:span text:style-name="T714">人員簡歷表</text:span><text:span text:style-name="T715"><text:tab/>.○○</text:span></text:p>
      <text:p text:style-name="P716">肆、計畫經費需求</text:p>
      <text:p text:style-name="P717">一、各科目預算編列表<text:tab/>.○○</text:p>
      <text:p text:style-name="P718"><text:span text:style-name="T719">二、歲出</text:span><text:span text:style-name="T720">預算</text:span><text:span text:style-name="T721">分配表</text:span><text:span text:style-name="T722"><text:tab/>.○○</text:span></text:p>
      <text:p text:style-name="P723">伍、附件</text:p>
      <text:p text:style-name="P724"><text:span text:style-name="T725">附件一、曾經</text:span><text:span text:style-name="T726">申請</text:span><text:span text:style-name="T727">政府補助、獎勵或投資計畫</text:span><text:span text:style-name="T728"><text:tab/>.○○</text:span></text:p>
      <text:p text:style-name="P729"><text:span text:style-name="T730">附件二、合作</text:span><text:span text:style-name="T731">契約</text:span><text:span text:style-name="T732">書參考範本</text:span><text:span text:style-name="T733"><text:tab/>.○○</text:span></text:p>
      <text:p text:style-name="P734"><text:span text:style-name="T735">附件三、委託研究或驗證</text:span><text:span text:style-name="T736">/</text:span><text:span text:style-name="T737">執行計畫書</text:span><text:span text:style-name="T738">/</text:span><text:span text:style-name="T739">協議書</text:span><text:span text:style-name="T740"><text:tab/></text:span><text:span text:style-name="T741">○○</text:span></text:p>
      <text:p text:style-name="P742"><text:span text:style-name="T743">附件四、顧問及國內外專家願任同意書</text:span><text:span text:style-name="T744"><text:tab/></text:span><text:span text:style-name="T745">○○</text:span></text:p>
      <text:p text:style-name="P746"><text:span text:style-name="T747">附件五、其他</text:span><text:span text:style-name="T748"><text:tab/></text:span><text:span text:style-name="T749">○○</text:span></text:p>
      <text:p text:style-name="P750"><text:bookmark-start text:name="_Toc451940145"/><text:bookmark-start text:name="_Hlk203739191"/><text:soft-page-break/>壹、計畫參與者介紹</text:p>
      <text:h text:style-name="P753" text:outline-level="2">一、主要申請廠商（如為多家公司聯合申請，各公司均應分別填列）</text:h>
      <text:h text:style-name="P754" text:outline-level="2">公司簡介</text:h>
      <table:table table:style-name="Table755">
        <table:table-columns>
          <table:table-column table:style-name="TableColumn756"/>
          <table:table-column table:style-name="TableColumn757"/>
          <table:table-column table:style-name="TableColumn758"/>
        </table:table-columns>
        <table:table-row table:style-name="TableRow759">
          <table:table-cell table:style-name="TableCell760" table:number-rows-spanned="7">
            <text:h text:style-name="P761" text:outline-level="2">基本資料</text:h>
          </table:table-cell>
          <table:table-cell table:style-name="TableCell762">
            <text:h text:style-name="P763" text:outline-level="2">公司名稱</text:h>
          </table:table-cell>
          <table:table-cell table:style-name="TableCell764">
            <text:h text:style-name="P765" text:outline-level="2">公司</text:h>
          </table:table-cell>
        </table:table-row>
        <table:table-row table:style-name="TableRow766">
          <table:covered-table-cell>
            <text:h text:style-name="P767" text:outline-level="2"/>
          </table:covered-table-cell>
          <table:table-cell table:style-name="TableCell768">
            <text:h text:style-name="P769" text:outline-level="2">設立日期</text:h>
          </table:table-cell>
          <table:table-cell table:style-name="TableCell770">
            <text:h text:style-name="P771" text:outline-level="2">XXX.XX.XX</text:h>
          </table:table-cell>
        </table:table-row>
        <table:table-row table:style-name="TableRow772">
          <table:covered-table-cell>
            <text:h text:style-name="P773" text:outline-level="2"/>
          </table:covered-table-cell>
          <table:table-cell table:style-name="TableCell774">
            <text:h text:style-name="P775" text:outline-level="2"><text:span text:style-name="T776">產業領域別</text:span><text:span text:style-name="T777">註</text:span><text:span text:style-name="T778">1</text:span></text:h>
          </table:table-cell>
          <table:table-cell table:style-name="TableCell779">
            <text:h text:style-name="P780" text:outline-level="2">產業</text:h>
          </table:table-cell>
        </table:table-row>
        <table:table-row table:style-name="TableRow781">
          <table:covered-table-cell>
            <text:h text:style-name="P782" text:outline-level="2"/>
          </table:covered-table-cell>
          <table:table-cell table:style-name="TableCell783">
            <text:h text:style-name="P784" text:outline-level="2">前三大主要股東/持股比例</text:h>
          </table:table-cell>
          <table:table-cell table:style-name="TableCell785">
            <text:list text:style-name="WW8Num7" text:continue-numbering="true">
              <text:list-item>
                <text:p text:style-name="P786">/XX%</text:p>
              </text:list-item>
              <text:list-item>
                <text:p text:style-name="P787">/XX%</text:p>
              </text:list-item>
              <text:list-item>
                <text:p text:style-name="P788">/XX%</text:p>
              </text:list-item>
            </text:list>
          </table:table-cell>
        </table:table-row>
        <table:table-row table:style-name="TableRow789">
          <table:covered-table-cell>
            <text:h text:style-name="P790" text:outline-level="2"/>
          </table:covered-table-cell>
          <table:table-cell table:style-name="TableCell791">
            <text:h text:style-name="P792" text:outline-level="2">研發人員總數/全公司人員總數</text:h>
          </table:table-cell>
          <table:table-cell table:style-name="TableCell793">
            <text:h text:style-name="P794" text:outline-level="2">X人/X人</text:h>
          </table:table-cell>
        </table:table-row>
        <table:table-row table:style-name="TableRow795">
          <table:covered-table-cell>
            <text:h text:style-name="P796" text:outline-level="2"/>
          </table:covered-table-cell>
          <table:table-cell table:style-name="TableCell797">
            <text:h text:style-name="P798" text:outline-level="2">X年度實收資本額（千元）</text:h>
          </table:table-cell>
          <table:table-cell table:style-name="TableCell799">
            <text:h text:style-name="P800" text:outline-level="2">X,XXX</text:h>
          </table:table-cell>
        </table:table-row>
        <table:table-row table:style-name="TableRow801">
          <table:covered-table-cell>
            <text:h text:style-name="P802" text:outline-level="2"/>
          </table:covered-table-cell>
          <table:table-cell table:style-name="TableCell803">
            <text:h text:style-name="P804" text:outline-level="2">X年度營業額/研發費用（千元）</text:h>
          </table:table-cell>
          <table:table-cell table:style-name="TableCell805">
            <text:h text:style-name="P806" text:outline-level="2">X,XXX/X,XXX</text:h>
          </table:table-cell>
        </table:table-row>
        <table:table-row table:style-name="TableRow807">
          <table:table-cell table:style-name="TableCell808" table:number-rows-spanned="6">
            <text:h text:style-name="P809" text:outline-level="2">商務模式</text:h>
          </table:table-cell>
          <table:table-cell table:style-name="TableCell810">
            <text:h text:style-name="P811" text:outline-level="2">關鍵業務及核心能力</text:h>
          </table:table-cell>
          <table:table-cell table:style-name="TableCell812">
            <text:h text:style-name="P813" text:outline-level="2">技術</text:h>
          </table:table-cell>
        </table:table-row>
        <table:table-row table:style-name="TableRow814">
          <table:covered-table-cell>
            <text:h text:style-name="P815" text:outline-level="2"/>
          </table:covered-table-cell>
          <table:table-cell table:style-name="TableCell816">
            <text:h text:style-name="P817" text:outline-level="2">主要營業/產品收入項目</text:h>
          </table:table-cell>
          <table:table-cell table:style-name="TableCell818">
            <text:h text:style-name="P819" text:outline-level="2"/>
          </table:table-cell>
        </table:table-row>
        <table:table-row table:style-name="TableRow820">
          <table:covered-table-cell>
            <text:h text:style-name="P821" text:outline-level="2"/>
          </table:covered-table-cell>
          <table:table-cell table:style-name="TableCell822">
            <text:h text:style-name="P823" text:outline-level="2">銷售模式及通路（如透過代理商、直銷、虛擬店面...）</text:h>
          </table:table-cell>
          <table:table-cell table:style-name="TableCell824">
            <text:h text:style-name="P825" text:outline-level="2"/>
          </table:table-cell>
        </table:table-row>
        <table:table-row table:style-name="TableRow826">
          <table:covered-table-cell>
            <text:h text:style-name="P827" text:outline-level="2"/>
          </table:covered-table-cell>
          <table:table-cell table:style-name="TableCell828">
            <text:h text:style-name="P829" text:outline-level="2">主要客戶</text:h>
          </table:table-cell>
          <table:table-cell table:style-name="TableCell830">
            <text:h text:style-name="P831" text:outline-level="2">公司</text:h>
          </table:table-cell>
        </table:table-row>
        <table:table-row table:style-name="TableRow832">
          <table:covered-table-cell>
            <text:h text:style-name="P833" text:outline-level="2"/>
          </table:covered-table-cell>
          <table:table-cell table:style-name="TableCell834">
            <text:h text:style-name="P835" text:outline-level="2">主要成本項目</text:h>
          </table:table-cell>
          <table:table-cell table:style-name="TableCell836">
            <text:h text:style-name="P837" text:outline-level="2">例如：人事成本</text:h>
          </table:table-cell>
        </table:table-row>
        <table:table-row table:style-name="TableRow838">
          <table:covered-table-cell>
            <text:h text:style-name="P839" text:outline-level="2"/>
          </table:covered-table-cell>
          <table:table-cell table:style-name="TableCell840">
            <text:h text:style-name="P841" text:outline-level="2">關鍵合作對象</text:h>
          </table:table-cell>
          <table:table-cell table:style-name="TableCell842">
            <text:h text:style-name="P843" text:outline-level="2">例如：上游供應商公司、下游採購商公司</text:h>
          </table:table-cell>
        </table:table-row>
        <table:table-row table:style-name="TableRow844">
          <table:table-cell table:style-name="TableCell845" table:number-columns-spanned="3">
            <text:h text:style-name="P846" text:outline-level="2"><text:span text:style-name="T847">國際輸出實績</text:span></text:h>
          </table:table-cell>
          <table:covered-table-cell/>
          <table:covered-table-cell/>
        </table:table-row>
        <table:table-row table:style-name="TableRow848">
          <table:table-cell table:style-name="TableCell849" table:number-columns-spanned="3">
            <text:h text:style-name="P850" text:outline-level="2"/>
          </table:table-cell>
          <table:covered-table-cell/>
          <table:covered-table-cell/>
        </table:table-row>
        <table:table-row table:style-name="TableRow851">
          <table:table-cell table:style-name="TableCell852" table:number-columns-spanned="3">
            <text:h text:style-name="P853" text:outline-level="2">友善職場工作環境規劃</text:h>
          </table:table-cell>
          <table:covered-table-cell/>
          <table:covered-table-cell/>
        </table:table-row>
        <table:table-row table:style-name="TableRow854">
          <table:table-cell table:style-name="TableCell855" table:number-columns-spanned="3">
            <text:h text:style-name="P856" text:outline-level="2"><text:span text:style-name="T857">例如：任一性別比例達</text:span><text:span text:style-name="T858">1/3</text:span><text:span text:style-name="T859">、加僱用或新增女性研發人員、性別平等友善職場工作環境</text:span><text:span text:style-name="T860"><text:line-break/>(</text:span><text:span text:style-name="T861">包含多元性別者之需求</text:span><text:span text:style-name="T862">)</text:span><text:span text:style-name="T863">、符合「經濟部輔導及獎勵主管事業機構成立關係企業僱用身心障礙者辦法」僱用身心障礙者。</text:span></text:h>
          </table:table-cell>
          <table:covered-table-cell/>
          <table:covered-table-cell/>
        </table:table-row>
      </table:table>
      <text:p text:style-name="P864">註1:<text:s/>請依行政院主計總處公告之行業統計分類填報至小類；</text:p>
      <text:p text:style-name="P865">https://www.stat.gov.tw/standardindustrialclassification.aspx?n=3144&amp;sms=0&amp;rid=11</text:p>
      <text:h text:style-name="P866" text:outline-level="2"><text:span text:style-name="T867">二、計畫申請業者或合作單位</text:span><text:span text:style-name="T868">AI</text:span><text:span text:style-name="T869">之研發能力說明</text:span></text:h>
      <table:table table:style-name="Table870">
        <table:table-columns>
          <table:table-column table:style-name="TableColumn871"/>
          <table:table-column table:style-name="TableColumn872"/>
        </table:table-columns>
        <table:table-row table:style-name="TableRow873">
          <table:table-cell table:style-name="TableCell874">
            <text:p text:style-name="P875">單位名稱</text:p>
          </table:table-cell>
          <table:table-cell table:style-name="TableCell876">
            <text:p text:style-name="P877">（請填寫合作單位完整全名）</text:p>
          </table:table-cell>
        </table:table-row>
        <table:table-row table:style-name="TableRow878">
          <table:table-cell table:style-name="TableCell879">
            <text:p text:style-name="P880">提供服務應用領域</text:p>
          </table:table-cell>
          <table:table-cell table:style-name="TableCell881">
            <text:p text:style-name="P882"/>
            <text:p text:style-name="P883"/>
          </table:table-cell>
        </table:table-row>
        <table:table-row table:style-name="TableRow884">
          <table:table-cell table:style-name="TableCell885">
            <text:p text:style-name="P886">現有AI核心技術<text:line-break/>與應用專長</text:p>
          </table:table-cell>
          <table:table-cell table:style-name="TableCell887">
            <text:p text:style-name="Firstparagraph"><text:span text:style-name="T888">準旺</text:span><text:span text:style-name="T889">(ItracXing)</text:span><text:span text:style-name="T890">科技</text:span>：為專注於<text:s/>IoT<text:s/>感測與衛星通訊鏈路<text:s/>之產品開發公司，具備終端感測器、通訊模組與雲端平台整合實績，現正與國際物流監控合作夥伴共同開發，將自有<text:s/>IoT<text:s/>裝置與<text:s/>AI<text:s/>應用結合，發展「AI-Monitor as a Service」與「AI Logistics<text:s/><text:soft-page-break/>as a Service」等服務型商業模式，鎖定全球供應鏈監控與智慧物流市場。於本計畫中可提供從「終端感測器—衛星／行動通訊—雲端<text:s/>AI<text:s/>平台—決策儀表板」的一體化解決方案，強化<text:s/>AI<text:s/>導入落地可行性、產業擴散性與國際輸出潛力，符合本計畫智慧運輸／智慧物流等關鍵產業之發展方向。</text:p>
            <text:p text:style-name="P891"/>
            <text:p text:style-name="P892"/>
            <text:p text:style-name="P893"/>
          </table:table-cell>
        </table:table-row>
        <text:soft-page-break/>
        <table:table-row table:style-name="TableRow894">
          <table:table-cell table:style-name="TableCell895">
            <text:p text:style-name="P896">AI技術專利<text:line-break/>與研發成果</text:p>
          </table:table-cell>
          <table:table-cell table:style-name="TableCell897">
            <text:p text:style-name="P898">本公司目前尚未取得與<text:s/>AI<text:s/>技術相關之正式專利，但已於本計畫中完成核心技術方向之規劃，並預計依本計畫之研發成果，於計畫執行期間或結案前提出<text:s/>1–2<text:s/>件與下列主題相關之專利申請：<text:line-break/>（1）多感測智慧貨箱之自適應採樣與電池壽命預測方法。<text:line-break/>（2）結合路線異常與環境風險之供應鏈風險評分機制。<text:line-break/>本計畫亦將產出<text:s/>AI<text:s/>模型、資料處理流程與雲端平台等可登錄軟體著作權之研發成果，作為未來智財佈局基礎<text:span text:style-name="T899">。</text:span></text:p>
          </table:table-cell>
        </table:table-row>
        <table:table-row table:style-name="TableRow900">
          <table:table-cell table:style-name="TableCell901">
            <text:p text:style-name="P902">國內或國外AI<text:line-break/>應用技術研發實績</text:p>
          </table:table-cell>
          <table:table-cell table:style-name="TableCell903">
            <text:p text:style-name="NormalWeb"><text:span text:style-name="T904">本公司目前尚無以「</text:span>AI<text:s/><text:span text:style-name="T905">應用技術」為名之正式政府計畫或對外標案實績，本計畫為本公司推動系統性</text:span><text:s/>AI<text:s/><text:span text:style-name="T906">研發與應用之首案。惟團隊成員長期參與智慧物流與</text:span><text:s/>IoT<text:s/><text:span text:style-name="T907">系統開發，已累積下列相關經驗，可作為本計畫導入</text:span><text:s/>AI<text:s/><text:span text:style-name="T908">模型之前期基礎：</text:span></text:p>
            <text:list text:style-name="LFO37" text:continue-numbering="true">
              <text:list-item>
                <text:p text:style-name="P909"><text:span text:style-name="T910">參與多項智慧物流／車隊管理／倉儲監控等系統之設計與導入，具備感測資料蒐集、雲端平台建置與異常事件管理之實務經驗。</text:span></text:p>
              </text:list-item>
              <text:list-item>
                <text:p text:style-name="P911"><text:span text:style-name="T912">具多年軟體開發與資料分析實務背景，熟悉時間序列資料處理、儀表板設計與營運監控需求。</text:span><text:line-break/><text:span text:style-name="T913">本計畫將在既有</text:span><text:s/>IoT<text:s/><text:span text:style-name="T914">與資料平台經驗基礎上，首次導入可量化驗證之</text:span><text:s/>AI<text:s/><text:span text:style-name="T915">模型與風險預測機制，作為公司未來</text:span><text:s/>AI<text:s/><text:span text:style-name="T916">產品化與國際輸出之起點。</text:span></text:p>
              </text:list-item>
            </text:list>
            <text:p text:style-name="P917"/>
            <text:p text:style-name="P918"/>
          </table:table-cell>
        </table:table-row>
      </table:table>
      <text:p text:style-name="P919"/>
      <text:p text:style-name="P920">貳、計畫內容與實施方法<text:bookmark-end text:name="_Toc451940145"/></text:p>
      <text:soft-page-break/>
      <text:h text:style-name="P921" text:outline-level="2">一、計畫緣起與產業痛點</text:h>
      <table:table table:style-name="Table922">
        <table:table-columns>
          <table:table-column table:style-name="TableColumn923"/>
          <table:table-column table:style-name="TableColumn924"/>
        </table:table-columns>
        <table:table-row table:style-name="TableRow925">
          <table:table-cell table:style-name="TableCell926">
            <text:p text:style-name="P927">現況說明</text:p>
          </table:table-cell>
          <table:table-cell table:style-name="TableCell928">
            <text:p text:style-name="P929"><text:span text:style-name="T930">本計畫聚焦智慧物流場域中，最直接影響「營運可靠度、決策效率與客戶體驗」的四大核心痛點，並以分項計畫</text:span><text:span text:style-name="T931"><text:s/>A–D<text:s/></text:span><text:span text:style-name="T932">具體承接與解決</text:span><text:span text:style-name="T933">：</text:span></text:p>
          </table:table-cell>
        </table:table-row>
        <table:table-row table:style-name="TableRow934">
          <table:table-cell table:style-name="TableCell935">
            <text:p text:style-name="P936">需求情境<text:line-break/>與痛點</text:p>
          </table:table-cell>
          <table:table-cell table:style-name="TableCell937">
            <text:h text:style-name="P938" text:outline-level="4"><text:span text:style-name="T939">痛點一｜感測器可靠度不足（電池衰退、環境干擾、資料中斷）</text:span></text:h>
            <text:p text:style-name="P940"><text:span text:style-name="T941">現行感測器多以固定週期回傳資料，缺乏對自身電池壽命（</text:span><text:span text:style-name="T942">RUL</text:span><text:span text:style-name="T943">）的預測能力。一旦因電量衰退、訊號衰減或環境干擾導致感測器離線，通常都是在資料已中斷、異常已發生後才被動察覺，造成監控盲區，難以追溯問題發生時的狀況，並導致維運成本提高。</text:span></text:p>
            <text:p text:style-name="P944"><text:span text:style-name="T945">以具體情境為例：某智慧倉儲部署了數百個環境感測器監控溫溼度，其中一個感測器的鋰電池因長期運作逐漸衰退，於夏季高溫期間電量驟降導致裝置提前離線。然而直到幾天後管理人員檢查報表時，才發現該區域的資料已中斷，而在感測器離線的這段期間倉庫內溫度曾飆升，導致多批溫度敏感貨品受損。這種事後才察覺的情形說明：缺乏電池壽命（</text:span><text:span text:style-name="T946">RUL</text:span><text:span text:style-name="T947">）預測與預防性維護機制，使得感測器一旦沒電故障，就會產生資料缺口而錯失關鍵事件的即時偵測。相較之下，業界領先者已開始為物聯網裝置導入更完整的電池壽命監測與維護流程。例如全球航運龍頭馬士基（</text:span><text:span text:style-name="T948">Maersk</text:span><text:span text:style-name="T949">）的智慧貨櫃就即時追蹤感測器的電池電量狀態，以確保裝置在長途運輸中持續運作、不會中途斷電。</text:span></text:p>
            <text:p text:style-name="P950"><text:span text:style-name="T951">→ </text:span><text:span text:style-name="T952">需求：</text:span><text:span text:style-name="T953"> </text:span><text:span text:style-name="T954">導入電池壽命預測（</text:span><text:span text:style-name="T955">Remaining Useful Life, RUL</text:span><text:span text:style-name="T956">）模型，建立可預測的感測器壽命管理與預防性維護機制。例如透過機器學習分析電池電壓、溫度和放電曲線，提前預測電池何時可能耗盡，主動通知更換。同時，串接分項計畫</text:span><text:span text:style-name="T957"><text:s/>B<text:s/></text:span><text:span text:style-name="T958">的</text:span><text:span text:style-name="T959"><text:s/>AI<text:s/></text:span><text:span text:style-name="T960">自主式事件報告，讓系統在感測器異常離線時自動通報並標記最後有效資料點，以協助維運人員迅速介入處置，提升整體系統可用度（此需求對應分項計畫</text:span><text:span text:style-name="T961"><text:s/>A</text:span><text:span text:style-name="T962">）。</text:span></text:p>
            <text:soft-page-break/>
            <text:h text:style-name="P963" text:outline-level="4"><text:span text:style-name="T964">痛點二｜報表產出耗時且缺乏互動（人工彙整、決策延滯）</text:span></text:h>
            <text:p text:style-name="P965"><text:span text:style-name="T966">目前報表生成流程需要跨系統手動彙整感測器時序資料、</text:span><text:span text:style-name="T967">GPS<text:s/></text:span><text:span text:style-name="T968">軌跡、開關門事件與環境紀錄，再以</text:span><text:span text:style-name="T969"><text:s/>Excel<text:s/></text:span><text:span text:style-name="T970">表格或簡報人工整理。此流程往往耗費數小時至數日，且容易因欄位解讀不同或檔案版本不一致而造成錯漏，進而延誤決策。實務上常見情況是報表送達決策者手中時，數據可能已經過時。</text:span></text:p>
            <text:p text:style-name="P971"><text:span text:style-name="T972">以具體情境為例：某食品物流公司的運輸主管每週需製作一份冷鏈運輸績效報告。他必須先從環境感測器系統匯出溫溼度時序資料，從車隊管理系統下載</text:span><text:span text:style-name="T973"><text:s/>GPS<text:s/></text:span><text:span text:style-name="T974">行車軌跡，並彙整倉儲管理系統中的開門紀錄和警報事件。接著花費數小時將不同來源的資料複製貼上到同一份</text:span><text:span text:style-name="T975"><text:s/>Excel</text:span><text:span text:style-name="T976">，中途還得反覆核對欄位單位與時戳對齊。曾經有一次，因不同資料版本時間對不上的誤差，報告中誤判了一起延誤事件的原因，直到事後開會討論才被現場人員指出。這種人工拼湊的做法容易導致供應鏈團隊忙於追查數字出處、校正不一致的資料，而無法及時採取行動。此外，傳統商業智慧工具要求使用者了解資料庫結構和專業查詢語法，現場主管即使知道想問什麼問題，也往往難以從系統即時取出答案，只能倚賴</text:span><text:span text:style-name="T977"><text:s/>IT<text:s/></text:span><text:span text:style-name="T978">人員離線製作特定報表。</text:span></text:p>
            <text:p text:style-name="P979"><text:span text:style-name="T980">→ </text:span><text:span text:style-name="T981">需求：</text:span><text:span text:style-name="T982"> </text:span><text:span text:style-name="T983">部署</text:span><text:span text:style-name="T984"><text:s/>AI<text:s/></text:span><text:span text:style-name="T985">自主式事件報告與自然語言查詢（</text:span><text:span text:style-name="T986">NLQ</text:span><text:span text:style-name="T987">）平台，讓資料彙整與報表產出由</text:span><text:span text:style-name="T988"><text:s/>AI<text:s/></text:span><text:span text:style-name="T989">自動完成，管理者可隨時以對話方式提問並即時獲取洞見。例如，引入供應鏈知識圖譜與語意分析引擎，使用者只需以自然語言發問（如「昨天南區倉庫有幾筆超溫警報？原因多為何？」），系統即可自動轉換為查詢邏輯並給出答案。此機制將顯著降低人工整理與資訊延遲的成本（此需求對應分項計畫</text:span><text:span text:style-name="T990"><text:s/>B</text:span><text:span text:style-name="T991">）。</text:span></text:p>
            <text:h text:style-name="P992" text:outline-level="4"><text:span text:style-name="T993">痛點三｜環境敏感貨品的異常風險難以及時掌握（濕度變化、原因追溯不足）</text:span></text:h>
            <text:p text:style-name="P994"><text:span text:style-name="T995">對濕度高度敏感的貨品（如咖啡豆、食品原料、精密零組件），在運輸與倉儲過程中若遭遇長時間濕度偏高或劇烈波動，容易導致發霉、品質下降、報廢，以及日後的索賠爭議。然而，多數現行系統僅能事後查看溫濕度曲線，缺乏即時異常提醒、自動紀錄環境劇變時的關聯事件，以</text:span><text:soft-page-break/><text:span text:style-name="T996">及提供簡明的事件說明。據統計，冷鏈不當造成的商品損耗每年高達數百億美元。</text:span></text:p>
            <text:p text:style-name="P997"><text:span text:style-name="T998">以具體情境為例：一家精品咖啡豆進口商有一批生豆海運進口，在夏季梅雨季節的港口中轉倉庫存放了一週。由於期間環境通風不佳，加上當週連日暴雨，倉庫內濕度長時間維持在</text:span><text:span text:style-name="T999"><text:s/>80%<text:s/></text:span><text:span text:style-name="T1000">以上。儘管感測器完整記錄了濕度數據，但業者並未即時獲得警報提醒。等到一週後倉庫人員巡檢時，才發現部分咖啡豆麻袋表面出現受潮發霉的跡象，最後不得不全數報廢。此事件凸顯出若系統能即時警示，就可能避免損失。業界已指出，若能即時監測並搭配</text:span><text:span text:style-name="T1001"><text:s/>AI<text:s/></text:span><text:span text:style-name="T1002">智慧警報，在問題發生前即可介入防範。</text:span></text:p>
            <text:p text:style-name="P1003"><text:span text:style-name="T1004">→ </text:span><text:span text:style-name="T1005">需求：</text:span><text:span text:style-name="T1006"> </text:span><text:span text:style-name="T1007">建立溫／濕度異常偵測與</text:span><text:span text:style-name="T1008"><text:s/>AI<text:s/></text:span><text:span text:style-name="T1009">自主式告警機制。例如，設定當環境濕度連續超過閾值達預先設定之時間門檻（例如連續</text:span><text:span text:style-name="T1010"><text:s/>30<text:s/></text:span><text:span text:style-name="T1011">分鐘）或短時間內劇烈波動時，自動以短信或</text:span><text:span text:style-name="T1012"><text:s/>APP<text:s/></text:span><text:span text:style-name="T1013">通知相關人員，並啟動預定應變流程。同時導入</text:span><text:span text:style-name="T1014"><text:s/>AI<text:s/></text:span><text:span text:style-name="T1015">自主式事件報告，於異常發生後自動彙整該時段的相關數據（如門禁紀錄、設備狀態、氣象資料等），並以自然語言生成事件說明與可能原因分析，協助管理者快速判讀與追溯，降低環境敏感貨品受損風險（此需求對應分項計畫</text:span><text:span text:style-name="T1016"><text:s/>C</text:span><text:span text:style-name="T1017">）。</text:span></text:p>
            <text:h text:style-name="P1018" text:outline-level="4"><text:span text:style-name="T1019">痛點四｜路線繞行與疑似竊盜風險無法即時辨識（</text:span><text:span text:style-name="T1020">GPS<text:s/></text:span><text:span text:style-name="T1021">偏離、人工作業判讀）</text:span></text:h>
            <text:p text:style-name="P1022"><text:span text:style-name="T1023">現行運輸監控多仰賴事後檢視</text:span><text:span text:style-name="T1024"><text:s/>GPS<text:s/></text:span><text:span text:style-name="T1025">記錄或人工判讀，難以區分「因營運因素造成的合理繞行」與「可疑繞路、異常停留」等高風險事件。貨櫃或貨箱遭未授權開啟時，也常於到倉後才被發現，錯失即時介入的時間窗口。</text:span><text:span text:style-name="T1026"><text:line-break/></text:span><text:span text:style-name="T1027">以具體情境為例：假設貨主為半導體大廠（如自新竹出貨之晶圓或設備），典型運輸路線包含「新竹工廠</text:span><text:span text:style-name="T1028">→</text:span><text:span text:style-name="T1029">台北港（卡車，約</text:span><text:span text:style-name="T1030"><text:s/>2<text:s/></text:span><text:span text:style-name="T1031">天）</text:span><text:span text:style-name="T1032">→</text:span><text:span text:style-name="T1033">台北港候港（約</text:span><text:span text:style-name="T1034"><text:s/>1<text:s/></text:span><text:span text:style-name="T1035">天）</text:span><text:span text:style-name="T1036">→</text:span><text:span text:style-name="T1037">荷蘭鹿特丹港（海運，約</text:span><text:span text:style-name="T1038"><text:s/>10<text:s/></text:span><text:span text:style-name="T1039">天）</text:span><text:span text:style-name="T1040">→</text:span><text:span text:style-name="T1041">鹿特丹港候港（約</text:span><text:span text:style-name="T1042"><text:s/>2<text:s/></text:span><text:span text:style-name="T1043">天）</text:span><text:span text:style-name="T1044">→</text:span><text:span text:style-name="T1045">荷蘭</text:span><text:span text:style-name="T1046"><text:s/>Eindhoven</text:span><text:span text:style-name="T1047">（卡車，約</text:span><text:span text:style-name="T1048"><text:s/>2<text:s/></text:span><text:span text:style-name="T1049">天）」。現行系統大多在「卡車超過</text:span><text:span text:style-name="T1050"><text:s/>2<text:s/></text:span><text:span text:style-name="T1051">天尚未抵達台北港」時才觸發逾時告警，屬於事後反應；若能在卡車尚未出發前即結合歷史壅塞與營運資訊，預先偵測到將出現大規模延誤，便可主動提醒供應商與其客戶「此批貨物預計延誤」，改為前饋式管理。同樣地，若模型能學習「新竹</text:span><text:span text:style-name="T1052">↔</text:span><text:span text:style-name="T1053">台北港</text:span><text:span text:style-name="T1054">↔</text:span><text:span text:style-name="T1055">鹿特丹</text:span><text:span text:style-name="T1056">↔Eindhoven</text:span><text:span text:style-name="T1057">」等常見路線之合理路徑與停留點，當卡車偏離合乎邏輯</text:span><text:soft-page-break/><text:span text:style-name="T1058">之路徑、出現異常繞行或停留在高風險區域時，即可發出疑似竊盜或詐欺之預警，而非事後回放軌跡才發現。</text:span><text:span text:style-name="T1059"><text:line-break/>→ </text:span><text:span text:style-name="T1060">需求</text:span><text:span text:style-name="T1061">：建置結合</text:span><text:span text:style-name="T1062"><text:s/>GPS</text:span><text:span text:style-name="T1063">／</text:span><text:span text:style-name="T1064">NTN<text:s/></text:span><text:span text:style-name="T1065">軌跡、</text:span><text:span text:style-name="T1066">GeoFencing</text:span><text:span text:style-name="T1067">、壓力／鎖具事件與路線行為特徵的路線異常與竊盜偵測模型，以即時辨識偏移、停留與未授權開啟事件，降低誤報、提升察覺精準度，並串接</text:span><text:span text:style-name="T1068">AI</text:span><text:span text:style-name="T1069">自主式事件報告提升事件調查效率（對應分項計畫</text:span><text:span text:style-name="T1070"><text:s/>D</text:span><text:span text:style-name="T1071">）。</text:span></text:p>
            <text:p text:style-name="P1072"><text:span text:style-name="T1073">本計畫即是從上述四大痛點出發，分別透過分項計畫</text:span><text:span text:style-name="T1074"><text:s/>A–D<text:s/></text:span><text:span text:style-name="T1075">建立對應之</text:span><text:span text:style-name="T1076"><text:s/>AI<text:s/></text:span><text:span text:style-name="T1077">解決方案與可量測之</text:span><text:span text:style-name="T1078"><text:s/>KPI</text:span><text:span text:style-name="T1079">，以系統化方式提升智慧物流之可靠度、安全性與國際競爭力。</text:span></text:p>
            <text:p text:style-name="P1080"/>
          </table:table-cell>
        </table:table-row>
      </table:table>
      <text:soft-page-break/>
      <text:h text:style-name="P1081" text:outline-level="2">二、計畫導入AI規劃</text:h>
      <text:p text:style-name="P1082"><text:span text:style-name="T1083">【說明】說明本計畫如何從「四大產業痛點」出發，對應至分項計畫</text:span><text:span text:style-name="T1084"><text:s/>A–D<text:s/></text:span><text:span text:style-name="T1085">之</text:span><text:span text:style-name="T1086"><text:s/>AI<text:s/></text:span><text:span text:style-name="T1087">技術與導入目標，並補充導入前後效益與資料治理</text:span><text:span text:style-name="T1088">/</text:span><text:span text:style-name="T1089">資安機制，確保成果可量測與可查核。另四個分項之間之資料與模型流向如下：</text:span><text:span text:style-name="T1090">A<text:s/></text:span><text:span text:style-name="T1091">產出之電池壽命預測（</text:span><text:span text:style-name="T1092">RUL</text:span><text:span text:style-name="T1093">）指標與感測器可信度</text:span><text:span text:style-name="T1094"><text:s/>→<text:s/></text:span><text:span text:style-name="T1095">提供</text:span><text:span text:style-name="T1096"><text:s/>B<text:s/></text:span><text:span text:style-name="T1097">作為查詢與報表指標；</text:span><text:span text:style-name="T1098">C/D<text:s/></text:span><text:span text:style-name="T1099">產生之環境與路線異常事件</text:span><text:span text:style-name="T1100"><text:s/>→<text:s/></text:span><text:span text:style-name="T1101">觸發</text:span><text:span text:style-name="T1102"><text:s/>B<text:s/></text:span><text:span text:style-name="T1103">的</text:span><text:span text:style-name="T1104"><text:s/>AI<text:s/></text:span><text:span text:style-name="T1105">報告與決策支援。</text:span></text:p>
      <text:p text:style-name="P1106"><text:span text:style-name="T1107">為兼顧技術創新與執行可行性，本計畫對多智能體協作與聯邦學習（</text:span><text:span text:style-name="T1108">FL</text:span><text:span text:style-name="T1109">）之導入，明確區分為「必達</text:span><text:span text:style-name="T1110"><text:s/>MVP</text:span><text:span text:style-name="T1111">」與「探索性</text:span><text:span text:style-name="T1112"><text:s/>PoC</text:span><text:span text:style-name="T1113">」兩層。</text:span><text:span text:style-name="T1114">MVP<text:s/></text:span><text:span text:style-name="T1115">部分，以單一代理為主體，優先完成電池壽命預測（</text:span><text:span text:style-name="T1116">RUL</text:span><text:span text:style-name="T1117">）與感測器可靠度管理、環境與路徑異常偵測及</text:span><text:span text:style-name="T1118"><text:s/>NLQ</text:span><text:span text:style-name="T1119">＋</text:span><text:span text:style-name="T1120">AI<text:s/></text:span><text:span text:style-name="T1121">自主事件報告等核心功能，並在</text:span><text:span text:style-name="T1122"><text:s/>1<text:s/></text:span><text:span text:style-name="T1123">個國際場域與</text:span><text:span text:style-name="T1124"><text:s/>1<text:s/></text:span><text:span text:style-name="T1125">個台灣場域達成既定</text:span><text:span text:style-name="T1126"><text:s/>F1-score</text:span><text:span text:style-name="T1127">、</text:span><text:span text:style-name="T1128">AUC</text:span><text:span text:style-name="T1129">、</text:span><text:span text:style-name="T1130">MAE</text:span><text:span text:style-name="T1131">、延遲與工時改善等</text:span><text:span text:style-name="T1132"><text:s/>KPI</text:span><text:span text:style-name="T1133">，作為計畫驗收之必要成果。多智能體排程與風險協同決策、跨場域</text:span><text:span text:style-name="T1134"><text:s/>FL<text:s/></text:span><text:span text:style-name="T1135">模型聚合等，則定位為雲端協作層之</text:span><text:span text:style-name="T1136"><text:s/>prototype</text:span><text:span text:style-name="T1137">／</text:span><text:span text:style-name="T1138">PoC</text:span><text:span text:style-name="T1139">，優先嘗試但不列為硬性驗收門檻。透過此分層設計，計畫得以在</text:span><text:span text:style-name="T1140"><text:s/>18<text:s/></text:span><text:span text:style-name="T1141">個月內交付具商用價值之</text:span><text:span text:style-name="T1142"><text:s/>AI<text:s/></text:span><text:span text:style-name="T1143">監控與報告功能，同時保留對前沿技術進行驗證與後續產品化布局的彈性。</text:span></text:p>
      <text:soft-page-break/>
      <text:h text:style-name="P1144" text:outline-level="4"><text:span text:style-name="T1145">(1)<text:s/></text:span><text:span text:style-name="T1146">導入技術目標：痛點</text:span><text:span text:style-name="T1147"><text:s/>→<text:s/></text:span><text:span text:style-name="T1148">分項計畫</text:span><text:span text:style-name="T1149"><text:s/>→ AI<text:s/></text:span><text:span text:style-name="T1150">解法</text:span></text:h>
      <table:table table:style-name="Table1151">
        <table:table-columns>
          <table:table-column table:style-name="TableColumn1152"/>
          <table:table-column table:style-name="TableColumn1153"/>
          <table:table-column table:style-name="TableColumn1154"/>
          <table:table-column table:style-name="TableColumn1155"/>
        </table:table-columns>
        <table:table-header-rows>
          <table:table-row table:style-name="TableRow1156">
            <table:table-cell table:style-name="TableCell1157">
              <text:p text:style-name="P1158"><text:span text:style-name="T1159">產業痛點（</text:span><text:span text:style-name="T1160">Pain Point</text:span><text:span text:style-name="T1161">）</text:span></text:p>
            </table:table-cell>
            <table:table-cell table:style-name="TableCell1162">
              <text:p text:style-name="P1163"><text:span text:style-name="T1164">對應分項計畫</text:span></text:p>
            </table:table-cell>
            <table:table-cell table:style-name="TableCell1165">
              <text:p text:style-name="P1166"><text:span text:style-name="T1167">主要</text:span><text:span text:style-name="T1168"><text:s/>AI<text:s/></text:span><text:span text:style-name="T1169">技術</text:span></text:p>
            </table:table-cell>
            <table:table-cell table:style-name="TableCell1170">
              <text:p text:style-name="P1171"><text:span text:style-name="T1172">導入目的與成效目標</text:span></text:p>
            </table:table-cell>
          </table:table-row>
        </table:table-header-rows>
        <table:table-row table:style-name="TableRow1173">
          <table:table-cell table:style-name="TableCell1174">
            <text:p text:style-name="Normal"><text:span text:style-name="T1175">痛點一｜感測器可靠度不足（電池衰退、環境干擾、資料遺失）</text:span></text:p>
          </table:table-cell>
          <table:table-cell table:style-name="TableCell1176">
            <text:p text:style-name="Normal"><text:span text:style-name="Strong">A.<text:s/></text:span><text:span text:style-name="T1177">感測器可靠度優化</text:span></text:p>
          </table:table-cell>
          <table:table-cell table:style-name="TableCell1178">
            <text:p text:style-name="Normal"><text:span text:style-name="T1179">電池壽命預測（</text:span>RUL<text:span text:style-name="T1180">）、預測性維護模型</text:span></text:p>
          </table:table-cell>
          <table:table-cell table:style-name="TableCell1181">
            <text:p text:style-name="Normal"><text:span text:style-name="T1182">透過</text:span><text:s/>AI<text:s/><text:span text:style-name="T1183">化電池壽命預測（</text:span>RUL<text:span text:style-name="T1184">）模型，建立預測性維護機制，提前偵測電池衰退與故障風險，使感測器可靠度由</text:span> <text:span text:style-name="Strong">90% → 95%+</text:span><text:span text:style-name="T1185">，並實現智能化維護排程。</text:span></text:p>
          </table:table-cell>
        </table:table-row>
        <table:table-row table:style-name="TableRow1186">
          <table:table-cell table:style-name="TableCell1187">
            <text:p text:style-name="Normal"><text:span text:style-name="T1188">痛點二｜報告產出耗時且缺乏互動（人工彙整、決策延遲）</text:span></text:p>
          </table:table-cell>
          <table:table-cell table:style-name="TableCell1189">
            <text:p text:style-name="Normal"><text:span text:style-name="Strong">B. AI<text:s/></text:span><text:span text:style-name="T1190">自主式報告與即時查詢（</text:span><text:span text:style-name="Strong">NLQ</text:span><text:span text:style-name="T1191">）</text:span></text:p>
          </table:table-cell>
          <table:table-cell table:style-name="TableCell1192">
            <text:p text:style-name="Normal"><text:span text:style-name="T1193">自然語言查詢（</text:span>NLQ<text:span text:style-name="T1194">）、</text:span>NL-to-SQL<text:span text:style-name="T1195">、</text:span>LLM<text:s/><text:span text:style-name="T1196">報告生成</text:span></text:p>
          </table:table-cell>
          <table:table-cell table:style-name="TableCell1197">
            <text:p text:style-name="Normal"><text:span text:style-name="T1198">讓管理階層與營運人員可用自然語言下指令取得數據與報告，將報告產出由</text:span> <text:span text:style-name="T1199">「人工數小時</text:span><text:span text:style-name="Strong"><text:s/>→<text:s/></text:span><text:span text:style-name="T1200">自動數秒」</text:span><text:span text:style-name="T1201">，</text:span>NLQ P95<text:s/><text:span text:style-name="T1202">延遲目標設定為</text:span><text:s/>&lt;60<text:s/><text:span text:style-name="T1203">秒、查詢正確率</text:span><text:s/>≥90%<text:span text:style-name="T1204">。</text:span></text:p>
          </table:table-cell>
        </table:table-row>
        <table:table-row table:style-name="TableRow1205">
          <table:table-cell table:style-name="TableCell1206">
            <text:p text:style-name="Normal"><text:span text:style-name="T1207">痛點三｜環境敏感貨品的異常風險難以及時掌握（濕度變化、原因追溯不足）</text:span></text:p>
          </table:table-cell>
          <table:table-cell table:style-name="TableCell1208">
            <text:p text:style-name="Normal"><text:span text:style-name="Strong">C.<text:s/></text:span><text:span text:style-name="T1209">敏感貨品環境異常偵測與</text:span><text:span text:style-name="Strong"><text:s/>AI<text:s/></text:span><text:span text:style-name="T1210">自主式事件報告</text:span></text:p>
          </table:table-cell>
          <table:table-cell table:style-name="TableCell1211">
            <text:p text:style-name="Normal"><text:span text:style-name="T1212">變化點</text:span>/<text:span text:style-name="T1213">統計門檻異常偵測、多變量時序模型、事件對齊（箱體開關</text:span>/<text:span text:style-name="T1214">路段）</text:span></text:p>
          </table:table-cell>
          <table:table-cell table:style-name="TableCell1215">
            <text:p text:style-name="Normal"><text:span text:style-name="T1216">以</text:span><text:s/>Smart TOTE<text:s/><text:span text:style-name="T1217">溫</text:span>/<text:span text:style-name="T1218">濕度</text:span><text:s/>(T/H)<text:s/><text:span text:style-name="T1219">與箱體開關事件為核心，偵測「長時間超標</text:span>/<text:span text:style-name="T1220">短時間劇烈波動」並結合</text:span><text:s/>AI<text:s/><text:span text:style-name="T1221">自主式事件報告，目標「違規提前預警率</text:span><text:s/>≥70%<text:span text:style-name="T1222">、事件報告</text:span><text:s/>SLA<text:span text:style-name="T1223">（</text:span>P95<text:span text:style-name="T1224">）</text:span><text:s/>≤2<text:s/><text:span text:style-name="T1225">分鐘」，協助提前掌握環境異常風險並追溯原因，降低貨損與索賠風險。</text:span></text:p>
          </table:table-cell>
        </table:table-row>
        <table:table-row table:style-name="TableRow1226">
          <table:table-cell table:style-name="TableCell1227">
            <text:p text:style-name="Normal"><text:span text:style-name="T1228">痛點四｜路線繞行與疑似竊盜風險無法即時辨識（</text:span><text:span text:style-name="Strong">GPS<text:s/></text:span><text:span text:style-name="T1229">偏</text:span><text:soft-page-break/><text:span text:style-name="T1230">離、人工作業判讀）</text:span></text:p>
          </table:table-cell>
          <table:table-cell table:style-name="TableCell1231">
            <text:p text:style-name="Normal"><text:span text:style-name="Strong">D.<text:s/></text:span><text:span text:style-name="T1232">路線異常與竊盜偵測（</text:span><text:span text:style-name="Strong">Smart TOTE</text:span><text:span text:style-name="T1233">）</text:span></text:p>
          </table:table-cell>
          <table:table-cell table:style-name="TableCell1234">
            <text:p text:style-name="Normal">GPS/NTN<text:s/><text:span text:style-name="T1235">時空軌跡模型、</text:span>Geo-fence<text:s/><text:span text:style-name="T1236">行為分析、鎖具</text:span><text:soft-page-break/>/<text:span text:style-name="T1237">壓力感測異常偵測</text:span></text:p>
          </table:table-cell>
          <table:table-cell table:style-name="TableCell1238">
            <text:p text:style-name="Normal"><text:span text:style-name="T1239">利用</text:span><text:s/>Smart TOTE<text:s/><text:span text:style-name="T1240">之</text:span> <text:span text:style-name="Strong">GPS/LTE/NTN<text:s/></text:span><text:span text:style-name="T1241">路線資料</text:span><text:span text:style-name="Strong"><text:s/>+ BLE Padlock/</text:span><text:span text:style-name="T1242">壓力感測開關狀態</text:span><text:span text:style-name="T1243">，結合路線行為模式分析，辨識「合理延誤</text:span><text:s/>vs.<text:s/><text:span text:style-name="T1244">真正異常」，實現</text:span> <text:span text:style-name="T1245">繞行、可疑停留、非法開箱</text:span><text:span text:style-name="Strong">/</text:span><text:span text:style-name="T1246">竊</text:span><text:soft-page-break/><text:span text:style-name="T1247">盜</text:span> <text:span text:style-name="T1248">之即時預警，目標達成偵測</text:span><text:s/>F1-score ≥0.85<text:span text:style-name="T1249">、</text:span>ETA MAE<text:s/><text:span text:style-name="T1250">改善</text:span><text:s/>≥25%<text:span text:style-name="T1251">、警示誤報率</text:span><text:s/>≤15%<text:span text:style-name="T1252">、關鍵警示回應時間</text:span><text:s/>&lt;30<text:s/><text:span text:style-name="T1253">分鐘，呼應痛點四所述「無法即時辨識」風險。</text:span></text:p>
          </table:table-cell>
        </table:table-row>
      </table:table>
      <text:soft-page-break/>
      <text:p text:style-name="P1254"><text:span text:style-name="T1255">Smart TOTE<text:s/></text:span><text:span text:style-name="T1256">具備</text:span><text:span text:style-name="T1257"><text:s/>BLE Padlock</text:span><text:span text:style-name="T1258">、壓力感測、</text:span><text:span text:style-name="T1259">GPS/LTE/NTN<text:s/></text:span><text:span text:style-name="T1260">連線能力，可進行箱體開關、鎖狀態與路線即時追蹤。</text:span><text:span text:style-name="T1261"><text:line-break/></text:span><text:span text:style-name="T1262">來源：</text:span><text:span text:style-name="T1263">Smart TOTE<text:s/></text:span><text:span text:style-name="T1264">技術規格文件（版本</text:span><text:span text:style-name="T1265"><text:s/>5.0<text:s/></text:span><text:span text:style-name="T1266">以上）</text:span></text:p>
      <text:p text:style-name="P1267"><draw:custom-shape svg:x="0in" svg:y="0in" svg:width="6.49375in" svg:height="0.00069in" draw:z-index="0" draw:id="id2" draw:style-name="a3" draw:name="Horizontal Line 2" text:anchor-type="as-char"><svg:title/><svg:desc/><draw:enhanced-geometry draw:type="non-primitive" svg:viewBox="0 0 21600 21600" draw:enhanced-path="M 0 0 L 21600 0 21600 21600 0 21600 Z N"/></draw:custom-shape></text:p>
      <text:h text:style-name="P1268" text:outline-level="4"><text:span text:style-name="T1269">（</text:span><text:span text:style-name="T1270">1-2</text:span><text:span text:style-name="T1271">）國際</text:span><text:span text:style-name="T1272"><text:s/>SOTA</text:span><text:span text:style-name="T1273">（</text:span><text:span text:style-name="T1274">State of the Art</text:span><text:span text:style-name="T1275">）與本計畫技術指標對照</text:span></text:h>
      <text:p text:style-name="P1276"><text:span text:style-name="T1277">為凸顯技術優越性與可查核性，下文擇要列出三項關鍵指標，對照國際常見或文獻</text:span><text:span text:style-name="T1278">/</text:span><text:span text:style-name="T1279">產業報告中可見之</text:span><text:span text:style-name="T1280"><text:s/>SOTA/</text:span><text:span text:style-name="T1281">通行水準與本計畫目標值，所有本計畫目標數值均與前述</text:span><text:span text:style-name="T1282"><text:s/>KPI<text:s/></text:span><text:span text:style-name="T1283">表保持一致。下列國際數據為近年電池壽命（</text:span><text:span text:style-name="T1284">RUL</text:span><text:span text:style-name="T1285">）預測、冷鏈監控與運輸可視化等公開研究，以及實務上</text:span><text:span text:style-name="T1286"><text:s/>real-time transportation visibility<text:s/></text:span><text:span text:style-name="T1287">平台案例之彙整範圍（例如</text:span><text:span text:style-name="T1288"><text:s/>Energies</text:span><text:span text:style-name="T1289">、</text:span><text:span text:style-name="T1290">iScience<text:s/></text:span><text:span text:style-name="T1291">等期刊之相關綜述，</text:span><text:span text:style-name="T1292">[Real-time Transportation Visibility Platforms Reviews, Gartner]</text:span><text:span text:style-name="T1293">、</text:span><text:span text:style-name="T1294">project44</text:span><text:span text:style-name="T1295">／</text:span><text:span text:style-name="T1296">Uber Freight<text:s/></text:span><text:span text:style-name="T1297">等</text:span><text:span text:style-name="T1298"><text:s/>ETA<text:s/></text:span><text:span text:style-name="T1299">案例說明），供讀者參考其量級合理性，並對照本計畫設定之目標指標。</text:span></text:p>
      <text:p text:style-name="P1300"><text:span text:style-name="T1301">相較於上述國際</text:span><text:span text:style-name="T1302"><text:s/>real-time transportation visibility<text:s/></text:span><text:span text:style-name="T1303">平台與文獻所示之</text:span><text:span text:style-name="T1304"><text:s/>RUL</text:span><text:span text:style-name="T1305">／</text:span><text:span text:style-name="T1306">ETA<text:s/></text:span><text:span text:style-name="T1307">指標化成果，國內多數冷鏈與物流場域仍以簡單門檻式溫度警報與單點</text:span><text:span text:style-name="T1308"><text:s/>GPS<text:s/></text:span><text:span text:style-name="T1309">回報為主，缺乏以</text:span><text:span text:style-name="T1310"><text:s/>F1-score</text:span><text:span text:style-name="T1311">、</text:span><text:span text:style-name="T1312">AUC</text:span><text:span text:style-name="T1313">、</text:span><text:span text:style-name="T1314">MAE<text:s/></text:span><text:span text:style-name="T1315">等量化指標驗證之</text:span><text:span text:style-name="T1316"><text:s/>AI<text:s/></text:span><text:span text:style-name="T1317">模型與跨段</text:span><text:span text:style-name="T1318"><text:s/>ETA<text:s/></text:span><text:span text:style-name="T1319">預測機制。本計畫即針對此落差進行補強。</text:span></text:p>
      <text:soft-page-break/>
      <text:h text:style-name="P1320" text:outline-level="4"><text:span text:style-name="T1321">①</text:span><text:span text:style-name="T1322"><text:s/></text:span><text:span text:style-name="T1323">電池壽命預測（</text:span><text:span text:style-name="T1324">RUL</text:span><text:span text:style-name="T1325">）</text:span></text:h>
      <table:table table:style-name="Table1326">
        <table:table-columns>
          <table:table-column table:style-name="TableColumn1327"/>
          <table:table-column table:style-name="TableColumn1328"/>
          <table:table-column table:style-name="TableColumn1329"/>
          <table:table-column table:style-name="TableColumn1330"/>
        </table:table-columns>
        <table:table-header-rows>
          <table:table-row table:style-name="TableRow1331">
            <table:table-cell table:style-name="TableCell1332">
              <text:p text:style-name="P1333"><text:span text:style-name="T1334">指標</text:span></text:p>
            </table:table-cell>
            <table:table-cell table:style-name="TableCell1335">
              <text:p text:style-name="P1336"><text:span text:style-name="T1337">典型現況／國際水準（參考值）</text:span></text:p>
            </table:table-cell>
            <table:table-cell table:style-name="TableCell1338">
              <text:p text:style-name="P1339"><text:span text:style-name="T1340">本計畫目標（</text:span><text:span text:style-name="T1341">KPI<text:s/></text:span><text:span text:style-name="T1342">對照）</text:span></text:p>
            </table:table-cell>
            <table:table-cell table:style-name="TableCell1343">
              <text:p text:style-name="P1344"><text:span text:style-name="T1345">說明</text:span></text:p>
            </table:table-cell>
          </table:table-row>
        </table:table-header-rows>
        <table:table-row table:style-name="TableRow1346">
          <table:table-cell table:style-name="TableCell1347">
            <text:p text:style-name="P1348"><text:span text:style-name="T1349">感測器可靠度（</text:span>Availability<text:span text:style-name="T1350">）</text:span></text:p>
          </table:table-cell>
          <table:table-cell table:style-name="TableCell1351">
            <text:p text:style-name="P1352"><text:span text:style-name="T1353">約</text:span><text:s/>85–90%<text:span text:style-name="T1354">（多為被動維護，故障後更換）</text:span></text:p>
          </table:table-cell>
          <table:table-cell table:style-name="TableCell1355">
            <text:p text:style-name="Normal"><text:span text:style-name="Strong">≥95%</text:span></text:p>
          </table:table-cell>
          <table:table-cell table:style-name="TableCell1356">
            <text:p text:style-name="Normal"><text:span text:style-name="T1357">導入電池壽命預測（</text:span>RUL<text:span text:style-name="T1358">）與預防性維護後，透過狀態監測與預警降低非計畫性停機。</text:span></text:p>
          </table:table-cell>
        </table:table-row>
        <table:table-row table:style-name="TableRow1359">
          <table:table-cell table:style-name="TableCell1360">
            <text:p text:style-name="Normal">RUL<text:s/><text:span text:style-name="T1361">預測準確率</text:span></text:p>
          </table:table-cell>
          <table:table-cell table:style-name="TableCell1362">
            <text:p text:style-name="Normal"><text:span text:style-name="T1363">多數實務與研究顯示</text:span><text:s/>80–88%<text:s/><text:span text:style-name="T1364">為常見可達範圍</text:span></text:p>
          </table:table-cell>
          <table:table-cell table:style-name="TableCell1365">
            <text:p text:style-name="Normal"><text:span text:style-name="Strong">≥90%</text:span></text:p>
          </table:table-cell>
          <table:table-cell table:style-name="TableCell1366">
            <text:p text:style-name="Normal"><text:span text:style-name="T1367">以</text:span><text:s/>LSTM/TFT<text:s/><text:span text:style-name="T1368">等時序模型建立</text:span><text:s/>RUL<text:s/><text:span text:style-name="T1369">預測模型，目標優於一般公開實驗結果（約</text:span><text:s/>80%+<text:span text:style-name="T1370">）並提供可解釋結果。</text:span></text:p>
          </table:table-cell>
        </table:table-row>
        <table:table-row table:style-name="TableRow1371">
          <table:table-cell table:style-name="TableCell1372">
            <text:p text:style-name="Normal">RUL<text:s/><text:span text:style-name="T1373">預測誤差（</text:span>MAE<text:span text:style-name="T1374">）</text:span></text:p>
          </table:table-cell>
          <table:table-cell table:style-name="TableCell1375">
            <text:p text:style-name="Normal"><text:span text:style-name="T1376">文獻中針對實際運行電池，多以</text:span><text:s/>10–20<text:s/><text:span text:style-name="T1377">天級誤差為可接受區間</text:span></text:p>
          </table:table-cell>
          <table:table-cell table:style-name="TableCell1378">
            <text:p text:style-name="Normal"><text:span text:style-name="Strong">≤10<text:s/></text:span><text:span text:style-name="T1379">天</text:span></text:p>
          </table:table-cell>
          <table:table-cell table:style-name="TableCell1380">
            <text:p text:style-name="Normal"><text:span text:style-name="T1381">以生存分析＋時序模型預測剩餘壽命，將誤差壓在</text:span><text:s/>10<text:s/><text:span text:style-name="T1382">天以內，對齊或優於公開</text:span><text:s/>RUL<text:s/><text:span text:style-name="T1383">實驗結果。</text:span></text:p>
          </table:table-cell>
        </table:table-row>
      </table:table>
      <text:p text:style-name="P1384"><text:span text:style-name="T1385">參考資料（範例）：</text:span></text:p>
      <text:list text:style-name="LFO38" text:continue-numbering="true">
        <text:list-item>
          <text:p text:style-name="P1386"><text:span text:style-name="T1387">Sylvestrin GR et al., </text:span><text:span text:style-name="T1388">“State-of-the-art in electric batteries’ state-of-health (SoH) prognostics”</text:span><text:span text:style-name="T1389">, Energies, 2025</text:span><text:span text:style-name="T1390">：整理實務與實驗環境中</text:span><text:span text:style-name="T1391"><text:s/>SoH/RUL<text:s/></text:span><text:span text:style-name="T1392">預測方法，多數實務誤差約落在</text:span><text:span text:style-name="T1393"><text:s/>10–20<text:s/></text:span><text:span text:style-name="T1394">天級別</text:span><text:span text:style-name="T1395">。</text:span></text:p>
        </text:list-item>
        <text:list-item>
          <text:p text:style-name="P1396"><text:span text:style-name="T1397">Shu X. et al., </text:span><text:span text:style-name="T1398">“State of health prediction of lithium-ion batteries based on …”</text:span><text:span text:style-name="T1399">, iScience, 2021</text:span><text:span text:style-name="T1400">：以數據驅動方法預測鋰電池</text:span><text:span text:style-name="T1401"><text:s/>SoH</text:span><text:span text:style-name="T1402">，顯示</text:span><text:span text:style-name="T1403"><text:s/>80–88%<text:s/></text:span><text:span text:style-name="T1404">準確率為常見可達水準</text:span><text:span text:style-name="T1405">。</text:span></text:p>
        </text:list-item>
        <text:list-item>
          <text:p text:style-name="P1406"><text:span text:style-name="T1407">Pohlmann S. et al., </text:span><text:span text:style-name="T1408">“State-of-health prediction of lithium-ion batteries based on Gaussian process regression …”</text:span><text:span text:style-name="T1409">, 2024</text:span><text:span text:style-name="T1410">：以高精度</text:span><text:span text:style-name="T1411"><text:s/>SoH<text:s/></text:span><text:span text:style-name="T1412">預測模型說明實務上對</text:span><text:span text:style-name="T1413"><text:s/>SoH/RUL<text:s/></text:span><text:span text:style-name="T1414">誤差範圍的要求與挑戰</text:span><text:span text:style-name="T1415">。</text:span></text:p>
        </text:list-item>
      </text:list>
      <text:soft-page-break/>
      <text:h text:style-name="P1416" text:outline-level="4"><text:span text:style-name="T1417">②</text:span><text:span text:style-name="T1418"><text:s/></text:span><text:span text:style-name="T1419">環境敏感貨品的異常風險與提前預警（呼應痛點三）</text:span></text:h>
      <table:table table:style-name="Table1420">
        <table:table-columns>
          <table:table-column table:style-name="TableColumn1421"/>
          <table:table-column table:style-name="TableColumn1422"/>
          <table:table-column table:style-name="TableColumn1423"/>
          <table:table-column table:style-name="TableColumn1424"/>
        </table:table-columns>
        <table:table-header-rows>
          <table:table-row table:style-name="TableRow1425">
            <table:table-cell table:style-name="TableCell1426">
              <text:p text:style-name="P1427"><text:span text:style-name="T1428">指標</text:span></text:p>
            </table:table-cell>
            <table:table-cell table:style-name="TableCell1429">
              <text:p text:style-name="P1430"><text:span text:style-name="T1431">典型現況／國際水準（參考值）</text:span></text:p>
            </table:table-cell>
            <table:table-cell table:style-name="TableCell1432">
              <text:p text:style-name="P1433"><text:span text:style-name="T1434">本計畫目標（</text:span><text:span text:style-name="T1435">KPI<text:s/></text:span><text:span text:style-name="T1436">對照）</text:span></text:p>
            </table:table-cell>
            <table:table-cell table:style-name="TableCell1437">
              <text:p text:style-name="P1438"><text:span text:style-name="T1439">說明</text:span></text:p>
            </table:table-cell>
          </table:table-row>
        </table:table-header-rows>
        <table:table-row table:style-name="TableRow1440">
          <table:table-cell table:style-name="TableCell1441">
            <text:p text:style-name="P1442"><text:span text:style-name="T1443">環境異常偵測</text:span><text:s/>F1-score</text:p>
          </table:table-cell>
          <table:table-cell table:style-name="TableCell1444">
            <text:p text:style-name="P1445"><text:span text:style-name="T1446">國際溫濕度敏感貨品監控與設備廠商多採門檻＋</text:span>rule-based<text:span text:style-name="T1447">，公開案例</text:span><text:s/>F1<text:s/><text:span text:style-name="T1448">約</text:span><text:s/>0.7–0.8</text:p>
          </table:table-cell>
          <table:table-cell table:style-name="TableCell1449">
            <text:p text:style-name="Normal"><text:span text:style-name="Strong">≥0.88</text:span></text:p>
          </table:table-cell>
          <table:table-cell table:style-name="TableCell1450">
            <text:p text:style-name="Normal"><text:span text:style-name="T1451">以變化點偵測與多變量時序模型進行短期預測，搭配箱體開關與路段事件對齊，將偵測效能提高至</text:span><text:s/>0.88<text:s/><text:span text:style-name="T1452">以上，優於一般門檻式做法。</text:span></text:p>
          </table:table-cell>
        </table:table-row>
        <table:table-row table:style-name="TableRow1453">
          <table:table-cell table:style-name="TableCell1454">
            <text:p text:style-name="Normal"><text:span text:style-name="T1455">違規／異常提前預警率</text:span></text:p>
          </table:table-cell>
          <table:table-cell table:style-name="TableCell1456">
            <text:p text:style-name="Normal"><text:span text:style-name="T1457">多為事後查帳或臨界點才报警，提前預警率偏低（</text:span>&lt;30%<text:span text:style-name="T1458">）</text:span></text:p>
          </table:table-cell>
          <table:table-cell table:style-name="TableCell1459">
            <text:p text:style-name="Normal"><text:span text:style-name="Strong">≥70%</text:span></text:p>
          </table:table-cell>
          <table:table-cell table:style-name="TableCell1460">
            <text:p text:style-name="Normal"><text:span text:style-name="T1461">以短期預測模型推估未來</text:span><text:s/>30–60<text:s/><text:span text:style-name="T1462">分鐘內之環境變化，於預測顯示將觸及溫濕度敏感貨品環境風險門檻前至少</text:span><text:s/>30<text:s/><text:span text:style-name="T1463">分鐘主動觸發預警，並由</text:span><text:s/>AI<text:s/><text:span text:style-name="T1464">自主式事件報告輔助判讀，對應「痛點三」中對濕度變化與提前掌握風險之需求。</text:span></text:p>
          </table:table-cell>
        </table:table-row>
        <table:table-row table:style-name="TableRow1465">
          <table:table-cell table:style-name="TableCell1466">
            <text:p text:style-name="Normal"><text:span text:style-name="T1467">事件報告</text:span><text:s/>SLA<text:span text:style-name="T1468">（</text:span>P95<text:span text:style-name="T1469">）</text:span></text:p>
          </table:table-cell>
          <table:table-cell table:style-name="TableCell1470">
            <text:p text:style-name="Normal"><text:span text:style-name="T1471">多仰賴人工彙整與</text:span><text:s/>Email<text:s/><text:span text:style-name="T1472">通報，常以「小時」計</text:span></text:p>
          </table:table-cell>
          <table:table-cell table:style-name="TableCell1473">
            <text:p text:style-name="Normal"><text:span text:style-name="Strong">≤2<text:s/></text:span><text:span text:style-name="T1474">分鐘（端到端）</text:span></text:p>
          </table:table-cell>
          <table:table-cell table:style-name="TableCell1475">
            <text:p text:style-name="Normal"><text:span text:style-name="T1476">由異常偵測直接觸發</text:span><text:s/>AI<text:s/><text:span text:style-name="T1477">自主式事件報告與推播管線，大幅縮短通報時間。</text:span></text:p>
          </table:table-cell>
        </table:table-row>
      </table:table>
      <text:p text:style-name="P1478"><text:span text:style-name="T1479">參考資料（範例）：</text:span></text:p>
      <text:list text:style-name="LFO39" text:continue-numbering="true">
        <text:list-item>
          <text:p text:style-name="P1480"><text:span text:style-name="T1481">Xie Z. et al., </text:span><text:span text:style-name="T1482">“An anomaly detection scheme for data stream in cold chain logistics”</text:span><text:span text:style-name="T1483">, PLOS ONE, 2025</text:span><text:span text:style-name="T1484">：提出冷鏈物流資料流異常偵測方法，說明傳統</text:span><text:span text:style-name="T1485"><text:s/>rule-based<text:s/></text:span><text:span text:style-name="T1486">門檻法在偵測率與誤報率上的限制</text:span><text:span text:style-name="T1487">。</text:span></text:p>
        </text:list-item>
        <text:list-item>
          <text:p text:style-name="P1488"><text:span text:style-name="T1489">Zhang W. et al., </text:span><text:span text:style-name="T1490">“A data-driven framework for intelligent cold chain monitoring”</text:span><text:span text:style-name="T1491">, 2025</text:span><text:span text:style-name="T1492">：整合</text:span><text:span text:style-name="T1493"><text:s/>IoT<text:s/></text:span><text:span text:style-name="T1494">感測與</text:span><text:span text:style-name="T1495"><text:s/>ML<text:s/></text:span><text:span text:style-name="T1496">異常偵測的冷鏈監控架構，佐證以</text:span><text:span text:style-name="T1497"><text:s/>ML<text:s/></text:span><text:span text:style-name="T1498">提升溫度異常偵測效能與提前預警的可行性</text:span><text:span text:style-name="T1499">。</text:span></text:p>
        </text:list-item>
        <text:list-item>
          <text:p text:style-name="P1500"><text:span text:style-name="T1501">MarketsandMarkets, </text:span><text:span text:style-name="T1502">“Cold Chain Monitoring Market”</text:span><text:span text:style-name="T1503">, 2025</text:span><text:span text:style-name="T1504">：說明冷鏈監控市場成長與導入場景，對應本計畫聚焦之溫濕度敏感貨品運輸</text:span><text:span text:style-name="T1505">。</text:span></text:p>
        </text:list-item>
      </text:list>
      <text:soft-page-break/>
      <text:h text:style-name="P1506" text:outline-level="4"><text:span text:style-name="T1507">③</text:span><text:span text:style-name="T1508"><text:s/></text:span><text:span text:style-name="T1509">路線繞行／疑似竊盜偵測與</text:span><text:span text:style-name="T1510"><text:s/>ETA<text:s/></text:span><text:span text:style-name="T1511">預測（呼應痛點四）</text:span></text:h>
      <table:table table:style-name="Table1512">
        <table:table-columns>
          <table:table-column table:style-name="TableColumn1513"/>
          <table:table-column table:style-name="TableColumn1514"/>
          <table:table-column table:style-name="TableColumn1515"/>
          <table:table-column table:style-name="TableColumn1516"/>
        </table:table-columns>
        <table:table-header-rows>
          <table:table-row table:style-name="TableRow1517">
            <table:table-cell table:style-name="TableCell1518">
              <text:p text:style-name="P1519"><text:span text:style-name="T1520">指標</text:span></text:p>
            </table:table-cell>
            <table:table-cell table:style-name="TableCell1521">
              <text:p text:style-name="P1522"><text:span text:style-name="T1523">典型現況／國際水準（參考值）</text:span></text:p>
            </table:table-cell>
            <table:table-cell table:style-name="TableCell1524">
              <text:p text:style-name="P1525"><text:span text:style-name="T1526">本計畫目標（</text:span><text:span text:style-name="T1527">KPI<text:s/></text:span><text:span text:style-name="T1528">對照）</text:span></text:p>
            </table:table-cell>
            <table:table-cell table:style-name="TableCell1529">
              <text:p text:style-name="P1530"><text:span text:style-name="T1531">說明</text:span></text:p>
            </table:table-cell>
          </table:table-row>
        </table:table-header-rows>
        <table:table-row table:style-name="TableRow1532">
          <table:table-cell table:style-name="TableCell1533">
            <text:p text:style-name="P1534"><text:span text:style-name="T1535">路線偏離偵測</text:span><text:s/>AUC</text:p>
          </table:table-cell>
          <table:table-cell table:style-name="TableCell1536">
            <text:p text:style-name="P1537"><text:span text:style-name="T1538">物流與車聯網研究中，以純</text:span><text:s/>GPS<text:s/><text:span text:style-name="T1539">特徵訓練之異常偵測模型</text:span><text:s/>AUC<text:s/><text:span text:style-name="T1540">多落在</text:span><text:s/>0.80–0.88</text:p>
          </table:table-cell>
          <table:table-cell table:style-name="TableCell1541">
            <text:p text:style-name="Normal"><text:span text:style-name="Strong">≥0.90</text:span></text:p>
          </table:table-cell>
          <table:table-cell table:style-name="TableCell1542">
            <text:p text:style-name="Normal"><text:span text:style-name="T1543">以</text:span><text:s/>LSTM<text:s/><text:span text:style-name="T1544">等時序模型結合路網與運輸行為上下文特徵，將</text:span><text:s/>AUC<text:s/><text:span text:style-name="T1545">推升至</text:span><text:s/>0.90<text:s/><text:span text:style-name="T1546">以上，對齊近期國際研究的較高水準。</text:span></text:p>
          </table:table-cell>
        </table:table-row>
        <table:table-row table:style-name="TableRow1547">
          <table:table-cell table:style-name="TableCell1548">
            <text:p text:style-name="Normal"><text:span text:style-name="T1549">竊盜／未授權開啟</text:span><text:s/>F1-score</text:p>
          </table:table-cell>
          <table:table-cell table:style-name="TableCell1550">
            <text:p text:style-name="Normal"><text:span text:style-name="T1551">多倚賴門禁或人工作業紀錄，實務上少有公開</text:span><text:s/>F1<text:s/><text:span text:style-name="T1552">數據，多為「事件案例」說明</text:span></text:p>
          </table:table-cell>
          <table:table-cell table:style-name="TableCell1553">
            <text:p text:style-name="Normal"><text:span text:style-name="Strong">≥0.85</text:span></text:p>
          </table:table-cell>
          <table:table-cell table:style-name="TableCell1554">
            <text:p text:style-name="Normal"><text:span text:style-name="T1555">透過</text:span><text:s/>Smart TOTE<text:span text:style-name="T1556">（</text:span>BLE Padlock<text:span text:style-name="T1557">＋壓力感測）與行為模式建模，明確訂出</text:span><text:s/>F1≥0.85<text:s/><text:span text:style-name="T1558">的可量測門檻。</text:span></text:p>
          </table:table-cell>
        </table:table-row>
        <table:table-row table:style-name="TableRow1559">
          <table:table-cell table:style-name="TableCell1560">
            <text:p text:style-name="Normal">ETA<text:s/><text:span text:style-name="T1561">預測誤差（</text:span>MAE<text:span text:style-name="T1562">）</text:span></text:p>
          </table:table-cell>
          <table:table-cell table:style-name="TableCell1563">
            <text:p text:style-name="Normal"><text:span text:style-name="T1564">國際貨櫃與幹線運輸</text:span><text:s/>ETA<text:s/><text:span text:style-name="T1565">預測，公開案例多為</text:span><text:s/>1.5–3<text:s/><text:span text:style-name="T1566">小時級</text:span><text:s/>MAE</text:p>
          </table:table-cell>
          <table:table-cell table:style-name="TableCell1567">
            <text:p text:style-name="Normal"><text:span text:style-name="T1568">改善</text:span><text:span text:style-name="Strong"><text:s/>≥25%</text:span></text:p>
          </table:table-cell>
          <table:table-cell table:style-name="TableCell1569">
            <text:p text:style-name="Normal"><text:span text:style-name="T1570">以歷史路線資料與時序模型，將</text:span><text:s/>ETA MAE<text:s/><text:span text:style-name="T1571">自現況再降低</text:span><text:s/>25%<text:s/><text:span text:style-name="T1572">以上，對齊或優於國際平台實務經驗。</text:span></text:p>
          </table:table-cell>
        </table:table-row>
      </table:table>
      <text:p text:style-name="P1573"><text:span text:style-name="T1574">參考資料（範例）：</text:span></text:p>
      <text:list text:style-name="LFO40" text:continue-numbering="true">
        <text:list-item>
          <text:p text:style-name="P1575"><text:span text:style-name="T1576">Wani AA et al., </text:span><text:span text:style-name="T1577">“Ten quick tips for improving estimated time of arrival (ETA) in fleet-based transportation systems”</text:span><text:span text:style-name="T1578">, PeerJ Computer Science, 2025</text:span><text:span text:style-name="T1579">：整理車隊／運輸</text:span><text:span text:style-name="T1580"><text:s/>ETA<text:s/></text:span><text:span text:style-name="T1581">預測實務中</text:span><text:span text:style-name="T1582"><text:s/>MAE<text:s/></text:span><text:span text:style-name="T1583">量級與常見誤差來源，佐證</text:span><text:span text:style-name="T1584"><text:s/>1.5–3<text:s/></text:span><text:span text:style-name="T1585">小時級</text:span><text:span text:style-name="T1586"><text:s/>MAE<text:s/></text:span><text:span text:style-name="T1587">為典型範圍</text:span><text:span text:style-name="T1588">。</text:span></text:p>
        </text:list-item>
        <text:list-item>
          <text:p text:style-name="P1589"><text:span text:style-name="T1590">Gartner, </text:span><text:span text:style-name="T1591">“Real-Time Transportation Visibility Platforms Reviews”</text:span><text:span text:style-name="T1592">（</text:span><text:span text:style-name="T1593">RTTV<text:s/></text:span><text:span text:style-name="T1594">市場評論）：說明現行國際</text:span><text:span text:style-name="T1595"><text:s/>RTTV<text:s/></text:span><text:span text:style-name="T1596">平台多以</text:span><text:span text:style-name="T1597"><text:s/>GPS</text:span><text:span text:style-name="T1598">＋交通／天氣資訊進行</text:span><text:span text:style-name="T1599"><text:s/>ETA<text:s/></text:span><text:span text:style-name="T1600">預測與異常告警</text:span><text:span text:style-name="T1601">。</text:span></text:p>
        </text:list-item>
        <text:list-item>
          <text:p text:style-name="P1602"><text:span text:style-name="T1603">project44, </text:span><text:span text:style-name="T1604">“ETA reimagined: Transforming project44’s prediction engine”</text:span><text:span text:style-name="T1605">, 2025</text:span><text:span text:style-name="T1606">；</text:span><text:span text:style-name="T1607">Uber Freight, </text:span><text:span text:style-name="T1608">“A look inside the AI engine powering on-time arrivals”</text:span><text:span text:style-name="T1609">, 2023</text:span><text:span text:style-name="T1610">：說明國際平台透過</text:span><text:span text:style-name="T1611"><text:s/>AI<text:s/></text:span><text:span text:style-name="T1612">提升</text:span><text:span text:style-name="T1613"><text:s/>ETA<text:s/></text:span><text:span text:style-name="T1614">準確度與異常預警的實務成果</text:span><text:span text:style-name="T1615">。</text:span></text:p>
        </text:list-item>
      </text:list>
      <text:p text:style-name="P1616"><text:span text:style-name="T1617">上述指標將透過前述「技術驗證協議」與第三方測試／場域驗證報告進行查核，並納入里程碑</text:span><text:span text:style-name="T1618"><text:s/>B.1</text:span><text:span text:style-name="T1619">／</text:span><text:span text:style-name="T1620">B.2<text:s/></text:span><text:span text:style-name="T1621">之審查基準，以確保「技術優越性」不僅為定性敘述，而能以量化數據對照國際水準。</text:span></text:p>
      <text:soft-page-break/>
      <text:p text:style-name="P1622"><text:span text:style-name="T1623">綜合上述三項指標對照可見，本計畫在電池壽命預測（</text:span><text:span text:style-name="T1624">RUL</text:span><text:span text:style-name="T1625">）、環境異常偵測與路線／竊盜偵測三個面向，皆設定高於文獻與國際平台典型水準之目標；並透過自研時序模型、多源感測資料融合與</text:span><text:span text:style-name="T1626"><text:s/>Smart TOTE<text:s/></text:span><text:span text:style-name="T1627">硬體整合，形成具自主性之</text:span><text:span text:style-name="T1628"><text:s/>AI<text:s/></text:span><text:span text:style-name="T1629">技術與可累積之核心智財（</text:span><text:span text:style-name="T1630">IP</text:span><text:span text:style-name="T1631">）。</text:span></text:p>
      <text:p text:style-name="P1632"><draw:custom-shape svg:x="0in" svg:y="0in" svg:width="6.49375in" svg:height="0.00069in" draw:z-index="0" draw:id="id3" draw:style-name="a4" draw:name="Horizontal Line 1" text:anchor-type="as-char"><svg:title/><svg:desc/><draw:enhanced-geometry draw:type="non-primitive" svg:viewBox="0 0 21600 21600" draw:enhanced-path="M 0 0 L 21600 0 21600 21600 0 21600 Z N"/></draw:custom-shape></text:p>
      <text:h text:style-name="P1633" text:outline-level="4"><text:span text:style-name="T1634">(2)<text:s/></text:span><text:span text:style-name="T1635">導入前（現況）與導入後（預期結果）對照（含</text:span><text:span text:style-name="T1636"><text:s/>Smart TOTE</text:span><text:span text:style-name="T1637">）</text:span></text:h>
      <table:table table:style-name="Table1638">
        <table:table-columns>
          <table:table-column table:style-name="TableColumn1639"/>
          <table:table-column table:style-name="TableColumn1640"/>
          <table:table-column table:style-name="TableColumn1641"/>
        </table:table-columns>
        <table:table-header-rows>
          <table:table-row table:style-name="TableRow1642">
            <table:table-cell table:style-name="TableCell1643">
              <text:p text:style-name="P1644"><text:span text:style-name="T1645">項目</text:span></text:p>
            </table:table-cell>
            <table:table-cell table:style-name="TableCell1646">
              <text:p text:style-name="P1647"><text:span text:style-name="T1648">導入前（現況問題）</text:span></text:p>
            </table:table-cell>
            <table:table-cell table:style-name="TableCell1649">
              <text:p text:style-name="P1650"><text:span text:style-name="T1651">導入後（預期成果）</text:span></text:p>
            </table:table-cell>
          </table:table-row>
        </table:table-header-rows>
        <table:table-row table:style-name="TableRow1652">
          <table:table-cell table:style-name="TableCell1653">
            <text:p text:style-name="Normal"><text:span text:style-name="T1654">感測器可靠度與智能維護</text:span><text:span text:style-name="T1655"><text:line-break/></text:span><text:span text:style-name="T1656">（痛點一</text:span><text:span text:style-name="Strong"><text:s/>/<text:s/></text:span><text:span text:style-name="T1657">分項計畫</text:span><text:span text:style-name="Strong">A</text:span><text:span text:style-name="T1658">）</text:span></text:p>
          </table:table-cell>
          <table:table-cell table:style-name="TableCell1659">
            <text:p text:style-name="Normal"><text:span text:style-name="T1660">感測器電池衰退與離線無法事先預測，常出現「資料中斷、補測成本高」，造成異常判讀困難與維運成本上升。</text:span></text:p>
          </table:table-cell>
          <table:table-cell table:style-name="TableCell1661">
            <text:p text:style-name="Normal"><text:span text:style-name="T1662">透過</text:span><text:s/>AI<text:s/><text:span text:style-name="T1663">化電池壽命預測（</text:span>RUL<text:span text:style-name="T1664">）模型，建立預測性維護機制，提前辨識電池衰退與故障風險，</text:span><text:span text:style-name="T1665">可靠度（</text:span><text:span text:style-name="Strong">Availability</text:span><text:span text:style-name="T1666">）提升至</text:span><text:span text:style-name="Strong"><text:s/>≥95%</text:span><text:span text:style-name="T1667">，</text:span><text:span text:style-name="Strong">RUL<text:s/></text:span><text:span text:style-name="T1668">預測</text:span><text:span text:style-name="Strong"><text:s/>MAE ≤10</text:span><text:span text:style-name="T1669">天，資料完整性</text:span><text:span text:style-name="Strong"><text:s/>≥95%</text:span><text:span text:style-name="T1670">，降低非計畫性停機與維運成本。</text:span></text:p>
          </table:table-cell>
        </table:table-row>
        <table:table-row table:style-name="TableRow1671">
          <table:table-cell table:style-name="TableCell1672">
            <text:p text:style-name="Normal"><text:span text:style-name="T1673">報告產出與決策效率</text:span><text:span text:style-name="T1674"><text:line-break/></text:span><text:span text:style-name="T1675">（痛點二</text:span><text:span text:style-name="Strong"><text:s/>/<text:s/></text:span><text:span text:style-name="T1676">分項計畫</text:span><text:span text:style-name="Strong">B</text:span><text:span text:style-name="T1677">）</text:span></text:p>
          </table:table-cell>
          <table:table-cell table:style-name="TableCell1678">
            <text:p text:style-name="Normal"><text:span text:style-name="T1679">報表需由人工作業彙整，多數查詢需「寄信</text:span>/<text:span text:style-name="T1680">開工單</text:span><text:s/>→<text:s/><text:span text:style-name="T1681">等待數小時至數日」，決策延遲且難以追蹤誰查了什麼資料。</text:span></text:p>
          </table:table-cell>
          <table:table-cell table:style-name="TableCell1682">
            <text:p text:style-name="Normal"><text:span text:style-name="T1683">建置</text:span><text:s/>NLQ +<text:s/><text:span text:style-name="T1684">自動報告系統，高層與營運直接以自然語言詢問；</text:span><text:span text:style-name="T1685">報告生成由數小時縮短為</text:span><text:span text:style-name="Strong"><text:s/>&lt;45<text:s/></text:span><text:span text:style-name="T1686">秒</text:span><text:span text:style-name="T1687">（初期</text:span><text:s/>M1-M6<text:s/><text:span text:style-name="T1688">目標），並保留查詢審計軌跡，支援高階管理報告與例行週</text:span>/<text:span text:style-name="T1689">月報自動產製。</text:span></text:p>
          </table:table-cell>
        </table:table-row>
        <table:table-row table:style-name="TableRow1690">
          <table:table-cell table:style-name="TableCell1691">
            <text:p text:style-name="Normal"><text:span text:style-name="T1692">環境敏感貨品之違規與品質風險</text:span><text:span text:style-name="T1693"><text:line-break/></text:span><text:span text:style-name="T1694">（痛點</text:span><text:soft-page-break/><text:span text:style-name="T1695">三</text:span><text:span text:style-name="Strong"><text:s/>/<text:s/></text:span><text:span text:style-name="T1696">分項計畫</text:span><text:span text:style-name="Strong">C</text:span><text:span text:style-name="T1697">）</text:span></text:p>
          </table:table-cell>
          <table:table-cell table:style-name="TableCell1698">
            <text:p text:style-name="Normal"><text:span text:style-name="T1699">多數仍屬「事後查帳」，缺乏即時異常提醒與簡明說明，無法快速判讀成因與處置，錯失提前介入時機。</text:span></text:p>
          </table:table-cell>
          <table:table-cell table:style-name="TableCell1700">
            <text:p text:style-name="Normal"><text:span text:style-name="T1701">以變化點</text:span>/<text:span text:style-name="T1702">統計門檻＋簡單規則偵測溫</text:span>/<text:span text:style-name="T1703">濕度異常，對齊箱體開關</text:span>/<text:span text:style-name="T1704">路段事件，自動觸發分項</text:span><text:s/>B<text:s/><text:span text:style-name="T1705">的</text:span><text:s/>AI<text:s/><text:span text:style-name="T1706">報告與推播，產出「事件摘要＋建議處置」。</text:span><text:span text:style-name="T1707">提前預警率</text:span><text:span text:style-name="Strong"><text:s/>≥70%</text:span><text:span text:style-name="T1708">，違規率下降</text:span><text:span text:style-name="Strong"><text:s/>≥30%</text:span><text:span text:style-name="T1709">，事件報告</text:span><text:span text:style-name="Strong"><text:s/>SLA</text:span><text:span text:style-name="T1710">（</text:span><text:span text:style-name="Strong">P95</text:span><text:span text:style-name="T1711">）</text:span><text:span text:style-name="Strong"><text:s/>≤ 2<text:s/></text:span><text:span text:style-name="T1712">分鐘</text:span><text:span text:style-name="T1713">。</text:span></text:p>
          </table:table-cell>
        </table:table-row>
        <table:table-row table:style-name="TableRow1714">
          <table:table-cell table:style-name="TableCell1715">
            <text:p text:style-name="Normal"><text:span text:style-name="T1716">路線繞行、合理延誤與潛在竊盜</text:span><text:span text:style-name="T1717"><text:line-break/></text:span><text:span text:style-name="T1718">（痛點四</text:span><text:span text:style-name="Strong"><text:s/>/<text:s/></text:span><text:span text:style-name="T1719">分項計畫</text:span><text:span text:style-name="Strong">D</text:span><text:span text:style-name="T1720">）</text:span></text:p>
          </table:table-cell>
          <table:table-cell table:style-name="TableCell1721">
            <text:p text:style-name="Normal"><text:span text:style-name="T1722">目前多依賴事後</text:span><text:s/>GPS<text:s/><text:span text:style-name="T1723">回看與人工判斷，「合理延誤」與「繞路偷運」難以區分；貨櫃被開箱、鎖具遭破壞多在事後才被發現。</text:span></text:p>
          </table:table-cell>
          <table:table-cell table:style-name="TableCell1724">
            <text:p text:style-name="Normal"><text:span text:style-name="T1725">以</text:span><text:s/>GPS/NTN<text:s/><text:span text:style-name="T1726">時空軌跡與路線行為模型建立路線預測及異常模型，搭配</text:span><text:s/>Smart TOTE <text:span text:style-name="Strong">BLE Padlock/</text:span><text:span text:style-name="T1727">壓力感測</text:span> <text:span text:style-name="T1728">資訊辨識未授權開箱；系統即時標註「合理延誤」與「可疑繞行</text:span>/<text:span text:style-name="T1729">停留</text:span>/<text:span text:style-name="T1730">非法開箱」，</text:span><text:span text:style-name="Strong">F1-score ≥0.85</text:span><text:span text:style-name="T1731">、警示誤報率</text:span><text:span text:style-name="Strong"><text:s/>≤15%</text:span><text:span text:style-name="T1732">、關鍵警示回應時間</text:span><text:span text:style-name="Strong"><text:s/>&lt;30<text:s/></text:span><text:span text:style-name="T1733">分鐘</text:span><text:span text:style-name="T1734">。</text:span></text:p>
          </table:table-cell>
        </table:table-row>
      </table:table>
      <text:h text:style-name="P1735" text:outline-level="4"><text:span text:style-name="T1736">(3)<text:s/></text:span><text:span text:style-name="T1737">資訊安全與資料治理（合規機制）</text:span></text:h>
      <text:list text:style-name="LFO41" text:continue-numbering="true">
        <text:list-item>
          <text:p text:style-name="P1738"><text:span text:style-name="T1739">資料分級與來源：內部（裝置時序</text:span><text:span text:style-name="T1740">/</text:span><text:span text:style-name="T1741">事件）、外部（路線</text:span><text:span text:style-name="T1742">/</text:span><text:span text:style-name="T1743">地理）；建立數據目錄與血緣</text:span><text:span text:style-name="T1744">。</text:span></text:p>
        </text:list-item>
        <text:list-item>
          <text:p text:style-name="P1745"><text:span text:style-name="T1746">存取控管：依職能與最小權限原則（</text:span><text:span text:style-name="T1747">RBAC/ABAC</text:span><text:span text:style-name="T1748">）、唯讀白名單查詢、審計日誌保存</text:span><text:span text:style-name="T1749">≥1</text:span><text:span text:style-name="T1750">年</text:span><text:span text:style-name="T1751">。</text:span></text:p>
        </text:list-item>
        <text:list-item>
          <text:p text:style-name="P1752"><text:span text:style-name="T1753">個資</text:span><text:span text:style-name="T1754">/</text:span><text:span text:style-name="T1755">敏感資料：去識別化</text:span><text:span text:style-name="T1756">/</text:span><text:span text:style-name="T1757">匿名化（雜湊</text:span><text:span text:style-name="T1758">/</text:span><text:span text:style-name="T1759">遮罩）、跨境傳輸以區域化部署與聯邦學習（</text:span><text:span text:style-name="T1760">FL</text:span><text:span text:style-name="T1761">）處理</text:span><text:span text:style-name="T1762">。</text:span></text:p>
        </text:list-item>
        <text:list-item>
          <text:p text:style-name="P1763"><text:span text:style-name="T1764">合規框架：</text:span><text:span text:style-name="T1765">GDPR/DPIA<text:s/></text:span><text:span text:style-name="T1766">檢核、第三方資安掃描（</text:span><text:span text:style-name="T1767">SAST/</text:span><text:span text:style-name="T1768">依賴）、定期弱掃與備援演練（每季）</text:span><text:span text:style-name="T1769">。</text:span></text:p>
        </text:list-item>
        <text:list-item>
          <text:p text:style-name="P1770"><text:span text:style-name="T1771">稽核與版本：資料版本控管、模型版本</text:span><text:span text:style-name="T1772">/</text:span><text:span text:style-name="T1773">回滾、查詢路由與模型輸出全程可追溯</text:span><text:span text:style-name="T1774">。</text:span></text:p>
        </text:list-item>
      </text:list>
      <text:h text:style-name="P1775" text:outline-level="2">三、計畫導入執行策略</text:h>
      <text:list text:style-name="LFO6" text:continue-numbering="true">
        <text:list-item>
          <text:p text:style-name="P1776"><text:span text:style-name="T1777">計畫執行內容</text:span></text:p>
        </text:list-item>
      </text:list>
      <table:table table:style-name="Table1778">
        <table:table-columns>
          <table:table-column table:style-name="TableColumn1779"/>
          <table:table-column table:style-name="TableColumn1780"/>
        </table:table-columns>
        <table:table-row table:style-name="TableRow1781">
          <table:table-cell table:style-name="TableCell1782" table:number-columns-spanned="2">
            <text:p text:style-name="P1783">預期導入場域驗證企業之場域、驗證項目及導入方式</text:p>
          </table:table-cell>
          <table:covered-table-cell/>
        </table:table-row>
        <table:table-row table:style-name="TableRow1784">
          <table:table-cell table:style-name="TableCell1785">
            <text:p text:style-name="P1786"><text:span text:style-name="T1787">場域</text:span></text:p>
          </table:table-cell>
          <table:table-cell table:style-name="TableCell1788">
            <text:p text:style-name="NormalWeb"><text:s text:c="2"/><text:span text:style-name="T1789">國際場域部分</text:span><text:span text:style-name="T1790">：已與瑞士</text:span><text:s/>Arviem<text:s/><text:span text:style-name="T1791">簽署合作備忘錄（</text:span>MOU<text:span text:style-name="T1792">），由</text:span><text:s/>Arviem<text:s/><text:span text:style-name="T1793">提供跨洲際海運、空運與冷鏈等國際物流場域，作為長週期</text:span><text:soft-page-break/><text:span text:style-name="T1794">實際運輸資料之蒐集來源與</text:span><text:s/>AI<text:s/><text:span text:style-name="T1795">模型之國際實證場域。預計優先選定「高值電子零組件出口」、「溫控貨物（如冷鏈醫療／生技產品）」等運輸路線進行試導入。</text:span></text:p>
            <text:p text:style-name="NormalWeb"><text:s text:c="2"/><text:span text:style-name="T1796">國內場域部分</text:span><text:span text:style-name="T1797">：已與台灣</text:span><text:s/>SimiQue<text:span text:style-name="T1798">（新邁高國際信息有限公司）簽署《國內場域試導入合作備忘錄》，由</text:span><text:s/>SimiQue<text:s/><text:span text:style-name="T1799">提供高安全等級之倉儲、轉運中心與車隊場域，配合本計畫進行裝置布署、資料蒐集與導入效益驗證，作為本案之在地示範場域與後續國內擴散之基礎。優先聚焦於「高敏感度、高價值設備與物資之倉儲與運補」等具安全需求之運輸場景。</text:span></text:p>
          </table:table-cell>
        </table:table-row>
        <text:soft-page-break/>
        <table:table-row table:style-name="TableRow1800">
          <table:table-cell table:style-name="TableCell1801">
            <text:p text:style-name="P1802"><text:span text:style-name="T1803">驗證項目</text:span></text:p>
          </table:table-cell>
          <table:table-cell table:style-name="TableCell1804">
            <text:p text:style-name="NormalWeb"><text:s text:c="2"/><text:span text:style-name="T1805">國際場域（</text:span><text:span text:style-name="Strong">Arviem</text:span><text:span text:style-name="T1806">）主要驗證項目</text:span></text:p>
            <text:list text:style-name="LFO43" text:continue-numbering="true">
              <text:list-item>
                <text:p text:style-name="P1807"><text:span text:style-name="T1808">智慧貨箱／</text:span>Smart TOTE<text:s/><text:span text:style-name="T1809">之多感測資料（定位、鎖狀態、壓力／溫度等）長週期傳輸與資料品質穩定性驗證。</text:span></text:p>
              </text:list-item>
              <text:list-item>
                <text:p text:style-name="P1810"><text:span text:style-name="T1811">電池剩餘壽命預測（</text:span>RUL<text:span text:style-name="T1812">）模型在跨國長程海運／空運情境下之準確度與實務可用性驗證。</text:span></text:p>
              </text:list-item>
              <text:list-item>
                <text:p text:style-name="P1813"><text:span text:style-name="T1814">運輸路線偏離與竊盜風險偵測模型之</text:span><text:s/>AUC<text:span text:style-name="T1815">、</text:span>F1<text:s/><text:span text:style-name="T1816">值等技術指標，以及實際異常案件追蹤與誤報／漏報比例。</text:span></text:p>
              </text:list-item>
              <text:list-item>
                <text:p text:style-name="P1817"><text:span text:style-name="T1818">冷鏈／溫控貨物之環境異常偵測（如溫度／壓力異常）與貨損事件關聯性分析，作為減少報廢與重送之依據。</text:span></text:p>
              </text:list-item>
              <text:list-item>
                <text:p text:style-name="P1819"><text:span text:style-name="T1820">自然語言查詢（</text:span>NLQ<text:span text:style-name="T1821">）與</text:span><text:s/>AI<text:s/><text:span text:style-name="T1822">報表功能在國際貨主／承攬商實際操作情境中的可用性與回報的工時節省效益。</text:span></text:p>
              </text:list-item>
            </text:list>
            <text:p text:style-name="NormalWeb"><text:s text:c="2"/><text:span text:style-name="T1823">國內場域（</text:span><text:span text:style-name="Strong">SimiQue</text:span><text:span text:style-name="T1824">）主要驗證項目</text:span></text:p>
            <text:list text:style-name="LFO44" text:continue-numbering="true">
              <text:list-item>
                <text:p text:style-name="P1825"><text:span text:style-name="T1826">在高安全等級倉儲與車隊運輸場域中，智慧貨箱之裝置布署密度、通訊穩定度與設備維護模式可行性。</text:span></text:p>
              </text:list-item>
              <text:list-item>
                <text:p text:style-name="P1827"><text:span text:style-name="T1828">鎖狀態、路線軌跡與壓力／震動等訊號結合之異常／竊盜偵測模型，在國內短中程運輸情境之判別能力。</text:span></text:p>
              </text:list-item>
              <text:list-item>
                <text:p text:style-name="P1829"><text:span text:style-name="T1830">在敏感物資與高價值設備調撥流程中導入風險評分機制後，是否有助於提前發現「高風險運輸批次」，降低人工逐筆檢查之負擔。</text:span></text:p>
              </text:list-item>
              <text:list-item>
                <text:p text:style-name="P1831"><text:span text:style-name="T1832">國內使用者（駐點人員、物流管理單位）對</text:span><text:s/>AI<text:s/><text:span text:style-name="T1833">風險儀表板、告警機制與稽核軌跡之實務使用回饋，用以修正介面與流程。</text:span></text:p>
              </text:list-item>
            </text:list>
          </table:table-cell>
        </table:table-row>
        <text:soft-page-break/>
        <table:table-row table:style-name="TableRow1834">
          <table:table-cell table:style-name="TableCell1835">
            <text:p text:style-name="P1836"><text:span text:style-name="T1837">導入方式</text:span></text:p>
          </table:table-cell>
          <table:table-cell table:style-name="TableCell1838">
            <text:p text:style-name="NormalWeb"><text:span text:style-name="T1839">本計畫採「分階段、分場域」導入策略，避免一次性大規模布署所造成之風險，具體方式如下：</text:span></text:p>
            <text:list text:style-name="LFO45" text:continue-numbering="true">
              <text:list-item>
                <text:p text:style-name="P1840"><text:span text:style-name="T1841">導入前期（</text:span><text:span text:style-name="Strong">0–6<text:s/></text:span><text:span text:style-name="T1842">個月）</text:span><text:span text:style-name="Strong">—<text:s/></text:span><text:span text:style-name="T1843">小規模試布署與資料盤點</text:span></text:p>
                <text:list text:continue-numbering="true">
                  <text:list-item>
                    <text:p text:style-name="P1844"><text:span text:style-name="T1845">與</text:span><text:s/>Arviem<text:span text:style-name="T1846">、</text:span>SimiQue<text:s/><text:span text:style-name="T1847">共同選定代表性運輸路線與倉儲節點，先行布署少量智慧貨箱及感測裝置。</text:span></text:p>
                  </text:list-item>
                  <text:list-item>
                    <text:p text:style-name="P1848"><text:span text:style-name="T1849">建立標準化裝置啟用、註冊與維護流程，並串接至本計畫雲端資料平台，完成資料品質檢核與特徵工程流程。</text:span></text:p>
                  </text:list-item>
                  <text:list-item>
                    <text:p text:style-name="P1850"><text:span text:style-name="T1851">針對現行人工報表、異常通報流程進行盤點，作為</text:span><text:s/>AI<text:s/><text:span text:style-name="T1852">報表與風險儀表板設計之基準。</text:span></text:p>
                  </text:list-item>
                </text:list>
              </text:list-item>
              <text:list-item>
                <text:p text:style-name="P1853"><text:span text:style-name="T1854">導入中期（</text:span><text:span text:style-name="Strong">6–12<text:s/></text:span><text:span text:style-name="T1855">個月）</text:span><text:span text:style-name="Strong">— AI<text:s/></text:span><text:span text:style-name="T1856">模型導入與雙場域並行驗證</text:span></text:p>
                <text:list text:continue-numbering="true">
                  <text:list-item>
                    <text:p text:style-name="P1857"><text:span text:style-name="T1858">於國際與國內場域同步導入</text:span><text:s/>RUL<text:span text:style-name="T1859">、環境異常與路線／竊盜偵測等核心</text:span><text:s/>AI<text:s/><text:span text:style-name="T1860">模型，並以雙軌方式（</text:span>AI<text:s/><text:span text:style-name="T1861">建議＋既有流程）運行一段期間，比較差異。</text:span></text:p>
                  </text:list-item>
                  <text:list-item>
                    <text:p text:style-name="P1862"><text:span text:style-name="T1863">建立跨場域之</text:span><text:s/>KPI<text:s/><text:span text:style-name="T1864">監測儀表板（例如異常偵測</text:span><text:s/>F1<text:s/><text:span text:style-name="T1865">值、無效運輸里程變化、貨損率變化、報表出具時間縮短比例等）。</text:span></text:p>
                  </text:list-item>
                  <text:list-item>
                    <text:p text:style-name="P1866"><text:span text:style-name="T1867">透過定期工作坊與使用者回饋，調整告警門檻、模型參數及儀表板呈現方式。</text:span></text:p>
                  </text:list-item>
                </text:list>
              </text:list-item>
              <text:list-item>
                <text:p text:style-name="P1868"><text:span text:style-name="T1869">導入後期（</text:span><text:span text:style-name="Strong">12–18<text:s/></text:span><text:span text:style-name="T1870">個月）</text:span><text:span text:style-name="Strong">—<text:s/></text:span><text:span text:style-name="T1871">擴大量測與可商轉驗證</text:span></text:p>
                <text:list text:continue-numbering="true">
                  <text:list-item>
                    <text:p text:style-name="P1872"><text:span text:style-name="T1873">在</text:span><text:s/>Arviem<text:s/><text:span text:style-name="T1874">及</text:span><text:s/>SimiQue<text:s/><text:span text:style-name="T1875">選定之場域擴大部署裝置數量與應用路線，驗證系統在較大規模下之穩定度與維運模式。</text:span></text:p>
                  </text:list-item>
                  <text:list-item>
                    <text:p text:style-name="P1876"><text:span text:style-name="T1877">整合合作夥伴之既有系統（如</text:span><text:s/>TMS<text:span text:style-name="T1878">、</text:span>WMS<text:s/><text:span text:style-name="T1879">或客製化後勤／物流系統），以</text:span><text:s/>API<text:s/><text:span text:style-name="T1880">或事件通知方式嵌入</text:span><text:s/>AI<text:s/><text:span text:style-name="T1881">風險評分與告警結果。</text:span></text:p>
                  </text:list-item>
                  <text:list-item>
                    <text:p text:style-name="P1882"><text:span text:style-name="T1883">依實際運行成果調整收費模式與服務流程，提出具體可商轉之「標準服務包」與後續國內外擴散計畫。</text:span></text:p>
                  </text:list-item>
                </text:list>
              </text:list-item>
            </text:list>
            <text:p text:style-name="P1884"/>
          </table:table-cell>
        </table:table-row>
        <text:soft-page-break/>
        <table:table-row table:style-name="TableRow1885">
          <table:table-cell table:style-name="TableCell1886" table:number-columns-spanned="2">
            <text:p text:style-name="P1887">預期可導入本計畫AI應用技術之業者規劃、內部資源配置或策略聯盟業者</text:p>
          </table:table-cell>
          <table:covered-table-cell/>
        </table:table-row>
        <table:table-row table:style-name="TableRow1888">
          <table:table-cell table:style-name="TableCell1889" table:number-columns-spanned="2">
            <text:p text:style-name="NormalWeb"><text:span text:style-name="T1890">（一）預期導入之業者規劃</text:span></text:p>
            <text:list text:style-name="LFO46" text:continue-numbering="true">
              <text:list-item>
                <text:p text:style-name="P1891"><text:span text:style-name="T1892">既有合作夥伴</text:span><text:span text:style-name="T1893">：</text:span></text:p>
                <text:list text:continue-numbering="true">
                  <text:list-item>
                    <text:p text:style-name="P1894"><text:span text:style-name="T1895">瑞士</text:span><text:s/>Arviem<text:s/><text:span text:style-name="T1896">所服務之跨國貨主與國際物流業者，預期為首波導入</text:span><text:s/>Smart TOTE AI<text:s/><text:span text:style-name="T1897">監控服務之國際客戶群。</text:span></text:p>
                  </text:list-item>
                  <text:list-item>
                    <text:p text:style-name="P1898">SimiQue<text:s/><text:span text:style-name="T1899">所服務之國內高安全等級倉儲與物流單位，將作為在地示範案例與日後國內關鍵產業客戶之擴散基礎。</text:span></text:p>
                  </text:list-item>
                </text:list>
              </text:list-item>
              <text:list-item>
                <text:p text:style-name="P1900"><text:span text:style-name="T1901">延伸導入對象</text:span><text:span text:style-name="T1902">：</text:span></text:p>
                <text:list text:continue-numbering="true">
                  <text:list-item>
                    <text:p text:style-name="P1903"><text:span text:style-name="T1904">具高值貨品運輸需求之國內外電子產業供應鏈、精密機械與醫療／生技業者。</text:span></text:p>
                  </text:list-item>
                  <text:list-item>
                    <text:p text:style-name="P1905"><text:span text:style-name="T1906">國內外第三方物流（</text:span>3PL<text:span text:style-name="T1907">）、貨運承攬業者及倉儲／冷鏈服務業者。</text:span></text:p>
                  </text:list-item>
                  <text:list-item>
                    <text:p text:style-name="P1908"><text:span text:style-name="T1909">未來可透過系統整合商及電信營運商（如</text:span><text:s/>5G<text:span text:style-name="T1910">＋</text:span>IoT<text:s/><text:span text:style-name="T1911">解決方案供應商）將本計畫</text:span><text:s/>AI<text:s/><text:span text:style-name="T1912">應用技術整合至更大規模之產業解決方案中。</text:span></text:p>
                  </text:list-item>
                </text:list>
              </text:list-item>
            </text:list>
            <text:p text:style-name="NormalWeb"><text:span text:style-name="T1913">（二）申請單位內部資源配置</text:span></text:p>
            <text:list text:style-name="LFO47" text:continue-numbering="true">
              <text:list-item>
                <text:p text:style-name="P1914"><text:span text:style-name="T1915">設置專責</text:span><text:s/>PMO<text:s/><text:span text:style-name="T1916">及技術負責人統籌本計畫之時程、資源與風險管理。</text:span></text:p>
              </text:list-item>
              <text:list-item>
                <text:p text:style-name="P1917"><text:span text:style-name="T1918">由資料科學／</text:span>AI<text:s/><text:span text:style-name="T1919">團隊負責電池壽命預測、異常偵測與風險評分等核心模型之研發與維運。</text:span></text:p>
              </text:list-item>
              <text:list-item>
                <text:p text:style-name="P1920"><text:span text:style-name="T1921">系統開發團隊負責雲端資料平台、</text:span>API<text:s/><text:span text:style-name="T1922">介接、儀表板與多租戶</text:span><text:s/>AI-MaaS<text:s/><text:span text:style-name="T1923">平台之實作。</text:span></text:p>
              </text:list-item>
              <text:list-item>
                <text:p text:style-name="P1924"><text:span text:style-name="T1925">現場技術服務與客戶成功人員（</text:span>FAE<text:span text:style-name="T1926">／</text:span>CS<text:span text:style-name="T1927">）擔任場域溝通窗口，協助裝置佈署、使用者訓練與營運回饋蒐集。</text:span></text:p>
              </text:list-item>
            </text:list>
            <text:p text:style-name="NormalWeb"><text:span text:style-name="T1928">（三）策略聯盟業者</text:span></text:p>
            <text:list text:style-name="LFO48" text:continue-numbering="true">
              <text:list-item>
                <text:p text:style-name="P1929"><text:span text:style-name="T1930">與</text:span><text:s/>Arviem<text:s/><text:span text:style-name="T1931">建立「國際場域＋客戶通路」策略聯盟，將本計畫</text:span><text:s/>AI<text:s/><text:span text:style-name="T1932">模型與平台服務整合為</text:span><text:s/>Arviem<text:s/><text:span text:style-name="T1933">現有貨運可視化服務之增值模組。</text:span></text:p>
              </text:list-item>
              <text:list-item>
                <text:p text:style-name="P1934"><text:span text:style-name="T1935">與</text:span><text:s/>SimiQue<text:s/><text:span text:style-name="T1936">建立「國內高安全等級物流場域」策略合作關係，協助其在關鍵產業與高值物資運輸領域導入</text:span><text:s/>AI<text:s/><text:span text:style-name="T1937">風險預警能力。</text:span></text:p>
              </text:list-item>
              <text:list-item>
                <text:p text:style-name="P1938"><text:span text:style-name="T1939">視計畫進展與需求，洽談系統整合商、雲端服務商或電信營運商作為後續擴散階段之合作夥伴，以加速在國內外之複製與布署。</text:span></text:p>
              </text:list-item>
            </text:list>
            <text:p text:style-name="P1940"/>
          </table:table-cell>
          <table:covered-table-cell/>
        </table:table-row>
        <text:soft-page-break/>
        <table:table-row table:style-name="TableRow1941">
          <table:table-cell table:style-name="TableCell1942" table:number-columns-spanned="2">
            <text:p text:style-name="P1943">導入AI應用技術後之構想、服務模式、服務流程設計與優化、應用情境設計等</text:p>
          </table:table-cell>
          <table:covered-table-cell/>
        </table:table-row>
        <table:table-row table:style-name="TableRow1944">
          <table:table-cell table:style-name="TableCell1945" table:number-columns-spanned="2">
            <text:p text:style-name="NormalWeb"><text:span text:style-name="T1946">（一）導入後之服務構想與模式</text:span></text:p>
            <text:list text:style-name="LFO49" text:continue-numbering="true">
              <text:list-item>
                <text:p text:style-name="P1947"><text:span text:style-name="T1948">建立以「智慧貨箱＋</text:span>AI<text:s/><text:span text:style-name="T1949">風險預測」為核心之</text:span><text:s/><text:span text:style-name="Strong">AI-MaaS</text:span><text:span text:style-name="T1950">（</text:span><text:span text:style-name="Strong">AI as a Service</text:span><text:span text:style-name="T1951">）訂閱服務</text:span><text:span text:style-name="T1952">，採「按箱／按趟／按月」彈性計價模式。</text:span></text:p>
              </text:list-item>
              <text:list-item>
                <text:p text:style-name="P1953"><text:span text:style-name="T1954">透過標準化</text:span><text:s/>API<text:s/><text:span text:style-name="T1955">與</text:span><text:s/>SaaS<text:s/><text:span text:style-name="T1956">平台介面，讓國內外物流／貨主業者無須大幅修改原有系統，即可將風險評分、</text:span>RUL<text:s/><text:span text:style-name="T1957">預測與異常告警嵌入現行作業流程。</text:span></text:p>
              </text:list-item>
              <text:list-item>
                <text:p text:style-name="P1958"><text:span text:style-name="T1959">依客戶成熟度與需求，提供分級服務方案（例如：</text:span></text:p>
                <text:list text:continue-numbering="true">
                  <text:list-item>
                    <text:p text:style-name="P1960"><text:span text:style-name="T1961">基礎型：僅提供即時位置與基本告警；</text:span></text:p>
                  </text:list-item>
                  <text:list-item>
                    <text:p text:style-name="P1962"><text:span text:style-name="T1963">進階型：附加</text:span><text:s/>AI<text:s/><text:span text:style-name="T1964">異常偵測、</text:span>RUL<text:s/><text:span text:style-name="T1965">預測與</text:span><text:s/>ESG<text:s/><text:span text:style-name="T1966">報表；</text:span></text:p>
                  </text:list-item>
                  <text:list-item>
                    <text:p text:style-name="P1967"><text:span text:style-name="T1968">企業型：支援多場域整合、客製化儀表板與第三方整合）。</text:span></text:p>
                  </text:list-item>
                </text:list>
              </text:list-item>
            </text:list>
            <text:p text:style-name="NormalWeb"><text:span text:style-name="T1969">（二）服務流程設計與優化</text:span></text:p>
            <text:list text:style-name="LFO50" text:continue-numbering="true">
              <text:list-item>
                <text:p text:style-name="P1970"><text:span text:style-name="T1971">客戶開通服務與帳號</text:span><text:s/>→<text:s/><text:span text:style-name="T1972">建立公司／場域／設備之主檔資料。</text:span></text:p>
              </text:list-item>
              <text:list-item>
                <text:p text:style-name="P1973"><text:span text:style-name="T1974">客戶於出貨前於平台建立「運輸批次」並指派對應智慧貨箱／感測裝置。</text:span></text:p>
              </text:list-item>
              <text:list-item>
                <text:p text:style-name="P1975"><text:span text:style-name="T1976">運輸過程中，裝置持續上傳定位、環境、鎖狀態等資料至雲端平台。</text:span></text:p>
              </text:list-item>
              <text:list-item>
                <text:p text:style-name="P1977">AI<text:s/><text:span text:style-name="T1978">模型即時計算風險評分、</text:span>RUL<text:s/><text:span text:style-name="T1979">與異常事件，透過儀表板、簡訊或</text:span><text:s/>Email<text:span text:style-name="T1980">／</text:span>Webhook<text:s/><text:span text:style-name="T1981">對相關人員發出告警。</text:span></text:p>
              </text:list-item>
              <text:list-item>
                <text:p text:style-name="P1982"><text:span text:style-name="T1983">運輸完成後，自動產出「運輸風險與異常分析報告」，並可依需求產出</text:span><text:s/>ESG<text:span text:style-name="T1984">／減碳相關佐證報表。</text:span></text:p>
              </text:list-item>
              <text:list-item>
                <text:p text:style-name="P1985"><text:span text:style-name="T1986">透過定期回顧會議與使用者回饋，調整模型參數、告警門檻與流程設計，以持續優化服務體驗與營運效率。</text:span></text:p>
              </text:list-item>
            </text:list>
            <text:p text:style-name="NormalWeb"><text:span text:style-name="T1987">（三）應用情境設計</text:span></text:p>
            <text:list text:style-name="LFO51" text:continue-numbering="true">
              <text:list-item>
                <text:p text:style-name="P1988"><text:span text:style-name="T1989">高值電子產品出口場景</text:span><text:span text:style-name="T1990">：針對跨洲際運輸之高價值伺服器、通訊設備或晶片模組，提供從倉庫出貨到國外客戶收貨全程的風險監控與異常追蹤。</text:span></text:p>
              </text:list-item>
              <text:list-item>
                <text:p text:style-name="P1991"><text:span text:style-name="T1992">冷鏈與醫療／生技產品場景</text:span><text:span text:style-name="T1993">：對疫苗、試劑或溫控藥品等貨物監控運輸過程中的溫度、壓力與開箱狀態，降低冷鏈失溫與報廢風險。</text:span></text:p>
              </text:list-item>
              <text:list-item>
                <text:p text:style-name="P1994"><text:span text:style-name="T1995">關鍵設備與高敏感度物資運補場景</text:span><text:span text:style-name="T1996">：針對關鍵設備、備品與高敏感度物資，在倉儲與調撥過程中利用路線異常、鎖狀態與環境異常偵測，強化資產保全與稽核軌跡。</text:span></text:p>
              </text:list-item>
              <text:list-item>
                <text:p text:style-name="P1997"><text:span text:style-name="T1998">退貨／維修與逆物流場景</text:span><text:span text:style-name="T1999">：在逆向物流中監控商品狀態與路徑，透過</text:span><text:s/>AI<text:s/><text:span text:style-name="T2000">報表快速判斷貨損責任與可能風險點，協助客戶降低爭議處理成本。</text:span></text:p>
              </text:list-item>
            </text:list>
            <text:p text:style-name="P2001"/>
          </table:table-cell>
          <table:covered-table-cell/>
        </table:table-row>
      </table:table>
      <text:list text:style-name="LFO6" text:continue-numbering="true">
        <text:list-item>
          <text:p text:style-name="P2002"><text:bookmark-start text:name="_MON_994916645"/><text:bookmark-start text:name="_MON_994917269"/><text:bookmark-start text:name="_MON_995725749"/><text:bookmark-start text:name="_MON_1075729954"/><text:bookmark-start text:name="_MON_1075730315"/><text:bookmark-start text:name="_MON_1075730337"/><text:bookmark-start text:name="_MON_1075730368"/><text:bookmark-start text:name="_MON_1077015850"/><text:bookmark-start text:name="_MON_1077015888"/><text:bookmark-end text:name="_MON_994916645"/><text:bookmark-end text:name="_MON_994917269"/><text:bookmark-end text:name="_MON_995725749"/><text:bookmark-end text:name="_MON_1075729954"/><text:bookmark-end text:name="_MON_1075730315"/><text:bookmark-end text:name="_MON_1075730337"/><text:bookmark-end text:name="_MON_1075730368"/><text:bookmark-end text:name="_MON_1077015850"/><text:bookmark-end text:name="_MON_1077015888"/><text:soft-page-break/>計畫工作項目實施方式：</text:p>
        </text:list-item>
      </text:list>
      <table:table table:style-name="Table2003">
        <table:table-columns>
          <table:table-column table:style-name="TableColumn2004"/>
        </table:table-columns>
        <table:table-row table:style-name="TableRow2005">
          <table:table-cell table:style-name="TableCell2006">
            <text:list text:style-name="LFO7" text:continue-numbering="true">
              <text:list-item>
                <text:p text:style-name="P2007"><text:span text:style-name="T2008"><draw:g draw:z-index="251663360" draw:name="群組 13" draw:id="id19" draw:style-name="a20" text:anchor-type="paragraph"><svg:title/><svg:desc/><draw:custom-shape svg:x="0.70764in" svg:y="1.49666in" svg:width="1.66716in" svg:height="0.3118in" draw:id="id4" draw:style-name="a5" draw:name="矩形 3"><svg:title/><svg:desc/><text:p text:style-name="P2009">計畫</text:p><draw:enhanced-geometry draw:type="non-primitive" svg:viewBox="0 0 21600 21600" draw:enhanced-path="M 0 0 L 21600 0 21600 21600 0 21600 Z N"/></draw:custom-shape><draw:custom-shape svg:x="2.71308in" svg:y="1.49666in" svg:width="1.66716in" svg:height="0.3118in" draw:id="id5" draw:style-name="a6" draw:name="矩形 4"><svg:title/><svg:desc/><text:p text:style-name="內文"><text:span text:style-name="T2010">B</text:span><text:span text:style-name="T2011">分項計畫</text:span></text:p><draw:enhanced-geometry draw:type="non-primitive" svg:viewBox="0 0 21600 21600" draw:enhanced-path="M 0 0 L 21600 0 21600 21600 0 21600 Z N"/></draw:custom-shape><draw:custom-shape svg:x="2.71308in" svg:y="0.72944in" svg:width="1.66716in" svg:height="0.3118in" draw:id="id6" draw:style-name="a7" draw:name="矩形 5"><svg:title/><svg:desc/><text:p text:style-name="內文"><text:span text:style-name="T2012">A</text:span><text:span text:style-name="T2013">分項計畫</text:span></text:p><draw:enhanced-geometry draw:type="non-primitive" svg:viewBox="0 0 21600 21600" draw:enhanced-path="M 0 0 L 21600 0 21600 21600 0 21600 Z N"/></draw:custom-shape><draw:custom-shape svg:x="2.71308in" svg:y="2.26389in" svg:width="1.66716in" svg:height="0.3118in" draw:id="id7" draw:style-name="a8" draw:name="矩形 6"><svg:title/><svg:desc/><text:p text:style-name="內文"><text:span text:style-name="T2014">C</text:span><text:span text:style-name="T2015">分項計畫</text:span></text:p><draw:enhanced-geometry draw:type="non-primitive" svg:viewBox="0 0 21600 21600" draw:enhanced-path="M 0 0 L 21600 0 21600 21600 0 21600 Z N"/></draw:custom-shape><draw:custom-shape svg:x="4.72798in" svg:y="0.48194in" svg:width="1.66716in" svg:height="0.3118in" draw:id="id8" draw:style-name="a9" draw:name="矩形 7"><svg:title/><svg:desc/><text:p text:style-name="P2016">A1.工作項目</text:p><draw:enhanced-geometry draw:type="non-primitive" svg:viewBox="0 0 21600 21600" draw:enhanced-path="M 0 0 L 21600 0 21600 21600 0 21600 Z N"/></draw:custom-shape><draw:custom-shape svg:x="4.72798in" svg:y="0.91093in" svg:width="1.66716in" svg:height="0.3118in" draw:id="id9" draw:style-name="a10" draw:name="矩形 8"><svg:title/><svg:desc/><text:p text:style-name="P2017">A2.工作項目</text:p><draw:enhanced-geometry draw:type="non-primitive" svg:viewBox="0 0 21600 21600" draw:enhanced-path="M 0 0 L 21600 0 21600 21600 0 21600 Z N"/></draw:custom-shape><draw:custom-shape svg:x="4.72798in" svg:y="1.34817in" svg:width="1.66716in" svg:height="0.3118in" draw:id="id10" draw:style-name="a11" draw:name="矩形 9"><svg:title/><svg:desc/><text:p text:style-name="P2018">B1.工作項目</text:p><draw:enhanced-geometry draw:type="non-primitive" svg:viewBox="0 0 21600 21600" draw:enhanced-path="M 0 0 L 21600 0 21600 21600 0 21600 Z N"/></draw:custom-shape><draw:custom-shape svg:x="4.72798in" svg:y="1.77716in" svg:width="1.66716in" svg:height="0.3118in" draw:id="id11" draw:style-name="a12" draw:name="矩形 10"><svg:title/><svg:desc/><text:p text:style-name="P2019">B2.工作項目</text:p><draw:enhanced-geometry draw:type="non-primitive" svg:viewBox="0 0 21600 21600" draw:enhanced-path="M 0 0 L 21600 0 21600 21600 0 21600 Z N"/></draw:custom-shape><draw:connector draw:type="standard" svg:x1="4.38744in" svg:y1="0.89262in" svg:x2="4.72855in" svg:y2="0.63869in" draw:id="id12" draw:style-name="a13" draw:name="接點: 肘形 14"><svg:title/><svg:desc/></draw:connector><draw:connector draw:type="standard" svg:x1="4.38744in" svg:y1="0.88618in" svg:x2="4.72855in" svg:y2="1.06298in" draw:id="id13" draw:style-name="a14" draw:name="接點: 肘形 16"><svg:title/><svg:desc/></draw:connector><draw:connector draw:type="standard" svg:x1="4.38744in" svg:y1="1.65911in" svg:x2="4.72855in" svg:y2="1.50491in" draw:id="id14" draw:style-name="a15" draw:name="接點: 肘形 18"><svg:title/><svg:desc/></draw:connector><draw:connector draw:type="standard" svg:x1="4.38744in" svg:y1="1.65341in" svg:x2="4.72855in" svg:y2="1.93459in" draw:id="id15" draw:style-name="a16" draw:name="接點: 肘形 20"><svg:title/><svg:desc/></draw:connector><draw:connector draw:type="standard" svg:x1="2.37253in" svg:y1="1.65255in" svg:x2="2.71365in" svg:y2="0.88618in" draw:id="id16" draw:style-name="a17" draw:name="接點: 肘形 22"><svg:title/><svg:desc/></draw:connector><draw:connector draw:type="standard" svg:x1="2.37253in" svg:y1="1.65341in" svg:x2="2.71365in" svg:y2="1.66441in" draw:id="id17" draw:style-name="a18" draw:name="接點: 肘形 24"><svg:title/><svg:desc/></draw:connector><draw:connector draw:type="standard" svg:x1="2.37253in" svg:y1="1.65341in" svg:x2="2.71365in" svg:y2="2.41978in" draw:id="id18" draw:style-name="a19" draw:name="接點: 肘形 26"><svg:title/><svg:desc/></draw:connector></draw:g></text:span><text:span text:style-name="T2020">計畫</text:span><text:span text:style-name="T2021">架構：請以樹枝圖撰寫，如有技術引進、委託研究及驗證等項目，併請註明</text:span></text:p>
              </text:list-item>
            </text:list>
            <text:p text:style-name="P2022">請註明下列資料：</text:p>
            <text:p text:style-name="P2023">(1)<text:tab/>開發計畫中各分項計畫及所開發技術依開發經費占總開發費用之百分比。</text:p>
            <text:p text:style-name="P2024">(2)<text:tab/>執行該分項計畫/開發技術之單位。<text:tab/></text:p>
            <text:p text:style-name="P2025"><text:span text:style-name="T2026">(3)</text:span><text:span text:style-name="T2027"><text:tab/></text:span><text:span text:style-name="T2028">若有技術引進、委託研究或驗證請一併列入計畫架構。</text:span></text:p>
            <text:list text:style-name="LFO7" text:continue-numbering="true">
              <text:list-item>
                <text:p text:style-name="P2029"><text:span text:style-name="T2030">實施</text:span><text:span text:style-name="T2031">方法：請依上述計畫架構逐項說明實施方式</text:span><text:span text:style-name="T2032">(</text:span><text:span text:style-name="T2033">若有技術引進或委託研究部份亦請說明之</text:span><text:span text:style-name="T2034">)</text:span></text:p>
              </text:list-item>
            </text:list>
            <text:p text:style-name="P2035"/>
            <text:p text:style-name="P2036"/>
            <text:p text:style-name="P2037"/>
            <text:p text:style-name="P2038"/>
          </table:table-cell>
        </table:table-row>
      </table:table>
      <text:list text:style-name="LFO6" text:continue-numbering="true">
        <text:list-item>
          <text:p text:style-name="P2039"><text:span text:style-name="T2040">AI<text:s/></text:span><text:span text:style-name="T2041">應用場域試導入推動：</text:span><text:span text:style-name="T2042">【類別二、類別三計畫需填寫】</text:span></text:p>
        </text:list-item>
      </text:list>
      <text:p text:style-name="P2043">請說明</text:p>
      <text:p text:style-name="P2044">1.<text:s/>場域端試導入之軟硬體架構及規格<text:s/></text:p>
      <text:p text:style-name="P2045"/>
      <text:p text:style-name="P2046"/>
      <text:p text:style-name="P2047">2.<text:s/>試導入作法，包含場域端試導入流程規劃</text:p>
      <text:p text:style-name="P2048"/>
      <text:list text:style-name="LFO7" text:continue-numbering="true">
        <text:list-item>
          <text:p text:style-name="P2049"><text:s/>參與試導入業者規劃名單：</text:p>
        </text:list-item>
      </text:list>
      <text:soft-page-break/>
      <text:p text:style-name="P2050">請以表格說明：類別二需導入4家，類別三需導入8家</text:p>
      <table:table table:style-name="Table2051">
        <table:table-columns>
          <table:table-column table:style-name="TableColumn2052"/>
          <table:table-column table:style-name="TableColumn2053"/>
          <table:table-column table:style-name="TableColumn2054"/>
          <table:table-column table:style-name="TableColumn2055"/>
          <table:table-column table:style-name="TableColumn2056"/>
        </table:table-columns>
        <table:table-row table:style-name="TableRow2057">
          <table:table-cell table:style-name="TableCell2058">
            <text:p text:style-name="P2059">編號</text:p>
          </table:table-cell>
          <table:table-cell table:style-name="TableCell2060">
            <text:p text:style-name="P2061">參與業者</text:p>
          </table:table-cell>
          <table:table-cell table:style-name="TableCell2062">
            <text:p text:style-name="P2063">產業別</text:p>
          </table:table-cell>
          <table:table-cell table:style-name="TableCell2064">
            <text:p text:style-name="P2065">預計導入地點</text:p>
          </table:table-cell>
          <table:table-cell table:style-name="TableCell2066">
            <text:p text:style-name="P2067">預計導入應用</text:p>
          </table:table-cell>
        </table:table-row>
        <table:table-row table:style-name="TableRow2068">
          <table:table-cell table:style-name="TableCell2069">
            <text:p text:style-name="P2070">1</text:p>
          </table:table-cell>
          <table:table-cell table:style-name="TableCell2071">
            <text:p text:style-name="P2072"/>
          </table:table-cell>
          <table:table-cell table:style-name="TableCell2073">
            <text:p text:style-name="P2074"/>
          </table:table-cell>
          <table:table-cell table:style-name="TableCell2075">
            <text:p text:style-name="P2076"/>
          </table:table-cell>
          <table:table-cell table:style-name="TableCell2077">
            <text:p text:style-name="P2078"/>
          </table:table-cell>
        </table:table-row>
        <table:table-row table:style-name="TableRow2079">
          <table:table-cell table:style-name="TableCell2080">
            <text:p text:style-name="P2081">2</text:p>
          </table:table-cell>
          <table:table-cell table:style-name="TableCell2082">
            <text:p text:style-name="P2083"/>
          </table:table-cell>
          <table:table-cell table:style-name="TableCell2084">
            <text:p text:style-name="P2085"/>
          </table:table-cell>
          <table:table-cell table:style-name="TableCell2086">
            <text:p text:style-name="P2087"/>
          </table:table-cell>
          <table:table-cell table:style-name="TableCell2088">
            <text:p text:style-name="P2089"/>
          </table:table-cell>
        </table:table-row>
        <table:table-row table:style-name="TableRow2090">
          <table:table-cell table:style-name="TableCell2091">
            <text:p text:style-name="P2092">3</text:p>
          </table:table-cell>
          <table:table-cell table:style-name="TableCell2093">
            <text:p text:style-name="P2094"/>
          </table:table-cell>
          <table:table-cell table:style-name="TableCell2095">
            <text:p text:style-name="P2096"/>
          </table:table-cell>
          <table:table-cell table:style-name="TableCell2097">
            <text:p text:style-name="P2098"/>
          </table:table-cell>
          <table:table-cell table:style-name="TableCell2099">
            <text:p text:style-name="P2100"/>
          </table:table-cell>
        </table:table-row>
        <table:table-row table:style-name="TableRow2101">
          <table:table-cell table:style-name="TableCell2102">
            <text:p text:style-name="P2103">4</text:p>
          </table:table-cell>
          <table:table-cell table:style-name="TableCell2104">
            <text:p text:style-name="P2105"/>
          </table:table-cell>
          <table:table-cell table:style-name="TableCell2106">
            <text:p text:style-name="P2107"/>
          </table:table-cell>
          <table:table-cell table:style-name="TableCell2108">
            <text:p text:style-name="P2109"/>
          </table:table-cell>
          <table:table-cell table:style-name="TableCell2110">
            <text:p text:style-name="P2111"/>
          </table:table-cell>
        </table:table-row>
        <table:table-row table:style-name="TableRow2112">
          <table:table-cell table:style-name="TableCell2113">
            <text:p text:style-name="P2114">5</text:p>
          </table:table-cell>
          <table:table-cell table:style-name="TableCell2115">
            <text:p text:style-name="P2116"/>
          </table:table-cell>
          <table:table-cell table:style-name="TableCell2117">
            <text:p text:style-name="P2118"/>
          </table:table-cell>
          <table:table-cell table:style-name="TableCell2119">
            <text:p text:style-name="P2120"/>
          </table:table-cell>
          <table:table-cell table:style-name="TableCell2121">
            <text:p text:style-name="P2122"/>
          </table:table-cell>
        </table:table-row>
        <table:table-row table:style-name="TableRow2123">
          <table:table-cell table:style-name="TableCell2124">
            <text:p text:style-name="P2125">6</text:p>
          </table:table-cell>
          <table:table-cell table:style-name="TableCell2126">
            <text:p text:style-name="P2127"/>
          </table:table-cell>
          <table:table-cell table:style-name="TableCell2128">
            <text:p text:style-name="P2129"/>
          </table:table-cell>
          <table:table-cell table:style-name="TableCell2130">
            <text:p text:style-name="P2131"/>
          </table:table-cell>
          <table:table-cell table:style-name="TableCell2132">
            <text:p text:style-name="P2133"/>
          </table:table-cell>
        </table:table-row>
        <table:table-row table:style-name="TableRow2134">
          <table:table-cell table:style-name="TableCell2135">
            <text:p text:style-name="P2136">7</text:p>
          </table:table-cell>
          <table:table-cell table:style-name="TableCell2137">
            <text:p text:style-name="P2138"/>
          </table:table-cell>
          <table:table-cell table:style-name="TableCell2139">
            <text:p text:style-name="P2140"/>
          </table:table-cell>
          <table:table-cell table:style-name="TableCell2141">
            <text:p text:style-name="P2142"/>
          </table:table-cell>
          <table:table-cell table:style-name="TableCell2143">
            <text:p text:style-name="P2144"/>
          </table:table-cell>
        </table:table-row>
        <table:table-row table:style-name="TableRow2145">
          <table:table-cell table:style-name="TableCell2146">
            <text:p text:style-name="P2147">8</text:p>
          </table:table-cell>
          <table:table-cell table:style-name="TableCell2148">
            <text:p text:style-name="P2149"/>
          </table:table-cell>
          <table:table-cell table:style-name="TableCell2150">
            <text:p text:style-name="P2151"/>
          </table:table-cell>
          <table:table-cell table:style-name="TableCell2152">
            <text:p text:style-name="P2153"/>
          </table:table-cell>
          <table:table-cell table:style-name="TableCell2154">
            <text:p text:style-name="P2155"/>
          </table:table-cell>
        </table:table-row>
      </table:table>
      <text:list text:style-name="LFO6" text:continue-numbering="true">
        <text:list-item>
          <text:p text:style-name="P2156">國際輸出規劃</text:p>
        </text:list-item>
      </text:list>
      <table:table table:style-name="Table2157">
        <table:table-columns>
          <table:table-column table:style-name="TableColumn2158"/>
        </table:table-columns>
        <table:table-row table:style-name="TableRow2159">
          <table:table-cell table:style-name="TableCell2160">
            <text:p text:style-name="P2161"><text:bookmark-start text:name="_Hlk205447019"/></text:p>
          </table:table-cell>
        </table:table-row>
      </table:table>
      <text:list text:style-name="LFO6" text:continue-numbering="true">
        <text:list-item>
          <text:p text:style-name="P2162"><text:bookmark-end text:name="_Hlk205447019"/>資訊安全運作機制說明</text:p>
        </text:list-item>
      </text:list>
      <table:table table:style-name="Table2163">
        <table:table-columns>
          <table:table-column table:style-name="TableColumn2164"/>
        </table:table-columns>
        <table:table-row table:style-name="TableRow2165">
          <table:table-cell table:style-name="TableCell2166">
            <text:p text:style-name="P2167"/>
          </table:table-cell>
        </table:table-row>
      </table:table>
      <text:h text:style-name="P2168" text:outline-level="2"><text:bookmark-start text:name="_Toc337277101"/><text:bookmark-start text:name="_Toc338220277"/><text:bookmark-start text:name="_Toc338220375"/><text:bookmark-start text:name="_Toc338652604"/><text:bookmark-start text:name="_Toc360614142"/>四、計畫執行時程及查核點</text:h>
      <text:list text:style-name="LFO8" text:continue-numbering="true">
        <text:list-item>
          <text:p text:style-name="P2169"><text:span text:style-name="T2170"><draw:connector draw:type="line" svg:x1="0.23889in" svg:y1="0.39167in" svg:x2="1.43681in" svg:y2="0.85209in" draw:z-index="251661312" draw:id="id20" draw:style-name="a21" draw:name="直線接點 12" text:anchor-type="paragraph"><svg:title/><svg:desc/></draw:connector></text:span><text:span text:style-name="T2171"><draw:connector draw:type="line" svg:x1="0.23889in" svg:y1="0.39167in" svg:x2="0.98889in" svg:y2="1.13195in" draw:z-index="251662336" draw:id="id21" draw:style-name="a22" draw:name="直線接點 10" text:anchor-type="paragraph"><svg:title/><svg:desc/></draw:connector></text:span><text:span text:style-name="T2172">預定</text:span><text:span text:style-name="T2173">進度表</text:span></text:p>
        </text:list-item>
      </text:list>
      <table:table table:style-name="Table2174">
        <table:table-columns>
          <table:table-column table:style-name="TableColumn2175"/>
          <table:table-column table:style-name="TableColumn2176"/>
          <table:table-column table:style-name="TableColumn2177"/>
          <table:table-column table:style-name="TableColumn2178"/>
          <table:table-column table:style-name="TableColumn2179"/>
          <table:table-column table:style-name="TableColumn2180"/>
          <table:table-column table:style-name="TableColumn2181"/>
          <table:table-column table:style-name="TableColumn2182"/>
          <table:table-column table:style-name="TableColumn2183"/>
          <table:table-column table:style-name="TableColumn2184"/>
          <table:table-column table:style-name="TableColumn2185"/>
          <table:table-column table:style-name="TableColumn2186"/>
          <table:table-column table:style-name="TableColumn2187"/>
          <table:table-column table:style-name="TableColumn2188"/>
          <table:table-column table:style-name="TableColumn2189"/>
          <table:table-column table:style-name="TableColumn2190"/>
          <table:table-column table:style-name="TableColumn2191"/>
          <table:table-column table:style-name="TableColumn2192"/>
          <table:table-column table:style-name="TableColumn2193"/>
          <table:table-column table:style-name="TableColumn2194"/>
          <table:table-column table:style-name="TableColumn2195"/>
          <table:table-column table:style-name="TableColumn2196"/>
          <table:table-column table:style-name="TableColumn2197"/>
          <table:table-column table:style-name="TableColumn2198"/>
          <table:table-column table:style-name="TableColumn2199"/>
        </table:table-columns>
        <table:table-row table:style-name="TableRow2200">
          <table:table-cell table:style-name="TableCell2201" table:number-rows-spanned="3">
            <text:p text:style-name="P2202">月份</text:p>
            <text:p text:style-name="P2203">進度</text:p>
            <text:p text:style-name="P2204">工作項目</text:p>
          </table:table-cell>
          <table:table-cell table:style-name="TableCell2205" table:number-columns-spanned="12">
            <text:p text:style-name="P2206">第1年度</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207" table:number-columns-spanned="12">
            <text:p text:style-name="P2208">第2年度</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209">
          <table:covered-table-cell>
            <text:p text:style-name="P2210"/>
          </table:covered-table-cell>
          <table:table-cell table:style-name="TableCell2211" table:number-columns-spanned="3">
            <text:p text:style-name="P2212">第一季</text:p>
          </table:table-cell>
          <table:covered-table-cell/>
          <table:covered-table-cell/>
          <table:table-cell table:style-name="TableCell2213" table:number-columns-spanned="3">
            <text:p text:style-name="P2214">第二季</text:p>
          </table:table-cell>
          <table:covered-table-cell/>
          <table:covered-table-cell/>
          <table:table-cell table:style-name="TableCell2215" table:number-columns-spanned="3">
            <text:p text:style-name="P2216">第三季</text:p>
          </table:table-cell>
          <table:covered-table-cell/>
          <table:covered-table-cell/>
          <table:table-cell table:style-name="TableCell2217" table:number-columns-spanned="3">
            <text:p text:style-name="P2218">第四季</text:p>
          </table:table-cell>
          <table:covered-table-cell/>
          <table:covered-table-cell/>
          <table:table-cell table:style-name="TableCell2219" table:number-columns-spanned="3">
            <text:p text:style-name="P2220">第一季</text:p>
          </table:table-cell>
          <table:covered-table-cell/>
          <table:covered-table-cell/>
          <table:table-cell table:style-name="TableCell2221" table:number-columns-spanned="3">
            <text:p text:style-name="P2222">第二季</text:p>
          </table:table-cell>
          <table:covered-table-cell/>
          <table:covered-table-cell/>
          <table:table-cell table:style-name="TableCell2223" table:number-columns-spanned="3">
            <text:p text:style-name="P2224">第三季</text:p>
          </table:table-cell>
          <table:covered-table-cell/>
          <table:covered-table-cell/>
          <table:table-cell table:style-name="TableCell2225" table:number-columns-spanned="3">
            <text:p text:style-name="P2226">第四季</text:p>
          </table:table-cell>
          <table:covered-table-cell/>
          <table:covered-table-cell/>
        </table:table-row>
        <table:table-row table:style-name="TableRow2227">
          <table:covered-table-cell>
            <text:p text:style-name="P2228"/>
          </table:covered-table-cell>
          <table:table-cell table:style-name="TableCell2229">
            <text:p text:style-name="P2230">1</text:p>
          </table:table-cell>
          <table:table-cell table:style-name="TableCell2231">
            <text:p text:style-name="P2232">2</text:p>
          </table:table-cell>
          <table:table-cell table:style-name="TableCell2233">
            <text:p text:style-name="P2234">3</text:p>
          </table:table-cell>
          <table:table-cell table:style-name="TableCell2235">
            <text:p text:style-name="P2236">4</text:p>
          </table:table-cell>
          <table:table-cell table:style-name="TableCell2237">
            <text:p text:style-name="P2238">5</text:p>
          </table:table-cell>
          <table:table-cell table:style-name="TableCell2239">
            <text:p text:style-name="P2240">6</text:p>
          </table:table-cell>
          <table:table-cell table:style-name="TableCell2241">
            <text:p text:style-name="P2242">7</text:p>
          </table:table-cell>
          <table:table-cell table:style-name="TableCell2243">
            <text:p text:style-name="P2244">8</text:p>
          </table:table-cell>
          <table:table-cell table:style-name="TableCell2245">
            <text:p text:style-name="P2246">9</text:p>
          </table:table-cell>
          <table:table-cell table:style-name="TableCell2247">
            <text:p text:style-name="P2248">10</text:p>
          </table:table-cell>
          <table:table-cell table:style-name="TableCell2249">
            <text:p text:style-name="P2250">11</text:p>
          </table:table-cell>
          <table:table-cell table:style-name="TableCell2251">
            <text:p text:style-name="P2252">12</text:p>
          </table:table-cell>
          <table:table-cell table:style-name="TableCell2253">
            <text:p text:style-name="P2254">1</text:p>
          </table:table-cell>
          <table:table-cell table:style-name="TableCell2255">
            <text:p text:style-name="P2256">2</text:p>
          </table:table-cell>
          <table:table-cell table:style-name="TableCell2257">
            <text:p text:style-name="P2258">3</text:p>
          </table:table-cell>
          <table:table-cell table:style-name="TableCell2259">
            <text:p text:style-name="P2260">4</text:p>
          </table:table-cell>
          <table:table-cell table:style-name="TableCell2261">
            <text:p text:style-name="P2262">5</text:p>
          </table:table-cell>
          <table:table-cell table:style-name="TableCell2263">
            <text:p text:style-name="P2264">6</text:p>
          </table:table-cell>
          <table:table-cell table:style-name="TableCell2265">
            <text:p text:style-name="P2266">7</text:p>
          </table:table-cell>
          <table:table-cell table:style-name="TableCell2267">
            <text:p text:style-name="P2268">8</text:p>
          </table:table-cell>
          <table:table-cell table:style-name="TableCell2269">
            <text:p text:style-name="P2270">9</text:p>
          </table:table-cell>
          <table:table-cell table:style-name="TableCell2271">
            <text:p text:style-name="P2272">10</text:p>
          </table:table-cell>
          <table:table-cell table:style-name="TableCell2273">
            <text:p text:style-name="P2274">11</text:p>
          </table:table-cell>
          <table:table-cell table:style-name="TableCell2275">
            <text:p text:style-name="P2276">12</text:p>
          </table:table-cell>
        </table:table-row>
        <table:table-row table:style-name="TableRow2277">
          <table:table-cell table:style-name="TableCell2278" table:number-columns-spanned="25">
            <text:p text:style-name="P2279"><text:span text:style-name="T2280">A.</text:span><text:span text:style-name="T2281">○○○○分項計畫</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282">
          <table:table-cell table:style-name="TableCell2283">
            <text:p text:style-name="P2284">1.工作項目XXXX</text:p>
          </table:table-cell>
          <table:table-cell table:style-name="TableCell2285">
            <text:p text:style-name="P2286"/>
          </table:table-cell>
          <table:table-cell table:style-name="TableCell2287">
            <text:p text:style-name="P2288"/>
          </table:table-cell>
          <table:table-cell table:style-name="TableCell2289">
            <text:p text:style-name="P2290">A1</text:p>
          </table:table-cell>
          <table:table-cell table:style-name="TableCell2291">
            <text:p text:style-name="P2292"/>
          </table:table-cell>
          <table:table-cell table:style-name="TableCell2293">
            <text:p text:style-name="P2294"/>
          </table:table-cell>
          <table:table-cell table:style-name="TableCell2295">
            <text:p text:style-name="P2296">A2</text:p>
          </table:table-cell>
          <table:table-cell table:style-name="TableCell2297">
            <text:p text:style-name="P2298"/>
          </table:table-cell>
          <table:table-cell table:style-name="TableCell2299">
            <text:p text:style-name="P2300"/>
          </table:table-cell>
          <table:table-cell table:style-name="TableCell2301">
            <text:p text:style-name="P2302">A3</text:p>
          </table:table-cell>
          <table:table-cell table:style-name="TableCell2303">
            <text:p text:style-name="P2304"/>
          </table:table-cell>
          <table:table-cell table:style-name="TableCell2305">
            <text:p text:style-name="P2306"/>
          </table:table-cell>
          <table:table-cell table:style-name="TableCell2307">
            <text:p text:style-name="P2308"/>
          </table:table-cell>
          <table:table-cell table:style-name="TableCell2309">
            <text:p text:style-name="P2310"/>
          </table:table-cell>
          <table:table-cell table:style-name="TableCell2311">
            <text:p text:style-name="P2312"/>
          </table:table-cell>
          <table:table-cell table:style-name="TableCell2313">
            <text:p text:style-name="P2314"/>
          </table:table-cell>
          <table:table-cell table:style-name="TableCell2315">
            <text:p text:style-name="P2316"/>
          </table:table-cell>
          <table:table-cell table:style-name="TableCell2317">
            <text:p text:style-name="P2318"/>
          </table:table-cell>
          <table:table-cell table:style-name="TableCell2319">
            <text:p text:style-name="P2320"/>
          </table:table-cell>
          <table:table-cell table:style-name="TableCell2321">
            <text:p text:style-name="P2322"/>
          </table:table-cell>
          <table:table-cell table:style-name="TableCell2323">
            <text:p text:style-name="P2324"/>
          </table:table-cell>
          <table:table-cell table:style-name="TableCell2325">
            <text:p text:style-name="P2326"/>
          </table:table-cell>
          <table:table-cell table:style-name="TableCell2327">
            <text:p text:style-name="P2328"/>
          </table:table-cell>
          <table:table-cell table:style-name="TableCell2329">
            <text:p text:style-name="P2330"/>
          </table:table-cell>
          <table:table-cell table:style-name="TableCell2331">
            <text:p text:style-name="P2332"/>
          </table:table-cell>
        </table:table-row>
        <table:table-row table:style-name="TableRow2333">
          <table:table-cell table:style-name="TableCell2334">
            <text:p text:style-name="P2335">2.工作項目XXXXX</text:p>
          </table:table-cell>
          <table:table-cell table:style-name="TableCell2336">
            <text:p text:style-name="P2337"/>
          </table:table-cell>
          <table:table-cell table:style-name="TableCell2338">
            <text:p text:style-name="P2339"/>
          </table:table-cell>
          <table:table-cell table:style-name="TableCell2340">
            <text:p text:style-name="P2341"/>
          </table:table-cell>
          <table:table-cell table:style-name="TableCell2342">
            <text:p text:style-name="P2343"/>
          </table:table-cell>
          <table:table-cell table:style-name="TableCell2344">
            <text:p text:style-name="P2345"/>
          </table:table-cell>
          <table:table-cell table:style-name="TableCell2346">
            <text:p text:style-name="P2347"/>
          </table:table-cell>
          <table:table-cell table:style-name="TableCell2348">
            <text:p text:style-name="P2349"/>
          </table:table-cell>
          <table:table-cell table:style-name="TableCell2350">
            <text:p text:style-name="P2351"/>
          </table:table-cell>
          <table:table-cell table:style-name="TableCell2352">
            <text:p text:style-name="P2353"/>
          </table:table-cell>
          <table:table-cell table:style-name="TableCell2354">
            <text:p text:style-name="P2355"/>
          </table:table-cell>
          <table:table-cell table:style-name="TableCell2356">
            <text:p text:style-name="P2357"/>
          </table:table-cell>
          <table:table-cell table:style-name="TableCell2358">
            <text:p text:style-name="P2359">A4</text:p>
          </table:table-cell>
          <table:table-cell table:style-name="TableCell2360">
            <text:p text:style-name="P2361"/>
          </table:table-cell>
          <table:table-cell table:style-name="TableCell2362">
            <text:p text:style-name="P2363"/>
          </table:table-cell>
          <table:table-cell table:style-name="TableCell2364">
            <text:p text:style-name="P2365">A5</text:p>
          </table:table-cell>
          <table:table-cell table:style-name="TableCell2366">
            <text:p text:style-name="P2367"/>
          </table:table-cell>
          <table:table-cell table:style-name="TableCell2368">
            <text:p text:style-name="P2369"/>
          </table:table-cell>
          <table:table-cell table:style-name="TableCell2370">
            <text:p text:style-name="P2371">A6</text:p>
          </table:table-cell>
          <table:table-cell table:style-name="TableCell2372">
            <text:p text:style-name="P2373"/>
          </table:table-cell>
          <table:table-cell table:style-name="TableCell2374">
            <text:p text:style-name="P2375"/>
          </table:table-cell>
          <table:table-cell table:style-name="TableCell2376">
            <text:p text:style-name="P2377"/>
          </table:table-cell>
          <table:table-cell table:style-name="TableCell2378">
            <text:p text:style-name="P2379"/>
          </table:table-cell>
          <table:table-cell table:style-name="TableCell2380">
            <text:p text:style-name="P2381"/>
          </table:table-cell>
          <table:table-cell table:style-name="TableCell2382">
            <text:p text:style-name="P2383"/>
          </table:table-cell>
        </table:table-row>
        <table:table-row table:style-name="TableRow2384">
          <table:table-cell table:style-name="TableCell2385">
            <text:p text:style-name="P2386">3.工作項目XXXXX</text:p>
          </table:table-cell>
          <table:table-cell table:style-name="TableCell2387">
            <text:p text:style-name="P2388"/>
          </table:table-cell>
          <table:table-cell table:style-name="TableCell2389">
            <text:p text:style-name="P2390"/>
          </table:table-cell>
          <table:table-cell table:style-name="TableCell2391">
            <text:p text:style-name="P2392"/>
          </table:table-cell>
          <table:table-cell table:style-name="TableCell2393">
            <text:p text:style-name="P2394"/>
          </table:table-cell>
          <table:table-cell table:style-name="TableCell2395">
            <text:p text:style-name="P2396"/>
          </table:table-cell>
          <table:table-cell table:style-name="TableCell2397">
            <text:p text:style-name="P2398"/>
          </table:table-cell>
          <table:table-cell table:style-name="TableCell2399">
            <text:p text:style-name="P2400"/>
          </table:table-cell>
          <table:table-cell table:style-name="TableCell2401">
            <text:p text:style-name="P2402"/>
          </table:table-cell>
          <table:table-cell table:style-name="TableCell2403">
            <text:p text:style-name="P2404"/>
          </table:table-cell>
          <table:table-cell table:style-name="TableCell2405">
            <text:p text:style-name="P2406"/>
          </table:table-cell>
          <table:table-cell table:style-name="TableCell2407">
            <text:p text:style-name="P2408"/>
          </table:table-cell>
          <table:table-cell table:style-name="TableCell2409">
            <text:p text:style-name="P2410"/>
          </table:table-cell>
          <table:table-cell table:style-name="TableCell2411">
            <text:p text:style-name="P2412"/>
          </table:table-cell>
          <table:table-cell table:style-name="TableCell2413">
            <text:p text:style-name="P2414"/>
          </table:table-cell>
          <table:table-cell table:style-name="TableCell2415">
            <text:p text:style-name="P2416"/>
          </table:table-cell>
          <table:table-cell table:style-name="TableCell2417">
            <text:p text:style-name="P2418">A9</text:p>
          </table:table-cell>
          <table:table-cell table:style-name="TableCell2419">
            <text:p text:style-name="P2420"/>
          </table:table-cell>
          <table:table-cell table:style-name="TableCell2421">
            <text:p text:style-name="P2422"/>
          </table:table-cell>
          <table:table-cell table:style-name="TableCell2423">
            <text:p text:style-name="P2424">A10</text:p>
          </table:table-cell>
          <table:table-cell table:style-name="TableCell2425">
            <text:p text:style-name="P2426"/>
          </table:table-cell>
          <table:table-cell table:style-name="TableCell2427">
            <text:p text:style-name="P2428"/>
          </table:table-cell>
          <table:table-cell table:style-name="TableCell2429">
            <text:p text:style-name="P2430"/>
          </table:table-cell>
          <table:table-cell table:style-name="TableCell2431">
            <text:p text:style-name="P2432"/>
          </table:table-cell>
          <table:table-cell table:style-name="TableCell2433">
            <text:p text:style-name="P2434"/>
          </table:table-cell>
        </table:table-row>
        <table:table-row table:style-name="TableRow2435">
          <table:table-cell table:style-name="TableCell2436" table:number-columns-spanned="25">
            <text:p text:style-name="P2437"><text:span text:style-name="T2438">B.</text:span><text:span text:style-name="T2439">○○○○分項計畫</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40">
          <table:table-cell table:style-name="TableCell2441">
            <text:p text:style-name="P2442">1.工作項目XXXX</text:p>
          </table:table-cell>
          <table:table-cell table:style-name="TableCell2443">
            <text:p text:style-name="P2444"/>
          </table:table-cell>
          <table:table-cell table:style-name="TableCell2445">
            <text:p text:style-name="P2446"/>
          </table:table-cell>
          <table:table-cell table:style-name="TableCell2447">
            <text:p text:style-name="P2448"/>
          </table:table-cell>
          <table:table-cell table:style-name="TableCell2449">
            <text:p text:style-name="P2450"/>
          </table:table-cell>
          <table:table-cell table:style-name="TableCell2451">
            <text:p text:style-name="P2452"/>
          </table:table-cell>
          <table:table-cell table:style-name="TableCell2453">
            <text:p text:style-name="P2454"/>
          </table:table-cell>
          <table:table-cell table:style-name="TableCell2455">
            <text:p text:style-name="P2456"/>
          </table:table-cell>
          <table:table-cell table:style-name="TableCell2457">
            <text:p text:style-name="P2458"/>
          </table:table-cell>
          <table:table-cell table:style-name="TableCell2459">
            <text:p text:style-name="P2460">B1</text:p>
          </table:table-cell>
          <table:table-cell table:style-name="TableCell2461">
            <text:p text:style-name="P2462"/>
          </table:table-cell>
          <table:table-cell table:style-name="TableCell2463">
            <text:p text:style-name="P2464"/>
          </table:table-cell>
          <table:table-cell table:style-name="TableCell2465">
            <text:p text:style-name="P2466">B2</text:p>
          </table:table-cell>
          <table:table-cell table:style-name="TableCell2467">
            <text:p text:style-name="P2468"/>
          </table:table-cell>
          <table:table-cell table:style-name="TableCell2469">
            <text:p text:style-name="P2470"/>
          </table:table-cell>
          <table:table-cell table:style-name="TableCell2471">
            <text:p text:style-name="P2472">B3</text:p>
          </table:table-cell>
          <table:table-cell table:style-name="TableCell2473">
            <text:p text:style-name="P2474"/>
          </table:table-cell>
          <table:table-cell table:style-name="TableCell2475">
            <text:p text:style-name="P2476"/>
          </table:table-cell>
          <table:table-cell table:style-name="TableCell2477">
            <text:p text:style-name="P2478">B4</text:p>
          </table:table-cell>
          <table:table-cell table:style-name="TableCell2479">
            <text:p text:style-name="P2480"/>
          </table:table-cell>
          <table:table-cell table:style-name="TableCell2481">
            <text:p text:style-name="P2482"/>
          </table:table-cell>
          <table:table-cell table:style-name="TableCell2483">
            <text:p text:style-name="P2484"/>
          </table:table-cell>
          <table:table-cell table:style-name="TableCell2485">
            <text:p text:style-name="P2486"/>
          </table:table-cell>
          <table:table-cell table:style-name="TableCell2487">
            <text:p text:style-name="P2488"/>
          </table:table-cell>
          <table:table-cell table:style-name="TableCell2489">
            <text:p text:style-name="P2490"/>
          </table:table-cell>
        </table:table-row>
        <table:table-row table:style-name="TableRow2491">
          <table:table-cell table:style-name="TableCell2492">
            <text:p text:style-name="P2493">2.工作項目XXXX</text:p>
          </table:table-cell>
          <table:table-cell table:style-name="TableCell2494">
            <text:p text:style-name="P2495"/>
          </table:table-cell>
          <table:table-cell table:style-name="TableCell2496">
            <text:p text:style-name="P2497"/>
          </table:table-cell>
          <table:table-cell table:style-name="TableCell2498">
            <text:p text:style-name="P2499"/>
          </table:table-cell>
          <table:table-cell table:style-name="TableCell2500">
            <text:p text:style-name="P2501"/>
          </table:table-cell>
          <table:table-cell table:style-name="TableCell2502">
            <text:p text:style-name="P2503"/>
          </table:table-cell>
          <table:table-cell table:style-name="TableCell2504">
            <text:p text:style-name="P2505"/>
          </table:table-cell>
          <table:table-cell table:style-name="TableCell2506">
            <text:p text:style-name="P2507"/>
          </table:table-cell>
          <table:table-cell table:style-name="TableCell2508">
            <text:p text:style-name="P2509"/>
          </table:table-cell>
          <table:table-cell table:style-name="TableCell2510">
            <text:p text:style-name="P2511"/>
          </table:table-cell>
          <table:table-cell table:style-name="TableCell2512">
            <text:p text:style-name="P2513"/>
          </table:table-cell>
          <table:table-cell table:style-name="TableCell2514">
            <text:p text:style-name="P2515"/>
          </table:table-cell>
          <table:table-cell table:style-name="TableCell2516">
            <text:p text:style-name="P2517"/>
          </table:table-cell>
          <table:table-cell table:style-name="TableCell2518">
            <text:p text:style-name="P2519"/>
          </table:table-cell>
          <table:table-cell table:style-name="TableCell2520">
            <text:p text:style-name="P2521"/>
          </table:table-cell>
          <table:table-cell table:style-name="TableCell2522">
            <text:p text:style-name="P2523"/>
          </table:table-cell>
          <table:table-cell table:style-name="TableCell2524">
            <text:p text:style-name="P2525"/>
          </table:table-cell>
          <table:table-cell table:style-name="TableCell2526">
            <text:p text:style-name="P2527"/>
          </table:table-cell>
          <table:table-cell table:style-name="TableCell2528">
            <text:p text:style-name="P2529"/>
          </table:table-cell>
          <table:table-cell table:style-name="TableCell2530">
            <text:p text:style-name="P2531">B5</text:p>
          </table:table-cell>
          <table:table-cell table:style-name="TableCell2532">
            <text:p text:style-name="P2533"/>
          </table:table-cell>
          <table:table-cell table:style-name="TableCell2534">
            <text:p text:style-name="P2535"/>
          </table:table-cell>
          <table:table-cell table:style-name="TableCell2536">
            <text:p text:style-name="P2537"/>
          </table:table-cell>
          <table:table-cell table:style-name="TableCell2538">
            <text:p text:style-name="P2539"/>
          </table:table-cell>
          <table:table-cell table:style-name="TableCell2540">
            <text:p text:style-name="P2541">B6</text:p>
          </table:table-cell>
        </table:table-row>
        <table:table-row table:style-name="TableRow2542">
          <table:table-cell table:style-name="TableCell2543" table:number-columns-spanned="25">
            <text:p text:style-name="P2544"><text:span text:style-name="T2545">C.</text:span><text:span text:style-name="T2546">○○○○分項計畫</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547">
          <table:table-cell table:style-name="TableCell2548">
            <text:p text:style-name="P2549">1.工作項目XXXX</text:p>
          </table:table-cell>
          <table:table-cell table:style-name="TableCell2550">
            <text:p text:style-name="P2551"/>
          </table:table-cell>
          <table:table-cell table:style-name="TableCell2552">
            <text:p text:style-name="P2553"/>
          </table:table-cell>
          <table:table-cell table:style-name="TableCell2554">
            <text:p text:style-name="P2555"/>
          </table:table-cell>
          <table:table-cell table:style-name="TableCell2556">
            <text:p text:style-name="P2557"/>
          </table:table-cell>
          <table:table-cell table:style-name="TableCell2558">
            <text:p text:style-name="P2559"/>
          </table:table-cell>
          <table:table-cell table:style-name="TableCell2560">
            <text:p text:style-name="P2561"/>
          </table:table-cell>
          <table:table-cell table:style-name="TableCell2562">
            <text:p text:style-name="P2563"/>
          </table:table-cell>
          <table:table-cell table:style-name="TableCell2564">
            <text:p text:style-name="P2565"/>
          </table:table-cell>
          <table:table-cell table:style-name="TableCell2566">
            <text:p text:style-name="P2567"/>
          </table:table-cell>
          <table:table-cell table:style-name="TableCell2568">
            <text:p text:style-name="P2569"/>
          </table:table-cell>
          <table:table-cell table:style-name="TableCell2570">
            <text:p text:style-name="P2571"/>
          </table:table-cell>
          <table:table-cell table:style-name="TableCell2572">
            <text:p text:style-name="P2573"/>
          </table:table-cell>
          <table:table-cell table:style-name="TableCell2574">
            <text:p text:style-name="P2575"/>
          </table:table-cell>
          <table:table-cell table:style-name="TableCell2576">
            <text:p text:style-name="P2577"/>
          </table:table-cell>
          <table:table-cell table:style-name="TableCell2578">
            <text:p text:style-name="P2579"/>
          </table:table-cell>
          <table:table-cell table:style-name="TableCell2580">
            <text:p text:style-name="P2581"/>
          </table:table-cell>
          <table:table-cell table:style-name="TableCell2582">
            <text:p text:style-name="P2583"/>
          </table:table-cell>
          <table:table-cell table:style-name="TableCell2584">
            <text:p text:style-name="P2585"/>
          </table:table-cell>
          <table:table-cell table:style-name="TableCell2586">
            <text:p text:style-name="P2587"/>
          </table:table-cell>
          <table:table-cell table:style-name="TableCell2588">
            <text:p text:style-name="P2589">C1</text:p>
          </table:table-cell>
          <table:table-cell table:style-name="TableCell2590">
            <text:p text:style-name="P2591"/>
          </table:table-cell>
          <table:table-cell table:style-name="TableCell2592">
            <text:p text:style-name="P2593"/>
          </table:table-cell>
          <table:table-cell table:style-name="TableCell2594">
            <text:p text:style-name="P2595"/>
          </table:table-cell>
          <table:table-cell table:style-name="TableCell2596">
            <text:p text:style-name="P2597"/>
          </table:table-cell>
        </table:table-row>
        <text:soft-page-break/>
        <table:table-row table:style-name="TableRow2598">
          <table:table-cell table:style-name="TableCell2599">
            <text:p text:style-name="P2600">2.工作項目XXXXX</text:p>
          </table:table-cell>
          <table:table-cell table:style-name="TableCell2601">
            <text:p text:style-name="P2602"/>
          </table:table-cell>
          <table:table-cell table:style-name="TableCell2603">
            <text:p text:style-name="P2604"/>
          </table:table-cell>
          <table:table-cell table:style-name="TableCell2605">
            <text:p text:style-name="P2606"/>
          </table:table-cell>
          <table:table-cell table:style-name="TableCell2607">
            <text:p text:style-name="P2608"/>
          </table:table-cell>
          <table:table-cell table:style-name="TableCell2609">
            <text:p text:style-name="P2610"/>
          </table:table-cell>
          <table:table-cell table:style-name="TableCell2611">
            <text:p text:style-name="P2612"/>
          </table:table-cell>
          <table:table-cell table:style-name="TableCell2613">
            <text:p text:style-name="P2614"/>
          </table:table-cell>
          <table:table-cell table:style-name="TableCell2615">
            <text:p text:style-name="P2616"/>
          </table:table-cell>
          <table:table-cell table:style-name="TableCell2617">
            <text:p text:style-name="P2618"/>
          </table:table-cell>
          <table:table-cell table:style-name="TableCell2619">
            <text:p text:style-name="P2620"/>
          </table:table-cell>
          <table:table-cell table:style-name="TableCell2621">
            <text:p text:style-name="P2622"/>
          </table:table-cell>
          <table:table-cell table:style-name="TableCell2623">
            <text:p text:style-name="P2624"/>
          </table:table-cell>
          <table:table-cell table:style-name="TableCell2625">
            <text:p text:style-name="P2626"/>
          </table:table-cell>
          <table:table-cell table:style-name="TableCell2627">
            <text:p text:style-name="P2628"/>
          </table:table-cell>
          <table:table-cell table:style-name="TableCell2629">
            <text:p text:style-name="P2630"/>
          </table:table-cell>
          <table:table-cell table:style-name="TableCell2631">
            <text:p text:style-name="P2632"/>
          </table:table-cell>
          <table:table-cell table:style-name="TableCell2633">
            <text:p text:style-name="P2634"/>
          </table:table-cell>
          <table:table-cell table:style-name="TableCell2635">
            <text:p text:style-name="P2636"/>
          </table:table-cell>
          <table:table-cell table:style-name="TableCell2637">
            <text:p text:style-name="P2638"/>
          </table:table-cell>
          <table:table-cell table:style-name="TableCell2639">
            <text:p text:style-name="P2640"/>
          </table:table-cell>
          <table:table-cell table:style-name="TableCell2641">
            <text:p text:style-name="P2642"/>
          </table:table-cell>
          <table:table-cell table:style-name="TableCell2643">
            <text:p text:style-name="P2644"/>
          </table:table-cell>
          <table:table-cell table:style-name="TableCell2645">
            <text:p text:style-name="P2646"/>
          </table:table-cell>
          <table:table-cell table:style-name="TableCell2647">
            <text:p text:style-name="P2648"/>
          </table:table-cell>
        </table:table-row>
        <table:table-row table:style-name="TableRow2649">
          <table:table-cell table:style-name="TableCell2650">
            <text:p text:style-name="P2651"/>
          </table:table-cell>
          <table:table-cell table:style-name="TableCell2652">
            <text:p text:style-name="P2653"/>
          </table:table-cell>
          <table:table-cell table:style-name="TableCell2654">
            <text:p text:style-name="P2655"/>
          </table:table-cell>
          <table:table-cell table:style-name="TableCell2656">
            <text:p text:style-name="P2657"/>
          </table:table-cell>
          <table:table-cell table:style-name="TableCell2658">
            <text:p text:style-name="P2659"/>
          </table:table-cell>
          <table:table-cell table:style-name="TableCell2660">
            <text:p text:style-name="P2661"/>
          </table:table-cell>
          <table:table-cell table:style-name="TableCell2662">
            <text:p text:style-name="P2663"/>
          </table:table-cell>
          <table:table-cell table:style-name="TableCell2664">
            <text:p text:style-name="P2665"/>
          </table:table-cell>
          <table:table-cell table:style-name="TableCell2666">
            <text:p text:style-name="P2667"/>
          </table:table-cell>
          <table:table-cell table:style-name="TableCell2668">
            <text:p text:style-name="P2669"/>
          </table:table-cell>
          <table:table-cell table:style-name="TableCell2670">
            <text:p text:style-name="P2671"/>
          </table:table-cell>
          <table:table-cell table:style-name="TableCell2672">
            <text:p text:style-name="P2673"/>
          </table:table-cell>
          <table:table-cell table:style-name="TableCell2674">
            <text:p text:style-name="P2675"/>
          </table:table-cell>
          <table:table-cell table:style-name="TableCell2676">
            <text:p text:style-name="P2677"/>
          </table:table-cell>
          <table:table-cell table:style-name="TableCell2678">
            <text:p text:style-name="P2679"/>
          </table:table-cell>
          <table:table-cell table:style-name="TableCell2680">
            <text:p text:style-name="P2681"/>
          </table:table-cell>
          <table:table-cell table:style-name="TableCell2682">
            <text:p text:style-name="P2683"/>
          </table:table-cell>
          <table:table-cell table:style-name="TableCell2684">
            <text:p text:style-name="P2685"/>
          </table:table-cell>
          <table:table-cell table:style-name="TableCell2686">
            <text:p text:style-name="P2687"/>
          </table:table-cell>
          <table:table-cell table:style-name="TableCell2688">
            <text:p text:style-name="P2689"/>
          </table:table-cell>
          <table:table-cell table:style-name="TableCell2690">
            <text:p text:style-name="P2691"/>
          </table:table-cell>
          <table:table-cell table:style-name="TableCell2692">
            <text:p text:style-name="P2693"/>
          </table:table-cell>
          <table:table-cell table:style-name="TableCell2694">
            <text:p text:style-name="P2695"/>
          </table:table-cell>
          <table:table-cell table:style-name="TableCell2696">
            <text:p text:style-name="P2697"/>
          </table:table-cell>
          <table:table-cell table:style-name="TableCell2698">
            <text:p text:style-name="P2699"/>
          </table:table-cell>
        </table:table-row>
        <table:table-row table:style-name="TableRow2700">
          <table:table-cell table:style-name="TableCell2701">
            <text:p text:style-name="P2702">進度百分比％</text:p>
          </table:table-cell>
          <table:table-cell table:style-name="TableCell2703" table:number-columns-spanned="6">
            <text:p text:style-name="P2704"/>
          </table:table-cell>
          <table:covered-table-cell/>
          <table:covered-table-cell/>
          <table:covered-table-cell/>
          <table:covered-table-cell/>
          <table:covered-table-cell/>
          <table:table-cell table:style-name="TableCell2705" table:number-columns-spanned="6">
            <text:p text:style-name="P2706"/>
          </table:table-cell>
          <table:covered-table-cell/>
          <table:covered-table-cell/>
          <table:covered-table-cell/>
          <table:covered-table-cell/>
          <table:covered-table-cell/>
          <table:table-cell table:style-name="TableCell2707" table:number-columns-spanned="6">
            <text:p text:style-name="P2708"/>
          </table:table-cell>
          <table:covered-table-cell/>
          <table:covered-table-cell/>
          <table:covered-table-cell/>
          <table:covered-table-cell/>
          <table:covered-table-cell/>
          <table:table-cell table:style-name="TableCell2709" table:number-columns-spanned="6">
            <text:p text:style-name="P2710">100%</text:p>
          </table:table-cell>
          <table:covered-table-cell/>
          <table:covered-table-cell/>
          <table:covered-table-cell/>
          <table:covered-table-cell/>
          <table:covered-table-cell/>
        </table:table-row>
      </table:table>
      <text:p text:style-name="P2711"><text:span text:style-name="T2712">註：</text:span><text:span text:style-name="T2713">1.</text:span><text:span text:style-name="T2714"><text:s/></text:span><text:span text:style-name="T2715">計畫起始日起以</text:span><text:span text:style-name="T2716">12</text:span><text:span text:style-name="T2717">個月為</text:span><text:span text:style-name="T2718">1</text:span><text:span text:style-name="T2719">個年度，各分項計畫每</text:span><text:span text:style-name="T2720">6</text:span><text:span text:style-name="T2721">個月至少應有一項技術查核點，查核點內容應以功能為主、量化規格為輔；進度百分比請參照經費預算執行比例填寫，結案當月應列有驗收查核點。</text:span></text:p>
      <text:p text:style-name="P2722">2.<text:s/>類別二第二階段、類別三：每家試導入天數需大於<text:s/>45<text:s/>天，需在結案內完成，並以合作備忘錄或實際訂單予以佐證，須列入計畫查核點；以季度為單位，規劃試導入家數及對應的查核點。</text:p>
      <text:p text:style-name="P2723">3.本表如不敷使用，請自行依格式調整使用。</text:p>
      <text:p text:style-name="P2724"/>
      <text:list text:style-name="LFO8" text:continue-numbering="true">
        <text:list-item>
          <text:p text:style-name="P2725">預定查核點說明</text:p>
        </text:list-item>
      </text:list>
      <table:table table:style-name="Table2726">
        <table:table-columns>
          <table:table-column table:style-name="TableColumn2727"/>
          <table:table-column table:style-name="TableColumn2728"/>
          <table:table-column table:style-name="TableColumn2729"/>
        </table:table-columns>
        <table:table-row table:style-name="TableRow2730">
          <table:table-cell table:style-name="TableCell2731">
            <text:p text:style-name="P2732">查核點編號</text:p>
          </table:table-cell>
          <table:table-cell table:style-name="TableCell2733">
            <text:p text:style-name="P2734">預定完成時間<text:s/></text:p>
          </table:table-cell>
          <table:table-cell table:style-name="TableCell2735">
            <text:p text:style-name="P2736">查核點內容</text:p>
            <text:p text:style-name="P2737">(技術指標/產品規格/品質指標/市場測試指標)</text:p>
          </table:table-cell>
        </table:table-row>
        <table:table-row table:style-name="TableRow2738">
          <table:table-cell table:style-name="TableCell2739">
            <text:p text:style-name="P2740">A.1</text:p>
          </table:table-cell>
          <table:table-cell table:style-name="TableCell2741">
            <text:p text:style-name="P2742">年/月</text:p>
          </table:table-cell>
          <table:table-cell table:style-name="TableCell2743">
            <text:p text:style-name="P2744"/>
          </table:table-cell>
        </table:table-row>
        <table:table-row table:style-name="TableRow2745">
          <table:table-cell table:style-name="TableCell2746">
            <text:p text:style-name="P2747">.</text:p>
          </table:table-cell>
          <table:table-cell table:style-name="TableCell2748">
            <text:p text:style-name="P2749"/>
          </table:table-cell>
          <table:table-cell table:style-name="TableCell2750">
            <text:p text:style-name="P2751"/>
          </table:table-cell>
        </table:table-row>
        <table:table-row table:style-name="TableRow2752">
          <table:table-cell table:style-name="TableCell2753">
            <text:p text:style-name="P2754">.</text:p>
          </table:table-cell>
          <table:table-cell table:style-name="TableCell2755">
            <text:p text:style-name="P2756"/>
          </table:table-cell>
          <table:table-cell table:style-name="TableCell2757">
            <text:p text:style-name="P2758"/>
          </table:table-cell>
        </table:table-row>
        <table:table-row table:style-name="TableRow2759">
          <table:table-cell table:style-name="TableCell2760">
            <text:p text:style-name="P2761">B.1</text:p>
          </table:table-cell>
          <table:table-cell table:style-name="TableCell2762">
            <text:p text:style-name="P2763"/>
          </table:table-cell>
          <table:table-cell table:style-name="TableCell2764">
            <text:p text:style-name="P2765"/>
          </table:table-cell>
        </table:table-row>
        <table:table-row table:style-name="TableRow2766">
          <table:table-cell table:style-name="TableCell2767">
            <text:p text:style-name="P2768">.</text:p>
          </table:table-cell>
          <table:table-cell table:style-name="TableCell2769">
            <text:p text:style-name="P2770"/>
          </table:table-cell>
          <table:table-cell table:style-name="TableCell2771">
            <text:p text:style-name="P2772"/>
          </table:table-cell>
        </table:table-row>
        <table:table-row table:style-name="TableRow2773">
          <table:table-cell table:style-name="TableCell2774">
            <text:p text:style-name="P2775">.</text:p>
          </table:table-cell>
          <table:table-cell table:style-name="TableCell2776">
            <text:p text:style-name="P2777"/>
          </table:table-cell>
          <table:table-cell table:style-name="TableCell2778">
            <text:p text:style-name="P2779"/>
          </table:table-cell>
        </table:table-row>
        <table:table-row table:style-name="TableRow2780">
          <table:table-cell table:style-name="TableCell2781">
            <text:p text:style-name="P2782">.</text:p>
          </table:table-cell>
          <table:table-cell table:style-name="TableCell2783">
            <text:p text:style-name="P2784"/>
          </table:table-cell>
          <table:table-cell table:style-name="TableCell2785">
            <text:p text:style-name="P2786"/>
          </table:table-cell>
        </table:table-row>
      </table:table>
      <text:p text:style-name="P2787">註：1.查核點應按時間先後與計畫順序依序填註，查核內容應係具體完成事項且可評估分析者。</text:p>
      <text:p text:style-name="P2788">2.<text:s/>類別二<text:tab/>第一階段結案前，需提出4家試導入業者合作備忘錄。</text:p>
      <text:p text:style-name="P2789">3.<text:s/>類別二第二階段、類別三：應以季度為單位，規劃試導入家數及對應的查核點，<text:s/></text:p>
      <text:p text:style-name="P2790">4.<text:s/>請配合預定進度表填註。</text:p>
      <text:p text:style-name="P2791">5.最後結案日應註明查核工作項目。</text:p>
      <text:h text:style-name="P2792" text:outline-level="2">五、預期效益</text:h>
      <text:list text:style-name="LFO9" text:continue-numbering="true">
        <text:list-item>
          <text:p text:style-name="P2793"><text:span text:style-name="T2794">量化效益</text:span></text:p>
        </text:list-item>
      </text:list>
      <text:p text:style-name="P2795">請說明計算方式，並提供計畫期間內具體佐證資料</text:p>
      <text:list text:style-name="LFO9" text:continue-numbering="true">
        <text:list-item>
          <text:list>
            <text:list-item>
              <text:p text:style-name="P2796">預估成果說明<text:s text:c="36"/>金額單位：新台幣千元</text:p>
            </text:list-item>
          </text:list>
        </text:list-item>
      </text:list>
      <table:table table:style-name="Table2797">
        <table:table-columns>
          <table:table-column table:style-name="TableColumn2798"/>
          <table:table-column table:style-name="TableColumn2799"/>
          <table:table-column table:style-name="TableColumn2800"/>
          <table:table-column table:style-name="TableColumn2801"/>
          <table:table-column table:style-name="TableColumn2802"/>
        </table:table-columns>
        <table:table-row table:style-name="TableRow2803">
          <table:table-cell table:style-name="TableCell2804">
            <text:p text:style-name="P2805">成果項目</text:p>
          </table:table-cell>
          <table:table-cell table:style-name="TableCell2806">
            <text:p text:style-name="P2807">執行前</text:p>
          </table:table-cell>
          <table:table-cell table:style-name="TableCell2808">
            <text:p text:style-name="P2809">第1年度</text:p>
          </table:table-cell>
          <table:table-cell table:style-name="TableCell2810">
            <text:p text:style-name="P2811">第2年度</text:p>
          </table:table-cell>
          <table:table-cell table:style-name="TableCell2812">
            <text:p text:style-name="P2813">佐證方式</text:p>
          </table:table-cell>
        </table:table-row>
        <table:table-row table:style-name="TableRow2814">
          <table:table-cell table:style-name="TableCell2815">
            <text:p text:style-name="P2816">申請/核定專利數</text:p>
          </table:table-cell>
          <table:table-cell table:style-name="TableCell2817">
            <text:p text:style-name="P2818"/>
          </table:table-cell>
          <table:table-cell table:style-name="TableCell2819">
            <text:p text:style-name="P2820"/>
          </table:table-cell>
          <table:table-cell table:style-name="TableCell2821">
            <text:p text:style-name="P2822"/>
          </table:table-cell>
          <table:table-cell table:style-name="TableCell2823">
            <text:p text:style-name="P2824"/>
          </table:table-cell>
        </table:table-row>
        <table:table-row table:style-name="TableRow2825">
          <table:table-cell table:style-name="TableCell2826">
            <text:p text:style-name="P2827">衍生投資金額</text:p>
          </table:table-cell>
          <table:table-cell table:style-name="TableCell2828">
            <text:p text:style-name="P2829"/>
          </table:table-cell>
          <table:table-cell table:style-name="TableCell2830">
            <text:p text:style-name="P2831"/>
          </table:table-cell>
          <table:table-cell table:style-name="TableCell2832">
            <text:p text:style-name="P2833"/>
          </table:table-cell>
          <table:table-cell table:style-name="TableCell2834">
            <text:p text:style-name="P2835"/>
          </table:table-cell>
        </table:table-row>
        <table:table-row table:style-name="TableRow2836">
          <table:table-cell table:style-name="TableCell2837">
            <text:p text:style-name="P2838">新增就業機會</text:p>
          </table:table-cell>
          <table:table-cell table:style-name="TableCell2839">
            <text:p text:style-name="P2840"/>
          </table:table-cell>
          <table:table-cell table:style-name="TableCell2841">
            <text:p text:style-name="P2842"/>
          </table:table-cell>
          <table:table-cell table:style-name="TableCell2843">
            <text:p text:style-name="P2844"/>
          </table:table-cell>
          <table:table-cell table:style-name="TableCell2845">
            <text:p text:style-name="P2846"/>
          </table:table-cell>
        </table:table-row>
        <table:table-row table:style-name="TableRow2847">
          <table:table-cell table:style-name="TableCell2848">
            <text:p text:style-name="P2849">提升計畫參與研發人員薪資水準(％)</text:p>
            <text:p text:style-name="P2850"><text:span text:style-name="T2851">(</text:span><text:span text:style-name="T2852">執行期間投入計畫之人員平均加薪幅度，應高於計畫執行前三年之平均值。</text:span><text:span text:style-name="T2853">)</text:span></text:p>
          </table:table-cell>
          <table:table-cell table:style-name="TableCell2854">
            <text:p text:style-name="P2855"/>
          </table:table-cell>
          <table:table-cell table:style-name="TableCell2856">
            <text:p text:style-name="P2857"/>
          </table:table-cell>
          <table:table-cell table:style-name="TableCell2858">
            <text:p text:style-name="P2859"/>
          </table:table-cell>
          <table:table-cell table:style-name="TableCell2860">
            <text:p text:style-name="P2861"/>
          </table:table-cell>
        </table:table-row>
        <text:soft-page-break/>
        <table:table-row table:style-name="TableRow2862">
          <table:table-cell table:style-name="TableCell2863">
            <text:p text:style-name="P2864">其他（請說明內容）</text:p>
          </table:table-cell>
          <table:table-cell table:style-name="TableCell2865">
            <text:p text:style-name="P2866"/>
          </table:table-cell>
          <table:table-cell table:style-name="TableCell2867">
            <text:p text:style-name="P2868"/>
          </table:table-cell>
          <table:table-cell table:style-name="TableCell2869">
            <text:p text:style-name="P2870"/>
          </table:table-cell>
          <table:table-cell table:style-name="TableCell2871">
            <text:p text:style-name="P2872"/>
          </table:table-cell>
        </table:table-row>
        <table:table-row table:style-name="TableRow2873">
          <table:table-cell table:style-name="TableCell2874" table:number-columns-spanned="5">
            <text:p text:style-name="P2875">導入效益</text:p>
          </table:table-cell>
          <table:covered-table-cell/>
          <table:covered-table-cell/>
          <table:covered-table-cell/>
          <table:covered-table-cell/>
        </table:table-row>
        <table:table-row table:style-name="TableRow2876">
          <table:table-cell table:style-name="TableCell2877">
            <text:p text:style-name="P2878">降低成本：請說明本計畫導入後，預期可帶動計畫申請業者成本降低之驗證項目、比例。</text:p>
          </table:table-cell>
          <table:table-cell table:style-name="TableCell2879">
            <text:p text:style-name="P2880"/>
          </table:table-cell>
          <table:table-cell table:style-name="TableCell2881">
            <text:p text:style-name="P2882"/>
          </table:table-cell>
          <table:table-cell table:style-name="TableCell2883">
            <text:p text:style-name="P2884"/>
          </table:table-cell>
          <table:table-cell table:style-name="TableCell2885">
            <text:p text:style-name="P2886"/>
          </table:table-cell>
        </table:table-row>
        <table:table-row table:style-name="TableRow2887">
          <table:table-cell table:style-name="TableCell2888">
            <text:p text:style-name="P2889">提高良率：請說明本計畫導入後，預期可提高計畫申請業者良率之驗證項目、比例。</text:p>
          </table:table-cell>
          <table:table-cell table:style-name="TableCell2890">
            <text:p text:style-name="P2891"/>
          </table:table-cell>
          <table:table-cell table:style-name="TableCell2892">
            <text:p text:style-name="P2893"/>
          </table:table-cell>
          <table:table-cell table:style-name="TableCell2894">
            <text:p text:style-name="P2895"/>
          </table:table-cell>
          <table:table-cell table:style-name="TableCell2896">
            <text:p text:style-name="P2897"/>
          </table:table-cell>
        </table:table-row>
        <table:table-row table:style-name="TableRow2898">
          <table:table-cell table:style-name="TableCell2899">
            <text:p text:style-name="P2900">提升效率：請說明本計畫導入後，預期可提升計畫申請業者效率之驗證項目、比例。</text:p>
          </table:table-cell>
          <table:table-cell table:style-name="TableCell2901">
            <text:p text:style-name="P2902"/>
          </table:table-cell>
          <table:table-cell table:style-name="TableCell2903">
            <text:p text:style-name="P2904"/>
          </table:table-cell>
          <table:table-cell table:style-name="TableCell2905">
            <text:p text:style-name="P2906"/>
          </table:table-cell>
          <table:table-cell table:style-name="TableCell2907">
            <text:p text:style-name="P2908"/>
          </table:table-cell>
        </table:table-row>
        <table:table-row table:style-name="TableRow2909">
          <table:table-cell table:style-name="TableCell2910">
            <text:p text:style-name="P2911">增加營收：請說明本計畫導入後，預期計畫申請業者可增加之營收。</text:p>
          </table:table-cell>
          <table:table-cell table:style-name="TableCell2912">
            <text:p text:style-name="P2913"/>
          </table:table-cell>
          <table:table-cell table:style-name="TableCell2914">
            <text:p text:style-name="P2915"/>
          </table:table-cell>
          <table:table-cell table:style-name="TableCell2916">
            <text:p text:style-name="P2917"/>
          </table:table-cell>
          <table:table-cell table:style-name="TableCell2918">
            <text:p text:style-name="P2919"/>
          </table:table-cell>
        </table:table-row>
        <table:table-row table:style-name="TableRow2920">
          <table:table-cell table:style-name="TableCell2921">
            <text:p text:style-name="P2922">提升產值：請說明本計畫導入後，預期可增加之產值。</text:p>
          </table:table-cell>
          <table:table-cell table:style-name="TableCell2923">
            <text:p text:style-name="P2924"/>
          </table:table-cell>
          <table:table-cell table:style-name="TableCell2925">
            <text:p text:style-name="P2926"/>
          </table:table-cell>
          <table:table-cell table:style-name="TableCell2927">
            <text:p text:style-name="P2928"/>
          </table:table-cell>
          <table:table-cell table:style-name="TableCell2929">
            <text:p text:style-name="P2930"/>
          </table:table-cell>
        </table:table-row>
        <table:table-row table:style-name="TableRow2931">
          <table:table-cell table:style-name="TableCell2932">
            <text:p text:style-name="P2933">其他導入效益(請說明內容)</text:p>
          </table:table-cell>
          <table:table-cell table:style-name="TableCell2934">
            <text:p text:style-name="P2935"/>
          </table:table-cell>
          <table:table-cell table:style-name="TableCell2936">
            <text:p text:style-name="P2937"/>
          </table:table-cell>
          <table:table-cell table:style-name="TableCell2938">
            <text:p text:style-name="P2939"/>
          </table:table-cell>
          <table:table-cell table:style-name="TableCell2940">
            <text:p text:style-name="P2941"/>
          </table:table-cell>
        </table:table-row>
      </table:table>
      <text:list text:style-name="LFO9" text:continue-numbering="true">
        <text:list-item>
          <text:p text:style-name="P2942"><text:span text:style-name="T2943">質化</text:span><text:span text:style-name="T2944">效益及商業化規劃</text:span></text:p>
        </text:list-item>
      </text:list>
      <table:table table:style-name="Table2945">
        <table:table-columns>
          <table:table-column table:style-name="TableColumn2946"/>
          <table:table-column table:style-name="TableColumn2947"/>
        </table:table-columns>
        <table:table-row table:style-name="TableRow2948">
          <table:table-cell table:style-name="TableCell2949">
            <text:p text:style-name="P2950">執行本計畫對申請單位的影響</text:p>
          </table:table-cell>
          <table:table-cell table:style-name="TableCell2951">
            <text:p text:style-name="P2952"><text:bookmark-start text:name="_Toc108191837"/><text:bookmark-start text:name="_Toc108192119"/><text:bookmark-start text:name="_Toc108192857"/><text:bookmark-start text:name="_Toc108192932"/><text:bookmark-start text:name="_Toc108192966"/><text:bookmark-start text:name="_Toc108193061"/><text:bookmark-start text:name="_Toc108193171"/><text:bookmark-start text:name="_Toc109222930"/><text:bookmark-start text:name="_Toc109223638"/><text:bookmark-start text:name="_Toc114151909"/><text:bookmark-start text:name="_Toc114152112"/>如技術升級/育才及留才/企業轉型<text:bookmark-end text:name="_Toc108191837"/><text:bookmark-end text:name="_Toc108192119"/><text:bookmark-end text:name="_Toc108192857"/><text:bookmark-end text:name="_Toc108192932"/><text:bookmark-end text:name="_Toc108192966"/><text:bookmark-end text:name="_Toc108193061"/><text:bookmark-end text:name="_Toc108193171"/>。<text:bookmark-end text:name="_Toc109222930"/><text:bookmark-end text:name="_Toc109223638"/><text:bookmark-end text:name="_Toc114151909"/><text:bookmark-end text:name="_Toc114152112"/></text:p>
          </table:table-cell>
        </table:table-row>
        <table:table-row table:style-name="TableRow2953">
          <table:table-cell table:style-name="TableCell2954">
            <text:p text:style-name="P2955">執行本計畫對產業所創造的影響</text:p>
          </table:table-cell>
          <table:table-cell table:style-name="TableCell2956">
            <text:p text:style-name="P2957"><text:bookmark-start text:name="_Toc108191838"/><text:bookmark-start text:name="_Toc108192120"/><text:bookmark-start text:name="_Toc108192858"/><text:bookmark-start text:name="_Toc108192933"/><text:bookmark-start text:name="_Toc108192967"/><text:bookmark-start text:name="_Toc108193062"/><text:bookmark-start text:name="_Toc108193172"/><text:bookmark-start text:name="_Toc109222931"/><text:bookmark-start text:name="_Toc109223639"/><text:bookmark-start text:name="_Toc114151910"/><text:bookmark-start text:name="_Toc114152113"/>如產業結構轉型或優化/提升附加價值/提高國際競爭力或市占率/取代國外原有技術來源/提高技術自主性/促成國外廠商來台投資/國際合作<text:bookmark-end text:name="_Toc108191838"/><text:bookmark-end text:name="_Toc108192120"/><text:bookmark-end text:name="_Toc108192858"/><text:bookmark-end text:name="_Toc108192933"/><text:bookmark-end text:name="_Toc108192967"/><text:bookmark-end text:name="_Toc108193062"/><text:bookmark-end text:name="_Toc108193172"/>。<text:bookmark-end text:name="_Toc109222931"/><text:bookmark-end text:name="_Toc109223639"/><text:bookmark-end text:name="_Toc114151910"/><text:bookmark-end text:name="_Toc114152113"/></text:p>
          </table:table-cell>
        </table:table-row>
        <table:table-row table:style-name="TableRow2958">
          <table:table-cell table:style-name="TableCell2959">
            <text:p text:style-name="P2960">執行本計畫之節能減碳效益</text:p>
          </table:table-cell>
          <table:table-cell table:style-name="TableCell2961">
            <text:p text:style-name="P2962"><text:bookmark-start text:name="_Toc114151911"/><text:bookmark-start text:name="_Toc114152114"/>與競品/前一代製程或產品比較，二氧化碳減量XX公噸。<text:bookmark-end text:name="_Toc114151911"/><text:bookmark-end text:name="_Toc114152114"/></text:p>
          </table:table-cell>
        </table:table-row>
        <table:table-row table:style-name="TableRow2963">
          <table:table-cell table:style-name="TableCell2964">
            <text:p text:style-name="P2965">本計畫商業化規劃與目標</text:p>
          </table:table-cell>
          <table:table-cell table:style-name="TableCell2966">
            <text:p text:style-name="P2967"><text:bookmark-start text:name="_Toc114151912"/><text:bookmark-start text:name="_Toc114152115"/>簡要說明結案後3年內商業化規劃、量化目標(如衍生投資金額、衍生產值)及估算方式。<text:bookmark-end text:name="_Toc114151912"/><text:bookmark-end text:name="_Toc114152115"/></text:p>
          </table:table-cell>
        </table:table-row>
        <text:soft-page-break/>
        <table:table-row table:style-name="TableRow2968">
          <table:table-cell table:style-name="TableCell2969">
            <text:p text:style-name="P2970">成果廣宣活動規劃</text:p>
          </table:table-cell>
          <table:table-cell table:style-name="TableCell2971">
            <text:p text:style-name="P2972">請說明預計辦理成果廣宣活動方式(如成果發表會、參展等相關成果展示)，於計畫結案前辦理完成。</text:p>
          </table:table-cell>
        </table:table-row>
        <table:table-row table:style-name="TableRow2973">
          <table:table-cell table:style-name="TableCell2974">
            <text:p text:style-name="P2975">其他(請說明內容)</text:p>
          </table:table-cell>
          <table:table-cell table:style-name="TableCell2976">
            <text:p text:style-name="P2977"/>
          </table:table-cell>
        </table:table-row>
      </table:table>
      <text:h text:style-name="P2978" text:outline-level="2">六、風險評估與因應對策</text:h>
      <text:p text:style-name="P2979">請說明：</text:p>
      <text:p text:style-name="P2980">1.<text:s/><text:tab/>針對計畫技術/產品進行風險評估與因應對策，並就可能替代開技術提出說明，或開發技術因產業變化或遭國內外政府干預之可行性分析。</text:p>
      <text:p text:style-name="P2981">2.<text:s/>計畫如涉及軟體技術開發，應評估資訊安全風險，並於開發過程中規劃相應之安全措施，確保系統穩健性。</text:p>
      <text:p text:style-name="P2982"/>
      <table:table table:style-name="Table2983">
        <table:table-columns>
          <table:table-column table:style-name="TableColumn2984"/>
        </table:table-columns>
        <table:table-row table:style-name="TableRow2985">
          <table:table-cell table:style-name="TableCell2986">
            <text:p text:style-name="P2987"><text:bookmark-start text:name="_Toc108191840"/><text:bookmark-start text:name="_Toc108192860"/><text:bookmark-start text:name="_Toc108192935"/><text:bookmark-start text:name="_Toc108192969"/><text:bookmark-start text:name="_Toc176383299"/></text:p>
            <text:p text:style-name="P2988"/>
            <text:p text:style-name="P2989"/>
          </table:table-cell>
        </table:table-row>
      </table:table>
      <text:h text:style-name="P2990" text:outline-level="2">七、智慧財產權說明<text:bookmark-end text:name="_Toc108191840"/><text:bookmark-end text:name="_Toc108192860"/><text:bookmark-end text:name="_Toc108192935"/><text:bookmark-end text:name="_Toc108192969"/><text:bookmark-end text:name="_Toc176383299"/></text:h>
      <text:p text:style-name="P2991">請說明：</text:p>
      <text:p text:style-name="P2992">1.<text:tab/>就本計畫是否涉及他人智慧財產權提出說明，並說明是否已掌握關鍵之智慧財產權。</text:p>
      <text:p text:style-name="P2993">2.<text:tab/>請說明專利申請之規劃。</text:p>
      <table:table table:style-name="Table2994">
        <table:table-columns>
          <table:table-column table:style-name="TableColumn2995"/>
        </table:table-columns>
        <table:table-row table:style-name="TableRow2996">
          <table:table-cell table:style-name="TableCell2997">
            <text:p text:style-name="P2998"><text:bookmark-start text:name="_Hlk205447515"/></text:p>
            <text:p text:style-name="P2999"/>
            <text:p text:style-name="P3000"/>
          </table:table-cell>
        </table:table-row>
      </table:table>
      <text:p text:style-name="P3001"><text:bookmark-end text:name="_Hlk205447515"/></text:p>
      <text:p text:style-name="P3002"><text:bookmark-start text:name="_Toc451940146"/><text:soft-page-break/><text:span text:style-name="T3003">參、研發團隊說明</text:span><text:bookmark-end text:name="_Toc451940146"/></text:p>
      <text:list text:style-name="LFO10" text:continue-numbering="true">
        <text:list-item>
          <text:p text:style-name="P3004"><text:bookmark-start text:name="_Toc195341247"/>計畫主持人資歷說明<text:bookmark-end text:name="_Toc195341247"/></text:p>
        </text:list-item>
      </text:list>
      <table:table table:style-name="Table3005">
        <table:table-columns>
          <table:table-column table:style-name="TableColumn3006"/>
          <table:table-column table:style-name="TableColumn3007"/>
          <table:table-column table:style-name="TableColumn3008"/>
          <table:table-column table:style-name="TableColumn3009"/>
          <table:table-column table:style-name="TableColumn3010"/>
          <table:table-column table:style-name="TableColumn3011"/>
          <table:table-column table:style-name="TableColumn3012"/>
        </table:table-columns>
        <table:table-row table:style-name="TableRow3013">
          <table:table-cell table:style-name="TableCell3014">
            <text:p text:style-name="P3015">姓名</text:p>
          </table:table-cell>
          <table:table-cell table:style-name="TableCell3016">
            <text:p text:style-name="P3017"/>
          </table:table-cell>
          <table:table-cell table:style-name="TableCell3018">
            <text:p text:style-name="P3019">職稱</text:p>
          </table:table-cell>
          <table:table-cell table:style-name="TableCell3020">
            <text:p text:style-name="P3021"/>
          </table:table-cell>
          <table:table-cell table:style-name="TableCell3022">
            <text:p text:style-name="P3023"><text:span text:style-name="T3024">性別</text:span></text:p>
          </table:table-cell>
          <table:table-cell table:style-name="TableCell3025" table:number-columns-spanned="2">
            <text:p text:style-name="P3026"><text:span text:style-name="T3027">□ 男 □ 女 □ 其他</text:span></text:p>
          </table:table-cell>
          <table:covered-table-cell/>
        </table:table-row>
        <table:table-row table:style-name="TableRow3028">
          <table:table-cell table:style-name="TableCell3029">
            <text:p text:style-name="P3030">產業<text:line-break/>領域</text:p>
          </table:table-cell>
          <table:table-cell table:style-name="TableCell3031" table:number-columns-spanned="6">
            <text:p text:style-name="P3032"/>
          </table:table-cell>
          <table:covered-table-cell/>
          <table:covered-table-cell/>
          <table:covered-table-cell/>
          <table:covered-table-cell/>
          <table:covered-table-cell/>
        </table:table-row>
        <table:table-row table:style-name="TableRow3033">
          <table:table-cell table:style-name="TableCell3034">
            <text:p text:style-name="P3035">重要<text:line-break/>成就</text:p>
          </table:table-cell>
          <table:table-cell table:style-name="TableCell3036" table:number-columns-spanned="6">
            <text:p text:style-name="P3037"/>
            <text:p text:style-name="P3038"/>
          </table:table-cell>
          <table:covered-table-cell/>
          <table:covered-table-cell/>
          <table:covered-table-cell/>
          <table:covered-table-cell/>
          <table:covered-table-cell/>
        </table:table-row>
        <table:table-row table:style-name="TableRow3039">
          <table:table-cell table:style-name="TableCell3040" table:number-rows-spanned="4">
            <text:p text:style-name="P3041">學歷</text:p>
          </table:table-cell>
          <table:table-cell table:style-name="TableCell3042" table:number-columns-spanned="2">
            <text:p text:style-name="P3043">學校(大專以上)</text:p>
          </table:table-cell>
          <table:covered-table-cell/>
          <table:table-cell table:style-name="TableCell3044">
            <text:p text:style-name="P3045">時間</text:p>
          </table:table-cell>
          <table:table-cell table:style-name="TableCell3046" table:number-columns-spanned="2">
            <text:p text:style-name="P3047">學位</text:p>
          </table:table-cell>
          <table:covered-table-cell/>
          <table:table-cell table:style-name="TableCell3048">
            <text:p text:style-name="P3049">科系</text:p>
          </table:table-cell>
        </table:table-row>
        <table:table-row table:style-name="TableRow3050">
          <table:covered-table-cell>
            <text:p text:style-name="P3051"/>
          </table:covered-table-cell>
          <table:table-cell table:style-name="TableCell3052" table:number-columns-spanned="2">
            <text:p text:style-name="P3053"/>
          </table:table-cell>
          <table:covered-table-cell/>
          <table:table-cell table:style-name="TableCell3054">
            <text:p text:style-name="P3055">YY/MM</text:p>
          </table:table-cell>
          <table:table-cell table:style-name="TableCell3056" table:number-columns-spanned="2">
            <text:p text:style-name="P3057"/>
          </table:table-cell>
          <table:covered-table-cell/>
          <table:table-cell table:style-name="TableCell3058">
            <text:p text:style-name="P3059"/>
          </table:table-cell>
        </table:table-row>
        <table:table-row table:style-name="TableRow3060">
          <table:covered-table-cell>
            <text:p text:style-name="P3061"/>
          </table:covered-table-cell>
          <table:table-cell table:style-name="TableCell3062" table:number-columns-spanned="2">
            <text:p text:style-name="P3063"/>
          </table:table-cell>
          <table:covered-table-cell/>
          <table:table-cell table:style-name="TableCell3064">
            <text:p text:style-name="P3065"/>
          </table:table-cell>
          <table:table-cell table:style-name="TableCell3066" table:number-columns-spanned="2">
            <text:p text:style-name="P3067"/>
          </table:table-cell>
          <table:covered-table-cell/>
          <table:table-cell table:style-name="TableCell3068">
            <text:p text:style-name="P3069"/>
          </table:table-cell>
        </table:table-row>
        <table:table-row table:style-name="TableRow3070">
          <table:covered-table-cell>
            <text:p text:style-name="P3071"/>
          </table:covered-table-cell>
          <table:table-cell table:style-name="TableCell3072" table:number-columns-spanned="2">
            <text:p text:style-name="P3073"/>
          </table:table-cell>
          <table:covered-table-cell/>
          <table:table-cell table:style-name="TableCell3074">
            <text:p text:style-name="P3075"/>
          </table:table-cell>
          <table:table-cell table:style-name="TableCell3076" table:number-columns-spanned="2">
            <text:p text:style-name="P3077"/>
          </table:table-cell>
          <table:covered-table-cell/>
          <table:table-cell table:style-name="TableCell3078">
            <text:p text:style-name="P3079"/>
          </table:table-cell>
        </table:table-row>
        <table:table-row table:style-name="TableRow3080">
          <table:table-cell table:style-name="TableCell3081" table:number-rows-spanned="3">
            <text:p text:style-name="P3082">經歷</text:p>
          </table:table-cell>
          <table:table-cell table:style-name="TableCell3083" table:number-columns-spanned="2">
            <text:p text:style-name="P3084">公司名稱</text:p>
          </table:table-cell>
          <table:covered-table-cell/>
          <table:table-cell table:style-name="TableCell3085">
            <text:p text:style-name="P3086">時間</text:p>
          </table:table-cell>
          <table:table-cell table:style-name="TableCell3087" table:number-columns-spanned="2">
            <text:p text:style-name="P3088">部門</text:p>
          </table:table-cell>
          <table:covered-table-cell/>
          <table:table-cell table:style-name="TableCell3089">
            <text:p text:style-name="P3090">職稱</text:p>
          </table:table-cell>
        </table:table-row>
        <table:table-row table:style-name="TableRow3091">
          <table:covered-table-cell>
            <text:p text:style-name="P3092"/>
          </table:covered-table-cell>
          <table:table-cell table:style-name="TableCell3093" table:number-columns-spanned="2">
            <text:p text:style-name="P3094"/>
          </table:table-cell>
          <table:covered-table-cell/>
          <table:table-cell table:style-name="TableCell3095">
            <text:p text:style-name="P3096">YY/MM</text:p>
          </table:table-cell>
          <table:table-cell table:style-name="TableCell3097" table:number-columns-spanned="2">
            <text:p text:style-name="P3098"/>
          </table:table-cell>
          <table:covered-table-cell/>
          <table:table-cell table:style-name="TableCell3099">
            <text:p text:style-name="P3100"/>
          </table:table-cell>
        </table:table-row>
        <table:table-row table:style-name="TableRow3101">
          <table:covered-table-cell>
            <text:p text:style-name="P3102"/>
          </table:covered-table-cell>
          <table:table-cell table:style-name="TableCell3103" table:number-columns-spanned="2">
            <text:p text:style-name="P3104"/>
          </table:table-cell>
          <table:covered-table-cell/>
          <table:table-cell table:style-name="TableCell3105">
            <text:p text:style-name="P3106"/>
          </table:table-cell>
          <table:table-cell table:style-name="TableCell3107" table:number-columns-spanned="2">
            <text:p text:style-name="P3108"/>
          </table:table-cell>
          <table:covered-table-cell/>
          <table:table-cell table:style-name="TableCell3109">
            <text:p text:style-name="P3110"/>
          </table:table-cell>
        </table:table-row>
        <table:table-row table:style-name="TableRow3111">
          <table:table-cell table:style-name="TableCell3112" table:number-rows-spanned="3">
            <text:p text:style-name="P3113">參與<text:line-break/>計畫</text:p>
          </table:table-cell>
          <table:table-cell table:style-name="TableCell3114" table:number-columns-spanned="2">
            <text:p text:style-name="P3115">計畫名稱</text:p>
          </table:table-cell>
          <table:covered-table-cell/>
          <table:table-cell table:style-name="TableCell3116">
            <text:p text:style-name="P3117">時間</text:p>
          </table:table-cell>
          <table:table-cell table:style-name="TableCell3118" table:number-columns-spanned="2">
            <text:p text:style-name="P3119">公司</text:p>
          </table:table-cell>
          <table:covered-table-cell/>
          <table:table-cell table:style-name="TableCell3120">
            <text:p text:style-name="P3121">主要任務</text:p>
          </table:table-cell>
        </table:table-row>
        <table:table-row table:style-name="TableRow3122">
          <table:covered-table-cell>
            <text:p text:style-name="P3123"/>
          </table:covered-table-cell>
          <table:table-cell table:style-name="TableCell3124" table:number-columns-spanned="2">
            <text:p text:style-name="P3125"/>
          </table:table-cell>
          <table:covered-table-cell/>
          <table:table-cell table:style-name="TableCell3126">
            <text:p text:style-name="P3127">YY/MM</text:p>
          </table:table-cell>
          <table:table-cell table:style-name="TableCell3128" table:number-columns-spanned="2">
            <text:p text:style-name="P3129"/>
          </table:table-cell>
          <table:covered-table-cell/>
          <table:table-cell table:style-name="TableCell3130">
            <text:p text:style-name="P3131"/>
          </table:table-cell>
        </table:table-row>
        <table:table-row table:style-name="TableRow3132">
          <table:covered-table-cell>
            <text:p text:style-name="P3133"/>
          </table:covered-table-cell>
          <table:table-cell table:style-name="TableCell3134" table:number-columns-spanned="2">
            <text:p text:style-name="P3135"/>
          </table:table-cell>
          <table:covered-table-cell/>
          <table:table-cell table:style-name="TableCell3136">
            <text:p text:style-name="P3137"/>
          </table:table-cell>
          <table:table-cell table:style-name="TableCell3138" table:number-columns-spanned="2">
            <text:p text:style-name="P3139"/>
          </table:table-cell>
          <table:covered-table-cell/>
          <table:table-cell table:style-name="TableCell3140">
            <text:p text:style-name="P3141"/>
          </table:table-cell>
        </table:table-row>
      </table:table>
      <text:list text:style-name="LFO10" text:continue-numbering="true">
        <text:list-item>
          <text:p text:style-name="P3142">參與計畫人力統計</text:p>
        </text:list-item>
      </text:list>
      <text:p text:style-name="P3143">單位：人數</text:p>
      <table:table table:style-name="Table3144">
        <table:table-columns>
          <table:table-column table:style-name="TableColumn3145"/>
          <table:table-column table:style-name="TableColumn3146"/>
          <table:table-column table:style-name="TableColumn3147"/>
          <table:table-column table:style-name="TableColumn3148"/>
          <table:table-column table:style-name="TableColumn3149"/>
          <table:table-column table:style-name="TableColumn3150"/>
          <table:table-column table:style-name="TableColumn3151"/>
          <table:table-column table:style-name="TableColumn3152"/>
          <table:table-column table:style-name="TableColumn3153"/>
          <table:table-column table:style-name="TableColumn3154"/>
        </table:table-columns>
        <table:table-row table:style-name="TableRow3155">
          <table:table-cell table:style-name="TableCell3156" table:number-rows-spanned="3">
            <text:p text:style-name="P3157">公司名稱</text:p>
          </table:table-cell>
          <table:table-cell table:style-name="TableCell3158" table:number-columns-spanned="9">
            <text:p text:style-name="P3159">計畫人力</text:p>
          </table:table-cell>
          <table:covered-table-cell/>
          <table:covered-table-cell/>
          <table:covered-table-cell/>
          <table:covered-table-cell/>
          <table:covered-table-cell/>
          <table:covered-table-cell/>
          <table:covered-table-cell/>
          <table:covered-table-cell/>
        </table:table-row>
        <table:table-row table:style-name="TableRow3160">
          <table:covered-table-cell>
            <text:p text:style-name="P3161"/>
          </table:covered-table-cell>
          <table:table-cell table:style-name="TableCell3162" table:number-columns-spanned="4">
            <text:p text:style-name="P3163">學歷</text:p>
          </table:table-cell>
          <table:covered-table-cell/>
          <table:covered-table-cell/>
          <table:covered-table-cell/>
          <table:table-cell table:style-name="TableCell3164" table:number-columns-spanned="3">
            <text:p text:style-name="P3165">性別</text:p>
          </table:table-cell>
          <table:covered-table-cell/>
          <table:covered-table-cell/>
          <table:table-cell table:style-name="TableCell3166" table:number-rows-spanned="2">
            <text:p text:style-name="P3167">平均年資</text:p>
          </table:table-cell>
          <table:table-cell table:style-name="TableCell3168" table:number-rows-spanned="2">
            <text:p text:style-name="P3169">待聘人數</text:p>
          </table:table-cell>
        </table:table-row>
        <table:table-row table:style-name="TableRow3170">
          <table:covered-table-cell>
            <text:p text:style-name="P3171"/>
          </table:covered-table-cell>
          <table:table-cell table:style-name="TableCell3172">
            <text:p text:style-name="P3173">博士</text:p>
          </table:table-cell>
          <table:table-cell table:style-name="TableCell3174">
            <text:p text:style-name="P3175">碩士</text:p>
          </table:table-cell>
          <table:table-cell table:style-name="TableCell3176">
            <text:p text:style-name="P3177">學士</text:p>
          </table:table-cell>
          <table:table-cell table:style-name="TableCell3178">
            <text:p text:style-name="P3179">專科(含)以下</text:p>
          </table:table-cell>
          <table:table-cell table:style-name="TableCell3180">
            <text:p text:style-name="P3181">男性</text:p>
          </table:table-cell>
          <table:table-cell table:style-name="TableCell3182">
            <text:p text:style-name="P3183">女性</text:p>
          </table:table-cell>
          <table:table-cell table:style-name="TableCell3184">
            <text:p text:style-name="P3185">其他</text:p>
          </table:table-cell>
          <table:covered-table-cell>
            <text:p text:style-name="P3186"/>
          </table:covered-table-cell>
          <table:covered-table-cell>
            <text:p text:style-name="P3187"/>
          </table:covered-table-cell>
        </table:table-row>
        <table:table-row table:style-name="TableRow3188">
          <table:table-cell table:style-name="TableCell3189">
            <text:p text:style-name="P3190">○○公司</text:p>
          </table:table-cell>
          <table:table-cell table:style-name="TableCell3191">
            <text:p text:style-name="P3192"/>
          </table:table-cell>
          <table:table-cell table:style-name="TableCell3193">
            <text:p text:style-name="P3194"/>
          </table:table-cell>
          <table:table-cell table:style-name="TableCell3195">
            <text:p text:style-name="P3196"/>
          </table:table-cell>
          <table:table-cell table:style-name="TableCell3197">
            <text:p text:style-name="P3198"/>
          </table:table-cell>
          <table:table-cell table:style-name="TableCell3199">
            <text:p text:style-name="P3200"/>
          </table:table-cell>
          <table:table-cell table:style-name="TableCell3201">
            <text:p text:style-name="P3202"/>
          </table:table-cell>
          <table:table-cell table:style-name="TableCell3203">
            <text:p text:style-name="P3204"/>
          </table:table-cell>
          <table:table-cell table:style-name="TableCell3205">
            <text:p text:style-name="P3206"/>
          </table:table-cell>
          <table:table-cell table:style-name="TableCell3207">
            <text:p text:style-name="P3208"/>
          </table:table-cell>
        </table:table-row>
        <table:table-row table:style-name="TableRow3209">
          <table:table-cell table:style-name="TableCell3210">
            <text:p text:style-name="P3211">○○公司</text:p>
          </table:table-cell>
          <table:table-cell table:style-name="TableCell3212">
            <text:p text:style-name="P3213"/>
          </table:table-cell>
          <table:table-cell table:style-name="TableCell3214">
            <text:p text:style-name="P3215"/>
          </table:table-cell>
          <table:table-cell table:style-name="TableCell3216">
            <text:p text:style-name="P3217"/>
          </table:table-cell>
          <table:table-cell table:style-name="TableCell3218">
            <text:p text:style-name="P3219"/>
          </table:table-cell>
          <table:table-cell table:style-name="TableCell3220">
            <text:p text:style-name="P3221"/>
          </table:table-cell>
          <table:table-cell table:style-name="TableCell3222">
            <text:p text:style-name="P3223"/>
          </table:table-cell>
          <table:table-cell table:style-name="TableCell3224">
            <text:p text:style-name="P3225"/>
          </table:table-cell>
          <table:table-cell table:style-name="TableCell3226">
            <text:p text:style-name="P3227"/>
          </table:table-cell>
          <table:table-cell table:style-name="TableCell3228">
            <text:p text:style-name="P3229"/>
          </table:table-cell>
        </table:table-row>
        <table:table-row table:style-name="TableRow3230">
          <table:table-cell table:style-name="TableCell3231">
            <text:p text:style-name="P3232">○○公司</text:p>
          </table:table-cell>
          <table:table-cell table:style-name="TableCell3233">
            <text:p text:style-name="P3234"/>
          </table:table-cell>
          <table:table-cell table:style-name="TableCell3235">
            <text:p text:style-name="P3236"/>
          </table:table-cell>
          <table:table-cell table:style-name="TableCell3237">
            <text:p text:style-name="P3238"/>
          </table:table-cell>
          <table:table-cell table:style-name="TableCell3239">
            <text:p text:style-name="P3240"/>
          </table:table-cell>
          <table:table-cell table:style-name="TableCell3241">
            <text:p text:style-name="P3242"/>
          </table:table-cell>
          <table:table-cell table:style-name="TableCell3243">
            <text:p text:style-name="P3244"/>
          </table:table-cell>
          <table:table-cell table:style-name="TableCell3245">
            <text:p text:style-name="P3246"/>
          </table:table-cell>
          <table:table-cell table:style-name="TableCell3247">
            <text:p text:style-name="P3248"/>
          </table:table-cell>
          <table:table-cell table:style-name="TableCell3249">
            <text:p text:style-name="P3250"/>
          </table:table-cell>
        </table:table-row>
        <table:table-row table:style-name="TableRow3251">
          <table:table-cell table:style-name="TableCell3252">
            <text:p text:style-name="P3253">總計</text:p>
          </table:table-cell>
          <table:table-cell table:style-name="TableCell3254">
            <text:p text:style-name="P3255"/>
          </table:table-cell>
          <table:table-cell table:style-name="TableCell3256">
            <text:p text:style-name="P3257"/>
          </table:table-cell>
          <table:table-cell table:style-name="TableCell3258">
            <text:p text:style-name="P3259"/>
          </table:table-cell>
          <table:table-cell table:style-name="TableCell3260">
            <text:p text:style-name="P3261"/>
          </table:table-cell>
          <table:table-cell table:style-name="TableCell3262">
            <text:p text:style-name="P3263"/>
          </table:table-cell>
          <table:table-cell table:style-name="TableCell3264">
            <text:p text:style-name="P3265"/>
          </table:table-cell>
          <table:table-cell table:style-name="TableCell3266">
            <text:p text:style-name="P3267"/>
          </table:table-cell>
          <table:table-cell table:style-name="TableCell3268">
            <text:p text:style-name="P3269"/>
          </table:table-cell>
          <table:table-cell table:style-name="TableCell3270">
            <text:p text:style-name="P3271"/>
          </table:table-cell>
        </table:table-row>
      </table:table>
      <text:list text:style-name="LFO10" text:continue-numbering="true">
        <text:list-item>
          <text:p text:style-name="P3272">參與計畫人員簡歷表</text:p>
        </text:list-item>
      </text:list>
      <text:p text:style-name="P3273">申請公司名稱：</text:p>
      <table:table table:style-name="Table3274">
        <table:table-columns>
          <table:table-column table:style-name="TableColumn3275"/>
          <table:table-column table:style-name="TableColumn3276"/>
          <table:table-column table:style-name="TableColumn3277"/>
          <table:table-column table:style-name="TableColumn3278"/>
          <table:table-column table:style-name="TableColumn3279"/>
          <table:table-column table:style-name="TableColumn3280"/>
          <table:table-column table:style-name="TableColumn3281"/>
          <table:table-column table:style-name="TableColumn3282"/>
          <table:table-column table:style-name="TableColumn3283"/>
          <table:table-column table:style-name="TableColumn3284"/>
        </table:table-columns>
        <table:table-row table:style-name="TableRow3285">
          <table:table-cell table:style-name="TableCell3286">
            <text:p text:style-name="P3287">類型</text:p>
          </table:table-cell>
          <table:table-cell table:style-name="TableCell3288">
            <text:p text:style-name="P3289">編號</text:p>
          </table:table-cell>
          <table:table-cell table:style-name="TableCell3290">
            <text:p text:style-name="P3291">姓名</text:p>
          </table:table-cell>
          <table:table-cell table:style-name="TableCell3292">
            <text:p text:style-name="P3293">部門</text:p>
          </table:table-cell>
          <table:table-cell table:style-name="TableCell3294">
            <text:p text:style-name="P3295">職稱</text:p>
          </table:table-cell>
          <table:table-cell table:style-name="TableCell3296">
            <text:p text:style-name="P3297">最高學歷</text:p>
            <text:p text:style-name="P3298">(學校系所)</text:p>
          </table:table-cell>
          <table:table-cell table:style-name="TableCell3299">
            <text:p text:style-name="P3300">主要經歷</text:p>
          </table:table-cell>
          <table:table-cell table:style-name="TableCell3301">
            <text:p text:style-name="P3302">本業年資</text:p>
          </table:table-cell>
          <table:table-cell table:style-name="TableCell3303">
            <text:p text:style-name="P3304">參與分項計畫及工作項目</text:p>
          </table:table-cell>
          <table:table-cell table:style-name="TableCell3305">
            <text:p text:style-name="P3306">投入<text:line-break/>月數</text:p>
          </table:table-cell>
        </table:table-row>
        <table:table-row table:style-name="TableRow3307">
          <table:table-cell table:style-name="TableCell3308">
            <text:p text:style-name="P3309">計畫<text:line-break/>主持人</text:p>
          </table:table-cell>
          <table:table-cell table:style-name="TableCell3310">
            <text:p text:style-name="P3311">1</text:p>
          </table:table-cell>
          <table:table-cell table:style-name="TableCell3312">
            <text:p text:style-name="P3313"/>
          </table:table-cell>
          <table:table-cell table:style-name="TableCell3314">
            <text:p text:style-name="P3315"/>
          </table:table-cell>
          <table:table-cell table:style-name="TableCell3316">
            <text:p text:style-name="P3317"/>
          </table:table-cell>
          <table:table-cell table:style-name="TableCell3318">
            <text:p text:style-name="P3319"/>
          </table:table-cell>
          <table:table-cell table:style-name="TableCell3320">
            <text:p text:style-name="P3321"/>
          </table:table-cell>
          <table:table-cell table:style-name="TableCell3322">
            <text:p text:style-name="P3323"/>
          </table:table-cell>
          <table:table-cell table:style-name="TableCell3324">
            <text:p text:style-name="P3325"/>
          </table:table-cell>
          <table:table-cell table:style-name="TableCell3326">
            <text:p text:style-name="P3327"/>
          </table:table-cell>
        </table:table-row>
        <table:table-row table:style-name="TableRow3328">
          <table:table-cell table:style-name="TableCell3329" table:number-rows-spanned="4">
            <text:p text:style-name="P3330">關鍵研發人員</text:p>
          </table:table-cell>
          <table:table-cell table:style-name="TableCell3331">
            <text:p text:style-name="P3332">2</text:p>
          </table:table-cell>
          <table:table-cell table:style-name="TableCell3333">
            <text:p text:style-name="P3334"/>
          </table:table-cell>
          <table:table-cell table:style-name="TableCell3335">
            <text:p text:style-name="P3336"/>
          </table:table-cell>
          <table:table-cell table:style-name="TableCell3337">
            <text:p text:style-name="P3338"/>
          </table:table-cell>
          <table:table-cell table:style-name="TableCell3339">
            <text:p text:style-name="P3340"/>
          </table:table-cell>
          <table:table-cell table:style-name="TableCell3341">
            <text:p text:style-name="P3342"/>
          </table:table-cell>
          <table:table-cell table:style-name="TableCell3343">
            <text:p text:style-name="P3344"/>
          </table:table-cell>
          <table:table-cell table:style-name="TableCell3345">
            <text:p text:style-name="P3346"/>
          </table:table-cell>
          <table:table-cell table:style-name="TableCell3347">
            <text:p text:style-name="P3348"/>
          </table:table-cell>
        </table:table-row>
        <table:table-row table:style-name="TableRow3349">
          <table:covered-table-cell>
            <text:p text:style-name="P3350"/>
          </table:covered-table-cell>
          <table:table-cell table:style-name="TableCell3351">
            <text:p text:style-name="P3352">3</text:p>
          </table:table-cell>
          <table:table-cell table:style-name="TableCell3353">
            <text:p text:style-name="P3354"/>
          </table:table-cell>
          <table:table-cell table:style-name="TableCell3355">
            <text:p text:style-name="P3356"/>
          </table:table-cell>
          <table:table-cell table:style-name="TableCell3357">
            <text:p text:style-name="P3358"/>
          </table:table-cell>
          <table:table-cell table:style-name="TableCell3359">
            <text:p text:style-name="P3360"/>
          </table:table-cell>
          <table:table-cell table:style-name="TableCell3361">
            <text:p text:style-name="P3362"/>
          </table:table-cell>
          <table:table-cell table:style-name="TableCell3363">
            <text:p text:style-name="P3364"/>
          </table:table-cell>
          <table:table-cell table:style-name="TableCell3365">
            <text:p text:style-name="P3366"/>
          </table:table-cell>
          <table:table-cell table:style-name="TableCell3367">
            <text:p text:style-name="P3368"/>
          </table:table-cell>
        </table:table-row>
        <table:table-row table:style-name="TableRow3369">
          <table:covered-table-cell>
            <text:p text:style-name="P3370"/>
          </table:covered-table-cell>
          <table:table-cell table:style-name="TableCell3371">
            <text:p text:style-name="P3372">4</text:p>
          </table:table-cell>
          <table:table-cell table:style-name="TableCell3373">
            <text:p text:style-name="P3374"/>
          </table:table-cell>
          <table:table-cell table:style-name="TableCell3375">
            <text:p text:style-name="P3376"/>
          </table:table-cell>
          <table:table-cell table:style-name="TableCell3377">
            <text:p text:style-name="P3378"/>
          </table:table-cell>
          <table:table-cell table:style-name="TableCell3379">
            <text:p text:style-name="P3380"/>
          </table:table-cell>
          <table:table-cell table:style-name="TableCell3381">
            <text:p text:style-name="P3382"/>
          </table:table-cell>
          <table:table-cell table:style-name="TableCell3383">
            <text:p text:style-name="P3384"/>
          </table:table-cell>
          <table:table-cell table:style-name="TableCell3385">
            <text:p text:style-name="P3386"/>
          </table:table-cell>
          <table:table-cell table:style-name="TableCell3387">
            <text:p text:style-name="P3388"/>
          </table:table-cell>
        </table:table-row>
        <table:table-row table:style-name="TableRow3389">
          <table:covered-table-cell>
            <text:p text:style-name="P3390"/>
          </table:covered-table-cell>
          <table:table-cell table:style-name="TableCell3391">
            <text:p text:style-name="P3392"/>
          </table:table-cell>
          <table:table-cell table:style-name="TableCell3393">
            <text:p text:style-name="P3394"/>
          </table:table-cell>
          <table:table-cell table:style-name="TableCell3395">
            <text:p text:style-name="P3396"/>
          </table:table-cell>
          <table:table-cell table:style-name="TableCell3397">
            <text:p text:style-name="P3398"/>
          </table:table-cell>
          <table:table-cell table:style-name="TableCell3399">
            <text:p text:style-name="P3400"/>
          </table:table-cell>
          <table:table-cell table:style-name="TableCell3401">
            <text:p text:style-name="P3402"/>
          </table:table-cell>
          <table:table-cell table:style-name="TableCell3403">
            <text:p text:style-name="P3404"/>
          </table:table-cell>
          <table:table-cell table:style-name="TableCell3405">
            <text:p text:style-name="P3406"/>
          </table:table-cell>
          <table:table-cell table:style-name="TableCell3407">
            <text:p text:style-name="P3408"/>
          </table:table-cell>
        </table:table-row>
        <table:table-row table:style-name="TableRow3409">
          <table:table-cell table:style-name="TableCell3410" table:number-rows-spanned="5">
            <text:p text:style-name="P3411">一般研發人員</text:p>
          </table:table-cell>
          <table:table-cell table:style-name="TableCell3412">
            <text:p text:style-name="P3413">6</text:p>
          </table:table-cell>
          <table:table-cell table:style-name="TableCell3414">
            <text:p text:style-name="P3415"/>
          </table:table-cell>
          <table:table-cell table:style-name="TableCell3416">
            <text:p text:style-name="P3417"/>
          </table:table-cell>
          <table:table-cell table:style-name="TableCell3418">
            <text:p text:style-name="P3419"/>
          </table:table-cell>
          <table:table-cell table:style-name="TableCell3420">
            <text:p text:style-name="P3421"/>
          </table:table-cell>
          <table:table-cell table:style-name="TableCell3422">
            <text:p text:style-name="P3423"/>
          </table:table-cell>
          <table:table-cell table:style-name="TableCell3424">
            <text:p text:style-name="P3425"/>
          </table:table-cell>
          <table:table-cell table:style-name="TableCell3426">
            <text:p text:style-name="P3427"/>
          </table:table-cell>
          <table:table-cell table:style-name="TableCell3428">
            <text:p text:style-name="P3429"/>
          </table:table-cell>
        </table:table-row>
        <table:table-row table:style-name="TableRow3430">
          <table:covered-table-cell>
            <text:p text:style-name="P3431"/>
          </table:covered-table-cell>
          <table:table-cell table:style-name="TableCell3432">
            <text:p text:style-name="P3433">7</text:p>
          </table:table-cell>
          <table:table-cell table:style-name="TableCell3434">
            <text:p text:style-name="P3435"/>
          </table:table-cell>
          <table:table-cell table:style-name="TableCell3436">
            <text:p text:style-name="P3437"/>
          </table:table-cell>
          <table:table-cell table:style-name="TableCell3438">
            <text:p text:style-name="P3439"/>
          </table:table-cell>
          <table:table-cell table:style-name="TableCell3440">
            <text:p text:style-name="P3441"/>
          </table:table-cell>
          <table:table-cell table:style-name="TableCell3442">
            <text:p text:style-name="P3443"/>
          </table:table-cell>
          <table:table-cell table:style-name="TableCell3444">
            <text:p text:style-name="P3445"/>
          </table:table-cell>
          <table:table-cell table:style-name="TableCell3446">
            <text:p text:style-name="P3447"/>
          </table:table-cell>
          <table:table-cell table:style-name="TableCell3448">
            <text:p text:style-name="P3449"/>
          </table:table-cell>
        </table:table-row>
        <table:table-row table:style-name="TableRow3450">
          <table:covered-table-cell>
            <text:p text:style-name="P3451"/>
          </table:covered-table-cell>
          <table:table-cell table:style-name="TableCell3452">
            <text:p text:style-name="P3453">8</text:p>
          </table:table-cell>
          <table:table-cell table:style-name="TableCell3454">
            <text:p text:style-name="P3455"/>
          </table:table-cell>
          <table:table-cell table:style-name="TableCell3456">
            <text:p text:style-name="P3457"/>
          </table:table-cell>
          <table:table-cell table:style-name="TableCell3458">
            <text:p text:style-name="P3459"/>
          </table:table-cell>
          <table:table-cell table:style-name="TableCell3460">
            <text:p text:style-name="P3461"/>
          </table:table-cell>
          <table:table-cell table:style-name="TableCell3462">
            <text:p text:style-name="P3463"/>
          </table:table-cell>
          <table:table-cell table:style-name="TableCell3464">
            <text:p text:style-name="P3465"/>
          </table:table-cell>
          <table:table-cell table:style-name="TableCell3466">
            <text:p text:style-name="P3467"/>
          </table:table-cell>
          <table:table-cell table:style-name="TableCell3468">
            <text:p text:style-name="P3469"/>
          </table:table-cell>
        </table:table-row>
        <table:table-row table:style-name="TableRow3470">
          <table:covered-table-cell>
            <text:p text:style-name="P3471"/>
          </table:covered-table-cell>
          <table:table-cell table:style-name="TableCell3472">
            <text:p text:style-name="P3473"/>
          </table:table-cell>
          <table:table-cell table:style-name="TableCell3474">
            <text:p text:style-name="P3475"/>
          </table:table-cell>
          <table:table-cell table:style-name="TableCell3476">
            <text:p text:style-name="P3477"/>
          </table:table-cell>
          <table:table-cell table:style-name="TableCell3478">
            <text:p text:style-name="P3479"/>
          </table:table-cell>
          <table:table-cell table:style-name="TableCell3480">
            <text:p text:style-name="P3481"/>
          </table:table-cell>
          <table:table-cell table:style-name="TableCell3482">
            <text:p text:style-name="P3483"/>
          </table:table-cell>
          <table:table-cell table:style-name="TableCell3484">
            <text:p text:style-name="P3485"/>
          </table:table-cell>
          <table:table-cell table:style-name="TableCell3486">
            <text:p text:style-name="P3487"/>
          </table:table-cell>
          <table:table-cell table:style-name="TableCell3488">
            <text:p text:style-name="P3489"/>
          </table:table-cell>
        </table:table-row>
        <table:table-row table:style-name="TableRow3490">
          <table:covered-table-cell>
            <text:p text:style-name="P3491"/>
          </table:covered-table-cell>
          <table:table-cell table:style-name="TableCell3492">
            <text:p text:style-name="P3493"/>
          </table:table-cell>
          <table:table-cell table:style-name="TableCell3494">
            <text:p text:style-name="P3495"/>
          </table:table-cell>
          <table:table-cell table:style-name="TableCell3496">
            <text:p text:style-name="P3497"/>
          </table:table-cell>
          <table:table-cell table:style-name="TableCell3498">
            <text:p text:style-name="P3499"/>
          </table:table-cell>
          <table:table-cell table:style-name="TableCell3500">
            <text:p text:style-name="P3501"/>
          </table:table-cell>
          <table:table-cell table:style-name="TableCell3502">
            <text:p text:style-name="P3503"/>
          </table:table-cell>
          <table:table-cell table:style-name="TableCell3504">
            <text:p text:style-name="P3505"/>
          </table:table-cell>
          <table:table-cell table:style-name="TableCell3506">
            <text:p text:style-name="P3507"/>
          </table:table-cell>
          <table:table-cell table:style-name="TableCell3508">
            <text:p text:style-name="P3509"/>
          </table:table-cell>
        </table:table-row>
        <table:table-row table:style-name="TableRow3510">
          <table:table-cell table:style-name="TableCell3511" table:number-rows-spanned="3">
            <text:p text:style-name="P3512">待聘研發人員</text:p>
          </table:table-cell>
          <table:table-cell table:style-name="TableCell3513">
            <text:p text:style-name="P3514"/>
          </table:table-cell>
          <table:table-cell table:style-name="TableCell3515">
            <text:p text:style-name="P3516">-</text:p>
          </table:table-cell>
          <table:table-cell table:style-name="TableCell3517">
            <text:p text:style-name="P3518">-</text:p>
          </table:table-cell>
          <table:table-cell table:style-name="TableCell3519">
            <text:p text:style-name="P3520">-</text:p>
          </table:table-cell>
          <table:table-cell table:style-name="TableCell3521">
            <text:p text:style-name="P3522">-</text:p>
          </table:table-cell>
          <table:table-cell table:style-name="TableCell3523">
            <text:p text:style-name="P3524">-</text:p>
          </table:table-cell>
          <table:table-cell table:style-name="TableCell3525">
            <text:p text:style-name="P3526">-</text:p>
          </table:table-cell>
          <table:table-cell table:style-name="TableCell3527">
            <text:p text:style-name="P3528"/>
          </table:table-cell>
          <table:table-cell table:style-name="TableCell3529">
            <text:p text:style-name="P3530"/>
          </table:table-cell>
        </table:table-row>
        <table:table-row table:style-name="TableRow3531">
          <table:covered-table-cell>
            <text:p text:style-name="P3532"/>
          </table:covered-table-cell>
          <table:table-cell table:style-name="TableCell3533">
            <text:p text:style-name="P3534"/>
          </table:table-cell>
          <table:table-cell table:style-name="TableCell3535">
            <text:p text:style-name="P3536"/>
          </table:table-cell>
          <table:table-cell table:style-name="TableCell3537">
            <text:p text:style-name="P3538"/>
          </table:table-cell>
          <table:table-cell table:style-name="TableCell3539">
            <text:p text:style-name="P3540"/>
          </table:table-cell>
          <table:table-cell table:style-name="TableCell3541">
            <text:p text:style-name="P3542"/>
          </table:table-cell>
          <table:table-cell table:style-name="TableCell3543">
            <text:p text:style-name="P3544"/>
          </table:table-cell>
          <table:table-cell table:style-name="TableCell3545">
            <text:p text:style-name="P3546"/>
          </table:table-cell>
          <table:table-cell table:style-name="TableCell3547">
            <text:p text:style-name="P3548"/>
          </table:table-cell>
          <table:table-cell table:style-name="TableCell3549">
            <text:p text:style-name="P3550"/>
          </table:table-cell>
        </table:table-row>
        <table:table-row table:style-name="TableRow3551">
          <table:covered-table-cell>
            <text:p text:style-name="P3552"/>
          </table:covered-table-cell>
          <table:table-cell table:style-name="TableCell3553">
            <text:p text:style-name="P3554"/>
          </table:table-cell>
          <table:table-cell table:style-name="TableCell3555">
            <text:p text:style-name="P3556"/>
          </table:table-cell>
          <table:table-cell table:style-name="TableCell3557">
            <text:p text:style-name="P3558"/>
          </table:table-cell>
          <table:table-cell table:style-name="TableCell3559">
            <text:p text:style-name="P3560"/>
          </table:table-cell>
          <table:table-cell table:style-name="TableCell3561">
            <text:p text:style-name="P3562"/>
          </table:table-cell>
          <table:table-cell table:style-name="TableCell3563">
            <text:p text:style-name="P3564"/>
          </table:table-cell>
          <table:table-cell table:style-name="TableCell3565">
            <text:p text:style-name="P3566"/>
          </table:table-cell>
          <table:table-cell table:style-name="TableCell3567">
            <text:p text:style-name="P3568"/>
          </table:table-cell>
          <table:table-cell table:style-name="TableCell3569">
            <text:p text:style-name="P3570"/>
          </table:table-cell>
        </table:table-row>
        <table:table-row table:style-name="TableRow3571">
          <table:table-cell table:style-name="TableCell3572">
            <text:p text:style-name="P3573"/>
          </table:table-cell>
          <table:table-cell table:style-name="TableCell3574" table:number-columns-spanned="8">
            <text:p text:style-name="P3575">合<text:s/>計</text:p>
          </table:table-cell>
          <table:covered-table-cell/>
          <table:covered-table-cell/>
          <table:covered-table-cell/>
          <table:covered-table-cell/>
          <table:covered-table-cell/>
          <table:covered-table-cell/>
          <table:covered-table-cell/>
          <table:table-cell table:style-name="TableCell3576">
            <text:p text:style-name="P3577"/>
          </table:table-cell>
        </table:table-row>
      </table:table>
      <text:p text:style-name="P3578">註：1.請分別填列各申請公司資料。</text:p>
      <text:p text:style-name="P3579"><text:s/>2.各申請公司之待聘人員以不超過投入總創新研發人數之30%為原則。</text:p>
      <text:p text:style-name="P3580"><text:s text:c="4"/>3.本計畫全部投入研究發展人員應列明。</text:p>
      <text:p text:style-name="P3581"/>
      <text:p text:style-name="P3582"><text:bookmark-end text:name="_Toc337277101"/><text:bookmark-end text:name="_Toc338220277"/><text:bookmark-end text:name="_Toc338220375"/><text:bookmark-end text:name="_Toc338652604"/><text:bookmark-end text:name="_Toc360614142"/></text:p>
      <text:p text:style-name="P3583"><text:bookmark-start text:name="_Toc451940147"/><text:soft-page-break/>肆、計畫經費需求(可至計畫網頁下載試算表輔助填寫)<text:bookmark-end text:name="_Toc451940147"/></text:p>
      <text:list text:style-name="LFO11">
        <text:list-item text:start-value="1">
          <text:p text:style-name="P3586"><text:bookmark-start text:name="_Toc109223647"/>各科目預算編列表(請分別填列各申請單位資料)<text:bookmark-end text:name="_Toc109223647"/></text:p>
        </text:list-item>
      </text:list>
      <text:p text:style-name="P3587">A公司</text:p>
      <text:list text:style-name="LFO13" text:continue-numbering="true">
        <text:list-item>
          <text:p text:style-name="P3588">創新或研究發展人員之人事費</text:p>
        </text:list-item>
      </text:list>
      <text:p text:style-name="P3589">單位：千元</text:p>
      <table:table table:style-name="Table3590">
        <table:table-columns>
          <table:table-column table:style-name="TableColumn3591"/>
          <table:table-column table:style-name="TableColumn3592"/>
          <table:table-column table:style-name="TableColumn3593"/>
          <table:table-column table:style-name="TableColumn3594"/>
          <table:table-column table:style-name="TableColumn3595"/>
          <table:table-column table:style-name="TableColumn3596"/>
          <table:table-column table:style-name="TableColumn3597"/>
          <table:table-column table:style-name="TableColumn3598"/>
          <table:table-column table:style-name="TableColumn3599"/>
          <table:table-column table:style-name="TableColumn3600"/>
        </table:table-columns>
        <table:table-row table:style-name="TableRow3601">
          <table:table-cell table:style-name="TableCell3602" table:number-rows-spanned="2">
            <text:p text:style-name="P3603">職務別</text:p>
          </table:table-cell>
          <table:table-cell table:style-name="TableCell3604" table:number-columns-spanned="2">
            <text:p text:style-name="P3605"><text:span text:style-name="T3606">平均月薪</text:span><text:span text:style-name="T3607">(A)</text:span></text:p>
          </table:table-cell>
          <table:covered-table-cell/>
          <table:table-cell table:style-name="TableCell3608" table:number-columns-spanned="3">
            <text:p text:style-name="P3609"><text:span text:style-name="T3610">人月數</text:span><text:span text:style-name="T3611">(B)</text:span></text:p>
          </table:table-cell>
          <table:covered-table-cell/>
          <table:covered-table-cell/>
          <table:table-cell table:style-name="TableCell3612" table:number-columns-spanned="3">
            <text:p text:style-name="P3613"><text:span text:style-name="T3614">人事費概算</text:span><text:span text:style-name="T3615">(A×B)</text:span></text:p>
          </table:table-cell>
          <table:covered-table-cell/>
          <table:covered-table-cell/>
          <table:table-cell table:style-name="TableCell3616" table:number-rows-spanned="2">
            <text:p text:style-name="P3617">備註</text:p>
          </table:table-cell>
        </table:table-row>
        <table:table-row table:style-name="TableRow3618">
          <table:covered-table-cell>
            <text:p text:style-name="P3619"/>
          </table:covered-table-cell>
          <table:table-cell table:style-name="TableCell3620">
            <text:p text:style-name="P3621"><text:span text:style-name="T3622">第</text:span><text:span text:style-name="T3623">1</text:span><text:span text:style-name="T3624">年度</text:span></text:p>
          </table:table-cell>
          <table:table-cell table:style-name="TableCell3625">
            <text:p text:style-name="P3626"><text:span text:style-name="T3627">第</text:span><text:span text:style-name="T3628">2</text:span><text:span text:style-name="T3629">年度</text:span></text:p>
          </table:table-cell>
          <table:table-cell table:style-name="TableCell3630">
            <text:p text:style-name="P3631"><text:span text:style-name="T3632">第</text:span><text:span text:style-name="T3633">1</text:span><text:span text:style-name="T3634">年度</text:span></text:p>
          </table:table-cell>
          <table:table-cell table:style-name="TableCell3635">
            <text:p text:style-name="P3636"><text:span text:style-name="T3637">第</text:span><text:span text:style-name="T3638">2</text:span><text:span text:style-name="T3639">年度</text:span></text:p>
          </table:table-cell>
          <table:table-cell table:style-name="TableCell3640">
            <text:p text:style-name="P3641">合計</text:p>
          </table:table-cell>
          <table:table-cell table:style-name="TableCell3642">
            <text:p text:style-name="P3643"><text:span text:style-name="T3644">第</text:span><text:span text:style-name="T3645">1</text:span><text:span text:style-name="T3646">年度</text:span></text:p>
          </table:table-cell>
          <table:table-cell table:style-name="TableCell3647">
            <text:p text:style-name="P3648"><text:span text:style-name="T3649">第</text:span><text:span text:style-name="T3650">2</text:span><text:span text:style-name="T3651">年度</text:span></text:p>
          </table:table-cell>
          <table:table-cell table:style-name="TableCell3652">
            <text:p text:style-name="P3653">合計</text:p>
          </table:table-cell>
          <table:covered-table-cell>
            <text:p text:style-name="P3654"/>
          </table:covered-table-cell>
        </table:table-row>
        <table:table-row table:style-name="TableRow3655">
          <table:table-cell table:style-name="TableCell3656" table:number-columns-spanned="10">
            <text:p text:style-name="P3657">一、研究發展人員</text:p>
          </table:table-cell>
          <table:covered-table-cell/>
          <table:covered-table-cell/>
          <table:covered-table-cell/>
          <table:covered-table-cell/>
          <table:covered-table-cell/>
          <table:covered-table-cell/>
          <table:covered-table-cell/>
          <table:covered-table-cell/>
          <table:covered-table-cell/>
        </table:table-row>
        <table:table-row table:style-name="TableRow3658">
          <table:table-cell table:style-name="TableCell3659">
            <text:p text:style-name="內文"><text:span text:style-name="T3660">1.</text:span><text:span text:style-name="T3661">經理</text:span></text:p>
          </table:table-cell>
          <table:table-cell table:style-name="TableCell3662">
            <text:p text:style-name="P3663">　</text:p>
          </table:table-cell>
          <table:table-cell table:style-name="TableCell3664">
            <text:p text:style-name="P3665">　</text:p>
          </table:table-cell>
          <table:table-cell table:style-name="TableCell3666">
            <text:p text:style-name="P3667">　</text:p>
          </table:table-cell>
          <table:table-cell table:style-name="TableCell3668">
            <text:p text:style-name="P3669">　</text:p>
          </table:table-cell>
          <table:table-cell table:style-name="TableCell3670">
            <text:p text:style-name="P3671">0</text:p>
          </table:table-cell>
          <table:table-cell table:style-name="TableCell3672">
            <text:p text:style-name="P3673">0</text:p>
          </table:table-cell>
          <table:table-cell table:style-name="TableCell3674">
            <text:p text:style-name="P3675">0</text:p>
          </table:table-cell>
          <table:table-cell table:style-name="TableCell3676">
            <text:p text:style-name="P3677">0</text:p>
          </table:table-cell>
          <table:table-cell table:style-name="TableCell3678">
            <text:p text:style-name="P3679">　</text:p>
          </table:table-cell>
        </table:table-row>
        <table:table-row table:style-name="TableRow3680">
          <table:table-cell table:style-name="TableCell3681">
            <text:p text:style-name="內文"><text:span text:style-name="T3682">....</text:span><text:span text:style-name="T3683">課長</text:span></text:p>
          </table:table-cell>
          <table:table-cell table:style-name="TableCell3684">
            <text:p text:style-name="P3685">　</text:p>
          </table:table-cell>
          <table:table-cell table:style-name="TableCell3686">
            <text:p text:style-name="P3687">　</text:p>
          </table:table-cell>
          <table:table-cell table:style-name="TableCell3688">
            <text:p text:style-name="P3689">　</text:p>
          </table:table-cell>
          <table:table-cell table:style-name="TableCell3690">
            <text:p text:style-name="P3691">　</text:p>
          </table:table-cell>
          <table:table-cell table:style-name="TableCell3692">
            <text:p text:style-name="P3693">0</text:p>
          </table:table-cell>
          <table:table-cell table:style-name="TableCell3694">
            <text:p text:style-name="P3695">0</text:p>
          </table:table-cell>
          <table:table-cell table:style-name="TableCell3696">
            <text:p text:style-name="P3697">0</text:p>
          </table:table-cell>
          <table:table-cell table:style-name="TableCell3698">
            <text:p text:style-name="P3699">0</text:p>
          </table:table-cell>
          <table:table-cell table:style-name="TableCell3700">
            <text:p text:style-name="P3701">　</text:p>
          </table:table-cell>
        </table:table-row>
        <table:table-row table:style-name="TableRow3702">
          <table:table-cell table:style-name="TableCell3703">
            <text:p text:style-name="內文"><text:span text:style-name="T3704">2.</text:span><text:span text:style-name="T3705">經理</text:span></text:p>
          </table:table-cell>
          <table:table-cell table:style-name="TableCell3706">
            <text:p text:style-name="P3707">　</text:p>
          </table:table-cell>
          <table:table-cell table:style-name="TableCell3708">
            <text:p text:style-name="P3709">　</text:p>
          </table:table-cell>
          <table:table-cell table:style-name="TableCell3710">
            <text:p text:style-name="P3711">　</text:p>
          </table:table-cell>
          <table:table-cell table:style-name="TableCell3712">
            <text:p text:style-name="P3713">　</text:p>
          </table:table-cell>
          <table:table-cell table:style-name="TableCell3714">
            <text:p text:style-name="P3715">0</text:p>
          </table:table-cell>
          <table:table-cell table:style-name="TableCell3716">
            <text:p text:style-name="P3717">0</text:p>
          </table:table-cell>
          <table:table-cell table:style-name="TableCell3718">
            <text:p text:style-name="P3719">0</text:p>
          </table:table-cell>
          <table:table-cell table:style-name="TableCell3720">
            <text:p text:style-name="P3721">0</text:p>
          </table:table-cell>
          <table:table-cell table:style-name="TableCell3722">
            <text:p text:style-name="P3723">　</text:p>
          </table:table-cell>
        </table:table-row>
        <table:table-row table:style-name="TableRow3724">
          <table:table-cell table:style-name="TableCell3725">
            <text:p text:style-name="內文"><text:span text:style-name="T3726">....</text:span><text:span text:style-name="T3727">工程師</text:span></text:p>
          </table:table-cell>
          <table:table-cell table:style-name="TableCell3728">
            <text:p text:style-name="P3729">　</text:p>
          </table:table-cell>
          <table:table-cell table:style-name="TableCell3730">
            <text:p text:style-name="P3731">　</text:p>
          </table:table-cell>
          <table:table-cell table:style-name="TableCell3732">
            <text:p text:style-name="P3733">　</text:p>
          </table:table-cell>
          <table:table-cell table:style-name="TableCell3734">
            <text:p text:style-name="P3735">　</text:p>
          </table:table-cell>
          <table:table-cell table:style-name="TableCell3736">
            <text:p text:style-name="P3737">0</text:p>
          </table:table-cell>
          <table:table-cell table:style-name="TableCell3738">
            <text:p text:style-name="P3739">0</text:p>
          </table:table-cell>
          <table:table-cell table:style-name="TableCell3740">
            <text:p text:style-name="P3741">0</text:p>
          </table:table-cell>
          <table:table-cell table:style-name="TableCell3742">
            <text:p text:style-name="P3743">0</text:p>
          </table:table-cell>
          <table:table-cell table:style-name="TableCell3744">
            <text:p text:style-name="P3745">　</text:p>
          </table:table-cell>
        </table:table-row>
        <table:table-row table:style-name="TableRow3746">
          <table:table-cell table:style-name="TableCell3747" table:number-columns-spanned="3">
            <text:p text:style-name="P3748">小計</text:p>
          </table:table-cell>
          <table:covered-table-cell/>
          <table:covered-table-cell/>
          <table:table-cell table:style-name="TableCell3749">
            <text:p text:style-name="P3750">0</text:p>
          </table:table-cell>
          <table:table-cell table:style-name="TableCell3751">
            <text:p text:style-name="P3752">0</text:p>
          </table:table-cell>
          <table:table-cell table:style-name="TableCell3753">
            <text:p text:style-name="P3754">0</text:p>
          </table:table-cell>
          <table:table-cell table:style-name="TableCell3755">
            <text:p text:style-name="P3756">0</text:p>
          </table:table-cell>
          <table:table-cell table:style-name="TableCell3757">
            <text:p text:style-name="P3758">0</text:p>
          </table:table-cell>
          <table:table-cell table:style-name="TableCell3759">
            <text:p text:style-name="P3760">0</text:p>
          </table:table-cell>
          <table:table-cell table:style-name="TableCell3761">
            <text:p text:style-name="P3762">　</text:p>
          </table:table-cell>
        </table:table-row>
        <table:table-row table:style-name="TableRow3763">
          <table:table-cell table:style-name="TableCell3764" table:number-columns-spanned="10">
            <text:p text:style-name="P3765">二、顧問、專家</text:p>
          </table:table-cell>
          <table:covered-table-cell/>
          <table:covered-table-cell/>
          <table:covered-table-cell/>
          <table:covered-table-cell/>
          <table:covered-table-cell/>
          <table:covered-table-cell/>
          <table:covered-table-cell/>
          <table:covered-table-cell/>
          <table:covered-table-cell/>
        </table:table-row>
        <table:table-row table:style-name="TableRow3766">
          <table:table-cell table:style-name="TableCell3767">
            <text:p text:style-name="P3768">　</text:p>
          </table:table-cell>
          <table:table-cell table:style-name="TableCell3769">
            <text:p text:style-name="P3770">　</text:p>
          </table:table-cell>
          <table:table-cell table:style-name="TableCell3771">
            <text:p text:style-name="P3772">　</text:p>
          </table:table-cell>
          <table:table-cell table:style-name="TableCell3773">
            <text:p text:style-name="P3774">　</text:p>
          </table:table-cell>
          <table:table-cell table:style-name="TableCell3775">
            <text:p text:style-name="P3776">　</text:p>
          </table:table-cell>
          <table:table-cell table:style-name="TableCell3777">
            <text:p text:style-name="P3778">　</text:p>
          </table:table-cell>
          <table:table-cell table:style-name="TableCell3779">
            <text:p text:style-name="P3780">　</text:p>
          </table:table-cell>
          <table:table-cell table:style-name="TableCell3781">
            <text:p text:style-name="P3782">　</text:p>
          </table:table-cell>
          <table:table-cell table:style-name="TableCell3783">
            <text:p text:style-name="P3784">　</text:p>
          </table:table-cell>
          <table:table-cell table:style-name="TableCell3785">
            <text:p text:style-name="P3786">　</text:p>
          </table:table-cell>
        </table:table-row>
        <table:table-row table:style-name="TableRow3787">
          <table:table-cell table:style-name="TableCell3788">
            <text:p text:style-name="P3789">　</text:p>
          </table:table-cell>
          <table:table-cell table:style-name="TableCell3790">
            <text:p text:style-name="P3791">　</text:p>
          </table:table-cell>
          <table:table-cell table:style-name="TableCell3792">
            <text:p text:style-name="P3793">　</text:p>
          </table:table-cell>
          <table:table-cell table:style-name="TableCell3794">
            <text:p text:style-name="P3795">　</text:p>
          </table:table-cell>
          <table:table-cell table:style-name="TableCell3796">
            <text:p text:style-name="P3797">　</text:p>
          </table:table-cell>
          <table:table-cell table:style-name="TableCell3798">
            <text:p text:style-name="P3799">0</text:p>
          </table:table-cell>
          <table:table-cell table:style-name="TableCell3800">
            <text:p text:style-name="P3801">0</text:p>
          </table:table-cell>
          <table:table-cell table:style-name="TableCell3802">
            <text:p text:style-name="P3803">0</text:p>
          </table:table-cell>
          <table:table-cell table:style-name="TableCell3804">
            <text:p text:style-name="P3805">0</text:p>
          </table:table-cell>
          <table:table-cell table:style-name="TableCell3806">
            <text:p text:style-name="P3807">　</text:p>
          </table:table-cell>
        </table:table-row>
        <table:table-row table:style-name="TableRow3808">
          <table:table-cell table:style-name="TableCell3809" table:number-columns-spanned="3">
            <text:p text:style-name="P3810">小計</text:p>
          </table:table-cell>
          <table:covered-table-cell/>
          <table:covered-table-cell/>
          <table:table-cell table:style-name="TableCell3811">
            <text:p text:style-name="P3812">0</text:p>
          </table:table-cell>
          <table:table-cell table:style-name="TableCell3813">
            <text:p text:style-name="P3814">0</text:p>
          </table:table-cell>
          <table:table-cell table:style-name="TableCell3815">
            <text:p text:style-name="P3816">0</text:p>
          </table:table-cell>
          <table:table-cell table:style-name="TableCell3817">
            <text:p text:style-name="P3818">0</text:p>
          </table:table-cell>
          <table:table-cell table:style-name="TableCell3819">
            <text:p text:style-name="P3820">0</text:p>
          </table:table-cell>
          <table:table-cell table:style-name="TableCell3821">
            <text:p text:style-name="P3822">0</text:p>
          </table:table-cell>
          <table:table-cell table:style-name="TableCell3823">
            <text:p text:style-name="P3824">　</text:p>
          </table:table-cell>
        </table:table-row>
        <table:table-row table:style-name="TableRow3825">
          <table:table-cell table:style-name="TableCell3826" table:number-columns-spanned="3">
            <text:p text:style-name="P3827">合計</text:p>
          </table:table-cell>
          <table:covered-table-cell/>
          <table:covered-table-cell/>
          <table:table-cell table:style-name="TableCell3828">
            <text:p text:style-name="P3829">0</text:p>
          </table:table-cell>
          <table:table-cell table:style-name="TableCell3830">
            <text:p text:style-name="P3831">0</text:p>
          </table:table-cell>
          <table:table-cell table:style-name="TableCell3832">
            <text:p text:style-name="P3833">0</text:p>
          </table:table-cell>
          <table:table-cell table:style-name="TableCell3834">
            <text:p text:style-name="P3835">0</text:p>
          </table:table-cell>
          <table:table-cell table:style-name="TableCell3836">
            <text:p text:style-name="P3837">0</text:p>
          </table:table-cell>
          <table:table-cell table:style-name="TableCell3838">
            <text:p text:style-name="P3839">0</text:p>
          </table:table-cell>
          <table:table-cell table:style-name="TableCell3840">
            <text:p text:style-name="P3841">　</text:p>
          </table:table-cell>
        </table:table-row>
        <table:table-row table:style-name="TableRow3842">
          <table:table-cell table:style-name="TableCell3843" table:number-columns-spanned="10">
            <text:p text:style-name="P3844">註：</text:p>
            <text:p text:style-name="P3845">1.<text:s/>顧問、專家費應說明顧問或國內外專家之姓名、工作內容及其對計畫之必要性，並提供其願任同意書附於計畫書中。</text:p>
            <text:p text:style-name="P3846"><text:span text:style-name="T3847">2.<text:s/></text:span><text:bookmark-start text:name="_Hlk203741398"/><text:span text:style-name="T3848">計畫起始日起以</text:span><text:span text:style-name="T3849">12</text:span><text:span text:style-name="T3850">個月為</text:span><text:span text:style-name="T3851">1</text:span><text:span text:style-name="T3852">個年度。</text:span><text:bookmark-end text:name="_Hlk203741398"/></text:p>
          </table:table-cell>
          <table:covered-table-cell/>
          <table:covered-table-cell/>
          <table:covered-table-cell/>
          <table:covered-table-cell/>
          <table:covered-table-cell/>
          <table:covered-table-cell/>
          <table:covered-table-cell/>
          <table:covered-table-cell/>
          <table:covered-table-cell/>
        </table:table-row>
      </table:table>
      <text:p text:style-name="P3853"/>
      <table:table table:style-name="Table3854">
        <table:table-columns>
          <table:table-column table:style-name="TableColumn3855"/>
        </table:table-columns>
        <table:table-row table:style-name="TableRow3856">
          <table:table-cell table:style-name="TableCell3857">
            <text:p text:style-name="P3858"/>
          </table:table-cell>
        </table:table-row>
      </table:table>
      <text:p text:style-name="P3859"/>
      <text:list text:style-name="LFO13" text:continue-numbering="true">
        <text:list-item>
          <text:p text:style-name="P3860">消耗性器材及原材料費</text:p>
        </text:list-item>
      </text:list>
      <text:p text:style-name="P3861">單位：千元</text:p>
      <table:table table:style-name="Table3862">
        <table:table-columns>
          <table:table-column table:style-name="TableColumn3863"/>
          <table:table-column table:style-name="TableColumn3864"/>
          <table:table-column table:style-name="TableColumn3865"/>
          <table:table-column table:style-name="TableColumn3866"/>
          <table:table-column table:style-name="TableColumn3867"/>
          <table:table-column table:style-name="TableColumn3868"/>
          <table:table-column table:style-name="TableColumn3869"/>
          <table:table-column table:style-name="TableColumn3870"/>
          <table:table-column table:style-name="TableColumn3871"/>
          <table:table-column table:style-name="TableColumn3872"/>
        </table:table-columns>
        <table:table-row table:style-name="TableRow3873">
          <table:table-cell table:style-name="TableCell3874" table:number-rows-spanned="2">
            <text:p text:style-name="P3875">項目</text:p>
          </table:table-cell>
          <table:table-cell table:style-name="TableCell3876" table:number-rows-spanned="2">
            <text:p text:style-name="P3877">單位</text:p>
          </table:table-cell>
          <table:table-cell table:style-name="TableCell3878" table:number-columns-spanned="3">
            <text:p text:style-name="P3879">預估需求數量</text:p>
          </table:table-cell>
          <table:covered-table-cell/>
          <table:covered-table-cell/>
          <table:table-cell table:style-name="TableCell3880">
            <text:p text:style-name="P3881">預估</text:p>
          </table:table-cell>
          <table:table-cell table:style-name="TableCell3882" table:number-columns-spanned="3">
            <text:p text:style-name="P3883">全程費用概算</text:p>
          </table:table-cell>
          <table:covered-table-cell/>
          <table:covered-table-cell/>
          <table:table-cell table:style-name="TableCell3884" table:number-rows-spanned="2">
            <text:p text:style-name="P3885">用途說明</text:p>
          </table:table-cell>
        </table:table-row>
        <table:table-row table:style-name="TableRow3886">
          <table:covered-table-cell>
            <text:p text:style-name="P3887"/>
          </table:covered-table-cell>
          <table:covered-table-cell>
            <text:p text:style-name="P3888"/>
          </table:covered-table-cell>
          <table:table-cell table:style-name="TableCell3889">
            <text:p text:style-name="P3890"><text:span text:style-name="T3891">第</text:span><text:span text:style-name="T3892">1</text:span><text:span text:style-name="T3893">年度</text:span></text:p>
          </table:table-cell>
          <table:table-cell table:style-name="TableCell3894">
            <text:p text:style-name="P3895"><text:span text:style-name="T3896">第</text:span><text:span text:style-name="T3897">2</text:span><text:span text:style-name="T3898">年度</text:span></text:p>
          </table:table-cell>
          <table:table-cell table:style-name="TableCell3899">
            <text:p text:style-name="P3900">合計</text:p>
          </table:table-cell>
          <table:table-cell table:style-name="TableCell3901">
            <text:p text:style-name="P3902">單價</text:p>
          </table:table-cell>
          <table:table-cell table:style-name="TableCell3903">
            <text:p text:style-name="P3904"><text:span text:style-name="T3905">第</text:span><text:span text:style-name="T3906">1</text:span><text:span text:style-name="T3907">年度</text:span></text:p>
          </table:table-cell>
          <table:table-cell table:style-name="TableCell3908">
            <text:p text:style-name="P3909"><text:span text:style-name="T3910">第</text:span><text:span text:style-name="T3911">2</text:span><text:span text:style-name="T3912">年度</text:span></text:p>
          </table:table-cell>
          <table:table-cell table:style-name="TableCell3913">
            <text:p text:style-name="P3914">合計</text:p>
          </table:table-cell>
          <table:covered-table-cell>
            <text:p text:style-name="P3915"/>
          </table:covered-table-cell>
        </table:table-row>
        <table:table-row table:style-name="TableRow3916">
          <table:table-cell table:style-name="TableCell3917">
            <text:p text:style-name="P3918">　</text:p>
          </table:table-cell>
          <table:table-cell table:style-name="TableCell3919">
            <text:p text:style-name="P3920">　</text:p>
          </table:table-cell>
          <table:table-cell table:style-name="TableCell3921">
            <text:p text:style-name="P3922">　</text:p>
          </table:table-cell>
          <table:table-cell table:style-name="TableCell3923">
            <text:p text:style-name="P3924">　</text:p>
          </table:table-cell>
          <table:table-cell table:style-name="TableCell3925">
            <text:p text:style-name="P3926">0</text:p>
          </table:table-cell>
          <table:table-cell table:style-name="TableCell3927">
            <text:p text:style-name="P3928">　</text:p>
          </table:table-cell>
          <table:table-cell table:style-name="TableCell3929">
            <text:p text:style-name="P3930">0</text:p>
          </table:table-cell>
          <table:table-cell table:style-name="TableCell3931">
            <text:p text:style-name="P3932">0</text:p>
          </table:table-cell>
          <table:table-cell table:style-name="TableCell3933">
            <text:p text:style-name="P3934">0</text:p>
          </table:table-cell>
          <table:table-cell table:style-name="TableCell3935">
            <text:p text:style-name="P3936">　</text:p>
          </table:table-cell>
        </table:table-row>
        <table:table-row table:style-name="TableRow3937">
          <table:table-cell table:style-name="TableCell3938">
            <text:p text:style-name="P3939">　</text:p>
          </table:table-cell>
          <table:table-cell table:style-name="TableCell3940">
            <text:p text:style-name="P3941">　</text:p>
          </table:table-cell>
          <table:table-cell table:style-name="TableCell3942">
            <text:p text:style-name="P3943">　</text:p>
          </table:table-cell>
          <table:table-cell table:style-name="TableCell3944">
            <text:p text:style-name="P3945">　</text:p>
          </table:table-cell>
          <table:table-cell table:style-name="TableCell3946">
            <text:p text:style-name="P3947">0</text:p>
          </table:table-cell>
          <table:table-cell table:style-name="TableCell3948">
            <text:p text:style-name="P3949">　</text:p>
          </table:table-cell>
          <table:table-cell table:style-name="TableCell3950">
            <text:p text:style-name="P3951">0</text:p>
          </table:table-cell>
          <table:table-cell table:style-name="TableCell3952">
            <text:p text:style-name="P3953">0</text:p>
          </table:table-cell>
          <table:table-cell table:style-name="TableCell3954">
            <text:p text:style-name="P3955">0</text:p>
          </table:table-cell>
          <table:table-cell table:style-name="TableCell3956">
            <text:p text:style-name="P3957">　</text:p>
          </table:table-cell>
        </table:table-row>
        <table:table-row table:style-name="TableRow3958">
          <table:table-cell table:style-name="TableCell3959">
            <text:p text:style-name="P3960">　</text:p>
          </table:table-cell>
          <table:table-cell table:style-name="TableCell3961">
            <text:p text:style-name="P3962">　</text:p>
          </table:table-cell>
          <table:table-cell table:style-name="TableCell3963">
            <text:p text:style-name="P3964">　</text:p>
          </table:table-cell>
          <table:table-cell table:style-name="TableCell3965">
            <text:p text:style-name="P3966">　</text:p>
          </table:table-cell>
          <table:table-cell table:style-name="TableCell3967">
            <text:p text:style-name="P3968">0</text:p>
          </table:table-cell>
          <table:table-cell table:style-name="TableCell3969">
            <text:p text:style-name="P3970">　</text:p>
          </table:table-cell>
          <table:table-cell table:style-name="TableCell3971">
            <text:p text:style-name="P3972">0</text:p>
          </table:table-cell>
          <table:table-cell table:style-name="TableCell3973">
            <text:p text:style-name="P3974">0</text:p>
          </table:table-cell>
          <table:table-cell table:style-name="TableCell3975">
            <text:p text:style-name="P3976">0</text:p>
          </table:table-cell>
          <table:table-cell table:style-name="TableCell3977">
            <text:p text:style-name="P3978">　</text:p>
          </table:table-cell>
        </table:table-row>
        <table:table-row table:style-name="TableRow3979">
          <table:table-cell table:style-name="TableCell3980">
            <text:p text:style-name="P3981">　</text:p>
          </table:table-cell>
          <table:table-cell table:style-name="TableCell3982">
            <text:p text:style-name="P3983">　</text:p>
          </table:table-cell>
          <table:table-cell table:style-name="TableCell3984">
            <text:p text:style-name="P3985">　</text:p>
          </table:table-cell>
          <table:table-cell table:style-name="TableCell3986">
            <text:p text:style-name="P3987">　</text:p>
          </table:table-cell>
          <table:table-cell table:style-name="TableCell3988">
            <text:p text:style-name="P3989">0</text:p>
          </table:table-cell>
          <table:table-cell table:style-name="TableCell3990">
            <text:p text:style-name="P3991">　</text:p>
          </table:table-cell>
          <table:table-cell table:style-name="TableCell3992">
            <text:p text:style-name="P3993">0</text:p>
          </table:table-cell>
          <table:table-cell table:style-name="TableCell3994">
            <text:p text:style-name="P3995">0</text:p>
          </table:table-cell>
          <table:table-cell table:style-name="TableCell3996">
            <text:p text:style-name="P3997">0</text:p>
          </table:table-cell>
          <table:table-cell table:style-name="TableCell3998">
            <text:p text:style-name="P3999">　</text:p>
          </table:table-cell>
        </table:table-row>
        <table:table-row table:style-name="TableRow4000">
          <table:table-cell table:style-name="TableCell4001">
            <text:p text:style-name="P4002">　</text:p>
          </table:table-cell>
          <table:table-cell table:style-name="TableCell4003">
            <text:p text:style-name="P4004">　</text:p>
          </table:table-cell>
          <table:table-cell table:style-name="TableCell4005">
            <text:p text:style-name="P4006">　</text:p>
          </table:table-cell>
          <table:table-cell table:style-name="TableCell4007">
            <text:p text:style-name="P4008">　</text:p>
          </table:table-cell>
          <table:table-cell table:style-name="TableCell4009">
            <text:p text:style-name="P4010">0</text:p>
          </table:table-cell>
          <table:table-cell table:style-name="TableCell4011">
            <text:p text:style-name="P4012">　</text:p>
          </table:table-cell>
          <table:table-cell table:style-name="TableCell4013">
            <text:p text:style-name="P4014">0</text:p>
          </table:table-cell>
          <table:table-cell table:style-name="TableCell4015">
            <text:p text:style-name="P4016">0</text:p>
          </table:table-cell>
          <table:table-cell table:style-name="TableCell4017">
            <text:p text:style-name="P4018">0</text:p>
          </table:table-cell>
          <table:table-cell table:style-name="TableCell4019">
            <text:p text:style-name="P4020">　</text:p>
          </table:table-cell>
        </table:table-row>
        <table:table-row table:style-name="TableRow4021">
          <table:table-cell table:style-name="TableCell4022">
            <text:p text:style-name="P4023">　</text:p>
          </table:table-cell>
          <table:table-cell table:style-name="TableCell4024">
            <text:p text:style-name="P4025">　</text:p>
          </table:table-cell>
          <table:table-cell table:style-name="TableCell4026">
            <text:p text:style-name="P4027">　</text:p>
          </table:table-cell>
          <table:table-cell table:style-name="TableCell4028">
            <text:p text:style-name="P4029">　</text:p>
          </table:table-cell>
          <table:table-cell table:style-name="TableCell4030">
            <text:p text:style-name="P4031">0</text:p>
          </table:table-cell>
          <table:table-cell table:style-name="TableCell4032">
            <text:p text:style-name="P4033">　</text:p>
          </table:table-cell>
          <table:table-cell table:style-name="TableCell4034">
            <text:p text:style-name="P4035">0</text:p>
          </table:table-cell>
          <table:table-cell table:style-name="TableCell4036">
            <text:p text:style-name="P4037">0</text:p>
          </table:table-cell>
          <table:table-cell table:style-name="TableCell4038">
            <text:p text:style-name="P4039">0</text:p>
          </table:table-cell>
          <table:table-cell table:style-name="TableCell4040">
            <text:p text:style-name="P4041">　</text:p>
          </table:table-cell>
        </table:table-row>
        <table:table-row table:style-name="TableRow4042">
          <table:table-cell table:style-name="TableCell4043">
            <text:p text:style-name="P4044">　</text:p>
          </table:table-cell>
          <table:table-cell table:style-name="TableCell4045">
            <text:p text:style-name="P4046">　</text:p>
          </table:table-cell>
          <table:table-cell table:style-name="TableCell4047">
            <text:p text:style-name="P4048">　</text:p>
          </table:table-cell>
          <table:table-cell table:style-name="TableCell4049">
            <text:p text:style-name="P4050">　</text:p>
          </table:table-cell>
          <table:table-cell table:style-name="TableCell4051">
            <text:p text:style-name="P4052">0</text:p>
          </table:table-cell>
          <table:table-cell table:style-name="TableCell4053">
            <text:p text:style-name="P4054">　</text:p>
          </table:table-cell>
          <table:table-cell table:style-name="TableCell4055">
            <text:p text:style-name="P4056">0</text:p>
          </table:table-cell>
          <table:table-cell table:style-name="TableCell4057">
            <text:p text:style-name="P4058">0</text:p>
          </table:table-cell>
          <table:table-cell table:style-name="TableCell4059">
            <text:p text:style-name="P4060">0</text:p>
          </table:table-cell>
          <table:table-cell table:style-name="TableCell4061">
            <text:p text:style-name="P4062">　</text:p>
          </table:table-cell>
        </table:table-row>
        <table:table-row table:style-name="TableRow4063">
          <table:table-cell table:style-name="TableCell4064">
            <text:p text:style-name="P4065">　</text:p>
          </table:table-cell>
          <table:table-cell table:style-name="TableCell4066">
            <text:p text:style-name="P4067">　</text:p>
          </table:table-cell>
          <table:table-cell table:style-name="TableCell4068">
            <text:p text:style-name="P4069">　</text:p>
          </table:table-cell>
          <table:table-cell table:style-name="TableCell4070">
            <text:p text:style-name="P4071">　</text:p>
          </table:table-cell>
          <table:table-cell table:style-name="TableCell4072">
            <text:p text:style-name="P4073">0</text:p>
          </table:table-cell>
          <table:table-cell table:style-name="TableCell4074">
            <text:p text:style-name="P4075">　</text:p>
          </table:table-cell>
          <table:table-cell table:style-name="TableCell4076">
            <text:p text:style-name="P4077">0</text:p>
          </table:table-cell>
          <table:table-cell table:style-name="TableCell4078">
            <text:p text:style-name="P4079">0</text:p>
          </table:table-cell>
          <table:table-cell table:style-name="TableCell4080">
            <text:p text:style-name="P4081">0</text:p>
          </table:table-cell>
          <table:table-cell table:style-name="TableCell4082">
            <text:p text:style-name="P4083">　</text:p>
          </table:table-cell>
        </table:table-row>
        <table:table-row table:style-name="TableRow4084">
          <table:table-cell table:style-name="TableCell4085">
            <text:p text:style-name="P4086">　</text:p>
          </table:table-cell>
          <table:table-cell table:style-name="TableCell4087">
            <text:p text:style-name="P4088">　</text:p>
          </table:table-cell>
          <table:table-cell table:style-name="TableCell4089">
            <text:p text:style-name="P4090">　</text:p>
          </table:table-cell>
          <table:table-cell table:style-name="TableCell4091">
            <text:p text:style-name="P4092">　</text:p>
          </table:table-cell>
          <table:table-cell table:style-name="TableCell4093">
            <text:p text:style-name="P4094">0</text:p>
          </table:table-cell>
          <table:table-cell table:style-name="TableCell4095">
            <text:p text:style-name="P4096">　</text:p>
          </table:table-cell>
          <table:table-cell table:style-name="TableCell4097">
            <text:p text:style-name="P4098">0</text:p>
          </table:table-cell>
          <table:table-cell table:style-name="TableCell4099">
            <text:p text:style-name="P4100">0</text:p>
          </table:table-cell>
          <table:table-cell table:style-name="TableCell4101">
            <text:p text:style-name="P4102">0</text:p>
          </table:table-cell>
          <table:table-cell table:style-name="TableCell4103">
            <text:p text:style-name="P4104">　</text:p>
          </table:table-cell>
        </table:table-row>
        <table:table-row table:style-name="TableRow4105">
          <table:table-cell table:style-name="TableCell4106">
            <text:p text:style-name="P4107">　</text:p>
          </table:table-cell>
          <table:table-cell table:style-name="TableCell4108">
            <text:p text:style-name="P4109">　</text:p>
          </table:table-cell>
          <table:table-cell table:style-name="TableCell4110">
            <text:p text:style-name="P4111">　</text:p>
          </table:table-cell>
          <table:table-cell table:style-name="TableCell4112">
            <text:p text:style-name="P4113">　</text:p>
          </table:table-cell>
          <table:table-cell table:style-name="TableCell4114">
            <text:p text:style-name="P4115">0</text:p>
          </table:table-cell>
          <table:table-cell table:style-name="TableCell4116">
            <text:p text:style-name="P4117">　</text:p>
          </table:table-cell>
          <table:table-cell table:style-name="TableCell4118">
            <text:p text:style-name="P4119">0</text:p>
          </table:table-cell>
          <table:table-cell table:style-name="TableCell4120">
            <text:p text:style-name="P4121">0</text:p>
          </table:table-cell>
          <table:table-cell table:style-name="TableCell4122">
            <text:p text:style-name="P4123">0</text:p>
          </table:table-cell>
          <table:table-cell table:style-name="TableCell4124">
            <text:p text:style-name="P4125">　</text:p>
          </table:table-cell>
        </table:table-row>
        <table:table-row table:style-name="TableRow4126">
          <table:table-cell table:style-name="TableCell4127">
            <text:p text:style-name="P4128">　</text:p>
          </table:table-cell>
          <table:table-cell table:style-name="TableCell4129">
            <text:p text:style-name="P4130">　</text:p>
          </table:table-cell>
          <table:table-cell table:style-name="TableCell4131">
            <text:p text:style-name="P4132">　</text:p>
          </table:table-cell>
          <table:table-cell table:style-name="TableCell4133">
            <text:p text:style-name="P4134">　</text:p>
          </table:table-cell>
          <table:table-cell table:style-name="TableCell4135">
            <text:p text:style-name="P4136">0</text:p>
          </table:table-cell>
          <table:table-cell table:style-name="TableCell4137">
            <text:p text:style-name="P4138">　</text:p>
          </table:table-cell>
          <table:table-cell table:style-name="TableCell4139">
            <text:p text:style-name="P4140">0</text:p>
          </table:table-cell>
          <table:table-cell table:style-name="TableCell4141">
            <text:p text:style-name="P4142">0</text:p>
          </table:table-cell>
          <table:table-cell table:style-name="TableCell4143">
            <text:p text:style-name="P4144">0</text:p>
          </table:table-cell>
          <table:table-cell table:style-name="TableCell4145">
            <text:p text:style-name="P4146">　</text:p>
          </table:table-cell>
        </table:table-row>
        <table:table-row table:style-name="TableRow4147">
          <table:table-cell table:style-name="TableCell4148" table:number-columns-spanned="6">
            <text:p text:style-name="P4149">合計</text:p>
          </table:table-cell>
          <table:covered-table-cell/>
          <table:covered-table-cell/>
          <table:covered-table-cell/>
          <table:covered-table-cell/>
          <table:covered-table-cell/>
          <table:table-cell table:style-name="TableCell4150">
            <text:p text:style-name="P4151">0</text:p>
          </table:table-cell>
          <table:table-cell table:style-name="TableCell4152">
            <text:p text:style-name="P4153">0</text:p>
          </table:table-cell>
          <table:table-cell table:style-name="TableCell4154">
            <text:p text:style-name="P4155">0</text:p>
          </table:table-cell>
          <table:table-cell table:style-name="TableCell4156">
            <text:p text:style-name="P4157">　</text:p>
          </table:table-cell>
        </table:table-row>
      </table:table>
      <text:p text:style-name="P4158"/>
      <text:p text:style-name="內文"><text:span text:style-name="T4159">註：</text:span><text:span text:style-name="T4160">計畫起始日起以</text:span><text:span text:style-name="T4161">12</text:span><text:span text:style-name="T4162">個月為</text:span><text:span text:style-name="T4163">1</text:span><text:span text:style-name="T4164">個年度。</text:span></text:p>
      <text:p text:style-name="P4165"/>
      <text:list text:style-name="LFO13" text:continue-numbering="true">
        <text:list-item>
          <text:p text:style-name="P4166">創新或研究發展設備使用費</text:p>
        </text:list-item>
      </text:list>
      <text:p text:style-name="P4167">單位：千元</text:p>
      <table:table table:style-name="Table4168">
        <table:table-columns>
          <table:table-column table:style-name="TableColumn4169"/>
          <table:table-column table:style-name="TableColumn4170"/>
          <table:table-column table:style-name="TableColumn4171"/>
          <table:table-column table:style-name="TableColumn4172"/>
          <table:table-column table:style-name="TableColumn4173"/>
          <table:table-column table:style-name="TableColumn4174"/>
          <table:table-column table:style-name="TableColumn4175"/>
          <table:table-column table:style-name="TableColumn4176"/>
          <table:table-column table:style-name="TableColumn4177"/>
          <table:table-column table:style-name="TableColumn4178"/>
          <table:table-column table:style-name="TableColumn4179"/>
          <table:table-column table:style-name="TableColumn4180"/>
          <table:table-column table:style-name="TableColumn4181"/>
        </table:table-columns>
        <table:table-row table:style-name="TableRow4182">
          <table:table-cell table:style-name="TableCell4183" table:number-rows-spanned="2">
            <text:p text:style-name="P4184">設備名稱(加註財產編號)</text:p>
          </table:table-cell>
          <table:table-cell table:style-name="TableCell4185" table:number-columns-spanned="2" table:number-rows-spanned="2">
            <text:p text:style-name="P4186">計畫開始日時之帳面價值<text:line-break/>A</text:p>
          </table:table-cell>
          <table:covered-table-cell/>
          <table:table-cell table:style-name="TableCell4187" table:number-columns-spanned="2" table:number-rows-spanned="2">
            <text:p text:style-name="P4188">套數<text:line-break/>B</text:p>
          </table:table-cell>
          <table:covered-table-cell/>
          <table:table-cell table:style-name="TableCell4189" table:number-rows-spanned="2">
            <text:p text:style-name="P4190">計算基礎<text:line-break/>A×B/60</text:p>
          </table:table-cell>
          <table:table-cell table:style-name="TableCell4191" table:number-columns-spanned="3">
            <text:p text:style-name="P4192">投入月數</text:p>
          </table:table-cell>
          <table:covered-table-cell/>
          <table:covered-table-cell/>
          <table:table-cell table:style-name="TableCell4193" table:number-columns-spanned="3">
            <text:p text:style-name="P4194">金額<text:s/></text:p>
          </table:table-cell>
          <table:covered-table-cell/>
          <table:covered-table-cell/>
          <table:table-cell table:style-name="TableCell4195" table:number-rows-spanned="2">
            <text:p text:style-name="P4196">用途說明</text:p>
          </table:table-cell>
        </table:table-row>
        <table:table-row table:style-name="TableRow4197">
          <table:covered-table-cell>
            <text:p text:style-name="P4198"/>
          </table:covered-table-cell>
          <table:covered-table-cell>
            <text:p text:style-name="P4199"/>
          </table:covered-table-cell>
          <table:covered-table-cell/>
          <table:covered-table-cell>
            <text:p text:style-name="P4200"/>
          </table:covered-table-cell>
          <table:covered-table-cell/>
          <table:covered-table-cell>
            <text:p text:style-name="P4201"/>
          </table:covered-table-cell>
          <table:table-cell table:style-name="TableCell4202">
            <text:p text:style-name="P4203">第1年度</text:p>
          </table:table-cell>
          <table:table-cell table:style-name="TableCell4204">
            <text:p text:style-name="P4205">第2年度</text:p>
          </table:table-cell>
          <table:table-cell table:style-name="TableCell4206">
            <text:p text:style-name="P4207">合計</text:p>
          </table:table-cell>
          <table:table-cell table:style-name="TableCell4208">
            <text:p text:style-name="P4209">第1年度</text:p>
          </table:table-cell>
          <table:table-cell table:style-name="TableCell4210">
            <text:p text:style-name="P4211">第2年度</text:p>
          </table:table-cell>
          <table:table-cell table:style-name="TableCell4212">
            <text:p text:style-name="P4213">合計</text:p>
          </table:table-cell>
          <table:covered-table-cell>
            <text:p text:style-name="P4214"/>
          </table:covered-table-cell>
        </table:table-row>
        <table:table-row table:style-name="TableRow4215">
          <table:table-cell table:style-name="TableCell4216" table:number-columns-spanned="13">
            <text:p text:style-name="P4217">已有設備</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218">
          <table:table-cell table:style-name="TableCell4219">
            <text:p text:style-name="P4220">　</text:p>
          </table:table-cell>
          <table:table-cell table:style-name="TableCell4221" table:number-columns-spanned="2">
            <text:p text:style-name="P4222"/>
          </table:table-cell>
          <table:covered-table-cell/>
          <table:table-cell table:style-name="TableCell4223" table:number-columns-spanned="2">
            <text:p text:style-name="P4224"/>
          </table:table-cell>
          <table:covered-table-cell/>
          <table:table-cell table:style-name="TableCell4225">
            <text:p text:style-name="P4226"/>
          </table:table-cell>
          <table:table-cell table:style-name="TableCell4227">
            <text:p text:style-name="P4228"/>
          </table:table-cell>
          <table:table-cell table:style-name="TableCell4229">
            <text:p text:style-name="P4230"/>
          </table:table-cell>
          <table:table-cell table:style-name="TableCell4231">
            <text:p text:style-name="P4232"/>
          </table:table-cell>
          <table:table-cell table:style-name="TableCell4233">
            <text:p text:style-name="P4234"/>
          </table:table-cell>
          <table:table-cell table:style-name="TableCell4235">
            <text:p text:style-name="P4236"/>
          </table:table-cell>
          <table:table-cell table:style-name="TableCell4237">
            <text:p text:style-name="P4238"/>
          </table:table-cell>
          <table:table-cell table:style-name="TableCell4239">
            <text:p text:style-name="P4240"/>
          </table:table-cell>
        </table:table-row>
        <table:table-row table:style-name="TableRow4241">
          <table:table-cell table:style-name="TableCell4242">
            <text:p text:style-name="P4243">　</text:p>
          </table:table-cell>
          <table:table-cell table:style-name="TableCell4244" table:number-columns-spanned="2">
            <text:p text:style-name="P4245"/>
          </table:table-cell>
          <table:covered-table-cell/>
          <table:table-cell table:style-name="TableCell4246" table:number-columns-spanned="2">
            <text:p text:style-name="P4247"/>
          </table:table-cell>
          <table:covered-table-cell/>
          <table:table-cell table:style-name="TableCell4248">
            <text:p text:style-name="P4249"/>
          </table:table-cell>
          <table:table-cell table:style-name="TableCell4250">
            <text:p text:style-name="P4251"/>
          </table:table-cell>
          <table:table-cell table:style-name="TableCell4252">
            <text:p text:style-name="P4253"/>
          </table:table-cell>
          <table:table-cell table:style-name="TableCell4254">
            <text:p text:style-name="P4255"/>
          </table:table-cell>
          <table:table-cell table:style-name="TableCell4256">
            <text:p text:style-name="P4257"/>
          </table:table-cell>
          <table:table-cell table:style-name="TableCell4258">
            <text:p text:style-name="P4259"/>
          </table:table-cell>
          <table:table-cell table:style-name="TableCell4260">
            <text:p text:style-name="P4261"/>
          </table:table-cell>
          <table:table-cell table:style-name="TableCell4262">
            <text:p text:style-name="P4263"/>
          </table:table-cell>
        </table:table-row>
        <table:table-row table:style-name="TableRow4264">
          <table:table-cell table:style-name="TableCell4265" table:number-columns-spanned="8">
            <text:p text:style-name="P4266"><text:span text:style-name="T4267">小計</text:span></text:p>
          </table:table-cell>
          <table:covered-table-cell/>
          <table:covered-table-cell/>
          <table:covered-table-cell/>
          <table:covered-table-cell/>
          <table:covered-table-cell/>
          <table:covered-table-cell/>
          <table:covered-table-cell/>
          <table:table-cell table:style-name="TableCell4268">
            <text:p text:style-name="P4269"/>
          </table:table-cell>
          <table:table-cell table:style-name="TableCell4270">
            <text:p text:style-name="P4271"/>
          </table:table-cell>
          <table:table-cell table:style-name="TableCell4272">
            <text:p text:style-name="P4273"/>
          </table:table-cell>
          <table:table-cell table:style-name="TableCell4274">
            <text:p text:style-name="P4275"/>
          </table:table-cell>
          <table:table-cell table:style-name="TableCell4276">
            <text:p text:style-name="P4277"/>
          </table:table-cell>
        </table:table-row>
        <table:table-row table:style-name="TableRow4278">
          <table:table-cell table:style-name="TableCell4279" table:number-rows-spanned="2">
            <text:p text:style-name="P4280">計畫新購設備名稱</text:p>
          </table:table-cell>
          <table:table-cell table:style-name="TableCell4281" table:number-columns-spanned="2" table:number-rows-spanned="2">
            <text:p text:style-name="P4282">單套購置金額<text:line-break/>A</text:p>
          </table:table-cell>
          <table:covered-table-cell/>
          <table:table-cell table:style-name="TableCell4283" table:number-columns-spanned="2" table:number-rows-spanned="2">
            <text:p text:style-name="P4284">套數<text:line-break/>B</text:p>
          </table:table-cell>
          <table:covered-table-cell/>
          <table:table-cell table:style-name="TableCell4285" table:number-rows-spanned="2">
            <text:p text:style-name="P4286">計算基礎<text:line-break/>A×B/60</text:p>
          </table:table-cell>
          <table:table-cell table:style-name="TableCell4287" table:number-columns-spanned="3">
            <text:p text:style-name="P4288">投入月數<text:s/></text:p>
          </table:table-cell>
          <table:covered-table-cell/>
          <table:covered-table-cell/>
          <table:table-cell table:style-name="TableCell4289" table:number-columns-spanned="3">
            <text:p text:style-name="P4290">金額</text:p>
          </table:table-cell>
          <table:covered-table-cell/>
          <table:covered-table-cell/>
          <table:table-cell table:style-name="TableCell4291" table:number-rows-spanned="2">
            <text:p text:style-name="P4292"><text:span text:style-name="T4293">用途說明</text:span></text:p>
          </table:table-cell>
        </table:table-row>
        <table:table-row table:style-name="TableRow4294">
          <table:covered-table-cell>
            <text:p text:style-name="P4295"/>
          </table:covered-table-cell>
          <table:covered-table-cell>
            <text:p text:style-name="P4296"/>
          </table:covered-table-cell>
          <table:covered-table-cell/>
          <table:covered-table-cell>
            <text:p text:style-name="P4297"/>
          </table:covered-table-cell>
          <table:covered-table-cell/>
          <table:covered-table-cell>
            <text:p text:style-name="P4298"/>
          </table:covered-table-cell>
          <table:table-cell table:style-name="TableCell4299">
            <text:p text:style-name="P4300">第1年度</text:p>
          </table:table-cell>
          <table:table-cell table:style-name="TableCell4301">
            <text:p text:style-name="P4302">第2年度</text:p>
          </table:table-cell>
          <table:table-cell table:style-name="TableCell4303">
            <text:p text:style-name="P4304">合計</text:p>
          </table:table-cell>
          <table:table-cell table:style-name="TableCell4305">
            <text:p text:style-name="P4306">第1年度</text:p>
          </table:table-cell>
          <table:table-cell table:style-name="TableCell4307">
            <text:p text:style-name="P4308">第2年度</text:p>
          </table:table-cell>
          <table:table-cell table:style-name="TableCell4309">
            <text:p text:style-name="P4310">合計</text:p>
          </table:table-cell>
          <table:covered-table-cell>
            <text:p text:style-name="P4311"/>
          </table:covered-table-cell>
        </table:table-row>
        <table:table-row table:style-name="TableRow4312">
          <table:table-cell table:style-name="TableCell4313" table:number-columns-spanned="13">
            <text:p text:style-name="內文"><text:span text:style-name="T4314">新購設備</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315">
          <table:table-cell table:style-name="TableCell4316">
            <text:p text:style-name="P4317"/>
          </table:table-cell>
          <table:table-cell table:style-name="TableCell4318" table:number-columns-spanned="2">
            <text:p text:style-name="P4319"/>
          </table:table-cell>
          <table:covered-table-cell/>
          <table:table-cell table:style-name="TableCell4320" table:number-columns-spanned="2">
            <text:p text:style-name="P4321"/>
          </table:table-cell>
          <table:covered-table-cell/>
          <table:table-cell table:style-name="TableCell4322">
            <text:p text:style-name="P4323"/>
          </table:table-cell>
          <table:table-cell table:style-name="TableCell4324">
            <text:p text:style-name="P4325"/>
          </table:table-cell>
          <table:table-cell table:style-name="TableCell4326">
            <text:p text:style-name="P4327"/>
          </table:table-cell>
          <table:table-cell table:style-name="TableCell4328">
            <text:p text:style-name="P4329"/>
          </table:table-cell>
          <table:table-cell table:style-name="TableCell4330">
            <text:p text:style-name="P4331"/>
          </table:table-cell>
          <table:table-cell table:style-name="TableCell4332">
            <text:p text:style-name="P4333"/>
          </table:table-cell>
          <table:table-cell table:style-name="TableCell4334">
            <text:p text:style-name="P4335"/>
          </table:table-cell>
          <table:table-cell table:style-name="TableCell4336">
            <text:p text:style-name="P4337"/>
          </table:table-cell>
        </table:table-row>
        <table:table-row table:style-name="TableRow4338">
          <table:table-cell table:style-name="TableCell4339">
            <text:p text:style-name="P4340"/>
          </table:table-cell>
          <table:table-cell table:style-name="TableCell4341" table:number-columns-spanned="2">
            <text:p text:style-name="P4342"/>
          </table:table-cell>
          <table:covered-table-cell/>
          <table:table-cell table:style-name="TableCell4343" table:number-columns-spanned="2">
            <text:p text:style-name="P4344"/>
          </table:table-cell>
          <table:covered-table-cell/>
          <table:table-cell table:style-name="TableCell4345">
            <text:p text:style-name="P4346"/>
          </table:table-cell>
          <table:table-cell table:style-name="TableCell4347">
            <text:p text:style-name="P4348"/>
          </table:table-cell>
          <table:table-cell table:style-name="TableCell4349">
            <text:p text:style-name="P4350"/>
          </table:table-cell>
          <table:table-cell table:style-name="TableCell4351">
            <text:p text:style-name="P4352"/>
          </table:table-cell>
          <table:table-cell table:style-name="TableCell4353">
            <text:p text:style-name="P4354"/>
          </table:table-cell>
          <table:table-cell table:style-name="TableCell4355">
            <text:p text:style-name="P4356"/>
          </table:table-cell>
          <table:table-cell table:style-name="TableCell4357">
            <text:p text:style-name="P4358"/>
          </table:table-cell>
          <table:table-cell table:style-name="TableCell4359">
            <text:p text:style-name="P4360"/>
          </table:table-cell>
        </table:table-row>
        <table:table-row table:style-name="TableRow4361">
          <table:table-cell table:style-name="TableCell4362" table:number-columns-spanned="8">
            <text:p text:style-name="P4363">小計</text:p>
          </table:table-cell>
          <table:covered-table-cell/>
          <table:covered-table-cell/>
          <table:covered-table-cell/>
          <table:covered-table-cell/>
          <table:covered-table-cell/>
          <table:covered-table-cell/>
          <table:covered-table-cell/>
          <table:table-cell table:style-name="TableCell4364">
            <text:p text:style-name="P4365"/>
          </table:table-cell>
          <table:table-cell table:style-name="TableCell4366">
            <text:p text:style-name="P4367"/>
          </table:table-cell>
          <table:table-cell table:style-name="TableCell4368">
            <text:p text:style-name="P4369"/>
          </table:table-cell>
          <table:table-cell table:style-name="TableCell4370">
            <text:p text:style-name="P4371"/>
          </table:table-cell>
          <table:table-cell table:style-name="TableCell4372">
            <text:p text:style-name="P4373"/>
          </table:table-cell>
        </table:table-row>
        <table:table-row table:style-name="TableRow4374">
          <table:table-cell table:style-name="TableCell4375" table:number-rows-spanned="2">
            <text:p text:style-name="P4376">EDA Tool租金費用</text:p>
          </table:table-cell>
          <table:table-cell table:style-name="TableCell4377" table:number-columns-spanned="2" table:number-rows-spanned="2">
            <text:p text:style-name="P4378">租用套數</text:p>
          </table:table-cell>
          <table:covered-table-cell/>
          <table:table-cell table:style-name="TableCell4379" table:number-columns-spanned="2" table:number-rows-spanned="2">
            <text:p text:style-name="P4380">每月租金</text:p>
          </table:table-cell>
          <table:covered-table-cell/>
          <table:table-cell table:style-name="TableCell4381" table:number-rows-spanned="2">
            <text:p text:style-name="P4382">分攤方式說明<text:line-break/>(分子/分母)</text:p>
          </table:table-cell>
          <table:table-cell table:style-name="TableCell4383" table:number-columns-spanned="3">
            <text:p text:style-name="P4384">投入月數<text:s/></text:p>
          </table:table-cell>
          <table:covered-table-cell/>
          <table:covered-table-cell/>
          <table:table-cell table:style-name="TableCell4385" table:number-columns-spanned="3">
            <text:p text:style-name="P4386">金額<text:s/></text:p>
          </table:table-cell>
          <table:covered-table-cell/>
          <table:covered-table-cell/>
          <table:table-cell table:style-name="TableCell4387" table:number-rows-spanned="2">
            <text:p text:style-name="P4388">用途說明</text:p>
          </table:table-cell>
        </table:table-row>
        <table:table-row table:style-name="TableRow4389">
          <table:covered-table-cell>
            <text:p text:style-name="P4390"/>
          </table:covered-table-cell>
          <table:covered-table-cell>
            <text:p text:style-name="P4391"/>
          </table:covered-table-cell>
          <table:covered-table-cell/>
          <table:covered-table-cell>
            <text:p text:style-name="P4392"/>
          </table:covered-table-cell>
          <table:covered-table-cell/>
          <table:covered-table-cell>
            <text:p text:style-name="P4393"/>
          </table:covered-table-cell>
          <table:table-cell table:style-name="TableCell4394">
            <text:p text:style-name="P4395">第1年度</text:p>
          </table:table-cell>
          <table:table-cell table:style-name="TableCell4396">
            <text:p text:style-name="P4397">第2年度</text:p>
          </table:table-cell>
          <table:table-cell table:style-name="TableCell4398">
            <text:p text:style-name="P4399">合計</text:p>
          </table:table-cell>
          <table:table-cell table:style-name="TableCell4400">
            <text:p text:style-name="P4401">第1年度</text:p>
          </table:table-cell>
          <table:table-cell table:style-name="TableCell4402">
            <text:p text:style-name="P4403">第2年度</text:p>
          </table:table-cell>
          <table:table-cell table:style-name="TableCell4404">
            <text:p text:style-name="P4405">合計</text:p>
          </table:table-cell>
          <table:covered-table-cell>
            <text:p text:style-name="P4406"/>
          </table:covered-table-cell>
        </table:table-row>
        <table:table-row table:style-name="TableRow4407">
          <table:table-cell table:style-name="TableCell4408">
            <text:p text:style-name="P4409"/>
          </table:table-cell>
          <table:table-cell table:style-name="TableCell4410" table:number-columns-spanned="2">
            <text:p text:style-name="P4411"/>
          </table:table-cell>
          <table:covered-table-cell/>
          <table:table-cell table:style-name="TableCell4412" table:number-columns-spanned="2">
            <text:p text:style-name="P4413"/>
          </table:table-cell>
          <table:covered-table-cell/>
          <table:table-cell table:style-name="TableCell4414">
            <text:p text:style-name="P4415"/>
          </table:table-cell>
          <table:table-cell table:style-name="TableCell4416">
            <text:p text:style-name="P4417"/>
          </table:table-cell>
          <table:table-cell table:style-name="TableCell4418">
            <text:p text:style-name="P4419"/>
          </table:table-cell>
          <table:table-cell table:style-name="TableCell4420">
            <text:p text:style-name="P4421"/>
          </table:table-cell>
          <table:table-cell table:style-name="TableCell4422">
            <text:p text:style-name="P4423"/>
          </table:table-cell>
          <table:table-cell table:style-name="TableCell4424">
            <text:p text:style-name="P4425"/>
          </table:table-cell>
          <table:table-cell table:style-name="TableCell4426">
            <text:p text:style-name="P4427"/>
          </table:table-cell>
          <table:table-cell table:style-name="TableCell4428">
            <text:p text:style-name="P4429"/>
          </table:table-cell>
        </table:table-row>
        <table:table-row table:style-name="TableRow4430">
          <table:table-cell table:style-name="TableCell4431">
            <text:p text:style-name="P4432"/>
          </table:table-cell>
          <table:table-cell table:style-name="TableCell4433" table:number-columns-spanned="2">
            <text:p text:style-name="P4434"/>
          </table:table-cell>
          <table:covered-table-cell/>
          <table:table-cell table:style-name="TableCell4435" table:number-columns-spanned="2">
            <text:p text:style-name="P4436"/>
          </table:table-cell>
          <table:covered-table-cell/>
          <table:table-cell table:style-name="TableCell4437">
            <text:p text:style-name="P4438"/>
          </table:table-cell>
          <table:table-cell table:style-name="TableCell4439">
            <text:p text:style-name="P4440"/>
          </table:table-cell>
          <table:table-cell table:style-name="TableCell4441">
            <text:p text:style-name="P4442"/>
          </table:table-cell>
          <table:table-cell table:style-name="TableCell4443">
            <text:p text:style-name="P4444"/>
          </table:table-cell>
          <table:table-cell table:style-name="TableCell4445">
            <text:p text:style-name="P4446"/>
          </table:table-cell>
          <table:table-cell table:style-name="TableCell4447">
            <text:p text:style-name="P4448"/>
          </table:table-cell>
          <table:table-cell table:style-name="TableCell4449">
            <text:p text:style-name="P4450"/>
          </table:table-cell>
          <table:table-cell table:style-name="TableCell4451">
            <text:p text:style-name="P4452"/>
          </table:table-cell>
        </table:table-row>
        <table:table-row table:style-name="TableRow4453">
          <table:table-cell table:style-name="TableCell4454" table:number-columns-spanned="8">
            <text:p text:style-name="P4455">小計</text:p>
          </table:table-cell>
          <table:covered-table-cell/>
          <table:covered-table-cell/>
          <table:covered-table-cell/>
          <table:covered-table-cell/>
          <table:covered-table-cell/>
          <table:covered-table-cell/>
          <table:covered-table-cell/>
          <table:table-cell table:style-name="TableCell4456">
            <text:p text:style-name="P4457"/>
          </table:table-cell>
          <table:table-cell table:style-name="TableCell4458">
            <text:p text:style-name="P4459"/>
          </table:table-cell>
          <table:table-cell table:style-name="TableCell4460">
            <text:p text:style-name="P4461"/>
          </table:table-cell>
          <table:table-cell table:style-name="TableCell4462">
            <text:p text:style-name="P4463"/>
          </table:table-cell>
          <table:table-cell table:style-name="TableCell4464">
            <text:p text:style-name="P4465"/>
          </table:table-cell>
        </table:table-row>
        <table:table-row table:style-name="TableRow4466">
          <table:table-cell table:style-name="TableCell4467" table:number-rows-spanned="2">
            <text:p text:style-name="內文"><text:span text:style-name="T4468">雲端設備租賃費</text:span></text:p>
          </table:table-cell>
          <table:table-cell table:style-name="TableCell4469" table:number-columns-spanned="4">
            <text:p text:style-name="P4470">計費方式說明</text:p>
          </table:table-cell>
          <table:covered-table-cell/>
          <table:covered-table-cell/>
          <table:covered-table-cell/>
          <table:table-cell table:style-name="TableCell4471" table:number-rows-spanned="2">
            <text:p text:style-name="P4472">分攤方式說明<text:line-break/>(分子/分母)</text:p>
          </table:table-cell>
          <table:table-cell table:style-name="TableCell4473" table:number-columns-spanned="3">
            <text:p text:style-name="P4474"><text:span text:style-name="T4475">投入月數</text:span></text:p>
          </table:table-cell>
          <table:covered-table-cell/>
          <table:covered-table-cell/>
          <table:table-cell table:style-name="TableCell4476" table:number-columns-spanned="3">
            <text:p text:style-name="P4477"><text:span text:style-name="T4478">金額</text:span></text:p>
          </table:table-cell>
          <table:covered-table-cell/>
          <table:covered-table-cell/>
          <table:table-cell table:style-name="TableCell4479" table:number-rows-spanned="2">
            <text:p text:style-name="內文"><text:span text:style-name="T4480">用途說明</text:span></text:p>
          </table:table-cell>
        </table:table-row>
        <table:table-row table:style-name="TableRow4481">
          <table:covered-table-cell>
            <text:p text:style-name="P4482"/>
          </table:covered-table-cell>
          <table:table-cell table:style-name="TableCell4483">
            <text:p text:style-name="P4484">計費單位</text:p>
          </table:table-cell>
          <table:table-cell table:style-name="TableCell4485" table:number-columns-spanned="2">
            <text:p text:style-name="P4486">單位數<text:s/></text:p>
          </table:table-cell>
          <table:covered-table-cell/>
          <table:table-cell table:style-name="TableCell4487">
            <text:p text:style-name="P4488">單價<text:s/>B</text:p>
          </table:table-cell>
          <table:covered-table-cell>
            <text:p text:style-name="P4489"/>
          </table:covered-table-cell>
          <table:table-cell table:style-name="TableCell4490">
            <text:p text:style-name="P4491">第1年度</text:p>
          </table:table-cell>
          <table:table-cell table:style-name="TableCell4492">
            <text:p text:style-name="P4493">第2年度</text:p>
          </table:table-cell>
          <table:table-cell table:style-name="TableCell4494">
            <text:p text:style-name="P4495">合計</text:p>
          </table:table-cell>
          <table:table-cell table:style-name="TableCell4496">
            <text:p text:style-name="P4497">第1年度</text:p>
          </table:table-cell>
          <table:table-cell table:style-name="TableCell4498">
            <text:p text:style-name="P4499">第2年度</text:p>
          </table:table-cell>
          <table:table-cell table:style-name="TableCell4500">
            <text:p text:style-name="P4501">合計</text:p>
          </table:table-cell>
          <table:covered-table-cell>
            <text:p text:style-name="P4502"/>
          </table:covered-table-cell>
        </table:table-row>
        <table:table-row table:style-name="TableRow4503">
          <table:table-cell table:style-name="TableCell4504">
            <text:p text:style-name="P4505"/>
          </table:table-cell>
          <table:table-cell table:style-name="TableCell4506">
            <text:p text:style-name="P4507"/>
          </table:table-cell>
          <table:table-cell table:style-name="TableCell4508" table:number-columns-spanned="2">
            <text:p text:style-name="P4509"/>
          </table:table-cell>
          <table:covered-table-cell/>
          <table:table-cell table:style-name="TableCell4510">
            <text:p text:style-name="P4511"/>
          </table:table-cell>
          <table:table-cell table:style-name="TableCell4512">
            <text:p text:style-name="P4513"/>
          </table:table-cell>
          <table:table-cell table:style-name="TableCell4514">
            <text:p text:style-name="P4515"/>
          </table:table-cell>
          <table:table-cell table:style-name="TableCell4516">
            <text:p text:style-name="P4517"/>
          </table:table-cell>
          <table:table-cell table:style-name="TableCell4518">
            <text:p text:style-name="P4519"/>
          </table:table-cell>
          <table:table-cell table:style-name="TableCell4520">
            <text:p text:style-name="P4521"/>
          </table:table-cell>
          <table:table-cell table:style-name="TableCell4522">
            <text:p text:style-name="P4523"/>
          </table:table-cell>
          <table:table-cell table:style-name="TableCell4524">
            <text:p text:style-name="P4525"/>
          </table:table-cell>
          <table:table-cell table:style-name="TableCell4526">
            <text:p text:style-name="P4527"/>
          </table:table-cell>
        </table:table-row>
        <table:table-row table:style-name="TableRow4528">
          <table:table-cell table:style-name="TableCell4529">
            <text:p text:style-name="P4530"/>
          </table:table-cell>
          <table:table-cell table:style-name="TableCell4531">
            <text:p text:style-name="P4532"/>
          </table:table-cell>
          <table:table-cell table:style-name="TableCell4533" table:number-columns-spanned="2">
            <text:p text:style-name="P4534"/>
          </table:table-cell>
          <table:covered-table-cell/>
          <table:table-cell table:style-name="TableCell4535">
            <text:p text:style-name="P4536"/>
          </table:table-cell>
          <table:table-cell table:style-name="TableCell4537">
            <text:p text:style-name="P4538"/>
          </table:table-cell>
          <table:table-cell table:style-name="TableCell4539">
            <text:p text:style-name="P4540"/>
          </table:table-cell>
          <table:table-cell table:style-name="TableCell4541">
            <text:p text:style-name="P4542"/>
          </table:table-cell>
          <table:table-cell table:style-name="TableCell4543">
            <text:p text:style-name="P4544"/>
          </table:table-cell>
          <table:table-cell table:style-name="TableCell4545">
            <text:p text:style-name="P4546"/>
          </table:table-cell>
          <table:table-cell table:style-name="TableCell4547">
            <text:p text:style-name="P4548"/>
          </table:table-cell>
          <table:table-cell table:style-name="TableCell4549">
            <text:p text:style-name="P4550"/>
          </table:table-cell>
          <table:table-cell table:style-name="TableCell4551">
            <text:p text:style-name="P4552"/>
          </table:table-cell>
        </table:table-row>
        <table:table-row table:style-name="TableRow4553">
          <table:table-cell table:style-name="TableCell4554" table:number-columns-spanned="9">
            <text:p text:style-name="P4555"><text:span text:style-name="T4556">小計</text:span></text:p>
          </table:table-cell>
          <table:covered-table-cell/>
          <table:covered-table-cell/>
          <table:covered-table-cell/>
          <table:covered-table-cell/>
          <table:covered-table-cell/>
          <table:covered-table-cell/>
          <table:covered-table-cell/>
          <table:covered-table-cell/>
          <table:table-cell table:style-name="TableCell4557">
            <text:p text:style-name="P4558"/>
          </table:table-cell>
          <table:table-cell table:style-name="TableCell4559">
            <text:p text:style-name="P4560"/>
          </table:table-cell>
          <table:table-cell table:style-name="TableCell4561">
            <text:p text:style-name="P4562"/>
          </table:table-cell>
          <table:table-cell table:style-name="TableCell4563">
            <text:p text:style-name="P4564"/>
          </table:table-cell>
        </table:table-row>
        <table:table-row table:style-name="TableRow4565">
          <table:table-cell table:style-name="TableCell4566" table:number-columns-spanned="9">
            <text:p text:style-name="P4567"><text:span text:style-name="T4568">合計</text:span></text:p>
          </table:table-cell>
          <table:covered-table-cell/>
          <table:covered-table-cell/>
          <table:covered-table-cell/>
          <table:covered-table-cell/>
          <table:covered-table-cell/>
          <table:covered-table-cell/>
          <table:covered-table-cell/>
          <table:covered-table-cell/>
          <table:table-cell table:style-name="TableCell4569">
            <text:p text:style-name="P4570"/>
          </table:table-cell>
          <table:table-cell table:style-name="TableCell4571">
            <text:p text:style-name="P4572"/>
          </table:table-cell>
          <table:table-cell table:style-name="TableCell4573">
            <text:p text:style-name="P4574"/>
          </table:table-cell>
          <table:table-cell table:style-name="TableCell4575">
            <text:p text:style-name="P4576"/>
          </table:table-cell>
        </table:table-row>
      </table:table>
      <text:p text:style-name="P4577">註：</text:p>
      <text:p text:style-name="P4578">1.<text:s/>新購設備之單套購置金額請列預計採購成本。</text:p>
      <text:p text:style-name="P4579"><text:span text:style-name="T4580">2.<text:s/></text:span><text:span text:style-name="T4581">計畫起始日起以</text:span><text:span text:style-name="T4582">12</text:span><text:span text:style-name="T4583">個月為</text:span><text:span text:style-name="T4584">1</text:span><text:span text:style-name="T4585">個年度。</text:span></text:p>
      <text:soft-page-break/>
      <text:list text:style-name="LFO13" text:continue-numbering="true">
        <text:list-item>
          <text:p text:style-name="P4586"><text:span text:style-name="T4587">創新或研究發展</text:span><text:span text:style-name="T4588">設備維護費</text:span></text:p>
        </text:list-item>
      </text:list>
      <text:p text:style-name="P4589">單位：千元</text:p>
      <table:table table:style-name="Table4590">
        <table:table-columns>
          <table:table-column table:style-name="TableColumn4591"/>
          <table:table-column table:style-name="TableColumn4592"/>
          <table:table-column table:style-name="TableColumn4593"/>
          <table:table-column table:style-name="TableColumn4594"/>
          <table:table-column table:style-name="TableColumn4595"/>
          <table:table-column table:style-name="TableColumn4596"/>
        </table:table-columns>
        <table:table-row table:style-name="TableRow4597">
          <table:table-cell table:style-name="TableCell4598" table:number-rows-spanned="2">
            <text:p text:style-name="P4599"><text:span text:style-name="T4600">設備名稱</text:span></text:p>
          </table:table-cell>
          <table:table-cell table:style-name="TableCell4601" table:number-rows-spanned="2">
            <text:p text:style-name="P4602"><text:span text:style-name="T4603">單套購置成本</text:span></text:p>
          </table:table-cell>
          <table:table-cell table:style-name="TableCell4604" table:number-rows-spanned="2">
            <text:p text:style-name="P4605"><text:span text:style-name="T4606">套數</text:span></text:p>
          </table:table-cell>
          <table:table-cell table:style-name="TableCell4607" table:number-columns-spanned="3">
            <text:p text:style-name="P4608"><text:span text:style-name="T4609">金額</text:span></text:p>
          </table:table-cell>
          <table:covered-table-cell/>
          <table:covered-table-cell/>
        </table:table-row>
        <table:table-row table:style-name="TableRow4610">
          <table:covered-table-cell>
            <text:p text:style-name="P4611"/>
          </table:covered-table-cell>
          <table:covered-table-cell>
            <text:p text:style-name="P4612"/>
          </table:covered-table-cell>
          <table:covered-table-cell>
            <text:p text:style-name="P4613"/>
          </table:covered-table-cell>
          <table:table-cell table:style-name="TableCell4614">
            <text:p text:style-name="P4615">第1年度</text:p>
          </table:table-cell>
          <table:table-cell table:style-name="TableCell4616">
            <text:p text:style-name="P4617">第2年度</text:p>
          </table:table-cell>
          <table:table-cell table:style-name="TableCell4618">
            <text:p text:style-name="P4619"><text:span text:style-name="T4620">合計</text:span></text:p>
          </table:table-cell>
        </table:table-row>
        <table:table-row table:style-name="TableRow4621">
          <table:table-cell table:style-name="TableCell4622" table:number-columns-spanned="6">
            <text:p text:style-name="內文"><text:span text:style-name="T4623">已有設備</text:span></text:p>
          </table:table-cell>
          <table:covered-table-cell/>
          <table:covered-table-cell/>
          <table:covered-table-cell/>
          <table:covered-table-cell/>
          <table:covered-table-cell/>
        </table:table-row>
        <table:table-row table:style-name="TableRow4624">
          <table:table-cell table:style-name="TableCell4625">
            <text:p text:style-name="P4626"/>
          </table:table-cell>
          <table:table-cell table:style-name="TableCell4627">
            <text:p text:style-name="P4628"/>
          </table:table-cell>
          <table:table-cell table:style-name="TableCell4629">
            <text:p text:style-name="P4630"/>
          </table:table-cell>
          <table:table-cell table:style-name="TableCell4631">
            <text:p text:style-name="P4632"/>
          </table:table-cell>
          <table:table-cell table:style-name="TableCell4633">
            <text:p text:style-name="P4634"/>
          </table:table-cell>
          <table:table-cell table:style-name="TableCell4635">
            <text:p text:style-name="P4636"/>
          </table:table-cell>
        </table:table-row>
        <table:table-row table:style-name="TableRow4637">
          <table:table-cell table:style-name="TableCell4638">
            <text:p text:style-name="P4639"/>
          </table:table-cell>
          <table:table-cell table:style-name="TableCell4640">
            <text:p text:style-name="P4641"/>
          </table:table-cell>
          <table:table-cell table:style-name="TableCell4642">
            <text:p text:style-name="P4643"/>
          </table:table-cell>
          <table:table-cell table:style-name="TableCell4644">
            <text:p text:style-name="P4645"/>
          </table:table-cell>
          <table:table-cell table:style-name="TableCell4646">
            <text:p text:style-name="P4647"/>
          </table:table-cell>
          <table:table-cell table:style-name="TableCell4648">
            <text:p text:style-name="P4649"/>
          </table:table-cell>
        </table:table-row>
        <table:table-row table:style-name="TableRow4650">
          <table:table-cell table:style-name="TableCell4651" table:number-columns-spanned="3">
            <text:p text:style-name="P4652"><text:span text:style-name="T4653">小計</text:span></text:p>
          </table:table-cell>
          <table:covered-table-cell/>
          <table:covered-table-cell/>
          <table:table-cell table:style-name="TableCell4654">
            <text:p text:style-name="P4655"/>
          </table:table-cell>
          <table:table-cell table:style-name="TableCell4656">
            <text:p text:style-name="P4657"/>
          </table:table-cell>
          <table:table-cell table:style-name="TableCell4658">
            <text:p text:style-name="P4659"/>
          </table:table-cell>
        </table:table-row>
        <table:table-row table:style-name="TableRow4660">
          <table:table-cell table:style-name="TableCell4661" table:number-columns-spanned="6">
            <text:p text:style-name="內文"><text:span text:style-name="T4662">新增設備</text:span></text:p>
          </table:table-cell>
          <table:covered-table-cell/>
          <table:covered-table-cell/>
          <table:covered-table-cell/>
          <table:covered-table-cell/>
          <table:covered-table-cell/>
        </table:table-row>
        <table:table-row table:style-name="TableRow4663">
          <table:table-cell table:style-name="TableCell4664">
            <text:p text:style-name="P4665"/>
          </table:table-cell>
          <table:table-cell table:style-name="TableCell4666">
            <text:p text:style-name="P4667"/>
          </table:table-cell>
          <table:table-cell table:style-name="TableCell4668">
            <text:p text:style-name="P4669"/>
          </table:table-cell>
          <table:table-cell table:style-name="TableCell4670">
            <text:p text:style-name="P4671"/>
          </table:table-cell>
          <table:table-cell table:style-name="TableCell4672">
            <text:p text:style-name="P4673"/>
          </table:table-cell>
          <table:table-cell table:style-name="TableCell4674">
            <text:p text:style-name="P4675"/>
          </table:table-cell>
        </table:table-row>
        <table:table-row table:style-name="TableRow4676">
          <table:table-cell table:style-name="TableCell4677">
            <text:p text:style-name="P4678"/>
          </table:table-cell>
          <table:table-cell table:style-name="TableCell4679">
            <text:p text:style-name="P4680"/>
          </table:table-cell>
          <table:table-cell table:style-name="TableCell4681">
            <text:p text:style-name="P4682"/>
          </table:table-cell>
          <table:table-cell table:style-name="TableCell4683">
            <text:p text:style-name="P4684"/>
          </table:table-cell>
          <table:table-cell table:style-name="TableCell4685">
            <text:p text:style-name="P4686"/>
          </table:table-cell>
          <table:table-cell table:style-name="TableCell4687">
            <text:p text:style-name="P4688"/>
          </table:table-cell>
        </table:table-row>
        <table:table-row table:style-name="TableRow4689">
          <table:table-cell table:style-name="TableCell4690" table:number-columns-spanned="3">
            <text:p text:style-name="P4691"><text:span text:style-name="T4692">小計</text:span></text:p>
          </table:table-cell>
          <table:covered-table-cell/>
          <table:covered-table-cell/>
          <table:table-cell table:style-name="TableCell4693">
            <text:p text:style-name="P4694"/>
          </table:table-cell>
          <table:table-cell table:style-name="TableCell4695">
            <text:p text:style-name="P4696"/>
          </table:table-cell>
          <table:table-cell table:style-name="TableCell4697">
            <text:p text:style-name="P4698"/>
          </table:table-cell>
        </table:table-row>
        <table:table-row table:style-name="TableRow4699">
          <table:table-cell table:style-name="TableCell4700" table:number-columns-spanned="3">
            <text:p text:style-name="P4701"><text:span text:style-name="T4702">合計</text:span></text:p>
          </table:table-cell>
          <table:covered-table-cell/>
          <table:covered-table-cell/>
          <table:table-cell table:style-name="TableCell4703">
            <text:p text:style-name="P4704"/>
          </table:table-cell>
          <table:table-cell table:style-name="TableCell4705">
            <text:p text:style-name="P4706"/>
          </table:table-cell>
          <table:table-cell table:style-name="TableCell4707">
            <text:p text:style-name="P4708"/>
          </table:table-cell>
        </table:table-row>
      </table:table>
      <text:p text:style-name="P4709"/>
      <text:p text:style-name="P4710">註：</text:p>
      <text:p text:style-name="P4711"><text:span text:style-name="T4712">1.<text:s/></text:span><text:span text:style-name="T4713">未編列設備使用費，</text:span><text:span text:style-name="T4714">原則上不得報支設備維護</text:span><text:span text:style-name="T4715">費。</text:span></text:p>
      <text:p text:style-name="P4716">2.<text:s/>保固期內之設備不得編列維護費用，爾後各年費用依維護合約按該設備於計畫之使用比例編列。</text:p>
      <text:p text:style-name="P4717"><text:span text:style-name="T4718">3.<text:s/></text:span><text:span text:style-name="T4719">計畫起始日起以</text:span><text:span text:style-name="T4720">12</text:span><text:span text:style-name="T4721">個月為</text:span><text:span text:style-name="T4722">1</text:span><text:span text:style-name="T4723">個年度。</text:span></text:p>
      <text:p text:style-name="P4724"/>
      <text:list text:style-name="LFO13" text:continue-numbering="true">
        <text:list-item>
          <text:p text:style-name="P4725"><text:bookmark-start text:name="RANGE!A1:J18"/>技術引進、委託研究或驗證費</text:p>
        </text:list-item>
      </text:list>
      <text:p text:style-name="P4726">單位：千元</text:p>
      <table:table table:style-name="Table4727">
        <table:table-columns>
          <table:table-column table:style-name="TableColumn4728"/>
          <table:table-column table:style-name="TableColumn4729"/>
          <table:table-column table:style-name="TableColumn4730"/>
          <table:table-column table:style-name="TableColumn4731"/>
          <table:table-column table:style-name="TableColumn4732"/>
          <table:table-column table:style-name="TableColumn4733"/>
          <table:table-column table:style-name="TableColumn4734"/>
          <table:table-column table:style-name="TableColumn4735"/>
        </table:table-columns>
        <table:table-row table:style-name="TableRow4736">
          <table:table-cell table:style-name="TableCell4737" table:number-rows-spanned="2">
            <text:p text:style-name="P4738"><text:span text:style-name="T4739">類別</text:span></text:p>
          </table:table-cell>
          <table:table-cell table:style-name="TableCell4740" table:number-columns-spanned="2">
            <text:p text:style-name="P4741">科專計畫成果</text:p>
          </table:table-cell>
          <table:covered-table-cell/>
          <table:table-cell table:style-name="TableCell4742" table:number-rows-spanned="2">
            <text:p text:style-name="P4743"><text:span text:style-name="T4744">項目名稱</text:span></text:p>
          </table:table-cell>
          <table:table-cell table:style-name="TableCell4745" table:number-rows-spanned="2">
            <text:p text:style-name="P4746"><text:span text:style-name="T4747">機構名稱</text:span></text:p>
          </table:table-cell>
          <table:table-cell table:style-name="TableCell4748" table:number-columns-spanned="3">
            <text:p text:style-name="P4749"><text:span text:style-name="T4750">金額</text:span></text:p>
          </table:table-cell>
          <table:covered-table-cell/>
          <table:covered-table-cell/>
        </table:table-row>
        <table:table-row table:style-name="TableRow4751">
          <table:covered-table-cell>
            <text:p text:style-name="P4752"/>
          </table:covered-table-cell>
          <table:table-cell table:style-name="TableCell4753">
            <text:p text:style-name="P4754"><text:span text:style-name="T4755">是</text:span><text:span text:style-name="T4756">＊</text:span></text:p>
          </table:table-cell>
          <table:table-cell table:style-name="TableCell4757">
            <text:p text:style-name="P4758"><text:span text:style-name="T4759">否</text:span></text:p>
          </table:table-cell>
          <table:covered-table-cell>
            <text:p text:style-name="P4760"/>
          </table:covered-table-cell>
          <table:covered-table-cell>
            <text:p text:style-name="P4761"/>
          </table:covered-table-cell>
          <table:table-cell table:style-name="TableCell4762">
            <text:p text:style-name="P4763">第1年度</text:p>
          </table:table-cell>
          <table:table-cell table:style-name="TableCell4764">
            <text:p text:style-name="P4765">第2年度</text:p>
          </table:table-cell>
          <table:table-cell table:style-name="TableCell4766">
            <text:p text:style-name="P4767"><text:span text:style-name="T4768">合計</text:span></text:p>
          </table:table-cell>
        </table:table-row>
        <table:table-row table:style-name="TableRow4769">
          <table:table-cell table:style-name="TableCell4770" table:number-rows-spanned="3">
            <text:p text:style-name="P4771">無形資產引進</text:p>
          </table:table-cell>
          <table:table-cell table:style-name="TableCell4772">
            <text:p text:style-name="P4773"/>
          </table:table-cell>
          <table:table-cell table:style-name="TableCell4774">
            <text:p text:style-name="P4775"/>
          </table:table-cell>
          <table:table-cell table:style-name="TableCell4776">
            <text:p text:style-name="P4777"/>
          </table:table-cell>
          <table:table-cell table:style-name="TableCell4778">
            <text:p text:style-name="P4779"/>
          </table:table-cell>
          <table:table-cell table:style-name="TableCell4780">
            <text:p text:style-name="P4781"/>
          </table:table-cell>
          <table:table-cell table:style-name="TableCell4782">
            <text:p text:style-name="P4783"/>
          </table:table-cell>
          <table:table-cell table:style-name="TableCell4784">
            <text:p text:style-name="P4785"/>
          </table:table-cell>
        </table:table-row>
        <table:table-row table:style-name="TableRow4786">
          <table:covered-table-cell>
            <text:p text:style-name="P4787"/>
          </table:covered-table-cell>
          <table:table-cell table:style-name="TableCell4788">
            <text:p text:style-name="P4789"/>
          </table:table-cell>
          <table:table-cell table:style-name="TableCell4790">
            <text:p text:style-name="P4791"/>
          </table:table-cell>
          <table:table-cell table:style-name="TableCell4792">
            <text:p text:style-name="P4793"/>
          </table:table-cell>
          <table:table-cell table:style-name="TableCell4794">
            <text:p text:style-name="P4795"/>
          </table:table-cell>
          <table:table-cell table:style-name="TableCell4796">
            <text:p text:style-name="P4797"/>
          </table:table-cell>
          <table:table-cell table:style-name="TableCell4798">
            <text:p text:style-name="P4799"/>
          </table:table-cell>
          <table:table-cell table:style-name="TableCell4800">
            <text:p text:style-name="P4801"/>
          </table:table-cell>
        </table:table-row>
        <table:table-row table:style-name="TableRow4802">
          <table:covered-table-cell>
            <text:p text:style-name="P4803"/>
          </table:covered-table-cell>
          <table:table-cell table:style-name="TableCell4804" table:number-columns-spanned="4">
            <text:p text:style-name="P4805"><text:span text:style-name="T4806">小計</text:span></text:p>
          </table:table-cell>
          <table:covered-table-cell/>
          <table:covered-table-cell/>
          <table:covered-table-cell/>
          <table:table-cell table:style-name="TableCell4807">
            <text:p text:style-name="P4808"/>
          </table:table-cell>
          <table:table-cell table:style-name="TableCell4809">
            <text:p text:style-name="P4810"/>
          </table:table-cell>
          <table:table-cell table:style-name="TableCell4811">
            <text:p text:style-name="P4812"/>
          </table:table-cell>
        </table:table-row>
        <table:table-row table:style-name="TableRow4813">
          <table:table-cell table:style-name="TableCell4814" table:number-rows-spanned="3">
            <text:p text:style-name="P4815"><text:span text:style-name="T4816">委託研究</text:span></text:p>
          </table:table-cell>
          <table:table-cell table:style-name="TableCell4817">
            <text:p text:style-name="P4818"/>
          </table:table-cell>
          <table:table-cell table:style-name="TableCell4819">
            <text:p text:style-name="P4820"/>
          </table:table-cell>
          <table:table-cell table:style-name="TableCell4821">
            <text:p text:style-name="P4822"/>
          </table:table-cell>
          <table:table-cell table:style-name="TableCell4823">
            <text:p text:style-name="P4824"/>
          </table:table-cell>
          <table:table-cell table:style-name="TableCell4825">
            <text:p text:style-name="P4826"/>
          </table:table-cell>
          <table:table-cell table:style-name="TableCell4827">
            <text:p text:style-name="P4828"/>
          </table:table-cell>
          <table:table-cell table:style-name="TableCell4829">
            <text:p text:style-name="P4830"/>
          </table:table-cell>
        </table:table-row>
        <table:table-row table:style-name="TableRow4831">
          <table:covered-table-cell>
            <text:p text:style-name="P4832"/>
          </table:covered-table-cell>
          <table:table-cell table:style-name="TableCell4833">
            <text:p text:style-name="P4834"/>
          </table:table-cell>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cell table:style-name="TableCell4843">
            <text:p text:style-name="P4844"/>
          </table:table-cell>
          <table:table-cell table:style-name="TableCell4845">
            <text:p text:style-name="P4846"/>
          </table:table-cell>
        </table:table-row>
        <table:table-row table:style-name="TableRow4847">
          <table:covered-table-cell>
            <text:p text:style-name="P4848"/>
          </table:covered-table-cell>
          <table:table-cell table:style-name="TableCell4849" table:number-columns-spanned="4">
            <text:p text:style-name="P4850"><text:span text:style-name="T4851">小計</text:span></text:p>
          </table:table-cell>
          <table:covered-table-cell/>
          <table:covered-table-cell/>
          <table:covered-table-cell/>
          <table:table-cell table:style-name="TableCell4852">
            <text:p text:style-name="P4853"/>
          </table:table-cell>
          <table:table-cell table:style-name="TableCell4854">
            <text:p text:style-name="P4855"/>
          </table:table-cell>
          <table:table-cell table:style-name="TableCell4856">
            <text:p text:style-name="P4857"/>
          </table:table-cell>
        </table:table-row>
        <table:table-row table:style-name="TableRow4858">
          <table:table-cell table:style-name="TableCell4859" table:number-rows-spanned="4">
            <text:p text:style-name="P4860"><text:span text:style-name="T4861">委託研究</text:span><text:span text:style-name="T4862">-</text:span><text:span text:style-name="T4863">計畫管理</text:span></text:p>
          </table:table-cell>
          <table:table-cell table:style-name="TableCell4864">
            <text:p text:style-name="P4865"/>
          </table:table-cell>
          <table:table-cell table:style-name="TableCell4866">
            <text:p text:style-name="P4867"/>
          </table:table-cell>
          <table:table-cell table:style-name="TableCell4868">
            <text:p text:style-name="P4869"/>
          </table:table-cell>
          <table:table-cell table:style-name="TableCell4870">
            <text:p text:style-name="P4871"/>
          </table:table-cell>
          <table:table-cell table:style-name="TableCell4872">
            <text:p text:style-name="P4873"/>
          </table:table-cell>
          <table:table-cell table:style-name="TableCell4874">
            <text:p text:style-name="P4875"/>
          </table:table-cell>
          <table:table-cell table:style-name="TableCell4876">
            <text:p text:style-name="P4877"/>
          </table:table-cell>
        </table:table-row>
        <table:table-row table:style-name="TableRow4878">
          <table:covered-table-cell>
            <text:p text:style-name="P4879"/>
          </table:covered-table-cell>
          <table:table-cell table:style-name="TableCell4880">
            <text:p text:style-name="P4881"/>
          </table:table-cell>
          <table:table-cell table:style-name="TableCell4882">
            <text:p text:style-name="P4883"/>
          </table:table-cell>
          <table:table-cell table:style-name="TableCell4884">
            <text:p text:style-name="P4885"/>
          </table:table-cell>
          <table:table-cell table:style-name="TableCell4886">
            <text:p text:style-name="P4887"/>
          </table:table-cell>
          <table:table-cell table:style-name="TableCell4888">
            <text:p text:style-name="P4889"/>
          </table:table-cell>
          <table:table-cell table:style-name="TableCell4890">
            <text:p text:style-name="P4891"/>
          </table:table-cell>
          <table:table-cell table:style-name="TableCell4892">
            <text:p text:style-name="P4893"/>
          </table:table-cell>
        </table:table-row>
        <table:table-row table:style-name="TableRow4894">
          <table:covered-table-cell>
            <text:p text:style-name="P4895"/>
          </table:covered-table-cell>
          <table:table-cell table:style-name="TableCell4896">
            <text:p text:style-name="P4897"/>
          </table:table-cell>
          <table:table-cell table:style-name="TableCell4898">
            <text:p text:style-name="P4899"/>
          </table:table-cell>
          <table:table-cell table:style-name="TableCell4900">
            <text:p text:style-name="P4901"/>
          </table:table-cell>
          <table:table-cell table:style-name="TableCell4902">
            <text:p text:style-name="P4903"/>
          </table:table-cell>
          <table:table-cell table:style-name="TableCell4904">
            <text:p text:style-name="P4905"/>
          </table:table-cell>
          <table:table-cell table:style-name="TableCell4906">
            <text:p text:style-name="P4907"/>
          </table:table-cell>
          <table:table-cell table:style-name="TableCell4908">
            <text:p text:style-name="P4909"/>
          </table:table-cell>
        </table:table-row>
        <table:table-row table:style-name="TableRow4910">
          <table:covered-table-cell>
            <text:p text:style-name="P4911"/>
          </table:covered-table-cell>
          <table:table-cell table:style-name="TableCell4912" table:number-columns-spanned="4">
            <text:p text:style-name="P4913"><text:span text:style-name="T4914">小計</text:span></text:p>
          </table:table-cell>
          <table:covered-table-cell/>
          <table:covered-table-cell/>
          <table:covered-table-cell/>
          <table:table-cell table:style-name="TableCell4915">
            <text:p text:style-name="P4916"/>
          </table:table-cell>
          <table:table-cell table:style-name="TableCell4917">
            <text:p text:style-name="P4918"/>
          </table:table-cell>
          <table:table-cell table:style-name="TableCell4919">
            <text:p text:style-name="P4920"/>
          </table:table-cell>
        </table:table-row>
        <table:table-row table:style-name="TableRow4921">
          <table:table-cell table:style-name="TableCell4922" table:number-rows-spanned="4">
            <text:p text:style-name="P4923"><text:span text:style-name="T4924">驗證</text:span></text:p>
          </table:table-cell>
          <table:table-cell table:style-name="TableCell4925">
            <text:p text:style-name="P4926"><text:span text:style-name="T4927">驗證項目</text:span></text:p>
          </table:table-cell>
          <table:table-cell table:style-name="TableCell4928">
            <text:p text:style-name="P4929"><text:span text:style-name="T4930">單位</text:span></text:p>
          </table:table-cell>
          <table:table-cell table:style-name="TableCell4931">
            <text:p text:style-name="P4932"><text:span text:style-name="T4933">單價</text:span></text:p>
          </table:table-cell>
          <table:table-cell table:style-name="TableCell4934">
            <text:p text:style-name="P4935"><text:span text:style-name="T4936">委託機構</text:span></text:p>
          </table:table-cell>
          <table:table-cell table:style-name="TableCell4937">
            <text:p text:style-name="P4938">第1年度</text:p>
          </table:table-cell>
          <table:table-cell table:style-name="TableCell4939">
            <text:p text:style-name="P4940">第2年度</text:p>
          </table:table-cell>
          <table:table-cell table:style-name="TableCell4941">
            <text:p text:style-name="P4942"><text:span text:style-name="T4943">合計</text:span></text:p>
          </table:table-cell>
        </table:table-row>
        <table:table-row table:style-name="TableRow4944">
          <table:covered-table-cell>
            <text:p text:style-name="P4945"/>
          </table:covered-table-cell>
          <table:table-cell table:style-name="TableCell4946">
            <text:p text:style-name="P4947"/>
          </table:table-cell>
          <table:table-cell table:style-name="TableCell4948">
            <text:p text:style-name="P4949"/>
          </table:table-cell>
          <table:table-cell table:style-name="TableCell4950">
            <text:p text:style-name="P4951"/>
          </table:table-cell>
          <table:table-cell table:style-name="TableCell4952">
            <text:p text:style-name="P4953"/>
          </table:table-cell>
          <table:table-cell table:style-name="TableCell4954">
            <text:p text:style-name="P4955"/>
          </table:table-cell>
          <table:table-cell table:style-name="TableCell4956">
            <text:p text:style-name="P4957"/>
          </table:table-cell>
          <table:table-cell table:style-name="TableCell4958">
            <text:p text:style-name="P4959"/>
          </table:table-cell>
        </table:table-row>
        <table:table-row table:style-name="TableRow4960">
          <table:covered-table-cell>
            <text:p text:style-name="P4961"/>
          </table:covered-table-cell>
          <table:table-cell table:style-name="TableCell4962">
            <text:p text:style-name="P4963"/>
          </table:table-cell>
          <table:table-cell table:style-name="TableCell4964">
            <text:p text:style-name="P4965"/>
          </table:table-cell>
          <table:table-cell table:style-name="TableCell4966">
            <text:p text:style-name="P4967"/>
          </table:table-cell>
          <table:table-cell table:style-name="TableCell4968">
            <text:p text:style-name="P4969"/>
          </table:table-cell>
          <table:table-cell table:style-name="TableCell4970">
            <text:p text:style-name="P4971"/>
          </table:table-cell>
          <table:table-cell table:style-name="TableCell4972">
            <text:p text:style-name="P4973"/>
          </table:table-cell>
          <table:table-cell table:style-name="TableCell4974">
            <text:p text:style-name="P4975"/>
          </table:table-cell>
        </table:table-row>
        <table:table-row table:style-name="TableRow4976">
          <table:covered-table-cell>
            <text:p text:style-name="P4977"/>
          </table:covered-table-cell>
          <table:table-cell table:style-name="TableCell4978" table:number-columns-spanned="4">
            <text:p text:style-name="P4979"><text:span text:style-name="T4980">小計</text:span></text:p>
          </table:table-cell>
          <table:covered-table-cell/>
          <table:covered-table-cell/>
          <table:covered-table-cell/>
          <table:table-cell table:style-name="TableCell4981">
            <text:p text:style-name="P4982"/>
          </table:table-cell>
          <table:table-cell table:style-name="TableCell4983">
            <text:p text:style-name="P4984"/>
          </table:table-cell>
          <table:table-cell table:style-name="TableCell4985">
            <text:p text:style-name="P4986"/>
          </table:table-cell>
        </table:table-row>
        <table:table-row table:style-name="TableRow4987">
          <table:table-cell table:style-name="TableCell4988" table:number-columns-spanned="5">
            <text:p text:style-name="P4989"><text:span text:style-name="T4990">合計</text:span></text:p>
          </table:table-cell>
          <table:covered-table-cell/>
          <table:covered-table-cell/>
          <table:covered-table-cell/>
          <table:covered-table-cell/>
          <table:table-cell table:style-name="TableCell4991">
            <text:p text:style-name="P4992"/>
          </table:table-cell>
          <table:table-cell table:style-name="TableCell4993">
            <text:p text:style-name="P4994"/>
          </table:table-cell>
          <table:table-cell table:style-name="TableCell4995">
            <text:p text:style-name="P4996"/>
          </table:table-cell>
        </table:table-row>
      </table:table>
      <text:p text:style-name="P4997"><text:bookmark-end text:name="RANGE!A1:J18"/>註：</text:p>
      <text:p text:style-name="P4998">1.驗證費如需運用學術或專業研究機構之研究設備可編列於本科目，並註明驗證單位、設備、時間及費用估算方式。</text:p>
      <text:p text:style-name="P4999"><text:span text:style-name="T5000">2.<text:s/></text:span><text:span text:style-name="T5001">計畫管理包含計畫整合及管理工作，僅適用於非營利事業法人研究機構等促成聯盟參與</text:span><text:span text:style-name="T5002">A</text:span><text:span text:style-name="T5003">+</text:span><text:span text:style-name="T5004">淬鍊計畫。</text:span></text:p>
      <text:p text:style-name="P5005"><text:span text:style-name="T5006">3.</text:span><text:span text:style-name="T5007"><text:s/></text:span><text:span text:style-name="T5008">計畫起始日起以12個月為1個年度。</text:span></text:p>
      <text:p text:style-name="P5009"/>
      <text:list text:style-name="LFO13" text:continue-numbering="true">
        <text:list-item>
          <text:p text:style-name="P5010">國內差旅費</text:p>
        </text:list-item>
      </text:list>
      <text:p text:style-name="P5011">單位：千元</text:p>
      <table:table table:style-name="Table5012">
        <table:table-columns>
          <table:table-column table:style-name="TableColumn5013"/>
          <table:table-column table:style-name="TableColumn5014"/>
          <table:table-column table:style-name="TableColumn5015"/>
          <table:table-column table:style-name="TableColumn5016"/>
          <table:table-column table:style-name="TableColumn5017"/>
          <table:table-column table:style-name="TableColumn5018"/>
          <table:table-column table:style-name="TableColumn5019"/>
          <table:table-column table:style-name="TableColumn5020"/>
          <table:table-column table:style-name="TableColumn5021"/>
        </table:table-columns>
        <table:table-row table:style-name="TableRow5022">
          <table:table-cell table:style-name="TableCell5023" table:number-rows-spanned="2">
            <text:p text:style-name="P5024"><text:span text:style-name="T5025">出差事由</text:span></text:p>
          </table:table-cell>
          <table:table-cell table:style-name="TableCell5026" table:number-rows-spanned="2">
            <text:p text:style-name="P5027"><text:span text:style-name="T5028">地區</text:span></text:p>
          </table:table-cell>
          <table:table-cell table:style-name="TableCell5029" table:number-rows-spanned="2">
            <text:p text:style-name="P5030"><text:span text:style-name="T5031">天數</text:span></text:p>
          </table:table-cell>
          <table:table-cell table:style-name="TableCell5032" table:number-columns-spanned="3">
            <text:p text:style-name="P5033"><text:span text:style-name="T5034">人次</text:span></text:p>
          </table:table-cell>
          <table:covered-table-cell/>
          <table:covered-table-cell/>
          <table:table-cell table:style-name="TableCell5035" table:number-columns-spanned="3">
            <text:p text:style-name="P5036"><text:span text:style-name="T5037">金額</text:span></text:p>
          </table:table-cell>
          <table:covered-table-cell/>
          <table:covered-table-cell/>
        </table:table-row>
        <table:table-row table:style-name="TableRow5038">
          <table:covered-table-cell>
            <text:p text:style-name="P5039"/>
          </table:covered-table-cell>
          <table:covered-table-cell>
            <text:p text:style-name="P5040"/>
          </table:covered-table-cell>
          <table:covered-table-cell>
            <text:p text:style-name="P5041"/>
          </table:covered-table-cell>
          <table:table-cell table:style-name="TableCell5042">
            <text:p text:style-name="P5043">第1年度</text:p>
          </table:table-cell>
          <table:table-cell table:style-name="TableCell5044">
            <text:p text:style-name="P5045">第2年度</text:p>
          </table:table-cell>
          <table:table-cell table:style-name="TableCell5046">
            <text:p text:style-name="P5047"><text:span text:style-name="T5048">合計</text:span></text:p>
          </table:table-cell>
          <table:table-cell table:style-name="TableCell5049">
            <text:p text:style-name="P5050">第1年度</text:p>
          </table:table-cell>
          <table:table-cell table:style-name="TableCell5051">
            <text:p text:style-name="P5052">第2年度</text:p>
          </table:table-cell>
          <table:table-cell table:style-name="TableCell5053">
            <text:p text:style-name="P5054"><text:span text:style-name="T5055">合計</text:span></text:p>
          </table:table-cell>
        </table:table-row>
        <table:table-row table:style-name="TableRow5056">
          <table:table-cell table:style-name="TableCell5057">
            <text:p text:style-name="P5058"/>
          </table:table-cell>
          <table:table-cell table:style-name="TableCell5059">
            <text:p text:style-name="P5060"/>
          </table:table-cell>
          <table:table-cell table:style-name="TableCell5061">
            <text:p text:style-name="P5062"/>
          </table:table-cell>
          <table:table-cell table:style-name="TableCell5063">
            <text:p text:style-name="P5064"/>
          </table:table-cell>
          <table:table-cell table:style-name="TableCell5065">
            <text:p text:style-name="P5066"/>
          </table:table-cell>
          <table:table-cell table:style-name="TableCell5067">
            <text:p text:style-name="P5068"/>
          </table:table-cell>
          <table:table-cell table:style-name="TableCell5069">
            <text:p text:style-name="P5070"/>
          </table:table-cell>
          <table:table-cell table:style-name="TableCell5071">
            <text:p text:style-name="P5072"/>
          </table:table-cell>
          <table:table-cell table:style-name="TableCell5073">
            <text:p text:style-name="P5074"/>
          </table:table-cell>
        </table:table-row>
        <table:table-row table:style-name="TableRow5075">
          <table:table-cell table:style-name="TableCell5076">
            <text:p text:style-name="P5077"/>
          </table:table-cell>
          <table:table-cell table:style-name="TableCell5078">
            <text:p text:style-name="P5079"/>
          </table:table-cell>
          <table:table-cell table:style-name="TableCell5080">
            <text:p text:style-name="P5081"/>
          </table:table-cell>
          <table:table-cell table:style-name="TableCell5082">
            <text:p text:style-name="P5083"/>
          </table:table-cell>
          <table:table-cell table:style-name="TableCell5084">
            <text:p text:style-name="P5085"/>
          </table:table-cell>
          <table:table-cell table:style-name="TableCell5086">
            <text:p text:style-name="P5087"/>
          </table:table-cell>
          <table:table-cell table:style-name="TableCell5088">
            <text:p text:style-name="P5089"/>
          </table:table-cell>
          <table:table-cell table:style-name="TableCell5090">
            <text:p text:style-name="P5091"/>
          </table:table-cell>
          <table:table-cell table:style-name="TableCell5092">
            <text:p text:style-name="P5093"/>
          </table:table-cell>
        </table:table-row>
        <table:table-row table:style-name="TableRow5094">
          <table:table-cell table:style-name="TableCell5095">
            <text:p text:style-name="P5096"/>
          </table:table-cell>
          <table:table-cell table:style-name="TableCell5097">
            <text:p text:style-name="P5098"/>
          </table:table-cell>
          <table:table-cell table:style-name="TableCell5099">
            <text:p text:style-name="P5100"/>
          </table:table-cell>
          <table:table-cell table:style-name="TableCell5101">
            <text:p text:style-name="P5102"/>
          </table:table-cell>
          <table:table-cell table:style-name="TableCell5103">
            <text:p text:style-name="P5104"/>
          </table:table-cell>
          <table:table-cell table:style-name="TableCell5105">
            <text:p text:style-name="P5106"/>
          </table:table-cell>
          <table:table-cell table:style-name="TableCell5107">
            <text:p text:style-name="P5108"/>
          </table:table-cell>
          <table:table-cell table:style-name="TableCell5109">
            <text:p text:style-name="P5110"/>
          </table:table-cell>
          <table:table-cell table:style-name="TableCell5111">
            <text:p text:style-name="P5112"/>
          </table:table-cell>
        </table:table-row>
        <table:table-row table:style-name="TableRow5113">
          <table:table-cell table:style-name="TableCell5114">
            <text:p text:style-name="P5115"/>
          </table:table-cell>
          <table:table-cell table:style-name="TableCell5116">
            <text:p text:style-name="P5117"/>
          </table:table-cell>
          <table:table-cell table:style-name="TableCell5118">
            <text:p text:style-name="P5119"/>
          </table:table-cell>
          <table:table-cell table:style-name="TableCell5120">
            <text:p text:style-name="P5121"/>
          </table:table-cell>
          <table:table-cell table:style-name="TableCell5122">
            <text:p text:style-name="P5123"/>
          </table:table-cell>
          <table:table-cell table:style-name="TableCell5124">
            <text:p text:style-name="P5125"/>
          </table:table-cell>
          <table:table-cell table:style-name="TableCell5126">
            <text:p text:style-name="P5127"/>
          </table:table-cell>
          <table:table-cell table:style-name="TableCell5128">
            <text:p text:style-name="P5129"/>
          </table:table-cell>
          <table:table-cell table:style-name="TableCell5130">
            <text:p text:style-name="P5131"/>
          </table:table-cell>
        </table:table-row>
        <table:table-row table:style-name="TableRow5132">
          <table:table-cell table:style-name="TableCell5133">
            <text:p text:style-name="P5134"/>
          </table:table-cell>
          <table:table-cell table:style-name="TableCell5135">
            <text:p text:style-name="P5136"/>
          </table:table-cell>
          <table:table-cell table:style-name="TableCell5137">
            <text:p text:style-name="P5138"/>
          </table:table-cell>
          <table:table-cell table:style-name="TableCell5139">
            <text:p text:style-name="P5140"/>
          </table:table-cell>
          <table:table-cell table:style-name="TableCell5141">
            <text:p text:style-name="P5142"/>
          </table:table-cell>
          <table:table-cell table:style-name="TableCell5143">
            <text:p text:style-name="P5144"/>
          </table:table-cell>
          <table:table-cell table:style-name="TableCell5145">
            <text:p text:style-name="P5146"/>
          </table:table-cell>
          <table:table-cell table:style-name="TableCell5147">
            <text:p text:style-name="P5148"/>
          </table:table-cell>
          <table:table-cell table:style-name="TableCell5149">
            <text:p text:style-name="P5150"/>
          </table:table-cell>
        </table:table-row>
        <table:table-row table:style-name="TableRow5151">
          <table:table-cell table:style-name="TableCell5152">
            <text:p text:style-name="P5153"/>
          </table:table-cell>
          <table:table-cell table:style-name="TableCell5154">
            <text:p text:style-name="P5155"/>
          </table:table-cell>
          <table:table-cell table:style-name="TableCell5156">
            <text:p text:style-name="P5157"/>
          </table:table-cell>
          <table:table-cell table:style-name="TableCell5158">
            <text:p text:style-name="P5159"/>
          </table:table-cell>
          <table:table-cell table:style-name="TableCell5160">
            <text:p text:style-name="P5161"/>
          </table:table-cell>
          <table:table-cell table:style-name="TableCell5162">
            <text:p text:style-name="P5163"/>
          </table:table-cell>
          <table:table-cell table:style-name="TableCell5164">
            <text:p text:style-name="P5165"/>
          </table:table-cell>
          <table:table-cell table:style-name="TableCell5166">
            <text:p text:style-name="P5167"/>
          </table:table-cell>
          <table:table-cell table:style-name="TableCell5168">
            <text:p text:style-name="P5169"/>
          </table:table-cell>
        </table:table-row>
        <table:table-row table:style-name="TableRow5170">
          <table:table-cell table:style-name="TableCell5171" table:number-columns-spanned="3">
            <text:p text:style-name="P5172"><text:span text:style-name="T5173">合計</text:span></text:p>
          </table:table-cell>
          <table:covered-table-cell/>
          <table:covered-table-cell/>
          <table:table-cell table:style-name="TableCell5174">
            <text:p text:style-name="P5175"/>
          </table:table-cell>
          <table:table-cell table:style-name="TableCell5176">
            <text:p text:style-name="P5177"/>
          </table:table-cell>
          <table:table-cell table:style-name="TableCell5178">
            <text:p text:style-name="P5179"/>
          </table:table-cell>
          <table:table-cell table:style-name="TableCell5180">
            <text:p text:style-name="P5181"/>
          </table:table-cell>
          <table:table-cell table:style-name="TableCell5182">
            <text:p text:style-name="P5183"/>
          </table:table-cell>
          <table:table-cell table:style-name="TableCell5184">
            <text:p text:style-name="P5185"/>
          </table:table-cell>
        </table:table-row>
      </table:table>
      <text:p text:style-name="P5186"/>
      <text:p text:style-name="P5187">註：</text:p>
      <text:p text:style-name="P5188">1.<text:s/>國內差旅費限專案人員因計畫無形資產引進或委託研究或驗證等必要之差旅費。</text:p>
      <text:p text:style-name="P5189"><text:span text:style-name="T5190">2.<text:s/></text:span><text:span text:style-name="T5191">計畫起始日起以12個月為1個年度。</text:span></text:p>
      <text:p text:style-name="P5192"><text:bookmark-start text:name="RANGE!A1:K20"/><text:soft-page-break/><text:span text:style-name="T5193">(七) 專利申請獎勵金</text:span><text:bookmark-end text:name="RANGE!A1:K20"/></text:p>
      <text:p text:style-name="P5194"><text:span text:style-name="T5195">單位：千元</text:span></text:p>
      <table:table table:style-name="Table5196">
        <table:table-columns>
          <table:table-column table:style-name="TableColumn5197"/>
          <table:table-column table:style-name="TableColumn5198"/>
          <table:table-column table:style-name="TableColumn5199"/>
          <table:table-column table:style-name="TableColumn5200"/>
          <table:table-column table:style-name="TableColumn5201"/>
          <table:table-column table:style-name="TableColumn5202"/>
          <table:table-column table:style-name="TableColumn5203"/>
          <table:table-column table:style-name="TableColumn5204"/>
          <table:table-column table:style-name="TableColumn5205"/>
        </table:table-columns>
        <table:table-row table:style-name="TableRow5206">
          <table:table-cell table:style-name="TableCell5207" table:number-rows-spanned="8">
            <text:p text:style-name="P5208"><text:span text:style-name="T5209">國內</text:span></text:p>
          </table:table-cell>
          <table:table-cell table:style-name="TableCell5210" table:number-columns-spanned="2" table:number-rows-spanned="2">
            <text:p text:style-name="P5211"><text:span text:style-name="T5212">擬申請專利之研發成果名稱</text:span></text:p>
          </table:table-cell>
          <table:covered-table-cell/>
          <table:table-cell table:style-name="TableCell5213" table:number-columns-spanned="3">
            <text:p text:style-name="P5214"><text:span text:style-name="T5215">件數</text:span></text:p>
          </table:table-cell>
          <table:covered-table-cell/>
          <table:covered-table-cell/>
          <table:table-cell table:style-name="TableCell5216" table:number-columns-spanned="3">
            <text:p text:style-name="P5217">獎勵金</text:p>
          </table:table-cell>
          <table:covered-table-cell/>
          <table:covered-table-cell/>
        </table:table-row>
        <table:table-row table:style-name="TableRow5218">
          <table:covered-table-cell>
            <text:p text:style-name="P5219"/>
          </table:covered-table-cell>
          <table:covered-table-cell>
            <text:p text:style-name="P5220"/>
          </table:covered-table-cell>
          <table:covered-table-cell/>
          <table:table-cell table:style-name="TableCell5221">
            <text:p text:style-name="P5222">第1年度</text:p>
          </table:table-cell>
          <table:table-cell table:style-name="TableCell5223">
            <text:p text:style-name="P5224">第2年度</text:p>
          </table:table-cell>
          <table:table-cell table:style-name="TableCell5225">
            <text:p text:style-name="P5226"><text:span text:style-name="T5227">合計</text:span></text:p>
          </table:table-cell>
          <table:table-cell table:style-name="TableCell5228">
            <text:p text:style-name="P5229">第1年度</text:p>
          </table:table-cell>
          <table:table-cell table:style-name="TableCell5230">
            <text:p text:style-name="P5231">第2年度</text:p>
          </table:table-cell>
          <table:table-cell table:style-name="TableCell5232">
            <text:p text:style-name="P5233"><text:span text:style-name="T5234">合計</text:span></text:p>
          </table:table-cell>
        </table:table-row>
        <table:table-row table:style-name="TableRow5235">
          <table:covered-table-cell>
            <text:p text:style-name="P5236"/>
          </table:covered-table-cell>
          <table:table-cell table:style-name="TableCell5237" table:number-columns-spanned="2">
            <text:p text:style-name="P5238"/>
          </table:table-cell>
          <table:covered-table-cell/>
          <table:table-cell table:style-name="TableCell5239">
            <text:p text:style-name="P5240"/>
          </table:table-cell>
          <table:table-cell table:style-name="TableCell5241">
            <text:p text:style-name="P5242"/>
          </table:table-cell>
          <table:table-cell table:style-name="TableCell5243">
            <text:p text:style-name="P5244"/>
          </table:table-cell>
          <table:table-cell table:style-name="TableCell5245">
            <text:p text:style-name="P5246"/>
          </table:table-cell>
          <table:table-cell table:style-name="TableCell5247">
            <text:p text:style-name="P5248"/>
          </table:table-cell>
          <table:table-cell table:style-name="TableCell5249">
            <text:p text:style-name="P5250"/>
          </table:table-cell>
        </table:table-row>
        <table:table-row table:style-name="TableRow5251">
          <table:covered-table-cell>
            <text:p text:style-name="P5252"/>
          </table:covered-table-cell>
          <table:table-cell table:style-name="TableCell5253" table:number-columns-spanned="2">
            <text:p text:style-name="P5254"/>
          </table:table-cell>
          <table:covered-table-cell/>
          <table:table-cell table:style-name="TableCell5255">
            <text:p text:style-name="P5256"/>
          </table:table-cell>
          <table:table-cell table:style-name="TableCell5257">
            <text:p text:style-name="P5258"/>
          </table:table-cell>
          <table:table-cell table:style-name="TableCell5259">
            <text:p text:style-name="P5260"/>
          </table:table-cell>
          <table:table-cell table:style-name="TableCell5261">
            <text:p text:style-name="P5262"/>
          </table:table-cell>
          <table:table-cell table:style-name="TableCell5263">
            <text:p text:style-name="P5264"/>
          </table:table-cell>
          <table:table-cell table:style-name="TableCell5265">
            <text:p text:style-name="P5266"/>
          </table:table-cell>
        </table:table-row>
        <table:table-row table:style-name="TableRow5267">
          <table:covered-table-cell>
            <text:p text:style-name="P5268"/>
          </table:covered-table-cell>
          <table:table-cell table:style-name="TableCell5269" table:number-columns-spanned="2">
            <text:p text:style-name="P5270"/>
          </table:table-cell>
          <table:covered-table-cell/>
          <table:table-cell table:style-name="TableCell5271">
            <text:p text:style-name="P5272"/>
          </table:table-cell>
          <table:table-cell table:style-name="TableCell5273">
            <text:p text:style-name="P5274"/>
          </table:table-cell>
          <table:table-cell table:style-name="TableCell5275">
            <text:p text:style-name="P5276"/>
          </table:table-cell>
          <table:table-cell table:style-name="TableCell5277">
            <text:p text:style-name="P5278"/>
          </table:table-cell>
          <table:table-cell table:style-name="TableCell5279">
            <text:p text:style-name="P5280"/>
          </table:table-cell>
          <table:table-cell table:style-name="TableCell5281">
            <text:p text:style-name="P5282"/>
          </table:table-cell>
        </table:table-row>
        <table:table-row table:style-name="TableRow5283">
          <table:covered-table-cell>
            <text:p text:style-name="P5284"/>
          </table:covered-table-cell>
          <table:table-cell table:style-name="TableCell5285" table:number-columns-spanned="2">
            <text:p text:style-name="P5286"/>
          </table:table-cell>
          <table:covered-table-cell/>
          <table:table-cell table:style-name="TableCell5287">
            <text:p text:style-name="P5288"/>
          </table:table-cell>
          <table:table-cell table:style-name="TableCell5289">
            <text:p text:style-name="P5290"/>
          </table:table-cell>
          <table:table-cell table:style-name="TableCell5291">
            <text:p text:style-name="P5292"/>
          </table:table-cell>
          <table:table-cell table:style-name="TableCell5293">
            <text:p text:style-name="P5294"/>
          </table:table-cell>
          <table:table-cell table:style-name="TableCell5295">
            <text:p text:style-name="P5296"/>
          </table:table-cell>
          <table:table-cell table:style-name="TableCell5297">
            <text:p text:style-name="P5298"/>
          </table:table-cell>
        </table:table-row>
        <table:table-row table:style-name="TableRow5299">
          <table:covered-table-cell>
            <text:p text:style-name="P5300"/>
          </table:covered-table-cell>
          <table:table-cell table:style-name="TableCell5301" table:number-columns-spanned="2">
            <text:p text:style-name="P5302"/>
          </table:table-cell>
          <table:covered-table-cell/>
          <table:table-cell table:style-name="TableCell5303">
            <text:p text:style-name="P5304"/>
          </table:table-cell>
          <table:table-cell table:style-name="TableCell5305">
            <text:p text:style-name="P5306"/>
          </table:table-cell>
          <table:table-cell table:style-name="TableCell5307">
            <text:p text:style-name="P5308"/>
          </table:table-cell>
          <table:table-cell table:style-name="TableCell5309">
            <text:p text:style-name="P5310"/>
          </table:table-cell>
          <table:table-cell table:style-name="TableCell5311">
            <text:p text:style-name="P5312"/>
          </table:table-cell>
          <table:table-cell table:style-name="TableCell5313">
            <text:p text:style-name="P5314"/>
          </table:table-cell>
        </table:table-row>
        <table:table-row table:style-name="TableRow5315">
          <table:covered-table-cell>
            <text:p text:style-name="P5316"/>
          </table:covered-table-cell>
          <table:table-cell table:style-name="TableCell5317" table:number-columns-spanned="2">
            <text:p text:style-name="P5318"><text:span text:style-name="T5319">小</text:span><text:span text:style-name="T5320"><text:s text:c="10"/></text:span><text:span text:style-name="T5321">計</text:span></text:p>
          </table:table-cell>
          <table:covered-table-cell/>
          <table:table-cell table:style-name="TableCell5322">
            <text:p text:style-name="P5323"/>
          </table:table-cell>
          <table:table-cell table:style-name="TableCell5324">
            <text:p text:style-name="P5325"/>
          </table:table-cell>
          <table:table-cell table:style-name="TableCell5326">
            <text:p text:style-name="P5327"/>
          </table:table-cell>
          <table:table-cell table:style-name="TableCell5328">
            <text:p text:style-name="P5329"/>
          </table:table-cell>
          <table:table-cell table:style-name="TableCell5330">
            <text:p text:style-name="P5331"/>
          </table:table-cell>
          <table:table-cell table:style-name="TableCell5332">
            <text:p text:style-name="P5333"/>
          </table:table-cell>
        </table:table-row>
        <table:table-row table:style-name="TableRow5334">
          <table:table-cell table:style-name="TableCell5335" table:number-rows-spanned="8">
            <text:p text:style-name="P5336"><text:span text:style-name="T5337">國外</text:span></text:p>
          </table:table-cell>
          <table:table-cell table:style-name="TableCell5338" table:number-rows-spanned="2">
            <text:p text:style-name="P5339"><text:span text:style-name="T5340">擬申請專利之研發成果名稱</text:span></text:p>
          </table:table-cell>
          <table:table-cell table:style-name="TableCell5341" table:number-rows-spanned="2">
            <text:p text:style-name="P5342"><text:span text:style-name="T5343">申請國家</text:span></text:p>
          </table:table-cell>
          <table:table-cell table:style-name="TableCell5344" table:number-columns-spanned="3">
            <text:p text:style-name="P5345"><text:span text:style-name="T5346">件數</text:span></text:p>
          </table:table-cell>
          <table:covered-table-cell/>
          <table:covered-table-cell/>
          <table:table-cell table:style-name="TableCell5347" table:number-columns-spanned="3">
            <text:p text:style-name="P5348">獎勵金</text:p>
          </table:table-cell>
          <table:covered-table-cell/>
          <table:covered-table-cell/>
        </table:table-row>
        <table:table-row table:style-name="TableRow5349">
          <table:covered-table-cell>
            <text:p text:style-name="P5350"/>
          </table:covered-table-cell>
          <table:covered-table-cell>
            <text:p text:style-name="P5351"/>
          </table:covered-table-cell>
          <table:covered-table-cell>
            <text:p text:style-name="P5352"/>
          </table:covered-table-cell>
          <table:table-cell table:style-name="TableCell5353">
            <text:p text:style-name="P5354">第1年度</text:p>
          </table:table-cell>
          <table:table-cell table:style-name="TableCell5355">
            <text:p text:style-name="P5356">第2年度</text:p>
          </table:table-cell>
          <table:table-cell table:style-name="TableCell5357">
            <text:p text:style-name="P5358"><text:span text:style-name="T5359">合計</text:span></text:p>
          </table:table-cell>
          <table:table-cell table:style-name="TableCell5360">
            <text:p text:style-name="P5361">第1年度</text:p>
          </table:table-cell>
          <table:table-cell table:style-name="TableCell5362">
            <text:p text:style-name="P5363">第2年度</text:p>
          </table:table-cell>
          <table:table-cell table:style-name="TableCell5364">
            <text:p text:style-name="P5365"><text:span text:style-name="T5366">合計</text:span></text:p>
          </table:table-cell>
        </table:table-row>
        <table:table-row table:style-name="TableRow5367">
          <table:covered-table-cell>
            <text:p text:style-name="P5368"/>
          </table:covered-table-cell>
          <table:table-cell table:style-name="TableCell5369">
            <text:p text:style-name="P5370"/>
          </table:table-cell>
          <table:table-cell table:style-name="TableCell5371">
            <text:p text:style-name="P5372"/>
          </table:table-cell>
          <table:table-cell table:style-name="TableCell5373">
            <text:p text:style-name="P5374"/>
          </table:table-cell>
          <table:table-cell table:style-name="TableCell5375">
            <text:p text:style-name="P5376"/>
          </table:table-cell>
          <table:table-cell table:style-name="TableCell5377">
            <text:p text:style-name="P5378"/>
          </table:table-cell>
          <table:table-cell table:style-name="TableCell5379">
            <text:p text:style-name="P5380"/>
          </table:table-cell>
          <table:table-cell table:style-name="TableCell5381">
            <text:p text:style-name="P5382"/>
          </table:table-cell>
          <table:table-cell table:style-name="TableCell5383">
            <text:p text:style-name="P5384"/>
          </table:table-cell>
        </table:table-row>
        <table:table-row table:style-name="TableRow5385">
          <table:covered-table-cell>
            <text:p text:style-name="P5386"/>
          </table:covered-table-cell>
          <table:table-cell table:style-name="TableCell5387">
            <text:p text:style-name="P5388"/>
          </table:table-cell>
          <table:table-cell table:style-name="TableCell5389">
            <text:p text:style-name="P5390"/>
          </table:table-cell>
          <table:table-cell table:style-name="TableCell5391">
            <text:p text:style-name="P5392"/>
          </table:table-cell>
          <table:table-cell table:style-name="TableCell5393">
            <text:p text:style-name="P5394"/>
          </table:table-cell>
          <table:table-cell table:style-name="TableCell5395">
            <text:p text:style-name="P5396"/>
          </table:table-cell>
          <table:table-cell table:style-name="TableCell5397">
            <text:p text:style-name="P5398"/>
          </table:table-cell>
          <table:table-cell table:style-name="TableCell5399">
            <text:p text:style-name="P5400"/>
          </table:table-cell>
          <table:table-cell table:style-name="TableCell5401">
            <text:p text:style-name="P5402"/>
          </table:table-cell>
        </table:table-row>
        <table:table-row table:style-name="TableRow5403">
          <table:covered-table-cell>
            <text:p text:style-name="P5404"/>
          </table:covered-table-cell>
          <table:table-cell table:style-name="TableCell5405">
            <text:p text:style-name="P5406"/>
          </table:table-cell>
          <table:table-cell table:style-name="TableCell5407">
            <text:p text:style-name="P5408"/>
          </table:table-cell>
          <table:table-cell table:style-name="TableCell5409">
            <text:p text:style-name="P5410"/>
          </table:table-cell>
          <table:table-cell table:style-name="TableCell5411">
            <text:p text:style-name="P5412"/>
          </table:table-cell>
          <table:table-cell table:style-name="TableCell5413">
            <text:p text:style-name="P5414"/>
          </table:table-cell>
          <table:table-cell table:style-name="TableCell5415">
            <text:p text:style-name="P5416"/>
          </table:table-cell>
          <table:table-cell table:style-name="TableCell5417">
            <text:p text:style-name="P5418"/>
          </table:table-cell>
          <table:table-cell table:style-name="TableCell5419">
            <text:p text:style-name="P5420"/>
          </table:table-cell>
        </table:table-row>
        <table:table-row table:style-name="TableRow5421">
          <table:covered-table-cell>
            <text:p text:style-name="P5422"/>
          </table:covered-table-cell>
          <table:table-cell table:style-name="TableCell5423">
            <text:p text:style-name="P5424"/>
          </table:table-cell>
          <table:table-cell table:style-name="TableCell5425">
            <text:p text:style-name="P5426"/>
          </table:table-cell>
          <table:table-cell table:style-name="TableCell5427">
            <text:p text:style-name="P5428"/>
          </table:table-cell>
          <table:table-cell table:style-name="TableCell5429">
            <text:p text:style-name="P5430"/>
          </table:table-cell>
          <table:table-cell table:style-name="TableCell5431">
            <text:p text:style-name="P5432"/>
          </table:table-cell>
          <table:table-cell table:style-name="TableCell5433">
            <text:p text:style-name="P5434"/>
          </table:table-cell>
          <table:table-cell table:style-name="TableCell5435">
            <text:p text:style-name="P5436"/>
          </table:table-cell>
          <table:table-cell table:style-name="TableCell5437">
            <text:p text:style-name="P5438"/>
          </table:table-cell>
        </table:table-row>
        <table:table-row table:style-name="TableRow5439">
          <table:covered-table-cell>
            <text:p text:style-name="P5440"/>
          </table:covered-table-cell>
          <table:table-cell table:style-name="TableCell5441">
            <text:p text:style-name="P5442"/>
          </table:table-cell>
          <table:table-cell table:style-name="TableCell5443">
            <text:p text:style-name="P5444"/>
          </table:table-cell>
          <table:table-cell table:style-name="TableCell5445">
            <text:p text:style-name="P5446"/>
          </table:table-cell>
          <table:table-cell table:style-name="TableCell5447">
            <text:p text:style-name="P5448"/>
          </table:table-cell>
          <table:table-cell table:style-name="TableCell5449">
            <text:p text:style-name="P5450"/>
          </table:table-cell>
          <table:table-cell table:style-name="TableCell5451">
            <text:p text:style-name="P5452"/>
          </table:table-cell>
          <table:table-cell table:style-name="TableCell5453">
            <text:p text:style-name="P5454"/>
          </table:table-cell>
          <table:table-cell table:style-name="TableCell5455">
            <text:p text:style-name="P5456"/>
          </table:table-cell>
        </table:table-row>
        <table:table-row table:style-name="TableRow5457">
          <table:covered-table-cell>
            <text:p text:style-name="P5458"/>
          </table:covered-table-cell>
          <table:table-cell table:style-name="TableCell5459" table:number-columns-spanned="2">
            <text:p text:style-name="P5460"><text:span text:style-name="T5461">小</text:span><text:span text:style-name="T5462"><text:s text:c="10"/></text:span><text:span text:style-name="T5463">計</text:span></text:p>
          </table:table-cell>
          <table:covered-table-cell/>
          <table:table-cell table:style-name="TableCell5464">
            <text:p text:style-name="P5465"/>
          </table:table-cell>
          <table:table-cell table:style-name="TableCell5466">
            <text:p text:style-name="P5467"/>
          </table:table-cell>
          <table:table-cell table:style-name="TableCell5468">
            <text:p text:style-name="P5469"/>
          </table:table-cell>
          <table:table-cell table:style-name="TableCell5470">
            <text:p text:style-name="P5471"/>
          </table:table-cell>
          <table:table-cell table:style-name="TableCell5472">
            <text:p text:style-name="P5473"/>
          </table:table-cell>
          <table:table-cell table:style-name="TableCell5474">
            <text:p text:style-name="P5475"/>
          </table:table-cell>
        </table:table-row>
        <table:table-row table:style-name="TableRow5476">
          <table:table-cell table:style-name="TableCell5477" table:number-columns-spanned="3">
            <text:p text:style-name="P5478"><text:span text:style-name="T5479">合</text:span><text:span text:style-name="T5480"><text:s text:c="10"/></text:span><text:span text:style-name="T5481">計</text:span></text:p>
          </table:table-cell>
          <table:covered-table-cell/>
          <table:covered-table-cell/>
          <table:table-cell table:style-name="TableCell5482">
            <text:p text:style-name="P5483"/>
          </table:table-cell>
          <table:table-cell table:style-name="TableCell5484">
            <text:p text:style-name="P5485"/>
          </table:table-cell>
          <table:table-cell table:style-name="TableCell5486">
            <text:p text:style-name="P5487"/>
          </table:table-cell>
          <table:table-cell table:style-name="TableCell5488">
            <text:p text:style-name="P5489"/>
          </table:table-cell>
          <table:table-cell table:style-name="TableCell5490">
            <text:p text:style-name="P5491"/>
          </table:table-cell>
          <table:table-cell table:style-name="TableCell5492">
            <text:p text:style-name="P5493"/>
          </table:table-cell>
        </table:table-row>
      </table:table>
      <text:p text:style-name="P5494">註：</text:p>
      <text:p text:style-name="P5495">1.<text:s/>專利獎勵金國內專利每案為新臺幣3萬元，國外專利每案為新臺幣10萬元，經審查同意後其獎勵金將提供100%補助(惟總補助比例仍不超過50%)，公司仍需舉證有因申請專利發生相關費用。</text:p>
      <text:p text:style-name="P5496">2.<text:s/>本科目採獎勵方式，如經計畫查證認定於計畫期間所發生之專利申請與計畫相關，不論執行單位實際發生費用多寡，完成專利申請可認列。</text:p>
      <text:p text:style-name="P5497">3.<text:s/>計畫起始日起以12個月為1個年度。</text:p>
      <text:p text:style-name="P5498"/>
      <text:p text:style-name="P5499"/>
      <text:p text:style-name="P5500"/>
      <text:p text:style-name="P5501"/>
      <text:p text:style-name="P5502"/>
      <text:p text:style-name="P5503"/>
      <text:p text:style-name="P5504"/>
      <text:p text:style-name="P5505"/>
      <text:p text:style-name="P5506"/>
      <text:p text:style-name="P5507"/>
      <text:list text:style-name="LFO11" text:continue-numbering="true">
        <text:list-item>
          <text:p text:style-name="P5508">歲出預算分配表(如為多家公司聯合申請，除填列彙總表外，應增列每家公司彙<text:soft-page-break/>總資料)</text:p>
        </text:list-item>
      </text:list>
      <table:table table:style-name="Table5509">
        <table:table-columns>
          <table:table-column table:style-name="TableColumn5510"/>
          <table:table-column table:style-name="TableColumn5511"/>
          <table:table-column table:style-name="TableColumn5512"/>
          <table:table-column table:style-name="TableColumn5513"/>
          <table:table-column table:style-name="TableColumn5514"/>
          <table:table-column table:style-name="TableColumn5515"/>
        </table:table-columns>
        <table:table-row table:style-name="TableRow5516">
          <table:table-cell table:style-name="TableCell5517" table:number-rows-spanned="2">
            <text:p text:style-name="P5518">會計科目</text:p>
          </table:table-cell>
          <table:table-cell table:style-name="TableCell5519" table:number-columns-spanned="3">
            <text:p text:style-name="P5520"><text:s/>全程預算表<text:s/></text:p>
          </table:table-cell>
          <table:covered-table-cell/>
          <table:covered-table-cell/>
          <table:table-cell table:style-name="TableCell5521" table:number-rows-spanned="2">
            <text:p text:style-name="P5522">第1年度</text:p>
            <text:p text:style-name="P5523"><text:s/>(年月至年月)<text:s/></text:p>
          </table:table-cell>
          <table:table-cell table:style-name="TableCell5524" table:number-rows-spanned="2">
            <text:p text:style-name="P5525">第2年度</text:p>
            <text:p text:style-name="P5526"><text:s/>(年月至年月)<text:s/></text:p>
          </table:table-cell>
        </table:table-row>
        <table:table-row table:style-name="TableRow5527">
          <table:covered-table-cell>
            <text:p text:style-name="P5528"/>
          </table:covered-table-cell>
          <table:table-cell table:style-name="TableCell5529">
            <text:p text:style-name="P5530"><text:s/>補助款<text:s/></text:p>
          </table:table-cell>
          <table:table-cell table:style-name="TableCell5531">
            <text:p text:style-name="P5532"><text:s/>自籌款<text:s/></text:p>
          </table:table-cell>
          <table:table-cell table:style-name="TableCell5533">
            <text:p text:style-name="P5534"><text:s/>合計<text:s/></text:p>
          </table:table-cell>
          <table:covered-table-cell>
            <text:p text:style-name="P5535"/>
          </table:covered-table-cell>
          <table:covered-table-cell>
            <text:p text:style-name="P5536"/>
          </table:covered-table-cell>
        </table:table-row>
        <table:table-row table:style-name="TableRow5537">
          <table:table-cell table:style-name="TableCell5538">
            <text:p text:style-name="P5539">1.創新或研究發展人員之人事費</text:p>
          </table:table-cell>
          <table:table-cell table:style-name="TableCell5540" table:number-columns-spanned="3">
            <text:p text:style-name="P5541">　</text:p>
          </table:table-cell>
          <table:covered-table-cell/>
          <table:covered-table-cell/>
          <table:table-cell table:style-name="TableCell5542" table:number-columns-spanned="2">
            <text:p text:style-name="P5543">　</text:p>
          </table:table-cell>
          <table:covered-table-cell/>
        </table:table-row>
        <table:table-row table:style-name="TableRow5544">
          <table:table-cell table:style-name="TableCell5545">
            <text:p text:style-name="P5546">（1）研究發展人員</text:p>
          </table:table-cell>
          <table:table-cell table:style-name="TableCell5547">
            <text:p text:style-name="P5548"/>
          </table:table-cell>
          <table:table-cell table:style-name="TableCell5549">
            <text:p text:style-name="P5550"/>
          </table:table-cell>
          <table:table-cell table:style-name="TableCell5551">
            <text:p text:style-name="P5552"/>
          </table:table-cell>
          <table:table-cell table:style-name="TableCell5553">
            <text:p text:style-name="P5554"/>
          </table:table-cell>
          <table:table-cell table:style-name="TableCell5555">
            <text:p text:style-name="P5556"/>
          </table:table-cell>
        </table:table-row>
        <table:table-row table:style-name="TableRow5557">
          <table:table-cell table:style-name="TableCell5558">
            <text:p text:style-name="P5559">（2）國際研發人員</text:p>
          </table:table-cell>
          <table:table-cell table:style-name="TableCell5560">
            <text:p text:style-name="P5561"/>
          </table:table-cell>
          <table:table-cell table:style-name="TableCell5562">
            <text:p text:style-name="P5563"/>
          </table:table-cell>
          <table:table-cell table:style-name="TableCell5564">
            <text:p text:style-name="P5565"/>
          </table:table-cell>
          <table:table-cell table:style-name="TableCell5566">
            <text:p text:style-name="P5567"/>
          </table:table-cell>
          <table:table-cell table:style-name="TableCell5568">
            <text:p text:style-name="P5569"/>
          </table:table-cell>
        </table:table-row>
        <table:table-row table:style-name="TableRow5570">
          <table:table-cell table:style-name="TableCell5571">
            <text:p text:style-name="P5572">（3）顧問、專家</text:p>
          </table:table-cell>
          <table:table-cell table:style-name="TableCell5573">
            <text:p text:style-name="P5574"/>
          </table:table-cell>
          <table:table-cell table:style-name="TableCell5575">
            <text:p text:style-name="P5576"/>
          </table:table-cell>
          <table:table-cell table:style-name="TableCell5577">
            <text:p text:style-name="P5578"/>
          </table:table-cell>
          <table:table-cell table:style-name="TableCell5579">
            <text:p text:style-name="P5580"/>
          </table:table-cell>
          <table:table-cell table:style-name="TableCell5581">
            <text:p text:style-name="P5582"/>
          </table:table-cell>
        </table:table-row>
        <table:table-row table:style-name="TableRow5583">
          <table:table-cell table:style-name="TableCell5584">
            <text:p text:style-name="P5585">2.消耗性器材及原材料費</text:p>
          </table:table-cell>
          <table:table-cell table:style-name="TableCell5586">
            <text:p text:style-name="P5587"/>
          </table:table-cell>
          <table:table-cell table:style-name="TableCell5588">
            <text:p text:style-name="P5589"/>
          </table:table-cell>
          <table:table-cell table:style-name="TableCell5590">
            <text:p text:style-name="P5591"/>
          </table:table-cell>
          <table:table-cell table:style-name="TableCell5592">
            <text:p text:style-name="P5593"/>
          </table:table-cell>
          <table:table-cell table:style-name="TableCell5594">
            <text:p text:style-name="P5595"/>
          </table:table-cell>
        </table:table-row>
        <table:table-row table:style-name="TableRow5596">
          <table:table-cell table:style-name="TableCell5597">
            <text:p text:style-name="P5598">3.創新或研究發展設備使用費</text:p>
          </table:table-cell>
          <table:table-cell table:style-name="TableCell5599">
            <text:p text:style-name="P5600"/>
          </table:table-cell>
          <table:table-cell table:style-name="TableCell5601">
            <text:p text:style-name="P5602"/>
          </table:table-cell>
          <table:table-cell table:style-name="TableCell5603">
            <text:p text:style-name="P5604"/>
          </table:table-cell>
          <table:table-cell table:style-name="TableCell5605">
            <text:p text:style-name="P5606"/>
          </table:table-cell>
          <table:table-cell table:style-name="TableCell5607">
            <text:p text:style-name="P5608"/>
          </table:table-cell>
        </table:table-row>
        <table:table-row table:style-name="TableRow5609">
          <table:table-cell table:style-name="TableCell5610">
            <text:p text:style-name="P5611">4.創新或研究發展設備維護費</text:p>
          </table:table-cell>
          <table:table-cell table:style-name="TableCell5612">
            <text:p text:style-name="P5613"/>
          </table:table-cell>
          <table:table-cell table:style-name="TableCell5614">
            <text:p text:style-name="P5615"/>
          </table:table-cell>
          <table:table-cell table:style-name="TableCell5616">
            <text:p text:style-name="P5617"/>
          </table:table-cell>
          <table:table-cell table:style-name="TableCell5618">
            <text:p text:style-name="P5619"/>
          </table:table-cell>
          <table:table-cell table:style-name="TableCell5620">
            <text:p text:style-name="P5621"/>
          </table:table-cell>
        </table:table-row>
        <table:table-row table:style-name="TableRow5622">
          <table:table-cell table:style-name="TableCell5623">
            <text:p text:style-name="P5624">5.無形資產引進、委託研究或驗證費</text:p>
          </table:table-cell>
          <table:table-cell table:style-name="TableCell5625" table:number-columns-spanned="3">
            <text:p text:style-name="P5626"/>
          </table:table-cell>
          <table:covered-table-cell/>
          <table:covered-table-cell/>
          <table:table-cell table:style-name="TableCell5627" table:number-columns-spanned="2">
            <text:p text:style-name="P5628"/>
          </table:table-cell>
          <table:covered-table-cell/>
        </table:table-row>
        <table:table-row table:style-name="TableRow5629">
          <table:table-cell table:style-name="TableCell5630">
            <text:p text:style-name="P5631">（1）無形資產引進</text:p>
          </table:table-cell>
          <table:table-cell table:style-name="TableCell5632">
            <text:p text:style-name="P5633"/>
          </table:table-cell>
          <table:table-cell table:style-name="TableCell5634">
            <text:p text:style-name="P5635"/>
          </table:table-cell>
          <table:table-cell table:style-name="TableCell5636">
            <text:p text:style-name="P5637"/>
          </table:table-cell>
          <table:table-cell table:style-name="TableCell5638">
            <text:p text:style-name="P5639"/>
          </table:table-cell>
          <table:table-cell table:style-name="TableCell5640">
            <text:p text:style-name="P5641"/>
          </table:table-cell>
        </table:table-row>
        <table:table-row table:style-name="TableRow5642">
          <table:table-cell table:style-name="TableCell5643">
            <text:p text:style-name="P5644">（2）委託研究費</text:p>
          </table:table-cell>
          <table:table-cell table:style-name="TableCell5645">
            <text:p text:style-name="P5646"/>
          </table:table-cell>
          <table:table-cell table:style-name="TableCell5647">
            <text:p text:style-name="P5648"/>
          </table:table-cell>
          <table:table-cell table:style-name="TableCell5649">
            <text:p text:style-name="P5650"/>
          </table:table-cell>
          <table:table-cell table:style-name="TableCell5651">
            <text:p text:style-name="P5652"/>
          </table:table-cell>
          <table:table-cell table:style-name="TableCell5653">
            <text:p text:style-name="P5654"/>
          </table:table-cell>
        </table:table-row>
        <table:table-row table:style-name="TableRow5655">
          <table:table-cell table:style-name="TableCell5656">
            <text:p text:style-name="P5657">（3）委託研究-計畫管理</text:p>
          </table:table-cell>
          <table:table-cell table:style-name="TableCell5658">
            <text:p text:style-name="P5659"/>
          </table:table-cell>
          <table:table-cell table:style-name="TableCell5660">
            <text:p text:style-name="P5661"/>
          </table:table-cell>
          <table:table-cell table:style-name="TableCell5662">
            <text:p text:style-name="P5663"/>
          </table:table-cell>
          <table:table-cell table:style-name="TableCell5664">
            <text:p text:style-name="P5665"/>
          </table:table-cell>
          <table:table-cell table:style-name="TableCell5666">
            <text:p text:style-name="P5667"/>
          </table:table-cell>
        </table:table-row>
        <table:table-row table:style-name="TableRow5668">
          <table:table-cell table:style-name="TableCell5669">
            <text:p text:style-name="P5670">（4）驗證費</text:p>
          </table:table-cell>
          <table:table-cell table:style-name="TableCell5671">
            <text:p text:style-name="P5672"/>
          </table:table-cell>
          <table:table-cell table:style-name="TableCell5673">
            <text:p text:style-name="P5674"/>
          </table:table-cell>
          <table:table-cell table:style-name="TableCell5675">
            <text:p text:style-name="P5676"/>
          </table:table-cell>
          <table:table-cell table:style-name="TableCell5677">
            <text:p text:style-name="P5678"/>
          </table:table-cell>
          <table:table-cell table:style-name="TableCell5679">
            <text:p text:style-name="P5680"/>
          </table:table-cell>
        </table:table-row>
        <table:table-row table:style-name="TableRow5681">
          <table:table-cell table:style-name="TableCell5682">
            <text:p text:style-name="P5683">6.國內差旅費</text:p>
          </table:table-cell>
          <table:table-cell table:style-name="TableCell5684">
            <text:p text:style-name="P5685"/>
          </table:table-cell>
          <table:table-cell table:style-name="TableCell5686">
            <text:p text:style-name="P5687"/>
          </table:table-cell>
          <table:table-cell table:style-name="TableCell5688">
            <text:p text:style-name="P5689"/>
          </table:table-cell>
          <table:table-cell table:style-name="TableCell5690">
            <text:p text:style-name="P5691"/>
          </table:table-cell>
          <table:table-cell table:style-name="TableCell5692">
            <text:p text:style-name="P5693"/>
          </table:table-cell>
        </table:table-row>
        <table:table-row table:style-name="TableRow5694">
          <table:table-cell table:style-name="TableCell5695">
            <text:p text:style-name="P5696">7.專利申請獎勵金</text:p>
          </table:table-cell>
          <table:table-cell table:style-name="TableCell5697">
            <text:p text:style-name="P5698"/>
          </table:table-cell>
          <table:table-cell table:style-name="TableCell5699">
            <text:p text:style-name="P5700"/>
          </table:table-cell>
          <table:table-cell table:style-name="TableCell5701">
            <text:p text:style-name="P5702"/>
          </table:table-cell>
          <table:table-cell table:style-name="TableCell5703">
            <text:p text:style-name="P5704"/>
          </table:table-cell>
          <table:table-cell table:style-name="TableCell5705">
            <text:p text:style-name="P5706"/>
          </table:table-cell>
        </table:table-row>
        <table:table-row table:style-name="TableRow5707">
          <table:table-cell table:style-name="TableCell5708">
            <text:p text:style-name="P5709">總開發經費</text:p>
          </table:table-cell>
          <table:table-cell table:style-name="TableCell5710">
            <text:p text:style-name="P5711"/>
          </table:table-cell>
          <table:table-cell table:style-name="TableCell5712">
            <text:p text:style-name="P5713"/>
          </table:table-cell>
          <table:table-cell table:style-name="TableCell5714">
            <text:p text:style-name="P5715"/>
          </table:table-cell>
          <table:table-cell table:style-name="TableCell5716">
            <text:p text:style-name="P5717"/>
          </table:table-cell>
          <table:table-cell table:style-name="TableCell5718">
            <text:p text:style-name="P5719"/>
          </table:table-cell>
        </table:table-row>
        <table:table-row table:style-name="TableRow5720">
          <table:table-cell table:style-name="TableCell5721">
            <text:p text:style-name="P5722">百分比</text:p>
          </table:table-cell>
          <table:table-cell table:style-name="TableCell5723">
            <text:p text:style-name="P5724"/>
          </table:table-cell>
          <table:table-cell table:style-name="TableCell5725">
            <text:p text:style-name="P5726"/>
          </table:table-cell>
          <table:table-cell table:style-name="TableCell5727">
            <text:p text:style-name="P5728"/>
          </table:table-cell>
          <table:table-cell table:style-name="TableCell5729">
            <text:p text:style-name="P5730"/>
          </table:table-cell>
          <table:table-cell table:style-name="TableCell5731">
            <text:p text:style-name="P5732"/>
          </table:table-cell>
        </table:table-row>
      </table:table>
      <text:p text:style-name="P5733">註：計畫起始日起以12個月為1個年度。</text:p>
      <text:p text:style-name="P5734"/>
      <text:p text:style-name="P5735"/>
      <text:p text:style-name="P5736"/>
      <text:p text:style-name="P5739"><text:bookmark-start text:name="_Toc451940148"/><text:bookmark-start text:name="_Toc373721787"/>伍、附件<text:bookmark-end text:name="_Toc451940148"/></text:p>
      <text:list text:style-name="LFO14" text:continue-numbering="true">
        <text:list-item>
          <text:p text:style-name="P5740"><text:span text:style-name="T5741">曾經申請政府補助、獎勵或投資計畫</text:span></text:p>
        </text:list-item>
      </text:list>
      <table:table table:style-name="Table5742">
        <table:table-columns>
          <table:table-column table:style-name="TableColumn5743"/>
          <table:table-column table:style-name="TableColumn5744"/>
        </table:table-columns>
        <table:table-row table:style-name="TableRow5745">
          <table:table-cell table:style-name="TableCell5746" table:number-columns-spanned="2">
            <text:p text:style-name="P5747">曾經申請政府補助、獎勵或投資計畫</text:p>
          </table:table-cell>
          <table:covered-table-cell/>
        </table:table-row>
        <table:table-row table:style-name="TableRow5748">
          <table:table-cell table:style-name="TableCell5749" table:number-columns-spanned="2">
            <text:p text:style-name="P5750"><text:span text:style-name="T5751">1.<text:s/></text:span><text:span text:style-name="T5752">○○</text:span><text:span text:style-name="T5753">計畫</text:span></text:p>
          </table:table-cell>
          <table:covered-table-cell/>
        </table:table-row>
        <table:table-row table:style-name="TableRow5754">
          <table:table-cell table:style-name="TableCell5755">
            <text:p text:style-name="P5756"><text:span text:style-name="T5757">計畫類別</text:span></text:p>
          </table:table-cell>
          <table:table-cell table:style-name="TableCell5758">
            <text:p text:style-name="P5759"><text:span text:style-name="T5760">例如</text:span><text:span text:style-name="T5761">A</text:span><text:span text:style-name="T5762">+</text:span><text:span text:style-name="T5763">淬鍊計畫</text:span><text:span text:style-name="T5764">/</text:span><text:span text:style-name="T5765">產業升級創新平台輔導計畫</text:span><text:span text:style-name="T5766">/</text:span><text:span text:style-name="T5767">小型企業創新研發計畫</text:span><text:span text:style-name="T5768">(SBIR)/</text:span><text:span text:style-name="T5769">國科會創新創業激勵計畫（</text:span><text:span text:style-name="T5770">FITI</text:span><text:span text:style-name="T5771">）</text:span><text:span text:style-name="T5772">/</text:span><text:span text:style-name="T5773">行政院國家發展基金（專案投資</text:span><text:span text:style-name="T5774">/</text:span><text:span text:style-name="T5775">創業天使投資方案）</text:span><text:span text:style-name="T5776">/○○○○</text:span><text:span text:style-name="T5777">計畫</text:span></text:p>
          </table:table-cell>
        </table:table-row>
        <table:table-row table:style-name="TableRow5778">
          <table:table-cell table:style-name="TableCell5779">
            <text:p text:style-name="P5780"><text:span text:style-name="T5781">計畫狀態</text:span></text:p>
          </table:table-cell>
          <table:table-cell table:style-name="TableCell5782">
            <text:p text:style-name="P5783">申請中/執行中(計畫期間XXX.XX.XX~XXX.XX.XX)/已結案(計畫期間XXX.XX.XX~XXX.XX.XX)/撤退件/不推薦</text:p>
          </table:table-cell>
        </table:table-row>
        <table:table-row table:style-name="TableRow5784">
          <table:table-cell table:style-name="TableCell5785">
            <text:p text:style-name="P5786"><text:span text:style-name="T5787">核定總經費</text:span><text:span text:style-name="T5788">/</text:span><text:span text:style-name="T5789">總補助款</text:span><text:span text:style-name="T5790">(</text:span><text:span text:style-name="T5791">千元</text:span><text:span text:style-name="T5792">)</text:span></text:p>
            <text:p text:style-name="P5793"><text:span text:style-name="T5794">(</text:span><text:span text:style-name="T5795">補助比例</text:span><text:span text:style-name="T5796">%)</text:span></text:p>
          </table:table-cell>
          <table:table-cell table:style-name="TableCell5797">
            <text:p text:style-name="P5798">XXX/XXX(XX%)</text:p>
          </table:table-cell>
        </table:table-row>
        <table:table-row table:style-name="TableRow5799">
          <table:table-cell table:style-name="TableCell5800">
            <text:p text:style-name="P5801"><text:span text:style-name="T5802">計畫效益</text:span></text:p>
          </table:table-cell>
          <table:table-cell table:style-name="TableCell5803">
            <text:p text:style-name="P5804"><text:span text:style-name="T5805">○○○○</text:span></text:p>
          </table:table-cell>
        </table:table-row>
        <table:table-row table:style-name="TableRow5806">
          <table:table-cell table:style-name="TableCell5807">
            <text:p text:style-name="P5808"><text:span text:style-name="T5809">與本案申請之技術內容差異</text:span></text:p>
          </table:table-cell>
          <table:table-cell table:style-name="TableCell5810">
            <text:p text:style-name="P5811"><text:span text:style-name="T5812">○○○○</text:span></text:p>
          </table:table-cell>
        </table:table-row>
      </table:table>
      <text:p text:style-name="P5813"/>
      <text:p text:style-name="P5814"/>
      <text:list text:style-name="LFO14" text:continue-numbering="true">
        <text:list-item>
          <text:p text:style-name="P5815"><text:bookmark-end text:name="_Toc373721787"/></text:p>
        </text:list-item>
      </text:list>
      <text:soft-page-break/>
      <text:list text:style-name="LFO14" text:continue-numbering="true">
        <text:list-item>
          <text:p text:style-name="P5816">合作契約書參考範本</text:p>
        </text:list-item>
      </text:list>
      <text:p text:style-name="P5819"><text:span text:style-name="T5820">A</text:span><text:span text:style-name="T5821">+</text:span><text:span text:style-name="T5822">企業創新研發淬鍊計畫</text:span><text:span text:style-name="T5823">—AI</text:span><text:span text:style-name="T5824">應用躍昇計畫合作契約書</text:span><text:span text:style-name="T5825">(</text:span><text:span text:style-name="T5826">範本</text:span><text:span text:style-name="T5827">)</text:span></text:p>
      <text:p text:style-name="P5828"><text:span text:style-name="T5829">甲方即主導廠商</text:span><text:span text:style-name="T5830">(</text:span><text:span text:style-name="T5831">　　　　</text:span><text:span text:style-name="T5832">)</text:span><text:span text:style-name="T5833">與乙方</text:span><text:span text:style-name="T5834">(</text:span><text:span text:style-name="T5835">　　　，　　　，　　　</text:span><text:span text:style-name="T5836">)</text:span><text:span text:style-name="T5837">為合作申請經濟部「</text:span><text:span text:style-name="T5838">A</text:span><text:span text:style-name="T5839">+</text:span><text:span text:style-name="T5840">企業創新研發淬鍊計畫</text:span><text:span text:style-name="T5841">—</text:span><text:span text:style-name="T5842">AI</text:span><text:span text:style-name="T5843">應用躍昇計畫</text:span><text:span text:style-name="T5844">」</text:span><text:span text:style-name="T5845"><text:s/>(</text:span><text:span text:style-name="T5846">下稱本計畫</text:span><text:span text:style-name="T5847">)</text:span><text:span text:style-name="T5848">補助，簽訂本合作契約書。</text:span></text:p>
      <text:p text:style-name="P5849">第一條　聲明</text:p>
      <text:list text:style-name="LFO15" text:continue-numbering="true">
        <text:list-item>
          <text:p text:style-name="P5850">乙方授權甲方為本計畫之代表(以下稱主導單位)，得於計畫之專案契約書簽訂、執行等過程中就事實與法律等履約事宜，逕與台北市電腦商業同業公會(以下簡稱台北市電腦公會)為必要之聯繫及協議，乙方並同意或承認因此所生之法律效力及於甲、乙雙方之全體。</text:p>
        </text:list-item>
        <text:list-item>
          <text:p text:style-name="P5851">各當事人聲明：</text:p>
        </text:list-item>
      </text:list>
      <text:list text:style-name="LFO16" text:continue-numbering="true">
        <text:list-item>
          <text:p text:style-name="P5852">均明白知悉不論其是否作為與台北市電腦公會簽訂專案契約書之當事人，一但列入經核定之計畫書者，均為「經濟部協助產業創新活動補助獎勵及輔導辦法」(下稱本辦法)中所稱之「受補助者」，並表示明白知悉該辦法之規定而願遵守之；</text:p>
        </text:list-item>
        <text:list-item>
          <text:p text:style-name="P5853">均願依此合作契約書向台北市電腦公會及經濟部擔保其於執行本計畫期間，均具備本辦法、其他相關法令及落實計畫管考有關之作業規範所公告之申請資格，並擔保其所為及應為之各保證事項確實與事實相符；</text:p>
        </text:list-item>
        <text:list-item>
          <text:p text:style-name="P5854">均同意共同連帶履行載於本辦法、其他相關法令、其他落實計畫管考有關之作業規範、甲方與台北市電腦公會所簽訂之專案契約書以及其他文件中之受補助者應盡之義務。</text:p>
        </text:list-item>
      </text:list>
      <text:p text:style-name="P5855">第二條　管理委員會</text:p>
      <text:p text:style-name="P5856">各當事人同意各派一名人員代表公司組成管理委員會，並由主導單位加派一人代表擔任管理委員會之主任委員。</text:p>
      <text:list text:style-name="LFO17" text:continue-numbering="true">
        <text:list-item>
          <text:p text:style-name="P5857">管理委員會之組織：</text:p>
        </text:list-item>
      </text:list>
      <text:list text:style-name="LFO18" text:continue-numbering="true">
        <text:list-item>
          <text:p text:style-name="P5858">管理委員會之組織除由甲乙雙方人員組成外，並得委請相關技術領域或其他專業之中立人員參與，甲乙雙方並同意於向台北市電腦公會提出計畫申請前，合意訂定管理委員會之運作章則，惟其內容不得與本條所示之基本架構相牴觸。</text:p>
        </text:list-item>
        <text:list-item>
          <text:p text:style-name="P5859">甲乙雙方知悉，管理委員會之運作經費除經台北市電腦公會於補助條件或契約中明示認列，或依其性質事涉本計畫之研發且另經向台北市電腦公會報准外，並非屬計畫補助經費之範圍。</text:p>
        </text:list-item>
      </text:list>
      <text:list text:style-name="LFO17" text:continue-numbering="true">
        <text:list-item>
          <text:p text:style-name="P5860">管理委員會之職權如下：</text:p>
        </text:list-item>
      </text:list>
      <text:list text:style-name="LFO19" text:continue-numbering="true">
        <text:list-item>
          <text:p text:style-name="P5861">管理委員會為計畫行政事宜之最高意思決定機關，其職權包括決議本計畫工作分配之調整、補助款之統籌運用等，並得對研究事宜提出實質建議。</text:p>
        </text:list-item>
        <text:list-item>
          <text:p text:style-name="P5862"><text:span text:style-name="T5863">管理委員會應適時集會，以查核計畫進度並作適度之修改，並彙整、確認其他依「</text:span><text:span text:style-name="T5864">A</text:span><text:span text:style-name="T5865">+</text:span><text:span text:style-name="T5866">企業創新研發淬鍊計畫</text:span><text:span text:style-name="T5867">—AI</text:span><text:span text:style-name="T5868">應用躍昇計畫」專案契約書規定應提出予台北市電腦公會之相關資料與文件。</text:span></text:p>
        </text:list-item>
        <text:list-item>
          <text:p text:style-name="P5869"><text:span text:style-name="T5870"><text:tab/></text:span><text:span text:style-name="T5871">管理委員會將其查核結果提出予甲方後，即得作為台北市電腦公會撥付補助款後之受補助者內部間分撥補助款項之依據；甲方</text:span><text:span text:style-name="T5872">(</text:span><text:span text:style-name="T5873">或全體</text:span><text:span text:style-name="T5874">)</text:span><text:span text:style-name="T5875">依照「</text:span><text:span text:style-name="T5876">A</text:span><text:span text:style-name="T5877">+</text:span><text:span text:style-name="T5878">企業創新研發淬鍊計畫</text:span><text:span text:style-name="T5879">—AI</text:span><text:span text:style-name="T5880">應用躍昇計畫」專案契約書之約定，提交台北市電腦公會審查之文件資料，視為均業經管理委員會同意。</text:span></text:p>
        </text:list-item>
        <text:list-item>
          <text:p text:style-name="P5881"><text:tab/>管理委員會之決議即視為甲、乙雙方之協議，甲乙雙方同意於甲方與台北市電腦公會簽訂專案契約書後，凡關於計畫事宜與彼此間權利義務之分配等事，均以本契約之訂定視為雙方業同意以管理委員會之決議與本契約之約定，併作為甲、乙雙方間唯一合法有效之合意。</text:p>
        </text:list-item>
        <text:list-item>
          <text:p text:style-name="P5882"><text:tab/>於計畫執行期間，如有第三人請求加入本合作契約項下之合作計畫者，應經管理委員會依管理委員會之運作章則決議否准，乙方中如有欲退出者，亦同。前開變更並應由甲方依循本辦法、其他相關法令、其他落實計畫管考有關之作業規範、甲方與台北市電腦公會所簽訂之專案契約書中關於計畫變更之規定辦理。</text:p>
        </text:list-item>
        <text:list-item>
          <text:p text:style-name="P5883"><text:tab/>其他依管理委員會之運作章則所定之職權。</text:p>
        </text:list-item>
      </text:list>
      <text:list text:style-name="LFO17" text:continue-numbering="true">
        <text:list-item>
          <text:p text:style-name="P5884">主任委員之權責如下：</text:p>
        </text:list-item>
      </text:list>
      <text:list text:style-name="LFO20" text:continue-numbering="true">
        <text:list-item>
          <text:p text:style-name="P5885"><text:span text:style-name="T5886">主任委員為計畫之執行機關，主導、監督計畫之進行並就管理委員會關於行政事宜所提出之議決事項為執行。主任委員並對甲乙雙方負善良管理人之注意義務；甲方</text:span><text:span text:style-name="T5887">(</text:span><text:span text:style-name="T5888">或全體</text:span><text:span text:style-name="T5889">)</text:span><text:span text:style-name="T5890">依「</text:span><text:span text:style-name="T5891">A</text:span><text:span text:style-name="T5892">+</text:span><text:span text:style-name="T5893">企業創新研發淬鍊計畫</text:span><text:span text:style-name="T5894">—AI</text:span><text:span text:style-name="T5895">應用躍昇計畫」專案契約書之約定，得代表向台北市電腦公會所提出之文件或通知或表示之事項，主任委員如另經管理委員會依章則授權，並提出決議證明文件</text:span><text:span text:style-name="T5896">(</text:span><text:span text:style-name="T5897">包括但不限甲乙雙方所定之管理委員會運作章則本身及逐次授權之會議紀錄</text:span><text:span text:style-name="T5898">)</text:span><text:span text:style-name="T5899">交台北市電腦公會備查表者，亦得為之。</text:span></text:p>
        </text:list-item>
        <text:list-item>
          <text:p text:style-name="P5900">召開管理委員會。主任委員如無正當理由未適時召集會議時，其他委員得單獨請求之，如其仍不召集，其他委員得另依管理委員會之運作章則，另推主席自行集會。</text:p>
        </text:list-item>
        <text:list-item>
          <text:p text:style-name="P5901"><text:tab/>就經濟部、台北市電腦公會及經濟部委託之機構所詢事項，主任委員應為答詢，其答詢之表示效力及於全體。</text:p>
        </text:list-item>
        <text:list-item>
          <text:p text:style-name="P5902">乙方之行為或不行為有礙於整體計畫目的、執行或有礙於專案契約書履行之情事時，主任委員得為維持計畫之存續，於必要或急迫時不經委員會決議，停止或限制乙方依本合作契約應得之權利。</text:p>
        </text:list-item>
        <text:list-item>
          <text:p text:style-name="P5903">主任委員倘作成前款處置時，應即將其作成處分所依據之資料併同詳細之理由，二日內以書面送交管理委員會備查，乙方如有爭議應於五日內詳據理由<text:soft-page-break/>向管理委員會提出異議，並依管理委員會運作章則之相關規則處理。甲方並應將相關處理情形於該季工作報告中向台北市電腦公會提出說明。</text:p>
        </text:list-item>
      </text:list>
      <text:list text:style-name="LFO17" text:continue-numbering="true">
        <text:list-item>
          <text:p text:style-name="P5904">各方當事人均認知，管理委員會僅為計畫內部之組織，台北市電腦公會、經濟部、經濟部產業技術司對於甲方、乙方、管理委員會間因計畫管理事務所生之爭議，均無介入為任何處理之義務與餘地。</text:p>
        </text:list-item>
      </text:list>
      <text:p text:style-name="P5905">第三條　執行及管理</text:p>
      <text:list text:style-name="LFO21" text:continue-numbering="true">
        <text:list-item>
          <text:p text:style-name="P5906">當事人之義務：本合作契約書簽訂後，若由甲方代表與台北市電腦公會所簽訂專案契約書者，乙方即承認其明白知悉專案契約書及所有依法應負義務之內容，其後專案契約書若有變更時亦同。甲乙雙方同意共同合作以達成本計畫之目的，並同意共同連帶履行載於本辦法、其他相關法令、其他落實計畫管考有關之作業規範、甲方與台北市電腦公會所簽訂之專案契約書以及其他文件中受補助者應盡之義務。</text:p>
        </text:list-item>
        <text:list-item>
          <text:p text:style-name="P5907">計畫案管理：甲方需依時程所定，按其代表雙方與台北市電腦公會所簽訂之專案契約書之相關約定及其他有關法律之要求，就本計畫為進度管理與稽核。如經濟部、台北市電腦公會及經濟部委託之機構要求而有必要參與審查說明或表示意見時，乙方並有配合之義務。經濟部、台北市電腦公會及經濟部委託之機構以及審計機關之相關人員均得隨時對甲方及乙方進行其他與計畫相關之查證、評鑑等計畫品質與財務控制機制。</text:p>
        </text:list-item>
        <text:list-item>
          <text:p text:style-name="P5908">甲乙雙方並同意於甲方(或全體)提出補助申請後，任何一方即不得退出。補助申請案未獲通過時或與台北市電腦公會簽訂專案契約書後，倘共同執行人之一退出，而台北市電腦公會認為其餘執行人無力繼續進行本計畫時，本合作契約視為終止。但因故退出計畫者，就其退出前應與其他當事人連帶對台北市電腦公會負擔之責任仍不免除，且應將基於執行本計畫過程中個別或共同取得之智慧財產權，於達成計畫必要之目的範圍內，授權於續行本計畫之其他單位(公司)使用。</text:p>
        </text:list-item>
        <text:list-item>
          <text:p text:style-name="P5909">甲乙雙方間關於技術研發之工作項目及其分項計畫分配如計畫書。</text:p>
        </text:list-item>
        <text:list-item>
          <text:p text:style-name="P5910">各當事人同意本計畫人力與分配如計畫書。</text:p>
        </text:list-item>
      </text:list>
      <text:p text:style-name="P5911">第四條　費用分攤</text:p>
      <text:list text:style-name="LFO22" text:continue-numbering="true">
        <text:list-item>
          <text:p text:style-name="P5912">本計畫所需經費暫計新台幣( <text:s/>)元，其中由甲方代表向台北市電腦公會提出補助獲准部分為補助經費，其餘為自籌經費，但實際經費以提出經核定之計畫書為準。</text:p>
        </text:list-item>
        <text:list-item>
          <text:p text:style-name="P5913">補助經費：甲乙雙方各當事人均應設獨立專戶存儲，並配合計畫單獨設帳管理。補助經費除甲方與台北市電腦公會共同簽訂專案契約書另有約定外，由台北市電腦公會撥款至甲方計畫專戶(該帳戶應與載於由甲方代表和台北市電腦公會簽訂之專案契約書者相同)，除有第二條第二項第四款之情形外，甲方應於三<text:soft-page-break/>日內依規定撥交乙方計畫專戶，乙方非經甲方及台北市電腦公會同意不得另存入其他帳戶使用。</text:p>
        </text:list-item>
        <text:list-item>
          <text:p text:style-name="P5914">自籌經費：依各公司之工作項目就補助經費不足之部分，自行補足之，其因計畫進行中發生總經費超出上開預計總額之情事時亦同。</text:p>
        </text:list-item>
        <text:list-item>
          <text:p text:style-name="P5915">甲乙雙方同意就本計畫經費之支用及補助經費之取得，均依經核定之計畫書及其歲出預算分配表決之。</text:p>
        </text:list-item>
      </text:list>
      <text:p text:style-name="P5916">第五條　秘密及競業義務</text:p>
      <text:p text:style-name="P5917">甲乙雙方及其所屬人員同意不論在本契約有效期間或在本契約終止後，非經同意不得使用任一當事人之特有技術、知識、專利及營業秘密。甲乙雙方及其所屬人員並同意除下列情形外，非經書面同意不得將此特有技術、知識、專利及執行本計畫過程中知悉之他當事人營業秘密等洩露給任何第三人。</text:p>
      <text:list text:style-name="LFO23" text:continue-numbering="true">
        <text:list-item>
          <text:p text:style-name="P5918">該營業秘密等業經公開或屬公眾可得而知者。</text:p>
        </text:list-item>
        <text:list-item>
          <text:p text:style-name="P5919">取得秘密者於提供者提供前已擁有，或係本其研發取得者。</text:p>
        </text:list-item>
        <text:list-item>
          <text:p text:style-name="P5920">取得秘密者係經由第三人合法取得，且該第三人並未限制取得秘密者為利用或揭露。</text:p>
        </text:list-item>
        <text:list-item>
          <text:p text:style-name="P5921">係由政府或訴訟活動而揭露者。</text:p>
        </text:list-item>
      </text:list>
      <text:p text:style-name="P5922">第六條　智慧財產權</text:p>
      <text:list text:style-name="LFO24" text:continue-numbering="true">
        <text:list-item>
          <text:p text:style-name="P5923">智慧財產權(包括本研究計畫中之研究發明、科技、營業秘密及特有技術、知識等)之保護與歸屬，應依據專案契約書(包括其附件)定之。專案契約書約定由受補助人(即本約之當事人)所有者，除於研究過程中衍生，但與本計畫目的無關者，得由各該研發當事人取得外，依研究計畫之實際進行情形由當事人另約定之。</text:p>
        </text:list-item>
        <text:list-item>
          <text:p text:style-name="P5924"><text:span text:style-name="T5925">乙方中有因故無法續行本</text:span><text:span text:style-name="T5926">A</text:span><text:span text:style-name="T5927">+</text:span><text:span text:style-name="T5928">企業創新研發淬鍊計畫時，依本條之約定視為同意將其於執行本計畫過程中個別或共同取得之智慧財產權，於達成計畫必要之目的範圍內，授權於續行本件</text:span><text:span text:style-name="T5929">A</text:span><text:span text:style-name="T5930">+</text:span><text:span text:style-name="T5931">企業創新研發淬鍊計畫之人使用。</text:span></text:p>
        </text:list-item>
        <text:list-item>
          <text:p text:style-name="P5932">甲乙雙方同意就其擁有之與本計畫相關之特有技術、知識、專利與營業秘密等智慧財產權，在合作研發必要之範圍內，無條件供他方利用，並提供一切必要之協助。惟甲乙雙方得約定給付相當之授權金或權利金。</text:p>
        </text:list-item>
        <text:list-item>
          <text:p text:style-name="P5933">任何一方當事人之員工因執行本計畫所研發之智慧財產權，而與本計畫無關者，依各該當事人與其員工間之約定定其歸屬。</text:p>
        </text:list-item>
        <text:list-item>
          <text:p text:style-name="P5934">各該當事人之員工因執行本計畫所研發之智慧財產權，而與本計畫相關者，由各該從事研發之員工所屬之當事人所有。</text:p>
        </text:list-item>
        <text:list-item>
          <text:p text:style-name="P5935">因執行本計畫，取得與本計畫相關之智慧財產權，其歸屬得依甲乙雙方實際出資比例共有；但當事人於不違反前五項規定之範圍內，得另行協議訂之。</text:p>
        </text:list-item>
        <text:list-item>
          <text:p text:style-name="P5936">乙方同意由甲方代表共有人全體辦理因執行本計畫，而取得之與本計畫相關之專利權、著作權及其他共有智慧財產權之申請、登記、維護及其他一切相關之手續。</text:p>
        </text:list-item>
      </text:list>
      <text:p text:style-name="P5937">第七條　收益分享及權益轉讓</text:p>
      <text:list text:style-name="LFO25" text:continue-numbering="true">
        <text:list-item>
          <text:p text:style-name="P5938">除本契約另有約定者外，甲乙雙方因行使本契約共有之智慧財產權所得之收益由甲、乙雙方各自收納，毋須與全體共有人分享。</text:p>
        </text:list-item>
        <text:list-item>
          <text:p text:style-name="P5939">除本契約另有約定者外，任何一方在本契約中之權利及義務，非經他方事前書面同意，不得轉讓於任何第三人或設定質權。</text:p>
        </text:list-item>
        <text:list-item>
          <text:p text:style-name="P5940">甲方及乙方對於研發成果之歸屬及使用方式，均應受本辦法、其他相關法令、其他落實計畫管考有關之作業規範、甲方與台北市電腦公會所簽訂之專案契約書以及其他文件中之限制。甲方及乙方均同意經濟部、台北市電腦公會得依據主導單位或任一執行單位有第14條之情事時，或甲方得本辦法、其他相關法令、其他落實計畫管考有關之作業規範、甲方與台北市電腦公會所簽訂之專案契約書以及其他文件之規定與約定行使介入權。</text:p>
        </text:list-item>
      </text:list>
      <text:p text:style-name="P5941">第八條　有效期間</text:p>
      <text:list text:style-name="LFO26" text:continue-numbering="true">
        <text:list-item>
          <text:p text:style-name="P5942">本契約除計畫申請案未經審查准予補助，或經准補助但未依約定期限簽訂專案契約書或簽訂專案契約書後因故解除或終止外，各當事人除經經濟部或台北市電腦公會之同意，不得任意退出本合作計畫、另尋合作事業或解除終止本契約。</text:p>
        </text:list-item>
        <text:list-item>
          <text:p text:style-name="P5943">台北市電腦公會於審查計畫書後，如對計畫之內容等相關事宜有所建議、指示或附款，惟甲乙雙方均不接受而決議向台北市電腦公會行文表示放棄計畫時，本合作契約視為終止。<text:s/></text:p>
        </text:list-item>
      </text:list>
      <text:p text:style-name="P5944">第九條　責任分擔</text:p>
      <text:list text:style-name="LFO27" text:continue-numbering="true">
        <text:list-item>
          <text:p text:style-name="P5945">各當事人同意各就其受僱人或代理人之行為所引起或導致之第三人損害負其責任。任何當事人均無須對他當事人之受僱人或代理人之行為負責。</text:p>
        </text:list-item>
        <text:list-item>
          <text:p text:style-name="P5946">前項約定不妨礙各該當事人對台北市電腦公會之整體連帶履約責任。</text:p>
        </text:list-item>
      </text:list>
      <text:p text:style-name="P5947">第十條　契約變更義務</text:p>
      <text:list text:style-name="LFO28" text:continue-numbering="true">
        <text:list-item>
          <text:p text:style-name="P5948">各當事人知悉，本合作契約書所約定之權利義務，均待實際核准之計畫內容為補充，為使本合作契約之內容與計畫內容、經費與目的之達成一致，各當事人應於甲方(或全體)與台北市電腦公會簽訂專案契約書前，於必要之範圍內依換文方式調整本約之權利義務關係，並交台北市電腦公會備查。</text:p>
        </text:list-item>
        <text:list-item>
          <text:p text:style-name="P5949">台北市電腦公會於審查計畫書後，如對計畫參與人之退出或加入有所建議、指示或附款時，各該當事人倘均同意依建議、指示或附款辦理者，無庸依本契約書第二條第二項第五款之程序辦理，但須將新合作契約交台北市電腦公會備查，如各該當事人均不同意台北市電腦公會所為之建議、指示或附款時，應依本約<text:soft-page-break/>第八條第二項辦理。</text:p>
        </text:list-item>
        <text:list-item>
          <text:p text:style-name="P5950">本合作契約之變更，如其事項係屬台北市電腦公會於審查計畫書後所為之建議或指示或附款之內容，為免換文之繁複，當事人雙方同意得由甲方依台北市電腦公會之建議或指示逕行變更相關之條文後，交台北市電腦公會備查並副知乙方全體。</text:p>
        </text:list-item>
      </text:list>
      <text:p text:style-name="P5951">第十一條　準據法及合意管轄法院</text:p>
      <text:p text:style-name="P5952"><text:span text:style-name="T5953">本契約之解釋、</text:span><text:span text:style-name="T5954">效力</text:span><text:span text:style-name="T5955">及其他有關之未盡事宜，應依照中華民國有關法令為準據法，雙方並同意如有訴訟，以台灣台北地方法院為第一審管轄法院。</text:span></text:p>
      <text:p text:style-name="P5956">第十二條　其他</text:p>
      <text:list text:style-name="LFO29" text:continue-numbering="true">
        <text:list-item>
          <text:p text:style-name="P5957"><text:span text:style-name="T5958">甲乙雙方為執行本計畫所為分配或分工不得與本計畫之目的相違背並不得與經濟部規定之</text:span><text:span text:style-name="T5959">A</text:span><text:span text:style-name="T5960">+</text:span><text:span text:style-name="T5961">企業創新研發淬鍊計畫相關之法令、函釋、申請須知及相關作業規定相抵觸。</text:span></text:p>
        </text:list-item>
        <text:list-item>
          <text:p text:style-name="P5962">甲乙雙方依本合作契約所得之權利或應負擔之義務，如有與甲方(或全體)和台北市電腦公會簽訂之專案契約書相抵觸或有礙目的者，其權益之解釋以專案契約書為準，如仍無法經過條文文義解釋而協調一致者，本合作契約之該條文無效。</text:p>
        </text:list-item>
        <text:list-item>
          <text:p text:style-name="P5963">甲乙雙方於計畫結束後均應配合經濟部計畫成果展示宣導活動，並協助提供成果運用、投資金額、創造產值等計畫成效資料，未配合者本部得不予受理公司計畫申請。</text:p>
        </text:list-item>
        <text:list-item>
          <text:p text:style-name="P5964">由甲方為執行本代表與台北市電腦公會簽訂之專案補助契約如因故契約解除或終止時，由甲方於契約解除或終止日後30日內，按專案補助契約返還結清款項。若甲方逾期未返還「結清款項」，台北市電腦公會得請求甲方及乙方返還並得逕對就甲方及乙方所提供之擔保憑證行使權利。</text:p>
        </text:list-item>
      </text:list>
      <text:soft-page-break/>
      <text:list text:style-name="LFO14" text:continue-numbering="true">
        <text:list-item>
          <text:p text:style-name="P5965"><text:span text:style-name="T5966">技術引進</text:span><text:span text:style-name="T5967">、</text:span><text:span text:style-name="T5968">委託研究或驗證之執行計畫書及協議書</text:span><text:span text:style-name="T5969">(</text:span><text:span text:style-name="T5970">技術引進</text:span><text:span text:style-name="T5971">/</text:span><text:span text:style-name="T5972">委託研究契約書應備委外單位聲明文件或於契約書中明載相當之內容</text:span><text:span text:style-name="T5973">)</text:span></text:p>
        </text:list-item>
      </text:list>
      <text:p text:style-name="P5974"><text:span text:style-name="T5975">各</text:span><text:span text:style-name="T5976">委託</text:span><text:span text:style-name="T5977">研究及</text:span><text:span text:style-name="T5978">技術引進</text:span><text:span text:style-name="T5979">項目均應妥慎選定合作對象，並研提擬執行計畫書備供審查參考；執行計畫書格式可參考本計畫書格式範例，並依實際需要刪除或調整章節項目，但至少應包含下列事項：</text:span></text:p>
      <text:p text:style-name="P5980">一、計畫目標</text:p>
      <text:p text:style-name="P5981">二、實施方法</text:p>
      <text:p text:style-name="P5982">三、預期成果</text:p>
      <text:p text:style-name="P5983">四、預定進度及查核點</text:p>
      <text:p text:style-name="P5984">五、人力配置及需求</text:p>
      <text:p text:style-name="P5985"><text:span text:style-name="T5986">六、經費需求計算</text:span></text:p>
      <text:p text:style-name="P5987"/>
      <text:p text:style-name="P5988"><text:span text:style-name="T5989">經濟部補助專案計畫技術引進及委託研究廠商合作聲明書</text:span><text:span text:style-name="T5990">(</text:span><text:span text:style-name="T5991">範例</text:span><text:span text:style-name="T5992">)</text:span><text:span text:style-name="T5993"><text:s/></text:span></text:p>
      <text:p text:style-name="P5994"><text:s text:c="32"/>日期：中華民國<text:s text:c="3"/>年<text:s text:c="3"/>月<text:s text:c="3"/>日</text:p>
      <text:p text:style-name="P5995"><text:span text:style-name="T5996">茲聲明本公司</text:span><text:span text:style-name="T5997">(</text:span><text:span text:style-name="T5998">單位</text:span><text:span text:style-name="T5999">)</text:span><text:span text:style-name="T6000">確知就</text:span><text:span text:style-name="T6001"><text:s text:c="8"/></text:span><text:span text:style-name="T6002">公司</text:span><text:span text:style-name="T6003">(</text:span><text:span text:style-name="T6004">單位</text:span><text:span text:style-name="T6005">)</text:span><text:span text:style-name="T6006">與本公司</text:span><text:span text:style-name="T6007">(</text:span><text:span text:style-name="T6008">單位</text:span><text:span text:style-name="T6009">)</text:span><text:span text:style-name="T6010">為經濟部</text:span><text:span text:style-name="T6011">A</text:span><text:span text:style-name="T6012">+</text:span><text:span text:style-name="T6013">企業創新研發淬鍊計畫</text:span><text:span text:style-name="T6014">(</text:span><text:span text:style-name="T6015">下稱本計畫</text:span><text:span text:style-name="T6016">)</text:span><text:span text:style-name="T6017">所進行之技術引進／委託研究合作，應遵照本計畫申請須知、合約及有關法令規定辦理，本公司</text:span><text:span text:style-name="T6018">(</text:span><text:span text:style-name="T6019">單位</text:span><text:span text:style-name="T6020">)</text:span><text:span text:style-name="T6021">所提供之各項交易憑證、合約及紀錄等一切相關資料均應為真實且為執行本計畫所發生，而無蓄意扭曲或虛飾情事，若有違反願負相關法律責任。</text:span></text:p>
      <text:p text:style-name="P6022"/>
      <text:p text:style-name="P6023">此致</text:p>
      <text:p text:style-name="P6024"><text:span text:style-name="T6025">（執行廠商）與</text:span><text:span text:style-name="T6026">A</text:span><text:span text:style-name="T6027">+</text:span><text:span text:style-name="T6028">企業創新專案辦公室</text:span></text:p>
      <text:p text:style-name="P6029"/>
      <text:p text:style-name="P6030">立聲明書人</text:p>
      <text:p text:style-name="P6031">　　　　　　　　　　　　公司(單位)名稱：</text:p>
      <text:p text:style-name="P6032">　　　　　　　　　　　　負<text:s/>責<text:s/>人：<text:s text:c="11"/>簽章</text:p>
      <text:p text:style-name="P6033">　　　　　　　　　　　<text:s/>主辦會計：<text:s text:c="11"/>簽章</text:p>
      <text:p text:style-name="P6034"/>
      <text:p text:style-name="P6035"><text:span text:style-name="T6036">填寫說明：執行廠商係指與台北市電腦商業同業公會簽署契約，執行</text:span><text:span text:style-name="T6037">A</text:span><text:span text:style-name="T6038">+</text:span><text:span text:style-name="T6039">企業創新研發淬鍊計畫之廠商；而本公司係指受執行廠商之委託，承接部分研究或進行技術移轉之廠商。</text:span></text:p>
      <text:soft-page-break/>
      <text:list text:style-name="LFO14" text:continue-numbering="true">
        <text:list-item>
          <text:p text:style-name="P6040"><text:span text:style-name="T6041">試導入合作備忘錄</text:span></text:p>
        </text:list-item>
      </text:list>
      <text:p text:style-name="P6042"><text:span text:style-name="T6043">合作備忘錄</text:span></text:p>
      <text:p text:style-name="P6044"><text:span text:style-name="T6045">本合作備忘錄（以下簡稱「本備忘錄」）由甲方__________（以下簡稱「甲方」）與乙方____________(以下簡稱「乙方」），基於共同發展產業AI應用之理念，配合經濟部產業技術司A+企業創新研發淬鍊計畫「AI應用躍昇計畫」之_______________________計畫執行，雙方本於互信互利之精神，簽訂本備忘錄，以建立合作關係。</text:span></text:p>
      <text:p text:style-name="P6046">甲方開發符合產業共同需求之_______________________ (AI應用名稱)，希冀透過實地導入與回饋機制，驗證其可行性並優化實用性。乙方認同此推動做法，願意配合試行導入甲方開發之應用至少45天，提供_______________________ (地點與設備/系統)作為試導入場域。</text:p>
      <text:p text:style-name="P6047">乙方亦同意甲方得於本計畫執行期間內，於政府相關計畫報告、成果資料或接受政府機關查核時，揭露乙方提供之試導入資訊、合作事實及相關應用情形，作為計畫執行成果佐證之用；惟甲方應遵守相關保密義務，並未經乙方同意下，不得揭露任何涉及營業機密或敏感資訊之細節。</text:p>
      <text:p text:style-name="P6048">立備忘錄人：</text:p>
      <text:p text:style-name="P6049">甲方：</text:p>
      <text:p text:style-name="P6050">代表人：</text:p>
      <text:p text:style-name="P6051">統一編號：</text:p>
      <text:p text:style-name="P6052">地址：</text:p>
      <text:p text:style-name="P6053">乙方：</text:p>
      <text:p text:style-name="P6054">代表人：</text:p>
      <text:p text:style-name="P6055">統一編號：</text:p>
      <text:p text:style-name="P6056">地址：</text:p>
      <text:p text:style-name="P6057">中華民國 <text:s text:c="2"/>年 <text:s text:c="2"/>月 <text:s text:c="2"/>日</text:p>
      <text:p text:style-name="P6058"/>
      <text:p text:style-name="P6059"/>
      <text:p text:style-name="P6060"/>
      <text:list text:style-name="LFO14" text:continue-numbering="true">
        <text:list-item>
          <text:p text:style-name="P6061"><text:span text:style-name="T6062">顧問及</text:span><text:span text:style-name="T6063">國內外</text:span><text:span text:style-name="T6064">專家願任同意書</text:span></text:p>
        </text:list-item>
      </text:list>
      <text:p text:style-name="P6065">請檢附顧問及國內外專家之技術背景、學經歷資料以為審查之依據。</text:p>
      <text:p text:style-name="P6066"/>
      <text:list text:style-name="LFO14" text:continue-numbering="true">
        <text:list-item>
          <text:p text:style-name="P6067"><text:tab/>其他</text:p>
        </text:list-item>
      </text:list>
      <text:p text:style-name="P6068"><text:bookmark-end text:name="_Hlk203739191"/></text:p>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標楷體" svg:font-family="標楷體" style:font-family-generic="script" style:font-pitch="fixed" svg:panose-1="2 11 6 4 2 2 2 2 2 4"/>
    <style:font-face style:name="MingLiU" svg:font-family="MingLiU" style:font-family-generic="modern" style:font-pitch="fixed" svg:panose-1="2 2 5 9 0 0 0 0 0 0"/>
    <style:font-face style:name="華康中楷體" svg:font-family="華康中楷體" style:font-family-generic="modern" style:font-pitch="fixed" svg:panose-1="2 11 6 4 2 2 2 2 2 4"/>
    <style:font-face style:name="全真楷書" svg:font-family="全真楷書" style:font-family-generic="modern" style:font-pitch="fixed"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標楷體, 'DF Kai Shu'" svg:font-family="標楷體, 'DF Kai Shu'" style:font-family-generic="script" svg:panose-1="2 11 6 4 2 2 2 2 2 4"/>
    <style:font-face style:name="Wingdings" svg:font-family="Wingdings" style:font-family-generic="decorative" style:font-pitch="variable" svg:panose-1="5 0 0 0 0 0 0 0 0 0"/>
    <style:font-face style:name="StarSymbol" svg:font-family="StarSymbol" style:font-family-generic="system" svg:panose-1="2 11 6 4 2 2 2 2 2 4"/>
    <style:font-face style:name="Symbol" style:font-charset="x-symbol" svg:font-family="Symbol" style:font-family-generic="decorative" style:font-pitch="variable" svg:panose-1="5 5 1 2 1 7 6 2 5 7"/>
    <style:font-face style:name="PingFang TC" svg:font-family="PingFang TC" style:font-family-generic="swiss" style:font-pitch="variable" svg:panose-1="2 11 4 0 0 0 0 0 0 0"/>
    <style:font-face style:name="Segoe UI" svg:font-family="Segoe UI" style:font-family-generic="swiss" style:font-pitch="variable" svg:panose-1="2 11 5 2 4 2 4 2 2 3"/>
    <style:font-face style:name="Microsoft JhengHei" svg:font-family="Microsoft JhengHei" style:font-family-generic="swiss" style:font-pitch="variable" svg:panose-1="2 11 6 4 3 5 4 4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PMingLiU" style:font-name-complex="Times New Roman" fo:color="#2F5496"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PMingLiU" style:font-name-complex="Times New Roman" fo:color="#1F3763" fo:hyphenate="true"/>
    </style:style>
    <style:style style:name="Heading4" style:display-name="Heading 4" style:family="paragraph" style:parent-style-name="Normal" style:next-style-name="Textbody" style:default-outline-level="4">
      <style:paragraph-properties fo:keep-with-next="always" fo:widows="0" fo:orphans="0" style:vertical-align="baseline" fo:margin-top="0.1666in" fo:margin-bottom="0.0833in"/>
      <style:text-properties style:font-name="Arial" style:font-name-asian="Lucida Sans Unicode" style:font-name-complex="Tahoma"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text-properties fo:hyphenate="true"/>
    </style:style>
    <style:style style:name="DefaultParagraphFont" style:display-name="Default Paragraph Font" style:family="text"/>
    <style:style style:name="標題1" style:display-name="標題 1" style:family="paragraph" style:parent-style-name="內文" style:next-style-name="內文" style:default-outline-level="1">
      <style:paragraph-properties fo:keep-with-next="always" fo:keep-together="always" fo:margin-top="0.3333in" fo:margin-bottom="0.0555in"/>
      <style:text-properties style:font-name="Calibri Light" fo:color="#2F5496" fo:font-size="24pt" style:font-size-asian="24pt" style:font-size-complex="24pt" fo:hyphenate="false"/>
    </style:style>
    <style:style style:name="標題2" style:display-name="標題 2" style:family="paragraph" style:parent-style-name="內文" style:next-style-name="內文" style:default-outline-level="2">
      <style:paragraph-properties fo:keep-with-next="always" fo:keep-together="always" fo:margin-top="0.1111in" fo:margin-bottom="0.0555in"/>
      <style:text-properties style:font-name="Calibri Light" fo:color="#2F5496" fo:font-size="20pt" style:font-size-asian="20pt" style:font-size-complex="20pt" fo:hyphenate="false"/>
    </style:style>
    <style:style style:name="標題3" style:display-name="標題 3" style:family="paragraph" style:parent-style-name="內文" style:next-style-name="內文" style:default-outline-level="3">
      <style:paragraph-properties fo:keep-with-next="always" fo:keep-together="always" fo:margin-top="0.1111in" fo:margin-bottom="0.0277in"/>
      <style:text-properties fo:color="#2F5496" fo:font-size="16pt" style:font-size-asian="16pt" style:font-size-complex="16pt" fo:hyphenate="false"/>
    </style:style>
    <style:style style:name="標題4" style:display-name="標題 4" style:family="paragraph" style:parent-style-name="內文" style:next-style-name="內文" style:default-outline-level="4">
      <style:paragraph-properties fo:keep-with-next="always" fo:keep-together="always" fo:margin-top="0.1111in" fo:margin-bottom="0.0277in"/>
      <style:text-properties fo:color="#2F5496" fo:font-size="14pt" style:font-size-asian="14pt" style:font-size-complex="14pt" fo:hyphenate="false"/>
    </style:style>
    <style:style style:name="標題5" style:display-name="標題 5" style:family="paragraph" style:parent-style-name="內文" style:next-style-name="內文" style:default-outline-level="5">
      <style:paragraph-properties fo:keep-with-next="always" fo:keep-together="always" fo:margin-top="0.0555in" fo:margin-bottom="0.0277in"/>
      <style:text-properties fo:color="#2F5496" fo:hyphenate="false"/>
    </style:style>
    <style:style style:name="標題6" style:display-name="標題 6" style:family="paragraph" style:parent-style-name="內文" style:next-style-name="內文" style:default-outline-level="6">
      <style:paragraph-properties fo:keep-with-next="always" fo:keep-together="always" fo:margin-top="0.0277in"/>
      <style:text-properties fo:color="#595959" fo:hyphenate="false"/>
    </style:style>
    <style:style style:name="標題7" style:display-name="標題 7" style:family="paragraph" style:parent-style-name="內文" style:next-style-name="內文" style:default-outline-level="7">
      <style:paragraph-properties fo:keep-with-next="always" fo:keep-together="always" fo:margin-top="0.0277in" fo:margin-left="0.0694in">
        <style:tab-stops/>
      </style:paragraph-properties>
      <style:text-properties fo:color="#595959" fo:hyphenate="false"/>
    </style:style>
    <style:style style:name="標題8" style:display-name="標題 8" style:family="paragraph" style:parent-style-name="內文" style:next-style-name="內文" style:default-outline-level="8">
      <style:paragraph-properties fo:keep-with-next="always" fo:keep-together="always" fo:margin-top="0.0277in" fo:margin-left="0.1388in">
        <style:tab-stops/>
      </style:paragraph-properties>
      <style:text-properties fo:color="#272727" fo:hyphenate="false"/>
    </style:style>
    <style:style style:name="標題9" style:display-name="標題 9" style:family="paragraph" style:parent-style-name="內文" style:next-style-name="內文" style:default-outline-level="9">
      <style:paragraph-properties fo:keep-with-next="always" fo:keep-together="always" fo:margin-top="0.0277in" fo:margin-left="0.2083in">
        <style:tab-stops/>
      </style:paragraph-properties>
      <style:text-properties fo:color="#272727" fo:hyphenate="false"/>
    </style:style>
    <style:style style:name="內文" style:display-name="內文" style:family="paragraph">
      <style:text-properties fo:hyphenate="false"/>
    </style:style>
    <style:style style:name="預設段落字型" style:display-name="預設段落字型" style:family="text"/>
    <style:style style:name="標題1字元" style:display-name="標題 1 字元" style:family="text" style:parent-style-name="預設段落字型">
      <style:text-properties style:font-name="Calibri Light" style:font-name-asian="PMingLiU" style:font-name-complex="Times New Roman" fo:color="#2F5496" fo:font-size="24pt" style:font-size-asian="24pt" style:font-size-complex="24pt"/>
    </style:style>
    <style:style style:name="標題2字元" style:display-name="標題 2 字元" style:family="text" style:parent-style-name="預設段落字型">
      <style:text-properties style:font-name="Calibri Light" style:font-name-asian="PMingLiU" style:font-name-complex="Times New Roman" fo:color="#2F5496" fo:font-size="20pt" style:font-size-asian="20pt" style:font-size-complex="20pt"/>
    </style:style>
    <style:style style:name="標題3字元" style:display-name="標題 3 字元" style:family="text" style:parent-style-name="預設段落字型">
      <style:text-properties style:font-name-asian="PMingLiU" style:font-name-complex="Times New Roman" fo:color="#2F5496" fo:font-size="16pt" style:font-size-asian="16pt" style:font-size-complex="16pt"/>
    </style:style>
    <style:style style:name="標題4字元" style:display-name="標題 4 字元" style:family="text" style:parent-style-name="預設段落字型">
      <style:text-properties style:font-name-asian="PMingLiU" style:font-name-complex="Times New Roman" fo:color="#2F5496" fo:font-size="14pt" style:font-size-asian="14pt" style:font-size-complex="14pt"/>
    </style:style>
    <style:style style:name="標題5字元" style:display-name="標題 5 字元" style:family="text" style:parent-style-name="預設段落字型">
      <style:text-properties style:font-name-asian="PMingLiU" style:font-name-complex="Times New Roman" fo:color="#2F5496"/>
    </style:style>
    <style:style style:name="標題6字元" style:display-name="標題 6 字元" style:family="text" style:parent-style-name="預設段落字型">
      <style:text-properties style:font-name-asian="PMingLiU" style:font-name-complex="Times New Roman" fo:color="#595959"/>
    </style:style>
    <style:style style:name="標題7字元" style:display-name="標題 7 字元" style:family="text" style:parent-style-name="預設段落字型">
      <style:text-properties style:font-name-asian="PMingLiU" style:font-name-complex="Times New Roman" fo:color="#595959"/>
    </style:style>
    <style:style style:name="標題8字元" style:display-name="標題 8 字元" style:family="text" style:parent-style-name="預設段落字型">
      <style:text-properties style:font-name-asian="PMingLiU" style:font-name-complex="Times New Roman" fo:color="#272727"/>
    </style:style>
    <style:style style:name="標題9字元" style:display-name="標題 9 字元" style:family="text" style:parent-style-name="預設段落字型">
      <style:text-properties style:font-name-asian="PMingLiU" style:font-name-complex="Times New Roman" fo:color="#272727"/>
    </style:style>
    <style:style style:name="標題" style:display-name="標題" style:family="paragraph" style:parent-style-name="內文" style:next-style-name="內文">
      <style:paragraph-properties fo:text-align="center" fo:margin-bottom="0.0555in"/>
      <style:text-properties style:font-name="Calibri Light" fo:letter-spacing="-0.0069in" fo:font-size="28pt" style:font-size-asian="28pt" style:font-size-complex="28pt" fo:hyphenate="false"/>
    </style:style>
    <style:style style:name="標題字元" style:display-name="標題 字元" style:family="text" style:parent-style-name="預設段落字型">
      <style:text-properties style:font-name="Calibri Light" style:font-name-asian="PMingLiU" style:font-name-complex="Times New Roman" fo:letter-spacing="-0.0069in" style:letter-kerning="true" fo:font-size="28pt" style:font-size-asian="28pt" style:font-size-complex="28pt"/>
    </style:style>
    <style:style style:name="副標題" style:display-name="副標題" style:family="paragraph" style:parent-style-name="內文" style:next-style-name="內文">
      <style:paragraph-properties fo:text-align="center" fo:margin-bottom="0.1111in"/>
      <style:text-properties style:font-name="Calibri Light" fo:color="#595959" fo:letter-spacing="0.0104in" fo:font-size="14pt" style:font-size-asian="14pt" style:font-size-complex="14pt" fo:hyphenate="false"/>
    </style:style>
    <style:style style:name="副標題字元" style:display-name="副標題 字元" style:family="text" style:parent-style-name="預設段落字型">
      <style:text-properties style:font-name="Calibri Light" style:font-name-asian="PMingLiU" style:font-name-complex="Times New Roman" fo:color="#595959" fo:letter-spacing="0.0104in" fo:font-size="14pt" style:font-size-asian="14pt" style:font-size-complex="14pt"/>
    </style:style>
    <style:style style:name="引文" style:display-name="引文" style:family="paragraph" style:parent-style-name="內文" style:next-style-name="內文">
      <style:paragraph-properties fo:text-align="center" fo:margin-top="0.1111in" fo:margin-bottom="0.1111in"/>
      <style:text-properties fo:font-style="italic" style:font-style-asian="italic" style:font-style-complex="italic" fo:color="#404040" fo:hyphenate="false"/>
    </style:style>
    <style:style style:name="引文字元" style:display-name="引文 字元" style:family="text" style:parent-style-name="預設段落字型">
      <style:text-properties fo:font-style="italic" style:font-style-asian="italic" style:font-style-complex="italic" fo:color="#404040"/>
    </style:style>
    <style:style style:name="清單段落" style:display-name="清單段落" style:family="paragraph" style:parent-style-name="內文">
      <style:paragraph-properties fo:margin-left="0.5in">
        <style:tab-stops/>
      </style:paragraph-properties>
      <style:text-properties fo:hyphenate="false"/>
    </style:style>
    <style:style style:name="鮮明強調" style:display-name="鮮明強調" style:family="text" style:parent-style-name="預設段落字型">
      <style:text-properties fo:font-style="italic" style:font-style-asian="italic" style:font-style-complex="italic" fo:color="#2F5496"/>
    </style:style>
    <style:style style:name="鮮明引文" style:display-name="鮮明引文" style:family="paragraph" style:parent-style-name="內文" style:next-style-name="內文">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鮮明引文字元" style:display-name="鮮明引文 字元" style:family="text" style:parent-style-name="預設段落字型">
      <style:text-properties fo:font-style="italic" style:font-style-asian="italic" style:font-style-complex="italic" fo:color="#2F5496"/>
    </style:style>
    <style:style style:name="鮮明參考" style:display-name="鮮明參考" style:family="text" style:parent-style-name="預設段落字型">
      <style:text-properties fo:font-weight="bold" style:font-weight-asian="bold" style:font-weight-complex="bold" fo:font-variant="small-caps" fo:color="#2F5496" fo:letter-spacing="0.0034in"/>
    </style:style>
    <style:style style:name="內文縮排" style:display-name="內文縮排" style:family="paragraph" style:parent-style-name="內文">
      <style:paragraph-properties fo:widows="0" fo:orphans="0" style:vertical-align="baseline" style:line-height-at-least="0.25in" fo:margin-left="0.3333in">
        <style:tab-stops/>
      </style:paragraph-properties>
      <style:text-properties style:font-name="Times New Roman" style:font-name-asian="標楷體" style:letter-kerning="false" style:font-size-complex="10pt" fo:hyphenate="false"/>
    </style:style>
    <style:style style:name="頁首" style:display-name="頁首" style:family="paragraph" style:parent-style-name="內文">
      <style:paragraph-properties fo:widows="0" fo:orphans="0" style:vertical-align="baseline" style:line-height-at-least="0.25in">
        <style:tab-stops>
          <style:tab-stop style:type="center" style:position="2.884in"/>
          <style:tab-stop style:type="right" style:position="5.768in"/>
        </style:tab-stops>
      </style:paragraph-properties>
      <style:text-properties style:font-name="Times New Roman" style:font-name-asian="MingLiU" style:letter-kerning="false" fo:font-size="10pt" style:font-size-asian="10pt" style:font-size-complex="10pt" fo:hyphenate="false"/>
    </style:style>
    <style:style style:name="頁首字元" style:display-name="頁首 字元" style:family="text" style:parent-style-name="預設段落字型">
      <style:text-properties style:font-name="Times New Roman" style:font-name-asian="MingLiU" style:font-name-complex="Times New Roman" style:letter-kerning="false" fo:font-size="10pt" style:font-size-asian="10pt" style:font-size-complex="10pt"/>
    </style:style>
    <style:style style:name="頁尾" style:display-name="頁尾" style:family="paragraph" style:parent-style-name="內文">
      <style:paragraph-properties fo:widows="0" fo:orphans="0" style:vertical-align="baseline" style:line-height-at-least="0.25in">
        <style:tab-stops>
          <style:tab-stop style:type="center" style:position="2.884in"/>
          <style:tab-stop style:type="right" style:position="5.768in"/>
        </style:tab-stops>
      </style:paragraph-properties>
      <style:text-properties style:font-name="Times New Roman" style:font-name-asian="MingLiU" style:letter-kerning="false" fo:font-size="10pt" style:font-size-asian="10pt" style:font-size-complex="10pt" fo:hyphenate="false"/>
    </style:style>
    <style:style style:name="頁尾字元" style:display-name="頁尾 字元" style:family="text" style:parent-style-name="預設段落字型">
      <style:text-properties style:font-name="Times New Roman" style:font-name-asian="MingLiU" style:font-name-complex="Times New Roman" style:letter-kerning="false" fo:font-size="10pt" style:font-size-asian="10pt" style:font-size-complex="10pt"/>
    </style:style>
    <style:style style:name="a1" style:display-name="a1" style:family="paragraph" style:parent-style-name="內文">
      <style:paragraph-properties style:text-autospace="none" fo:text-align="justify" style:vertical-align="middle" style:line-height-at-least="0.25in" fo:margin-left="1.875in" fo:margin-right="0.0458in" fo:text-indent="-0.2916in">
        <style:tab-stops/>
      </style:paragraph-properties>
      <style:text-properties style:font-name="標楷體" style:font-name-asian="標楷體" style:letter-kerning="false" fo:font-size="14pt" style:font-size-asian="14pt" style:font-size-complex="10pt" fo:hyphenate="false"/>
    </style:style>
    <style:style style:name="本文縮排2" style:display-name="本文縮排 2" style:family="paragraph" style:parent-style-name="內文">
      <style:paragraph-properties fo:widows="0" fo:orphans="0" fo:text-align="justify" fo:margin-top="0.0833in" fo:margin-left="0.6888in" fo:text-indent="-0.6888in">
        <style:tab-stops/>
      </style:paragraph-properties>
      <style:text-properties style:font-name="Times New Roman" style:font-name-asian="華康中楷體" fo:font-size="16pt" style:font-size-asian="16pt" style:font-size-complex="10pt" fo:hyphenate="false"/>
    </style:style>
    <style:style style:name="本文縮排2字元" style:display-name="本文縮排 2 字元" style:family="text" style:parent-style-name="預設段落字型">
      <style:text-properties style:font-name="Times New Roman" style:font-name-asian="華康中楷體" style:font-name-complex="Times New Roman" fo:font-size="16pt" style:font-size-asian="16pt" style:font-size-complex="10pt"/>
    </style:style>
    <style:style style:name="本文縮排3" style:display-name="本文縮排 3" style:family="paragraph" style:parent-style-name="內文">
      <style:paragraph-properties fo:widows="0" fo:orphans="0" fo:margin-left="0.5833in" fo:text-indent="-0.5833in">
        <style:tab-stops/>
      </style:paragraph-properties>
      <style:text-properties style:font-name="Times New Roman" style:font-name-asian="標楷體" fo:font-size="14pt" style:font-size-asian="14pt" style:font-size-complex="10pt" fo:hyphenate="false"/>
    </style:style>
    <style:style style:name="本文縮排3字元" style:display-name="本文縮排 3 字元" style:family="text" style:parent-style-name="預設段落字型">
      <style:text-properties style:font-name="Times New Roman" style:font-name-asian="標楷體" style:font-name-complex="Times New Roman" fo:font-size="14pt" style:font-size-asian="14pt" style:font-size-complex="10pt"/>
    </style:style>
    <style:style style:name="區塊文字" style:display-name="區塊文字" style:family="paragraph" style:parent-style-name="內文">
      <style:paragraph-properties style:text-autospace="none" style:vertical-align="middle" style:line-height-at-least="0.25in" fo:margin-left="0.3472in" fo:margin-right="0.0229in">
        <style:tab-stops/>
      </style:paragraph-properties>
      <style:text-properties style:font-name="標楷體" style:font-name-asian="標楷體" style:letter-kerning="false" style:font-size-complex="10pt" fo:hyphenate="false"/>
    </style:style>
    <style:style style:name="本文21" style:display-name="本文 21"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頁碼" style:display-name="頁碼" style:family="text" style:parent-style-name="預設段落字型"/>
    <style:style style:name="條二" style:display-name="條 二"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格文" style:display-name="格文" style:family="paragraph">
      <style:paragraph-properties fo:widows="0" fo:orphans="0" style:vertical-align="baseline" style:line-height-at-least="0.25in"/>
      <style:text-properties style:font-name="Times New Roman" style:font-name-asian="標楷體" style:letter-kerning="false" fo:font-size="10pt" style:font-size-asian="10pt" style:font-size-complex="10pt" fo:hyphenate="false"/>
    </style:style>
    <style:style style:name="文件引導模式" style:display-name="文件引導模式" style:family="paragraph" style:parent-style-name="內文">
      <style:paragraph-properties fo:widows="0" fo:orphans="0" style:vertical-align="baseline" style:line-height-at-least="0.25in" fo:background-color="#000080"/>
      <style:text-properties style:font-name="Arial" style:letter-kerning="false" style:font-size-complex="10pt" fo:hyphenate="false"/>
    </style:style>
    <style:style style:name="文件引導模式字元" style:display-name="文件引導模式 字元" style:family="text" style:parent-style-name="預設段落字型">
      <style:text-properties style:font-name="Arial" style:font-name-asian="PMingLiU" style:font-name-complex="Times New Roman" style:letter-kerning="false" style:font-size-complex="10pt" fo:background-color="#000080"/>
    </style:style>
    <style:style style:name="本文縮排" style:display-name="本文縮排" style:family="paragraph" style:parent-style-name="內文">
      <style:paragraph-properties fo:widows="0" fo:orphans="0" fo:text-align="justify" style:vertical-align="baseline" fo:margin-top="0.0833in" style:line-height-at-least="0.25in" fo:margin-left="0.5909in">
        <style:tab-stops/>
      </style:paragraph-properties>
      <style:text-properties style:font-name="標楷體" style:font-name-asian="標楷體" style:letter-kerning="false" style:font-size-complex="10pt" fo:hyphenate="false"/>
    </style:style>
    <style:style style:name="本文縮排字元" style:display-name="本文縮排 字元" style:family="text" style:parent-style-name="預設段落字型">
      <style:text-properties style:font-name="標楷體" style:font-name-asian="標楷體" style:font-name-complex="Times New Roman" style:letter-kerning="false" style:font-size-complex="10pt"/>
    </style:style>
    <style:style style:name="本文" style:display-name="本文" style:family="paragraph" style:parent-style-name="內文">
      <style:paragraph-properties fo:widows="0" fo:orphans="0" fo:text-align="justify" style:vertical-align="baseline" style:line-height-at-least="0in"/>
      <style:text-properties style:font-name="標楷體" style:font-name-asian="標楷體" style:letter-kerning="false" fo:font-size="10pt" style:font-size-asian="10pt" style:font-size-complex="10pt" fo:hyphenate="false"/>
    </style:style>
    <style:style style:name="本文字元" style:display-name="本文 字元" style:family="text" style:parent-style-name="預設段落字型">
      <style:text-properties style:font-name="標楷體" style:font-name-asian="標楷體" style:font-name-complex="Times New Roman" style:letter-kerning="false" fo:font-size="10pt" style:font-size-asian="10pt" style:font-size-complex="10pt"/>
    </style:style>
    <style:style style:name="本文2" style:display-name="本文 2" style:family="paragraph" style:parent-style-name="內文">
      <style:paragraph-properties fo:widows="0" fo:orphans="0" fo:text-align="justify" style:vertical-align="baseline" style:line-height-at-least="0in"/>
      <style:text-properties style:font-name="標楷體" style:font-name-asian="標楷體" style:letter-kerning="false" fo:font-size="11pt" style:font-size-asian="11pt" style:font-size-complex="10pt" fo:hyphenate="false"/>
    </style:style>
    <style:style style:name="本文2字元" style:display-name="本文 2 字元" style:family="text" style:parent-style-name="預設段落字型">
      <style:text-properties style:font-name="標楷體" style:font-name-asian="標楷體" style:font-name-complex="Times New Roman" style:letter-kerning="false" fo:font-size="11pt" style:font-size-asian="11pt" style:font-size-complex="10pt"/>
    </style:style>
    <style:style style:name="已查閱的超連結" style:display-name="已查閱的超連結" style:family="text">
      <style:text-properties fo:color="#800080" style:text-underline-type="single" style:text-underline-style="solid" style:text-underline-width="auto" style:text-underline-mode="continuous" style:text-underline-color="font-color"/>
    </style:style>
    <style:style style:name="目錄1" style:display-name="目錄 1" style:family="paragraph" style:parent-style-name="內文" style:next-style-name="內文" style:auto-update="true">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font-size-complex="10pt" fo:hyphenate="false"/>
    </style:style>
    <style:style style:name="註解文字" style:display-name="註解文字" style:family="paragraph" style:parent-style-name="內文">
      <style:paragraph-properties fo:widows="0" fo:orphans="0" style:text-autospace="none" style:line-height-at-least="0.1666in"/>
      <style:text-properties style:font-name="MingLiU" style:font-name-asian="MingLiU" style:letter-kerning="false" style:font-size-complex="10pt" fo:hyphenate="false"/>
    </style:style>
    <style:style style:name="註解文字字元" style:display-name="註解文字 字元" style:family="text" style:parent-style-name="預設段落字型">
      <style:text-properties style:font-name="MingLiU" style:font-name-asian="MingLiU" style:font-name-complex="Times New Roman" style:letter-kerning="false" style:font-size-complex="10pt"/>
    </style:style>
    <style:style style:name="目錄2" style:display-name="目錄 2" style:family="paragraph" style:parent-style-name="內文" style:next-style-name="內文" style:auto-update="true">
      <style:paragraph-properties fo:widows="0" fo:orphans="0" style:vertical-align="baseline" style:line-height-at-least="0.25in" fo:margin-left="0.3333in">
        <style:tab-stops/>
      </style:paragraph-properties>
      <style:text-properties style:font-name="Times New Roman" style:font-name-asian="MingLiU" style:letter-kerning="false" style:font-size-complex="10pt" fo:hyphenate="false"/>
    </style:style>
    <style:style style:name="目錄3" style:display-name="目錄 3" style:family="paragraph" style:parent-style-name="內文" style:next-style-name="內文" style:auto-update="true">
      <style:paragraph-properties fo:widows="0" fo:orphans="0" style:vertical-align="baseline" style:line-height-at-least="0.25in" fo:margin-left="0.6666in">
        <style:tab-stops/>
      </style:paragraph-properties>
      <style:text-properties style:font-name="Times New Roman" style:font-name-asian="MingLiU" style:letter-kerning="false" style:font-size-complex="10pt" fo:hyphenate="false"/>
    </style:style>
    <style:style style:name="目錄4" style:display-name="目錄 4" style:family="paragraph" style:parent-style-name="內文" style:next-style-name="內文" style:auto-update="true">
      <style:paragraph-properties fo:widows="0" fo:orphans="0" style:vertical-align="baseline" style:line-height-at-least="0.25in" fo:margin-left="1in">
        <style:tab-stops/>
      </style:paragraph-properties>
      <style:text-properties style:font-name="Times New Roman" style:font-name-asian="MingLiU" style:letter-kerning="false" style:font-size-complex="10pt" fo:hyphenate="false"/>
    </style:style>
    <style:style style:name="目錄5" style:display-name="目錄 5" style:family="paragraph" style:parent-style-name="內文" style:next-style-name="內文" style:auto-update="true">
      <style:paragraph-properties fo:widows="0" fo:orphans="0" style:vertical-align="baseline" style:line-height-at-least="0.25in" fo:margin-left="1.3333in">
        <style:tab-stops/>
      </style:paragraph-properties>
      <style:text-properties style:font-name="Times New Roman" style:font-name-asian="MingLiU" style:letter-kerning="false" style:font-size-complex="10pt" fo:hyphenate="false"/>
    </style:style>
    <style:style style:name="目錄6" style:display-name="目錄 6" style:family="paragraph" style:parent-style-name="內文" style:next-style-name="內文" style:auto-update="true">
      <style:paragraph-properties fo:widows="0" fo:orphans="0" style:vertical-align="baseline" style:line-height-at-least="0.25in" fo:margin-left="1.6666in">
        <style:tab-stops/>
      </style:paragraph-properties>
      <style:text-properties style:font-name="Times New Roman" style:font-name-asian="MingLiU" style:letter-kerning="false" style:font-size-complex="10pt" fo:hyphenate="false"/>
    </style:style>
    <style:style style:name="目錄7" style:display-name="目錄 7" style:family="paragraph" style:parent-style-name="內文" style:next-style-name="內文" style:auto-update="true">
      <style:paragraph-properties fo:widows="0" fo:orphans="0" style:vertical-align="baseline" style:line-height-at-least="0.25in" fo:margin-left="2in">
        <style:tab-stops/>
      </style:paragraph-properties>
      <style:text-properties style:font-name="Times New Roman" style:font-name-asian="MingLiU" style:letter-kerning="false" style:font-size-complex="10pt" fo:hyphenate="false"/>
    </style:style>
    <style:style style:name="目錄8" style:display-name="目錄 8" style:family="paragraph" style:parent-style-name="內文" style:next-style-name="內文" style:auto-update="true">
      <style:paragraph-properties fo:widows="0" fo:orphans="0" style:vertical-align="baseline" style:line-height-at-least="0.25in" fo:margin-left="2.3333in">
        <style:tab-stops/>
      </style:paragraph-properties>
      <style:text-properties style:font-name="Times New Roman" style:font-name-asian="MingLiU" style:letter-kerning="false" style:font-size-complex="10pt" fo:hyphenate="false"/>
    </style:style>
    <style:style style:name="目錄9" style:display-name="目錄 9" style:family="paragraph" style:parent-style-name="內文" style:next-style-name="內文" style:auto-update="true">
      <style:paragraph-properties fo:widows="0" fo:orphans="0" style:vertical-align="baseline" style:line-height-at-least="0.25in" fo:margin-left="2.6666in">
        <style:tab-stops/>
      </style:paragraph-properties>
      <style:text-properties style:font-name="Times New Roman" style:font-name-asian="MingLiU" style:letter-kerning="false" style:font-size-complex="10pt" fo:hyphenate="false"/>
    </style:style>
    <style:style style:name="本文第一層縮排" style:display-name="本文第一層縮排" style:family="paragraph" style:parent-style-name="本文">
      <style:paragraph-properties fo:text-align="start" style:vertical-align="auto" fo:margin-bottom="0.0833in" fo:line-height="100%" fo:text-indent="0.3937in"/>
      <style:text-properties style:font-name="Times New Roman" style:font-name-asian="PMingLiU" style:letter-kerning="true" fo:font-size="14pt" style:font-size-asian="14pt" fo:hyphenate="false"/>
    </style:style>
    <style:style style:name="本文第一層縮排字元" style:display-name="本文第一層縮排 字元" style:family="text" style:parent-style-name="本文字元">
      <style:text-properties style:font-name="Times New Roman" style:font-name-asian="PMingLiU" style:font-name-complex="Times New Roman" style:letter-kerning="false" fo:font-size="14pt" style:font-size-asian="14pt" style:font-size-complex="10pt"/>
    </style:style>
    <style:style style:name="條條1" style:display-name="條條1" style:family="paragraph" style:parent-style-name="內文">
      <style:paragraph-properties fo:widows="0" fo:orphans="0" fo:text-align="justify" style:vertical-align="baseline" fo:margin-top="0.0416in" fo:margin-bottom="0.0416in" fo:margin-left="0.1972in" fo:text-indent="-0.197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說33" style:display-name="說33" style:family="paragraph" style:parent-style-name="內文">
      <style:paragraph-properties fo:widows="0" fo:orphans="0" fo:text-align="justify" style:vertical-align="baseline" fo:margin-left="0.5513in" fo:text-indent="-0.1972in">
        <style:tab-stops>
          <style:tab-stop style:type="left" style:position="-0.1576in"/>
          <style:tab-stop style:type="left" style:position="0.2361in"/>
          <style:tab-stop style:type="left" style:position="0.6298in"/>
          <style:tab-stop style:type="left" style:position="1.0236in"/>
          <style:tab-stop style:type="left" style:position="1.4173in"/>
          <style:tab-stop style:type="left" style:position="1.8111in"/>
          <style:tab-stop style:type="left" style:position="2.2048in"/>
          <style:tab-stop style:type="left" style:position="2.5986in"/>
          <style:tab-stop style:type="left" style:position="2.9923in"/>
          <style:tab-stop style:type="left" style:position="3.3861in"/>
          <style:tab-stop style:type="left" style:position="3.7798in"/>
          <style:tab-stop style:type="left" style:position="4.1736in"/>
          <style:tab-stop style:type="left" style:position="4.5673in"/>
          <style:tab-stop style:type="left" style:position="4.9611in"/>
          <style:tab-stop style:type="left" style:position="5.3548in"/>
          <style:tab-stop style:type="left" style:position="5.7486in"/>
          <style:tab-stop style:type="left" style:position="6.1423in"/>
          <style:tab-stop style:type="left" style:position="6.5361in"/>
          <style:tab-stop style:type="left" style:position="6.9298in"/>
          <style:tab-stop style:type="left" style:position="7.3236in"/>
          <style:tab-stop style:type="left" style:position="7.7173in"/>
          <style:tab-stop style:type="left" style:position="8.1111in"/>
          <style:tab-stop style:type="left" style:position="8.5048in"/>
          <style:tab-stop style:type="left" style:position="8.8986in"/>
          <style:tab-stop style:type="left" style:position="9.2923in"/>
          <style:tab-stop style:type="left" style:position="9.6861in"/>
        </style:tab-stops>
      </style:paragraph-properties>
      <style:text-properties style:font-name="華康中楷體" style:font-name-asian="華康中楷體" style:letter-kerning="false" fo:font-size="13pt" style:font-size-asian="13pt" style:font-size-complex="10pt" fo:hyphenate="false"/>
    </style:style>
    <style:style style:name="條二1" style:display-name="條 二1"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條條2" style:display-name="條條2" style:family="paragraph" style:parent-style-name="內文">
      <style:paragraph-properties fo:widows="0" fo:orphans="0" fo:text-align="justify" style:vertical-align="baseline" fo:margin-top="0.0416in" fo:margin-bottom="0.0416in" fo:margin-left="0.1972in" fo:text-indent="0.315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BodyText21" style:display-name="Body Text 21"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條文" style:display-name="條文" style:family="paragraph" style:parent-style-name="內文">
      <style:paragraph-properties fo:widows="0" fo:orphans="0" style:vertical-align="baseline" style:line-height-at-least="0.2777in"/>
      <style:text-properties style:font-name="標楷體" style:font-name-asian="標楷體" style:letter-kerning="false" fo:font-size="15pt" style:font-size-asian="15pt" style:font-size-complex="10pt" fo:hyphenate="false"/>
    </style:style>
    <style:style style:name="區塊文字1" style:display-name="區塊文字1" style:family="paragraph" style:parent-style-name="內文">
      <style:paragraph-properties fo:widows="0" fo:orphans="0" style:vertical-align="baseline" fo:line-height="0.3472in" fo:margin-left="0.409in" fo:margin-right="0.1472in" fo:text-indent="-0.1666in">
        <style:tab-stops/>
      </style:paragraph-properties>
      <style:text-properties style:font-name="標楷體" style:font-name-asian="標楷體" style:letter-kerning="false" fo:font-size="14pt" style:font-size-asian="14pt" style:font-size-complex="10pt" fo:hyphenate="false"/>
    </style:style>
    <style:style style:name="E" style:display-name="1" style:family="paragraph" style:parent-style-name="內文">
      <style:paragraph-properties fo:widows="0" fo:orphans="0" fo:text-align="justify" fo:margin-top="0.0416in" fo:margin-bottom="0.0416in" fo:line-height="0.2777in" fo:margin-left="0.9166in" fo:margin-right="0.0638in" fo:text-indent="-0.9166in">
        <style:tab-stops/>
      </style:paragraph-properties>
      <style:text-properties style:font-name="Times New Roman" style:font-name-asian="標楷體" fo:font-size="14pt" style:font-size-asian="14pt" style:font-size-complex="10pt" fo:hyphenate="false"/>
    </style:style>
    <style:style style:name="E0" style:display-name="2" style:family="paragraph" style:parent-style-name="內文">
      <style:paragraph-properties fo:widows="0" fo:orphans="0" fo:text-align="justify" fo:margin-top="0.0416in" fo:margin-bottom="0.0416in" fo:line-height="0.2777in" fo:margin-left="0.9166in" fo:margin-right="0.0631in" fo:text-indent="0.4166in">
        <style:tab-stops/>
      </style:paragraph-properties>
      <style:text-properties style:font-name="Times New Roman" style:font-name-asian="標楷體" fo:font-size="14pt" style:font-size-asian="14pt" style:font-size-complex="10pt" fo:hyphenate="false"/>
    </style:style>
    <style:style style:name="格文1" style:display-name="格文1" style:family="paragraph">
      <style:paragraph-properties fo:widows="0" fo:orphans="0" style:vertical-align="baseline" style:line-height-at-least="0.25in"/>
      <style:text-properties style:font-name="Times New Roman" style:font-name-asian="標楷體" style:letter-kerning="false" fo:font-size="10pt" style:font-size-asian="10pt" style:font-size-complex="10pt" fo:hyphenate="false"/>
    </style:style>
    <style:style style:name="內文點列" style:display-name="內文點列" style:family="paragraph" style:parent-style-name="內文" style:list-style-name="LFO1">
      <style:paragraph-properties fo:widows="0" fo:orphans="0" fo:text-align="justify" style:vertical-align="baseline" fo:line-height="150%"/>
      <style:text-properties style:font-name="Arial" style:font-name-asian="全真楷書" fo:letter-spacing="0.0104in" style:letter-kerning="false" fo:font-size="13pt" style:font-size-asian="13pt" style:font-size-complex="10pt" fo:hyphenate="false"/>
    </style:style>
    <style:style style:name="格文2" style:display-name="格文2" style:family="paragraph">
      <style:paragraph-properties fo:widows="0" fo:orphans="0" style:vertical-align="baseline" style:line-height-at-least="0.25in"/>
      <style:text-properties style:font-name="Times New Roman" style:font-name-asian="標楷體" style:letter-kerning="false" fo:font-size="10pt" style:font-size-asian="10pt" style:font-size-complex="10pt" fo:hyphenate="false"/>
    </style:style>
    <style:style style:name="註釋標題" style:display-name="註釋標題" style:family="paragraph" style:parent-style-name="內文" style:next-style-name="內文">
      <style:paragraph-properties fo:widows="0" fo:orphans="0" fo:text-align="center" style:vertical-align="baseline" style:line-height-at-least="0.25in"/>
      <style:text-properties style:font-name="Times New Roman" style:font-name-asian="MingLiU" style:letter-kerning="false" style:font-size-complex="10pt" fo:hyphenate="false"/>
    </style:style>
    <style:style style:name="註釋標題字元" style:display-name="註釋標題 字元" style:family="text" style:parent-style-name="預設段落字型">
      <style:text-properties style:font-name="Times New Roman" style:font-name-asian="MingLiU" style:font-name-complex="Times New Roman" style:letter-kerning="false" style:font-size-complex="10pt"/>
    </style:style>
    <style:style style:name="表格文字" style:display-name="表格文字" style:family="paragraph" style:parent-style-name="內文">
      <style:paragraph-properties fo:widows="0" fo:orphans="0" style:vertical-align="baseline" fo:line-height="0.2222in"/>
      <style:text-properties style:font-name="Times New Roman" style:font-name-asian="MingLiU" style:letter-kerning="false" fo:font-size="11pt" style:font-size-asian="11pt" style:font-size-complex="10pt" fo:hyphenate="false"/>
    </style:style>
    <style:style style:name="備註" style:display-name="備註" style:family="paragraph" style:parent-style-name="內文">
      <style:paragraph-properties fo:widows="0" fo:orphans="0" style:vertical-align="baseline"/>
      <style:text-properties style:font-name="Times New Roman" style:font-name-asian="MingLiU" style:letter-kerning="false" style:text-position="-120% 100%" fo:font-size="10pt" style:font-size-asian="10pt" style:font-size-complex="10pt" fo:hyphenate="false"/>
    </style:style>
    <style:style style:name="條文1" style:display-name="條文1" style:family="paragraph" style:parent-style-name="內文">
      <style:paragraph-properties fo:widows="0" fo:orphans="0" style:vertical-align="baseline" style:line-height-at-least="0.2777in"/>
      <style:text-properties style:font-name="標楷體" style:font-name-asian="標楷體" style:letter-kerning="false" fo:font-size="15pt" style:font-size-asian="15pt" style:font-size-complex="10pt" fo:hyphenate="false"/>
    </style:style>
    <style:style style:name="款文" style:display-name="款文" style:family="paragraph" style:parent-style-name="內文">
      <style:paragraph-properties fo:widows="0" fo:orphans="0" style:vertical-align="baseline" style:line-height-at-least="0.2777in" fo:margin-left="1in" fo:text-indent="-0.4166in">
        <style:tab-stops/>
      </style:paragraph-properties>
      <style:text-properties style:font-name="標楷體" style:font-name-asian="標楷體" style:letter-kerning="false" fo:font-size="15pt" style:font-size-asian="15pt" style:font-size-complex="10pt" fo:hyphenate="false"/>
    </style:style>
    <style:style style:name="條文內文" style:display-name="條文內文" style:family="paragraph" style:parent-style-name="款文">
      <style:paragraph-properties fo:text-indent="0in"/>
      <style:text-properties fo:hyphenate="false"/>
    </style:style>
    <style:style style:name="項文" style:display-name="項文" style:family="paragraph" style:parent-style-name="內文">
      <style:paragraph-properties fo:widows="0" fo:orphans="0" style:vertical-align="baseline" style:line-height-at-least="0.3055in" fo:margin-left="1.5833in" fo:margin-right="0.1576in" fo:text-indent="-0.5833in">
        <style:tab-stops/>
      </style:paragraph-properties>
      <style:text-properties style:font-name="標楷體" style:font-name-asian="標楷體" style:letter-kerning="false" fo:font-size="15pt" style:font-size-asian="15pt" style:font-size-complex="10pt" fo:hyphenate="false"/>
    </style:style>
    <style:style style:name="內文一" style:display-name="內文一" style:family="paragraph" style:parent-style-name="內文">
      <style:paragraph-properties fo:widows="0" fo:orphans="0" fo:text-align="justify" style:vertical-align="baseline" fo:margin-top="0.0555in" fo:margin-bottom="0.0555in" style:line-height-at-least="0.25in" fo:margin-left="0.4173in" fo:margin-right="0.1972in">
        <style:tab-stops/>
      </style:paragraph-properties>
      <style:text-properties style:font-name="Times New Roman" style:font-name-asian="MingLiU" style:letter-kerning="false" fo:font-size="14pt" style:font-size-asian="14pt" style:font-size-complex="10pt" fo:hyphenate="false"/>
    </style:style>
    <style:style style:name="B4" style:display-name="B4" style:family="paragraph" style:parent-style-name="B3">
      <style:paragraph-properties fo:margin-left="0.9847in">
        <style:tab-stops/>
      </style:paragraph-properties>
      <style:text-properties fo:hyphenate="false"/>
    </style:style>
    <style:style style:name="B3" style:display-name="B3" style:family="paragraph" style:parent-style-name="b2">
      <style:paragraph-properties fo:margin-left="1.9694in">
        <style:tab-stops/>
      </style:paragraph-properties>
      <style:text-properties fo:hyphenate="false"/>
    </style:style>
    <style:style style:name="b2" style:display-name="b2" style:family="paragraph" style:parent-style-name="b1">
      <style:paragraph-properties fo:margin-top="0.0416in" fo:margin-bottom="0.0416in" fo:margin-left="0.3937in" fo:text-indent="-0.2756in">
        <style:tab-stops/>
      </style:paragraph-properties>
      <style:text-properties fo:hyphenate="false"/>
    </style:style>
    <style:style style:name="b1" style:display-name="b1" style:family="paragraph" style:parent-style-name="內文">
      <style:paragraph-properties fo:widows="0" fo:orphans="0" style:vertical-align="baseline" fo:margin-top="0.125in" style:line-height-at-least="0.25in"/>
      <style:text-properties style:font-name="華康中楷體" style:font-name-asian="華康中楷體" style:letter-kerning="false" fo:font-size="10pt" style:font-size-asian="10pt" style:font-size-complex="10pt" fo:hyphenate="false"/>
    </style:style>
    <style:style style:name="內文點列1" style:display-name="內文點列1" style:family="paragraph" style:parent-style-name="內文">
      <style:paragraph-properties fo:widows="0" fo:orphans="0" fo:text-align="justify" style:vertical-align="baseline" fo:line-height="150%" fo:margin-left="0.2951in" fo:text-indent="-0.2951in">
        <style:tab-stops>
          <style:tab-stop style:type="left" style:position="0in"/>
        </style:tab-stops>
      </style:paragraph-properties>
      <style:text-properties style:font-name="Arial" style:font-name-asian="全真楷書" fo:letter-spacing="0.0104in" style:letter-kerning="false" fo:font-size="13pt" style:font-size-asian="13pt" style:font-size-complex="10pt" fo:hyphenate="false"/>
    </style:style>
    <style:style style:name="標號" style:display-name="標號" style:family="paragraph" style:parent-style-name="內文" style:next-style-name="內文">
      <style:paragraph-properties fo:widows="0" fo:orphans="0" fo:text-align="center" style:vertical-align="baseline" fo:margin-top="0.0833in" fo:margin-bottom="0.0833in" fo:line-height="150%"/>
      <style:text-properties style:font-name="Arial" style:font-name-asian="全真楷書" fo:letter-spacing="0.0104in" style:letter-kerning="false" fo:font-size="13pt" style:font-size-asian="13pt" style:font-size-complex="10pt" fo:hyphenate="false"/>
    </style:style>
    <style:style style:name="純文字" style:display-name="純文字" style:family="paragraph" style:parent-style-name="內文">
      <style:paragraph-properties fo:widows="0" fo:orphans="0"/>
      <style:text-properties style:font-name="MingLiU" style:font-name-asian="MingLiU" style:font-size-complex="10pt" fo:hyphenate="false"/>
    </style:style>
    <style:style style:name="純文字字元" style:display-name="純文字 字元" style:family="text" style:parent-style-name="預設段落字型">
      <style:text-properties style:font-name="MingLiU" style:font-name-asian="MingLiU" style:font-name-complex="Times New Roman" style:font-size-complex="10pt"/>
    </style:style>
    <style:style style:name="T-1" style:display-name="T-1" style:family="paragraph" style:parent-style-name="內文">
      <style:paragraph-properties fo:widows="0" fo:orphans="0" style:vertical-align="baseline" fo:line-height="0.1666in" fo:margin-left="0.1777in" fo:text-indent="-0.1777in">
        <style:tab-stops/>
      </style:paragraph-properties>
      <style:text-properties style:font-name="全真楷書" style:font-name-asian="全真楷書" style:letter-kerning="false" style:font-size-complex="10pt" fo:hyphenate="false"/>
    </style:style>
    <style:style style:name="條條11" style:display-name="條條11" style:family="paragraph" style:parent-style-name="內文">
      <style:paragraph-properties fo:widows="0" fo:orphans="0" fo:text-align="justify" style:vertical-align="baseline" fo:margin-top="0.0416in" fo:margin-bottom="0.0416in" fo:margin-left="0.1972in" fo:text-indent="-0.197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說331" style:display-name="說331" style:family="paragraph" style:parent-style-name="內文">
      <style:paragraph-properties fo:widows="0" fo:orphans="0" fo:text-align="justify" style:vertical-align="baseline" fo:margin-left="0.5513in" fo:text-indent="-0.1972in">
        <style:tab-stops>
          <style:tab-stop style:type="left" style:position="-0.1576in"/>
          <style:tab-stop style:type="left" style:position="0.2361in"/>
          <style:tab-stop style:type="left" style:position="0.6298in"/>
          <style:tab-stop style:type="left" style:position="1.0236in"/>
          <style:tab-stop style:type="left" style:position="1.4173in"/>
          <style:tab-stop style:type="left" style:position="1.8111in"/>
          <style:tab-stop style:type="left" style:position="2.2048in"/>
          <style:tab-stop style:type="left" style:position="2.5986in"/>
          <style:tab-stop style:type="left" style:position="2.9923in"/>
          <style:tab-stop style:type="left" style:position="3.3861in"/>
          <style:tab-stop style:type="left" style:position="3.7798in"/>
          <style:tab-stop style:type="left" style:position="4.1736in"/>
          <style:tab-stop style:type="left" style:position="4.5673in"/>
          <style:tab-stop style:type="left" style:position="4.9611in"/>
          <style:tab-stop style:type="left" style:position="5.3548in"/>
          <style:tab-stop style:type="left" style:position="5.7486in"/>
          <style:tab-stop style:type="left" style:position="6.1423in"/>
          <style:tab-stop style:type="left" style:position="6.5361in"/>
          <style:tab-stop style:type="left" style:position="6.9298in"/>
          <style:tab-stop style:type="left" style:position="7.3236in"/>
          <style:tab-stop style:type="left" style:position="7.7173in"/>
          <style:tab-stop style:type="left" style:position="8.1111in"/>
          <style:tab-stop style:type="left" style:position="8.5048in"/>
          <style:tab-stop style:type="left" style:position="8.8986in"/>
          <style:tab-stop style:type="left" style:position="9.2923in"/>
          <style:tab-stop style:type="left" style:position="9.6861in"/>
        </style:tab-stops>
      </style:paragraph-properties>
      <style:text-properties style:font-name="華康中楷體" style:font-name-asian="華康中楷體" style:letter-kerning="false" fo:font-size="13pt" style:font-size-asian="13pt" style:font-size-complex="10pt" fo:hyphenate="false"/>
    </style:style>
    <style:style style:name="條二2" style:display-name="條 二2"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條條21" style:display-name="條條21" style:family="paragraph" style:parent-style-name="內文">
      <style:paragraph-properties fo:widows="0" fo:orphans="0" fo:text-align="justify" style:vertical-align="baseline" fo:margin-top="0.0416in" fo:margin-bottom="0.0416in" fo:margin-left="0.1972in" fo:text-indent="0.315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BodyText22" style:display-name="Body Text 22"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條文2" style:display-name="條文2" style:family="paragraph" style:parent-style-name="內文">
      <style:paragraph-properties fo:widows="0" fo:orphans="0" style:vertical-align="baseline" style:line-height-at-least="0.2777in"/>
      <style:text-properties style:font-name="標楷體" style:font-name-asian="標楷體" style:letter-kerning="false" fo:font-size="15pt" style:font-size-asian="15pt" style:font-size-complex="10pt" fo:hyphenate="false"/>
    </style:style>
    <style:style style:name="BlockText1" style:display-name="Block Text1" style:family="paragraph" style:parent-style-name="內文">
      <style:paragraph-properties fo:widows="0" fo:orphans="0" style:vertical-align="baseline" fo:line-height="0.3472in" fo:margin-left="0.409in" fo:margin-right="0.1472in" fo:text-indent="-0.1666in">
        <style:tab-stops/>
      </style:paragraph-properties>
      <style:text-properties style:font-name="標楷體" style:font-name-asian="標楷體" style:letter-kerning="false" fo:font-size="14pt" style:font-size-asian="14pt" style:font-size-complex="10pt" fo:hyphenate="false"/>
    </style:style>
    <style:style style:name="E1" style:display-name="11" style:family="paragraph" style:parent-style-name="內文">
      <style:paragraph-properties fo:widows="0" fo:orphans="0" fo:text-align="justify" fo:margin-top="0.0416in" fo:margin-bottom="0.0416in" fo:line-height="0.2777in" fo:margin-left="0.9166in" fo:margin-right="0.0638in" fo:text-indent="-0.9166in">
        <style:tab-stops/>
      </style:paragraph-properties>
      <style:text-properties style:font-name="Times New Roman" style:font-name-asian="標楷體" fo:font-size="14pt" style:font-size-asian="14pt" style:font-size-complex="10pt" fo:hyphenate="false"/>
    </style:style>
    <style:style style:name="E2" style:display-name="21" style:family="paragraph" style:parent-style-name="內文">
      <style:paragraph-properties fo:widows="0" fo:orphans="0" fo:text-align="justify" fo:margin-top="0.0416in" fo:margin-bottom="0.0416in" fo:line-height="0.2777in" fo:margin-left="0.9166in" fo:margin-right="0.0631in" fo:text-indent="0.4166in">
        <style:tab-stops/>
      </style:paragraph-properties>
      <style:text-properties style:font-name="Times New Roman" style:font-name-asian="標楷體" fo:font-size="14pt" style:font-size-asian="14pt" style:font-size-complex="10pt" fo:hyphenate="false"/>
    </style:style>
    <style:style style:name="內文Web" style:display-name="內文 (Web)" style:family="paragraph" style:parent-style-name="內文">
      <style:paragraph-properties fo:margin-top="0.0694in" fo:margin-bottom="0.0694in"/>
      <style:text-properties style:font-name="PMingLiU" style:font-name-complex="PMingLiU" style:letter-kerning="false" fo:hyphenate="false"/>
    </style:style>
    <style:style style:name="日期" style:display-name="日期" style:family="paragraph" style:parent-style-name="內文" style:next-style-name="內文">
      <style:paragraph-properties fo:widows="0" fo:orphans="0" fo:text-align="end" style:vertical-align="baseline" style:line-height-at-least="0.25in"/>
      <style:text-properties style:font-name="Times New Roman" style:font-name-asian="MingLiU" style:letter-kerning="false" style:font-size-complex="10pt" fo:hyphenate="false"/>
    </style:style>
    <style:style style:name="日期字元" style:display-name="日期 字元" style:family="text" style:parent-style-name="預設段落字型">
      <style:text-properties style:font-name="Times New Roman" style:font-name-asian="MingLiU" style:font-name-complex="Times New Roman" style:letter-kerning="false" style:font-size-complex="10pt"/>
    </style:style>
    <style:style style:name="註解方塊文字" style:display-name="註解方塊文字" style:family="paragraph" style:parent-style-name="內文">
      <style:paragraph-properties fo:widows="0" fo:orphans="0" style:vertical-align="baseline" style:line-height-at-least="0.25in"/>
      <style:text-properties style:font-name="Arial" style:letter-kerning="false" fo:font-size="9pt" style:font-size-asian="9pt" style:font-size-complex="9pt" fo:hyphenate="false"/>
    </style:style>
    <style:style style:name="註解方塊文字字元" style:display-name="註解方塊文字 字元" style:family="text" style:parent-style-name="預設段落字型">
      <style:text-properties style:font-name="Arial" style:font-name-asian="PMingLiU" style:font-name-complex="Times New Roman" style:letter-kerning="false" fo:font-size="9pt" style:font-size-asian="9pt" style:font-size-complex="9pt"/>
    </style:style>
    <style:style style:name="款" style:display-name="款" style:family="paragraph" style:parent-style-name="HTML預設格式">
      <style:paragraph-properties fo:widows="2" fo:orphans="2" fo:text-align="justify" style:vertical-align="auto" fo:line-height="0.2222in" fo:margin-left="0.3333in" fo:text-indent="-0.1666in">
        <style:tab-stops/>
      </style:paragraph-properties>
      <style:text-properties style:font-name="標楷體" style:font-name-asian="標楷體" style:font-name-complex="Arial Unicode MS" fo:color="#000000" fo:font-size="12pt" style:font-size-asian="12pt" fo:hyphenate="false"/>
    </style:style>
    <style:style style:name="HTML預設格式" style:display-name="HTML 預設格式" style:family="paragraph" style:parent-style-name="內文">
      <style:paragraph-properties fo:widows="0" fo:orphans="0" style:vertical-align="baseline" style:line-height-at-least="0.25in"/>
      <style:text-properties style:font-name="Courier New" style:font-name-asian="MingLiU" style:font-name-complex="Courier New" style:letter-kerning="false" fo:font-size="10pt" style:font-size-asian="10pt" style:font-size-complex="10pt" fo:hyphenate="false"/>
    </style:style>
    <style:style style:name="HTML預設格式字元" style:display-name="HTML 預設格式 字元" style:family="text" style:parent-style-name="預設段落字型">
      <style:text-properties style:font-name="Courier New" style:font-name-asian="MingLiU" style:font-name-complex="Courier New" style:letter-kerning="false" fo:font-size="10pt" style:font-size-asian="10pt" style:font-size-complex="10pt"/>
    </style:style>
    <style:style style:name="E3" style:display-name="3" style:family="paragraph" style:parent-style-name="內文">
      <style:paragraph-properties fo:widows="0" fo:orphans="0" style:text-autospace="none" fo:text-align="justify" fo:margin-top="0.0416in" fo:margin-bottom="0.0416in" fo:line-height="0.2777in" fo:margin-left="1.5833in" fo:margin-right="0.0638in" fo:text-indent="-0.25in">
        <style:tab-stops/>
      </style:paragraph-properties>
      <style:text-properties style:font-name="Times New Roman" style:font-name-asian="標楷體" fo:color="#000000" fo:font-size="14pt" style:font-size-asian="14pt" style:font-size-complex="10pt" fo:hyphenate="false"/>
    </style:style>
    <style:style style:name="內文6-2" style:display-name="內文6-2" style:family="paragraph" style:parent-style-name="內文">
      <style:paragraph-properties fo:widows="0" fo:orphans="0" style:snap-to-layout-grid="false" fo:margin-top="0.0694in" fo:line-height="0.2222in" fo:margin-left="1.2493in" fo:text-indent="-0.1944in">
        <style:tab-stops/>
      </style:paragraph-properties>
      <style:text-properties style:font-name="標楷體" style:font-name-asian="標楷體" fo:font-size="14pt" style:font-size-asian="14pt" style:font-size-complex="10pt" fo:hyphenate="false"/>
    </style:style>
    <style:style style:name="內文1-3" style:display-name="內文1-3" style:family="paragraph" style:parent-style-name="內文">
      <style:paragraph-properties fo:widows="0" fo:orphans="0" style:snap-to-layout-grid="false" fo:margin-top="0.0416in" fo:margin-bottom="0.0694in" fo:line-height="0.25in" fo:margin-left="0.9027in" fo:text-indent="-0.4861in">
        <style:tab-stops/>
      </style:paragraph-properties>
      <style:text-properties style:font-name="標楷體" style:font-name-asian="標楷體" fo:font-size="14pt" style:font-size-asian="14pt" style:font-size-complex="10pt" fo:hyphenate="false"/>
    </style:style>
    <style:style style:name="修訂" style:display-name="修訂" style:family="paragraph">
      <style:text-properties style:font-name="Times New Roman" style:font-name-asian="MingLiU" style:letter-kerning="false" style:font-size-complex="10pt" fo:hyphenate="false"/>
    </style:style>
    <style:style style:name="索引1" style:display-name="索引 1" style:family="paragraph" style:parent-style-name="內文" style:next-style-name="內文" style:auto-update="true">
      <style:paragraph-properties style:text-autospace="none" style:vertical-align="bottom" style:line-height-at-least="0.1666in"/>
      <style:text-properties style:font-name="標楷體" style:font-name-asian="標楷體" fo:font-weight="bold" style:font-weight-asian="bold" style:letter-kerning="false" fo:hyphenate="false"/>
    </style:style>
    <style:style style:name="b1.4" style:display-name="b1.4" style:family="paragraph" style:parent-style-name="內文" style:list-style-name="LFO5">
      <style:paragraph-properties fo:widows="0" fo:orphans="0"/>
      <style:text-properties style:font-name="標楷體" style:font-name-asian="標楷體" style:letter-kerning="false" fo:font-size="15pt" style:font-size-asian="15pt" style:font-size-complex="10pt" fo:hyphenate="false"/>
    </style:style>
    <style:style style:name="本文3" style:display-name="本文 3" style:family="paragraph" style:parent-style-name="內文">
      <style:paragraph-properties fo:widows="0" fo:orphans="0" style:vertical-align="baseline" fo:margin-bottom="0.0833in" style:line-height-at-least="0.25in"/>
      <style:text-properties style:font-name="Times New Roman" style:font-name-asian="MingLiU" style:letter-kerning="false" fo:font-size="8pt" style:font-size-asian="8pt" style:font-size-complex="8pt" fo:hyphenate="false"/>
    </style:style>
    <style:style style:name="本文3字元" style:display-name="本文 3 字元" style:family="text" style:parent-style-name="預設段落字型">
      <style:text-properties style:font-name="Times New Roman" style:font-name-asian="MingLiU" style:font-name-complex="Times New Roman" style:letter-kerning="false" fo:font-size="8pt" style:font-size-asian="8pt" style:font-size-complex="8pt"/>
    </style:style>
    <style:style style:name="中標" style:display-name="中標" style:family="paragraph" style:parent-style-name="內文">
      <style:paragraph-properties fo:widows="0" fo:orphans="0" fo:text-align="center" style:vertical-align="baseline" fo:line-height="150%"/>
      <style:text-properties style:font-name="Times New Roman" style:font-name-asian="華康中楷體" fo:letter-spacing="0.0027in" style:letter-kerning="false" fo:font-size="14pt" style:font-size-asian="14pt" style:font-size-complex="10pt"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style:letter-kerning="false" fo:hyphenate="false"/>
    </style:style>
    <style:style style:name="目錄標題" style:display-name="目錄標題" style:family="paragraph" style:parent-style-name="標題1" style:next-style-name="內文" style:default-outline-level="1">
      <style:paragraph-properties fo:text-align="justify" fo:margin-bottom="0in" fo:line-height="115%"/>
      <style:text-properties style:font-name="Cambria" style:font-name-asian="標楷體" fo:font-weight="bold" style:font-weight-asian="bold" style:font-weight-complex="bold" fo:color="#365F91" style:letter-kerning="false" fo:font-size="14pt" style:font-size-asian="14pt" style:font-size-complex="14pt" fo:hyphenate="false"/>
    </style:style>
    <style:style style:name="註腳文字" style:display-name="註腳文字" style:family="paragraph" style:parent-style-name="內文">
      <style:paragraph-properties fo:widows="0" fo:orphans="0" style:snap-to-layout-grid="false" style:vertical-align="baseline" style:line-height-at-least="0.25in"/>
      <style:text-properties style:font-name="Times New Roman" style:font-name-asian="MingLiU" style:letter-kerning="false" fo:font-size="10pt" style:font-size-asian="10pt" style:font-size-complex="10pt" fo:hyphenate="false"/>
    </style:style>
    <style:style style:name="註腳文字字元" style:display-name="註腳文字 字元" style:family="text" style:parent-style-name="預設段落字型">
      <style:text-properties style:font-name="Times New Roman" style:font-name-asian="MingLiU" style:font-name-complex="Times New Roman" style:letter-kerning="false" fo:font-size="10pt" style:font-size-asian="10pt" style:font-size-complex="10pt"/>
    </style:style>
    <style:style style:name="註腳參照" style:display-name="註腳參照" style:family="text">
      <style:text-properties style:text-position="super 66.6%"/>
    </style:style>
    <style:style style:name="apple-converted-space" style:display-name="apple-converted-space" style:family="text"/>
    <style:style style:name="條" style:display-name="條" style:family="paragraph" style:parent-style-name="內文">
      <style:paragraph-properties fo:widows="0" fo:orphans="0" style:text-autospace="none" style:snap-to-layout-grid="false" fo:text-align="justify" fo:line-height="125%" fo:margin-left="0.1388in" fo:text-indent="-0.1388in">
        <style:tab-stops/>
      </style:paragraph-properties>
      <style:text-properties style:font-name="標楷體" style:font-name-asian="標楷體" fo:color="#000000" fo:hyphenate="false"/>
    </style:style>
    <style:style style:name="條-一" style:display-name="條-(一)" style:family="paragraph" style:parent-style-name="內文">
      <style:paragraph-properties fo:widows="0" fo:orphans="0" style:snap-to-layout-grid="false" fo:text-align="justify" fo:line-height="125%" fo:margin-left="0.6666in" fo:text-indent="-0.3333in">
        <style:tab-stops/>
      </style:paragraph-properties>
      <style:text-properties style:font-name="標楷體" style:font-name-asian="標楷體" fo:color="#000000" fo:hyphenate="false"/>
    </style:style>
    <style:style style:name="強調斜體" style:display-name="強調斜體" style:family="text">
      <style:text-properties fo:font-style="italic" style:font-style-asian="italic" style:font-style-complex="italic"/>
    </style:style>
    <style:style style:name="TableParagraph" style:display-name="Table Paragraph" style:family="paragraph" style:parent-style-name="內文">
      <style:paragraph-properties fo:widows="0" fo:orphans="0" style:text-autospace="none"/>
      <style:text-properties style:font-name="Times New Roman" style:font-name-asian="MingLiU" style:letter-kerning="false" fo:hyphenate="false"/>
    </style:style>
    <style:style style:name="註解參照" style:display-name="註解參照" style:family="text">
      <style:text-properties fo:font-size="9pt" style:font-size-asian="9pt" style:font-size-complex="9pt"/>
    </style:style>
    <style:style style:name="註解主旨" style:display-name="註解主旨" style:family="paragraph" style:parent-style-name="註解文字" style:next-style-name="註解文字">
      <style:paragraph-properties style:text-autospace="ideograph-alpha" style:vertical-align="baseline" style:line-height-at-least="0.25in"/>
      <style:text-properties style:font-name="Times New Roman" fo:font-weight="bold" style:font-weight-asian="bold" style:font-weight-complex="bold" fo:hyphenate="false"/>
    </style:style>
    <style:style style:name="註解主旨字元" style:display-name="註解主旨 字元" style:family="text" style:parent-style-name="註解文字字元">
      <style:text-properties style:font-name="Times New Roman" style:font-name-asian="MingLiU" style:font-name-complex="Times New Roman" fo:font-weight="bold" style:font-weight-asian="bold" style:font-weight-complex="bold" style:letter-kerning="false" style:font-size-complex="10pt"/>
    </style:style>
    <style:style style:name="未解析的提及" style:display-name="未解析的提及" style:family="text">
      <style:text-properties fo:color="#605E5C" fo:background-color="#E1DFDD"/>
    </style:style>
    <style:style style:name="清單段落字元" style:display-name="清單段落 字元" style:family="text"/>
    <style:style style:name="Textbody" style:display-name="Text body" style:family="paragraph" style:parent-style-name="Normal">
      <style:paragraph-properties fo:widows="0" fo:orphans="0" style:vertical-align="baseline" fo:margin-top="0.0597in" fo:margin-bottom="0.0597in"/>
      <style:text-properties style:font-name="Times New Roman" style:font-name-asian="Lucida Sans Unicode" style:font-name-complex="Tahoma" fo:hyphenate="false"/>
    </style:style>
    <style:style style:name="Firstparagraph" style:display-name="First paragraph" style:family="paragraph" style:parent-style-name="Textbody" style:next-style-name="Textbody">
      <style:text-properties fo:hyphenate="false"/>
    </style:style>
    <style:style style:name="Heading4Char" style:display-name="Heading 4 Char" style:family="text" style:parent-style-name="DefaultParagraphFont">
      <style:text-properties style:font-name="Arial" style:font-name-asian="Lucida Sans Unicode" style:font-name-complex="Tahoma" fo:font-weight="bold" style:font-weight-asian="bold" style:font-weight-complex="bold" fo:font-style="italic" style:font-style-asian="italic" style:font-style-complex="italic" fo:font-size="14pt" style:font-size-asian="14pt" style:font-size-complex="14pt"/>
    </style:style>
    <style:style style:name="TableContents" style:display-name="Table Contents" style:family="paragraph" style:parent-style-name="Normal">
      <style:paragraph-properties fo:widows="0" fo:orphans="0" text:number-lines="false" style:vertical-align="baseline" fo:margin-left="0.0298in" fo:margin-right="0.0298in">
        <style:tab-stops/>
      </style:paragraph-properties>
      <style:text-properties style:font-name="Times New Roman" style:font-name-asian="Lucida Sans Unicode" style:font-name-complex="Tahoma"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language="en" fo:country="TW"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Heading2Char" style:display-name="Heading 2 Char" style:family="text" style:parent-style-name="DefaultParagraphFont">
      <style:text-properties style:font-name="Calibri Light" style:font-name-asian="PMingLiU"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PMingLiU" style:font-name-complex="Times New Roman" fo:color="#1F3763"/>
    </style:style>
    <style:style style:name="WW_CharLFO1LVL1" style:family="text">
      <style:text-properties style:font-name-asian="標楷體, 'DF Kai Shu'" style:font-size-complex="12pt"/>
    </style:style>
    <text:list-style style:name="WW8Num7" style:display-name="WW8Num7">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2LVL1" style:family="text">
      <style:text-properties style:font-name="Wingdings"/>
    </style:style>
    <text:list-style style:name="LFO1" style:display-name="LFO1">
      <text:list-level-style-bullet text:level="1" text:style-name="WW_CharLFO2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text:display="true" fo:letter-spacing="normal" style:text-position="0% 100%" style:text-underline-type="none" style:text-underline-color="font-color" style:text-emphasize="none"/>
    </style:style>
    <text:list-style style:name="LFO5" style:display-name="LFO5">
      <text:list-level-style-number text:level="1" style:num-suffix="." style:num-format="1">
        <style:list-level-properties text:space-before="0.5909in" text:min-label-width="0.3333in" text:list-level-position-and-space-mode="label-alignment">
          <style:list-level-label-alignment text:label-followed-by="listtab" fo:margin-left="0.9243in" fo:text-indent="-0.3333in"/>
        </style:list-level-properties>
      </text:list-level-style-number>
      <text:list-level-style-number text:level="2" text:style-name="WW_CharLFO3LVL2" style:num-prefix="(" style:num-suffix=")" style:num-format="1">
        <style:list-level-properties text:space-before="0.9243in" text:min-label-width="0.3333in" text:list-level-position-and-space-mode="label-alignment">
          <style:list-level-label-alignment text:label-followed-by="listtab" fo:margin-left="1.2576in" fo:text-indent="-0.3333in"/>
        </style:list-level-properties>
      </text:list-level-style-number>
      <text:list-level-style-number text:level="3" style:num-suffix="." style:num-format="i">
        <style:list-level-properties fo:text-align="end" text:space-before="1.2576in" text:min-label-width="0.3333in" text:list-level-position-and-space-mode="label-alignment">
          <style:list-level-label-alignment text:label-followed-by="listtab" fo:margin-left="1.5909in" fo:text-indent="-0.3333in"/>
        </style:list-level-properties>
      </text:list-level-style-number>
      <text:list-level-style-number text:level="4" style:num-suffix="." style:num-format="1">
        <style:list-level-properties text:space-before="1.5909in" text:min-label-width="0.3333in" text:list-level-position-and-space-mode="label-alignment">
          <style:list-level-label-alignment text:label-followed-by="listtab" fo:margin-left="1.9243in" fo:text-indent="-0.3333in"/>
        </style:list-level-properties>
      </text:list-level-style-number>
      <text:list-level-style-number text:level="5" style:num-suffix="、" style:num-format="甲, 乙, 丙, ...">
        <style:list-level-properties text:space-before="1.9243in" text:min-label-width="0.3333in" text:list-level-position-and-space-mode="label-alignment">
          <style:list-level-label-alignment text:label-followed-by="listtab" fo:margin-left="2.2576in" fo:text-indent="-0.3333in"/>
        </style:list-level-properties>
      </text:list-level-style-number>
      <text:list-level-style-number text:level="6" style:num-suffix="." style:num-format="i">
        <style:list-level-properties fo:text-align="end" text:space-before="2.2576in" text:min-label-width="0.3333in" text:list-level-position-and-space-mode="label-alignment">
          <style:list-level-label-alignment text:label-followed-by="listtab" fo:margin-left="2.5909in" fo:text-indent="-0.3333in"/>
        </style:list-level-properties>
      </text:list-level-style-number>
      <text:list-level-style-number text:level="7" style:num-suffix="." style:num-format="1">
        <style:list-level-properties text:space-before="2.5909in" text:min-label-width="0.3333in" text:list-level-position-and-space-mode="label-alignment">
          <style:list-level-label-alignment text:label-followed-by="listtab" fo:margin-left="2.9243in" fo:text-indent="-0.3333in"/>
        </style:list-level-properties>
      </text:list-level-style-number>
      <text:list-level-style-number text:level="8" style:num-suffix="、" style:num-format="甲, 乙, 丙, ...">
        <style:list-level-properties text:space-before="2.9243in" text:min-label-width="0.3333in" text:list-level-position-and-space-mode="label-alignment">
          <style:list-level-label-alignment text:label-followed-by="listtab" fo:margin-left="3.2576in" fo:text-indent="-0.3333in"/>
        </style:list-level-properties>
      </text:list-level-style-number>
      <text:list-level-style-number text:level="9" style:num-suffix="." style:num-format="i">
        <style:list-level-properties fo:text-align="end" text:space-before="3.2576in" text:min-label-width="0.3333in" text:list-level-position-and-space-mode="label-alignment">
          <style:list-level-label-alignment text:label-followed-by="listtab" fo:margin-left="3.5909in" fo:text-indent="-0.3333in"/>
        </style:list-level-properties>
      </text:list-level-style-number>
    </text:list-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5LVL1" style:family="text">
      <style:text-properties style:font-name-asian="標楷體" fo:font-weight="normal" style:font-weight-asian="normal" fo:font-style="normal" style:font-style-asian="normal" fo:font-size="12pt" style:font-size-asian="12pt" style:font-size-complex="12pt"/>
    </style:style>
    <style:style style:name="WW_CharLFO5LVL2" style:family="text">
      <style:text-properties style:font-name="Times New Roman" style:font-name-asian="標楷體"/>
    </style:style>
    <style:style style:name="WW_CharLFO5LVL5" style:family="text">
      <style:text-properties style:font-name-asian="標楷體" fo:font-weight="normal" style:font-weight-asian="normal" fo:font-style="normal" style:font-style-asian="normal" fo:color="#000000" fo:font-size="12pt" style:font-size-asian="12pt" style:font-size-complex="12pt"/>
    </style:style>
    <style:style style:name="WW_CharLFO6LVL1" style:family="text">
      <style:text-properties style:font-name="Times New Roman" style:font-name-asian="標楷體" fo:font-weight="normal" style:font-weight-asian="normal" fo:font-style="normal" style:font-style-asian="normal" fo:font-size="12pt" style:font-size-asian="12pt"/>
    </style:style>
    <style:style style:name="WW_CharLFO8LVL1" style:family="text">
      <style:text-properties style:font-name="Times New Roman" style:font-name-asian="標楷體" fo:font-weight="normal" style:font-weight-asian="normal" fo:font-style="normal" style:font-style-asian="normal" fo:font-size="12pt" style:font-size-asian="12pt"/>
    </style:style>
    <style:style style:name="WW_CharLFO9LVL1" style:family="text">
      <style:text-properties style:font-name="Times New Roman" style:font-name-asian="標楷體" fo:font-weight="normal" style:font-weight-asian="normal" fo:font-style="normal" style:font-style-asian="normal" fo:font-size="12pt" style:font-size-asian="12pt"/>
    </style:style>
    <style:style style:name="WW_CharLFO9LVL2" style:family="text">
      <style:text-properties style:font-name="Times New Roman" fo:font-size="12pt" style:font-size-asian="12pt"/>
    </style:style>
    <style:style style:name="WW_CharLFO13LVL1" style:family="text">
      <style:text-properties style:font-name="Times New Roman" style:font-name-asian="標楷體" fo:font-weight="normal" style:font-weight-asian="normal" fo:font-style="normal" style:font-style-asian="normal" fo:font-size="12pt" style:font-size-asian="12pt"/>
    </style:style>
    <style:style style:name="WW_CharLFO14LVL1" style:family="text">
      <style:text-properties style:font-name="Times New Roman" style:font-name-asian="標楷體" fo:font-weight="normal" style:font-weight-asian="normal" fo:font-style="normal" style:font-style-asian="normal" fo:font-size="12pt" style:font-size-asian="12pt"/>
    </style:style>
    <style:style style:name="WW_CharLFO16LVL1" style:family="text">
      <style:text-properties fo:font-weight="normal" style:font-weight-asian="normal" fo:font-size="12pt" style:font-size-asian="12pt" style:font-size-complex="12pt"/>
    </style:style>
    <style:style style:name="WW_CharLFO18LVL1" style:family="text">
      <style:text-properties fo:font-weight="normal" style:font-weight-asian="normal" fo:font-size="12pt" style:font-size-asian="12pt" style:font-size-complex="12pt"/>
    </style:style>
    <style:style style:name="WW_CharLFO19LVL1" style:family="text">
      <style:text-properties fo:font-weight="normal" style:font-weight-asian="normal" fo:font-size="12pt" style:font-size-asian="12pt" style:font-size-complex="12pt"/>
    </style:style>
    <style:style style:name="WW_CharLFO20LVL1" style:family="text">
      <style:text-properties fo:font-weight="normal" style:font-weight-asian="normal" fo:font-size="12pt" style:font-size-asian="12pt" style:font-size-complex="12pt"/>
    </style:style>
    <style:style style:name="WW_CharLFO22LVL1" style:family="text">
      <style:text-properties fo:language="en" fo:country="US"/>
    </style:style>
    <style:style style:name="WW_CharLFO23LVL1" style:family="text">
      <style:text-properties fo:language="en" fo:country="US"/>
    </style:style>
    <style:style style:name="WW_CharLFO24LVL1" style:family="text">
      <style:text-properties fo:language="en" fo:country="US"/>
    </style:style>
    <style:style style:name="WW_CharLFO25LVL1" style:family="text">
      <style:text-properties fo:language="en" fo:country="US"/>
    </style:style>
    <style:style style:name="WW_CharLFO26LVL1" style:family="text">
      <style:text-properties fo:language="en" fo:country="US"/>
    </style:style>
    <style:style style:name="WW_CharLFO27LVL1" style:family="text">
      <style:text-properties fo:language="en" fo:country="US"/>
    </style:style>
    <style:style style:name="WW_CharLFO28LVL1" style:family="text">
      <style:text-properties fo:language="en" fo:country="US"/>
    </style:style>
    <style:style style:name="WW_CharLFO29LVL1" style:family="text">
      <style:text-properties fo:language="en" fo:country="US"/>
    </style:style>
    <style:style style:name="WW_CharLFO31LVL1" style:family="text">
      <style:text-properties style:font-name="StarSymbol" style:font-name-asian="StarSymbol" style:font-name-complex="StarSymbol" fo:font-size="9pt" style:font-size-asian="9pt" style:font-size-complex="9pt"/>
    </style:style>
    <style:style style:name="WW_CharLFO31LVL2" style:family="text">
      <style:text-properties style:font-name="StarSymbol" style:font-name-asian="StarSymbol" style:font-name-complex="StarSymbol" fo:font-size="9pt" style:font-size-asian="9pt" style:font-size-complex="9pt"/>
    </style:style>
    <style:style style:name="WW_CharLFO31LVL3" style:family="text">
      <style:text-properties style:font-name="StarSymbol" style:font-name-asian="StarSymbol" style:font-name-complex="StarSymbol" fo:font-size="9pt" style:font-size-asian="9pt" style:font-size-complex="9pt"/>
    </style:style>
    <style:style style:name="WW_CharLFO31LVL4" style:family="text">
      <style:text-properties style:font-name="StarSymbol" style:font-name-asian="StarSymbol" style:font-name-complex="StarSymbol" fo:font-size="9pt" style:font-size-asian="9pt" style:font-size-complex="9pt"/>
    </style:style>
    <style:style style:name="WW_CharLFO31LVL5" style:family="text">
      <style:text-properties style:font-name="StarSymbol" style:font-name-asian="StarSymbol" style:font-name-complex="StarSymbol" fo:font-size="9pt" style:font-size-asian="9pt" style:font-size-complex="9pt"/>
    </style:style>
    <style:style style:name="WW_CharLFO31LVL6" style:family="text">
      <style:text-properties style:font-name="StarSymbol" style:font-name-asian="StarSymbol" style:font-name-complex="StarSymbol" fo:font-size="9pt" style:font-size-asian="9pt" style:font-size-complex="9pt"/>
    </style:style>
    <style:style style:name="WW_CharLFO31LVL7" style:family="text">
      <style:text-properties style:font-name="StarSymbol" style:font-name-asian="StarSymbol" style:font-name-complex="StarSymbol" fo:font-size="9pt" style:font-size-asian="9pt" style:font-size-complex="9pt"/>
    </style:style>
    <style:style style:name="WW_CharLFO31LVL8" style:family="text">
      <style:text-properties style:font-name="StarSymbol" style:font-name-asian="StarSymbol" style:font-name-complex="StarSymbol" fo:font-size="9pt" style:font-size-asian="9pt" style:font-size-complex="9pt"/>
    </style:style>
    <style:style style:name="WW_CharLFO31LVL9" style:family="text">
      <style:text-properties style:font-name="StarSymbol" style:font-name-asian="StarSymbol" style:font-name-complex="StarSymbol" fo:font-size="9pt" style:font-size-asian="9pt" style:font-size-complex="9pt"/>
    </style:style>
    <style:style style:name="WW_CharLFO32LVL1" style:family="text">
      <style:text-properties style:font-name="StarSymbol" style:font-name-asian="StarSymbol" style:font-name-complex="StarSymbol" fo:font-size="9pt" style:font-size-asian="9pt" style:font-size-complex="9pt"/>
    </style:style>
    <style:style style:name="WW_CharLFO32LVL2" style:family="text">
      <style:text-properties style:font-name="StarSymbol" style:font-name-asian="StarSymbol" style:font-name-complex="StarSymbol" fo:font-size="9pt" style:font-size-asian="9pt" style:font-size-complex="9pt"/>
    </style:style>
    <style:style style:name="WW_CharLFO32LVL3" style:family="text">
      <style:text-properties style:font-name="StarSymbol" style:font-name-asian="StarSymbol" style:font-name-complex="StarSymbol" fo:font-size="9pt" style:font-size-asian="9pt" style:font-size-complex="9pt"/>
    </style:style>
    <style:style style:name="WW_CharLFO32LVL4" style:family="text">
      <style:text-properties style:font-name="StarSymbol" style:font-name-asian="StarSymbol" style:font-name-complex="StarSymbol" fo:font-size="9pt" style:font-size-asian="9pt" style:font-size-complex="9pt"/>
    </style:style>
    <style:style style:name="WW_CharLFO32LVL5" style:family="text">
      <style:text-properties style:font-name="StarSymbol" style:font-name-asian="StarSymbol" style:font-name-complex="StarSymbol" fo:font-size="9pt" style:font-size-asian="9pt" style:font-size-complex="9pt"/>
    </style:style>
    <style:style style:name="WW_CharLFO32LVL6" style:family="text">
      <style:text-properties style:font-name="StarSymbol" style:font-name-asian="StarSymbol" style:font-name-complex="StarSymbol" fo:font-size="9pt" style:font-size-asian="9pt" style:font-size-complex="9pt"/>
    </style:style>
    <style:style style:name="WW_CharLFO32LVL7" style:family="text">
      <style:text-properties style:font-name="StarSymbol" style:font-name-asian="StarSymbol" style:font-name-complex="StarSymbol" fo:font-size="9pt" style:font-size-asian="9pt" style:font-size-complex="9pt"/>
    </style:style>
    <style:style style:name="WW_CharLFO32LVL8" style:family="text">
      <style:text-properties style:font-name="StarSymbol" style:font-name-asian="StarSymbol" style:font-name-complex="StarSymbol" fo:font-size="9pt" style:font-size-asian="9pt" style:font-size-complex="9pt"/>
    </style:style>
    <style:style style:name="WW_CharLFO32LVL9" style:family="text">
      <style:text-properties style:font-name="StarSymbol" style:font-name-asian="StarSymbol" style:font-name-complex="StarSymbol" fo:font-size="9pt" style:font-size-asian="9pt" style:font-size-complex="9pt"/>
    </style:style>
    <style:style style:name="WW_CharLFO33LVL1" style:family="text">
      <style:text-properties style:font-name="StarSymbol" style:font-name-asian="StarSymbol" style:font-name-complex="StarSymbol" fo:font-size="9pt" style:font-size-asian="9pt" style:font-size-complex="9pt"/>
    </style:style>
    <style:style style:name="WW_CharLFO33LVL2" style:family="text">
      <style:text-properties style:font-name="StarSymbol" style:font-name-asian="StarSymbol" style:font-name-complex="StarSymbol" fo:font-size="9pt" style:font-size-asian="9pt" style:font-size-complex="9pt"/>
    </style:style>
    <style:style style:name="WW_CharLFO33LVL3" style:family="text">
      <style:text-properties style:font-name="StarSymbol" style:font-name-asian="StarSymbol" style:font-name-complex="StarSymbol" fo:font-size="9pt" style:font-size-asian="9pt" style:font-size-complex="9pt"/>
    </style:style>
    <style:style style:name="WW_CharLFO33LVL4" style:family="text">
      <style:text-properties style:font-name="StarSymbol" style:font-name-asian="StarSymbol" style:font-name-complex="StarSymbol" fo:font-size="9pt" style:font-size-asian="9pt" style:font-size-complex="9pt"/>
    </style:style>
    <style:style style:name="WW_CharLFO33LVL5" style:family="text">
      <style:text-properties style:font-name="StarSymbol" style:font-name-asian="StarSymbol" style:font-name-complex="StarSymbol" fo:font-size="9pt" style:font-size-asian="9pt" style:font-size-complex="9pt"/>
    </style:style>
    <style:style style:name="WW_CharLFO33LVL6" style:family="text">
      <style:text-properties style:font-name="StarSymbol" style:font-name-asian="StarSymbol" style:font-name-complex="StarSymbol" fo:font-size="9pt" style:font-size-asian="9pt" style:font-size-complex="9pt"/>
    </style:style>
    <style:style style:name="WW_CharLFO33LVL7" style:family="text">
      <style:text-properties style:font-name="StarSymbol" style:font-name-asian="StarSymbol" style:font-name-complex="StarSymbol" fo:font-size="9pt" style:font-size-asian="9pt" style:font-size-complex="9pt"/>
    </style:style>
    <style:style style:name="WW_CharLFO33LVL8" style:family="text">
      <style:text-properties style:font-name="StarSymbol" style:font-name-asian="StarSymbol" style:font-name-complex="StarSymbol" fo:font-size="9pt" style:font-size-asian="9pt" style:font-size-complex="9pt"/>
    </style:style>
    <style:style style:name="WW_CharLFO33LVL9" style:family="text">
      <style:text-properties style:font-name="StarSymbol" style:font-name-asian="StarSymbol" style:font-name-complex="StarSymbol" fo:font-size="9pt" style:font-size-asian="9pt" style:font-size-complex="9pt"/>
    </style:style>
    <style:style style:name="WW_CharLFO34LVL1" style:family="text">
      <style:text-properties style:font-name="StarSymbol" style:font-name-asian="StarSymbol" style:font-name-complex="StarSymbol" fo:font-size="9pt" style:font-size-asian="9pt" style:font-size-complex="9pt"/>
    </style:style>
    <style:style style:name="WW_CharLFO34LVL2" style:family="text">
      <style:text-properties style:font-name="StarSymbol" style:font-name-asian="StarSymbol" style:font-name-complex="StarSymbol" fo:font-size="9pt" style:font-size-asian="9pt" style:font-size-complex="9pt"/>
    </style:style>
    <style:style style:name="WW_CharLFO34LVL3" style:family="text">
      <style:text-properties style:font-name="StarSymbol" style:font-name-asian="StarSymbol" style:font-name-complex="StarSymbol" fo:font-size="9pt" style:font-size-asian="9pt" style:font-size-complex="9pt"/>
    </style:style>
    <style:style style:name="WW_CharLFO34LVL4" style:family="text">
      <style:text-properties style:font-name="StarSymbol" style:font-name-asian="StarSymbol" style:font-name-complex="StarSymbol" fo:font-size="9pt" style:font-size-asian="9pt" style:font-size-complex="9pt"/>
    </style:style>
    <style:style style:name="WW_CharLFO34LVL5" style:family="text">
      <style:text-properties style:font-name="StarSymbol" style:font-name-asian="StarSymbol" style:font-name-complex="StarSymbol" fo:font-size="9pt" style:font-size-asian="9pt" style:font-size-complex="9pt"/>
    </style:style>
    <style:style style:name="WW_CharLFO34LVL6" style:family="text">
      <style:text-properties style:font-name="StarSymbol" style:font-name-asian="StarSymbol" style:font-name-complex="StarSymbol" fo:font-size="9pt" style:font-size-asian="9pt" style:font-size-complex="9pt"/>
    </style:style>
    <style:style style:name="WW_CharLFO34LVL7" style:family="text">
      <style:text-properties style:font-name="StarSymbol" style:font-name-asian="StarSymbol" style:font-name-complex="StarSymbol" fo:font-size="9pt" style:font-size-asian="9pt" style:font-size-complex="9pt"/>
    </style:style>
    <style:style style:name="WW_CharLFO34LVL8" style:family="text">
      <style:text-properties style:font-name="StarSymbol" style:font-name-asian="StarSymbol" style:font-name-complex="StarSymbol" fo:font-size="9pt" style:font-size-asian="9pt" style:font-size-complex="9pt"/>
    </style:style>
    <style:style style:name="WW_CharLFO34LVL9" style:family="text">
      <style:text-properties style:font-name="StarSymbol" style:font-name-asian="StarSymbol" style:font-name-complex="StarSymbol" fo:font-size="9pt" style:font-size-asian="9pt" style:font-size-complex="9pt"/>
    </style:style>
    <style:style style:name="WW_CharLFO35LVL1" style:family="text">
      <style:text-properties style:font-name="StarSymbol" style:font-name-asian="StarSymbol" style:font-name-complex="StarSymbol" fo:font-size="9pt" style:font-size-asian="9pt" style:font-size-complex="9pt"/>
    </style:style>
    <style:style style:name="WW_CharLFO35LVL2" style:family="text">
      <style:text-properties style:font-name="StarSymbol" style:font-name-asian="StarSymbol" style:font-name-complex="StarSymbol" fo:font-size="9pt" style:font-size-asian="9pt" style:font-size-complex="9pt"/>
    </style:style>
    <style:style style:name="WW_CharLFO35LVL3" style:family="text">
      <style:text-properties style:font-name="StarSymbol" style:font-name-asian="StarSymbol" style:font-name-complex="StarSymbol" fo:font-size="9pt" style:font-size-asian="9pt" style:font-size-complex="9pt"/>
    </style:style>
    <style:style style:name="WW_CharLFO35LVL4" style:family="text">
      <style:text-properties style:font-name="StarSymbol" style:font-name-asian="StarSymbol" style:font-name-complex="StarSymbol" fo:font-size="9pt" style:font-size-asian="9pt" style:font-size-complex="9pt"/>
    </style:style>
    <style:style style:name="WW_CharLFO35LVL5" style:family="text">
      <style:text-properties style:font-name="StarSymbol" style:font-name-asian="StarSymbol" style:font-name-complex="StarSymbol" fo:font-size="9pt" style:font-size-asian="9pt" style:font-size-complex="9pt"/>
    </style:style>
    <style:style style:name="WW_CharLFO35LVL6" style:family="text">
      <style:text-properties style:font-name="StarSymbol" style:font-name-asian="StarSymbol" style:font-name-complex="StarSymbol" fo:font-size="9pt" style:font-size-asian="9pt" style:font-size-complex="9pt"/>
    </style:style>
    <style:style style:name="WW_CharLFO35LVL7" style:family="text">
      <style:text-properties style:font-name="StarSymbol" style:font-name-asian="StarSymbol" style:font-name-complex="StarSymbol" fo:font-size="9pt" style:font-size-asian="9pt" style:font-size-complex="9pt"/>
    </style:style>
    <style:style style:name="WW_CharLFO35LVL8" style:family="text">
      <style:text-properties style:font-name="StarSymbol" style:font-name-asian="StarSymbol" style:font-name-complex="StarSymbol" fo:font-size="9pt" style:font-size-asian="9pt" style:font-size-complex="9pt"/>
    </style:style>
    <style:style style:name="WW_CharLFO35LVL9" style:family="text">
      <style:text-properties style:font-name="StarSymbol" style:font-name-asian="StarSymbol" style:font-name-complex="StarSymbol" fo:font-size="9pt" style:font-size-asian="9pt" style:font-size-complex="9pt"/>
    </styl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2" style:family="text">
      <style:text-properties style:font-name="Courier New"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number text:level="1" style:num-suffix="、" style:num-format="一, 十, 一百(繁), ...">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_1">
      <text:list-level-style-number text:level="1" text:style-name="WW_CharLFO5LVL1" style:num-suffix="、" style:num-format="一, 十, 一百(繁),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text:style-name="WW_CharLFO5LVL2" style:num-prefix="(" style:num-suffix=")" style:num-format="一, 十, 一百(繁), ...">
        <style:list-level-properties text:space-before="0.2951in" text:min-label-width="0.3937in" text:list-level-position-and-space-mode="label-alignment">
          <style:list-level-label-alignment text:label-followed-by="nothing" fo:margin-left="0.6888in" fo:text-indent="-0.3937in"/>
        </style:list-level-properties>
      </text:list-level-style-number>
      <text:list-level-style-number text:level="3" style:num-prefix="(" style:num-suffix=")" style:num-format="1">
        <style:list-level-properties text:space-before="0.5909in" text:min-label-width="0.3937in" text:list-level-position-and-space-mode="label-alignment">
          <style:list-level-label-alignment text:label-followed-by="nothing" fo:margin-left="0.9847in" fo:text-indent="-0.3937in"/>
        </style:list-level-properties>
      </text:list-level-style-number>
      <text:list-level-style-number text:level="4" style:num-suffix="、" style:num-format="一, 十, 一百(繁), ...">
        <style:list-level-properties text:space-before="0.8861in" text:min-label-width="0.4916in" text:list-level-position-and-space-mode="label-alignment">
          <style:list-level-label-alignment text:label-followed-by="nothing" fo:margin-left="1.3777in" fo:text-indent="-0.4916in"/>
        </style:list-level-properties>
      </text:list-level-style-number>
      <text:list-level-style-number text:level="5" text:style-name="WW_CharLFO5LVL5" style:num-prefix="（" style:num-suffix="）" style:num-format="一, 十, 一百(繁), ..." text:start-value="4">
        <style:list-level-properties text:space-before="1.1812in" text:min-label-width="0.3333in" text:list-level-position-and-space-mode="label-alignment">
          <style:list-level-label-alignment text:label-followed-by="listtab" fo:margin-left="1.5145in" fo:text-indent="-0.3333in"/>
        </style:list-level-properties>
      </text:list-level-style-number>
      <text:list-level-style-number text:level="6" style:num-suffix=")" style:num-format="1">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format="1">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format="a" style:num-letter-sync="true">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format="a" style:num-letter-sync="true">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6">
      <text:list-level-style-number text:level="1" text:style-name="WW_CharLFO6LVL1" style:num-prefix="(" style:num-suffix=")" style:num-format="一, 十, 一百(繁), ...">
        <style:list-level-properties text:space-before="0.1965in" text:min-label-width="0.3333in" text:list-level-position-and-space-mode="label-alignment">
          <style:list-level-label-alignment text:label-followed-by="listtab" fo:margin-left="0.529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1">
        <style:list-level-properties text:space-before="-0.0006in" text:min-label-width="0.3333in" text:list-level-position-and-space-mode="label-alignment">
          <style:list-level-label-alignment text:label-followed-by="listtab" fo:margin-left="0.3326in" fo:text-indent="-0.3333in"/>
        </style:list-level-properties>
      </text:list-level-style-number>
      <text:list-level-style-number text:level="2" style:num-suffix="、" style:num-format="甲, 乙, 丙, ...">
        <style:list-level-properties text:space-before="0.3326in" text:min-label-width="0.3333in" text:list-level-position-and-space-mode="label-alignment">
          <style:list-level-label-alignment text:label-followed-by="listtab" fo:margin-left="0.6659in" fo:text-indent="-0.3333in"/>
        </style:list-level-properties>
      </text:list-level-style-number>
      <text:list-level-style-number text:level="3" style:num-suffix="." style:num-format="i">
        <style:list-level-properties fo:text-align="end" text:space-before="0.6659in" text:min-label-width="0.3333in" text:list-level-position-and-space-mode="label-alignment">
          <style:list-level-label-alignment text:label-followed-by="listtab" fo:margin-left="0.9993in" fo:text-indent="-0.3333in"/>
        </style:list-level-properties>
      </text:list-level-style-number>
      <text:list-level-style-number text:level="4" style:num-suffix="." style:num-format="1">
        <style:list-level-properties text:space-before="0.9993in" text:min-label-width="0.3333in" text:list-level-position-and-space-mode="label-alignment">
          <style:list-level-label-alignment text:label-followed-by="listtab" fo:margin-left="1.3326in" fo:text-indent="-0.3333in"/>
        </style:list-level-properties>
      </text:list-level-style-number>
      <text:list-level-style-number text:level="5" style:num-suffix="、" style:num-format="甲, 乙, 丙, ...">
        <style:list-level-properties text:space-before="1.3326in" text:min-label-width="0.3333in" text:list-level-position-and-space-mode="label-alignment">
          <style:list-level-label-alignment text:label-followed-by="listtab" fo:margin-left="1.6659in" fo:text-indent="-0.3333in"/>
        </style:list-level-properties>
      </text:list-level-style-number>
      <text:list-level-style-number text:level="6" style:num-suffix="." style:num-format="i">
        <style:list-level-properties fo:text-align="end" text:space-before="1.6659in" text:min-label-width="0.3333in" text:list-level-position-and-space-mode="label-alignment">
          <style:list-level-label-alignment text:label-followed-by="listtab" fo:margin-left="1.9993in" fo:text-indent="-0.3333in"/>
        </style:list-level-properties>
      </text:list-level-style-number>
      <text:list-level-style-number text:level="7" style:num-suffix="." style:num-format="1">
        <style:list-level-properties text:space-before="1.9993in" text:min-label-width="0.3333in" text:list-level-position-and-space-mode="label-alignment">
          <style:list-level-label-alignment text:label-followed-by="listtab" fo:margin-left="2.3326in" fo:text-indent="-0.3333in"/>
        </style:list-level-properties>
      </text:list-level-style-number>
      <text:list-level-style-number text:level="8" style:num-suffix="、" style:num-format="甲, 乙, 丙, ...">
        <style:list-level-properties text:space-before="2.3326in" text:min-label-width="0.3333in" text:list-level-position-and-space-mode="label-alignment">
          <style:list-level-label-alignment text:label-followed-by="listtab" fo:margin-left="2.6659in" fo:text-indent="-0.3333in"/>
        </style:list-level-properties>
      </text:list-level-style-number>
      <text:list-level-style-number text:level="9" style:num-suffix="." style:num-format="i">
        <style:list-level-properties fo:text-align="end" text:space-before="2.6659in" text:min-label-width="0.3333in" text:list-level-position-and-space-mode="label-alignment">
          <style:list-level-label-alignment text:label-followed-by="listtab" fo:margin-left="2.9993in" fo:text-indent="-0.3333in"/>
        </style:list-level-properties>
      </text:list-level-style-number>
    </text:list-style>
    <text:list-style style:name="LFO8">
      <text:list-level-style-number text:level="1" text:style-name="WW_CharLFO8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9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prefix="附件" style:num-suffix="、" style:num-format="一, 十, 一百(繁), ...">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7">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8">
      <text:list-level-style-number text:level="1" text:style-name="WW_CharLFO18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9">
      <text:list-level-style-number text:level="1" text:style-name="WW_CharLFO19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0">
      <text:list-level-style-number text:level="1" text:style-name="WW_CharLFO20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1">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2">
      <text:list-level-style-number text:level="1" text:style-name="WW_CharLFO22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3">
      <text:list-level-style-number text:level="1" text:style-name="WW_CharLFO23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4">
      <text:list-level-style-number text:level="1" text:style-name="WW_CharLFO24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5">
      <text:list-level-style-number text:level="1" text:style-name="WW_CharLFO25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6">
      <text:list-level-style-number text:level="1" text:style-name="WW_CharLFO26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7">
      <text:list-level-style-number text:level="1" text:style-name="WW_CharLFO27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prefix="(" style:num-suffix=")" style:num-format="一, 十, 一百(繁), ...">
        <style:list-level-properties text:space-before="1.0104in" text:min-label-width="0.2708in" text:list-level-position-and-space-mode="label-alignment">
          <style:list-level-label-alignment text:label-followed-by="listtab" fo:margin-left="1.2812in" fo:text-indent="-0.2708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8">
      <text:list-level-style-number text:level="1" text:style-name="WW_CharLFO28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9">
      <text:list-level-style-number text:level="1" text:style-name="WW_CharLFO29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30">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bullet text:level="1" text:style-name="WW_CharLFO3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bullet text:level="1" text:style-name="WW_CharLFO3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6">
      <text:list-level-style-bullet text:level="1" text:style-name="WW_CharLFO3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5in" fo:margin-left="0.8861in" fo:margin-bottom="0.5in" fo:margin-right="0.8861in" style:num-format="1"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2" style:parent-style-name="頁尾" style:family="paragraph">
      <style:paragraph-properties fo:text-align="center"/>
      <style:text-properties style:font-name="標楷體" style:font-name-asian="標楷體"/>
    </style:style>
    <style:page-layout style:name="PL1">
      <style:page-layout-properties fo:page-width="8.2687in" fo:page-height="11.6944in" style:print-orientation="portrait" fo:margin-top="0.5in" fo:margin-left="0.8861in" fo:margin-bottom="0.5in" fo:margin-right="0.8861in" style:num-format="i"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104" style:parent-style-name="頁尾" style:family="paragraph">
      <style:paragraph-properties fo:text-align="center"/>
    </style:style>
    <style:style style:name="T105" style:parent-style-name="預設段落字型" style:family="text">
      <style:text-properties fo:language="zh" fo:country="TW"/>
    </style:style>
    <style:page-layout style:name="PL2">
      <style:page-layout-properties fo:page-width="8.2687in" fo:page-height="11.6944in" style:print-orientation="portrait" fo:margin-top="0.5in" fo:margin-left="0.8861in" fo:margin-bottom="0.5in" fo:margin-right="0.8861in" style:num-format="- 1 -, - 2 -, - 3 -, ..."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751" style:parent-style-name="頁尾" style:family="paragraph">
      <style:paragraph-properties fo:text-align="center"/>
    </style:style>
    <style:style style:name="T752" style:parent-style-name="預設段落字型" style:family="text">
      <style:text-properties fo:language="zh" fo:country="TW"/>
    </style:style>
    <style:page-layout style:name="PL3">
      <style:page-layout-properties fo:page-width="8.2687in" fo:page-height="11.6937in" style:print-orientation="portrait" fo:margin-top="0.5in" fo:margin-left="0.8902in" fo:margin-bottom="0.5in" fo:margin-right="0.8902in" style:num-format="1" style:writing-mode="lr-tb">
        <style:footnote-sep style:width="0.007in" style:rel-width="33%" style:color="#000000" style:line-style="solid" style:adjustment="left"/>
      </style:page-layout-properties>
      <style:header-style>
        <style:header-footer-properties style:dynamic-spacing="true" fo:min-height="0.3298in"/>
      </style:header-style>
      <style:footer-style>
        <style:header-footer-properties style:dynamic-spacing="true" fo:min-height="0.3298in"/>
      </style:footer-style>
    </style:page-layout>
    <style:style style:name="P3584" style:parent-style-name="頁尾" style:family="paragraph">
      <style:paragraph-properties fo:text-align="center"/>
    </style:style>
    <style:style style:name="T3585" style:parent-style-name="預設段落字型" style:family="text">
      <style:text-properties fo:language="zh" fo:country="TW"/>
    </style:style>
    <style:page-layout style:name="PL4">
      <style:page-layout-properties fo:page-width="8.2687in" fo:page-height="11.6937in" style:print-orientation="portrait" fo:margin-top="0.5in" fo:margin-left="0.8902in" fo:margin-bottom="0.5in" fo:margin-right="0.8902in" style:num-format="1" style:writing-mode="lr-tb">
        <style:footnote-sep style:width="0.007in" style:rel-width="33%" style:color="#000000" style:line-style="solid" style:adjustment="left"/>
      </style:page-layout-properties>
      <style:header-style>
        <style:header-footer-properties style:dynamic-spacing="true" fo:min-height="0.3298in"/>
      </style:header-style>
      <style:footer-style>
        <style:header-footer-properties style:dynamic-spacing="true" fo:min-height="0.3298in"/>
      </style:footer-style>
    </style:page-layout>
    <style:style style:name="P5737" style:parent-style-name="頁尾" style:family="paragraph">
      <style:paragraph-properties fo:text-align="center"/>
    </style:style>
    <style:style style:name="T5738" style:parent-style-name="預設段落字型" style:family="text">
      <style:text-properties fo:language="zh" fo:country="TW"/>
    </style:style>
    <style:page-layout style:name="PL5">
      <style:page-layout-properties fo:page-width="8.268in" fo:page-height="11.693in" style:print-orientation="portrait" fo:margin-top="0.5in" fo:margin-left="0.7875in" fo:margin-bottom="0.5in" fo:margin-right="0.7875in" style:num-format="1" style:writing-mode="lr-tb" style:layout-grid-mode="line" style:layout-grid-lines="37" style:layout-grid-base-width="0in">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817" style:parent-style-name="頁尾" style:family="paragraph">
      <style:paragraph-properties fo:text-align="center"/>
    </style:style>
    <style:style style:name="T5818" style:parent-style-name="預設段落字型" style:family="text">
      <style:text-properties fo:language="zh" fo:country="TW"/>
    </style:style>
  </office:automatic-styles>
  <office:master-styles>
    <style:master-page style:name="MP0" style:page-layout-name="PL0">
      <style:footer>
        <text:p text:style-name="P2"/>
      </style:footer>
    </style:master-page>
    <style:master-page style:name="MP1" style:page-layout-name="PL1">
      <style:footer>
        <text:p text:style-name="P104"><text:span text:style-name="T105"><text:page-number text:fixed="false">2</text:page-number></text:span></text:p>
      </style:footer>
    </style:master-page>
    <style:master-page style:name="MP2" style:page-layout-name="PL2">
      <style:footer>
        <text:p text:style-name="P751"><text:span text:style-name="T752"><text:page-number text:fixed="false">2</text:page-number></text:span></text:p>
      </style:footer>
    </style:master-page>
    <style:master-page style:name="MP3" style:page-layout-name="PL3">
      <style:header>
        <text:p text:style-name="內文"/>
      </style:header>
      <style:footer>
        <text:p text:style-name="P3584"><text:span text:style-name="T3585"><text:page-number text:fixed="false">2</text:page-number></text:span></text:p>
      </style:footer>
    </style:master-page>
    <style:master-page style:name="MP4" style:page-layout-name="PL4">
      <style:header>
        <text:p text:style-name="內文"/>
      </style:header>
      <style:footer>
        <text:p text:style-name="P5737"><text:span text:style-name="T5738"><text:page-number text:fixed="false">2</text:page-number></text:span></text:p>
      </style:footer>
    </style:master-page>
    <style:master-page style:name="MP5" style:page-layout-name="PL5">
      <style:header>
        <text:p text:style-name="內文"/>
      </style:header>
      <style:footer>
        <text:p text:style-name="P5817"><text:span text:style-name="T5818"><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信文 尹</meta:initial-creator>
    <dc:creator>Jeff shuo</dc:creator>
    <meta:creation-date>2025-12-10T07:39:00Z</meta:creation-date>
    <dc:date>2025-12-10T07:39:00Z</dc:date>
    <meta:template xlink:href="Normal.dotm" xlink:type="simple"/>
    <meta:editing-cycles>2</meta:editing-cycles>
    <meta:editing-duration>PT60S</meta:editing-duration>
    <meta:document-statistic meta:page-count="54" meta:paragraph-count="65" meta:word-count="4884" meta:character-count="32662" meta:row-count="232" meta:non-whitespace-character-count="27843"/>
  </office:meta>
</office:document-meta>
</file>